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39cm"/>
    </style:style>
    <style:style style:name="co3" style:family="table-column">
      <style:table-column-properties fo:break-before="auto" style:column-width="0.21cm"/>
    </style:style>
    <style:style style:name="co4" style:family="table-column">
      <style:table-column-properties fo:break-before="auto" style:column-width="0.194cm"/>
    </style:style>
    <style:style style:name="co5" style:family="table-column">
      <style:table-column-properties fo:break-before="auto" style:column-width="0.161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0.831cm"/>
    </style:style>
    <style:style style:name="co9" style:family="table-column">
      <style:table-column-properties fo:break-before="auto" style:column-width="1.051cm"/>
    </style:style>
    <style:style style:name="co10" style:family="table-column">
      <style:table-column-properties fo:break-before="auto" style:column-width="0.684cm"/>
    </style:style>
    <style:style style:name="co11" style:family="table-column">
      <style:table-column-properties fo:break-before="auto" style:column-width="0.797cm"/>
    </style:style>
    <style:style style:name="co12" style:family="table-column">
      <style:table-column-properties fo:break-before="auto" style:column-width="0.813cm"/>
    </style:style>
    <style:style style:name="co13" style:family="table-column">
      <style:table-column-properties fo:break-before="auto" style:column-width="0.928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0.975cm"/>
    </style:style>
    <style:style style:name="co16" style:family="table-column">
      <style:table-column-properties fo:break-before="auto" style:column-width="1.704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1.559cm"/>
    </style:style>
    <style:style style:name="co19" style:family="table-column">
      <style:table-column-properties fo:break-before="auto" style:column-width="1.542cm"/>
    </style:style>
    <style:style style:name="co20" style:family="table-column">
      <style:table-column-properties fo:break-before="auto" style:column-width="1.672cm"/>
    </style:style>
    <style:style style:name="co21" style:family="table-column">
      <style:table-column-properties fo:break-before="auto" style:column-width="1.591cm"/>
    </style:style>
    <style:style style:name="co22" style:family="table-column">
      <style:table-column-properties fo:break-before="auto" style:column-width="1.979cm"/>
    </style:style>
    <style:style style:name="co23" style:family="table-column">
      <style:table-column-properties fo:break-before="auto" style:column-width="1.931cm"/>
    </style:style>
    <style:style style:name="co24" style:family="table-column">
      <style:table-column-properties fo:break-before="auto" style:column-width="2.06cm"/>
    </style:style>
    <style:style style:name="co25" style:family="table-column">
      <style:table-column-properties fo:break-before="auto" style:column-width="2.11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a6" fo:border="0.06pt solid #000000"/>
      <style:text-properties style:use-window-font-color="true"/>
    </style:style>
    <style:style style:name="ce6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fo:border="0.06pt solid #000000"/>
      <style:text-properties style:use-window-font-color="true"/>
    </style:style>
    <style:style style:name="ce8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aa95" fo:border="0.06pt solid #000000"/>
      <style:text-properties style:use-window-font-color="true"/>
    </style:style>
    <style:style style:name="ce10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819e" fo:border="0.06pt solid #000000"/>
      <style:text-properties style:use-window-font-color="true"/>
    </style:style>
    <style:style style:name="ce14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 fo:border="0.06pt solid #000000"/>
      <style:text-properties style:use-window-font-color="true"/>
    </style:style>
    <style:style style:name="ce16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fd095" fo:border="0.06pt solid #000000"/>
      <style:text-properties style:use-window-font-color="true"/>
    </style:style>
    <style:style style:name="ce55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19" style:apply-style-name="Accent" style:base-cell-address="Sheet1.I1"/>
      <style:map style:condition="cell-content()&gt;19" style:apply-style-name="Accent" style:base-cell-address="Sheet1.I1"/>
    </style:style>
    <style:style style:name="ce56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I3"/>
    </style:style>
    <style:style style:name="ce57" style:family="table-cell" style:parent-style-name="Default">
      <style:table-cell-properties fo:background-color="#ffffa6" fo:border="0.06pt solid #000000"/>
      <style:text-properties style:use-window-font-color="true"/>
      <style:map style:condition="cell-content()&lt;-19" style:apply-style-name="Accent" style:base-cell-address="Sheet1.I1"/>
      <style:map style:condition="cell-content()&gt;19" style:apply-style-name="Accent" style:base-cell-address="Sheet1.I1"/>
    </style:style>
    <style:style style:name="ce29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30" style:family="table-cell" style:parent-style-name="Default">
      <style:table-cell-properties fo:background-color="#ffe994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0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1" style:family="table-cell" style:parent-style-name="Default">
      <style:table-cell-properties fo:background-color="#ffaa95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2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3" style:family="table-cell" style:parent-style-name="Default">
      <style:table-cell-properties fo:background-color="#bf819e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4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5" style:family="table-cell" style:parent-style-name="Default">
      <style:table-cell-properties fo:background-color="#729fcf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6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7" style:family="table-cell" style:parent-style-name="Default">
      <style:table-cell-properties fo:background-color="#afd095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bf819e" fo:border="0.06pt solid #000000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1" style:family="table-cell" style:parent-style-name="Default">
      <style:table-cell-properties fo:background-color="#ffe994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fo:background-color="#ffaa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5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6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5"/>
        <table:table-column table:style-name="co4" table:default-cell-style-name="ce7"/>
        <table:table-column table:style-name="co4" table:default-cell-style-name="ce9"/>
        <table:table-column table:style-name="co5" table:default-cell-style-name="ce13"/>
        <table:table-column table:style-name="co5" table:default-cell-style-name="ce15"/>
        <table:table-column table:style-name="co5" table:default-cell-style-name="ce22"/>
        <table:table-column table:style-name="co6" table:default-cell-style-name="ce57"/>
        <table:table-column table:style-name="co7" table:default-cell-style-name="ce30"/>
        <table:table-column table:style-name="co7" table:default-cell-style-name="ce61"/>
        <table:table-column table:style-name="co7" table:default-cell-style-name="ce63"/>
        <table:table-column table:style-name="co7" table:default-cell-style-name="ce65"/>
        <table:table-column table:style-name="co7" table:default-cell-style-name="ce67"/>
        <table:table-column table:style-name="co7" table:default-cell-style-name="ce5"/>
        <table:table-column table:style-name="co7" table:default-cell-style-name="ce7"/>
        <table:table-column table:style-name="co7" table:default-cell-style-name="ce9"/>
        <table:table-column table:style-name="co7" table:default-cell-style-name="ce13"/>
        <table:table-column table:style-name="co7" table:default-cell-style-name="ce15"/>
        <table:table-column table:style-name="co7" table:default-cell-style-name="ce22"/>
        <table:table-column table:style-name="co8" table:default-cell-style-name="ce12"/>
        <table:table-column table:style-name="co7" table:default-cell-style-name="ce12"/>
        <table:table-column table:style-name="co7" table:default-cell-style-name="ce5"/>
        <table:table-column table:style-name="co7" table:default-cell-style-name="ce7"/>
        <table:table-column table:style-name="co7" table:default-cell-style-name="ce23"/>
        <table:table-column table:style-name="co7" table:default-cell-style-name="ce22"/>
        <table:table-column table:style-name="co7" table:default-cell-style-name="ce9"/>
        <table:table-column table:style-name="co7" table:default-cell-style-name="ce15"/>
        <table:table-column table:style-name="co7" table:default-cell-style-name="ce13"/>
        <table:table-column table:style-name="co9" table:default-cell-style-name="ce12"/>
        <table:table-column table:style-name="co7" table:number-columns-repeated="2" table:default-cell-style-name="ce12"/>
        <table:table-column table:style-name="co10" table:default-cell-style-name="ce12"/>
        <table:table-column table:style-name="co11" table:default-cell-style-name="ce5"/>
        <table:table-column table:style-name="co12" table:default-cell-style-name="ce7"/>
        <table:table-column table:style-name="co11" table:default-cell-style-name="ce23"/>
        <table:table-column table:style-name="co13" table:default-cell-style-name="ce22"/>
        <table:table-column table:style-name="co14" table:default-cell-style-name="ce9"/>
        <table:table-column table:style-name="co13" table:default-cell-style-name="ce15"/>
        <table:table-column table:style-name="co15" table:default-cell-style-name="ce13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0" table:default-cell-style-name="ce12"/>
        <table:table-column table:style-name="co22" table:default-cell-style-name="ce12"/>
        <table:table-column table:style-name="co1" table:number-columns-repeated="2" table:default-cell-style-name="ce12"/>
        <table:table-column table:style-name="co23" table:number-columns-repeated="3" table:default-cell-style-name="ce12"/>
        <table:table-column table:style-name="co24" table:default-cell-style-name="ce12"/>
        <table:table-column table:style-name="co22" table:default-cell-style-name="ce12"/>
        <table:table-column table:style-name="co24" table:default-cell-style-name="ce12"/>
        <table:table-column table:style-name="co25" table:default-cell-style-name="ce12"/>
        <table:table-column table:style-name="co1" table:number-columns-repeated="963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55" office:value-type="string" calcext:value-type="string">
            <text:p>HP ADJ</text:p>
          </table:table-cell>
          <table:table-cell table:style-name="ce29" office:value-type="string" calcext:value-type="string">
            <text:p>ATK</text:p>
          </table:table-cell>
          <table:table-cell table:style-name="ce60" office:value-type="string" calcext:value-type="string">
            <text:p>DEF</text:p>
          </table:table-cell>
          <table:table-cell table:style-name="ce62" office:value-type="string" calcext:value-type="string">
            <text:p>SpA</text:p>
          </table:table-cell>
          <table:table-cell table:style-name="ce64" office:value-type="string" calcext:value-type="string">
            <text:p>SpD</text:p>
          </table:table-cell>
          <table:table-cell table:style-name="ce66" office:value-type="string" calcext:value-type="string">
            <text:p>Spd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G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R191]^[.$AC$2])/([.$AF191]^2);[.$AD$2]))*([.$V191]+[.$Y$2]))*5;0)" office:value-type="float" office:value="105" calcext:value-type="float">
            <text:p>105</text:p>
          </table:table-cell>
          <table:table-cell table:number-columns-repeated="960"/>
        </table:table-row>
        <table:table-row table:style-name="ro2">
          <table:table-cell table:number-columns-repeated="2"/>
          <table:table-cell table:style-name="ce4" office:value-type="string" calcext:value-type="string">
            <text:p>Original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 office:value-type="string" calcext:value-type="string">
            <text:p>Adjustment</text:p>
          </table:table-cell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string" calcext:value-type="string" table:number-columns-spanned="3" table:number-rows-spanned="1">
            <text:p>Modified stats</text:p>
          </table:table-cell>
          <table:covered-table-cell table:style-name="ce6"/>
          <table:covered-table-cell table:style-name="ce8"/>
          <table:table-cell table:style-name="ce10"/>
          <table:table-cell table:style-name="ce14"/>
          <table:table-cell table:style-name="ce1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S2]; [.AQ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45" calcext:value-type="float">
            <text:p>45</text:p>
          </table:table-cell>
          <table:table-cell table:style-name="ce56" table:formula="of:=[.O3]-[.C3]" office:value-type="float" office:value="5" calcext:value-type="float">
            <text:p>5</text:p>
          </table:table-cell>
          <table:table-cell table:style-name="ce29" table:formula="of:=[.P3]-[.D3]" office:value-type="float" office:value="2" calcext:value-type="float">
            <text:p>2</text:p>
          </table:table-cell>
          <table:table-cell table:style-name="ce60" table:formula="of:=[.Q3]-[.E3]" office:value-type="float" office:value="5" calcext:value-type="float">
            <text:p>5</text:p>
          </table:table-cell>
          <table:table-cell table:style-name="ce62" table:formula="of:=[.R3]-[.F3]" office:value-type="float" office:value="0" calcext:value-type="float">
            <text:p>0</text:p>
          </table:table-cell>
          <table:table-cell table:style-name="ce64" table:formula="of:=[.S3]-[.G3]" office:value-type="float" office:value="-5" calcext:value-type="float">
            <text:p>-5</text:p>
          </table:table-cell>
          <table:table-cell table:style-name="ce66" table:formula="of:=[.T3]-[.H3]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54" calcext:value-type="float">
            <text:p>5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O3:.T3])" office:value-type="float" office:value="335" calcext:value-type="float">
            <text:p>335</text:p>
          </table:table-cell>
          <table:table-cell table:style-name="ce11" table:formula="of:=ROUND((([.U3]/[.$AE$1])*MAX([.U3]/420; 1.2));2)" office:value-type="float" office:value="4.47" calcext:value-type="float">
            <text:p>4.47</text:p>
          </table:table-cell>
          <table:table-cell table:style-name="ce4" table:formula="of:=IFERROR((ROUND((((MIN(([.$O3]^2)/([.$AF3]^2);[.$AD$2])))*[.$V3]*0.8)+([.$O3]/10))*5)+10; 0)" office:value-type="float" office:value="50" calcext:value-type="float">
            <text:p>50</text:p>
          </table:table-cell>
          <table:table-cell table:style-name="ce6" table:formula="of:=IFERROR(ROUND((AVERAGE(MIN(([.$P3]^[.$X$2])/([.$AF3]^2);[.$AD$2]); MIN([.P3]/[.$AA$2]; [.$Z$2])))*([.$V3]+[.$Y$2]))*5;0)" office:value-type="float" office:value="30" calcext:value-type="float">
            <text:p>30</text:p>
          </table:table-cell>
          <table:table-cell table:style-name="ce24" table:formula="of:=IFERROR(ROUND((MIN(([.$P3]+[.$S3]+[.$U3])/8/[.$AF3];[.$AD$2]))*([.$V3]+3))*5;0)" office:value-type="float" office:value="40" calcext:value-type="float">
            <text:p>40</text:p>
          </table:table-cell>
          <table:table-cell table:style-name="ce16" table:formula="of:=IFERROR(ROUND(((MIN(([.$T3]^2)/([.$AF3]^2);[.$AD$2]))*([.$V3]+3)*[.$AF$2]))*5;0)" office:value-type="float" office:value="25" calcext:value-type="float">
            <text:p>25</text:p>
          </table:table-cell>
          <table:table-cell table:style-name="ce8" table:formula="of:=IFERROR(ROUND((AVERAGE(MIN(([.$Q3]^2)/([.$AF3]^2);[.$AD$2]);MIN([.Q3]/[.$AB$2]; [.$Z$2]))*([.$V3]+3)*[.$AF$2]))*5;0)" office:value-type="float" office:value="30" calcext:value-type="float">
            <text:p>30</text:p>
          </table:table-cell>
          <table:table-cell table:style-name="ce14" table:formula="of:=IFERROR(ROUND((AVERAGE(MIN(([.$S3]^2)/([.$AF3]^2);[.$AD$2]);MIN([.S3]/[.$AB$2]; [.$Z$2]))*([.$V3]+3)*[.$AF$2]))*5;0)" office:value-type="float" office:value="35" calcext:value-type="float">
            <text:p>35</text:p>
          </table:table-cell>
          <table:table-cell table:style-name="ce10" table:formula="of:=IFERROR(ROUND((AVERAGE(MIN(([.$R3]^[.$AC$2])/([.$AF3]^2);[.$AD$2]); MIN([.R3]/[.$AA$2]; [.$Z$2])))*([.$V3]+[.$Y$2]))*5;0)" office:value-type="float" office:value="35" calcext:value-type="float">
            <text:p>35</text:p>
          </table:table-cell>
          <table:table-cell table:style-name="ce11" table:formula="of:=ROUND(AVERAGE([.W3:.AC3]))" office:value-type="float" office:value="35" calcext:value-type="float">
            <text:p>35</text:p>
          </table:table-cell>
          <table:table-cell table:style-name="ce11" table:formula="of:=ROUND((([.U3]/[.$AE$1])*MAX([.U3]/350;0.8));2)" office:value-type="float" office:value="3.56" calcext:value-type="float">
            <text:p>3.56</text:p>
          </table:table-cell>
          <table:table-cell table:style-name="ce11" table:formula="of:=ROUND([.U3]/6;2)" office:value-type="float" office:value="55.83" calcext:value-type="float">
            <text:p>55.83</text:p>
          </table:table-cell>
          <table:table-cell table:style-name="ce18" table:formula="of:=ROUND(MIN(([.P3]/10); 60);0)*5" office:value-type="float" office:value="30" calcext:value-type="float">
            <text:p>30</text:p>
          </table:table-cell>
          <table:table-cell table:style-name="ce40" table:formula="of:=IFERROR(ROUND((((MIN(([.$O3]^2)/([.$AF3]^2);[.$AE$2])))*[.$AE3]*0.8)+([.O3]/10))+10;10)" office:value-type="float" office:value="17" calcext:value-type="float">
            <text:p>17</text:p>
          </table:table-cell>
          <table:table-cell table:style-name="ce41" table:formula="of:=IFERROR(ROUND(((MIN(([.$P3]^2)/([.$AF3]^2);[.$AE$2])))*[.$AE3]);0)" office:value-type="float" office:value="4" calcext:value-type="float">
            <text:p>4</text:p>
          </table:table-cell>
          <table:table-cell table:style-name="ce42" table:formula="of:=IFERROR(ROUND(MIN(([.P3]+[.S3]+[.U3])/8/[.$AF3];[.$AE$2])^2*[.$AE3]);0)" office:value-type="float" office:value="4" calcext:value-type="float">
            <text:p>4</text:p>
          </table:table-cell>
          <table:table-cell table:style-name="ce43" table:formula="of:=IFERROR(ROUND(((MIN(([.T3]^2)/([.$AF3]^2);[.$AE$2])))*[.$AE3]*[.$AF$1]);0)" office:value-type="float" office:value="2" calcext:value-type="float">
            <text:p>2</text:p>
          </table:table-cell>
          <table:table-cell table:style-name="ce44" table:formula="of:=IFERROR(ROUND(((MIN(([.Q3]^2)/([.$AF3]^2);[.$AE$2])))*[.$AE3]*[.$AF$1]);0)" office:value-type="float" office:value="2" calcext:value-type="float">
            <text:p>2</text:p>
          </table:table-cell>
          <table:table-cell table:style-name="ce45" table:formula="of:=IFERROR(ROUND(((MIN(([.S3]^2)/([.$AF3]^2);[.$AE$2])))*[.$AE3]*[.$AF$1]);0)" office:value-type="float" office:value="3" calcext:value-type="float">
            <text:p>3</text:p>
          </table:table-cell>
          <table:table-cell table:style-name="ce46" table:formula="of:=IFERROR(ROUND(((MIN(([.R3]^2)/([.$AF3]^2);[.$AE$2]))*[.$AE3]));0)" office:value-type="float" office:value="5" calcext:value-type="float">
            <text:p>5</text:p>
          </table:table-cell>
          <table:table-cell table:formula="of:=ROUND(AVERAGE([.AI3:.AN3]);2)" office:value-type="float" office:value="3.33" calcext:value-type="float">
            <text:p>3.33</text:p>
          </table:table-cell>
          <table:table-cell table:style-name="ce11" table:formula="of:=IFERROR(MIN(MAX((ROUND(AVERAGE((((MIN(([.$O3]^[.$AO$2])/([.$AF3]^[.$AO$2]);[.$AQ$2])))*[.$V3]*0.8)+([.$O3]/10);([.O3]/8));0)*5)+10; 30); 99); 0)" office:value-type="float" office:value="45" calcext:value-type="float">
            <text:p>45</text:p>
          </table:table-cell>
          <table:table-cell table:style-name="ce11" table:formula="of:=IFERROR(MIN(MAX(ROUND(AVERAGE((MIN(([.$P3]^[.$X$2])/([.$AF3]^[.$AO$2]);[.$AQ$2]))*([.$V3]+[.$AR$2]);([.P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]+[.$S3]+[.$U3])/8/[.$AF3];[.$AQ$2]))*([.$V3]+3)*[.$AS$2];([.U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]^2)/([.$AF3]^[.$AO$2]);[.$AQ$2]))*([.$V3]+3)*[.$AS$2]);([.T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]^[.$AO$2])/([.$AF3]^[.$AO$2]);[.$AQ$2]))*([.$V3]+3)*[.$AS$2]);([.Q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]^[.$AO$2])/([.$AF3]^[.$AO$2]);[.$AQ$2]))*([.$V3]+3)*[.$AS$2]);([.S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]^[.$AC$2])/([.$AF3]^[.$AO$2]);[.$AQ$2]))*([.$V3]+[.$AR$2]);([.R3]/10));0)*5; [.$AU$2]); [.$AT$2]);0)" office:value-type="float" office:value="35" calcext:value-type="float">
            <text:p>35</text:p>
          </table:table-cell>
          <table:table-cell table:formula="of:=ROUND(AVERAGE([.AP3:.AV3]);2)" office:value-type="float" office:value="32.86" calcext:value-type="float">
            <text:p>32.86</text:p>
          </table:table-cell>
          <table:table-cell/>
          <table:table-cell table:formula="of:=MIN(MAX([.AH3]-[.AH2];0);[.$BF$2])" office:value-type="float" office:value="17" calcext:value-type="float">
            <text:p>17</text:p>
          </table:table-cell>
          <table:table-cell table:formula="of:=MIN(MAX([.AI3]-[.AI2];0);[.$BF$2])" office:value-type="float" office:value="4" calcext:value-type="float">
            <text:p>4</text:p>
          </table:table-cell>
          <table:table-cell table:formula="of:=MIN(MAX([.AJ3]-[.AJ2];0);[.$BF$2])" office:value-type="float" office:value="4" calcext:value-type="float">
            <text:p>4</text:p>
          </table:table-cell>
          <table:table-cell table:formula="of:=MIN(MAX([.AK3]-[.AK2];0);[.$BF$2])" office:value-type="float" office:value="2" calcext:value-type="float">
            <text:p>2</text:p>
          </table:table-cell>
          <table:table-cell table:formula="of:=MIN(MAX([.AL3]-[.AL2];0);[.$BF$2])" office:value-type="float" office:value="2" calcext:value-type="float">
            <text:p>2</text:p>
          </table:table-cell>
          <table:table-cell table:formula="of:=MIN(MAX([.AM3]-[.AM2];0);[.$BF$2])" office:value-type="float" office:value="3" calcext:value-type="float">
            <text:p>3</text:p>
          </table:table-cell>
          <table:table-cell table:formula="of:=MIN(MAX([.AN3]-[.AN2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4]-[.C4]" office:value-type="float" office:value="5" calcext:value-type="float">
            <text:p>5</text:p>
          </table:table-cell>
          <table:table-cell table:style-name="ce29" table:formula="of:=[.P4]-[.D4]" office:value-type="float" office:value="13" calcext:value-type="float">
            <text:p>13</text:p>
          </table:table-cell>
          <table:table-cell table:style-name="ce60" table:formula="of:=[.Q4]-[.E4]" office:value-type="float" office:value="-3" calcext:value-type="float">
            <text:p>-3</text:p>
          </table:table-cell>
          <table:table-cell table:style-name="ce62" table:formula="of:=[.R4]-[.F4]" office:value-type="float" office:value="10" calcext:value-type="float">
            <text:p>10</text:p>
          </table:table-cell>
          <table:table-cell table:style-name="ce64" table:formula="of:=[.S4]-[.G4]" office:value-type="float" office:value="0" calcext:value-type="float">
            <text:p>0</text:p>
          </table:table-cell>
          <table:table-cell table:style-name="ce66" table:formula="of:=[.T4]-[.H4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:.T4])" office:value-type="float" office:value="435" calcext:value-type="float">
            <text:p>435</text:p>
          </table:table-cell>
          <table:table-cell table:style-name="ce11" table:formula="of:=ROUND((([.U4]/[.$AE$1])*MAX([.U4]/420; 1.2));2)" office:value-type="float" office:value="5.8" calcext:value-type="float">
            <text:p>5.8</text:p>
          </table:table-cell>
          <table:table-cell table:style-name="ce4" table:formula="of:=IFERROR((ROUND((((MIN(([.$O4]^2)/([.$AF4]^2);[.$AD$2])))*[.$V4]*0.8)+([.O4]/10))*5)+10; 0)" office:value-type="float" office:value="60" calcext:value-type="float">
            <text:p>60</text:p>
          </table:table-cell>
          <table:table-cell table:style-name="ce6" table:formula="of:=IFERROR(ROUND((AVERAGE(MIN(([.$P4]^[.$X$2])/([.$AF4]^2);[.$AD$2]); MIN([.P4]/[.$AA$2]; [.$Z$2])))*([.$V4]+[.$Y$2]))*5;0)" office:value-type="float" office:value="40" calcext:value-type="float">
            <text:p>40</text:p>
          </table:table-cell>
          <table:table-cell table:style-name="ce24" table:formula="of:=IFERROR(ROUND((MIN(([.$P4]+[.$S4]+[.$U4])/8/[.$AF4];[.$AD$2]))*([.$V4]+3))*5;0)" office:value-type="float" office:value="45" calcext:value-type="float">
            <text:p>45</text:p>
          </table:table-cell>
          <table:table-cell table:style-name="ce16" table:formula="of:=IFERROR(ROUND(((MIN(([.$T4]^2)/([.$AF4]^2);[.$AD$2]))*([.$V4]+3)*[.$AF$2]))*5;0)" office:value-type="float" office:value="30" calcext:value-type="float">
            <text:p>30</text:p>
          </table:table-cell>
          <table:table-cell table:style-name="ce8" table:formula="of:=IFERROR(ROUND((AVERAGE(MIN(([.$Q4]^2)/([.$AF4]^2);[.$AD$2]);MIN([.Q4]/[.$AB$2]; [.$Z$2]))*([.$V4]+3)*[.$AF$2]))*5;0)" office:value-type="float" office:value="35" calcext:value-type="float">
            <text:p>35</text:p>
          </table:table-cell>
          <table:table-cell table:style-name="ce14" table:formula="of:=IFERROR(ROUND((AVERAGE(MIN(([.$S4]^2)/([.$AF4]^2);[.$AD$2]);MIN([.S4]/[.$AB$2]; [.$Z$2]))*([.$V4]+3)*[.$AF$2]))*5;0)" office:value-type="float" office:value="55" calcext:value-type="float">
            <text:p>55</text:p>
          </table:table-cell>
          <table:table-cell table:style-name="ce10" table:formula="of:=IFERROR(ROUND((AVERAGE(MIN(([.$R4]^[.$AC$2])/([.$AF4]^2);[.$AD$2]); MIN([.R4]/[.$AA$2]; [.$Z$2])))*([.$V4]+[.$Y$2]))*5;0)" office:value-type="float" office:value="55" calcext:value-type="float">
            <text:p>55</text:p>
          </table:table-cell>
          <table:table-cell table:style-name="ce11" table:formula="of:=ROUND(AVERAGE([.W4:.AC4]))" office:value-type="float" office:value="46" calcext:value-type="float">
            <text:p>46</text:p>
          </table:table-cell>
          <table:table-cell table:style-name="ce11" table:formula="of:=ROUND((([.U4]/[.$AE$1])*MAX([.U4]/350;0.8));2)" office:value-type="float" office:value="6.01" calcext:value-type="float">
            <text:p>6.01</text:p>
          </table:table-cell>
          <table:table-cell table:style-name="ce11" table:formula="of:=ROUND([.U4]/6;2)" office:value-type="float" office:value="72.5" calcext:value-type="float">
            <text:p>72.5</text:p>
          </table:table-cell>
          <table:table-cell table:style-name="ce18" table:formula="of:=ROUND(MIN(([.P4]/10); 60);0)*5" office:value-type="float" office:value="40" calcext:value-type="float">
            <text:p>40</text:p>
          </table:table-cell>
          <table:table-cell table:style-name="ce40" table:formula="of:=IFERROR(ROUND((((MIN(([.$O4]^2)/([.$AF4]^2);[.$AE$2])))*[.$AE4]*0.8)+([.O4]/10))+10;10)" office:value-type="float" office:value="20" calcext:value-type="float">
            <text:p>20</text:p>
          </table:table-cell>
          <table:table-cell table:style-name="ce41" table:formula="of:=IFERROR(ROUND(((MIN(([.$P4]^2)/([.$AF4]^2);[.$AE$2])))*[.$AE4]);0)" office:value-type="float" office:value="6" calcext:value-type="float">
            <text:p>6</text:p>
          </table:table-cell>
          <table:table-cell table:style-name="ce42" table:formula="of:=IFERROR(ROUND(MIN(([.P4]+[.S4]+[.U4])/8/[.$AF4];[.$AE$2])^2*[.$AE4]);0)" office:value-type="float" office:value="6" calcext:value-type="float">
            <text:p>6</text:p>
          </table:table-cell>
          <table:table-cell table:style-name="ce43" table:formula="of:=IFERROR(ROUND(((MIN(([.T4]^2)/([.$AF4]^2);[.$AE$2])))*[.$AE4]*[.$AF$1]);0)" office:value-type="float" office:value="3" calcext:value-type="float">
            <text:p>3</text:p>
          </table:table-cell>
          <table:table-cell table:style-name="ce44" table:formula="of:=IFERROR(ROUND(((MIN(([.Q4]^2)/([.$AF4]^2);[.$AE$2])))*[.$AE4]*[.$AF$1]);0)" office:value-type="float" office:value="3" calcext:value-type="float">
            <text:p>3</text:p>
          </table:table-cell>
          <table:table-cell table:style-name="ce45" table:formula="of:=IFERROR(ROUND(((MIN(([.S4]^2)/([.$AF4]^2);[.$AE$2])))*[.$AE4]*[.$AF$1]);0)" office:value-type="float" office:value="5" calcext:value-type="float">
            <text:p>5</text:p>
          </table:table-cell>
          <table:table-cell table:style-name="ce46" table:formula="of:=IFERROR(ROUND(((MIN(([.R4]^2)/([.$AF4]^2);[.$AE$2]))*[.$AE4]));0)" office:value-type="float" office:value="9" calcext:value-type="float">
            <text:p>9</text:p>
          </table:table-cell>
          <table:table-cell table:formula="of:=ROUND(AVERAGE([.AI4:.AN4]);2)" office:value-type="float" office:value="5.33" calcext:value-type="float">
            <text:p>5.33</text:p>
          </table:table-cell>
          <table:table-cell table:style-name="ce11" table:formula="of:=IFERROR(MIN(MAX((ROUND(AVERAGE((((MIN(([.$O4]^[.$AO$2])/([.$AF4]^[.$AO$2]);[.$AQ$2])))*[.$V4]*0.8)+([.$O4]/10);([.O4]/8));0)*5)+10; 30); 99); 0)" office:value-type="float" office:value="55" calcext:value-type="float">
            <text:p>55</text:p>
          </table:table-cell>
          <table:table-cell table:style-name="ce11" table:formula="of:=IFERROR(MIN(MAX(ROUND(AVERAGE((MIN(([.$P4]^[.$X$2])/([.$AF4]^[.$AO$2]);[.$AQ$2]))*([.$V4]+[.$AR$2]);([.P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]+[.$S4]+[.$U4])/8/[.$AF4];[.$AQ$2]))*([.$V4]+3)*[.$AS$2];([.U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4]^2)/([.$AF4]^[.$AO$2]);[.$AQ$2]))*([.$V4]+3)*[.$AS$2]);([.T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]^[.$AO$2])/([.$AF4]^[.$AO$2]);[.$AQ$2]))*([.$V4]+3)*[.$AS$2]);([.Q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]^[.$AO$2])/([.$AF4]^[.$AO$2]);[.$AQ$2]))*([.$V4]+3)*[.$AS$2]);([.S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]^[.$AC$2])/([.$AF4]^[.$AO$2]);[.$AQ$2]))*([.$V4]+[.$AR$2]);([.R4]/10));0)*5; [.$AU$2]); [.$AT$2]);0)" office:value-type="float" office:value="45" calcext:value-type="float">
            <text:p>45</text:p>
          </table:table-cell>
          <table:table-cell table:formula="of:=ROUND(AVERAGE([.AP4:.AV4]);2)" office:value-type="float" office:value="40.71" calcext:value-type="float">
            <text:p>40.71</text:p>
          </table:table-cell>
          <table:table-cell/>
          <table:table-cell table:formula="of:=MIN(MAX([.AH4]-[.AH3];0);[.$BF$2])" office:value-type="float" office:value="3" calcext:value-type="float">
            <text:p>3</text:p>
          </table:table-cell>
          <table:table-cell table:formula="of:=MIN(MAX([.AI4]-[.AI3];0);[.$BF$2])" office:value-type="float" office:value="2" calcext:value-type="float">
            <text:p>2</text:p>
          </table:table-cell>
          <table:table-cell table:formula="of:=MIN(MAX([.AJ4]-[.AJ3];0);[.$BF$2])" office:value-type="float" office:value="2" calcext:value-type="float">
            <text:p>2</text:p>
          </table:table-cell>
          <table:table-cell table:formula="of:=MIN(MAX([.AK4]-[.AK3];0);[.$BF$2])" office:value-type="float" office:value="1" calcext:value-type="float">
            <text:p>1</text:p>
          </table:table-cell>
          <table:table-cell table:formula="of:=MIN(MAX([.AL4]-[.AL3];0);[.$BF$2])" office:value-type="float" office:value="1" calcext:value-type="float">
            <text:p>1</text:p>
          </table:table-cell>
          <table:table-cell table:formula="of:=MIN(MAX([.AM4]-[.AM3];0);[.$BF$2])" office:value-type="float" office:value="2" calcext:value-type="float">
            <text:p>2</text:p>
          </table:table-cell>
          <table:table-cell table:formula="of:=MIN(MAX([.AN4]-[.AN3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5]-[.C5]" office:value-type="float" office:value="0" calcext:value-type="float">
            <text:p>0</text:p>
          </table:table-cell>
          <table:table-cell table:style-name="ce29" table:formula="of:=[.P5]-[.D5]" office:value-type="float" office:value="3" calcext:value-type="float">
            <text:p>3</text:p>
          </table:table-cell>
          <table:table-cell table:style-name="ce60" table:formula="of:=[.Q5]-[.E5]" office:value-type="float" office:value="-3" calcext:value-type="float">
            <text:p>-3</text:p>
          </table:table-cell>
          <table:table-cell table:style-name="ce62" table:formula="of:=[.R5]-[.F5]" office:value-type="float" office:value="5" calcext:value-type="float">
            <text:p>5</text:p>
          </table:table-cell>
          <table:table-cell table:style-name="ce64" table:formula="of:=[.S5]-[.G5]" office:value-type="float" office:value="-5" calcext:value-type="float">
            <text:p>-5</text:p>
          </table:table-cell>
          <table:table-cell table:style-name="ce66" table:formula="of:=[.T5]-[.H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5:.T5])" office:value-type="float" office:value="525" calcext:value-type="float">
            <text:p>525</text:p>
          </table:table-cell>
          <table:table-cell table:style-name="ce11" table:formula="of:=ROUND((([.U5]/[.$AE$1])*MAX([.U5]/420; 1.2));2)" office:value-type="float" office:value="7.29" calcext:value-type="float">
            <text:p>7.29</text:p>
          </table:table-cell>
          <table:table-cell table:style-name="ce4" table:formula="of:=IFERROR((ROUND((((MIN(([.$O5]^2)/([.$AF5]^2);[.$AD$2])))*[.$V5]*0.8)+([.O5]/10))*5)+10; 0)" office:value-type="float" office:value="75" calcext:value-type="float">
            <text:p>75</text:p>
          </table:table-cell>
          <table:table-cell table:style-name="ce6" table:formula="of:=IFERROR(ROUND((AVERAGE(MIN(([.$P5]^[.$X$2])/([.$AF5]^2);[.$AD$2]); MIN([.P5]/[.$AA$2]; [.$Z$2])))*([.$V5]+[.$Y$2]))*5;0)" office:value-type="float" office:value="55" calcext:value-type="float">
            <text:p>55</text:p>
          </table:table-cell>
          <table:table-cell table:style-name="ce24" table:formula="of:=IFERROR(ROUND((MIN(([.$P5]+[.$S5]+[.$U5])/8/[.$AF5];[.$AD$2]))*([.$V5]+3))*5;0)" office:value-type="float" office:value="50" calcext:value-type="float">
            <text:p>50</text:p>
          </table:table-cell>
          <table:table-cell table:style-name="ce16" table:formula="of:=IFERROR(ROUND(((MIN(([.$T5]^2)/([.$AF5]^2);[.$AD$2]))*([.$V5]+3)*[.$AF$2]))*5;0)" office:value-type="float" office:value="35" calcext:value-type="float">
            <text:p>35</text:p>
          </table:table-cell>
          <table:table-cell table:style-name="ce8" table:formula="of:=IFERROR(ROUND((AVERAGE(MIN(([.$Q5]^2)/([.$AF5]^2);[.$AD$2]);MIN([.Q5]/[.$AB$2]; [.$Z$2]))*([.$V5]+3)*[.$AF$2]))*5;0)" office:value-type="float" office:value="55" calcext:value-type="float">
            <text:p>55</text:p>
          </table:table-cell>
          <table:table-cell table:style-name="ce14" table:formula="of:=IFERROR(ROUND((AVERAGE(MIN(([.$S5]^2)/([.$AF5]^2);[.$AD$2]);MIN([.S5]/[.$AB$2]; [.$Z$2]))*([.$V5]+3)*[.$AF$2]))*5;0)" office:value-type="float" office:value="65" calcext:value-type="float">
            <text:p>65</text:p>
          </table:table-cell>
          <table:table-cell table:style-name="ce10" table:formula="of:=IFERROR(ROUND((AVERAGE(MIN(([.$R5]^[.$AC$2])/([.$AF5]^2);[.$AD$2]); MIN([.R5]/[.$AA$2]; [.$Z$2])))*([.$V5]+[.$Y$2]))*5;0)" office:value-type="float" office:value="65" calcext:value-type="float">
            <text:p>65</text:p>
          </table:table-cell>
          <table:table-cell table:style-name="ce11" table:formula="of:=ROUND(AVERAGE([.W5:.AC5]))" office:value-type="float" office:value="57" calcext:value-type="float">
            <text:p>57</text:p>
          </table:table-cell>
          <table:table-cell table:style-name="ce11" table:formula="of:=ROUND((([.U5]/[.$AE$1])*MAX([.U5]/350;0.8));2)" office:value-type="float" office:value="8.75" calcext:value-type="float">
            <text:p>8.75</text:p>
          </table:table-cell>
          <table:table-cell table:style-name="ce11" table:formula="of:=ROUND([.U5]/6;2)" office:value-type="float" office:value="87.5" calcext:value-type="float">
            <text:p>87.5</text:p>
          </table:table-cell>
          <table:table-cell table:style-name="ce18" table:formula="of:=ROUND(MIN(([.P5]/10); 60);0)*5" office:value-type="float" office:value="45" calcext:value-type="float">
            <text:p>45</text:p>
          </table:table-cell>
          <table:table-cell table:style-name="ce40" table:formula="of:=IFERROR(ROUND((((MIN(([.$O5]^2)/([.$AF5]^2);[.$AE$2])))*[.$AE5]*0.8)+([.O5]/10))+10;10)" office:value-type="float" office:value="24" calcext:value-type="float">
            <text:p>24</text:p>
          </table:table-cell>
          <table:table-cell table:style-name="ce41" table:formula="of:=IFERROR(ROUND(((MIN(([.$P5]^2)/([.$AF5]^2);[.$AE$2])))*[.$AE5]);0)" office:value-type="float" office:value="8" calcext:value-type="float">
            <text:p>8</text:p>
          </table:table-cell>
          <table:table-cell table:style-name="ce42" table:formula="of:=IFERROR(ROUND(MIN(([.P5]+[.S5]+[.U5])/8/[.$AF5];[.$AE$2])^2*[.$AE5]);0)" office:value-type="float" office:value="9" calcext:value-type="float">
            <text:p>9</text:p>
          </table:table-cell>
          <table:table-cell table:style-name="ce43" table:formula="of:=IFERROR(ROUND(((MIN(([.T5]^2)/([.$AF5]^2);[.$AE$2])))*[.$AE5]*[.$AF$1]);0)" office:value-type="float" office:value="5" calcext:value-type="float">
            <text:p>5</text:p>
          </table:table-cell>
          <table:table-cell table:style-name="ce44" table:formula="of:=IFERROR(ROUND(((MIN(([.Q5]^2)/([.$AF5]^2);[.$AE$2])))*[.$AE5]*[.$AF$1]);0)" office:value-type="float" office:value="5" calcext:value-type="float">
            <text:p>5</text:p>
          </table:table-cell>
          <table:table-cell table:style-name="ce45" table:formula="of:=IFERROR(ROUND(((MIN(([.S5]^2)/([.$AF5]^2);[.$AE$2])))*[.$AE5]*[.$AF$1]);0)" office:value-type="float" office:value="7" calcext:value-type="float">
            <text:p>7</text:p>
          </table:table-cell>
          <table:table-cell table:style-name="ce46" table:formula="of:=IFERROR(ROUND(((MIN(([.R5]^2)/([.$AF5]^2);[.$AE$2]))*[.$AE5]));0)" office:value-type="float" office:value="13" calcext:value-type="float">
            <text:p>13</text:p>
          </table:table-cell>
          <table:table-cell table:formula="of:=ROUND(AVERAGE([.AI5:.AN5]);2)" office:value-type="float" office:value="7.83" calcext:value-type="float">
            <text:p>7.83</text:p>
          </table:table-cell>
          <table:table-cell table:style-name="ce11" table:formula="of:=IFERROR(MIN(MAX((ROUND(AVERAGE((((MIN(([.$O5]^[.$AO$2])/([.$AF5]^[.$AO$2]);[.$AQ$2])))*[.$V5]*0.8)+([.$O5]/10);([.O5]/8));0)*5)+10; 30); 99); 0)" office:value-type="float" office:value="65" calcext:value-type="float">
            <text:p>65</text:p>
          </table:table-cell>
          <table:table-cell table:style-name="ce11" table:formula="of:=IFERROR(MIN(MAX(ROUND(AVERAGE((MIN(([.$P5]^[.$X$2])/([.$AF5]^[.$AO$2]);[.$AQ$2]))*([.$V5]+[.$AR$2]);([.P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]+[.$S5]+[.$U5])/8/[.$AF5];[.$AQ$2]))*([.$V5]+3)*[.$AS$2];([.U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5]^2)/([.$AF5]^[.$AO$2]);[.$AQ$2]))*([.$V5]+3)*[.$AS$2]);([.T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]^[.$AO$2])/([.$AF5]^[.$AO$2]);[.$AQ$2]))*([.$V5]+3)*[.$AS$2]);([.Q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]^[.$AO$2])/([.$AF5]^[.$AO$2]);[.$AQ$2]))*([.$V5]+3)*[.$AS$2]);([.S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5]^[.$AC$2])/([.$AF5]^[.$AO$2]);[.$AQ$2]))*([.$V5]+[.$AR$2]);([.R5]/10));0)*5; [.$AU$2]); [.$AT$2]);0)" office:value-type="float" office:value="50" calcext:value-type="float">
            <text:p>50</text:p>
          </table:table-cell>
          <table:table-cell table:formula="of:=ROUND(AVERAGE([.AP5:.AV5]);2)" office:value-type="float" office:value="48.57" calcext:value-type="float">
            <text:p>48.57</text:p>
          </table:table-cell>
          <table:table-cell/>
          <table:table-cell table:formula="of:=MIN(MAX([.AH5]-[.AH4];0);[.$BF$2])" office:value-type="float" office:value="4" calcext:value-type="float">
            <text:p>4</text:p>
          </table:table-cell>
          <table:table-cell table:formula="of:=MIN(MAX([.AI5]-[.AI4];0);[.$BF$2])" office:value-type="float" office:value="2" calcext:value-type="float">
            <text:p>2</text:p>
          </table:table-cell>
          <table:table-cell table:formula="of:=MIN(MAX([.AJ5]-[.AJ4];0);[.$BF$2])" office:value-type="float" office:value="3" calcext:value-type="float">
            <text:p>3</text:p>
          </table:table-cell>
          <table:table-cell table:formula="of:=MIN(MAX([.AK5]-[.AK4];0);[.$BF$2])" office:value-type="float" office:value="2" calcext:value-type="float">
            <text:p>2</text:p>
          </table:table-cell>
          <table:table-cell table:formula="of:=MIN(MAX([.AL5]-[.AL4];0);[.$BF$2])" office:value-type="float" office:value="2" calcext:value-type="float">
            <text:p>2</text:p>
          </table:table-cell>
          <table:table-cell table:formula="of:=MIN(MAX([.AM5]-[.AM4];0);[.$BF$2])" office:value-type="float" office:value="2" calcext:value-type="float">
            <text:p>2</text:p>
          </table:table-cell>
          <table:table-cell table:formula="of:=MIN(MAX([.AN5]-[.AN4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6]-[.C6]" office:value-type="float" office:value="5" calcext:value-type="float">
            <text:p>5</text:p>
          </table:table-cell>
          <table:table-cell table:style-name="ce29" table:formula="of:=[.P6]-[.D6]" office:value-type="float" office:value="2" calcext:value-type="float">
            <text:p>2</text:p>
          </table:table-cell>
          <table:table-cell table:style-name="ce60" table:formula="of:=[.Q6]-[.E6]" office:value-type="float" office:value="0" calcext:value-type="float">
            <text:p>0</text:p>
          </table:table-cell>
          <table:table-cell table:style-name="ce62" table:formula="of:=[.R6]-[.F6]" office:value-type="float" office:value="18" calcext:value-type="float">
            <text:p>18</text:p>
          </table:table-cell>
          <table:table-cell table:style-name="ce64" table:formula="of:=[.S6]-[.G6]" office:value-type="float" office:value="-5" calcext:value-type="float">
            <text:p>-5</text:p>
          </table:table-cell>
          <table:table-cell table:style-name="ce66" table:formula="of:=[.T6]-[.H6]" office:value-type="float" office:value="0" calcext:value-type="float">
            <text:p>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:.T6])" office:value-type="float" office:value="329" calcext:value-type="float">
            <text:p>329</text:p>
          </table:table-cell>
          <table:table-cell table:style-name="ce11" table:formula="of:=ROUND((([.U6]/[.$AE$1])*MAX([.U6]/420; 1.2));2)" office:value-type="float" office:value="4.39" calcext:value-type="float">
            <text:p>4.39</text:p>
          </table:table-cell>
          <table:table-cell table:style-name="ce4" table:formula="of:=IFERROR((ROUND((((MIN(([.$O6]^2)/([.$AF6]^2);[.$AD$2])))*[.$V6]*0.8)+([.O6]/10))*5)+10; 0)" office:value-type="float" office:value="45" calcext:value-type="float">
            <text:p>45</text:p>
          </table:table-cell>
          <table:table-cell table:style-name="ce6" table:formula="of:=IFERROR(ROUND((AVERAGE(MIN(([.$P6]^[.$X$2])/([.$AF6]^2);[.$AD$2]); MIN([.P6]/[.$AA$2]; [.$Z$2])))*([.$V6]+[.$Y$2]))*5;0)" office:value-type="float" office:value="30" calcext:value-type="float">
            <text:p>30</text:p>
          </table:table-cell>
          <table:table-cell table:style-name="ce24" table:formula="of:=IFERROR(ROUND((MIN(([.$P6]+[.$S6]+[.$U6])/8/[.$AF6];[.$AD$2]))*([.$V6]+3))*5;0)" office:value-type="float" office:value="35" calcext:value-type="float">
            <text:p>35</text:p>
          </table:table-cell>
          <table:table-cell table:style-name="ce16" table:formula="of:=IFERROR(ROUND(((MIN(([.$T6]^2)/([.$AF6]^2);[.$AD$2]))*([.$V6]+3)*[.$AF$2]))*5;0)" office:value-type="float" office:value="40" calcext:value-type="float">
            <text:p>40</text:p>
          </table:table-cell>
          <table:table-cell table:style-name="ce8" table:formula="of:=IFERROR(ROUND((AVERAGE(MIN(([.$Q6]^2)/([.$AF6]^2);[.$AD$2]);MIN([.Q6]/[.$AB$2]; [.$Z$2]))*([.$V6]+3)*[.$AF$2]))*5;0)" office:value-type="float" office:value="25" calcext:value-type="float">
            <text:p>25</text:p>
          </table:table-cell>
          <table:table-cell table:style-name="ce14" table:formula="of:=IFERROR(ROUND((AVERAGE(MIN(([.$S6]^2)/([.$AF6]^2);[.$AD$2]);MIN([.S6]/[.$AB$2]; [.$Z$2]))*([.$V6]+3)*[.$AF$2]))*5;0)" office:value-type="float" office:value="25" calcext:value-type="float">
            <text:p>25</text:p>
          </table:table-cell>
          <table:table-cell table:style-name="ce10" table:formula="of:=IFERROR(ROUND((AVERAGE(MIN(([.$R6]^[.$AC$2])/([.$AF6]^2);[.$AD$2]); MIN([.R6]/[.$AA$2]; [.$Z$2])))*([.$V6]+[.$Y$2]))*5;0)" office:value-type="float" office:value="35" calcext:value-type="float">
            <text:p>35</text:p>
          </table:table-cell>
          <table:table-cell table:style-name="ce11" table:formula="of:=ROUND(AVERAGE([.W6:.AC6]))" office:value-type="float" office:value="34" calcext:value-type="float">
            <text:p>34</text:p>
          </table:table-cell>
          <table:table-cell table:style-name="ce11" table:formula="of:=ROUND((([.U6]/[.$AE$1])*MAX([.U6]/350;0.8));2)" office:value-type="float" office:value="3.44" calcext:value-type="float">
            <text:p>3.44</text:p>
          </table:table-cell>
          <table:table-cell table:style-name="ce11" table:formula="of:=ROUND([.U6]/6;2)" office:value-type="float" office:value="54.83" calcext:value-type="float">
            <text:p>54.83</text:p>
          </table:table-cell>
          <table:table-cell table:style-name="ce18" table:formula="of:=ROUND(MIN(([.P6]/10); 60);0)*5" office:value-type="float" office:value="30" calcext:value-type="float">
            <text:p>30</text:p>
          </table:table-cell>
          <table:table-cell table:style-name="ce40" table:formula="of:=IFERROR(ROUND((((MIN(([.$O6]^2)/([.$AF6]^2);[.$AE$2])))*[.$AE6]*0.8)+([.O6]/10))+10;10)" office:value-type="float" office:value="16" calcext:value-type="float">
            <text:p>16</text:p>
          </table:table-cell>
          <table:table-cell table:style-name="ce41" table:formula="of:=IFERROR(ROUND(((MIN(([.$P6]^2)/([.$AF6]^2);[.$AE$2])))*[.$AE6]);0)" office:value-type="float" office:value="4" calcext:value-type="float">
            <text:p>4</text:p>
          </table:table-cell>
          <table:table-cell table:style-name="ce42" table:formula="of:=IFERROR(ROUND(MIN(([.P6]+[.S6]+[.U6])/8/[.$AF6];[.$AE$2])^2*[.$AE6]);0)" office:value-type="float" office:value="3" calcext:value-type="float">
            <text:p>3</text:p>
          </table:table-cell>
          <table:table-cell table:style-name="ce43" table:formula="of:=IFERROR(ROUND(((MIN(([.T6]^2)/([.$AF6]^2);[.$AE$2])))*[.$AE6]*[.$AF$1]);0)" office:value-type="float" office:value="3" calcext:value-type="float">
            <text:p>3</text:p>
          </table:table-cell>
          <table:table-cell table:style-name="ce44" table:formula="of:=IFERROR(ROUND(((MIN(([.Q6]^2)/([.$AF6]^2);[.$AE$2])))*[.$AE6]*[.$AF$1]);0)" office:value-type="float" office:value="1" calcext:value-type="float">
            <text:p>1</text:p>
          </table:table-cell>
          <table:table-cell table:style-name="ce45" table:formula="of:=IFERROR(ROUND(((MIN(([.S6]^2)/([.$AF6]^2);[.$AE$2])))*[.$AE6]*[.$AF$1]);0)" office:value-type="float" office:value="2" calcext:value-type="float">
            <text:p>2</text:p>
          </table:table-cell>
          <table:table-cell table:style-name="ce46" table:formula="of:=IFERROR(ROUND(((MIN(([.R6]^2)/([.$AF6]^2);[.$AE$2]))*[.$AE6]));0)" office:value-type="float" office:value="6" calcext:value-type="float">
            <text:p>6</text:p>
          </table:table-cell>
          <table:table-cell table:formula="of:=ROUND(AVERAGE([.AI6:.AN6]);2)" office:value-type="float" office:value="3.17" calcext:value-type="float">
            <text:p>3.17</text:p>
          </table:table-cell>
          <table:table-cell table:style-name="ce11" table:formula="of:=IFERROR(MIN(MAX((ROUND(AVERAGE((((MIN(([.$O6]^[.$AO$2])/([.$AF6]^[.$AO$2]);[.$AQ$2])))*[.$V6]*0.8)+([.$O6]/10);([.O6]/8));0)*5)+10; 30); 99); 0)" office:value-type="float" office:value="40" calcext:value-type="float">
            <text:p>40</text:p>
          </table:table-cell>
          <table:table-cell table:style-name="ce11" table:formula="of:=IFERROR(MIN(MAX(ROUND(AVERAGE((MIN(([.$P6]^[.$X$2])/([.$AF6]^[.$AO$2]);[.$AQ$2]))*([.$V6]+[.$AR$2]);([.P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]+[.$S6]+[.$U6])/8/[.$AF6];[.$AQ$2]))*([.$V6]+3)*[.$AS$2];([.U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]^2)/([.$AF6]^[.$AO$2]);[.$AQ$2]))*([.$V6]+3)*[.$AS$2]);([.T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]^[.$AO$2])/([.$AF6]^[.$AO$2]);[.$AQ$2]))*([.$V6]+3)*[.$AS$2]);([.Q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]^[.$AO$2])/([.$AF6]^[.$AO$2]);[.$AQ$2]))*([.$V6]+3)*[.$AS$2]);([.S6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]^[.$AC$2])/([.$AF6]^[.$AO$2]);[.$AQ$2]))*([.$V6]+[.$AR$2]);([.R6]/10));0)*5; [.$AU$2]); [.$AT$2]);0)" office:value-type="float" office:value="35" calcext:value-type="float">
            <text:p>35</text:p>
          </table:table-cell>
          <table:table-cell table:formula="of:=ROUND(AVERAGE([.AP6:.AV6]);2)" office:value-type="float" office:value="32.14" calcext:value-type="float">
            <text:p>32.14</text:p>
          </table:table-cell>
          <table:table-cell/>
          <table:table-cell table:formula="of:=MIN(MAX([.AH6]-[.AH5];0);[.$BF$2])" office:value-type="float" office:value="0" calcext:value-type="float">
            <text:p>0</text:p>
          </table:table-cell>
          <table:table-cell table:formula="of:=MIN(MAX([.AI6]-[.AI5];0);[.$BF$2])" office:value-type="float" office:value="0" calcext:value-type="float">
            <text:p>0</text:p>
          </table:table-cell>
          <table:table-cell table:formula="of:=MIN(MAX([.AJ6]-[.AJ5];0);[.$BF$2])" office:value-type="float" office:value="0" calcext:value-type="float">
            <text:p>0</text:p>
          </table:table-cell>
          <table:table-cell table:formula="of:=MIN(MAX([.AK6]-[.AK5];0);[.$BF$2])" office:value-type="float" office:value="0" calcext:value-type="float">
            <text:p>0</text:p>
          </table:table-cell>
          <table:table-cell table:formula="of:=MIN(MAX([.AL6]-[.AL5];0);[.$BF$2])" office:value-type="float" office:value="0" calcext:value-type="float">
            <text:p>0</text:p>
          </table:table-cell>
          <table:table-cell table:formula="of:=MIN(MAX([.AM6]-[.AM5];0);[.$BF$2])" office:value-type="float" office:value="0" calcext:value-type="float">
            <text:p>0</text:p>
          </table:table-cell>
          <table:table-cell table:formula="of:=MIN(MAX([.AN6]-[.AN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7]-[.C7]" office:value-type="float" office:value="5" calcext:value-type="float">
            <text:p>5</text:p>
          </table:table-cell>
          <table:table-cell table:style-name="ce29" table:formula="of:=[.P7]-[.D7]" office:value-type="float" office:value="-6" calcext:value-type="float">
            <text:p>-6</text:p>
          </table:table-cell>
          <table:table-cell table:style-name="ce60" table:formula="of:=[.Q7]-[.E7]" office:value-type="float" office:value="0" calcext:value-type="float">
            <text:p>0</text:p>
          </table:table-cell>
          <table:table-cell table:style-name="ce62" table:formula="of:=[.R7]-[.F7]" office:value-type="float" office:value="26" calcext:value-type="float">
            <text:p>26</text:p>
          </table:table-cell>
          <table:table-cell table:style-name="ce64" table:formula="of:=[.S7]-[.G7]" office:value-type="float" office:value="0" calcext:value-type="float">
            <text:p>0</text:p>
          </table:table-cell>
          <table:table-cell table:style-name="ce66" table:formula="of:=[.T7]-[.H7]" office:value-type="float" office:value="5" calcext:value-type="float">
            <text:p>5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:.T7])" office:value-type="float" office:value="435" calcext:value-type="float">
            <text:p>435</text:p>
          </table:table-cell>
          <table:table-cell table:style-name="ce11" table:formula="of:=ROUND((([.U7]/[.$AE$1])*MAX([.U7]/420; 1.2));2)" office:value-type="float" office:value="5.8" calcext:value-type="float">
            <text:p>5.8</text:p>
          </table:table-cell>
          <table:table-cell table:style-name="ce4" table:formula="of:=IFERROR((ROUND((((MIN(([.$O7]^2)/([.$AF7]^2);[.$AD$2])))*[.$V7]*0.8)+([.O7]/10))*5)+10; 0)" office:value-type="float" office:value="60" calcext:value-type="float">
            <text:p>60</text:p>
          </table:table-cell>
          <table:table-cell table:style-name="ce6" table:formula="of:=IFERROR(ROUND((AVERAGE(MIN(([.$P7]^[.$X$2])/([.$AF7]^2);[.$AD$2]); MIN([.P7]/[.$AA$2]; [.$Z$2])))*([.$V7]+[.$Y$2]))*5;0)" office:value-type="float" office:value="40" calcext:value-type="float">
            <text:p>40</text:p>
          </table:table-cell>
          <table:table-cell table:style-name="ce24" table:formula="of:=IFERROR(ROUND((MIN(([.$P7]+[.$S7]+[.$U7])/8/[.$AF7];[.$AD$2]))*([.$V7]+3))*5;0)" office:value-type="float" office:value="45" calcext:value-type="float">
            <text:p>45</text:p>
          </table:table-cell>
          <table:table-cell table:style-name="ce16" table:formula="of:=IFERROR(ROUND(((MIN(([.$T7]^2)/([.$AF7]^2);[.$AD$2]))*([.$V7]+3)*[.$AF$2]))*5;0)" office:value-type="float" office:value="50" calcext:value-type="float">
            <text:p>50</text:p>
          </table:table-cell>
          <table:table-cell table:style-name="ce8" table:formula="of:=IFERROR(ROUND((AVERAGE(MIN(([.$Q7]^2)/([.$AF7]^2);[.$AD$2]);MIN([.Q7]/[.$AB$2]; [.$Z$2]))*([.$V7]+3)*[.$AF$2]))*5;0)" office:value-type="float" office:value="35" calcext:value-type="float">
            <text:p>35</text:p>
          </table:table-cell>
          <table:table-cell table:style-name="ce14" table:formula="of:=IFERROR(ROUND((AVERAGE(MIN(([.$S7]^2)/([.$AF7]^2);[.$AD$2]);MIN([.S7]/[.$AB$2]; [.$Z$2]))*([.$V7]+3)*[.$AF$2]))*5;0)" office:value-type="float" office:value="40" calcext:value-type="float">
            <text:p>40</text:p>
          </table:table-cell>
          <table:table-cell table:style-name="ce10" table:formula="of:=IFERROR(ROUND((AVERAGE(MIN(([.$R7]^[.$AC$2])/([.$AF7]^2);[.$AD$2]); MIN([.R7]/[.$AA$2]; [.$Z$2])))*([.$V7]+[.$Y$2]))*5;0)" office:value-type="float" office:value="55" calcext:value-type="float">
            <text:p>55</text:p>
          </table:table-cell>
          <table:table-cell table:style-name="ce11" table:formula="of:=ROUND(AVERAGE([.W7:.AC7]))" office:value-type="float" office:value="46" calcext:value-type="float">
            <text:p>46</text:p>
          </table:table-cell>
          <table:table-cell table:style-name="ce11" table:formula="of:=ROUND((([.U7]/[.$AE$1])*MAX([.U7]/350;0.8));2)" office:value-type="float" office:value="6.01" calcext:value-type="float">
            <text:p>6.01</text:p>
          </table:table-cell>
          <table:table-cell table:style-name="ce11" table:formula="of:=ROUND([.U7]/6;2)" office:value-type="float" office:value="72.5" calcext:value-type="float">
            <text:p>72.5</text:p>
          </table:table-cell>
          <table:table-cell table:style-name="ce18" table:formula="of:=ROUND(MIN(([.P7]/10); 60);0)*5" office:value-type="float" office:value="35" calcext:value-type="float">
            <text:p>35</text:p>
          </table:table-cell>
          <table:table-cell table:style-name="ce40" table:formula="of:=IFERROR(ROUND((((MIN(([.$O7]^2)/([.$AF7]^2);[.$AE$2])))*[.$AE7]*0.8)+([.O7]/10))+10;10)" office:value-type="float" office:value="20" calcext:value-type="float">
            <text:p>20</text:p>
          </table:table-cell>
          <table:table-cell table:style-name="ce41" table:formula="of:=IFERROR(ROUND(((MIN(([.$P7]^2)/([.$AF7]^2);[.$AE$2])))*[.$AE7]);0)" office:value-type="float" office:value="6" calcext:value-type="float">
            <text:p>6</text:p>
          </table:table-cell>
          <table:table-cell table:style-name="ce42" table:formula="of:=IFERROR(ROUND(MIN(([.P7]+[.S7]+[.U7])/8/[.$AF7];[.$AE$2])^2*[.$AE7]);0)" office:value-type="float" office:value="6" calcext:value-type="float">
            <text:p>6</text:p>
          </table:table-cell>
          <table:table-cell table:style-name="ce43" table:formula="of:=IFERROR(ROUND(((MIN(([.T7]^2)/([.$AF7]^2);[.$AE$2])))*[.$AE7]*[.$AF$1]);0)" office:value-type="float" office:value="6" calcext:value-type="float">
            <text:p>6</text:p>
          </table:table-cell>
          <table:table-cell table:style-name="ce44" table:formula="of:=IFERROR(ROUND(((MIN(([.Q7]^2)/([.$AF7]^2);[.$AE$2])))*[.$AE7]*[.$AF$1]);0)" office:value-type="float" office:value="3" calcext:value-type="float">
            <text:p>3</text:p>
          </table:table-cell>
          <table:table-cell table:style-name="ce45" table:formula="of:=IFERROR(ROUND(((MIN(([.S7]^2)/([.$AF7]^2);[.$AE$2])))*[.$AE7]*[.$AF$1]);0)" office:value-type="float" office:value="3" calcext:value-type="float">
            <text:p>3</text:p>
          </table:table-cell>
          <table:table-cell table:style-name="ce46" table:formula="of:=IFERROR(ROUND(((MIN(([.R7]^2)/([.$AF7]^2);[.$AE$2]))*[.$AE7]));0)" office:value-type="float" office:value="9" calcext:value-type="float">
            <text:p>9</text:p>
          </table:table-cell>
          <table:table-cell table:formula="of:=ROUND(AVERAGE([.AI7:.AN7]);2)" office:value-type="float" office:value="5.5" calcext:value-type="float">
            <text:p>5.5</text:p>
          </table:table-cell>
          <table:table-cell table:style-name="ce11" table:formula="of:=IFERROR(MIN(MAX((ROUND(AVERAGE((((MIN(([.$O7]^[.$AO$2])/([.$AF7]^[.$AO$2]);[.$AQ$2])))*[.$V7]*0.8)+([.$O7]/10);([.O7]/8));0)*5)+10; 30); 99); 0)" office:value-type="float" office:value="55" calcext:value-type="float">
            <text:p>55</text:p>
          </table:table-cell>
          <table:table-cell table:style-name="ce11" table:formula="of:=IFERROR(MIN(MAX(ROUND(AVERAGE((MIN(([.$P7]^[.$X$2])/([.$AF7]^[.$AO$2]);[.$AQ$2]))*([.$V7]+[.$AR$2]);([.P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]+[.$S7]+[.$U7])/8/[.$AF7];[.$AQ$2]))*([.$V7]+3)*[.$AS$2];([.U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]^2)/([.$AF7]^[.$AO$2]);[.$AQ$2]))*([.$V7]+3)*[.$AS$2]);([.T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]^[.$AO$2])/([.$AF7]^[.$AO$2]);[.$AQ$2]))*([.$V7]+3)*[.$AS$2]);([.Q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]^[.$AO$2])/([.$AF7]^[.$AO$2]);[.$AQ$2]))*([.$V7]+3)*[.$AS$2]);([.S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]^[.$AC$2])/([.$AF7]^[.$AO$2]);[.$AQ$2]))*([.$V7]+[.$AR$2]);([.R7]/10));0)*5; [.$AU$2]); [.$AT$2]);0)" office:value-type="float" office:value="45" calcext:value-type="float">
            <text:p>45</text:p>
          </table:table-cell>
          <table:table-cell table:formula="of:=ROUND(AVERAGE([.AP7:.AV7]);2)" office:value-type="float" office:value="40.71" calcext:value-type="float">
            <text:p>40.71</text:p>
          </table:table-cell>
          <table:table-cell/>
          <table:table-cell table:formula="of:=MIN(MAX([.AH7]-[.AH6];0);[.$BF$2])" office:value-type="float" office:value="4" calcext:value-type="float">
            <text:p>4</text:p>
          </table:table-cell>
          <table:table-cell table:formula="of:=MIN(MAX([.AI7]-[.AI6];0);[.$BF$2])" office:value-type="float" office:value="2" calcext:value-type="float">
            <text:p>2</text:p>
          </table:table-cell>
          <table:table-cell table:formula="of:=MIN(MAX([.AJ7]-[.AJ6];0);[.$BF$2])" office:value-type="float" office:value="3" calcext:value-type="float">
            <text:p>3</text:p>
          </table:table-cell>
          <table:table-cell table:formula="of:=MIN(MAX([.AK7]-[.AK6];0);[.$BF$2])" office:value-type="float" office:value="3" calcext:value-type="float">
            <text:p>3</text:p>
          </table:table-cell>
          <table:table-cell table:formula="of:=MIN(MAX([.AL7]-[.AL6];0);[.$BF$2])" office:value-type="float" office:value="2" calcext:value-type="float">
            <text:p>2</text:p>
          </table:table-cell>
          <table:table-cell table:formula="of:=MIN(MAX([.AM7]-[.AM6];0);[.$BF$2])" office:value-type="float" office:value="1" calcext:value-type="float">
            <text:p>1</text:p>
          </table:table-cell>
          <table:table-cell table:formula="of:=MIN(MAX([.AN7]-[.AN6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109" calcext:value-type="float">
            <text:p>109</text:p>
          </table:table-cell>
          <table:table-cell table:style-name="ce8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8]-[.C8]" office:value-type="float" office:value="0" calcext:value-type="float">
            <text:p>0</text:p>
          </table:table-cell>
          <table:table-cell table:style-name="ce29" table:formula="of:=[.P8]-[.D8]" office:value-type="float" office:value="-16" calcext:value-type="float">
            <text:p>-16</text:p>
          </table:table-cell>
          <table:table-cell table:style-name="ce60" table:formula="of:=[.Q8]-[.E8]" office:value-type="float" office:value="-5" calcext:value-type="float">
            <text:p>-5</text:p>
          </table:table-cell>
          <table:table-cell table:style-name="ce62" table:formula="of:=[.R8]-[.F8]" office:value-type="float" office:value="21" calcext:value-type="float">
            <text:p>21</text:p>
          </table:table-cell>
          <table:table-cell table:style-name="ce64" table:formula="of:=[.S8]-[.G8]" office:value-type="float" office:value="0" calcext:value-type="float">
            <text:p>0</text:p>
          </table:table-cell>
          <table:table-cell table:style-name="ce66" table:formula="of:=[.T8]-[.H8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93" calcext:value-type="float">
            <text:p>93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:.T8])" office:value-type="float" office:value="534" calcext:value-type="float">
            <text:p>534</text:p>
          </table:table-cell>
          <table:table-cell table:style-name="ce11" table:formula="of:=ROUND((([.U8]/[.$AE$1])*MAX([.U8]/420; 1.2));2)" office:value-type="float" office:value="7.54" calcext:value-type="float">
            <text:p>7.54</text:p>
          </table:table-cell>
          <table:table-cell table:style-name="ce4" table:formula="of:=IFERROR((ROUND((((MIN(([.$O8]^2)/([.$AF8]^2);[.$AD$2])))*[.$V8]*0.8)+([.O8]/10))*5)+10; 0)" office:value-type="float" office:value="70" calcext:value-type="float">
            <text:p>70</text:p>
          </table:table-cell>
          <table:table-cell table:style-name="ce6" table:formula="of:=IFERROR(ROUND((AVERAGE(MIN(([.$P8]^[.$X$2])/([.$AF8]^2);[.$AD$2]); MIN([.P8]/[.$AA$2]; [.$Z$2])))*([.$V8]+[.$Y$2]))*5;0)" office:value-type="float" office:value="60" calcext:value-type="float">
            <text:p>60</text:p>
          </table:table-cell>
          <table:table-cell table:style-name="ce24" table:formula="of:=IFERROR(ROUND((MIN(([.$P8]+[.$S8]+[.$U8])/8/[.$AF8];[.$AD$2]))*([.$V8]+3))*5;0)" office:value-type="float" office:value="55" calcext:value-type="float">
            <text:p>55</text:p>
          </table:table-cell>
          <table:table-cell table:style-name="ce16" table:formula="of:=IFERROR(ROUND(((MIN(([.$T8]^2)/([.$AF8]^2);[.$AD$2]))*([.$V8]+3)*[.$AF$2]))*5;0)" office:value-type="float" office:value="55" calcext:value-type="float">
            <text:p>55</text:p>
          </table:table-cell>
          <table:table-cell table:style-name="ce8" table:formula="of:=IFERROR(ROUND((AVERAGE(MIN(([.$Q8]^2)/([.$AF8]^2);[.$AD$2]);MIN([.Q8]/[.$AB$2]; [.$Z$2]))*([.$V8]+3)*[.$AF$2]))*5;0)" office:value-type="float" office:value="50" calcext:value-type="float">
            <text:p>50</text:p>
          </table:table-cell>
          <table:table-cell table:style-name="ce14" table:formula="of:=IFERROR(ROUND((AVERAGE(MIN(([.$S8]^2)/([.$AF8]^2);[.$AD$2]);MIN([.S8]/[.$AB$2]; [.$Z$2]))*([.$V8]+3)*[.$AF$2]))*5;0)" office:value-type="float" office:value="60" calcext:value-type="float">
            <text:p>60</text:p>
          </table:table-cell>
          <table:table-cell table:style-name="ce10" table:formula="of:=IFERROR(ROUND((AVERAGE(MIN(([.$R8]^[.$AC$2])/([.$AF8]^2);[.$AD$2]); MIN([.R8]/[.$AA$2]; [.$Z$2])))*([.$V8]+[.$Y$2]))*5;0)" office:value-type="float" office:value="65" calcext:value-type="float">
            <text:p>65</text:p>
          </table:table-cell>
          <table:table-cell table:style-name="ce11" table:formula="of:=ROUND(AVERAGE([.W8:.AC8]))" office:value-type="float" office:value="59" calcext:value-type="float">
            <text:p>59</text:p>
          </table:table-cell>
          <table:table-cell table:style-name="ce11" table:formula="of:=ROUND((([.U8]/[.$AE$1])*MAX([.U8]/350;0.8));2)" office:value-type="float" office:value="9.05" calcext:value-type="float">
            <text:p>9.05</text:p>
          </table:table-cell>
          <table:table-cell table:style-name="ce11" table:formula="of:=ROUND([.U8]/6;2)" office:value-type="float" office:value="89" calcext:value-type="float">
            <text:p>89</text:p>
          </table:table-cell>
          <table:table-cell table:style-name="ce18" table:formula="of:=ROUND(MIN(([.P8]/10); 60);0)*5" office:value-type="float" office:value="45" calcext:value-type="float">
            <text:p>45</text:p>
          </table:table-cell>
          <table:table-cell table:style-name="ce40" table:formula="of:=IFERROR(ROUND((((MIN(([.$O8]^2)/([.$AF8]^2);[.$AE$2])))*[.$AE8]*0.8)+([.O8]/10))+10;10)" office:value-type="float" office:value="23" calcext:value-type="float">
            <text:p>23</text:p>
          </table:table-cell>
          <table:table-cell table:style-name="ce41" table:formula="of:=IFERROR(ROUND(((MIN(([.$P8]^2)/([.$AF8]^2);[.$AE$2])))*[.$AE8]);0)" office:value-type="float" office:value="10" calcext:value-type="float">
            <text:p>10</text:p>
          </table:table-cell>
          <table:table-cell table:style-name="ce42" table:formula="of:=IFERROR(ROUND(MIN(([.P8]+[.S8]+[.U8])/8/[.$AF8];[.$AE$2])^2*[.$AE8]);0)" office:value-type="float" office:value="9" calcext:value-type="float">
            <text:p>9</text:p>
          </table:table-cell>
          <table:table-cell table:style-name="ce43" table:formula="of:=IFERROR(ROUND(((MIN(([.T8]^2)/([.$AF8]^2);[.$AE$2])))*[.$AE8]*[.$AF$1]);0)" office:value-type="float" office:value="8" calcext:value-type="float">
            <text:p>8</text:p>
          </table:table-cell>
          <table:table-cell table:style-name="ce44" table:formula="of:=IFERROR(ROUND(((MIN(([.Q8]^2)/([.$AF8]^2);[.$AE$2])))*[.$AE8]*[.$AF$1]);0)" office:value-type="float" office:value="4" calcext:value-type="float">
            <text:p>4</text:p>
          </table:table-cell>
          <table:table-cell table:style-name="ce45" table:formula="of:=IFERROR(ROUND(((MIN(([.S8]^2)/([.$AF8]^2);[.$AE$2])))*[.$AE8]*[.$AF$1]);0)" office:value-type="float" office:value="6" calcext:value-type="float">
            <text:p>6</text:p>
          </table:table-cell>
          <table:table-cell table:style-name="ce46" table:formula="of:=IFERROR(ROUND(((MIN(([.R8]^2)/([.$AF8]^2);[.$AE$2]))*[.$AE8]));0)" office:value-type="float" office:value="13" calcext:value-type="float">
            <text:p>13</text:p>
          </table:table-cell>
          <table:table-cell table:formula="of:=ROUND(AVERAGE([.AI8:.AN8]);2)" office:value-type="float" office:value="8.33" calcext:value-type="float">
            <text:p>8.33</text:p>
          </table:table-cell>
          <table:table-cell table:style-name="ce11" table:formula="of:=IFERROR(MIN(MAX((ROUND(AVERAGE((((MIN(([.$O8]^[.$AO$2])/([.$AF8]^[.$AO$2]);[.$AQ$2])))*[.$V8]*0.8)+([.$O8]/10);([.O8]/8));0)*5)+10; 30); 99); 0)" office:value-type="float" office:value="65" calcext:value-type="float">
            <text:p>65</text:p>
          </table:table-cell>
          <table:table-cell table:style-name="ce11" table:formula="of:=IFERROR(MIN(MAX(ROUND(AVERAGE((MIN(([.$P8]^[.$X$2])/([.$AF8]^[.$AO$2]);[.$AQ$2]))*([.$V8]+[.$AR$2]);([.P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]+[.$S8]+[.$U8])/8/[.$AF8];[.$AQ$2]))*([.$V8]+3)*[.$AS$2];([.U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]^2)/([.$AF8]^[.$AO$2]);[.$AQ$2]))*([.$V8]+3)*[.$AS$2]);([.T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]^[.$AO$2])/([.$AF8]^[.$AO$2]);[.$AQ$2]))*([.$V8]+3)*[.$AS$2]);([.Q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]^[.$AO$2])/([.$AF8]^[.$AO$2]);[.$AQ$2]))*([.$V8]+3)*[.$AS$2]);([.S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8]^[.$AC$2])/([.$AF8]^[.$AO$2]);[.$AQ$2]))*([.$V8]+[.$AR$2]);([.R8]/10));0)*5; [.$AU$2]); [.$AT$2]);0)" office:value-type="float" office:value="50" calcext:value-type="float">
            <text:p>50</text:p>
          </table:table-cell>
          <table:table-cell table:formula="of:=ROUND(AVERAGE([.AP8:.AV8]);2)" office:value-type="float" office:value="49.29" calcext:value-type="float">
            <text:p>49.29</text:p>
          </table:table-cell>
          <table:table-cell/>
          <table:table-cell table:formula="of:=MIN(MAX([.AH8]-[.AH7];0);[.$BF$2])" office:value-type="float" office:value="3" calcext:value-type="float">
            <text:p>3</text:p>
          </table:table-cell>
          <table:table-cell table:formula="of:=MIN(MAX([.AI8]-[.AI7];0);[.$BF$2])" office:value-type="float" office:value="4" calcext:value-type="float">
            <text:p>4</text:p>
          </table:table-cell>
          <table:table-cell table:formula="of:=MIN(MAX([.AJ8]-[.AJ7];0);[.$BF$2])" office:value-type="float" office:value="3" calcext:value-type="float">
            <text:p>3</text:p>
          </table:table-cell>
          <table:table-cell table:formula="of:=MIN(MAX([.AK8]-[.AK7];0);[.$BF$2])" office:value-type="float" office:value="2" calcext:value-type="float">
            <text:p>2</text:p>
          </table:table-cell>
          <table:table-cell table:formula="of:=MIN(MAX([.AL8]-[.AL7];0);[.$BF$2])" office:value-type="float" office:value="1" calcext:value-type="float">
            <text:p>1</text:p>
          </table:table-cell>
          <table:table-cell table:formula="of:=MIN(MAX([.AM8]-[.AM7];0);[.$BF$2])" office:value-type="float" office:value="3" calcext:value-type="float">
            <text:p>3</text:p>
          </table:table-cell>
          <table:table-cell table:formula="of:=MIN(MAX([.AN8]-[.AN7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4" calcext:value-type="float">
            <text:p>64</text:p>
          </table:table-cell>
          <table:table-cell table:style-name="ce16" office:value-type="float" office:value="43" calcext:value-type="float">
            <text:p>43</text:p>
          </table:table-cell>
          <table:table-cell table:style-name="ce55" table:formula="of:=[.O9]-[.C9]" office:value-type="float" office:value="5" calcext:value-type="float">
            <text:p>5</text:p>
          </table:table-cell>
          <table:table-cell table:style-name="ce29" table:formula="of:=[.P9]-[.D9]" office:value-type="float" office:value="10" calcext:value-type="float">
            <text:p>10</text:p>
          </table:table-cell>
          <table:table-cell table:style-name="ce60" table:formula="of:=[.Q9]-[.E9]" office:value-type="float" office:value="-10" calcext:value-type="float">
            <text:p>-10</text:p>
          </table:table-cell>
          <table:table-cell table:style-name="ce62" table:formula="of:=[.R9]-[.F9]" office:value-type="float" office:value="15" calcext:value-type="float">
            <text:p>15</text:p>
          </table:table-cell>
          <table:table-cell table:style-name="ce64" table:formula="of:=[.S9]-[.G9]" office:value-type="float" office:value="-15" calcext:value-type="float">
            <text:p>-15</text:p>
          </table:table-cell>
          <table:table-cell table:style-name="ce66" table:formula="of:=[.T9]-[.H9]" office:value-type="float" office:value="10" calcext:value-type="float">
            <text:p>10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1" table:formula="of:=SUM([.O9:.T9])" office:value-type="float" office:value="329" calcext:value-type="float">
            <text:p>329</text:p>
          </table:table-cell>
          <table:table-cell table:style-name="ce11" table:formula="of:=ROUND((([.U9]/[.$AE$1])*MAX([.U9]/420; 1.2));2)" office:value-type="float" office:value="4.39" calcext:value-type="float">
            <text:p>4.39</text:p>
          </table:table-cell>
          <table:table-cell table:style-name="ce4" table:formula="of:=IFERROR((ROUND((((MIN(([.$O9]^2)/([.$AF9]^2);[.$AD$2])))*[.$V9]*0.8)+([.O9]/10))*5)+10; 0)" office:value-type="float" office:value="50" calcext:value-type="float">
            <text:p>50</text:p>
          </table:table-cell>
          <table:table-cell table:style-name="ce6" table:formula="of:=IFERROR(ROUND((AVERAGE(MIN(([.$P9]^[.$X$2])/([.$AF9]^2);[.$AD$2]); MIN([.P9]/[.$AA$2]; [.$Z$2])))*([.$V9]+[.$Y$2]))*5;0)" office:value-type="float" office:value="30" calcext:value-type="float">
            <text:p>30</text:p>
          </table:table-cell>
          <table:table-cell table:style-name="ce24" table:formula="of:=IFERROR(ROUND((MIN(([.$P9]+[.$S9]+[.$U9])/8/[.$AF9];[.$AD$2]))*([.$V9]+3))*5;0)" office:value-type="float" office:value="35" calcext:value-type="float">
            <text:p>35</text:p>
          </table:table-cell>
          <table:table-cell table:style-name="ce16" table:formula="of:=IFERROR(ROUND(((MIN(([.$T9]^2)/([.$AF9]^2);[.$AD$2]))*([.$V9]+3)*[.$AF$2]))*5;0)" office:value-type="float" office:value="30" calcext:value-type="float">
            <text:p>30</text:p>
          </table:table-cell>
          <table:table-cell table:style-name="ce8" table:formula="of:=IFERROR(ROUND((AVERAGE(MIN(([.$Q9]^2)/([.$AF9]^2);[.$AD$2]);MIN([.Q9]/[.$AB$2]; [.$Z$2]))*([.$V9]+3)*[.$AF$2]))*5;0)" office:value-type="float" office:value="35" calcext:value-type="float">
            <text:p>35</text:p>
          </table:table-cell>
          <table:table-cell table:style-name="ce14" table:formula="of:=IFERROR(ROUND((AVERAGE(MIN(([.$S9]^2)/([.$AF9]^2);[.$AD$2]);MIN([.S9]/[.$AB$2]; [.$Z$2]))*([.$V9]+3)*[.$AF$2]))*5;0)" office:value-type="float" office:value="30" calcext:value-type="float">
            <text:p>30</text:p>
          </table:table-cell>
          <table:table-cell table:style-name="ce10" table:formula="of:=IFERROR(ROUND((AVERAGE(MIN(([.$R9]^[.$AC$2])/([.$AF9]^2);[.$AD$2]); MIN([.R9]/[.$AA$2]; [.$Z$2])))*([.$V9]+[.$Y$2]))*5;0)" office:value-type="float" office:value="35" calcext:value-type="float">
            <text:p>35</text:p>
          </table:table-cell>
          <table:table-cell table:style-name="ce11" table:formula="of:=ROUND(AVERAGE([.W9:.AC9]))" office:value-type="float" office:value="35" calcext:value-type="float">
            <text:p>35</text:p>
          </table:table-cell>
          <table:table-cell table:style-name="ce11" table:formula="of:=ROUND((([.U9]/[.$AE$1])*MAX([.U9]/350;0.8));2)" office:value-type="float" office:value="3.44" calcext:value-type="float">
            <text:p>3.44</text:p>
          </table:table-cell>
          <table:table-cell table:style-name="ce11" table:formula="of:=ROUND([.U9]/6;2)" office:value-type="float" office:value="54.83" calcext:value-type="float">
            <text:p>54.83</text:p>
          </table:table-cell>
          <table:table-cell table:style-name="ce18" table:formula="of:=ROUND(MIN(([.P9]/10); 60);0)*5" office:value-type="float" office:value="30" calcext:value-type="float">
            <text:p>30</text:p>
          </table:table-cell>
          <table:table-cell table:style-name="ce40" table:formula="of:=IFERROR(ROUND((((MIN(([.$O9]^2)/([.$AF9]^2);[.$AE$2])))*[.$AE9]*0.8)+([.O9]/10))+10;10)" office:value-type="float" office:value="17" calcext:value-type="float">
            <text:p>17</text:p>
          </table:table-cell>
          <table:table-cell table:style-name="ce41" table:formula="of:=IFERROR(ROUND(((MIN(([.$P9]^2)/([.$AF9]^2);[.$AE$2])))*[.$AE9]);0)" office:value-type="float" office:value="4" calcext:value-type="float">
            <text:p>4</text:p>
          </table:table-cell>
          <table:table-cell table:style-name="ce42" table:formula="of:=IFERROR(ROUND(MIN(([.P9]+[.S9]+[.U9])/8/[.$AF9];[.$AE$2])^2*[.$AE9]);0)" office:value-type="float" office:value="3" calcext:value-type="float">
            <text:p>3</text:p>
          </table:table-cell>
          <table:table-cell table:style-name="ce43" table:formula="of:=IFERROR(ROUND(((MIN(([.T9]^2)/([.$AF9]^2);[.$AE$2])))*[.$AE9]*[.$AF$1]);0)" office:value-type="float" office:value="2" calcext:value-type="float">
            <text:p>2</text:p>
          </table:table-cell>
          <table:table-cell table:style-name="ce44" table:formula="of:=IFERROR(ROUND(((MIN(([.Q9]^2)/([.$AF9]^2);[.$AE$2])))*[.$AE9]*[.$AF$1]);0)" office:value-type="float" office:value="2" calcext:value-type="float">
            <text:p>2</text:p>
          </table:table-cell>
          <table:table-cell table:style-name="ce45" table:formula="of:=IFERROR(ROUND(((MIN(([.S9]^2)/([.$AF9]^2);[.$AE$2])))*[.$AE9]*[.$AF$1]);0)" office:value-type="float" office:value="2" calcext:value-type="float">
            <text:p>2</text:p>
          </table:table-cell>
          <table:table-cell table:style-name="ce46" table:formula="of:=IFERROR(ROUND(((MIN(([.R9]^2)/([.$AF9]^2);[.$AE$2]))*[.$AE9]));0)" office:value-type="float" office:value="5" calcext:value-type="float">
            <text:p>5</text:p>
          </table:table-cell>
          <table:table-cell table:formula="of:=ROUND(AVERAGE([.AI9:.AN9]);2)" office:value-type="float" office:value="3" calcext:value-type="float">
            <text:p>3</text:p>
          </table:table-cell>
          <table:table-cell table:style-name="ce11" table:formula="of:=IFERROR(MIN(MAX((ROUND(AVERAGE((((MIN(([.$O9]^[.$AO$2])/([.$AF9]^[.$AO$2]);[.$AQ$2])))*[.$V9]*0.8)+([.$O9]/10);([.O9]/8));0)*5)+10; 30); 99); 0)" office:value-type="float" office:value="45" calcext:value-type="float">
            <text:p>45</text:p>
          </table:table-cell>
          <table:table-cell table:style-name="ce11" table:formula="of:=IFERROR(MIN(MAX(ROUND(AVERAGE((MIN(([.$P9]^[.$X$2])/([.$AF9]^[.$AO$2]);[.$AQ$2]))*([.$V9]+[.$AR$2]);([.P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9]+[.$S9]+[.$U9])/8/[.$AF9];[.$AQ$2]))*([.$V9]+3)*[.$AS$2];([.U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]^2)/([.$AF9]^[.$AO$2]);[.$AQ$2]))*([.$V9]+3)*[.$AS$2]);([.T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9]^[.$AO$2])/([.$AF9]^[.$AO$2]);[.$AQ$2]))*([.$V9]+3)*[.$AS$2]);([.Q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9]^[.$AO$2])/([.$AF9]^[.$AO$2]);[.$AQ$2]))*([.$V9]+3)*[.$AS$2]);([.S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9]^[.$AC$2])/([.$AF9]^[.$AO$2]);[.$AQ$2]))*([.$V9]+[.$AR$2]);([.R9]/10));0)*5; [.$AU$2]); [.$AT$2]);0)" office:value-type="float" office:value="35" calcext:value-type="float">
            <text:p>35</text:p>
          </table:table-cell>
          <table:table-cell table:formula="of:=ROUND(AVERAGE([.AP9:.AV9]);2)" office:value-type="float" office:value="32.86" calcext:value-type="float">
            <text:p>32.86</text:p>
          </table:table-cell>
          <table:table-cell/>
          <table:table-cell table:formula="of:=MIN(MAX([.AH9]-[.AH8];0);[.$BF$2])" office:value-type="float" office:value="0" calcext:value-type="float">
            <text:p>0</text:p>
          </table:table-cell>
          <table:table-cell table:formula="of:=MIN(MAX([.AI9]-[.AI8];0);[.$BF$2])" office:value-type="float" office:value="0" calcext:value-type="float">
            <text:p>0</text:p>
          </table:table-cell>
          <table:table-cell table:formula="of:=MIN(MAX([.AJ9]-[.AJ8];0);[.$BF$2])" office:value-type="float" office:value="0" calcext:value-type="float">
            <text:p>0</text:p>
          </table:table-cell>
          <table:table-cell table:formula="of:=MIN(MAX([.AK9]-[.AK8];0);[.$BF$2])" office:value-type="float" office:value="0" calcext:value-type="float">
            <text:p>0</text:p>
          </table:table-cell>
          <table:table-cell table:formula="of:=MIN(MAX([.AL9]-[.AL8];0);[.$BF$2])" office:value-type="float" office:value="0" calcext:value-type="float">
            <text:p>0</text:p>
          </table:table-cell>
          <table:table-cell table:formula="of:=MIN(MAX([.AM9]-[.AM8];0);[.$BF$2])" office:value-type="float" office:value="0" calcext:value-type="float">
            <text:p>0</text:p>
          </table:table-cell>
          <table:table-cell table:formula="of:=MIN(MAX([.AN9]-[.AN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58" calcext:value-type="float">
            <text:p>58</text:p>
          </table:table-cell>
          <table:table-cell table:style-name="ce55" table:formula="of:=[.O10]-[.C10]" office:value-type="float" office:value="5" calcext:value-type="float">
            <text:p>5</text:p>
          </table:table-cell>
          <table:table-cell table:style-name="ce29" table:formula="of:=[.P10]-[.D10]" office:value-type="float" office:value="10" calcext:value-type="float">
            <text:p>10</text:p>
          </table:table-cell>
          <table:table-cell table:style-name="ce60" table:formula="of:=[.Q10]-[.E10]" office:value-type="float" office:value="0" calcext:value-type="float">
            <text:p>0</text:p>
          </table:table-cell>
          <table:table-cell table:style-name="ce62" table:formula="of:=[.R10]-[.F10]" office:value-type="float" office:value="20" calcext:value-type="float">
            <text:p>20</text:p>
          </table:table-cell>
          <table:table-cell table:style-name="ce64" table:formula="of:=[.S10]-[.G10]" office:value-type="float" office:value="-5" calcext:value-type="float">
            <text:p>-5</text:p>
          </table:table-cell>
          <table:table-cell table:style-name="ce66" table:formula="of:=[.T10]-[.H10]" office:value-type="float" office:value="7" calcext:value-type="float">
            <text:p>7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0:.T10])" office:value-type="float" office:value="442" calcext:value-type="float">
            <text:p>442</text:p>
          </table:table-cell>
          <table:table-cell table:style-name="ce11" table:formula="of:=ROUND((([.U10]/[.$AE$1])*MAX([.U10]/420; 1.2));2)" office:value-type="float" office:value="5.89" calcext:value-type="float">
            <text:p>5.89</text:p>
          </table:table-cell>
          <table:table-cell table:style-name="ce4" table:formula="of:=IFERROR((ROUND((((MIN(([.$O10]^2)/([.$AF10]^2);[.$AD$2])))*[.$V10]*0.8)+([.O10]/10))*5)+10; 0)" office:value-type="float" office:value="60" calcext:value-type="float">
            <text:p>60</text:p>
          </table:table-cell>
          <table:table-cell table:style-name="ce6" table:formula="of:=IFERROR(ROUND((AVERAGE(MIN(([.$P10]^[.$X$2])/([.$AF10]^2);[.$AD$2]); MIN([.P10]/[.$AA$2]; [.$Z$2])))*([.$V10]+[.$Y$2]))*5;0)" office:value-type="float" office:value="40" calcext:value-type="float">
            <text:p>40</text:p>
          </table:table-cell>
          <table:table-cell table:style-name="ce24" table:formula="of:=IFERROR(ROUND((MIN(([.$P10]+[.$S10]+[.$U10])/8/[.$AF10];[.$AD$2]))*([.$V10]+3))*5;0)" office:value-type="float" office:value="45" calcext:value-type="float">
            <text:p>45</text:p>
          </table:table-cell>
          <table:table-cell table:style-name="ce16" table:formula="of:=IFERROR(ROUND(((MIN(([.$T10]^2)/([.$AF10]^2);[.$AD$2]))*([.$V10]+3)*[.$AF$2]))*5;0)" office:value-type="float" office:value="30" calcext:value-type="float">
            <text:p>30</text:p>
          </table:table-cell>
          <table:table-cell table:style-name="ce8" table:formula="of:=IFERROR(ROUND((AVERAGE(MIN(([.$Q10]^2)/([.$AF10]^2);[.$AD$2]);MIN([.Q10]/[.$AB$2]; [.$Z$2]))*([.$V10]+3)*[.$AF$2]))*5;0)" office:value-type="float" office:value="55" calcext:value-type="float">
            <text:p>55</text:p>
          </table:table-cell>
          <table:table-cell table:style-name="ce14" table:formula="of:=IFERROR(ROUND((AVERAGE(MIN(([.$S10]^2)/([.$AF10]^2);[.$AD$2]);MIN([.S10]/[.$AB$2]; [.$Z$2]))*([.$V10]+3)*[.$AF$2]))*5;0)" office:value-type="float" office:value="50" calcext:value-type="float">
            <text:p>50</text:p>
          </table:table-cell>
          <table:table-cell table:style-name="ce10" table:formula="of:=IFERROR(ROUND((AVERAGE(MIN(([.$R10]^[.$AC$2])/([.$AF10]^2);[.$AD$2]); MIN([.R10]/[.$AA$2]; [.$Z$2])))*([.$V10]+[.$Y$2]))*5;0)" office:value-type="float" office:value="50" calcext:value-type="float">
            <text:p>50</text:p>
          </table:table-cell>
          <table:table-cell table:style-name="ce11" table:formula="of:=ROUND(AVERAGE([.W10:.AC10]))" office:value-type="float" office:value="47" calcext:value-type="float">
            <text:p>47</text:p>
          </table:table-cell>
          <table:table-cell table:style-name="ce11" table:formula="of:=ROUND((([.U10]/[.$AE$1])*MAX([.U10]/350;0.8));2)" office:value-type="float" office:value="6.2" calcext:value-type="float">
            <text:p>6.2</text:p>
          </table:table-cell>
          <table:table-cell table:style-name="ce11" table:formula="of:=ROUND([.U10]/6;2)" office:value-type="float" office:value="73.67" calcext:value-type="float">
            <text:p>73.67</text:p>
          </table:table-cell>
          <table:table-cell table:style-name="ce18" table:formula="of:=ROUND(MIN(([.P10]/10); 60);0)*5" office:value-type="float" office:value="35" calcext:value-type="float">
            <text:p>35</text:p>
          </table:table-cell>
          <table:table-cell table:style-name="ce40" table:formula="of:=IFERROR(ROUND((((MIN(([.$O10]^2)/([.$AF10]^2);[.$AE$2])))*[.$AE10]*0.8)+([.O10]/10))+10;10)" office:value-type="float" office:value="20" calcext:value-type="float">
            <text:p>20</text:p>
          </table:table-cell>
          <table:table-cell table:style-name="ce41" table:formula="of:=IFERROR(ROUND(((MIN(([.$P10]^2)/([.$AF10]^2);[.$AE$2])))*[.$AE10]);0)" office:value-type="float" office:value="6" calcext:value-type="float">
            <text:p>6</text:p>
          </table:table-cell>
          <table:table-cell table:style-name="ce42" table:formula="of:=IFERROR(ROUND(MIN(([.P10]+[.S10]+[.U10])/8/[.$AF10];[.$AE$2])^2*[.$AE10]);0)" office:value-type="float" office:value="6" calcext:value-type="float">
            <text:p>6</text:p>
          </table:table-cell>
          <table:table-cell table:style-name="ce43" table:formula="of:=IFERROR(ROUND(((MIN(([.T10]^2)/([.$AF10]^2);[.$AE$2])))*[.$AE10]*[.$AF$1]);0)" office:value-type="float" office:value="3" calcext:value-type="float">
            <text:p>3</text:p>
          </table:table-cell>
          <table:table-cell table:style-name="ce44" table:formula="of:=IFERROR(ROUND(((MIN(([.Q10]^2)/([.$AF10]^2);[.$AE$2])))*[.$AE10]*[.$AF$1]);0)" office:value-type="float" office:value="5" calcext:value-type="float">
            <text:p>5</text:p>
          </table:table-cell>
          <table:table-cell table:style-name="ce45" table:formula="of:=IFERROR(ROUND(((MIN(([.S10]^2)/([.$AF10]^2);[.$AE$2])))*[.$AE10]*[.$AF$1]);0)" office:value-type="float" office:value="4" calcext:value-type="float">
            <text:p>4</text:p>
          </table:table-cell>
          <table:table-cell table:style-name="ce46" table:formula="of:=IFERROR(ROUND(((MIN(([.R10]^2)/([.$AF10]^2);[.$AE$2]))*[.$AE10]));0)" office:value-type="float" office:value="8" calcext:value-type="float">
            <text:p>8</text:p>
          </table:table-cell>
          <table:table-cell table:formula="of:=ROUND(AVERAGE([.AI10:.AN10]);2)" office:value-type="float" office:value="5.33" calcext:value-type="float">
            <text:p>5.33</text:p>
          </table:table-cell>
          <table:table-cell table:style-name="ce11" table:formula="of:=IFERROR(MIN(MAX((ROUND(AVERAGE((((MIN(([.$O10]^[.$AO$2])/([.$AF10]^[.$AO$2]);[.$AQ$2])))*[.$V10]*0.8)+([.$O10]/10);([.O10]/8));0)*5)+10; 30); 99); 0)" office:value-type="float" office:value="55" calcext:value-type="float">
            <text:p>55</text:p>
          </table:table-cell>
          <table:table-cell table:style-name="ce11" table:formula="of:=IFERROR(MIN(MAX(ROUND(AVERAGE((MIN(([.$P10]^[.$X$2])/([.$AF10]^[.$AO$2]);[.$AQ$2]))*([.$V10]+[.$AR$2]);([.P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0]+[.$S10]+[.$U10])/8/[.$AF10];[.$AQ$2]))*([.$V10]+3)*[.$AS$2];([.U1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0]^2)/([.$AF10]^[.$AO$2]);[.$AQ$2]))*([.$V10]+3)*[.$AS$2]);([.T1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0]^[.$AO$2])/([.$AF10]^[.$AO$2]);[.$AQ$2]))*([.$V10]+3)*[.$AS$2]);([.Q1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0]^[.$AO$2])/([.$AF10]^[.$AO$2]);[.$AQ$2]))*([.$V10]+3)*[.$AS$2]);([.S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0]^[.$AC$2])/([.$AF10]^[.$AO$2]);[.$AQ$2]))*([.$V10]+[.$AR$2]);([.R10]/10));0)*5; [.$AU$2]); [.$AT$2]);0)" office:value-type="float" office:value="40" calcext:value-type="float">
            <text:p>40</text:p>
          </table:table-cell>
          <table:table-cell table:formula="of:=ROUND(AVERAGE([.AP10:.AV10]);2)" office:value-type="float" office:value="42.14" calcext:value-type="float">
            <text:p>42.14</text:p>
          </table:table-cell>
          <table:table-cell/>
          <table:table-cell table:formula="of:=MIN(MAX([.AH10]-[.AH9];0);[.$BF$2])" office:value-type="float" office:value="3" calcext:value-type="float">
            <text:p>3</text:p>
          </table:table-cell>
          <table:table-cell table:formula="of:=MIN(MAX([.AI10]-[.AI9];0);[.$BF$2])" office:value-type="float" office:value="2" calcext:value-type="float">
            <text:p>2</text:p>
          </table:table-cell>
          <table:table-cell table:formula="of:=MIN(MAX([.AJ10]-[.AJ9];0);[.$BF$2])" office:value-type="float" office:value="3" calcext:value-type="float">
            <text:p>3</text:p>
          </table:table-cell>
          <table:table-cell table:formula="of:=MIN(MAX([.AK10]-[.AK9];0);[.$BF$2])" office:value-type="float" office:value="1" calcext:value-type="float">
            <text:p>1</text:p>
          </table:table-cell>
          <table:table-cell table:formula="of:=MIN(MAX([.AL10]-[.AL9];0);[.$BF$2])" office:value-type="float" office:value="3" calcext:value-type="float">
            <text:p>3</text:p>
          </table:table-cell>
          <table:table-cell table:formula="of:=MIN(MAX([.AM10]-[.AM9];0);[.$BF$2])" office:value-type="float" office:value="2" calcext:value-type="float">
            <text:p>2</text:p>
          </table:table-cell>
          <table:table-cell table:formula="of:=MIN(MAX([.AN10]-[.AN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78" calcext:value-type="float">
            <text:p>78</text:p>
          </table:table-cell>
          <table:table-cell table:style-name="ce55" table:formula="of:=[.O11]-[.C11]" office:value-type="float" office:value="0" calcext:value-type="float">
            <text:p>0</text:p>
          </table:table-cell>
          <table:table-cell table:style-name="ce29" table:formula="of:=[.P11]-[.D11]" office:value-type="float" office:value="5" calcext:value-type="float">
            <text:p>5</text:p>
          </table:table-cell>
          <table:table-cell table:style-name="ce60" table:formula="of:=[.Q11]-[.E11]" office:value-type="float" office:value="-5" calcext:value-type="float">
            <text:p>-5</text:p>
          </table:table-cell>
          <table:table-cell table:style-name="ce62" table:formula="of:=[.R11]-[.F11]" office:value-type="float" office:value="15" calcext:value-type="float">
            <text:p>15</text:p>
          </table:table-cell>
          <table:table-cell table:style-name="ce64" table:formula="of:=[.S11]-[.G11]" office:value-type="float" office:value="-15" calcext:value-type="float">
            <text:p>-15</text:p>
          </table:table-cell>
          <table:table-cell table:style-name="ce66" table:formula="of:=[.T11]-[.H11]" office:value-type="float" office:value="0" calcext:value-type="float">
            <text:p>0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88" calcext:value-type="float">
            <text:p>88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11:.T11])" office:value-type="float" office:value="530" calcext:value-type="float">
            <text:p>530</text:p>
          </table:table-cell>
          <table:table-cell table:style-name="ce11" table:formula="of:=ROUND((([.U11]/[.$AE$1])*MAX([.U11]/420; 1.2));2)" office:value-type="float" office:value="7.43" calcext:value-type="float">
            <text:p>7.43</text:p>
          </table:table-cell>
          <table:table-cell table:style-name="ce4" table:formula="of:=IFERROR((ROUND((((MIN(([.$O11]^2)/([.$AF11]^2);[.$AD$2])))*[.$V11]*0.8)+([.O11]/10))*5)+10; 0)" office:value-type="float" office:value="75" calcext:value-type="float">
            <text:p>75</text:p>
          </table:table-cell>
          <table:table-cell table:style-name="ce6" table:formula="of:=IFERROR(ROUND((AVERAGE(MIN(([.$P11]^[.$X$2])/([.$AF11]^2);[.$AD$2]); MIN([.P11]/[.$AA$2]; [.$Z$2])))*([.$V11]+[.$Y$2]))*5;0)" office:value-type="float" office:value="55" calcext:value-type="float">
            <text:p>55</text:p>
          </table:table-cell>
          <table:table-cell table:style-name="ce24" table:formula="of:=IFERROR(ROUND((MIN(([.$P11]+[.$S11]+[.$U11])/8/[.$AF11];[.$AD$2]))*([.$V11]+3))*5;0)" office:value-type="float" office:value="50" calcext:value-type="float">
            <text:p>50</text:p>
          </table:table-cell>
          <table:table-cell table:style-name="ce16" table:formula="of:=IFERROR(ROUND(((MIN(([.$T11]^2)/([.$AF11]^2);[.$AD$2]))*([.$V11]+3)*[.$AF$2]))*5;0)" office:value-type="float" office:value="35" calcext:value-type="float">
            <text:p>35</text:p>
          </table:table-cell>
          <table:table-cell table:style-name="ce8" table:formula="of:=IFERROR(ROUND((AVERAGE(MIN(([.$Q11]^2)/([.$AF11]^2);[.$AD$2]);MIN([.Q11]/[.$AB$2]; [.$Z$2]))*([.$V11]+3)*[.$AF$2]))*5;0)" office:value-type="float" office:value="65" calcext:value-type="float">
            <text:p>65</text:p>
          </table:table-cell>
          <table:table-cell table:style-name="ce14" table:formula="of:=IFERROR(ROUND((AVERAGE(MIN(([.$S11]^2)/([.$AF11]^2);[.$AD$2]);MIN([.S11]/[.$AB$2]; [.$Z$2]))*([.$V11]+3)*[.$AF$2]))*5;0)" office:value-type="float" office:value="65" calcext:value-type="float">
            <text:p>65</text:p>
          </table:table-cell>
          <table:table-cell table:style-name="ce10" table:formula="of:=IFERROR(ROUND((AVERAGE(MIN(([.$R11]^[.$AC$2])/([.$AF11]^2);[.$AD$2]); MIN([.R11]/[.$AA$2]; [.$Z$2])))*([.$V11]+[.$Y$2]))*5;0)" office:value-type="float" office:value="65" calcext:value-type="float">
            <text:p>65</text:p>
          </table:table-cell>
          <table:table-cell table:style-name="ce11" table:formula="of:=ROUND(AVERAGE([.W11:.AC11]))" office:value-type="float" office:value="59" calcext:value-type="float">
            <text:p>59</text:p>
          </table:table-cell>
          <table:table-cell table:style-name="ce11" table:formula="of:=ROUND((([.U11]/[.$AE$1])*MAX([.U11]/350;0.8));2)" office:value-type="float" office:value="8.92" calcext:value-type="float">
            <text:p>8.92</text:p>
          </table:table-cell>
          <table:table-cell table:style-name="ce11" table:formula="of:=ROUND([.U11]/6;2)" office:value-type="float" office:value="88.33" calcext:value-type="float">
            <text:p>88.33</text:p>
          </table:table-cell>
          <table:table-cell table:style-name="ce18" table:formula="of:=ROUND(MIN(([.P11]/10); 60);0)*5" office:value-type="float" office:value="45" calcext:value-type="float">
            <text:p>45</text:p>
          </table:table-cell>
          <table:table-cell table:style-name="ce40" table:formula="of:=IFERROR(ROUND((((MIN(([.$O11]^2)/([.$AF11]^2);[.$AE$2])))*[.$AE11]*0.8)+([.O11]/10))+10;10)" office:value-type="float" office:value="24" calcext:value-type="float">
            <text:p>24</text:p>
          </table:table-cell>
          <table:table-cell table:style-name="ce41" table:formula="of:=IFERROR(ROUND(((MIN(([.$P11]^2)/([.$AF11]^2);[.$AE$2])))*[.$AE11]);0)" office:value-type="float" office:value="9" calcext:value-type="float">
            <text:p>9</text:p>
          </table:table-cell>
          <table:table-cell table:style-name="ce42" table:formula="of:=IFERROR(ROUND(MIN(([.P11]+[.S11]+[.U11])/8/[.$AF11];[.$AE$2])^2*[.$AE11]);0)" office:value-type="float" office:value="9" calcext:value-type="float">
            <text:p>9</text:p>
          </table:table-cell>
          <table:table-cell table:style-name="ce43" table:formula="of:=IFERROR(ROUND(((MIN(([.T11]^2)/([.$AF11]^2);[.$AE$2])))*[.$AE11]*[.$AF$1]);0)" office:value-type="float" office:value="5" calcext:value-type="float">
            <text:p>5</text:p>
          </table:table-cell>
          <table:table-cell table:style-name="ce44" table:formula="of:=IFERROR(ROUND(((MIN(([.Q11]^2)/([.$AF11]^2);[.$AE$2])))*[.$AE11]*[.$AF$1]);0)" office:value-type="float" office:value="7" calcext:value-type="float">
            <text:p>7</text:p>
          </table:table-cell>
          <table:table-cell table:style-name="ce45" table:formula="of:=IFERROR(ROUND(((MIN(([.S11]^2)/([.$AF11]^2);[.$AE$2])))*[.$AE11]*[.$AF$1]);0)" office:value-type="float" office:value="6" calcext:value-type="float">
            <text:p>6</text:p>
          </table:table-cell>
          <table:table-cell table:style-name="ce46" table:formula="of:=IFERROR(ROUND(((MIN(([.R11]^2)/([.$AF11]^2);[.$AE$2]))*[.$AE11]));0)" office:value-type="float" office:value="11" calcext:value-type="float">
            <text:p>11</text:p>
          </table:table-cell>
          <table:table-cell table:formula="of:=ROUND(AVERAGE([.AI11:.AN11]);2)" office:value-type="float" office:value="7.83" calcext:value-type="float">
            <text:p>7.83</text:p>
          </table:table-cell>
          <table:table-cell table:style-name="ce11" table:formula="of:=IFERROR(MIN(MAX((ROUND(AVERAGE((((MIN(([.$O11]^[.$AO$2])/([.$AF11]^[.$AO$2]);[.$AQ$2])))*[.$V11]*0.8)+([.$O11]/10);([.O11]/8));0)*5)+10; 30); 99); 0)" office:value-type="float" office:value="65" calcext:value-type="float">
            <text:p>65</text:p>
          </table:table-cell>
          <table:table-cell table:style-name="ce11" table:formula="of:=IFERROR(MIN(MAX(ROUND(AVERAGE((MIN(([.$P11]^[.$X$2])/([.$AF11]^[.$AO$2]);[.$AQ$2]))*([.$V11]+[.$AR$2]);([.P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1]+[.$S11]+[.$U11])/8/[.$AF11];[.$AQ$2]))*([.$V11]+3)*[.$AS$2];([.U1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1]^2)/([.$AF11]^[.$AO$2]);[.$AQ$2]))*([.$V11]+3)*[.$AS$2]);([.T1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1]^[.$AO$2])/([.$AF11]^[.$AO$2]);[.$AQ$2]))*([.$V11]+3)*[.$AS$2]);([.Q1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1]^[.$AO$2])/([.$AF11]^[.$AO$2]);[.$AQ$2]))*([.$V11]+3)*[.$AS$2]);([.S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1]^[.$AC$2])/([.$AF11]^[.$AO$2]);[.$AQ$2]))*([.$V11]+[.$AR$2]);([.R11]/10));0)*5; [.$AU$2]); [.$AT$2]);0)" office:value-type="float" office:value="50" calcext:value-type="float">
            <text:p>50</text:p>
          </table:table-cell>
          <table:table-cell table:formula="of:=ROUND(AVERAGE([.AP11:.AV11]);2)" office:value-type="float" office:value="49.29" calcext:value-type="float">
            <text:p>49.29</text:p>
          </table:table-cell>
          <table:table-cell/>
          <table:table-cell table:formula="of:=MIN(MAX([.AH11]-[.AH10];0);[.$BF$2])" office:value-type="float" office:value="4" calcext:value-type="float">
            <text:p>4</text:p>
          </table:table-cell>
          <table:table-cell table:formula="of:=MIN(MAX([.AI11]-[.AI10];0);[.$BF$2])" office:value-type="float" office:value="3" calcext:value-type="float">
            <text:p>3</text:p>
          </table:table-cell>
          <table:table-cell table:formula="of:=MIN(MAX([.AJ11]-[.AJ10];0);[.$BF$2])" office:value-type="float" office:value="3" calcext:value-type="float">
            <text:p>3</text:p>
          </table:table-cell>
          <table:table-cell table:formula="of:=MIN(MAX([.AK11]-[.AK10];0);[.$BF$2])" office:value-type="float" office:value="2" calcext:value-type="float">
            <text:p>2</text:p>
          </table:table-cell>
          <table:table-cell table:formula="of:=MIN(MAX([.AL11]-[.AL10];0);[.$BF$2])" office:value-type="float" office:value="2" calcext:value-type="float">
            <text:p>2</text:p>
          </table:table-cell>
          <table:table-cell table:formula="of:=MIN(MAX([.AM11]-[.AM10];0);[.$BF$2])" office:value-type="float" office:value="2" calcext:value-type="float">
            <text:p>2</text:p>
          </table:table-cell>
          <table:table-cell table:formula="of:=MIN(MAX([.AN11]-[.AN10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12]-[.C12]" office:value-type="float" office:value="0" calcext:value-type="float">
            <text:p>0</text:p>
          </table:table-cell>
          <table:table-cell table:style-name="ce29" table:formula="of:=[.P12]-[.D12]" office:value-type="float" office:value="5" calcext:value-type="float">
            <text:p>5</text:p>
          </table:table-cell>
          <table:table-cell table:style-name="ce60" table:formula="of:=[.Q12]-[.E12]" office:value-type="float" office:value="-10" calcext:value-type="float">
            <text:p>-10</text:p>
          </table:table-cell>
          <table:table-cell table:style-name="ce62" table:formula="of:=[.R12]-[.F12]" office:value-type="float" office:value="15" calcext:value-type="float">
            <text:p>15</text:p>
          </table:table-cell>
          <table:table-cell table:style-name="ce64" table:formula="of:=[.S12]-[.G12]" office:value-type="float" office:value="0" calcext:value-type="float">
            <text:p>0</text:p>
          </table:table-cell>
          <table:table-cell table:style-name="ce66" table:formula="of:=[.T12]-[.H12]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12:.T12])" office:value-type="float" office:value="205" calcext:value-type="float">
            <text:p>205</text:p>
          </table:table-cell>
          <table:table-cell table:style-name="ce11" table:formula="of:=ROUND((([.U12]/[.$AE$1])*MAX([.U12]/420; 1.2));2)" office:value-type="float" office:value="2.73" calcext:value-type="float">
            <text:p>2.73</text:p>
          </table:table-cell>
          <table:table-cell table:style-name="ce4" table:formula="of:=IFERROR((ROUND((((MIN(([.$O12]^2)/([.$AF12]^2);[.$AD$2])))*[.$V12]*0.8)+([.O12]/10))*5)+10; 0)" office:value-type="float" office:value="50" calcext:value-type="float">
            <text:p>50</text:p>
          </table:table-cell>
          <table:table-cell table:style-name="ce6" table:formula="of:=IFERROR(ROUND((AVERAGE(MIN(([.$P12]^[.$X$2])/([.$AF12]^2);[.$AD$2]); MIN([.P12]/[.$AA$2]; [.$Z$2])))*([.$V12]+[.$Y$2]))*5;0)" office:value-type="float" office:value="15" calcext:value-type="float">
            <text:p>15</text:p>
          </table:table-cell>
          <table:table-cell table:style-name="ce24" table:formula="of:=IFERROR(ROUND((MIN(([.$P12]+[.$S12]+[.$U12])/8/[.$AF12];[.$AD$2]))*([.$V12]+3))*5;0)" office:value-type="float" office:value="25" calcext:value-type="float">
            <text:p>25</text:p>
          </table:table-cell>
          <table:table-cell table:style-name="ce16" table:formula="of:=IFERROR(ROUND(((MIN(([.$T12]^2)/([.$AF12]^2);[.$AD$2]))*([.$V12]+3)*[.$AF$2]))*5;0)" office:value-type="float" office:value="40" calcext:value-type="float">
            <text:p>40</text:p>
          </table:table-cell>
          <table:table-cell table:style-name="ce8" table:formula="of:=IFERROR(ROUND((AVERAGE(MIN(([.$Q12]^2)/([.$AF12]^2);[.$AD$2]);MIN([.Q12]/[.$AB$2]; [.$Z$2]))*([.$V12]+3)*[.$AF$2]))*5;0)" office:value-type="float" office:value="15" calcext:value-type="float">
            <text:p>15</text:p>
          </table:table-cell>
          <table:table-cell table:style-name="ce14" table:formula="of:=IFERROR(ROUND((AVERAGE(MIN(([.$S12]^2)/([.$AF12]^2);[.$AD$2]);MIN([.S12]/[.$AB$2]; [.$Z$2]))*([.$V12]+3)*[.$AF$2]))*5;0)" office:value-type="float" office:value="10" calcext:value-type="float">
            <text:p>10</text:p>
          </table:table-cell>
          <table:table-cell table:style-name="ce10" table:formula="of:=IFERROR(ROUND((AVERAGE(MIN(([.$R12]^[.$AC$2])/([.$AF12]^2);[.$AD$2]); MIN([.R12]/[.$AA$2]; [.$Z$2])))*([.$V12]+[.$Y$2]))*5;0)" office:value-type="float" office:value="15" calcext:value-type="float">
            <text:p>15</text:p>
          </table:table-cell>
          <table:table-cell table:style-name="ce11" table:formula="of:=ROUND(AVERAGE([.W12:.AC12]))" office:value-type="float" office:value="24" calcext:value-type="float">
            <text:p>24</text:p>
          </table:table-cell>
          <table:table-cell table:style-name="ce11" table:formula="of:=ROUND((([.U12]/[.$AE$1])*MAX([.U12]/350;0.8));2)" office:value-type="float" office:value="1.82" calcext:value-type="float">
            <text:p>1.82</text:p>
          </table:table-cell>
          <table:table-cell table:style-name="ce11" table:formula="of:=ROUND([.U12]/6;2)" office:value-type="float" office:value="34.17" calcext:value-type="float">
            <text:p>34.17</text:p>
          </table:table-cell>
          <table:table-cell table:style-name="ce18" table:formula="of:=ROUND(MIN(([.P12]/10); 60);0)*5" office:value-type="float" office:value="20" calcext:value-type="float">
            <text:p>20</text:p>
          </table:table-cell>
          <table:table-cell table:style-name="ce40" table:formula="of:=IFERROR(ROUND((((MIN(([.$O12]^2)/([.$AF12]^2);[.$AE$2])))*[.$AE12]*0.8)+([.O12]/10))+10;10)" office:value-type="float" office:value="17" calcext:value-type="float">
            <text:p>17</text:p>
          </table:table-cell>
          <table:table-cell table:style-name="ce41" table:formula="of:=IFERROR(ROUND(((MIN(([.$P12]^2)/([.$AF12]^2);[.$AE$2])))*[.$AE12]);0)" office:value-type="float" office:value="2" calcext:value-type="float">
            <text:p>2</text:p>
          </table:table-cell>
          <table:table-cell table:style-name="ce42" table:formula="of:=IFERROR(ROUND(MIN(([.P12]+[.S12]+[.U12])/8/[.$AF12];[.$AE$2])^2*[.$AE12]);0)" office:value-type="float" office:value="2" calcext:value-type="float">
            <text:p>2</text:p>
          </table:table-cell>
          <table:table-cell table:style-name="ce43" table:formula="of:=IFERROR(ROUND(((MIN(([.T12]^2)/([.$AF12]^2);[.$AE$2])))*[.$AE12]*[.$AF$1]);0)" office:value-type="float" office:value="2" calcext:value-type="float">
            <text:p>2</text:p>
          </table:table-cell>
          <table:table-cell table:style-name="ce44" table:formula="of:=IFERROR(ROUND(((MIN(([.Q12]^2)/([.$AF12]^2);[.$AE$2])))*[.$AE12]*[.$AF$1]);0)" office:value-type="float" office:value="1" calcext:value-type="float">
            <text:p>1</text:p>
          </table:table-cell>
          <table:table-cell table:style-name="ce45" table:formula="of:=IFERROR(ROUND(((MIN(([.S12]^2)/([.$AF12]^2);[.$AE$2])))*[.$AE12]*[.$AF$1]);0)" office:value-type="float" office:value="0" calcext:value-type="float">
            <text:p>0</text:p>
          </table:table-cell>
          <table:table-cell table:style-name="ce46" table:formula="of:=IFERROR(ROUND(((MIN(([.R12]^2)/([.$AF12]^2);[.$AE$2]))*[.$AE12]));0)" office:value-type="float" office:value="2" calcext:value-type="float">
            <text:p>2</text:p>
          </table:table-cell>
          <table:table-cell table:formula="of:=ROUND(AVERAGE([.AI12:.AN12]);2)" office:value-type="float" office:value="1.5" calcext:value-type="float">
            <text:p>1.5</text:p>
          </table:table-cell>
          <table:table-cell table:style-name="ce11" table:formula="of:=IFERROR(MIN(MAX((ROUND(AVERAGE((((MIN(([.$O12]^[.$AO$2])/([.$AF12]^[.$AO$2]);[.$AQ$2])))*[.$V12]*0.8)+([.$O12]/10);([.O12]/8));0)*5)+10; 30); 99); 0)" office:value-type="float" office:value="40" calcext:value-type="float">
            <text:p>40</text:p>
          </table:table-cell>
          <table:table-cell table:style-name="ce11" table:formula="of:=IFERROR(MIN(MAX(ROUND(AVERAGE((MIN(([.$P12]^[.$X$2])/([.$AF12]^[.$AO$2]);[.$AQ$2]))*([.$V12]+[.$AR$2]);([.P1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2]+[.$S12]+[.$U12])/8/[.$AF12];[.$AQ$2]))*([.$V12]+3)*[.$AS$2];([.U12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2]^2)/([.$AF12]^[.$AO$2]);[.$AQ$2]))*([.$V12]+3)*[.$AS$2]);([.T1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2]^[.$AO$2])/([.$AF12]^[.$AO$2]);[.$AQ$2]))*([.$V12]+3)*[.$AS$2]);([.Q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]^[.$AO$2])/([.$AF12]^[.$AO$2]);[.$AQ$2]))*([.$V12]+3)*[.$AS$2]);([.S12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2]^[.$AC$2])/([.$AF12]^[.$AO$2]);[.$AQ$2]))*([.$V12]+[.$AR$2]);([.R12]/10));0)*5; [.$AU$2]); [.$AT$2]);0)" office:value-type="float" office:value="20" calcext:value-type="float">
            <text:p>20</text:p>
          </table:table-cell>
          <table:table-cell table:formula="of:=ROUND(AVERAGE([.AP12:.AV12]);2)" office:value-type="float" office:value="22.14" calcext:value-type="float">
            <text:p>22.14</text:p>
          </table:table-cell>
          <table:table-cell/>
          <table:table-cell table:formula="of:=MIN(MAX([.AH12]-[.AH11];0);[.$BF$2])" office:value-type="float" office:value="0" calcext:value-type="float">
            <text:p>0</text:p>
          </table:table-cell>
          <table:table-cell table:formula="of:=MIN(MAX([.AI12]-[.AI11];0);[.$BF$2])" office:value-type="float" office:value="0" calcext:value-type="float">
            <text:p>0</text:p>
          </table:table-cell>
          <table:table-cell table:formula="of:=MIN(MAX([.AJ12]-[.AJ11];0);[.$BF$2])" office:value-type="float" office:value="0" calcext:value-type="float">
            <text:p>0</text:p>
          </table:table-cell>
          <table:table-cell table:formula="of:=MIN(MAX([.AK12]-[.AK11];0);[.$BF$2])" office:value-type="float" office:value="0" calcext:value-type="float">
            <text:p>0</text:p>
          </table:table-cell>
          <table:table-cell table:formula="of:=MIN(MAX([.AL12]-[.AL11];0);[.$BF$2])" office:value-type="float" office:value="0" calcext:value-type="float">
            <text:p>0</text:p>
          </table:table-cell>
          <table:table-cell table:formula="of:=MIN(MAX([.AM12]-[.AM11];0);[.$BF$2])" office:value-type="float" office:value="0" calcext:value-type="float">
            <text:p>0</text:p>
          </table:table-cell>
          <table:table-cell table:formula="of:=MIN(MAX([.AN12]-[.AN1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13]-[.C13]" office:value-type="float" office:value="0" calcext:value-type="float">
            <text:p>0</text:p>
          </table:table-cell>
          <table:table-cell table:style-name="ce29" table:formula="of:=[.P13]-[.D13]" office:value-type="float" office:value="25" calcext:value-type="float">
            <text:p>25</text:p>
          </table:table-cell>
          <table:table-cell table:style-name="ce60" table:formula="of:=[.Q13]-[.E13]" office:value-type="float" office:value="2" calcext:value-type="float">
            <text:p>2</text:p>
          </table:table-cell>
          <table:table-cell table:style-name="ce62" table:formula="of:=[.R13]-[.F13]" office:value-type="float" office:value="20" calcext:value-type="float">
            <text:p>20</text:p>
          </table:table-cell>
          <table:table-cell table:style-name="ce64" table:formula="of:=[.S13]-[.G13]" office:value-type="float" office:value="0" calcext:value-type="float">
            <text:p>0</text:p>
          </table:table-cell>
          <table:table-cell table:style-name="ce66" table:formula="of:=[.T13]-[.H13]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7" calcext:value-type="float">
            <text:p>37</text:p>
          </table:table-cell>
          <table:table-cell table:style-name="ce11" table:formula="of:=SUM([.O13:.T13])" office:value-type="float" office:value="259" calcext:value-type="float">
            <text:p>259</text:p>
          </table:table-cell>
          <table:table-cell table:style-name="ce11" table:formula="of:=ROUND((([.U13]/[.$AE$1])*MAX([.U13]/420; 1.2));2)" office:value-type="float" office:value="3.45" calcext:value-type="float">
            <text:p>3.45</text:p>
          </table:table-cell>
          <table:table-cell table:style-name="ce4" table:formula="of:=IFERROR((ROUND((((MIN(([.$O13]^2)/([.$AF13]^2);[.$AD$2])))*[.$V13]*0.8)+([.O13]/10))*5)+10; 0)" office:value-type="float" office:value="55" calcext:value-type="float">
            <text:p>55</text:p>
          </table:table-cell>
          <table:table-cell table:style-name="ce6" table:formula="of:=IFERROR(ROUND((AVERAGE(MIN(([.$P13]^[.$X$2])/([.$AF13]^2);[.$AD$2]); MIN([.P13]/[.$AA$2]; [.$Z$2])))*([.$V13]+[.$Y$2]))*5;0)" office:value-type="float" office:value="20" calcext:value-type="float">
            <text:p>20</text:p>
          </table:table-cell>
          <table:table-cell table:style-name="ce24" table:formula="of:=IFERROR(ROUND((MIN(([.$P13]+[.$S13]+[.$U13])/8/[.$AF13];[.$AD$2]))*([.$V13]+3))*5;0)" office:value-type="float" office:value="30" calcext:value-type="float">
            <text:p>30</text:p>
          </table:table-cell>
          <table:table-cell table:style-name="ce16" table:formula="of:=IFERROR(ROUND(((MIN(([.$T13]^2)/([.$AF13]^2);[.$AD$2]))*([.$V13]+3)*[.$AF$2]))*5;0)" office:value-type="float" office:value="20" calcext:value-type="float">
            <text:p>20</text:p>
          </table:table-cell>
          <table:table-cell table:style-name="ce8" table:formula="of:=IFERROR(ROUND((AVERAGE(MIN(([.$Q13]^2)/([.$AF13]^2);[.$AD$2]);MIN([.Q13]/[.$AB$2]; [.$Z$2]))*([.$V13]+3)*[.$AF$2]))*5;0)" office:value-type="float" office:value="40" calcext:value-type="float">
            <text:p>40</text:p>
          </table:table-cell>
          <table:table-cell table:style-name="ce14" table:formula="of:=IFERROR(ROUND((AVERAGE(MIN(([.$S13]^2)/([.$AF13]^2);[.$AD$2]);MIN([.S13]/[.$AB$2]; [.$Z$2]))*([.$V13]+3)*[.$AF$2]))*5;0)" office:value-type="float" office:value="10" calcext:value-type="float">
            <text:p>10</text:p>
          </table:table-cell>
          <table:table-cell table:style-name="ce10" table:formula="of:=IFERROR(ROUND((AVERAGE(MIN(([.$R13]^[.$AC$2])/([.$AF13]^2);[.$AD$2]); MIN([.R13]/[.$AA$2]; [.$Z$2])))*([.$V13]+[.$Y$2]))*5;0)" office:value-type="float" office:value="20" calcext:value-type="float">
            <text:p>20</text:p>
          </table:table-cell>
          <table:table-cell table:style-name="ce11" table:formula="of:=ROUND(AVERAGE([.W13:.AC13]))" office:value-type="float" office:value="28" calcext:value-type="float">
            <text:p>28</text:p>
          </table:table-cell>
          <table:table-cell table:style-name="ce11" table:formula="of:=ROUND((([.U13]/[.$AE$1])*MAX([.U13]/350;0.8));2)" office:value-type="float" office:value="2.3" calcext:value-type="float">
            <text:p>2.3</text:p>
          </table:table-cell>
          <table:table-cell table:style-name="ce11" table:formula="of:=ROUND([.U13]/6;2)" office:value-type="float" office:value="43.17" calcext:value-type="float">
            <text:p>43.17</text:p>
          </table:table-cell>
          <table:table-cell table:style-name="ce18" table:formula="of:=ROUND(MIN(([.P13]/10); 60);0)*5" office:value-type="float" office:value="25" calcext:value-type="float">
            <text:p>25</text:p>
          </table:table-cell>
          <table:table-cell table:style-name="ce40" table:formula="of:=IFERROR(ROUND((((MIN(([.$O13]^2)/([.$AF13]^2);[.$AE$2])))*[.$AE13]*0.8)+([.O13]/10))+10;10)" office:value-type="float" office:value="17" calcext:value-type="float">
            <text:p>17</text:p>
          </table:table-cell>
          <table:table-cell table:style-name="ce41" table:formula="of:=IFERROR(ROUND(((MIN(([.$P13]^2)/([.$AF13]^2);[.$AE$2])))*[.$AE13]);0)" office:value-type="float" office:value="2" calcext:value-type="float">
            <text:p>2</text:p>
          </table:table-cell>
          <table:table-cell table:style-name="ce42" table:formula="of:=IFERROR(ROUND(MIN(([.P13]+[.S13]+[.U13])/8/[.$AF13];[.$AE$2])^2*[.$AE13]);0)" office:value-type="float" office:value="2" calcext:value-type="float">
            <text:p>2</text:p>
          </table:table-cell>
          <table:table-cell table:style-name="ce43" table:formula="of:=IFERROR(ROUND(((MIN(([.T13]^2)/([.$AF13]^2);[.$AE$2])))*[.$AE13]*[.$AF$1]);0)" office:value-type="float" office:value="1" calcext:value-type="float">
            <text:p>1</text:p>
          </table:table-cell>
          <table:table-cell table:style-name="ce44" table:formula="of:=IFERROR(ROUND(((MIN(([.Q13]^2)/([.$AF13]^2);[.$AE$2])))*[.$AE13]*[.$AF$1]);0)" office:value-type="float" office:value="3" calcext:value-type="float">
            <text:p>3</text:p>
          </table:table-cell>
          <table:table-cell table:style-name="ce45" table:formula="of:=IFERROR(ROUND(((MIN(([.S13]^2)/([.$AF13]^2);[.$AE$2])))*[.$AE13]*[.$AF$1]);0)" office:value-type="float" office:value="1" calcext:value-type="float">
            <text:p>1</text:p>
          </table:table-cell>
          <table:table-cell table:style-name="ce46" table:formula="of:=IFERROR(ROUND(((MIN(([.R13]^2)/([.$AF13]^2);[.$AE$2]))*[.$AE13]));0)" office:value-type="float" office:value="2" calcext:value-type="float">
            <text:p>2</text:p>
          </table:table-cell>
          <table:table-cell table:formula="of:=ROUND(AVERAGE([.AI13:.AN13]);2)" office:value-type="float" office:value="1.83" calcext:value-type="float">
            <text:p>1.83</text:p>
          </table:table-cell>
          <table:table-cell table:style-name="ce11" table:formula="of:=IFERROR(MIN(MAX((ROUND(AVERAGE((((MIN(([.$O13]^[.$AO$2])/([.$AF13]^[.$AO$2]);[.$AQ$2])))*[.$V13]*0.8)+([.$O13]/10);([.O13]/8));0)*5)+10; 30); 99); 0)" office:value-type="float" office:value="45" calcext:value-type="float">
            <text:p>45</text:p>
          </table:table-cell>
          <table:table-cell table:style-name="ce11" table:formula="of:=IFERROR(MIN(MAX(ROUND(AVERAGE((MIN(([.$P13]^[.$X$2])/([.$AF13]^[.$AO$2]);[.$AQ$2]))*([.$V13]+[.$AR$2]);([.P1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3]+[.$S13]+[.$U13])/8/[.$AF13];[.$AQ$2]))*([.$V13]+3)*[.$AS$2];([.U1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3]^2)/([.$AF13]^[.$AO$2]);[.$AQ$2]))*([.$V13]+3)*[.$AS$2]);([.T1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3]^[.$AO$2])/([.$AF13]^[.$AO$2]);[.$AQ$2]))*([.$V13]+3)*[.$AS$2]);([.Q1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3]^[.$AO$2])/([.$AF13]^[.$AO$2]);[.$AQ$2]))*([.$V13]+3)*[.$AS$2]);([.S1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]^[.$AC$2])/([.$AF13]^[.$AO$2]);[.$AQ$2]))*([.$V13]+[.$AR$2]);([.R13]/10));0)*5; [.$AU$2]); [.$AT$2]);0)" office:value-type="float" office:value="25" calcext:value-type="float">
            <text:p>25</text:p>
          </table:table-cell>
          <table:table-cell table:formula="of:=ROUND(AVERAGE([.AP13:.AV13]);2)" office:value-type="float" office:value="26.43" calcext:value-type="float">
            <text:p>26.43</text:p>
          </table:table-cell>
          <table:table-cell/>
          <table:table-cell table:formula="of:=MIN(MAX([.AH13]-[.AH12];0);[.$BF$2])" office:value-type="float" office:value="0" calcext:value-type="float">
            <text:p>0</text:p>
          </table:table-cell>
          <table:table-cell table:formula="of:=MIN(MAX([.AI13]-[.AI12];0);[.$BF$2])" office:value-type="float" office:value="0" calcext:value-type="float">
            <text:p>0</text:p>
          </table:table-cell>
          <table:table-cell table:formula="of:=MIN(MAX([.AJ13]-[.AJ12];0);[.$BF$2])" office:value-type="float" office:value="0" calcext:value-type="float">
            <text:p>0</text:p>
          </table:table-cell>
          <table:table-cell table:formula="of:=MIN(MAX([.AK13]-[.AK12];0);[.$BF$2])" office:value-type="float" office:value="0" calcext:value-type="float">
            <text:p>0</text:p>
          </table:table-cell>
          <table:table-cell table:formula="of:=MIN(MAX([.AL13]-[.AL12];0);[.$BF$2])" office:value-type="float" office:value="2" calcext:value-type="float">
            <text:p>2</text:p>
          </table:table-cell>
          <table:table-cell table:formula="of:=MIN(MAX([.AM13]-[.AM12];0);[.$BF$2])" office:value-type="float" office:value="1" calcext:value-type="float">
            <text:p>1</text:p>
          </table:table-cell>
          <table:table-cell table:formula="of:=MIN(MAX([.AN13]-[.AN1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14]-[.C14]" office:value-type="float" office:value="0" calcext:value-type="float">
            <text:p>0</text:p>
          </table:table-cell>
          <table:table-cell table:style-name="ce29" table:formula="of:=[.P14]-[.D14]" office:value-type="float" office:value="10" calcext:value-type="float">
            <text:p>10</text:p>
          </table:table-cell>
          <table:table-cell table:style-name="ce60" table:formula="of:=[.Q14]-[.E14]" office:value-type="float" office:value="5" calcext:value-type="float">
            <text:p>5</text:p>
          </table:table-cell>
          <table:table-cell table:style-name="ce62" table:formula="of:=[.R14]-[.F14]" office:value-type="float" office:value="-5" calcext:value-type="float">
            <text:p>-5</text:p>
          </table:table-cell>
          <table:table-cell table:style-name="ce64" table:formula="of:=[.S14]-[.G14]" office:value-type="float" office:value="-10" calcext:value-type="float">
            <text:p>-10</text:p>
          </table:table-cell>
          <table:table-cell table:style-name="ce66" table:formula="of:=[.T14]-[.H14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4:.T14])" office:value-type="float" office:value="400" calcext:value-type="float">
            <text:p>400</text:p>
          </table:table-cell>
          <table:table-cell table:style-name="ce11" table:formula="of:=ROUND((([.U14]/[.$AE$1])*MAX([.U14]/420; 1.2));2)" office:value-type="float" office:value="5.33" calcext:value-type="float">
            <text:p>5.33</text:p>
          </table:table-cell>
          <table:table-cell table:style-name="ce4" table:formula="of:=IFERROR((ROUND((((MIN(([.$O14]^2)/([.$AF14]^2);[.$AD$2])))*[.$V14]*0.8)+([.O14]/10))*5)+10; 0)" office:value-type="float" office:value="55" calcext:value-type="float">
            <text:p>55</text:p>
          </table:table-cell>
          <table:table-cell table:style-name="ce6" table:formula="of:=IFERROR(ROUND((AVERAGE(MIN(([.$P14]^[.$X$2])/([.$AF14]^2);[.$AD$2]); MIN([.P14]/[.$AA$2]; [.$Z$2])))*([.$V14]+[.$Y$2]))*5;0)" office:value-type="float" office:value="25" calcext:value-type="float">
            <text:p>25</text:p>
          </table:table-cell>
          <table:table-cell table:style-name="ce24" table:formula="of:=IFERROR(ROUND((MIN(([.$P14]+[.$S14]+[.$U14])/8/[.$AF14];[.$AD$2]))*([.$V14]+3))*5;0)" office:value-type="float" office:value="40" calcext:value-type="float">
            <text:p>40</text:p>
          </table:table-cell>
          <table:table-cell table:style-name="ce16" table:formula="of:=IFERROR(ROUND(((MIN(([.$T14]^2)/([.$AF14]^2);[.$AD$2]))*([.$V14]+3)*[.$AF$2]))*5;0)" office:value-type="float" office:value="40" calcext:value-type="float">
            <text:p>40</text:p>
          </table:table-cell>
          <table:table-cell table:style-name="ce8" table:formula="of:=IFERROR(ROUND((AVERAGE(MIN(([.$Q14]^2)/([.$AF14]^2);[.$AD$2]);MIN([.Q14]/[.$AB$2]; [.$Z$2]))*([.$V14]+3)*[.$AF$2]))*5;0)" office:value-type="float" office:value="30" calcext:value-type="float">
            <text:p>30</text:p>
          </table:table-cell>
          <table:table-cell table:style-name="ce14" table:formula="of:=IFERROR(ROUND((AVERAGE(MIN(([.$S14]^2)/([.$AF14]^2);[.$AD$2]);MIN([.S14]/[.$AB$2]; [.$Z$2]))*([.$V14]+3)*[.$AF$2]))*5;0)" office:value-type="float" office:value="45" calcext:value-type="float">
            <text:p>45</text:p>
          </table:table-cell>
          <table:table-cell table:style-name="ce10" table:formula="of:=IFERROR(ROUND((AVERAGE(MIN(([.$R14]^[.$AC$2])/([.$AF14]^2);[.$AD$2]); MIN([.R14]/[.$AA$2]; [.$Z$2])))*([.$V14]+[.$Y$2]))*5;0)" office:value-type="float" office:value="50" calcext:value-type="float">
            <text:p>50</text:p>
          </table:table-cell>
          <table:table-cell table:style-name="ce11" table:formula="of:=ROUND(AVERAGE([.W14:.AC14]))" office:value-type="float" office:value="41" calcext:value-type="float">
            <text:p>41</text:p>
          </table:table-cell>
          <table:table-cell table:style-name="ce11" table:formula="of:=ROUND((([.U14]/[.$AE$1])*MAX([.U14]/350;0.8));2)" office:value-type="float" office:value="5.08" calcext:value-type="float">
            <text:p>5.08</text:p>
          </table:table-cell>
          <table:table-cell table:style-name="ce11" table:formula="of:=ROUND([.U14]/6;2)" office:value-type="float" office:value="66.67" calcext:value-type="float">
            <text:p>66.67</text:p>
          </table:table-cell>
          <table:table-cell table:style-name="ce18" table:formula="of:=ROUND(MIN(([.P14]/10); 60);0)*5" office:value-type="float" office:value="30" calcext:value-type="float">
            <text:p>30</text:p>
          </table:table-cell>
          <table:table-cell table:style-name="ce40" table:formula="of:=IFERROR(ROUND((((MIN(([.$O14]^2)/([.$AF14]^2);[.$AE$2])))*[.$AE14]*0.8)+([.O14]/10))+10;10)" office:value-type="float" office:value="19" calcext:value-type="float">
            <text:p>19</text:p>
          </table:table-cell>
          <table:table-cell table:style-name="ce41" table:formula="of:=IFERROR(ROUND(((MIN(([.$P14]^2)/([.$AF14]^2);[.$AE$2])))*[.$AE14]);0)" office:value-type="float" office:value="3" calcext:value-type="float">
            <text:p>3</text:p>
          </table:table-cell>
          <table:table-cell table:style-name="ce42" table:formula="of:=IFERROR(ROUND(MIN(([.P14]+[.S14]+[.U14])/8/[.$AF14];[.$AE$2])^2*[.$AE14]);0)" office:value-type="float" office:value="5" calcext:value-type="float">
            <text:p>5</text:p>
          </table:table-cell>
          <table:table-cell table:style-name="ce43" table:formula="of:=IFERROR(ROUND(((MIN(([.T14]^2)/([.$AF14]^2);[.$AE$2])))*[.$AE14]*[.$AF$1]);0)" office:value-type="float" office:value="5" calcext:value-type="float">
            <text:p>5</text:p>
          </table:table-cell>
          <table:table-cell table:style-name="ce44" table:formula="of:=IFERROR(ROUND(((MIN(([.Q14]^2)/([.$AF14]^2);[.$AE$2])))*[.$AE14]*[.$AF$1]);0)" office:value-type="float" office:value="2" calcext:value-type="float">
            <text:p>2</text:p>
          </table:table-cell>
          <table:table-cell table:style-name="ce45" table:formula="of:=IFERROR(ROUND(((MIN(([.S14]^2)/([.$AF14]^2);[.$AE$2])))*[.$AE14]*[.$AF$1]);0)" office:value-type="float" office:value="4" calcext:value-type="float">
            <text:p>4</text:p>
          </table:table-cell>
          <table:table-cell table:style-name="ce46" table:formula="of:=IFERROR(ROUND(((MIN(([.R14]^2)/([.$AF14]^2);[.$AE$2]))*[.$AE14]));0)" office:value-type="float" office:value="8" calcext:value-type="float">
            <text:p>8</text:p>
          </table:table-cell>
          <table:table-cell table:formula="of:=ROUND(AVERAGE([.AI14:.AN14]);2)" office:value-type="float" office:value="4.5" calcext:value-type="float">
            <text:p>4.5</text:p>
          </table:table-cell>
          <table:table-cell table:style-name="ce11" table:formula="of:=IFERROR(MIN(MAX((ROUND(AVERAGE((((MIN(([.$O14]^[.$AO$2])/([.$AF14]^[.$AO$2]);[.$AQ$2])))*[.$V14]*0.8)+([.$O14]/10);([.O14]/8));0)*5)+10; 30); 99); 0)" office:value-type="float" office:value="50" calcext:value-type="float">
            <text:p>50</text:p>
          </table:table-cell>
          <table:table-cell table:style-name="ce11" table:formula="of:=IFERROR(MIN(MAX(ROUND(AVERAGE((MIN(([.$P14]^[.$X$2])/([.$AF14]^[.$AO$2]);[.$AQ$2]))*([.$V14]+[.$AR$2]);([.P1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4]+[.$S14]+[.$U14])/8/[.$AF14];[.$AQ$2]))*([.$V14]+3)*[.$AS$2];([.U1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4]^2)/([.$AF14]^[.$AO$2]);[.$AQ$2]))*([.$V14]+3)*[.$AS$2]);([.T1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]^[.$AO$2])/([.$AF14]^[.$AO$2]);[.$AQ$2]))*([.$V14]+3)*[.$AS$2]);([.Q1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4]^[.$AO$2])/([.$AF14]^[.$AO$2]);[.$AQ$2]))*([.$V14]+3)*[.$AS$2]);([.S1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]^[.$AC$2])/([.$AF14]^[.$AO$2]);[.$AQ$2]))*([.$V14]+[.$AR$2]);([.R14]/10));0)*5; [.$AU$2]); [.$AT$2]);0)" office:value-type="float" office:value="40" calcext:value-type="float">
            <text:p>40</text:p>
          </table:table-cell>
          <table:table-cell table:formula="of:=ROUND(AVERAGE([.AP14:.AV14]);2)" office:value-type="float" office:value="37.14" calcext:value-type="float">
            <text:p>37.14</text:p>
          </table:table-cell>
          <table:table-cell/>
          <table:table-cell table:formula="of:=MIN(MAX([.AH14]-[.AH13];0);[.$BF$2])" office:value-type="float" office:value="2" calcext:value-type="float">
            <text:p>2</text:p>
          </table:table-cell>
          <table:table-cell table:formula="of:=MIN(MAX([.AI14]-[.AI13];0);[.$BF$2])" office:value-type="float" office:value="1" calcext:value-type="float">
            <text:p>1</text:p>
          </table:table-cell>
          <table:table-cell table:formula="of:=MIN(MAX([.AJ14]-[.AJ13];0);[.$BF$2])" office:value-type="float" office:value="3" calcext:value-type="float">
            <text:p>3</text:p>
          </table:table-cell>
          <table:table-cell table:formula="of:=MIN(MAX([.AK14]-[.AK13];0);[.$BF$2])" office:value-type="float" office:value="4" calcext:value-type="float">
            <text:p>4</text:p>
          </table:table-cell>
          <table:table-cell table:formula="of:=MIN(MAX([.AL14]-[.AL13];0);[.$BF$2])" office:value-type="float" office:value="0" calcext:value-type="float">
            <text:p>0</text:p>
          </table:table-cell>
          <table:table-cell table:formula="of:=MIN(MAX([.AM14]-[.AM13];0);[.$BF$2])" office:value-type="float" office:value="3" calcext:value-type="float">
            <text:p>3</text:p>
          </table:table-cell>
          <table:table-cell table:formula="of:=MIN(MAX([.AN14]-[.AN13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5]-[.C15]" office:value-type="float" office:value="-5" calcext:value-type="float">
            <text:p>-5</text:p>
          </table:table-cell>
          <table:table-cell table:style-name="ce29" table:formula="of:=[.P15]-[.D15]" office:value-type="float" office:value="5" calcext:value-type="float">
            <text:p>5</text:p>
          </table:table-cell>
          <table:table-cell table:style-name="ce60" table:formula="of:=[.Q15]-[.E15]" office:value-type="float" office:value="0" calcext:value-type="float">
            <text:p>0</text:p>
          </table:table-cell>
          <table:table-cell table:style-name="ce62" table:formula="of:=[.R15]-[.F15]" office:value-type="float" office:value="0" calcext:value-type="float">
            <text:p>0</text:p>
          </table:table-cell>
          <table:table-cell table:style-name="ce64" table:formula="of:=[.S15]-[.G15]" office:value-type="float" office:value="0" calcext:value-type="float">
            <text:p>0</text:p>
          </table:table-cell>
          <table:table-cell table:style-name="ce66" table:formula="of:=[.T15]-[.H15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:.T15])" office:value-type="float" office:value="195" calcext:value-type="float">
            <text:p>195</text:p>
          </table:table-cell>
          <table:table-cell table:style-name="ce11" table:formula="of:=ROUND((([.U15]/[.$AE$1])*MAX([.U15]/420; 1.2));2)" office:value-type="float" office:value="2.6" calcext:value-type="float">
            <text:p>2.6</text:p>
          </table:table-cell>
          <table:table-cell table:style-name="ce4" table:formula="of:=IFERROR((ROUND((((MIN(([.$O15]^2)/([.$AF15]^2);[.$AD$2])))*[.$V15]*0.8)+([.O15]/10))*5)+10; 0)" office:value-type="float" office:value="40" calcext:value-type="float">
            <text:p>40</text:p>
          </table:table-cell>
          <table:table-cell table:style-name="ce6" table:formula="of:=IFERROR(ROUND((AVERAGE(MIN(([.$P15]^[.$X$2])/([.$AF15]^2);[.$AD$2]); MIN([.P15]/[.$AA$2]; [.$Z$2])))*([.$V15]+[.$Y$2]))*5;0)" office:value-type="float" office:value="20" calcext:value-type="float">
            <text:p>20</text:p>
          </table:table-cell>
          <table:table-cell table:style-name="ce24" table:formula="of:=IFERROR(ROUND((MIN(([.$P15]+[.$S15]+[.$U15])/8/[.$AF15];[.$AD$2]))*([.$V15]+3))*5;0)" office:value-type="float" office:value="25" calcext:value-type="float">
            <text:p>25</text:p>
          </table:table-cell>
          <table:table-cell table:style-name="ce16" table:formula="of:=IFERROR(ROUND(((MIN(([.$T15]^2)/([.$AF15]^2);[.$AD$2]))*([.$V15]+3)*[.$AF$2]))*5;0)" office:value-type="float" office:value="50" calcext:value-type="float">
            <text:p>50</text:p>
          </table:table-cell>
          <table:table-cell table:style-name="ce8" table:formula="of:=IFERROR(ROUND((AVERAGE(MIN(([.$Q15]^2)/([.$AF15]^2);[.$AD$2]);MIN([.Q15]/[.$AB$2]; [.$Z$2]))*([.$V15]+3)*[.$AF$2]))*5;0)" office:value-type="float" office:value="15" calcext:value-type="float">
            <text:p>15</text:p>
          </table:table-cell>
          <table:table-cell table:style-name="ce14" table:formula="of:=IFERROR(ROUND((AVERAGE(MIN(([.$S15]^2)/([.$AF15]^2);[.$AD$2]);MIN([.S15]/[.$AB$2]; [.$Z$2]))*([.$V15]+3)*[.$AF$2]))*5;0)" office:value-type="float" office:value="10" calcext:value-type="float">
            <text:p>10</text:p>
          </table:table-cell>
          <table:table-cell table:style-name="ce10" table:formula="of:=IFERROR(ROUND((AVERAGE(MIN(([.$R15]^[.$AC$2])/([.$AF15]^2);[.$AD$2]); MIN([.R15]/[.$AA$2]; [.$Z$2])))*([.$V15]+[.$Y$2]))*5;0)" office:value-type="float" office:value="5" calcext:value-type="float">
            <text:p>5</text:p>
          </table:table-cell>
          <table:table-cell table:style-name="ce11" table:formula="of:=ROUND(AVERAGE([.W15:.AC15]))" office:value-type="float" office:value="24" calcext:value-type="float">
            <text:p>24</text:p>
          </table:table-cell>
          <table:table-cell table:style-name="ce11" table:formula="of:=ROUND((([.U15]/[.$AE$1])*MAX([.U15]/350;0.8));2)" office:value-type="float" office:value="1.73" calcext:value-type="float">
            <text:p>1.73</text:p>
          </table:table-cell>
          <table:table-cell table:style-name="ce11" table:formula="of:=ROUND([.U15]/6;2)" office:value-type="float" office:value="32.5" calcext:value-type="float">
            <text:p>32.5</text:p>
          </table:table-cell>
          <table:table-cell table:style-name="ce18" table:formula="of:=ROUND(MIN(([.P15]/10); 60);0)*5" office:value-type="float" office:value="20" calcext:value-type="float">
            <text:p>20</text:p>
          </table:table-cell>
          <table:table-cell table:style-name="ce40" table:formula="of:=IFERROR(ROUND((((MIN(([.$O15]^2)/([.$AF15]^2);[.$AE$2])))*[.$AE15]*0.8)+([.O15]/10))+10;10)" office:value-type="float" office:value="15" calcext:value-type="float">
            <text:p>15</text:p>
          </table:table-cell>
          <table:table-cell table:style-name="ce41" table:formula="of:=IFERROR(ROUND(((MIN(([.$P15]^2)/([.$AF15]^2);[.$AE$2])))*[.$AE15]);0)" office:value-type="float" office:value="3" calcext:value-type="float">
            <text:p>3</text:p>
          </table:table-cell>
          <table:table-cell table:style-name="ce42" table:formula="of:=IFERROR(ROUND(MIN(([.P15]+[.S15]+[.U15])/8/[.$AF15];[.$AE$2])^2*[.$AE15]);0)" office:value-type="float" office:value="2" calcext:value-type="float">
            <text:p>2</text:p>
          </table:table-cell>
          <table:table-cell table:style-name="ce43" table:formula="of:=IFERROR(ROUND(((MIN(([.T15]^2)/([.$AF15]^2);[.$AE$2])))*[.$AE15]*[.$AF$1]);0)" office:value-type="float" office:value="2" calcext:value-type="float">
            <text:p>2</text:p>
          </table:table-cell>
          <table:table-cell table:style-name="ce44" table:formula="of:=IFERROR(ROUND(((MIN(([.Q15]^2)/([.$AF15]^2);[.$AE$2])))*[.$AE15]*[.$AF$1]);0)" office:value-type="float" office:value="1" calcext:value-type="float">
            <text:p>1</text:p>
          </table:table-cell>
          <table:table-cell table:style-name="ce45" table:formula="of:=IFERROR(ROUND(((MIN(([.S15]^2)/([.$AF15]^2);[.$AE$2])))*[.$AE15]*[.$AF$1]);0)" office:value-type="float" office:value="0" calcext:value-type="float">
            <text:p>0</text:p>
          </table:table-cell>
          <table:table-cell table:style-name="ce46" table:formula="of:=IFERROR(ROUND(((MIN(([.R15]^2)/([.$AF15]^2);[.$AE$2]))*[.$AE15]));0)" office:value-type="float" office:value="1" calcext:value-type="float">
            <text:p>1</text:p>
          </table:table-cell>
          <table:table-cell table:formula="of:=ROUND(AVERAGE([.AI15:.AN15]);2)" office:value-type="float" office:value="1.5" calcext:value-type="float">
            <text:p>1.5</text:p>
          </table:table-cell>
          <table:table-cell table:style-name="ce11" table:formula="of:=IFERROR(MIN(MAX((ROUND(AVERAGE((((MIN(([.$O15]^[.$AO$2])/([.$AF15]^[.$AO$2]);[.$AQ$2])))*[.$V15]*0.8)+([.$O15]/10);([.O15]/8));0)*5)+10; 30); 99); 0)" office:value-type="float" office:value="35" calcext:value-type="float">
            <text:p>35</text:p>
          </table:table-cell>
          <table:table-cell table:style-name="ce11" table:formula="of:=IFERROR(MIN(MAX(ROUND(AVERAGE((MIN(([.$P15]^[.$X$2])/([.$AF15]^[.$AO$2]);[.$AQ$2]))*([.$V15]+[.$AR$2]);([.P1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]+[.$S15]+[.$U15])/8/[.$AF15];[.$AQ$2]))*([.$V15]+3)*[.$AS$2];([.U15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5]^2)/([.$AF15]^[.$AO$2]);[.$AQ$2]))*([.$V15]+3)*[.$AS$2]);([.T1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]^[.$AO$2])/([.$AF15]^[.$AO$2]);[.$AQ$2]))*([.$V15]+3)*[.$AS$2]);([.Q1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5]^[.$AO$2])/([.$AF15]^[.$AO$2]);[.$AQ$2]))*([.$V15]+3)*[.$AS$2]);([.S15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5]^[.$AC$2])/([.$AF15]^[.$AO$2]);[.$AQ$2]))*([.$V15]+[.$AR$2]);([.R15]/10));0)*5; [.$AU$2]); [.$AT$2]);0)" office:value-type="float" office:value="10" calcext:value-type="float">
            <text:p>10</text:p>
          </table:table-cell>
          <table:table-cell table:formula="of:=ROUND(AVERAGE([.AP15:.AV15]);2)" office:value-type="float" office:value="21.43" calcext:value-type="float">
            <text:p>21.43</text:p>
          </table:table-cell>
          <table:table-cell/>
          <table:table-cell table:formula="of:=MIN(MAX([.AH15]-[.AH14];0);[.$BF$2])" office:value-type="float" office:value="0" calcext:value-type="float">
            <text:p>0</text:p>
          </table:table-cell>
          <table:table-cell table:formula="of:=MIN(MAX([.AI15]-[.AI14];0);[.$BF$2])" office:value-type="float" office:value="0" calcext:value-type="float">
            <text:p>0</text:p>
          </table:table-cell>
          <table:table-cell table:formula="of:=MIN(MAX([.AJ15]-[.AJ14];0);[.$BF$2])" office:value-type="float" office:value="0" calcext:value-type="float">
            <text:p>0</text:p>
          </table:table-cell>
          <table:table-cell table:formula="of:=MIN(MAX([.AK15]-[.AK14];0);[.$BF$2])" office:value-type="float" office:value="0" calcext:value-type="float">
            <text:p>0</text:p>
          </table:table-cell>
          <table:table-cell table:formula="of:=MIN(MAX([.AL15]-[.AL14];0);[.$BF$2])" office:value-type="float" office:value="0" calcext:value-type="float">
            <text:p>0</text:p>
          </table:table-cell>
          <table:table-cell table:formula="of:=MIN(MAX([.AM15]-[.AM14];0);[.$BF$2])" office:value-type="float" office:value="0" calcext:value-type="float">
            <text:p>0</text:p>
          </table:table-cell>
          <table:table-cell table:formula="of:=MIN(MAX([.AN15]-[.AN1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6]-[.C16]" office:value-type="float" office:value="0" calcext:value-type="float">
            <text:p>0</text:p>
          </table:table-cell>
          <table:table-cell table:style-name="ce29" table:formula="of:=[.P16]-[.D16]" office:value-type="float" office:value="30" calcext:value-type="float">
            <text:p>30</text:p>
          </table:table-cell>
          <table:table-cell table:style-name="ce60" table:formula="of:=[.Q16]-[.E16]" office:value-type="float" office:value="-5" calcext:value-type="float">
            <text:p>-5</text:p>
          </table:table-cell>
          <table:table-cell table:style-name="ce62" table:formula="of:=[.R16]-[.F16]" office:value-type="float" office:value="5" calcext:value-type="float">
            <text:p>5</text:p>
          </table:table-cell>
          <table:table-cell table:style-name="ce64" table:formula="of:=[.S16]-[.G16]" office:value-type="float" office:value="-5" calcext:value-type="float">
            <text:p>-5</text:p>
          </table:table-cell>
          <table:table-cell table:style-name="ce66" table:formula="of:=[.T16]-[.H16]" office:value-type="float" office:value="15" calcext:value-type="float">
            <text:p>1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6:.T16])" office:value-type="float" office:value="245" calcext:value-type="float">
            <text:p>245</text:p>
          </table:table-cell>
          <table:table-cell table:style-name="ce11" table:formula="of:=ROUND((([.U16]/[.$AE$1])*MAX([.U16]/420; 1.2));2)" office:value-type="float" office:value="3.27" calcext:value-type="float">
            <text:p>3.27</text:p>
          </table:table-cell>
          <table:table-cell table:style-name="ce4" table:formula="of:=IFERROR((ROUND((((MIN(([.$O16]^2)/([.$AF16]^2);[.$AD$2])))*[.$V16]*0.8)+([.O16]/10))*5)+10; 0)" office:value-type="float" office:value="50" calcext:value-type="float">
            <text:p>50</text:p>
          </table:table-cell>
          <table:table-cell table:style-name="ce6" table:formula="of:=IFERROR(ROUND((AVERAGE(MIN(([.$P16]^[.$X$2])/([.$AF16]^2);[.$AD$2]); MIN([.P16]/[.$AA$2]; [.$Z$2])))*([.$V16]+[.$Y$2]))*5;0)" office:value-type="float" office:value="25" calcext:value-type="float">
            <text:p>25</text:p>
          </table:table-cell>
          <table:table-cell table:style-name="ce24" table:formula="of:=IFERROR(ROUND((MIN(([.$P16]+[.$S16]+[.$U16])/8/[.$AF16];[.$AD$2]))*([.$V16]+3))*5;0)" office:value-type="float" office:value="30" calcext:value-type="float">
            <text:p>30</text:p>
          </table:table-cell>
          <table:table-cell table:style-name="ce16" table:formula="of:=IFERROR(ROUND(((MIN(([.$T16]^2)/([.$AF16]^2);[.$AD$2]))*([.$V16]+3)*[.$AF$2]))*5;0)" office:value-type="float" office:value="40" calcext:value-type="float">
            <text:p>40</text:p>
          </table:table-cell>
          <table:table-cell table:style-name="ce8" table:formula="of:=IFERROR(ROUND((AVERAGE(MIN(([.$Q16]^2)/([.$AF16]^2);[.$AD$2]);MIN([.Q16]/[.$AB$2]; [.$Z$2]))*([.$V16]+3)*[.$AF$2]))*5;0)" office:value-type="float" office:value="30" calcext:value-type="float">
            <text:p>30</text:p>
          </table:table-cell>
          <table:table-cell table:style-name="ce14" table:formula="of:=IFERROR(ROUND((AVERAGE(MIN(([.$S16]^2)/([.$AF16]^2);[.$AD$2]);MIN([.S16]/[.$AB$2]; [.$Z$2]))*([.$V16]+3)*[.$AF$2]))*5;0)" office:value-type="float" office:value="10" calcext:value-type="float">
            <text:p>10</text:p>
          </table:table-cell>
          <table:table-cell table:style-name="ce10" table:formula="of:=IFERROR(ROUND((AVERAGE(MIN(([.$R16]^[.$AC$2])/([.$AF16]^2);[.$AD$2]); MIN([.R16]/[.$AA$2]; [.$Z$2])))*([.$V16]+[.$Y$2]))*5;0)" office:value-type="float" office:value="10" calcext:value-type="float">
            <text:p>10</text:p>
          </table:table-cell>
          <table:table-cell table:style-name="ce11" table:formula="of:=ROUND(AVERAGE([.W16:.AC16]))" office:value-type="float" office:value="28" calcext:value-type="float">
            <text:p>28</text:p>
          </table:table-cell>
          <table:table-cell table:style-name="ce11" table:formula="of:=ROUND((([.U16]/[.$AE$1])*MAX([.U16]/350;0.8));2)" office:value-type="float" office:value="2.18" calcext:value-type="float">
            <text:p>2.18</text:p>
          </table:table-cell>
          <table:table-cell table:style-name="ce11" table:formula="of:=ROUND([.U16]/6;2)" office:value-type="float" office:value="40.83" calcext:value-type="float">
            <text:p>40.83</text:p>
          </table:table-cell>
          <table:table-cell table:style-name="ce18" table:formula="of:=ROUND(MIN(([.P16]/10); 60);0)*5" office:value-type="float" office:value="30" calcext:value-type="float">
            <text:p>30</text:p>
          </table:table-cell>
          <table:table-cell table:style-name="ce40" table:formula="of:=IFERROR(ROUND((((MIN(([.$O16]^2)/([.$AF16]^2);[.$AE$2])))*[.$AE16]*0.8)+([.O16]/10))+10;10)" office:value-type="float" office:value="17" calcext:value-type="float">
            <text:p>17</text:p>
          </table:table-cell>
          <table:table-cell table:style-name="ce41" table:formula="of:=IFERROR(ROUND(((MIN(([.$P16]^2)/([.$AF16]^2);[.$AE$2])))*[.$AE16]);0)" office:value-type="float" office:value="4" calcext:value-type="float">
            <text:p>4</text:p>
          </table:table-cell>
          <table:table-cell table:style-name="ce42" table:formula="of:=IFERROR(ROUND(MIN(([.P16]+[.S16]+[.U16])/8/[.$AF16];[.$AE$2])^2*[.$AE16]);0)" office:value-type="float" office:value="2" calcext:value-type="float">
            <text:p>2</text:p>
          </table:table-cell>
          <table:table-cell table:style-name="ce43" table:formula="of:=IFERROR(ROUND(((MIN(([.T16]^2)/([.$AF16]^2);[.$AE$2])))*[.$AE16]*[.$AF$1]);0)" office:value-type="float" office:value="2" calcext:value-type="float">
            <text:p>2</text:p>
          </table:table-cell>
          <table:table-cell table:style-name="ce44" table:formula="of:=IFERROR(ROUND(((MIN(([.Q16]^2)/([.$AF16]^2);[.$AE$2])))*[.$AE16]*[.$AF$1]);0)" office:value-type="float" office:value="2" calcext:value-type="float">
            <text:p>2</text:p>
          </table:table-cell>
          <table:table-cell table:style-name="ce45" table:formula="of:=IFERROR(ROUND(((MIN(([.S16]^2)/([.$AF16]^2);[.$AE$2])))*[.$AE16]*[.$AF$1]);0)" office:value-type="float" office:value="0" calcext:value-type="float">
            <text:p>0</text:p>
          </table:table-cell>
          <table:table-cell table:style-name="ce46" table:formula="of:=IFERROR(ROUND(((MIN(([.R16]^2)/([.$AF16]^2);[.$AE$2]))*[.$AE16]));0)" office:value-type="float" office:value="1" calcext:value-type="float">
            <text:p>1</text:p>
          </table:table-cell>
          <table:table-cell table:formula="of:=ROUND(AVERAGE([.AI16:.AN16]);2)" office:value-type="float" office:value="1.83" calcext:value-type="float">
            <text:p>1.83</text:p>
          </table:table-cell>
          <table:table-cell table:style-name="ce11" table:formula="of:=IFERROR(MIN(MAX((ROUND(AVERAGE((((MIN(([.$O16]^[.$AO$2])/([.$AF16]^[.$AO$2]);[.$AQ$2])))*[.$V16]*0.8)+([.$O16]/10);([.O16]/8));0)*5)+10; 30); 99); 0)" office:value-type="float" office:value="40" calcext:value-type="float">
            <text:p>40</text:p>
          </table:table-cell>
          <table:table-cell table:style-name="ce11" table:formula="of:=IFERROR(MIN(MAX(ROUND(AVERAGE((MIN(([.$P16]^[.$X$2])/([.$AF16]^[.$AO$2]);[.$AQ$2]))*([.$V16]+[.$AR$2]);([.P1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6]+[.$S16]+[.$U16])/8/[.$AF16];[.$AQ$2]))*([.$V16]+3)*[.$AS$2];([.U16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6]^2)/([.$AF16]^[.$AO$2]);[.$AQ$2]))*([.$V16]+3)*[.$AS$2]);([.T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6]^[.$AO$2])/([.$AF16]^[.$AO$2]);[.$AQ$2]))*([.$V16]+3)*[.$AS$2]);([.Q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]^[.$AO$2])/([.$AF16]^[.$AO$2]);[.$AQ$2]))*([.$V16]+3)*[.$AS$2]);([.S1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6]^[.$AC$2])/([.$AF16]^[.$AO$2]);[.$AQ$2]))*([.$V16]+[.$AR$2]);([.R16]/10));0)*5; [.$AU$2]); [.$AT$2]);0)" office:value-type="float" office:value="15" calcext:value-type="float">
            <text:p>15</text:p>
          </table:table-cell>
          <table:table-cell table:formula="of:=ROUND(AVERAGE([.AP16:.AV16]);2)" office:value-type="float" office:value="24.29" calcext:value-type="float">
            <text:p>24.29</text:p>
          </table:table-cell>
          <table:table-cell/>
          <table:table-cell table:formula="of:=MIN(MAX([.AH16]-[.AH15];0);[.$BF$2])" office:value-type="float" office:value="2" calcext:value-type="float">
            <text:p>2</text:p>
          </table:table-cell>
          <table:table-cell table:formula="of:=MIN(MAX([.AI16]-[.AI15];0);[.$BF$2])" office:value-type="float" office:value="1" calcext:value-type="float">
            <text:p>1</text:p>
          </table:table-cell>
          <table:table-cell table:formula="of:=MIN(MAX([.AJ16]-[.AJ15];0);[.$BF$2])" office:value-type="float" office:value="0" calcext:value-type="float">
            <text:p>0</text:p>
          </table:table-cell>
          <table:table-cell table:formula="of:=MIN(MAX([.AK16]-[.AK15];0);[.$BF$2])" office:value-type="float" office:value="0" calcext:value-type="float">
            <text:p>0</text:p>
          </table:table-cell>
          <table:table-cell table:formula="of:=MIN(MAX([.AL16]-[.AL15];0);[.$BF$2])" office:value-type="float" office:value="1" calcext:value-type="float">
            <text:p>1</text:p>
          </table:table-cell>
          <table:table-cell table:formula="of:=MIN(MAX([.AM16]-[.AM15];0);[.$BF$2])" office:value-type="float" office:value="0" calcext:value-type="float">
            <text:p>0</text:p>
          </table:table-cell>
          <table:table-cell table:formula="of:=MIN(MAX([.AN16]-[.AN1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75" calcext:value-type="float">
            <text:p>75</text:p>
          </table:table-cell>
          <table:table-cell table:style-name="ce55" table:formula="of:=[.O17]-[.C17]" office:value-type="float" office:value="0" calcext:value-type="float">
            <text:p>0</text:p>
          </table:table-cell>
          <table:table-cell table:style-name="ce29" table:formula="of:=[.P17]-[.D17]" office:value-type="float" office:value="-5" calcext:value-type="float">
            <text:p>-5</text:p>
          </table:table-cell>
          <table:table-cell table:style-name="ce60" table:formula="of:=[.Q17]-[.E17]" office:value-type="float" office:value="10" calcext:value-type="float">
            <text:p>10</text:p>
          </table:table-cell>
          <table:table-cell table:style-name="ce62" table:formula="of:=[.R17]-[.F17]" office:value-type="float" office:value="0" calcext:value-type="float">
            <text:p>0</text:p>
          </table:table-cell>
          <table:table-cell table:style-name="ce64" table:formula="of:=[.S17]-[.G17]" office:value-type="float" office:value="-5" calcext:value-type="float">
            <text:p>-5</text:p>
          </table:table-cell>
          <table:table-cell table:style-name="ce66" table:formula="of:=[.T17]-[.H17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:.T17])" office:value-type="float" office:value="400" calcext:value-type="float">
            <text:p>400</text:p>
          </table:table-cell>
          <table:table-cell table:style-name="ce11" table:formula="of:=ROUND((([.U17]/[.$AE$1])*MAX([.U17]/420; 1.2));2)" office:value-type="float" office:value="5.33" calcext:value-type="float">
            <text:p>5.33</text:p>
          </table:table-cell>
          <table:table-cell table:style-name="ce4" table:formula="of:=IFERROR((ROUND((((MIN(([.$O17]^2)/([.$AF17]^2);[.$AD$2])))*[.$V17]*0.8)+([.O17]/10))*5)+10; 0)" office:value-type="float" office:value="65" calcext:value-type="float">
            <text:p>65</text:p>
          </table:table-cell>
          <table:table-cell table:style-name="ce6" table:formula="of:=IFERROR(ROUND((AVERAGE(MIN(([.$P17]^[.$X$2])/([.$AF17]^2);[.$AD$2]); MIN([.P17]/[.$AA$2]; [.$Z$2])))*([.$V17]+[.$Y$2]))*5;0)" office:value-type="float" office:value="50" calcext:value-type="float">
            <text:p>50</text:p>
          </table:table-cell>
          <table:table-cell table:style-name="ce24" table:formula="of:=IFERROR(ROUND((MIN(([.$P17]+[.$S17]+[.$U17])/8/[.$AF17];[.$AD$2]))*([.$V17]+3))*5;0)" office:value-type="float" office:value="45" calcext:value-type="float">
            <text:p>45</text:p>
          </table:table-cell>
          <table:table-cell table:style-name="ce16" table:formula="of:=IFERROR(ROUND(((MIN(([.$T17]^2)/([.$AF17]^2);[.$AD$2]))*([.$V17]+3)*[.$AF$2]))*5;0)" office:value-type="float" office:value="50" calcext:value-type="float">
            <text:p>50</text:p>
          </table:table-cell>
          <table:table-cell table:style-name="ce8" table:formula="of:=IFERROR(ROUND((AVERAGE(MIN(([.$Q17]^2)/([.$AF17]^2);[.$AD$2]);MIN([.Q17]/[.$AB$2]; [.$Z$2]))*([.$V17]+3)*[.$AF$2]))*5;0)" office:value-type="float" office:value="30" calcext:value-type="float">
            <text:p>30</text:p>
          </table:table-cell>
          <table:table-cell table:style-name="ce14" table:formula="of:=IFERROR(ROUND((AVERAGE(MIN(([.$S17]^2)/([.$AF17]^2);[.$AD$2]);MIN([.S17]/[.$AB$2]; [.$Z$2]))*([.$V17]+3)*[.$AF$2]))*5;0)" office:value-type="float" office:value="50" calcext:value-type="float">
            <text:p>50</text:p>
          </table:table-cell>
          <table:table-cell table:style-name="ce10" table:formula="of:=IFERROR(ROUND((AVERAGE(MIN(([.$R17]^[.$AC$2])/([.$AF17]^2);[.$AD$2]); MIN([.R17]/[.$AA$2]; [.$Z$2])))*([.$V17]+[.$Y$2]))*5;0)" office:value-type="float" office:value="20" calcext:value-type="float">
            <text:p>20</text:p>
          </table:table-cell>
          <table:table-cell table:style-name="ce11" table:formula="of:=ROUND(AVERAGE([.W17:.AC17]))" office:value-type="float" office:value="44" calcext:value-type="float">
            <text:p>44</text:p>
          </table:table-cell>
          <table:table-cell table:style-name="ce11" table:formula="of:=ROUND((([.U17]/[.$AE$1])*MAX([.U17]/350;0.8));2)" office:value-type="float" office:value="5.08" calcext:value-type="float">
            <text:p>5.08</text:p>
          </table:table-cell>
          <table:table-cell table:style-name="ce11" table:formula="of:=ROUND([.U17]/6;2)" office:value-type="float" office:value="66.67" calcext:value-type="float">
            <text:p>66.67</text:p>
          </table:table-cell>
          <table:table-cell table:style-name="ce18" table:formula="of:=ROUND(MIN(([.P17]/10); 60);0)*5" office:value-type="float" office:value="45" calcext:value-type="float">
            <text:p>45</text:p>
          </table:table-cell>
          <table:table-cell table:style-name="ce40" table:formula="of:=IFERROR(ROUND((((MIN(([.$O17]^2)/([.$AF17]^2);[.$AE$2])))*[.$AE17]*0.8)+([.O17]/10))+10;10)" office:value-type="float" office:value="20" calcext:value-type="float">
            <text:p>20</text:p>
          </table:table-cell>
          <table:table-cell table:style-name="ce41" table:formula="of:=IFERROR(ROUND(((MIN(([.$P17]^2)/([.$AF17]^2);[.$AE$2])))*[.$AE17]);0)" office:value-type="float" office:value="8" calcext:value-type="float">
            <text:p>8</text:p>
          </table:table-cell>
          <table:table-cell table:style-name="ce42" table:formula="of:=IFERROR(ROUND(MIN(([.P17]+[.S17]+[.U17])/8/[.$AF17];[.$AE$2])^2*[.$AE17]);0)" office:value-type="float" office:value="6" calcext:value-type="float">
            <text:p>6</text:p>
          </table:table-cell>
          <table:table-cell table:style-name="ce43" table:formula="of:=IFERROR(ROUND(((MIN(([.T17]^2)/([.$AF17]^2);[.$AE$2])))*[.$AE17]*[.$AF$1]);0)" office:value-type="float" office:value="5" calcext:value-type="float">
            <text:p>5</text:p>
          </table:table-cell>
          <table:table-cell table:style-name="ce44" table:formula="of:=IFERROR(ROUND(((MIN(([.Q17]^2)/([.$AF17]^2);[.$AE$2])))*[.$AE17]*[.$AF$1]);0)" office:value-type="float" office:value="2" calcext:value-type="float">
            <text:p>2</text:p>
          </table:table-cell>
          <table:table-cell table:style-name="ce45" table:formula="of:=IFERROR(ROUND(((MIN(([.S17]^2)/([.$AF17]^2);[.$AE$2])))*[.$AE17]*[.$AF$1]);0)" office:value-type="float" office:value="5" calcext:value-type="float">
            <text:p>5</text:p>
          </table:table-cell>
          <table:table-cell table:style-name="ce46" table:formula="of:=IFERROR(ROUND(((MIN(([.R17]^2)/([.$AF17]^2);[.$AE$2]))*[.$AE17]));0)" office:value-type="float" office:value="2" calcext:value-type="float">
            <text:p>2</text:p>
          </table:table-cell>
          <table:table-cell table:formula="of:=ROUND(AVERAGE([.AI17:.AN17]);2)" office:value-type="float" office:value="4.67" calcext:value-type="float">
            <text:p>4.67</text:p>
          </table:table-cell>
          <table:table-cell table:style-name="ce11" table:formula="of:=IFERROR(MIN(MAX((ROUND(AVERAGE((((MIN(([.$O17]^[.$AO$2])/([.$AF17]^[.$AO$2]);[.$AQ$2])))*[.$V17]*0.8)+([.$O17]/10);([.O17]/8));0)*5)+10; 30); 99); 0)" office:value-type="float" office:value="55" calcext:value-type="float">
            <text:p>55</text:p>
          </table:table-cell>
          <table:table-cell table:style-name="ce11" table:formula="of:=IFERROR(MIN(MAX(ROUND(AVERAGE((MIN(([.$P17]^[.$X$2])/([.$AF17]^[.$AO$2]);[.$AQ$2]))*([.$V17]+[.$AR$2]);([.P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]+[.$S17]+[.$U17])/8/[.$AF17];[.$AQ$2]))*([.$V17]+3)*[.$AS$2];([.U1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]^2)/([.$AF17]^[.$AO$2]);[.$AQ$2]))*([.$V17]+3)*[.$AS$2]);([.T1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]^[.$AO$2])/([.$AF17]^[.$AO$2]);[.$AQ$2]))*([.$V17]+3)*[.$AS$2]);([.Q1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]^[.$AO$2])/([.$AF17]^[.$AO$2]);[.$AQ$2]))*([.$V17]+3)*[.$AS$2]);([.S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]^[.$AC$2])/([.$AF17]^[.$AO$2]);[.$AQ$2]))*([.$V17]+[.$AR$2]);([.R17]/10));0)*5; [.$AU$2]); [.$AT$2]);0)" office:value-type="float" office:value="20" calcext:value-type="float">
            <text:p>20</text:p>
          </table:table-cell>
          <table:table-cell table:formula="of:=ROUND(AVERAGE([.AP17:.AV17]);2)" office:value-type="float" office:value="37.14" calcext:value-type="float">
            <text:p>37.14</text:p>
          </table:table-cell>
          <table:table-cell/>
          <table:table-cell table:formula="of:=MIN(MAX([.AH17]-[.AH16];0);[.$BF$2])" office:value-type="float" office:value="3" calcext:value-type="float">
            <text:p>3</text:p>
          </table:table-cell>
          <table:table-cell table:formula="of:=MIN(MAX([.AI17]-[.AI16];0);[.$BF$2])" office:value-type="float" office:value="4" calcext:value-type="float">
            <text:p>4</text:p>
          </table:table-cell>
          <table:table-cell table:formula="of:=MIN(MAX([.AJ17]-[.AJ16];0);[.$BF$2])" office:value-type="float" office:value="4" calcext:value-type="float">
            <text:p>4</text:p>
          </table:table-cell>
          <table:table-cell table:formula="of:=MIN(MAX([.AK17]-[.AK16];0);[.$BF$2])" office:value-type="float" office:value="3" calcext:value-type="float">
            <text:p>3</text:p>
          </table:table-cell>
          <table:table-cell table:formula="of:=MIN(MAX([.AL17]-[.AL16];0);[.$BF$2])" office:value-type="float" office:value="0" calcext:value-type="float">
            <text:p>0</text:p>
          </table:table-cell>
          <table:table-cell table:formula="of:=MIN(MAX([.AM17]-[.AM16];0);[.$BF$2])" office:value-type="float" office:value="5" calcext:value-type="float">
            <text:p>5</text:p>
          </table:table-cell>
          <table:table-cell table:formula="of:=MIN(MAX([.AN17]-[.AN16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6" calcext:value-type="float">
            <text:p>56</text:p>
          </table:table-cell>
          <table:table-cell table:style-name="ce55" table:formula="of:=[.O18]-[.C18]" office:value-type="float" office:value="0" calcext:value-type="float">
            <text:p>0</text:p>
          </table:table-cell>
          <table:table-cell table:style-name="ce29" table:formula="of:=[.P18]-[.D18]" office:value-type="float" office:value="-5" calcext:value-type="float">
            <text:p>-5</text:p>
          </table:table-cell>
          <table:table-cell table:style-name="ce60" table:formula="of:=[.Q18]-[.E18]" office:value-type="float" office:value="-5" calcext:value-type="float">
            <text:p>-5</text:p>
          </table:table-cell>
          <table:table-cell table:style-name="ce62" table:formula="of:=[.R18]-[.F18]" office:value-type="float" office:value="25" calcext:value-type="float">
            <text:p>25</text:p>
          </table:table-cell>
          <table:table-cell table:style-name="ce64" table:formula="of:=[.S18]-[.G18]" office:value-type="float" office:value="0" calcext:value-type="float">
            <text:p>0</text:p>
          </table:table-cell>
          <table:table-cell table:style-name="ce66" table:formula="of:=[.T18]-[.H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6" calcext:value-type="float">
            <text:p>56</text:p>
          </table:table-cell>
          <table:table-cell table:style-name="ce11" table:formula="of:=SUM([.O18:.T18])" office:value-type="float" office:value="266" calcext:value-type="float">
            <text:p>266</text:p>
          </table:table-cell>
          <table:table-cell table:style-name="ce11" table:formula="of:=ROUND((([.U18]/[.$AE$1])*MAX([.U18]/420; 1.2));2)" office:value-type="float" office:value="3.55" calcext:value-type="float">
            <text:p>3.55</text:p>
          </table:table-cell>
          <table:table-cell table:style-name="ce4" table:formula="of:=IFERROR((ROUND((((MIN(([.$O18]^2)/([.$AF18]^2);[.$AD$2])))*[.$V18]*0.8)+([.O18]/10))*5)+10; 0)" office:value-type="float" office:value="40" calcext:value-type="float">
            <text:p>40</text:p>
          </table:table-cell>
          <table:table-cell table:style-name="ce6" table:formula="of:=IFERROR(ROUND((AVERAGE(MIN(([.$P18]^[.$X$2])/([.$AF18]^2);[.$AD$2]); MIN([.P18]/[.$AA$2]; [.$Z$2])))*([.$V18]+[.$Y$2]))*5;0)" office:value-type="float" office:value="15" calcext:value-type="float">
            <text:p>15</text:p>
          </table:table-cell>
          <table:table-cell table:style-name="ce24" table:formula="of:=IFERROR(ROUND((MIN(([.$P18]+[.$S18]+[.$U18])/8/[.$AF18];[.$AD$2]))*([.$V18]+3))*5;0)" office:value-type="float" office:value="30" calcext:value-type="float">
            <text:p>30</text:p>
          </table:table-cell>
          <table:table-cell table:style-name="ce16" table:formula="of:=IFERROR(ROUND(((MIN(([.$T18]^2)/([.$AF18]^2);[.$AD$2]))*([.$V18]+3)*[.$AF$2]))*5;0)" office:value-type="float" office:value="40" calcext:value-type="float">
            <text:p>40</text:p>
          </table:table-cell>
          <table:table-cell table:style-name="ce8" table:formula="of:=IFERROR(ROUND((AVERAGE(MIN(([.$Q18]^2)/([.$AF18]^2);[.$AD$2]);MIN([.Q18]/[.$AB$2]; [.$Z$2]))*([.$V18]+3)*[.$AF$2]))*5;0)" office:value-type="float" office:value="20" calcext:value-type="float">
            <text:p>20</text:p>
          </table:table-cell>
          <table:table-cell table:style-name="ce14" table:formula="of:=IFERROR(ROUND((AVERAGE(MIN(([.$S18]^2)/([.$AF18]^2);[.$AD$2]);MIN([.S18]/[.$AB$2]; [.$Z$2]))*([.$V18]+3)*[.$AF$2]))*5;0)" office:value-type="float" office:value="20" calcext:value-type="float">
            <text:p>20</text:p>
          </table:table-cell>
          <table:table-cell table:style-name="ce10" table:formula="of:=IFERROR(ROUND((AVERAGE(MIN(([.$R18]^[.$AC$2])/([.$AF18]^2);[.$AD$2]); MIN([.R18]/[.$AA$2]; [.$Z$2])))*([.$V18]+[.$Y$2]))*5;0)" office:value-type="float" office:value="30" calcext:value-type="float">
            <text:p>30</text:p>
          </table:table-cell>
          <table:table-cell table:style-name="ce11" table:formula="of:=ROUND(AVERAGE([.W18:.AC18]))" office:value-type="float" office:value="28" calcext:value-type="float">
            <text:p>28</text:p>
          </table:table-cell>
          <table:table-cell table:style-name="ce11" table:formula="of:=ROUND((([.U18]/[.$AE$1])*MAX([.U18]/350;0.8));2)" office:value-type="float" office:value="2.36" calcext:value-type="float">
            <text:p>2.36</text:p>
          </table:table-cell>
          <table:table-cell table:style-name="ce11" table:formula="of:=ROUND([.U18]/6;2)" office:value-type="float" office:value="44.33" calcext:value-type="float">
            <text:p>44.33</text:p>
          </table:table-cell>
          <table:table-cell table:style-name="ce18" table:formula="of:=ROUND(MIN(([.P18]/10); 60);0)*5" office:value-type="float" office:value="20" calcext:value-type="float">
            <text:p>20</text:p>
          </table:table-cell>
          <table:table-cell table:style-name="ce40" table:formula="of:=IFERROR(ROUND((((MIN(([.$O18]^2)/([.$AF18]^2);[.$AE$2])))*[.$AE18]*0.8)+([.O18]/10))+10;10)" office:value-type="float" office:value="16" calcext:value-type="float">
            <text:p>16</text:p>
          </table:table-cell>
          <table:table-cell table:style-name="ce41" table:formula="of:=IFERROR(ROUND(((MIN(([.$P18]^2)/([.$AF18]^2);[.$AE$2])))*[.$AE18]);0)" office:value-type="float" office:value="2" calcext:value-type="float">
            <text:p>2</text:p>
          </table:table-cell>
          <table:table-cell table:style-name="ce42" table:formula="of:=IFERROR(ROUND(MIN(([.P18]+[.S18]+[.U18])/8/[.$AF18];[.$AE$2])^2*[.$AE18]);0)" office:value-type="float" office:value="2" calcext:value-type="float">
            <text:p>2</text:p>
          </table:table-cell>
          <table:table-cell table:style-name="ce43" table:formula="of:=IFERROR(ROUND(((MIN(([.T18]^2)/([.$AF18]^2);[.$AE$2])))*[.$AE18]*[.$AF$1]);0)" office:value-type="float" office:value="3" calcext:value-type="float">
            <text:p>3</text:p>
          </table:table-cell>
          <table:table-cell table:style-name="ce44" table:formula="of:=IFERROR(ROUND(((MIN(([.Q18]^2)/([.$AF18]^2);[.$AE$2])))*[.$AE18]*[.$AF$1]);0)" office:value-type="float" office:value="1" calcext:value-type="float">
            <text:p>1</text:p>
          </table:table-cell>
          <table:table-cell table:style-name="ce45" table:formula="of:=IFERROR(ROUND(((MIN(([.S18]^2)/([.$AF18]^2);[.$AE$2])))*[.$AE18]*[.$AF$1]);0)" office:value-type="float" office:value="1" calcext:value-type="float">
            <text:p>1</text:p>
          </table:table-cell>
          <table:table-cell table:style-name="ce46" table:formula="of:=IFERROR(ROUND(((MIN(([.R18]^2)/([.$AF18]^2);[.$AE$2]))*[.$AE18]));0)" office:value-type="float" office:value="4" calcext:value-type="float">
            <text:p>4</text:p>
          </table:table-cell>
          <table:table-cell table:formula="of:=ROUND(AVERAGE([.AI18:.AN18]);2)" office:value-type="float" office:value="2.17" calcext:value-type="float">
            <text:p>2.17</text:p>
          </table:table-cell>
          <table:table-cell table:style-name="ce11" table:formula="of:=IFERROR(MIN(MAX((ROUND(AVERAGE((((MIN(([.$O18]^[.$AO$2])/([.$AF18]^[.$AO$2]);[.$AQ$2])))*[.$V18]*0.8)+([.$O18]/10);([.O18]/8));0)*5)+10; 30); 99); 0)" office:value-type="float" office:value="40" calcext:value-type="float">
            <text:p>40</text:p>
          </table:table-cell>
          <table:table-cell table:style-name="ce11" table:formula="of:=IFERROR(MIN(MAX(ROUND(AVERAGE((MIN(([.$P18]^[.$X$2])/([.$AF18]^[.$AO$2]);[.$AQ$2]))*([.$V18]+[.$AR$2]);([.P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8]+[.$S18]+[.$U18])/8/[.$AF18];[.$AQ$2]))*([.$V18]+3)*[.$AS$2];([.U1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8]^2)/([.$AF18]^[.$AO$2]);[.$AQ$2]))*([.$V18]+3)*[.$AS$2]);([.T1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8]^[.$AO$2])/([.$AF18]^[.$AO$2]);[.$AQ$2]))*([.$V18]+3)*[.$AS$2]);([.Q1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8]^[.$AO$2])/([.$AF18]^[.$AO$2]);[.$AQ$2]))*([.$V18]+3)*[.$AS$2]);([.S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]^[.$AC$2])/([.$AF18]^[.$AO$2]);[.$AQ$2]))*([.$V18]+[.$AR$2]);([.R18]/10));0)*5; [.$AU$2]); [.$AT$2]);0)" office:value-type="float" office:value="30" calcext:value-type="float">
            <text:p>30</text:p>
          </table:table-cell>
          <table:table-cell table:formula="of:=ROUND(AVERAGE([.AP18:.AV18]);2)" office:value-type="float" office:value="27.14" calcext:value-type="float">
            <text:p>27.14</text:p>
          </table:table-cell>
          <table:table-cell/>
          <table:table-cell table:formula="of:=MIN(MAX([.AH18]-[.AH17];0);[.$BF$2])" office:value-type="float" office:value="0" calcext:value-type="float">
            <text:p>0</text:p>
          </table:table-cell>
          <table:table-cell table:formula="of:=MIN(MAX([.AI18]-[.AI17];0);[.$BF$2])" office:value-type="float" office:value="0" calcext:value-type="float">
            <text:p>0</text:p>
          </table:table-cell>
          <table:table-cell table:formula="of:=MIN(MAX([.AJ18]-[.AJ17];0);[.$BF$2])" office:value-type="float" office:value="0" calcext:value-type="float">
            <text:p>0</text:p>
          </table:table-cell>
          <table:table-cell table:formula="of:=MIN(MAX([.AK18]-[.AK17];0);[.$BF$2])" office:value-type="float" office:value="0" calcext:value-type="float">
            <text:p>0</text:p>
          </table:table-cell>
          <table:table-cell table:formula="of:=MIN(MAX([.AL18]-[.AL17];0);[.$BF$2])" office:value-type="float" office:value="0" calcext:value-type="float">
            <text:p>0</text:p>
          </table:table-cell>
          <table:table-cell table:formula="of:=MIN(MAX([.AM18]-[.AM17];0);[.$BF$2])" office:value-type="float" office:value="0" calcext:value-type="float">
            <text:p>0</text:p>
          </table:table-cell>
          <table:table-cell table:formula="of:=MIN(MAX([.AN18]-[.AN17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1" calcext:value-type="float">
            <text:p>71</text:p>
          </table:table-cell>
          <table:table-cell table:style-name="ce55" table:formula="of:=[.O19]-[.C19]" office:value-type="float" office:value="-5" calcext:value-type="float">
            <text:p>-5</text:p>
          </table:table-cell>
          <table:table-cell table:style-name="ce29" table:formula="of:=[.P19]-[.D19]" office:value-type="float" office:value="10" calcext:value-type="float">
            <text:p>10</text:p>
          </table:table-cell>
          <table:table-cell table:style-name="ce60" table:formula="of:=[.Q19]-[.E19]" office:value-type="float" office:value="0" calcext:value-type="float">
            <text:p>0</text:p>
          </table:table-cell>
          <table:table-cell table:style-name="ce62" table:formula="of:=[.R19]-[.F19]" office:value-type="float" office:value="30" calcext:value-type="float">
            <text:p>30</text:p>
          </table:table-cell>
          <table:table-cell table:style-name="ce64" table:formula="of:=[.S19]-[.G19]" office:value-type="float" office:value="0" calcext:value-type="float">
            <text:p>0</text:p>
          </table:table-cell>
          <table:table-cell table:style-name="ce66" table:formula="of:=[.T19]-[.H19]" office:value-type="float" office:value="10" calcext:value-type="float">
            <text:p>10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9:.T19])" office:value-type="float" office:value="394" calcext:value-type="float">
            <text:p>394</text:p>
          </table:table-cell>
          <table:table-cell table:style-name="ce11" table:formula="of:=ROUND((([.U19]/[.$AE$1])*MAX([.U19]/420; 1.2));2)" office:value-type="float" office:value="5.25" calcext:value-type="float">
            <text:p>5.25</text:p>
          </table:table-cell>
          <table:table-cell table:style-name="ce4" table:formula="of:=IFERROR((ROUND((((MIN(([.$O19]^2)/([.$AF19]^2);[.$AD$2])))*[.$V19]*0.8)+([.O19]/10))*5)+10; 0)" office:value-type="float" office:value="55" calcext:value-type="float">
            <text:p>55</text:p>
          </table:table-cell>
          <table:table-cell table:style-name="ce6" table:formula="of:=IFERROR(ROUND((AVERAGE(MIN(([.$P19]^[.$X$2])/([.$AF19]^2);[.$AD$2]); MIN([.P19]/[.$AA$2]; [.$Z$2])))*([.$V19]+[.$Y$2]))*5;0)" office:value-type="float" office:value="35" calcext:value-type="float">
            <text:p>35</text:p>
          </table:table-cell>
          <table:table-cell table:style-name="ce24" table:formula="of:=IFERROR(ROUND((MIN(([.$P19]+[.$S19]+[.$U19])/8/[.$AF19];[.$AD$2]))*([.$V19]+3))*5;0)" office:value-type="float" office:value="40" calcext:value-type="float">
            <text:p>40</text:p>
          </table:table-cell>
          <table:table-cell table:style-name="ce16" table:formula="of:=IFERROR(ROUND(((MIN(([.$T19]^2)/([.$AF19]^2);[.$AD$2]))*([.$V19]+3)*[.$AF$2]))*5;0)" office:value-type="float" office:value="50" calcext:value-type="float">
            <text:p>50</text:p>
          </table:table-cell>
          <table:table-cell table:style-name="ce8" table:formula="of:=IFERROR(ROUND((AVERAGE(MIN(([.$Q19]^2)/([.$AF19]^2);[.$AD$2]);MIN([.Q19]/[.$AB$2]; [.$Z$2]))*([.$V19]+3)*[.$AF$2]))*5;0)" office:value-type="float" office:value="30" calcext:value-type="float">
            <text:p>30</text:p>
          </table:table-cell>
          <table:table-cell table:style-name="ce14" table:formula="of:=IFERROR(ROUND((AVERAGE(MIN(([.$S19]^2)/([.$AF19]^2);[.$AD$2]);MIN([.S19]/[.$AB$2]; [.$Z$2]))*([.$V19]+3)*[.$AF$2]))*5;0)" office:value-type="float" office:value="30" calcext:value-type="float">
            <text:p>30</text:p>
          </table:table-cell>
          <table:table-cell table:style-name="ce10" table:formula="of:=IFERROR(ROUND((AVERAGE(MIN(([.$R19]^[.$AC$2])/([.$AF19]^2);[.$AD$2]); MIN([.R19]/[.$AA$2]; [.$Z$2])))*([.$V19]+[.$Y$2]))*5;0)" office:value-type="float" office:value="45" calcext:value-type="float">
            <text:p>45</text:p>
          </table:table-cell>
          <table:table-cell table:style-name="ce11" table:formula="of:=ROUND(AVERAGE([.W19:.AC19]))" office:value-type="float" office:value="41" calcext:value-type="float">
            <text:p>41</text:p>
          </table:table-cell>
          <table:table-cell table:style-name="ce11" table:formula="of:=ROUND((([.U19]/[.$AE$1])*MAX([.U19]/350;0.8));2)" office:value-type="float" office:value="4.93" calcext:value-type="float">
            <text:p>4.93</text:p>
          </table:table-cell>
          <table:table-cell table:style-name="ce11" table:formula="of:=ROUND([.U19]/6;2)" office:value-type="float" office:value="65.67" calcext:value-type="float">
            <text:p>65.67</text:p>
          </table:table-cell>
          <table:table-cell table:style-name="ce18" table:formula="of:=ROUND(MIN(([.P19]/10); 60);0)*5" office:value-type="float" office:value="35" calcext:value-type="float">
            <text:p>35</text:p>
          </table:table-cell>
          <table:table-cell table:style-name="ce40" table:formula="of:=IFERROR(ROUND((((MIN(([.$O19]^2)/([.$AF19]^2);[.$AE$2])))*[.$AE19]*0.8)+([.O19]/10))+10;10)" office:value-type="float" office:value="19" calcext:value-type="float">
            <text:p>19</text:p>
          </table:table-cell>
          <table:table-cell table:style-name="ce41" table:formula="of:=IFERROR(ROUND(((MIN(([.$P19]^2)/([.$AF19]^2);[.$AE$2])))*[.$AE19]);0)" office:value-type="float" office:value="6" calcext:value-type="float">
            <text:p>6</text:p>
          </table:table-cell>
          <table:table-cell table:style-name="ce42" table:formula="of:=IFERROR(ROUND(MIN(([.P19]+[.S19]+[.U19])/8/[.$AF19];[.$AE$2])^2*[.$AE19]);0)" office:value-type="float" office:value="5" calcext:value-type="float">
            <text:p>5</text:p>
          </table:table-cell>
          <table:table-cell table:style-name="ce43" table:formula="of:=IFERROR(ROUND(((MIN(([.T19]^2)/([.$AF19]^2);[.$AE$2])))*[.$AE19]*[.$AF$1]);0)" office:value-type="float" office:value="5" calcext:value-type="float">
            <text:p>5</text:p>
          </table:table-cell>
          <table:table-cell table:style-name="ce44" table:formula="of:=IFERROR(ROUND(((MIN(([.Q19]^2)/([.$AF19]^2);[.$AE$2])))*[.$AE19]*[.$AF$1]);0)" office:value-type="float" office:value="2" calcext:value-type="float">
            <text:p>2</text:p>
          </table:table-cell>
          <table:table-cell table:style-name="ce45" table:formula="of:=IFERROR(ROUND(((MIN(([.S19]^2)/([.$AF19]^2);[.$AE$2])))*[.$AE19]*[.$AF$1]);0)" office:value-type="float" office:value="2" calcext:value-type="float">
            <text:p>2</text:p>
          </table:table-cell>
          <table:table-cell table:style-name="ce46" table:formula="of:=IFERROR(ROUND(((MIN(([.R19]^2)/([.$AF19]^2);[.$AE$2]))*[.$AE19]));0)" office:value-type="float" office:value="7" calcext:value-type="float">
            <text:p>7</text:p>
          </table:table-cell>
          <table:table-cell table:formula="of:=ROUND(AVERAGE([.AI19:.AN19]);2)" office:value-type="float" office:value="4.5" calcext:value-type="float">
            <text:p>4.5</text:p>
          </table:table-cell>
          <table:table-cell table:style-name="ce11" table:formula="of:=IFERROR(MIN(MAX((ROUND(AVERAGE((((MIN(([.$O19]^[.$AO$2])/([.$AF19]^[.$AO$2]);[.$AQ$2])))*[.$V19]*0.8)+([.$O19]/10);([.O19]/8));0)*5)+10; 30); 99); 0)" office:value-type="float" office:value="50" calcext:value-type="float">
            <text:p>50</text:p>
          </table:table-cell>
          <table:table-cell table:style-name="ce11" table:formula="of:=IFERROR(MIN(MAX(ROUND(AVERAGE((MIN(([.$P19]^[.$X$2])/([.$AF19]^[.$AO$2]);[.$AQ$2]))*([.$V19]+[.$AR$2]);([.P1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9]+[.$S19]+[.$U19])/8/[.$AF19];[.$AQ$2]))*([.$V19]+3)*[.$AS$2];([.U1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9]^2)/([.$AF19]^[.$AO$2]);[.$AQ$2]))*([.$V19]+3)*[.$AS$2]);([.T1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9]^[.$AO$2])/([.$AF19]^[.$AO$2]);[.$AQ$2]))*([.$V19]+3)*[.$AS$2]);([.Q1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9]^[.$AO$2])/([.$AF19]^[.$AO$2]);[.$AQ$2]))*([.$V19]+3)*[.$AS$2]);([.S1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9]^[.$AC$2])/([.$AF19]^[.$AO$2]);[.$AQ$2]))*([.$V19]+[.$AR$2]);([.R19]/10));0)*5; [.$AU$2]); [.$AT$2]);0)" office:value-type="float" office:value="40" calcext:value-type="float">
            <text:p>40</text:p>
          </table:table-cell>
          <table:table-cell table:formula="of:=ROUND(AVERAGE([.AP19:.AV19]);2)" office:value-type="float" office:value="37.14" calcext:value-type="float">
            <text:p>37.14</text:p>
          </table:table-cell>
          <table:table-cell/>
          <table:table-cell table:formula="of:=MIN(MAX([.AH19]-[.AH18];0);[.$BF$2])" office:value-type="float" office:value="3" calcext:value-type="float">
            <text:p>3</text:p>
          </table:table-cell>
          <table:table-cell table:formula="of:=MIN(MAX([.AI19]-[.AI18];0);[.$BF$2])" office:value-type="float" office:value="4" calcext:value-type="float">
            <text:p>4</text:p>
          </table:table-cell>
          <table:table-cell table:formula="of:=MIN(MAX([.AJ19]-[.AJ18];0);[.$BF$2])" office:value-type="float" office:value="3" calcext:value-type="float">
            <text:p>3</text:p>
          </table:table-cell>
          <table:table-cell table:formula="of:=MIN(MAX([.AK19]-[.AK18];0);[.$BF$2])" office:value-type="float" office:value="2" calcext:value-type="float">
            <text:p>2</text:p>
          </table:table-cell>
          <table:table-cell table:formula="of:=MIN(MAX([.AL19]-[.AL18];0);[.$BF$2])" office:value-type="float" office:value="1" calcext:value-type="float">
            <text:p>1</text:p>
          </table:table-cell>
          <table:table-cell table:formula="of:=MIN(MAX([.AM19]-[.AM18];0);[.$BF$2])" office:value-type="float" office:value="1" calcext:value-type="float">
            <text:p>1</text:p>
          </table:table-cell>
          <table:table-cell table:formula="of:=MIN(MAX([.AN19]-[.AN18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1" calcext:value-type="float">
            <text:p>101</text:p>
          </table:table-cell>
          <table:table-cell table:style-name="ce55" table:formula="of:=[.O20]-[.C20]" office:value-type="float" office:value="-5" calcext:value-type="float">
            <text:p>-5</text:p>
          </table:table-cell>
          <table:table-cell table:style-name="ce29" table:formula="of:=[.P20]-[.D20]" office:value-type="float" office:value="5" calcext:value-type="float">
            <text:p>5</text:p>
          </table:table-cell>
          <table:table-cell table:style-name="ce60" table:formula="of:=[.Q20]-[.E20]" office:value-type="float" office:value="0" calcext:value-type="float">
            <text:p>0</text:p>
          </table:table-cell>
          <table:table-cell table:style-name="ce62" table:formula="of:=[.R20]-[.F20]" office:value-type="float" office:value="10" calcext:value-type="float">
            <text:p>10</text:p>
          </table:table-cell>
          <table:table-cell table:style-name="ce64" table:formula="of:=[.S20]-[.G20]" office:value-type="float" office:value="0" calcext:value-type="float">
            <text:p>0</text:p>
          </table:table-cell>
          <table:table-cell table:style-name="ce66" table:formula="of:=[.T20]-[.H20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1" calcext:value-type="float">
            <text:p>101</text:p>
          </table:table-cell>
          <table:table-cell table:style-name="ce11" table:formula="of:=SUM([.O20:.T20])" office:value-type="float" office:value="504" calcext:value-type="float">
            <text:p>504</text:p>
          </table:table-cell>
          <table:table-cell table:style-name="ce11" table:formula="of:=ROUND((([.U20]/[.$AE$1])*MAX([.U20]/420; 1.2));2)" office:value-type="float" office:value="6.72" calcext:value-type="float">
            <text:p>6.72</text:p>
          </table:table-cell>
          <table:table-cell table:style-name="ce4" table:formula="of:=IFERROR((ROUND((((MIN(([.$O20]^2)/([.$AF20]^2);[.$AD$2])))*[.$V20]*0.8)+([.O20]/10))*5)+10; 0)" office:value-type="float" office:value="70" calcext:value-type="float">
            <text:p>70</text:p>
          </table:table-cell>
          <table:table-cell table:style-name="ce6" table:formula="of:=IFERROR(ROUND((AVERAGE(MIN(([.$P20]^[.$X$2])/([.$AF20]^2);[.$AD$2]); MIN([.P20]/[.$AA$2]; [.$Z$2])))*([.$V20]+[.$Y$2]))*5;0)" office:value-type="float" office:value="50" calcext:value-type="float">
            <text:p>50</text:p>
          </table:table-cell>
          <table:table-cell table:style-name="ce24" table:formula="of:=IFERROR(ROUND((MIN(([.$P20]+[.$S20]+[.$U20])/8/[.$AF20];[.$AD$2]))*([.$V20]+3))*5;0)" office:value-type="float" office:value="50" calcext:value-type="float">
            <text:p>50</text:p>
          </table:table-cell>
          <table:table-cell table:style-name="ce16" table:formula="of:=IFERROR(ROUND(((MIN(([.$T20]^2)/([.$AF20]^2);[.$AD$2]))*([.$V20]+3)*[.$AF$2]))*5;0)" office:value-type="float" office:value="55" calcext:value-type="float">
            <text:p>55</text:p>
          </table:table-cell>
          <table:table-cell table:style-name="ce8" table:formula="of:=IFERROR(ROUND((AVERAGE(MIN(([.$Q20]^2)/([.$AF20]^2);[.$AD$2]);MIN([.Q20]/[.$AB$2]; [.$Z$2]))*([.$V20]+3)*[.$AF$2]))*5;0)" office:value-type="float" office:value="50" calcext:value-type="float">
            <text:p>50</text:p>
          </table:table-cell>
          <table:table-cell table:style-name="ce14" table:formula="of:=IFERROR(ROUND((AVERAGE(MIN(([.$S20]^2)/([.$AF20]^2);[.$AD$2]);MIN([.S20]/[.$AB$2]; [.$Z$2]))*([.$V20]+3)*[.$AF$2]))*5;0)" office:value-type="float" office:value="45" calcext:value-type="float">
            <text:p>45</text:p>
          </table:table-cell>
          <table:table-cell table:style-name="ce10" table:formula="of:=IFERROR(ROUND((AVERAGE(MIN(([.$R20]^[.$AC$2])/([.$AF20]^2);[.$AD$2]); MIN([.R20]/[.$AA$2]; [.$Z$2])))*([.$V20]+[.$Y$2]))*5;0)" office:value-type="float" office:value="55" calcext:value-type="float">
            <text:p>55</text:p>
          </table:table-cell>
          <table:table-cell table:style-name="ce11" table:formula="of:=ROUND(AVERAGE([.W20:.AC20]))" office:value-type="float" office:value="54" calcext:value-type="float">
            <text:p>54</text:p>
          </table:table-cell>
          <table:table-cell table:style-name="ce11" table:formula="of:=ROUND((([.U20]/[.$AE$1])*MAX([.U20]/350;0.8));2)" office:value-type="float" office:value="8.06" calcext:value-type="float">
            <text:p>8.06</text:p>
          </table:table-cell>
          <table:table-cell table:style-name="ce11" table:formula="of:=ROUND([.U20]/6;2)" office:value-type="float" office:value="84" calcext:value-type="float">
            <text:p>84</text:p>
          </table:table-cell>
          <table:table-cell table:style-name="ce11"/>
          <table:table-cell table:style-name="ce40" table:formula="of:=IFERROR(ROUND((((MIN(([.$O20]^2)/([.$AF20]^2);[.$AE$2])))*[.$AE20]*0.8)+([.O20]/10))+10;10)" office:value-type="float" office:value="23" calcext:value-type="float">
            <text:p>23</text:p>
          </table:table-cell>
          <table:table-cell table:style-name="ce41" table:formula="of:=IFERROR(ROUND(((MIN(([.$P20]^2)/([.$AF20]^2);[.$AE$2])))*[.$AE20]);0)" office:value-type="float" office:value="8" calcext:value-type="float">
            <text:p>8</text:p>
          </table:table-cell>
          <table:table-cell table:style-name="ce42" table:formula="of:=IFERROR(ROUND(MIN(([.P20]+[.S20]+[.U20])/8/[.$AF20];[.$AE$2])^2*[.$AE20]);0)" office:value-type="float" office:value="8" calcext:value-type="float">
            <text:p>8</text:p>
          </table:table-cell>
          <table:table-cell table:style-name="ce43" table:formula="of:=IFERROR(ROUND(((MIN(([.T20]^2)/([.$AF20]^2);[.$AE$2])))*[.$AE20]*[.$AF$1]);0)" office:value-type="float" office:value="8" calcext:value-type="float">
            <text:p>8</text:p>
          </table:table-cell>
          <table:table-cell table:style-name="ce44" table:formula="of:=IFERROR(ROUND(((MIN(([.Q20]^2)/([.$AF20]^2);[.$AE$2])))*[.$AE20]*[.$AF$1]);0)" office:value-type="float" office:value="4" calcext:value-type="float">
            <text:p>4</text:p>
          </table:table-cell>
          <table:table-cell table:style-name="ce45" table:formula="of:=IFERROR(ROUND(((MIN(([.S20]^2)/([.$AF20]^2);[.$AE$2])))*[.$AE20]*[.$AF$1]);0)" office:value-type="float" office:value="4" calcext:value-type="float">
            <text:p>4</text:p>
          </table:table-cell>
          <table:table-cell table:style-name="ce46" table:formula="of:=IFERROR(ROUND(((MIN(([.R20]^2)/([.$AF20]^2);[.$AE$2]))*[.$AE20]));0)" office:value-type="float" office:value="10" calcext:value-type="float">
            <text:p>10</text:p>
          </table:table-cell>
          <table:table-cell table:formula="of:=ROUND(AVERAGE([.AI20:.AN20]);2)" office:value-type="float" office:value="7" calcext:value-type="float">
            <text:p>7</text:p>
          </table:table-cell>
          <table:table-cell table:style-name="ce11" table:formula="of:=IFERROR(MIN(MAX((ROUND(AVERAGE((((MIN(([.$O20]^[.$AO$2])/([.$AF20]^[.$AO$2]);[.$AQ$2])))*[.$V20]*0.8)+([.$O20]/10);([.O20]/8));0)*5)+10; 30); 99); 0)" office:value-type="float" office:value="65" calcext:value-type="float">
            <text:p>65</text:p>
          </table:table-cell>
          <table:table-cell table:style-name="ce11" table:formula="of:=IFERROR(MIN(MAX(ROUND(AVERAGE((MIN(([.$P20]^[.$X$2])/([.$AF20]^[.$AO$2]);[.$AQ$2]))*([.$V20]+[.$AR$2]);([.P2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0]+[.$S20]+[.$U20])/8/[.$AF20];[.$AQ$2]))*([.$V20]+3)*[.$AS$2];([.U2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20]^2)/([.$AF20]^[.$AO$2]);[.$AQ$2]))*([.$V20]+3)*[.$AS$2]);([.T2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20]^[.$AO$2])/([.$AF20]^[.$AO$2]);[.$AQ$2]))*([.$V20]+3)*[.$AS$2]);([.Q2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0]^[.$AO$2])/([.$AF20]^[.$AO$2]);[.$AQ$2]))*([.$V20]+3)*[.$AS$2]);([.S2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0]^[.$AC$2])/([.$AF20]^[.$AO$2]);[.$AQ$2]))*([.$V20]+[.$AR$2]);([.R20]/10));0)*5; [.$AU$2]); [.$AT$2]);0)" office:value-type="float" office:value="45" calcext:value-type="float">
            <text:p>45</text:p>
          </table:table-cell>
          <table:table-cell table:formula="of:=ROUND(AVERAGE([.AP20:.AV20]);2)" office:value-type="float" office:value="47.14" calcext:value-type="float">
            <text:p>47.14</text:p>
          </table:table-cell>
          <table:table-cell/>
          <table:table-cell table:formula="of:=MIN(MAX([.AH20]-[.AH19];0);[.$BF$2])" office:value-type="float" office:value="4" calcext:value-type="float">
            <text:p>4</text:p>
          </table:table-cell>
          <table:table-cell table:formula="of:=MIN(MAX([.AI20]-[.AI19];0);[.$BF$2])" office:value-type="float" office:value="2" calcext:value-type="float">
            <text:p>2</text:p>
          </table:table-cell>
          <table:table-cell table:formula="of:=MIN(MAX([.AJ20]-[.AJ19];0);[.$BF$2])" office:value-type="float" office:value="3" calcext:value-type="float">
            <text:p>3</text:p>
          </table:table-cell>
          <table:table-cell table:formula="of:=MIN(MAX([.AK20]-[.AK19];0);[.$BF$2])" office:value-type="float" office:value="3" calcext:value-type="float">
            <text:p>3</text:p>
          </table:table-cell>
          <table:table-cell table:formula="of:=MIN(MAX([.AL20]-[.AL19];0);[.$BF$2])" office:value-type="float" office:value="2" calcext:value-type="float">
            <text:p>2</text:p>
          </table:table-cell>
          <table:table-cell table:formula="of:=MIN(MAX([.AM20]-[.AM19];0);[.$BF$2])" office:value-type="float" office:value="2" calcext:value-type="float">
            <text:p>2</text:p>
          </table:table-cell>
          <table:table-cell table:formula="of:=MIN(MAX([.AN20]-[.AN1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reek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]-[.C21]" office:value-type="float" office:value="0" calcext:value-type="float">
            <text:p>0</text:p>
          </table:table-cell>
          <table:table-cell table:style-name="ce29" table:formula="of:=[.P21]-[.D21]" office:value-type="float" office:value="0" calcext:value-type="float">
            <text:p>0</text:p>
          </table:table-cell>
          <table:table-cell table:style-name="ce60" table:formula="of:=[.Q21]-[.E21]" office:value-type="float" office:value="0" calcext:value-type="float">
            <text:p>0</text:p>
          </table:table-cell>
          <table:table-cell table:style-name="ce62" table:formula="of:=[.R21]-[.F21]" office:value-type="float" office:value="0" calcext:value-type="float">
            <text:p>0</text:p>
          </table:table-cell>
          <table:table-cell table:style-name="ce64" table:formula="of:=[.S21]-[.G21]" office:value-type="float" office:value="0" calcext:value-type="float">
            <text:p>0</text:p>
          </table:table-cell>
          <table:table-cell table:style-name="ce66" table:formula="of:=[.T21]-[.H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1:.T21])" office:value-type="float" office:value="140" calcext:value-type="float">
            <text:p>140</text:p>
          </table:table-cell>
          <table:table-cell table:style-name="ce11" table:formula="of:=ROUND((([.U21]/[.$AE$1])*MAX([.U21]/420; 1.2));2)" office:value-type="float" office:value="1.87" calcext:value-type="float">
            <text:p>1.87</text:p>
          </table:table-cell>
          <table:table-cell table:style-name="ce4" table:formula="of:=IFERROR((ROUND((((MIN(([.$O21]^2)/([.$AF21]^2);[.$AD$2])))*[.$V21]*0.8)+([.O21]/10))*5)+10; 0)" office:value-type="float" office:value="45" calcext:value-type="float">
            <text:p>45</text:p>
          </table:table-cell>
          <table:table-cell table:style-name="ce6" table:formula="of:=IFERROR(ROUND((AVERAGE(MIN(([.$P21]^[.$X$2])/([.$AF21]^2);[.$AD$2]); MIN([.P21]/[.$AA$2]; [.$Z$2])))*([.$V21]+[.$Y$2]))*5;0)" office:value-type="float" office:value="5" calcext:value-type="float">
            <text:p>5</text:p>
          </table:table-cell>
          <table:table-cell table:style-name="ce24" table:formula="of:=IFERROR(ROUND((MIN(([.$P21]+[.$S21]+[.$U21])/8/[.$AF21];[.$AD$2]))*([.$V21]+3))*5;0)" office:value-type="float" office:value="25" calcext:value-type="float">
            <text:p>25</text:p>
          </table:table-cell>
          <table:table-cell table:style-name="ce16" table:formula="of:=IFERROR(ROUND(((MIN(([.$T21]^2)/([.$AF21]^2);[.$AD$2]))*([.$V21]+3)*[.$AF$2]))*5;0)" office:value-type="float" office:value="15" calcext:value-type="float">
            <text:p>15</text:p>
          </table:table-cell>
          <table:table-cell table:style-name="ce8" table:formula="of:=IFERROR(ROUND((AVERAGE(MIN(([.$Q21]^2)/([.$AF21]^2);[.$AD$2]);MIN([.Q21]/[.$AB$2]; [.$Z$2]))*([.$V21]+3)*[.$AF$2]))*5;0)" office:value-type="float" office:value="10" calcext:value-type="float">
            <text:p>10</text:p>
          </table:table-cell>
          <table:table-cell table:style-name="ce14" table:formula="of:=IFERROR(ROUND((AVERAGE(MIN(([.$S21]^2)/([.$AF21]^2);[.$AD$2]);MIN([.S21]/[.$AB$2]; [.$Z$2]))*([.$V21]+3)*[.$AF$2]))*5;0)" office:value-type="float" office:value="10" calcext:value-type="float">
            <text:p>10</text:p>
          </table:table-cell>
          <table:table-cell table:style-name="ce10" table:formula="of:=IFERROR(ROUND((AVERAGE(MIN(([.$R21]^[.$AC$2])/([.$AF21]^2);[.$AD$2]); MIN([.R21]/[.$AA$2]; [.$Z$2])))*([.$V21]+[.$Y$2]))*5;0)" office:value-type="float" office:value="5" calcext:value-type="float">
            <text:p>5</text:p>
          </table:table-cell>
          <table:table-cell table:style-name="ce11" table:formula="of:=ROUND(AVERAGE([.W21:.AC21]))" office:value-type="float" office:value="16" calcext:value-type="float">
            <text:p>16</text:p>
          </table:table-cell>
          <table:table-cell table:style-name="ce11" table:formula="of:=ROUND((([.U21]/[.$AE$1])*MAX([.U21]/350;0.8));2)" office:value-type="float" office:value="1.24" calcext:value-type="float">
            <text:p>1.24</text:p>
          </table:table-cell>
          <table:table-cell table:style-name="ce11" table:formula="of:=ROUND([.U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1]^2)/([.$AF21]^2);[.$AE$2])))*[.$AE21]*0.8)+([.O21]/10))+10;10)" office:value-type="float" office:value="16" calcext:value-type="float">
            <text:p>16</text:p>
          </table:table-cell>
          <table:table-cell table:style-name="ce41" table:formula="of:=IFERROR(ROUND(((MIN(([.$P21]^2)/([.$AF21]^2);[.$AE$2])))*[.$AE21]);0)" office:value-type="float" office:value="1" calcext:value-type="float">
            <text:p>1</text:p>
          </table:table-cell>
          <table:table-cell table:style-name="ce42" table:formula="of:=IFERROR(ROUND(MIN(([.P21]+[.S21]+[.U21])/8/[.$AF21];[.$AE$2])^2*[.$AE21]);0)" office:value-type="float" office:value="1" calcext:value-type="float">
            <text:p>1</text:p>
          </table:table-cell>
          <table:table-cell table:style-name="ce43" table:formula="of:=IFERROR(ROUND(((MIN(([.T21]^2)/([.$AF21]^2);[.$AE$2])))*[.$AE21]*[.$AF$1]);0)" office:value-type="float" office:value="1" calcext:value-type="float">
            <text:p>1</text:p>
          </table:table-cell>
          <table:table-cell table:style-name="ce44" table:formula="of:=IFERROR(ROUND(((MIN(([.Q21]^2)/([.$AF21]^2);[.$AE$2])))*[.$AE21]*[.$AF$1]);0)" office:value-type="float" office:value="1" calcext:value-type="float">
            <text:p>1</text:p>
          </table:table-cell>
          <table:table-cell table:style-name="ce45" table:formula="of:=IFERROR(ROUND(((MIN(([.S21]^2)/([.$AF21]^2);[.$AE$2])))*[.$AE21]*[.$AF$1]);0)" office:value-type="float" office:value="1" calcext:value-type="float">
            <text:p>1</text:p>
          </table:table-cell>
          <table:table-cell table:style-name="ce46" table:formula="of:=IFERROR(ROUND(((MIN(([.R21]^2)/([.$AF21]^2);[.$AE$2]))*[.$AE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1]^[.$AO$2])/([.$AF21]^[.$AO$2]);[.$AQ$2])))*[.$V21]*0.8)+([.$O21]/10);([.O21]/8));0)*5)+10; 30); 99); 0)" office:value-type="float" office:value="35" calcext:value-type="float">
            <text:p>35</text:p>
          </table:table-cell>
          <table:table-cell table:style-name="ce11" table:formula="of:=IFERROR(MIN(MAX(ROUND(AVERAGE((MIN(([.$P21]^[.$X$2])/([.$AF21]^[.$AO$2]);[.$AQ$2]))*([.$V21]+[.$AR$2]);([.P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1]+[.$S21]+[.$U21])/8/[.$AF21];[.$AQ$2]))*([.$V21]+3)*[.$AS$2];([.U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1]^2)/([.$AF21]^[.$AO$2]);[.$AQ$2]))*([.$V21]+3)*[.$AS$2]);([.T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1]^[.$AO$2])/([.$AF21]^[.$AO$2]);[.$AQ$2]))*([.$V21]+3)*[.$AS$2]);([.Q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1]^[.$AO$2])/([.$AF21]^[.$AO$2]);[.$AQ$2]))*([.$V21]+3)*[.$AS$2]);([.S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1]^[.$AC$2])/([.$AF21]^[.$AO$2]);[.$AQ$2]))*([.$V21]+[.$AR$2]);([.R21]/10));0)*5; [.$AU$2]); [.$AT$2]);0)" office:value-type="float" office:value="15" calcext:value-type="float">
            <text:p>15</text:p>
          </table:table-cell>
          <table:table-cell table:formula="of:=ROUND(AVERAGE([.AP21:.AV21]);2)" office:value-type="float" office:value="18.57" calcext:value-type="float">
            <text:p>18.57</text:p>
          </table:table-cell>
          <table:table-cell/>
          <table:table-cell table:formula="of:=MIN(MAX([.AH21]-[.AH20];0);[.$BF$2])" office:value-type="float" office:value="0" calcext:value-type="float">
            <text:p>0</text:p>
          </table:table-cell>
          <table:table-cell table:formula="of:=MIN(MAX([.AI21]-[.AI20];0);[.$BF$2])" office:value-type="float" office:value="0" calcext:value-type="float">
            <text:p>0</text:p>
          </table:table-cell>
          <table:table-cell table:formula="of:=MIN(MAX([.AJ21]-[.AJ20];0);[.$BF$2])" office:value-type="float" office:value="0" calcext:value-type="float">
            <text:p>0</text:p>
          </table:table-cell>
          <table:table-cell table:formula="of:=MIN(MAX([.AK21]-[.AK20];0);[.$BF$2])" office:value-type="float" office:value="0" calcext:value-type="float">
            <text:p>0</text:p>
          </table:table-cell>
          <table:table-cell table:formula="of:=MIN(MAX([.AL21]-[.AL20];0);[.$BF$2])" office:value-type="float" office:value="0" calcext:value-type="float">
            <text:p>0</text:p>
          </table:table-cell>
          <table:table-cell table:formula="of:=MIN(MAX([.AM21]-[.AM20];0);[.$BF$2])" office:value-type="float" office:value="0" calcext:value-type="float">
            <text:p>0</text:p>
          </table:table-cell>
          <table:table-cell table:formula="of:=MIN(MAX([.AN21]-[.AN2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roba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]-[.C22]" office:value-type="float" office:value="0" calcext:value-type="float">
            <text:p>0</text:p>
          </table:table-cell>
          <table:table-cell table:style-name="ce29" table:formula="of:=[.P22]-[.D22]" office:value-type="float" office:value="0" calcext:value-type="float">
            <text:p>0</text:p>
          </table:table-cell>
          <table:table-cell table:style-name="ce60" table:formula="of:=[.Q22]-[.E22]" office:value-type="float" office:value="0" calcext:value-type="float">
            <text:p>0</text:p>
          </table:table-cell>
          <table:table-cell table:style-name="ce62" table:formula="of:=[.R22]-[.F22]" office:value-type="float" office:value="0" calcext:value-type="float">
            <text:p>0</text:p>
          </table:table-cell>
          <table:table-cell table:style-name="ce64" table:formula="of:=[.S22]-[.G22]" office:value-type="float" office:value="0" calcext:value-type="float">
            <text:p>0</text:p>
          </table:table-cell>
          <table:table-cell table:style-name="ce66" table:formula="of:=[.T22]-[.H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2:.T22])" office:value-type="float" office:value="140" calcext:value-type="float">
            <text:p>140</text:p>
          </table:table-cell>
          <table:table-cell table:style-name="ce11" table:formula="of:=ROUND((([.U22]/[.$AE$1])*MAX([.U22]/420; 1.2));2)" office:value-type="float" office:value="1.87" calcext:value-type="float">
            <text:p>1.87</text:p>
          </table:table-cell>
          <table:table-cell table:style-name="ce4" table:formula="of:=IFERROR((ROUND((((MIN(([.$O22]^2)/([.$AF22]^2);[.$AD$2])))*[.$V22]*0.8)+([.O22]/10))*5)+10; 0)" office:value-type="float" office:value="45" calcext:value-type="float">
            <text:p>45</text:p>
          </table:table-cell>
          <table:table-cell table:style-name="ce6" table:formula="of:=IFERROR(ROUND((AVERAGE(MIN(([.$P22]^[.$X$2])/([.$AF22]^2);[.$AD$2]); MIN([.P22]/[.$AA$2]; [.$Z$2])))*([.$V22]+[.$Y$2]))*5;0)" office:value-type="float" office:value="5" calcext:value-type="float">
            <text:p>5</text:p>
          </table:table-cell>
          <table:table-cell table:style-name="ce24" table:formula="of:=IFERROR(ROUND((MIN(([.$P22]+[.$S22]+[.$U22])/8/[.$AF22];[.$AD$2]))*([.$V22]+3))*5;0)" office:value-type="float" office:value="25" calcext:value-type="float">
            <text:p>25</text:p>
          </table:table-cell>
          <table:table-cell table:style-name="ce16" table:formula="of:=IFERROR(ROUND(((MIN(([.$T22]^2)/([.$AF22]^2);[.$AD$2]))*([.$V22]+3)*[.$AF$2]))*5;0)" office:value-type="float" office:value="15" calcext:value-type="float">
            <text:p>15</text:p>
          </table:table-cell>
          <table:table-cell table:style-name="ce8" table:formula="of:=IFERROR(ROUND((AVERAGE(MIN(([.$Q22]^2)/([.$AF22]^2);[.$AD$2]);MIN([.Q22]/[.$AB$2]; [.$Z$2]))*([.$V22]+3)*[.$AF$2]))*5;0)" office:value-type="float" office:value="10" calcext:value-type="float">
            <text:p>10</text:p>
          </table:table-cell>
          <table:table-cell table:style-name="ce14" table:formula="of:=IFERROR(ROUND((AVERAGE(MIN(([.$S22]^2)/([.$AF22]^2);[.$AD$2]);MIN([.S22]/[.$AB$2]; [.$Z$2]))*([.$V22]+3)*[.$AF$2]))*5;0)" office:value-type="float" office:value="10" calcext:value-type="float">
            <text:p>10</text:p>
          </table:table-cell>
          <table:table-cell table:style-name="ce10" table:formula="of:=IFERROR(ROUND((AVERAGE(MIN(([.$R22]^[.$AC$2])/([.$AF22]^2);[.$AD$2]); MIN([.R22]/[.$AA$2]; [.$Z$2])))*([.$V22]+[.$Y$2]))*5;0)" office:value-type="float" office:value="5" calcext:value-type="float">
            <text:p>5</text:p>
          </table:table-cell>
          <table:table-cell table:style-name="ce11" table:formula="of:=ROUND(AVERAGE([.W22:.AC22]))" office:value-type="float" office:value="16" calcext:value-type="float">
            <text:p>16</text:p>
          </table:table-cell>
          <table:table-cell table:style-name="ce11" table:formula="of:=ROUND((([.U22]/[.$AE$1])*MAX([.U22]/350;0.8));2)" office:value-type="float" office:value="1.24" calcext:value-type="float">
            <text:p>1.24</text:p>
          </table:table-cell>
          <table:table-cell table:style-name="ce11" table:formula="of:=ROUND([.U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2]^2)/([.$AF22]^2);[.$AE$2])))*[.$AE22]*0.8)+([.O22]/10))+10;10)" office:value-type="float" office:value="16" calcext:value-type="float">
            <text:p>16</text:p>
          </table:table-cell>
          <table:table-cell table:style-name="ce41" table:formula="of:=IFERROR(ROUND(((MIN(([.$P22]^2)/([.$AF22]^2);[.$AE$2])))*[.$AE22]);0)" office:value-type="float" office:value="1" calcext:value-type="float">
            <text:p>1</text:p>
          </table:table-cell>
          <table:table-cell table:style-name="ce42" table:formula="of:=IFERROR(ROUND(MIN(([.P22]+[.S22]+[.U22])/8/[.$AF22];[.$AE$2])^2*[.$AE22]);0)" office:value-type="float" office:value="1" calcext:value-type="float">
            <text:p>1</text:p>
          </table:table-cell>
          <table:table-cell table:style-name="ce43" table:formula="of:=IFERROR(ROUND(((MIN(([.T22]^2)/([.$AF22]^2);[.$AE$2])))*[.$AE22]*[.$AF$1]);0)" office:value-type="float" office:value="1" calcext:value-type="float">
            <text:p>1</text:p>
          </table:table-cell>
          <table:table-cell table:style-name="ce44" table:formula="of:=IFERROR(ROUND(((MIN(([.Q22]^2)/([.$AF22]^2);[.$AE$2])))*[.$AE22]*[.$AF$1]);0)" office:value-type="float" office:value="1" calcext:value-type="float">
            <text:p>1</text:p>
          </table:table-cell>
          <table:table-cell table:style-name="ce45" table:formula="of:=IFERROR(ROUND(((MIN(([.S22]^2)/([.$AF22]^2);[.$AE$2])))*[.$AE22]*[.$AF$1]);0)" office:value-type="float" office:value="1" calcext:value-type="float">
            <text:p>1</text:p>
          </table:table-cell>
          <table:table-cell table:style-name="ce46" table:formula="of:=IFERROR(ROUND(((MIN(([.R22]^2)/([.$AF22]^2);[.$AE$2]))*[.$AE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2]^[.$AO$2])/([.$AF22]^[.$AO$2]);[.$AQ$2])))*[.$V22]*0.8)+([.$O22]/10);([.O22]/8));0)*5)+10; 30); 99); 0)" office:value-type="float" office:value="35" calcext:value-type="float">
            <text:p>35</text:p>
          </table:table-cell>
          <table:table-cell table:style-name="ce11" table:formula="of:=IFERROR(MIN(MAX(ROUND(AVERAGE((MIN(([.$P22]^[.$X$2])/([.$AF22]^[.$AO$2]);[.$AQ$2]))*([.$V22]+[.$AR$2]);([.P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2]+[.$S22]+[.$U22])/8/[.$AF22];[.$AQ$2]))*([.$V22]+3)*[.$AS$2];([.U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2]^2)/([.$AF22]^[.$AO$2]);[.$AQ$2]))*([.$V22]+3)*[.$AS$2]);([.T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2]^[.$AO$2])/([.$AF22]^[.$AO$2]);[.$AQ$2]))*([.$V22]+3)*[.$AS$2]);([.Q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2]^[.$AO$2])/([.$AF22]^[.$AO$2]);[.$AQ$2]))*([.$V22]+3)*[.$AS$2]);([.S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2]^[.$AC$2])/([.$AF22]^[.$AO$2]);[.$AQ$2]))*([.$V22]+[.$AR$2]);([.R22]/10));0)*5; [.$AU$2]); [.$AT$2]);0)" office:value-type="float" office:value="15" calcext:value-type="float">
            <text:p>15</text:p>
          </table:table-cell>
          <table:table-cell table:formula="of:=ROUND(AVERAGE([.AP22:.AV22]);2)" office:value-type="float" office:value="18.57" calcext:value-type="float">
            <text:p>18.57</text:p>
          </table:table-cell>
          <table:table-cell/>
          <table:table-cell table:formula="of:=MIN(MAX([.AH22]-[.AH21];0);[.$BF$2])" office:value-type="float" office:value="0" calcext:value-type="float">
            <text:p>0</text:p>
          </table:table-cell>
          <table:table-cell table:formula="of:=MIN(MAX([.AI22]-[.AI21];0);[.$BF$2])" office:value-type="float" office:value="0" calcext:value-type="float">
            <text:p>0</text:p>
          </table:table-cell>
          <table:table-cell table:formula="of:=MIN(MAX([.AJ22]-[.AJ21];0);[.$BF$2])" office:value-type="float" office:value="0" calcext:value-type="float">
            <text:p>0</text:p>
          </table:table-cell>
          <table:table-cell table:formula="of:=MIN(MAX([.AK22]-[.AK21];0);[.$BF$2])" office:value-type="float" office:value="0" calcext:value-type="float">
            <text:p>0</text:p>
          </table:table-cell>
          <table:table-cell table:formula="of:=MIN(MAX([.AL22]-[.AL21];0);[.$BF$2])" office:value-type="float" office:value="0" calcext:value-type="float">
            <text:p>0</text:p>
          </table:table-cell>
          <table:table-cell table:formula="of:=MIN(MAX([.AM22]-[.AM21];0);[.$BF$2])" office:value-type="float" office:value="0" calcext:value-type="float">
            <text:p>0</text:p>
          </table:table-cell>
          <table:table-cell table:formula="of:=MIN(MAX([.AN22]-[.AN2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e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]-[.C23]" office:value-type="float" office:value="0" calcext:value-type="float">
            <text:p>0</text:p>
          </table:table-cell>
          <table:table-cell table:style-name="ce29" table:formula="of:=[.P23]-[.D23]" office:value-type="float" office:value="0" calcext:value-type="float">
            <text:p>0</text:p>
          </table:table-cell>
          <table:table-cell table:style-name="ce60" table:formula="of:=[.Q23]-[.E23]" office:value-type="float" office:value="0" calcext:value-type="float">
            <text:p>0</text:p>
          </table:table-cell>
          <table:table-cell table:style-name="ce62" table:formula="of:=[.R23]-[.F23]" office:value-type="float" office:value="0" calcext:value-type="float">
            <text:p>0</text:p>
          </table:table-cell>
          <table:table-cell table:style-name="ce64" table:formula="of:=[.S23]-[.G23]" office:value-type="float" office:value="0" calcext:value-type="float">
            <text:p>0</text:p>
          </table:table-cell>
          <table:table-cell table:style-name="ce66" table:formula="of:=[.T23]-[.H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:.T23])" office:value-type="float" office:value="140" calcext:value-type="float">
            <text:p>140</text:p>
          </table:table-cell>
          <table:table-cell table:style-name="ce11" table:formula="of:=ROUND((([.U23]/[.$AE$1])*MAX([.U23]/420; 1.2));2)" office:value-type="float" office:value="1.87" calcext:value-type="float">
            <text:p>1.87</text:p>
          </table:table-cell>
          <table:table-cell table:style-name="ce4" table:formula="of:=IFERROR((ROUND((((MIN(([.$O23]^2)/([.$AF23]^2);[.$AD$2])))*[.$V23]*0.8)+([.O23]/10))*5)+10; 0)" office:value-type="float" office:value="45" calcext:value-type="float">
            <text:p>45</text:p>
          </table:table-cell>
          <table:table-cell table:style-name="ce6" table:formula="of:=IFERROR(ROUND((AVERAGE(MIN(([.$P23]^[.$X$2])/([.$AF23]^2);[.$AD$2]); MIN([.P23]/[.$AA$2]; [.$Z$2])))*([.$V23]+[.$Y$2]))*5;0)" office:value-type="float" office:value="5" calcext:value-type="float">
            <text:p>5</text:p>
          </table:table-cell>
          <table:table-cell table:style-name="ce24" table:formula="of:=IFERROR(ROUND((MIN(([.$P23]+[.$S23]+[.$U23])/8/[.$AF23];[.$AD$2]))*([.$V23]+3))*5;0)" office:value-type="float" office:value="25" calcext:value-type="float">
            <text:p>25</text:p>
          </table:table-cell>
          <table:table-cell table:style-name="ce16" table:formula="of:=IFERROR(ROUND(((MIN(([.$T23]^2)/([.$AF23]^2);[.$AD$2]))*([.$V23]+3)*[.$AF$2]))*5;0)" office:value-type="float" office:value="15" calcext:value-type="float">
            <text:p>15</text:p>
          </table:table-cell>
          <table:table-cell table:style-name="ce8" table:formula="of:=IFERROR(ROUND((AVERAGE(MIN(([.$Q23]^2)/([.$AF23]^2);[.$AD$2]);MIN([.Q23]/[.$AB$2]; [.$Z$2]))*([.$V23]+3)*[.$AF$2]))*5;0)" office:value-type="float" office:value="10" calcext:value-type="float">
            <text:p>10</text:p>
          </table:table-cell>
          <table:table-cell table:style-name="ce14" table:formula="of:=IFERROR(ROUND((AVERAGE(MIN(([.$S23]^2)/([.$AF23]^2);[.$AD$2]);MIN([.S23]/[.$AB$2]; [.$Z$2]))*([.$V23]+3)*[.$AF$2]))*5;0)" office:value-type="float" office:value="10" calcext:value-type="float">
            <text:p>10</text:p>
          </table:table-cell>
          <table:table-cell table:style-name="ce10" table:formula="of:=IFERROR(ROUND((AVERAGE(MIN(([.$R23]^[.$AC$2])/([.$AF23]^2);[.$AD$2]); MIN([.R23]/[.$AA$2]; [.$Z$2])))*([.$V23]+[.$Y$2]))*5;0)" office:value-type="float" office:value="5" calcext:value-type="float">
            <text:p>5</text:p>
          </table:table-cell>
          <table:table-cell table:style-name="ce11" table:formula="of:=ROUND(AVERAGE([.W23:.AC23]))" office:value-type="float" office:value="16" calcext:value-type="float">
            <text:p>16</text:p>
          </table:table-cell>
          <table:table-cell table:style-name="ce11" table:formula="of:=ROUND((([.U23]/[.$AE$1])*MAX([.U23]/350;0.8));2)" office:value-type="float" office:value="1.24" calcext:value-type="float">
            <text:p>1.24</text:p>
          </table:table-cell>
          <table:table-cell table:style-name="ce11" table:formula="of:=ROUND([.U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3]^2)/([.$AF23]^2);[.$AE$2])))*[.$AE23]*0.8)+([.O23]/10))+10;10)" office:value-type="float" office:value="16" calcext:value-type="float">
            <text:p>16</text:p>
          </table:table-cell>
          <table:table-cell table:style-name="ce41" table:formula="of:=IFERROR(ROUND(((MIN(([.$P23]^2)/([.$AF23]^2);[.$AE$2])))*[.$AE23]);0)" office:value-type="float" office:value="1" calcext:value-type="float">
            <text:p>1</text:p>
          </table:table-cell>
          <table:table-cell table:style-name="ce42" table:formula="of:=IFERROR(ROUND(MIN(([.P23]+[.S23]+[.U23])/8/[.$AF23];[.$AE$2])^2*[.$AE23]);0)" office:value-type="float" office:value="1" calcext:value-type="float">
            <text:p>1</text:p>
          </table:table-cell>
          <table:table-cell table:style-name="ce43" table:formula="of:=IFERROR(ROUND(((MIN(([.T23]^2)/([.$AF23]^2);[.$AE$2])))*[.$AE23]*[.$AF$1]);0)" office:value-type="float" office:value="1" calcext:value-type="float">
            <text:p>1</text:p>
          </table:table-cell>
          <table:table-cell table:style-name="ce44" table:formula="of:=IFERROR(ROUND(((MIN(([.Q23]^2)/([.$AF23]^2);[.$AE$2])))*[.$AE23]*[.$AF$1]);0)" office:value-type="float" office:value="1" calcext:value-type="float">
            <text:p>1</text:p>
          </table:table-cell>
          <table:table-cell table:style-name="ce45" table:formula="of:=IFERROR(ROUND(((MIN(([.S23]^2)/([.$AF23]^2);[.$AE$2])))*[.$AE23]*[.$AF$1]);0)" office:value-type="float" office:value="1" calcext:value-type="float">
            <text:p>1</text:p>
          </table:table-cell>
          <table:table-cell table:style-name="ce46" table:formula="of:=IFERROR(ROUND(((MIN(([.R23]^2)/([.$AF23]^2);[.$AE$2]))*[.$AE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3]^[.$AO$2])/([.$AF23]^[.$AO$2]);[.$AQ$2])))*[.$V23]*0.8)+([.$O23]/10);([.O23]/8));0)*5)+10; 30); 99); 0)" office:value-type="float" office:value="35" calcext:value-type="float">
            <text:p>35</text:p>
          </table:table-cell>
          <table:table-cell table:style-name="ce11" table:formula="of:=IFERROR(MIN(MAX(ROUND(AVERAGE((MIN(([.$P23]^[.$X$2])/([.$AF23]^[.$AO$2]);[.$AQ$2]))*([.$V23]+[.$AR$2]);([.P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3]+[.$S23]+[.$U23])/8/[.$AF23];[.$AQ$2]))*([.$V23]+3)*[.$AS$2];([.U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3]^2)/([.$AF23]^[.$AO$2]);[.$AQ$2]))*([.$V23]+3)*[.$AS$2]);([.T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3]^[.$AO$2])/([.$AF23]^[.$AO$2]);[.$AQ$2]))*([.$V23]+3)*[.$AS$2]);([.Q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3]^[.$AO$2])/([.$AF23]^[.$AO$2]);[.$AQ$2]))*([.$V23]+3)*[.$AS$2]);([.S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3]^[.$AC$2])/([.$AF23]^[.$AO$2]);[.$AQ$2]))*([.$V23]+[.$AR$2]);([.R23]/10));0)*5; [.$AU$2]); [.$AT$2]);0)" office:value-type="float" office:value="15" calcext:value-type="float">
            <text:p>15</text:p>
          </table:table-cell>
          <table:table-cell table:formula="of:=ROUND(AVERAGE([.AP23:.AV23]);2)" office:value-type="float" office:value="18.57" calcext:value-type="float">
            <text:p>18.57</text:p>
          </table:table-cell>
          <table:table-cell/>
          <table:table-cell table:formula="of:=MIN(MAX([.AH23]-[.AH22];0);[.$BF$2])" office:value-type="float" office:value="0" calcext:value-type="float">
            <text:p>0</text:p>
          </table:table-cell>
          <table:table-cell table:formula="of:=MIN(MAX([.AI23]-[.AI22];0);[.$BF$2])" office:value-type="float" office:value="0" calcext:value-type="float">
            <text:p>0</text:p>
          </table:table-cell>
          <table:table-cell table:formula="of:=MIN(MAX([.AJ23]-[.AJ22];0);[.$BF$2])" office:value-type="float" office:value="0" calcext:value-type="float">
            <text:p>0</text:p>
          </table:table-cell>
          <table:table-cell table:formula="of:=MIN(MAX([.AK23]-[.AK22];0);[.$BF$2])" office:value-type="float" office:value="0" calcext:value-type="float">
            <text:p>0</text:p>
          </table:table-cell>
          <table:table-cell table:formula="of:=MIN(MAX([.AL23]-[.AL22];0);[.$BF$2])" office:value-type="float" office:value="0" calcext:value-type="float">
            <text:p>0</text:p>
          </table:table-cell>
          <table:table-cell table:formula="of:=MIN(MAX([.AM23]-[.AM22];0);[.$BF$2])" office:value-type="float" office:value="0" calcext:value-type="float">
            <text:p>0</text:p>
          </table:table-cell>
          <table:table-cell table:formula="of:=MIN(MAX([.AN23]-[.AN2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4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]-[.C24]" office:value-type="float" office:value="0" calcext:value-type="float">
            <text:p>0</text:p>
          </table:table-cell>
          <table:table-cell table:style-name="ce29" table:formula="of:=[.P24]-[.D24]" office:value-type="float" office:value="0" calcext:value-type="float">
            <text:p>0</text:p>
          </table:table-cell>
          <table:table-cell table:style-name="ce60" table:formula="of:=[.Q24]-[.E24]" office:value-type="float" office:value="0" calcext:value-type="float">
            <text:p>0</text:p>
          </table:table-cell>
          <table:table-cell table:style-name="ce62" table:formula="of:=[.R24]-[.F24]" office:value-type="float" office:value="0" calcext:value-type="float">
            <text:p>0</text:p>
          </table:table-cell>
          <table:table-cell table:style-name="ce64" table:formula="of:=[.S24]-[.G24]" office:value-type="float" office:value="0" calcext:value-type="float">
            <text:p>0</text:p>
          </table:table-cell>
          <table:table-cell table:style-name="ce66" table:formula="of:=[.T24]-[.H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4:.T24])" office:value-type="float" office:value="140" calcext:value-type="float">
            <text:p>140</text:p>
          </table:table-cell>
          <table:table-cell table:style-name="ce11" table:formula="of:=ROUND((([.U24]/[.$AE$1])*MAX([.U24]/420; 1.2));2)" office:value-type="float" office:value="1.87" calcext:value-type="float">
            <text:p>1.87</text:p>
          </table:table-cell>
          <table:table-cell table:style-name="ce4" table:formula="of:=IFERROR((ROUND((((MIN(([.$O24]^2)/([.$AF24]^2);[.$AD$2])))*[.$V24]*0.8)+([.O24]/10))*5)+10; 0)" office:value-type="float" office:value="45" calcext:value-type="float">
            <text:p>45</text:p>
          </table:table-cell>
          <table:table-cell table:style-name="ce6" table:formula="of:=IFERROR(ROUND((AVERAGE(MIN(([.$P24]^[.$X$2])/([.$AF24]^2);[.$AD$2]); MIN([.P24]/[.$AA$2]; [.$Z$2])))*([.$V24]+[.$Y$2]))*5;0)" office:value-type="float" office:value="5" calcext:value-type="float">
            <text:p>5</text:p>
          </table:table-cell>
          <table:table-cell table:style-name="ce24" table:formula="of:=IFERROR(ROUND((MIN(([.$P24]+[.$S24]+[.$U24])/8/[.$AF24];[.$AD$2]))*([.$V24]+3))*5;0)" office:value-type="float" office:value="25" calcext:value-type="float">
            <text:p>25</text:p>
          </table:table-cell>
          <table:table-cell table:style-name="ce16" table:formula="of:=IFERROR(ROUND(((MIN(([.$T24]^2)/([.$AF24]^2);[.$AD$2]))*([.$V24]+3)*[.$AF$2]))*5;0)" office:value-type="float" office:value="15" calcext:value-type="float">
            <text:p>15</text:p>
          </table:table-cell>
          <table:table-cell table:style-name="ce8" table:formula="of:=IFERROR(ROUND((AVERAGE(MIN(([.$Q24]^2)/([.$AF24]^2);[.$AD$2]);MIN([.Q24]/[.$AB$2]; [.$Z$2]))*([.$V24]+3)*[.$AF$2]))*5;0)" office:value-type="float" office:value="10" calcext:value-type="float">
            <text:p>10</text:p>
          </table:table-cell>
          <table:table-cell table:style-name="ce14" table:formula="of:=IFERROR(ROUND((AVERAGE(MIN(([.$S24]^2)/([.$AF24]^2);[.$AD$2]);MIN([.S24]/[.$AB$2]; [.$Z$2]))*([.$V24]+3)*[.$AF$2]))*5;0)" office:value-type="float" office:value="10" calcext:value-type="float">
            <text:p>10</text:p>
          </table:table-cell>
          <table:table-cell table:style-name="ce10" table:formula="of:=IFERROR(ROUND((AVERAGE(MIN(([.$R24]^[.$AC$2])/([.$AF24]^2);[.$AD$2]); MIN([.R24]/[.$AA$2]; [.$Z$2])))*([.$V24]+[.$Y$2]))*5;0)" office:value-type="float" office:value="5" calcext:value-type="float">
            <text:p>5</text:p>
          </table:table-cell>
          <table:table-cell table:style-name="ce11" table:formula="of:=ROUND(AVERAGE([.W24:.AC24]))" office:value-type="float" office:value="16" calcext:value-type="float">
            <text:p>16</text:p>
          </table:table-cell>
          <table:table-cell table:style-name="ce11" table:formula="of:=ROUND((([.U24]/[.$AE$1])*MAX([.U24]/350;0.8));2)" office:value-type="float" office:value="1.24" calcext:value-type="float">
            <text:p>1.24</text:p>
          </table:table-cell>
          <table:table-cell table:style-name="ce11" table:formula="of:=ROUND([.U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4]^2)/([.$AF24]^2);[.$AE$2])))*[.$AE24]*0.8)+([.O24]/10))+10;10)" office:value-type="float" office:value="16" calcext:value-type="float">
            <text:p>16</text:p>
          </table:table-cell>
          <table:table-cell table:style-name="ce41" table:formula="of:=IFERROR(ROUND(((MIN(([.$P24]^2)/([.$AF24]^2);[.$AE$2])))*[.$AE24]);0)" office:value-type="float" office:value="1" calcext:value-type="float">
            <text:p>1</text:p>
          </table:table-cell>
          <table:table-cell table:style-name="ce42" table:formula="of:=IFERROR(ROUND(MIN(([.P24]+[.S24]+[.U24])/8/[.$AF24];[.$AE$2])^2*[.$AE24]);0)" office:value-type="float" office:value="1" calcext:value-type="float">
            <text:p>1</text:p>
          </table:table-cell>
          <table:table-cell table:style-name="ce43" table:formula="of:=IFERROR(ROUND(((MIN(([.T24]^2)/([.$AF24]^2);[.$AE$2])))*[.$AE24]*[.$AF$1]);0)" office:value-type="float" office:value="1" calcext:value-type="float">
            <text:p>1</text:p>
          </table:table-cell>
          <table:table-cell table:style-name="ce44" table:formula="of:=IFERROR(ROUND(((MIN(([.Q24]^2)/([.$AF24]^2);[.$AE$2])))*[.$AE24]*[.$AF$1]);0)" office:value-type="float" office:value="1" calcext:value-type="float">
            <text:p>1</text:p>
          </table:table-cell>
          <table:table-cell table:style-name="ce45" table:formula="of:=IFERROR(ROUND(((MIN(([.S24]^2)/([.$AF24]^2);[.$AE$2])))*[.$AE24]*[.$AF$1]);0)" office:value-type="float" office:value="1" calcext:value-type="float">
            <text:p>1</text:p>
          </table:table-cell>
          <table:table-cell table:style-name="ce46" table:formula="of:=IFERROR(ROUND(((MIN(([.R24]^2)/([.$AF24]^2);[.$AE$2]))*[.$AE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4]^[.$AO$2])/([.$AF24]^[.$AO$2]);[.$AQ$2])))*[.$V24]*0.8)+([.$O24]/10);([.O24]/8));0)*5)+10; 30); 99); 0)" office:value-type="float" office:value="35" calcext:value-type="float">
            <text:p>35</text:p>
          </table:table-cell>
          <table:table-cell table:style-name="ce11" table:formula="of:=IFERROR(MIN(MAX(ROUND(AVERAGE((MIN(([.$P24]^[.$X$2])/([.$AF24]^[.$AO$2]);[.$AQ$2]))*([.$V24]+[.$AR$2]);([.P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4]+[.$S24]+[.$U24])/8/[.$AF24];[.$AQ$2]))*([.$V24]+3)*[.$AS$2];([.U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4]^2)/([.$AF24]^[.$AO$2]);[.$AQ$2]))*([.$V24]+3)*[.$AS$2]);([.T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4]^[.$AO$2])/([.$AF24]^[.$AO$2]);[.$AQ$2]))*([.$V24]+3)*[.$AS$2]);([.Q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4]^[.$AO$2])/([.$AF24]^[.$AO$2]);[.$AQ$2]))*([.$V24]+3)*[.$AS$2]);([.S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4]^[.$AC$2])/([.$AF24]^[.$AO$2]);[.$AQ$2]))*([.$V24]+[.$AR$2]);([.R24]/10));0)*5; [.$AU$2]); [.$AT$2]);0)" office:value-type="float" office:value="15" calcext:value-type="float">
            <text:p>15</text:p>
          </table:table-cell>
          <table:table-cell table:formula="of:=ROUND(AVERAGE([.AP24:.AV24]);2)" office:value-type="float" office:value="18.57" calcext:value-type="float">
            <text:p>18.57</text:p>
          </table:table-cell>
          <table:table-cell/>
          <table:table-cell table:formula="of:=MIN(MAX([.AH24]-[.AH23];0);[.$BF$2])" office:value-type="float" office:value="0" calcext:value-type="float">
            <text:p>0</text:p>
          </table:table-cell>
          <table:table-cell table:formula="of:=MIN(MAX([.AI24]-[.AI23];0);[.$BF$2])" office:value-type="float" office:value="0" calcext:value-type="float">
            <text:p>0</text:p>
          </table:table-cell>
          <table:table-cell table:formula="of:=MIN(MAX([.AJ24]-[.AJ23];0);[.$BF$2])" office:value-type="float" office:value="0" calcext:value-type="float">
            <text:p>0</text:p>
          </table:table-cell>
          <table:table-cell table:formula="of:=MIN(MAX([.AK24]-[.AK23];0);[.$BF$2])" office:value-type="float" office:value="0" calcext:value-type="float">
            <text:p>0</text:p>
          </table:table-cell>
          <table:table-cell table:formula="of:=MIN(MAX([.AL24]-[.AL23];0);[.$BF$2])" office:value-type="float" office:value="0" calcext:value-type="float">
            <text:p>0</text:p>
          </table:table-cell>
          <table:table-cell table:formula="of:=MIN(MAX([.AM24]-[.AM23];0);[.$BF$2])" office:value-type="float" office:value="0" calcext:value-type="float">
            <text:p>0</text:p>
          </table:table-cell>
          <table:table-cell table:formula="of:=MIN(MAX([.AN24]-[.AN2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6" calcext:value-type="float">
            <text:p>56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2" calcext:value-type="float">
            <text:p>72</text:p>
          </table:table-cell>
          <table:table-cell table:style-name="ce55" table:formula="of:=[.O25]-[.C25]" office:value-type="float" office:value="0" calcext:value-type="float">
            <text:p>0</text:p>
          </table:table-cell>
          <table:table-cell table:style-name="ce29" table:formula="of:=[.P25]-[.D25]" office:value-type="float" office:value="-5" calcext:value-type="float">
            <text:p>-5</text:p>
          </table:table-cell>
          <table:table-cell table:style-name="ce60" table:formula="of:=[.Q25]-[.E25]" office:value-type="float" office:value="0" calcext:value-type="float">
            <text:p>0</text:p>
          </table:table-cell>
          <table:table-cell table:style-name="ce62" table:formula="of:=[.R25]-[.F25]" office:value-type="float" office:value="5" calcext:value-type="float">
            <text:p>5</text:p>
          </table:table-cell>
          <table:table-cell table:style-name="ce64" table:formula="of:=[.S25]-[.G25]" office:value-type="float" office:value="10" calcext:value-type="float">
            <text:p>10</text:p>
          </table:table-cell>
          <table:table-cell table:style-name="ce66" table:formula="of:=[.T25]-[.H25]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2" calcext:value-type="float">
            <text:p>72</text:p>
          </table:table-cell>
          <table:table-cell table:style-name="ce11" table:formula="of:=SUM([.O25:.T25])" office:value-type="float" office:value="263" calcext:value-type="float">
            <text:p>263</text:p>
          </table:table-cell>
          <table:table-cell table:style-name="ce11" table:formula="of:=ROUND((([.U25]/[.$AE$1])*MAX([.U25]/420; 1.2));2)" office:value-type="float" office:value="3.51" calcext:value-type="float">
            <text:p>3.51</text:p>
          </table:table-cell>
          <table:table-cell table:style-name="ce4" table:formula="of:=IFERROR((ROUND((((MIN(([.$O25]^2)/([.$AF25]^2);[.$AD$2])))*[.$V25]*0.8)+([.O25]/10))*5)+10; 0)" office:value-type="float" office:value="30" calcext:value-type="float">
            <text:p>30</text:p>
          </table:table-cell>
          <table:table-cell table:style-name="ce6" table:formula="of:=IFERROR(ROUND((AVERAGE(MIN(([.$P25]^[.$X$2])/([.$AF25]^2);[.$AD$2]); MIN([.P25]/[.$AA$2]; [.$Z$2])))*([.$V25]+[.$Y$2]))*5;0)" office:value-type="float" office:value="25" calcext:value-type="float">
            <text:p>25</text:p>
          </table:table-cell>
          <table:table-cell table:style-name="ce24" table:formula="of:=IFERROR(ROUND((MIN(([.$P25]+[.$S25]+[.$U25])/8/[.$AF25];[.$AD$2]))*([.$V25]+3))*5;0)" office:value-type="float" office:value="35" calcext:value-type="float">
            <text:p>35</text:p>
          </table:table-cell>
          <table:table-cell table:style-name="ce16" table:formula="of:=IFERROR(ROUND(((MIN(([.$T25]^2)/([.$AF25]^2);[.$AD$2]))*([.$V25]+3)*[.$AF$2]))*5;0)" office:value-type="float" office:value="55" calcext:value-type="float">
            <text:p>55</text:p>
          </table:table-cell>
          <table:table-cell table:style-name="ce8" table:formula="of:=IFERROR(ROUND((AVERAGE(MIN(([.$Q25]^2)/([.$AF25]^2);[.$AD$2]);MIN([.Q25]/[.$AB$2]; [.$Z$2]))*([.$V25]+3)*[.$AF$2]))*5;0)" office:value-type="float" office:value="20" calcext:value-type="float">
            <text:p>20</text:p>
          </table:table-cell>
          <table:table-cell table:style-name="ce14" table:formula="of:=IFERROR(ROUND((AVERAGE(MIN(([.$S25]^2)/([.$AF25]^2);[.$AD$2]);MIN([.S25]/[.$AB$2]; [.$Z$2]))*([.$V25]+3)*[.$AF$2]))*5;0)" office:value-type="float" office:value="25" calcext:value-type="float">
            <text:p>25</text:p>
          </table:table-cell>
          <table:table-cell table:style-name="ce10" table:formula="of:=IFERROR(ROUND((AVERAGE(MIN(([.$R25]^[.$AC$2])/([.$AF25]^2);[.$AD$2]); MIN([.R25]/[.$AA$2]; [.$Z$2])))*([.$V25]+[.$Y$2]))*5;0)" office:value-type="float" office:value="10" calcext:value-type="float">
            <text:p>10</text:p>
          </table:table-cell>
          <table:table-cell table:style-name="ce11" table:formula="of:=ROUND(AVERAGE([.W25:.AC25]))" office:value-type="float" office:value="29" calcext:value-type="float">
            <text:p>29</text:p>
          </table:table-cell>
          <table:table-cell table:style-name="ce11" table:formula="of:=ROUND((([.U25]/[.$AE$1])*MAX([.U25]/350;0.8));2)" office:value-type="float" office:value="2.34" calcext:value-type="float">
            <text:p>2.34</text:p>
          </table:table-cell>
          <table:table-cell table:style-name="ce11" table:formula="of:=ROUND([.U25]/6;2)" office:value-type="float" office:value="43.83" calcext:value-type="float">
            <text:p>43.83</text:p>
          </table:table-cell>
          <table:table-cell table:style-name="ce11"/>
          <table:table-cell table:style-name="ce40" table:formula="of:=IFERROR(ROUND((((MIN(([.$O25]^2)/([.$AF25]^2);[.$AE$2])))*[.$AE25]*0.8)+([.O25]/10))+10;10)" office:value-type="float" office:value="14" calcext:value-type="float">
            <text:p>14</text:p>
          </table:table-cell>
          <table:table-cell table:style-name="ce41" table:formula="of:=IFERROR(ROUND(((MIN(([.$P25]^2)/([.$AF25]^2);[.$AE$2])))*[.$AE25]);0)" office:value-type="float" office:value="3" calcext:value-type="float">
            <text:p>3</text:p>
          </table:table-cell>
          <table:table-cell table:style-name="ce42" table:formula="of:=IFERROR(ROUND(MIN(([.P25]+[.S25]+[.U25])/8/[.$AF25];[.$AE$2])^2*[.$AE25]);0)" office:value-type="float" office:value="2" calcext:value-type="float">
            <text:p>2</text:p>
          </table:table-cell>
          <table:table-cell table:style-name="ce43" table:formula="of:=IFERROR(ROUND(((MIN(([.T25]^2)/([.$AF25]^2);[.$AE$2])))*[.$AE25]*[.$AF$1]);0)" office:value-type="float" office:value="3" calcext:value-type="float">
            <text:p>3</text:p>
          </table:table-cell>
          <table:table-cell table:style-name="ce44" table:formula="of:=IFERROR(ROUND(((MIN(([.Q25]^2)/([.$AF25]^2);[.$AE$2])))*[.$AE25]*[.$AF$1]);0)" office:value-type="float" office:value="1" calcext:value-type="float">
            <text:p>1</text:p>
          </table:table-cell>
          <table:table-cell table:style-name="ce45" table:formula="of:=IFERROR(ROUND(((MIN(([.S25]^2)/([.$AF25]^2);[.$AE$2])))*[.$AE25]*[.$AF$1]);0)" office:value-type="float" office:value="2" calcext:value-type="float">
            <text:p>2</text:p>
          </table:table-cell>
          <table:table-cell table:style-name="ce46" table:formula="of:=IFERROR(ROUND(((MIN(([.R25]^2)/([.$AF25]^2);[.$AE$2]))*[.$AE25]));0)" office:value-type="float" office:value="1" calcext:value-type="float">
            <text:p>1</text:p>
          </table:table-cell>
          <table:table-cell table:formula="of:=ROUND(AVERAGE([.AI25:.AN25]);2)" office:value-type="float" office:value="2" calcext:value-type="float">
            <text:p>2</text:p>
          </table:table-cell>
          <table:table-cell table:style-name="ce11" table:formula="of:=IFERROR(MIN(MAX((ROUND(AVERAGE((((MIN(([.$O25]^[.$AO$2])/([.$AF25]^[.$AO$2]);[.$AQ$2])))*[.$V25]*0.8)+([.$O25]/10);([.O25]/8));0)*5)+10; 30); 99); 0)" office:value-type="float" office:value="30" calcext:value-type="float">
            <text:p>30</text:p>
          </table:table-cell>
          <table:table-cell table:style-name="ce11" table:formula="of:=IFERROR(MIN(MAX(ROUND(AVERAGE((MIN(([.$P25]^[.$X$2])/([.$AF25]^[.$AO$2]);[.$AQ$2]))*([.$V25]+[.$AR$2]);([.P2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5]+[.$S25]+[.$U25])/8/[.$AF25];[.$AQ$2]))*([.$V25]+3)*[.$AS$2];([.U2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5]^2)/([.$AF25]^[.$AO$2]);[.$AQ$2]))*([.$V25]+3)*[.$AS$2]);([.T2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5]^[.$AO$2])/([.$AF25]^[.$AO$2]);[.$AQ$2]))*([.$V25]+3)*[.$AS$2]);([.Q2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5]^[.$AO$2])/([.$AF25]^[.$AO$2]);[.$AQ$2]))*([.$V25]+3)*[.$AS$2]);([.S2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25]^[.$AC$2])/([.$AF25]^[.$AO$2]);[.$AQ$2]))*([.$V25]+[.$AR$2]);([.R25]/10));0)*5; [.$AU$2]); [.$AT$2]);0)" office:value-type="float" office:value="15" calcext:value-type="float">
            <text:p>15</text:p>
          </table:table-cell>
          <table:table-cell table:formula="of:=ROUND(AVERAGE([.AP25:.AV25]);2)" office:value-type="float" office:value="26.43" calcext:value-type="float">
            <text:p>26.43</text:p>
          </table:table-cell>
          <table:table-cell/>
          <table:table-cell table:formula="of:=MIN(MAX([.AH25]-[.AH24];0);[.$BF$2])" office:value-type="float" office:value="0" calcext:value-type="float">
            <text:p>0</text:p>
          </table:table-cell>
          <table:table-cell table:formula="of:=MIN(MAX([.AI25]-[.AI24];0);[.$BF$2])" office:value-type="float" office:value="2" calcext:value-type="float">
            <text:p>2</text:p>
          </table:table-cell>
          <table:table-cell table:formula="of:=MIN(MAX([.AJ25]-[.AJ24];0);[.$BF$2])" office:value-type="float" office:value="1" calcext:value-type="float">
            <text:p>1</text:p>
          </table:table-cell>
          <table:table-cell table:formula="of:=MIN(MAX([.AK25]-[.AK24];0);[.$BF$2])" office:value-type="float" office:value="2" calcext:value-type="float">
            <text:p>2</text:p>
          </table:table-cell>
          <table:table-cell table:formula="of:=MIN(MAX([.AL25]-[.AL24];0);[.$BF$2])" office:value-type="float" office:value="0" calcext:value-type="float">
            <text:p>0</text:p>
          </table:table-cell>
          <table:table-cell table:formula="of:=MIN(MAX([.AM25]-[.AM24];0);[.$BF$2])" office:value-type="float" office:value="1" calcext:value-type="float">
            <text:p>1</text:p>
          </table:table-cell>
          <table:table-cell table:formula="of:=MIN(MAX([.AN25]-[.AN2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7" calcext:value-type="float">
            <text:p>97</text:p>
          </table:table-cell>
          <table:table-cell table:style-name="ce55" table:formula="of:=[.O26]-[.C26]" office:value-type="float" office:value="0" calcext:value-type="float">
            <text:p>0</text:p>
          </table:table-cell>
          <table:table-cell table:style-name="ce29" table:formula="of:=[.P26]-[.D26]" office:value-type="float" office:value="0" calcext:value-type="float">
            <text:p>0</text:p>
          </table:table-cell>
          <table:table-cell table:style-name="ce60" table:formula="of:=[.Q26]-[.E26]" office:value-type="float" office:value="0" calcext:value-type="float">
            <text:p>0</text:p>
          </table:table-cell>
          <table:table-cell table:style-name="ce62" table:formula="of:=[.R26]-[.F26]" office:value-type="float" office:value="0" calcext:value-type="float">
            <text:p>0</text:p>
          </table:table-cell>
          <table:table-cell table:style-name="ce64" table:formula="of:=[.S26]-[.G26]" office:value-type="float" office:value="0" calcext:value-type="float">
            <text:p>0</text:p>
          </table:table-cell>
          <table:table-cell table:style-name="ce66" table:formula="of:=[.T26]-[.H26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7" calcext:value-type="float">
            <text:p>97</text:p>
          </table:table-cell>
          <table:table-cell table:style-name="ce11" table:formula="of:=SUM([.O26:.T26])" office:value-type="float" office:value="413" calcext:value-type="float">
            <text:p>413</text:p>
          </table:table-cell>
          <table:table-cell table:style-name="ce11" table:formula="of:=ROUND((([.U26]/[.$AE$1])*MAX([.U26]/420; 1.2));2)" office:value-type="float" office:value="5.51" calcext:value-type="float">
            <text:p>5.51</text:p>
          </table:table-cell>
          <table:table-cell table:style-name="ce4" table:formula="of:=IFERROR((ROUND((((MIN(([.$O26]^2)/([.$AF26]^2);[.$AD$2])))*[.$V26]*0.8)+([.O26]/10))*5)+10; 0)" office:value-type="float" office:value="50" calcext:value-type="float">
            <text:p>50</text:p>
          </table:table-cell>
          <table:table-cell table:style-name="ce6" table:formula="of:=IFERROR(ROUND((AVERAGE(MIN(([.$P26]^[.$X$2])/([.$AF26]^2);[.$AD$2]); MIN([.P26]/[.$AA$2]; [.$Z$2])))*([.$V26]+[.$Y$2]))*5;0)" office:value-type="float" office:value="45" calcext:value-type="float">
            <text:p>45</text:p>
          </table:table-cell>
          <table:table-cell table:style-name="ce24" table:formula="of:=IFERROR(ROUND((MIN(([.$P26]+[.$S26]+[.$U26])/8/[.$AF26];[.$AD$2]))*([.$V26]+3))*5;0)" office:value-type="float" office:value="45" calcext:value-type="float">
            <text:p>45</text:p>
          </table:table-cell>
          <table:table-cell table:style-name="ce16" table:formula="of:=IFERROR(ROUND(((MIN(([.$T26]^2)/([.$AF26]^2);[.$AD$2]))*([.$V26]+3)*[.$AF$2]))*5;0)" office:value-type="float" office:value="70" calcext:value-type="float">
            <text:p>70</text:p>
          </table:table-cell>
          <table:table-cell table:style-name="ce8" table:formula="of:=IFERROR(ROUND((AVERAGE(MIN(([.$Q26]^2)/([.$AF26]^2);[.$AD$2]);MIN([.Q26]/[.$AB$2]; [.$Z$2]))*([.$V26]+3)*[.$AF$2]))*5;0)" office:value-type="float" office:value="35" calcext:value-type="float">
            <text:p>35</text:p>
          </table:table-cell>
          <table:table-cell table:style-name="ce14" table:formula="of:=IFERROR(ROUND((AVERAGE(MIN(([.$S26]^2)/([.$AF26]^2);[.$AD$2]);MIN([.S26]/[.$AB$2]; [.$Z$2]))*([.$V26]+3)*[.$AF$2]))*5;0)" office:value-type="float" office:value="45" calcext:value-type="float">
            <text:p>45</text:p>
          </table:table-cell>
          <table:table-cell table:style-name="ce10" table:formula="of:=IFERROR(ROUND((AVERAGE(MIN(([.$R26]^[.$AC$2])/([.$AF26]^2);[.$AD$2]); MIN([.R26]/[.$AA$2]; [.$Z$2])))*([.$V26]+[.$Y$2]))*5;0)" office:value-type="float" office:value="25" calcext:value-type="float">
            <text:p>25</text:p>
          </table:table-cell>
          <table:table-cell table:style-name="ce11" table:formula="of:=ROUND(AVERAGE([.W26:.AC26]))" office:value-type="float" office:value="45" calcext:value-type="float">
            <text:p>45</text:p>
          </table:table-cell>
          <table:table-cell table:style-name="ce11" table:formula="of:=ROUND((([.U26]/[.$AE$1])*MAX([.U26]/350;0.8));2)" office:value-type="float" office:value="5.41" calcext:value-type="float">
            <text:p>5.41</text:p>
          </table:table-cell>
          <table:table-cell table:style-name="ce11" table:formula="of:=ROUND([.U26]/6;2)" office:value-type="float" office:value="68.83" calcext:value-type="float">
            <text:p>68.83</text:p>
          </table:table-cell>
          <table:table-cell table:style-name="ce11"/>
          <table:table-cell table:style-name="ce40" table:formula="of:=IFERROR(ROUND((((MIN(([.$O26]^2)/([.$AF26]^2);[.$AE$2])))*[.$AE26]*0.8)+([.O26]/10))+10;10)" office:value-type="float" office:value="18" calcext:value-type="float">
            <text:p>18</text:p>
          </table:table-cell>
          <table:table-cell table:style-name="ce41" table:formula="of:=IFERROR(ROUND(((MIN(([.$P26]^2)/([.$AF26]^2);[.$AE$2])))*[.$AE26]);0)" office:value-type="float" office:value="7" calcext:value-type="float">
            <text:p>7</text:p>
          </table:table-cell>
          <table:table-cell table:style-name="ce42" table:formula="of:=IFERROR(ROUND(MIN(([.P26]+[.S26]+[.U26])/8/[.$AF26];[.$AE$2])^2*[.$AE26]);0)" office:value-type="float" office:value="6" calcext:value-type="float">
            <text:p>6</text:p>
          </table:table-cell>
          <table:table-cell table:style-name="ce43" table:formula="of:=IFERROR(ROUND(((MIN(([.T26]^2)/([.$AF26]^2);[.$AE$2])))*[.$AE26]*[.$AF$1]);0)" office:value-type="float" office:value="8" calcext:value-type="float">
            <text:p>8</text:p>
          </table:table-cell>
          <table:table-cell table:style-name="ce44" table:formula="of:=IFERROR(ROUND(((MIN(([.Q26]^2)/([.$AF26]^2);[.$AE$2])))*[.$AE26]*[.$AF$1]);0)" office:value-type="float" office:value="3" calcext:value-type="float">
            <text:p>3</text:p>
          </table:table-cell>
          <table:table-cell table:style-name="ce45" table:formula="of:=IFERROR(ROUND(((MIN(([.S26]^2)/([.$AF26]^2);[.$AE$2])))*[.$AE26]*[.$AF$1]);0)" office:value-type="float" office:value="4" calcext:value-type="float">
            <text:p>4</text:p>
          </table:table-cell>
          <table:table-cell table:style-name="ce46" table:formula="of:=IFERROR(ROUND(((MIN(([.R26]^2)/([.$AF26]^2);[.$AE$2]))*[.$AE26]));0)" office:value-type="float" office:value="3" calcext:value-type="float">
            <text:p>3</text:p>
          </table:table-cell>
          <table:table-cell table:formula="of:=ROUND(AVERAGE([.AI26:.AN26]);2)" office:value-type="float" office:value="5.17" calcext:value-type="float">
            <text:p>5.17</text:p>
          </table:table-cell>
          <table:table-cell table:style-name="ce11" table:formula="of:=IFERROR(MIN(MAX((ROUND(AVERAGE((((MIN(([.$O26]^[.$AO$2])/([.$AF26]^[.$AO$2]);[.$AQ$2])))*[.$V26]*0.8)+([.$O26]/10);([.O26]/8));0)*5)+10; 30); 99); 0)" office:value-type="float" office:value="50" calcext:value-type="float">
            <text:p>50</text:p>
          </table:table-cell>
          <table:table-cell table:style-name="ce11" table:formula="of:=IFERROR(MIN(MAX(ROUND(AVERAGE((MIN(([.$P26]^[.$X$2])/([.$AF26]^[.$AO$2]);[.$AQ$2]))*([.$V26]+[.$AR$2]);([.P2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6]+[.$S26]+[.$U26])/8/[.$AF26];[.$AQ$2]))*([.$V26]+3)*[.$AS$2];([.U2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26]^2)/([.$AF26]^[.$AO$2]);[.$AQ$2]))*([.$V26]+3)*[.$AS$2]);([.T2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6]^[.$AO$2])/([.$AF26]^[.$AO$2]);[.$AQ$2]))*([.$V26]+3)*[.$AS$2]);([.Q2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6]^[.$AO$2])/([.$AF26]^[.$AO$2]);[.$AQ$2]))*([.$V26]+3)*[.$AS$2]);([.S2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6]^[.$AC$2])/([.$AF26]^[.$AO$2]);[.$AQ$2]))*([.$V26]+[.$AR$2]);([.R26]/10));0)*5; [.$AU$2]); [.$AT$2]);0)" office:value-type="float" office:value="25" calcext:value-type="float">
            <text:p>25</text:p>
          </table:table-cell>
          <table:table-cell table:formula="of:=ROUND(AVERAGE([.AP26:.AV26]);2)" office:value-type="float" office:value="37.86" calcext:value-type="float">
            <text:p>37.86</text:p>
          </table:table-cell>
          <table:table-cell/>
          <table:table-cell table:formula="of:=MIN(MAX([.AH26]-[.AH25];0);[.$BF$2])" office:value-type="float" office:value="4" calcext:value-type="float">
            <text:p>4</text:p>
          </table:table-cell>
          <table:table-cell table:formula="of:=MIN(MAX([.AI26]-[.AI25];0);[.$BF$2])" office:value-type="float" office:value="4" calcext:value-type="float">
            <text:p>4</text:p>
          </table:table-cell>
          <table:table-cell table:formula="of:=MIN(MAX([.AJ26]-[.AJ25];0);[.$BF$2])" office:value-type="float" office:value="4" calcext:value-type="float">
            <text:p>4</text:p>
          </table:table-cell>
          <table:table-cell table:formula="of:=MIN(MAX([.AK26]-[.AK25];0);[.$BF$2])" office:value-type="float" office:value="5" calcext:value-type="float">
            <text:p>5</text:p>
          </table:table-cell>
          <table:table-cell table:formula="of:=MIN(MAX([.AL26]-[.AL25];0);[.$BF$2])" office:value-type="float" office:value="2" calcext:value-type="float">
            <text:p>2</text:p>
          </table:table-cell>
          <table:table-cell table:formula="of:=MIN(MAX([.AM26]-[.AM25];0);[.$BF$2])" office:value-type="float" office:value="2" calcext:value-type="float">
            <text:p>2</text:p>
          </table:table-cell>
          <table:table-cell table:formula="of:=MIN(MAX([.AN26]-[.AN25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27]-[.C27]" office:value-type="float" office:value="0" calcext:value-type="float">
            <text:p>0</text:p>
          </table:table-cell>
          <table:table-cell table:style-name="ce29" table:formula="of:=[.P27]-[.D27]" office:value-type="float" office:value="0" calcext:value-type="float">
            <text:p>0</text:p>
          </table:table-cell>
          <table:table-cell table:style-name="ce60" table:formula="of:=[.Q27]-[.E27]" office:value-type="float" office:value="0" calcext:value-type="float">
            <text:p>0</text:p>
          </table:table-cell>
          <table:table-cell table:style-name="ce62" table:formula="of:=[.R27]-[.F27]" office:value-type="float" office:value="0" calcext:value-type="float">
            <text:p>0</text:p>
          </table:table-cell>
          <table:table-cell table:style-name="ce64" table:formula="of:=[.S27]-[.G27]" office:value-type="float" office:value="0" calcext:value-type="float">
            <text:p>0</text:p>
          </table:table-cell>
          <table:table-cell table:style-name="ce66" table:formula="of:=[.T27]-[.H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7:.T27])" office:value-type="float" office:value="262" calcext:value-type="float">
            <text:p>262</text:p>
          </table:table-cell>
          <table:table-cell table:style-name="ce11" table:formula="of:=ROUND((([.U27]/[.$AE$1])*MAX([.U27]/420; 1.2));2)" office:value-type="float" office:value="3.49" calcext:value-type="float">
            <text:p>3.49</text:p>
          </table:table-cell>
          <table:table-cell table:style-name="ce4" table:formula="of:=IFERROR((ROUND((((MIN(([.$O27]^2)/([.$AF27]^2);[.$AD$2])))*[.$V27]*0.8)+([.O27]/10))*5)+10; 0)" office:value-type="float" office:value="40" calcext:value-type="float">
            <text:p>40</text:p>
          </table:table-cell>
          <table:table-cell table:style-name="ce6" table:formula="of:=IFERROR(ROUND((AVERAGE(MIN(([.$P27]^[.$X$2])/([.$AF27]^2);[.$AD$2]); MIN([.P27]/[.$AA$2]; [.$Z$2])))*([.$V27]+[.$Y$2]))*5;0)" office:value-type="float" office:value="30" calcext:value-type="float">
            <text:p>30</text:p>
          </table:table-cell>
          <table:table-cell table:style-name="ce24" table:formula="of:=IFERROR(ROUND((MIN(([.$P27]+[.$S27]+[.$U27])/8/[.$AF27];[.$AD$2]))*([.$V27]+3))*5;0)" office:value-type="float" office:value="35" calcext:value-type="float">
            <text:p>35</text:p>
          </table:table-cell>
          <table:table-cell table:style-name="ce16" table:formula="of:=IFERROR(ROUND(((MIN(([.$T27]^2)/([.$AF27]^2);[.$AD$2]))*([.$V27]+3)*[.$AF$2]))*5;0)" office:value-type="float" office:value="55" calcext:value-type="float">
            <text:p>55</text:p>
          </table:table-cell>
          <table:table-cell table:style-name="ce8" table:formula="of:=IFERROR(ROUND((AVERAGE(MIN(([.$Q27]^2)/([.$AF27]^2);[.$AD$2]);MIN([.Q27]/[.$AB$2]; [.$Z$2]))*([.$V27]+3)*[.$AF$2]))*5;0)" office:value-type="float" office:value="15" calcext:value-type="float">
            <text:p>15</text:p>
          </table:table-cell>
          <table:table-cell table:style-name="ce14" table:formula="of:=IFERROR(ROUND((AVERAGE(MIN(([.$S27]^2)/([.$AF27]^2);[.$AD$2]);MIN([.S27]/[.$AB$2]; [.$Z$2]))*([.$V27]+3)*[.$AF$2]))*5;0)" office:value-type="float" office:value="15" calcext:value-type="float">
            <text:p>15</text:p>
          </table:table-cell>
          <table:table-cell table:style-name="ce10" table:formula="of:=IFERROR(ROUND((AVERAGE(MIN(([.$R27]^[.$AC$2])/([.$AF27]^2);[.$AD$2]); MIN([.R27]/[.$AA$2]; [.$Z$2])))*([.$V27]+[.$Y$2]))*5;0)" office:value-type="float" office:value="10" calcext:value-type="float">
            <text:p>10</text:p>
          </table:table-cell>
          <table:table-cell table:style-name="ce11" table:formula="of:=ROUND(AVERAGE([.W27:.AC27]))" office:value-type="float" office:value="29" calcext:value-type="float">
            <text:p>29</text:p>
          </table:table-cell>
          <table:table-cell table:style-name="ce11" table:formula="of:=ROUND((([.U27]/[.$AE$1])*MAX([.U27]/350;0.8));2)" office:value-type="float" office:value="2.33" calcext:value-type="float">
            <text:p>2.33</text:p>
          </table:table-cell>
          <table:table-cell table:style-name="ce11" table:formula="of:=ROUND([.U27]/6;2)" office:value-type="float" office:value="43.67" calcext:value-type="float">
            <text:p>43.67</text:p>
          </table:table-cell>
          <table:table-cell table:style-name="ce11"/>
          <table:table-cell table:style-name="ce40" table:formula="of:=IFERROR(ROUND((((MIN(([.$O27]^2)/([.$AF27]^2);[.$AE$2])))*[.$AE27]*0.8)+([.O27]/10))+10;10)" office:value-type="float" office:value="16" calcext:value-type="float">
            <text:p>16</text:p>
          </table:table-cell>
          <table:table-cell table:style-name="ce41" table:formula="of:=IFERROR(ROUND(((MIN(([.$P27]^2)/([.$AF27]^2);[.$AE$2])))*[.$AE27]);0)" office:value-type="float" office:value="4" calcext:value-type="float">
            <text:p>4</text:p>
          </table:table-cell>
          <table:table-cell table:style-name="ce42" table:formula="of:=IFERROR(ROUND(MIN(([.P27]+[.S27]+[.U27])/8/[.$AF27];[.$AE$2])^2*[.$AE27]);0)" office:value-type="float" office:value="2" calcext:value-type="float">
            <text:p>2</text:p>
          </table:table-cell>
          <table:table-cell table:style-name="ce43" table:formula="of:=IFERROR(ROUND(((MIN(([.T27]^2)/([.$AF27]^2);[.$AE$2])))*[.$AE27]*[.$AF$1]);0)" office:value-type="float" office:value="3" calcext:value-type="float">
            <text:p>3</text:p>
          </table:table-cell>
          <table:table-cell table:style-name="ce44" table:formula="of:=IFERROR(ROUND(((MIN(([.Q27]^2)/([.$AF27]^2);[.$AE$2])))*[.$AE27]*[.$AF$1]);0)" office:value-type="float" office:value="1" calcext:value-type="float">
            <text:p>1</text:p>
          </table:table-cell>
          <table:table-cell table:style-name="ce45" table:formula="of:=IFERROR(ROUND(((MIN(([.S27]^2)/([.$AF27]^2);[.$AE$2])))*[.$AE27]*[.$AF$1]);0)" office:value-type="float" office:value="1" calcext:value-type="float">
            <text:p>1</text:p>
          </table:table-cell>
          <table:table-cell table:style-name="ce46" table:formula="of:=IFERROR(ROUND(((MIN(([.R27]^2)/([.$AF27]^2);[.$AE$2]))*[.$AE27]));0)" office:value-type="float" office:value="1" calcext:value-type="float">
            <text:p>1</text:p>
          </table:table-cell>
          <table:table-cell table:formula="of:=ROUND(AVERAGE([.AI27:.AN27]);2)" office:value-type="float" office:value="2" calcext:value-type="float">
            <text:p>2</text:p>
          </table:table-cell>
          <table:table-cell table:style-name="ce11" table:formula="of:=IFERROR(MIN(MAX((ROUND(AVERAGE((((MIN(([.$O27]^[.$AO$2])/([.$AF27]^[.$AO$2]);[.$AQ$2])))*[.$V27]*0.8)+([.$O27]/10);([.O27]/8));0)*5)+10; 30); 99); 0)" office:value-type="float" office:value="40" calcext:value-type="float">
            <text:p>40</text:p>
          </table:table-cell>
          <table:table-cell table:style-name="ce11" table:formula="of:=IFERROR(MIN(MAX(ROUND(AVERAGE((MIN(([.$P27]^[.$X$2])/([.$AF27]^[.$AO$2]);[.$AQ$2]))*([.$V27]+[.$AR$2]);([.P2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7]+[.$S27]+[.$U27])/8/[.$AF27];[.$AQ$2]))*([.$V27]+3)*[.$AS$2];([.U2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7]^2)/([.$AF27]^[.$AO$2]);[.$AQ$2]))*([.$V27]+3)*[.$AS$2]);([.T2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7]^[.$AO$2])/([.$AF27]^[.$AO$2]);[.$AQ$2]))*([.$V27]+3)*[.$AS$2]);([.Q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7]^[.$AO$2])/([.$AF27]^[.$AO$2]);[.$AQ$2]))*([.$V27]+3)*[.$AS$2]);([.S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7]^[.$AC$2])/([.$AF27]^[.$AO$2]);[.$AQ$2]))*([.$V27]+[.$AR$2]);([.R27]/10));0)*5; [.$AU$2]); [.$AT$2]);0)" office:value-type="float" office:value="15" calcext:value-type="float">
            <text:p>15</text:p>
          </table:table-cell>
          <table:table-cell table:formula="of:=ROUND(AVERAGE([.AP27:.AV27]);2)" office:value-type="float" office:value="25.71" calcext:value-type="float">
            <text:p>25.71</text:p>
          </table:table-cell>
          <table:table-cell/>
          <table:table-cell table:formula="of:=MIN(MAX([.AH27]-[.AH26];0);[.$BF$2])" office:value-type="float" office:value="0" calcext:value-type="float">
            <text:p>0</text:p>
          </table:table-cell>
          <table:table-cell table:formula="of:=MIN(MAX([.AI27]-[.AI26];0);[.$BF$2])" office:value-type="float" office:value="0" calcext:value-type="float">
            <text:p>0</text:p>
          </table:table-cell>
          <table:table-cell table:formula="of:=MIN(MAX([.AJ27]-[.AJ26];0);[.$BF$2])" office:value-type="float" office:value="0" calcext:value-type="float">
            <text:p>0</text:p>
          </table:table-cell>
          <table:table-cell table:formula="of:=MIN(MAX([.AK27]-[.AK26];0);[.$BF$2])" office:value-type="float" office:value="0" calcext:value-type="float">
            <text:p>0</text:p>
          </table:table-cell>
          <table:table-cell table:formula="of:=MIN(MAX([.AL27]-[.AL26];0);[.$BF$2])" office:value-type="float" office:value="0" calcext:value-type="float">
            <text:p>0</text:p>
          </table:table-cell>
          <table:table-cell table:formula="of:=MIN(MAX([.AM27]-[.AM26];0);[.$BF$2])" office:value-type="float" office:value="0" calcext:value-type="float">
            <text:p>0</text:p>
          </table:table-cell>
          <table:table-cell table:formula="of:=MIN(MAX([.AN27]-[.AN2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1" calcext:value-type="float">
            <text:p>61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28]-[.C28]" office:value-type="float" office:value="5" calcext:value-type="float">
            <text:p>5</text:p>
          </table:table-cell>
          <table:table-cell table:style-name="ce29" table:formula="of:=[.P28]-[.D28]" office:value-type="float" office:value="-5" calcext:value-type="float">
            <text:p>-5</text:p>
          </table:table-cell>
          <table:table-cell table:style-name="ce60" table:formula="of:=[.Q28]-[.E28]" office:value-type="float" office:value="0" calcext:value-type="float">
            <text:p>0</text:p>
          </table:table-cell>
          <table:table-cell table:style-name="ce62" table:formula="of:=[.R28]-[.F28]" office:value-type="float" office:value="0" calcext:value-type="float">
            <text:p>0</text:p>
          </table:table-cell>
          <table:table-cell table:style-name="ce64" table:formula="of:=[.S28]-[.G28]" office:value-type="float" office:value="0" calcext:value-type="float">
            <text:p>0</text:p>
          </table:table-cell>
          <table:table-cell table:style-name="ce66" table:formula="of:=[.T28]-[.H28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1" calcext:value-type="float">
            <text:p>61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8:.T28])" office:value-type="float" office:value="442" calcext:value-type="float">
            <text:p>442</text:p>
          </table:table-cell>
          <table:table-cell table:style-name="ce11" table:formula="of:=ROUND((([.U28]/[.$AE$1])*MAX([.U28]/420; 1.2));2)" office:value-type="float" office:value="5.89" calcext:value-type="float">
            <text:p>5.89</text:p>
          </table:table-cell>
          <table:table-cell table:style-name="ce4" table:formula="of:=IFERROR((ROUND((((MIN(([.$O28]^2)/([.$AF28]^2);[.$AD$2])))*[.$V28]*0.8)+([.O28]/10))*5)+10; 0)" office:value-type="float" office:value="65" calcext:value-type="float">
            <text:p>65</text:p>
          </table:table-cell>
          <table:table-cell table:style-name="ce6" table:formula="of:=IFERROR(ROUND((AVERAGE(MIN(([.$P28]^[.$X$2])/([.$AF28]^2);[.$AD$2]); MIN([.P28]/[.$AA$2]; [.$Z$2])))*([.$V28]+[.$Y$2]))*5;0)" office:value-type="float" office:value="50" calcext:value-type="float">
            <text:p>50</text:p>
          </table:table-cell>
          <table:table-cell table:style-name="ce24" table:formula="of:=IFERROR(ROUND((MIN(([.$P28]+[.$S28]+[.$U28])/8/[.$AF28];[.$AD$2]))*([.$V28]+3))*5;0)" office:value-type="float" office:value="45" calcext:value-type="float">
            <text:p>45</text:p>
          </table:table-cell>
          <table:table-cell table:style-name="ce16" table:formula="of:=IFERROR(ROUND(((MIN(([.$T28]^2)/([.$AF28]^2);[.$AD$2]))*([.$V28]+3)*[.$AF$2]))*5;0)" office:value-type="float" office:value="65" calcext:value-type="float">
            <text:p>65</text:p>
          </table:table-cell>
          <table:table-cell table:style-name="ce8" table:formula="of:=IFERROR(ROUND((AVERAGE(MIN(([.$Q28]^2)/([.$AF28]^2);[.$AD$2]);MIN([.Q28]/[.$AB$2]; [.$Z$2]))*([.$V28]+3)*[.$AF$2]))*5;0)" office:value-type="float" office:value="40" calcext:value-type="float">
            <text:p>40</text:p>
          </table:table-cell>
          <table:table-cell table:style-name="ce14" table:formula="of:=IFERROR(ROUND((AVERAGE(MIN(([.$S28]^2)/([.$AF28]^2);[.$AD$2]);MIN([.S28]/[.$AB$2]; [.$Z$2]))*([.$V28]+3)*[.$AF$2]))*5;0)" office:value-type="float" office:value="35" calcext:value-type="float">
            <text:p>35</text:p>
          </table:table-cell>
          <table:table-cell table:style-name="ce10" table:formula="of:=IFERROR(ROUND((AVERAGE(MIN(([.$R28]^[.$AC$2])/([.$AF28]^2);[.$AD$2]); MIN([.R28]/[.$AA$2]; [.$Z$2])))*([.$V28]+[.$Y$2]))*5;0)" office:value-type="float" office:value="30" calcext:value-type="float">
            <text:p>30</text:p>
          </table:table-cell>
          <table:table-cell table:style-name="ce11" table:formula="of:=ROUND(AVERAGE([.W28:.AC28]))" office:value-type="float" office:value="47" calcext:value-type="float">
            <text:p>47</text:p>
          </table:table-cell>
          <table:table-cell table:style-name="ce11" table:formula="of:=ROUND((([.U28]/[.$AE$1])*MAX([.U28]/350;0.8));2)" office:value-type="float" office:value="6.2" calcext:value-type="float">
            <text:p>6.2</text:p>
          </table:table-cell>
          <table:table-cell table:style-name="ce11" table:formula="of:=ROUND([.U28]/6;2)" office:value-type="float" office:value="73.67" calcext:value-type="float">
            <text:p>73.67</text:p>
          </table:table-cell>
          <table:table-cell table:style-name="ce11"/>
          <table:table-cell table:style-name="ce40" table:formula="of:=IFERROR(ROUND((((MIN(([.$O28]^2)/([.$AF28]^2);[.$AE$2])))*[.$AE28]*0.8)+([.O28]/10))+10;10)" office:value-type="float" office:value="21" calcext:value-type="float">
            <text:p>21</text:p>
          </table:table-cell>
          <table:table-cell table:style-name="ce41" table:formula="of:=IFERROR(ROUND(((MIN(([.$P28]^2)/([.$AF28]^2);[.$AE$2])))*[.$AE28]);0)" office:value-type="float" office:value="8" calcext:value-type="float">
            <text:p>8</text:p>
          </table:table-cell>
          <table:table-cell table:style-name="ce42" table:formula="of:=IFERROR(ROUND(MIN(([.P28]+[.S28]+[.U28])/8/[.$AF28];[.$AE$2])^2*[.$AE28]);0)" office:value-type="float" office:value="6" calcext:value-type="float">
            <text:p>6</text:p>
          </table:table-cell>
          <table:table-cell table:style-name="ce43" table:formula="of:=IFERROR(ROUND(((MIN(([.T28]^2)/([.$AF28]^2);[.$AE$2])))*[.$AE28]*[.$AF$1]);0)" office:value-type="float" office:value="8" calcext:value-type="float">
            <text:p>8</text:p>
          </table:table-cell>
          <table:table-cell table:style-name="ce44" table:formula="of:=IFERROR(ROUND(((MIN(([.Q28]^2)/([.$AF28]^2);[.$AE$2])))*[.$AE28]*[.$AF$1]);0)" office:value-type="float" office:value="3" calcext:value-type="float">
            <text:p>3</text:p>
          </table:table-cell>
          <table:table-cell table:style-name="ce45" table:formula="of:=IFERROR(ROUND(((MIN(([.S28]^2)/([.$AF28]^2);[.$AE$2])))*[.$AE28]*[.$AF$1]);0)" office:value-type="float" office:value="3" calcext:value-type="float">
            <text:p>3</text:p>
          </table:table-cell>
          <table:table-cell table:style-name="ce46" table:formula="of:=IFERROR(ROUND(((MIN(([.R28]^2)/([.$AF28]^2);[.$AE$2]))*[.$AE28]));0)" office:value-type="float" office:value="4" calcext:value-type="float">
            <text:p>4</text:p>
          </table:table-cell>
          <table:table-cell table:formula="of:=ROUND(AVERAGE([.AI28:.AN28]);2)" office:value-type="float" office:value="5.33" calcext:value-type="float">
            <text:p>5.33</text:p>
          </table:table-cell>
          <table:table-cell table:style-name="ce11" table:formula="of:=IFERROR(MIN(MAX((ROUND(AVERAGE((((MIN(([.$O28]^[.$AO$2])/([.$AF28]^[.$AO$2]);[.$AQ$2])))*[.$V28]*0.8)+([.$O28]/10);([.O28]/8));0)*5)+10; 30); 99); 0)" office:value-type="float" office:value="60" calcext:value-type="float">
            <text:p>60</text:p>
          </table:table-cell>
          <table:table-cell table:style-name="ce11" table:formula="of:=IFERROR(MIN(MAX(ROUND(AVERAGE((MIN(([.$P28]^[.$X$2])/([.$AF28]^[.$AO$2]);[.$AQ$2]))*([.$V28]+[.$AR$2]);([.P2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8]+[.$S28]+[.$U28])/8/[.$AF28];[.$AQ$2]))*([.$V28]+3)*[.$AS$2];([.U2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8]^2)/([.$AF28]^[.$AO$2]);[.$AQ$2]))*([.$V28]+3)*[.$AS$2]);([.T2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8]^[.$AO$2])/([.$AF28]^[.$AO$2]);[.$AQ$2]))*([.$V28]+3)*[.$AS$2]);([.Q2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28]^[.$AO$2])/([.$AF28]^[.$AO$2]);[.$AQ$2]))*([.$V28]+3)*[.$AS$2]);([.S2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8]^[.$AC$2])/([.$AF28]^[.$AO$2]);[.$AQ$2]))*([.$V28]+[.$AR$2]);([.R28]/10));0)*5; [.$AU$2]); [.$AT$2]);0)" office:value-type="float" office:value="30" calcext:value-type="float">
            <text:p>30</text:p>
          </table:table-cell>
          <table:table-cell table:formula="of:=ROUND(AVERAGE([.AP28:.AV28]);2)" office:value-type="float" office:value="40.71" calcext:value-type="float">
            <text:p>40.71</text:p>
          </table:table-cell>
          <table:table-cell/>
          <table:table-cell table:formula="of:=MIN(MAX([.AH28]-[.AH27];0);[.$BF$2])" office:value-type="float" office:value="5" calcext:value-type="float">
            <text:p>5</text:p>
          </table:table-cell>
          <table:table-cell table:formula="of:=MIN(MAX([.AI28]-[.AI27];0);[.$BF$2])" office:value-type="float" office:value="4" calcext:value-type="float">
            <text:p>4</text:p>
          </table:table-cell>
          <table:table-cell table:formula="of:=MIN(MAX([.AJ28]-[.AJ27];0);[.$BF$2])" office:value-type="float" office:value="4" calcext:value-type="float">
            <text:p>4</text:p>
          </table:table-cell>
          <table:table-cell table:formula="of:=MIN(MAX([.AK28]-[.AK27];0);[.$BF$2])" office:value-type="float" office:value="5" calcext:value-type="float">
            <text:p>5</text:p>
          </table:table-cell>
          <table:table-cell table:formula="of:=MIN(MAX([.AL28]-[.AL27];0);[.$BF$2])" office:value-type="float" office:value="2" calcext:value-type="float">
            <text:p>2</text:p>
          </table:table-cell>
          <table:table-cell table:formula="of:=MIN(MAX([.AM28]-[.AM27];0);[.$BF$2])" office:value-type="float" office:value="2" calcext:value-type="float">
            <text:p>2</text:p>
          </table:table-cell>
          <table:table-cell table:formula="of:=MIN(MAX([.AN28]-[.AN27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29]-[.C29]" office:value-type="float" office:value="0" calcext:value-type="float">
            <text:p>0</text:p>
          </table:table-cell>
          <table:table-cell table:style-name="ce29" table:formula="of:=[.P29]-[.D29]" office:value-type="float" office:value="10" calcext:value-type="float">
            <text:p>10</text:p>
          </table:table-cell>
          <table:table-cell table:style-name="ce60" table:formula="of:=[.Q29]-[.E29]" office:value-type="float" office:value="-5" calcext:value-type="float">
            <text:p>-5</text:p>
          </table:table-cell>
          <table:table-cell table:style-name="ce62" table:formula="of:=[.R29]-[.F29]" office:value-type="float" office:value="0" calcext:value-type="float">
            <text:p>0</text:p>
          </table:table-cell>
          <table:table-cell table:style-name="ce64" table:formula="of:=[.S29]-[.G29]" office:value-type="float" office:value="-5" calcext:value-type="float">
            <text:p>-5</text:p>
          </table:table-cell>
          <table:table-cell table:style-name="ce66" table:formula="of:=[.T29]-[.H29]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29:.T29])" office:value-type="float" office:value="303" calcext:value-type="float">
            <text:p>303</text:p>
          </table:table-cell>
          <table:table-cell table:style-name="ce11" table:formula="of:=ROUND((([.U29]/[.$AE$1])*MAX([.U29]/420; 1.2));2)" office:value-type="float" office:value="4.04" calcext:value-type="float">
            <text:p>4.04</text:p>
          </table:table-cell>
          <table:table-cell table:style-name="ce4" table:formula="of:=IFERROR((ROUND((((MIN(([.$O29]^2)/([.$AF29]^2);[.$AD$2])))*[.$V29]*0.8)+([.O29]/10))*5)+10; 0)" office:value-type="float" office:value="45" calcext:value-type="float">
            <text:p>45</text:p>
          </table:table-cell>
          <table:table-cell table:style-name="ce6" table:formula="of:=IFERROR(ROUND((AVERAGE(MIN(([.$P29]^[.$X$2])/([.$AF29]^2);[.$AD$2]); MIN([.P29]/[.$AA$2]; [.$Z$2])))*([.$V29]+[.$Y$2]))*5;0)" office:value-type="float" office:value="40" calcext:value-type="float">
            <text:p>40</text:p>
          </table:table-cell>
          <table:table-cell table:style-name="ce24" table:formula="of:=IFERROR(ROUND((MIN(([.$P29]+[.$S29]+[.$U29])/8/[.$AF29];[.$AD$2]))*([.$V29]+3))*5;0)" office:value-type="float" office:value="35" calcext:value-type="float">
            <text:p>35</text:p>
          </table:table-cell>
          <table:table-cell table:style-name="ce16" table:formula="of:=IFERROR(ROUND(((MIN(([.$T29]^2)/([.$AF29]^2);[.$AD$2]))*([.$V29]+3)*[.$AF$2]))*5;0)" office:value-type="float" office:value="40" calcext:value-type="float">
            <text:p>40</text:p>
          </table:table-cell>
          <table:table-cell table:style-name="ce8" table:formula="of:=IFERROR(ROUND((AVERAGE(MIN(([.$Q29]^2)/([.$AF29]^2);[.$AD$2]);MIN([.Q29]/[.$AB$2]; [.$Z$2]))*([.$V29]+3)*[.$AF$2]))*5;0)" office:value-type="float" office:value="20" calcext:value-type="float">
            <text:p>20</text:p>
          </table:table-cell>
          <table:table-cell table:style-name="ce14" table:formula="of:=IFERROR(ROUND((AVERAGE(MIN(([.$S29]^2)/([.$AF29]^2);[.$AD$2]);MIN([.S29]/[.$AB$2]; [.$Z$2]))*([.$V29]+3)*[.$AF$2]))*5;0)" office:value-type="float" office:value="30" calcext:value-type="float">
            <text:p>30</text:p>
          </table:table-cell>
          <table:table-cell table:style-name="ce10" table:formula="of:=IFERROR(ROUND((AVERAGE(MIN(([.$R29]^[.$AC$2])/([.$AF29]^2);[.$AD$2]); MIN([.R29]/[.$AA$2]; [.$Z$2])))*([.$V29]+[.$Y$2]))*5;0)" office:value-type="float" office:value="15" calcext:value-type="float">
            <text:p>15</text:p>
          </table:table-cell>
          <table:table-cell table:style-name="ce11" table:formula="of:=ROUND(AVERAGE([.W29:.AC29]))" office:value-type="float" office:value="32" calcext:value-type="float">
            <text:p>32</text:p>
          </table:table-cell>
          <table:table-cell table:style-name="ce11" table:formula="of:=ROUND((([.U29]/[.$AE$1])*MAX([.U29]/350;0.8));2)" office:value-type="float" office:value="2.91" calcext:value-type="float">
            <text:p>2.91</text:p>
          </table:table-cell>
          <table:table-cell table:style-name="ce11" table:formula="of:=ROUND([.U29]/6;2)" office:value-type="float" office:value="50.5" calcext:value-type="float">
            <text:p>50.5</text:p>
          </table:table-cell>
          <table:table-cell table:style-name="ce11"/>
          <table:table-cell table:style-name="ce40" table:formula="of:=IFERROR(ROUND((((MIN(([.$O29]^2)/([.$AF29]^2);[.$AE$2])))*[.$AE29]*0.8)+([.O29]/10))+10;10)" office:value-type="float" office:value="16" calcext:value-type="float">
            <text:p>16</text:p>
          </table:table-cell>
          <table:table-cell table:style-name="ce41" table:formula="of:=IFERROR(ROUND(((MIN(([.$P29]^2)/([.$AF29]^2);[.$AE$2])))*[.$AE29]);0)" office:value-type="float" office:value="6" calcext:value-type="float">
            <text:p>6</text:p>
          </table:table-cell>
          <table:table-cell table:style-name="ce42" table:formula="of:=IFERROR(ROUND(MIN(([.P29]+[.S29]+[.U29])/8/[.$AF29];[.$AE$2])^2*[.$AE29]);0)" office:value-type="float" office:value="3" calcext:value-type="float">
            <text:p>3</text:p>
          </table:table-cell>
          <table:table-cell table:style-name="ce43" table:formula="of:=IFERROR(ROUND(((MIN(([.T29]^2)/([.$AF29]^2);[.$AE$2])))*[.$AE29]*[.$AF$1]);0)" office:value-type="float" office:value="3" calcext:value-type="float">
            <text:p>3</text:p>
          </table:table-cell>
          <table:table-cell table:style-name="ce44" table:formula="of:=IFERROR(ROUND(((MIN(([.Q29]^2)/([.$AF29]^2);[.$AE$2])))*[.$AE29]*[.$AF$1]);0)" office:value-type="float" office:value="1" calcext:value-type="float">
            <text:p>1</text:p>
          </table:table-cell>
          <table:table-cell table:style-name="ce45" table:formula="of:=IFERROR(ROUND(((MIN(([.S29]^2)/([.$AF29]^2);[.$AE$2])))*[.$AE29]*[.$AF$1]);0)" office:value-type="float" office:value="2" calcext:value-type="float">
            <text:p>2</text:p>
          </table:table-cell>
          <table:table-cell table:style-name="ce46" table:formula="of:=IFERROR(ROUND(((MIN(([.R29]^2)/([.$AF29]^2);[.$AE$2]))*[.$AE29]));0)" office:value-type="float" office:value="2" calcext:value-type="float">
            <text:p>2</text:p>
          </table:table-cell>
          <table:table-cell table:formula="of:=ROUND(AVERAGE([.AI29:.AN29]);2)" office:value-type="float" office:value="2.83" calcext:value-type="float">
            <text:p>2.83</text:p>
          </table:table-cell>
          <table:table-cell table:style-name="ce11" table:formula="of:=IFERROR(MIN(MAX((ROUND(AVERAGE((((MIN(([.$O29]^[.$AO$2])/([.$AF29]^[.$AO$2]);[.$AQ$2])))*[.$V29]*0.8)+([.$O29]/10);([.O29]/8));0)*5)+10; 30); 99); 0)" office:value-type="float" office:value="40" calcext:value-type="float">
            <text:p>40</text:p>
          </table:table-cell>
          <table:table-cell table:style-name="ce11" table:formula="of:=IFERROR(MIN(MAX(ROUND(AVERAGE((MIN(([.$P29]^[.$X$2])/([.$AF29]^[.$AO$2]);[.$AQ$2]))*([.$V29]+[.$AR$2]);([.P2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29]+[.$S29]+[.$U29])/8/[.$AF29];[.$AQ$2]))*([.$V29]+3)*[.$AS$2];([.U29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9]^2)/([.$AF29]^[.$AO$2]);[.$AQ$2]))*([.$V29]+3)*[.$AS$2]);([.T2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29]^[.$AO$2])/([.$AF29]^[.$AO$2]);[.$AQ$2]))*([.$V29]+3)*[.$AS$2]);([.Q29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9]^[.$AO$2])/([.$AF29]^[.$AO$2]);[.$AQ$2]))*([.$V29]+3)*[.$AS$2]);([.S2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9]^[.$AC$2])/([.$AF29]^[.$AO$2]);[.$AQ$2]))*([.$V29]+[.$AR$2]);([.R29]/10));0)*5; [.$AU$2]); [.$AT$2]);0)" office:value-type="float" office:value="20" calcext:value-type="float">
            <text:p>20</text:p>
          </table:table-cell>
          <table:table-cell table:formula="of:=ROUND(AVERAGE([.AP29:.AV29]);2)" office:value-type="float" office:value="29.29" calcext:value-type="float">
            <text:p>29.29</text:p>
          </table:table-cell>
          <table:table-cell/>
          <table:table-cell table:formula="of:=MIN(MAX([.AH29]-[.AH28];0);[.$BF$2])" office:value-type="float" office:value="0" calcext:value-type="float">
            <text:p>0</text:p>
          </table:table-cell>
          <table:table-cell table:formula="of:=MIN(MAX([.AI29]-[.AI28];0);[.$BF$2])" office:value-type="float" office:value="0" calcext:value-type="float">
            <text:p>0</text:p>
          </table:table-cell>
          <table:table-cell table:formula="of:=MIN(MAX([.AJ29]-[.AJ28];0);[.$BF$2])" office:value-type="float" office:value="0" calcext:value-type="float">
            <text:p>0</text:p>
          </table:table-cell>
          <table:table-cell table:formula="of:=MIN(MAX([.AK29]-[.AK28];0);[.$BF$2])" office:value-type="float" office:value="0" calcext:value-type="float">
            <text:p>0</text:p>
          </table:table-cell>
          <table:table-cell table:formula="of:=MIN(MAX([.AL29]-[.AL28];0);[.$BF$2])" office:value-type="float" office:value="0" calcext:value-type="float">
            <text:p>0</text:p>
          </table:table-cell>
          <table:table-cell table:formula="of:=MIN(MAX([.AM29]-[.AM28];0);[.$BF$2])" office:value-type="float" office:value="0" calcext:value-type="float">
            <text:p>0</text:p>
          </table:table-cell>
          <table:table-cell table:formula="of:=MIN(MAX([.AN29]-[.AN2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69" calcext:value-type="float">
            <text:p>69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30]-[.C30]" office:value-type="float" office:value="0" calcext:value-type="float">
            <text:p>0</text:p>
          </table:table-cell>
          <table:table-cell table:style-name="ce29" table:formula="of:=[.P30]-[.D30]" office:value-type="float" office:value="0" calcext:value-type="float">
            <text:p>0</text:p>
          </table:table-cell>
          <table:table-cell table:style-name="ce60" table:formula="of:=[.Q30]-[.E30]" office:value-type="float" office:value="-5" calcext:value-type="float">
            <text:p>-5</text:p>
          </table:table-cell>
          <table:table-cell table:style-name="ce62" table:formula="of:=[.R30]-[.F30]" office:value-type="float" office:value="0" calcext:value-type="float">
            <text:p>0</text:p>
          </table:table-cell>
          <table:table-cell table:style-name="ce64" table:formula="of:=[.S30]-[.G30]" office:value-type="float" office:value="-5" calcext:value-type="float">
            <text:p>-5</text:p>
          </table:table-cell>
          <table:table-cell table:style-name="ce66" table:formula="of:=[.T30]-[.H30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4" calcext:value-type="float">
            <text:p>74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0:.T30])" office:value-type="float" office:value="448" calcext:value-type="float">
            <text:p>448</text:p>
          </table:table-cell>
          <table:table-cell table:style-name="ce11" table:formula="of:=ROUND((([.U30]/[.$AE$1])*MAX([.U30]/420; 1.2));2)" office:value-type="float" office:value="5.97" calcext:value-type="float">
            <text:p>5.97</text:p>
          </table:table-cell>
          <table:table-cell table:style-name="ce4" table:formula="of:=IFERROR((ROUND((((MIN(([.$O30]^2)/([.$AF30]^2);[.$AD$2])))*[.$V30]*0.8)+([.O30]/10))*5)+10; 0)" office:value-type="float" office:value="55" calcext:value-type="float">
            <text:p>55</text:p>
          </table:table-cell>
          <table:table-cell table:style-name="ce6" table:formula="of:=IFERROR(ROUND((AVERAGE(MIN(([.$P30]^[.$X$2])/([.$AF30]^2);[.$AD$2]); MIN([.P30]/[.$AA$2]; [.$Z$2])))*([.$V30]+[.$Y$2]))*5;0)" office:value-type="float" office:value="55" calcext:value-type="float">
            <text:p>55</text:p>
          </table:table-cell>
          <table:table-cell table:style-name="ce24" table:formula="of:=IFERROR(ROUND((MIN(([.$P30]+[.$S30]+[.$U30])/8/[.$AF30];[.$AD$2]))*([.$V30]+3))*5;0)" office:value-type="float" office:value="45" calcext:value-type="float">
            <text:p>45</text:p>
          </table:table-cell>
          <table:table-cell table:style-name="ce16" table:formula="of:=IFERROR(ROUND(((MIN(([.$T30]^2)/([.$AF30]^2);[.$AD$2]))*([.$V30]+3)*[.$AF$2]))*5;0)" office:value-type="float" office:value="50" calcext:value-type="float">
            <text:p>50</text:p>
          </table:table-cell>
          <table:table-cell table:style-name="ce8" table:formula="of:=IFERROR(ROUND((AVERAGE(MIN(([.$Q30]^2)/([.$AF30]^2);[.$AD$2]);MIN([.Q30]/[.$AB$2]; [.$Z$2]))*([.$V30]+3)*[.$AF$2]))*5;0)" office:value-type="float" office:value="40" calcext:value-type="float">
            <text:p>40</text:p>
          </table:table-cell>
          <table:table-cell table:style-name="ce14" table:formula="of:=IFERROR(ROUND((AVERAGE(MIN(([.$S30]^2)/([.$AF30]^2);[.$AD$2]);MIN([.S30]/[.$AB$2]; [.$Z$2]))*([.$V30]+3)*[.$AF$2]))*5;0)" office:value-type="float" office:value="45" calcext:value-type="float">
            <text:p>45</text:p>
          </table:table-cell>
          <table:table-cell table:style-name="ce10" table:formula="of:=IFERROR(ROUND((AVERAGE(MIN(([.$R30]^[.$AC$2])/([.$AF30]^2);[.$AD$2]); MIN([.R30]/[.$AA$2]; [.$Z$2])))*([.$V30]+[.$Y$2]))*5;0)" office:value-type="float" office:value="35" calcext:value-type="float">
            <text:p>35</text:p>
          </table:table-cell>
          <table:table-cell table:style-name="ce11" table:formula="of:=ROUND(AVERAGE([.W30:.AC30]))" office:value-type="float" office:value="46" calcext:value-type="float">
            <text:p>46</text:p>
          </table:table-cell>
          <table:table-cell table:style-name="ce11" table:formula="of:=ROUND((([.U30]/[.$AE$1])*MAX([.U30]/350;0.8));2)" office:value-type="float" office:value="6.37" calcext:value-type="float">
            <text:p>6.37</text:p>
          </table:table-cell>
          <table:table-cell table:style-name="ce11" table:formula="of:=ROUND([.U30]/6;2)" office:value-type="float" office:value="74.67" calcext:value-type="float">
            <text:p>74.67</text:p>
          </table:table-cell>
          <table:table-cell table:style-name="ce11"/>
          <table:table-cell table:style-name="ce40" table:formula="of:=IFERROR(ROUND((((MIN(([.$O30]^2)/([.$AF30]^2);[.$AE$2])))*[.$AE30]*0.8)+([.O30]/10))+10;10)" office:value-type="float" office:value="19" calcext:value-type="float">
            <text:p>19</text:p>
          </table:table-cell>
          <table:table-cell table:style-name="ce41" table:formula="of:=IFERROR(ROUND(((MIN(([.$P30]^2)/([.$AF30]^2);[.$AE$2])))*[.$AE30]);0)" office:value-type="float" office:value="10" calcext:value-type="float">
            <text:p>10</text:p>
          </table:table-cell>
          <table:table-cell table:style-name="ce42" table:formula="of:=IFERROR(ROUND(MIN(([.P30]+[.S30]+[.U30])/8/[.$AF30];[.$AE$2])^2*[.$AE30]);0)" office:value-type="float" office:value="7" calcext:value-type="float">
            <text:p>7</text:p>
          </table:table-cell>
          <table:table-cell table:style-name="ce43" table:formula="of:=IFERROR(ROUND(((MIN(([.T30]^2)/([.$AF30]^2);[.$AE$2])))*[.$AE30]*[.$AF$1]);0)" office:value-type="float" office:value="6" calcext:value-type="float">
            <text:p>6</text:p>
          </table:table-cell>
          <table:table-cell table:style-name="ce44" table:formula="of:=IFERROR(ROUND(((MIN(([.Q30]^2)/([.$AF30]^2);[.$AE$2])))*[.$AE30]*[.$AF$1]);0)" office:value-type="float" office:value="3" calcext:value-type="float">
            <text:p>3</text:p>
          </table:table-cell>
          <table:table-cell table:style-name="ce45" table:formula="of:=IFERROR(ROUND(((MIN(([.S30]^2)/([.$AF30]^2);[.$AE$2])))*[.$AE30]*[.$AF$1]);0)" office:value-type="float" office:value="4" calcext:value-type="float">
            <text:p>4</text:p>
          </table:table-cell>
          <table:table-cell table:style-name="ce46" table:formula="of:=IFERROR(ROUND(((MIN(([.R30]^2)/([.$AF30]^2);[.$AE$2]))*[.$AE30]));0)" office:value-type="float" office:value="5" calcext:value-type="float">
            <text:p>5</text:p>
          </table:table-cell>
          <table:table-cell table:formula="of:=ROUND(AVERAGE([.AI30:.AN30]);2)" office:value-type="float" office:value="5.83" calcext:value-type="float">
            <text:p>5.83</text:p>
          </table:table-cell>
          <table:table-cell table:style-name="ce11" table:formula="of:=IFERROR(MIN(MAX((ROUND(AVERAGE((((MIN(([.$O30]^[.$AO$2])/([.$AF30]^[.$AO$2]);[.$AQ$2])))*[.$V30]*0.8)+([.$O30]/10);([.O30]/8));0)*5)+10; 30); 99); 0)" office:value-type="float" office:value="50" calcext:value-type="float">
            <text:p>50</text:p>
          </table:table-cell>
          <table:table-cell table:style-name="ce11" table:formula="of:=IFERROR(MIN(MAX(ROUND(AVERAGE((MIN(([.$P30]^[.$X$2])/([.$AF30]^[.$AO$2]);[.$AQ$2]))*([.$V30]+[.$AR$2]);([.P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0]+[.$S30]+[.$U30])/8/[.$AF30];[.$AQ$2]))*([.$V30]+3)*[.$AS$2];([.U3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0]^2)/([.$AF30]^[.$AO$2]);[.$AQ$2]))*([.$V30]+3)*[.$AS$2]);([.T3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30]^[.$AO$2])/([.$AF30]^[.$AO$2]);[.$AQ$2]))*([.$V30]+3)*[.$AS$2]);([.Q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0]^[.$AO$2])/([.$AF30]^[.$AO$2]);[.$AQ$2]))*([.$V30]+3)*[.$AS$2]);([.S3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0]^[.$AC$2])/([.$AF30]^[.$AO$2]);[.$AQ$2]))*([.$V30]+[.$AR$2]);([.R30]/10));0)*5; [.$AU$2]); [.$AT$2]);0)" office:value-type="float" office:value="30" calcext:value-type="float">
            <text:p>30</text:p>
          </table:table-cell>
          <table:table-cell table:formula="of:=ROUND(AVERAGE([.AP30:.AV30]);2)" office:value-type="float" office:value="40.71" calcext:value-type="float">
            <text:p>40.71</text:p>
          </table:table-cell>
          <table:table-cell/>
          <table:table-cell table:formula="of:=MIN(MAX([.AH30]-[.AH29];0);[.$BF$2])" office:value-type="float" office:value="3" calcext:value-type="float">
            <text:p>3</text:p>
          </table:table-cell>
          <table:table-cell table:formula="of:=MIN(MAX([.AI30]-[.AI29];0);[.$BF$2])" office:value-type="float" office:value="4" calcext:value-type="float">
            <text:p>4</text:p>
          </table:table-cell>
          <table:table-cell table:formula="of:=MIN(MAX([.AJ30]-[.AJ29];0);[.$BF$2])" office:value-type="float" office:value="4" calcext:value-type="float">
            <text:p>4</text:p>
          </table:table-cell>
          <table:table-cell table:formula="of:=MIN(MAX([.AK30]-[.AK29];0);[.$BF$2])" office:value-type="float" office:value="3" calcext:value-type="float">
            <text:p>3</text:p>
          </table:table-cell>
          <table:table-cell table:formula="of:=MIN(MAX([.AL30]-[.AL29];0);[.$BF$2])" office:value-type="float" office:value="2" calcext:value-type="float">
            <text:p>2</text:p>
          </table:table-cell>
          <table:table-cell table:formula="of:=MIN(MAX([.AM30]-[.AM29];0);[.$BF$2])" office:value-type="float" office:value="2" calcext:value-type="float">
            <text:p>2</text:p>
          </table:table-cell>
          <table:table-cell table:formula="of:=MIN(MAX([.AN30]-[.AN2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31]-[.C31]" office:value-type="float" office:value="0" calcext:value-type="float">
            <text:p>0</text:p>
          </table:table-cell>
          <table:table-cell table:style-name="ce29" table:formula="of:=[.P31]-[.D31]" office:value-type="float" office:value="15" calcext:value-type="float">
            <text:p>15</text:p>
          </table:table-cell>
          <table:table-cell table:style-name="ce60" table:formula="of:=[.Q31]-[.E31]" office:value-type="float" office:value="-10" calcext:value-type="float">
            <text:p>-10</text:p>
          </table:table-cell>
          <table:table-cell table:style-name="ce62" table:formula="of:=[.R31]-[.F31]" office:value-type="float" office:value="-5" calcext:value-type="float">
            <text:p>-5</text:p>
          </table:table-cell>
          <table:table-cell table:style-name="ce64" table:formula="of:=[.S31]-[.G31]" office:value-type="float" office:value="0" calcext:value-type="float">
            <text:p>0</text:p>
          </table:table-cell>
          <table:table-cell table:style-name="ce66" table:formula="of:=[.T31]-[.H31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1:.T31])" office:value-type="float" office:value="335" calcext:value-type="float">
            <text:p>335</text:p>
          </table:table-cell>
          <table:table-cell table:style-name="ce11" table:formula="of:=ROUND((([.U31]/[.$AE$1])*MAX([.U31]/420; 1.2));2)" office:value-type="float" office:value="4.47" calcext:value-type="float">
            <text:p>4.47</text:p>
          </table:table-cell>
          <table:table-cell table:style-name="ce4" table:formula="of:=IFERROR((ROUND((((MIN(([.$O31]^2)/([.$AF31]^2);[.$AD$2])))*[.$V31]*0.8)+([.O31]/10))*5)+10; 0)" office:value-type="float" office:value="50" calcext:value-type="float">
            <text:p>50</text:p>
          </table:table-cell>
          <table:table-cell table:style-name="ce6" table:formula="of:=IFERROR(ROUND((AVERAGE(MIN(([.$P31]^[.$X$2])/([.$AF31]^2);[.$AD$2]); MIN([.P31]/[.$AA$2]; [.$Z$2])))*([.$V31]+[.$Y$2]))*5;0)" office:value-type="float" office:value="30" calcext:value-type="float">
            <text:p>30</text:p>
          </table:table-cell>
          <table:table-cell table:style-name="ce24" table:formula="of:=IFERROR(ROUND((MIN(([.$P31]+[.$S31]+[.$U31])/8/[.$AF31];[.$AD$2]))*([.$V31]+3))*5;0)" office:value-type="float" office:value="35" calcext:value-type="float">
            <text:p>35</text:p>
          </table:table-cell>
          <table:table-cell table:style-name="ce16" table:formula="of:=IFERROR(ROUND(((MIN(([.$T31]^2)/([.$AF31]^2);[.$AD$2]))*([.$V31]+3)*[.$AF$2]))*5;0)" office:value-type="float" office:value="65" calcext:value-type="float">
            <text:p>65</text:p>
          </table:table-cell>
          <table:table-cell table:style-name="ce8" table:formula="of:=IFERROR(ROUND((AVERAGE(MIN(([.$Q31]^2)/([.$AF31]^2);[.$AD$2]);MIN([.Q31]/[.$AB$2]; [.$Z$2]))*([.$V31]+3)*[.$AF$2]))*5;0)" office:value-type="float" office:value="10" calcext:value-type="float">
            <text:p>10</text:p>
          </table:table-cell>
          <table:table-cell table:style-name="ce14" table:formula="of:=IFERROR(ROUND((AVERAGE(MIN(([.$S31]^2)/([.$AF31]^2);[.$AD$2]);MIN([.S31]/[.$AB$2]; [.$Z$2]))*([.$V31]+3)*[.$AF$2]))*5;0)" office:value-type="float" office:value="25" calcext:value-type="float">
            <text:p>25</text:p>
          </table:table-cell>
          <table:table-cell table:style-name="ce10" table:formula="of:=IFERROR(ROUND((AVERAGE(MIN(([.$R31]^[.$AC$2])/([.$AF31]^2);[.$AD$2]); MIN([.R31]/[.$AA$2]; [.$Z$2])))*([.$V31]+[.$Y$2]))*5;0)" office:value-type="float" office:value="35" calcext:value-type="float">
            <text:p>35</text:p>
          </table:table-cell>
          <table:table-cell table:style-name="ce11" table:formula="of:=ROUND(AVERAGE([.W31:.AC31]))" office:value-type="float" office:value="36" calcext:value-type="float">
            <text:p>36</text:p>
          </table:table-cell>
          <table:table-cell table:style-name="ce11" table:formula="of:=ROUND((([.U31]/[.$AE$1])*MAX([.U31]/350;0.8));2)" office:value-type="float" office:value="3.56" calcext:value-type="float">
            <text:p>3.56</text:p>
          </table:table-cell>
          <table:table-cell table:style-name="ce11" table:formula="of:=ROUND([.U31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31]^2)/([.$AF31]^2);[.$AE$2])))*[.$AE31]*0.8)+([.O31]/10))+10;10)" office:value-type="float" office:value="17" calcext:value-type="float">
            <text:p>17</text:p>
          </table:table-cell>
          <table:table-cell table:style-name="ce41" table:formula="of:=IFERROR(ROUND(((MIN(([.$P31]^2)/([.$AF31]^2);[.$AE$2])))*[.$AE31]);0)" office:value-type="float" office:value="4" calcext:value-type="float">
            <text:p>4</text:p>
          </table:table-cell>
          <table:table-cell table:style-name="ce42" table:formula="of:=IFERROR(ROUND(MIN(([.P31]+[.S31]+[.U31])/8/[.$AF31];[.$AE$2])^2*[.$AE31]);0)" office:value-type="float" office:value="3" calcext:value-type="float">
            <text:p>3</text:p>
          </table:table-cell>
          <table:table-cell table:style-name="ce43" table:formula="of:=IFERROR(ROUND(((MIN(([.T31]^2)/([.$AF31]^2);[.$AE$2])))*[.$AE31]*[.$AF$1]);0)" office:value-type="float" office:value="5" calcext:value-type="float">
            <text:p>5</text:p>
          </table:table-cell>
          <table:table-cell table:style-name="ce44" table:formula="of:=IFERROR(ROUND(((MIN(([.Q31]^2)/([.$AF31]^2);[.$AE$2])))*[.$AE31]*[.$AF$1]);0)" office:value-type="float" office:value="0" calcext:value-type="float">
            <text:p>0</text:p>
          </table:table-cell>
          <table:table-cell table:style-name="ce45" table:formula="of:=IFERROR(ROUND(((MIN(([.S31]^2)/([.$AF31]^2);[.$AE$2])))*[.$AE31]*[.$AF$1]);0)" office:value-type="float" office:value="2" calcext:value-type="float">
            <text:p>2</text:p>
          </table:table-cell>
          <table:table-cell table:style-name="ce46" table:formula="of:=IFERROR(ROUND(((MIN(([.R31]^2)/([.$AF31]^2);[.$AE$2]))*[.$AE31]));0)" office:value-type="float" office:value="6" calcext:value-type="float">
            <text:p>6</text:p>
          </table:table-cell>
          <table:table-cell table:formula="of:=ROUND(AVERAGE([.AI31:.AN31]);2)" office:value-type="float" office:value="3.33" calcext:value-type="float">
            <text:p>3.33</text:p>
          </table:table-cell>
          <table:table-cell table:style-name="ce11" table:formula="of:=IFERROR(MIN(MAX((ROUND(AVERAGE((((MIN(([.$O31]^[.$AO$2])/([.$AF31]^[.$AO$2]);[.$AQ$2])))*[.$V31]*0.8)+([.$O31]/10);([.O31]/8));0)*5)+10; 30); 99); 0)" office:value-type="float" office:value="45" calcext:value-type="float">
            <text:p>45</text:p>
          </table:table-cell>
          <table:table-cell table:style-name="ce11" table:formula="of:=IFERROR(MIN(MAX(ROUND(AVERAGE((MIN(([.$P31]^[.$X$2])/([.$AF31]^[.$AO$2]);[.$AQ$2]))*([.$V31]+[.$AR$2]);([.P3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1]+[.$S31]+[.$U31])/8/[.$AF31];[.$AQ$2]))*([.$V31]+3)*[.$AS$2];([.U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1]^2)/([.$AF31]^[.$AO$2]);[.$AQ$2]))*([.$V31]+3)*[.$AS$2]);([.T3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1]^[.$AO$2])/([.$AF31]^[.$AO$2]);[.$AQ$2]))*([.$V31]+3)*[.$AS$2]);([.Q3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31]^[.$AO$2])/([.$AF31]^[.$AO$2]);[.$AQ$2]))*([.$V31]+3)*[.$AS$2]);([.S3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1]^[.$AC$2])/([.$AF31]^[.$AO$2]);[.$AQ$2]))*([.$V31]+[.$AR$2]);([.R31]/10));0)*5; [.$AU$2]); [.$AT$2]);0)" office:value-type="float" office:value="35" calcext:value-type="float">
            <text:p>35</text:p>
          </table:table-cell>
          <table:table-cell table:formula="of:=ROUND(AVERAGE([.AP31:.AV31]);2)" office:value-type="float" office:value="31.43" calcext:value-type="float">
            <text:p>31.43</text:p>
          </table:table-cell>
          <table:table-cell/>
          <table:table-cell table:formula="of:=MIN(MAX([.AH31]-[.AH30];0);[.$BF$2])" office:value-type="float" office:value="0" calcext:value-type="float">
            <text:p>0</text:p>
          </table:table-cell>
          <table:table-cell table:formula="of:=MIN(MAX([.AI31]-[.AI30];0);[.$BF$2])" office:value-type="float" office:value="0" calcext:value-type="float">
            <text:p>0</text:p>
          </table:table-cell>
          <table:table-cell table:formula="of:=MIN(MAX([.AJ31]-[.AJ30];0);[.$BF$2])" office:value-type="float" office:value="0" calcext:value-type="float">
            <text:p>0</text:p>
          </table:table-cell>
          <table:table-cell table:formula="of:=MIN(MAX([.AK31]-[.AK30];0);[.$BF$2])" office:value-type="float" office:value="0" calcext:value-type="float">
            <text:p>0</text:p>
          </table:table-cell>
          <table:table-cell table:formula="of:=MIN(MAX([.AL31]-[.AL30];0);[.$BF$2])" office:value-type="float" office:value="0" calcext:value-type="float">
            <text:p>0</text:p>
          </table:table-cell>
          <table:table-cell table:formula="of:=MIN(MAX([.AM31]-[.AM30];0);[.$BF$2])" office:value-type="float" office:value="0" calcext:value-type="float">
            <text:p>0</text:p>
          </table:table-cell>
          <table:table-cell table:formula="of:=MIN(MAX([.AN31]-[.AN30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32]-[.C32]" office:value-type="float" office:value="0" calcext:value-type="float">
            <text:p>0</text:p>
          </table:table-cell>
          <table:table-cell table:style-name="ce29" table:formula="of:=[.P32]-[.D32]" office:value-type="float" office:value="-5" calcext:value-type="float">
            <text:p>-5</text:p>
          </table:table-cell>
          <table:table-cell table:style-name="ce60" table:formula="of:=[.Q32]-[.E32]" office:value-type="float" office:value="0" calcext:value-type="float">
            <text:p>0</text:p>
          </table:table-cell>
          <table:table-cell table:style-name="ce62" table:formula="of:=[.R32]-[.F32]" office:value-type="float" office:value="-5" calcext:value-type="float">
            <text:p>-5</text:p>
          </table:table-cell>
          <table:table-cell table:style-name="ce64" table:formula="of:=[.S32]-[.G32]" office:value-type="float" office:value="-5" calcext:value-type="float">
            <text:p>-5</text:p>
          </table:table-cell>
          <table:table-cell table:style-name="ce66" table:formula="of:=[.T32]-[.H32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32:.T32])" office:value-type="float" office:value="470" calcext:value-type="float">
            <text:p>470</text:p>
          </table:table-cell>
          <table:table-cell table:style-name="ce11" table:formula="of:=ROUND((([.U32]/[.$AE$1])*MAX([.U32]/420; 1.2));2)" office:value-type="float" office:value="6.27" calcext:value-type="float">
            <text:p>6.27</text:p>
          </table:table-cell>
          <table:table-cell table:style-name="ce4" table:formula="of:=IFERROR((ROUND((((MIN(([.$O32]^2)/([.$AF32]^2);[.$AD$2])))*[.$V32]*0.8)+([.O32]/10))*5)+10; 0)" office:value-type="float" office:value="55" calcext:value-type="float">
            <text:p>55</text:p>
          </table:table-cell>
          <table:table-cell table:style-name="ce6" table:formula="of:=IFERROR(ROUND((AVERAGE(MIN(([.$P32]^[.$X$2])/([.$AF32]^2);[.$AD$2]); MIN([.P32]/[.$AA$2]; [.$Z$2])))*([.$V32]+[.$Y$2]))*5;0)" office:value-type="float" office:value="50" calcext:value-type="float">
            <text:p>50</text:p>
          </table:table-cell>
          <table:table-cell table:style-name="ce24" table:formula="of:=IFERROR(ROUND((MIN(([.$P32]+[.$S32]+[.$U32])/8/[.$AF32];[.$AD$2]))*([.$V32]+3))*5;0)" office:value-type="float" office:value="45" calcext:value-type="float">
            <text:p>45</text:p>
          </table:table-cell>
          <table:table-cell table:style-name="ce16" table:formula="of:=IFERROR(ROUND(((MIN(([.$T32]^2)/([.$AF32]^2);[.$AD$2]))*([.$V32]+3)*[.$AF$2]))*5;0)" office:value-type="float" office:value="75" calcext:value-type="float">
            <text:p>75</text:p>
          </table:table-cell>
          <table:table-cell table:style-name="ce8" table:formula="of:=IFERROR(ROUND((AVERAGE(MIN(([.$Q32]^2)/([.$AF32]^2);[.$AD$2]);MIN([.Q32]/[.$AB$2]; [.$Z$2]))*([.$V32]+3)*[.$AF$2]))*5;0)" office:value-type="float" office:value="30" calcext:value-type="float">
            <text:p>30</text:p>
          </table:table-cell>
          <table:table-cell table:style-name="ce14" table:formula="of:=IFERROR(ROUND((AVERAGE(MIN(([.$S32]^2)/([.$AF32]^2);[.$AD$2]);MIN([.S32]/[.$AB$2]; [.$Z$2]))*([.$V32]+3)*[.$AF$2]))*5;0)" office:value-type="float" office:value="50" calcext:value-type="float">
            <text:p>50</text:p>
          </table:table-cell>
          <table:table-cell table:style-name="ce10" table:formula="of:=IFERROR(ROUND((AVERAGE(MIN(([.$R32]^[.$AC$2])/([.$AF32]^2);[.$AD$2]); MIN([.R32]/[.$AA$2]; [.$Z$2])))*([.$V32]+[.$Y$2]))*5;0)" office:value-type="float" office:value="50" calcext:value-type="float">
            <text:p>50</text:p>
          </table:table-cell>
          <table:table-cell table:style-name="ce11" table:formula="of:=ROUND(AVERAGE([.W32:.AC32]))" office:value-type="float" office:value="51" calcext:value-type="float">
            <text:p>51</text:p>
          </table:table-cell>
          <table:table-cell table:style-name="ce11" table:formula="of:=ROUND((([.U32]/[.$AE$1])*MAX([.U32]/350;0.8));2)" office:value-type="float" office:value="7.01" calcext:value-type="float">
            <text:p>7.01</text:p>
          </table:table-cell>
          <table:table-cell table:style-name="ce11" table:formula="of:=ROUND([.U32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2]^2)/([.$AF32]^2);[.$AE$2])))*[.$AE32]*0.8)+([.O32]/10))+10;10)" office:value-type="float" office:value="19" calcext:value-type="float">
            <text:p>19</text:p>
          </table:table-cell>
          <table:table-cell table:style-name="ce41" table:formula="of:=IFERROR(ROUND(((MIN(([.$P32]^2)/([.$AF32]^2);[.$AE$2])))*[.$AE32]);0)" office:value-type="float" office:value="8" calcext:value-type="float">
            <text:p>8</text:p>
          </table:table-cell>
          <table:table-cell table:style-name="ce42" table:formula="of:=IFERROR(ROUND(MIN(([.P32]+[.S32]+[.U32])/8/[.$AF32];[.$AE$2])^2*[.$AE32]);0)" office:value-type="float" office:value="7" calcext:value-type="float">
            <text:p>7</text:p>
          </table:table-cell>
          <table:table-cell table:style-name="ce43" table:formula="of:=IFERROR(ROUND(((MIN(([.T32]^2)/([.$AF32]^2);[.$AE$2])))*[.$AE32]*[.$AF$1]);0)" office:value-type="float" office:value="10" calcext:value-type="float">
            <text:p>10</text:p>
          </table:table-cell>
          <table:table-cell table:style-name="ce44" table:formula="of:=IFERROR(ROUND(((MIN(([.Q32]^2)/([.$AF32]^2);[.$AE$2])))*[.$AE32]*[.$AF$1]);0)" office:value-type="float" office:value="2" calcext:value-type="float">
            <text:p>2</text:p>
          </table:table-cell>
          <table:table-cell table:style-name="ce45" table:formula="of:=IFERROR(ROUND(((MIN(([.S32]^2)/([.$AF32]^2);[.$AE$2])))*[.$AE32]*[.$AF$1]);0)" office:value-type="float" office:value="4" calcext:value-type="float">
            <text:p>4</text:p>
          </table:table-cell>
          <table:table-cell table:style-name="ce46" table:formula="of:=IFERROR(ROUND(((MIN(([.R32]^2)/([.$AF32]^2);[.$AE$2]))*[.$AE32]));0)" office:value-type="float" office:value="8" calcext:value-type="float">
            <text:p>8</text:p>
          </table:table-cell>
          <table:table-cell table:formula="of:=ROUND(AVERAGE([.AI32:.AN32]);2)" office:value-type="float" office:value="6.5" calcext:value-type="float">
            <text:p>6.5</text:p>
          </table:table-cell>
          <table:table-cell table:style-name="ce11" table:formula="of:=IFERROR(MIN(MAX((ROUND(AVERAGE((((MIN(([.$O32]^[.$AO$2])/([.$AF32]^[.$AO$2]);[.$AQ$2])))*[.$V32]*0.8)+([.$O32]/10);([.O32]/8));0)*5)+10; 30); 99); 0)" office:value-type="float" office:value="50" calcext:value-type="float">
            <text:p>50</text:p>
          </table:table-cell>
          <table:table-cell table:style-name="ce11" table:formula="of:=IFERROR(MIN(MAX(ROUND(AVERAGE((MIN(([.$P32]^[.$X$2])/([.$AF32]^[.$AO$2]);[.$AQ$2]))*([.$V32]+[.$AR$2]);([.P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2]+[.$S32]+[.$U32])/8/[.$AF32];[.$AQ$2]))*([.$V32]+3)*[.$AS$2];([.U3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2]^2)/([.$AF32]^[.$AO$2]);[.$AQ$2]))*([.$V32]+3)*[.$AS$2]);([.T3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32]^[.$AO$2])/([.$AF32]^[.$AO$2]);[.$AQ$2]))*([.$V32]+3)*[.$AS$2]);([.Q3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2]^[.$AO$2])/([.$AF32]^[.$AO$2]);[.$AQ$2]))*([.$V32]+3)*[.$AS$2]);([.S3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2]^[.$AC$2])/([.$AF32]^[.$AO$2]);[.$AQ$2]))*([.$V32]+[.$AR$2]);([.R32]/10));0)*5; [.$AU$2]); [.$AT$2]);0)" office:value-type="float" office:value="45" calcext:value-type="float">
            <text:p>45</text:p>
          </table:table-cell>
          <table:table-cell table:formula="of:=ROUND(AVERAGE([.AP32:.AV32]);2)" office:value-type="float" office:value="42.86" calcext:value-type="float">
            <text:p>42.86</text:p>
          </table:table-cell>
          <table:table-cell/>
          <table:table-cell table:formula="of:=MIN(MAX([.AH32]-[.AH31];0);[.$BF$2])" office:value-type="float" office:value="2" calcext:value-type="float">
            <text:p>2</text:p>
          </table:table-cell>
          <table:table-cell table:formula="of:=MIN(MAX([.AI32]-[.AI31];0);[.$BF$2])" office:value-type="float" office:value="4" calcext:value-type="float">
            <text:p>4</text:p>
          </table:table-cell>
          <table:table-cell table:formula="of:=MIN(MAX([.AJ32]-[.AJ31];0);[.$BF$2])" office:value-type="float" office:value="4" calcext:value-type="float">
            <text:p>4</text:p>
          </table:table-cell>
          <table:table-cell table:formula="of:=MIN(MAX([.AK32]-[.AK31];0);[.$BF$2])" office:value-type="float" office:value="5" calcext:value-type="float">
            <text:p>5</text:p>
          </table:table-cell>
          <table:table-cell table:formula="of:=MIN(MAX([.AL32]-[.AL31];0);[.$BF$2])" office:value-type="float" office:value="2" calcext:value-type="float">
            <text:p>2</text:p>
          </table:table-cell>
          <table:table-cell table:formula="of:=MIN(MAX([.AM32]-[.AM31];0);[.$BF$2])" office:value-type="float" office:value="2" calcext:value-type="float">
            <text:p>2</text:p>
          </table:table-cell>
          <table:table-cell table:formula="of:=MIN(MAX([.AN32]-[.AN31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33]-[.C33]" office:value-type="float" office:value="5" calcext:value-type="float">
            <text:p>5</text:p>
          </table:table-cell>
          <table:table-cell table:style-name="ce29" table:formula="of:=[.P33]-[.D33]" office:value-type="float" office:value="0" calcext:value-type="float">
            <text:p>0</text:p>
          </table:table-cell>
          <table:table-cell table:style-name="ce60" table:formula="of:=[.Q33]-[.E33]" office:value-type="float" office:value="0" calcext:value-type="float">
            <text:p>0</text:p>
          </table:table-cell>
          <table:table-cell table:style-name="ce62" table:formula="of:=[.R33]-[.F33]" office:value-type="float" office:value="5" calcext:value-type="float">
            <text:p>5</text:p>
          </table:table-cell>
          <table:table-cell table:style-name="ce64" table:formula="of:=[.S33]-[.G33]" office:value-type="float" office:value="-5" calcext:value-type="float">
            <text:p>-5</text:p>
          </table:table-cell>
          <table:table-cell table:style-name="ce66" table:formula="of:=[.T33]-[.H33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33:.T33])" office:value-type="float" office:value="325" calcext:value-type="float">
            <text:p>325</text:p>
          </table:table-cell>
          <table:table-cell table:style-name="ce11" table:formula="of:=ROUND((([.U33]/[.$AE$1])*MAX([.U33]/420; 1.2));2)" office:value-type="float" office:value="4.33" calcext:value-type="float">
            <text:p>4.33</text:p>
          </table:table-cell>
          <table:table-cell table:style-name="ce4" table:formula="of:=IFERROR((ROUND((((MIN(([.$O33]^2)/([.$AF33]^2);[.$AD$2])))*[.$V33]*0.8)+([.O33]/10))*5)+10; 0)" office:value-type="float" office:value="55" calcext:value-type="float">
            <text:p>55</text:p>
          </table:table-cell>
          <table:table-cell table:style-name="ce6" table:formula="of:=IFERROR(ROUND((AVERAGE(MIN(([.$P33]^[.$X$2])/([.$AF33]^2);[.$AD$2]); MIN([.P33]/[.$AA$2]; [.$Z$2])))*([.$V33]+[.$Y$2]))*5;0)" office:value-type="float" office:value="40" calcext:value-type="float">
            <text:p>40</text:p>
          </table:table-cell>
          <table:table-cell table:style-name="ce24" table:formula="of:=IFERROR(ROUND((MIN(([.$P33]+[.$S33]+[.$U33])/8/[.$AF33];[.$AD$2]))*([.$V33]+3))*5;0)" office:value-type="float" office:value="35" calcext:value-type="float">
            <text:p>35</text:p>
          </table:table-cell>
          <table:table-cell table:style-name="ce16" table:formula="of:=IFERROR(ROUND(((MIN(([.$T33]^2)/([.$AF33]^2);[.$AD$2]))*([.$V33]+3)*[.$AF$2]))*5;0)" office:value-type="float" office:value="10" calcext:value-type="float">
            <text:p>10</text:p>
          </table:table-cell>
          <table:table-cell table:style-name="ce8" table:formula="of:=IFERROR(ROUND((AVERAGE(MIN(([.$Q33]^2)/([.$AF33]^2);[.$AD$2]);MIN([.Q33]/[.$AB$2]; [.$Z$2]))*([.$V33]+3)*[.$AF$2]))*5;0)" office:value-type="float" office:value="60" calcext:value-type="float">
            <text:p>60</text:p>
          </table:table-cell>
          <table:table-cell table:style-name="ce14" table:formula="of:=IFERROR(ROUND((AVERAGE(MIN(([.$S33]^2)/([.$AF33]^2);[.$AD$2]);MIN([.S33]/[.$AB$2]; [.$Z$2]))*([.$V33]+3)*[.$AF$2]))*5;0)" office:value-type="float" office:value="10" calcext:value-type="float">
            <text:p>10</text:p>
          </table:table-cell>
          <table:table-cell table:style-name="ce10" table:formula="of:=IFERROR(ROUND((AVERAGE(MIN(([.$R33]^[.$AC$2])/([.$AF33]^2);[.$AD$2]); MIN([.R33]/[.$AA$2]; [.$Z$2])))*([.$V33]+[.$Y$2]))*5;0)" office:value-type="float" office:value="25" calcext:value-type="float">
            <text:p>25</text:p>
          </table:table-cell>
          <table:table-cell table:style-name="ce11" table:formula="of:=ROUND(AVERAGE([.W33:.AC33]))" office:value-type="float" office:value="34" calcext:value-type="float">
            <text:p>34</text:p>
          </table:table-cell>
          <table:table-cell table:style-name="ce11" table:formula="of:=ROUND((([.U33]/[.$AE$1])*MAX([.U33]/350;0.8));2)" office:value-type="float" office:value="3.35" calcext:value-type="float">
            <text:p>3.35</text:p>
          </table:table-cell>
          <table:table-cell table:style-name="ce11" table:formula="of:=ROUND([.U3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33]^2)/([.$AF33]^2);[.$AE$2])))*[.$AE33]*0.8)+([.O33]/10))+10;10)" office:value-type="float" office:value="18" calcext:value-type="float">
            <text:p>18</text:p>
          </table:table-cell>
          <table:table-cell table:style-name="ce41" table:formula="of:=IFERROR(ROUND(((MIN(([.$P33]^2)/([.$AF33]^2);[.$AE$2])))*[.$AE33]);0)" office:value-type="float" office:value="6" calcext:value-type="float">
            <text:p>6</text:p>
          </table:table-cell>
          <table:table-cell table:style-name="ce42" table:formula="of:=IFERROR(ROUND(MIN(([.P33]+[.S33]+[.U33])/8/[.$AF33];[.$AE$2])^2*[.$AE33]);0)" office:value-type="float" office:value="3" calcext:value-type="float">
            <text:p>3</text:p>
          </table:table-cell>
          <table:table-cell table:style-name="ce43" table:formula="of:=IFERROR(ROUND(((MIN(([.T33]^2)/([.$AF33]^2);[.$AE$2])))*[.$AE33]*[.$AF$1]);0)" office:value-type="float" office:value="1" calcext:value-type="float">
            <text:p>1</text:p>
          </table:table-cell>
          <table:table-cell table:style-name="ce44" table:formula="of:=IFERROR(ROUND(((MIN(([.Q33]^2)/([.$AF33]^2);[.$AE$2])))*[.$AE33]*[.$AF$1]);0)" office:value-type="float" office:value="5" calcext:value-type="float">
            <text:p>5</text:p>
          </table:table-cell>
          <table:table-cell table:style-name="ce45" table:formula="of:=IFERROR(ROUND(((MIN(([.S33]^2)/([.$AF33]^2);[.$AE$2])))*[.$AE33]*[.$AF$1]);0)" office:value-type="float" office:value="0" calcext:value-type="float">
            <text:p>0</text:p>
          </table:table-cell>
          <table:table-cell table:style-name="ce46" table:formula="of:=IFERROR(ROUND(((MIN(([.R33]^2)/([.$AF33]^2);[.$AE$2]))*[.$AE33]));0)" office:value-type="float" office:value="3" calcext:value-type="float">
            <text:p>3</text:p>
          </table:table-cell>
          <table:table-cell table:formula="of:=ROUND(AVERAGE([.AI33:.AN33]);2)" office:value-type="float" office:value="3" calcext:value-type="float">
            <text:p>3</text:p>
          </table:table-cell>
          <table:table-cell table:style-name="ce11" table:formula="of:=IFERROR(MIN(MAX((ROUND(AVERAGE((((MIN(([.$O33]^[.$AO$2])/([.$AF33]^[.$AO$2]);[.$AQ$2])))*[.$V33]*0.8)+([.$O33]/10);([.O33]/8));0)*5)+10; 30); 99); 0)" office:value-type="float" office:value="50" calcext:value-type="float">
            <text:p>50</text:p>
          </table:table-cell>
          <table:table-cell table:style-name="ce11" table:formula="of:=IFERROR(MIN(MAX(ROUND(AVERAGE((MIN(([.$P33]^[.$X$2])/([.$AF33]^[.$AO$2]);[.$AQ$2]))*([.$V33]+[.$AR$2]);([.P3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3]+[.$S33]+[.$U33])/8/[.$AF33];[.$AQ$2]))*([.$V33]+3)*[.$AS$2];([.U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3]^2)/([.$AF33]^[.$AO$2]);[.$AQ$2]))*([.$V33]+3)*[.$AS$2]);([.T3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33]^[.$AO$2])/([.$AF33]^[.$AO$2]);[.$AQ$2]))*([.$V33]+3)*[.$AS$2]);([.Q3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33]^[.$AO$2])/([.$AF33]^[.$AO$2]);[.$AQ$2]))*([.$V33]+3)*[.$AS$2]);([.S3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33]^[.$AC$2])/([.$AF33]^[.$AO$2]);[.$AQ$2]))*([.$V33]+[.$AR$2]);([.R33]/10));0)*5; [.$AU$2]); [.$AT$2]);0)" office:value-type="float" office:value="25" calcext:value-type="float">
            <text:p>25</text:p>
          </table:table-cell>
          <table:table-cell table:formula="of:=ROUND(AVERAGE([.AP33:.AV33]);2)" office:value-type="float" office:value="30" calcext:value-type="float">
            <text:p>30</text:p>
          </table:table-cell>
          <table:table-cell/>
          <table:table-cell table:formula="of:=MIN(MAX([.AH33]-[.AH32];0);[.$BF$2])" office:value-type="float" office:value="0" calcext:value-type="float">
            <text:p>0</text:p>
          </table:table-cell>
          <table:table-cell table:formula="of:=MIN(MAX([.AI33]-[.AI32];0);[.$BF$2])" office:value-type="float" office:value="0" calcext:value-type="float">
            <text:p>0</text:p>
          </table:table-cell>
          <table:table-cell table:formula="of:=MIN(MAX([.AJ33]-[.AJ32];0);[.$BF$2])" office:value-type="float" office:value="0" calcext:value-type="float">
            <text:p>0</text:p>
          </table:table-cell>
          <table:table-cell table:formula="of:=MIN(MAX([.AK33]-[.AK32];0);[.$BF$2])" office:value-type="float" office:value="0" calcext:value-type="float">
            <text:p>0</text:p>
          </table:table-cell>
          <table:table-cell table:formula="of:=MIN(MAX([.AL33]-[.AL32];0);[.$BF$2])" office:value-type="float" office:value="3" calcext:value-type="float">
            <text:p>3</text:p>
          </table:table-cell>
          <table:table-cell table:formula="of:=MIN(MAX([.AM33]-[.AM32];0);[.$BF$2])" office:value-type="float" office:value="0" calcext:value-type="float">
            <text:p>0</text:p>
          </table:table-cell>
          <table:table-cell table:formula="of:=MIN(MAX([.AN33]-[.AN3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34]-[.C34]" office:value-type="float" office:value="0" calcext:value-type="float">
            <text:p>0</text:p>
          </table:table-cell>
          <table:table-cell table:style-name="ce29" table:formula="of:=[.P34]-[.D34]" office:value-type="float" office:value="0" calcext:value-type="float">
            <text:p>0</text:p>
          </table:table-cell>
          <table:table-cell table:style-name="ce60" table:formula="of:=[.Q34]-[.E34]" office:value-type="float" office:value="0" calcext:value-type="float">
            <text:p>0</text:p>
          </table:table-cell>
          <table:table-cell table:style-name="ce62" table:formula="of:=[.R34]-[.F34]" office:value-type="float" office:value="0" calcext:value-type="float">
            <text:p>0</text:p>
          </table:table-cell>
          <table:table-cell table:style-name="ce64" table:formula="of:=[.S34]-[.G34]" office:value-type="float" office:value="0" calcext:value-type="float">
            <text:p>0</text:p>
          </table:table-cell>
          <table:table-cell table:style-name="ce66" table:formula="of:=[.T34]-[.H34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4:.T34])" office:value-type="float" office:value="470" calcext:value-type="float">
            <text:p>470</text:p>
          </table:table-cell>
          <table:table-cell table:style-name="ce11" table:formula="of:=ROUND((([.U34]/[.$AE$1])*MAX([.U34]/420; 1.2));2)" office:value-type="float" office:value="6.27" calcext:value-type="float">
            <text:p>6.27</text:p>
          </table:table-cell>
          <table:table-cell table:style-name="ce4" table:formula="of:=IFERROR((ROUND((((MIN(([.$O34]^2)/([.$AF34]^2);[.$AD$2])))*[.$V34]*0.8)+([.O34]/10))*5)+10; 0)" office:value-type="float" office:value="70" calcext:value-type="float">
            <text:p>70</text:p>
          </table:table-cell>
          <table:table-cell table:style-name="ce6" table:formula="of:=IFERROR(ROUND((AVERAGE(MIN(([.$P34]^[.$X$2])/([.$AF34]^2);[.$AD$2]); MIN([.P34]/[.$AA$2]; [.$Z$2])))*([.$V34]+[.$Y$2]))*5;0)" office:value-type="float" office:value="60" calcext:value-type="float">
            <text:p>60</text:p>
          </table:table-cell>
          <table:table-cell table:style-name="ce24" table:formula="of:=IFERROR(ROUND((MIN(([.$P34]+[.$S34]+[.$U34])/8/[.$AF34];[.$AD$2]))*([.$V34]+3))*5;0)" office:value-type="float" office:value="45" calcext:value-type="float">
            <text:p>45</text:p>
          </table:table-cell>
          <table:table-cell table:style-name="ce16" table:formula="of:=IFERROR(ROUND(((MIN(([.$T34]^2)/([.$AF34]^2);[.$AD$2]))*([.$V34]+3)*[.$AF$2]))*5;0)" office:value-type="float" office:value="25" calcext:value-type="float">
            <text:p>25</text:p>
          </table:table-cell>
          <table:table-cell table:style-name="ce8" table:formula="of:=IFERROR(ROUND((AVERAGE(MIN(([.$Q34]^2)/([.$AF34]^2);[.$AD$2]);MIN([.Q34]/[.$AB$2]; [.$Z$2]))*([.$V34]+3)*[.$AF$2]))*5;0)" office:value-type="float" office:value="75" calcext:value-type="float">
            <text:p>75</text:p>
          </table:table-cell>
          <table:table-cell table:style-name="ce14" table:formula="of:=IFERROR(ROUND((AVERAGE(MIN(([.$S34]^2)/([.$AF34]^2);[.$AD$2]);MIN([.S34]/[.$AB$2]; [.$Z$2]))*([.$V34]+3)*[.$AF$2]))*5;0)" office:value-type="float" office:value="30" calcext:value-type="float">
            <text:p>30</text:p>
          </table:table-cell>
          <table:table-cell table:style-name="ce10" table:formula="of:=IFERROR(ROUND((AVERAGE(MIN(([.$R34]^[.$AC$2])/([.$AF34]^2);[.$AD$2]); MIN([.R34]/[.$AA$2]; [.$Z$2])))*([.$V34]+[.$Y$2]))*5;0)" office:value-type="float" office:value="35" calcext:value-type="float">
            <text:p>35</text:p>
          </table:table-cell>
          <table:table-cell table:style-name="ce11" table:formula="of:=ROUND(AVERAGE([.W34:.AC34]))" office:value-type="float" office:value="49" calcext:value-type="float">
            <text:p>49</text:p>
          </table:table-cell>
          <table:table-cell table:style-name="ce11" table:formula="of:=ROUND((([.U34]/[.$AE$1])*MAX([.U34]/350;0.8));2)" office:value-type="float" office:value="7.01" calcext:value-type="float">
            <text:p>7.01</text:p>
          </table:table-cell>
          <table:table-cell table:style-name="ce11" table:formula="of:=ROUND([.U34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4]^2)/([.$AF34]^2);[.$AE$2])))*[.$AE34]*0.8)+([.O34]/10))+10;10)" office:value-type="float" office:value="23" calcext:value-type="float">
            <text:p>23</text:p>
          </table:table-cell>
          <table:table-cell table:style-name="ce41" table:formula="of:=IFERROR(ROUND(((MIN(([.$P34]^2)/([.$AF34]^2);[.$AE$2])))*[.$AE34]);0)" office:value-type="float" office:value="11" calcext:value-type="float">
            <text:p>11</text:p>
          </table:table-cell>
          <table:table-cell table:style-name="ce42" table:formula="of:=IFERROR(ROUND(MIN(([.P34]+[.S34]+[.U34])/8/[.$AF34];[.$AE$2])^2*[.$AE34]);0)" office:value-type="float" office:value="7" calcext:value-type="float">
            <text:p>7</text:p>
          </table:table-cell>
          <table:table-cell table:style-name="ce43" table:formula="of:=IFERROR(ROUND(((MIN(([.T34]^2)/([.$AF34]^2);[.$AE$2])))*[.$AE34]*[.$AF$1]);0)" office:value-type="float" office:value="3" calcext:value-type="float">
            <text:p>3</text:p>
          </table:table-cell>
          <table:table-cell table:style-name="ce44" table:formula="of:=IFERROR(ROUND(((MIN(([.Q34]^2)/([.$AF34]^2);[.$AE$2])))*[.$AE34]*[.$AF$1]);0)" office:value-type="float" office:value="10" calcext:value-type="float">
            <text:p>10</text:p>
          </table:table-cell>
          <table:table-cell table:style-name="ce45" table:formula="of:=IFERROR(ROUND(((MIN(([.S34]^2)/([.$AF34]^2);[.$AE$2])))*[.$AE34]*[.$AF$1]);0)" office:value-type="float" office:value="2" calcext:value-type="float">
            <text:p>2</text:p>
          </table:table-cell>
          <table:table-cell table:style-name="ce46" table:formula="of:=IFERROR(ROUND(((MIN(([.R34]^2)/([.$AF34]^2);[.$AE$2]))*[.$AE34]));0)" office:value-type="float" office:value="5" calcext:value-type="float">
            <text:p>5</text:p>
          </table:table-cell>
          <table:table-cell table:formula="of:=ROUND(AVERAGE([.AI34:.AN34]);2)" office:value-type="float" office:value="6.33" calcext:value-type="float">
            <text:p>6.33</text:p>
          </table:table-cell>
          <table:table-cell table:style-name="ce11" table:formula="of:=IFERROR(MIN(MAX((ROUND(AVERAGE((((MIN(([.$O34]^[.$AO$2])/([.$AF34]^[.$AO$2]);[.$AQ$2])))*[.$V34]*0.8)+([.$O34]/10);([.O34]/8));0)*5)+10; 30); 99); 0)" office:value-type="float" office:value="65" calcext:value-type="float">
            <text:p>65</text:p>
          </table:table-cell>
          <table:table-cell table:style-name="ce11" table:formula="of:=IFERROR(MIN(MAX(ROUND(AVERAGE((MIN(([.$P34]^[.$X$2])/([.$AF34]^[.$AO$2]);[.$AQ$2]))*([.$V34]+[.$AR$2]);([.P3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4]+[.$S34]+[.$U34])/8/[.$AF34];[.$AQ$2]))*([.$V34]+3)*[.$AS$2];([.U3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4]^2)/([.$AF34]^[.$AO$2]);[.$AQ$2]))*([.$V34]+3)*[.$AS$2]);([.T3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4]^[.$AO$2])/([.$AF34]^[.$AO$2]);[.$AQ$2]))*([.$V34]+3)*[.$AS$2]);([.Q3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34]^[.$AO$2])/([.$AF34]^[.$AO$2]);[.$AQ$2]))*([.$V34]+3)*[.$AS$2]);([.S3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4]^[.$AC$2])/([.$AF34]^[.$AO$2]);[.$AQ$2]))*([.$V34]+[.$AR$2]);([.R34]/10));0)*5; [.$AU$2]); [.$AT$2]);0)" office:value-type="float" office:value="30" calcext:value-type="float">
            <text:p>30</text:p>
          </table:table-cell>
          <table:table-cell table:formula="of:=ROUND(AVERAGE([.AP34:.AV34]);2)" office:value-type="float" office:value="41.43" calcext:value-type="float">
            <text:p>41.43</text:p>
          </table:table-cell>
          <table:table-cell/>
          <table:table-cell table:formula="of:=MIN(MAX([.AH34]-[.AH33];0);[.$BF$2])" office:value-type="float" office:value="5" calcext:value-type="float">
            <text:p>5</text:p>
          </table:table-cell>
          <table:table-cell table:formula="of:=MIN(MAX([.AI34]-[.AI33];0);[.$BF$2])" office:value-type="float" office:value="5" calcext:value-type="float">
            <text:p>5</text:p>
          </table:table-cell>
          <table:table-cell table:formula="of:=MIN(MAX([.AJ34]-[.AJ33];0);[.$BF$2])" office:value-type="float" office:value="4" calcext:value-type="float">
            <text:p>4</text:p>
          </table:table-cell>
          <table:table-cell table:formula="of:=MIN(MAX([.AK34]-[.AK33];0);[.$BF$2])" office:value-type="float" office:value="2" calcext:value-type="float">
            <text:p>2</text:p>
          </table:table-cell>
          <table:table-cell table:formula="of:=MIN(MAX([.AL34]-[.AL33];0);[.$BF$2])" office:value-type="float" office:value="5" calcext:value-type="float">
            <text:p>5</text:p>
          </table:table-cell>
          <table:table-cell table:formula="of:=MIN(MAX([.AM34]-[.AM33];0);[.$BF$2])" office:value-type="float" office:value="2" calcext:value-type="float">
            <text:p>2</text:p>
          </table:table-cell>
          <table:table-cell table:formula="of:=MIN(MAX([.AN34]-[.AN33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52" calcext:value-type="float">
            <text:p>52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55" table:formula="of:=[.O35]-[.C35]" office:value-type="float" office:value="0" calcext:value-type="float">
            <text:p>0</text:p>
          </table:table-cell>
          <table:table-cell table:style-name="ce29" table:formula="of:=[.P35]-[.D35]" office:value-type="float" office:value="17" calcext:value-type="float">
            <text:p>17</text:p>
          </table:table-cell>
          <table:table-cell table:style-name="ce60" table:formula="of:=[.Q35]-[.E35]" office:value-type="float" office:value="-5" calcext:value-type="float">
            <text:p>-5</text:p>
          </table:table-cell>
          <table:table-cell table:style-name="ce62" table:formula="of:=[.R35]-[.F35]" office:value-type="float" office:value="10" calcext:value-type="float">
            <text:p>10</text:p>
          </table:table-cell>
          <table:table-cell table:style-name="ce64" table:formula="of:=[.S35]-[.G35]" office:value-type="float" office:value="0" calcext:value-type="float">
            <text:p>0</text:p>
          </table:table-cell>
          <table:table-cell table:style-name="ce66" table:formula="of:=[.T35]-[.H3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47" calcext:value-type="float">
            <text:p>47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6" calcext:value-type="float">
            <text:p>46</text:p>
          </table:table-cell>
          <table:table-cell table:style-name="ce11" table:formula="of:=SUM([.O35:.T35])" office:value-type="float" office:value="302" calcext:value-type="float">
            <text:p>302</text:p>
          </table:table-cell>
          <table:table-cell table:style-name="ce11" table:formula="of:=ROUND((([.U35]/[.$AE$1])*MAX([.U35]/420; 1.2));2)" office:value-type="float" office:value="4.03" calcext:value-type="float">
            <text:p>4.03</text:p>
          </table:table-cell>
          <table:table-cell table:style-name="ce4" table:formula="of:=IFERROR((ROUND((((MIN(([.$O35]^2)/([.$AF35]^2);[.$AD$2])))*[.$V35]*0.8)+([.O35]/10))*5)+10; 0)" office:value-type="float" office:value="55" calcext:value-type="float">
            <text:p>55</text:p>
          </table:table-cell>
          <table:table-cell table:style-name="ce6" table:formula="of:=IFERROR(ROUND((AVERAGE(MIN(([.$P35]^[.$X$2])/([.$AF35]^2);[.$AD$2]); MIN([.P35]/[.$AA$2]; [.$Z$2])))*([.$V35]+[.$Y$2]))*5;0)" office:value-type="float" office:value="35" calcext:value-type="float">
            <text:p>35</text:p>
          </table:table-cell>
          <table:table-cell table:style-name="ce24" table:formula="of:=IFERROR(ROUND((MIN(([.$P35]+[.$S35]+[.$U35])/8/[.$AF35];[.$AD$2]))*([.$V35]+3))*5;0)" office:value-type="float" office:value="35" calcext:value-type="float">
            <text:p>35</text:p>
          </table:table-cell>
          <table:table-cell table:style-name="ce16" table:formula="of:=IFERROR(ROUND(((MIN(([.$T35]^2)/([.$AF35]^2);[.$AD$2]))*([.$V35]+3)*[.$AF$2]))*5;0)" office:value-type="float" office:value="25" calcext:value-type="float">
            <text:p>25</text:p>
          </table:table-cell>
          <table:table-cell table:style-name="ce8" table:formula="of:=IFERROR(ROUND((AVERAGE(MIN(([.$Q35]^2)/([.$AF35]^2);[.$AD$2]);MIN([.Q35]/[.$AB$2]; [.$Z$2]))*([.$V35]+3)*[.$AF$2]))*5;0)" office:value-type="float" office:value="25" calcext:value-type="float">
            <text:p>25</text:p>
          </table:table-cell>
          <table:table-cell table:style-name="ce14" table:formula="of:=IFERROR(ROUND((AVERAGE(MIN(([.$S35]^2)/([.$AF35]^2);[.$AD$2]);MIN([.S35]/[.$AB$2]; [.$Z$2]))*([.$V35]+3)*[.$AF$2]))*5;0)" office:value-type="float" office:value="20" calcext:value-type="float">
            <text:p>20</text:p>
          </table:table-cell>
          <table:table-cell table:style-name="ce10" table:formula="of:=IFERROR(ROUND((AVERAGE(MIN(([.$R35]^[.$AC$2])/([.$AF35]^2);[.$AD$2]); MIN([.R35]/[.$AA$2]; [.$Z$2])))*([.$V35]+[.$Y$2]))*5;0)" office:value-type="float" office:value="25" calcext:value-type="float">
            <text:p>25</text:p>
          </table:table-cell>
          <table:table-cell table:style-name="ce11" table:formula="of:=ROUND(AVERAGE([.W35:.AC35]))" office:value-type="float" office:value="31" calcext:value-type="float">
            <text:p>31</text:p>
          </table:table-cell>
          <table:table-cell table:style-name="ce11" table:formula="of:=ROUND((([.U35]/[.$AE$1])*MAX([.U35]/350;0.8));2)" office:value-type="float" office:value="2.9" calcext:value-type="float">
            <text:p>2.9</text:p>
          </table:table-cell>
          <table:table-cell table:style-name="ce11" table:formula="of:=ROUND([.U35]/6;2)" office:value-type="float" office:value="50.33" calcext:value-type="float">
            <text:p>50.33</text:p>
          </table:table-cell>
          <table:table-cell table:style-name="ce11"/>
          <table:table-cell table:style-name="ce40" table:formula="of:=IFERROR(ROUND((((MIN(([.$O35]^2)/([.$AF35]^2);[.$AE$2])))*[.$AE35]*0.8)+([.O35]/10))+10;10)" office:value-type="float" office:value="18" calcext:value-type="float">
            <text:p>18</text:p>
          </table:table-cell>
          <table:table-cell table:style-name="ce41" table:formula="of:=IFERROR(ROUND(((MIN(([.$P35]^2)/([.$AF35]^2);[.$AE$2])))*[.$AE35]);0)" office:value-type="float" office:value="5" calcext:value-type="float">
            <text:p>5</text:p>
          </table:table-cell>
          <table:table-cell table:style-name="ce42" table:formula="of:=IFERROR(ROUND(MIN(([.P35]+[.S35]+[.U35])/8/[.$AF35];[.$AE$2])^2*[.$AE35]);0)" office:value-type="float" office:value="3" calcext:value-type="float">
            <text:p>3</text:p>
          </table:table-cell>
          <table:table-cell table:style-name="ce43" table:formula="of:=IFERROR(ROUND(((MIN(([.T35]^2)/([.$AF35]^2);[.$AE$2])))*[.$AE35]*[.$AF$1]);0)" office:value-type="float" office:value="2" calcext:value-type="float">
            <text:p>2</text:p>
          </table:table-cell>
          <table:table-cell table:style-name="ce44" table:formula="of:=IFERROR(ROUND(((MIN(([.Q35]^2)/([.$AF35]^2);[.$AE$2])))*[.$AE35]*[.$AF$1]);0)" office:value-type="float" office:value="2" calcext:value-type="float">
            <text:p>2</text:p>
          </table:table-cell>
          <table:table-cell table:style-name="ce45" table:formula="of:=IFERROR(ROUND(((MIN(([.S35]^2)/([.$AF35]^2);[.$AE$2])))*[.$AE35]*[.$AF$1]);0)" office:value-type="float" office:value="1" calcext:value-type="float">
            <text:p>1</text:p>
          </table:table-cell>
          <table:table-cell table:style-name="ce46" table:formula="of:=IFERROR(ROUND(((MIN(([.R35]^2)/([.$AF35]^2);[.$AE$2]))*[.$AE35]));0)" office:value-type="float" office:value="3" calcext:value-type="float">
            <text:p>3</text:p>
          </table:table-cell>
          <table:table-cell table:formula="of:=ROUND(AVERAGE([.AI35:.AN35]);2)" office:value-type="float" office:value="2.67" calcext:value-type="float">
            <text:p>2.67</text:p>
          </table:table-cell>
          <table:table-cell table:style-name="ce11" table:formula="of:=IFERROR(MIN(MAX((ROUND(AVERAGE((((MIN(([.$O35]^[.$AO$2])/([.$AF35]^[.$AO$2]);[.$AQ$2])))*[.$V35]*0.8)+([.$O35]/10);([.O35]/8));0)*5)+10; 30); 99); 0)" office:value-type="float" office:value="50" calcext:value-type="float">
            <text:p>50</text:p>
          </table:table-cell>
          <table:table-cell table:style-name="ce11" table:formula="of:=IFERROR(MIN(MAX(ROUND(AVERAGE((MIN(([.$P35]^[.$X$2])/([.$AF35]^[.$AO$2]);[.$AQ$2]))*([.$V35]+[.$AR$2]);([.P3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5]+[.$S35]+[.$U35])/8/[.$AF35];[.$AQ$2]))*([.$V35]+3)*[.$AS$2];([.U3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5]^2)/([.$AF35]^[.$AO$2]);[.$AQ$2]))*([.$V35]+3)*[.$AS$2]);([.T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5]^[.$AO$2])/([.$AF35]^[.$AO$2]);[.$AQ$2]))*([.$V35]+3)*[.$AS$2]);([.Q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5]^[.$AO$2])/([.$AF35]^[.$AO$2]);[.$AQ$2]))*([.$V35]+3)*[.$AS$2]);([.S3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35]^[.$AC$2])/([.$AF35]^[.$AO$2]);[.$AQ$2]))*([.$V35]+[.$AR$2]);([.R35]/10));0)*5; [.$AU$2]); [.$AT$2]);0)" office:value-type="float" office:value="30" calcext:value-type="float">
            <text:p>30</text:p>
          </table:table-cell>
          <table:table-cell table:formula="of:=ROUND(AVERAGE([.AP35:.AV35]);2)" office:value-type="float" office:value="30" calcext:value-type="float">
            <text:p>30</text:p>
          </table:table-cell>
          <table:table-cell/>
          <table:table-cell table:formula="of:=MIN(MAX([.AH35]-[.AH34];0);[.$BF$2])" office:value-type="float" office:value="0" calcext:value-type="float">
            <text:p>0</text:p>
          </table:table-cell>
          <table:table-cell table:formula="of:=MIN(MAX([.AI35]-[.AI34];0);[.$BF$2])" office:value-type="float" office:value="0" calcext:value-type="float">
            <text:p>0</text:p>
          </table:table-cell>
          <table:table-cell table:formula="of:=MIN(MAX([.AJ35]-[.AJ34];0);[.$BF$2])" office:value-type="float" office:value="0" calcext:value-type="float">
            <text:p>0</text:p>
          </table:table-cell>
          <table:table-cell table:formula="of:=MIN(MAX([.AK35]-[.AK34];0);[.$BF$2])" office:value-type="float" office:value="0" calcext:value-type="float">
            <text:p>0</text:p>
          </table:table-cell>
          <table:table-cell table:formula="of:=MIN(MAX([.AL35]-[.AL34];0);[.$BF$2])" office:value-type="float" office:value="0" calcext:value-type="float">
            <text:p>0</text:p>
          </table:table-cell>
          <table:table-cell table:formula="of:=MIN(MAX([.AM35]-[.AM34];0);[.$BF$2])" office:value-type="float" office:value="0" calcext:value-type="float">
            <text:p>0</text:p>
          </table:table-cell>
          <table:table-cell table:formula="of:=MIN(MAX([.AN35]-[.AN3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67" calcext:value-type="float">
            <text:p>67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55" table:formula="of:=[.O36]-[.C36]" office:value-type="float" office:value="0" calcext:value-type="float">
            <text:p>0</text:p>
          </table:table-cell>
          <table:table-cell table:style-name="ce29" table:formula="of:=[.P36]-[.D36]" office:value-type="float" office:value="10" calcext:value-type="float">
            <text:p>10</text:p>
          </table:table-cell>
          <table:table-cell table:style-name="ce60" table:formula="of:=[.Q36]-[.E36]" office:value-type="float" office:value="-5" calcext:value-type="float">
            <text:p>-5</text:p>
          </table:table-cell>
          <table:table-cell table:style-name="ce62" table:formula="of:=[.R36]-[.F36]" office:value-type="float" office:value="5" calcext:value-type="float">
            <text:p>5</text:p>
          </table:table-cell>
          <table:table-cell table:style-name="ce64" table:formula="of:=[.S36]-[.G36]" office:value-type="float" office:value="0" calcext:value-type="float">
            <text:p>0</text:p>
          </table:table-cell>
          <table:table-cell table:style-name="ce66" table:formula="of:=[.T36]-[.H36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62" calcext:value-type="float">
            <text:p>62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1" table:formula="of:=SUM([.O36:.T36])" office:value-type="float" office:value="380" calcext:value-type="float">
            <text:p>380</text:p>
          </table:table-cell>
          <table:table-cell table:style-name="ce11" table:formula="of:=ROUND((([.U36]/[.$AE$1])*MAX([.U36]/420; 1.2));2)" office:value-type="float" office:value="5.07" calcext:value-type="float">
            <text:p>5.07</text:p>
          </table:table-cell>
          <table:table-cell table:style-name="ce4" table:formula="of:=IFERROR((ROUND((((MIN(([.$O36]^2)/([.$AF36]^2);[.$AD$2])))*[.$V36]*0.8)+([.O36]/10))*5)+10; 0)" office:value-type="float" office:value="70" calcext:value-type="float">
            <text:p>70</text:p>
          </table:table-cell>
          <table:table-cell table:style-name="ce6" table:formula="of:=IFERROR(ROUND((AVERAGE(MIN(([.$P36]^[.$X$2])/([.$AF36]^2);[.$AD$2]); MIN([.P36]/[.$AA$2]; [.$Z$2])))*([.$V36]+[.$Y$2]))*5;0)" office:value-type="float" office:value="40" calcext:value-type="float">
            <text:p>40</text:p>
          </table:table-cell>
          <table:table-cell table:style-name="ce24" table:formula="of:=IFERROR(ROUND((MIN(([.$P36]+[.$S36]+[.$U36])/8/[.$AF36];[.$AD$2]))*([.$V36]+3))*5;0)" office:value-type="float" office:value="40" calcext:value-type="float">
            <text:p>40</text:p>
          </table:table-cell>
          <table:table-cell table:style-name="ce16" table:formula="of:=IFERROR(ROUND(((MIN(([.$T36]^2)/([.$AF36]^2);[.$AD$2]))*([.$V36]+3)*[.$AF$2]))*5;0)" office:value-type="float" office:value="30" calcext:value-type="float">
            <text:p>30</text:p>
          </table:table-cell>
          <table:table-cell table:style-name="ce8" table:formula="of:=IFERROR(ROUND((AVERAGE(MIN(([.$Q36]^2)/([.$AF36]^2);[.$AD$2]);MIN([.Q36]/[.$AB$2]; [.$Z$2]))*([.$V36]+3)*[.$AF$2]))*5;0)" office:value-type="float" office:value="40" calcext:value-type="float">
            <text:p>40</text:p>
          </table:table-cell>
          <table:table-cell table:style-name="ce14" table:formula="of:=IFERROR(ROUND((AVERAGE(MIN(([.$S36]^2)/([.$AF36]^2);[.$AD$2]);MIN([.S36]/[.$AB$2]; [.$Z$2]))*([.$V36]+3)*[.$AF$2]))*5;0)" office:value-type="float" office:value="30" calcext:value-type="float">
            <text:p>30</text:p>
          </table:table-cell>
          <table:table-cell table:style-name="ce10" table:formula="of:=IFERROR(ROUND((AVERAGE(MIN(([.$R36]^[.$AC$2])/([.$AF36]^2);[.$AD$2]); MIN([.R36]/[.$AA$2]; [.$Z$2])))*([.$V36]+[.$Y$2]))*5;0)" office:value-type="float" office:value="30" calcext:value-type="float">
            <text:p>30</text:p>
          </table:table-cell>
          <table:table-cell table:style-name="ce11" table:formula="of:=ROUND(AVERAGE([.W36:.AC36]))" office:value-type="float" office:value="40" calcext:value-type="float">
            <text:p>40</text:p>
          </table:table-cell>
          <table:table-cell table:style-name="ce11" table:formula="of:=ROUND((([.U36]/[.$AE$1])*MAX([.U36]/350;0.8));2)" office:value-type="float" office:value="4.58" calcext:value-type="float">
            <text:p>4.58</text:p>
          </table:table-cell>
          <table:table-cell table:style-name="ce11" table:formula="of:=ROUND([.U36]/6;2)" office:value-type="float" office:value="63.33" calcext:value-type="float">
            <text:p>63.33</text:p>
          </table:table-cell>
          <table:table-cell table:style-name="ce11"/>
          <table:table-cell table:style-name="ce40" table:formula="of:=IFERROR(ROUND((((MIN(([.$O36]^2)/([.$AF36]^2);[.$AE$2])))*[.$AE36]*0.8)+([.O36]/10))+10;10)" office:value-type="float" office:value="21" calcext:value-type="float">
            <text:p>21</text:p>
          </table:table-cell>
          <table:table-cell table:style-name="ce41" table:formula="of:=IFERROR(ROUND(((MIN(([.$P36]^2)/([.$AF36]^2);[.$AE$2])))*[.$AE36]);0)" office:value-type="float" office:value="6" calcext:value-type="float">
            <text:p>6</text:p>
          </table:table-cell>
          <table:table-cell table:style-name="ce42" table:formula="of:=IFERROR(ROUND(MIN(([.P36]+[.S36]+[.U36])/8/[.$AF36];[.$AE$2])^2*[.$AE36]);0)" office:value-type="float" office:value="5" calcext:value-type="float">
            <text:p>5</text:p>
          </table:table-cell>
          <table:table-cell table:style-name="ce43" table:formula="of:=IFERROR(ROUND(((MIN(([.T36]^2)/([.$AF36]^2);[.$AE$2])))*[.$AE36]*[.$AF$1]);0)" office:value-type="float" office:value="3" calcext:value-type="float">
            <text:p>3</text:p>
          </table:table-cell>
          <table:table-cell table:style-name="ce44" table:formula="of:=IFERROR(ROUND(((MIN(([.Q36]^2)/([.$AF36]^2);[.$AE$2])))*[.$AE36]*[.$AF$1]);0)" office:value-type="float" office:value="3" calcext:value-type="float">
            <text:p>3</text:p>
          </table:table-cell>
          <table:table-cell table:style-name="ce45" table:formula="of:=IFERROR(ROUND(((MIN(([.S36]^2)/([.$AF36]^2);[.$AE$2])))*[.$AE36]*[.$AF$1]);0)" office:value-type="float" office:value="2" calcext:value-type="float">
            <text:p>2</text:p>
          </table:table-cell>
          <table:table-cell table:style-name="ce46" table:formula="of:=IFERROR(ROUND(((MIN(([.R36]^2)/([.$AF36]^2);[.$AE$2]))*[.$AE36]));0)" office:value-type="float" office:value="4" calcext:value-type="float">
            <text:p>4</text:p>
          </table:table-cell>
          <table:table-cell table:formula="of:=ROUND(AVERAGE([.AI36:.AN36]);2)" office:value-type="float" office:value="3.83" calcext:value-type="float">
            <text:p>3.83</text:p>
          </table:table-cell>
          <table:table-cell table:style-name="ce11" table:formula="of:=IFERROR(MIN(MAX((ROUND(AVERAGE((((MIN(([.$O36]^[.$AO$2])/([.$AF36]^[.$AO$2]);[.$AQ$2])))*[.$V36]*0.8)+([.$O36]/10);([.O36]/8));0)*5)+10; 30); 99); 0)" office:value-type="float" office:value="60" calcext:value-type="float">
            <text:p>60</text:p>
          </table:table-cell>
          <table:table-cell table:style-name="ce11" table:formula="of:=IFERROR(MIN(MAX(ROUND(AVERAGE((MIN(([.$P36]^[.$X$2])/([.$AF36]^[.$AO$2]);[.$AQ$2]))*([.$V36]+[.$AR$2]);([.P3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6]+[.$S36]+[.$U36])/8/[.$AF36];[.$AQ$2]))*([.$V36]+3)*[.$AS$2];([.U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36]^2)/([.$AF36]^[.$AO$2]);[.$AQ$2]))*([.$V36]+3)*[.$AS$2]);([.T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6]^[.$AO$2])/([.$AF36]^[.$AO$2]);[.$AQ$2]))*([.$V36]+3)*[.$AS$2]);([.Q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36]^[.$AO$2])/([.$AF36]^[.$AO$2]);[.$AQ$2]))*([.$V36]+3)*[.$AS$2]);([.S3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6]^[.$AC$2])/([.$AF36]^[.$AO$2]);[.$AQ$2]))*([.$V36]+[.$AR$2]);([.R36]/10));0)*5; [.$AU$2]); [.$AT$2]);0)" office:value-type="float" office:value="30" calcext:value-type="float">
            <text:p>30</text:p>
          </table:table-cell>
          <table:table-cell table:formula="of:=ROUND(AVERAGE([.AP36:.AV36]);2)" office:value-type="float" office:value="37.86" calcext:value-type="float">
            <text:p>37.86</text:p>
          </table:table-cell>
          <table:table-cell/>
          <table:table-cell table:formula="of:=MIN(MAX([.AH36]-[.AH35];0);[.$BF$2])" office:value-type="float" office:value="3" calcext:value-type="float">
            <text:p>3</text:p>
          </table:table-cell>
          <table:table-cell table:formula="of:=MIN(MAX([.AI36]-[.AI35];0);[.$BF$2])" office:value-type="float" office:value="1" calcext:value-type="float">
            <text:p>1</text:p>
          </table:table-cell>
          <table:table-cell table:formula="of:=MIN(MAX([.AJ36]-[.AJ35];0);[.$BF$2])" office:value-type="float" office:value="2" calcext:value-type="float">
            <text:p>2</text:p>
          </table:table-cell>
          <table:table-cell table:formula="of:=MIN(MAX([.AK36]-[.AK35];0);[.$BF$2])" office:value-type="float" office:value="1" calcext:value-type="float">
            <text:p>1</text:p>
          </table:table-cell>
          <table:table-cell table:formula="of:=MIN(MAX([.AL36]-[.AL35];0);[.$BF$2])" office:value-type="float" office:value="1" calcext:value-type="float">
            <text:p>1</text:p>
          </table:table-cell>
          <table:table-cell table:formula="of:=MIN(MAX([.AM36]-[.AM35];0);[.$BF$2])" office:value-type="float" office:value="1" calcext:value-type="float">
            <text:p>1</text:p>
          </table:table-cell>
          <table:table-cell table:formula="of:=MIN(MAX([.AN36]-[.AN3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87" calcext:value-type="float">
            <text:p>87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6" calcext:value-type="float">
            <text:p>76</text:p>
          </table:table-cell>
          <table:table-cell table:style-name="ce55" table:formula="of:=[.O37]-[.C37]" office:value-type="float" office:value="0" calcext:value-type="float">
            <text:p>0</text:p>
          </table:table-cell>
          <table:table-cell table:style-name="ce29" table:formula="of:=[.P37]-[.D37]" office:value-type="float" office:value="0" calcext:value-type="float">
            <text:p>0</text:p>
          </table:table-cell>
          <table:table-cell table:style-name="ce60" table:formula="of:=[.Q37]-[.E37]" office:value-type="float" office:value="-5" calcext:value-type="float">
            <text:p>-5</text:p>
          </table:table-cell>
          <table:table-cell table:style-name="ce62" table:formula="of:=[.R37]-[.F37]" office:value-type="float" office:value="10" calcext:value-type="float">
            <text:p>10</text:p>
          </table:table-cell>
          <table:table-cell table:style-name="ce64" table:formula="of:=[.S37]-[.G37]" office:value-type="float" office:value="-5" calcext:value-type="float">
            <text:p>-5</text:p>
          </table:table-cell>
          <table:table-cell table:style-name="ce66" table:formula="of:=[.T37]-[.H37]" office:value-type="float" office:value="4" calcext:value-type="float">
            <text:p>4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82" calcext:value-type="float">
            <text:p>82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37:.T37])" office:value-type="float" office:value="509" calcext:value-type="float">
            <text:p>509</text:p>
          </table:table-cell>
          <table:table-cell table:style-name="ce11" table:formula="of:=ROUND((([.U37]/[.$AE$1])*MAX([.U37]/420; 1.2));2)" office:value-type="float" office:value="6.85" calcext:value-type="float">
            <text:p>6.85</text:p>
          </table:table-cell>
          <table:table-cell table:style-name="ce4" table:formula="of:=IFERROR((ROUND((((MIN(([.$O37]^2)/([.$AF37]^2);[.$AD$2])))*[.$V37]*0.8)+([.O37]/10))*5)+10; 0)" office:value-type="float" office:value="85" calcext:value-type="float">
            <text:p>85</text:p>
          </table:table-cell>
          <table:table-cell table:style-name="ce6" table:formula="of:=IFERROR(ROUND((AVERAGE(MIN(([.$P37]^[.$X$2])/([.$AF37]^2);[.$AD$2]); MIN([.P37]/[.$AA$2]; [.$Z$2])))*([.$V37]+[.$Y$2]))*5;0)" office:value-type="float" office:value="55" calcext:value-type="float">
            <text:p>55</text:p>
          </table:table-cell>
          <table:table-cell table:style-name="ce24" table:formula="of:=IFERROR(ROUND((MIN(([.$P37]+[.$S37]+[.$U37])/8/[.$AF37];[.$AD$2]))*([.$V37]+3))*5;0)" office:value-type="float" office:value="50" calcext:value-type="float">
            <text:p>50</text:p>
          </table:table-cell>
          <table:table-cell table:style-name="ce16" table:formula="of:=IFERROR(ROUND(((MIN(([.$T37]^2)/([.$AF37]^2);[.$AD$2]))*([.$V37]+3)*[.$AF$2]))*5;0)" office:value-type="float" office:value="35" calcext:value-type="float">
            <text:p>35</text:p>
          </table:table-cell>
          <table:table-cell table:style-name="ce8" table:formula="of:=IFERROR(ROUND((AVERAGE(MIN(([.$Q37]^2)/([.$AF37]^2);[.$AD$2]);MIN([.Q37]/[.$AB$2]; [.$Z$2]))*([.$V37]+3)*[.$AF$2]))*5;0)" office:value-type="float" office:value="55" calcext:value-type="float">
            <text:p>55</text:p>
          </table:table-cell>
          <table:table-cell table:style-name="ce14" table:formula="of:=IFERROR(ROUND((AVERAGE(MIN(([.$S37]^2)/([.$AF37]^2);[.$AD$2]);MIN([.S37]/[.$AB$2]; [.$Z$2]))*([.$V37]+3)*[.$AF$2]))*5;0)" office:value-type="float" office:value="55" calcext:value-type="float">
            <text:p>55</text:p>
          </table:table-cell>
          <table:table-cell table:style-name="ce10" table:formula="of:=IFERROR(ROUND((AVERAGE(MIN(([.$R37]^[.$AC$2])/([.$AF37]^2);[.$AD$2]); MIN([.R37]/[.$AA$2]; [.$Z$2])))*([.$V37]+[.$Y$2]))*5;0)" office:value-type="float" office:value="50" calcext:value-type="float">
            <text:p>50</text:p>
          </table:table-cell>
          <table:table-cell table:style-name="ce11" table:formula="of:=ROUND(AVERAGE([.W37:.AC37]))" office:value-type="float" office:value="55" calcext:value-type="float">
            <text:p>55</text:p>
          </table:table-cell>
          <table:table-cell table:style-name="ce11" table:formula="of:=ROUND((([.U37]/[.$AE$1])*MAX([.U37]/350;0.8));2)" office:value-type="float" office:value="8.22" calcext:value-type="float">
            <text:p>8.22</text:p>
          </table:table-cell>
          <table:table-cell table:style-name="ce11" table:formula="of:=ROUND([.U37]/6;2)" office:value-type="float" office:value="84.83" calcext:value-type="float">
            <text:p>84.83</text:p>
          </table:table-cell>
          <table:table-cell table:style-name="ce11"/>
          <table:table-cell table:style-name="ce40" table:formula="of:=IFERROR(ROUND((((MIN(([.$O37]^2)/([.$AF37]^2);[.$AE$2])))*[.$AE37]*0.8)+([.O37]/10))+10;10)" office:value-type="float" office:value="26" calcext:value-type="float">
            <text:p>26</text:p>
          </table:table-cell>
          <table:table-cell table:style-name="ce41" table:formula="of:=IFERROR(ROUND(((MIN(([.$P37]^2)/([.$AF37]^2);[.$AE$2])))*[.$AE37]);0)" office:value-type="float" office:value="10" calcext:value-type="float">
            <text:p>10</text:p>
          </table:table-cell>
          <table:table-cell table:style-name="ce42" table:formula="of:=IFERROR(ROUND(MIN(([.P37]+[.S37]+[.U37])/8/[.$AF37];[.$AE$2])^2*[.$AE37]);0)" office:value-type="float" office:value="8" calcext:value-type="float">
            <text:p>8</text:p>
          </table:table-cell>
          <table:table-cell table:style-name="ce43" table:formula="of:=IFERROR(ROUND(((MIN(([.T37]^2)/([.$AF37]^2);[.$AE$2])))*[.$AE37]*[.$AF$1]);0)" office:value-type="float" office:value="5" calcext:value-type="float">
            <text:p>5</text:p>
          </table:table-cell>
          <table:table-cell table:style-name="ce44" table:formula="of:=IFERROR(ROUND(((MIN(([.Q37]^2)/([.$AF37]^2);[.$AE$2])))*[.$AE37]*[.$AF$1]);0)" office:value-type="float" office:value="5" calcext:value-type="float">
            <text:p>5</text:p>
          </table:table-cell>
          <table:table-cell table:style-name="ce45" table:formula="of:=IFERROR(ROUND(((MIN(([.S37]^2)/([.$AF37]^2);[.$AE$2])))*[.$AE37]*[.$AF$1]);0)" office:value-type="float" office:value="5" calcext:value-type="float">
            <text:p>5</text:p>
          </table:table-cell>
          <table:table-cell table:style-name="ce46" table:formula="of:=IFERROR(ROUND(((MIN(([.R37]^2)/([.$AF37]^2);[.$AE$2]))*[.$AE37]));0)" office:value-type="float" office:value="8" calcext:value-type="float">
            <text:p>8</text:p>
          </table:table-cell>
          <table:table-cell table:formula="of:=ROUND(AVERAGE([.AI37:.AN37]);2)" office:value-type="float" office:value="6.83" calcext:value-type="float">
            <text:p>6.83</text:p>
          </table:table-cell>
          <table:table-cell table:style-name="ce11" table:formula="of:=IFERROR(MIN(MAX((ROUND(AVERAGE((((MIN(([.$O37]^[.$AO$2])/([.$AF37]^[.$AO$2]);[.$AQ$2])))*[.$V37]*0.8)+([.$O37]/10);([.O37]/8));0)*5)+10; 30); 99); 0)" office:value-type="float" office:value="75" calcext:value-type="float">
            <text:p>75</text:p>
          </table:table-cell>
          <table:table-cell table:style-name="ce11" table:formula="of:=IFERROR(MIN(MAX(ROUND(AVERAGE((MIN(([.$P37]^[.$X$2])/([.$AF37]^[.$AO$2]);[.$AQ$2]))*([.$V37]+[.$AR$2]);([.P3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7]+[.$S37]+[.$U37])/8/[.$AF37];[.$AQ$2]))*([.$V37]+3)*[.$AS$2];([.U3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37]^2)/([.$AF37]^[.$AO$2]);[.$AQ$2]))*([.$V37]+3)*[.$AS$2]);([.T3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7]^[.$AO$2])/([.$AF37]^[.$AO$2]);[.$AQ$2]))*([.$V37]+3)*[.$AS$2]);([.Q3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37]^[.$AO$2])/([.$AF37]^[.$AO$2]);[.$AQ$2]))*([.$V37]+3)*[.$AS$2]);([.S3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7]^[.$AC$2])/([.$AF37]^[.$AO$2]);[.$AQ$2]))*([.$V37]+[.$AR$2]);([.R37]/10));0)*5; [.$AU$2]); [.$AT$2]);0)" office:value-type="float" office:value="45" calcext:value-type="float">
            <text:p>45</text:p>
          </table:table-cell>
          <table:table-cell table:formula="of:=ROUND(AVERAGE([.AP37:.AV37]);2)" office:value-type="float" office:value="48.57" calcext:value-type="float">
            <text:p>48.57</text:p>
          </table:table-cell>
          <table:table-cell/>
          <table:table-cell table:formula="of:=MIN(MAX([.AH37]-[.AH36];0);[.$BF$2])" office:value-type="float" office:value="5" calcext:value-type="float">
            <text:p>5</text:p>
          </table:table-cell>
          <table:table-cell table:formula="of:=MIN(MAX([.AI37]-[.AI36];0);[.$BF$2])" office:value-type="float" office:value="4" calcext:value-type="float">
            <text:p>4</text:p>
          </table:table-cell>
          <table:table-cell table:formula="of:=MIN(MAX([.AJ37]-[.AJ36];0);[.$BF$2])" office:value-type="float" office:value="3" calcext:value-type="float">
            <text:p>3</text:p>
          </table:table-cell>
          <table:table-cell table:formula="of:=MIN(MAX([.AK37]-[.AK36];0);[.$BF$2])" office:value-type="float" office:value="2" calcext:value-type="float">
            <text:p>2</text:p>
          </table:table-cell>
          <table:table-cell table:formula="of:=MIN(MAX([.AL37]-[.AL36];0);[.$BF$2])" office:value-type="float" office:value="2" calcext:value-type="float">
            <text:p>2</text:p>
          </table:table-cell>
          <table:table-cell table:formula="of:=MIN(MAX([.AM37]-[.AM36];0);[.$BF$2])" office:value-type="float" office:value="3" calcext:value-type="float">
            <text:p>3</text:p>
          </table:table-cell>
          <table:table-cell table:formula="of:=MIN(MAX([.AN37]-[.AN36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38]-[.C38]" office:value-type="float" office:value="0" calcext:value-type="float">
            <text:p>0</text:p>
          </table:table-cell>
          <table:table-cell table:style-name="ce29" table:formula="of:=[.P38]-[.D38]" office:value-type="float" office:value="15" calcext:value-type="float">
            <text:p>15</text:p>
          </table:table-cell>
          <table:table-cell table:style-name="ce60" table:formula="of:=[.Q38]-[.E38]" office:value-type="float" office:value="0" calcext:value-type="float">
            <text:p>0</text:p>
          </table:table-cell>
          <table:table-cell table:style-name="ce62" table:formula="of:=[.R38]-[.F38]" office:value-type="float" office:value="15" calcext:value-type="float">
            <text:p>15</text:p>
          </table:table-cell>
          <table:table-cell table:style-name="ce64" table:formula="of:=[.S38]-[.G38]" office:value-type="float" office:value="-5" calcext:value-type="float">
            <text:p>-5</text:p>
          </table:table-cell>
          <table:table-cell table:style-name="ce66" table:formula="of:=[.T38]-[.H38]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38:.T38])" office:value-type="float" office:value="298" calcext:value-type="float">
            <text:p>298</text:p>
          </table:table-cell>
          <table:table-cell table:style-name="ce11" table:formula="of:=ROUND((([.U38]/[.$AE$1])*MAX([.U38]/420; 1.2));2)" office:value-type="float" office:value="3.97" calcext:value-type="float">
            <text:p>3.97</text:p>
          </table:table-cell>
          <table:table-cell table:style-name="ce4" table:formula="of:=IFERROR((ROUND((((MIN(([.$O38]^2)/([.$AF38]^2);[.$AD$2])))*[.$V38]*0.8)+([.O38]/10))*5)+10; 0)" office:value-type="float" office:value="45" calcext:value-type="float">
            <text:p>45</text:p>
          </table:table-cell>
          <table:table-cell table:style-name="ce6" table:formula="of:=IFERROR(ROUND((AVERAGE(MIN(([.$P38]^[.$X$2])/([.$AF38]^2);[.$AD$2]); MIN([.P38]/[.$AA$2]; [.$Z$2])))*([.$V38]+[.$Y$2]))*5;0)" office:value-type="float" office:value="40" calcext:value-type="float">
            <text:p>40</text:p>
          </table:table-cell>
          <table:table-cell table:style-name="ce24" table:formula="of:=IFERROR(ROUND((MIN(([.$P38]+[.$S38]+[.$U38])/8/[.$AF38];[.$AD$2]))*([.$V38]+3))*5;0)" office:value-type="float" office:value="35" calcext:value-type="float">
            <text:p>35</text:p>
          </table:table-cell>
          <table:table-cell table:style-name="ce16" table:formula="of:=IFERROR(ROUND(((MIN(([.$T38]^2)/([.$AF38]^2);[.$AD$2]))*([.$V38]+3)*[.$AF$2]))*5;0)" office:value-type="float" office:value="30" calcext:value-type="float">
            <text:p>30</text:p>
          </table:table-cell>
          <table:table-cell table:style-name="ce8" table:formula="of:=IFERROR(ROUND((AVERAGE(MIN(([.$Q38]^2)/([.$AF38]^2);[.$AD$2]);MIN([.Q38]/[.$AB$2]; [.$Z$2]))*([.$V38]+3)*[.$AF$2]))*5;0)" office:value-type="float" office:value="20" calcext:value-type="float">
            <text:p>20</text:p>
          </table:table-cell>
          <table:table-cell table:style-name="ce14" table:formula="of:=IFERROR(ROUND((AVERAGE(MIN(([.$S38]^2)/([.$AF38]^2);[.$AD$2]);MIN([.S38]/[.$AB$2]; [.$Z$2]))*([.$V38]+3)*[.$AF$2]))*5;0)" office:value-type="float" office:value="20" calcext:value-type="float">
            <text:p>20</text:p>
          </table:table-cell>
          <table:table-cell table:style-name="ce10" table:formula="of:=IFERROR(ROUND((AVERAGE(MIN(([.$R38]^[.$AC$2])/([.$AF38]^2);[.$AD$2]); MIN([.R38]/[.$AA$2]; [.$Z$2])))*([.$V38]+[.$Y$2]))*5;0)" office:value-type="float" office:value="25" calcext:value-type="float">
            <text:p>25</text:p>
          </table:table-cell>
          <table:table-cell table:style-name="ce11" table:formula="of:=ROUND(AVERAGE([.W38:.AC38]))" office:value-type="float" office:value="31" calcext:value-type="float">
            <text:p>31</text:p>
          </table:table-cell>
          <table:table-cell table:style-name="ce11" table:formula="of:=ROUND((([.U38]/[.$AE$1])*MAX([.U38]/350;0.8));2)" office:value-type="float" office:value="2.82" calcext:value-type="float">
            <text:p>2.82</text:p>
          </table:table-cell>
          <table:table-cell table:style-name="ce11" table:formula="of:=ROUND([.U38]/6;2)" office:value-type="float" office:value="49.67" calcext:value-type="float">
            <text:p>49.67</text:p>
          </table:table-cell>
          <table:table-cell table:style-name="ce11"/>
          <table:table-cell table:style-name="ce40" table:formula="of:=IFERROR(ROUND((((MIN(([.$O38]^2)/([.$AF38]^2);[.$AE$2])))*[.$AE38]*0.8)+([.O38]/10))+10;10)" office:value-type="float" office:value="17" calcext:value-type="float">
            <text:p>17</text:p>
          </table:table-cell>
          <table:table-cell table:style-name="ce41" table:formula="of:=IFERROR(ROUND(((MIN(([.$P38]^2)/([.$AF38]^2);[.$AE$2])))*[.$AE38]);0)" office:value-type="float" office:value="6" calcext:value-type="float">
            <text:p>6</text:p>
          </table:table-cell>
          <table:table-cell table:style-name="ce42" table:formula="of:=IFERROR(ROUND(MIN(([.P38]+[.S38]+[.U38])/8/[.$AF38];[.$AE$2])^2*[.$AE38]);0)" office:value-type="float" office:value="3" calcext:value-type="float">
            <text:p>3</text:p>
          </table:table-cell>
          <table:table-cell table:style-name="ce43" table:formula="of:=IFERROR(ROUND(((MIN(([.T38]^2)/([.$AF38]^2);[.$AE$2])))*[.$AE38]*[.$AF$1]);0)" office:value-type="float" office:value="2" calcext:value-type="float">
            <text:p>2</text:p>
          </table:table-cell>
          <table:table-cell table:style-name="ce44" table:formula="of:=IFERROR(ROUND(((MIN(([.Q38]^2)/([.$AF38]^2);[.$AE$2])))*[.$AE38]*[.$AF$1]);0)" office:value-type="float" office:value="1" calcext:value-type="float">
            <text:p>1</text:p>
          </table:table-cell>
          <table:table-cell table:style-name="ce45" table:formula="of:=IFERROR(ROUND(((MIN(([.S38]^2)/([.$AF38]^2);[.$AE$2])))*[.$AE38]*[.$AF$1]);0)" office:value-type="float" office:value="1" calcext:value-type="float">
            <text:p>1</text:p>
          </table:table-cell>
          <table:table-cell table:style-name="ce46" table:formula="of:=IFERROR(ROUND(((MIN(([.R38]^2)/([.$AF38]^2);[.$AE$2]))*[.$AE38]));0)" office:value-type="float" office:value="3" calcext:value-type="float">
            <text:p>3</text:p>
          </table:table-cell>
          <table:table-cell table:formula="of:=ROUND(AVERAGE([.AI38:.AN38]);2)" office:value-type="float" office:value="2.67" calcext:value-type="float">
            <text:p>2.67</text:p>
          </table:table-cell>
          <table:table-cell table:style-name="ce11" table:formula="of:=IFERROR(MIN(MAX((ROUND(AVERAGE((((MIN(([.$O38]^[.$AO$2])/([.$AF38]^[.$AO$2]);[.$AQ$2])))*[.$V38]*0.8)+([.$O38]/10);([.O38]/8));0)*5)+10; 30); 99); 0)" office:value-type="float" office:value="45" calcext:value-type="float">
            <text:p>45</text:p>
          </table:table-cell>
          <table:table-cell table:style-name="ce11" table:formula="of:=IFERROR(MIN(MAX(ROUND(AVERAGE((MIN(([.$P38]^[.$X$2])/([.$AF38]^[.$AO$2]);[.$AQ$2]))*([.$V38]+[.$AR$2]);([.P3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8]+[.$S38]+[.$U38])/8/[.$AF38];[.$AQ$2]))*([.$V38]+3)*[.$AS$2];([.U3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8]^2)/([.$AF38]^[.$AO$2]);[.$AQ$2]))*([.$V38]+3)*[.$AS$2]);([.T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8]^[.$AO$2])/([.$AF38]^[.$AO$2]);[.$AQ$2]))*([.$V38]+3)*[.$AS$2]);([.Q3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38]^[.$AO$2])/([.$AF38]^[.$AO$2]);[.$AQ$2]))*([.$V38]+3)*[.$AS$2]);([.S3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38]^[.$AC$2])/([.$AF38]^[.$AO$2]);[.$AQ$2]))*([.$V38]+[.$AR$2]);([.R38]/10));0)*5; [.$AU$2]); [.$AT$2]);0)" office:value-type="float" office:value="30" calcext:value-type="float">
            <text:p>30</text:p>
          </table:table-cell>
          <table:table-cell table:formula="of:=ROUND(AVERAGE([.AP38:.AV38]);2)" office:value-type="float" office:value="29.29" calcext:value-type="float">
            <text:p>29.29</text:p>
          </table:table-cell>
          <table:table-cell/>
          <table:table-cell table:formula="of:=MIN(MAX([.AH38]-[.AH37];0);[.$BF$2])" office:value-type="float" office:value="0" calcext:value-type="float">
            <text:p>0</text:p>
          </table:table-cell>
          <table:table-cell table:formula="of:=MIN(MAX([.AI38]-[.AI37];0);[.$BF$2])" office:value-type="float" office:value="0" calcext:value-type="float">
            <text:p>0</text:p>
          </table:table-cell>
          <table:table-cell table:formula="of:=MIN(MAX([.AJ38]-[.AJ37];0);[.$BF$2])" office:value-type="float" office:value="0" calcext:value-type="float">
            <text:p>0</text:p>
          </table:table-cell>
          <table:table-cell table:formula="of:=MIN(MAX([.AK38]-[.AK37];0);[.$BF$2])" office:value-type="float" office:value="0" calcext:value-type="float">
            <text:p>0</text:p>
          </table:table-cell>
          <table:table-cell table:formula="of:=MIN(MAX([.AL38]-[.AL37];0);[.$BF$2])" office:value-type="float" office:value="0" calcext:value-type="float">
            <text:p>0</text:p>
          </table:table-cell>
          <table:table-cell table:formula="of:=MIN(MAX([.AM38]-[.AM37];0);[.$BF$2])" office:value-type="float" office:value="0" calcext:value-type="float">
            <text:p>0</text:p>
          </table:table-cell>
          <table:table-cell table:formula="of:=MIN(MAX([.AN38]-[.AN3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39]-[.C39]" office:value-type="float" office:value="0" calcext:value-type="float">
            <text:p>0</text:p>
          </table:table-cell>
          <table:table-cell table:style-name="ce29" table:formula="of:=[.P39]-[.D39]" office:value-type="float" office:value="5" calcext:value-type="float">
            <text:p>5</text:p>
          </table:table-cell>
          <table:table-cell table:style-name="ce60" table:formula="of:=[.Q39]-[.E39]" office:value-type="float" office:value="0" calcext:value-type="float">
            <text:p>0</text:p>
          </table:table-cell>
          <table:table-cell table:style-name="ce62" table:formula="of:=[.R39]-[.F39]" office:value-type="float" office:value="10" calcext:value-type="float">
            <text:p>10</text:p>
          </table:table-cell>
          <table:table-cell table:style-name="ce64" table:formula="of:=[.S39]-[.G39]" office:value-type="float" office:value="-5" calcext:value-type="float">
            <text:p>-5</text:p>
          </table:table-cell>
          <table:table-cell table:style-name="ce66" table:formula="of:=[.T39]-[.H39]" office:value-type="float" office:value="0" calcext:value-type="float">
            <text:p>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9:.T39])" office:value-type="float" office:value="375" calcext:value-type="float">
            <text:p>375</text:p>
          </table:table-cell>
          <table:table-cell table:style-name="ce11" table:formula="of:=ROUND((([.U39]/[.$AE$1])*MAX([.U39]/420; 1.2));2)" office:value-type="float" office:value="5" calcext:value-type="float">
            <text:p>5</text:p>
          </table:table-cell>
          <table:table-cell table:style-name="ce4" table:formula="of:=IFERROR((ROUND((((MIN(([.$O39]^2)/([.$AF39]^2);[.$AD$2])))*[.$V39]*0.8)+([.O39]/10))*5)+10; 0)" office:value-type="float" office:value="60" calcext:value-type="float">
            <text:p>60</text:p>
          </table:table-cell>
          <table:table-cell table:style-name="ce6" table:formula="of:=IFERROR(ROUND((AVERAGE(MIN(([.$P39]^[.$X$2])/([.$AF39]^2);[.$AD$2]); MIN([.P39]/[.$AA$2]; [.$Z$2])))*([.$V39]+[.$Y$2]))*5;0)" office:value-type="float" office:value="45" calcext:value-type="float">
            <text:p>45</text:p>
          </table:table-cell>
          <table:table-cell table:style-name="ce24" table:formula="of:=IFERROR(ROUND((MIN(([.$P39]+[.$S39]+[.$U39])/8/[.$AF39];[.$AD$2]))*([.$V39]+3))*5;0)" office:value-type="float" office:value="40" calcext:value-type="float">
            <text:p>40</text:p>
          </table:table-cell>
          <table:table-cell table:style-name="ce16" table:formula="of:=IFERROR(ROUND(((MIN(([.$T39]^2)/([.$AF39]^2);[.$AD$2]))*([.$V39]+3)*[.$AF$2]))*5;0)" office:value-type="float" office:value="35" calcext:value-type="float">
            <text:p>35</text:p>
          </table:table-cell>
          <table:table-cell table:style-name="ce8" table:formula="of:=IFERROR(ROUND((AVERAGE(MIN(([.$Q39]^2)/([.$AF39]^2);[.$AD$2]);MIN([.Q39]/[.$AB$2]; [.$Z$2]))*([.$V39]+3)*[.$AF$2]))*5;0)" office:value-type="float" office:value="35" calcext:value-type="float">
            <text:p>35</text:p>
          </table:table-cell>
          <table:table-cell table:style-name="ce14" table:formula="of:=IFERROR(ROUND((AVERAGE(MIN(([.$S39]^2)/([.$AF39]^2);[.$AD$2]);MIN([.S39]/[.$AB$2]; [.$Z$2]))*([.$V39]+3)*[.$AF$2]))*5;0)" office:value-type="float" office:value="30" calcext:value-type="float">
            <text:p>30</text:p>
          </table:table-cell>
          <table:table-cell table:style-name="ce10" table:formula="of:=IFERROR(ROUND((AVERAGE(MIN(([.$R39]^[.$AC$2])/([.$AF39]^2);[.$AD$2]); MIN([.R39]/[.$AA$2]; [.$Z$2])))*([.$V39]+[.$Y$2]))*5;0)" office:value-type="float" office:value="35" calcext:value-type="float">
            <text:p>35</text:p>
          </table:table-cell>
          <table:table-cell table:style-name="ce11" table:formula="of:=ROUND(AVERAGE([.W39:.AC39]))" office:value-type="float" office:value="40" calcext:value-type="float">
            <text:p>40</text:p>
          </table:table-cell>
          <table:table-cell table:style-name="ce11" table:formula="of:=ROUND((([.U39]/[.$AE$1])*MAX([.U39]/350;0.8));2)" office:value-type="float" office:value="4.46" calcext:value-type="float">
            <text:p>4.46</text:p>
          </table:table-cell>
          <table:table-cell table:style-name="ce11" table:formula="of:=ROUND([.U39]/6;2)" office:value-type="float" office:value="62.5" calcext:value-type="float">
            <text:p>62.5</text:p>
          </table:table-cell>
          <table:table-cell table:style-name="ce11"/>
          <table:table-cell table:style-name="ce40" table:formula="of:=IFERROR(ROUND((((MIN(([.$O39]^2)/([.$AF39]^2);[.$AE$2])))*[.$AE39]*0.8)+([.O39]/10))+10;10)" office:value-type="float" office:value="19" calcext:value-type="float">
            <text:p>19</text:p>
          </table:table-cell>
          <table:table-cell table:style-name="ce41" table:formula="of:=IFERROR(ROUND(((MIN(([.$P39]^2)/([.$AF39]^2);[.$AE$2])))*[.$AE39]);0)" office:value-type="float" office:value="7" calcext:value-type="float">
            <text:p>7</text:p>
          </table:table-cell>
          <table:table-cell table:style-name="ce42" table:formula="of:=IFERROR(ROUND(MIN(([.P39]+[.S39]+[.U39])/8/[.$AF39];[.$AE$2])^2*[.$AE39]);0)" office:value-type="float" office:value="4" calcext:value-type="float">
            <text:p>4</text:p>
          </table:table-cell>
          <table:table-cell table:style-name="ce43" table:formula="of:=IFERROR(ROUND(((MIN(([.T39]^2)/([.$AF39]^2);[.$AE$2])))*[.$AE39]*[.$AF$1]);0)" office:value-type="float" office:value="3" calcext:value-type="float">
            <text:p>3</text:p>
          </table:table-cell>
          <table:table-cell table:style-name="ce44" table:formula="of:=IFERROR(ROUND(((MIN(([.Q39]^2)/([.$AF39]^2);[.$AE$2])))*[.$AE39]*[.$AF$1]);0)" office:value-type="float" office:value="3" calcext:value-type="float">
            <text:p>3</text:p>
          </table:table-cell>
          <table:table-cell table:style-name="ce45" table:formula="of:=IFERROR(ROUND(((MIN(([.S39]^2)/([.$AF39]^2);[.$AE$2])))*[.$AE39]*[.$AF$1]);0)" office:value-type="float" office:value="2" calcext:value-type="float">
            <text:p>2</text:p>
          </table:table-cell>
          <table:table-cell table:style-name="ce46" table:formula="of:=IFERROR(ROUND(((MIN(([.R39]^2)/([.$AF39]^2);[.$AE$2]))*[.$AE39]));0)" office:value-type="float" office:value="5" calcext:value-type="float">
            <text:p>5</text:p>
          </table:table-cell>
          <table:table-cell table:formula="of:=ROUND(AVERAGE([.AI39:.AN39]);2)" office:value-type="float" office:value="4" calcext:value-type="float">
            <text:p>4</text:p>
          </table:table-cell>
          <table:table-cell table:style-name="ce11" table:formula="of:=IFERROR(MIN(MAX((ROUND(AVERAGE((((MIN(([.$O39]^[.$AO$2])/([.$AF39]^[.$AO$2]);[.$AQ$2])))*[.$V39]*0.8)+([.$O39]/10);([.O39]/8));0)*5)+10; 30); 99); 0)" office:value-type="float" office:value="55" calcext:value-type="float">
            <text:p>55</text:p>
          </table:table-cell>
          <table:table-cell table:style-name="ce11" table:formula="of:=IFERROR(MIN(MAX(ROUND(AVERAGE((MIN(([.$P39]^[.$X$2])/([.$AF39]^[.$AO$2]);[.$AQ$2]))*([.$V39]+[.$AR$2]);([.P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39]+[.$S39]+[.$U39])/8/[.$AF39];[.$AQ$2]))*([.$V39]+3)*[.$AS$2];([.U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9]^2)/([.$AF39]^[.$AO$2]);[.$AQ$2]))*([.$V39]+3)*[.$AS$2]);([.T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9]^[.$AO$2])/([.$AF39]^[.$AO$2]);[.$AQ$2]))*([.$V39]+3)*[.$AS$2]);([.Q3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9]^[.$AO$2])/([.$AF39]^[.$AO$2]);[.$AQ$2]))*([.$V39]+3)*[.$AS$2]);([.S3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9]^[.$AC$2])/([.$AF39]^[.$AO$2]);[.$AQ$2]))*([.$V39]+[.$AR$2]);([.R39]/10));0)*5; [.$AU$2]); [.$AT$2]);0)" office:value-type="float" office:value="35" calcext:value-type="float">
            <text:p>35</text:p>
          </table:table-cell>
          <table:table-cell table:formula="of:=ROUND(AVERAGE([.AP39:.AV39]);2)" office:value-type="float" office:value="36.43" calcext:value-type="float">
            <text:p>36.43</text:p>
          </table:table-cell>
          <table:table-cell/>
          <table:table-cell table:formula="of:=MIN(MAX([.AH39]-[.AH38];0);[.$BF$2])" office:value-type="float" office:value="2" calcext:value-type="float">
            <text:p>2</text:p>
          </table:table-cell>
          <table:table-cell table:formula="of:=MIN(MAX([.AI39]-[.AI38];0);[.$BF$2])" office:value-type="float" office:value="1" calcext:value-type="float">
            <text:p>1</text:p>
          </table:table-cell>
          <table:table-cell table:formula="of:=MIN(MAX([.AJ39]-[.AJ38];0);[.$BF$2])" office:value-type="float" office:value="1" calcext:value-type="float">
            <text:p>1</text:p>
          </table:table-cell>
          <table:table-cell table:formula="of:=MIN(MAX([.AK39]-[.AK38];0);[.$BF$2])" office:value-type="float" office:value="1" calcext:value-type="float">
            <text:p>1</text:p>
          </table:table-cell>
          <table:table-cell table:formula="of:=MIN(MAX([.AL39]-[.AL38];0);[.$BF$2])" office:value-type="float" office:value="2" calcext:value-type="float">
            <text:p>2</text:p>
          </table:table-cell>
          <table:table-cell table:formula="of:=MIN(MAX([.AM39]-[.AM38];0);[.$BF$2])" office:value-type="float" office:value="1" calcext:value-type="float">
            <text:p>1</text:p>
          </table:table-cell>
          <table:table-cell table:formula="of:=MIN(MAX([.AN39]-[.AN38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40]-[.C40]" office:value-type="float" office:value="0" calcext:value-type="float">
            <text:p>0</text:p>
          </table:table-cell>
          <table:table-cell table:style-name="ce29" table:formula="of:=[.P40]-[.D40]" office:value-type="float" office:value="0" calcext:value-type="float">
            <text:p>0</text:p>
          </table:table-cell>
          <table:table-cell table:style-name="ce60" table:formula="of:=[.Q40]-[.E40]" office:value-type="float" office:value="-5" calcext:value-type="float">
            <text:p>-5</text:p>
          </table:table-cell>
          <table:table-cell table:style-name="ce62" table:formula="of:=[.R40]-[.F40]" office:value-type="float" office:value="10" calcext:value-type="float">
            <text:p>10</text:p>
          </table:table-cell>
          <table:table-cell table:style-name="ce64" table:formula="of:=[.S40]-[.G40]" office:value-type="float" office:value="-5" calcext:value-type="float">
            <text:p>-5</text:p>
          </table:table-cell>
          <table:table-cell table:style-name="ce66" table:formula="of:=[.T40]-[.H40]" office:value-type="float" office:value="0" calcext:value-type="float">
            <text:p>0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72" calcext:value-type="float">
            <text:p>72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40:.T40])" office:value-type="float" office:value="505" calcext:value-type="float">
            <text:p>505</text:p>
          </table:table-cell>
          <table:table-cell table:style-name="ce11" table:formula="of:=ROUND((([.U40]/[.$AE$1])*MAX([.U40]/420; 1.2));2)" office:value-type="float" office:value="6.75" calcext:value-type="float">
            <text:p>6.75</text:p>
          </table:table-cell>
          <table:table-cell table:style-name="ce4" table:formula="of:=IFERROR((ROUND((((MIN(([.$O40]^2)/([.$AF40]^2);[.$AD$2])))*[.$V40]*0.8)+([.O40]/10))*5)+10; 0)" office:value-type="float" office:value="75" calcext:value-type="float">
            <text:p>75</text:p>
          </table:table-cell>
          <table:table-cell table:style-name="ce6" table:formula="of:=IFERROR(ROUND((AVERAGE(MIN(([.$P40]^[.$X$2])/([.$AF40]^2);[.$AD$2]); MIN([.P40]/[.$AA$2]; [.$Z$2])))*([.$V40]+[.$Y$2]))*5;0)" office:value-type="float" office:value="60" calcext:value-type="float">
            <text:p>60</text:p>
          </table:table-cell>
          <table:table-cell table:style-name="ce24" table:formula="of:=IFERROR(ROUND((MIN(([.$P40]+[.$S40]+[.$U40])/8/[.$AF40];[.$AD$2]))*([.$V40]+3))*5;0)" office:value-type="float" office:value="50" calcext:value-type="float">
            <text:p>50</text:p>
          </table:table-cell>
          <table:table-cell table:style-name="ce16" table:formula="of:=IFERROR(ROUND(((MIN(([.$T40]^2)/([.$AF40]^2);[.$AD$2]))*([.$V40]+3)*[.$AF$2]))*5;0)" office:value-type="float" office:value="40" calcext:value-type="float">
            <text:p>40</text:p>
          </table:table-cell>
          <table:table-cell table:style-name="ce8" table:formula="of:=IFERROR(ROUND((AVERAGE(MIN(([.$Q40]^2)/([.$AF40]^2);[.$AD$2]);MIN([.Q40]/[.$AB$2]; [.$Z$2]))*([.$V40]+3)*[.$AF$2]))*5;0)" office:value-type="float" office:value="45" calcext:value-type="float">
            <text:p>45</text:p>
          </table:table-cell>
          <table:table-cell table:style-name="ce14" table:formula="of:=IFERROR(ROUND((AVERAGE(MIN(([.$S40]^2)/([.$AF40]^2);[.$AD$2]);MIN([.S40]/[.$AB$2]; [.$Z$2]))*([.$V40]+3)*[.$AF$2]))*5;0)" office:value-type="float" office:value="45" calcext:value-type="float">
            <text:p>45</text:p>
          </table:table-cell>
          <table:table-cell table:style-name="ce10" table:formula="of:=IFERROR(ROUND((AVERAGE(MIN(([.$R40]^[.$AC$2])/([.$AF40]^2);[.$AD$2]); MIN([.R40]/[.$AA$2]; [.$Z$2])))*([.$V40]+[.$Y$2]))*5;0)" office:value-type="float" office:value="55" calcext:value-type="float">
            <text:p>55</text:p>
          </table:table-cell>
          <table:table-cell table:style-name="ce11" table:formula="of:=ROUND(AVERAGE([.W40:.AC40]))" office:value-type="float" office:value="53" calcext:value-type="float">
            <text:p>53</text:p>
          </table:table-cell>
          <table:table-cell table:style-name="ce11" table:formula="of:=ROUND((([.U40]/[.$AE$1])*MAX([.U40]/350;0.8));2)" office:value-type="float" office:value="8.1" calcext:value-type="float">
            <text:p>8.1</text:p>
          </table:table-cell>
          <table:table-cell table:style-name="ce11" table:formula="of:=ROUND([.U40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0]^2)/([.$AF40]^2);[.$AE$2])))*[.$AE40]*0.8)+([.O40]/10))+10;10)" office:value-type="float" office:value="24" calcext:value-type="float">
            <text:p>24</text:p>
          </table:table-cell>
          <table:table-cell table:style-name="ce41" table:formula="of:=IFERROR(ROUND(((MIN(([.$P40]^2)/([.$AF40]^2);[.$AE$2])))*[.$AE40]);0)" office:value-type="float" office:value="12" calcext:value-type="float">
            <text:p>12</text:p>
          </table:table-cell>
          <table:table-cell table:style-name="ce42" table:formula="of:=IFERROR(ROUND(MIN(([.P40]+[.S40]+[.U40])/8/[.$AF40];[.$AE$2])^2*[.$AE40]);0)" office:value-type="float" office:value="8" calcext:value-type="float">
            <text:p>8</text:p>
          </table:table-cell>
          <table:table-cell table:style-name="ce43" table:formula="of:=IFERROR(ROUND(((MIN(([.T40]^2)/([.$AF40]^2);[.$AE$2])))*[.$AE40]*[.$AF$1]);0)" office:value-type="float" office:value="6" calcext:value-type="float">
            <text:p>6</text:p>
          </table:table-cell>
          <table:table-cell table:style-name="ce44" table:formula="of:=IFERROR(ROUND(((MIN(([.Q40]^2)/([.$AF40]^2);[.$AE$2])))*[.$AE40]*[.$AF$1]);0)" office:value-type="float" office:value="4" calcext:value-type="float">
            <text:p>4</text:p>
          </table:table-cell>
          <table:table-cell table:style-name="ce45" table:formula="of:=IFERROR(ROUND(((MIN(([.S40]^2)/([.$AF40]^2);[.$AE$2])))*[.$AE40]*[.$AF$1]);0)" office:value-type="float" office:value="4" calcext:value-type="float">
            <text:p>4</text:p>
          </table:table-cell>
          <table:table-cell table:style-name="ce46" table:formula="of:=IFERROR(ROUND(((MIN(([.R40]^2)/([.$AF40]^2);[.$AE$2]))*[.$AE40]));0)" office:value-type="float" office:value="10" calcext:value-type="float">
            <text:p>10</text:p>
          </table:table-cell>
          <table:table-cell table:formula="of:=ROUND(AVERAGE([.AI40:.AN40]);2)" office:value-type="float" office:value="7.33" calcext:value-type="float">
            <text:p>7.33</text:p>
          </table:table-cell>
          <table:table-cell table:style-name="ce11" table:formula="of:=IFERROR(MIN(MAX((ROUND(AVERAGE((((MIN(([.$O40]^[.$AO$2])/([.$AF40]^[.$AO$2]);[.$AQ$2])))*[.$V40]*0.8)+([.$O40]/10);([.O40]/8));0)*5)+10; 30); 99); 0)" office:value-type="float" office:value="70" calcext:value-type="float">
            <text:p>70</text:p>
          </table:table-cell>
          <table:table-cell table:style-name="ce11" table:formula="of:=IFERROR(MIN(MAX(ROUND(AVERAGE((MIN(([.$P40]^[.$X$2])/([.$AF40]^[.$AO$2]);[.$AQ$2]))*([.$V40]+[.$AR$2]);([.P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40]+[.$S40]+[.$U40])/8/[.$AF40];[.$AQ$2]))*([.$V40]+3)*[.$AS$2];([.U4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0]^2)/([.$AF40]^[.$AO$2]);[.$AQ$2]))*([.$V40]+3)*[.$AS$2]);([.T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0]^[.$AO$2])/([.$AF40]^[.$AO$2]);[.$AQ$2]))*([.$V40]+3)*[.$AS$2]);([.Q4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0]^[.$AO$2])/([.$AF40]^[.$AO$2]);[.$AQ$2]))*([.$V40]+3)*[.$AS$2]);([.S4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0]^[.$AC$2])/([.$AF40]^[.$AO$2]);[.$AQ$2]))*([.$V40]+[.$AR$2]);([.R40]/10));0)*5; [.$AU$2]); [.$AT$2]);0)" office:value-type="float" office:value="45" calcext:value-type="float">
            <text:p>45</text:p>
          </table:table-cell>
          <table:table-cell table:formula="of:=ROUND(AVERAGE([.AP40:.AV40]);2)" office:value-type="float" office:value="47.14" calcext:value-type="float">
            <text:p>47.14</text:p>
          </table:table-cell>
          <table:table-cell/>
          <table:table-cell table:formula="of:=MIN(MAX([.AH40]-[.AH39];0);[.$BF$2])" office:value-type="float" office:value="5" calcext:value-type="float">
            <text:p>5</text:p>
          </table:table-cell>
          <table:table-cell table:formula="of:=MIN(MAX([.AI40]-[.AI39];0);[.$BF$2])" office:value-type="float" office:value="5" calcext:value-type="float">
            <text:p>5</text:p>
          </table:table-cell>
          <table:table-cell table:formula="of:=MIN(MAX([.AJ40]-[.AJ39];0);[.$BF$2])" office:value-type="float" office:value="4" calcext:value-type="float">
            <text:p>4</text:p>
          </table:table-cell>
          <table:table-cell table:formula="of:=MIN(MAX([.AK40]-[.AK39];0);[.$BF$2])" office:value-type="float" office:value="3" calcext:value-type="float">
            <text:p>3</text:p>
          </table:table-cell>
          <table:table-cell table:formula="of:=MIN(MAX([.AL40]-[.AL39];0);[.$BF$2])" office:value-type="float" office:value="1" calcext:value-type="float">
            <text:p>1</text:p>
          </table:table-cell>
          <table:table-cell table:formula="of:=MIN(MAX([.AM40]-[.AM39];0);[.$BF$2])" office:value-type="float" office:value="2" calcext:value-type="float">
            <text:p>2</text:p>
          </table:table-cell>
          <table:table-cell table:formula="of:=MIN(MAX([.AN40]-[.AN39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41]-[.C41]" office:value-type="float" office:value="0" calcext:value-type="float">
            <text:p>0</text:p>
          </table:table-cell>
          <table:table-cell table:style-name="ce29" table:formula="of:=[.P41]-[.D41]" office:value-type="float" office:value="0" calcext:value-type="float">
            <text:p>0</text:p>
          </table:table-cell>
          <table:table-cell table:style-name="ce60" table:formula="of:=[.Q41]-[.E41]" office:value-type="float" office:value="0" calcext:value-type="float">
            <text:p>0</text:p>
          </table:table-cell>
          <table:table-cell table:style-name="ce62" table:formula="of:=[.R41]-[.F41]" office:value-type="float" office:value="10" calcext:value-type="float">
            <text:p>10</text:p>
          </table:table-cell>
          <table:table-cell table:style-name="ce64" table:formula="of:=[.S41]-[.G41]" office:value-type="float" office:value="-5" calcext:value-type="float">
            <text:p>-5</text:p>
          </table:table-cell>
          <table:table-cell table:style-name="ce66" table:formula="of:=[.T41]-[.H41]" office:value-type="float" office:value="15" calcext:value-type="float">
            <text:p>1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1:.T41])" office:value-type="float" office:value="343" calcext:value-type="float">
            <text:p>343</text:p>
          </table:table-cell>
          <table:table-cell table:style-name="ce11" table:formula="of:=ROUND((([.U41]/[.$AE$1])*MAX([.U41]/420; 1.2));2)" office:value-type="float" office:value="4.57" calcext:value-type="float">
            <text:p>4.57</text:p>
          </table:table-cell>
          <table:table-cell table:style-name="ce4" table:formula="of:=IFERROR((ROUND((((MIN(([.$O41]^2)/([.$AF41]^2);[.$AD$2])))*[.$V41]*0.8)+([.O41]/10))*5)+10; 0)" office:value-type="float" office:value="70" calcext:value-type="float">
            <text:p>70</text:p>
          </table:table-cell>
          <table:table-cell table:style-name="ce6" table:formula="of:=IFERROR(ROUND((AVERAGE(MIN(([.$P41]^[.$X$2])/([.$AF41]^2);[.$AD$2]); MIN([.P41]/[.$AA$2]; [.$Z$2])))*([.$V41]+[.$Y$2]))*5;0)" office:value-type="float" office:value="20" calcext:value-type="float">
            <text:p>20</text:p>
          </table:table-cell>
          <table:table-cell table:style-name="ce24" table:formula="of:=IFERROR(ROUND((MIN(([.$P41]+[.$S41]+[.$U41])/8/[.$AF41];[.$AD$2]))*([.$V41]+3))*5;0)" office:value-type="float" office:value="35" calcext:value-type="float">
            <text:p>35</text:p>
          </table:table-cell>
          <table:table-cell table:style-name="ce16" table:formula="of:=IFERROR(ROUND(((MIN(([.$T41]^2)/([.$AF41]^2);[.$AD$2]))*([.$V41]+3)*[.$AF$2]))*5;0)" office:value-type="float" office:value="25" calcext:value-type="float">
            <text:p>25</text:p>
          </table:table-cell>
          <table:table-cell table:style-name="ce8" table:formula="of:=IFERROR(ROUND((AVERAGE(MIN(([.$Q41]^2)/([.$AF41]^2);[.$AD$2]);MIN([.Q41]/[.$AB$2]; [.$Z$2]))*([.$V41]+3)*[.$AF$2]))*5;0)" office:value-type="float" office:value="25" calcext:value-type="float">
            <text:p>25</text:p>
          </table:table-cell>
          <table:table-cell table:style-name="ce14" table:formula="of:=IFERROR(ROUND((AVERAGE(MIN(([.$S41]^2)/([.$AF41]^2);[.$AD$2]);MIN([.S41]/[.$AB$2]; [.$Z$2]))*([.$V41]+3)*[.$AF$2]))*5;0)" office:value-type="float" office:value="35" calcext:value-type="float">
            <text:p>35</text:p>
          </table:table-cell>
          <table:table-cell table:style-name="ce10" table:formula="of:=IFERROR(ROUND((AVERAGE(MIN(([.$R41]^[.$AC$2])/([.$AF41]^2);[.$AD$2]); MIN([.R41]/[.$AA$2]; [.$Z$2])))*([.$V41]+[.$Y$2]))*5;0)" office:value-type="float" office:value="35" calcext:value-type="float">
            <text:p>35</text:p>
          </table:table-cell>
          <table:table-cell table:style-name="ce11" table:formula="of:=ROUND(AVERAGE([.W41:.AC41]))" office:value-type="float" office:value="35" calcext:value-type="float">
            <text:p>35</text:p>
          </table:table-cell>
          <table:table-cell table:style-name="ce11" table:formula="of:=ROUND((([.U41]/[.$AE$1])*MAX([.U41]/350;0.8));2)" office:value-type="float" office:value="3.73" calcext:value-type="float">
            <text:p>3.73</text:p>
          </table:table-cell>
          <table:table-cell table:style-name="ce11" table:formula="of:=ROUND([.U41]/6;2)" office:value-type="float" office:value="57.17" calcext:value-type="float">
            <text:p>57.17</text:p>
          </table:table-cell>
          <table:table-cell table:style-name="ce11"/>
          <table:table-cell table:style-name="ce40" table:formula="of:=IFERROR(ROUND((((MIN(([.$O41]^2)/([.$AF41]^2);[.$AE$2])))*[.$AE41]*0.8)+([.O41]/10))+10;10)" office:value-type="float" office:value="21" calcext:value-type="float">
            <text:p>21</text:p>
          </table:table-cell>
          <table:table-cell table:style-name="ce41" table:formula="of:=IFERROR(ROUND(((MIN(([.$P41]^2)/([.$AF41]^2);[.$AE$2])))*[.$AE41]);0)" office:value-type="float" office:value="2" calcext:value-type="float">
            <text:p>2</text:p>
          </table:table-cell>
          <table:table-cell table:style-name="ce42" table:formula="of:=IFERROR(ROUND(MIN(([.P41]+[.S41]+[.U41])/8/[.$AF41];[.$AE$2])^2*[.$AE41]);0)" office:value-type="float" office:value="4" calcext:value-type="float">
            <text:p>4</text:p>
          </table:table-cell>
          <table:table-cell table:style-name="ce43" table:formula="of:=IFERROR(ROUND(((MIN(([.T41]^2)/([.$AF41]^2);[.$AE$2])))*[.$AE41]*[.$AF$1]);0)" office:value-type="float" office:value="2" calcext:value-type="float">
            <text:p>2</text:p>
          </table:table-cell>
          <table:table-cell table:style-name="ce44" table:formula="of:=IFERROR(ROUND(((MIN(([.Q41]^2)/([.$AF41]^2);[.$AE$2])))*[.$AE41]*[.$AF$1]);0)" office:value-type="float" office:value="2" calcext:value-type="float">
            <text:p>2</text:p>
          </table:table-cell>
          <table:table-cell table:style-name="ce45" table:formula="of:=IFERROR(ROUND(((MIN(([.S41]^2)/([.$AF41]^2);[.$AE$2])))*[.$AE41]*[.$AF$1]);0)" office:value-type="float" office:value="3" calcext:value-type="float">
            <text:p>3</text:p>
          </table:table-cell>
          <table:table-cell table:style-name="ce46" table:formula="of:=IFERROR(ROUND(((MIN(([.R41]^2)/([.$AF41]^2);[.$AE$2]))*[.$AE41]));0)" office:value-type="float" office:value="6" calcext:value-type="float">
            <text:p>6</text:p>
          </table:table-cell>
          <table:table-cell table:formula="of:=ROUND(AVERAGE([.AI41:.AN41]);2)" office:value-type="float" office:value="3.17" calcext:value-type="float">
            <text:p>3.17</text:p>
          </table:table-cell>
          <table:table-cell table:style-name="ce11" table:formula="of:=IFERROR(MIN(MAX((ROUND(AVERAGE((((MIN(([.$O41]^[.$AO$2])/([.$AF41]^[.$AO$2]);[.$AQ$2])))*[.$V41]*0.8)+([.$O41]/10);([.O41]/8));0)*5)+10; 30); 99); 0)" office:value-type="float" office:value="60" calcext:value-type="float">
            <text:p>60</text:p>
          </table:table-cell>
          <table:table-cell table:style-name="ce11" table:formula="of:=IFERROR(MIN(MAX(ROUND(AVERAGE((MIN(([.$P41]^[.$X$2])/([.$AF41]^[.$AO$2]);[.$AQ$2]))*([.$V41]+[.$AR$2]);([.P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41]+[.$S41]+[.$U41])/8/[.$AF41];[.$AQ$2]))*([.$V41]+3)*[.$AS$2];([.U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1]^2)/([.$AF41]^[.$AO$2]);[.$AQ$2]))*([.$V41]+3)*[.$AS$2]);([.T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41]^[.$AO$2])/([.$AF41]^[.$AO$2]);[.$AQ$2]))*([.$V41]+3)*[.$AS$2]);([.Q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1]^[.$AO$2])/([.$AF41]^[.$AO$2]);[.$AQ$2]))*([.$V41]+3)*[.$AS$2]);([.S4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1]^[.$AC$2])/([.$AF41]^[.$AO$2]);[.$AQ$2]))*([.$V41]+[.$AR$2]);([.R41]/10));0)*5; [.$AU$2]); [.$AT$2]);0)" office:value-type="float" office:value="35" calcext:value-type="float">
            <text:p>35</text:p>
          </table:table-cell>
          <table:table-cell table:formula="of:=ROUND(AVERAGE([.AP41:.AV41]);2)" office:value-type="float" office:value="33.57" calcext:value-type="float">
            <text:p>33.57</text:p>
          </table:table-cell>
          <table:table-cell/>
          <table:table-cell table:formula="of:=MIN(MAX([.AH41]-[.AH40];0);[.$BF$2])" office:value-type="float" office:value="0" calcext:value-type="float">
            <text:p>0</text:p>
          </table:table-cell>
          <table:table-cell table:formula="of:=MIN(MAX([.AI41]-[.AI40];0);[.$BF$2])" office:value-type="float" office:value="0" calcext:value-type="float">
            <text:p>0</text:p>
          </table:table-cell>
          <table:table-cell table:formula="of:=MIN(MAX([.AJ41]-[.AJ40];0);[.$BF$2])" office:value-type="float" office:value="0" calcext:value-type="float">
            <text:p>0</text:p>
          </table:table-cell>
          <table:table-cell table:formula="of:=MIN(MAX([.AK41]-[.AK40];0);[.$BF$2])" office:value-type="float" office:value="0" calcext:value-type="float">
            <text:p>0</text:p>
          </table:table-cell>
          <table:table-cell table:formula="of:=MIN(MAX([.AL41]-[.AL40];0);[.$BF$2])" office:value-type="float" office:value="0" calcext:value-type="float">
            <text:p>0</text:p>
          </table:table-cell>
          <table:table-cell table:formula="of:=MIN(MAX([.AM41]-[.AM40];0);[.$BF$2])" office:value-type="float" office:value="0" calcext:value-type="float">
            <text:p>0</text:p>
          </table:table-cell>
          <table:table-cell table:formula="of:=MIN(MAX([.AN41]-[.AN4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42]-[.C42]" office:value-type="float" office:value="-5" calcext:value-type="float">
            <text:p>-5</text:p>
          </table:table-cell>
          <table:table-cell table:style-name="ce29" table:formula="of:=[.P42]-[.D42]" office:value-type="float" office:value="-5" calcext:value-type="float">
            <text:p>-5</text:p>
          </table:table-cell>
          <table:table-cell table:style-name="ce60" table:formula="of:=[.Q42]-[.E42]" office:value-type="float" office:value="0" calcext:value-type="float">
            <text:p>0</text:p>
          </table:table-cell>
          <table:table-cell table:style-name="ce62" table:formula="of:=[.R42]-[.F42]" office:value-type="float" office:value="0" calcext:value-type="float">
            <text:p>0</text:p>
          </table:table-cell>
          <table:table-cell table:style-name="ce64" table:formula="of:=[.S42]-[.G42]" office:value-type="float" office:value="-5" calcext:value-type="float">
            <text:p>-5</text:p>
          </table:table-cell>
          <table:table-cell table:style-name="ce66" table:formula="of:=[.T42]-[.H42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42:.T42])" office:value-type="float" office:value="478" calcext:value-type="float">
            <text:p>478</text:p>
          </table:table-cell>
          <table:table-cell table:style-name="ce11" table:formula="of:=ROUND((([.U42]/[.$AE$1])*MAX([.U42]/420; 1.2));2)" office:value-type="float" office:value="6.37" calcext:value-type="float">
            <text:p>6.37</text:p>
          </table:table-cell>
          <table:table-cell table:style-name="ce4" table:formula="of:=IFERROR((ROUND((((MIN(([.$O42]^2)/([.$AF42]^2);[.$AD$2])))*[.$V42]*0.8)+([.O42]/10))*5)+10; 0)" office:value-type="float" office:value="90" calcext:value-type="float">
            <text:p>90</text:p>
          </table:table-cell>
          <table:table-cell table:style-name="ce6" table:formula="of:=IFERROR(ROUND((AVERAGE(MIN(([.$P42]^[.$X$2])/([.$AF42]^2);[.$AD$2]); MIN([.P42]/[.$AA$2]; [.$Z$2])))*([.$V42]+[.$Y$2]))*5;0)" office:value-type="float" office:value="35" calcext:value-type="float">
            <text:p>35</text:p>
          </table:table-cell>
          <table:table-cell table:style-name="ce24" table:formula="of:=IFERROR(ROUND((MIN(([.$P42]+[.$S42]+[.$U42])/8/[.$AF42];[.$AD$2]))*([.$V42]+3))*5;0)" office:value-type="float" office:value="45" calcext:value-type="float">
            <text:p>45</text:p>
          </table:table-cell>
          <table:table-cell table:style-name="ce16" table:formula="of:=IFERROR(ROUND(((MIN(([.$T42]^2)/([.$AF42]^2);[.$AD$2]))*([.$V42]+3)*[.$AF$2]))*5;0)" office:value-type="float" office:value="30" calcext:value-type="float">
            <text:p>30</text:p>
          </table:table-cell>
          <table:table-cell table:style-name="ce8" table:formula="of:=IFERROR(ROUND((AVERAGE(MIN(([.$Q42]^2)/([.$AF42]^2);[.$AD$2]);MIN([.Q42]/[.$AB$2]; [.$Z$2]))*([.$V42]+3)*[.$AF$2]))*5;0)" office:value-type="float" office:value="45" calcext:value-type="float">
            <text:p>45</text:p>
          </table:table-cell>
          <table:table-cell table:style-name="ce14" table:formula="of:=IFERROR(ROUND((AVERAGE(MIN(([.$S42]^2)/([.$AF42]^2);[.$AD$2]);MIN([.S42]/[.$AB$2]; [.$Z$2]))*([.$V42]+3)*[.$AF$2]))*5;0)" office:value-type="float" office:value="55" calcext:value-type="float">
            <text:p>55</text:p>
          </table:table-cell>
          <table:table-cell table:style-name="ce10" table:formula="of:=IFERROR(ROUND((AVERAGE(MIN(([.$R42]^[.$AC$2])/([.$AF42]^2);[.$AD$2]); MIN([.R42]/[.$AA$2]; [.$Z$2])))*([.$V42]+[.$Y$2]))*5;0)" office:value-type="float" office:value="55" calcext:value-type="float">
            <text:p>55</text:p>
          </table:table-cell>
          <table:table-cell table:style-name="ce11" table:formula="of:=ROUND(AVERAGE([.W42:.AC42]))" office:value-type="float" office:value="51" calcext:value-type="float">
            <text:p>51</text:p>
          </table:table-cell>
          <table:table-cell table:style-name="ce11" table:formula="of:=ROUND((([.U42]/[.$AE$1])*MAX([.U42]/350;0.8));2)" office:value-type="float" office:value="7.25" calcext:value-type="float">
            <text:p>7.25</text:p>
          </table:table-cell>
          <table:table-cell table:style-name="ce11" table:formula="of:=ROUND([.U42]/6;2)" office:value-type="float" office:value="79.67" calcext:value-type="float">
            <text:p>79.67</text:p>
          </table:table-cell>
          <table:table-cell table:style-name="ce11"/>
          <table:table-cell table:style-name="ce40" table:formula="of:=IFERROR(ROUND((((MIN(([.$O42]^2)/([.$AF42]^2);[.$AE$2])))*[.$AE42]*0.8)+([.O42]/10))+10;10)" office:value-type="float" office:value="26" calcext:value-type="float">
            <text:p>26</text:p>
          </table:table-cell>
          <table:table-cell table:style-name="ce41" table:formula="of:=IFERROR(ROUND(((MIN(([.$P42]^2)/([.$AF42]^2);[.$AE$2])))*[.$AE42]);0)" office:value-type="float" office:value="5" calcext:value-type="float">
            <text:p>5</text:p>
          </table:table-cell>
          <table:table-cell table:style-name="ce42" table:formula="of:=IFERROR(ROUND(MIN(([.P42]+[.S42]+[.U42])/8/[.$AF42];[.$AE$2])^2*[.$AE42]);0)" office:value-type="float" office:value="7" calcext:value-type="float">
            <text:p>7</text:p>
          </table:table-cell>
          <table:table-cell table:style-name="ce43" table:formula="of:=IFERROR(ROUND(((MIN(([.T42]^2)/([.$AF42]^2);[.$AE$2])))*[.$AE42]*[.$AF$1]);0)" office:value-type="float" office:value="4" calcext:value-type="float">
            <text:p>4</text:p>
          </table:table-cell>
          <table:table-cell table:style-name="ce44" table:formula="of:=IFERROR(ROUND(((MIN(([.Q42]^2)/([.$AF42]^2);[.$AE$2])))*[.$AE42]*[.$AF$1]);0)" office:value-type="float" office:value="4" calcext:value-type="float">
            <text:p>4</text:p>
          </table:table-cell>
          <table:table-cell table:style-name="ce45" table:formula="of:=IFERROR(ROUND(((MIN(([.S42]^2)/([.$AF42]^2);[.$AE$2])))*[.$AE42]*[.$AF$1]);0)" office:value-type="float" office:value="6" calcext:value-type="float">
            <text:p>6</text:p>
          </table:table-cell>
          <table:table-cell table:style-name="ce46" table:formula="of:=IFERROR(ROUND(((MIN(([.R42]^2)/([.$AF42]^2);[.$AE$2]))*[.$AE42]));0)" office:value-type="float" office:value="10" calcext:value-type="float">
            <text:p>10</text:p>
          </table:table-cell>
          <table:table-cell table:formula="of:=ROUND(AVERAGE([.AI42:.AN42]);2)" office:value-type="float" office:value="6" calcext:value-type="float">
            <text:p>6</text:p>
          </table:table-cell>
          <table:table-cell table:style-name="ce11" table:formula="of:=IFERROR(MIN(MAX((ROUND(AVERAGE((((MIN(([.$O42]^[.$AO$2])/([.$AF42]^[.$AO$2]);[.$AQ$2])))*[.$V42]*0.8)+([.$O42]/10);([.O42]/8));0)*5)+10; 30); 99); 0)" office:value-type="float" office:value="70" calcext:value-type="float">
            <text:p>70</text:p>
          </table:table-cell>
          <table:table-cell table:style-name="ce11" table:formula="of:=IFERROR(MIN(MAX(ROUND(AVERAGE((MIN(([.$P42]^[.$X$2])/([.$AF42]^[.$AO$2]);[.$AQ$2]))*([.$V42]+[.$AR$2]);([.P4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2]+[.$S42]+[.$U42])/8/[.$AF42];[.$AQ$2]))*([.$V42]+3)*[.$AS$2];([.U4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2]^2)/([.$AF42]^[.$AO$2]);[.$AQ$2]))*([.$V42]+3)*[.$AS$2]);([.T42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2]^[.$AO$2])/([.$AF42]^[.$AO$2]);[.$AQ$2]))*([.$V42]+3)*[.$AS$2]);([.Q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42]^[.$AO$2])/([.$AF42]^[.$AO$2]);[.$AQ$2]))*([.$V42]+3)*[.$AS$2]);([.S4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2]^[.$AC$2])/([.$AF42]^[.$AO$2]);[.$AQ$2]))*([.$V42]+[.$AR$2]);([.R42]/10));0)*5; [.$AU$2]); [.$AT$2]);0)" office:value-type="float" office:value="45" calcext:value-type="float">
            <text:p>45</text:p>
          </table:table-cell>
          <table:table-cell table:formula="of:=ROUND(AVERAGE([.AP42:.AV42]);2)" office:value-type="float" office:value="44.29" calcext:value-type="float">
            <text:p>44.29</text:p>
          </table:table-cell>
          <table:table-cell/>
          <table:table-cell table:formula="of:=MIN(MAX([.AH42]-[.AH41];0);[.$BF$2])" office:value-type="float" office:value="5" calcext:value-type="float">
            <text:p>5</text:p>
          </table:table-cell>
          <table:table-cell table:formula="of:=MIN(MAX([.AI42]-[.AI41];0);[.$BF$2])" office:value-type="float" office:value="3" calcext:value-type="float">
            <text:p>3</text:p>
          </table:table-cell>
          <table:table-cell table:formula="of:=MIN(MAX([.AJ42]-[.AJ41];0);[.$BF$2])" office:value-type="float" office:value="3" calcext:value-type="float">
            <text:p>3</text:p>
          </table:table-cell>
          <table:table-cell table:formula="of:=MIN(MAX([.AK42]-[.AK41];0);[.$BF$2])" office:value-type="float" office:value="2" calcext:value-type="float">
            <text:p>2</text:p>
          </table:table-cell>
          <table:table-cell table:formula="of:=MIN(MAX([.AL42]-[.AL41];0);[.$BF$2])" office:value-type="float" office:value="2" calcext:value-type="float">
            <text:p>2</text:p>
          </table:table-cell>
          <table:table-cell table:formula="of:=MIN(MAX([.AM42]-[.AM41];0);[.$BF$2])" office:value-type="float" office:value="3" calcext:value-type="float">
            <text:p>3</text:p>
          </table:table-cell>
          <table:table-cell table:formula="of:=MIN(MAX([.AN42]-[.AN41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43]-[.C43]" office:value-type="float" office:value="5" calcext:value-type="float">
            <text:p>5</text:p>
          </table:table-cell>
          <table:table-cell table:style-name="ce29" table:formula="of:=[.P43]-[.D43]" office:value-type="float" office:value="5" calcext:value-type="float">
            <text:p>5</text:p>
          </table:table-cell>
          <table:table-cell table:style-name="ce60" table:formula="of:=[.Q43]-[.E43]" office:value-type="float" office:value="-5" calcext:value-type="float">
            <text:p>-5</text:p>
          </table:table-cell>
          <table:table-cell table:style-name="ce62" table:formula="of:=[.R43]-[.F43]" office:value-type="float" office:value="15" calcext:value-type="float">
            <text:p>15</text:p>
          </table:table-cell>
          <table:table-cell table:style-name="ce64" table:formula="of:=[.S43]-[.G43]" office:value-type="float" office:value="-20" calcext:value-type="float">
            <text:p>-20</text:p>
          </table:table-cell>
          <table:table-cell table:style-name="ce66" table:formula="of:=[.T43]-[.H43]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3:.T43])" office:value-type="float" office:value="299" calcext:value-type="float">
            <text:p>299</text:p>
          </table:table-cell>
          <table:table-cell table:style-name="ce11" table:formula="of:=ROUND((([.U43]/[.$AE$1])*MAX([.U43]/420; 1.2));2)" office:value-type="float" office:value="3.99" calcext:value-type="float">
            <text:p>3.99</text:p>
          </table:table-cell>
          <table:table-cell table:style-name="ce4" table:formula="of:=IFERROR((ROUND((((MIN(([.$O43]^2)/([.$AF43]^2);[.$AD$2])))*[.$V43]*0.8)+([.O43]/10))*5)+10; 0)" office:value-type="float" office:value="45" calcext:value-type="float">
            <text:p>45</text:p>
          </table:table-cell>
          <table:table-cell table:style-name="ce6" table:formula="of:=IFERROR(ROUND((AVERAGE(MIN(([.$P43]^[.$X$2])/([.$AF43]^2);[.$AD$2]); MIN([.P43]/[.$AA$2]; [.$Z$2])))*([.$V43]+[.$Y$2]))*5;0)" office:value-type="float" office:value="20" calcext:value-type="float">
            <text:p>20</text:p>
          </table:table-cell>
          <table:table-cell table:style-name="ce24" table:formula="of:=IFERROR(ROUND((MIN(([.$P43]+[.$S43]+[.$U43])/8/[.$AF43];[.$AD$2]))*([.$V43]+3))*5;0)" office:value-type="float" office:value="35" calcext:value-type="float">
            <text:p>35</text:p>
          </table:table-cell>
          <table:table-cell table:style-name="ce16" table:formula="of:=IFERROR(ROUND(((MIN(([.$T43]^2)/([.$AF43]^2);[.$AD$2]))*([.$V43]+3)*[.$AF$2]))*5;0)" office:value-type="float" office:value="50" calcext:value-type="float">
            <text:p>50</text:p>
          </table:table-cell>
          <table:table-cell table:style-name="ce8" table:formula="of:=IFERROR(ROUND((AVERAGE(MIN(([.$Q43]^2)/([.$AF43]^2);[.$AD$2]);MIN([.Q43]/[.$AB$2]; [.$Z$2]))*([.$V43]+3)*[.$AF$2]))*5;0)" office:value-type="float" office:value="20" calcext:value-type="float">
            <text:p>20</text:p>
          </table:table-cell>
          <table:table-cell table:style-name="ce14" table:formula="of:=IFERROR(ROUND((AVERAGE(MIN(([.$S43]^2)/([.$AF43]^2);[.$AD$2]);MIN([.S43]/[.$AB$2]; [.$Z$2]))*([.$V43]+3)*[.$AF$2]))*5;0)" office:value-type="float" office:value="25" calcext:value-type="float">
            <text:p>25</text:p>
          </table:table-cell>
          <table:table-cell table:style-name="ce10" table:formula="of:=IFERROR(ROUND((AVERAGE(MIN(([.$R43]^[.$AC$2])/([.$AF43]^2);[.$AD$2]); MIN([.R43]/[.$AA$2]; [.$Z$2])))*([.$V43]+[.$Y$2]))*5;0)" office:value-type="float" office:value="35" calcext:value-type="float">
            <text:p>35</text:p>
          </table:table-cell>
          <table:table-cell table:style-name="ce11" table:formula="of:=ROUND(AVERAGE([.W43:.AC43]))" office:value-type="float" office:value="33" calcext:value-type="float">
            <text:p>33</text:p>
          </table:table-cell>
          <table:table-cell table:style-name="ce11" table:formula="of:=ROUND((([.U43]/[.$AE$1])*MAX([.U43]/350;0.8));2)" office:value-type="float" office:value="2.84" calcext:value-type="float">
            <text:p>2.84</text:p>
          </table:table-cell>
          <table:table-cell table:style-name="ce11" table:formula="of:=ROUND([.U43]/6;2)" office:value-type="float" office:value="49.83" calcext:value-type="float">
            <text:p>49.83</text:p>
          </table:table-cell>
          <table:table-cell table:style-name="ce11"/>
          <table:table-cell table:style-name="ce40" table:formula="of:=IFERROR(ROUND((((MIN(([.$O43]^2)/([.$AF43]^2);[.$AE$2])))*[.$AE43]*0.8)+([.O43]/10))+10;10)" office:value-type="float" office:value="16" calcext:value-type="float">
            <text:p>16</text:p>
          </table:table-cell>
          <table:table-cell table:style-name="ce41" table:formula="of:=IFERROR(ROUND(((MIN(([.$P43]^2)/([.$AF43]^2);[.$AE$2])))*[.$AE43]);0)" office:value-type="float" office:value="2" calcext:value-type="float">
            <text:p>2</text:p>
          </table:table-cell>
          <table:table-cell table:style-name="ce42" table:formula="of:=IFERROR(ROUND(MIN(([.P43]+[.S43]+[.U43])/8/[.$AF43];[.$AE$2])^2*[.$AE43]);0)" office:value-type="float" office:value="3" calcext:value-type="float">
            <text:p>3</text:p>
          </table:table-cell>
          <table:table-cell table:style-name="ce43" table:formula="of:=IFERROR(ROUND(((MIN(([.T43]^2)/([.$AF43]^2);[.$AE$2])))*[.$AE43]*[.$AF$1]);0)" office:value-type="float" office:value="3" calcext:value-type="float">
            <text:p>3</text:p>
          </table:table-cell>
          <table:table-cell table:style-name="ce44" table:formula="of:=IFERROR(ROUND(((MIN(([.Q43]^2)/([.$AF43]^2);[.$AE$2])))*[.$AE43]*[.$AF$1]);0)" office:value-type="float" office:value="1" calcext:value-type="float">
            <text:p>1</text:p>
          </table:table-cell>
          <table:table-cell table:style-name="ce45" table:formula="of:=IFERROR(ROUND(((MIN(([.S43]^2)/([.$AF43]^2);[.$AE$2])))*[.$AE43]*[.$AF$1]);0)" office:value-type="float" office:value="2" calcext:value-type="float">
            <text:p>2</text:p>
          </table:table-cell>
          <table:table-cell table:style-name="ce46" table:formula="of:=IFERROR(ROUND(((MIN(([.R43]^2)/([.$AF43]^2);[.$AE$2]))*[.$AE43]));0)" office:value-type="float" office:value="5" calcext:value-type="float">
            <text:p>5</text:p>
          </table:table-cell>
          <table:table-cell table:formula="of:=ROUND(AVERAGE([.AI43:.AN43]);2)" office:value-type="float" office:value="2.67" calcext:value-type="float">
            <text:p>2.67</text:p>
          </table:table-cell>
          <table:table-cell table:style-name="ce11" table:formula="of:=IFERROR(MIN(MAX((ROUND(AVERAGE((((MIN(([.$O43]^[.$AO$2])/([.$AF43]^[.$AO$2]);[.$AQ$2])))*[.$V43]*0.8)+([.$O43]/10);([.O43]/8));0)*5)+10; 30); 99); 0)" office:value-type="float" office:value="40" calcext:value-type="float">
            <text:p>40</text:p>
          </table:table-cell>
          <table:table-cell table:style-name="ce11" table:formula="of:=IFERROR(MIN(MAX(ROUND(AVERAGE((MIN(([.$P43]^[.$X$2])/([.$AF43]^[.$AO$2]);[.$AQ$2]))*([.$V43]+[.$AR$2]);([.P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43]+[.$S43]+[.$U43])/8/[.$AF43];[.$AQ$2]))*([.$V43]+3)*[.$AS$2];([.U4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3]^2)/([.$AF43]^[.$AO$2]);[.$AQ$2]))*([.$V43]+3)*[.$AS$2]);([.T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3]^[.$AO$2])/([.$AF43]^[.$AO$2]);[.$AQ$2]))*([.$V43]+3)*[.$AS$2]);([.Q4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3]^[.$AO$2])/([.$AF43]^[.$AO$2]);[.$AQ$2]))*([.$V43]+3)*[.$AS$2]);([.S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3]^[.$AC$2])/([.$AF43]^[.$AO$2]);[.$AQ$2]))*([.$V43]+[.$AR$2]);([.R43]/10));0)*5; [.$AU$2]); [.$AT$2]);0)" office:value-type="float" office:value="35" calcext:value-type="float">
            <text:p>35</text:p>
          </table:table-cell>
          <table:table-cell table:formula="of:=ROUND(AVERAGE([.AP43:.AV43]);2)" office:value-type="float" office:value="29.29" calcext:value-type="float">
            <text:p>29.29</text:p>
          </table:table-cell>
          <table:table-cell/>
          <table:table-cell table:formula="of:=MIN(MAX([.AH43]-[.AH42];0);[.$BF$2])" office:value-type="float" office:value="0" calcext:value-type="float">
            <text:p>0</text:p>
          </table:table-cell>
          <table:table-cell table:formula="of:=MIN(MAX([.AI43]-[.AI42];0);[.$BF$2])" office:value-type="float" office:value="0" calcext:value-type="float">
            <text:p>0</text:p>
          </table:table-cell>
          <table:table-cell table:formula="of:=MIN(MAX([.AJ43]-[.AJ42];0);[.$BF$2])" office:value-type="float" office:value="0" calcext:value-type="float">
            <text:p>0</text:p>
          </table:table-cell>
          <table:table-cell table:formula="of:=MIN(MAX([.AK43]-[.AK42];0);[.$BF$2])" office:value-type="float" office:value="0" calcext:value-type="float">
            <text:p>0</text:p>
          </table:table-cell>
          <table:table-cell table:formula="of:=MIN(MAX([.AL43]-[.AL42];0);[.$BF$2])" office:value-type="float" office:value="0" calcext:value-type="float">
            <text:p>0</text:p>
          </table:table-cell>
          <table:table-cell table:formula="of:=MIN(MAX([.AM43]-[.AM42];0);[.$BF$2])" office:value-type="float" office:value="0" calcext:value-type="float">
            <text:p>0</text:p>
          </table:table-cell>
          <table:table-cell table:formula="of:=MIN(MAX([.AN43]-[.AN4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1" calcext:value-type="float">
            <text:p>81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44]-[.C44]" office:value-type="float" office:value="0" calcext:value-type="float">
            <text:p>0</text:p>
          </table:table-cell>
          <table:table-cell table:style-name="ce29" table:formula="of:=[.P44]-[.D44]" office:value-type="float" office:value="-5" calcext:value-type="float">
            <text:p>-5</text:p>
          </table:table-cell>
          <table:table-cell table:style-name="ce60" table:formula="of:=[.Q44]-[.E44]" office:value-type="float" office:value="-5" calcext:value-type="float">
            <text:p>-5</text:p>
          </table:table-cell>
          <table:table-cell table:style-name="ce62" table:formula="of:=[.R44]-[.F44]" office:value-type="float" office:value="19" calcext:value-type="float">
            <text:p>19</text:p>
          </table:table-cell>
          <table:table-cell table:style-name="ce64" table:formula="of:=[.S44]-[.G44]" office:value-type="float" office:value="-9" calcext:value-type="float">
            <text:p>-9</text:p>
          </table:table-cell>
          <table:table-cell table:style-name="ce66" table:formula="of:=[.T44]-[.H44]" office:value-type="float" office:value="0" calcext:value-type="float">
            <text:p>0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1" calcext:value-type="float">
            <text:p>9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44:.T44])" office:value-type="float" office:value="505" calcext:value-type="float">
            <text:p>505</text:p>
          </table:table-cell>
          <table:table-cell table:style-name="ce11" table:formula="of:=ROUND((([.U44]/[.$AE$1])*MAX([.U44]/420; 1.2));2)" office:value-type="float" office:value="6.75" calcext:value-type="float">
            <text:p>6.75</text:p>
          </table:table-cell>
          <table:table-cell table:style-name="ce4" table:formula="of:=IFERROR((ROUND((((MIN(([.$O44]^2)/([.$AF44]^2);[.$AD$2])))*[.$V44]*0.8)+([.O44]/10))*5)+10; 0)" office:value-type="float" office:value="65" calcext:value-type="float">
            <text:p>65</text:p>
          </table:table-cell>
          <table:table-cell table:style-name="ce6" table:formula="of:=IFERROR(ROUND((AVERAGE(MIN(([.$P44]^[.$X$2])/([.$AF44]^2);[.$AD$2]); MIN([.P44]/[.$AA$2]; [.$Z$2])))*([.$V44]+[.$Y$2]))*5;0)" office:value-type="float" office:value="40" calcext:value-type="float">
            <text:p>40</text:p>
          </table:table-cell>
          <table:table-cell table:style-name="ce24" table:formula="of:=IFERROR(ROUND((MIN(([.$P44]+[.$S44]+[.$U44])/8/[.$AF44];[.$AD$2]))*([.$V44]+3))*5;0)" office:value-type="float" office:value="50" calcext:value-type="float">
            <text:p>50</text:p>
          </table:table-cell>
          <table:table-cell table:style-name="ce16" table:formula="of:=IFERROR(ROUND(((MIN(([.$T44]^2)/([.$AF44]^2);[.$AD$2]))*([.$V44]+3)*[.$AF$2]))*5;0)" office:value-type="float" office:value="55" calcext:value-type="float">
            <text:p>55</text:p>
          </table:table-cell>
          <table:table-cell table:style-name="ce8" table:formula="of:=IFERROR(ROUND((AVERAGE(MIN(([.$Q44]^2)/([.$AF44]^2);[.$AD$2]);MIN([.Q44]/[.$AB$2]; [.$Z$2]))*([.$V44]+3)*[.$AF$2]))*5;0)" office:value-type="float" office:value="45" calcext:value-type="float">
            <text:p>45</text:p>
          </table:table-cell>
          <table:table-cell table:style-name="ce14" table:formula="of:=IFERROR(ROUND((AVERAGE(MIN(([.$S44]^2)/([.$AF44]^2);[.$AD$2]);MIN([.S44]/[.$AB$2]; [.$Z$2]))*([.$V44]+3)*[.$AF$2]))*5;0)" office:value-type="float" office:value="60" calcext:value-type="float">
            <text:p>60</text:p>
          </table:table-cell>
          <table:table-cell table:style-name="ce10" table:formula="of:=IFERROR(ROUND((AVERAGE(MIN(([.$R44]^[.$AC$2])/([.$AF44]^2);[.$AD$2]); MIN([.R44]/[.$AA$2]; [.$Z$2])))*([.$V44]+[.$Y$2]))*5;0)" office:value-type="float" office:value="60" calcext:value-type="float">
            <text:p>60</text:p>
          </table:table-cell>
          <table:table-cell table:style-name="ce11" table:formula="of:=ROUND(AVERAGE([.W44:.AC44]))" office:value-type="float" office:value="54" calcext:value-type="float">
            <text:p>54</text:p>
          </table:table-cell>
          <table:table-cell table:style-name="ce11" table:formula="of:=ROUND((([.U44]/[.$AE$1])*MAX([.U44]/350;0.8));2)" office:value-type="float" office:value="8.1" calcext:value-type="float">
            <text:p>8.1</text:p>
          </table:table-cell>
          <table:table-cell table:style-name="ce11" table:formula="of:=ROUND([.U4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4]^2)/([.$AF44]^2);[.$AE$2])))*[.$AE44]*0.8)+([.O44]/10))+10;10)" office:value-type="float" office:value="22" calcext:value-type="float">
            <text:p>22</text:p>
          </table:table-cell>
          <table:table-cell table:style-name="ce41" table:formula="of:=IFERROR(ROUND(((MIN(([.$P44]^2)/([.$AF44]^2);[.$AE$2])))*[.$AE44]);0)" office:value-type="float" office:value="6" calcext:value-type="float">
            <text:p>6</text:p>
          </table:table-cell>
          <table:table-cell table:style-name="ce42" table:formula="of:=IFERROR(ROUND(MIN(([.P44]+[.S44]+[.U44])/8/[.$AF44];[.$AE$2])^2*[.$AE44]);0)" office:value-type="float" office:value="8" calcext:value-type="float">
            <text:p>8</text:p>
          </table:table-cell>
          <table:table-cell table:style-name="ce43" table:formula="of:=IFERROR(ROUND(((MIN(([.T44]^2)/([.$AF44]^2);[.$AE$2])))*[.$AE44]*[.$AF$1]);0)" office:value-type="float" office:value="8" calcext:value-type="float">
            <text:p>8</text:p>
          </table:table-cell>
          <table:table-cell table:style-name="ce44" table:formula="of:=IFERROR(ROUND(((MIN(([.Q44]^2)/([.$AF44]^2);[.$AE$2])))*[.$AE44]*[.$AF$1]);0)" office:value-type="float" office:value="4" calcext:value-type="float">
            <text:p>4</text:p>
          </table:table-cell>
          <table:table-cell table:style-name="ce45" table:formula="of:=IFERROR(ROUND(((MIN(([.S44]^2)/([.$AF44]^2);[.$AE$2])))*[.$AE44]*[.$AF$1]);0)" office:value-type="float" office:value="7" calcext:value-type="float">
            <text:p>7</text:p>
          </table:table-cell>
          <table:table-cell table:style-name="ce46" table:formula="of:=IFERROR(ROUND(((MIN(([.R44]^2)/([.$AF44]^2);[.$AE$2]))*[.$AE44]));0)" office:value-type="float" office:value="11" calcext:value-type="float">
            <text:p>11</text:p>
          </table:table-cell>
          <table:table-cell table:formula="of:=ROUND(AVERAGE([.AI44:.AN44]);2)" office:value-type="float" office:value="7.33" calcext:value-type="float">
            <text:p>7.33</text:p>
          </table:table-cell>
          <table:table-cell table:style-name="ce11" table:formula="of:=IFERROR(MIN(MAX((ROUND(AVERAGE((((MIN(([.$O44]^[.$AO$2])/([.$AF44]^[.$AO$2]);[.$AQ$2])))*[.$V44]*0.8)+([.$O44]/10);([.O44]/8));0)*5)+10; 30); 99); 0)" office:value-type="float" office:value="60" calcext:value-type="float">
            <text:p>60</text:p>
          </table:table-cell>
          <table:table-cell table:style-name="ce11" table:formula="of:=IFERROR(MIN(MAX(ROUND(AVERAGE((MIN(([.$P44]^[.$X$2])/([.$AF44]^[.$AO$2]);[.$AQ$2]))*([.$V44]+[.$AR$2]);([.P4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44]+[.$S44]+[.$U44])/8/[.$AF44];[.$AQ$2]))*([.$V44]+3)*[.$AS$2];([.U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4]^2)/([.$AF44]^[.$AO$2]);[.$AQ$2]))*([.$V44]+3)*[.$AS$2]);([.T4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44]^[.$AO$2])/([.$AF44]^[.$AO$2]);[.$AQ$2]))*([.$V44]+3)*[.$AS$2]);([.Q4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4]^[.$AO$2])/([.$AF44]^[.$AO$2]);[.$AQ$2]))*([.$V44]+3)*[.$AS$2]);([.S4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4]^[.$AC$2])/([.$AF44]^[.$AO$2]);[.$AQ$2]))*([.$V44]+[.$AR$2]);([.R44]/10));0)*5; [.$AU$2]); [.$AT$2]);0)" office:value-type="float" office:value="50" calcext:value-type="float">
            <text:p>50</text:p>
          </table:table-cell>
          <table:table-cell table:formula="of:=ROUND(AVERAGE([.AP44:.AV44]);2)" office:value-type="float" office:value="46.43" calcext:value-type="float">
            <text:p>46.43</text:p>
          </table:table-cell>
          <table:table-cell/>
          <table:table-cell table:formula="of:=MIN(MAX([.AH44]-[.AH43];0);[.$BF$2])" office:value-type="float" office:value="6" calcext:value-type="float">
            <text:p>6</text:p>
          </table:table-cell>
          <table:table-cell table:formula="of:=MIN(MAX([.AI44]-[.AI43];0);[.$BF$2])" office:value-type="float" office:value="4" calcext:value-type="float">
            <text:p>4</text:p>
          </table:table-cell>
          <table:table-cell table:formula="of:=MIN(MAX([.AJ44]-[.AJ43];0);[.$BF$2])" office:value-type="float" office:value="5" calcext:value-type="float">
            <text:p>5</text:p>
          </table:table-cell>
          <table:table-cell table:formula="of:=MIN(MAX([.AK44]-[.AK43];0);[.$BF$2])" office:value-type="float" office:value="5" calcext:value-type="float">
            <text:p>5</text:p>
          </table:table-cell>
          <table:table-cell table:formula="of:=MIN(MAX([.AL44]-[.AL43];0);[.$BF$2])" office:value-type="float" office:value="3" calcext:value-type="float">
            <text:p>3</text:p>
          </table:table-cell>
          <table:table-cell table:formula="of:=MIN(MAX([.AM44]-[.AM43];0);[.$BF$2])" office:value-type="float" office:value="5" calcext:value-type="float">
            <text:p>5</text:p>
          </table:table-cell>
          <table:table-cell table:formula="of:=MIN(MAX([.AN44]-[.AN43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4" office:value-type="float" office:value="115" calcext:value-type="float">
            <text:p>11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45]-[.C45]" office:value-type="float" office:value="-45" calcext:value-type="float">
            <text:p>-45</text:p>
          </table:table-cell>
          <table:table-cell table:style-name="ce29" table:formula="of:=[.P45]-[.D45]" office:value-type="float" office:value="10" calcext:value-type="float">
            <text:p>10</text:p>
          </table:table-cell>
          <table:table-cell table:style-name="ce60" table:formula="of:=[.Q45]-[.E45]" office:value-type="float" office:value="10" calcext:value-type="float">
            <text:p>10</text:p>
          </table:table-cell>
          <table:table-cell table:style-name="ce62" table:formula="of:=[.R45]-[.F45]" office:value-type="float" office:value="20" calcext:value-type="float">
            <text:p>20</text:p>
          </table:table-cell>
          <table:table-cell table:style-name="ce64" table:formula="of:=[.S45]-[.G45]" office:value-type="float" office:value="20" calcext:value-type="float">
            <text:p>20</text:p>
          </table:table-cell>
          <table:table-cell table:style-name="ce66" table:formula="of:=[.T45]-[.H45]" office:value-type="float" office:value="30" calcext:value-type="float">
            <text:p>3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5:.T45])" office:value-type="float" office:value="315" calcext:value-type="float">
            <text:p>315</text:p>
          </table:table-cell>
          <table:table-cell table:style-name="ce11" table:formula="of:=ROUND((([.U45]/[.$AE$1])*MAX([.U45]/420; 1.2));2)" office:value-type="float" office:value="4.2" calcext:value-type="float">
            <text:p>4.2</text:p>
          </table:table-cell>
          <table:table-cell table:style-name="ce4" table:formula="of:=IFERROR((ROUND((((MIN(([.$O45]^2)/([.$AF45]^2);[.$AD$2])))*[.$V45]*0.8)+([.O45]/10))*5)+10; 0)" office:value-type="float" office:value="75" calcext:value-type="float">
            <text:p>75</text:p>
          </table:table-cell>
          <table:table-cell table:style-name="ce6" table:formula="of:=IFERROR(ROUND((AVERAGE(MIN(([.$P45]^[.$X$2])/([.$AF45]^2);[.$AD$2]); MIN([.P45]/[.$AA$2]; [.$Z$2])))*([.$V45]+[.$Y$2]))*5;0)" office:value-type="float" office:value="25" calcext:value-type="float">
            <text:p>25</text:p>
          </table:table-cell>
          <table:table-cell table:style-name="ce24" table:formula="of:=IFERROR(ROUND((MIN(([.$P45]+[.$S45]+[.$U45])/8/[.$AF45];[.$AD$2]))*([.$V45]+3))*5;0)" office:value-type="float" office:value="35" calcext:value-type="float">
            <text:p>35</text:p>
          </table:table-cell>
          <table:table-cell table:style-name="ce16" table:formula="of:=IFERROR(ROUND(((MIN(([.$T45]^2)/([.$AF45]^2);[.$AD$2]))*([.$V45]+3)*[.$AF$2]))*5;0)" office:value-type="float" office:value="25" calcext:value-type="float">
            <text:p>25</text:p>
          </table:table-cell>
          <table:table-cell table:style-name="ce8" table:formula="of:=IFERROR(ROUND((AVERAGE(MIN(([.$Q45]^2)/([.$AF45]^2);[.$AD$2]);MIN([.Q45]/[.$AB$2]; [.$Z$2]))*([.$V45]+3)*[.$AF$2]))*5;0)" office:value-type="float" office:value="15" calcext:value-type="float">
            <text:p>15</text:p>
          </table:table-cell>
          <table:table-cell table:style-name="ce14" table:formula="of:=IFERROR(ROUND((AVERAGE(MIN(([.$S45]^2)/([.$AF45]^2);[.$AD$2]);MIN([.S45]/[.$AB$2]; [.$Z$2]))*([.$V45]+3)*[.$AF$2]))*5;0)" office:value-type="float" office:value="25" calcext:value-type="float">
            <text:p>25</text:p>
          </table:table-cell>
          <table:table-cell table:style-name="ce10" table:formula="of:=IFERROR(ROUND((AVERAGE(MIN(([.$R45]^[.$AC$2])/([.$AF45]^2);[.$AD$2]); MIN([.R45]/[.$AA$2]; [.$Z$2])))*([.$V45]+[.$Y$2]))*5;0)" office:value-type="float" office:value="35" calcext:value-type="float">
            <text:p>35</text:p>
          </table:table-cell>
          <table:table-cell table:style-name="ce11" table:formula="of:=ROUND(AVERAGE([.W45:.AC45]))" office:value-type="float" office:value="34" calcext:value-type="float">
            <text:p>34</text:p>
          </table:table-cell>
          <table:table-cell table:style-name="ce11" table:formula="of:=ROUND((([.U45]/[.$AE$1])*MAX([.U45]/350;0.8));2)" office:value-type="float" office:value="3.15" calcext:value-type="float">
            <text:p>3.15</text:p>
          </table:table-cell>
          <table:table-cell table:style-name="ce11" table:formula="of:=ROUND([.U45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45]^2)/([.$AF45]^2);[.$AE$2])))*[.$AE45]*0.8)+([.O45]/10))+10;10)" office:value-type="float" office:value="21" calcext:value-type="float">
            <text:p>21</text:p>
          </table:table-cell>
          <table:table-cell table:style-name="ce41" table:formula="of:=IFERROR(ROUND(((MIN(([.$P45]^2)/([.$AF45]^2);[.$AE$2])))*[.$AE45]);0)" office:value-type="float" office:value="3" calcext:value-type="float">
            <text:p>3</text:p>
          </table:table-cell>
          <table:table-cell table:style-name="ce42" table:formula="of:=IFERROR(ROUND(MIN(([.P45]+[.S45]+[.U45])/8/[.$AF45];[.$AE$2])^2*[.$AE45]);0)" office:value-type="float" office:value="3" calcext:value-type="float">
            <text:p>3</text:p>
          </table:table-cell>
          <table:table-cell table:style-name="ce43" table:formula="of:=IFERROR(ROUND(((MIN(([.T45]^2)/([.$AF45]^2);[.$AE$2])))*[.$AE45]*[.$AF$1]);0)" office:value-type="float" office:value="2" calcext:value-type="float">
            <text:p>2</text:p>
          </table:table-cell>
          <table:table-cell table:style-name="ce44" table:formula="of:=IFERROR(ROUND(((MIN(([.Q45]^2)/([.$AF45]^2);[.$AE$2])))*[.$AE45]*[.$AF$1]);0)" office:value-type="float" office:value="1" calcext:value-type="float">
            <text:p>1</text:p>
          </table:table-cell>
          <table:table-cell table:style-name="ce45" table:formula="of:=IFERROR(ROUND(((MIN(([.S45]^2)/([.$AF45]^2);[.$AE$2])))*[.$AE45]*[.$AF$1]);0)" office:value-type="float" office:value="2" calcext:value-type="float">
            <text:p>2</text:p>
          </table:table-cell>
          <table:table-cell table:style-name="ce46" table:formula="of:=IFERROR(ROUND(((MIN(([.R45]^2)/([.$AF45]^2);[.$AE$2]))*[.$AE45]));0)" office:value-type="float" office:value="5" calcext:value-type="float">
            <text:p>5</text:p>
          </table:table-cell>
          <table:table-cell table:formula="of:=ROUND(AVERAGE([.AI45:.AN45]);2)" office:value-type="float" office:value="2.67" calcext:value-type="float">
            <text:p>2.67</text:p>
          </table:table-cell>
          <table:table-cell table:style-name="ce11" table:formula="of:=IFERROR(MIN(MAX((ROUND(AVERAGE((((MIN(([.$O45]^[.$AO$2])/([.$AF45]^[.$AO$2]);[.$AQ$2])))*[.$V45]*0.8)+([.$O45]/10);([.O45]/8));0)*5)+10; 30); 99); 0)" office:value-type="float" office:value="55" calcext:value-type="float">
            <text:p>55</text:p>
          </table:table-cell>
          <table:table-cell table:style-name="ce11" table:formula="of:=IFERROR(MIN(MAX(ROUND(AVERAGE((MIN(([.$P45]^[.$X$2])/([.$AF45]^[.$AO$2]);[.$AQ$2]))*([.$V45]+[.$AR$2]);([.P4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5]+[.$S45]+[.$U45])/8/[.$AF45];[.$AQ$2]))*([.$V45]+3)*[.$AS$2];([.U4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5]^2)/([.$AF45]^[.$AO$2]);[.$AQ$2]))*([.$V45]+3)*[.$AS$2]);([.T4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45]^[.$AO$2])/([.$AF45]^[.$AO$2]);[.$AQ$2]))*([.$V45]+3)*[.$AS$2]);([.Q4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5]^[.$AO$2])/([.$AF45]^[.$AO$2]);[.$AQ$2]))*([.$V45]+3)*[.$AS$2]);([.S4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5]^[.$AC$2])/([.$AF45]^[.$AO$2]);[.$AQ$2]))*([.$V45]+[.$AR$2]);([.R45]/10));0)*5; [.$AU$2]); [.$AT$2]);0)" office:value-type="float" office:value="35" calcext:value-type="float">
            <text:p>35</text:p>
          </table:table-cell>
          <table:table-cell table:formula="of:=ROUND(AVERAGE([.AP45:.AV45]);2)" office:value-type="float" office:value="31.43" calcext:value-type="float">
            <text:p>31.43</text:p>
          </table:table-cell>
          <table:table-cell/>
          <table:table-cell table:formula="of:=MIN(MAX([.AH45]-[.AH44];0);[.$BF$2])" office:value-type="float" office:value="0" calcext:value-type="float">
            <text:p>0</text:p>
          </table:table-cell>
          <table:table-cell table:formula="of:=MIN(MAX([.AI45]-[.AI44];0);[.$BF$2])" office:value-type="float" office:value="0" calcext:value-type="float">
            <text:p>0</text:p>
          </table:table-cell>
          <table:table-cell table:formula="of:=MIN(MAX([.AJ45]-[.AJ44];0);[.$BF$2])" office:value-type="float" office:value="0" calcext:value-type="float">
            <text:p>0</text:p>
          </table:table-cell>
          <table:table-cell table:formula="of:=MIN(MAX([.AK45]-[.AK44];0);[.$BF$2])" office:value-type="float" office:value="0" calcext:value-type="float">
            <text:p>0</text:p>
          </table:table-cell>
          <table:table-cell table:formula="of:=MIN(MAX([.AL45]-[.AL44];0);[.$BF$2])" office:value-type="float" office:value="0" calcext:value-type="float">
            <text:p>0</text:p>
          </table:table-cell>
          <table:table-cell table:formula="of:=MIN(MAX([.AM45]-[.AM44];0);[.$BF$2])" office:value-type="float" office:value="0" calcext:value-type="float">
            <text:p>0</text:p>
          </table:table-cell>
          <table:table-cell table:formula="of:=MIN(MAX([.AN45]-[.AN4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4" office:value-type="float" office:value="140" calcext:value-type="float">
            <text:p>14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46]-[.C46]" office:value-type="float" office:value="-40" calcext:value-type="float">
            <text:p>-40</text:p>
          </table:table-cell>
          <table:table-cell table:style-name="ce29" table:formula="of:=[.P46]-[.D46]" office:value-type="float" office:value="10" calcext:value-type="float">
            <text:p>10</text:p>
          </table:table-cell>
          <table:table-cell table:style-name="ce60" table:formula="of:=[.Q46]-[.E46]" office:value-type="float" office:value="10" calcext:value-type="float">
            <text:p>10</text:p>
          </table:table-cell>
          <table:table-cell table:style-name="ce62" table:formula="of:=[.R46]-[.F46]" office:value-type="float" office:value="5" calcext:value-type="float">
            <text:p>5</text:p>
          </table:table-cell>
          <table:table-cell table:style-name="ce64" table:formula="of:=[.S46]-[.G46]" office:value-type="float" office:value="20" calcext:value-type="float">
            <text:p>20</text:p>
          </table:table-cell>
          <table:table-cell table:style-name="ce66" table:formula="of:=[.T46]-[.H4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46:.T46])" office:value-type="float" office:value="440" calcext:value-type="float">
            <text:p>440</text:p>
          </table:table-cell>
          <table:table-cell table:style-name="ce11" table:formula="of:=ROUND((([.U46]/[.$AE$1])*MAX([.U46]/420; 1.2));2)" office:value-type="float" office:value="5.87" calcext:value-type="float">
            <text:p>5.87</text:p>
          </table:table-cell>
          <table:table-cell table:style-name="ce4" table:formula="of:=IFERROR((ROUND((((MIN(([.$O46]^2)/([.$AF46]^2);[.$AD$2])))*[.$V46]*0.8)+([.O46]/10))*5)+10; 0)" office:value-type="float" office:value="105" calcext:value-type="float">
            <text:p>105</text:p>
          </table:table-cell>
          <table:table-cell table:style-name="ce6" table:formula="of:=IFERROR(ROUND((AVERAGE(MIN(([.$P46]^[.$X$2])/([.$AF46]^2);[.$AD$2]); MIN([.P46]/[.$AA$2]; [.$Z$2])))*([.$V46]+[.$Y$2]))*5;0)" office:value-type="float" office:value="45" calcext:value-type="float">
            <text:p>45</text:p>
          </table:table-cell>
          <table:table-cell table:style-name="ce24" table:formula="of:=IFERROR(ROUND((MIN(([.$P46]+[.$S46]+[.$U46])/8/[.$AF46];[.$AD$2]))*([.$V46]+3))*5;0)" office:value-type="float" office:value="45" calcext:value-type="float">
            <text:p>45</text:p>
          </table:table-cell>
          <table:table-cell table:style-name="ce16" table:formula="of:=IFERROR(ROUND(((MIN(([.$T46]^2)/([.$AF46]^2);[.$AD$2]))*([.$V46]+3)*[.$AF$2]))*5;0)" office:value-type="float" office:value="15" calcext:value-type="float">
            <text:p>15</text:p>
          </table:table-cell>
          <table:table-cell table:style-name="ce8" table:formula="of:=IFERROR(ROUND((AVERAGE(MIN(([.$Q46]^2)/([.$AF46]^2);[.$AD$2]);MIN([.Q46]/[.$AB$2]; [.$Z$2]))*([.$V46]+3)*[.$AF$2]))*5;0)" office:value-type="float" office:value="30" calcext:value-type="float">
            <text:p>30</text:p>
          </table:table-cell>
          <table:table-cell table:style-name="ce14" table:formula="of:=IFERROR(ROUND((AVERAGE(MIN(([.$S46]^2)/([.$AF46]^2);[.$AD$2]);MIN([.S46]/[.$AB$2]; [.$Z$2]))*([.$V46]+3)*[.$AF$2]))*5;0)" office:value-type="float" office:value="45" calcext:value-type="float">
            <text:p>45</text:p>
          </table:table-cell>
          <table:table-cell table:style-name="ce10" table:formula="of:=IFERROR(ROUND((AVERAGE(MIN(([.$R46]^[.$AC$2])/([.$AF46]^2);[.$AD$2]); MIN([.R46]/[.$AA$2]; [.$Z$2])))*([.$V46]+[.$Y$2]))*5;0)" office:value-type="float" office:value="55" calcext:value-type="float">
            <text:p>55</text:p>
          </table:table-cell>
          <table:table-cell table:style-name="ce11" table:formula="of:=ROUND(AVERAGE([.W46:.AC46]))" office:value-type="float" office:value="49" calcext:value-type="float">
            <text:p>49</text:p>
          </table:table-cell>
          <table:table-cell table:style-name="ce11" table:formula="of:=ROUND((([.U46]/[.$AE$1])*MAX([.U46]/350;0.8));2)" office:value-type="float" office:value="6.15" calcext:value-type="float">
            <text:p>6.15</text:p>
          </table:table-cell>
          <table:table-cell table:style-name="ce11" table:formula="of:=ROUND([.U46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46]^2)/([.$AF46]^2);[.$AE$2])))*[.$AE46]*0.8)+([.O46]/10))+10;10)" office:value-type="float" office:value="29" calcext:value-type="float">
            <text:p>29</text:p>
          </table:table-cell>
          <table:table-cell table:style-name="ce41" table:formula="of:=IFERROR(ROUND(((MIN(([.$P46]^2)/([.$AF46]^2);[.$AE$2])))*[.$AE46]);0)" office:value-type="float" office:value="7" calcext:value-type="float">
            <text:p>7</text:p>
          </table:table-cell>
          <table:table-cell table:style-name="ce42" table:formula="of:=IFERROR(ROUND(MIN(([.P46]+[.S46]+[.U46])/8/[.$AF46];[.$AE$2])^2*[.$AE46]);0)" office:value-type="float" office:value="6" calcext:value-type="float">
            <text:p>6</text:p>
          </table:table-cell>
          <table:table-cell table:style-name="ce43" table:formula="of:=IFERROR(ROUND(((MIN(([.T46]^2)/([.$AF46]^2);[.$AE$2])))*[.$AE46]*[.$AF$1]);0)" office:value-type="float" office:value="2" calcext:value-type="float">
            <text:p>2</text:p>
          </table:table-cell>
          <table:table-cell table:style-name="ce44" table:formula="of:=IFERROR(ROUND(((MIN(([.Q46]^2)/([.$AF46]^2);[.$AE$2])))*[.$AE46]*[.$AF$1]);0)" office:value-type="float" office:value="2" calcext:value-type="float">
            <text:p>2</text:p>
          </table:table-cell>
          <table:table-cell table:style-name="ce45" table:formula="of:=IFERROR(ROUND(((MIN(([.S46]^2)/([.$AF46]^2);[.$AE$2])))*[.$AE46]*[.$AF$1]);0)" office:value-type="float" office:value="4" calcext:value-type="float">
            <text:p>4</text:p>
          </table:table-cell>
          <table:table-cell table:style-name="ce46" table:formula="of:=IFERROR(ROUND(((MIN(([.R46]^2)/([.$AF46]^2);[.$AE$2]))*[.$AE46]));0)" office:value-type="float" office:value="9" calcext:value-type="float">
            <text:p>9</text:p>
          </table:table-cell>
          <table:table-cell table:formula="of:=ROUND(AVERAGE([.AI46:.AN46]);2)" office:value-type="float" office:value="5" calcext:value-type="float">
            <text:p>5</text:p>
          </table:table-cell>
          <table:table-cell table:style-name="ce11" table:formula="of:=IFERROR(MIN(MAX((ROUND(AVERAGE((((MIN(([.$O46]^[.$AO$2])/([.$AF46]^[.$AO$2]);[.$AQ$2])))*[.$V46]*0.8)+([.$O46]/10);([.O46]/8));0)*5)+10; 30); 99); 0)" office:value-type="float" office:value="75" calcext:value-type="float">
            <text:p>75</text:p>
          </table:table-cell>
          <table:table-cell table:style-name="ce11" table:formula="of:=IFERROR(MIN(MAX(ROUND(AVERAGE((MIN(([.$P46]^[.$X$2])/([.$AF46]^[.$AO$2]);[.$AQ$2]))*([.$V46]+[.$AR$2]);([.P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6]+[.$S46]+[.$U46])/8/[.$AF46];[.$AQ$2]))*([.$V46]+3)*[.$AS$2];([.U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6]^2)/([.$AF46]^[.$AO$2]);[.$AQ$2]))*([.$V46]+3)*[.$AS$2]);([.T4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46]^[.$AO$2])/([.$AF46]^[.$AO$2]);[.$AQ$2]))*([.$V46]+3)*[.$AS$2]);([.Q4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6]^[.$AO$2])/([.$AF46]^[.$AO$2]);[.$AQ$2]))*([.$V46]+3)*[.$AS$2]);([.S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6]^[.$AC$2])/([.$AF46]^[.$AO$2]);[.$AQ$2]))*([.$V46]+[.$AR$2]);([.R46]/10));0)*5; [.$AU$2]); [.$AT$2]);0)" office:value-type="float" office:value="45" calcext:value-type="float">
            <text:p>45</text:p>
          </table:table-cell>
          <table:table-cell table:formula="of:=ROUND(AVERAGE([.AP46:.AV46]);2)" office:value-type="float" office:value="41.43" calcext:value-type="float">
            <text:p>41.43</text:p>
          </table:table-cell>
          <table:table-cell/>
          <table:table-cell table:formula="of:=MIN(MAX([.AH46]-[.AH45];0);[.$BF$2])" office:value-type="float" office:value="8" calcext:value-type="float">
            <text:p>8</text:p>
          </table:table-cell>
          <table:table-cell table:formula="of:=MIN(MAX([.AI46]-[.AI45];0);[.$BF$2])" office:value-type="float" office:value="4" calcext:value-type="float">
            <text:p>4</text:p>
          </table:table-cell>
          <table:table-cell table:formula="of:=MIN(MAX([.AJ46]-[.AJ45];0);[.$BF$2])" office:value-type="float" office:value="3" calcext:value-type="float">
            <text:p>3</text:p>
          </table:table-cell>
          <table:table-cell table:formula="of:=MIN(MAX([.AK46]-[.AK45];0);[.$BF$2])" office:value-type="float" office:value="0" calcext:value-type="float">
            <text:p>0</text:p>
          </table:table-cell>
          <table:table-cell table:formula="of:=MIN(MAX([.AL46]-[.AL45];0);[.$BF$2])" office:value-type="float" office:value="1" calcext:value-type="float">
            <text:p>1</text:p>
          </table:table-cell>
          <table:table-cell table:formula="of:=MIN(MAX([.AM46]-[.AM45];0);[.$BF$2])" office:value-type="float" office:value="2" calcext:value-type="float">
            <text:p>2</text:p>
          </table:table-cell>
          <table:table-cell table:formula="of:=MIN(MAX([.AN46]-[.AN45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47]-[.C47]" office:value-type="float" office:value="-5" calcext:value-type="float">
            <text:p>-5</text:p>
          </table:table-cell>
          <table:table-cell table:style-name="ce29" table:formula="of:=[.P47]-[.D47]" office:value-type="float" office:value="15" calcext:value-type="float">
            <text:p>15</text:p>
          </table:table-cell>
          <table:table-cell table:style-name="ce60" table:formula="of:=[.Q47]-[.E47]" office:value-type="float" office:value="0" calcext:value-type="float">
            <text:p>0</text:p>
          </table:table-cell>
          <table:table-cell table:style-name="ce62" table:formula="of:=[.R47]-[.F47]" office:value-type="float" office:value="30" calcext:value-type="float">
            <text:p>30</text:p>
          </table:table-cell>
          <table:table-cell table:style-name="ce64" table:formula="of:=[.S47]-[.G47]" office:value-type="float" office:value="-5" calcext:value-type="float">
            <text:p>-5</text:p>
          </table:table-cell>
          <table:table-cell table:style-name="ce66" table:formula="of:=[.T47]-[.H47]" office:value-type="float" office:value="20" calcext:value-type="float">
            <text:p>2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47:.T47])" office:value-type="float" office:value="300" calcext:value-type="float">
            <text:p>300</text:p>
          </table:table-cell>
          <table:table-cell table:style-name="ce11" table:formula="of:=ROUND((([.U47]/[.$AE$1])*MAX([.U47]/420; 1.2));2)" office:value-type="float" office:value="4" calcext:value-type="float">
            <text:p>4</text:p>
          </table:table-cell>
          <table:table-cell table:style-name="ce4" table:formula="of:=IFERROR((ROUND((((MIN(([.$O47]^2)/([.$AF47]^2);[.$AD$2])))*[.$V47]*0.8)+([.O47]/10))*5)+10; 0)" office:value-type="float" office:value="35" calcext:value-type="float">
            <text:p>35</text:p>
          </table:table-cell>
          <table:table-cell table:style-name="ce6" table:formula="of:=IFERROR(ROUND((AVERAGE(MIN(([.$P47]^[.$X$2])/([.$AF47]^2);[.$AD$2]); MIN([.P47]/[.$AA$2]; [.$Z$2])))*([.$V47]+[.$Y$2]))*5;0)" office:value-type="float" office:value="30" calcext:value-type="float">
            <text:p>30</text:p>
          </table:table-cell>
          <table:table-cell table:style-name="ce24" table:formula="of:=IFERROR(ROUND((MIN(([.$P47]+[.$S47]+[.$U47])/8/[.$AF47];[.$AD$2]))*([.$V47]+3))*5;0)" office:value-type="float" office:value="35" calcext:value-type="float">
            <text:p>35</text:p>
          </table:table-cell>
          <table:table-cell table:style-name="ce16" table:formula="of:=IFERROR(ROUND(((MIN(([.$T47]^2)/([.$AF47]^2);[.$AD$2]))*([.$V47]+3)*[.$AF$2]))*5;0)" office:value-type="float" office:value="60" calcext:value-type="float">
            <text:p>60</text:p>
          </table:table-cell>
          <table:table-cell table:style-name="ce8" table:formula="of:=IFERROR(ROUND((AVERAGE(MIN(([.$Q47]^2)/([.$AF47]^2);[.$AD$2]);MIN([.Q47]/[.$AB$2]; [.$Z$2]))*([.$V47]+3)*[.$AF$2]))*5;0)" office:value-type="float" office:value="20" calcext:value-type="float">
            <text:p>20</text:p>
          </table:table-cell>
          <table:table-cell table:style-name="ce14" table:formula="of:=IFERROR(ROUND((AVERAGE(MIN(([.$S47]^2)/([.$AF47]^2);[.$AD$2]);MIN([.S47]/[.$AB$2]; [.$Z$2]))*([.$V47]+3)*[.$AF$2]))*5;0)" office:value-type="float" office:value="20" calcext:value-type="float">
            <text:p>20</text:p>
          </table:table-cell>
          <table:table-cell table:style-name="ce10" table:formula="of:=IFERROR(ROUND((AVERAGE(MIN(([.$R47]^[.$AC$2])/([.$AF47]^2);[.$AD$2]); MIN([.R47]/[.$AA$2]; [.$Z$2])))*([.$V47]+[.$Y$2]))*5;0)" office:value-type="float" office:value="30" calcext:value-type="float">
            <text:p>30</text:p>
          </table:table-cell>
          <table:table-cell table:style-name="ce11" table:formula="of:=ROUND(AVERAGE([.W47:.AC47]))" office:value-type="float" office:value="33" calcext:value-type="float">
            <text:p>33</text:p>
          </table:table-cell>
          <table:table-cell table:style-name="ce11" table:formula="of:=ROUND((([.U47]/[.$AE$1])*MAX([.U47]/350;0.8));2)" office:value-type="float" office:value="2.86" calcext:value-type="float">
            <text:p>2.86</text:p>
          </table:table-cell>
          <table:table-cell table:style-name="ce11" table:formula="of:=ROUND([.U47]/6;2)" office:value-type="float" office:value="50" calcext:value-type="float">
            <text:p>50</text:p>
          </table:table-cell>
          <table:table-cell table:style-name="ce11"/>
          <table:table-cell table:style-name="ce40" table:formula="of:=IFERROR(ROUND((((MIN(([.$O47]^2)/([.$AF47]^2);[.$AE$2])))*[.$AE47]*0.8)+([.O47]/10))+10;10)" office:value-type="float" office:value="15" calcext:value-type="float">
            <text:p>15</text:p>
          </table:table-cell>
          <table:table-cell table:style-name="ce41" table:formula="of:=IFERROR(ROUND(((MIN(([.$P47]^2)/([.$AF47]^2);[.$AE$2])))*[.$AE47]);0)" office:value-type="float" office:value="4" calcext:value-type="float">
            <text:p>4</text:p>
          </table:table-cell>
          <table:table-cell table:style-name="ce42" table:formula="of:=IFERROR(ROUND(MIN(([.P47]+[.S47]+[.U47])/8/[.$AF47];[.$AE$2])^2*[.$AE47]);0)" office:value-type="float" office:value="3" calcext:value-type="float">
            <text:p>3</text:p>
          </table:table-cell>
          <table:table-cell table:style-name="ce43" table:formula="of:=IFERROR(ROUND(((MIN(([.T47]^2)/([.$AF47]^2);[.$AE$2])))*[.$AE47]*[.$AF$1]);0)" office:value-type="float" office:value="4" calcext:value-type="float">
            <text:p>4</text:p>
          </table:table-cell>
          <table:table-cell table:style-name="ce44" table:formula="of:=IFERROR(ROUND(((MIN(([.Q47]^2)/([.$AF47]^2);[.$AE$2])))*[.$AE47]*[.$AF$1]);0)" office:value-type="float" office:value="1" calcext:value-type="float">
            <text:p>1</text:p>
          </table:table-cell>
          <table:table-cell table:style-name="ce45" table:formula="of:=IFERROR(ROUND(((MIN(([.S47]^2)/([.$AF47]^2);[.$AE$2])))*[.$AE47]*[.$AF$1]);0)" office:value-type="float" office:value="1" calcext:value-type="float">
            <text:p>1</text:p>
          </table:table-cell>
          <table:table-cell table:style-name="ce46" table:formula="of:=IFERROR(ROUND(((MIN(([.R47]^2)/([.$AF47]^2);[.$AE$2]))*[.$AE47]));0)" office:value-type="float" office:value="4" calcext:value-type="float">
            <text:p>4</text:p>
          </table:table-cell>
          <table:table-cell table:formula="of:=ROUND(AVERAGE([.AI47:.AN47]);2)" office:value-type="float" office:value="2.83" calcext:value-type="float">
            <text:p>2.83</text:p>
          </table:table-cell>
          <table:table-cell table:style-name="ce11" table:formula="of:=IFERROR(MIN(MAX((ROUND(AVERAGE((((MIN(([.$O47]^[.$AO$2])/([.$AF47]^[.$AO$2]);[.$AQ$2])))*[.$V47]*0.8)+([.$O47]/10);([.O47]/8));0)*5)+10; 30); 99); 0)" office:value-type="float" office:value="35" calcext:value-type="float">
            <text:p>35</text:p>
          </table:table-cell>
          <table:table-cell table:style-name="ce11" table:formula="of:=IFERROR(MIN(MAX(ROUND(AVERAGE((MIN(([.$P47]^[.$X$2])/([.$AF47]^[.$AO$2]);[.$AQ$2]))*([.$V47]+[.$AR$2]);([.P4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7]+[.$S47]+[.$U47])/8/[.$AF47];[.$AQ$2]))*([.$V47]+3)*[.$AS$2];([.U4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7]^2)/([.$AF47]^[.$AO$2]);[.$AQ$2]))*([.$V47]+3)*[.$AS$2]);([.T4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7]^[.$AO$2])/([.$AF47]^[.$AO$2]);[.$AQ$2]))*([.$V47]+3)*[.$AS$2]);([.Q4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7]^[.$AO$2])/([.$AF47]^[.$AO$2]);[.$AQ$2]))*([.$V47]+3)*[.$AS$2]);([.S4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47]^[.$AC$2])/([.$AF47]^[.$AO$2]);[.$AQ$2]))*([.$V47]+[.$AR$2]);([.R47]/10));0)*5; [.$AU$2]); [.$AT$2]);0)" office:value-type="float" office:value="30" calcext:value-type="float">
            <text:p>30</text:p>
          </table:table-cell>
          <table:table-cell table:formula="of:=ROUND(AVERAGE([.AP47:.AV47]);2)" office:value-type="float" office:value="27.14" calcext:value-type="float">
            <text:p>27.14</text:p>
          </table:table-cell>
          <table:table-cell/>
          <table:table-cell table:formula="of:=MIN(MAX([.AH47]-[.AH46];0);[.$BF$2])" office:value-type="float" office:value="0" calcext:value-type="float">
            <text:p>0</text:p>
          </table:table-cell>
          <table:table-cell table:formula="of:=MIN(MAX([.AI47]-[.AI46];0);[.$BF$2])" office:value-type="float" office:value="0" calcext:value-type="float">
            <text:p>0</text:p>
          </table:table-cell>
          <table:table-cell table:formula="of:=MIN(MAX([.AJ47]-[.AJ46];0);[.$BF$2])" office:value-type="float" office:value="0" calcext:value-type="float">
            <text:p>0</text:p>
          </table:table-cell>
          <table:table-cell table:formula="of:=MIN(MAX([.AK47]-[.AK46];0);[.$BF$2])" office:value-type="float" office:value="2" calcext:value-type="float">
            <text:p>2</text:p>
          </table:table-cell>
          <table:table-cell table:formula="of:=MIN(MAX([.AL47]-[.AL46];0);[.$BF$2])" office:value-type="float" office:value="0" calcext:value-type="float">
            <text:p>0</text:p>
          </table:table-cell>
          <table:table-cell table:formula="of:=MIN(MAX([.AM47]-[.AM46];0);[.$BF$2])" office:value-type="float" office:value="0" calcext:value-type="float">
            <text:p>0</text:p>
          </table:table-cell>
          <table:table-cell table:formula="of:=MIN(MAX([.AN47]-[.AN4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48]-[.C48]" office:value-type="float" office:value="-10" calcext:value-type="float">
            <text:p>-10</text:p>
          </table:table-cell>
          <table:table-cell table:style-name="ce29" table:formula="of:=[.P48]-[.D48]" office:value-type="float" office:value="0" calcext:value-type="float">
            <text:p>0</text:p>
          </table:table-cell>
          <table:table-cell table:style-name="ce60" table:formula="of:=[.Q48]-[.E48]" office:value-type="float" office:value="0" calcext:value-type="float">
            <text:p>0</text:p>
          </table:table-cell>
          <table:table-cell table:style-name="ce62" table:formula="of:=[.R48]-[.F48]" office:value-type="float" office:value="5" calcext:value-type="float">
            <text:p>5</text:p>
          </table:table-cell>
          <table:table-cell table:style-name="ce64" table:formula="of:=[.S48]-[.G48]" office:value-type="float" office:value="-5" calcext:value-type="float">
            <text:p>-5</text:p>
          </table:table-cell>
          <table:table-cell table:style-name="ce66" table:formula="of:=[.T48]-[.H48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48:.T48])" office:value-type="float" office:value="460" calcext:value-type="float">
            <text:p>460</text:p>
          </table:table-cell>
          <table:table-cell table:style-name="ce11" table:formula="of:=ROUND((([.U48]/[.$AE$1])*MAX([.U48]/420; 1.2));2)" office:value-type="float" office:value="6.13" calcext:value-type="float">
            <text:p>6.13</text:p>
          </table:table-cell>
          <table:table-cell table:style-name="ce4" table:formula="of:=IFERROR((ROUND((((MIN(([.$O48]^2)/([.$AF48]^2);[.$AD$2])))*[.$V48]*0.8)+([.O48]/10))*5)+10; 0)" office:value-type="float" office:value="60" calcext:value-type="float">
            <text:p>60</text:p>
          </table:table-cell>
          <table:table-cell table:style-name="ce6" table:formula="of:=IFERROR(ROUND((AVERAGE(MIN(([.$P48]^[.$X$2])/([.$AF48]^2);[.$AD$2]); MIN([.P48]/[.$AA$2]; [.$Z$2])))*([.$V48]+[.$Y$2]))*5;0)" office:value-type="float" office:value="45" calcext:value-type="float">
            <text:p>45</text:p>
          </table:table-cell>
          <table:table-cell table:style-name="ce24" table:formula="of:=IFERROR(ROUND((MIN(([.$P48]+[.$S48]+[.$U48])/8/[.$AF48];[.$AD$2]))*([.$V48]+3))*5;0)" office:value-type="float" office:value="45" calcext:value-type="float">
            <text:p>45</text:p>
          </table:table-cell>
          <table:table-cell table:style-name="ce16" table:formula="of:=IFERROR(ROUND(((MIN(([.$T48]^2)/([.$AF48]^2);[.$AD$2]))*([.$V48]+3)*[.$AF$2]))*5;0)" office:value-type="float" office:value="55" calcext:value-type="float">
            <text:p>55</text:p>
          </table:table-cell>
          <table:table-cell table:style-name="ce8" table:formula="of:=IFERROR(ROUND((AVERAGE(MIN(([.$Q48]^2)/([.$AF48]^2);[.$AD$2]);MIN([.Q48]/[.$AB$2]; [.$Z$2]))*([.$V48]+3)*[.$AF$2]))*5;0)" office:value-type="float" office:value="45" calcext:value-type="float">
            <text:p>45</text:p>
          </table:table-cell>
          <table:table-cell table:style-name="ce14" table:formula="of:=IFERROR(ROUND((AVERAGE(MIN(([.$S48]^2)/([.$AF48]^2);[.$AD$2]);MIN([.S48]/[.$AB$2]; [.$Z$2]))*([.$V48]+3)*[.$AF$2]))*5;0)" office:value-type="float" office:value="45" calcext:value-type="float">
            <text:p>45</text:p>
          </table:table-cell>
          <table:table-cell table:style-name="ce10" table:formula="of:=IFERROR(ROUND((AVERAGE(MIN(([.$R48]^[.$AC$2])/([.$AF48]^2);[.$AD$2]); MIN([.R48]/[.$AA$2]; [.$Z$2])))*([.$V48]+[.$Y$2]))*5;0)" office:value-type="float" office:value="45" calcext:value-type="float">
            <text:p>45</text:p>
          </table:table-cell>
          <table:table-cell table:style-name="ce11" table:formula="of:=ROUND(AVERAGE([.W48:.AC48]))" office:value-type="float" office:value="49" calcext:value-type="float">
            <text:p>49</text:p>
          </table:table-cell>
          <table:table-cell table:style-name="ce11" table:formula="of:=ROUND((([.U48]/[.$AE$1])*MAX([.U48]/350;0.8));2)" office:value-type="float" office:value="6.72" calcext:value-type="float">
            <text:p>6.72</text:p>
          </table:table-cell>
          <table:table-cell table:style-name="ce11" table:formula="of:=ROUND([.U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48]^2)/([.$AF48]^2);[.$AE$2])))*[.$AE48]*0.8)+([.O48]/10))+10;10)" office:value-type="float" office:value="20" calcext:value-type="float">
            <text:p>20</text:p>
          </table:table-cell>
          <table:table-cell table:style-name="ce41" table:formula="of:=IFERROR(ROUND(((MIN(([.$P48]^2)/([.$AF48]^2);[.$AE$2])))*[.$AE48]);0)" office:value-type="float" office:value="7" calcext:value-type="float">
            <text:p>7</text:p>
          </table:table-cell>
          <table:table-cell table:style-name="ce42" table:formula="of:=IFERROR(ROUND(MIN(([.P48]+[.S48]+[.U48])/8/[.$AF48];[.$AE$2])^2*[.$AE48]);0)" office:value-type="float" office:value="7" calcext:value-type="float">
            <text:p>7</text:p>
          </table:table-cell>
          <table:table-cell table:style-name="ce43" table:formula="of:=IFERROR(ROUND(((MIN(([.T48]^2)/([.$AF48]^2);[.$AE$2])))*[.$AE48]*[.$AF$1]);0)" office:value-type="float" office:value="7" calcext:value-type="float">
            <text:p>7</text:p>
          </table:table-cell>
          <table:table-cell table:style-name="ce44" table:formula="of:=IFERROR(ROUND(((MIN(([.Q48]^2)/([.$AF48]^2);[.$AE$2])))*[.$AE48]*[.$AF$1]);0)" office:value-type="float" office:value="4" calcext:value-type="float">
            <text:p>4</text:p>
          </table:table-cell>
          <table:table-cell table:style-name="ce45" table:formula="of:=IFERROR(ROUND(((MIN(([.S48]^2)/([.$AF48]^2);[.$AE$2])))*[.$AE48]*[.$AF$1]);0)" office:value-type="float" office:value="4" calcext:value-type="float">
            <text:p>4</text:p>
          </table:table-cell>
          <table:table-cell table:style-name="ce46" table:formula="of:=IFERROR(ROUND(((MIN(([.R48]^2)/([.$AF48]^2);[.$AE$2]))*[.$AE48]));0)" office:value-type="float" office:value="7" calcext:value-type="float">
            <text:p>7</text:p>
          </table:table-cell>
          <table:table-cell table:formula="of:=ROUND(AVERAGE([.AI48:.AN48]);2)" office:value-type="float" office:value="6" calcext:value-type="float">
            <text:p>6</text:p>
          </table:table-cell>
          <table:table-cell table:style-name="ce11" table:formula="of:=IFERROR(MIN(MAX((ROUND(AVERAGE((((MIN(([.$O48]^[.$AO$2])/([.$AF48]^[.$AO$2]);[.$AQ$2])))*[.$V48]*0.8)+([.$O48]/10);([.O48]/8));0)*5)+10; 30); 99); 0)" office:value-type="float" office:value="55" calcext:value-type="float">
            <text:p>55</text:p>
          </table:table-cell>
          <table:table-cell table:style-name="ce11" table:formula="of:=IFERROR(MIN(MAX(ROUND(AVERAGE((MIN(([.$P48]^[.$X$2])/([.$AF48]^[.$AO$2]);[.$AQ$2]))*([.$V48]+[.$AR$2]);([.P4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8]+[.$S48]+[.$U48])/8/[.$AF48];[.$AQ$2]))*([.$V48]+3)*[.$AS$2];([.U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8]^2)/([.$AF48]^[.$AO$2]);[.$AQ$2]))*([.$V48]+3)*[.$AS$2]);([.T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8]^[.$AO$2])/([.$AF48]^[.$AO$2]);[.$AQ$2]))*([.$V48]+3)*[.$AS$2]);([.Q4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8]^[.$AO$2])/([.$AF48]^[.$AO$2]);[.$AQ$2]))*([.$V48]+3)*[.$AS$2]);([.S4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8]^[.$AC$2])/([.$AF48]^[.$AO$2]);[.$AQ$2]))*([.$V48]+[.$AR$2]);([.R48]/10));0)*5; [.$AU$2]); [.$AT$2]);0)" office:value-type="float" office:value="40" calcext:value-type="float">
            <text:p>40</text:p>
          </table:table-cell>
          <table:table-cell table:formula="of:=ROUND(AVERAGE([.AP48:.AV48]);2)" office:value-type="float" office:value="42.14" calcext:value-type="float">
            <text:p>42.14</text:p>
          </table:table-cell>
          <table:table-cell/>
          <table:table-cell table:formula="of:=MIN(MAX([.AH48]-[.AH47];0);[.$BF$2])" office:value-type="float" office:value="5" calcext:value-type="float">
            <text:p>5</text:p>
          </table:table-cell>
          <table:table-cell table:formula="of:=MIN(MAX([.AI48]-[.AI47];0);[.$BF$2])" office:value-type="float" office:value="3" calcext:value-type="float">
            <text:p>3</text:p>
          </table:table-cell>
          <table:table-cell table:formula="of:=MIN(MAX([.AJ48]-[.AJ47];0);[.$BF$2])" office:value-type="float" office:value="4" calcext:value-type="float">
            <text:p>4</text:p>
          </table:table-cell>
          <table:table-cell table:formula="of:=MIN(MAX([.AK48]-[.AK47];0);[.$BF$2])" office:value-type="float" office:value="3" calcext:value-type="float">
            <text:p>3</text:p>
          </table:table-cell>
          <table:table-cell table:formula="of:=MIN(MAX([.AL48]-[.AL47];0);[.$BF$2])" office:value-type="float" office:value="3" calcext:value-type="float">
            <text:p>3</text:p>
          </table:table-cell>
          <table:table-cell table:formula="of:=MIN(MAX([.AM48]-[.AM47];0);[.$BF$2])" office:value-type="float" office:value="3" calcext:value-type="float">
            <text:p>3</text:p>
          </table:table-cell>
          <table:table-cell table:formula="of:=MIN(MAX([.AN48]-[.AN47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49]-[.C49]" office:value-type="float" office:value="10" calcext:value-type="float">
            <text:p>10</text:p>
          </table:table-cell>
          <table:table-cell table:style-name="ce29" table:formula="of:=[.P49]-[.D49]" office:value-type="float" office:value="5" calcext:value-type="float">
            <text:p>5</text:p>
          </table:table-cell>
          <table:table-cell table:style-name="ce60" table:formula="of:=[.Q49]-[.E49]" office:value-type="float" office:value="-5" calcext:value-type="float">
            <text:p>-5</text:p>
          </table:table-cell>
          <table:table-cell table:style-name="ce62" table:formula="of:=[.R49]-[.F49]" office:value-type="float" office:value="0" calcext:value-type="float">
            <text:p>0</text:p>
          </table:table-cell>
          <table:table-cell table:style-name="ce64" table:formula="of:=[.S49]-[.G49]" office:value-type="float" office:value="-10" calcext:value-type="float">
            <text:p>-10</text:p>
          </table:table-cell>
          <table:table-cell table:style-name="ce66" table:formula="of:=[.T49]-[.H49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49:.T49])" office:value-type="float" office:value="320" calcext:value-type="float">
            <text:p>320</text:p>
          </table:table-cell>
          <table:table-cell table:style-name="ce11" table:formula="of:=ROUND((([.U49]/[.$AE$1])*MAX([.U49]/420; 1.2));2)" office:value-type="float" office:value="4.27" calcext:value-type="float">
            <text:p>4.27</text:p>
          </table:table-cell>
          <table:table-cell table:style-name="ce4" table:formula="of:=IFERROR((ROUND((((MIN(([.$O49]^2)/([.$AF49]^2);[.$AD$2])))*[.$V49]*0.8)+([.O49]/10))*5)+10; 0)" office:value-type="float" office:value="55" calcext:value-type="float">
            <text:p>55</text:p>
          </table:table-cell>
          <table:table-cell table:style-name="ce6" table:formula="of:=IFERROR(ROUND((AVERAGE(MIN(([.$P49]^[.$X$2])/([.$AF49]^2);[.$AD$2]); MIN([.P49]/[.$AA$2]; [.$Z$2])))*([.$V49]+[.$Y$2]))*5;0)" office:value-type="float" office:value="25" calcext:value-type="float">
            <text:p>25</text:p>
          </table:table-cell>
          <table:table-cell table:style-name="ce24" table:formula="of:=IFERROR(ROUND((MIN(([.$P49]+[.$S49]+[.$U49])/8/[.$AF49];[.$AD$2]))*([.$V49]+3))*5;0)" office:value-type="float" office:value="35" calcext:value-type="float">
            <text:p>35</text:p>
          </table:table-cell>
          <table:table-cell table:style-name="ce16" table:formula="of:=IFERROR(ROUND(((MIN(([.$T49]^2)/([.$AF49]^2);[.$AD$2]))*([.$V49]+3)*[.$AF$2]))*5;0)" office:value-type="float" office:value="10" calcext:value-type="float">
            <text:p>10</text:p>
          </table:table-cell>
          <table:table-cell table:style-name="ce8" table:formula="of:=IFERROR(ROUND((AVERAGE(MIN(([.$Q49]^2)/([.$AF49]^2);[.$AD$2]);MIN([.Q49]/[.$AB$2]; [.$Z$2]))*([.$V49]+3)*[.$AF$2]))*5;0)" office:value-type="float" office:value="30" calcext:value-type="float">
            <text:p>30</text:p>
          </table:table-cell>
          <table:table-cell table:style-name="ce14" table:formula="of:=IFERROR(ROUND((AVERAGE(MIN(([.$S49]^2)/([.$AF49]^2);[.$AD$2]);MIN([.S49]/[.$AB$2]; [.$Z$2]))*([.$V49]+3)*[.$AF$2]))*5;0)" office:value-type="float" office:value="35" calcext:value-type="float">
            <text:p>35</text:p>
          </table:table-cell>
          <table:table-cell table:style-name="ce10" table:formula="of:=IFERROR(ROUND((AVERAGE(MIN(([.$R49]^[.$AC$2])/([.$AF49]^2);[.$AD$2]); MIN([.R49]/[.$AA$2]; [.$Z$2])))*([.$V49]+[.$Y$2]))*5;0)" office:value-type="float" office:value="40" calcext:value-type="float">
            <text:p>40</text:p>
          </table:table-cell>
          <table:table-cell table:style-name="ce11" table:formula="of:=ROUND(AVERAGE([.W49:.AC49]))" office:value-type="float" office:value="33" calcext:value-type="float">
            <text:p>33</text:p>
          </table:table-cell>
          <table:table-cell table:style-name="ce11" table:formula="of:=ROUND((([.U49]/[.$AE$1])*MAX([.U49]/350;0.8));2)" office:value-type="float" office:value="3.25" calcext:value-type="float">
            <text:p>3.25</text:p>
          </table:table-cell>
          <table:table-cell table:style-name="ce11" table:formula="of:=ROUND([.U4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49]^2)/([.$AF49]^2);[.$AE$2])))*[.$AE49]*0.8)+([.O49]/10))+10;10)" office:value-type="float" office:value="18" calcext:value-type="float">
            <text:p>18</text:p>
          </table:table-cell>
          <table:table-cell table:style-name="ce41" table:formula="of:=IFERROR(ROUND(((MIN(([.$P49]^2)/([.$AF49]^2);[.$AE$2])))*[.$AE49]);0)" office:value-type="float" office:value="3" calcext:value-type="float">
            <text:p>3</text:p>
          </table:table-cell>
          <table:table-cell table:style-name="ce42" table:formula="of:=IFERROR(ROUND(MIN(([.P49]+[.S49]+[.U49])/8/[.$AF49];[.$AE$2])^2*[.$AE49]);0)" office:value-type="float" office:value="3" calcext:value-type="float">
            <text:p>3</text:p>
          </table:table-cell>
          <table:table-cell table:style-name="ce43" table:formula="of:=IFERROR(ROUND(((MIN(([.T49]^2)/([.$AF49]^2);[.$AE$2])))*[.$AE49]*[.$AF$1]);0)" office:value-type="float" office:value="1" calcext:value-type="float">
            <text:p>1</text:p>
          </table:table-cell>
          <table:table-cell table:style-name="ce44" table:formula="of:=IFERROR(ROUND(((MIN(([.Q49]^2)/([.$AF49]^2);[.$AE$2])))*[.$AE49]*[.$AF$1]);0)" office:value-type="float" office:value="2" calcext:value-type="float">
            <text:p>2</text:p>
          </table:table-cell>
          <table:table-cell table:style-name="ce45" table:formula="of:=IFERROR(ROUND(((MIN(([.S49]^2)/([.$AF49]^2);[.$AE$2])))*[.$AE49]*[.$AF$1]);0)" office:value-type="float" office:value="2" calcext:value-type="float">
            <text:p>2</text:p>
          </table:table-cell>
          <table:table-cell table:style-name="ce46" table:formula="of:=IFERROR(ROUND(((MIN(([.R49]^2)/([.$AF49]^2);[.$AE$2]))*[.$AE49]));0)" office:value-type="float" office:value="6" calcext:value-type="float">
            <text:p>6</text:p>
          </table:table-cell>
          <table:table-cell table:formula="of:=ROUND(AVERAGE([.AI49:.AN49]);2)" office:value-type="float" office:value="2.83" calcext:value-type="float">
            <text:p>2.83</text:p>
          </table:table-cell>
          <table:table-cell table:style-name="ce11" table:formula="of:=IFERROR(MIN(MAX((ROUND(AVERAGE((((MIN(([.$O49]^[.$AO$2])/([.$AF49]^[.$AO$2]);[.$AQ$2])))*[.$V49]*0.8)+([.$O49]/10);([.O49]/8));0)*5)+10; 30); 99); 0)" office:value-type="float" office:value="50" calcext:value-type="float">
            <text:p>50</text:p>
          </table:table-cell>
          <table:table-cell table:style-name="ce11" table:formula="of:=IFERROR(MIN(MAX(ROUND(AVERAGE((MIN(([.$P49]^[.$X$2])/([.$AF49]^[.$AO$2]);[.$AQ$2]))*([.$V49]+[.$AR$2]);([.P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9]+[.$S49]+[.$U49])/8/[.$AF49];[.$AQ$2]))*([.$V49]+3)*[.$AS$2];([.U4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9]^2)/([.$AF49]^[.$AO$2]);[.$AQ$2]))*([.$V49]+3)*[.$AS$2]);([.T4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49]^[.$AO$2])/([.$AF49]^[.$AO$2]);[.$AQ$2]))*([.$V49]+3)*[.$AS$2]);([.Q4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9]^[.$AO$2])/([.$AF49]^[.$AO$2]);[.$AQ$2]))*([.$V49]+3)*[.$AS$2]);([.S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49]^[.$AC$2])/([.$AF49]^[.$AO$2]);[.$AQ$2]))*([.$V49]+[.$AR$2]);([.R49]/10));0)*5; [.$AU$2]); [.$AT$2]);0)" office:value-type="float" office:value="35" calcext:value-type="float">
            <text:p>35</text:p>
          </table:table-cell>
          <table:table-cell table:formula="of:=ROUND(AVERAGE([.AP49:.AV49]);2)" office:value-type="float" office:value="32.14" calcext:value-type="float">
            <text:p>32.14</text:p>
          </table:table-cell>
          <table:table-cell/>
          <table:table-cell table:formula="of:=MIN(MAX([.AH49]-[.AH48];0);[.$BF$2])" office:value-type="float" office:value="0" calcext:value-type="float">
            <text:p>0</text:p>
          </table:table-cell>
          <table:table-cell table:formula="of:=MIN(MAX([.AI49]-[.AI48];0);[.$BF$2])" office:value-type="float" office:value="0" calcext:value-type="float">
            <text:p>0</text:p>
          </table:table-cell>
          <table:table-cell table:formula="of:=MIN(MAX([.AJ49]-[.AJ48];0);[.$BF$2])" office:value-type="float" office:value="0" calcext:value-type="float">
            <text:p>0</text:p>
          </table:table-cell>
          <table:table-cell table:formula="of:=MIN(MAX([.AK49]-[.AK48];0);[.$BF$2])" office:value-type="float" office:value="0" calcext:value-type="float">
            <text:p>0</text:p>
          </table:table-cell>
          <table:table-cell table:formula="of:=MIN(MAX([.AL49]-[.AL48];0);[.$BF$2])" office:value-type="float" office:value="0" calcext:value-type="float">
            <text:p>0</text:p>
          </table:table-cell>
          <table:table-cell table:formula="of:=MIN(MAX([.AM49]-[.AM48];0);[.$BF$2])" office:value-type="float" office:value="0" calcext:value-type="float">
            <text:p>0</text:p>
          </table:table-cell>
          <table:table-cell table:formula="of:=MIN(MAX([.AN49]-[.AN4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50]-[.C50]" office:value-type="float" office:value="10" calcext:value-type="float">
            <text:p>10</text:p>
          </table:table-cell>
          <table:table-cell table:style-name="ce29" table:formula="of:=[.P50]-[.D50]" office:value-type="float" office:value="0" calcext:value-type="float">
            <text:p>0</text:p>
          </table:table-cell>
          <table:table-cell table:style-name="ce60" table:formula="of:=[.Q50]-[.E50]" office:value-type="float" office:value="-5" calcext:value-type="float">
            <text:p>-5</text:p>
          </table:table-cell>
          <table:table-cell table:style-name="ce62" table:formula="of:=[.R50]-[.F50]" office:value-type="float" office:value="0" calcext:value-type="float">
            <text:p>0</text:p>
          </table:table-cell>
          <table:table-cell table:style-name="ce64" table:formula="of:=[.S50]-[.G50]" office:value-type="float" office:value="-5" calcext:value-type="float">
            <text:p>-5</text:p>
          </table:table-cell>
          <table:table-cell table:style-name="ce66" table:formula="of:=[.T50]-[.H50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50:.T50])" office:value-type="float" office:value="395" calcext:value-type="float">
            <text:p>395</text:p>
          </table:table-cell>
          <table:table-cell table:style-name="ce11" table:formula="of:=ROUND((([.U50]/[.$AE$1])*MAX([.U50]/420; 1.2));2)" office:value-type="float" office:value="5.27" calcext:value-type="float">
            <text:p>5.27</text:p>
          </table:table-cell>
          <table:table-cell table:style-name="ce4" table:formula="of:=IFERROR((ROUND((((MIN(([.$O50]^2)/([.$AF50]^2);[.$AD$2])))*[.$V50]*0.8)+([.O50]/10))*5)+10; 0)" office:value-type="float" office:value="70" calcext:value-type="float">
            <text:p>70</text:p>
          </table:table-cell>
          <table:table-cell table:style-name="ce6" table:formula="of:=IFERROR(ROUND((AVERAGE(MIN(([.$P50]^[.$X$2])/([.$AF50]^2);[.$AD$2]); MIN([.P50]/[.$AA$2]; [.$Z$2])))*([.$V50]+[.$Y$2]))*5;0)" office:value-type="float" office:value="35" calcext:value-type="float">
            <text:p>35</text:p>
          </table:table-cell>
          <table:table-cell table:style-name="ce24" table:formula="of:=IFERROR(ROUND((MIN(([.$P50]+[.$S50]+[.$U50])/8/[.$AF50];[.$AD$2]))*([.$V50]+3))*5;0)" office:value-type="float" office:value="40" calcext:value-type="float">
            <text:p>40</text:p>
          </table:table-cell>
          <table:table-cell table:style-name="ce16" table:formula="of:=IFERROR(ROUND(((MIN(([.$T50]^2)/([.$AF50]^2);[.$AD$2]))*([.$V50]+3)*[.$AF$2]))*5;0)" office:value-type="float" office:value="10" calcext:value-type="float">
            <text:p>10</text:p>
          </table:table-cell>
          <table:table-cell table:style-name="ce8" table:formula="of:=IFERROR(ROUND((AVERAGE(MIN(([.$Q50]^2)/([.$AF50]^2);[.$AD$2]);MIN([.Q50]/[.$AB$2]; [.$Z$2]))*([.$V50]+3)*[.$AF$2]))*5;0)" office:value-type="float" office:value="40" calcext:value-type="float">
            <text:p>40</text:p>
          </table:table-cell>
          <table:table-cell table:style-name="ce14" table:formula="of:=IFERROR(ROUND((AVERAGE(MIN(([.$S50]^2)/([.$AF50]^2);[.$AD$2]);MIN([.S50]/[.$AB$2]; [.$Z$2]))*([.$V50]+3)*[.$AF$2]))*5;0)" office:value-type="float" office:value="45" calcext:value-type="float">
            <text:p>45</text:p>
          </table:table-cell>
          <table:table-cell table:style-name="ce10" table:formula="of:=IFERROR(ROUND((AVERAGE(MIN(([.$R50]^[.$AC$2])/([.$AF50]^2);[.$AD$2]); MIN([.R50]/[.$AA$2]; [.$Z$2])))*([.$V50]+[.$Y$2]))*5;0)" office:value-type="float" office:value="50" calcext:value-type="float">
            <text:p>50</text:p>
          </table:table-cell>
          <table:table-cell table:style-name="ce11" table:formula="of:=ROUND(AVERAGE([.W50:.AC50]))" office:value-type="float" office:value="41" calcext:value-type="float">
            <text:p>41</text:p>
          </table:table-cell>
          <table:table-cell table:style-name="ce11" table:formula="of:=ROUND((([.U50]/[.$AE$1])*MAX([.U50]/350;0.8));2)" office:value-type="float" office:value="4.95" calcext:value-type="float">
            <text:p>4.95</text:p>
          </table:table-cell>
          <table:table-cell table:style-name="ce11" table:formula="of:=ROUND([.U50]/6;2)" office:value-type="float" office:value="65.83" calcext:value-type="float">
            <text:p>65.83</text:p>
          </table:table-cell>
          <table:table-cell table:style-name="ce11"/>
          <table:table-cell table:style-name="ce40" table:formula="of:=IFERROR(ROUND((((MIN(([.$O50]^2)/([.$AF50]^2);[.$AE$2])))*[.$AE50]*0.8)+([.O50]/10))+10;10)" office:value-type="float" office:value="21" calcext:value-type="float">
            <text:p>21</text:p>
          </table:table-cell>
          <table:table-cell table:style-name="ce41" table:formula="of:=IFERROR(ROUND(((MIN(([.$P50]^2)/([.$AF50]^2);[.$AE$2])))*[.$AE50]);0)" office:value-type="float" office:value="5" calcext:value-type="float">
            <text:p>5</text:p>
          </table:table-cell>
          <table:table-cell table:style-name="ce42" table:formula="of:=IFERROR(ROUND(MIN(([.P50]+[.S50]+[.U50])/8/[.$AF50];[.$AE$2])^2*[.$AE50]);0)" office:value-type="float" office:value="5" calcext:value-type="float">
            <text:p>5</text:p>
          </table:table-cell>
          <table:table-cell table:style-name="ce43" table:formula="of:=IFERROR(ROUND(((MIN(([.T50]^2)/([.$AF50]^2);[.$AE$2])))*[.$AE50]*[.$AF$1]);0)" office:value-type="float" office:value="1" calcext:value-type="float">
            <text:p>1</text:p>
          </table:table-cell>
          <table:table-cell table:style-name="ce44" table:formula="of:=IFERROR(ROUND(((MIN(([.Q50]^2)/([.$AF50]^2);[.$AE$2])))*[.$AE50]*[.$AF$1]);0)" office:value-type="float" office:value="3" calcext:value-type="float">
            <text:p>3</text:p>
          </table:table-cell>
          <table:table-cell table:style-name="ce45" table:formula="of:=IFERROR(ROUND(((MIN(([.S50]^2)/([.$AF50]^2);[.$AE$2])))*[.$AE50]*[.$AF$1]);0)" office:value-type="float" office:value="4" calcext:value-type="float">
            <text:p>4</text:p>
          </table:table-cell>
          <table:table-cell table:style-name="ce46" table:formula="of:=IFERROR(ROUND(((MIN(([.R50]^2)/([.$AF50]^2);[.$AE$2]))*[.$AE50]));0)" office:value-type="float" office:value="8" calcext:value-type="float">
            <text:p>8</text:p>
          </table:table-cell>
          <table:table-cell table:formula="of:=ROUND(AVERAGE([.AI50:.AN50]);2)" office:value-type="float" office:value="4.33" calcext:value-type="float">
            <text:p>4.33</text:p>
          </table:table-cell>
          <table:table-cell table:style-name="ce11" table:formula="of:=IFERROR(MIN(MAX((ROUND(AVERAGE((((MIN(([.$O50]^[.$AO$2])/([.$AF50]^[.$AO$2]);[.$AQ$2])))*[.$V50]*0.8)+([.$O50]/10);([.O50]/8));0)*5)+10; 30); 99); 0)" office:value-type="float" office:value="60" calcext:value-type="float">
            <text:p>60</text:p>
          </table:table-cell>
          <table:table-cell table:style-name="ce11" table:formula="of:=IFERROR(MIN(MAX(ROUND(AVERAGE((MIN(([.$P50]^[.$X$2])/([.$AF50]^[.$AO$2]);[.$AQ$2]))*([.$V50]+[.$AR$2]);([.P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0]+[.$S50]+[.$U50])/8/[.$AF50];[.$AQ$2]))*([.$V50]+3)*[.$AS$2];([.U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0]^2)/([.$AF50]^[.$AO$2]);[.$AQ$2]))*([.$V50]+3)*[.$AS$2]);([.T5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0]^[.$AO$2])/([.$AF50]^[.$AO$2]);[.$AQ$2]))*([.$V50]+3)*[.$AS$2]);([.Q5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50]^[.$AO$2])/([.$AF50]^[.$AO$2]);[.$AQ$2]))*([.$V50]+3)*[.$AS$2]);([.S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50]^[.$AC$2])/([.$AF50]^[.$AO$2]);[.$AQ$2]))*([.$V50]+[.$AR$2]);([.R50]/10));0)*5; [.$AU$2]); [.$AT$2]);0)" office:value-type="float" office:value="40" calcext:value-type="float">
            <text:p>40</text:p>
          </table:table-cell>
          <table:table-cell table:formula="of:=ROUND(AVERAGE([.AP50:.AV50]);2)" office:value-type="float" office:value="37.86" calcext:value-type="float">
            <text:p>37.86</text:p>
          </table:table-cell>
          <table:table-cell/>
          <table:table-cell table:formula="of:=MIN(MAX([.AH50]-[.AH49];0);[.$BF$2])" office:value-type="float" office:value="3" calcext:value-type="float">
            <text:p>3</text:p>
          </table:table-cell>
          <table:table-cell table:formula="of:=MIN(MAX([.AI50]-[.AI49];0);[.$BF$2])" office:value-type="float" office:value="2" calcext:value-type="float">
            <text:p>2</text:p>
          </table:table-cell>
          <table:table-cell table:formula="of:=MIN(MAX([.AJ50]-[.AJ49];0);[.$BF$2])" office:value-type="float" office:value="2" calcext:value-type="float">
            <text:p>2</text:p>
          </table:table-cell>
          <table:table-cell table:formula="of:=MIN(MAX([.AK50]-[.AK49];0);[.$BF$2])" office:value-type="float" office:value="0" calcext:value-type="float">
            <text:p>0</text:p>
          </table:table-cell>
          <table:table-cell table:formula="of:=MIN(MAX([.AL50]-[.AL49];0);[.$BF$2])" office:value-type="float" office:value="1" calcext:value-type="float">
            <text:p>1</text:p>
          </table:table-cell>
          <table:table-cell table:formula="of:=MIN(MAX([.AM50]-[.AM49];0);[.$BF$2])" office:value-type="float" office:value="2" calcext:value-type="float">
            <text:p>2</text:p>
          </table:table-cell>
          <table:table-cell table:formula="of:=MIN(MAX([.AN50]-[.AN49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51]-[.C51]" office:value-type="float" office:value="10" calcext:value-type="float">
            <text:p>10</text:p>
          </table:table-cell>
          <table:table-cell table:style-name="ce29" table:formula="of:=[.P51]-[.D51]" office:value-type="float" office:value="0" calcext:value-type="float">
            <text:p>0</text:p>
          </table:table-cell>
          <table:table-cell table:style-name="ce60" table:formula="of:=[.Q51]-[.E51]" office:value-type="float" office:value="-5" calcext:value-type="float">
            <text:p>-5</text:p>
          </table:table-cell>
          <table:table-cell table:style-name="ce62" table:formula="of:=[.R51]-[.F51]" office:value-type="float" office:value="0" calcext:value-type="float">
            <text:p>0</text:p>
          </table:table-cell>
          <table:table-cell table:style-name="ce64" table:formula="of:=[.S51]-[.G51]" office:value-type="float" office:value="-5" calcext:value-type="float">
            <text:p>-5</text:p>
          </table:table-cell>
          <table:table-cell table:style-name="ce66" table:formula="of:=[.T51]-[.H51]"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51:.T51])" office:value-type="float" office:value="490" calcext:value-type="float">
            <text:p>490</text:p>
          </table:table-cell>
          <table:table-cell table:style-name="ce11" table:formula="of:=ROUND((([.U51]/[.$AE$1])*MAX([.U51]/420; 1.2));2)" office:value-type="float" office:value="6.53" calcext:value-type="float">
            <text:p>6.53</text:p>
          </table:table-cell>
          <table:table-cell table:style-name="ce4" table:formula="of:=IFERROR((ROUND((((MIN(([.$O51]^2)/([.$AF51]^2);[.$AD$2])))*[.$V51]*0.8)+([.O51]/10))*5)+10; 0)" office:value-type="float" office:value="80" calcext:value-type="float">
            <text:p>80</text:p>
          </table:table-cell>
          <table:table-cell table:style-name="ce6" table:formula="of:=IFERROR(ROUND((AVERAGE(MIN(([.$P51]^[.$X$2])/([.$AF51]^2);[.$AD$2]); MIN([.P51]/[.$AA$2]; [.$Z$2])))*([.$V51]+[.$Y$2]))*5;0)" office:value-type="float" office:value="45" calcext:value-type="float">
            <text:p>45</text:p>
          </table:table-cell>
          <table:table-cell table:style-name="ce24" table:formula="of:=IFERROR(ROUND((MIN(([.$P51]+[.$S51]+[.$U51])/8/[.$AF51];[.$AD$2]))*([.$V51]+3))*5;0)" office:value-type="float" office:value="50" calcext:value-type="float">
            <text:p>50</text:p>
          </table:table-cell>
          <table:table-cell table:style-name="ce16" table:formula="of:=IFERROR(ROUND(((MIN(([.$T51]^2)/([.$AF51]^2);[.$AD$2]))*([.$V51]+3)*[.$AF$2]))*5;0)" office:value-type="float" office:value="15" calcext:value-type="float">
            <text:p>15</text:p>
          </table:table-cell>
          <table:table-cell table:style-name="ce8" table:formula="of:=IFERROR(ROUND((AVERAGE(MIN(([.$Q51]^2)/([.$AF51]^2);[.$AD$2]);MIN([.Q51]/[.$AB$2]; [.$Z$2]))*([.$V51]+3)*[.$AF$2]))*5;0)" office:value-type="float" office:value="50" calcext:value-type="float">
            <text:p>50</text:p>
          </table:table-cell>
          <table:table-cell table:style-name="ce14" table:formula="of:=IFERROR(ROUND((AVERAGE(MIN(([.$S51]^2)/([.$AF51]^2);[.$AD$2]);MIN([.S51]/[.$AB$2]; [.$Z$2]))*([.$V51]+3)*[.$AF$2]))*5;0)" office:value-type="float" office:value="55" calcext:value-type="float">
            <text:p>55</text:p>
          </table:table-cell>
          <table:table-cell table:style-name="ce10" table:formula="of:=IFERROR(ROUND((AVERAGE(MIN(([.$R51]^[.$AC$2])/([.$AF51]^2);[.$AD$2]); MIN([.R51]/[.$AA$2]; [.$Z$2])))*([.$V51]+[.$Y$2]))*5;0)" office:value-type="float" office:value="65" calcext:value-type="float">
            <text:p>65</text:p>
          </table:table-cell>
          <table:table-cell table:style-name="ce11" table:formula="of:=ROUND(AVERAGE([.W51:.AC51]))" office:value-type="float" office:value="51" calcext:value-type="float">
            <text:p>51</text:p>
          </table:table-cell>
          <table:table-cell table:style-name="ce11" table:formula="of:=ROUND((([.U51]/[.$AE$1])*MAX([.U51]/350;0.8));2)" office:value-type="float" office:value="7.62" calcext:value-type="float">
            <text:p>7.62</text:p>
          </table:table-cell>
          <table:table-cell table:style-name="ce11" table:formula="of:=ROUND([.U51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51]^2)/([.$AF51]^2);[.$AE$2])))*[.$AE51]*0.8)+([.O51]/10))+10;10)" office:value-type="float" office:value="25" calcext:value-type="float">
            <text:p>25</text:p>
          </table:table-cell>
          <table:table-cell table:style-name="ce41" table:formula="of:=IFERROR(ROUND(((MIN(([.$P51]^2)/([.$AF51]^2);[.$AE$2])))*[.$AE51]);0)" office:value-type="float" office:value="7" calcext:value-type="float">
            <text:p>7</text:p>
          </table:table-cell>
          <table:table-cell table:style-name="ce42" table:formula="of:=IFERROR(ROUND(MIN(([.P51]+[.S51]+[.U51])/8/[.$AF51];[.$AE$2])^2*[.$AE51]);0)" office:value-type="float" office:value="8" calcext:value-type="float">
            <text:p>8</text:p>
          </table:table-cell>
          <table:table-cell table:style-name="ce43" table:formula="of:=IFERROR(ROUND(((MIN(([.T51]^2)/([.$AF51]^2);[.$AE$2])))*[.$AE51]*[.$AF$1]);0)" office:value-type="float" office:value="2" calcext:value-type="float">
            <text:p>2</text:p>
          </table:table-cell>
          <table:table-cell table:style-name="ce44" table:formula="of:=IFERROR(ROUND(((MIN(([.Q51]^2)/([.$AF51]^2);[.$AE$2])))*[.$AE51]*[.$AF$1]);0)" office:value-type="float" office:value="5" calcext:value-type="float">
            <text:p>5</text:p>
          </table:table-cell>
          <table:table-cell table:style-name="ce45" table:formula="of:=IFERROR(ROUND(((MIN(([.S51]^2)/([.$AF51]^2);[.$AE$2])))*[.$AE51]*[.$AF$1]);0)" office:value-type="float" office:value="6" calcext:value-type="float">
            <text:p>6</text:p>
          </table:table-cell>
          <table:table-cell table:style-name="ce46" table:formula="of:=IFERROR(ROUND(((MIN(([.R51]^2)/([.$AF51]^2);[.$AE$2]))*[.$AE51]));0)" office:value-type="float" office:value="14" calcext:value-type="float">
            <text:p>14</text:p>
          </table:table-cell>
          <table:table-cell table:formula="of:=ROUND(AVERAGE([.AI51:.AN51]);2)" office:value-type="float" office:value="7" calcext:value-type="float">
            <text:p>7</text:p>
          </table:table-cell>
          <table:table-cell table:style-name="ce11" table:formula="of:=IFERROR(MIN(MAX((ROUND(AVERAGE((((MIN(([.$O51]^[.$AO$2])/([.$AF51]^[.$AO$2]);[.$AQ$2])))*[.$V51]*0.8)+([.$O51]/10);([.O51]/8));0)*5)+10; 30); 99); 0)" office:value-type="float" office:value="70" calcext:value-type="float">
            <text:p>70</text:p>
          </table:table-cell>
          <table:table-cell table:style-name="ce11" table:formula="of:=IFERROR(MIN(MAX(ROUND(AVERAGE((MIN(([.$P51]^[.$X$2])/([.$AF51]^[.$AO$2]);[.$AQ$2]))*([.$V51]+[.$AR$2]);([.P5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1]+[.$S51]+[.$U51])/8/[.$AF51];[.$AQ$2]))*([.$V51]+3)*[.$AS$2];([.U51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1]^2)/([.$AF51]^[.$AO$2]);[.$AQ$2]))*([.$V51]+3)*[.$AS$2]);([.T5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1]^[.$AO$2])/([.$AF51]^[.$AO$2]);[.$AQ$2]))*([.$V51]+3)*[.$AS$2]);([.Q5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1]^[.$AO$2])/([.$AF51]^[.$AO$2]);[.$AQ$2]))*([.$V51]+3)*[.$AS$2]);([.S5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51]^[.$AC$2])/([.$AF51]^[.$AO$2]);[.$AQ$2]))*([.$V51]+[.$AR$2]);([.R51]/10));0)*5; [.$AU$2]); [.$AT$2]);0)" office:value-type="float" office:value="50" calcext:value-type="float">
            <text:p>50</text:p>
          </table:table-cell>
          <table:table-cell table:formula="of:=ROUND(AVERAGE([.AP51:.AV51]);2)" office:value-type="float" office:value="44.29" calcext:value-type="float">
            <text:p>44.29</text:p>
          </table:table-cell>
          <table:table-cell/>
          <table:table-cell table:formula="of:=MIN(MAX([.AH51]-[.AH50];0);[.$BF$2])" office:value-type="float" office:value="4" calcext:value-type="float">
            <text:p>4</text:p>
          </table:table-cell>
          <table:table-cell table:formula="of:=MIN(MAX([.AI51]-[.AI50];0);[.$BF$2])" office:value-type="float" office:value="2" calcext:value-type="float">
            <text:p>2</text:p>
          </table:table-cell>
          <table:table-cell table:formula="of:=MIN(MAX([.AJ51]-[.AJ50];0);[.$BF$2])" office:value-type="float" office:value="3" calcext:value-type="float">
            <text:p>3</text:p>
          </table:table-cell>
          <table:table-cell table:formula="of:=MIN(MAX([.AK51]-[.AK50];0);[.$BF$2])" office:value-type="float" office:value="1" calcext:value-type="float">
            <text:p>1</text:p>
          </table:table-cell>
          <table:table-cell table:formula="of:=MIN(MAX([.AL51]-[.AL50];0);[.$BF$2])" office:value-type="float" office:value="2" calcext:value-type="float">
            <text:p>2</text:p>
          </table:table-cell>
          <table:table-cell table:formula="of:=MIN(MAX([.AM51]-[.AM50];0);[.$BF$2])" office:value-type="float" office:value="2" calcext:value-type="float">
            <text:p>2</text:p>
          </table:table-cell>
          <table:table-cell table:formula="of:=MIN(MAX([.AN51]-[.AN50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25" calcext:value-type="float">
            <text:p>25</text:p>
          </table:table-cell>
          <table:table-cell table:style-name="ce55" table:formula="of:=[.O52]-[.C52]" office:value-type="float" office:value="5" calcext:value-type="float">
            <text:p>5</text:p>
          </table:table-cell>
          <table:table-cell table:style-name="ce29" table:formula="of:=[.P52]-[.D52]" office:value-type="float" office:value="5" calcext:value-type="float">
            <text:p>5</text:p>
          </table:table-cell>
          <table:table-cell table:style-name="ce60" table:formula="of:=[.Q52]-[.E52]" office:value-type="float" office:value="-5" calcext:value-type="float">
            <text:p>-5</text:p>
          </table:table-cell>
          <table:table-cell table:style-name="ce62" table:formula="of:=[.R52]-[.F52]" office:value-type="float" office:value="25" calcext:value-type="float">
            <text:p>25</text:p>
          </table:table-cell>
          <table:table-cell table:style-name="ce64" table:formula="of:=[.S52]-[.G52]" office:value-type="float" office:value="-5" calcext:value-type="float">
            <text:p>-5</text:p>
          </table:table-cell>
          <table:table-cell table:style-name="ce66" table:formula="of:=[.T52]-[.H52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11" table:formula="of:=SUM([.O52:.T52])" office:value-type="float" office:value="320" calcext:value-type="float">
            <text:p>320</text:p>
          </table:table-cell>
          <table:table-cell table:style-name="ce11" table:formula="of:=ROUND((([.U52]/[.$AE$1])*MAX([.U52]/420; 1.2));2)" office:value-type="float" office:value="4.27" calcext:value-type="float">
            <text:p>4.27</text:p>
          </table:table-cell>
          <table:table-cell table:style-name="ce4" table:formula="of:=IFERROR((ROUND((((MIN(([.$O52]^2)/([.$AF52]^2);[.$AD$2])))*[.$V52]*0.8)+([.O52]/10))*5)+10; 0)" office:value-type="float" office:value="50" calcext:value-type="float">
            <text:p>50</text:p>
          </table:table-cell>
          <table:table-cell table:style-name="ce6" table:formula="of:=IFERROR(ROUND((AVERAGE(MIN(([.$P52]^[.$X$2])/([.$AF52]^2);[.$AD$2]); MIN([.P52]/[.$AA$2]; [.$Z$2])))*([.$V52]+[.$Y$2]))*5;0)" office:value-type="float" office:value="40" calcext:value-type="float">
            <text:p>40</text:p>
          </table:table-cell>
          <table:table-cell table:style-name="ce24" table:formula="of:=IFERROR(ROUND((MIN(([.$P52]+[.$S52]+[.$U52])/8/[.$AF52];[.$AD$2]))*([.$V52]+3))*5;0)" office:value-type="float" office:value="40" calcext:value-type="float">
            <text:p>40</text:p>
          </table:table-cell>
          <table:table-cell table:style-name="ce16" table:formula="of:=IFERROR(ROUND(((MIN(([.$T52]^2)/([.$AF52]^2);[.$AD$2]))*([.$V52]+3)*[.$AF$2]))*5;0)" office:value-type="float" office:value="5" calcext:value-type="float">
            <text:p>5</text:p>
          </table:table-cell>
          <table:table-cell table:style-name="ce8" table:formula="of:=IFERROR(ROUND((AVERAGE(MIN(([.$Q52]^2)/([.$AF52]^2);[.$AD$2]);MIN([.Q52]/[.$AB$2]; [.$Z$2]))*([.$V52]+3)*[.$AF$2]))*5;0)" office:value-type="float" office:value="30" calcext:value-type="float">
            <text:p>30</text:p>
          </table:table-cell>
          <table:table-cell table:style-name="ce14" table:formula="of:=IFERROR(ROUND((AVERAGE(MIN(([.$S52]^2)/([.$AF52]^2);[.$AD$2]);MIN([.S52]/[.$AB$2]; [.$Z$2]))*([.$V52]+3)*[.$AF$2]))*5;0)" office:value-type="float" office:value="30" calcext:value-type="float">
            <text:p>30</text:p>
          </table:table-cell>
          <table:table-cell table:style-name="ce10" table:formula="of:=IFERROR(ROUND((AVERAGE(MIN(([.$R52]^[.$AC$2])/([.$AF52]^2);[.$AD$2]); MIN([.R52]/[.$AA$2]; [.$Z$2])))*([.$V52]+[.$Y$2]))*5;0)" office:value-type="float" office:value="35" calcext:value-type="float">
            <text:p>35</text:p>
          </table:table-cell>
          <table:table-cell table:style-name="ce11" table:formula="of:=ROUND(AVERAGE([.W52:.AC52]))" office:value-type="float" office:value="33" calcext:value-type="float">
            <text:p>33</text:p>
          </table:table-cell>
          <table:table-cell table:style-name="ce11" table:formula="of:=ROUND((([.U52]/[.$AE$1])*MAX([.U52]/350;0.8));2)" office:value-type="float" office:value="3.25" calcext:value-type="float">
            <text:p>3.25</text:p>
          </table:table-cell>
          <table:table-cell table:style-name="ce11" table:formula="of:=ROUND([.U52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2]^2)/([.$AF52]^2);[.$AE$2])))*[.$AE52]*0.8)+([.O52]/10))+10;10)" office:value-type="float" office:value="17" calcext:value-type="float">
            <text:p>17</text:p>
          </table:table-cell>
          <table:table-cell table:style-name="ce41" table:formula="of:=IFERROR(ROUND(((MIN(([.$P52]^2)/([.$AF52]^2);[.$AE$2])))*[.$AE52]);0)" office:value-type="float" office:value="6" calcext:value-type="float">
            <text:p>6</text:p>
          </table:table-cell>
          <table:table-cell table:style-name="ce42" table:formula="of:=IFERROR(ROUND(MIN(([.P52]+[.S52]+[.U52])/8/[.$AF52];[.$AE$2])^2*[.$AE52]);0)" office:value-type="float" office:value="4" calcext:value-type="float">
            <text:p>4</text:p>
          </table:table-cell>
          <table:table-cell table:style-name="ce43" table:formula="of:=IFERROR(ROUND(((MIN(([.T52]^2)/([.$AF52]^2);[.$AE$2])))*[.$AE52]*[.$AF$1]);0)" office:value-type="float" office:value="0" calcext:value-type="float">
            <text:p>0</text:p>
          </table:table-cell>
          <table:table-cell table:style-name="ce44" table:formula="of:=IFERROR(ROUND(((MIN(([.Q52]^2)/([.$AF52]^2);[.$AE$2])))*[.$AE52]*[.$AF$1]);0)" office:value-type="float" office:value="2" calcext:value-type="float">
            <text:p>2</text:p>
          </table:table-cell>
          <table:table-cell table:style-name="ce45" table:formula="of:=IFERROR(ROUND(((MIN(([.S52]^2)/([.$AF52]^2);[.$AE$2])))*[.$AE52]*[.$AF$1]);0)" office:value-type="float" office:value="2" calcext:value-type="float">
            <text:p>2</text:p>
          </table:table-cell>
          <table:table-cell table:style-name="ce46" table:formula="of:=IFERROR(ROUND(((MIN(([.R52]^2)/([.$AF52]^2);[.$AE$2]))*[.$AE52]));0)" office:value-type="float" office:value="6" calcext:value-type="float">
            <text:p>6</text:p>
          </table:table-cell>
          <table:table-cell table:formula="of:=ROUND(AVERAGE([.AI52:.AN52]);2)" office:value-type="float" office:value="3.33" calcext:value-type="float">
            <text:p>3.33</text:p>
          </table:table-cell>
          <table:table-cell table:style-name="ce11" table:formula="of:=IFERROR(MIN(MAX((ROUND(AVERAGE((((MIN(([.$O52]^[.$AO$2])/([.$AF52]^[.$AO$2]);[.$AQ$2])))*[.$V52]*0.8)+([.$O52]/10);([.O52]/8));0)*5)+10; 30); 99); 0)" office:value-type="float" office:value="45" calcext:value-type="float">
            <text:p>45</text:p>
          </table:table-cell>
          <table:table-cell table:style-name="ce11" table:formula="of:=IFERROR(MIN(MAX(ROUND(AVERAGE((MIN(([.$P52]^[.$X$2])/([.$AF52]^[.$AO$2]);[.$AQ$2]))*([.$V52]+[.$AR$2]);([.P5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2]+[.$S52]+[.$U52])/8/[.$AF52];[.$AQ$2]))*([.$V52]+3)*[.$AS$2];([.U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2]^2)/([.$AF52]^[.$AO$2]);[.$AQ$2]))*([.$V52]+3)*[.$AS$2]);([.T52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2]^[.$AO$2])/([.$AF52]^[.$AO$2]);[.$AQ$2]))*([.$V52]+3)*[.$AS$2]);([.Q52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2]^[.$AO$2])/([.$AF52]^[.$AO$2]);[.$AQ$2]))*([.$V52]+3)*[.$AS$2]);([.S5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52]^[.$AC$2])/([.$AF52]^[.$AO$2]);[.$AQ$2]))*([.$V52]+[.$AR$2]);([.R52]/10));0)*5; [.$AU$2]); [.$AT$2]);0)" office:value-type="float" office:value="35" calcext:value-type="float">
            <text:p>35</text:p>
          </table:table-cell>
          <table:table-cell table:formula="of:=ROUND(AVERAGE([.AP52:.AV52]);2)" office:value-type="float" office:value="31.43" calcext:value-type="float">
            <text:p>31.43</text:p>
          </table:table-cell>
          <table:table-cell/>
          <table:table-cell table:formula="of:=MIN(MAX([.AH52]-[.AH51];0);[.$BF$2])" office:value-type="float" office:value="0" calcext:value-type="float">
            <text:p>0</text:p>
          </table:table-cell>
          <table:table-cell table:formula="of:=MIN(MAX([.AI52]-[.AI51];0);[.$BF$2])" office:value-type="float" office:value="0" calcext:value-type="float">
            <text:p>0</text:p>
          </table:table-cell>
          <table:table-cell table:formula="of:=MIN(MAX([.AJ52]-[.AJ51];0);[.$BF$2])" office:value-type="float" office:value="0" calcext:value-type="float">
            <text:p>0</text:p>
          </table:table-cell>
          <table:table-cell table:formula="of:=MIN(MAX([.AK52]-[.AK51];0);[.$BF$2])" office:value-type="float" office:value="0" calcext:value-type="float">
            <text:p>0</text:p>
          </table:table-cell>
          <table:table-cell table:formula="of:=MIN(MAX([.AL52]-[.AL51];0);[.$BF$2])" office:value-type="float" office:value="0" calcext:value-type="float">
            <text:p>0</text:p>
          </table:table-cell>
          <table:table-cell table:formula="of:=MIN(MAX([.AM52]-[.AM51];0);[.$BF$2])" office:value-type="float" office:value="0" calcext:value-type="float">
            <text:p>0</text:p>
          </table:table-cell>
          <table:table-cell table:formula="of:=MIN(MAX([.AN52]-[.AN5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53]-[.C53]" office:value-type="float" office:value="10" calcext:value-type="float">
            <text:p>10</text:p>
          </table:table-cell>
          <table:table-cell table:style-name="ce29" table:formula="of:=[.P53]-[.D53]" office:value-type="float" office:value="0" calcext:value-type="float">
            <text:p>0</text:p>
          </table:table-cell>
          <table:table-cell table:style-name="ce60" table:formula="of:=[.Q53]-[.E53]" office:value-type="float" office:value="-5" calcext:value-type="float">
            <text:p>-5</text:p>
          </table:table-cell>
          <table:table-cell table:style-name="ce62" table:formula="of:=[.R53]-[.F53]" office:value-type="float" office:value="25" calcext:value-type="float">
            <text:p>25</text:p>
          </table:table-cell>
          <table:table-cell table:style-name="ce64" table:formula="of:=[.S53]-[.G53]" office:value-type="float" office:value="-5" calcext:value-type="float">
            <text:p>-5</text:p>
          </table:table-cell>
          <table:table-cell table:style-name="ce66" table:formula="of:=[.T53]-[.H53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53:.T53])" office:value-type="float" office:value="430" calcext:value-type="float">
            <text:p>430</text:p>
          </table:table-cell>
          <table:table-cell table:style-name="ce11" table:formula="of:=ROUND((([.U53]/[.$AE$1])*MAX([.U53]/420; 1.2));2)" office:value-type="float" office:value="5.73" calcext:value-type="float">
            <text:p>5.73</text:p>
          </table:table-cell>
          <table:table-cell table:style-name="ce4" table:formula="of:=IFERROR((ROUND((((MIN(([.$O53]^2)/([.$AF53]^2);[.$AD$2])))*[.$V53]*0.8)+([.O53]/10))*5)+10; 0)" office:value-type="float" office:value="65" calcext:value-type="float">
            <text:p>65</text:p>
          </table:table-cell>
          <table:table-cell table:style-name="ce6" table:formula="of:=IFERROR(ROUND((AVERAGE(MIN(([.$P53]^[.$X$2])/([.$AF53]^2);[.$AD$2]); MIN([.P53]/[.$AA$2]; [.$Z$2])))*([.$V53]+[.$Y$2]))*5;0)" office:value-type="float" office:value="55" calcext:value-type="float">
            <text:p>55</text:p>
          </table:table-cell>
          <table:table-cell table:style-name="ce24" table:formula="of:=IFERROR(ROUND((MIN(([.$P53]+[.$S53]+[.$U53])/8/[.$AF53];[.$AD$2]))*([.$V53]+3))*5;0)" office:value-type="float" office:value="45" calcext:value-type="float">
            <text:p>45</text:p>
          </table:table-cell>
          <table:table-cell table:style-name="ce16" table:formula="of:=IFERROR(ROUND(((MIN(([.$T53]^2)/([.$AF53]^2);[.$AD$2]))*([.$V53]+3)*[.$AF$2]))*5;0)" office:value-type="float" office:value="5" calcext:value-type="float">
            <text:p>5</text:p>
          </table:table-cell>
          <table:table-cell table:style-name="ce8" table:formula="of:=IFERROR(ROUND((AVERAGE(MIN(([.$Q53]^2)/([.$AF53]^2);[.$AD$2]);MIN([.Q53]/[.$AB$2]; [.$Z$2]))*([.$V53]+3)*[.$AF$2]))*5;0)" office:value-type="float" office:value="50" calcext:value-type="float">
            <text:p>50</text:p>
          </table:table-cell>
          <table:table-cell table:style-name="ce14" table:formula="of:=IFERROR(ROUND((AVERAGE(MIN(([.$S53]^2)/([.$AF53]^2);[.$AD$2]);MIN([.S53]/[.$AB$2]; [.$Z$2]))*([.$V53]+3)*[.$AF$2]))*5;0)" office:value-type="float" office:value="50" calcext:value-type="float">
            <text:p>50</text:p>
          </table:table-cell>
          <table:table-cell table:style-name="ce10" table:formula="of:=IFERROR(ROUND((AVERAGE(MIN(([.$R53]^[.$AC$2])/([.$AF53]^2);[.$AD$2]); MIN([.R53]/[.$AA$2]; [.$Z$2])))*([.$V53]+[.$Y$2]))*5;0)" office:value-type="float" office:value="50" calcext:value-type="float">
            <text:p>50</text:p>
          </table:table-cell>
          <table:table-cell table:style-name="ce11" table:formula="of:=ROUND(AVERAGE([.W53:.AC53]))" office:value-type="float" office:value="46" calcext:value-type="float">
            <text:p>46</text:p>
          </table:table-cell>
          <table:table-cell table:style-name="ce11" table:formula="of:=ROUND((([.U53]/[.$AE$1])*MAX([.U53]/350;0.8));2)" office:value-type="float" office:value="5.87" calcext:value-type="float">
            <text:p>5.87</text:p>
          </table:table-cell>
          <table:table-cell table:style-name="ce11" table:formula="of:=ROUND([.U53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3]^2)/([.$AF53]^2);[.$AE$2])))*[.$AE53]*0.8)+([.O53]/10))+10;10)" office:value-type="float" office:value="21" calcext:value-type="float">
            <text:p>21</text:p>
          </table:table-cell>
          <table:table-cell table:style-name="ce41" table:formula="of:=IFERROR(ROUND(((MIN(([.$P53]^2)/([.$AF53]^2);[.$AE$2])))*[.$AE53]);0)" office:value-type="float" office:value="10" calcext:value-type="float">
            <text:p>10</text:p>
          </table:table-cell>
          <table:table-cell table:style-name="ce42" table:formula="of:=IFERROR(ROUND(MIN(([.P53]+[.S53]+[.U53])/8/[.$AF53];[.$AE$2])^2*[.$AE53]);0)" office:value-type="float" office:value="6" calcext:value-type="float">
            <text:p>6</text:p>
          </table:table-cell>
          <table:table-cell table:style-name="ce43" table:formula="of:=IFERROR(ROUND(((MIN(([.T53]^2)/([.$AF53]^2);[.$AE$2])))*[.$AE53]*[.$AF$1]);0)" office:value-type="float" office:value="1" calcext:value-type="float">
            <text:p>1</text:p>
          </table:table-cell>
          <table:table-cell table:style-name="ce44" table:formula="of:=IFERROR(ROUND(((MIN(([.Q53]^2)/([.$AF53]^2);[.$AE$2])))*[.$AE53]*[.$AF$1]);0)" office:value-type="float" office:value="4" calcext:value-type="float">
            <text:p>4</text:p>
          </table:table-cell>
          <table:table-cell table:style-name="ce45" table:formula="of:=IFERROR(ROUND(((MIN(([.S53]^2)/([.$AF53]^2);[.$AE$2])))*[.$AE53]*[.$AF$1]);0)" office:value-type="float" office:value="4" calcext:value-type="float">
            <text:p>4</text:p>
          </table:table-cell>
          <table:table-cell table:style-name="ce46" table:formula="of:=IFERROR(ROUND(((MIN(([.R53]^2)/([.$AF53]^2);[.$AE$2]))*[.$AE53]));0)" office:value-type="float" office:value="8" calcext:value-type="float">
            <text:p>8</text:p>
          </table:table-cell>
          <table:table-cell table:formula="of:=ROUND(AVERAGE([.AI53:.AN53]);2)" office:value-type="float" office:value="5.5" calcext:value-type="float">
            <text:p>5.5</text:p>
          </table:table-cell>
          <table:table-cell table:style-name="ce11" table:formula="of:=IFERROR(MIN(MAX((ROUND(AVERAGE((((MIN(([.$O53]^[.$AO$2])/([.$AF53]^[.$AO$2]);[.$AQ$2])))*[.$V53]*0.8)+([.$O53]/10);([.O53]/8));0)*5)+10; 30); 99); 0)" office:value-type="float" office:value="60" calcext:value-type="float">
            <text:p>60</text:p>
          </table:table-cell>
          <table:table-cell table:style-name="ce11" table:formula="of:=IFERROR(MIN(MAX(ROUND(AVERAGE((MIN(([.$P53]^[.$X$2])/([.$AF53]^[.$AO$2]);[.$AQ$2]))*([.$V53]+[.$AR$2]);([.P5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3]+[.$S53]+[.$U53])/8/[.$AF53];[.$AQ$2]))*([.$V53]+3)*[.$AS$2];([.U53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3]^2)/([.$AF53]^[.$AO$2]);[.$AQ$2]))*([.$V53]+3)*[.$AS$2]);([.T5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3]^[.$AO$2])/([.$AF53]^[.$AO$2]);[.$AQ$2]))*([.$V53]+3)*[.$AS$2]);([.Q5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3]^[.$AO$2])/([.$AF53]^[.$AO$2]);[.$AQ$2]))*([.$V53]+3)*[.$AS$2]);([.S53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3]^[.$AC$2])/([.$AF53]^[.$AO$2]);[.$AQ$2]))*([.$V53]+[.$AR$2]);([.R53]/10));0)*5; [.$AU$2]); [.$AT$2]);0)" office:value-type="float" office:value="40" calcext:value-type="float">
            <text:p>40</text:p>
          </table:table-cell>
          <table:table-cell table:formula="of:=ROUND(AVERAGE([.AP53:.AV53]);2)" office:value-type="float" office:value="39.29" calcext:value-type="float">
            <text:p>39.29</text:p>
          </table:table-cell>
          <table:table-cell/>
          <table:table-cell table:formula="of:=MIN(MAX([.AH53]-[.AH52];0);[.$BF$2])" office:value-type="float" office:value="4" calcext:value-type="float">
            <text:p>4</text:p>
          </table:table-cell>
          <table:table-cell table:formula="of:=MIN(MAX([.AI53]-[.AI52];0);[.$BF$2])" office:value-type="float" office:value="4" calcext:value-type="float">
            <text:p>4</text:p>
          </table:table-cell>
          <table:table-cell table:formula="of:=MIN(MAX([.AJ53]-[.AJ52];0);[.$BF$2])" office:value-type="float" office:value="2" calcext:value-type="float">
            <text:p>2</text:p>
          </table:table-cell>
          <table:table-cell table:formula="of:=MIN(MAX([.AK53]-[.AK52];0);[.$BF$2])" office:value-type="float" office:value="1" calcext:value-type="float">
            <text:p>1</text:p>
          </table:table-cell>
          <table:table-cell table:formula="of:=MIN(MAX([.AL53]-[.AL52];0);[.$BF$2])" office:value-type="float" office:value="2" calcext:value-type="float">
            <text:p>2</text:p>
          </table:table-cell>
          <table:table-cell table:formula="of:=MIN(MAX([.AM53]-[.AM52];0);[.$BF$2])" office:value-type="float" office:value="2" calcext:value-type="float">
            <text:p>2</text:p>
          </table:table-cell>
          <table:table-cell table:formula="of:=MIN(MAX([.AN53]-[.AN52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rgonEg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55" table:formula="of:=[.O54]-[.C54]" office:value-type="float" office:value="0" calcext:value-type="float">
            <text:p>0</text:p>
          </table:table-cell>
          <table:table-cell table:style-name="ce29" table:formula="of:=[.P54]-[.D54]" office:value-type="float" office:value="0" calcext:value-type="float">
            <text:p>0</text:p>
          </table:table-cell>
          <table:table-cell table:style-name="ce60" table:formula="of:=[.Q54]-[.E54]" office:value-type="float" office:value="0" calcext:value-type="float">
            <text:p>0</text:p>
          </table:table-cell>
          <table:table-cell table:style-name="ce62" table:formula="of:=[.R54]-[.F54]" office:value-type="float" office:value="0" calcext:value-type="float">
            <text:p>0</text:p>
          </table:table-cell>
          <table:table-cell table:style-name="ce64" table:formula="of:=[.S54]-[.G54]" office:value-type="float" office:value="0" calcext:value-type="float">
            <text:p>0</text:p>
          </table:table-cell>
          <table:table-cell table:style-name="ce66" table:formula="of:=[.T54]-[.H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54:.T54])" office:value-type="float" office:value="90" calcext:value-type="float">
            <text:p>90</text:p>
          </table:table-cell>
          <table:table-cell table:style-name="ce11" table:formula="of:=ROUND((([.U54]/[.$AE$1])*MAX([.U54]/420; 1.2));2)" office:value-type="float" office:value="1.2" calcext:value-type="float">
            <text:p>1.2</text:p>
          </table:table-cell>
          <table:table-cell table:style-name="ce4" table:formula="of:=IFERROR((ROUND((((MIN(([.$O54]^2)/([.$AF54]^2);[.$AD$2])))*[.$V54]*0.8)+([.O54]/10))*5)+10; 0)" office:value-type="float" office:value="40" calcext:value-type="float">
            <text:p>40</text:p>
          </table:table-cell>
          <table:table-cell table:style-name="ce6" table:formula="of:=IFERROR(ROUND((AVERAGE(MIN(([.$P54]^[.$X$2])/([.$AF54]^2);[.$AD$2]); MIN([.P54]/[.$AA$2]; [.$Z$2])))*([.$V54]+[.$Y$2]))*5;0)" office:value-type="float" office:value="5" calcext:value-type="float">
            <text:p>5</text:p>
          </table:table-cell>
          <table:table-cell table:style-name="ce24" table:formula="of:=IFERROR(ROUND((MIN(([.$P54]+[.$S54]+[.$U54])/8/[.$AF54];[.$AD$2]))*([.$V54]+3))*5;0)" office:value-type="float" office:value="20" calcext:value-type="float">
            <text:p>20</text:p>
          </table:table-cell>
          <table:table-cell table:style-name="ce16" table:formula="of:=IFERROR(ROUND(((MIN(([.$T54]^2)/([.$AF54]^2);[.$AD$2]))*([.$V54]+3)*[.$AF$2]))*5;0)" office:value-type="float" office:value="5" calcext:value-type="float">
            <text:p>5</text:p>
          </table:table-cell>
          <table:table-cell table:style-name="ce8" table:formula="of:=IFERROR(ROUND((AVERAGE(MIN(([.$Q54]^2)/([.$AF54]^2);[.$AD$2]);MIN([.Q54]/[.$AB$2]; [.$Z$2]))*([.$V54]+3)*[.$AF$2]))*5;0)" office:value-type="float" office:value="5" calcext:value-type="float">
            <text:p>5</text:p>
          </table:table-cell>
          <table:table-cell table:style-name="ce14" table:formula="of:=IFERROR(ROUND((AVERAGE(MIN(([.$S54]^2)/([.$AF54]^2);[.$AD$2]);MIN([.S54]/[.$AB$2]; [.$Z$2]))*([.$V54]+3)*[.$AF$2]))*5;0)" office:value-type="float" office:value="5" calcext:value-type="float">
            <text:p>5</text:p>
          </table:table-cell>
          <table:table-cell table:style-name="ce10" table:formula="of:=IFERROR(ROUND((AVERAGE(MIN(([.$R54]^[.$AC$2])/([.$AF54]^2);[.$AD$2]); MIN([.R54]/[.$AA$2]; [.$Z$2])))*([.$V54]+[.$Y$2]))*5;0)" office:value-type="float" office:value="5" calcext:value-type="float">
            <text:p>5</text:p>
          </table:table-cell>
          <table:table-cell table:style-name="ce11" table:formula="of:=ROUND(AVERAGE([.W54:.AC54]))" office:value-type="float" office:value="12" calcext:value-type="float">
            <text:p>12</text:p>
          </table:table-cell>
          <table:table-cell table:style-name="ce11" table:formula="of:=ROUND((([.U54]/[.$AE$1])*MAX([.U54]/350;0.8));2)" office:value-type="float" office:value="0.8" calcext:value-type="float">
            <text:p>0.8</text:p>
          </table:table-cell>
          <table:table-cell table:style-name="ce11" table:formula="of:=ROUND([.U54]/6;2)" office:value-type="float" office:value="15" calcext:value-type="float">
            <text:p>15</text:p>
          </table:table-cell>
          <table:table-cell table:style-name="ce11"/>
          <table:table-cell table:style-name="ce40" table:formula="of:=IFERROR(ROUND((((MIN(([.$O54]^2)/([.$AF54]^2);[.$AE$2])))*[.$AE54]*0.8)+([.O54]/10))+10;10)" office:value-type="float" office:value="15" calcext:value-type="float">
            <text:p>15</text:p>
          </table:table-cell>
          <table:table-cell table:style-name="ce41" table:formula="of:=IFERROR(ROUND(((MIN(([.$P54]^2)/([.$AF54]^2);[.$AE$2])))*[.$AE54]);0)" office:value-type="float" office:value="0" calcext:value-type="float">
            <text:p>0</text:p>
          </table:table-cell>
          <table:table-cell table:style-name="ce42" table:formula="of:=IFERROR(ROUND(MIN(([.P54]+[.S54]+[.U54])/8/[.$AF54];[.$AE$2])^2*[.$AE54]);0)" office:value-type="float" office:value="1" calcext:value-type="float">
            <text:p>1</text:p>
          </table:table-cell>
          <table:table-cell table:style-name="ce43" table:formula="of:=IFERROR(ROUND(((MIN(([.T54]^2)/([.$AF54]^2);[.$AE$2])))*[.$AE54]*[.$AF$1]);0)" office:value-type="float" office:value="0" calcext:value-type="float">
            <text:p>0</text:p>
          </table:table-cell>
          <table:table-cell table:style-name="ce44" table:formula="of:=IFERROR(ROUND(((MIN(([.Q54]^2)/([.$AF54]^2);[.$AE$2])))*[.$AE54]*[.$AF$1]);0)" office:value-type="float" office:value="0" calcext:value-type="float">
            <text:p>0</text:p>
          </table:table-cell>
          <table:table-cell table:style-name="ce45" table:formula="of:=IFERROR(ROUND(((MIN(([.S54]^2)/([.$AF54]^2);[.$AE$2])))*[.$AE54]*[.$AF$1]);0)" office:value-type="float" office:value="0" calcext:value-type="float">
            <text:p>0</text:p>
          </table:table-cell>
          <table:table-cell table:style-name="ce46" table:formula="of:=IFERROR(ROUND(((MIN(([.R54]^2)/([.$AF54]^2);[.$AE$2]))*[.$AE54]));0)" office:value-type="float" office:value="0" calcext:value-type="float">
            <text:p>0</text:p>
          </table:table-cell>
          <table:table-cell table:formula="of:=ROUND(AVERAGE([.AI54:.AN54]);2)" office:value-type="float" office:value="0.17" calcext:value-type="float">
            <text:p>0.17</text:p>
          </table:table-cell>
          <table:table-cell table:style-name="ce11" table:formula="of:=IFERROR(MIN(MAX((ROUND(AVERAGE((((MIN(([.$O54]^[.$AO$2])/([.$AF54]^[.$AO$2]);[.$AQ$2])))*[.$V54]*0.8)+([.$O54]/10);([.O54]/8));0)*5)+10; 30); 99); 0)" office:value-type="float" office:value="35" calcext:value-type="float">
            <text:p>35</text:p>
          </table:table-cell>
          <table:table-cell table:style-name="ce11" table:formula="of:=IFERROR(MIN(MAX(ROUND(AVERAGE((MIN(([.$P54]^[.$X$2])/([.$AF54]^[.$AO$2]);[.$AQ$2]))*([.$V54]+[.$AR$2]);([.P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54]+[.$S54]+[.$U54])/8/[.$AF54];[.$AQ$2]))*([.$V54]+3)*[.$AS$2];([.U54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54]^2)/([.$AF54]^[.$AO$2]);[.$AQ$2]))*([.$V54]+3)*[.$AS$2]);([.T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4]^[.$AO$2])/([.$AF54]^[.$AO$2]);[.$AQ$2]))*([.$V54]+3)*[.$AS$2]);([.Q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4]^[.$AO$2])/([.$AF54]^[.$AO$2]);[.$AQ$2]))*([.$V54]+3)*[.$AS$2]);([.S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54]^[.$AC$2])/([.$AF54]^[.$AO$2]);[.$AQ$2]))*([.$V54]+[.$AR$2]);([.R54]/10));0)*5; [.$AU$2]); [.$AT$2]);0)" office:value-type="float" office:value="10" calcext:value-type="float">
            <text:p>10</text:p>
          </table:table-cell>
          <table:table-cell table:formula="of:=ROUND(AVERAGE([.AP54:.AV54]);2)" office:value-type="float" office:value="14.29" calcext:value-type="float">
            <text:p>14.29</text:p>
          </table:table-cell>
          <table:table-cell/>
          <table:table-cell table:formula="of:=MIN(MAX([.AH54]-[.AH53];0);[.$BF$2])" office:value-type="float" office:value="0" calcext:value-type="float">
            <text:p>0</text:p>
          </table:table-cell>
          <table:table-cell table:formula="of:=MIN(MAX([.AI54]-[.AI53];0);[.$BF$2])" office:value-type="float" office:value="0" calcext:value-type="float">
            <text:p>0</text:p>
          </table:table-cell>
          <table:table-cell table:formula="of:=MIN(MAX([.AJ54]-[.AJ53];0);[.$BF$2])" office:value-type="float" office:value="0" calcext:value-type="float">
            <text:p>0</text:p>
          </table:table-cell>
          <table:table-cell table:formula="of:=MIN(MAX([.AK54]-[.AK53];0);[.$BF$2])" office:value-type="float" office:value="0" calcext:value-type="float">
            <text:p>0</text:p>
          </table:table-cell>
          <table:table-cell table:formula="of:=MIN(MAX([.AL54]-[.AL53];0);[.$BF$2])" office:value-type="float" office:value="0" calcext:value-type="float">
            <text:p>0</text:p>
          </table:table-cell>
          <table:table-cell table:formula="of:=MIN(MAX([.AM54]-[.AM53];0);[.$BF$2])" office:value-type="float" office:value="0" calcext:value-type="float">
            <text:p>0</text:p>
          </table:table-cell>
          <table:table-cell table:formula="of:=MIN(MAX([.AN54]-[.AN5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55]-[.C55]" office:value-type="float" office:value="-5" calcext:value-type="float">
            <text:p>-5</text:p>
          </table:table-cell>
          <table:table-cell table:style-name="ce29" table:formula="of:=[.P55]-[.D55]" office:value-type="float" office:value="15" calcext:value-type="float">
            <text:p>15</text:p>
          </table:table-cell>
          <table:table-cell table:style-name="ce60" table:formula="of:=[.Q55]-[.E55]" office:value-type="float" office:value="-5" calcext:value-type="float">
            <text:p>-5</text:p>
          </table:table-cell>
          <table:table-cell table:style-name="ce62" table:formula="of:=[.R55]-[.F55]" office:value-type="float" office:value="25" calcext:value-type="float">
            <text:p>25</text:p>
          </table:table-cell>
          <table:table-cell table:style-name="ce64" table:formula="of:=[.S55]-[.G55]" office:value-type="float" office:value="-5" calcext:value-type="float">
            <text:p>-5</text:p>
          </table:table-cell>
          <table:table-cell table:style-name="ce66" table:formula="of:=[.T55]-[.H55]" office:value-type="float" office:value="20" calcext:value-type="float">
            <text:p>2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55:.T55])" office:value-type="float" office:value="350" calcext:value-type="float">
            <text:p>350</text:p>
          </table:table-cell>
          <table:table-cell table:style-name="ce11" table:formula="of:=ROUND((([.U55]/[.$AE$1])*MAX([.U55]/420; 1.2));2)" office:value-type="float" office:value="4.67" calcext:value-type="float">
            <text:p>4.67</text:p>
          </table:table-cell>
          <table:table-cell table:style-name="ce4" table:formula="of:=IFERROR((ROUND((((MIN(([.$O55]^2)/([.$AF55]^2);[.$AD$2])))*[.$V55]*0.8)+([.O55]/10))*5)+10; 0)" office:value-type="float" office:value="55" calcext:value-type="float">
            <text:p>55</text:p>
          </table:table-cell>
          <table:table-cell table:style-name="ce6" table:formula="of:=IFERROR(ROUND((AVERAGE(MIN(([.$P55]^[.$X$2])/([.$AF55]^2);[.$AD$2]); MIN([.P55]/[.$AA$2]; [.$Z$2])))*([.$V55]+[.$Y$2]))*5;0)" office:value-type="float" office:value="35" calcext:value-type="float">
            <text:p>35</text:p>
          </table:table-cell>
          <table:table-cell table:style-name="ce24" table:formula="of:=IFERROR(ROUND((MIN(([.$P55]+[.$S55]+[.$U55])/8/[.$AF55];[.$AD$2]))*([.$V55]+3))*5;0)" office:value-type="float" office:value="40" calcext:value-type="float">
            <text:p>40</text:p>
          </table:table-cell>
          <table:table-cell table:style-name="ce16" table:formula="of:=IFERROR(ROUND(((MIN(([.$T55]^2)/([.$AF55]^2);[.$AD$2]))*([.$V55]+3)*[.$AF$2]))*5;0)" office:value-type="float" office:value="40" calcext:value-type="float">
            <text:p>40</text:p>
          </table:table-cell>
          <table:table-cell table:style-name="ce8" table:formula="of:=IFERROR(ROUND((AVERAGE(MIN(([.$Q55]^2)/([.$AF55]^2);[.$AD$2]);MIN([.Q55]/[.$AB$2]; [.$Z$2]))*([.$V55]+3)*[.$AF$2]))*5;0)" office:value-type="float" office:value="25" calcext:value-type="float">
            <text:p>25</text:p>
          </table:table-cell>
          <table:table-cell table:style-name="ce14" table:formula="of:=IFERROR(ROUND((AVERAGE(MIN(([.$S55]^2)/([.$AF55]^2);[.$AD$2]);MIN([.S55]/[.$AB$2]; [.$Z$2]))*([.$V55]+3)*[.$AF$2]))*5;0)" office:value-type="float" office:value="30" calcext:value-type="float">
            <text:p>30</text:p>
          </table:table-cell>
          <table:table-cell table:style-name="ce10" table:formula="of:=IFERROR(ROUND((AVERAGE(MIN(([.$R55]^[.$AC$2])/([.$AF55]^2);[.$AD$2]); MIN([.R55]/[.$AA$2]; [.$Z$2])))*([.$V55]+[.$Y$2]))*5;0)" office:value-type="float" office:value="35" calcext:value-type="float">
            <text:p>35</text:p>
          </table:table-cell>
          <table:table-cell table:style-name="ce11" table:formula="of:=ROUND(AVERAGE([.W55:.AC55]))" office:value-type="float" office:value="37" calcext:value-type="float">
            <text:p>37</text:p>
          </table:table-cell>
          <table:table-cell table:style-name="ce11" table:formula="of:=ROUND((([.U55]/[.$AE$1])*MAX([.U55]/350;0.8));2)" office:value-type="float" office:value="3.89" calcext:value-type="float">
            <text:p>3.89</text:p>
          </table:table-cell>
          <table:table-cell table:style-name="ce11" table:formula="of:=ROUND([.U5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55]^2)/([.$AF55]^2);[.$AE$2])))*[.$AE55]*0.8)+([.O55]/10))+10;10)" office:value-type="float" office:value="18" calcext:value-type="float">
            <text:p>18</text:p>
          </table:table-cell>
          <table:table-cell table:style-name="ce41" table:formula="of:=IFERROR(ROUND(((MIN(([.$P55]^2)/([.$AF55]^2);[.$AE$2])))*[.$AE55]);0)" office:value-type="float" office:value="6" calcext:value-type="float">
            <text:p>6</text:p>
          </table:table-cell>
          <table:table-cell table:style-name="ce42" table:formula="of:=IFERROR(ROUND(MIN(([.P55]+[.S55]+[.U55])/8/[.$AF55];[.$AE$2])^2*[.$AE55]);0)" office:value-type="float" office:value="4" calcext:value-type="float">
            <text:p>4</text:p>
          </table:table-cell>
          <table:table-cell table:style-name="ce43" table:formula="of:=IFERROR(ROUND(((MIN(([.T55]^2)/([.$AF55]^2);[.$AE$2])))*[.$AE55]*[.$AF$1]);0)" office:value-type="float" office:value="3" calcext:value-type="float">
            <text:p>3</text:p>
          </table:table-cell>
          <table:table-cell table:style-name="ce44" table:formula="of:=IFERROR(ROUND(((MIN(([.Q55]^2)/([.$AF55]^2);[.$AE$2])))*[.$AE55]*[.$AF$1]);0)" office:value-type="float" office:value="2" calcext:value-type="float">
            <text:p>2</text:p>
          </table:table-cell>
          <table:table-cell table:style-name="ce45" table:formula="of:=IFERROR(ROUND(((MIN(([.S55]^2)/([.$AF55]^2);[.$AE$2])))*[.$AE55]*[.$AF$1]);0)" office:value-type="float" office:value="2" calcext:value-type="float">
            <text:p>2</text:p>
          </table:table-cell>
          <table:table-cell table:style-name="ce46" table:formula="of:=IFERROR(ROUND(((MIN(([.R55]^2)/([.$AF55]^2);[.$AE$2]))*[.$AE55]));0)" office:value-type="float" office:value="5" calcext:value-type="float">
            <text:p>5</text:p>
          </table:table-cell>
          <table:table-cell table:formula="of:=ROUND(AVERAGE([.AI55:.AN55]);2)" office:value-type="float" office:value="3.67" calcext:value-type="float">
            <text:p>3.67</text:p>
          </table:table-cell>
          <table:table-cell table:style-name="ce11" table:formula="of:=IFERROR(MIN(MAX((ROUND(AVERAGE((((MIN(([.$O55]^[.$AO$2])/([.$AF55]^[.$AO$2]);[.$AQ$2])))*[.$V55]*0.8)+([.$O55]/10);([.O55]/8));0)*5)+10; 30); 99); 0)" office:value-type="float" office:value="50" calcext:value-type="float">
            <text:p>50</text:p>
          </table:table-cell>
          <table:table-cell table:style-name="ce11" table:formula="of:=IFERROR(MIN(MAX(ROUND(AVERAGE((MIN(([.$P55]^[.$X$2])/([.$AF55]^[.$AO$2]);[.$AQ$2]))*([.$V55]+[.$AR$2]);([.P5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5]+[.$S55]+[.$U55])/8/[.$AF55];[.$AQ$2]))*([.$V55]+3)*[.$AS$2];([.U5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5]^2)/([.$AF55]^[.$AO$2]);[.$AQ$2]))*([.$V55]+3)*[.$AS$2]);([.T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55]^[.$AO$2])/([.$AF55]^[.$AO$2]);[.$AQ$2]))*([.$V55]+3)*[.$AS$2]);([.Q5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5]^[.$AO$2])/([.$AF55]^[.$AO$2]);[.$AQ$2]))*([.$V55]+3)*[.$AS$2]);([.S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5]^[.$AC$2])/([.$AF55]^[.$AO$2]);[.$AQ$2]))*([.$V55]+[.$AR$2]);([.R55]/10));0)*5; [.$AU$2]); [.$AT$2]);0)" office:value-type="float" office:value="35" calcext:value-type="float">
            <text:p>35</text:p>
          </table:table-cell>
          <table:table-cell table:formula="of:=ROUND(AVERAGE([.AP55:.AV55]);2)" office:value-type="float" office:value="34.29" calcext:value-type="float">
            <text:p>34.29</text:p>
          </table:table-cell>
          <table:table-cell/>
          <table:table-cell table:formula="of:=MIN(MAX([.AH55]-[.AH54];0);[.$BF$2])" office:value-type="float" office:value="3" calcext:value-type="float">
            <text:p>3</text:p>
          </table:table-cell>
          <table:table-cell table:formula="of:=MIN(MAX([.AI55]-[.AI54];0);[.$BF$2])" office:value-type="float" office:value="6" calcext:value-type="float">
            <text:p>6</text:p>
          </table:table-cell>
          <table:table-cell table:formula="of:=MIN(MAX([.AJ55]-[.AJ54];0);[.$BF$2])" office:value-type="float" office:value="3" calcext:value-type="float">
            <text:p>3</text:p>
          </table:table-cell>
          <table:table-cell table:formula="of:=MIN(MAX([.AK55]-[.AK54];0);[.$BF$2])" office:value-type="float" office:value="3" calcext:value-type="float">
            <text:p>3</text:p>
          </table:table-cell>
          <table:table-cell table:formula="of:=MIN(MAX([.AL55]-[.AL54];0);[.$BF$2])" office:value-type="float" office:value="2" calcext:value-type="float">
            <text:p>2</text:p>
          </table:table-cell>
          <table:table-cell table:formula="of:=MIN(MAX([.AM55]-[.AM54];0);[.$BF$2])" office:value-type="float" office:value="2" calcext:value-type="float">
            <text:p>2</text:p>
          </table:table-cell>
          <table:table-cell table:formula="of:=MIN(MAX([.AN55]-[.AN54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56]-[.C56]" office:value-type="float" office:value="0" calcext:value-type="float">
            <text:p>0</text:p>
          </table:table-cell>
          <table:table-cell table:style-name="ce29" table:formula="of:=[.P56]-[.D56]" office:value-type="float" office:value="10" calcext:value-type="float">
            <text:p>10</text:p>
          </table:table-cell>
          <table:table-cell table:style-name="ce60" table:formula="of:=[.Q56]-[.E56]" office:value-type="float" office:value="0" calcext:value-type="float">
            <text:p>0</text:p>
          </table:table-cell>
          <table:table-cell table:style-name="ce62" table:formula="of:=[.R56]-[.F56]" office:value-type="float" office:value="0" calcext:value-type="float">
            <text:p>0</text:p>
          </table:table-cell>
          <table:table-cell table:style-name="ce64" table:formula="of:=[.S56]-[.G56]" office:value-type="float" office:value="0" calcext:value-type="float">
            <text:p>0</text:p>
          </table:table-cell>
          <table:table-cell table:style-name="ce66" table:formula="of:=[.T56]-[.H56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6:.T56])" office:value-type="float" office:value="460" calcext:value-type="float">
            <text:p>460</text:p>
          </table:table-cell>
          <table:table-cell table:style-name="ce11" table:formula="of:=ROUND((([.U56]/[.$AE$1])*MAX([.U56]/420; 1.2));2)" office:value-type="float" office:value="6.13" calcext:value-type="float">
            <text:p>6.13</text:p>
          </table:table-cell>
          <table:table-cell table:style-name="ce4" table:formula="of:=IFERROR((ROUND((((MIN(([.$O56]^2)/([.$AF56]^2);[.$AD$2])))*[.$V56]*0.8)+([.O56]/10))*5)+10; 0)" office:value-type="float" office:value="65" calcext:value-type="float">
            <text:p>65</text:p>
          </table:table-cell>
          <table:table-cell table:style-name="ce6" table:formula="of:=IFERROR(ROUND((AVERAGE(MIN(([.$P56]^[.$X$2])/([.$AF56]^2);[.$AD$2]); MIN([.P56]/[.$AA$2]; [.$Z$2])))*([.$V56]+[.$Y$2]))*5;0)" office:value-type="float" office:value="40" calcext:value-type="float">
            <text:p>40</text:p>
          </table:table-cell>
          <table:table-cell table:style-name="ce24" table:formula="of:=IFERROR(ROUND((MIN(([.$P56]+[.$S56]+[.$U56])/8/[.$AF56];[.$AD$2]))*([.$V56]+3))*5;0)" office:value-type="float" office:value="45" calcext:value-type="float">
            <text:p>45</text:p>
          </table:table-cell>
          <table:table-cell table:style-name="ce16" table:formula="of:=IFERROR(ROUND(((MIN(([.$T56]^2)/([.$AF56]^2);[.$AD$2]))*([.$V56]+3)*[.$AF$2]))*5;0)" office:value-type="float" office:value="50" calcext:value-type="float">
            <text:p>50</text:p>
          </table:table-cell>
          <table:table-cell table:style-name="ce8" table:formula="of:=IFERROR(ROUND((AVERAGE(MIN(([.$Q56]^2)/([.$AF56]^2);[.$AD$2]);MIN([.Q56]/[.$AB$2]; [.$Z$2]))*([.$V56]+3)*[.$AF$2]))*5;0)" office:value-type="float" office:value="35" calcext:value-type="float">
            <text:p>35</text:p>
          </table:table-cell>
          <table:table-cell table:style-name="ce14" table:formula="of:=IFERROR(ROUND((AVERAGE(MIN(([.$S56]^2)/([.$AF56]^2);[.$AD$2]);MIN([.S56]/[.$AB$2]; [.$Z$2]))*([.$V56]+3)*[.$AF$2]))*5;0)" office:value-type="float" office:value="50" calcext:value-type="float">
            <text:p>50</text:p>
          </table:table-cell>
          <table:table-cell table:style-name="ce10" table:formula="of:=IFERROR(ROUND((AVERAGE(MIN(([.$R56]^[.$AC$2])/([.$AF56]^2);[.$AD$2]); MIN([.R56]/[.$AA$2]; [.$Z$2])))*([.$V56]+[.$Y$2]))*5;0)" office:value-type="float" office:value="55" calcext:value-type="float">
            <text:p>55</text:p>
          </table:table-cell>
          <table:table-cell table:style-name="ce11" table:formula="of:=ROUND(AVERAGE([.W56:.AC56]))" office:value-type="float" office:value="49" calcext:value-type="float">
            <text:p>49</text:p>
          </table:table-cell>
          <table:table-cell table:style-name="ce11" table:formula="of:=ROUND((([.U56]/[.$AE$1])*MAX([.U56]/350;0.8));2)" office:value-type="float" office:value="6.72" calcext:value-type="float">
            <text:p>6.72</text:p>
          </table:table-cell>
          <table:table-cell table:style-name="ce11" table:formula="of:=ROUND([.U56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56]^2)/([.$AF56]^2);[.$AE$2])))*[.$AE56]*0.8)+([.O56]/10))+10;10)" office:value-type="float" office:value="21" calcext:value-type="float">
            <text:p>21</text:p>
          </table:table-cell>
          <table:table-cell table:style-name="ce41" table:formula="of:=IFERROR(ROUND(((MIN(([.$P56]^2)/([.$AF56]^2);[.$AE$2])))*[.$AE56]);0)" office:value-type="float" office:value="6" calcext:value-type="float">
            <text:p>6</text:p>
          </table:table-cell>
          <table:table-cell table:style-name="ce42" table:formula="of:=IFERROR(ROUND(MIN(([.P56]+[.S56]+[.U56])/8/[.$AF56];[.$AE$2])^2*[.$AE56]);0)" office:value-type="float" office:value="7" calcext:value-type="float">
            <text:p>7</text:p>
          </table:table-cell>
          <table:table-cell table:style-name="ce43" table:formula="of:=IFERROR(ROUND(((MIN(([.T56]^2)/([.$AF56]^2);[.$AE$2])))*[.$AE56]*[.$AF$1]);0)" office:value-type="float" office:value="6" calcext:value-type="float">
            <text:p>6</text:p>
          </table:table-cell>
          <table:table-cell table:style-name="ce44" table:formula="of:=IFERROR(ROUND(((MIN(([.Q56]^2)/([.$AF56]^2);[.$AE$2])))*[.$AE56]*[.$AF$1]);0)" office:value-type="float" office:value="3" calcext:value-type="float">
            <text:p>3</text:p>
          </table:table-cell>
          <table:table-cell table:style-name="ce45" table:formula="of:=IFERROR(ROUND(((MIN(([.S56]^2)/([.$AF56]^2);[.$AE$2])))*[.$AE56]*[.$AF$1]);0)" office:value-type="float" office:value="5" calcext:value-type="float">
            <text:p>5</text:p>
          </table:table-cell>
          <table:table-cell table:style-name="ce46" table:formula="of:=IFERROR(ROUND(((MIN(([.R56]^2)/([.$AF56]^2);[.$AE$2]))*[.$AE56]));0)" office:value-type="float" office:value="9" calcext:value-type="float">
            <text:p>9</text:p>
          </table:table-cell>
          <table:table-cell table:formula="of:=ROUND(AVERAGE([.AI56:.AN56]);2)" office:value-type="float" office:value="6" calcext:value-type="float">
            <text:p>6</text:p>
          </table:table-cell>
          <table:table-cell table:style-name="ce11" table:formula="of:=IFERROR(MIN(MAX((ROUND(AVERAGE((((MIN(([.$O56]^[.$AO$2])/([.$AF56]^[.$AO$2]);[.$AQ$2])))*[.$V56]*0.8)+([.$O56]/10);([.O56]/8));0)*5)+10; 30); 99); 0)" office:value-type="float" office:value="60" calcext:value-type="float">
            <text:p>60</text:p>
          </table:table-cell>
          <table:table-cell table:style-name="ce11" table:formula="of:=IFERROR(MIN(MAX(ROUND(AVERAGE((MIN(([.$P56]^[.$X$2])/([.$AF56]^[.$AO$2]);[.$AQ$2]))*([.$V56]+[.$AR$2]);([.P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6]+[.$S56]+[.$U56])/8/[.$AF56];[.$AQ$2]))*([.$V56]+3)*[.$AS$2];([.U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6]^2)/([.$AF56]^[.$AO$2]);[.$AQ$2]))*([.$V56]+3)*[.$AS$2]);([.T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56]^[.$AO$2])/([.$AF56]^[.$AO$2]);[.$AQ$2]))*([.$V56]+3)*[.$AS$2]);([.Q5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6]^[.$AO$2])/([.$AF56]^[.$AO$2]);[.$AQ$2]))*([.$V56]+3)*[.$AS$2]);([.S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6]^[.$AC$2])/([.$AF56]^[.$AO$2]);[.$AQ$2]))*([.$V56]+[.$AR$2]);([.R56]/10));0)*5; [.$AU$2]); [.$AT$2]);0)" office:value-type="float" office:value="45" calcext:value-type="float">
            <text:p>45</text:p>
          </table:table-cell>
          <table:table-cell table:formula="of:=ROUND(AVERAGE([.AP56:.AV56]);2)" office:value-type="float" office:value="43.57" calcext:value-type="float">
            <text:p>43.57</text:p>
          </table:table-cell>
          <table:table-cell/>
          <table:table-cell table:formula="of:=MIN(MAX([.AH56]-[.AH55];0);[.$BF$2])" office:value-type="float" office:value="3" calcext:value-type="float">
            <text:p>3</text:p>
          </table:table-cell>
          <table:table-cell table:formula="of:=MIN(MAX([.AI56]-[.AI55];0);[.$BF$2])" office:value-type="float" office:value="0" calcext:value-type="float">
            <text:p>0</text:p>
          </table:table-cell>
          <table:table-cell table:formula="of:=MIN(MAX([.AJ56]-[.AJ55];0);[.$BF$2])" office:value-type="float" office:value="3" calcext:value-type="float">
            <text:p>3</text:p>
          </table:table-cell>
          <table:table-cell table:formula="of:=MIN(MAX([.AK56]-[.AK55];0);[.$BF$2])" office:value-type="float" office:value="3" calcext:value-type="float">
            <text:p>3</text:p>
          </table:table-cell>
          <table:table-cell table:formula="of:=MIN(MAX([.AL56]-[.AL55];0);[.$BF$2])" office:value-type="float" office:value="1" calcext:value-type="float">
            <text:p>1</text:p>
          </table:table-cell>
          <table:table-cell table:formula="of:=MIN(MAX([.AM56]-[.AM55];0);[.$BF$2])" office:value-type="float" office:value="3" calcext:value-type="float">
            <text:p>3</text:p>
          </table:table-cell>
          <table:table-cell table:formula="of:=MIN(MAX([.AN56]-[.AN55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57]-[.C57]" office:value-type="float" office:value="10" calcext:value-type="float">
            <text:p>10</text:p>
          </table:table-cell>
          <table:table-cell table:style-name="ce29" table:formula="of:=[.P57]-[.D57]" office:value-type="float" office:value="10" calcext:value-type="float">
            <text:p>10</text:p>
          </table:table-cell>
          <table:table-cell table:style-name="ce60" table:formula="of:=[.Q57]-[.E57]" office:value-type="float" office:value="0" calcext:value-type="float">
            <text:p>0</text:p>
          </table:table-cell>
          <table:table-cell table:style-name="ce62" table:formula="of:=[.R57]-[.F57]" office:value-type="float" office:value="10" calcext:value-type="float">
            <text:p>10</text:p>
          </table:table-cell>
          <table:table-cell table:style-name="ce64" table:formula="of:=[.S57]-[.G57]" office:value-type="float" office:value="0" calcext:value-type="float">
            <text:p>0</text:p>
          </table:table-cell>
          <table:table-cell table:style-name="ce66" table:formula="of:=[.T57]-[.H57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57:.T57])" office:value-type="float" office:value="310" calcext:value-type="float">
            <text:p>310</text:p>
          </table:table-cell>
          <table:table-cell table:style-name="ce11" table:formula="of:=ROUND((([.U57]/[.$AE$1])*MAX([.U57]/420; 1.2));2)" office:value-type="float" office:value="4.13" calcext:value-type="float">
            <text:p>4.13</text:p>
          </table:table-cell>
          <table:table-cell table:style-name="ce4" table:formula="of:=IFERROR((ROUND((((MIN(([.$O57]^2)/([.$AF57]^2);[.$AD$2])))*[.$V57]*0.8)+([.O57]/10))*5)+10; 0)" office:value-type="float" office:value="35" calcext:value-type="float">
            <text:p>35</text:p>
          </table:table-cell>
          <table:table-cell table:style-name="ce6" table:formula="of:=IFERROR(ROUND((AVERAGE(MIN(([.$P57]^[.$X$2])/([.$AF57]^2);[.$AD$2]); MIN([.P57]/[.$AA$2]; [.$Z$2])))*([.$V57]+[.$Y$2]))*5;0)" office:value-type="float" office:value="35" calcext:value-type="float">
            <text:p>35</text:p>
          </table:table-cell>
          <table:table-cell table:style-name="ce24" table:formula="of:=IFERROR(ROUND((MIN(([.$P57]+[.$S57]+[.$U57])/8/[.$AF57];[.$AD$2]))*([.$V57]+3))*5;0)" office:value-type="float" office:value="35" calcext:value-type="float">
            <text:p>35</text:p>
          </table:table-cell>
          <table:table-cell table:style-name="ce16" table:formula="of:=IFERROR(ROUND(((MIN(([.$T57]^2)/([.$AF57]^2);[.$AD$2]))*([.$V57]+3)*[.$AF$2]))*5;0)" office:value-type="float" office:value="65" calcext:value-type="float">
            <text:p>65</text:p>
          </table:table-cell>
          <table:table-cell table:style-name="ce8" table:formula="of:=IFERROR(ROUND((AVERAGE(MIN(([.$Q57]^2)/([.$AF57]^2);[.$AD$2]);MIN([.Q57]/[.$AB$2]; [.$Z$2]))*([.$V57]+3)*[.$AF$2]))*5;0)" office:value-type="float" office:value="10" calcext:value-type="float">
            <text:p>10</text:p>
          </table:table-cell>
          <table:table-cell table:style-name="ce14" table:formula="of:=IFERROR(ROUND((AVERAGE(MIN(([.$S57]^2)/([.$AF57]^2);[.$AD$2]);MIN([.S57]/[.$AB$2]; [.$Z$2]))*([.$V57]+3)*[.$AF$2]))*5;0)" office:value-type="float" office:value="25" calcext:value-type="float">
            <text:p>25</text:p>
          </table:table-cell>
          <table:table-cell table:style-name="ce10" table:formula="of:=IFERROR(ROUND((AVERAGE(MIN(([.$R57]^[.$AC$2])/([.$AF57]^2);[.$AD$2]); MIN([.R57]/[.$AA$2]; [.$Z$2])))*([.$V57]+[.$Y$2]))*5;0)" office:value-type="float" office:value="20" calcext:value-type="float">
            <text:p>20</text:p>
          </table:table-cell>
          <table:table-cell table:style-name="ce11" table:formula="of:=ROUND(AVERAGE([.W57:.AC57]))" office:value-type="float" office:value="32" calcext:value-type="float">
            <text:p>32</text:p>
          </table:table-cell>
          <table:table-cell table:style-name="ce11" table:formula="of:=ROUND((([.U57]/[.$AE$1])*MAX([.U57]/350;0.8));2)" office:value-type="float" office:value="3.05" calcext:value-type="float">
            <text:p>3.05</text:p>
          </table:table-cell>
          <table:table-cell table:style-name="ce11" table:formula="of:=ROUND([.U57]/6;2)" office:value-type="float" office:value="51.67" calcext:value-type="float">
            <text:p>51.67</text:p>
          </table:table-cell>
          <table:table-cell table:style-name="ce11"/>
          <table:table-cell table:style-name="ce40" table:formula="of:=IFERROR(ROUND((((MIN(([.$O57]^2)/([.$AF57]^2);[.$AE$2])))*[.$AE57]*0.8)+([.O57]/10))+10;10)" office:value-type="float" office:value="15" calcext:value-type="float">
            <text:p>15</text:p>
          </table:table-cell>
          <table:table-cell table:style-name="ce41" table:formula="of:=IFERROR(ROUND(((MIN(([.$P57]^2)/([.$AF57]^2);[.$AE$2])))*[.$AE57]);0)" office:value-type="float" office:value="5" calcext:value-type="float">
            <text:p>5</text:p>
          </table:table-cell>
          <table:table-cell table:style-name="ce42" table:formula="of:=IFERROR(ROUND(MIN(([.P57]+[.S57]+[.U57])/8/[.$AF57];[.$AE$2])^2*[.$AE57]);0)" office:value-type="float" office:value="3" calcext:value-type="float">
            <text:p>3</text:p>
          </table:table-cell>
          <table:table-cell table:style-name="ce43" table:formula="of:=IFERROR(ROUND(((MIN(([.T57]^2)/([.$AF57]^2);[.$AE$2])))*[.$AE57]*[.$AF$1]);0)" office:value-type="float" office:value="4" calcext:value-type="float">
            <text:p>4</text:p>
          </table:table-cell>
          <table:table-cell table:style-name="ce44" table:formula="of:=IFERROR(ROUND(((MIN(([.Q57]^2)/([.$AF57]^2);[.$AE$2])))*[.$AE57]*[.$AF$1]);0)" office:value-type="float" office:value="0" calcext:value-type="float">
            <text:p>0</text:p>
          </table:table-cell>
          <table:table-cell table:style-name="ce45" table:formula="of:=IFERROR(ROUND(((MIN(([.S57]^2)/([.$AF57]^2);[.$AE$2])))*[.$AE57]*[.$AF$1]);0)" office:value-type="float" office:value="2" calcext:value-type="float">
            <text:p>2</text:p>
          </table:table-cell>
          <table:table-cell table:style-name="ce46" table:formula="of:=IFERROR(ROUND(((MIN(([.R57]^2)/([.$AF57]^2);[.$AE$2]))*[.$AE57]));0)" office:value-type="float" office:value="2" calcext:value-type="float">
            <text:p>2</text:p>
          </table:table-cell>
          <table:table-cell table:formula="of:=ROUND(AVERAGE([.AI57:.AN57]);2)" office:value-type="float" office:value="2.67" calcext:value-type="float">
            <text:p>2.67</text:p>
          </table:table-cell>
          <table:table-cell table:style-name="ce11" table:formula="of:=IFERROR(MIN(MAX((ROUND(AVERAGE((((MIN(([.$O57]^[.$AO$2])/([.$AF57]^[.$AO$2]);[.$AQ$2])))*[.$V57]*0.8)+([.$O57]/10);([.O57]/8));0)*5)+10; 30); 99); 0)" office:value-type="float" office:value="35" calcext:value-type="float">
            <text:p>35</text:p>
          </table:table-cell>
          <table:table-cell table:style-name="ce11" table:formula="of:=IFERROR(MIN(MAX(ROUND(AVERAGE((MIN(([.$P57]^[.$X$2])/([.$AF57]^[.$AO$2]);[.$AQ$2]))*([.$V57]+[.$AR$2]);([.P5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7]+[.$S57]+[.$U57])/8/[.$AF57];[.$AQ$2]))*([.$V57]+3)*[.$AS$2];([.U5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57]^2)/([.$AF57]^[.$AO$2]);[.$AQ$2]))*([.$V57]+3)*[.$AS$2]);([.T5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7]^[.$AO$2])/([.$AF57]^[.$AO$2]);[.$AQ$2]))*([.$V57]+3)*[.$AS$2]);([.Q5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7]^[.$AO$2])/([.$AF57]^[.$AO$2]);[.$AQ$2]))*([.$V57]+3)*[.$AS$2]);([.S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7]^[.$AC$2])/([.$AF57]^[.$AO$2]);[.$AQ$2]))*([.$V57]+[.$AR$2]);([.R57]/10));0)*5; [.$AU$2]); [.$AT$2]);0)" office:value-type="float" office:value="25" calcext:value-type="float">
            <text:p>25</text:p>
          </table:table-cell>
          <table:table-cell table:formula="of:=ROUND(AVERAGE([.AP57:.AV57]);2)" office:value-type="float" office:value="28.57" calcext:value-type="float">
            <text:p>28.57</text:p>
          </table:table-cell>
          <table:table-cell/>
          <table:table-cell table:formula="of:=MIN(MAX([.AH57]-[.AH56];0);[.$BF$2])" office:value-type="float" office:value="0" calcext:value-type="float">
            <text:p>0</text:p>
          </table:table-cell>
          <table:table-cell table:formula="of:=MIN(MAX([.AI57]-[.AI56];0);[.$BF$2])" office:value-type="float" office:value="0" calcext:value-type="float">
            <text:p>0</text:p>
          </table:table-cell>
          <table:table-cell table:formula="of:=MIN(MAX([.AJ57]-[.AJ56];0);[.$BF$2])" office:value-type="float" office:value="0" calcext:value-type="float">
            <text:p>0</text:p>
          </table:table-cell>
          <table:table-cell table:formula="of:=MIN(MAX([.AK57]-[.AK56];0);[.$BF$2])" office:value-type="float" office:value="0" calcext:value-type="float">
            <text:p>0</text:p>
          </table:table-cell>
          <table:table-cell table:formula="of:=MIN(MAX([.AL57]-[.AL56];0);[.$BF$2])" office:value-type="float" office:value="0" calcext:value-type="float">
            <text:p>0</text:p>
          </table:table-cell>
          <table:table-cell table:formula="of:=MIN(MAX([.AM57]-[.AM56];0);[.$BF$2])" office:value-type="float" office:value="0" calcext:value-type="float">
            <text:p>0</text:p>
          </table:table-cell>
          <table:table-cell table:formula="of:=MIN(MAX([.AN57]-[.AN5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20" calcext:value-type="float">
            <text:p>120</text:p>
          </table:table-cell>
          <table:table-cell table:style-name="ce55" table:formula="of:=[.O58]-[.C58]" office:value-type="float" office:value="0" calcext:value-type="float">
            <text:p>0</text:p>
          </table:table-cell>
          <table:table-cell table:style-name="ce29" table:formula="of:=[.P58]-[.D58]" office:value-type="float" office:value="-5" calcext:value-type="float">
            <text:p>-5</text:p>
          </table:table-cell>
          <table:table-cell table:style-name="ce60" table:formula="of:=[.Q58]-[.E58]" office:value-type="float" office:value="0" calcext:value-type="float">
            <text:p>0</text:p>
          </table:table-cell>
          <table:table-cell table:style-name="ce62" table:formula="of:=[.R58]-[.F58]" office:value-type="float" office:value="5" calcext:value-type="float">
            <text:p>5</text:p>
          </table:table-cell>
          <table:table-cell table:style-name="ce64" table:formula="of:=[.S58]-[.G58]" office:value-type="float" office:value="0" calcext:value-type="float">
            <text:p>0</text:p>
          </table:table-cell>
          <table:table-cell table:style-name="ce66" table:formula="of:=[.T58]-[.H58]" office:value-type="float" office:value="-10" calcext:value-type="float">
            <text:p>-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58:.T58])" office:value-type="float" office:value="430" calcext:value-type="float">
            <text:p>430</text:p>
          </table:table-cell>
          <table:table-cell table:style-name="ce11" table:formula="of:=ROUND((([.U58]/[.$AE$1])*MAX([.U58]/420; 1.2));2)" office:value-type="float" office:value="5.73" calcext:value-type="float">
            <text:p>5.73</text:p>
          </table:table-cell>
          <table:table-cell table:style-name="ce4" table:formula="of:=IFERROR((ROUND((((MIN(([.$O58]^2)/([.$AF58]^2);[.$AD$2])))*[.$V58]*0.8)+([.O58]/10))*5)+10; 0)" office:value-type="float" office:value="45" calcext:value-type="float">
            <text:p>45</text:p>
          </table:table-cell>
          <table:table-cell table:style-name="ce6" table:formula="of:=IFERROR(ROUND((AVERAGE(MIN(([.$P58]^[.$X$2])/([.$AF58]^2);[.$AD$2]); MIN([.P58]/[.$AA$2]; [.$Z$2])))*([.$V58]+[.$Y$2]))*5;0)" office:value-type="float" office:value="55" calcext:value-type="float">
            <text:p>55</text:p>
          </table:table-cell>
          <table:table-cell table:style-name="ce24" table:formula="of:=IFERROR(ROUND((MIN(([.$P58]+[.$S58]+[.$U58])/8/[.$AF58];[.$AD$2]))*([.$V58]+3))*5;0)" office:value-type="float" office:value="45" calcext:value-type="float">
            <text:p>45</text:p>
          </table:table-cell>
          <table:table-cell table:style-name="ce16" table:formula="of:=IFERROR(ROUND(((MIN(([.$T58]^2)/([.$AF58]^2);[.$AD$2]))*([.$V58]+3)*[.$AF$2]))*5;0)" office:value-type="float" office:value="75" calcext:value-type="float">
            <text:p>75</text:p>
          </table:table-cell>
          <table:table-cell table:style-name="ce8" table:formula="of:=IFERROR(ROUND((AVERAGE(MIN(([.$Q58]^2)/([.$AF58]^2);[.$AD$2]);MIN([.Q58]/[.$AB$2]; [.$Z$2]))*([.$V58]+3)*[.$AF$2]))*5;0)" office:value-type="float" office:value="30" calcext:value-type="float">
            <text:p>30</text:p>
          </table:table-cell>
          <table:table-cell table:style-name="ce14" table:formula="of:=IFERROR(ROUND((AVERAGE(MIN(([.$S58]^2)/([.$AF58]^2);[.$AD$2]);MIN([.S58]/[.$AB$2]; [.$Z$2]))*([.$V58]+3)*[.$AF$2]))*5;0)" office:value-type="float" office:value="45" calcext:value-type="float">
            <text:p>45</text:p>
          </table:table-cell>
          <table:table-cell table:style-name="ce10" table:formula="of:=IFERROR(ROUND((AVERAGE(MIN(([.$R58]^[.$AC$2])/([.$AF58]^2);[.$AD$2]); MIN([.R58]/[.$AA$2]; [.$Z$2])))*([.$V58]+[.$Y$2]))*5;0)" office:value-type="float" office:value="30" calcext:value-type="float">
            <text:p>30</text:p>
          </table:table-cell>
          <table:table-cell table:style-name="ce11" table:formula="of:=ROUND(AVERAGE([.W58:.AC58]))" office:value-type="float" office:value="46" calcext:value-type="float">
            <text:p>46</text:p>
          </table:table-cell>
          <table:table-cell table:style-name="ce11" table:formula="of:=ROUND((([.U58]/[.$AE$1])*MAX([.U58]/350;0.8));2)" office:value-type="float" office:value="5.87" calcext:value-type="float">
            <text:p>5.87</text:p>
          </table:table-cell>
          <table:table-cell table:style-name="ce11" table:formula="of:=ROUND([.U58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8]^2)/([.$AF58]^2);[.$AE$2])))*[.$AE58]*0.8)+([.O58]/10))+10;10)" office:value-type="float" office:value="17" calcext:value-type="float">
            <text:p>17</text:p>
          </table:table-cell>
          <table:table-cell table:style-name="ce41" table:formula="of:=IFERROR(ROUND(((MIN(([.$P58]^2)/([.$AF58]^2);[.$AE$2])))*[.$AE58]);0)" office:value-type="float" office:value="10" calcext:value-type="float">
            <text:p>10</text:p>
          </table:table-cell>
          <table:table-cell table:style-name="ce42" table:formula="of:=IFERROR(ROUND(MIN(([.P58]+[.S58]+[.U58])/8/[.$AF58];[.$AE$2])^2*[.$AE58]);0)" office:value-type="float" office:value="6" calcext:value-type="float">
            <text:p>6</text:p>
          </table:table-cell>
          <table:table-cell table:style-name="ce43" table:formula="of:=IFERROR(ROUND(((MIN(([.T58]^2)/([.$AF58]^2);[.$AE$2])))*[.$AE58]*[.$AF$1]);0)" office:value-type="float" office:value="8" calcext:value-type="float">
            <text:p>8</text:p>
          </table:table-cell>
          <table:table-cell table:style-name="ce44" table:formula="of:=IFERROR(ROUND(((MIN(([.Q58]^2)/([.$AF58]^2);[.$AE$2])))*[.$AE58]*[.$AF$1]);0)" office:value-type="float" office:value="2" calcext:value-type="float">
            <text:p>2</text:p>
          </table:table-cell>
          <table:table-cell table:style-name="ce45" table:formula="of:=IFERROR(ROUND(((MIN(([.S58]^2)/([.$AF58]^2);[.$AE$2])))*[.$AE58]*[.$AF$1]);0)" office:value-type="float" office:value="4" calcext:value-type="float">
            <text:p>4</text:p>
          </table:table-cell>
          <table:table-cell table:style-name="ce46" table:formula="of:=IFERROR(ROUND(((MIN(([.R58]^2)/([.$AF58]^2);[.$AE$2]))*[.$AE58]));0)" office:value-type="float" office:value="3" calcext:value-type="float">
            <text:p>3</text:p>
          </table:table-cell>
          <table:table-cell table:formula="of:=ROUND(AVERAGE([.AI58:.AN58]);2)" office:value-type="float" office:value="5.5" calcext:value-type="float">
            <text:p>5.5</text:p>
          </table:table-cell>
          <table:table-cell table:style-name="ce11" table:formula="of:=IFERROR(MIN(MAX((ROUND(AVERAGE((((MIN(([.$O58]^[.$AO$2])/([.$AF58]^[.$AO$2]);[.$AQ$2])))*[.$V58]*0.8)+([.$O58]/10);([.O58]/8));0)*5)+10; 30); 99); 0)" office:value-type="float" office:value="45" calcext:value-type="float">
            <text:p>45</text:p>
          </table:table-cell>
          <table:table-cell table:style-name="ce11" table:formula="of:=IFERROR(MIN(MAX(ROUND(AVERAGE((MIN(([.$P58]^[.$X$2])/([.$AF58]^[.$AO$2]);[.$AQ$2]))*([.$V58]+[.$AR$2]);([.P5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8]+[.$S58]+[.$U58])/8/[.$AF58];[.$AQ$2]))*([.$V58]+3)*[.$AS$2];([.U5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8]^2)/([.$AF58]^[.$AO$2]);[.$AQ$2]))*([.$V58]+3)*[.$AS$2]);([.T5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58]^[.$AO$2])/([.$AF58]^[.$AO$2]);[.$AQ$2]))*([.$V58]+3)*[.$AS$2]);([.Q5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8]^[.$AO$2])/([.$AF58]^[.$AO$2]);[.$AQ$2]))*([.$V58]+3)*[.$AS$2]);([.S5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8]^[.$AC$2])/([.$AF58]^[.$AO$2]);[.$AQ$2]))*([.$V58]+[.$AR$2]);([.R58]/10));0)*5; [.$AU$2]); [.$AT$2]);0)" office:value-type="float" office:value="25" calcext:value-type="float">
            <text:p>25</text:p>
          </table:table-cell>
          <table:table-cell table:formula="of:=ROUND(AVERAGE([.AP58:.AV58]);2)" office:value-type="float" office:value="38.57" calcext:value-type="float">
            <text:p>38.57</text:p>
          </table:table-cell>
          <table:table-cell/>
          <table:table-cell table:formula="of:=MIN(MAX([.AH58]-[.AH57];0);[.$BF$2])" office:value-type="float" office:value="2" calcext:value-type="float">
            <text:p>2</text:p>
          </table:table-cell>
          <table:table-cell table:formula="of:=MIN(MAX([.AI58]-[.AI57];0);[.$BF$2])" office:value-type="float" office:value="5" calcext:value-type="float">
            <text:p>5</text:p>
          </table:table-cell>
          <table:table-cell table:formula="of:=MIN(MAX([.AJ58]-[.AJ57];0);[.$BF$2])" office:value-type="float" office:value="3" calcext:value-type="float">
            <text:p>3</text:p>
          </table:table-cell>
          <table:table-cell table:formula="of:=MIN(MAX([.AK58]-[.AK57];0);[.$BF$2])" office:value-type="float" office:value="4" calcext:value-type="float">
            <text:p>4</text:p>
          </table:table-cell>
          <table:table-cell table:formula="of:=MIN(MAX([.AL58]-[.AL57];0);[.$BF$2])" office:value-type="float" office:value="2" calcext:value-type="float">
            <text:p>2</text:p>
          </table:table-cell>
          <table:table-cell table:formula="of:=MIN(MAX([.AM58]-[.AM57];0);[.$BF$2])" office:value-type="float" office:value="2" calcext:value-type="float">
            <text:p>2</text:p>
          </table:table-cell>
          <table:table-cell table:formula="of:=MIN(MAX([.AN58]-[.AN57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59]-[.C59]" office:value-type="float" office:value="0" calcext:value-type="float">
            <text:p>0</text:p>
          </table:table-cell>
          <table:table-cell table:style-name="ce29" table:formula="of:=[.P59]-[.D59]" office:value-type="float" office:value="20" calcext:value-type="float">
            <text:p>20</text:p>
          </table:table-cell>
          <table:table-cell table:style-name="ce60" table:formula="of:=[.Q59]-[.E59]" office:value-type="float" office:value="0" calcext:value-type="float">
            <text:p>0</text:p>
          </table:table-cell>
          <table:table-cell table:style-name="ce62" table:formula="of:=[.R59]-[.F59]" office:value-type="float" office:value="0" calcext:value-type="float">
            <text:p>0</text:p>
          </table:table-cell>
          <table:table-cell table:style-name="ce64" table:formula="of:=[.S59]-[.G59]" office:value-type="float" office:value="0" calcext:value-type="float">
            <text:p>0</text:p>
          </table:table-cell>
          <table:table-cell table:style-name="ce66" table:formula="of:=[.T59]-[.H5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9:.T59])" office:value-type="float" office:value="320" calcext:value-type="float">
            <text:p>320</text:p>
          </table:table-cell>
          <table:table-cell table:style-name="ce11" table:formula="of:=ROUND((([.U59]/[.$AE$1])*MAX([.U59]/420; 1.2));2)" office:value-type="float" office:value="4.27" calcext:value-type="float">
            <text:p>4.27</text:p>
          </table:table-cell>
          <table:table-cell table:style-name="ce4" table:formula="of:=IFERROR((ROUND((((MIN(([.$O59]^2)/([.$AF59]^2);[.$AD$2])))*[.$V59]*0.8)+([.O59]/10))*5)+10; 0)" office:value-type="float" office:value="40" calcext:value-type="float">
            <text:p>40</text:p>
          </table:table-cell>
          <table:table-cell table:style-name="ce6" table:formula="of:=IFERROR(ROUND((AVERAGE(MIN(([.$P59]^[.$X$2])/([.$AF59]^2);[.$AD$2]); MIN([.P59]/[.$AA$2]; [.$Z$2])))*([.$V59]+[.$Y$2]))*5;0)" office:value-type="float" office:value="40" calcext:value-type="float">
            <text:p>40</text:p>
          </table:table-cell>
          <table:table-cell table:style-name="ce24" table:formula="of:=IFERROR(ROUND((MIN(([.$P59]+[.$S59]+[.$U59])/8/[.$AF59];[.$AD$2]))*([.$V59]+3))*5;0)" office:value-type="float" office:value="35" calcext:value-type="float">
            <text:p>35</text:p>
          </table:table-cell>
          <table:table-cell table:style-name="ce16" table:formula="of:=IFERROR(ROUND(((MIN(([.$T59]^2)/([.$AF59]^2);[.$AD$2]))*([.$V59]+3)*[.$AF$2]))*5;0)" office:value-type="float" office:value="65" calcext:value-type="float">
            <text:p>65</text:p>
          </table:table-cell>
          <table:table-cell table:style-name="ce8" table:formula="of:=IFERROR(ROUND((AVERAGE(MIN(([.$Q59]^2)/([.$AF59]^2);[.$AD$2]);MIN([.Q59]/[.$AB$2]; [.$Z$2]))*([.$V59]+3)*[.$AF$2]))*5;0)" office:value-type="float" office:value="20" calcext:value-type="float">
            <text:p>20</text:p>
          </table:table-cell>
          <table:table-cell table:style-name="ce14" table:formula="of:=IFERROR(ROUND((AVERAGE(MIN(([.$S59]^2)/([.$AF59]^2);[.$AD$2]);MIN([.S59]/[.$AB$2]; [.$Z$2]))*([.$V59]+3)*[.$AF$2]))*5;0)" office:value-type="float" office:value="20" calcext:value-type="float">
            <text:p>20</text:p>
          </table:table-cell>
          <table:table-cell table:style-name="ce10" table:formula="of:=IFERROR(ROUND((AVERAGE(MIN(([.$R59]^[.$AC$2])/([.$AF59]^2);[.$AD$2]); MIN([.R59]/[.$AA$2]; [.$Z$2])))*([.$V59]+[.$Y$2]))*5;0)" office:value-type="float" office:value="15" calcext:value-type="float">
            <text:p>15</text:p>
          </table:table-cell>
          <table:table-cell table:style-name="ce11" table:formula="of:=ROUND(AVERAGE([.W59:.AC59]))" office:value-type="float" office:value="34" calcext:value-type="float">
            <text:p>34</text:p>
          </table:table-cell>
          <table:table-cell table:style-name="ce11" table:formula="of:=ROUND((([.U59]/[.$AE$1])*MAX([.U59]/350;0.8));2)" office:value-type="float" office:value="3.25" calcext:value-type="float">
            <text:p>3.25</text:p>
          </table:table-cell>
          <table:table-cell table:style-name="ce11" table:formula="of:=ROUND([.U5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9]^2)/([.$AF59]^2);[.$AE$2])))*[.$AE59]*0.8)+([.O59]/10))+10;10)" office:value-type="float" office:value="15" calcext:value-type="float">
            <text:p>15</text:p>
          </table:table-cell>
          <table:table-cell table:style-name="ce41" table:formula="of:=IFERROR(ROUND(((MIN(([.$P59]^2)/([.$AF59]^2);[.$AE$2])))*[.$AE59]);0)" office:value-type="float" office:value="6" calcext:value-type="float">
            <text:p>6</text:p>
          </table:table-cell>
          <table:table-cell table:style-name="ce42" table:formula="of:=IFERROR(ROUND(MIN(([.P59]+[.S59]+[.U59])/8/[.$AF59];[.$AE$2])^2*[.$AE59]);0)" office:value-type="float" office:value="3" calcext:value-type="float">
            <text:p>3</text:p>
          </table:table-cell>
          <table:table-cell table:style-name="ce43" table:formula="of:=IFERROR(ROUND(((MIN(([.T59]^2)/([.$AF59]^2);[.$AE$2])))*[.$AE59]*[.$AF$1]);0)" office:value-type="float" office:value="5" calcext:value-type="float">
            <text:p>5</text:p>
          </table:table-cell>
          <table:table-cell table:style-name="ce44" table:formula="of:=IFERROR(ROUND(((MIN(([.Q59]^2)/([.$AF59]^2);[.$AE$2])))*[.$AE59]*[.$AF$1]);0)" office:value-type="float" office:value="1" calcext:value-type="float">
            <text:p>1</text:p>
          </table:table-cell>
          <table:table-cell table:style-name="ce45" table:formula="of:=IFERROR(ROUND(((MIN(([.S59]^2)/([.$AF59]^2);[.$AE$2])))*[.$AE59]*[.$AF$1]);0)" office:value-type="float" office:value="1" calcext:value-type="float">
            <text:p>1</text:p>
          </table:table-cell>
          <table:table-cell table:style-name="ce46" table:formula="of:=IFERROR(ROUND(((MIN(([.R59]^2)/([.$AF59]^2);[.$AE$2]))*[.$AE59]));0)" office:value-type="float" office:value="2" calcext:value-type="float">
            <text:p>2</text:p>
          </table:table-cell>
          <table:table-cell table:formula="of:=ROUND(AVERAGE([.AI59:.AN59]);2)" office:value-type="float" office:value="3" calcext:value-type="float">
            <text:p>3</text:p>
          </table:table-cell>
          <table:table-cell table:style-name="ce11" table:formula="of:=IFERROR(MIN(MAX((ROUND(AVERAGE((((MIN(([.$O59]^[.$AO$2])/([.$AF59]^[.$AO$2]);[.$AQ$2])))*[.$V59]*0.8)+([.$O59]/10);([.O59]/8));0)*5)+10; 30); 99); 0)" office:value-type="float" office:value="35" calcext:value-type="float">
            <text:p>35</text:p>
          </table:table-cell>
          <table:table-cell table:style-name="ce11" table:formula="of:=IFERROR(MIN(MAX(ROUND(AVERAGE((MIN(([.$P59]^[.$X$2])/([.$AF59]^[.$AO$2]);[.$AQ$2]))*([.$V59]+[.$AR$2]);([.P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9]+[.$S59]+[.$U59])/8/[.$AF59];[.$AQ$2]))*([.$V59]+3)*[.$AS$2];([.U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9]^2)/([.$AF59]^[.$AO$2]);[.$AQ$2]))*([.$V59]+3)*[.$AS$2]);([.T5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9]^[.$AO$2])/([.$AF59]^[.$AO$2]);[.$AQ$2]))*([.$V59]+3)*[.$AS$2]);([.Q5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59]^[.$AO$2])/([.$AF59]^[.$AO$2]);[.$AQ$2]))*([.$V59]+3)*[.$AS$2]);([.S5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59]^[.$AC$2])/([.$AF59]^[.$AO$2]);[.$AQ$2]))*([.$V59]+[.$AR$2]);([.R59]/10));0)*5; [.$AU$2]); [.$AT$2]);0)" office:value-type="float" office:value="20" calcext:value-type="float">
            <text:p>20</text:p>
          </table:table-cell>
          <table:table-cell table:formula="of:=ROUND(AVERAGE([.AP59:.AV59]);2)" office:value-type="float" office:value="28.57" calcext:value-type="float">
            <text:p>28.57</text:p>
          </table:table-cell>
          <table:table-cell/>
          <table:table-cell table:formula="of:=MIN(MAX([.AH59]-[.AH58];0);[.$BF$2])" office:value-type="float" office:value="0" calcext:value-type="float">
            <text:p>0</text:p>
          </table:table-cell>
          <table:table-cell table:formula="of:=MIN(MAX([.AI59]-[.AI58];0);[.$BF$2])" office:value-type="float" office:value="0" calcext:value-type="float">
            <text:p>0</text:p>
          </table:table-cell>
          <table:table-cell table:formula="of:=MIN(MAX([.AJ59]-[.AJ58];0);[.$BF$2])" office:value-type="float" office:value="0" calcext:value-type="float">
            <text:p>0</text:p>
          </table:table-cell>
          <table:table-cell table:formula="of:=MIN(MAX([.AK59]-[.AK58];0);[.$BF$2])" office:value-type="float" office:value="0" calcext:value-type="float">
            <text:p>0</text:p>
          </table:table-cell>
          <table:table-cell table:formula="of:=MIN(MAX([.AL59]-[.AL58];0);[.$BF$2])" office:value-type="float" office:value="0" calcext:value-type="float">
            <text:p>0</text:p>
          </table:table-cell>
          <table:table-cell table:formula="of:=MIN(MAX([.AM59]-[.AM58];0);[.$BF$2])" office:value-type="float" office:value="0" calcext:value-type="float">
            <text:p>0</text:p>
          </table:table-cell>
          <table:table-cell table:formula="of:=MIN(MAX([.AN59]-[.AN5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115" calcext:value-type="float">
            <text:p>115</text:p>
          </table:table-cell>
          <table:table-cell table:style-name="ce55" table:formula="of:=[.O60]-[.C60]" office:value-type="float" office:value="0" calcext:value-type="float">
            <text:p>0</text:p>
          </table:table-cell>
          <table:table-cell table:style-name="ce29" table:formula="of:=[.P60]-[.D60]" office:value-type="float" office:value="5" calcext:value-type="float">
            <text:p>5</text:p>
          </table:table-cell>
          <table:table-cell table:style-name="ce60" table:formula="of:=[.Q60]-[.E60]" office:value-type="float" office:value="0" calcext:value-type="float">
            <text:p>0</text:p>
          </table:table-cell>
          <table:table-cell table:style-name="ce62" table:formula="of:=[.R60]-[.F60]" office:value-type="float" office:value="0" calcext:value-type="float">
            <text:p>0</text:p>
          </table:table-cell>
          <table:table-cell table:style-name="ce64" table:formula="of:=[.S60]-[.G60]" office:value-type="float" office:value="0" calcext:value-type="float">
            <text:p>0</text:p>
          </table:table-cell>
          <table:table-cell table:style-name="ce66" table:formula="of:=[.T60]-[.H60]" office:value-type="float" office:value="-5" calcext:value-type="float">
            <text:p>-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60:.T60])" office:value-type="float" office:value="450" calcext:value-type="float">
            <text:p>450</text:p>
          </table:table-cell>
          <table:table-cell table:style-name="ce11" table:formula="of:=ROUND((([.U60]/[.$AE$1])*MAX([.U60]/420; 1.2));2)" office:value-type="float" office:value="6" calcext:value-type="float">
            <text:p>6</text:p>
          </table:table-cell>
          <table:table-cell table:style-name="ce4" table:formula="of:=IFERROR((ROUND((((MIN(([.$O60]^2)/([.$AF60]^2);[.$AD$2])))*[.$V60]*0.8)+([.O60]/10))*5)+10; 0)" office:value-type="float" office:value="60" calcext:value-type="float">
            <text:p>60</text:p>
          </table:table-cell>
          <table:table-cell table:style-name="ce6" table:formula="of:=IFERROR(ROUND((AVERAGE(MIN(([.$P60]^[.$X$2])/([.$AF60]^2);[.$AD$2]); MIN([.P60]/[.$AA$2]; [.$Z$2])))*([.$V60]+[.$Y$2]))*5;0)" office:value-type="float" office:value="50" calcext:value-type="float">
            <text:p>50</text:p>
          </table:table-cell>
          <table:table-cell table:style-name="ce24" table:formula="of:=IFERROR(ROUND((MIN(([.$P60]+[.$S60]+[.$U60])/8/[.$AF60];[.$AD$2]))*([.$V60]+3))*5;0)" office:value-type="float" office:value="45" calcext:value-type="float">
            <text:p>45</text:p>
          </table:table-cell>
          <table:table-cell table:style-name="ce16" table:formula="of:=IFERROR(ROUND(((MIN(([.$T60]^2)/([.$AF60]^2);[.$AD$2]))*([.$V60]+3)*[.$AF$2]))*5;0)" office:value-type="float" office:value="75" calcext:value-type="float">
            <text:p>75</text:p>
          </table:table-cell>
          <table:table-cell table:style-name="ce8" table:formula="of:=IFERROR(ROUND((AVERAGE(MIN(([.$Q60]^2)/([.$AF60]^2);[.$AD$2]);MIN([.Q60]/[.$AB$2]; [.$Z$2]))*([.$V60]+3)*[.$AF$2]))*5;0)" office:value-type="float" office:value="35" calcext:value-type="float">
            <text:p>35</text:p>
          </table:table-cell>
          <table:table-cell table:style-name="ce14" table:formula="of:=IFERROR(ROUND((AVERAGE(MIN(([.$S60]^2)/([.$AF60]^2);[.$AD$2]);MIN([.S60]/[.$AB$2]; [.$Z$2]))*([.$V60]+3)*[.$AF$2]))*5;0)" office:value-type="float" office:value="40" calcext:value-type="float">
            <text:p>40</text:p>
          </table:table-cell>
          <table:table-cell table:style-name="ce10" table:formula="of:=IFERROR(ROUND((AVERAGE(MIN(([.$R60]^[.$AC$2])/([.$AF60]^2);[.$AD$2]); MIN([.R60]/[.$AA$2]; [.$Z$2])))*([.$V60]+[.$Y$2]))*5;0)" office:value-type="float" office:value="35" calcext:value-type="float">
            <text:p>35</text:p>
          </table:table-cell>
          <table:table-cell table:style-name="ce11" table:formula="of:=ROUND(AVERAGE([.W60:.AC60]))" office:value-type="float" office:value="49" calcext:value-type="float">
            <text:p>49</text:p>
          </table:table-cell>
          <table:table-cell table:style-name="ce11" table:formula="of:=ROUND((([.U60]/[.$AE$1])*MAX([.U60]/350;0.8));2)" office:value-type="float" office:value="6.43" calcext:value-type="float">
            <text:p>6.43</text:p>
          </table:table-cell>
          <table:table-cell table:style-name="ce11" table:formula="of:=ROUND([.U60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60]^2)/([.$AF60]^2);[.$AE$2])))*[.$AE60]*0.8)+([.O60]/10))+10;10)" office:value-type="float" office:value="20" calcext:value-type="float">
            <text:p>20</text:p>
          </table:table-cell>
          <table:table-cell table:style-name="ce41" table:formula="of:=IFERROR(ROUND(((MIN(([.$P60]^2)/([.$AF60]^2);[.$AE$2])))*[.$AE60]);0)" office:value-type="float" office:value="8" calcext:value-type="float">
            <text:p>8</text:p>
          </table:table-cell>
          <table:table-cell table:style-name="ce42" table:formula="of:=IFERROR(ROUND(MIN(([.P60]+[.S60]+[.U60])/8/[.$AF60];[.$AE$2])^2*[.$AE60]);0)" office:value-type="float" office:value="6" calcext:value-type="float">
            <text:p>6</text:p>
          </table:table-cell>
          <table:table-cell table:style-name="ce43" table:formula="of:=IFERROR(ROUND(((MIN(([.T60]^2)/([.$AF60]^2);[.$AE$2])))*[.$AE60]*[.$AF$1]);0)" office:value-type="float" office:value="9" calcext:value-type="float">
            <text:p>9</text:p>
          </table:table-cell>
          <table:table-cell table:style-name="ce44" table:formula="of:=IFERROR(ROUND(((MIN(([.Q60]^2)/([.$AF60]^2);[.$AE$2])))*[.$AE60]*[.$AF$1]);0)" office:value-type="float" office:value="3" calcext:value-type="float">
            <text:p>3</text:p>
          </table:table-cell>
          <table:table-cell table:style-name="ce45" table:formula="of:=IFERROR(ROUND(((MIN(([.S60]^2)/([.$AF60]^2);[.$AE$2])))*[.$AE60]*[.$AF$1]);0)" office:value-type="float" office:value="3" calcext:value-type="float">
            <text:p>3</text:p>
          </table:table-cell>
          <table:table-cell table:style-name="ce46" table:formula="of:=IFERROR(ROUND(((MIN(([.R60]^2)/([.$AF60]^2);[.$AE$2]))*[.$AE60]));0)" office:value-type="float" office:value="5" calcext:value-type="float">
            <text:p>5</text:p>
          </table:table-cell>
          <table:table-cell table:formula="of:=ROUND(AVERAGE([.AI60:.AN60]);2)" office:value-type="float" office:value="5.67" calcext:value-type="float">
            <text:p>5.67</text:p>
          </table:table-cell>
          <table:table-cell table:style-name="ce11" table:formula="of:=IFERROR(MIN(MAX((ROUND(AVERAGE((((MIN(([.$O60]^[.$AO$2])/([.$AF60]^[.$AO$2]);[.$AQ$2])))*[.$V60]*0.8)+([.$O60]/10);([.O60]/8));0)*5)+10; 30); 99); 0)" office:value-type="float" office:value="55" calcext:value-type="float">
            <text:p>55</text:p>
          </table:table-cell>
          <table:table-cell table:style-name="ce11" table:formula="of:=IFERROR(MIN(MAX(ROUND(AVERAGE((MIN(([.$P60]^[.$X$2])/([.$AF60]^[.$AO$2]);[.$AQ$2]))*([.$V60]+[.$AR$2]);([.P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0]+[.$S60]+[.$U60])/8/[.$AF60];[.$AQ$2]))*([.$V60]+3)*[.$AS$2];([.U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0]^2)/([.$AF60]^[.$AO$2]);[.$AQ$2]))*([.$V60]+3)*[.$AS$2]);([.T6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0]^[.$AO$2])/([.$AF60]^[.$AO$2]);[.$AQ$2]))*([.$V60]+3)*[.$AS$2]);([.Q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0]^[.$AO$2])/([.$AF60]^[.$AO$2]);[.$AQ$2]))*([.$V60]+3)*[.$AS$2]);([.S6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0]^[.$AC$2])/([.$AF60]^[.$AO$2]);[.$AQ$2]))*([.$V60]+[.$AR$2]);([.R60]/10));0)*5; [.$AU$2]); [.$AT$2]);0)" office:value-type="float" office:value="30" calcext:value-type="float">
            <text:p>30</text:p>
          </table:table-cell>
          <table:table-cell table:formula="of:=ROUND(AVERAGE([.AP60:.AV60]);2)" office:value-type="float" office:value="40.71" calcext:value-type="float">
            <text:p>40.71</text:p>
          </table:table-cell>
          <table:table-cell/>
          <table:table-cell table:formula="of:=MIN(MAX([.AH60]-[.AH59];0);[.$BF$2])" office:value-type="float" office:value="5" calcext:value-type="float">
            <text:p>5</text:p>
          </table:table-cell>
          <table:table-cell table:formula="of:=MIN(MAX([.AI60]-[.AI59];0);[.$BF$2])" office:value-type="float" office:value="2" calcext:value-type="float">
            <text:p>2</text:p>
          </table:table-cell>
          <table:table-cell table:formula="of:=MIN(MAX([.AJ60]-[.AJ59];0);[.$BF$2])" office:value-type="float" office:value="3" calcext:value-type="float">
            <text:p>3</text:p>
          </table:table-cell>
          <table:table-cell table:formula="of:=MIN(MAX([.AK60]-[.AK59];0);[.$BF$2])" office:value-type="float" office:value="4" calcext:value-type="float">
            <text:p>4</text:p>
          </table:table-cell>
          <table:table-cell table:formula="of:=MIN(MAX([.AL60]-[.AL59];0);[.$BF$2])" office:value-type="float" office:value="2" calcext:value-type="float">
            <text:p>2</text:p>
          </table:table-cell>
          <table:table-cell table:formula="of:=MIN(MAX([.AM60]-[.AM59];0);[.$BF$2])" office:value-type="float" office:value="2" calcext:value-type="float">
            <text:p>2</text:p>
          </table:table-cell>
          <table:table-cell table:formula="of:=MIN(MAX([.AN60]-[.AN5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61]-[.C61]" office:value-type="float" office:value="5" calcext:value-type="float">
            <text:p>5</text:p>
          </table:table-cell>
          <table:table-cell table:style-name="ce29" table:formula="of:=[.P61]-[.D61]" office:value-type="float" office:value="10" calcext:value-type="float">
            <text:p>10</text:p>
          </table:table-cell>
          <table:table-cell table:style-name="ce60" table:formula="of:=[.Q61]-[.E61]" office:value-type="float" office:value="5" calcext:value-type="float">
            <text:p>5</text:p>
          </table:table-cell>
          <table:table-cell table:style-name="ce62" table:formula="of:=[.R61]-[.F61]" office:value-type="float" office:value="10" calcext:value-type="float">
            <text:p>10</text:p>
          </table:table-cell>
          <table:table-cell table:style-name="ce64" table:formula="of:=[.S61]-[.G61]" office:value-type="float" office:value="5" calcext:value-type="float">
            <text:p>5</text:p>
          </table:table-cell>
          <table:table-cell table:style-name="ce66" table:formula="of:=[.T61]-[.H61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61:.T61])" office:value-type="float" office:value="360" calcext:value-type="float">
            <text:p>360</text:p>
          </table:table-cell>
          <table:table-cell table:style-name="ce11" table:formula="of:=ROUND((([.U61]/[.$AE$1])*MAX([.U61]/420; 1.2));2)" office:value-type="float" office:value="4.8" calcext:value-type="float">
            <text:p>4.8</text:p>
          </table:table-cell>
          <table:table-cell table:style-name="ce4" table:formula="of:=IFERROR((ROUND((((MIN(([.$O61]^2)/([.$AF61]^2);[.$AD$2])))*[.$V61]*0.8)+([.O61]/10))*5)+10; 0)" office:value-type="float" office:value="55" calcext:value-type="float">
            <text:p>55</text:p>
          </table:table-cell>
          <table:table-cell table:style-name="ce6" table:formula="of:=IFERROR(ROUND((AVERAGE(MIN(([.$P61]^[.$X$2])/([.$AF61]^2);[.$AD$2]); MIN([.P61]/[.$AA$2]; [.$Z$2])))*([.$V61]+[.$Y$2]))*5;0)" office:value-type="float" office:value="30" calcext:value-type="float">
            <text:p>30</text:p>
          </table:table-cell>
          <table:table-cell table:style-name="ce24" table:formula="of:=IFERROR(ROUND((MIN(([.$P61]+[.$S61]+[.$U61])/8/[.$AF61];[.$AD$2]))*([.$V61]+3))*5;0)" office:value-type="float" office:value="40" calcext:value-type="float">
            <text:p>40</text:p>
          </table:table-cell>
          <table:table-cell table:style-name="ce16" table:formula="of:=IFERROR(ROUND(((MIN(([.$T61]^2)/([.$AF61]^2);[.$AD$2]))*([.$V61]+3)*[.$AF$2]))*5;0)" office:value-type="float" office:value="30" calcext:value-type="float">
            <text:p>30</text:p>
          </table:table-cell>
          <table:table-cell table:style-name="ce8" table:formula="of:=IFERROR(ROUND((AVERAGE(MIN(([.$Q61]^2)/([.$AF61]^2);[.$AD$2]);MIN([.Q61]/[.$AB$2]; [.$Z$2]))*([.$V61]+3)*[.$AF$2]))*5;0)" office:value-type="float" office:value="30" calcext:value-type="float">
            <text:p>30</text:p>
          </table:table-cell>
          <table:table-cell table:style-name="ce14" table:formula="of:=IFERROR(ROUND((AVERAGE(MIN(([.$S61]^2)/([.$AF61]^2);[.$AD$2]);MIN([.S61]/[.$AB$2]; [.$Z$2]))*([.$V61]+3)*[.$AF$2]))*5;0)" office:value-type="float" office:value="30" calcext:value-type="float">
            <text:p>30</text:p>
          </table:table-cell>
          <table:table-cell table:style-name="ce10" table:formula="of:=IFERROR(ROUND((AVERAGE(MIN(([.$R61]^[.$AC$2])/([.$AF61]^2);[.$AD$2]); MIN([.R61]/[.$AA$2]; [.$Z$2])))*([.$V61]+[.$Y$2]))*5;0)" office:value-type="float" office:value="40" calcext:value-type="float">
            <text:p>40</text:p>
          </table:table-cell>
          <table:table-cell table:style-name="ce11" table:formula="of:=ROUND(AVERAGE([.W61:.AC61]))" office:value-type="float" office:value="36" calcext:value-type="float">
            <text:p>36</text:p>
          </table:table-cell>
          <table:table-cell table:style-name="ce11" table:formula="of:=ROUND((([.U61]/[.$AE$1])*MAX([.U61]/350;0.8));2)" office:value-type="float" office:value="4.11" calcext:value-type="float">
            <text:p>4.11</text:p>
          </table:table-cell>
          <table:table-cell table:style-name="ce11" table:formula="of:=ROUND([.U61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O61]^2)/([.$AF61]^2);[.$AE$2])))*[.$AE61]*0.8)+([.O61]/10))+10;10)" office:value-type="float" office:value="18" calcext:value-type="float">
            <text:p>18</text:p>
          </table:table-cell>
          <table:table-cell table:style-name="ce41" table:formula="of:=IFERROR(ROUND(((MIN(([.$P61]^2)/([.$AF61]^2);[.$AE$2])))*[.$AE61]);0)" office:value-type="float" office:value="4" calcext:value-type="float">
            <text:p>4</text:p>
          </table:table-cell>
          <table:table-cell table:style-name="ce42" table:formula="of:=IFERROR(ROUND(MIN(([.P61]+[.S61]+[.U61])/8/[.$AF61];[.$AE$2])^2*[.$AE61]);0)" office:value-type="float" office:value="4" calcext:value-type="float">
            <text:p>4</text:p>
          </table:table-cell>
          <table:table-cell table:style-name="ce43" table:formula="of:=IFERROR(ROUND(((MIN(([.T61]^2)/([.$AF61]^2);[.$AE$2])))*[.$AE61]*[.$AF$1]);0)" office:value-type="float" office:value="3" calcext:value-type="float">
            <text:p>3</text:p>
          </table:table-cell>
          <table:table-cell table:style-name="ce44" table:formula="of:=IFERROR(ROUND(((MIN(([.Q61]^2)/([.$AF61]^2);[.$AE$2])))*[.$AE61]*[.$AF$1]);0)" office:value-type="float" office:value="2" calcext:value-type="float">
            <text:p>2</text:p>
          </table:table-cell>
          <table:table-cell table:style-name="ce45" table:formula="of:=IFERROR(ROUND(((MIN(([.S61]^2)/([.$AF61]^2);[.$AE$2])))*[.$AE61]*[.$AF$1]);0)" office:value-type="float" office:value="2" calcext:value-type="float">
            <text:p>2</text:p>
          </table:table-cell>
          <table:table-cell table:style-name="ce46" table:formula="of:=IFERROR(ROUND(((MIN(([.R61]^2)/([.$AF61]^2);[.$AE$2]))*[.$AE61]));0)" office:value-type="float" office:value="6" calcext:value-type="float">
            <text:p>6</text:p>
          </table:table-cell>
          <table:table-cell table:formula="of:=ROUND(AVERAGE([.AI61:.AN61]);2)" office:value-type="float" office:value="3.5" calcext:value-type="float">
            <text:p>3.5</text:p>
          </table:table-cell>
          <table:table-cell table:style-name="ce11" table:formula="of:=IFERROR(MIN(MAX((ROUND(AVERAGE((((MIN(([.$O61]^[.$AO$2])/([.$AF61]^[.$AO$2]);[.$AQ$2])))*[.$V61]*0.8)+([.$O61]/10);([.O61]/8));0)*5)+10; 30); 99); 0)" office:value-type="float" office:value="50" calcext:value-type="float">
            <text:p>50</text:p>
          </table:table-cell>
          <table:table-cell table:style-name="ce11" table:formula="of:=IFERROR(MIN(MAX(ROUND(AVERAGE((MIN(([.$P61]^[.$X$2])/([.$AF61]^[.$AO$2]);[.$AQ$2]))*([.$V61]+[.$AR$2]);([.P6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1]+[.$S61]+[.$U61])/8/[.$AF61];[.$AQ$2]))*([.$V61]+3)*[.$AS$2];([.U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1]^2)/([.$AF61]^[.$AO$2]);[.$AQ$2]))*([.$V61]+3)*[.$AS$2]);([.T6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1]^[.$AO$2])/([.$AF61]^[.$AO$2]);[.$AQ$2]))*([.$V61]+3)*[.$AS$2]);([.Q6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1]^[.$AO$2])/([.$AF61]^[.$AO$2]);[.$AQ$2]))*([.$V61]+3)*[.$AS$2]);([.S6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61]^[.$AC$2])/([.$AF61]^[.$AO$2]);[.$AQ$2]))*([.$V61]+[.$AR$2]);([.R61]/10));0)*5; [.$AU$2]); [.$AT$2]);0)" office:value-type="float" office:value="35" calcext:value-type="float">
            <text:p>35</text:p>
          </table:table-cell>
          <table:table-cell table:formula="of:=ROUND(AVERAGE([.AP61:.AV61]);2)" office:value-type="float" office:value="35.71" calcext:value-type="float">
            <text:p>35.71</text:p>
          </table:table-cell>
          <table:table-cell/>
          <table:table-cell table:formula="of:=MIN(MAX([.AH61]-[.AH60];0);[.$BF$2])" office:value-type="float" office:value="0" calcext:value-type="float">
            <text:p>0</text:p>
          </table:table-cell>
          <table:table-cell table:formula="of:=MIN(MAX([.AI61]-[.AI60];0);[.$BF$2])" office:value-type="float" office:value="0" calcext:value-type="float">
            <text:p>0</text:p>
          </table:table-cell>
          <table:table-cell table:formula="of:=MIN(MAX([.AJ61]-[.AJ60];0);[.$BF$2])" office:value-type="float" office:value="0" calcext:value-type="float">
            <text:p>0</text:p>
          </table:table-cell>
          <table:table-cell table:formula="of:=MIN(MAX([.AK61]-[.AK60];0);[.$BF$2])" office:value-type="float" office:value="0" calcext:value-type="float">
            <text:p>0</text:p>
          </table:table-cell>
          <table:table-cell table:formula="of:=MIN(MAX([.AL61]-[.AL60];0);[.$BF$2])" office:value-type="float" office:value="0" calcext:value-type="float">
            <text:p>0</text:p>
          </table:table-cell>
          <table:table-cell table:formula="of:=MIN(MAX([.AM61]-[.AM60];0);[.$BF$2])" office:value-type="float" office:value="0" calcext:value-type="float">
            <text:p>0</text:p>
          </table:table-cell>
          <table:table-cell table:formula="of:=MIN(MAX([.AN61]-[.AN60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62]-[.C62]" office:value-type="float" office:value="-5" calcext:value-type="float">
            <text:p>-5</text:p>
          </table:table-cell>
          <table:table-cell table:style-name="ce29" table:formula="of:=[.P62]-[.D62]" office:value-type="float" office:value="0" calcext:value-type="float">
            <text:p>0</text:p>
          </table:table-cell>
          <table:table-cell table:style-name="ce60" table:formula="of:=[.Q62]-[.E62]" office:value-type="float" office:value="0" calcext:value-type="float">
            <text:p>0</text:p>
          </table:table-cell>
          <table:table-cell table:style-name="ce62" table:formula="of:=[.R62]-[.F62]" office:value-type="float" office:value="5" calcext:value-type="float">
            <text:p>5</text:p>
          </table:table-cell>
          <table:table-cell table:style-name="ce64" table:formula="of:=[.S62]-[.G62]" office:value-type="float" office:value="0" calcext:value-type="float">
            <text:p>0</text:p>
          </table:table-cell>
          <table:table-cell table:style-name="ce66" table:formula="of:=[.T62]-[.H62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62:.T62])" office:value-type="float" office:value="500" calcext:value-type="float">
            <text:p>500</text:p>
          </table:table-cell>
          <table:table-cell table:style-name="ce11" table:formula="of:=ROUND((([.U62]/[.$AE$1])*MAX([.U62]/420; 1.2));2)" office:value-type="float" office:value="6.67" calcext:value-type="float">
            <text:p>6.67</text:p>
          </table:table-cell>
          <table:table-cell table:style-name="ce4" table:formula="of:=IFERROR((ROUND((((MIN(([.$O62]^2)/([.$AF62]^2);[.$AD$2])))*[.$V62]*0.8)+([.O62]/10))*5)+10; 0)" office:value-type="float" office:value="70" calcext:value-type="float">
            <text:p>70</text:p>
          </table:table-cell>
          <table:table-cell table:style-name="ce6" table:formula="of:=IFERROR(ROUND((AVERAGE(MIN(([.$P62]^[.$X$2])/([.$AF62]^2);[.$AD$2]); MIN([.P62]/[.$AA$2]; [.$Z$2])))*([.$V62]+[.$Y$2]))*5;0)" office:value-type="float" office:value="50" calcext:value-type="float">
            <text:p>50</text:p>
          </table:table-cell>
          <table:table-cell table:style-name="ce24" table:formula="of:=IFERROR(ROUND((MIN(([.$P62]+[.$S62]+[.$U62])/8/[.$AF62];[.$AD$2]))*([.$V62]+3))*5;0)" office:value-type="float" office:value="50" calcext:value-type="float">
            <text:p>50</text:p>
          </table:table-cell>
          <table:table-cell table:style-name="ce16" table:formula="of:=IFERROR(ROUND(((MIN(([.$T62]^2)/([.$AF62]^2);[.$AD$2]))*([.$V62]+3)*[.$AF$2]))*5;0)" office:value-type="float" office:value="40" calcext:value-type="float">
            <text:p>40</text:p>
          </table:table-cell>
          <table:table-cell table:style-name="ce8" table:formula="of:=IFERROR(ROUND((AVERAGE(MIN(([.$Q62]^2)/([.$AF62]^2);[.$AD$2]);MIN([.Q62]/[.$AB$2]; [.$Z$2]))*([.$V62]+3)*[.$AF$2]))*5;0)" office:value-type="float" office:value="50" calcext:value-type="float">
            <text:p>50</text:p>
          </table:table-cell>
          <table:table-cell table:style-name="ce14" table:formula="of:=IFERROR(ROUND((AVERAGE(MIN(([.$S62]^2)/([.$AF62]^2);[.$AD$2]);MIN([.S62]/[.$AB$2]; [.$Z$2]))*([.$V62]+3)*[.$AF$2]))*5;0)" office:value-type="float" office:value="50" calcext:value-type="float">
            <text:p>50</text:p>
          </table:table-cell>
          <table:table-cell table:style-name="ce10" table:formula="of:=IFERROR(ROUND((AVERAGE(MIN(([.$R62]^[.$AC$2])/([.$AF62]^2);[.$AD$2]); MIN([.R62]/[.$AA$2]; [.$Z$2])))*([.$V62]+[.$Y$2]))*5;0)" office:value-type="float" office:value="60" calcext:value-type="float">
            <text:p>60</text:p>
          </table:table-cell>
          <table:table-cell table:style-name="ce11" table:formula="of:=ROUND(AVERAGE([.W62:.AC62]))" office:value-type="float" office:value="53" calcext:value-type="float">
            <text:p>53</text:p>
          </table:table-cell>
          <table:table-cell table:style-name="ce11" table:formula="of:=ROUND((([.U62]/[.$AE$1])*MAX([.U62]/350;0.8));2)" office:value-type="float" office:value="7.94" calcext:value-type="float">
            <text:p>7.94</text:p>
          </table:table-cell>
          <table:table-cell table:style-name="ce11" table:formula="of:=ROUND([.U62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62]^2)/([.$AF62]^2);[.$AE$2])))*[.$AE62]*0.8)+([.O62]/10))+10;10)" office:value-type="float" office:value="23" calcext:value-type="float">
            <text:p>23</text:p>
          </table:table-cell>
          <table:table-cell table:style-name="ce41" table:formula="of:=IFERROR(ROUND(((MIN(([.$P62]^2)/([.$AF62]^2);[.$AE$2])))*[.$AE62]);0)" office:value-type="float" office:value="8" calcext:value-type="float">
            <text:p>8</text:p>
          </table:table-cell>
          <table:table-cell table:style-name="ce42" table:formula="of:=IFERROR(ROUND(MIN(([.P62]+[.S62]+[.U62])/8/[.$AF62];[.$AE$2])^2*[.$AE62]);0)" office:value-type="float" office:value="8" calcext:value-type="float">
            <text:p>8</text:p>
          </table:table-cell>
          <table:table-cell table:style-name="ce43" table:formula="of:=IFERROR(ROUND(((MIN(([.T62]^2)/([.$AF62]^2);[.$AE$2])))*[.$AE62]*[.$AF$1]);0)" office:value-type="float" office:value="6" calcext:value-type="float">
            <text:p>6</text:p>
          </table:table-cell>
          <table:table-cell table:style-name="ce44" table:formula="of:=IFERROR(ROUND(((MIN(([.Q62]^2)/([.$AF62]^2);[.$AE$2])))*[.$AE62]*[.$AF$1]);0)" office:value-type="float" office:value="5" calcext:value-type="float">
            <text:p>5</text:p>
          </table:table-cell>
          <table:table-cell table:style-name="ce45" table:formula="of:=IFERROR(ROUND(((MIN(([.S62]^2)/([.$AF62]^2);[.$AE$2])))*[.$AE62]*[.$AF$1]);0)" office:value-type="float" office:value="5" calcext:value-type="float">
            <text:p>5</text:p>
          </table:table-cell>
          <table:table-cell table:style-name="ce46" table:formula="of:=IFERROR(ROUND(((MIN(([.R62]^2)/([.$AF62]^2);[.$AE$2]))*[.$AE62]));0)" office:value-type="float" office:value="11" calcext:value-type="float">
            <text:p>11</text:p>
          </table:table-cell>
          <table:table-cell table:formula="of:=ROUND(AVERAGE([.AI62:.AN62]);2)" office:value-type="float" office:value="7.17" calcext:value-type="float">
            <text:p>7.17</text:p>
          </table:table-cell>
          <table:table-cell table:style-name="ce11" table:formula="of:=IFERROR(MIN(MAX((ROUND(AVERAGE((((MIN(([.$O62]^[.$AO$2])/([.$AF62]^[.$AO$2]);[.$AQ$2])))*[.$V62]*0.8)+([.$O62]/10);([.O62]/8));0)*5)+10; 30); 99); 0)" office:value-type="float" office:value="65" calcext:value-type="float">
            <text:p>65</text:p>
          </table:table-cell>
          <table:table-cell table:style-name="ce11" table:formula="of:=IFERROR(MIN(MAX(ROUND(AVERAGE((MIN(([.$P62]^[.$X$2])/([.$AF62]^[.$AO$2]);[.$AQ$2]))*([.$V62]+[.$AR$2]);([.P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2]+[.$S62]+[.$U62])/8/[.$AF62];[.$AQ$2]))*([.$V62]+3)*[.$AS$2];([.U6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2]^2)/([.$AF62]^[.$AO$2]);[.$AQ$2]))*([.$V62]+3)*[.$AS$2]);([.T6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2]^[.$AO$2])/([.$AF62]^[.$AO$2]);[.$AQ$2]))*([.$V62]+3)*[.$AS$2]);([.Q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2]^[.$AO$2])/([.$AF62]^[.$AO$2]);[.$AQ$2]))*([.$V62]+3)*[.$AS$2]);([.S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2]^[.$AC$2])/([.$AF62]^[.$AO$2]);[.$AQ$2]))*([.$V62]+[.$AR$2]);([.R62]/10));0)*5; [.$AU$2]); [.$AT$2]);0)" office:value-type="float" office:value="45" calcext:value-type="float">
            <text:p>45</text:p>
          </table:table-cell>
          <table:table-cell table:formula="of:=ROUND(AVERAGE([.AP62:.AV62]);2)" office:value-type="float" office:value="45.71" calcext:value-type="float">
            <text:p>45.71</text:p>
          </table:table-cell>
          <table:table-cell/>
          <table:table-cell table:formula="of:=MIN(MAX([.AH62]-[.AH61];0);[.$BF$2])" office:value-type="float" office:value="5" calcext:value-type="float">
            <text:p>5</text:p>
          </table:table-cell>
          <table:table-cell table:formula="of:=MIN(MAX([.AI62]-[.AI61];0);[.$BF$2])" office:value-type="float" office:value="4" calcext:value-type="float">
            <text:p>4</text:p>
          </table:table-cell>
          <table:table-cell table:formula="of:=MIN(MAX([.AJ62]-[.AJ61];0);[.$BF$2])" office:value-type="float" office:value="4" calcext:value-type="float">
            <text:p>4</text:p>
          </table:table-cell>
          <table:table-cell table:formula="of:=MIN(MAX([.AK62]-[.AK61];0);[.$BF$2])" office:value-type="float" office:value="3" calcext:value-type="float">
            <text:p>3</text:p>
          </table:table-cell>
          <table:table-cell table:formula="of:=MIN(MAX([.AL62]-[.AL61];0);[.$BF$2])" office:value-type="float" office:value="3" calcext:value-type="float">
            <text:p>3</text:p>
          </table:table-cell>
          <table:table-cell table:formula="of:=MIN(MAX([.AM62]-[.AM61];0);[.$BF$2])" office:value-type="float" office:value="3" calcext:value-type="float">
            <text:p>3</text:p>
          </table:table-cell>
          <table:table-cell table:formula="of:=MIN(MAX([.AN62]-[.AN61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63]-[.C63]" office:value-type="float" office:value="10" calcext:value-type="float">
            <text:p>10</text:p>
          </table:table-cell>
          <table:table-cell table:style-name="ce29" table:formula="of:=[.P63]-[.D63]" office:value-type="float" office:value="-5" calcext:value-type="float">
            <text:p>-5</text:p>
          </table:table-cell>
          <table:table-cell table:style-name="ce60" table:formula="of:=[.Q63]-[.E63]" office:value-type="float" office:value="0" calcext:value-type="float">
            <text:p>0</text:p>
          </table:table-cell>
          <table:table-cell table:style-name="ce62" table:formula="of:=[.R63]-[.F63]" office:value-type="float" office:value="0" calcext:value-type="float">
            <text:p>0</text:p>
          </table:table-cell>
          <table:table-cell table:style-name="ce64" table:formula="of:=[.S63]-[.G63]" office:value-type="float" office:value="0" calcext:value-type="float">
            <text:p>0</text:p>
          </table:table-cell>
          <table:table-cell table:style-name="ce66" table:formula="of:=[.T63]-[.H63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3:.T63])" office:value-type="float" office:value="295" calcext:value-type="float">
            <text:p>295</text:p>
          </table:table-cell>
          <table:table-cell table:style-name="ce11" table:formula="of:=ROUND((([.U63]/[.$AE$1])*MAX([.U63]/420; 1.2));2)" office:value-type="float" office:value="3.93" calcext:value-type="float">
            <text:p>3.93</text:p>
          </table:table-cell>
          <table:table-cell table:style-name="ce4" table:formula="of:=IFERROR((ROUND((((MIN(([.$O63]^2)/([.$AF63]^2);[.$AD$2])))*[.$V63]*0.8)+([.O63]/10))*5)+10; 0)" office:value-type="float" office:value="50" calcext:value-type="float">
            <text:p>50</text:p>
          </table:table-cell>
          <table:table-cell table:style-name="ce6" table:formula="of:=IFERROR(ROUND((AVERAGE(MIN(([.$P63]^[.$X$2])/([.$AF63]^2);[.$AD$2]); MIN([.P63]/[.$AA$2]; [.$Z$2])))*([.$V63]+[.$Y$2]))*5;0)" office:value-type="float" office:value="35" calcext:value-type="float">
            <text:p>35</text:p>
          </table:table-cell>
          <table:table-cell table:style-name="ce24" table:formula="of:=IFERROR(ROUND((MIN(([.$P63]+[.$S63]+[.$U63])/8/[.$AF63];[.$AD$2]))*([.$V63]+3))*5;0)" office:value-type="float" office:value="35" calcext:value-type="float">
            <text:p>35</text:p>
          </table:table-cell>
          <table:table-cell table:style-name="ce16" table:formula="of:=IFERROR(ROUND(((MIN(([.$T63]^2)/([.$AF63]^2);[.$AD$2]))*([.$V63]+3)*[.$AF$2]))*5;0)" office:value-type="float" office:value="50" calcext:value-type="float">
            <text:p>50</text:p>
          </table:table-cell>
          <table:table-cell table:style-name="ce8" table:formula="of:=IFERROR(ROUND((AVERAGE(MIN(([.$Q63]^2)/([.$AF63]^2);[.$AD$2]);MIN([.Q63]/[.$AB$2]; [.$Z$2]))*([.$V63]+3)*[.$AF$2]))*5;0)" office:value-type="float" office:value="20" calcext:value-type="float">
            <text:p>20</text:p>
          </table:table-cell>
          <table:table-cell table:style-name="ce14" table:formula="of:=IFERROR(ROUND((AVERAGE(MIN(([.$S63]^2)/([.$AF63]^2);[.$AD$2]);MIN([.S63]/[.$AB$2]; [.$Z$2]))*([.$V63]+3)*[.$AF$2]))*5;0)" office:value-type="float" office:value="25" calcext:value-type="float">
            <text:p>25</text:p>
          </table:table-cell>
          <table:table-cell table:style-name="ce10" table:formula="of:=IFERROR(ROUND((AVERAGE(MIN(([.$R63]^[.$AC$2])/([.$AF63]^2);[.$AD$2]); MIN([.R63]/[.$AA$2]; [.$Z$2])))*([.$V63]+[.$Y$2]))*5;0)" office:value-type="float" office:value="15" calcext:value-type="float">
            <text:p>15</text:p>
          </table:table-cell>
          <table:table-cell table:style-name="ce11" table:formula="of:=ROUND(AVERAGE([.W63:.AC63]))" office:value-type="float" office:value="33" calcext:value-type="float">
            <text:p>33</text:p>
          </table:table-cell>
          <table:table-cell table:style-name="ce11" table:formula="of:=ROUND((([.U63]/[.$AE$1])*MAX([.U63]/350;0.8));2)" office:value-type="float" office:value="2.76" calcext:value-type="float">
            <text:p>2.76</text:p>
          </table:table-cell>
          <table:table-cell table:style-name="ce11" table:formula="of:=ROUND([.U63]/6;2)" office:value-type="float" office:value="49.17" calcext:value-type="float">
            <text:p>49.17</text:p>
          </table:table-cell>
          <table:table-cell table:style-name="ce11"/>
          <table:table-cell table:style-name="ce40" table:formula="of:=IFERROR(ROUND((((MIN(([.$O63]^2)/([.$AF63]^2);[.$AE$2])))*[.$AE63]*0.8)+([.O63]/10))+10;10)" office:value-type="float" office:value="17" calcext:value-type="float">
            <text:p>17</text:p>
          </table:table-cell>
          <table:table-cell table:style-name="ce41" table:formula="of:=IFERROR(ROUND(((MIN(([.$P63]^2)/([.$AF63]^2);[.$AE$2])))*[.$AE63]);0)" office:value-type="float" office:value="5" calcext:value-type="float">
            <text:p>5</text:p>
          </table:table-cell>
          <table:table-cell table:style-name="ce42" table:formula="of:=IFERROR(ROUND(MIN(([.P63]+[.S63]+[.U63])/8/[.$AF63];[.$AE$2])^2*[.$AE63]);0)" office:value-type="float" office:value="3" calcext:value-type="float">
            <text:p>3</text:p>
          </table:table-cell>
          <table:table-cell table:style-name="ce43" table:formula="of:=IFERROR(ROUND(((MIN(([.T63]^2)/([.$AF63]^2);[.$AE$2])))*[.$AE63]*[.$AF$1]);0)" office:value-type="float" office:value="3" calcext:value-type="float">
            <text:p>3</text:p>
          </table:table-cell>
          <table:table-cell table:style-name="ce44" table:formula="of:=IFERROR(ROUND(((MIN(([.Q63]^2)/([.$AF63]^2);[.$AE$2])))*[.$AE63]*[.$AF$1]);0)" office:value-type="float" office:value="1" calcext:value-type="float">
            <text:p>1</text:p>
          </table:table-cell>
          <table:table-cell table:style-name="ce45" table:formula="of:=IFERROR(ROUND(((MIN(([.S63]^2)/([.$AF63]^2);[.$AE$2])))*[.$AE63]*[.$AF$1]);0)" office:value-type="float" office:value="2" calcext:value-type="float">
            <text:p>2</text:p>
          </table:table-cell>
          <table:table-cell table:style-name="ce46" table:formula="of:=IFERROR(ROUND(((MIN(([.R63]^2)/([.$AF63]^2);[.$AE$2]))*[.$AE63]));0)" office:value-type="float" office:value="1" calcext:value-type="float">
            <text:p>1</text:p>
          </table:table-cell>
          <table:table-cell table:formula="of:=ROUND(AVERAGE([.AI63:.AN63]);2)" office:value-type="float" office:value="2.5" calcext:value-type="float">
            <text:p>2.5</text:p>
          </table:table-cell>
          <table:table-cell table:style-name="ce11" table:formula="of:=IFERROR(MIN(MAX((ROUND(AVERAGE((((MIN(([.$O63]^[.$AO$2])/([.$AF63]^[.$AO$2]);[.$AQ$2])))*[.$V63]*0.8)+([.$O63]/10);([.O63]/8));0)*5)+10; 30); 99); 0)" office:value-type="float" office:value="45" calcext:value-type="float">
            <text:p>45</text:p>
          </table:table-cell>
          <table:table-cell table:style-name="ce11" table:formula="of:=IFERROR(MIN(MAX(ROUND(AVERAGE((MIN(([.$P63]^[.$X$2])/([.$AF63]^[.$AO$2]);[.$AQ$2]))*([.$V63]+[.$AR$2]);([.P6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3]+[.$S63]+[.$U63])/8/[.$AF63];[.$AQ$2]))*([.$V63]+3)*[.$AS$2];([.U6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63]^2)/([.$AF63]^[.$AO$2]);[.$AQ$2]))*([.$V63]+3)*[.$AS$2]);([.T6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63]^[.$AO$2])/([.$AF63]^[.$AO$2]);[.$AQ$2]))*([.$V63]+3)*[.$AS$2]);([.Q6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3]^[.$AO$2])/([.$AF63]^[.$AO$2]);[.$AQ$2]))*([.$V63]+3)*[.$AS$2]);([.S6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3]^[.$AC$2])/([.$AF63]^[.$AO$2]);[.$AQ$2]))*([.$V63]+[.$AR$2]);([.R63]/10));0)*5; [.$AU$2]); [.$AT$2]);0)" office:value-type="float" office:value="15" calcext:value-type="float">
            <text:p>15</text:p>
          </table:table-cell>
          <table:table-cell table:formula="of:=ROUND(AVERAGE([.AP63:.AV63]);2)" office:value-type="float" office:value="27.86" calcext:value-type="float">
            <text:p>27.86</text:p>
          </table:table-cell>
          <table:table-cell/>
          <table:table-cell table:formula="of:=MIN(MAX([.AH63]-[.AH62];0);[.$BF$2])" office:value-type="float" office:value="0" calcext:value-type="float">
            <text:p>0</text:p>
          </table:table-cell>
          <table:table-cell table:formula="of:=MIN(MAX([.AI63]-[.AI62];0);[.$BF$2])" office:value-type="float" office:value="0" calcext:value-type="float">
            <text:p>0</text:p>
          </table:table-cell>
          <table:table-cell table:formula="of:=MIN(MAX([.AJ63]-[.AJ62];0);[.$BF$2])" office:value-type="float" office:value="0" calcext:value-type="float">
            <text:p>0</text:p>
          </table:table-cell>
          <table:table-cell table:formula="of:=MIN(MAX([.AK63]-[.AK62];0);[.$BF$2])" office:value-type="float" office:value="0" calcext:value-type="float">
            <text:p>0</text:p>
          </table:table-cell>
          <table:table-cell table:formula="of:=MIN(MAX([.AL63]-[.AL62];0);[.$BF$2])" office:value-type="float" office:value="0" calcext:value-type="float">
            <text:p>0</text:p>
          </table:table-cell>
          <table:table-cell table:formula="of:=MIN(MAX([.AM63]-[.AM62];0);[.$BF$2])" office:value-type="float" office:value="0" calcext:value-type="float">
            <text:p>0</text:p>
          </table:table-cell>
          <table:table-cell table:formula="of:=MIN(MAX([.AN63]-[.AN6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64]-[.C64]" office:value-type="float" office:value="0" calcext:value-type="float">
            <text:p>0</text:p>
          </table:table-cell>
          <table:table-cell table:style-name="ce29" table:formula="of:=[.P64]-[.D64]" office:value-type="float" office:value="0" calcext:value-type="float">
            <text:p>0</text:p>
          </table:table-cell>
          <table:table-cell table:style-name="ce60" table:formula="of:=[.Q64]-[.E64]" office:value-type="float" office:value="0" calcext:value-type="float">
            <text:p>0</text:p>
          </table:table-cell>
          <table:table-cell table:style-name="ce62" table:formula="of:=[.R64]-[.F64]" office:value-type="float" office:value="0" calcext:value-type="float">
            <text:p>0</text:p>
          </table:table-cell>
          <table:table-cell table:style-name="ce64" table:formula="of:=[.S64]-[.G64]" office:value-type="float" office:value="0" calcext:value-type="float">
            <text:p>0</text:p>
          </table:table-cell>
          <table:table-cell table:style-name="ce66" table:formula="of:=[.T64]-[.H64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4:.T64])" office:value-type="float" office:value="455" calcext:value-type="float">
            <text:p>455</text:p>
          </table:table-cell>
          <table:table-cell table:style-name="ce11" table:formula="of:=ROUND((([.U64]/[.$AE$1])*MAX([.U64]/420; 1.2));2)" office:value-type="float" office:value="6.07" calcext:value-type="float">
            <text:p>6.07</text:p>
          </table:table-cell>
          <table:table-cell table:style-name="ce4" table:formula="of:=IFERROR((ROUND((((MIN(([.$O64]^2)/([.$AF64]^2);[.$AD$2])))*[.$V64]*0.8)+([.O64]/10))*5)+10; 0)" office:value-type="float" office:value="60" calcext:value-type="float">
            <text:p>60</text:p>
          </table:table-cell>
          <table:table-cell table:style-name="ce6" table:formula="of:=IFERROR(ROUND((AVERAGE(MIN(([.$P64]^[.$X$2])/([.$AF64]^2);[.$AD$2]); MIN([.P64]/[.$AA$2]; [.$Z$2])))*([.$V64]+[.$Y$2]))*5;0)" office:value-type="float" office:value="60" calcext:value-type="float">
            <text:p>60</text:p>
          </table:table-cell>
          <table:table-cell table:style-name="ce24" table:formula="of:=IFERROR(ROUND((MIN(([.$P64]+[.$S64]+[.$U64])/8/[.$AF64];[.$AD$2]))*([.$V64]+3))*5;0)" office:value-type="float" office:value="45" calcext:value-type="float">
            <text:p>45</text:p>
          </table:table-cell>
          <table:table-cell table:style-name="ce16" table:formula="of:=IFERROR(ROUND(((MIN(([.$T64]^2)/([.$AF64]^2);[.$AD$2]))*([.$V64]+3)*[.$AF$2]))*5;0)" office:value-type="float" office:value="55" calcext:value-type="float">
            <text:p>55</text:p>
          </table:table-cell>
          <table:table-cell table:style-name="ce8" table:formula="of:=IFERROR(ROUND((AVERAGE(MIN(([.$Q64]^2)/([.$AF64]^2);[.$AD$2]);MIN([.Q64]/[.$AB$2]; [.$Z$2]))*([.$V64]+3)*[.$AF$2]))*5;0)" office:value-type="float" office:value="35" calcext:value-type="float">
            <text:p>35</text:p>
          </table:table-cell>
          <table:table-cell table:style-name="ce14" table:formula="of:=IFERROR(ROUND((AVERAGE(MIN(([.$S64]^2)/([.$AF64]^2);[.$AD$2]);MIN([.S64]/[.$AB$2]; [.$Z$2]))*([.$V64]+3)*[.$AF$2]))*5;0)" office:value-type="float" office:value="45" calcext:value-type="float">
            <text:p>45</text:p>
          </table:table-cell>
          <table:table-cell table:style-name="ce10" table:formula="of:=IFERROR(ROUND((AVERAGE(MIN(([.$R64]^[.$AC$2])/([.$AF64]^2);[.$AD$2]); MIN([.R64]/[.$AA$2]; [.$Z$2])))*([.$V64]+[.$Y$2]))*5;0)" office:value-type="float" office:value="30" calcext:value-type="float">
            <text:p>30</text:p>
          </table:table-cell>
          <table:table-cell table:style-name="ce11" table:formula="of:=ROUND(AVERAGE([.W64:.AC64]))" office:value-type="float" office:value="47" calcext:value-type="float">
            <text:p>47</text:p>
          </table:table-cell>
          <table:table-cell table:style-name="ce11" table:formula="of:=ROUND((([.U64]/[.$AE$1])*MAX([.U64]/350;0.8));2)" office:value-type="float" office:value="6.57" calcext:value-type="float">
            <text:p>6.57</text:p>
          </table:table-cell>
          <table:table-cell table:style-name="ce11" table:formula="of:=ROUND([.U64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64]^2)/([.$AF64]^2);[.$AE$2])))*[.$AE64]*0.8)+([.O64]/10))+10;10)" office:value-type="float" office:value="20" calcext:value-type="float">
            <text:p>20</text:p>
          </table:table-cell>
          <table:table-cell table:style-name="ce41" table:formula="of:=IFERROR(ROUND(((MIN(([.$P64]^2)/([.$AF64]^2);[.$AE$2])))*[.$AE64]);0)" office:value-type="float" office:value="13" calcext:value-type="float">
            <text:p>13</text:p>
          </table:table-cell>
          <table:table-cell table:style-name="ce42" table:formula="of:=IFERROR(ROUND(MIN(([.P64]+[.S64]+[.U64])/8/[.$AF64];[.$AE$2])^2*[.$AE64]);0)" office:value-type="float" office:value="7" calcext:value-type="float">
            <text:p>7</text:p>
          </table:table-cell>
          <table:table-cell table:style-name="ce43" table:formula="of:=IFERROR(ROUND(((MIN(([.T64]^2)/([.$AF64]^2);[.$AE$2])))*[.$AE64]*[.$AF$1]);0)" office:value-type="float" office:value="7" calcext:value-type="float">
            <text:p>7</text:p>
          </table:table-cell>
          <table:table-cell table:style-name="ce44" table:formula="of:=IFERROR(ROUND(((MIN(([.Q64]^2)/([.$AF64]^2);[.$AE$2])))*[.$AE64]*[.$AF$1]);0)" office:value-type="float" office:value="3" calcext:value-type="float">
            <text:p>3</text:p>
          </table:table-cell>
          <table:table-cell table:style-name="ce45" table:formula="of:=IFERROR(ROUND(((MIN(([.S64]^2)/([.$AF64]^2);[.$AE$2])))*[.$AE64]*[.$AF$1]);0)" office:value-type="float" office:value="4" calcext:value-type="float">
            <text:p>4</text:p>
          </table:table-cell>
          <table:table-cell table:style-name="ce46" table:formula="of:=IFERROR(ROUND(((MIN(([.R64]^2)/([.$AF64]^2);[.$AE$2]))*[.$AE64]));0)" office:value-type="float" office:value="4" calcext:value-type="float">
            <text:p>4</text:p>
          </table:table-cell>
          <table:table-cell table:formula="of:=ROUND(AVERAGE([.AI64:.AN64]);2)" office:value-type="float" office:value="6.33" calcext:value-type="float">
            <text:p>6.33</text:p>
          </table:table-cell>
          <table:table-cell table:style-name="ce11" table:formula="of:=IFERROR(MIN(MAX((ROUND(AVERAGE((((MIN(([.$O64]^[.$AO$2])/([.$AF64]^[.$AO$2]);[.$AQ$2])))*[.$V64]*0.8)+([.$O64]/10);([.O64]/8));0)*5)+10; 30); 99); 0)" office:value-type="float" office:value="55" calcext:value-type="float">
            <text:p>55</text:p>
          </table:table-cell>
          <table:table-cell table:style-name="ce11" table:formula="of:=IFERROR(MIN(MAX(ROUND(AVERAGE((MIN(([.$P64]^[.$X$2])/([.$AF64]^[.$AO$2]);[.$AQ$2]))*([.$V64]+[.$AR$2]);([.P6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64]+[.$S64]+[.$U64])/8/[.$AF64];[.$AQ$2]))*([.$V64]+3)*[.$AS$2];([.U6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4]^2)/([.$AF64]^[.$AO$2]);[.$AQ$2]))*([.$V64]+3)*[.$AS$2]);([.T6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4]^[.$AO$2])/([.$AF64]^[.$AO$2]);[.$AQ$2]))*([.$V64]+3)*[.$AS$2]);([.Q6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4]^[.$AO$2])/([.$AF64]^[.$AO$2]);[.$AQ$2]))*([.$V64]+3)*[.$AS$2]);([.S6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4]^[.$AC$2])/([.$AF64]^[.$AO$2]);[.$AQ$2]))*([.$V64]+[.$AR$2]);([.R64]/10));0)*5; [.$AU$2]); [.$AT$2]);0)" office:value-type="float" office:value="30" calcext:value-type="float">
            <text:p>30</text:p>
          </table:table-cell>
          <table:table-cell table:formula="of:=ROUND(AVERAGE([.AP64:.AV64]);2)" office:value-type="float" office:value="40.71" calcext:value-type="float">
            <text:p>40.71</text:p>
          </table:table-cell>
          <table:table-cell/>
          <table:table-cell table:formula="of:=MIN(MAX([.AH64]-[.AH63];0);[.$BF$2])" office:value-type="float" office:value="3" calcext:value-type="float">
            <text:p>3</text:p>
          </table:table-cell>
          <table:table-cell table:formula="of:=MIN(MAX([.AI64]-[.AI63];0);[.$BF$2])" office:value-type="float" office:value="8" calcext:value-type="float">
            <text:p>8</text:p>
          </table:table-cell>
          <table:table-cell table:formula="of:=MIN(MAX([.AJ64]-[.AJ63];0);[.$BF$2])" office:value-type="float" office:value="4" calcext:value-type="float">
            <text:p>4</text:p>
          </table:table-cell>
          <table:table-cell table:formula="of:=MIN(MAX([.AK64]-[.AK63];0);[.$BF$2])" office:value-type="float" office:value="4" calcext:value-type="float">
            <text:p>4</text:p>
          </table:table-cell>
          <table:table-cell table:formula="of:=MIN(MAX([.AL64]-[.AL63];0);[.$BF$2])" office:value-type="float" office:value="2" calcext:value-type="float">
            <text:p>2</text:p>
          </table:table-cell>
          <table:table-cell table:formula="of:=MIN(MAX([.AM64]-[.AM63];0);[.$BF$2])" office:value-type="float" office:value="2" calcext:value-type="float">
            <text:p>2</text:p>
          </table:table-cell>
          <table:table-cell table:formula="of:=MIN(MAX([.AN64]-[.AN63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65]-[.C65]" office:value-type="float" office:value="0" calcext:value-type="float">
            <text:p>0</text:p>
          </table:table-cell>
          <table:table-cell table:style-name="ce29" table:formula="of:=[.P65]-[.D65]" office:value-type="float" office:value="0" calcext:value-type="float">
            <text:p>0</text:p>
          </table:table-cell>
          <table:table-cell table:style-name="ce60" table:formula="of:=[.Q65]-[.E65]" office:value-type="float" office:value="0" calcext:value-type="float">
            <text:p>0</text:p>
          </table:table-cell>
          <table:table-cell table:style-name="ce62" table:formula="of:=[.R65]-[.F65]" office:value-type="float" office:value="-5" calcext:value-type="float">
            <text:p>-5</text:p>
          </table:table-cell>
          <table:table-cell table:style-name="ce64" table:formula="of:=[.S65]-[.G65]" office:value-type="float" office:value="0" calcext:value-type="float">
            <text:p>0</text:p>
          </table:table-cell>
          <table:table-cell table:style-name="ce66" table:formula="of:=[.T65]-[.H6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5:.T65])" office:value-type="float" office:value="350" calcext:value-type="float">
            <text:p>350</text:p>
          </table:table-cell>
          <table:table-cell table:style-name="ce11" table:formula="of:=ROUND((([.U65]/[.$AE$1])*MAX([.U65]/420; 1.2));2)" office:value-type="float" office:value="4.67" calcext:value-type="float">
            <text:p>4.67</text:p>
          </table:table-cell>
          <table:table-cell table:style-name="ce4" table:formula="of:=IFERROR((ROUND((((MIN(([.$O65]^2)/([.$AF65]^2);[.$AD$2])))*[.$V65]*0.8)+([.O65]/10))*5)+10; 0)" office:value-type="float" office:value="55" calcext:value-type="float">
            <text:p>55</text:p>
          </table:table-cell>
          <table:table-cell table:style-name="ce6" table:formula="of:=IFERROR(ROUND((AVERAGE(MIN(([.$P65]^[.$X$2])/([.$AF65]^2);[.$AD$2]); MIN([.P65]/[.$AA$2]; [.$Z$2])))*([.$V65]+[.$Y$2]))*5;0)" office:value-type="float" office:value="35" calcext:value-type="float">
            <text:p>35</text:p>
          </table:table-cell>
          <table:table-cell table:style-name="ce24" table:formula="of:=IFERROR(ROUND((MIN(([.$P65]+[.$S65]+[.$U65])/8/[.$AF65];[.$AD$2]))*([.$V65]+3))*5;0)" office:value-type="float" office:value="40" calcext:value-type="float">
            <text:p>40</text:p>
          </table:table-cell>
          <table:table-cell table:style-name="ce16" table:formula="of:=IFERROR(ROUND(((MIN(([.$T65]^2)/([.$AF65]^2);[.$AD$2]))*([.$V65]+3)*[.$AF$2]))*5;0)" office:value-type="float" office:value="40" calcext:value-type="float">
            <text:p>40</text:p>
          </table:table-cell>
          <table:table-cell table:style-name="ce8" table:formula="of:=IFERROR(ROUND((AVERAGE(MIN(([.$Q65]^2)/([.$AF65]^2);[.$AD$2]);MIN([.Q65]/[.$AB$2]; [.$Z$2]))*([.$V65]+3)*[.$AF$2]))*5;0)" office:value-type="float" office:value="25" calcext:value-type="float">
            <text:p>25</text:p>
          </table:table-cell>
          <table:table-cell table:style-name="ce14" table:formula="of:=IFERROR(ROUND((AVERAGE(MIN(([.$S65]^2)/([.$AF65]^2);[.$AD$2]);MIN([.S65]/[.$AB$2]; [.$Z$2]))*([.$V65]+3)*[.$AF$2]))*5;0)" office:value-type="float" office:value="30" calcext:value-type="float">
            <text:p>30</text:p>
          </table:table-cell>
          <table:table-cell table:style-name="ce10" table:formula="of:=IFERROR(ROUND((AVERAGE(MIN(([.$R65]^[.$AC$2])/([.$AF65]^2);[.$AD$2]); MIN([.R65]/[.$AA$2]; [.$Z$2])))*([.$V65]+[.$Y$2]))*5;0)" office:value-type="float" office:value="35" calcext:value-type="float">
            <text:p>35</text:p>
          </table:table-cell>
          <table:table-cell table:style-name="ce11" table:formula="of:=ROUND(AVERAGE([.W65:.AC65]))" office:value-type="float" office:value="37" calcext:value-type="float">
            <text:p>37</text:p>
          </table:table-cell>
          <table:table-cell table:style-name="ce11" table:formula="of:=ROUND((([.U65]/[.$AE$1])*MAX([.U65]/350;0.8));2)" office:value-type="float" office:value="3.89" calcext:value-type="float">
            <text:p>3.89</text:p>
          </table:table-cell>
          <table:table-cell table:style-name="ce11" table:formula="of:=ROUND([.U6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65]^2)/([.$AF65]^2);[.$AE$2])))*[.$AE65]*0.8)+([.O65]/10))+10;10)" office:value-type="float" office:value="18" calcext:value-type="float">
            <text:p>18</text:p>
          </table:table-cell>
          <table:table-cell table:style-name="ce41" table:formula="of:=IFERROR(ROUND(((MIN(([.$P65]^2)/([.$AF65]^2);[.$AE$2])))*[.$AE65]);0)" office:value-type="float" office:value="6" calcext:value-type="float">
            <text:p>6</text:p>
          </table:table-cell>
          <table:table-cell table:style-name="ce42" table:formula="of:=IFERROR(ROUND(MIN(([.P65]+[.S65]+[.U65])/8/[.$AF65];[.$AE$2])^2*[.$AE65]);0)" office:value-type="float" office:value="4" calcext:value-type="float">
            <text:p>4</text:p>
          </table:table-cell>
          <table:table-cell table:style-name="ce43" table:formula="of:=IFERROR(ROUND(((MIN(([.T65]^2)/([.$AF65]^2);[.$AE$2])))*[.$AE65]*[.$AF$1]);0)" office:value-type="float" office:value="3" calcext:value-type="float">
            <text:p>3</text:p>
          </table:table-cell>
          <table:table-cell table:style-name="ce44" table:formula="of:=IFERROR(ROUND(((MIN(([.Q65]^2)/([.$AF65]^2);[.$AE$2])))*[.$AE65]*[.$AF$1]);0)" office:value-type="float" office:value="2" calcext:value-type="float">
            <text:p>2</text:p>
          </table:table-cell>
          <table:table-cell table:style-name="ce45" table:formula="of:=IFERROR(ROUND(((MIN(([.S65]^2)/([.$AF65]^2);[.$AE$2])))*[.$AE65]*[.$AF$1]);0)" office:value-type="float" office:value="2" calcext:value-type="float">
            <text:p>2</text:p>
          </table:table-cell>
          <table:table-cell table:style-name="ce46" table:formula="of:=IFERROR(ROUND(((MIN(([.R65]^2)/([.$AF65]^2);[.$AE$2]))*[.$AE65]));0)" office:value-type="float" office:value="5" calcext:value-type="float">
            <text:p>5</text:p>
          </table:table-cell>
          <table:table-cell table:formula="of:=ROUND(AVERAGE([.AI65:.AN65]);2)" office:value-type="float" office:value="3.67" calcext:value-type="float">
            <text:p>3.67</text:p>
          </table:table-cell>
          <table:table-cell table:style-name="ce11" table:formula="of:=IFERROR(MIN(MAX((ROUND(AVERAGE((((MIN(([.$O65]^[.$AO$2])/([.$AF65]^[.$AO$2]);[.$AQ$2])))*[.$V65]*0.8)+([.$O65]/10);([.O65]/8));0)*5)+10; 30); 99); 0)" office:value-type="float" office:value="50" calcext:value-type="float">
            <text:p>50</text:p>
          </table:table-cell>
          <table:table-cell table:style-name="ce11" table:formula="of:=IFERROR(MIN(MAX(ROUND(AVERAGE((MIN(([.$P65]^[.$X$2])/([.$AF65]^[.$AO$2]);[.$AQ$2]))*([.$V65]+[.$AR$2]);([.P6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5]+[.$S65]+[.$U65])/8/[.$AF65];[.$AQ$2]))*([.$V65]+3)*[.$AS$2];([.U6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5]^2)/([.$AF65]^[.$AO$2]);[.$AQ$2]))*([.$V65]+3)*[.$AS$2]);([.T6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5]^[.$AO$2])/([.$AF65]^[.$AO$2]);[.$AQ$2]))*([.$V65]+3)*[.$AS$2]);([.Q6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65]^[.$AO$2])/([.$AF65]^[.$AO$2]);[.$AQ$2]))*([.$V65]+3)*[.$AS$2]);([.S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5]^[.$AC$2])/([.$AF65]^[.$AO$2]);[.$AQ$2]))*([.$V65]+[.$AR$2]);([.R65]/10));0)*5; [.$AU$2]); [.$AT$2]);0)" office:value-type="float" office:value="35" calcext:value-type="float">
            <text:p>35</text:p>
          </table:table-cell>
          <table:table-cell table:formula="of:=ROUND(AVERAGE([.AP65:.AV65]);2)" office:value-type="float" office:value="34.29" calcext:value-type="float">
            <text:p>34.29</text:p>
          </table:table-cell>
          <table:table-cell/>
          <table:table-cell table:formula="of:=MIN(MAX([.AH65]-[.AH64];0);[.$BF$2])" office:value-type="float" office:value="0" calcext:value-type="float">
            <text:p>0</text:p>
          </table:table-cell>
          <table:table-cell table:formula="of:=MIN(MAX([.AI65]-[.AI64];0);[.$BF$2])" office:value-type="float" office:value="0" calcext:value-type="float">
            <text:p>0</text:p>
          </table:table-cell>
          <table:table-cell table:formula="of:=MIN(MAX([.AJ65]-[.AJ64];0);[.$BF$2])" office:value-type="float" office:value="0" calcext:value-type="float">
            <text:p>0</text:p>
          </table:table-cell>
          <table:table-cell table:formula="of:=MIN(MAX([.AK65]-[.AK64];0);[.$BF$2])" office:value-type="float" office:value="0" calcext:value-type="float">
            <text:p>0</text:p>
          </table:table-cell>
          <table:table-cell table:formula="of:=MIN(MAX([.AL65]-[.AL64];0);[.$BF$2])" office:value-type="float" office:value="0" calcext:value-type="float">
            <text:p>0</text:p>
          </table:table-cell>
          <table:table-cell table:formula="of:=MIN(MAX([.AM65]-[.AM64];0);[.$BF$2])" office:value-type="float" office:value="0" calcext:value-type="float">
            <text:p>0</text:p>
          </table:table-cell>
          <table:table-cell table:formula="of:=MIN(MAX([.AN65]-[.AN64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66]-[.C66]" office:value-type="float" office:value="0" calcext:value-type="float">
            <text:p>0</text:p>
          </table:table-cell>
          <table:table-cell table:style-name="ce29" table:formula="of:=[.P66]-[.D66]" office:value-type="float" office:value="0" calcext:value-type="float">
            <text:p>0</text:p>
          </table:table-cell>
          <table:table-cell table:style-name="ce60" table:formula="of:=[.Q66]-[.E66]" office:value-type="float" office:value="0" calcext:value-type="float">
            <text:p>0</text:p>
          </table:table-cell>
          <table:table-cell table:style-name="ce62" table:formula="of:=[.R66]-[.F66]" office:value-type="float" office:value="0" calcext:value-type="float">
            <text:p>0</text:p>
          </table:table-cell>
          <table:table-cell table:style-name="ce64" table:formula="of:=[.S66]-[.G66]" office:value-type="float" office:value="0" calcext:value-type="float">
            <text:p>0</text:p>
          </table:table-cell>
          <table:table-cell table:style-name="ce66" table:formula="of:=[.T66]-[.H6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6:.T66])" office:value-type="float" office:value="555" calcext:value-type="float">
            <text:p>555</text:p>
          </table:table-cell>
          <table:table-cell table:style-name="ce11" table:formula="of:=ROUND((([.U66]/[.$AE$1])*MAX([.U66]/420; 1.2));2)" office:value-type="float" office:value="8.15" calcext:value-type="float">
            <text:p>8.15</text:p>
          </table:table-cell>
          <table:table-cell table:style-name="ce4" table:formula="of:=IFERROR((ROUND((((MIN(([.$O66]^2)/([.$AF66]^2);[.$AD$2])))*[.$V66]*0.8)+([.O66]/10))*5)+10; 0)" office:value-type="float" office:value="85" calcext:value-type="float">
            <text:p>85</text:p>
          </table:table-cell>
          <table:table-cell table:style-name="ce6" table:formula="of:=IFERROR(ROUND((AVERAGE(MIN(([.$P66]^[.$X$2])/([.$AF66]^2);[.$AD$2]); MIN([.P66]/[.$AA$2]; [.$Z$2])))*([.$V66]+[.$Y$2]))*5;0)" office:value-type="float" office:value="70" calcext:value-type="float">
            <text:p>70</text:p>
          </table:table-cell>
          <table:table-cell table:style-name="ce24" table:formula="of:=IFERROR(ROUND((MIN(([.$P66]+[.$S66]+[.$U66])/8/[.$AF66];[.$AD$2]))*([.$V66]+3))*5;0)" office:value-type="float" office:value="55" calcext:value-type="float">
            <text:p>55</text:p>
          </table:table-cell>
          <table:table-cell table:style-name="ce16" table:formula="of:=IFERROR(ROUND(((MIN(([.$T66]^2)/([.$AF66]^2);[.$AD$2]))*([.$V66]+3)*[.$AF$2]))*5;0)" office:value-type="float" office:value="45" calcext:value-type="float">
            <text:p>45</text:p>
          </table:table-cell>
          <table:table-cell table:style-name="ce8" table:formula="of:=IFERROR(ROUND((AVERAGE(MIN(([.$Q66]^2)/([.$AF66]^2);[.$AD$2]);MIN([.Q66]/[.$AB$2]; [.$Z$2]))*([.$V66]+3)*[.$AF$2]))*5;0)" office:value-type="float" office:value="55" calcext:value-type="float">
            <text:p>55</text:p>
          </table:table-cell>
          <table:table-cell table:style-name="ce14" table:formula="of:=IFERROR(ROUND((AVERAGE(MIN(([.$S66]^2)/([.$AF66]^2);[.$AD$2]);MIN([.S66]/[.$AB$2]; [.$Z$2]))*([.$V66]+3)*[.$AF$2]))*5;0)" office:value-type="float" office:value="55" calcext:value-type="float">
            <text:p>55</text:p>
          </table:table-cell>
          <table:table-cell table:style-name="ce10" table:formula="of:=IFERROR(ROUND((AVERAGE(MIN(([.$R66]^[.$AC$2])/([.$AF66]^2);[.$AD$2]); MIN([.R66]/[.$AA$2]; [.$Z$2])))*([.$V66]+[.$Y$2]))*5;0)" office:value-type="float" office:value="65" calcext:value-type="float">
            <text:p>65</text:p>
          </table:table-cell>
          <table:table-cell table:style-name="ce11" table:formula="of:=ROUND(AVERAGE([.W66:.AC66]))" office:value-type="float" office:value="61" calcext:value-type="float">
            <text:p>61</text:p>
          </table:table-cell>
          <table:table-cell table:style-name="ce11" table:formula="of:=ROUND((([.U66]/[.$AE$1])*MAX([.U66]/350;0.8));2)" office:value-type="float" office:value="9.78" calcext:value-type="float">
            <text:p>9.78</text:p>
          </table:table-cell>
          <table:table-cell table:style-name="ce11" table:formula="of:=ROUND([.U66]/6;2)" office:value-type="float" office:value="92.5" calcext:value-type="float">
            <text:p>92.5</text:p>
          </table:table-cell>
          <table:table-cell table:style-name="ce11"/>
          <table:table-cell table:style-name="ce40" table:formula="of:=IFERROR(ROUND((((MIN(([.$O66]^2)/([.$AF66]^2);[.$AE$2])))*[.$AE66]*0.8)+([.O66]/10))+10;10)" office:value-type="float" office:value="26" calcext:value-type="float">
            <text:p>26</text:p>
          </table:table-cell>
          <table:table-cell table:style-name="ce41" table:formula="of:=IFERROR(ROUND(((MIN(([.$P66]^2)/([.$AF66]^2);[.$AE$2])))*[.$AE66]);0)" office:value-type="float" office:value="14" calcext:value-type="float">
            <text:p>14</text:p>
          </table:table-cell>
          <table:table-cell table:style-name="ce42" table:formula="of:=IFERROR(ROUND(MIN(([.P66]+[.S66]+[.U66])/8/[.$AF66];[.$AE$2])^2*[.$AE66]);0)" office:value-type="float" office:value="10" calcext:value-type="float">
            <text:p>10</text:p>
          </table:table-cell>
          <table:table-cell table:style-name="ce43" table:formula="of:=IFERROR(ROUND(((MIN(([.T66]^2)/([.$AF66]^2);[.$AE$2])))*[.$AE66]*[.$AF$1]);0)" office:value-type="float" office:value="7" calcext:value-type="float">
            <text:p>7</text:p>
          </table:table-cell>
          <table:table-cell table:style-name="ce44" table:formula="of:=IFERROR(ROUND(((MIN(([.Q66]^2)/([.$AF66]^2);[.$AE$2])))*[.$AE66]*[.$AF$1]);0)" office:value-type="float" office:value="5" calcext:value-type="float">
            <text:p>5</text:p>
          </table:table-cell>
          <table:table-cell table:style-name="ce45" table:formula="of:=IFERROR(ROUND(((MIN(([.S66]^2)/([.$AF66]^2);[.$AE$2])))*[.$AE66]*[.$AF$1]);0)" office:value-type="float" office:value="5" calcext:value-type="float">
            <text:p>5</text:p>
          </table:table-cell>
          <table:table-cell table:style-name="ce46" table:formula="of:=IFERROR(ROUND(((MIN(([.R66]^2)/([.$AF66]^2);[.$AE$2]))*[.$AE66]));0)" office:value-type="float" office:value="11" calcext:value-type="float">
            <text:p>11</text:p>
          </table:table-cell>
          <table:table-cell table:formula="of:=ROUND(AVERAGE([.AI66:.AN66]);2)" office:value-type="float" office:value="8.67" calcext:value-type="float">
            <text:p>8.67</text:p>
          </table:table-cell>
          <table:table-cell table:style-name="ce11" table:formula="of:=IFERROR(MIN(MAX((ROUND(AVERAGE((((MIN(([.$O66]^[.$AO$2])/([.$AF66]^[.$AO$2]);[.$AQ$2])))*[.$V66]*0.8)+([.$O66]/10);([.O66]/8));0)*5)+10; 30); 99); 0)" office:value-type="float" office:value="75" calcext:value-type="float">
            <text:p>75</text:p>
          </table:table-cell>
          <table:table-cell table:style-name="ce11" table:formula="of:=IFERROR(MIN(MAX(ROUND(AVERAGE((MIN(([.$P66]^[.$X$2])/([.$AF66]^[.$AO$2]);[.$AQ$2]))*([.$V66]+[.$AR$2]);([.P66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66]+[.$S66]+[.$U66])/8/[.$AF66];[.$AQ$2]))*([.$V66]+3)*[.$AS$2];([.U6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66]^2)/([.$AF66]^[.$AO$2]);[.$AQ$2]))*([.$V66]+3)*[.$AS$2]);([.T6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6]^[.$AO$2])/([.$AF66]^[.$AO$2]);[.$AQ$2]))*([.$V66]+3)*[.$AS$2]);([.Q6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6]^[.$AO$2])/([.$AF66]^[.$AO$2]);[.$AQ$2]))*([.$V66]+3)*[.$AS$2]);([.S6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6]^[.$AC$2])/([.$AF66]^[.$AO$2]);[.$AQ$2]))*([.$V66]+[.$AR$2]);([.R66]/10));0)*5; [.$AU$2]); [.$AT$2]);0)" office:value-type="float" office:value="50" calcext:value-type="float">
            <text:p>50</text:p>
          </table:table-cell>
          <table:table-cell table:formula="of:=ROUND(AVERAGE([.AP66:.AV66]);2)" office:value-type="float" office:value="52.14" calcext:value-type="float">
            <text:p>52.14</text:p>
          </table:table-cell>
          <table:table-cell/>
          <table:table-cell table:formula="of:=MIN(MAX([.AH66]-[.AH65];0);[.$BF$2])" office:value-type="float" office:value="8" calcext:value-type="float">
            <text:p>8</text:p>
          </table:table-cell>
          <table:table-cell table:formula="of:=MIN(MAX([.AI66]-[.AI65];0);[.$BF$2])" office:value-type="float" office:value="8" calcext:value-type="float">
            <text:p>8</text:p>
          </table:table-cell>
          <table:table-cell table:formula="of:=MIN(MAX([.AJ66]-[.AJ65];0);[.$BF$2])" office:value-type="float" office:value="6" calcext:value-type="float">
            <text:p>6</text:p>
          </table:table-cell>
          <table:table-cell table:formula="of:=MIN(MAX([.AK66]-[.AK65];0);[.$BF$2])" office:value-type="float" office:value="4" calcext:value-type="float">
            <text:p>4</text:p>
          </table:table-cell>
          <table:table-cell table:formula="of:=MIN(MAX([.AL66]-[.AL65];0);[.$BF$2])" office:value-type="float" office:value="3" calcext:value-type="float">
            <text:p>3</text:p>
          </table:table-cell>
          <table:table-cell table:formula="of:=MIN(MAX([.AM66]-[.AM65];0);[.$BF$2])" office:value-type="float" office:value="3" calcext:value-type="float">
            <text:p>3</text:p>
          </table:table-cell>
          <table:table-cell table:formula="of:=MIN(MAX([.AN66]-[.AN65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67]-[.C67]" office:value-type="float" office:value="0" calcext:value-type="float">
            <text:p>0</text:p>
          </table:table-cell>
          <table:table-cell table:style-name="ce29" table:formula="of:=[.P67]-[.D67]" office:value-type="float" office:value="10" calcext:value-type="float">
            <text:p>10</text:p>
          </table:table-cell>
          <table:table-cell table:style-name="ce60" table:formula="of:=[.Q67]-[.E67]" office:value-type="float" office:value="0" calcext:value-type="float">
            <text:p>0</text:p>
          </table:table-cell>
          <table:table-cell table:style-name="ce62" table:formula="of:=[.R67]-[.F67]" office:value-type="float" office:value="20" calcext:value-type="float">
            <text:p>20</text:p>
          </table:table-cell>
          <table:table-cell table:style-name="ce64" table:formula="of:=[.S67]-[.G67]" office:value-type="float" office:value="0" calcext:value-type="float">
            <text:p>0</text:p>
          </table:table-cell>
          <table:table-cell table:style-name="ce66" table:formula="of:=[.T67]-[.H67]" office:value-type="float" office:value="-10" calcext:value-type="float">
            <text:p>-1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7:.T67])" office:value-type="float" office:value="320" calcext:value-type="float">
            <text:p>320</text:p>
          </table:table-cell>
          <table:table-cell table:style-name="ce11" table:formula="of:=ROUND((([.U67]/[.$AE$1])*MAX([.U67]/420; 1.2));2)" office:value-type="float" office:value="4.27" calcext:value-type="float">
            <text:p>4.27</text:p>
          </table:table-cell>
          <table:table-cell table:style-name="ce4" table:formula="of:=IFERROR((ROUND((((MIN(([.$O67]^2)/([.$AF67]^2);[.$AD$2])))*[.$V67]*0.8)+([.O67]/10))*5)+10; 0)" office:value-type="float" office:value="40" calcext:value-type="float">
            <text:p>40</text:p>
          </table:table-cell>
          <table:table-cell table:style-name="ce6" table:formula="of:=IFERROR(ROUND((AVERAGE(MIN(([.$P67]^[.$X$2])/([.$AF67]^2);[.$AD$2]); MIN([.P67]/[.$AA$2]; [.$Z$2])))*([.$V67]+[.$Y$2]))*5;0)" office:value-type="float" office:value="30" calcext:value-type="float">
            <text:p>30</text:p>
          </table:table-cell>
          <table:table-cell table:style-name="ce24" table:formula="of:=IFERROR(ROUND((MIN(([.$P67]+[.$S67]+[.$U67])/8/[.$AF67];[.$AD$2]))*([.$V67]+3))*5;0)" office:value-type="float" office:value="35" calcext:value-type="float">
            <text:p>35</text:p>
          </table:table-cell>
          <table:table-cell table:style-name="ce16" table:formula="of:=IFERROR(ROUND(((MIN(([.$T67]^2)/([.$AF67]^2);[.$AD$2]))*([.$V67]+3)*[.$AF$2]))*5;0)" office:value-type="float" office:value="65" calcext:value-type="float">
            <text:p>65</text:p>
          </table:table-cell>
          <table:table-cell table:style-name="ce8" table:formula="of:=IFERROR(ROUND((AVERAGE(MIN(([.$Q67]^2)/([.$AF67]^2);[.$AD$2]);MIN([.Q67]/[.$AB$2]; [.$Z$2]))*([.$V67]+3)*[.$AF$2]))*5;0)" office:value-type="float" office:value="20" calcext:value-type="float">
            <text:p>20</text:p>
          </table:table-cell>
          <table:table-cell table:style-name="ce14" table:formula="of:=IFERROR(ROUND((AVERAGE(MIN(([.$S67]^2)/([.$AF67]^2);[.$AD$2]);MIN([.S67]/[.$AB$2]; [.$Z$2]))*([.$V67]+3)*[.$AF$2]))*5;0)" office:value-type="float" office:value="20" calcext:value-type="float">
            <text:p>20</text:p>
          </table:table-cell>
          <table:table-cell table:style-name="ce10" table:formula="of:=IFERROR(ROUND((AVERAGE(MIN(([.$R67]^[.$AC$2])/([.$AF67]^2);[.$AD$2]); MIN([.R67]/[.$AA$2]; [.$Z$2])))*([.$V67]+[.$Y$2]))*5;0)" office:value-type="float" office:value="30" calcext:value-type="float">
            <text:p>30</text:p>
          </table:table-cell>
          <table:table-cell table:style-name="ce11" table:formula="of:=ROUND(AVERAGE([.W67:.AC67]))" office:value-type="float" office:value="34" calcext:value-type="float">
            <text:p>34</text:p>
          </table:table-cell>
          <table:table-cell table:style-name="ce11" table:formula="of:=ROUND((([.U67]/[.$AE$1])*MAX([.U67]/350;0.8));2)" office:value-type="float" office:value="3.25" calcext:value-type="float">
            <text:p>3.25</text:p>
          </table:table-cell>
          <table:table-cell table:style-name="ce11" table:formula="of:=ROUND([.U67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67]^2)/([.$AF67]^2);[.$AE$2])))*[.$AE67]*0.8)+([.O67]/10))+10;10)" office:value-type="float" office:value="15" calcext:value-type="float">
            <text:p>15</text:p>
          </table:table-cell>
          <table:table-cell table:style-name="ce41" table:formula="of:=IFERROR(ROUND(((MIN(([.$P67]^2)/([.$AF67]^2);[.$AE$2])))*[.$AE67]);0)" office:value-type="float" office:value="4" calcext:value-type="float">
            <text:p>4</text:p>
          </table:table-cell>
          <table:table-cell table:style-name="ce42" table:formula="of:=IFERROR(ROUND(MIN(([.P67]+[.S67]+[.U67])/8/[.$AF67];[.$AE$2])^2*[.$AE67]);0)" office:value-type="float" office:value="3" calcext:value-type="float">
            <text:p>3</text:p>
          </table:table-cell>
          <table:table-cell table:style-name="ce43" table:formula="of:=IFERROR(ROUND(((MIN(([.T67]^2)/([.$AF67]^2);[.$AE$2])))*[.$AE67]*[.$AF$1]);0)" office:value-type="float" office:value="5" calcext:value-type="float">
            <text:p>5</text:p>
          </table:table-cell>
          <table:table-cell table:style-name="ce44" table:formula="of:=IFERROR(ROUND(((MIN(([.Q67]^2)/([.$AF67]^2);[.$AE$2])))*[.$AE67]*[.$AF$1]);0)" office:value-type="float" office:value="1" calcext:value-type="float">
            <text:p>1</text:p>
          </table:table-cell>
          <table:table-cell table:style-name="ce45" table:formula="of:=IFERROR(ROUND(((MIN(([.S67]^2)/([.$AF67]^2);[.$AE$2])))*[.$AE67]*[.$AF$1]);0)" office:value-type="float" office:value="1" calcext:value-type="float">
            <text:p>1</text:p>
          </table:table-cell>
          <table:table-cell table:style-name="ce46" table:formula="of:=IFERROR(ROUND(((MIN(([.R67]^2)/([.$AF67]^2);[.$AE$2]))*[.$AE67]));0)" office:value-type="float" office:value="4" calcext:value-type="float">
            <text:p>4</text:p>
          </table:table-cell>
          <table:table-cell table:formula="of:=ROUND(AVERAGE([.AI67:.AN67]);2)" office:value-type="float" office:value="3" calcext:value-type="float">
            <text:p>3</text:p>
          </table:table-cell>
          <table:table-cell table:style-name="ce11" table:formula="of:=IFERROR(MIN(MAX((ROUND(AVERAGE((((MIN(([.$O67]^[.$AO$2])/([.$AF67]^[.$AO$2]);[.$AQ$2])))*[.$V67]*0.8)+([.$O67]/10);([.O67]/8));0)*5)+10; 30); 99); 0)" office:value-type="float" office:value="35" calcext:value-type="float">
            <text:p>35</text:p>
          </table:table-cell>
          <table:table-cell table:style-name="ce11" table:formula="of:=IFERROR(MIN(MAX(ROUND(AVERAGE((MIN(([.$P67]^[.$X$2])/([.$AF67]^[.$AO$2]);[.$AQ$2]))*([.$V67]+[.$AR$2]);([.P6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7]+[.$S67]+[.$U67])/8/[.$AF67];[.$AQ$2]))*([.$V67]+3)*[.$AS$2];([.U6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7]^2)/([.$AF67]^[.$AO$2]);[.$AQ$2]))*([.$V67]+3)*[.$AS$2]);([.T6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7]^[.$AO$2])/([.$AF67]^[.$AO$2]);[.$AQ$2]))*([.$V67]+3)*[.$AS$2]);([.Q67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7]^[.$AO$2])/([.$AF67]^[.$AO$2]);[.$AQ$2]))*([.$V67]+3)*[.$AS$2]);([.S6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67]^[.$AC$2])/([.$AF67]^[.$AO$2]);[.$AQ$2]))*([.$V67]+[.$AR$2]);([.R67]/10));0)*5; [.$AU$2]); [.$AT$2]);0)" office:value-type="float" office:value="30" calcext:value-type="float">
            <text:p>30</text:p>
          </table:table-cell>
          <table:table-cell table:formula="of:=ROUND(AVERAGE([.AP67:.AV67]);2)" office:value-type="float" office:value="29.29" calcext:value-type="float">
            <text:p>29.29</text:p>
          </table:table-cell>
          <table:table-cell/>
          <table:table-cell table:formula="of:=MIN(MAX([.AH67]-[.AH66];0);[.$BF$2])" office:value-type="float" office:value="0" calcext:value-type="float">
            <text:p>0</text:p>
          </table:table-cell>
          <table:table-cell table:formula="of:=MIN(MAX([.AI67]-[.AI66];0);[.$BF$2])" office:value-type="float" office:value="0" calcext:value-type="float">
            <text:p>0</text:p>
          </table:table-cell>
          <table:table-cell table:formula="of:=MIN(MAX([.AJ67]-[.AJ66];0);[.$BF$2])" office:value-type="float" office:value="0" calcext:value-type="float">
            <text:p>0</text:p>
          </table:table-cell>
          <table:table-cell table:formula="of:=MIN(MAX([.AK67]-[.AK66];0);[.$BF$2])" office:value-type="float" office:value="0" calcext:value-type="float">
            <text:p>0</text:p>
          </table:table-cell>
          <table:table-cell table:formula="of:=MIN(MAX([.AL67]-[.AL66];0);[.$BF$2])" office:value-type="float" office:value="0" calcext:value-type="float">
            <text:p>0</text:p>
          </table:table-cell>
          <table:table-cell table:formula="of:=MIN(MAX([.AM67]-[.AM66];0);[.$BF$2])" office:value-type="float" office:value="0" calcext:value-type="float">
            <text:p>0</text:p>
          </table:table-cell>
          <table:table-cell table:formula="of:=MIN(MAX([.AN67]-[.AN6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68]-[.C68]" office:value-type="float" office:value="0" calcext:value-type="float">
            <text:p>0</text:p>
          </table:table-cell>
          <table:table-cell table:style-name="ce29" table:formula="of:=[.P68]-[.D68]" office:value-type="float" office:value="15" calcext:value-type="float">
            <text:p>15</text:p>
          </table:table-cell>
          <table:table-cell table:style-name="ce60" table:formula="of:=[.Q68]-[.E68]" office:value-type="float" office:value="0" calcext:value-type="float">
            <text:p>0</text:p>
          </table:table-cell>
          <table:table-cell table:style-name="ce62" table:formula="of:=[.R68]-[.F68]" office:value-type="float" office:value="20" calcext:value-type="float">
            <text:p>20</text:p>
          </table:table-cell>
          <table:table-cell table:style-name="ce64" table:formula="of:=[.S68]-[.G68]" office:value-type="float" office:value="0" calcext:value-type="float">
            <text:p>0</text:p>
          </table:table-cell>
          <table:table-cell table:style-name="ce66" table:formula="of:=[.T68]-[.H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8:.T68])" office:value-type="float" office:value="410" calcext:value-type="float">
            <text:p>410</text:p>
          </table:table-cell>
          <table:table-cell table:style-name="ce11" table:formula="of:=ROUND((([.U68]/[.$AE$1])*MAX([.U68]/420; 1.2));2)" office:value-type="float" office:value="5.47" calcext:value-type="float">
            <text:p>5.47</text:p>
          </table:table-cell>
          <table:table-cell table:style-name="ce4" table:formula="of:=IFERROR((ROUND((((MIN(([.$O68]^2)/([.$AF68]^2);[.$AD$2])))*[.$V68]*0.8)+([.O68]/10))*5)+10; 0)" office:value-type="float" office:value="60" calcext:value-type="float">
            <text:p>60</text:p>
          </table:table-cell>
          <table:table-cell table:style-name="ce6" table:formula="of:=IFERROR(ROUND((AVERAGE(MIN(([.$P68]^[.$X$2])/([.$AF68]^2);[.$AD$2]); MIN([.P68]/[.$AA$2]; [.$Z$2])))*([.$V68]+[.$Y$2]))*5;0)" office:value-type="float" office:value="45" calcext:value-type="float">
            <text:p>45</text:p>
          </table:table-cell>
          <table:table-cell table:style-name="ce24" table:formula="of:=IFERROR(ROUND((MIN(([.$P68]+[.$S68]+[.$U68])/8/[.$AF68];[.$AD$2]))*([.$V68]+3))*5;0)" office:value-type="float" office:value="40" calcext:value-type="float">
            <text:p>40</text:p>
          </table:table-cell>
          <table:table-cell table:style-name="ce16" table:formula="of:=IFERROR(ROUND(((MIN(([.$T68]^2)/([.$AF68]^2);[.$AD$2]))*([.$V68]+3)*[.$AF$2]))*5;0)" office:value-type="float" office:value="45" calcext:value-type="float">
            <text:p>45</text:p>
          </table:table-cell>
          <table:table-cell table:style-name="ce8" table:formula="of:=IFERROR(ROUND((AVERAGE(MIN(([.$Q68]^2)/([.$AF68]^2);[.$AD$2]);MIN([.Q68]/[.$AB$2]; [.$Z$2]))*([.$V68]+3)*[.$AF$2]))*5;0)" office:value-type="float" office:value="40" calcext:value-type="float">
            <text:p>40</text:p>
          </table:table-cell>
          <table:table-cell table:style-name="ce14" table:formula="of:=IFERROR(ROUND((AVERAGE(MIN(([.$S68]^2)/([.$AF68]^2);[.$AD$2]);MIN([.S68]/[.$AB$2]; [.$Z$2]))*([.$V68]+3)*[.$AF$2]))*5;0)" office:value-type="float" office:value="30" calcext:value-type="float">
            <text:p>30</text:p>
          </table:table-cell>
          <table:table-cell table:style-name="ce10" table:formula="of:=IFERROR(ROUND((AVERAGE(MIN(([.$R68]^[.$AC$2])/([.$AF68]^2);[.$AD$2]); MIN([.R68]/[.$AA$2]; [.$Z$2])))*([.$V68]+[.$Y$2]))*5;0)" office:value-type="float" office:value="40" calcext:value-type="float">
            <text:p>40</text:p>
          </table:table-cell>
          <table:table-cell table:style-name="ce11" table:formula="of:=ROUND(AVERAGE([.W68:.AC68]))" office:value-type="float" office:value="43" calcext:value-type="float">
            <text:p>43</text:p>
          </table:table-cell>
          <table:table-cell table:style-name="ce11" table:formula="of:=ROUND((([.U68]/[.$AE$1])*MAX([.U68]/350;0.8));2)" office:value-type="float" office:value="5.34" calcext:value-type="float">
            <text:p>5.34</text:p>
          </table:table-cell>
          <table:table-cell table:style-name="ce11" table:formula="of:=ROUND([.U68]/6;2)" office:value-type="float" office:value="68.33" calcext:value-type="float">
            <text:p>68.33</text:p>
          </table:table-cell>
          <table:table-cell table:style-name="ce11"/>
          <table:table-cell table:style-name="ce40" table:formula="of:=IFERROR(ROUND((((MIN(([.$O68]^2)/([.$AF68]^2);[.$AE$2])))*[.$AE68]*0.8)+([.O68]/10))+10;10)" office:value-type="float" office:value="20" calcext:value-type="float">
            <text:p>20</text:p>
          </table:table-cell>
          <table:table-cell table:style-name="ce41" table:formula="of:=IFERROR(ROUND(((MIN(([.$P68]^2)/([.$AF68]^2);[.$AE$2])))*[.$AE68]);0)" office:value-type="float" office:value="7" calcext:value-type="float">
            <text:p>7</text:p>
          </table:table-cell>
          <table:table-cell table:style-name="ce42" table:formula="of:=IFERROR(ROUND(MIN(([.P68]+[.S68]+[.U68])/8/[.$AF68];[.$AE$2])^2*[.$AE68]);0)" office:value-type="float" office:value="5" calcext:value-type="float">
            <text:p>5</text:p>
          </table:table-cell>
          <table:table-cell table:style-name="ce43" table:formula="of:=IFERROR(ROUND(((MIN(([.T68]^2)/([.$AF68]^2);[.$AE$2])))*[.$AE68]*[.$AF$1]);0)" office:value-type="float" office:value="5" calcext:value-type="float">
            <text:p>5</text:p>
          </table:table-cell>
          <table:table-cell table:style-name="ce44" table:formula="of:=IFERROR(ROUND(((MIN(([.Q68]^2)/([.$AF68]^2);[.$AE$2])))*[.$AE68]*[.$AF$1]);0)" office:value-type="float" office:value="3" calcext:value-type="float">
            <text:p>3</text:p>
          </table:table-cell>
          <table:table-cell table:style-name="ce45" table:formula="of:=IFERROR(ROUND(((MIN(([.S68]^2)/([.$AF68]^2);[.$AE$2])))*[.$AE68]*[.$AF$1]);0)" office:value-type="float" office:value="2" calcext:value-type="float">
            <text:p>2</text:p>
          </table:table-cell>
          <table:table-cell table:style-name="ce46" table:formula="of:=IFERROR(ROUND(((MIN(([.R68]^2)/([.$AF68]^2);[.$AE$2]))*[.$AE68]));0)" office:value-type="float" office:value="6" calcext:value-type="float">
            <text:p>6</text:p>
          </table:table-cell>
          <table:table-cell table:formula="of:=ROUND(AVERAGE([.AI68:.AN68]);2)" office:value-type="float" office:value="4.67" calcext:value-type="float">
            <text:p>4.67</text:p>
          </table:table-cell>
          <table:table-cell table:style-name="ce11" table:formula="of:=IFERROR(MIN(MAX((ROUND(AVERAGE((((MIN(([.$O68]^[.$AO$2])/([.$AF68]^[.$AO$2]);[.$AQ$2])))*[.$V68]*0.8)+([.$O68]/10);([.O68]/8));0)*5)+10; 30); 99); 0)" office:value-type="float" office:value="55" calcext:value-type="float">
            <text:p>55</text:p>
          </table:table-cell>
          <table:table-cell table:style-name="ce11" table:formula="of:=IFERROR(MIN(MAX(ROUND(AVERAGE((MIN(([.$P68]^[.$X$2])/([.$AF68]^[.$AO$2]);[.$AQ$2]))*([.$V68]+[.$AR$2]);([.P6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8]+[.$S68]+[.$U68])/8/[.$AF68];[.$AQ$2]))*([.$V68]+3)*[.$AS$2];([.U6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68]^2)/([.$AF68]^[.$AO$2]);[.$AQ$2]))*([.$V68]+3)*[.$AS$2]);([.T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8]^[.$AO$2])/([.$AF68]^[.$AO$2]);[.$AQ$2]))*([.$V68]+3)*[.$AS$2]);([.Q6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68]^[.$AO$2])/([.$AF68]^[.$AO$2]);[.$AQ$2]))*([.$V68]+3)*[.$AS$2]);([.S6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8]^[.$AC$2])/([.$AF68]^[.$AO$2]);[.$AQ$2]))*([.$V68]+[.$AR$2]);([.R68]/10));0)*5; [.$AU$2]); [.$AT$2]);0)" office:value-type="float" office:value="35" calcext:value-type="float">
            <text:p>35</text:p>
          </table:table-cell>
          <table:table-cell table:formula="of:=ROUND(AVERAGE([.AP68:.AV68]);2)" office:value-type="float" office:value="38.57" calcext:value-type="float">
            <text:p>38.57</text:p>
          </table:table-cell>
          <table:table-cell/>
          <table:table-cell table:formula="of:=MIN(MAX([.AH68]-[.AH67];0);[.$BF$2])" office:value-type="float" office:value="5" calcext:value-type="float">
            <text:p>5</text:p>
          </table:table-cell>
          <table:table-cell table:formula="of:=MIN(MAX([.AI68]-[.AI67];0);[.$BF$2])" office:value-type="float" office:value="3" calcext:value-type="float">
            <text:p>3</text:p>
          </table:table-cell>
          <table:table-cell table:formula="of:=MIN(MAX([.AJ68]-[.AJ67];0);[.$BF$2])" office:value-type="float" office:value="2" calcext:value-type="float">
            <text:p>2</text:p>
          </table:table-cell>
          <table:table-cell table:formula="of:=MIN(MAX([.AK68]-[.AK67];0);[.$BF$2])" office:value-type="float" office:value="0" calcext:value-type="float">
            <text:p>0</text:p>
          </table:table-cell>
          <table:table-cell table:formula="of:=MIN(MAX([.AL68]-[.AL67];0);[.$BF$2])" office:value-type="float" office:value="2" calcext:value-type="float">
            <text:p>2</text:p>
          </table:table-cell>
          <table:table-cell table:formula="of:=MIN(MAX([.AM68]-[.AM67];0);[.$BF$2])" office:value-type="float" office:value="1" calcext:value-type="float">
            <text:p>1</text:p>
          </table:table-cell>
          <table:table-cell table:formula="of:=MIN(MAX([.AN68]-[.AN67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69]-[.C69]" office:value-type="float" office:value="0" calcext:value-type="float">
            <text:p>0</text:p>
          </table:table-cell>
          <table:table-cell table:style-name="ce29" table:formula="of:=[.P69]-[.D69]" office:value-type="float" office:value="10" calcext:value-type="float">
            <text:p>10</text:p>
          </table:table-cell>
          <table:table-cell table:style-name="ce60" table:formula="of:=[.Q69]-[.E69]" office:value-type="float" office:value="-10" calcext:value-type="float">
            <text:p>-10</text:p>
          </table:table-cell>
          <table:table-cell table:style-name="ce62" table:formula="of:=[.R69]-[.F69]" office:value-type="float" office:value="20" calcext:value-type="float">
            <text:p>20</text:p>
          </table:table-cell>
          <table:table-cell table:style-name="ce64" table:formula="of:=[.S69]-[.G69]" office:value-type="float" office:value="-10" calcext:value-type="float">
            <text:p>-10</text:p>
          </table:table-cell>
          <table:table-cell table:style-name="ce66" table:formula="of:=[.T69]-[.H69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9:.T69])" office:value-type="float" office:value="530" calcext:value-type="float">
            <text:p>530</text:p>
          </table:table-cell>
          <table:table-cell table:style-name="ce11" table:formula="of:=ROUND((([.U69]/[.$AE$1])*MAX([.U69]/420; 1.2));2)" office:value-type="float" office:value="7.43" calcext:value-type="float">
            <text:p>7.43</text:p>
          </table:table-cell>
          <table:table-cell table:style-name="ce4" table:formula="of:=IFERROR((ROUND((((MIN(([.$O69]^2)/([.$AF69]^2);[.$AD$2])))*[.$V69]*0.8)+([.O69]/10))*5)+10; 0)" office:value-type="float" office:value="85" calcext:value-type="float">
            <text:p>85</text:p>
          </table:table-cell>
          <table:table-cell table:style-name="ce6" table:formula="of:=IFERROR(ROUND((AVERAGE(MIN(([.$P69]^[.$X$2])/([.$AF69]^2);[.$AD$2]); MIN([.P69]/[.$AA$2]; [.$Z$2])))*([.$V69]+[.$Y$2]))*5;0)" office:value-type="float" office:value="65" calcext:value-type="float">
            <text:p>65</text:p>
          </table:table-cell>
          <table:table-cell table:style-name="ce24" table:formula="of:=IFERROR(ROUND((MIN(([.$P69]+[.$S69]+[.$U69])/8/[.$AF69];[.$AD$2]))*([.$V69]+3))*5;0)" office:value-type="float" office:value="55" calcext:value-type="float">
            <text:p>55</text:p>
          </table:table-cell>
          <table:table-cell table:style-name="ce16" table:formula="of:=IFERROR(ROUND(((MIN(([.$T69]^2)/([.$AF69]^2);[.$AD$2]))*([.$V69]+3)*[.$AF$2]))*5;0)" office:value-type="float" office:value="35" calcext:value-type="float">
            <text:p>35</text:p>
          </table:table-cell>
          <table:table-cell table:style-name="ce8" table:formula="of:=IFERROR(ROUND((AVERAGE(MIN(([.$Q69]^2)/([.$AF69]^2);[.$AD$2]);MIN([.Q69]/[.$AB$2]; [.$Z$2]))*([.$V69]+3)*[.$AF$2]))*5;0)" office:value-type="float" office:value="60" calcext:value-type="float">
            <text:p>60</text:p>
          </table:table-cell>
          <table:table-cell table:style-name="ce14" table:formula="of:=IFERROR(ROUND((AVERAGE(MIN(([.$S69]^2)/([.$AF69]^2);[.$AD$2]);MIN([.S69]/[.$AB$2]; [.$Z$2]))*([.$V69]+3)*[.$AF$2]))*5;0)" office:value-type="float" office:value="55" calcext:value-type="float">
            <text:p>55</text:p>
          </table:table-cell>
          <table:table-cell table:style-name="ce10" table:formula="of:=IFERROR(ROUND((AVERAGE(MIN(([.$R69]^[.$AC$2])/([.$AF69]^2);[.$AD$2]); MIN([.R69]/[.$AA$2]; [.$Z$2])))*([.$V69]+[.$Y$2]))*5;0)" office:value-type="float" office:value="60" calcext:value-type="float">
            <text:p>60</text:p>
          </table:table-cell>
          <table:table-cell table:style-name="ce11" table:formula="of:=ROUND(AVERAGE([.W69:.AC69]))" office:value-type="float" office:value="59" calcext:value-type="float">
            <text:p>59</text:p>
          </table:table-cell>
          <table:table-cell table:style-name="ce11" table:formula="of:=ROUND((([.U69]/[.$AE$1])*MAX([.U69]/350;0.8));2)" office:value-type="float" office:value="8.92" calcext:value-type="float">
            <text:p>8.92</text:p>
          </table:table-cell>
          <table:table-cell table:style-name="ce11" table:formula="of:=ROUND([.U69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69]^2)/([.$AF69]^2);[.$AE$2])))*[.$AE69]*0.8)+([.O69]/10))+10;10)" office:value-type="float" office:value="26" calcext:value-type="float">
            <text:p>26</text:p>
          </table:table-cell>
          <table:table-cell table:style-name="ce41" table:formula="of:=IFERROR(ROUND(((MIN(([.$P69]^2)/([.$AF69]^2);[.$AE$2])))*[.$AE69]);0)" office:value-type="float" office:value="13" calcext:value-type="float">
            <text:p>13</text:p>
          </table:table-cell>
          <table:table-cell table:style-name="ce42" table:formula="of:=IFERROR(ROUND(MIN(([.P69]+[.S69]+[.U69])/8/[.$AF69];[.$AE$2])^2*[.$AE69]);0)" office:value-type="float" office:value="9" calcext:value-type="float">
            <text:p>9</text:p>
          </table:table-cell>
          <table:table-cell table:style-name="ce43" table:formula="of:=IFERROR(ROUND(((MIN(([.T69]^2)/([.$AF69]^2);[.$AE$2])))*[.$AE69]*[.$AF$1]);0)" office:value-type="float" office:value="5" calcext:value-type="float">
            <text:p>5</text:p>
          </table:table-cell>
          <table:table-cell table:style-name="ce44" table:formula="of:=IFERROR(ROUND(((MIN(([.Q69]^2)/([.$AF69]^2);[.$AE$2])))*[.$AE69]*[.$AF$1]);0)" office:value-type="float" office:value="6" calcext:value-type="float">
            <text:p>6</text:p>
          </table:table-cell>
          <table:table-cell table:style-name="ce45" table:formula="of:=IFERROR(ROUND(((MIN(([.S69]^2)/([.$AF69]^2);[.$AE$2])))*[.$AE69]*[.$AF$1]);0)" office:value-type="float" office:value="5" calcext:value-type="float">
            <text:p>5</text:p>
          </table:table-cell>
          <table:table-cell table:style-name="ce46" table:formula="of:=IFERROR(ROUND(((MIN(([.R69]^2)/([.$AF69]^2);[.$AE$2]))*[.$AE69]));0)" office:value-type="float" office:value="9" calcext:value-type="float">
            <text:p>9</text:p>
          </table:table-cell>
          <table:table-cell table:formula="of:=ROUND(AVERAGE([.AI69:.AN69]);2)" office:value-type="float" office:value="7.83" calcext:value-type="float">
            <text:p>7.83</text:p>
          </table:table-cell>
          <table:table-cell table:style-name="ce11" table:formula="of:=IFERROR(MIN(MAX((ROUND(AVERAGE((((MIN(([.$O69]^[.$AO$2])/([.$AF69]^[.$AO$2]);[.$AQ$2])))*[.$V69]*0.8)+([.$O69]/10);([.O69]/8));0)*5)+10; 30); 99); 0)" office:value-type="float" office:value="75" calcext:value-type="float">
            <text:p>75</text:p>
          </table:table-cell>
          <table:table-cell table:style-name="ce11" table:formula="of:=IFERROR(MIN(MAX(ROUND(AVERAGE((MIN(([.$P69]^[.$X$2])/([.$AF69]^[.$AO$2]);[.$AQ$2]))*([.$V69]+[.$AR$2]);([.P6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69]+[.$S69]+[.$U69])/8/[.$AF69];[.$AQ$2]))*([.$V69]+3)*[.$AS$2];([.U6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69]^2)/([.$AF69]^[.$AO$2]);[.$AQ$2]))*([.$V69]+3)*[.$AS$2]);([.T6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9]^[.$AO$2])/([.$AF69]^[.$AO$2]);[.$AQ$2]))*([.$V69]+3)*[.$AS$2]);([.Q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69]^[.$AO$2])/([.$AF69]^[.$AO$2]);[.$AQ$2]))*([.$V69]+3)*[.$AS$2]);([.S6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9]^[.$AC$2])/([.$AF69]^[.$AO$2]);[.$AQ$2]))*([.$V69]+[.$AR$2]);([.R69]/10));0)*5; [.$AU$2]); [.$AT$2]);0)" office:value-type="float" office:value="45" calcext:value-type="float">
            <text:p>45</text:p>
          </table:table-cell>
          <table:table-cell table:formula="of:=ROUND(AVERAGE([.AP69:.AV69]);2)" office:value-type="float" office:value="49.29" calcext:value-type="float">
            <text:p>49.29</text:p>
          </table:table-cell>
          <table:table-cell/>
          <table:table-cell table:formula="of:=MIN(MAX([.AH69]-[.AH68];0);[.$BF$2])" office:value-type="float" office:value="6" calcext:value-type="float">
            <text:p>6</text:p>
          </table:table-cell>
          <table:table-cell table:formula="of:=MIN(MAX([.AI69]-[.AI68];0);[.$BF$2])" office:value-type="float" office:value="6" calcext:value-type="float">
            <text:p>6</text:p>
          </table:table-cell>
          <table:table-cell table:formula="of:=MIN(MAX([.AJ69]-[.AJ68];0);[.$BF$2])" office:value-type="float" office:value="4" calcext:value-type="float">
            <text:p>4</text:p>
          </table:table-cell>
          <table:table-cell table:formula="of:=MIN(MAX([.AK69]-[.AK68];0);[.$BF$2])" office:value-type="float" office:value="0" calcext:value-type="float">
            <text:p>0</text:p>
          </table:table-cell>
          <table:table-cell table:formula="of:=MIN(MAX([.AL69]-[.AL68];0);[.$BF$2])" office:value-type="float" office:value="3" calcext:value-type="float">
            <text:p>3</text:p>
          </table:table-cell>
          <table:table-cell table:formula="of:=MIN(MAX([.AM69]-[.AM68];0);[.$BF$2])" office:value-type="float" office:value="3" calcext:value-type="float">
            <text:p>3</text:p>
          </table:table-cell>
          <table:table-cell table:formula="of:=MIN(MAX([.AN69]-[.AN68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70]-[.C70]" office:value-type="float" office:value="10" calcext:value-type="float">
            <text:p>10</text:p>
          </table:table-cell>
          <table:table-cell table:style-name="ce29" table:formula="of:=[.P70]-[.D70]" office:value-type="float" office:value="15" calcext:value-type="float">
            <text:p>15</text:p>
          </table:table-cell>
          <table:table-cell table:style-name="ce60" table:formula="of:=[.Q70]-[.E70]" office:value-type="float" office:value="-5" calcext:value-type="float">
            <text:p>-5</text:p>
          </table:table-cell>
          <table:table-cell table:style-name="ce62" table:formula="of:=[.R70]-[.F70]" office:value-type="float" office:value="-15" calcext:value-type="float">
            <text:p>-15</text:p>
          </table:table-cell>
          <table:table-cell table:style-name="ce64" table:formula="of:=[.S70]-[.G70]" office:value-type="float" office:value="20" calcext:value-type="float">
            <text:p>20</text:p>
          </table:table-cell>
          <table:table-cell table:style-name="ce66" table:formula="of:=[.T70]-[.H70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70:.T70])" office:value-type="float" office:value="335" calcext:value-type="float">
            <text:p>335</text:p>
          </table:table-cell>
          <table:table-cell table:style-name="ce11" table:formula="of:=ROUND((([.U70]/[.$AE$1])*MAX([.U70]/420; 1.2));2)" office:value-type="float" office:value="4.47" calcext:value-type="float">
            <text:p>4.47</text:p>
          </table:table-cell>
          <table:table-cell table:style-name="ce4" table:formula="of:=IFERROR((ROUND((((MIN(([.$O70]^2)/([.$AF70]^2);[.$AD$2])))*[.$V70]*0.8)+([.O70]/10))*5)+10; 0)" office:value-type="float" office:value="35" calcext:value-type="float">
            <text:p>35</text:p>
          </table:table-cell>
          <table:table-cell table:style-name="ce6" table:formula="of:=IFERROR(ROUND((AVERAGE(MIN(([.$P70]^[.$X$2])/([.$AF70]^2);[.$AD$2]); MIN([.P70]/[.$AA$2]; [.$Z$2])))*([.$V70]+[.$Y$2]))*5;0)" office:value-type="float" office:value="15" calcext:value-type="float">
            <text:p>15</text:p>
          </table:table-cell>
          <table:table-cell table:style-name="ce24" table:formula="of:=IFERROR(ROUND((MIN(([.$P70]+[.$S70]+[.$U70])/8/[.$AF70];[.$AD$2]))*([.$V70]+3))*5;0)" office:value-type="float" office:value="35" calcext:value-type="float">
            <text:p>35</text:p>
          </table:table-cell>
          <table:table-cell table:style-name="ce16" table:formula="of:=IFERROR(ROUND(((MIN(([.$T70]^2)/([.$AF70]^2);[.$AD$2]))*([.$V70]+3)*[.$AF$2]))*5;0)" office:value-type="float" office:value="65" calcext:value-type="float">
            <text:p>65</text:p>
          </table:table-cell>
          <table:table-cell table:style-name="ce8" table:formula="of:=IFERROR(ROUND((AVERAGE(MIN(([.$Q70]^2)/([.$AF70]^2);[.$AD$2]);MIN([.Q70]/[.$AB$2]; [.$Z$2]))*([.$V70]+3)*[.$AF$2]))*5;0)" office:value-type="float" office:value="5" calcext:value-type="float">
            <text:p>5</text:p>
          </table:table-cell>
          <table:table-cell table:style-name="ce14" table:formula="of:=IFERROR(ROUND((AVERAGE(MIN(([.$S70]^2)/([.$AF70]^2);[.$AD$2]);MIN([.S70]/[.$AB$2]; [.$Z$2]))*([.$V70]+3)*[.$AF$2]))*5;0)" office:value-type="float" office:value="50" calcext:value-type="float">
            <text:p>50</text:p>
          </table:table-cell>
          <table:table-cell table:style-name="ce10" table:formula="of:=IFERROR(ROUND((AVERAGE(MIN(([.$R70]^[.$AC$2])/([.$AF70]^2);[.$AD$2]); MIN([.R70]/[.$AA$2]; [.$Z$2])))*([.$V70]+[.$Y$2]))*5;0)" office:value-type="float" office:value="50" calcext:value-type="float">
            <text:p>50</text:p>
          </table:table-cell>
          <table:table-cell table:style-name="ce11" table:formula="of:=ROUND(AVERAGE([.W70:.AC70]))" office:value-type="float" office:value="36" calcext:value-type="float">
            <text:p>36</text:p>
          </table:table-cell>
          <table:table-cell table:style-name="ce11" table:formula="of:=ROUND((([.U70]/[.$AE$1])*MAX([.U70]/350;0.8));2)" office:value-type="float" office:value="3.56" calcext:value-type="float">
            <text:p>3.56</text:p>
          </table:table-cell>
          <table:table-cell table:style-name="ce11" table:formula="of:=ROUND([.U70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70]^2)/([.$AF70]^2);[.$AE$2])))*[.$AE70]*0.8)+([.O70]/10))+10;10)" office:value-type="float" office:value="15" calcext:value-type="float">
            <text:p>15</text:p>
          </table:table-cell>
          <table:table-cell table:style-name="ce41" table:formula="of:=IFERROR(ROUND(((MIN(([.$P70]^2)/([.$AF70]^2);[.$AE$2])))*[.$AE70]);0)" office:value-type="float" office:value="1" calcext:value-type="float">
            <text:p>1</text:p>
          </table:table-cell>
          <table:table-cell table:style-name="ce42" table:formula="of:=IFERROR(ROUND(MIN(([.P70]+[.S70]+[.U70])/8/[.$AF70];[.$AE$2])^2*[.$AE70]);0)" office:value-type="float" office:value="4" calcext:value-type="float">
            <text:p>4</text:p>
          </table:table-cell>
          <table:table-cell table:style-name="ce43" table:formula="of:=IFERROR(ROUND(((MIN(([.T70]^2)/([.$AF70]^2);[.$AE$2])))*[.$AE70]*[.$AF$1]);0)" office:value-type="float" office:value="5" calcext:value-type="float">
            <text:p>5</text:p>
          </table:table-cell>
          <table:table-cell table:style-name="ce44" table:formula="of:=IFERROR(ROUND(((MIN(([.Q70]^2)/([.$AF70]^2);[.$AE$2])))*[.$AE70]*[.$AF$1]);0)" office:value-type="float" office:value="0" calcext:value-type="float">
            <text:p>0</text:p>
          </table:table-cell>
          <table:table-cell table:style-name="ce45" table:formula="of:=IFERROR(ROUND(((MIN(([.S70]^2)/([.$AF70]^2);[.$AE$2])))*[.$AE70]*[.$AF$1]);0)" office:value-type="float" office:value="4" calcext:value-type="float">
            <text:p>4</text:p>
          </table:table-cell>
          <table:table-cell table:style-name="ce46" table:formula="of:=IFERROR(ROUND(((MIN(([.R70]^2)/([.$AF70]^2);[.$AE$2]))*[.$AE70]));0)" office:value-type="float" office:value="7" calcext:value-type="float">
            <text:p>7</text:p>
          </table:table-cell>
          <table:table-cell table:formula="of:=ROUND(AVERAGE([.AI70:.AN70]);2)" office:value-type="float" office:value="3.5" calcext:value-type="float">
            <text:p>3.5</text:p>
          </table:table-cell>
          <table:table-cell table:style-name="ce11" table:formula="of:=IFERROR(MIN(MAX((ROUND(AVERAGE((((MIN(([.$O70]^[.$AO$2])/([.$AF70]^[.$AO$2]);[.$AQ$2])))*[.$V70]*0.8)+([.$O70]/10);([.O70]/8));0)*5)+10; 30); 99); 0)" office:value-type="float" office:value="35" calcext:value-type="float">
            <text:p>35</text:p>
          </table:table-cell>
          <table:table-cell table:style-name="ce11" table:formula="of:=IFERROR(MIN(MAX(ROUND(AVERAGE((MIN(([.$P70]^[.$X$2])/([.$AF70]^[.$AO$2]);[.$AQ$2]))*([.$V70]+[.$AR$2]);([.P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70]+[.$S70]+[.$U70])/8/[.$AF70];[.$AQ$2]))*([.$V70]+3)*[.$AS$2];([.U70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0]^2)/([.$AF70]^[.$AO$2]);[.$AQ$2]))*([.$V70]+3)*[.$AS$2]);([.T7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0]^[.$AO$2])/([.$AF70]^[.$AO$2]);[.$AQ$2]))*([.$V70]+3)*[.$AS$2]);([.Q70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0]^[.$AO$2])/([.$AF70]^[.$AO$2]);[.$AQ$2]))*([.$V70]+3)*[.$AS$2]);([.S7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0]^[.$AC$2])/([.$AF70]^[.$AO$2]);[.$AQ$2]))*([.$V70]+[.$AR$2]);([.R70]/10));0)*5; [.$AU$2]); [.$AT$2]);0)" office:value-type="float" office:value="40" calcext:value-type="float">
            <text:p>40</text:p>
          </table:table-cell>
          <table:table-cell table:formula="of:=ROUND(AVERAGE([.AP70:.AV70]);2)" office:value-type="float" office:value="30" calcext:value-type="float">
            <text:p>30</text:p>
          </table:table-cell>
          <table:table-cell/>
          <table:table-cell table:formula="of:=MIN(MAX([.AH70]-[.AH69];0);[.$BF$2])" office:value-type="float" office:value="0" calcext:value-type="float">
            <text:p>0</text:p>
          </table:table-cell>
          <table:table-cell table:formula="of:=MIN(MAX([.AI70]-[.AI69];0);[.$BF$2])" office:value-type="float" office:value="0" calcext:value-type="float">
            <text:p>0</text:p>
          </table:table-cell>
          <table:table-cell table:formula="of:=MIN(MAX([.AJ70]-[.AJ69];0);[.$BF$2])" office:value-type="float" office:value="0" calcext:value-type="float">
            <text:p>0</text:p>
          </table:table-cell>
          <table:table-cell table:formula="of:=MIN(MAX([.AK70]-[.AK69];0);[.$BF$2])" office:value-type="float" office:value="0" calcext:value-type="float">
            <text:p>0</text:p>
          </table:table-cell>
          <table:table-cell table:formula="of:=MIN(MAX([.AL70]-[.AL69];0);[.$BF$2])" office:value-type="float" office:value="0" calcext:value-type="float">
            <text:p>0</text:p>
          </table:table-cell>
          <table:table-cell table:formula="of:=MIN(MAX([.AM70]-[.AM69];0);[.$BF$2])" office:value-type="float" office:value="0" calcext:value-type="float">
            <text:p>0</text:p>
          </table:table-cell>
          <table:table-cell table:formula="of:=MIN(MAX([.AN70]-[.AN6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71]-[.C71]" office:value-type="float" office:value="10" calcext:value-type="float">
            <text:p>10</text:p>
          </table:table-cell>
          <table:table-cell table:style-name="ce29" table:formula="of:=[.P71]-[.D71]" office:value-type="float" office:value="15" calcext:value-type="float">
            <text:p>15</text:p>
          </table:table-cell>
          <table:table-cell table:style-name="ce60" table:formula="of:=[.Q71]-[.E71]" office:value-type="float" office:value="0" calcext:value-type="float">
            <text:p>0</text:p>
          </table:table-cell>
          <table:table-cell table:style-name="ce62" table:formula="of:=[.R71]-[.F71]" office:value-type="float" office:value="-10" calcext:value-type="float">
            <text:p>-10</text:p>
          </table:table-cell>
          <table:table-cell table:style-name="ce64" table:formula="of:=[.S71]-[.G71]" office:value-type="float" office:value="10" calcext:value-type="float">
            <text:p>10</text:p>
          </table:table-cell>
          <table:table-cell table:style-name="ce66" table:formula="of:=[.T71]-[.H71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71:.T71])" office:value-type="float" office:value="420" calcext:value-type="float">
            <text:p>420</text:p>
          </table:table-cell>
          <table:table-cell table:style-name="ce11" table:formula="of:=ROUND((([.U71]/[.$AE$1])*MAX([.U71]/420; 1.2));2)" office:value-type="float" office:value="5.6" calcext:value-type="float">
            <text:p>5.6</text:p>
          </table:table-cell>
          <table:table-cell table:style-name="ce4" table:formula="of:=IFERROR((ROUND((((MIN(([.$O71]^2)/([.$AF71]^2);[.$AD$2])))*[.$V71]*0.8)+([.O71]/10))*5)+10; 0)" office:value-type="float" office:value="45" calcext:value-type="float">
            <text:p>45</text:p>
          </table:table-cell>
          <table:table-cell table:style-name="ce6" table:formula="of:=IFERROR(ROUND((AVERAGE(MIN(([.$P71]^[.$X$2])/([.$AF71]^2);[.$AD$2]); MIN([.P71]/[.$AA$2]; [.$Z$2])))*([.$V71]+[.$Y$2]))*5;0)" office:value-type="float" office:value="25" calcext:value-type="float">
            <text:p>25</text:p>
          </table:table-cell>
          <table:table-cell table:style-name="ce24" table:formula="of:=IFERROR(ROUND((MIN(([.$P71]+[.$S71]+[.$U71])/8/[.$AF71];[.$AD$2]))*([.$V71]+3))*5;0)" office:value-type="float" office:value="40" calcext:value-type="float">
            <text:p>40</text:p>
          </table:table-cell>
          <table:table-cell table:style-name="ce16" table:formula="of:=IFERROR(ROUND(((MIN(([.$T71]^2)/([.$AF71]^2);[.$AD$2]))*([.$V71]+3)*[.$AF$2]))*5;0)" office:value-type="float" office:value="70" calcext:value-type="float">
            <text:p>70</text:p>
          </table:table-cell>
          <table:table-cell table:style-name="ce8" table:formula="of:=IFERROR(ROUND((AVERAGE(MIN(([.$Q71]^2)/([.$AF71]^2);[.$AD$2]);MIN([.Q71]/[.$AB$2]; [.$Z$2]))*([.$V71]+3)*[.$AF$2]))*5;0)" office:value-type="float" office:value="15" calcext:value-type="float">
            <text:p>15</text:p>
          </table:table-cell>
          <table:table-cell table:style-name="ce14" table:formula="of:=IFERROR(ROUND((AVERAGE(MIN(([.$S71]^2)/([.$AF71]^2);[.$AD$2]);MIN([.S71]/[.$AB$2]; [.$Z$2]))*([.$V71]+3)*[.$AF$2]))*5;0)" office:value-type="float" office:value="55" calcext:value-type="float">
            <text:p>55</text:p>
          </table:table-cell>
          <table:table-cell table:style-name="ce10" table:formula="of:=IFERROR(ROUND((AVERAGE(MIN(([.$R71]^[.$AC$2])/([.$AF71]^2);[.$AD$2]); MIN([.R71]/[.$AA$2]; [.$Z$2])))*([.$V71]+[.$Y$2]))*5;0)" office:value-type="float" office:value="65" calcext:value-type="float">
            <text:p>65</text:p>
          </table:table-cell>
          <table:table-cell table:style-name="ce11" table:formula="of:=ROUND(AVERAGE([.W71:.AC71]))" office:value-type="float" office:value="45" calcext:value-type="float">
            <text:p>45</text:p>
          </table:table-cell>
          <table:table-cell table:style-name="ce11" table:formula="of:=ROUND((([.U71]/[.$AE$1])*MAX([.U71]/350;0.8));2)" office:value-type="float" office:value="5.6" calcext:value-type="float">
            <text:p>5.6</text:p>
          </table:table-cell>
          <table:table-cell table:style-name="ce11" table:formula="of:=ROUND([.U71]/6;2)" office:value-type="float" office:value="70" calcext:value-type="float">
            <text:p>70</text:p>
          </table:table-cell>
          <table:table-cell table:style-name="ce11"/>
          <table:table-cell table:style-name="ce40" table:formula="of:=IFERROR(ROUND((((MIN(([.$O71]^2)/([.$AF71]^2);[.$AE$2])))*[.$AE71]*0.8)+([.O71]/10))+10;10)" office:value-type="float" office:value="17" calcext:value-type="float">
            <text:p>17</text:p>
          </table:table-cell>
          <table:table-cell table:style-name="ce41" table:formula="of:=IFERROR(ROUND(((MIN(([.$P71]^2)/([.$AF71]^2);[.$AE$2])))*[.$AE71]);0)" office:value-type="float" office:value="3" calcext:value-type="float">
            <text:p>3</text:p>
          </table:table-cell>
          <table:table-cell table:style-name="ce42" table:formula="of:=IFERROR(ROUND(MIN(([.P71]+[.S71]+[.U71])/8/[.$AF71];[.$AE$2])^2*[.$AE71]);0)" office:value-type="float" office:value="5" calcext:value-type="float">
            <text:p>5</text:p>
          </table:table-cell>
          <table:table-cell table:style-name="ce43" table:formula="of:=IFERROR(ROUND(((MIN(([.T71]^2)/([.$AF71]^2);[.$AE$2])))*[.$AE71]*[.$AF$1]);0)" office:value-type="float" office:value="8" calcext:value-type="float">
            <text:p>8</text:p>
          </table:table-cell>
          <table:table-cell table:style-name="ce44" table:formula="of:=IFERROR(ROUND(((MIN(([.Q71]^2)/([.$AF71]^2);[.$AE$2])))*[.$AE71]*[.$AF$1]);0)" office:value-type="float" office:value="1" calcext:value-type="float">
            <text:p>1</text:p>
          </table:table-cell>
          <table:table-cell table:style-name="ce45" table:formula="of:=IFERROR(ROUND(((MIN(([.S71]^2)/([.$AF71]^2);[.$AE$2])))*[.$AE71]*[.$AF$1]);0)" office:value-type="float" office:value="5" calcext:value-type="float">
            <text:p>5</text:p>
          </table:table-cell>
          <table:table-cell table:style-name="ce46" table:formula="of:=IFERROR(ROUND(((MIN(([.R71]^2)/([.$AF71]^2);[.$AE$2]))*[.$AE71]));0)" office:value-type="float" office:value="11" calcext:value-type="float">
            <text:p>11</text:p>
          </table:table-cell>
          <table:table-cell table:formula="of:=ROUND(AVERAGE([.AI71:.AN71]);2)" office:value-type="float" office:value="5.5" calcext:value-type="float">
            <text:p>5.5</text:p>
          </table:table-cell>
          <table:table-cell table:style-name="ce11" table:formula="of:=IFERROR(MIN(MAX((ROUND(AVERAGE((((MIN(([.$O71]^[.$AO$2])/([.$AF71]^[.$AO$2]);[.$AQ$2])))*[.$V71]*0.8)+([.$O71]/10);([.O71]/8));0)*5)+10; 30); 99); 0)" office:value-type="float" office:value="45" calcext:value-type="float">
            <text:p>45</text:p>
          </table:table-cell>
          <table:table-cell table:style-name="ce11" table:formula="of:=IFERROR(MIN(MAX(ROUND(AVERAGE((MIN(([.$P71]^[.$X$2])/([.$AF71]^[.$AO$2]);[.$AQ$2]))*([.$V71]+[.$AR$2]);([.P7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1]+[.$S71]+[.$U71])/8/[.$AF71];[.$AQ$2]))*([.$V71]+3)*[.$AS$2];([.U7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1]^2)/([.$AF71]^[.$AO$2]);[.$AQ$2]))*([.$V71]+3)*[.$AS$2]);([.T7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1]^[.$AO$2])/([.$AF71]^[.$AO$2]);[.$AQ$2]))*([.$V71]+3)*[.$AS$2]);([.Q7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1]^[.$AO$2])/([.$AF71]^[.$AO$2]);[.$AQ$2]))*([.$V71]+3)*[.$AS$2]);([.S7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71]^[.$AC$2])/([.$AF71]^[.$AO$2]);[.$AQ$2]))*([.$V71]+[.$AR$2]);([.R71]/10));0)*5; [.$AU$2]); [.$AT$2]);0)" office:value-type="float" office:value="45" calcext:value-type="float">
            <text:p>45</text:p>
          </table:table-cell>
          <table:table-cell table:formula="of:=ROUND(AVERAGE([.AP71:.AV71]);2)" office:value-type="float" office:value="35.71" calcext:value-type="float">
            <text:p>35.71</text:p>
          </table:table-cell>
          <table:table-cell/>
          <table:table-cell table:formula="of:=MIN(MAX([.AH71]-[.AH70];0);[.$BF$2])" office:value-type="float" office:value="2" calcext:value-type="float">
            <text:p>2</text:p>
          </table:table-cell>
          <table:table-cell table:formula="of:=MIN(MAX([.AI71]-[.AI70];0);[.$BF$2])" office:value-type="float" office:value="2" calcext:value-type="float">
            <text:p>2</text:p>
          </table:table-cell>
          <table:table-cell table:formula="of:=MIN(MAX([.AJ71]-[.AJ70];0);[.$BF$2])" office:value-type="float" office:value="1" calcext:value-type="float">
            <text:p>1</text:p>
          </table:table-cell>
          <table:table-cell table:formula="of:=MIN(MAX([.AK71]-[.AK70];0);[.$BF$2])" office:value-type="float" office:value="3" calcext:value-type="float">
            <text:p>3</text:p>
          </table:table-cell>
          <table:table-cell table:formula="of:=MIN(MAX([.AL71]-[.AL70];0);[.$BF$2])" office:value-type="float" office:value="1" calcext:value-type="float">
            <text:p>1</text:p>
          </table:table-cell>
          <table:table-cell table:formula="of:=MIN(MAX([.AM71]-[.AM70];0);[.$BF$2])" office:value-type="float" office:value="1" calcext:value-type="float">
            <text:p>1</text:p>
          </table:table-cell>
          <table:table-cell table:formula="of:=MIN(MAX([.AN71]-[.AN70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20" calcext:value-type="float">
            <text:p>120</text:p>
          </table:table-cell>
          <table:table-cell table:style-name="ce55" table:formula="of:=[.O72]-[.C72]" office:value-type="float" office:value="10" calcext:value-type="float">
            <text:p>10</text:p>
          </table:table-cell>
          <table:table-cell table:style-name="ce29" table:formula="of:=[.P72]-[.D72]" office:value-type="float" office:value="15" calcext:value-type="float">
            <text:p>15</text:p>
          </table:table-cell>
          <table:table-cell table:style-name="ce60" table:formula="of:=[.Q72]-[.E72]" office:value-type="float" office:value="0" calcext:value-type="float">
            <text:p>0</text:p>
          </table:table-cell>
          <table:table-cell table:style-name="ce62" table:formula="of:=[.R72]-[.F72]" office:value-type="float" office:value="-10" calcext:value-type="float">
            <text:p>-10</text:p>
          </table:table-cell>
          <table:table-cell table:style-name="ce64" table:formula="of:=[.S72]-[.G72]" office:value-type="float" office:value="0" calcext:value-type="float">
            <text:p>0</text:p>
          </table:table-cell>
          <table:table-cell table:style-name="ce66" table:formula="of:=[.T72]-[.H72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20" calcext:value-type="float">
            <text:p>120</text:p>
          </table:table-cell>
          <table:table-cell table:style-name="ce11" table:formula="of:=SUM([.O72:.T72])" office:value-type="float" office:value="515" calcext:value-type="float">
            <text:p>515</text:p>
          </table:table-cell>
          <table:table-cell table:style-name="ce11" table:formula="of:=ROUND((([.U72]/[.$AE$1])*MAX([.U72]/420; 1.2));2)" office:value-type="float" office:value="7.02" calcext:value-type="float">
            <text:p>7.02</text:p>
          </table:table-cell>
          <table:table-cell table:style-name="ce4" table:formula="of:=IFERROR((ROUND((((MIN(([.$O72]^2)/([.$AF72]^2);[.$AD$2])))*[.$V72]*0.8)+([.O72]/10))*5)+10; 0)" office:value-type="float" office:value="60" calcext:value-type="float">
            <text:p>60</text:p>
          </table:table-cell>
          <table:table-cell table:style-name="ce6" table:formula="of:=IFERROR(ROUND((AVERAGE(MIN(([.$P72]^[.$X$2])/([.$AF72]^2);[.$AD$2]); MIN([.P72]/[.$AA$2]; [.$Z$2])))*([.$V72]+[.$Y$2]))*5;0)" office:value-type="float" office:value="35" calcext:value-type="float">
            <text:p>35</text:p>
          </table:table-cell>
          <table:table-cell table:style-name="ce24" table:formula="of:=IFERROR(ROUND((MIN(([.$P72]+[.$S72]+[.$U72])/8/[.$AF72];[.$AD$2]))*([.$V72]+3))*5;0)" office:value-type="float" office:value="50" calcext:value-type="float">
            <text:p>50</text:p>
          </table:table-cell>
          <table:table-cell table:style-name="ce16" table:formula="of:=IFERROR(ROUND(((MIN(([.$T72]^2)/([.$AF72]^2);[.$AD$2]))*([.$V72]+3)*[.$AF$2]))*5;0)" office:value-type="float" office:value="80" calcext:value-type="float">
            <text:p>80</text:p>
          </table:table-cell>
          <table:table-cell table:style-name="ce8" table:formula="of:=IFERROR(ROUND((AVERAGE(MIN(([.$Q72]^2)/([.$AF72]^2);[.$AD$2]);MIN([.Q72]/[.$AB$2]; [.$Z$2]))*([.$V72]+3)*[.$AF$2]))*5;0)" office:value-type="float" office:value="25" calcext:value-type="float">
            <text:p>25</text:p>
          </table:table-cell>
          <table:table-cell table:style-name="ce14" table:formula="of:=IFERROR(ROUND((AVERAGE(MIN(([.$S72]^2)/([.$AF72]^2);[.$AD$2]);MIN([.S72]/[.$AB$2]; [.$Z$2]))*([.$V72]+3)*[.$AF$2]))*5;0)" office:value-type="float" office:value="65" calcext:value-type="float">
            <text:p>65</text:p>
          </table:table-cell>
          <table:table-cell table:style-name="ce10" table:formula="of:=IFERROR(ROUND((AVERAGE(MIN(([.$R72]^[.$AC$2])/([.$AF72]^2);[.$AD$2]); MIN([.R72]/[.$AA$2]; [.$Z$2])))*([.$V72]+[.$Y$2]))*5;0)" office:value-type="float" office:value="75" calcext:value-type="float">
            <text:p>75</text:p>
          </table:table-cell>
          <table:table-cell table:style-name="ce11" table:formula="of:=ROUND(AVERAGE([.W72:.AC72]))" office:value-type="float" office:value="56" calcext:value-type="float">
            <text:p>56</text:p>
          </table:table-cell>
          <table:table-cell table:style-name="ce11" table:formula="of:=ROUND((([.U72]/[.$AE$1])*MAX([.U72]/350;0.8));2)" office:value-type="float" office:value="8.42" calcext:value-type="float">
            <text:p>8.42</text:p>
          </table:table-cell>
          <table:table-cell table:style-name="ce11" table:formula="of:=ROUND([.U7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72]^2)/([.$AF72]^2);[.$AE$2])))*[.$AE72]*0.8)+([.O72]/10))+10;10)" office:value-type="float" office:value="20" calcext:value-type="float">
            <text:p>20</text:p>
          </table:table-cell>
          <table:table-cell table:style-name="ce41" table:formula="of:=IFERROR(ROUND(((MIN(([.$P72]^2)/([.$AF72]^2);[.$AE$2])))*[.$AE72]);0)" office:value-type="float" office:value="5" calcext:value-type="float">
            <text:p>5</text:p>
          </table:table-cell>
          <table:table-cell table:style-name="ce42" table:formula="of:=IFERROR(ROUND(MIN(([.P72]+[.S72]+[.U72])/8/[.$AF72];[.$AE$2])^2*[.$AE72]);0)" office:value-type="float" office:value="8" calcext:value-type="float">
            <text:p>8</text:p>
          </table:table-cell>
          <table:table-cell table:style-name="ce43" table:formula="of:=IFERROR(ROUND(((MIN(([.T72]^2)/([.$AF72]^2);[.$AE$2])))*[.$AE72]*[.$AF$1]);0)" office:value-type="float" office:value="12" calcext:value-type="float">
            <text:p>12</text:p>
          </table:table-cell>
          <table:table-cell table:style-name="ce44" table:formula="of:=IFERROR(ROUND(((MIN(([.Q72]^2)/([.$AF72]^2);[.$AE$2])))*[.$AE72]*[.$AF$1]);0)" office:value-type="float" office:value="2" calcext:value-type="float">
            <text:p>2</text:p>
          </table:table-cell>
          <table:table-cell table:style-name="ce45" table:formula="of:=IFERROR(ROUND(((MIN(([.S72]^2)/([.$AF72]^2);[.$AE$2])))*[.$AE72]*[.$AF$1]);0)" office:value-type="float" office:value="7" calcext:value-type="float">
            <text:p>7</text:p>
          </table:table-cell>
          <table:table-cell table:style-name="ce46" table:formula="of:=IFERROR(ROUND(((MIN(([.R72]^2)/([.$AF72]^2);[.$AE$2]))*[.$AE72]));0)" office:value-type="float" office:value="17" calcext:value-type="float">
            <text:p>17</text:p>
          </table:table-cell>
          <table:table-cell table:formula="of:=ROUND(AVERAGE([.AI72:.AN72]);2)" office:value-type="float" office:value="8.5" calcext:value-type="float">
            <text:p>8.5</text:p>
          </table:table-cell>
          <table:table-cell table:style-name="ce11" table:formula="of:=IFERROR(MIN(MAX((ROUND(AVERAGE((((MIN(([.$O72]^[.$AO$2])/([.$AF72]^[.$AO$2]);[.$AQ$2])))*[.$V72]*0.8)+([.$O72]/10);([.O72]/8));0)*5)+10; 30); 99); 0)" office:value-type="float" office:value="55" calcext:value-type="float">
            <text:p>55</text:p>
          </table:table-cell>
          <table:table-cell table:style-name="ce11" table:formula="of:=IFERROR(MIN(MAX(ROUND(AVERAGE((MIN(([.$P72]^[.$X$2])/([.$AF72]^[.$AO$2]);[.$AQ$2]))*([.$V72]+[.$AR$2]);([.P7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72]+[.$S72]+[.$U72])/8/[.$AF72];[.$AQ$2]))*([.$V72]+3)*[.$AS$2];([.U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2]^2)/([.$AF72]^[.$AO$2]);[.$AQ$2]))*([.$V72]+3)*[.$AS$2]);([.T7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72]^[.$AO$2])/([.$AF72]^[.$AO$2]);[.$AQ$2]))*([.$V72]+3)*[.$AS$2]);([.Q7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72]^[.$AO$2])/([.$AF72]^[.$AO$2]);[.$AQ$2]))*([.$V72]+3)*[.$AS$2]);([.S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2]^[.$AC$2])/([.$AF72]^[.$AO$2]);[.$AQ$2]))*([.$V72]+[.$AR$2]);([.R72]/10));0)*5; [.$AU$2]); [.$AT$2]);0)" office:value-type="float" office:value="55" calcext:value-type="float">
            <text:p>55</text:p>
          </table:table-cell>
          <table:table-cell table:formula="of:=ROUND(AVERAGE([.AP72:.AV72]);2)" office:value-type="float" office:value="44.29" calcext:value-type="float">
            <text:p>44.29</text:p>
          </table:table-cell>
          <table:table-cell/>
          <table:table-cell table:formula="of:=MIN(MAX([.AH72]-[.AH71];0);[.$BF$2])" office:value-type="float" office:value="3" calcext:value-type="float">
            <text:p>3</text:p>
          </table:table-cell>
          <table:table-cell table:formula="of:=MIN(MAX([.AI72]-[.AI71];0);[.$BF$2])" office:value-type="float" office:value="2" calcext:value-type="float">
            <text:p>2</text:p>
          </table:table-cell>
          <table:table-cell table:formula="of:=MIN(MAX([.AJ72]-[.AJ71];0);[.$BF$2])" office:value-type="float" office:value="3" calcext:value-type="float">
            <text:p>3</text:p>
          </table:table-cell>
          <table:table-cell table:formula="of:=MIN(MAX([.AK72]-[.AK71];0);[.$BF$2])" office:value-type="float" office:value="4" calcext:value-type="float">
            <text:p>4</text:p>
          </table:table-cell>
          <table:table-cell table:formula="of:=MIN(MAX([.AL72]-[.AL71];0);[.$BF$2])" office:value-type="float" office:value="1" calcext:value-type="float">
            <text:p>1</text:p>
          </table:table-cell>
          <table:table-cell table:formula="of:=MIN(MAX([.AM72]-[.AM71];0);[.$BF$2])" office:value-type="float" office:value="2" calcext:value-type="float">
            <text:p>2</text:p>
          </table:table-cell>
          <table:table-cell table:formula="of:=MIN(MAX([.AN72]-[.AN71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73]-[.C73]" office:value-type="float" office:value="0" calcext:value-type="float">
            <text:p>0</text:p>
          </table:table-cell>
          <table:table-cell table:style-name="ce29" table:formula="of:=[.P73]-[.D73]" office:value-type="float" office:value="0" calcext:value-type="float">
            <text:p>0</text:p>
          </table:table-cell>
          <table:table-cell table:style-name="ce60" table:formula="of:=[.Q73]-[.E73]" office:value-type="float" office:value="10" calcext:value-type="float">
            <text:p>10</text:p>
          </table:table-cell>
          <table:table-cell table:style-name="ce62" table:formula="of:=[.R73]-[.F73]" office:value-type="float" office:value="0" calcext:value-type="float">
            <text:p>0</text:p>
          </table:table-cell>
          <table:table-cell table:style-name="ce64" table:formula="of:=[.S73]-[.G73]" office:value-type="float" office:value="0" calcext:value-type="float">
            <text:p>0</text:p>
          </table:table-cell>
          <table:table-cell table:style-name="ce66" table:formula="of:=[.T73]-[.H73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73:.T73])" office:value-type="float" office:value="325" calcext:value-type="float">
            <text:p>325</text:p>
          </table:table-cell>
          <table:table-cell table:style-name="ce11" table:formula="of:=ROUND((([.U73]/[.$AE$1])*MAX([.U73]/420; 1.2));2)" office:value-type="float" office:value="4.33" calcext:value-type="float">
            <text:p>4.33</text:p>
          </table:table-cell>
          <table:table-cell table:style-name="ce4" table:formula="of:=IFERROR((ROUND((((MIN(([.$O73]^2)/([.$AF73]^2);[.$AD$2])))*[.$V73]*0.8)+([.O73]/10))*5)+10; 0)" office:value-type="float" office:value="75" calcext:value-type="float">
            <text:p>75</text:p>
          </table:table-cell>
          <table:table-cell table:style-name="ce6" table:formula="of:=IFERROR(ROUND((AVERAGE(MIN(([.$P73]^[.$X$2])/([.$AF73]^2);[.$AD$2]); MIN([.P73]/[.$AA$2]; [.$Z$2])))*([.$V73]+[.$Y$2]))*5;0)" office:value-type="float" office:value="45" calcext:value-type="float">
            <text:p>45</text:p>
          </table:table-cell>
          <table:table-cell table:style-name="ce24" table:formula="of:=IFERROR(ROUND((MIN(([.$P73]+[.$S73]+[.$U73])/8/[.$AF73];[.$AD$2]))*([.$V73]+3))*5;0)" office:value-type="float" office:value="35" calcext:value-type="float">
            <text:p>35</text:p>
          </table:table-cell>
          <table:table-cell table:style-name="ce16" table:formula="of:=IFERROR(ROUND(((MIN(([.$T73]^2)/([.$AF73]^2);[.$AD$2]))*([.$V73]+3)*[.$AF$2]))*5;0)" office:value-type="float" office:value="20" calcext:value-type="float">
            <text:p>20</text:p>
          </table:table-cell>
          <table:table-cell table:style-name="ce8" table:formula="of:=IFERROR(ROUND((AVERAGE(MIN(([.$Q73]^2)/([.$AF73]^2);[.$AD$2]);MIN([.Q73]/[.$AB$2]; [.$Z$2]))*([.$V73]+3)*[.$AF$2]))*5;0)" office:value-type="float" office:value="40" calcext:value-type="float">
            <text:p>40</text:p>
          </table:table-cell>
          <table:table-cell table:style-name="ce14" table:formula="of:=IFERROR(ROUND((AVERAGE(MIN(([.$S73]^2)/([.$AF73]^2);[.$AD$2]);MIN([.S73]/[.$AB$2]; [.$Z$2]))*([.$V73]+3)*[.$AF$2]))*5;0)" office:value-type="float" office:value="20" calcext:value-type="float">
            <text:p>20</text:p>
          </table:table-cell>
          <table:table-cell table:style-name="ce10" table:formula="of:=IFERROR(ROUND((AVERAGE(MIN(([.$R73]^[.$AC$2])/([.$AF73]^2);[.$AD$2]); MIN([.R73]/[.$AA$2]; [.$Z$2])))*([.$V73]+[.$Y$2]))*5;0)" office:value-type="float" office:value="15" calcext:value-type="float">
            <text:p>15</text:p>
          </table:table-cell>
          <table:table-cell table:style-name="ce11" table:formula="of:=ROUND(AVERAGE([.W73:.AC73]))" office:value-type="float" office:value="36" calcext:value-type="float">
            <text:p>36</text:p>
          </table:table-cell>
          <table:table-cell table:style-name="ce11" table:formula="of:=ROUND((([.U73]/[.$AE$1])*MAX([.U73]/350;0.8));2)" office:value-type="float" office:value="3.35" calcext:value-type="float">
            <text:p>3.35</text:p>
          </table:table-cell>
          <table:table-cell table:style-name="ce11" table:formula="of:=ROUND([.U7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73]^2)/([.$AF73]^2);[.$AE$2])))*[.$AE73]*0.8)+([.O73]/10))+10;10)" office:value-type="float" office:value="21" calcext:value-type="float">
            <text:p>21</text:p>
          </table:table-cell>
          <table:table-cell table:style-name="ce41" table:formula="of:=IFERROR(ROUND(((MIN(([.$P73]^2)/([.$AF73]^2);[.$AE$2])))*[.$AE73]);0)" office:value-type="float" office:value="7" calcext:value-type="float">
            <text:p>7</text:p>
          </table:table-cell>
          <table:table-cell table:style-name="ce42" table:formula="of:=IFERROR(ROUND(MIN(([.P73]+[.S73]+[.U73])/8/[.$AF73];[.$AE$2])^2*[.$AE73]);0)" office:value-type="float" office:value="3" calcext:value-type="float">
            <text:p>3</text:p>
          </table:table-cell>
          <table:table-cell table:style-name="ce43" table:formula="of:=IFERROR(ROUND(((MIN(([.T73]^2)/([.$AF73]^2);[.$AE$2])))*[.$AE73]*[.$AF$1]);0)" office:value-type="float" office:value="2" calcext:value-type="float">
            <text:p>2</text:p>
          </table:table-cell>
          <table:table-cell table:style-name="ce44" table:formula="of:=IFERROR(ROUND(((MIN(([.Q73]^2)/([.$AF73]^2);[.$AE$2])))*[.$AE73]*[.$AF$1]);0)" office:value-type="float" office:value="3" calcext:value-type="float">
            <text:p>3</text:p>
          </table:table-cell>
          <table:table-cell table:style-name="ce45" table:formula="of:=IFERROR(ROUND(((MIN(([.S73]^2)/([.$AF73]^2);[.$AE$2])))*[.$AE73]*[.$AF$1]);0)" office:value-type="float" office:value="1" calcext:value-type="float">
            <text:p>1</text:p>
          </table:table-cell>
          <table:table-cell table:style-name="ce46" table:formula="of:=IFERROR(ROUND(((MIN(([.R73]^2)/([.$AF73]^2);[.$AE$2]))*[.$AE73]));0)" office:value-type="float" office:value="1" calcext:value-type="float">
            <text:p>1</text:p>
          </table:table-cell>
          <table:table-cell table:formula="of:=ROUND(AVERAGE([.AI73:.AN73]);2)" office:value-type="float" office:value="2.83" calcext:value-type="float">
            <text:p>2.83</text:p>
          </table:table-cell>
          <table:table-cell table:style-name="ce11" table:formula="of:=IFERROR(MIN(MAX((ROUND(AVERAGE((((MIN(([.$O73]^[.$AO$2])/([.$AF73]^[.$AO$2]);[.$AQ$2])))*[.$V73]*0.8)+([.$O73]/10);([.O73]/8));0)*5)+10; 30); 99); 0)" office:value-type="float" office:value="55" calcext:value-type="float">
            <text:p>55</text:p>
          </table:table-cell>
          <table:table-cell table:style-name="ce11" table:formula="of:=IFERROR(MIN(MAX(ROUND(AVERAGE((MIN(([.$P73]^[.$X$2])/([.$AF73]^[.$AO$2]);[.$AQ$2]))*([.$V73]+[.$AR$2]);([.P7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3]+[.$S73]+[.$U73])/8/[.$AF73];[.$AQ$2]))*([.$V73]+3)*[.$AS$2];([.U7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3]^2)/([.$AF73]^[.$AO$2]);[.$AQ$2]))*([.$V73]+3)*[.$AS$2]);([.T7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3]^[.$AO$2])/([.$AF73]^[.$AO$2]);[.$AQ$2]))*([.$V73]+3)*[.$AS$2]);([.Q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3]^[.$AO$2])/([.$AF73]^[.$AO$2]);[.$AQ$2]))*([.$V73]+3)*[.$AS$2]);([.S7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3]^[.$AC$2])/([.$AF73]^[.$AO$2]);[.$AQ$2]))*([.$V73]+[.$AR$2]);([.R73]/10));0)*5; [.$AU$2]); [.$AT$2]);0)" office:value-type="float" office:value="15" calcext:value-type="float">
            <text:p>15</text:p>
          </table:table-cell>
          <table:table-cell table:formula="of:=ROUND(AVERAGE([.AP73:.AV73]);2)" office:value-type="float" office:value="30" calcext:value-type="float">
            <text:p>30</text:p>
          </table:table-cell>
          <table:table-cell/>
          <table:table-cell table:formula="of:=MIN(MAX([.AH73]-[.AH72];0);[.$BF$2])" office:value-type="float" office:value="1" calcext:value-type="float">
            <text:p>1</text:p>
          </table:table-cell>
          <table:table-cell table:formula="of:=MIN(MAX([.AI73]-[.AI72];0);[.$BF$2])" office:value-type="float" office:value="2" calcext:value-type="float">
            <text:p>2</text:p>
          </table:table-cell>
          <table:table-cell table:formula="of:=MIN(MAX([.AJ73]-[.AJ72];0);[.$BF$2])" office:value-type="float" office:value="0" calcext:value-type="float">
            <text:p>0</text:p>
          </table:table-cell>
          <table:table-cell table:formula="of:=MIN(MAX([.AK73]-[.AK72];0);[.$BF$2])" office:value-type="float" office:value="0" calcext:value-type="float">
            <text:p>0</text:p>
          </table:table-cell>
          <table:table-cell table:formula="of:=MIN(MAX([.AL73]-[.AL72];0);[.$BF$2])" office:value-type="float" office:value="1" calcext:value-type="float">
            <text:p>1</text:p>
          </table:table-cell>
          <table:table-cell table:formula="of:=MIN(MAX([.AM73]-[.AM72];0);[.$BF$2])" office:value-type="float" office:value="0" calcext:value-type="float">
            <text:p>0</text:p>
          </table:table-cell>
          <table:table-cell table:formula="of:=MIN(MAX([.AN73]-[.AN7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74]-[.C74]" office:value-type="float" office:value="0" calcext:value-type="float">
            <text:p>0</text:p>
          </table:table-cell>
          <table:table-cell table:style-name="ce29" table:formula="of:=[.P74]-[.D74]" office:value-type="float" office:value="0" calcext:value-type="float">
            <text:p>0</text:p>
          </table:table-cell>
          <table:table-cell table:style-name="ce60" table:formula="of:=[.Q74]-[.E74]" office:value-type="float" office:value="10" calcext:value-type="float">
            <text:p>10</text:p>
          </table:table-cell>
          <table:table-cell table:style-name="ce62" table:formula="of:=[.R74]-[.F74]" office:value-type="float" office:value="0" calcext:value-type="float">
            <text:p>0</text:p>
          </table:table-cell>
          <table:table-cell table:style-name="ce64" table:formula="of:=[.S74]-[.G74]" office:value-type="float" office:value="0" calcext:value-type="float">
            <text:p>0</text:p>
          </table:table-cell>
          <table:table-cell table:style-name="ce66" table:formula="of:=[.T74]-[.H74]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74:.T74])" office:value-type="float" office:value="425" calcext:value-type="float">
            <text:p>425</text:p>
          </table:table-cell>
          <table:table-cell table:style-name="ce11" table:formula="of:=ROUND((([.U74]/[.$AE$1])*MAX([.U74]/420; 1.2));2)" office:value-type="float" office:value="5.67" calcext:value-type="float">
            <text:p>5.67</text:p>
          </table:table-cell>
          <table:table-cell table:style-name="ce4" table:formula="of:=IFERROR((ROUND((((MIN(([.$O74]^2)/([.$AF74]^2);[.$AD$2])))*[.$V74]*0.8)+([.O74]/10))*5)+10; 0)" office:value-type="float" office:value="80" calcext:value-type="float">
            <text:p>80</text:p>
          </table:table-cell>
          <table:table-cell table:style-name="ce6" table:formula="of:=IFERROR(ROUND((AVERAGE(MIN(([.$P74]^[.$X$2])/([.$AF74]^2);[.$AD$2]); MIN([.P74]/[.$AA$2]; [.$Z$2])))*([.$V74]+[.$Y$2]))*5;0)" office:value-type="float" office:value="60" calcext:value-type="float">
            <text:p>60</text:p>
          </table:table-cell>
          <table:table-cell table:style-name="ce24" table:formula="of:=IFERROR(ROUND((MIN(([.$P74]+[.$S74]+[.$U74])/8/[.$AF74];[.$AD$2]))*([.$V74]+3))*5;0)" office:value-type="float" office:value="45" calcext:value-type="float">
            <text:p>45</text:p>
          </table:table-cell>
          <table:table-cell table:style-name="ce16" table:formula="of:=IFERROR(ROUND(((MIN(([.$T74]^2)/([.$AF74]^2);[.$AD$2]))*([.$V74]+3)*[.$AF$2]))*5;0)" office:value-type="float" office:value="20" calcext:value-type="float">
            <text:p>20</text:p>
          </table:table-cell>
          <table:table-cell table:style-name="ce8" table:formula="of:=IFERROR(ROUND((AVERAGE(MIN(([.$Q74]^2)/([.$AF74]^2);[.$AD$2]);MIN([.Q74]/[.$AB$2]; [.$Z$2]))*([.$V74]+3)*[.$AF$2]))*5;0)" office:value-type="float" office:value="55" calcext:value-type="float">
            <text:p>55</text:p>
          </table:table-cell>
          <table:table-cell table:style-name="ce14" table:formula="of:=IFERROR(ROUND((AVERAGE(MIN(([.$S74]^2)/([.$AF74]^2);[.$AD$2]);MIN([.S74]/[.$AB$2]; [.$Z$2]))*([.$V74]+3)*[.$AF$2]))*5;0)" office:value-type="float" office:value="35" calcext:value-type="float">
            <text:p>35</text:p>
          </table:table-cell>
          <table:table-cell table:style-name="ce10" table:formula="of:=IFERROR(ROUND((AVERAGE(MIN(([.$R74]^[.$AC$2])/([.$AF74]^2);[.$AD$2]); MIN([.R74]/[.$AA$2]; [.$Z$2])))*([.$V74]+[.$Y$2]))*5;0)" office:value-type="float" office:value="25" calcext:value-type="float">
            <text:p>25</text:p>
          </table:table-cell>
          <table:table-cell table:style-name="ce11" table:formula="of:=ROUND(AVERAGE([.W74:.AC74]))" office:value-type="float" office:value="46" calcext:value-type="float">
            <text:p>46</text:p>
          </table:table-cell>
          <table:table-cell table:style-name="ce11" table:formula="of:=ROUND((([.U74]/[.$AE$1])*MAX([.U74]/350;0.8));2)" office:value-type="float" office:value="5.73" calcext:value-type="float">
            <text:p>5.73</text:p>
          </table:table-cell>
          <table:table-cell table:style-name="ce11" table:formula="of:=ROUND([.U7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74]^2)/([.$AF74]^2);[.$AE$2])))*[.$AE74]*0.8)+([.O74]/10))+10;10)" office:value-type="float" office:value="24" calcext:value-type="float">
            <text:p>24</text:p>
          </table:table-cell>
          <table:table-cell table:style-name="ce41" table:formula="of:=IFERROR(ROUND(((MIN(([.$P74]^2)/([.$AF74]^2);[.$AE$2])))*[.$AE74]);0)" office:value-type="float" office:value="11" calcext:value-type="float">
            <text:p>11</text:p>
          </table:table-cell>
          <table:table-cell table:style-name="ce42" table:formula="of:=IFERROR(ROUND(MIN(([.P74]+[.S74]+[.U74])/8/[.$AF74];[.$AE$2])^2*[.$AE74]);0)" office:value-type="float" office:value="6" calcext:value-type="float">
            <text:p>6</text:p>
          </table:table-cell>
          <table:table-cell table:style-name="ce43" table:formula="of:=IFERROR(ROUND(((MIN(([.T74]^2)/([.$AF74]^2);[.$AE$2])))*[.$AE74]*[.$AF$1]);0)" office:value-type="float" office:value="2" calcext:value-type="float">
            <text:p>2</text:p>
          </table:table-cell>
          <table:table-cell table:style-name="ce44" table:formula="of:=IFERROR(ROUND(((MIN(([.Q74]^2)/([.$AF74]^2);[.$AE$2])))*[.$AE74]*[.$AF$1]);0)" office:value-type="float" office:value="5" calcext:value-type="float">
            <text:p>5</text:p>
          </table:table-cell>
          <table:table-cell table:style-name="ce45" table:formula="of:=IFERROR(ROUND(((MIN(([.S74]^2)/([.$AF74]^2);[.$AE$2])))*[.$AE74]*[.$AF$1]);0)" office:value-type="float" office:value="3" calcext:value-type="float">
            <text:p>3</text:p>
          </table:table-cell>
          <table:table-cell table:style-name="ce46" table:formula="of:=IFERROR(ROUND(((MIN(([.R74]^2)/([.$AF74]^2);[.$AE$2]))*[.$AE74]));0)" office:value-type="float" office:value="3" calcext:value-type="float">
            <text:p>3</text:p>
          </table:table-cell>
          <table:table-cell table:formula="of:=ROUND(AVERAGE([.AI74:.AN74]);2)" office:value-type="float" office:value="5" calcext:value-type="float">
            <text:p>5</text:p>
          </table:table-cell>
          <table:table-cell table:style-name="ce11" table:formula="of:=IFERROR(MIN(MAX((ROUND(AVERAGE((((MIN(([.$O74]^[.$AO$2])/([.$AF74]^[.$AO$2]);[.$AQ$2])))*[.$V74]*0.8)+([.$O74]/10);([.O74]/8));0)*5)+10; 30); 99); 0)" office:value-type="float" office:value="65" calcext:value-type="float">
            <text:p>65</text:p>
          </table:table-cell>
          <table:table-cell table:style-name="ce11" table:formula="of:=IFERROR(MIN(MAX(ROUND(AVERAGE((MIN(([.$P74]^[.$X$2])/([.$AF74]^[.$AO$2]);[.$AQ$2]))*([.$V74]+[.$AR$2]);([.P7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74]+[.$S74]+[.$U74])/8/[.$AF74];[.$AQ$2]))*([.$V74]+3)*[.$AS$2];([.U7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4]^2)/([.$AF74]^[.$AO$2]);[.$AQ$2]))*([.$V74]+3)*[.$AS$2]);([.T7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4]^[.$AO$2])/([.$AF74]^[.$AO$2]);[.$AQ$2]))*([.$V74]+3)*[.$AS$2]);([.Q7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74]^[.$AO$2])/([.$AF74]^[.$AO$2]);[.$AQ$2]))*([.$V74]+3)*[.$AS$2]);([.S7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74]^[.$AC$2])/([.$AF74]^[.$AO$2]);[.$AQ$2]))*([.$V74]+[.$AR$2]);([.R74]/10));0)*5; [.$AU$2]); [.$AT$2]);0)" office:value-type="float" office:value="20" calcext:value-type="float">
            <text:p>20</text:p>
          </table:table-cell>
          <table:table-cell table:formula="of:=ROUND(AVERAGE([.AP74:.AV74]);2)" office:value-type="float" office:value="37.86" calcext:value-type="float">
            <text:p>37.86</text:p>
          </table:table-cell>
          <table:table-cell/>
          <table:table-cell table:formula="of:=MIN(MAX([.AH74]-[.AH73];0);[.$BF$2])" office:value-type="float" office:value="3" calcext:value-type="float">
            <text:p>3</text:p>
          </table:table-cell>
          <table:table-cell table:formula="of:=MIN(MAX([.AI74]-[.AI73];0);[.$BF$2])" office:value-type="float" office:value="4" calcext:value-type="float">
            <text:p>4</text:p>
          </table:table-cell>
          <table:table-cell table:formula="of:=MIN(MAX([.AJ74]-[.AJ73];0);[.$BF$2])" office:value-type="float" office:value="3" calcext:value-type="float">
            <text:p>3</text:p>
          </table:table-cell>
          <table:table-cell table:formula="of:=MIN(MAX([.AK74]-[.AK73];0);[.$BF$2])" office:value-type="float" office:value="0" calcext:value-type="float">
            <text:p>0</text:p>
          </table:table-cell>
          <table:table-cell table:formula="of:=MIN(MAX([.AL74]-[.AL73];0);[.$BF$2])" office:value-type="float" office:value="2" calcext:value-type="float">
            <text:p>2</text:p>
          </table:table-cell>
          <table:table-cell table:formula="of:=MIN(MAX([.AM74]-[.AM73];0);[.$BF$2])" office:value-type="float" office:value="2" calcext:value-type="float">
            <text:p>2</text:p>
          </table:table-cell>
          <table:table-cell table:formula="of:=MIN(MAX([.AN74]-[.AN73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75]-[.C75]" office:value-type="float" office:value="0" calcext:value-type="float">
            <text:p>0</text:p>
          </table:table-cell>
          <table:table-cell table:style-name="ce29" table:formula="of:=[.P75]-[.D75]" office:value-type="float" office:value="5" calcext:value-type="float">
            <text:p>5</text:p>
          </table:table-cell>
          <table:table-cell table:style-name="ce60" table:formula="of:=[.Q75]-[.E75]" office:value-type="float" office:value="10" calcext:value-type="float">
            <text:p>10</text:p>
          </table:table-cell>
          <table:table-cell table:style-name="ce62" table:formula="of:=[.R75]-[.F75]" office:value-type="float" office:value="0" calcext:value-type="float">
            <text:p>0</text:p>
          </table:table-cell>
          <table:table-cell table:style-name="ce64" table:formula="of:=[.S75]-[.G75]" office:value-type="float" office:value="0" calcext:value-type="float">
            <text:p>0</text:p>
          </table:table-cell>
          <table:table-cell table:style-name="ce66" table:formula="of:=[.T75]-[.H75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35" calcext:value-type="float">
            <text:p>13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75:.T75])" office:value-type="float" office:value="530" calcext:value-type="float">
            <text:p>530</text:p>
          </table:table-cell>
          <table:table-cell table:style-name="ce11" table:formula="of:=ROUND((([.U75]/[.$AE$1])*MAX([.U75]/420; 1.2));2)" office:value-type="float" office:value="7.43" calcext:value-type="float">
            <text:p>7.43</text:p>
          </table:table-cell>
          <table:table-cell table:style-name="ce4" table:formula="of:=IFERROR((ROUND((((MIN(([.$O75]^2)/([.$AF75]^2);[.$AD$2])))*[.$V75]*0.8)+([.O75]/10))*5)+10; 0)" office:value-type="float" office:value="85" calcext:value-type="float">
            <text:p>85</text:p>
          </table:table-cell>
          <table:table-cell table:style-name="ce6" table:formula="of:=IFERROR(ROUND((AVERAGE(MIN(([.$P75]^[.$X$2])/([.$AF75]^2);[.$AD$2]); MIN([.P75]/[.$AA$2]; [.$Z$2])))*([.$V75]+[.$Y$2]))*5;0)" office:value-type="float" office:value="80" calcext:value-type="float">
            <text:p>80</text:p>
          </table:table-cell>
          <table:table-cell table:style-name="ce24" table:formula="of:=IFERROR(ROUND((MIN(([.$P75]+[.$S75]+[.$U75])/8/[.$AF75];[.$AD$2]))*([.$V75]+3))*5;0)" office:value-type="float" office:value="55" calcext:value-type="float">
            <text:p>55</text:p>
          </table:table-cell>
          <table:table-cell table:style-name="ce16" table:formula="of:=IFERROR(ROUND(((MIN(([.$T75]^2)/([.$AF75]^2);[.$AD$2]))*([.$V75]+3)*[.$AF$2]))*5;0)" office:value-type="float" office:value="25" calcext:value-type="float">
            <text:p>25</text:p>
          </table:table-cell>
          <table:table-cell table:style-name="ce8" table:formula="of:=IFERROR(ROUND((AVERAGE(MIN(([.$Q75]^2)/([.$AF75]^2);[.$AD$2]);MIN([.Q75]/[.$AB$2]; [.$Z$2]))*([.$V75]+3)*[.$AF$2]))*5;0)" office:value-type="float" office:value="65" calcext:value-type="float">
            <text:p>65</text:p>
          </table:table-cell>
          <table:table-cell table:style-name="ce14" table:formula="of:=IFERROR(ROUND((AVERAGE(MIN(([.$S75]^2)/([.$AF75]^2);[.$AD$2]);MIN([.S75]/[.$AB$2]; [.$Z$2]))*([.$V75]+3)*[.$AF$2]))*5;0)" office:value-type="float" office:value="60" calcext:value-type="float">
            <text:p>60</text:p>
          </table:table-cell>
          <table:table-cell table:style-name="ce10" table:formula="of:=IFERROR(ROUND((AVERAGE(MIN(([.$R75]^[.$AC$2])/([.$AF75]^2);[.$AD$2]); MIN([.R75]/[.$AA$2]; [.$Z$2])))*([.$V75]+[.$Y$2]))*5;0)" office:value-type="float" office:value="40" calcext:value-type="float">
            <text:p>40</text:p>
          </table:table-cell>
          <table:table-cell table:style-name="ce11" table:formula="of:=ROUND(AVERAGE([.W75:.AC75]))" office:value-type="float" office:value="59" calcext:value-type="float">
            <text:p>59</text:p>
          </table:table-cell>
          <table:table-cell table:style-name="ce11" table:formula="of:=ROUND((([.U75]/[.$AE$1])*MAX([.U75]/350;0.8));2)" office:value-type="float" office:value="8.92" calcext:value-type="float">
            <text:p>8.92</text:p>
          </table:table-cell>
          <table:table-cell table:style-name="ce11" table:formula="of:=ROUND([.U7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75]^2)/([.$AF75]^2);[.$AE$2])))*[.$AE75]*0.8)+([.O75]/10))+10;10)" office:value-type="float" office:value="26" calcext:value-type="float">
            <text:p>26</text:p>
          </table:table-cell>
          <table:table-cell table:style-name="ce41" table:formula="of:=IFERROR(ROUND(((MIN(([.$P75]^2)/([.$AF75]^2);[.$AE$2])))*[.$AE75]);0)" office:value-type="float" office:value="18" calcext:value-type="float">
            <text:p>18</text:p>
          </table:table-cell>
          <table:table-cell table:style-name="ce42" table:formula="of:=IFERROR(ROUND(MIN(([.P75]+[.S75]+[.U75])/8/[.$AF75];[.$AE$2])^2*[.$AE75]);0)" office:value-type="float" office:value="10" calcext:value-type="float">
            <text:p>10</text:p>
          </table:table-cell>
          <table:table-cell table:style-name="ce43" table:formula="of:=IFERROR(ROUND(((MIN(([.T75]^2)/([.$AF75]^2);[.$AE$2])))*[.$AE75]*[.$AF$1]);0)" office:value-type="float" office:value="3" calcext:value-type="float">
            <text:p>3</text:p>
          </table:table-cell>
          <table:table-cell table:style-name="ce44" table:formula="of:=IFERROR(ROUND(((MIN(([.Q75]^2)/([.$AF75]^2);[.$AE$2])))*[.$AE75]*[.$AF$1]);0)" office:value-type="float" office:value="6" calcext:value-type="float">
            <text:p>6</text:p>
          </table:table-cell>
          <table:table-cell table:style-name="ce45" table:formula="of:=IFERROR(ROUND(((MIN(([.S75]^2)/([.$AF75]^2);[.$AE$2])))*[.$AE75]*[.$AF$1]);0)" office:value-type="float" office:value="6" calcext:value-type="float">
            <text:p>6</text:p>
          </table:table-cell>
          <table:table-cell table:style-name="ce46" table:formula="of:=IFERROR(ROUND(((MIN(([.R75]^2)/([.$AF75]^2);[.$AE$2]))*[.$AE75]));0)" office:value-type="float" office:value="5" calcext:value-type="float">
            <text:p>5</text:p>
          </table:table-cell>
          <table:table-cell table:formula="of:=ROUND(AVERAGE([.AI75:.AN75]);2)" office:value-type="float" office:value="8" calcext:value-type="float">
            <text:p>8</text:p>
          </table:table-cell>
          <table:table-cell table:style-name="ce11" table:formula="of:=IFERROR(MIN(MAX((ROUND(AVERAGE((((MIN(([.$O75]^[.$AO$2])/([.$AF75]^[.$AO$2]);[.$AQ$2])))*[.$V75]*0.8)+([.$O75]/10);([.O75]/8));0)*5)+10; 30); 99); 0)" office:value-type="float" office:value="75" calcext:value-type="float">
            <text:p>75</text:p>
          </table:table-cell>
          <table:table-cell table:style-name="ce11" table:formula="of:=IFERROR(MIN(MAX(ROUND(AVERAGE((MIN(([.$P75]^[.$X$2])/([.$AF75]^[.$AO$2]);[.$AQ$2]))*([.$V75]+[.$AR$2]);([.P7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75]+[.$S75]+[.$U75])/8/[.$AF75];[.$AQ$2]))*([.$V75]+3)*[.$AS$2];([.U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5]^2)/([.$AF75]^[.$AO$2]);[.$AQ$2]))*([.$V75]+3)*[.$AS$2]);([.T7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5]^[.$AO$2])/([.$AF75]^[.$AO$2]);[.$AQ$2]))*([.$V75]+3)*[.$AS$2]);([.Q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75]^[.$AO$2])/([.$AF75]^[.$AO$2]);[.$AQ$2]))*([.$V75]+3)*[.$AS$2]);([.S7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5]^[.$AC$2])/([.$AF75]^[.$AO$2]);[.$AQ$2]))*([.$V75]+[.$AR$2]);([.R75]/10));0)*5; [.$AU$2]); [.$AT$2]);0)" office:value-type="float" office:value="30" calcext:value-type="float">
            <text:p>30</text:p>
          </table:table-cell>
          <table:table-cell table:formula="of:=ROUND(AVERAGE([.AP75:.AV75]);2)" office:value-type="float" office:value="47.86" calcext:value-type="float">
            <text:p>47.86</text:p>
          </table:table-cell>
          <table:table-cell/>
          <table:table-cell table:formula="of:=MIN(MAX([.AH75]-[.AH74];0);[.$BF$2])" office:value-type="float" office:value="2" calcext:value-type="float">
            <text:p>2</text:p>
          </table:table-cell>
          <table:table-cell table:formula="of:=MIN(MAX([.AI75]-[.AI74];0);[.$BF$2])" office:value-type="float" office:value="7" calcext:value-type="float">
            <text:p>7</text:p>
          </table:table-cell>
          <table:table-cell table:formula="of:=MIN(MAX([.AJ75]-[.AJ74];0);[.$BF$2])" office:value-type="float" office:value="4" calcext:value-type="float">
            <text:p>4</text:p>
          </table:table-cell>
          <table:table-cell table:formula="of:=MIN(MAX([.AK75]-[.AK74];0);[.$BF$2])" office:value-type="float" office:value="1" calcext:value-type="float">
            <text:p>1</text:p>
          </table:table-cell>
          <table:table-cell table:formula="of:=MIN(MAX([.AL75]-[.AL74];0);[.$BF$2])" office:value-type="float" office:value="1" calcext:value-type="float">
            <text:p>1</text:p>
          </table:table-cell>
          <table:table-cell table:formula="of:=MIN(MAX([.AM75]-[.AM74];0);[.$BF$2])" office:value-type="float" office:value="3" calcext:value-type="float">
            <text:p>3</text:p>
          </table:table-cell>
          <table:table-cell table:formula="of:=MIN(MAX([.AN75]-[.AN74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76]-[.C76]" office:value-type="float" office:value="-5" calcext:value-type="float">
            <text:p>-5</text:p>
          </table:table-cell>
          <table:table-cell table:style-name="ce29" table:formula="of:=[.P76]-[.D76]" office:value-type="float" office:value="0" calcext:value-type="float">
            <text:p>0</text:p>
          </table:table-cell>
          <table:table-cell table:style-name="ce60" table:formula="of:=[.Q76]-[.E76]" office:value-type="float" office:value="0" calcext:value-type="float">
            <text:p>0</text:p>
          </table:table-cell>
          <table:table-cell table:style-name="ce62" table:formula="of:=[.R76]-[.F76]" office:value-type="float" office:value="0" calcext:value-type="float">
            <text:p>0</text:p>
          </table:table-cell>
          <table:table-cell table:style-name="ce64" table:formula="of:=[.S76]-[.G76]" office:value-type="float" office:value="0" calcext:value-type="float">
            <text:p>0</text:p>
          </table:table-cell>
          <table:table-cell table:style-name="ce66" table:formula="of:=[.T76]-[.H76]" office:value-type="float" office:value="20" calcext:value-type="float">
            <text:p>2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76:.T76])" office:value-type="float" office:value="315" calcext:value-type="float">
            <text:p>315</text:p>
          </table:table-cell>
          <table:table-cell table:style-name="ce11" table:formula="of:=ROUND((([.U76]/[.$AE$1])*MAX([.U76]/420; 1.2));2)" office:value-type="float" office:value="4.2" calcext:value-type="float">
            <text:p>4.2</text:p>
          </table:table-cell>
          <table:table-cell table:style-name="ce4" table:formula="of:=IFERROR((ROUND((((MIN(([.$O76]^2)/([.$AF76]^2);[.$AD$2])))*[.$V76]*0.8)+([.O76]/10))*5)+10; 0)" office:value-type="float" office:value="45" calcext:value-type="float">
            <text:p>45</text:p>
          </table:table-cell>
          <table:table-cell table:style-name="ce6" table:formula="of:=IFERROR(ROUND((AVERAGE(MIN(([.$P76]^[.$X$2])/([.$AF76]^2);[.$AD$2]); MIN([.P76]/[.$AA$2]; [.$Z$2])))*([.$V76]+[.$Y$2]))*5;0)" office:value-type="float" office:value="40" calcext:value-type="float">
            <text:p>40</text:p>
          </table:table-cell>
          <table:table-cell table:style-name="ce24" table:formula="of:=IFERROR(ROUND((MIN(([.$P76]+[.$S76]+[.$U76])/8/[.$AF76];[.$AD$2]))*([.$V76]+3))*5;0)" office:value-type="float" office:value="35" calcext:value-type="float">
            <text:p>35</text:p>
          </table:table-cell>
          <table:table-cell table:style-name="ce16" table:formula="of:=IFERROR(ROUND(((MIN(([.$T76]^2)/([.$AF76]^2);[.$AD$2]))*([.$V76]+3)*[.$AF$2]))*5;0)" office:value-type="float" office:value="40" calcext:value-type="float">
            <text:p>40</text:p>
          </table:table-cell>
          <table:table-cell table:style-name="ce8" table:formula="of:=IFERROR(ROUND((AVERAGE(MIN(([.$Q76]^2)/([.$AF76]^2);[.$AD$2]);MIN([.Q76]/[.$AB$2]; [.$Z$2]))*([.$V76]+3)*[.$AF$2]))*5;0)" office:value-type="float" office:value="20" calcext:value-type="float">
            <text:p>20</text:p>
          </table:table-cell>
          <table:table-cell table:style-name="ce14" table:formula="of:=IFERROR(ROUND((AVERAGE(MIN(([.$S76]^2)/([.$AF76]^2);[.$AD$2]);MIN([.S76]/[.$AB$2]; [.$Z$2]))*([.$V76]+3)*[.$AF$2]))*5;0)" office:value-type="float" office:value="15" calcext:value-type="float">
            <text:p>15</text:p>
          </table:table-cell>
          <table:table-cell table:style-name="ce10" table:formula="of:=IFERROR(ROUND((AVERAGE(MIN(([.$R76]^[.$AC$2])/([.$AF76]^2);[.$AD$2]); MIN([.R76]/[.$AA$2]; [.$Z$2])))*([.$V76]+[.$Y$2]))*5;0)" office:value-type="float" office:value="35" calcext:value-type="float">
            <text:p>35</text:p>
          </table:table-cell>
          <table:table-cell table:style-name="ce11" table:formula="of:=ROUND(AVERAGE([.W76:.AC76]))" office:value-type="float" office:value="33" calcext:value-type="float">
            <text:p>33</text:p>
          </table:table-cell>
          <table:table-cell table:style-name="ce11" table:formula="of:=ROUND((([.U76]/[.$AE$1])*MAX([.U76]/350;0.8));2)" office:value-type="float" office:value="3.15" calcext:value-type="float">
            <text:p>3.15</text:p>
          </table:table-cell>
          <table:table-cell table:style-name="ce11" table:formula="of:=ROUND([.U76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76]^2)/([.$AF76]^2);[.$AE$2])))*[.$AE76]*0.8)+([.O76]/10))+10;10)" office:value-type="float" office:value="16" calcext:value-type="float">
            <text:p>16</text:p>
          </table:table-cell>
          <table:table-cell table:style-name="ce41" table:formula="of:=IFERROR(ROUND(((MIN(([.$P76]^2)/([.$AF76]^2);[.$AE$2])))*[.$AE76]);0)" office:value-type="float" office:value="6" calcext:value-type="float">
            <text:p>6</text:p>
          </table:table-cell>
          <table:table-cell table:style-name="ce42" table:formula="of:=IFERROR(ROUND(MIN(([.P76]+[.S76]+[.U76])/8/[.$AF76];[.$AE$2])^2*[.$AE76]);0)" office:value-type="float" office:value="3" calcext:value-type="float">
            <text:p>3</text:p>
          </table:table-cell>
          <table:table-cell table:style-name="ce43" table:formula="of:=IFERROR(ROUND(((MIN(([.T76]^2)/([.$AF76]^2);[.$AE$2])))*[.$AE76]*[.$AF$1]);0)" office:value-type="float" office:value="3" calcext:value-type="float">
            <text:p>3</text:p>
          </table:table-cell>
          <table:table-cell table:style-name="ce44" table:formula="of:=IFERROR(ROUND(((MIN(([.Q76]^2)/([.$AF76]^2);[.$AE$2])))*[.$AE76]*[.$AF$1]);0)" office:value-type="float" office:value="1" calcext:value-type="float">
            <text:p>1</text:p>
          </table:table-cell>
          <table:table-cell table:style-name="ce45" table:formula="of:=IFERROR(ROUND(((MIN(([.S76]^2)/([.$AF76]^2);[.$AE$2])))*[.$AE76]*[.$AF$1]);0)" office:value-type="float" office:value="1" calcext:value-type="float">
            <text:p>1</text:p>
          </table:table-cell>
          <table:table-cell table:style-name="ce46" table:formula="of:=IFERROR(ROUND(((MIN(([.R76]^2)/([.$AF76]^2);[.$AE$2]))*[.$AE76]));0)" office:value-type="float" office:value="6" calcext:value-type="float">
            <text:p>6</text:p>
          </table:table-cell>
          <table:table-cell table:formula="of:=ROUND(AVERAGE([.AI76:.AN76]);2)" office:value-type="float" office:value="3.33" calcext:value-type="float">
            <text:p>3.33</text:p>
          </table:table-cell>
          <table:table-cell table:style-name="ce11" table:formula="of:=IFERROR(MIN(MAX((ROUND(AVERAGE((((MIN(([.$O76]^[.$AO$2])/([.$AF76]^[.$AO$2]);[.$AQ$2])))*[.$V76]*0.8)+([.$O76]/10);([.O76]/8));0)*5)+10; 30); 99); 0)" office:value-type="float" office:value="40" calcext:value-type="float">
            <text:p>40</text:p>
          </table:table-cell>
          <table:table-cell table:style-name="ce11" table:formula="of:=IFERROR(MIN(MAX(ROUND(AVERAGE((MIN(([.$P76]^[.$X$2])/([.$AF76]^[.$AO$2]);[.$AQ$2]))*([.$V76]+[.$AR$2]);([.P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6]+[.$S76]+[.$U76])/8/[.$AF76];[.$AQ$2]))*([.$V76]+3)*[.$AS$2];([.U76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76]^2)/([.$AF76]^[.$AO$2]);[.$AQ$2]))*([.$V76]+3)*[.$AS$2]);([.T7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6]^[.$AO$2])/([.$AF76]^[.$AO$2]);[.$AQ$2]))*([.$V76]+3)*[.$AS$2]);([.Q7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6]^[.$AO$2])/([.$AF76]^[.$AO$2]);[.$AQ$2]))*([.$V76]+3)*[.$AS$2]);([.S7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6]^[.$AC$2])/([.$AF76]^[.$AO$2]);[.$AQ$2]))*([.$V76]+[.$AR$2]);([.R76]/10));0)*5; [.$AU$2]); [.$AT$2]);0)" office:value-type="float" office:value="35" calcext:value-type="float">
            <text:p>35</text:p>
          </table:table-cell>
          <table:table-cell table:formula="of:=ROUND(AVERAGE([.AP76:.AV76]);2)" office:value-type="float" office:value="28.57" calcext:value-type="float">
            <text:p>28.57</text:p>
          </table:table-cell>
          <table:table-cell/>
          <table:table-cell table:formula="of:=MIN(MAX([.AH76]-[.AH75];0);[.$BF$2])" office:value-type="float" office:value="0" calcext:value-type="float">
            <text:p>0</text:p>
          </table:table-cell>
          <table:table-cell table:formula="of:=MIN(MAX([.AI76]-[.AI75];0);[.$BF$2])" office:value-type="float" office:value="0" calcext:value-type="float">
            <text:p>0</text:p>
          </table:table-cell>
          <table:table-cell table:formula="of:=MIN(MAX([.AJ76]-[.AJ75];0);[.$BF$2])" office:value-type="float" office:value="0" calcext:value-type="float">
            <text:p>0</text:p>
          </table:table-cell>
          <table:table-cell table:formula="of:=MIN(MAX([.AK76]-[.AK75];0);[.$BF$2])" office:value-type="float" office:value="0" calcext:value-type="float">
            <text:p>0</text:p>
          </table:table-cell>
          <table:table-cell table:formula="of:=MIN(MAX([.AL76]-[.AL75];0);[.$BF$2])" office:value-type="float" office:value="0" calcext:value-type="float">
            <text:p>0</text:p>
          </table:table-cell>
          <table:table-cell table:formula="of:=MIN(MAX([.AM76]-[.AM75];0);[.$BF$2])" office:value-type="float" office:value="0" calcext:value-type="float">
            <text:p>0</text:p>
          </table:table-cell>
          <table:table-cell table:formula="of:=MIN(MAX([.AN76]-[.AN7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77]-[.C77]" office:value-type="float" office:value="-5" calcext:value-type="float">
            <text:p>-5</text:p>
          </table:table-cell>
          <table:table-cell table:style-name="ce29" table:formula="of:=[.P77]-[.D77]" office:value-type="float" office:value="0" calcext:value-type="float">
            <text:p>0</text:p>
          </table:table-cell>
          <table:table-cell table:style-name="ce60" table:formula="of:=[.Q77]-[.E77]" office:value-type="float" office:value="0" calcext:value-type="float">
            <text:p>0</text:p>
          </table:table-cell>
          <table:table-cell table:style-name="ce62" table:formula="of:=[.R77]-[.F77]" office:value-type="float" office:value="0" calcext:value-type="float">
            <text:p>0</text:p>
          </table:table-cell>
          <table:table-cell table:style-name="ce64" table:formula="of:=[.S77]-[.G77]" office:value-type="float" office:value="0" calcext:value-type="float">
            <text:p>0</text:p>
          </table:table-cell>
          <table:table-cell table:style-name="ce66" table:formula="of:=[.T77]-[.H77]"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7:.T77])" office:value-type="float" office:value="405" calcext:value-type="float">
            <text:p>405</text:p>
          </table:table-cell>
          <table:table-cell table:style-name="ce11" table:formula="of:=ROUND((([.U77]/[.$AE$1])*MAX([.U77]/420; 1.2));2)" office:value-type="float" office:value="5.4" calcext:value-type="float">
            <text:p>5.4</text:p>
          </table:table-cell>
          <table:table-cell table:style-name="ce4" table:formula="of:=IFERROR((ROUND((((MIN(([.$O77]^2)/([.$AF77]^2);[.$AD$2])))*[.$V77]*0.8)+([.O77]/10))*5)+10; 0)" office:value-type="float" office:value="55" calcext:value-type="float">
            <text:p>55</text:p>
          </table:table-cell>
          <table:table-cell table:style-name="ce6" table:formula="of:=IFERROR(ROUND((AVERAGE(MIN(([.$P77]^[.$X$2])/([.$AF77]^2);[.$AD$2]); MIN([.P77]/[.$AA$2]; [.$Z$2])))*([.$V77]+[.$Y$2]))*5;0)" office:value-type="float" office:value="55" calcext:value-type="float">
            <text:p>55</text:p>
          </table:table-cell>
          <table:table-cell table:style-name="ce24" table:formula="of:=IFERROR(ROUND((MIN(([.$P77]+[.$S77]+[.$U77])/8/[.$AF77];[.$AD$2]))*([.$V77]+3))*5;0)" office:value-type="float" office:value="40" calcext:value-type="float">
            <text:p>40</text:p>
          </table:table-cell>
          <table:table-cell table:style-name="ce16" table:formula="of:=IFERROR(ROUND(((MIN(([.$T77]^2)/([.$AF77]^2);[.$AD$2]))*([.$V77]+3)*[.$AF$2]))*5;0)" office:value-type="float" office:value="40" calcext:value-type="float">
            <text:p>40</text:p>
          </table:table-cell>
          <table:table-cell table:style-name="ce8" table:formula="of:=IFERROR(ROUND((AVERAGE(MIN(([.$Q77]^2)/([.$AF77]^2);[.$AD$2]);MIN([.Q77]/[.$AB$2]; [.$Z$2]))*([.$V77]+3)*[.$AF$2]))*5;0)" office:value-type="float" office:value="30" calcext:value-type="float">
            <text:p>30</text:p>
          </table:table-cell>
          <table:table-cell table:style-name="ce14" table:formula="of:=IFERROR(ROUND((AVERAGE(MIN(([.$S77]^2)/([.$AF77]^2);[.$AD$2]);MIN([.S77]/[.$AB$2]; [.$Z$2]))*([.$V77]+3)*[.$AF$2]))*5;0)" office:value-type="float" office:value="25" calcext:value-type="float">
            <text:p>25</text:p>
          </table:table-cell>
          <table:table-cell table:style-name="ce10" table:formula="of:=IFERROR(ROUND((AVERAGE(MIN(([.$R77]^[.$AC$2])/([.$AF77]^2);[.$AD$2]); MIN([.R77]/[.$AA$2]; [.$Z$2])))*([.$V77]+[.$Y$2]))*5;0)" office:value-type="float" office:value="50" calcext:value-type="float">
            <text:p>50</text:p>
          </table:table-cell>
          <table:table-cell table:style-name="ce11" table:formula="of:=ROUND(AVERAGE([.W77:.AC77]))" office:value-type="float" office:value="42" calcext:value-type="float">
            <text:p>42</text:p>
          </table:table-cell>
          <table:table-cell table:style-name="ce11" table:formula="of:=ROUND((([.U77]/[.$AE$1])*MAX([.U77]/350;0.8));2)" office:value-type="float" office:value="5.21" calcext:value-type="float">
            <text:p>5.21</text:p>
          </table:table-cell>
          <table:table-cell table:style-name="ce11" table:formula="of:=ROUND([.U77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77]^2)/([.$AF77]^2);[.$AE$2])))*[.$AE77]*0.8)+([.O77]/10))+10;10)" office:value-type="float" office:value="19" calcext:value-type="float">
            <text:p>19</text:p>
          </table:table-cell>
          <table:table-cell table:style-name="ce41" table:formula="of:=IFERROR(ROUND(((MIN(([.$P77]^2)/([.$AF77]^2);[.$AE$2])))*[.$AE77]);0)" office:value-type="float" office:value="9" calcext:value-type="float">
            <text:p>9</text:p>
          </table:table-cell>
          <table:table-cell table:style-name="ce42" table:formula="of:=IFERROR(ROUND(MIN(([.P77]+[.S77]+[.U77])/8/[.$AF77];[.$AE$2])^2*[.$AE77]);0)" office:value-type="float" office:value="5" calcext:value-type="float">
            <text:p>5</text:p>
          </table:table-cell>
          <table:table-cell table:style-name="ce43" table:formula="of:=IFERROR(ROUND(((MIN(([.T77]^2)/([.$AF77]^2);[.$AE$2])))*[.$AE77]*[.$AF$1]);0)" office:value-type="float" office:value="5" calcext:value-type="float">
            <text:p>5</text:p>
          </table:table-cell>
          <table:table-cell table:style-name="ce44" table:formula="of:=IFERROR(ROUND(((MIN(([.Q77]^2)/([.$AF77]^2);[.$AE$2])))*[.$AE77]*[.$AF$1]);0)" office:value-type="float" office:value="2" calcext:value-type="float">
            <text:p>2</text:p>
          </table:table-cell>
          <table:table-cell table:style-name="ce45" table:formula="of:=IFERROR(ROUND(((MIN(([.S77]^2)/([.$AF77]^2);[.$AE$2])))*[.$AE77]*[.$AF$1]);0)" office:value-type="float" office:value="2" calcext:value-type="float">
            <text:p>2</text:p>
          </table:table-cell>
          <table:table-cell table:style-name="ce46" table:formula="of:=IFERROR(ROUND(((MIN(([.R77]^2)/([.$AF77]^2);[.$AE$2]))*[.$AE77]));0)" office:value-type="float" office:value="8" calcext:value-type="float">
            <text:p>8</text:p>
          </table:table-cell>
          <table:table-cell table:formula="of:=ROUND(AVERAGE([.AI77:.AN77]);2)" office:value-type="float" office:value="5.17" calcext:value-type="float">
            <text:p>5.17</text:p>
          </table:table-cell>
          <table:table-cell table:style-name="ce11" table:formula="of:=IFERROR(MIN(MAX((ROUND(AVERAGE((((MIN(([.$O77]^[.$AO$2])/([.$AF77]^[.$AO$2]);[.$AQ$2])))*[.$V77]*0.8)+([.$O77]/10);([.O77]/8));0)*5)+10; 30); 99); 0)" office:value-type="float" office:value="50" calcext:value-type="float">
            <text:p>50</text:p>
          </table:table-cell>
          <table:table-cell table:style-name="ce11" table:formula="of:=IFERROR(MIN(MAX(ROUND(AVERAGE((MIN(([.$P77]^[.$X$2])/([.$AF77]^[.$AO$2]);[.$AQ$2]))*([.$V77]+[.$AR$2]);([.P7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7]+[.$S77]+[.$U77])/8/[.$AF77];[.$AQ$2]))*([.$V77]+3)*[.$AS$2];([.U7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7]^2)/([.$AF77]^[.$AO$2]);[.$AQ$2]))*([.$V77]+3)*[.$AS$2]);([.T7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7]^[.$AO$2])/([.$AF77]^[.$AO$2]);[.$AQ$2]))*([.$V77]+3)*[.$AS$2]);([.Q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77]^[.$AO$2])/([.$AF77]^[.$AO$2]);[.$AQ$2]))*([.$V77]+3)*[.$AS$2]);([.S7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77]^[.$AC$2])/([.$AF77]^[.$AO$2]);[.$AQ$2]))*([.$V77]+[.$AR$2]);([.R77]/10));0)*5; [.$AU$2]); [.$AT$2]);0)" office:value-type="float" office:value="40" calcext:value-type="float">
            <text:p>40</text:p>
          </table:table-cell>
          <table:table-cell table:formula="of:=ROUND(AVERAGE([.AP77:.AV77]);2)" office:value-type="float" office:value="36.43" calcext:value-type="float">
            <text:p>36.43</text:p>
          </table:table-cell>
          <table:table-cell/>
          <table:table-cell table:formula="of:=MIN(MAX([.AH77]-[.AH76];0);[.$BF$2])" office:value-type="float" office:value="3" calcext:value-type="float">
            <text:p>3</text:p>
          </table:table-cell>
          <table:table-cell table:formula="of:=MIN(MAX([.AI77]-[.AI76];0);[.$BF$2])" office:value-type="float" office:value="3" calcext:value-type="float">
            <text:p>3</text:p>
          </table:table-cell>
          <table:table-cell table:formula="of:=MIN(MAX([.AJ77]-[.AJ76];0);[.$BF$2])" office:value-type="float" office:value="2" calcext:value-type="float">
            <text:p>2</text:p>
          </table:table-cell>
          <table:table-cell table:formula="of:=MIN(MAX([.AK77]-[.AK76];0);[.$BF$2])" office:value-type="float" office:value="2" calcext:value-type="float">
            <text:p>2</text:p>
          </table:table-cell>
          <table:table-cell table:formula="of:=MIN(MAX([.AL77]-[.AL76];0);[.$BF$2])" office:value-type="float" office:value="1" calcext:value-type="float">
            <text:p>1</text:p>
          </table:table-cell>
          <table:table-cell table:formula="of:=MIN(MAX([.AM77]-[.AM76];0);[.$BF$2])" office:value-type="float" office:value="1" calcext:value-type="float">
            <text:p>1</text:p>
          </table:table-cell>
          <table:table-cell table:formula="of:=MIN(MAX([.AN77]-[.AN76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78]-[.C78]" office:value-type="float" office:value="-5" calcext:value-type="float">
            <text:p>-5</text:p>
          </table:table-cell>
          <table:table-cell table:style-name="ce29" table:formula="of:=[.P78]-[.D78]" office:value-type="float" office:value="0" calcext:value-type="float">
            <text:p>0</text:p>
          </table:table-cell>
          <table:table-cell table:style-name="ce60" table:formula="of:=[.Q78]-[.E78]" office:value-type="float" office:value="0" calcext:value-type="float">
            <text:p>0</text:p>
          </table:table-cell>
          <table:table-cell table:style-name="ce62" table:formula="of:=[.R78]-[.F78]" office:value-type="float" office:value="0" calcext:value-type="float">
            <text:p>0</text:p>
          </table:table-cell>
          <table:table-cell table:style-name="ce64" table:formula="of:=[.S78]-[.G78]" office:value-type="float" office:value="0" calcext:value-type="float">
            <text:p>0</text:p>
          </table:table-cell>
          <table:table-cell table:style-name="ce66" table:formula="of:=[.T78]-[.H78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8:.T78])" office:value-type="float" office:value="500" calcext:value-type="float">
            <text:p>500</text:p>
          </table:table-cell>
          <table:table-cell table:style-name="ce11" table:formula="of:=ROUND((([.U78]/[.$AE$1])*MAX([.U78]/420; 1.2));2)" office:value-type="float" office:value="6.67" calcext:value-type="float">
            <text:p>6.67</text:p>
          </table:table-cell>
          <table:table-cell table:style-name="ce4" table:formula="of:=IFERROR((ROUND((((MIN(([.$O78]^2)/([.$AF78]^2);[.$AD$2])))*[.$V78]*0.8)+([.O78]/10))*5)+10; 0)" office:value-type="float" office:value="70" calcext:value-type="float">
            <text:p>70</text:p>
          </table:table-cell>
          <table:table-cell table:style-name="ce6" table:formula="of:=IFERROR(ROUND((AVERAGE(MIN(([.$P78]^[.$X$2])/([.$AF78]^2);[.$AD$2]); MIN([.P78]/[.$AA$2]; [.$Z$2])))*([.$V78]+[.$Y$2]))*5;0)" office:value-type="float" office:value="60" calcext:value-type="float">
            <text:p>60</text:p>
          </table:table-cell>
          <table:table-cell table:style-name="ce24" table:formula="of:=IFERROR(ROUND((MIN(([.$P78]+[.$S78]+[.$U78])/8/[.$AF78];[.$AD$2]))*([.$V78]+3))*5;0)" office:value-type="float" office:value="50" calcext:value-type="float">
            <text:p>50</text:p>
          </table:table-cell>
          <table:table-cell table:style-name="ce16" table:formula="of:=IFERROR(ROUND(((MIN(([.$T78]^2)/([.$AF78]^2);[.$AD$2]))*([.$V78]+3)*[.$AF$2]))*5;0)" office:value-type="float" office:value="40" calcext:value-type="float">
            <text:p>40</text:p>
          </table:table-cell>
          <table:table-cell table:style-name="ce8" table:formula="of:=IFERROR(ROUND((AVERAGE(MIN(([.$Q78]^2)/([.$AF78]^2);[.$AD$2]);MIN([.Q78]/[.$AB$2]; [.$Z$2]))*([.$V78]+3)*[.$AF$2]))*5;0)" office:value-type="float" office:value="40" calcext:value-type="float">
            <text:p>40</text:p>
          </table:table-cell>
          <table:table-cell table:style-name="ce14" table:formula="of:=IFERROR(ROUND((AVERAGE(MIN(([.$S78]^2)/([.$AF78]^2);[.$AD$2]);MIN([.S78]/[.$AB$2]; [.$Z$2]))*([.$V78]+3)*[.$AF$2]))*5;0)" office:value-type="float" office:value="45" calcext:value-type="float">
            <text:p>45</text:p>
          </table:table-cell>
          <table:table-cell table:style-name="ce10" table:formula="of:=IFERROR(ROUND((AVERAGE(MIN(([.$R78]^[.$AC$2])/([.$AF78]^2);[.$AD$2]); MIN([.R78]/[.$AA$2]; [.$Z$2])))*([.$V78]+[.$Y$2]))*5;0)" office:value-type="float" office:value="60" calcext:value-type="float">
            <text:p>60</text:p>
          </table:table-cell>
          <table:table-cell table:style-name="ce11" table:formula="of:=ROUND(AVERAGE([.W78:.AC78]))" office:value-type="float" office:value="52" calcext:value-type="float">
            <text:p>52</text:p>
          </table:table-cell>
          <table:table-cell table:style-name="ce11" table:formula="of:=ROUND((([.U78]/[.$AE$1])*MAX([.U78]/350;0.8));2)" office:value-type="float" office:value="7.94" calcext:value-type="float">
            <text:p>7.94</text:p>
          </table:table-cell>
          <table:table-cell table:style-name="ce11" table:formula="of:=ROUND([.U78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78]^2)/([.$AF78]^2);[.$AE$2])))*[.$AE78]*0.8)+([.O78]/10))+10;10)" office:value-type="float" office:value="23" calcext:value-type="float">
            <text:p>23</text:p>
          </table:table-cell>
          <table:table-cell table:style-name="ce41" table:formula="of:=IFERROR(ROUND(((MIN(([.$P78]^2)/([.$AF78]^2);[.$AE$2])))*[.$AE78]);0)" office:value-type="float" office:value="13" calcext:value-type="float">
            <text:p>13</text:p>
          </table:table-cell>
          <table:table-cell table:style-name="ce42" table:formula="of:=IFERROR(ROUND(MIN(([.P78]+[.S78]+[.U78])/8/[.$AF78];[.$AE$2])^2*[.$AE78]);0)" office:value-type="float" office:value="8" calcext:value-type="float">
            <text:p>8</text:p>
          </table:table-cell>
          <table:table-cell table:style-name="ce43" table:formula="of:=IFERROR(ROUND(((MIN(([.T78]^2)/([.$AF78]^2);[.$AE$2])))*[.$AE78]*[.$AF$1]);0)" office:value-type="float" office:value="6" calcext:value-type="float">
            <text:p>6</text:p>
          </table:table-cell>
          <table:table-cell table:style-name="ce44" table:formula="of:=IFERROR(ROUND(((MIN(([.Q78]^2)/([.$AF78]^2);[.$AE$2])))*[.$AE78]*[.$AF$1]);0)" office:value-type="float" office:value="3" calcext:value-type="float">
            <text:p>3</text:p>
          </table:table-cell>
          <table:table-cell table:style-name="ce45" table:formula="of:=IFERROR(ROUND(((MIN(([.S78]^2)/([.$AF78]^2);[.$AE$2])))*[.$AE78]*[.$AF$1]);0)" office:value-type="float" office:value="4" calcext:value-type="float">
            <text:p>4</text:p>
          </table:table-cell>
          <table:table-cell table:style-name="ce46" table:formula="of:=IFERROR(ROUND(((MIN(([.R78]^2)/([.$AF78]^2);[.$AE$2]))*[.$AE78]));0)" office:value-type="float" office:value="11" calcext:value-type="float">
            <text:p>11</text:p>
          </table:table-cell>
          <table:table-cell table:formula="of:=ROUND(AVERAGE([.AI78:.AN78]);2)" office:value-type="float" office:value="7.5" calcext:value-type="float">
            <text:p>7.5</text:p>
          </table:table-cell>
          <table:table-cell table:style-name="ce11" table:formula="of:=IFERROR(MIN(MAX((ROUND(AVERAGE((((MIN(([.$O78]^[.$AO$2])/([.$AF78]^[.$AO$2]);[.$AQ$2])))*[.$V78]*0.8)+([.$O78]/10);([.O78]/8));0)*5)+10; 30); 99); 0)" office:value-type="float" office:value="65" calcext:value-type="float">
            <text:p>65</text:p>
          </table:table-cell>
          <table:table-cell table:style-name="ce11" table:formula="of:=IFERROR(MIN(MAX(ROUND(AVERAGE((MIN(([.$P78]^[.$X$2])/([.$AF78]^[.$AO$2]);[.$AQ$2]))*([.$V78]+[.$AR$2]);([.P7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78]+[.$S78]+[.$U78])/8/[.$AF78];[.$AQ$2]))*([.$V78]+3)*[.$AS$2];([.U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78]^2)/([.$AF78]^[.$AO$2]);[.$AQ$2]))*([.$V78]+3)*[.$AS$2]);([.T7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8]^[.$AO$2])/([.$AF78]^[.$AO$2]);[.$AQ$2]))*([.$V78]+3)*[.$AS$2]);([.Q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8]^[.$AO$2])/([.$AF78]^[.$AO$2]);[.$AQ$2]))*([.$V78]+3)*[.$AS$2]);([.S7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8]^[.$AC$2])/([.$AF78]^[.$AO$2]);[.$AQ$2]))*([.$V78]+[.$AR$2]);([.R78]/10));0)*5; [.$AU$2]); [.$AT$2]);0)" office:value-type="float" office:value="45" calcext:value-type="float">
            <text:p>45</text:p>
          </table:table-cell>
          <table:table-cell table:formula="of:=ROUND(AVERAGE([.AP78:.AV78]);2)" office:value-type="float" office:value="45" calcext:value-type="float">
            <text:p>45</text:p>
          </table:table-cell>
          <table:table-cell/>
          <table:table-cell table:formula="of:=MIN(MAX([.AH78]-[.AH77];0);[.$BF$2])" office:value-type="float" office:value="4" calcext:value-type="float">
            <text:p>4</text:p>
          </table:table-cell>
          <table:table-cell table:formula="of:=MIN(MAX([.AI78]-[.AI77];0);[.$BF$2])" office:value-type="float" office:value="4" calcext:value-type="float">
            <text:p>4</text:p>
          </table:table-cell>
          <table:table-cell table:formula="of:=MIN(MAX([.AJ78]-[.AJ77];0);[.$BF$2])" office:value-type="float" office:value="3" calcext:value-type="float">
            <text:p>3</text:p>
          </table:table-cell>
          <table:table-cell table:formula="of:=MIN(MAX([.AK78]-[.AK77];0);[.$BF$2])" office:value-type="float" office:value="1" calcext:value-type="float">
            <text:p>1</text:p>
          </table:table-cell>
          <table:table-cell table:formula="of:=MIN(MAX([.AL78]-[.AL77];0);[.$BF$2])" office:value-type="float" office:value="1" calcext:value-type="float">
            <text:p>1</text:p>
          </table:table-cell>
          <table:table-cell table:formula="of:=MIN(MAX([.AM78]-[.AM77];0);[.$BF$2])" office:value-type="float" office:value="2" calcext:value-type="float">
            <text:p>2</text:p>
          </table:table-cell>
          <table:table-cell table:formula="of:=MIN(MAX([.AN78]-[.AN77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79]-[.C79]" office:value-type="float" office:value="20" calcext:value-type="float">
            <text:p>20</text:p>
          </table:table-cell>
          <table:table-cell table:style-name="ce29" table:formula="of:=[.P79]-[.D79]" office:value-type="float" office:value="10" calcext:value-type="float">
            <text:p>10</text:p>
          </table:table-cell>
          <table:table-cell table:style-name="ce60" table:formula="of:=[.Q79]-[.E79]" office:value-type="float" office:value="0" calcext:value-type="float">
            <text:p>0</text:p>
          </table:table-cell>
          <table:table-cell table:style-name="ce62" table:formula="of:=[.R79]-[.F79]" office:value-type="float" office:value="20" calcext:value-type="float">
            <text:p>20</text:p>
          </table:table-cell>
          <table:table-cell table:style-name="ce64" table:formula="of:=[.S79]-[.G79]" office:value-type="float" office:value="-40" calcext:value-type="float">
            <text:p>-40</text:p>
          </table:table-cell>
          <table:table-cell table:style-name="ce66" table:formula="of:=[.T79]-[.H79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9:.T79])" office:value-type="float" office:value="350" calcext:value-type="float">
            <text:p>350</text:p>
          </table:table-cell>
          <table:table-cell table:style-name="ce11" table:formula="of:=ROUND((([.U79]/[.$AE$1])*MAX([.U79]/420; 1.2));2)" office:value-type="float" office:value="4.67" calcext:value-type="float">
            <text:p>4.67</text:p>
          </table:table-cell>
          <table:table-cell table:style-name="ce4" table:formula="of:=IFERROR((ROUND((((MIN(([.$O79]^2)/([.$AF79]^2);[.$AD$2])))*[.$V79]*0.8)+([.O79]/10))*5)+10; 0)" office:value-type="float" office:value="60" calcext:value-type="float">
            <text:p>60</text:p>
          </table:table-cell>
          <table:table-cell table:style-name="ce6" table:formula="of:=IFERROR(ROUND((AVERAGE(MIN(([.$P79]^[.$X$2])/([.$AF79]^2);[.$AD$2]); MIN([.P79]/[.$AA$2]; [.$Z$2])))*([.$V79]+[.$Y$2]))*5;0)" office:value-type="float" office:value="25" calcext:value-type="float">
            <text:p>25</text:p>
          </table:table-cell>
          <table:table-cell table:style-name="ce24" table:formula="of:=IFERROR(ROUND((MIN(([.$P79]+[.$S79]+[.$U79])/8/[.$AF79];[.$AD$2]))*([.$V79]+3))*5;0)" office:value-type="float" office:value="40" calcext:value-type="float">
            <text:p>40</text:p>
          </table:table-cell>
          <table:table-cell table:style-name="ce16" table:formula="of:=IFERROR(ROUND(((MIN(([.$T79]^2)/([.$AF79]^2);[.$AD$2]))*([.$V79]+3)*[.$AF$2]))*5;0)" office:value-type="float" office:value="50" calcext:value-type="float">
            <text:p>50</text:p>
          </table:table-cell>
          <table:table-cell table:style-name="ce8" table:formula="of:=IFERROR(ROUND((AVERAGE(MIN(([.$Q79]^2)/([.$AF79]^2);[.$AD$2]);MIN([.Q79]/[.$AB$2]; [.$Z$2]))*([.$V79]+3)*[.$AF$2]))*5;0)" office:value-type="float" office:value="15" calcext:value-type="float">
            <text:p>15</text:p>
          </table:table-cell>
          <table:table-cell table:style-name="ce14" table:formula="of:=IFERROR(ROUND((AVERAGE(MIN(([.$S79]^2)/([.$AF79]^2);[.$AD$2]);MIN([.S79]/[.$AB$2]; [.$Z$2]))*([.$V79]+3)*[.$AF$2]))*5;0)" office:value-type="float" office:value="35" calcext:value-type="float">
            <text:p>35</text:p>
          </table:table-cell>
          <table:table-cell table:style-name="ce10" table:formula="of:=IFERROR(ROUND((AVERAGE(MIN(([.$R79]^[.$AC$2])/([.$AF79]^2);[.$AD$2]); MIN([.R79]/[.$AA$2]; [.$Z$2])))*([.$V79]+[.$Y$2]))*5;0)" office:value-type="float" office:value="35" calcext:value-type="float">
            <text:p>35</text:p>
          </table:table-cell>
          <table:table-cell table:style-name="ce11" table:formula="of:=ROUND(AVERAGE([.W79:.AC79]))" office:value-type="float" office:value="37" calcext:value-type="float">
            <text:p>37</text:p>
          </table:table-cell>
          <table:table-cell table:style-name="ce11" table:formula="of:=ROUND((([.U79]/[.$AE$1])*MAX([.U79]/350;0.8));2)" office:value-type="float" office:value="3.89" calcext:value-type="float">
            <text:p>3.89</text:p>
          </table:table-cell>
          <table:table-cell table:style-name="ce11" table:formula="of:=ROUND([.U79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79]^2)/([.$AF79]^2);[.$AE$2])))*[.$AE79]*0.8)+([.O79]/10))+10;10)" office:value-type="float" office:value="19" calcext:value-type="float">
            <text:p>19</text:p>
          </table:table-cell>
          <table:table-cell table:style-name="ce41" table:formula="of:=IFERROR(ROUND(((MIN(([.$P79]^2)/([.$AF79]^2);[.$AE$2])))*[.$AE79]);0)" office:value-type="float" office:value="3" calcext:value-type="float">
            <text:p>3</text:p>
          </table:table-cell>
          <table:table-cell table:style-name="ce42" table:formula="of:=IFERROR(ROUND(MIN(([.P79]+[.S79]+[.U79])/8/[.$AF79];[.$AE$2])^2*[.$AE79]);0)" office:value-type="float" office:value="4" calcext:value-type="float">
            <text:p>4</text:p>
          </table:table-cell>
          <table:table-cell table:style-name="ce43" table:formula="of:=IFERROR(ROUND(((MIN(([.T79]^2)/([.$AF79]^2);[.$AE$2])))*[.$AE79]*[.$AF$1]);0)" office:value-type="float" office:value="5" calcext:value-type="float">
            <text:p>5</text:p>
          </table:table-cell>
          <table:table-cell table:style-name="ce44" table:formula="of:=IFERROR(ROUND(((MIN(([.Q79]^2)/([.$AF79]^2);[.$AE$2])))*[.$AE79]*[.$AF$1]);0)" office:value-type="float" office:value="1" calcext:value-type="float">
            <text:p>1</text:p>
          </table:table-cell>
          <table:table-cell table:style-name="ce45" table:formula="of:=IFERROR(ROUND(((MIN(([.S79]^2)/([.$AF79]^2);[.$AE$2])))*[.$AE79]*[.$AF$1]);0)" office:value-type="float" office:value="3" calcext:value-type="float">
            <text:p>3</text:p>
          </table:table-cell>
          <table:table-cell table:style-name="ce46" table:formula="of:=IFERROR(ROUND(((MIN(([.R79]^2)/([.$AF79]^2);[.$AE$2]))*[.$AE79]));0)" office:value-type="float" office:value="6" calcext:value-type="float">
            <text:p>6</text:p>
          </table:table-cell>
          <table:table-cell table:formula="of:=ROUND(AVERAGE([.AI79:.AN79]);2)" office:value-type="float" office:value="3.67" calcext:value-type="float">
            <text:p>3.67</text:p>
          </table:table-cell>
          <table:table-cell table:style-name="ce11" table:formula="of:=IFERROR(MIN(MAX((ROUND(AVERAGE((((MIN(([.$O79]^[.$AO$2])/([.$AF79]^[.$AO$2]);[.$AQ$2])))*[.$V79]*0.8)+([.$O79]/10);([.O79]/8));0)*5)+10; 30); 99); 0)" office:value-type="float" office:value="50" calcext:value-type="float">
            <text:p>50</text:p>
          </table:table-cell>
          <table:table-cell table:style-name="ce11" table:formula="of:=IFERROR(MIN(MAX(ROUND(AVERAGE((MIN(([.$P79]^[.$X$2])/([.$AF79]^[.$AO$2]);[.$AQ$2]))*([.$V79]+[.$AR$2]);([.P7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9]+[.$S79]+[.$U79])/8/[.$AF79];[.$AQ$2]))*([.$V79]+3)*[.$AS$2];([.U7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9]^2)/([.$AF79]^[.$AO$2]);[.$AQ$2]))*([.$V79]+3)*[.$AS$2]);([.T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79]^[.$AO$2])/([.$AF79]^[.$AO$2]);[.$AQ$2]))*([.$V79]+3)*[.$AS$2]);([.Q7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9]^[.$AO$2])/([.$AF79]^[.$AO$2]);[.$AQ$2]))*([.$V79]+3)*[.$AS$2]);([.S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9]^[.$AC$2])/([.$AF79]^[.$AO$2]);[.$AQ$2]))*([.$V79]+[.$AR$2]);([.R79]/10));0)*5; [.$AU$2]); [.$AT$2]);0)" office:value-type="float" office:value="35" calcext:value-type="float">
            <text:p>35</text:p>
          </table:table-cell>
          <table:table-cell table:formula="of:=ROUND(AVERAGE([.AP79:.AV79]);2)" office:value-type="float" office:value="32.86" calcext:value-type="float">
            <text:p>32.86</text:p>
          </table:table-cell>
          <table:table-cell/>
          <table:table-cell table:formula="of:=MIN(MAX([.AH79]-[.AH78];0);[.$BF$2])" office:value-type="float" office:value="0" calcext:value-type="float">
            <text:p>0</text:p>
          </table:table-cell>
          <table:table-cell table:formula="of:=MIN(MAX([.AI79]-[.AI78];0);[.$BF$2])" office:value-type="float" office:value="0" calcext:value-type="float">
            <text:p>0</text:p>
          </table:table-cell>
          <table:table-cell table:formula="of:=MIN(MAX([.AJ79]-[.AJ78];0);[.$BF$2])" office:value-type="float" office:value="0" calcext:value-type="float">
            <text:p>0</text:p>
          </table:table-cell>
          <table:table-cell table:formula="of:=MIN(MAX([.AK79]-[.AK78];0);[.$BF$2])" office:value-type="float" office:value="0" calcext:value-type="float">
            <text:p>0</text:p>
          </table:table-cell>
          <table:table-cell table:formula="of:=MIN(MAX([.AL79]-[.AL78];0);[.$BF$2])" office:value-type="float" office:value="0" calcext:value-type="float">
            <text:p>0</text:p>
          </table:table-cell>
          <table:table-cell table:formula="of:=MIN(MAX([.AM79]-[.AM78];0);[.$BF$2])" office:value-type="float" office:value="0" calcext:value-type="float">
            <text:p>0</text:p>
          </table:table-cell>
          <table:table-cell table:formula="of:=MIN(MAX([.AN79]-[.AN7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80]-[.C80]" office:value-type="float" office:value="10" calcext:value-type="float">
            <text:p>10</text:p>
          </table:table-cell>
          <table:table-cell table:style-name="ce29" table:formula="of:=[.P80]-[.D80]" office:value-type="float" office:value="5" calcext:value-type="float">
            <text:p>5</text:p>
          </table:table-cell>
          <table:table-cell table:style-name="ce60" table:formula="of:=[.Q80]-[.E80]" office:value-type="float" office:value="-10" calcext:value-type="float">
            <text:p>-10</text:p>
          </table:table-cell>
          <table:table-cell table:style-name="ce62" table:formula="of:=[.R80]-[.F80]" office:value-type="float" office:value="20" calcext:value-type="float">
            <text:p>20</text:p>
          </table:table-cell>
          <table:table-cell table:style-name="ce64" table:formula="of:=[.S80]-[.G80]" office:value-type="float" office:value="-10" calcext:value-type="float">
            <text:p>-10</text:p>
          </table:table-cell>
          <table:table-cell table:style-name="ce66" table:formula="of:=[.T80]-[.H80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0:.T80])" office:value-type="float" office:value="530" calcext:value-type="float">
            <text:p>530</text:p>
          </table:table-cell>
          <table:table-cell table:style-name="ce11" table:formula="of:=ROUND((([.U80]/[.$AE$1])*MAX([.U80]/420; 1.2));2)" office:value-type="float" office:value="7.43" calcext:value-type="float">
            <text:p>7.43</text:p>
          </table:table-cell>
          <table:table-cell table:style-name="ce4" table:formula="of:=IFERROR((ROUND((((MIN(([.$O80]^2)/([.$AF80]^2);[.$AD$2])))*[.$V80]*0.8)+([.O80]/10))*5)+10; 0)" office:value-type="float" office:value="85" calcext:value-type="float">
            <text:p>85</text:p>
          </table:table-cell>
          <table:table-cell table:style-name="ce6" table:formula="of:=IFERROR(ROUND((AVERAGE(MIN(([.$P80]^[.$X$2])/([.$AF80]^2);[.$AD$2]); MIN([.P80]/[.$AA$2]; [.$Z$2])))*([.$V80]+[.$Y$2]))*5;0)" office:value-type="float" office:value="45" calcext:value-type="float">
            <text:p>45</text:p>
          </table:table-cell>
          <table:table-cell table:style-name="ce24" table:formula="of:=IFERROR(ROUND((MIN(([.$P80]+[.$S80]+[.$U80])/8/[.$AF80];[.$AD$2]))*([.$V80]+3))*5;0)" office:value-type="float" office:value="55" calcext:value-type="float">
            <text:p>55</text:p>
          </table:table-cell>
          <table:table-cell table:style-name="ce16" table:formula="of:=IFERROR(ROUND(((MIN(([.$T80]^2)/([.$AF80]^2);[.$AD$2]))*([.$V80]+3)*[.$AF$2]))*5;0)" office:value-type="float" office:value="55" calcext:value-type="float">
            <text:p>55</text:p>
          </table:table-cell>
          <table:table-cell table:style-name="ce8" table:formula="of:=IFERROR(ROUND((AVERAGE(MIN(([.$Q80]^2)/([.$AF80]^2);[.$AD$2]);MIN([.Q80]/[.$AB$2]; [.$Z$2]))*([.$V80]+3)*[.$AF$2]))*5;0)" office:value-type="float" office:value="35" calcext:value-type="float">
            <text:p>35</text:p>
          </table:table-cell>
          <table:table-cell table:style-name="ce14" table:formula="of:=IFERROR(ROUND((AVERAGE(MIN(([.$S80]^2)/([.$AF80]^2);[.$AD$2]);MIN([.S80]/[.$AB$2]; [.$Z$2]))*([.$V80]+3)*[.$AF$2]))*5;0)" office:value-type="float" office:value="75" calcext:value-type="float">
            <text:p>75</text:p>
          </table:table-cell>
          <table:table-cell table:style-name="ce10" table:formula="of:=IFERROR(ROUND((AVERAGE(MIN(([.$R80]^[.$AC$2])/([.$AF80]^2);[.$AD$2]); MIN([.R80]/[.$AA$2]; [.$Z$2])))*([.$V80]+[.$Y$2]))*5;0)" office:value-type="float" office:value="65" calcext:value-type="float">
            <text:p>65</text:p>
          </table:table-cell>
          <table:table-cell table:style-name="ce11" table:formula="of:=ROUND(AVERAGE([.W80:.AC80]))" office:value-type="float" office:value="59" calcext:value-type="float">
            <text:p>59</text:p>
          </table:table-cell>
          <table:table-cell table:style-name="ce11" table:formula="of:=ROUND((([.U80]/[.$AE$1])*MAX([.U80]/350;0.8));2)" office:value-type="float" office:value="8.92" calcext:value-type="float">
            <text:p>8.92</text:p>
          </table:table-cell>
          <table:table-cell table:style-name="ce11" table:formula="of:=ROUND([.U80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80]^2)/([.$AF80]^2);[.$AE$2])))*[.$AE80]*0.8)+([.O80]/10))+10;10)" office:value-type="float" office:value="26" calcext:value-type="float">
            <text:p>26</text:p>
          </table:table-cell>
          <table:table-cell table:style-name="ce41" table:formula="of:=IFERROR(ROUND(((MIN(([.$P80]^2)/([.$AF80]^2);[.$AE$2])))*[.$AE80]);0)" office:value-type="float" office:value="6" calcext:value-type="float">
            <text:p>6</text:p>
          </table:table-cell>
          <table:table-cell table:style-name="ce42" table:formula="of:=IFERROR(ROUND(MIN(([.P80]+[.S80]+[.U80])/8/[.$AF80];[.$AE$2])^2*[.$AE80]);0)" office:value-type="float" office:value="9" calcext:value-type="float">
            <text:p>9</text:p>
          </table:table-cell>
          <table:table-cell table:style-name="ce43" table:formula="of:=IFERROR(ROUND(((MIN(([.T80]^2)/([.$AF80]^2);[.$AE$2])))*[.$AE80]*[.$AF$1]);0)" office:value-type="float" office:value="8" calcext:value-type="float">
            <text:p>8</text:p>
          </table:table-cell>
          <table:table-cell table:style-name="ce44" table:formula="of:=IFERROR(ROUND(((MIN(([.Q80]^2)/([.$AF80]^2);[.$AE$2])))*[.$AE80]*[.$AF$1]);0)" office:value-type="float" office:value="2" calcext:value-type="float">
            <text:p>2</text:p>
          </table:table-cell>
          <table:table-cell table:style-name="ce45" table:formula="of:=IFERROR(ROUND(((MIN(([.S80]^2)/([.$AF80]^2);[.$AE$2])))*[.$AE80]*[.$AF$1]);0)" office:value-type="float" office:value="10" calcext:value-type="float">
            <text:p>10</text:p>
          </table:table-cell>
          <table:table-cell table:style-name="ce46" table:formula="of:=IFERROR(ROUND(((MIN(([.R80]^2)/([.$AF80]^2);[.$AE$2]))*[.$AE80]));0)" office:value-type="float" office:value="11" calcext:value-type="float">
            <text:p>11</text:p>
          </table:table-cell>
          <table:table-cell table:formula="of:=ROUND(AVERAGE([.AI80:.AN80]);2)" office:value-type="float" office:value="7.67" calcext:value-type="float">
            <text:p>7.67</text:p>
          </table:table-cell>
          <table:table-cell table:style-name="ce11" table:formula="of:=IFERROR(MIN(MAX((ROUND(AVERAGE((((MIN(([.$O80]^[.$AO$2])/([.$AF80]^[.$AO$2]);[.$AQ$2])))*[.$V80]*0.8)+([.$O80]/10);([.O80]/8));0)*5)+10; 30); 99); 0)" office:value-type="float" office:value="75" calcext:value-type="float">
            <text:p>75</text:p>
          </table:table-cell>
          <table:table-cell table:style-name="ce11" table:formula="of:=IFERROR(MIN(MAX(ROUND(AVERAGE((MIN(([.$P80]^[.$X$2])/([.$AF80]^[.$AO$2]);[.$AQ$2]))*([.$V80]+[.$AR$2]);([.P8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0]+[.$S80]+[.$U80])/8/[.$AF80];[.$AQ$2]))*([.$V80]+3)*[.$AS$2];([.U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0]^2)/([.$AF80]^[.$AO$2]);[.$AQ$2]))*([.$V80]+3)*[.$AS$2]);([.T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0]^[.$AO$2])/([.$AF80]^[.$AO$2]);[.$AQ$2]))*([.$V80]+3)*[.$AS$2]);([.Q8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80]^[.$AO$2])/([.$AF80]^[.$AO$2]);[.$AQ$2]))*([.$V80]+3)*[.$AS$2]);([.S8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80]^[.$AC$2])/([.$AF80]^[.$AO$2]);[.$AQ$2]))*([.$V80]+[.$AR$2]);([.R80]/10));0)*5; [.$AU$2]); [.$AT$2]);0)" office:value-type="float" office:value="50" calcext:value-type="float">
            <text:p>50</text:p>
          </table:table-cell>
          <table:table-cell table:formula="of:=ROUND(AVERAGE([.AP80:.AV80]);2)" office:value-type="float" office:value="47.86" calcext:value-type="float">
            <text:p>47.86</text:p>
          </table:table-cell>
          <table:table-cell/>
          <table:table-cell table:formula="of:=MIN(MAX([.AH80]-[.AH79];0);[.$BF$2])" office:value-type="float" office:value="7" calcext:value-type="float">
            <text:p>7</text:p>
          </table:table-cell>
          <table:table-cell table:formula="of:=MIN(MAX([.AI80]-[.AI79];0);[.$BF$2])" office:value-type="float" office:value="3" calcext:value-type="float">
            <text:p>3</text:p>
          </table:table-cell>
          <table:table-cell table:formula="of:=MIN(MAX([.AJ80]-[.AJ79];0);[.$BF$2])" office:value-type="float" office:value="5" calcext:value-type="float">
            <text:p>5</text:p>
          </table:table-cell>
          <table:table-cell table:formula="of:=MIN(MAX([.AK80]-[.AK79];0);[.$BF$2])" office:value-type="float" office:value="3" calcext:value-type="float">
            <text:p>3</text:p>
          </table:table-cell>
          <table:table-cell table:formula="of:=MIN(MAX([.AL80]-[.AL79];0);[.$BF$2])" office:value-type="float" office:value="1" calcext:value-type="float">
            <text:p>1</text:p>
          </table:table-cell>
          <table:table-cell table:formula="of:=MIN(MAX([.AM80]-[.AM79];0);[.$BF$2])" office:value-type="float" office:value="7" calcext:value-type="float">
            <text:p>7</text:p>
          </table:table-cell>
          <table:table-cell table:formula="of:=MIN(MAX([.AN80]-[.AN79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81]-[.C81]" office:value-type="float" office:value="25" calcext:value-type="float">
            <text:p>25</text:p>
          </table:table-cell>
          <table:table-cell table:style-name="ce29" table:formula="of:=[.P81]-[.D81]" office:value-type="float" office:value="-10" calcext:value-type="float">
            <text:p>-10</text:p>
          </table:table-cell>
          <table:table-cell table:style-name="ce60" table:formula="of:=[.Q81]-[.E81]" office:value-type="float" office:value="-20" calcext:value-type="float">
            <text:p>-20</text:p>
          </table:table-cell>
          <table:table-cell table:style-name="ce62" table:formula="of:=[.R81]-[.F81]" office:value-type="float" office:value="0" calcext:value-type="float">
            <text:p>0</text:p>
          </table:table-cell>
          <table:table-cell table:style-name="ce64" table:formula="of:=[.S81]-[.G81]" office:value-type="float" office:value="0" calcext:value-type="float">
            <text:p>0</text:p>
          </table:table-cell>
          <table:table-cell table:style-name="ce66" table:formula="of:=[.T81]-[.H81]" office:value-type="float" office:value="10" calcext:value-type="float">
            <text:p>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81:.T81])" office:value-type="float" office:value="305" calcext:value-type="float">
            <text:p>305</text:p>
          </table:table-cell>
          <table:table-cell table:style-name="ce11" table:formula="of:=ROUND((([.U81]/[.$AE$1])*MAX([.U81]/420; 1.2));2)" office:value-type="float" office:value="4.07" calcext:value-type="float">
            <text:p>4.07</text:p>
          </table:table-cell>
          <table:table-cell table:style-name="ce4" table:formula="of:=IFERROR((ROUND((((MIN(([.$O81]^2)/([.$AF81]^2);[.$AD$2])))*[.$V81]*0.8)+([.O81]/10))*5)+10; 0)" office:value-type="float" office:value="70" calcext:value-type="float">
            <text:p>70</text:p>
          </table:table-cell>
          <table:table-cell table:style-name="ce6" table:formula="of:=IFERROR(ROUND((AVERAGE(MIN(([.$P81]^[.$X$2])/([.$AF81]^2);[.$AD$2]); MIN([.P81]/[.$AA$2]; [.$Z$2])))*([.$V81]+[.$Y$2]))*5;0)" office:value-type="float" office:value="40" calcext:value-type="float">
            <text:p>40</text:p>
          </table:table-cell>
          <table:table-cell table:style-name="ce24" table:formula="of:=IFERROR(ROUND((MIN(([.$P81]+[.$S81]+[.$U81])/8/[.$AF81];[.$AD$2]))*([.$V81]+3))*5;0)" office:value-type="float" office:value="35" calcext:value-type="float">
            <text:p>35</text:p>
          </table:table-cell>
          <table:table-cell table:style-name="ce16" table:formula="of:=IFERROR(ROUND(((MIN(([.$T81]^2)/([.$AF81]^2);[.$AD$2]))*([.$V81]+3)*[.$AF$2]))*5;0)" office:value-type="float" office:value="10" calcext:value-type="float">
            <text:p>10</text:p>
          </table:table-cell>
          <table:table-cell table:style-name="ce8" table:formula="of:=IFERROR(ROUND((AVERAGE(MIN(([.$Q81]^2)/([.$AF81]^2);[.$AD$2]);MIN([.Q81]/[.$AB$2]; [.$Z$2]))*([.$V81]+3)*[.$AF$2]))*5;0)" office:value-type="float" office:value="55" calcext:value-type="float">
            <text:p>55</text:p>
          </table:table-cell>
          <table:table-cell table:style-name="ce14" table:formula="of:=IFERROR(ROUND((AVERAGE(MIN(([.$S81]^2)/([.$AF81]^2);[.$AD$2]);MIN([.S81]/[.$AB$2]; [.$Z$2]))*([.$V81]+3)*[.$AF$2]))*5;0)" office:value-type="float" office:value="15" calcext:value-type="float">
            <text:p>15</text:p>
          </table:table-cell>
          <table:table-cell table:style-name="ce10" table:formula="of:=IFERROR(ROUND((AVERAGE(MIN(([.$R81]^[.$AC$2])/([.$AF81]^2);[.$AD$2]); MIN([.R81]/[.$AA$2]; [.$Z$2])))*([.$V81]+[.$Y$2]))*5;0)" office:value-type="float" office:value="10" calcext:value-type="float">
            <text:p>10</text:p>
          </table:table-cell>
          <table:table-cell table:style-name="ce11" table:formula="of:=ROUND(AVERAGE([.W81:.AC81]))" office:value-type="float" office:value="34" calcext:value-type="float">
            <text:p>34</text:p>
          </table:table-cell>
          <table:table-cell table:style-name="ce11" table:formula="of:=ROUND((([.U81]/[.$AE$1])*MAX([.U81]/350;0.8));2)" office:value-type="float" office:value="2.95" calcext:value-type="float">
            <text:p>2.95</text:p>
          </table:table-cell>
          <table:table-cell table:style-name="ce11" table:formula="of:=ROUND([.U81]/6;2)" office:value-type="float" office:value="50.83" calcext:value-type="float">
            <text:p>50.83</text:p>
          </table:table-cell>
          <table:table-cell table:style-name="ce11"/>
          <table:table-cell table:style-name="ce40" table:formula="of:=IFERROR(ROUND((((MIN(([.$O81]^2)/([.$AF81]^2);[.$AE$2])))*[.$AE81]*0.8)+([.O81]/10))+10;10)" office:value-type="float" office:value="20" calcext:value-type="float">
            <text:p>20</text:p>
          </table:table-cell>
          <table:table-cell table:style-name="ce41" table:formula="of:=IFERROR(ROUND(((MIN(([.$P81]^2)/([.$AF81]^2);[.$AE$2])))*[.$AE81]);0)" office:value-type="float" office:value="6" calcext:value-type="float">
            <text:p>6</text:p>
          </table:table-cell>
          <table:table-cell table:style-name="ce42" table:formula="of:=IFERROR(ROUND(MIN(([.P81]+[.S81]+[.U81])/8/[.$AF81];[.$AE$2])^2*[.$AE81]);0)" office:value-type="float" office:value="3" calcext:value-type="float">
            <text:p>3</text:p>
          </table:table-cell>
          <table:table-cell table:style-name="ce43" table:formula="of:=IFERROR(ROUND(((MIN(([.T81]^2)/([.$AF81]^2);[.$AE$2])))*[.$AE81]*[.$AF$1]);0)" office:value-type="float" office:value="1" calcext:value-type="float">
            <text:p>1</text:p>
          </table:table-cell>
          <table:table-cell table:style-name="ce44" table:formula="of:=IFERROR(ROUND(((MIN(([.Q81]^2)/([.$AF81]^2);[.$AE$2])))*[.$AE81]*[.$AF$1]);0)" office:value-type="float" office:value="4" calcext:value-type="float">
            <text:p>4</text:p>
          </table:table-cell>
          <table:table-cell table:style-name="ce45" table:formula="of:=IFERROR(ROUND(((MIN(([.S81]^2)/([.$AF81]^2);[.$AE$2])))*[.$AE81]*[.$AF$1]);0)" office:value-type="float" office:value="1" calcext:value-type="float">
            <text:p>1</text:p>
          </table:table-cell>
          <table:table-cell table:style-name="ce46" table:formula="of:=IFERROR(ROUND(((MIN(([.R81]^2)/([.$AF81]^2);[.$AE$2]))*[.$AE81]));0)" office:value-type="float" office:value="1" calcext:value-type="float">
            <text:p>1</text:p>
          </table:table-cell>
          <table:table-cell table:formula="of:=ROUND(AVERAGE([.AI81:.AN81]);2)" office:value-type="float" office:value="2.67" calcext:value-type="float">
            <text:p>2.67</text:p>
          </table:table-cell>
          <table:table-cell table:style-name="ce11" table:formula="of:=IFERROR(MIN(MAX((ROUND(AVERAGE((((MIN(([.$O81]^[.$AO$2])/([.$AF81]^[.$AO$2]);[.$AQ$2])))*[.$V81]*0.8)+([.$O81]/10);([.O81]/8));0)*5)+10; 30); 99); 0)" office:value-type="float" office:value="55" calcext:value-type="float">
            <text:p>55</text:p>
          </table:table-cell>
          <table:table-cell table:style-name="ce11" table:formula="of:=IFERROR(MIN(MAX(ROUND(AVERAGE((MIN(([.$P81]^[.$X$2])/([.$AF81]^[.$AO$2]);[.$AQ$2]))*([.$V81]+[.$AR$2]);([.P8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1]+[.$S81]+[.$U81])/8/[.$AF81];[.$AQ$2]))*([.$V81]+3)*[.$AS$2];([.U81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81]^2)/([.$AF81]^[.$AO$2]);[.$AQ$2]))*([.$V81]+3)*[.$AS$2]);([.T8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1]^[.$AO$2])/([.$AF81]^[.$AO$2]);[.$AQ$2]))*([.$V81]+3)*[.$AS$2]);([.Q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1]^[.$AO$2])/([.$AF81]^[.$AO$2]);[.$AQ$2]))*([.$V81]+3)*[.$AS$2]);([.S8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1]^[.$AC$2])/([.$AF81]^[.$AO$2]);[.$AQ$2]))*([.$V81]+[.$AR$2]);([.R81]/10));0)*5; [.$AU$2]); [.$AT$2]);0)" office:value-type="float" office:value="15" calcext:value-type="float">
            <text:p>15</text:p>
          </table:table-cell>
          <table:table-cell table:formula="of:=ROUND(AVERAGE([.AP81:.AV81]);2)" office:value-type="float" office:value="28.57" calcext:value-type="float">
            <text:p>28.57</text:p>
          </table:table-cell>
          <table:table-cell/>
          <table:table-cell table:formula="of:=MIN(MAX([.AH81]-[.AH80];0);[.$BF$2])" office:value-type="float" office:value="0" calcext:value-type="float">
            <text:p>0</text:p>
          </table:table-cell>
          <table:table-cell table:formula="of:=MIN(MAX([.AI81]-[.AI80];0);[.$BF$2])" office:value-type="float" office:value="0" calcext:value-type="float">
            <text:p>0</text:p>
          </table:table-cell>
          <table:table-cell table:formula="of:=MIN(MAX([.AJ81]-[.AJ80];0);[.$BF$2])" office:value-type="float" office:value="0" calcext:value-type="float">
            <text:p>0</text:p>
          </table:table-cell>
          <table:table-cell table:formula="of:=MIN(MAX([.AK81]-[.AK80];0);[.$BF$2])" office:value-type="float" office:value="0" calcext:value-type="float">
            <text:p>0</text:p>
          </table:table-cell>
          <table:table-cell table:formula="of:=MIN(MAX([.AL81]-[.AL80];0);[.$BF$2])" office:value-type="float" office:value="2" calcext:value-type="float">
            <text:p>2</text:p>
          </table:table-cell>
          <table:table-cell table:formula="of:=MIN(MAX([.AM81]-[.AM80];0);[.$BF$2])" office:value-type="float" office:value="0" calcext:value-type="float">
            <text:p>0</text:p>
          </table:table-cell>
          <table:table-cell table:formula="of:=MIN(MAX([.AN81]-[.AN8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82]-[.C82]" office:value-type="float" office:value="15" calcext:value-type="float">
            <text:p>15</text:p>
          </table:table-cell>
          <table:table-cell table:style-name="ce29" table:formula="of:=[.P82]-[.D82]" office:value-type="float" office:value="-5" calcext:value-type="float">
            <text:p>-5</text:p>
          </table:table-cell>
          <table:table-cell table:style-name="ce60" table:formula="of:=[.Q82]-[.E82]" office:value-type="float" office:value="-20" calcext:value-type="float">
            <text:p>-20</text:p>
          </table:table-cell>
          <table:table-cell table:style-name="ce62" table:formula="of:=[.R82]-[.F82]" office:value-type="float" office:value="0" calcext:value-type="float">
            <text:p>0</text:p>
          </table:table-cell>
          <table:table-cell table:style-name="ce64" table:formula="of:=[.S82]-[.G82]" office:value-type="float" office:value="0" calcext:value-type="float">
            <text:p>0</text:p>
          </table:table-cell>
          <table:table-cell table:style-name="ce66" table:formula="of:=[.T82]-[.H8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82:.T82])" office:value-type="float" office:value="390" calcext:value-type="float">
            <text:p>390</text:p>
          </table:table-cell>
          <table:table-cell table:style-name="ce11" table:formula="of:=ROUND((([.U82]/[.$AE$1])*MAX([.U82]/420; 1.2));2)" office:value-type="float" office:value="5.2" calcext:value-type="float">
            <text:p>5.2</text:p>
          </table:table-cell>
          <table:table-cell table:style-name="ce4" table:formula="of:=IFERROR((ROUND((((MIN(([.$O82]^2)/([.$AF82]^2);[.$AD$2])))*[.$V82]*0.8)+([.O82]/10))*5)+10; 0)" office:value-type="float" office:value="70" calcext:value-type="float">
            <text:p>70</text:p>
          </table:table-cell>
          <table:table-cell table:style-name="ce6" table:formula="of:=IFERROR(ROUND((AVERAGE(MIN(([.$P82]^[.$X$2])/([.$AF82]^2);[.$AD$2]); MIN([.P82]/[.$AA$2]; [.$Z$2])))*([.$V82]+[.$Y$2]))*5;0)" office:value-type="float" office:value="55" calcext:value-type="float">
            <text:p>55</text:p>
          </table:table-cell>
          <table:table-cell table:style-name="ce24" table:formula="of:=IFERROR(ROUND((MIN(([.$P82]+[.$S82]+[.$U82])/8/[.$AF82];[.$AD$2]))*([.$V82]+3))*5;0)" office:value-type="float" office:value="40" calcext:value-type="float">
            <text:p>40</text:p>
          </table:table-cell>
          <table:table-cell table:style-name="ce16" table:formula="of:=IFERROR(ROUND(((MIN(([.$T82]^2)/([.$AF82]^2);[.$AD$2]))*([.$V82]+3)*[.$AF$2]))*5;0)" office:value-type="float" office:value="15" calcext:value-type="float">
            <text:p>15</text:p>
          </table:table-cell>
          <table:table-cell table:style-name="ce8" table:formula="of:=IFERROR(ROUND((AVERAGE(MIN(([.$Q82]^2)/([.$AF82]^2);[.$AD$2]);MIN([.Q82]/[.$AB$2]; [.$Z$2]))*([.$V82]+3)*[.$AF$2]))*5;0)" office:value-type="float" office:value="70" calcext:value-type="float">
            <text:p>70</text:p>
          </table:table-cell>
          <table:table-cell table:style-name="ce14" table:formula="of:=IFERROR(ROUND((AVERAGE(MIN(([.$S82]^2)/([.$AF82]^2);[.$AD$2]);MIN([.S82]/[.$AB$2]; [.$Z$2]))*([.$V82]+3)*[.$AF$2]))*5;0)" office:value-type="float" office:value="25" calcext:value-type="float">
            <text:p>25</text:p>
          </table:table-cell>
          <table:table-cell table:style-name="ce10" table:formula="of:=IFERROR(ROUND((AVERAGE(MIN(([.$R82]^[.$AC$2])/([.$AF82]^2);[.$AD$2]); MIN([.R82]/[.$AA$2]; [.$Z$2])))*([.$V82]+[.$Y$2]))*5;0)" office:value-type="float" office:value="20" calcext:value-type="float">
            <text:p>20</text:p>
          </table:table-cell>
          <table:table-cell table:style-name="ce11" table:formula="of:=ROUND(AVERAGE([.W82:.AC82]))" office:value-type="float" office:value="42" calcext:value-type="float">
            <text:p>42</text:p>
          </table:table-cell>
          <table:table-cell table:style-name="ce11" table:formula="of:=ROUND((([.U82]/[.$AE$1])*MAX([.U82]/350;0.8));2)" office:value-type="float" office:value="4.83" calcext:value-type="float">
            <text:p>4.83</text:p>
          </table:table-cell>
          <table:table-cell table:style-name="ce11" table:formula="of:=ROUND([.U82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82]^2)/([.$AF82]^2);[.$AE$2])))*[.$AE82]*0.8)+([.O82]/10))+10;10)" office:value-type="float" office:value="21" calcext:value-type="float">
            <text:p>21</text:p>
          </table:table-cell>
          <table:table-cell table:style-name="ce41" table:formula="of:=IFERROR(ROUND(((MIN(([.$P82]^2)/([.$AF82]^2);[.$AE$2])))*[.$AE82]);0)" office:value-type="float" office:value="9" calcext:value-type="float">
            <text:p>9</text:p>
          </table:table-cell>
          <table:table-cell table:style-name="ce42" table:formula="of:=IFERROR(ROUND(MIN(([.P82]+[.S82]+[.U82])/8/[.$AF82];[.$AE$2])^2*[.$AE82]);0)" office:value-type="float" office:value="5" calcext:value-type="float">
            <text:p>5</text:p>
          </table:table-cell>
          <table:table-cell table:style-name="ce43" table:formula="of:=IFERROR(ROUND(((MIN(([.T82]^2)/([.$AF82]^2);[.$AE$2])))*[.$AE82]*[.$AF$1]);0)" office:value-type="float" office:value="2" calcext:value-type="float">
            <text:p>2</text:p>
          </table:table-cell>
          <table:table-cell table:style-name="ce44" table:formula="of:=IFERROR(ROUND(((MIN(([.Q82]^2)/([.$AF82]^2);[.$AE$2])))*[.$AE82]*[.$AF$1]);0)" office:value-type="float" office:value="7" calcext:value-type="float">
            <text:p>7</text:p>
          </table:table-cell>
          <table:table-cell table:style-name="ce45" table:formula="of:=IFERROR(ROUND(((MIN(([.S82]^2)/([.$AF82]^2);[.$AE$2])))*[.$AE82]*[.$AF$1]);0)" office:value-type="float" office:value="2" calcext:value-type="float">
            <text:p>2</text:p>
          </table:table-cell>
          <table:table-cell table:style-name="ce46" table:formula="of:=IFERROR(ROUND(((MIN(([.R82]^2)/([.$AF82]^2);[.$AE$2]))*[.$AE82]));0)" office:value-type="float" office:value="2" calcext:value-type="float">
            <text:p>2</text:p>
          </table:table-cell>
          <table:table-cell table:formula="of:=ROUND(AVERAGE([.AI82:.AN82]);2)" office:value-type="float" office:value="4.5" calcext:value-type="float">
            <text:p>4.5</text:p>
          </table:table-cell>
          <table:table-cell table:style-name="ce11" table:formula="of:=IFERROR(MIN(MAX((ROUND(AVERAGE((((MIN(([.$O82]^[.$AO$2])/([.$AF82]^[.$AO$2]);[.$AQ$2])))*[.$V82]*0.8)+([.$O82]/10);([.O82]/8));0)*5)+10; 30); 99); 0)" office:value-type="float" office:value="60" calcext:value-type="float">
            <text:p>60</text:p>
          </table:table-cell>
          <table:table-cell table:style-name="ce11" table:formula="of:=IFERROR(MIN(MAX(ROUND(AVERAGE((MIN(([.$P82]^[.$X$2])/([.$AF82]^[.$AO$2]);[.$AQ$2]))*([.$V82]+[.$AR$2]);([.P8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2]+[.$S82]+[.$U82])/8/[.$AF82];[.$AQ$2]))*([.$V82]+3)*[.$AS$2];([.U82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2]^2)/([.$AF82]^[.$AO$2]);[.$AQ$2]))*([.$V82]+3)*[.$AS$2]);([.T8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82]^[.$AO$2])/([.$AF82]^[.$AO$2]);[.$AQ$2]))*([.$V82]+3)*[.$AS$2]);([.Q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82]^[.$AO$2])/([.$AF82]^[.$AO$2]);[.$AQ$2]))*([.$V82]+3)*[.$AS$2]);([.S8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2]^[.$AC$2])/([.$AF82]^[.$AO$2]);[.$AQ$2]))*([.$V82]+[.$AR$2]);([.R82]/10));0)*5; [.$AU$2]); [.$AT$2]);0)" office:value-type="float" office:value="20" calcext:value-type="float">
            <text:p>20</text:p>
          </table:table-cell>
          <table:table-cell table:formula="of:=ROUND(AVERAGE([.AP82:.AV82]);2)" office:value-type="float" office:value="35" calcext:value-type="float">
            <text:p>35</text:p>
          </table:table-cell>
          <table:table-cell/>
          <table:table-cell table:formula="of:=MIN(MAX([.AH82]-[.AH81];0);[.$BF$2])" office:value-type="float" office:value="1" calcext:value-type="float">
            <text:p>1</text:p>
          </table:table-cell>
          <table:table-cell table:formula="of:=MIN(MAX([.AI82]-[.AI81];0);[.$BF$2])" office:value-type="float" office:value="3" calcext:value-type="float">
            <text:p>3</text:p>
          </table:table-cell>
          <table:table-cell table:formula="of:=MIN(MAX([.AJ82]-[.AJ81];0);[.$BF$2])" office:value-type="float" office:value="2" calcext:value-type="float">
            <text:p>2</text:p>
          </table:table-cell>
          <table:table-cell table:formula="of:=MIN(MAX([.AK82]-[.AK81];0);[.$BF$2])" office:value-type="float" office:value="1" calcext:value-type="float">
            <text:p>1</text:p>
          </table:table-cell>
          <table:table-cell table:formula="of:=MIN(MAX([.AL82]-[.AL81];0);[.$BF$2])" office:value-type="float" office:value="3" calcext:value-type="float">
            <text:p>3</text:p>
          </table:table-cell>
          <table:table-cell table:formula="of:=MIN(MAX([.AM82]-[.AM81];0);[.$BF$2])" office:value-type="float" office:value="1" calcext:value-type="float">
            <text:p>1</text:p>
          </table:table-cell>
          <table:table-cell table:formula="of:=MIN(MAX([.AN82]-[.AN81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hant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/>
          <table:table-cell table:style-name="ce55" table:formula="of:=[.O83]-[.C83]" office:value-type="float" office:value="0" calcext:value-type="float">
            <text:p>0</text:p>
          </table:table-cell>
          <table:table-cell table:style-name="ce29" table:formula="of:=[.P83]-[.D83]" office:value-type="float" office:value="0" calcext:value-type="float">
            <text:p>0</text:p>
          </table:table-cell>
          <table:table-cell table:style-name="ce60" table:formula="of:=[.Q83]-[.E83]" office:value-type="float" office:value="0" calcext:value-type="float">
            <text:p>0</text:p>
          </table:table-cell>
          <table:table-cell table:style-name="ce62" table:formula="of:=[.R83]-[.F83]" office:value-type="float" office:value="0" calcext:value-type="float">
            <text:p>0</text:p>
          </table:table-cell>
          <table:table-cell table:style-name="ce64" table:formula="of:=[.S83]-[.G83]" office:value-type="float" office:value="0" calcext:value-type="float">
            <text:p>0</text:p>
          </table:table-cell>
          <table:table-cell table:style-name="ce66" table:formula="of:=[.T83]-[.H83]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83:.T83])" office:value-type="float" office:value="140" calcext:value-type="float">
            <text:p>140</text:p>
          </table:table-cell>
          <table:table-cell table:style-name="ce11" table:formula="of:=ROUND((([.U83]/[.$AE$1])*MAX([.U83]/420; 1.2));2)" office:value-type="float" office:value="1.87" calcext:value-type="float">
            <text:p>1.87</text:p>
          </table:table-cell>
          <table:table-cell table:style-name="ce4" table:formula="of:=IFERROR((ROUND((((MIN(([.$O83]^2)/([.$AF83]^2);[.$AD$2])))*[.$V83]*0.8)+([.O83]/10))*5)+10; 0)" office:value-type="float" office:value="45" calcext:value-type="float">
            <text:p>45</text:p>
          </table:table-cell>
          <table:table-cell table:style-name="ce6" table:formula="of:=IFERROR(ROUND((AVERAGE(MIN(([.$P83]^[.$X$2])/([.$AF83]^2);[.$AD$2]); MIN([.P83]/[.$AA$2]; [.$Z$2])))*([.$V83]+[.$Y$2]))*5;0)" office:value-type="float" office:value="5" calcext:value-type="float">
            <text:p>5</text:p>
          </table:table-cell>
          <table:table-cell table:style-name="ce24" table:formula="of:=IFERROR(ROUND((MIN(([.$P83]+[.$S83]+[.$U83])/8/[.$AF83];[.$AD$2]))*([.$V83]+3))*5;0)" office:value-type="float" office:value="25" calcext:value-type="float">
            <text:p>25</text:p>
          </table:table-cell>
          <table:table-cell table:style-name="ce16" table:formula="of:=IFERROR(ROUND(((MIN(([.$T83]^2)/([.$AF83]^2);[.$AD$2]))*([.$V83]+3)*[.$AF$2]))*5;0)" office:value-type="float" office:value="15" calcext:value-type="float">
            <text:p>15</text:p>
          </table:table-cell>
          <table:table-cell table:style-name="ce8" table:formula="of:=IFERROR(ROUND((AVERAGE(MIN(([.$Q83]^2)/([.$AF83]^2);[.$AD$2]);MIN([.Q83]/[.$AB$2]; [.$Z$2]))*([.$V83]+3)*[.$AF$2]))*5;0)" office:value-type="float" office:value="10" calcext:value-type="float">
            <text:p>10</text:p>
          </table:table-cell>
          <table:table-cell table:style-name="ce14" table:formula="of:=IFERROR(ROUND((AVERAGE(MIN(([.$S83]^2)/([.$AF83]^2);[.$AD$2]);MIN([.S83]/[.$AB$2]; [.$Z$2]))*([.$V83]+3)*[.$AF$2]))*5;0)" office:value-type="float" office:value="10" calcext:value-type="float">
            <text:p>10</text:p>
          </table:table-cell>
          <table:table-cell table:style-name="ce10" table:formula="of:=IFERROR(ROUND((AVERAGE(MIN(([.$R83]^[.$AC$2])/([.$AF83]^2);[.$AD$2]); MIN([.R83]/[.$AA$2]; [.$Z$2])))*([.$V83]+[.$Y$2]))*5;0)" office:value-type="float" office:value="5" calcext:value-type="float">
            <text:p>5</text:p>
          </table:table-cell>
          <table:table-cell table:style-name="ce11" table:formula="of:=ROUND(AVERAGE([.W83:.AC83]))" office:value-type="float" office:value="16" calcext:value-type="float">
            <text:p>16</text:p>
          </table:table-cell>
          <table:table-cell table:style-name="ce11" table:formula="of:=ROUND((([.U83]/[.$AE$1])*MAX([.U83]/350;0.8));2)" office:value-type="float" office:value="1.24" calcext:value-type="float">
            <text:p>1.24</text:p>
          </table:table-cell>
          <table:table-cell table:style-name="ce11" table:formula="of:=ROUND([.U8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83]^2)/([.$AF83]^2);[.$AE$2])))*[.$AE83]*0.8)+([.O83]/10))+10;10)" office:value-type="float" office:value="16" calcext:value-type="float">
            <text:p>16</text:p>
          </table:table-cell>
          <table:table-cell table:style-name="ce41" table:formula="of:=IFERROR(ROUND(((MIN(([.$P83]^2)/([.$AF83]^2);[.$AE$2])))*[.$AE83]);0)" office:value-type="float" office:value="1" calcext:value-type="float">
            <text:p>1</text:p>
          </table:table-cell>
          <table:table-cell table:style-name="ce42" table:formula="of:=IFERROR(ROUND(MIN(([.P83]+[.S83]+[.U83])/8/[.$AF83];[.$AE$2])^2*[.$AE83]);0)" office:value-type="float" office:value="1" calcext:value-type="float">
            <text:p>1</text:p>
          </table:table-cell>
          <table:table-cell table:style-name="ce43" table:formula="of:=IFERROR(ROUND(((MIN(([.T83]^2)/([.$AF83]^2);[.$AE$2])))*[.$AE83]*[.$AF$1]);0)" office:value-type="float" office:value="1" calcext:value-type="float">
            <text:p>1</text:p>
          </table:table-cell>
          <table:table-cell table:style-name="ce44" table:formula="of:=IFERROR(ROUND(((MIN(([.Q83]^2)/([.$AF83]^2);[.$AE$2])))*[.$AE83]*[.$AF$1]);0)" office:value-type="float" office:value="1" calcext:value-type="float">
            <text:p>1</text:p>
          </table:table-cell>
          <table:table-cell table:style-name="ce45" table:formula="of:=IFERROR(ROUND(((MIN(([.S83]^2)/([.$AF83]^2);[.$AE$2])))*[.$AE83]*[.$AF$1]);0)" office:value-type="float" office:value="1" calcext:value-type="float">
            <text:p>1</text:p>
          </table:table-cell>
          <table:table-cell table:style-name="ce46" table:formula="of:=IFERROR(ROUND(((MIN(([.R83]^2)/([.$AF83]^2);[.$AE$2]))*[.$AE83]));0)" office:value-type="float" office:value="1" calcext:value-type="float">
            <text:p>1</text:p>
          </table:table-cell>
          <table:table-cell table:formula="of:=ROUND(AVERAGE([.AI83:.AN83]);2)" office:value-type="float" office:value="1" calcext:value-type="float">
            <text:p>1</text:p>
          </table:table-cell>
          <table:table-cell table:style-name="ce11" table:formula="of:=IFERROR(MIN(MAX((ROUND(AVERAGE((((MIN(([.$O83]^[.$AO$2])/([.$AF83]^[.$AO$2]);[.$AQ$2])))*[.$V83]*0.8)+([.$O83]/10);([.O83]/8));0)*5)+10; 30); 99); 0)" office:value-type="float" office:value="35" calcext:value-type="float">
            <text:p>35</text:p>
          </table:table-cell>
          <table:table-cell table:style-name="ce11" table:formula="of:=IFERROR(MIN(MAX(ROUND(AVERAGE((MIN(([.$P83]^[.$X$2])/([.$AF83]^[.$AO$2]);[.$AQ$2]))*([.$V83]+[.$AR$2]);([.P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3]+[.$S83]+[.$U83])/8/[.$AF83];[.$AQ$2]))*([.$V83]+3)*[.$AS$2];([.U8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83]^2)/([.$AF83]^[.$AO$2]);[.$AQ$2]))*([.$V83]+3)*[.$AS$2]);([.T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3]^[.$AO$2])/([.$AF83]^[.$AO$2]);[.$AQ$2]))*([.$V83]+3)*[.$AS$2]);([.Q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83]^[.$AO$2])/([.$AF83]^[.$AO$2]);[.$AQ$2]))*([.$V83]+3)*[.$AS$2]);([.S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3]^[.$AC$2])/([.$AF83]^[.$AO$2]);[.$AQ$2]))*([.$V83]+[.$AR$2]);([.R83]/10));0)*5; [.$AU$2]); [.$AT$2]);0)" office:value-type="float" office:value="15" calcext:value-type="float">
            <text:p>15</text:p>
          </table:table-cell>
          <table:table-cell table:formula="of:=ROUND(AVERAGE([.AP83:.AV83]);2)" office:value-type="float" office:value="18.57" calcext:value-type="float">
            <text:p>18.57</text:p>
          </table:table-cell>
          <table:table-cell/>
          <table:table-cell table:formula="of:=MIN(MAX([.AH83]-[.AH82];0);[.$BF$2])" office:value-type="float" office:value="0" calcext:value-type="float">
            <text:p>0</text:p>
          </table:table-cell>
          <table:table-cell table:formula="of:=MIN(MAX([.AI83]-[.AI82];0);[.$BF$2])" office:value-type="float" office:value="0" calcext:value-type="float">
            <text:p>0</text:p>
          </table:table-cell>
          <table:table-cell table:formula="of:=MIN(MAX([.AJ83]-[.AJ82];0);[.$BF$2])" office:value-type="float" office:value="0" calcext:value-type="float">
            <text:p>0</text:p>
          </table:table-cell>
          <table:table-cell table:formula="of:=MIN(MAX([.AK83]-[.AK82];0);[.$BF$2])" office:value-type="float" office:value="0" calcext:value-type="float">
            <text:p>0</text:p>
          </table:table-cell>
          <table:table-cell table:formula="of:=MIN(MAX([.AL83]-[.AL82];0);[.$BF$2])" office:value-type="float" office:value="0" calcext:value-type="float">
            <text:p>0</text:p>
          </table:table-cell>
          <table:table-cell table:formula="of:=MIN(MAX([.AM83]-[.AM82];0);[.$BF$2])" office:value-type="float" office:value="0" calcext:value-type="float">
            <text:p>0</text:p>
          </table:table-cell>
          <table:table-cell table:formula="of:=MIN(MAX([.AN83]-[.AN8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130" calcext:value-type="float">
            <text:p>13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84]-[.C84]" office:value-type="float" office:value="15" calcext:value-type="float">
            <text:p>15</text:p>
          </table:table-cell>
          <table:table-cell table:style-name="ce29" table:formula="of:=[.P84]-[.D84]" office:value-type="float" office:value="-5" calcext:value-type="float">
            <text:p>-5</text:p>
          </table:table-cell>
          <table:table-cell table:style-name="ce60" table:formula="of:=[.Q84]-[.E84]" office:value-type="float" office:value="-20" calcext:value-type="float">
            <text:p>-20</text:p>
          </table:table-cell>
          <table:table-cell table:style-name="ce62" table:formula="of:=[.R84]-[.F84]" office:value-type="float" office:value="0" calcext:value-type="float">
            <text:p>0</text:p>
          </table:table-cell>
          <table:table-cell table:style-name="ce64" table:formula="of:=[.S84]-[.G84]" office:value-type="float" office:value="0" calcext:value-type="float">
            <text:p>0</text:p>
          </table:table-cell>
          <table:table-cell table:style-name="ce66" table:formula="of:=[.T84]-[.H84]" office:value-type="float" office:value="15" calcext:value-type="float">
            <text:p>1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4:.T84])" office:value-type="float" office:value="500" calcext:value-type="float">
            <text:p>500</text:p>
          </table:table-cell>
          <table:table-cell table:style-name="ce11" table:formula="of:=ROUND((([.U84]/[.$AE$1])*MAX([.U84]/420; 1.2));2)" office:value-type="float" office:value="6.67" calcext:value-type="float">
            <text:p>6.67</text:p>
          </table:table-cell>
          <table:table-cell table:style-name="ce4" table:formula="of:=IFERROR((ROUND((((MIN(([.$O84]^2)/([.$AF84]^2);[.$AD$2])))*[.$V84]*0.8)+([.O84]/10))*5)+10; 0)" office:value-type="float" office:value="90" calcext:value-type="float">
            <text:p>90</text:p>
          </table:table-cell>
          <table:table-cell table:style-name="ce6" table:formula="of:=IFERROR(ROUND((AVERAGE(MIN(([.$P84]^[.$X$2])/([.$AF84]^2);[.$AD$2]); MIN([.P84]/[.$AA$2]; [.$Z$2])))*([.$V84]+[.$Y$2]))*5;0)" office:value-type="float" office:value="65" calcext:value-type="float">
            <text:p>65</text:p>
          </table:table-cell>
          <table:table-cell table:style-name="ce24" table:formula="of:=IFERROR(ROUND((MIN(([.$P84]+[.$S84]+[.$U84])/8/[.$AF84];[.$AD$2]))*([.$V84]+3))*5;0)" office:value-type="float" office:value="50" calcext:value-type="float">
            <text:p>50</text:p>
          </table:table-cell>
          <table:table-cell table:style-name="ce16" table:formula="of:=IFERROR(ROUND(((MIN(([.$T84]^2)/([.$AF84]^2);[.$AD$2]))*([.$V84]+3)*[.$AF$2]))*5;0)" office:value-type="float" office:value="20" calcext:value-type="float">
            <text:p>20</text:p>
          </table:table-cell>
          <table:table-cell table:style-name="ce8" table:formula="of:=IFERROR(ROUND((AVERAGE(MIN(([.$Q84]^2)/([.$AF84]^2);[.$AD$2]);MIN([.Q84]/[.$AB$2]; [.$Z$2]))*([.$V84]+3)*[.$AF$2]))*5;0)" office:value-type="float" office:value="70" calcext:value-type="float">
            <text:p>70</text:p>
          </table:table-cell>
          <table:table-cell table:style-name="ce14" table:formula="of:=IFERROR(ROUND((AVERAGE(MIN(([.$S84]^2)/([.$AF84]^2);[.$AD$2]);MIN([.S84]/[.$AB$2]; [.$Z$2]))*([.$V84]+3)*[.$AF$2]))*5;0)" office:value-type="float" office:value="40" calcext:value-type="float">
            <text:p>40</text:p>
          </table:table-cell>
          <table:table-cell table:style-name="ce10" table:formula="of:=IFERROR(ROUND((AVERAGE(MIN(([.$R84]^[.$AC$2])/([.$AF84]^2);[.$AD$2]); MIN([.R84]/[.$AA$2]; [.$Z$2])))*([.$V84]+[.$Y$2]))*5;0)" office:value-type="float" office:value="30" calcext:value-type="float">
            <text:p>30</text:p>
          </table:table-cell>
          <table:table-cell table:style-name="ce11" table:formula="of:=ROUND(AVERAGE([.W84:.AC84]))" office:value-type="float" office:value="52" calcext:value-type="float">
            <text:p>52</text:p>
          </table:table-cell>
          <table:table-cell table:style-name="ce11" table:formula="of:=ROUND((([.U84]/[.$AE$1])*MAX([.U84]/350;0.8));2)" office:value-type="float" office:value="7.94" calcext:value-type="float">
            <text:p>7.94</text:p>
          </table:table-cell>
          <table:table-cell table:style-name="ce11" table:formula="of:=ROUND([.U84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84]^2)/([.$AF84]^2);[.$AE$2])))*[.$AE84]*0.8)+([.O84]/10))+10;10)" office:value-type="float" office:value="28" calcext:value-type="float">
            <text:p>28</text:p>
          </table:table-cell>
          <table:table-cell table:style-name="ce41" table:formula="of:=IFERROR(ROUND(((MIN(([.$P84]^2)/([.$AF84]^2);[.$AE$2])))*[.$AE84]);0)" office:value-type="float" office:value="15" calcext:value-type="float">
            <text:p>15</text:p>
          </table:table-cell>
          <table:table-cell table:style-name="ce42" table:formula="of:=IFERROR(ROUND(MIN(([.P84]+[.S84]+[.U84])/8/[.$AF84];[.$AE$2])^2*[.$AE84]);0)" office:value-type="float" office:value="8" calcext:value-type="float">
            <text:p>8</text:p>
          </table:table-cell>
          <table:table-cell table:style-name="ce43" table:formula="of:=IFERROR(ROUND(((MIN(([.T84]^2)/([.$AF84]^2);[.$AE$2])))*[.$AE84]*[.$AF$1]);0)" office:value-type="float" office:value="3" calcext:value-type="float">
            <text:p>3</text:p>
          </table:table-cell>
          <table:table-cell table:style-name="ce44" table:formula="of:=IFERROR(ROUND(((MIN(([.Q84]^2)/([.$AF84]^2);[.$AE$2])))*[.$AE84]*[.$AF$1]);0)" office:value-type="float" office:value="10" calcext:value-type="float">
            <text:p>10</text:p>
          </table:table-cell>
          <table:table-cell table:style-name="ce45" table:formula="of:=IFERROR(ROUND(((MIN(([.S84]^2)/([.$AF84]^2);[.$AE$2])))*[.$AE84]*[.$AF$1]);0)" office:value-type="float" office:value="3" calcext:value-type="float">
            <text:p>3</text:p>
          </table:table-cell>
          <table:table-cell table:style-name="ce46" table:formula="of:=IFERROR(ROUND(((MIN(([.R84]^2)/([.$AF84]^2);[.$AE$2]))*[.$AE84]));0)" office:value-type="float" office:value="3" calcext:value-type="float">
            <text:p>3</text:p>
          </table:table-cell>
          <table:table-cell table:formula="of:=ROUND(AVERAGE([.AI84:.AN84]);2)" office:value-type="float" office:value="7" calcext:value-type="float">
            <text:p>7</text:p>
          </table:table-cell>
          <table:table-cell table:style-name="ce11" table:formula="of:=IFERROR(MIN(MAX((ROUND(AVERAGE((((MIN(([.$O84]^[.$AO$2])/([.$AF84]^[.$AO$2]);[.$AQ$2])))*[.$V84]*0.8)+([.$O84]/10);([.O84]/8));0)*5)+10; 30); 99); 0)" office:value-type="float" office:value="75" calcext:value-type="float">
            <text:p>75</text:p>
          </table:table-cell>
          <table:table-cell table:style-name="ce11" table:formula="of:=IFERROR(MIN(MAX(ROUND(AVERAGE((MIN(([.$P84]^[.$X$2])/([.$AF84]^[.$AO$2]);[.$AQ$2]))*([.$V84]+[.$AR$2]);([.P8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4]+[.$S84]+[.$U84])/8/[.$AF84];[.$AQ$2]))*([.$V84]+3)*[.$AS$2];([.U8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4]^2)/([.$AF84]^[.$AO$2]);[.$AQ$2]))*([.$V84]+3)*[.$AS$2]);([.T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84]^[.$AO$2])/([.$AF84]^[.$AO$2]);[.$AQ$2]))*([.$V84]+3)*[.$AS$2]);([.Q8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4]^[.$AO$2])/([.$AF84]^[.$AO$2]);[.$AQ$2]))*([.$V84]+3)*[.$AS$2]);([.S8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4]^[.$AC$2])/([.$AF84]^[.$AO$2]);[.$AQ$2]))*([.$V84]+[.$AR$2]);([.R84]/10));0)*5; [.$AU$2]); [.$AT$2]);0)" office:value-type="float" office:value="25" calcext:value-type="float">
            <text:p>25</text:p>
          </table:table-cell>
          <table:table-cell table:formula="of:=ROUND(AVERAGE([.AP84:.AV84]);2)" office:value-type="float" office:value="43.57" calcext:value-type="float">
            <text:p>43.57</text:p>
          </table:table-cell>
          <table:table-cell/>
          <table:table-cell table:style-name="ce21" table:formula="of:=MIN(MAX([.AH84]-[.AH82];0);[.$BF$2])" office:value-type="float" office:value="7" calcext:value-type="float">
            <text:p>7</text:p>
          </table:table-cell>
          <table:table-cell table:style-name="ce21" table:formula="of:=MIN(MAX([.AI84]-[.AI82];0);[.$BF$2])" office:value-type="float" office:value="6" calcext:value-type="float">
            <text:p>6</text:p>
          </table:table-cell>
          <table:table-cell table:style-name="ce21" table:formula="of:=MIN(MAX([.AJ84]-[.AJ82];0);[.$BF$2])" office:value-type="float" office:value="3" calcext:value-type="float">
            <text:p>3</text:p>
          </table:table-cell>
          <table:table-cell table:style-name="ce21" table:formula="of:=MIN(MAX([.AK84]-[.AK82];0);[.$BF$2])" office:value-type="float" office:value="1" calcext:value-type="float">
            <text:p>1</text:p>
          </table:table-cell>
          <table:table-cell table:style-name="ce21" table:formula="of:=MIN(MAX([.AL84]-[.AL82];0);[.$BF$2])" office:value-type="float" office:value="3" calcext:value-type="float">
            <text:p>3</text:p>
          </table:table-cell>
          <table:table-cell table:style-name="ce21" table:formula="of:=MIN(MAX([.AM84]-[.AM82];0);[.$BF$2])" office:value-type="float" office:value="1" calcext:value-type="float">
            <text:p>1</text:p>
          </table:table-cell>
          <table:table-cell table:style-name="ce21" table:formula="of:=MIN(MAX([.AN84]-[.AN82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85]-[.C85]" office:value-type="float" office:value="15" calcext:value-type="float">
            <text:p>15</text:p>
          </table:table-cell>
          <table:table-cell table:style-name="ce29" table:formula="of:=[.P85]-[.D85]" office:value-type="float" office:value="-5" calcext:value-type="float">
            <text:p>-5</text:p>
          </table:table-cell>
          <table:table-cell table:style-name="ce60" table:formula="of:=[.Q85]-[.E85]" office:value-type="float" office:value="-10" calcext:value-type="float">
            <text:p>-10</text:p>
          </table:table-cell>
          <table:table-cell table:style-name="ce62" table:formula="of:=[.R85]-[.F85]" office:value-type="float" office:value="10" calcext:value-type="float">
            <text:p>10</text:p>
          </table:table-cell>
          <table:table-cell table:style-name="ce64" table:formula="of:=[.S85]-[.G85]" office:value-type="float" office:value="-15" calcext:value-type="float">
            <text:p>-15</text:p>
          </table:table-cell>
          <table:table-cell table:style-name="ce66" table:formula="of:=[.T85]-[.H85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85:.T85])" office:value-type="float" office:value="405" calcext:value-type="float">
            <text:p>405</text:p>
          </table:table-cell>
          <table:table-cell table:style-name="ce11" table:formula="of:=ROUND((([.U85]/[.$AE$1])*MAX([.U85]/420; 1.2));2)" office:value-type="float" office:value="5.4" calcext:value-type="float">
            <text:p>5.4</text:p>
          </table:table-cell>
          <table:table-cell table:style-name="ce4" table:formula="of:=IFERROR((ROUND((((MIN(([.$O85]^2)/([.$AF85]^2);[.$AD$2])))*[.$V85]*0.8)+([.O85]/10))*5)+10; 0)" office:value-type="float" office:value="65" calcext:value-type="float">
            <text:p>65</text:p>
          </table:table-cell>
          <table:table-cell table:style-name="ce6" table:formula="of:=IFERROR(ROUND((AVERAGE(MIN(([.$P85]^[.$X$2])/([.$AF85]^2);[.$AD$2]); MIN([.P85]/[.$AA$2]; [.$Z$2])))*([.$V85]+[.$Y$2]))*5;0)" office:value-type="float" office:value="45" calcext:value-type="float">
            <text:p>45</text:p>
          </table:table-cell>
          <table:table-cell table:style-name="ce24" table:formula="of:=IFERROR(ROUND((MIN(([.$P85]+[.$S85]+[.$U85])/8/[.$AF85];[.$AD$2]))*([.$V85]+3))*5;0)" office:value-type="float" office:value="40" calcext:value-type="float">
            <text:p>40</text:p>
          </table:table-cell>
          <table:table-cell table:style-name="ce16" table:formula="of:=IFERROR(ROUND(((MIN(([.$T85]^2)/([.$AF85]^2);[.$AD$2]))*([.$V85]+3)*[.$AF$2]))*5;0)" office:value-type="float" office:value="60" calcext:value-type="float">
            <text:p>60</text:p>
          </table:table-cell>
          <table:table-cell table:style-name="ce8" table:formula="of:=IFERROR(ROUND((AVERAGE(MIN(([.$Q85]^2)/([.$AF85]^2);[.$AD$2]);MIN([.Q85]/[.$AB$2]; [.$Z$2]))*([.$V85]+3)*[.$AF$2]))*5;0)" office:value-type="float" office:value="25" calcext:value-type="float">
            <text:p>25</text:p>
          </table:table-cell>
          <table:table-cell table:style-name="ce14" table:formula="of:=IFERROR(ROUND((AVERAGE(MIN(([.$S85]^2)/([.$AF85]^2);[.$AD$2]);MIN([.S85]/[.$AB$2]; [.$Z$2]))*([.$V85]+3)*[.$AF$2]))*5;0)" office:value-type="float" office:value="30" calcext:value-type="float">
            <text:p>30</text:p>
          </table:table-cell>
          <table:table-cell table:style-name="ce10" table:formula="of:=IFERROR(ROUND((AVERAGE(MIN(([.$R85]^[.$AC$2])/([.$AF85]^2);[.$AD$2]); MIN([.R85]/[.$AA$2]; [.$Z$2])))*([.$V85]+[.$Y$2]))*5;0)" office:value-type="float" office:value="40" calcext:value-type="float">
            <text:p>40</text:p>
          </table:table-cell>
          <table:table-cell table:style-name="ce11" table:formula="of:=ROUND(AVERAGE([.W85:.AC85]))" office:value-type="float" office:value="44" calcext:value-type="float">
            <text:p>44</text:p>
          </table:table-cell>
          <table:table-cell table:style-name="ce11" table:formula="of:=ROUND((([.U85]/[.$AE$1])*MAX([.U85]/350;0.8));2)" office:value-type="float" office:value="5.21" calcext:value-type="float">
            <text:p>5.21</text:p>
          </table:table-cell>
          <table:table-cell table:style-name="ce11" table:formula="of:=ROUND([.U85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85]^2)/([.$AF85]^2);[.$AE$2])))*[.$AE85]*0.8)+([.O85]/10))+10;10)" office:value-type="float" office:value="20" calcext:value-type="float">
            <text:p>20</text:p>
          </table:table-cell>
          <table:table-cell table:style-name="ce41" table:formula="of:=IFERROR(ROUND(((MIN(([.$P85]^2)/([.$AF85]^2);[.$AE$2])))*[.$AE85]);0)" office:value-type="float" office:value="7" calcext:value-type="float">
            <text:p>7</text:p>
          </table:table-cell>
          <table:table-cell table:style-name="ce42" table:formula="of:=IFERROR(ROUND(MIN(([.P85]+[.S85]+[.U85])/8/[.$AF85];[.$AE$2])^2*[.$AE85]);0)" office:value-type="float" office:value="5" calcext:value-type="float">
            <text:p>5</text:p>
          </table:table-cell>
          <table:table-cell table:style-name="ce43" table:formula="of:=IFERROR(ROUND(((MIN(([.T85]^2)/([.$AF85]^2);[.$AE$2])))*[.$AE85]*[.$AF$1]);0)" office:value-type="float" office:value="6" calcext:value-type="float">
            <text:p>6</text:p>
          </table:table-cell>
          <table:table-cell table:style-name="ce44" table:formula="of:=IFERROR(ROUND(((MIN(([.Q85]^2)/([.$AF85]^2);[.$AE$2])))*[.$AE85]*[.$AF$1]);0)" office:value-type="float" office:value="2" calcext:value-type="float">
            <text:p>2</text:p>
          </table:table-cell>
          <table:table-cell table:style-name="ce45" table:formula="of:=IFERROR(ROUND(((MIN(([.S85]^2)/([.$AF85]^2);[.$AE$2])))*[.$AE85]*[.$AF$1]);0)" office:value-type="float" office:value="2" calcext:value-type="float">
            <text:p>2</text:p>
          </table:table-cell>
          <table:table-cell table:style-name="ce46" table:formula="of:=IFERROR(ROUND(((MIN(([.R85]^2)/([.$AF85]^2);[.$AE$2]))*[.$AE85]));0)" office:value-type="float" office:value="6" calcext:value-type="float">
            <text:p>6</text:p>
          </table:table-cell>
          <table:table-cell table:formula="of:=ROUND(AVERAGE([.AI85:.AN85]);2)" office:value-type="float" office:value="4.67" calcext:value-type="float">
            <text:p>4.67</text:p>
          </table:table-cell>
          <table:table-cell table:style-name="ce11" table:formula="of:=IFERROR(MIN(MAX((ROUND(AVERAGE((((MIN(([.$O85]^[.$AO$2])/([.$AF85]^[.$AO$2]);[.$AQ$2])))*[.$V85]*0.8)+([.$O85]/10);([.O85]/8));0)*5)+10; 30); 99); 0)" office:value-type="float" office:value="55" calcext:value-type="float">
            <text:p>55</text:p>
          </table:table-cell>
          <table:table-cell table:style-name="ce11" table:formula="of:=IFERROR(MIN(MAX(ROUND(AVERAGE((MIN(([.$P85]^[.$X$2])/([.$AF85]^[.$AO$2]);[.$AQ$2]))*([.$V85]+[.$AR$2]);([.P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5]+[.$S85]+[.$U85])/8/[.$AF85];[.$AQ$2]))*([.$V85]+3)*[.$AS$2];([.U8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5]^2)/([.$AF85]^[.$AO$2]);[.$AQ$2]))*([.$V85]+3)*[.$AS$2]);([.T8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85]^[.$AO$2])/([.$AF85]^[.$AO$2]);[.$AQ$2]))*([.$V85]+3)*[.$AS$2]);([.Q8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85]^[.$AO$2])/([.$AF85]^[.$AO$2]);[.$AQ$2]))*([.$V85]+3)*[.$AS$2]);([.S8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85]^[.$AC$2])/([.$AF85]^[.$AO$2]);[.$AQ$2]))*([.$V85]+[.$AR$2]);([.R85]/10));0)*5; [.$AU$2]); [.$AT$2]);0)" office:value-type="float" office:value="40" calcext:value-type="float">
            <text:p>40</text:p>
          </table:table-cell>
          <table:table-cell table:formula="of:=ROUND(AVERAGE([.AP85:.AV85]);2)" office:value-type="float" office:value="37.14" calcext:value-type="float">
            <text:p>37.14</text:p>
          </table:table-cell>
          <table:table-cell/>
          <table:table-cell table:formula="of:=MIN(MAX([.AH85]-[.AH84];0);[.$BF$2])" office:value-type="float" office:value="0" calcext:value-type="float">
            <text:p>0</text:p>
          </table:table-cell>
          <table:table-cell table:formula="of:=MIN(MAX([.AI85]-[.AI84];0);[.$BF$2])" office:value-type="float" office:value="0" calcext:value-type="float">
            <text:p>0</text:p>
          </table:table-cell>
          <table:table-cell table:formula="of:=MIN(MAX([.AJ85]-[.AJ84];0);[.$BF$2])" office:value-type="float" office:value="0" calcext:value-type="float">
            <text:p>0</text:p>
          </table:table-cell>
          <table:table-cell table:formula="of:=MIN(MAX([.AK85]-[.AK84];0);[.$BF$2])" office:value-type="float" office:value="3" calcext:value-type="float">
            <text:p>3</text:p>
          </table:table-cell>
          <table:table-cell table:formula="of:=MIN(MAX([.AL85]-[.AL84];0);[.$BF$2])" office:value-type="float" office:value="0" calcext:value-type="float">
            <text:p>0</text:p>
          </table:table-cell>
          <table:table-cell table:formula="of:=MIN(MAX([.AM85]-[.AM84];0);[.$BF$2])" office:value-type="float" office:value="0" calcext:value-type="float">
            <text:p>0</text:p>
          </table:table-cell>
          <table:table-cell table:formula="of:=MIN(MAX([.AN85]-[.AN84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86]-[.C86]" office:value-type="float" office:value="10" calcext:value-type="float">
            <text:p>10</text:p>
          </table:table-cell>
          <table:table-cell table:style-name="ce29" table:formula="of:=[.P86]-[.D86]" office:value-type="float" office:value="0" calcext:value-type="float">
            <text:p>0</text:p>
          </table:table-cell>
          <table:table-cell table:style-name="ce60" table:formula="of:=[.Q86]-[.E86]" office:value-type="float" office:value="-5" calcext:value-type="float">
            <text:p>-5</text:p>
          </table:table-cell>
          <table:table-cell table:style-name="ce62" table:formula="of:=[.R86]-[.F86]" office:value-type="float" office:value="5" calcext:value-type="float">
            <text:p>5</text:p>
          </table:table-cell>
          <table:table-cell table:style-name="ce64" table:formula="of:=[.S86]-[.G86]" office:value-type="float" office:value="-5" calcext:value-type="float">
            <text:p>-5</text:p>
          </table:table-cell>
          <table:table-cell table:style-name="ce66" table:formula="of:=[.T86]-[.H8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86:.T86])" office:value-type="float" office:value="505" calcext:value-type="float">
            <text:p>505</text:p>
          </table:table-cell>
          <table:table-cell table:style-name="ce11" table:formula="of:=ROUND((([.U86]/[.$AE$1])*MAX([.U86]/420; 1.2));2)" office:value-type="float" office:value="6.75" calcext:value-type="float">
            <text:p>6.75</text:p>
          </table:table-cell>
          <table:table-cell table:style-name="ce4" table:formula="of:=IFERROR((ROUND((((MIN(([.$O86]^2)/([.$AF86]^2);[.$AD$2])))*[.$V86]*0.8)+([.O86]/10))*5)+10; 0)" office:value-type="float" office:value="70" calcext:value-type="float">
            <text:p>70</text:p>
          </table:table-cell>
          <table:table-cell table:style-name="ce6" table:formula="of:=IFERROR(ROUND((AVERAGE(MIN(([.$P86]^[.$X$2])/([.$AF86]^2);[.$AD$2]); MIN([.P86]/[.$AA$2]; [.$Z$2])))*([.$V86]+[.$Y$2]))*5;0)" office:value-type="float" office:value="60" calcext:value-type="float">
            <text:p>60</text:p>
          </table:table-cell>
          <table:table-cell table:style-name="ce24" table:formula="of:=IFERROR(ROUND((MIN(([.$P86]+[.$S86]+[.$U86])/8/[.$AF86];[.$AD$2]))*([.$V86]+3))*5;0)" office:value-type="float" office:value="50" calcext:value-type="float">
            <text:p>50</text:p>
          </table:table-cell>
          <table:table-cell table:style-name="ce16" table:formula="of:=IFERROR(ROUND(((MIN(([.$T86]^2)/([.$AF86]^2);[.$AD$2]))*([.$V86]+3)*[.$AF$2]))*5;0)" office:value-type="float" office:value="60" calcext:value-type="float">
            <text:p>60</text:p>
          </table:table-cell>
          <table:table-cell table:style-name="ce8" table:formula="of:=IFERROR(ROUND((AVERAGE(MIN(([.$Q86]^2)/([.$AF86]^2);[.$AD$2]);MIN([.Q86]/[.$AB$2]; [.$Z$2]))*([.$V86]+3)*[.$AF$2]))*5;0)" office:value-type="float" office:value="40" calcext:value-type="float">
            <text:p>40</text:p>
          </table:table-cell>
          <table:table-cell table:style-name="ce14" table:formula="of:=IFERROR(ROUND((AVERAGE(MIN(([.$S86]^2)/([.$AF86]^2);[.$AD$2]);MIN([.S86]/[.$AB$2]; [.$Z$2]))*([.$V86]+3)*[.$AF$2]))*5;0)" office:value-type="float" office:value="50" calcext:value-type="float">
            <text:p>50</text:p>
          </table:table-cell>
          <table:table-cell table:style-name="ce10" table:formula="of:=IFERROR(ROUND((AVERAGE(MIN(([.$R86]^[.$AC$2])/([.$AF86]^2);[.$AD$2]); MIN([.R86]/[.$AA$2]; [.$Z$2])))*([.$V86]+[.$Y$2]))*5;0)" office:value-type="float" office:value="50" calcext:value-type="float">
            <text:p>50</text:p>
          </table:table-cell>
          <table:table-cell table:style-name="ce11" table:formula="of:=ROUND(AVERAGE([.W86:.AC86]))" office:value-type="float" office:value="54" calcext:value-type="float">
            <text:p>54</text:p>
          </table:table-cell>
          <table:table-cell table:style-name="ce11" table:formula="of:=ROUND((([.U86]/[.$AE$1])*MAX([.U86]/350;0.8));2)" office:value-type="float" office:value="8.1" calcext:value-type="float">
            <text:p>8.1</text:p>
          </table:table-cell>
          <table:table-cell table:style-name="ce11" table:formula="of:=ROUND([.U86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86]^2)/([.$AF86]^2);[.$AE$2])))*[.$AE86]*0.8)+([.O86]/10))+10;10)" office:value-type="float" office:value="23" calcext:value-type="float">
            <text:p>23</text:p>
          </table:table-cell>
          <table:table-cell table:style-name="ce41" table:formula="of:=IFERROR(ROUND(((MIN(([.$P86]^2)/([.$AF86]^2);[.$AE$2])))*[.$AE86]);0)" office:value-type="float" office:value="11" calcext:value-type="float">
            <text:p>11</text:p>
          </table:table-cell>
          <table:table-cell table:style-name="ce42" table:formula="of:=IFERROR(ROUND(MIN(([.P86]+[.S86]+[.U86])/8/[.$AF86];[.$AE$2])^2*[.$AE86]);0)" office:value-type="float" office:value="8" calcext:value-type="float">
            <text:p>8</text:p>
          </table:table-cell>
          <table:table-cell table:style-name="ce43" table:formula="of:=IFERROR(ROUND(((MIN(([.T86]^2)/([.$AF86]^2);[.$AE$2])))*[.$AE86]*[.$AF$1]);0)" office:value-type="float" office:value="9" calcext:value-type="float">
            <text:p>9</text:p>
          </table:table-cell>
          <table:table-cell table:style-name="ce44" table:formula="of:=IFERROR(ROUND(((MIN(([.Q86]^2)/([.$AF86]^2);[.$AE$2])))*[.$AE86]*[.$AF$1]);0)" office:value-type="float" office:value="3" calcext:value-type="float">
            <text:p>3</text:p>
          </table:table-cell>
          <table:table-cell table:style-name="ce45" table:formula="of:=IFERROR(ROUND(((MIN(([.S86]^2)/([.$AF86]^2);[.$AE$2])))*[.$AE86]*[.$AF$1]);0)" office:value-type="float" office:value="5" calcext:value-type="float">
            <text:p>5</text:p>
          </table:table-cell>
          <table:table-cell table:style-name="ce46" table:formula="of:=IFERROR(ROUND(((MIN(([.R86]^2)/([.$AF86]^2);[.$AE$2]))*[.$AE86]));0)" office:value-type="float" office:value="8" calcext:value-type="float">
            <text:p>8</text:p>
          </table:table-cell>
          <table:table-cell table:formula="of:=ROUND(AVERAGE([.AI86:.AN86]);2)" office:value-type="float" office:value="7.33" calcext:value-type="float">
            <text:p>7.33</text:p>
          </table:table-cell>
          <table:table-cell table:style-name="ce11" table:formula="of:=IFERROR(MIN(MAX((ROUND(AVERAGE((((MIN(([.$O86]^[.$AO$2])/([.$AF86]^[.$AO$2]);[.$AQ$2])))*[.$V86]*0.8)+([.$O86]/10);([.O86]/8));0)*5)+10; 30); 99); 0)" office:value-type="float" office:value="65" calcext:value-type="float">
            <text:p>65</text:p>
          </table:table-cell>
          <table:table-cell table:style-name="ce11" table:formula="of:=IFERROR(MIN(MAX(ROUND(AVERAGE((MIN(([.$P86]^[.$X$2])/([.$AF86]^[.$AO$2]);[.$AQ$2]))*([.$V86]+[.$AR$2]);([.P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6]+[.$S86]+[.$U86])/8/[.$AF86];[.$AQ$2]))*([.$V86]+3)*[.$AS$2];([.U8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6]^2)/([.$AF86]^[.$AO$2]);[.$AQ$2]))*([.$V86]+3)*[.$AS$2]);([.T8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6]^[.$AO$2])/([.$AF86]^[.$AO$2]);[.$AQ$2]))*([.$V86]+3)*[.$AS$2]);([.Q8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6]^[.$AO$2])/([.$AF86]^[.$AO$2]);[.$AQ$2]))*([.$V86]+3)*[.$AS$2]);([.S8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6]^[.$AC$2])/([.$AF86]^[.$AO$2]);[.$AQ$2]))*([.$V86]+[.$AR$2]);([.R86]/10));0)*5; [.$AU$2]); [.$AT$2]);0)" office:value-type="float" office:value="45" calcext:value-type="float">
            <text:p>45</text:p>
          </table:table-cell>
          <table:table-cell table:formula="of:=ROUND(AVERAGE([.AP86:.AV86]);2)" office:value-type="float" office:value="47.14" calcext:value-type="float">
            <text:p>47.14</text:p>
          </table:table-cell>
          <table:table-cell/>
          <table:table-cell table:formula="of:=MIN(MAX([.AH86]-[.AH85];0);[.$BF$2])" office:value-type="float" office:value="3" calcext:value-type="float">
            <text:p>3</text:p>
          </table:table-cell>
          <table:table-cell table:formula="of:=MIN(MAX([.AI86]-[.AI85];0);[.$BF$2])" office:value-type="float" office:value="4" calcext:value-type="float">
            <text:p>4</text:p>
          </table:table-cell>
          <table:table-cell table:formula="of:=MIN(MAX([.AJ86]-[.AJ85];0);[.$BF$2])" office:value-type="float" office:value="3" calcext:value-type="float">
            <text:p>3</text:p>
          </table:table-cell>
          <table:table-cell table:formula="of:=MIN(MAX([.AK86]-[.AK85];0);[.$BF$2])" office:value-type="float" office:value="3" calcext:value-type="float">
            <text:p>3</text:p>
          </table:table-cell>
          <table:table-cell table:formula="of:=MIN(MAX([.AL86]-[.AL85];0);[.$BF$2])" office:value-type="float" office:value="1" calcext:value-type="float">
            <text:p>1</text:p>
          </table:table-cell>
          <table:table-cell table:formula="of:=MIN(MAX([.AM86]-[.AM85];0);[.$BF$2])" office:value-type="float" office:value="3" calcext:value-type="float">
            <text:p>3</text:p>
          </table:table-cell>
          <table:table-cell table:formula="of:=MIN(MAX([.AN86]-[.AN85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15" calcext:value-type="float">
            <text:p>15</text:p>
          </table:table-cell>
          <table:table-cell table:style-name="ce55" table:formula="of:=[.O87]-[.C87]" office:value-type="float" office:value="0" calcext:value-type="float">
            <text:p>0</text:p>
          </table:table-cell>
          <table:table-cell table:style-name="ce29" table:formula="of:=[.P87]-[.D87]" office:value-type="float" office:value="0" calcext:value-type="float">
            <text:p>0</text:p>
          </table:table-cell>
          <table:table-cell table:style-name="ce60" table:formula="of:=[.Q87]-[.E87]" office:value-type="float" office:value="-5" calcext:value-type="float">
            <text:p>-5</text:p>
          </table:table-cell>
          <table:table-cell table:style-name="ce62" table:formula="of:=[.R87]-[.F87]" office:value-type="float" office:value="35" calcext:value-type="float">
            <text:p>35</text:p>
          </table:table-cell>
          <table:table-cell table:style-name="ce64" table:formula="of:=[.S87]-[.G87]" office:value-type="float" office:value="0" calcext:value-type="float">
            <text:p>0</text:p>
          </table:table-cell>
          <table:table-cell table:style-name="ce66" table:formula="of:=[.T87]-[.H87]" office:value-type="float" office:value="-10" calcext:value-type="float">
            <text:p>-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" calcext:value-type="float">
            <text:p>5</text:p>
          </table:table-cell>
          <table:table-cell table:style-name="ce11" table:formula="of:=SUM([.O87:.T87])" office:value-type="float" office:value="335" calcext:value-type="float">
            <text:p>335</text:p>
          </table:table-cell>
          <table:table-cell table:style-name="ce11" table:formula="of:=ROUND((([.U87]/[.$AE$1])*MAX([.U87]/420; 1.2));2)" office:value-type="float" office:value="4.47" calcext:value-type="float">
            <text:p>4.47</text:p>
          </table:table-cell>
          <table:table-cell table:style-name="ce4" table:formula="of:=IFERROR((ROUND((((MIN(([.$O87]^2)/([.$AF87]^2);[.$AD$2])))*[.$V87]*0.8)+([.O87]/10))*5)+10; 0)" office:value-type="float" office:value="95" calcext:value-type="float">
            <text:p>95</text:p>
          </table:table-cell>
          <table:table-cell table:style-name="ce6" table:formula="of:=IFERROR(ROUND((AVERAGE(MIN(([.$P87]^[.$X$2])/([.$AF87]^2);[.$AD$2]); MIN([.P87]/[.$AA$2]; [.$Z$2])))*([.$V87]+[.$Y$2]))*5;0)" office:value-type="float" office:value="35" calcext:value-type="float">
            <text:p>35</text:p>
          </table:table-cell>
          <table:table-cell table:style-name="ce24" table:formula="of:=IFERROR(ROUND((MIN(([.$P87]+[.$S87]+[.$U87])/8/[.$AF87];[.$AD$2]))*([.$V87]+3))*5;0)" office:value-type="float" office:value="35" calcext:value-type="float">
            <text:p>35</text:p>
          </table:table-cell>
          <table:table-cell table:style-name="ce16" table:formula="of:=IFERROR(ROUND(((MIN(([.$T87]^2)/([.$AF87]^2);[.$AD$2]))*([.$V87]+3)*[.$AF$2]))*5;0)" office:value-type="float" office:value="0" calcext:value-type="float">
            <text:p>0</text:p>
          </table:table-cell>
          <table:table-cell table:style-name="ce8" table:formula="of:=IFERROR(ROUND((AVERAGE(MIN(([.$Q87]^2)/([.$AF87]^2);[.$AD$2]);MIN([.Q87]/[.$AB$2]; [.$Z$2]))*([.$V87]+3)*[.$AF$2]))*5;0)" office:value-type="float" office:value="35" calcext:value-type="float">
            <text:p>35</text:p>
          </table:table-cell>
          <table:table-cell table:style-name="ce14" table:formula="of:=IFERROR(ROUND((AVERAGE(MIN(([.$S87]^2)/([.$AF87]^2);[.$AD$2]);MIN([.S87]/[.$AB$2]; [.$Z$2]))*([.$V87]+3)*[.$AF$2]))*5;0)" office:value-type="float" office:value="20" calcext:value-type="float">
            <text:p>20</text:p>
          </table:table-cell>
          <table:table-cell table:style-name="ce10" table:formula="of:=IFERROR(ROUND((AVERAGE(MIN(([.$R87]^[.$AC$2])/([.$AF87]^2);[.$AD$2]); MIN([.R87]/[.$AA$2]; [.$Z$2])))*([.$V87]+[.$Y$2]))*5;0)" office:value-type="float" office:value="40" calcext:value-type="float">
            <text:p>40</text:p>
          </table:table-cell>
          <table:table-cell table:style-name="ce11" table:formula="of:=ROUND(AVERAGE([.W87:.AC87]))" office:value-type="float" office:value="37" calcext:value-type="float">
            <text:p>37</text:p>
          </table:table-cell>
          <table:table-cell table:style-name="ce11" table:formula="of:=ROUND((([.U87]/[.$AE$1])*MAX([.U87]/350;0.8));2)" office:value-type="float" office:value="3.56" calcext:value-type="float">
            <text:p>3.56</text:p>
          </table:table-cell>
          <table:table-cell table:style-name="ce11" table:formula="of:=ROUND([.U87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87]^2)/([.$AF87]^2);[.$AE$2])))*[.$AE87]*0.8)+([.O87]/10))+10;10)" office:value-type="float" office:value="25" calcext:value-type="float">
            <text:p>25</text:p>
          </table:table-cell>
          <table:table-cell table:style-name="ce41" table:formula="of:=IFERROR(ROUND(((MIN(([.$P87]^2)/([.$AF87]^2);[.$AE$2])))*[.$AE87]);0)" office:value-type="float" office:value="5" calcext:value-type="float">
            <text:p>5</text:p>
          </table:table-cell>
          <table:table-cell table:style-name="ce42" table:formula="of:=IFERROR(ROUND(MIN(([.P87]+[.S87]+[.U87])/8/[.$AF87];[.$AE$2])^2*[.$AE87]);0)" office:value-type="float" office:value="3" calcext:value-type="float">
            <text:p>3</text:p>
          </table:table-cell>
          <table:table-cell table:style-name="ce43" table:formula="of:=IFERROR(ROUND(((MIN(([.T87]^2)/([.$AF87]^2);[.$AE$2])))*[.$AE87]*[.$AF$1]);0)" office:value-type="float" office:value="0" calcext:value-type="float">
            <text:p>0</text:p>
          </table:table-cell>
          <table:table-cell table:style-name="ce44" table:formula="of:=IFERROR(ROUND(((MIN(([.Q87]^2)/([.$AF87]^2);[.$AE$2])))*[.$AE87]*[.$AF$1]);0)" office:value-type="float" office:value="3" calcext:value-type="float">
            <text:p>3</text:p>
          </table:table-cell>
          <table:table-cell table:style-name="ce45" table:formula="of:=IFERROR(ROUND(((MIN(([.S87]^2)/([.$AF87]^2);[.$AE$2])))*[.$AE87]*[.$AF$1]);0)" office:value-type="float" office:value="1" calcext:value-type="float">
            <text:p>1</text:p>
          </table:table-cell>
          <table:table-cell table:style-name="ce46" table:formula="of:=IFERROR(ROUND(((MIN(([.R87]^2)/([.$AF87]^2);[.$AE$2]))*[.$AE87]));0)" office:value-type="float" office:value="6" calcext:value-type="float">
            <text:p>6</text:p>
          </table:table-cell>
          <table:table-cell table:formula="of:=ROUND(AVERAGE([.AI87:.AN87]);2)" office:value-type="float" office:value="3" calcext:value-type="float">
            <text:p>3</text:p>
          </table:table-cell>
          <table:table-cell table:style-name="ce11" table:formula="of:=IFERROR(MIN(MAX((ROUND(AVERAGE((((MIN(([.$O87]^[.$AO$2])/([.$AF87]^[.$AO$2]);[.$AQ$2])))*[.$V87]*0.8)+([.$O87]/10);([.O87]/8));0)*5)+10; 30); 99); 0)" office:value-type="float" office:value="70" calcext:value-type="float">
            <text:p>70</text:p>
          </table:table-cell>
          <table:table-cell table:style-name="ce11" table:formula="of:=IFERROR(MIN(MAX(ROUND(AVERAGE((MIN(([.$P87]^[.$X$2])/([.$AF87]^[.$AO$2]);[.$AQ$2]))*([.$V87]+[.$AR$2]);([.P8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7]+[.$S87]+[.$U87])/8/[.$AF87];[.$AQ$2]))*([.$V87]+3)*[.$AS$2];([.U8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7]^2)/([.$AF87]^[.$AO$2]);[.$AQ$2]))*([.$V87]+3)*[.$AS$2]);([.T8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7]^[.$AO$2])/([.$AF87]^[.$AO$2]);[.$AQ$2]))*([.$V87]+3)*[.$AS$2]);([.Q8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7]^[.$AO$2])/([.$AF87]^[.$AO$2]);[.$AQ$2]))*([.$V87]+3)*[.$AS$2]);([.S8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7]^[.$AC$2])/([.$AF87]^[.$AO$2]);[.$AQ$2]))*([.$V87]+[.$AR$2]);([.R87]/10));0)*5; [.$AU$2]); [.$AT$2]);0)" office:value-type="float" office:value="35" calcext:value-type="float">
            <text:p>35</text:p>
          </table:table-cell>
          <table:table-cell table:formula="of:=ROUND(AVERAGE([.AP87:.AV87]);2)" office:value-type="float" office:value="33.57" calcext:value-type="float">
            <text:p>33.57</text:p>
          </table:table-cell>
          <table:table-cell/>
          <table:table-cell table:formula="of:=MIN(MAX([.AH87]-[.AH86];0);[.$BF$2])" office:value-type="float" office:value="2" calcext:value-type="float">
            <text:p>2</text:p>
          </table:table-cell>
          <table:table-cell table:formula="of:=MIN(MAX([.AI87]-[.AI86];0);[.$BF$2])" office:value-type="float" office:value="0" calcext:value-type="float">
            <text:p>0</text:p>
          </table:table-cell>
          <table:table-cell table:formula="of:=MIN(MAX([.AJ87]-[.AJ86];0);[.$BF$2])" office:value-type="float" office:value="0" calcext:value-type="float">
            <text:p>0</text:p>
          </table:table-cell>
          <table:table-cell table:formula="of:=MIN(MAX([.AK87]-[.AK86];0);[.$BF$2])" office:value-type="float" office:value="0" calcext:value-type="float">
            <text:p>0</text:p>
          </table:table-cell>
          <table:table-cell table:formula="of:=MIN(MAX([.AL87]-[.AL86];0);[.$BF$2])" office:value-type="float" office:value="0" calcext:value-type="float">
            <text:p>0</text:p>
          </table:table-cell>
          <table:table-cell table:formula="of:=MIN(MAX([.AM87]-[.AM86];0);[.$BF$2])" office:value-type="float" office:value="0" calcext:value-type="float">
            <text:p>0</text:p>
          </table:table-cell>
          <table:table-cell table:formula="of:=MIN(MAX([.AN87]-[.AN8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88]-[.C88]" office:value-type="float" office:value="0" calcext:value-type="float">
            <text:p>0</text:p>
          </table:table-cell>
          <table:table-cell table:style-name="ce29" table:formula="of:=[.P88]-[.D88]" office:value-type="float" office:value="0" calcext:value-type="float">
            <text:p>0</text:p>
          </table:table-cell>
          <table:table-cell table:style-name="ce60" table:formula="of:=[.Q88]-[.E88]" office:value-type="float" office:value="-5" calcext:value-type="float">
            <text:p>-5</text:p>
          </table:table-cell>
          <table:table-cell table:style-name="ce62" table:formula="of:=[.R88]-[.F88]" office:value-type="float" office:value="10" calcext:value-type="float">
            <text:p>10</text:p>
          </table:table-cell>
          <table:table-cell table:style-name="ce64" table:formula="of:=[.S88]-[.G88]" office:value-type="float" office:value="0" calcext:value-type="float">
            <text:p>0</text:p>
          </table:table-cell>
          <table:table-cell table:style-name="ce66" table:formula="of:=[.T88]-[.H88]" office:value-type="float" office:value="-20" calcext:value-type="float">
            <text:p>-2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88:.T88])" office:value-type="float" office:value="475" calcext:value-type="float">
            <text:p>475</text:p>
          </table:table-cell>
          <table:table-cell table:style-name="ce11" table:formula="of:=ROUND((([.U88]/[.$AE$1])*MAX([.U88]/420; 1.2));2)" office:value-type="float" office:value="6.33" calcext:value-type="float">
            <text:p>6.33</text:p>
          </table:table-cell>
          <table:table-cell table:style-name="ce4" table:formula="of:=IFERROR((ROUND((((MIN(([.$O88]^2)/([.$AF88]^2);[.$AD$2])))*[.$V88]*0.8)+([.O88]/10))*5)+10; 0)" office:value-type="float" office:value="95" calcext:value-type="float">
            <text:p>95</text:p>
          </table:table-cell>
          <table:table-cell table:style-name="ce6" table:formula="of:=IFERROR(ROUND((AVERAGE(MIN(([.$P88]^[.$X$2])/([.$AF88]^2);[.$AD$2]); MIN([.P88]/[.$AA$2]; [.$Z$2])))*([.$V88]+[.$Y$2]))*5;0)" office:value-type="float" office:value="45" calcext:value-type="float">
            <text:p>45</text:p>
          </table:table-cell>
          <table:table-cell table:style-name="ce24" table:formula="of:=IFERROR(ROUND((MIN(([.$P88]+[.$S88]+[.$U88])/8/[.$AF88];[.$AD$2]))*([.$V88]+3))*5;0)" office:value-type="float" office:value="45" calcext:value-type="float">
            <text:p>45</text:p>
          </table:table-cell>
          <table:table-cell table:style-name="ce16" table:formula="of:=IFERROR(ROUND(((MIN(([.$T88]^2)/([.$AF88]^2);[.$AD$2]))*([.$V88]+3)*[.$AF$2]))*5;0)" office:value-type="float" office:value="0" calcext:value-type="float">
            <text:p>0</text:p>
          </table:table-cell>
          <table:table-cell table:style-name="ce8" table:formula="of:=IFERROR(ROUND((AVERAGE(MIN(([.$Q88]^2)/([.$AF88]^2);[.$AD$2]);MIN([.Q88]/[.$AB$2]; [.$Z$2]))*([.$V88]+3)*[.$AF$2]))*5;0)" office:value-type="float" office:value="70" calcext:value-type="float">
            <text:p>70</text:p>
          </table:table-cell>
          <table:table-cell table:style-name="ce14" table:formula="of:=IFERROR(ROUND((AVERAGE(MIN(([.$S88]^2)/([.$AF88]^2);[.$AD$2]);MIN([.S88]/[.$AB$2]; [.$Z$2]))*([.$V88]+3)*[.$AF$2]))*5;0)" office:value-type="float" office:value="50" calcext:value-type="float">
            <text:p>50</text:p>
          </table:table-cell>
          <table:table-cell table:style-name="ce10" table:formula="of:=IFERROR(ROUND((AVERAGE(MIN(([.$R88]^[.$AC$2])/([.$AF88]^2);[.$AD$2]); MIN([.R88]/[.$AA$2]; [.$Z$2])))*([.$V88]+[.$Y$2]))*5;0)" office:value-type="float" office:value="65" calcext:value-type="float">
            <text:p>65</text:p>
          </table:table-cell>
          <table:table-cell table:style-name="ce11" table:formula="of:=ROUND(AVERAGE([.W88:.AC88]))" office:value-type="float" office:value="53" calcext:value-type="float">
            <text:p>53</text:p>
          </table:table-cell>
          <table:table-cell table:style-name="ce11" table:formula="of:=ROUND((([.U88]/[.$AE$1])*MAX([.U88]/350;0.8));2)" office:value-type="float" office:value="7.16" calcext:value-type="float">
            <text:p>7.16</text:p>
          </table:table-cell>
          <table:table-cell table:style-name="ce11" table:formula="of:=ROUND([.U88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88]^2)/([.$AF88]^2);[.$AE$2])))*[.$AE88]*0.8)+([.O88]/10))+10;10)" office:value-type="float" office:value="28" calcext:value-type="float">
            <text:p>28</text:p>
          </table:table-cell>
          <table:table-cell table:style-name="ce41" table:formula="of:=IFERROR(ROUND(((MIN(([.$P88]^2)/([.$AF88]^2);[.$AE$2])))*[.$AE88]);0)" office:value-type="float" office:value="6" calcext:value-type="float">
            <text:p>6</text:p>
          </table:table-cell>
          <table:table-cell table:style-name="ce42" table:formula="of:=IFERROR(ROUND(MIN(([.P88]+[.S88]+[.U88])/8/[.$AF88];[.$AE$2])^2*[.$AE88]);0)" office:value-type="float" office:value="7" calcext:value-type="float">
            <text:p>7</text:p>
          </table:table-cell>
          <table:table-cell table:style-name="ce43" table:formula="of:=IFERROR(ROUND(((MIN(([.T88]^2)/([.$AF88]^2);[.$AE$2])))*[.$AE88]*[.$AF$1]);0)" office:value-type="float" office:value="0" calcext:value-type="float">
            <text:p>0</text:p>
          </table:table-cell>
          <table:table-cell table:style-name="ce44" table:formula="of:=IFERROR(ROUND(((MIN(([.Q88]^2)/([.$AF88]^2);[.$AE$2])))*[.$AE88]*[.$AF$1]);0)" office:value-type="float" office:value="9" calcext:value-type="float">
            <text:p>9</text:p>
          </table:table-cell>
          <table:table-cell table:style-name="ce45" table:formula="of:=IFERROR(ROUND(((MIN(([.S88]^2)/([.$AF88]^2);[.$AE$2])))*[.$AE88]*[.$AF$1]);0)" office:value-type="float" office:value="5" calcext:value-type="float">
            <text:p>5</text:p>
          </table:table-cell>
          <table:table-cell table:style-name="ce46" table:formula="of:=IFERROR(ROUND(((MIN(([.R88]^2)/([.$AF88]^2);[.$AE$2]))*[.$AE88]));0)" office:value-type="float" office:value="14" calcext:value-type="float">
            <text:p>14</text:p>
          </table:table-cell>
          <table:table-cell table:formula="of:=ROUND(AVERAGE([.AI88:.AN88]);2)" office:value-type="float" office:value="6.83" calcext:value-type="float">
            <text:p>6.83</text:p>
          </table:table-cell>
          <table:table-cell table:style-name="ce11" table:formula="of:=IFERROR(MIN(MAX((ROUND(AVERAGE((((MIN(([.$O88]^[.$AO$2])/([.$AF88]^[.$AO$2]);[.$AQ$2])))*[.$V88]*0.8)+([.$O88]/10);([.O88]/8));0)*5)+10; 30); 99); 0)" office:value-type="float" office:value="75" calcext:value-type="float">
            <text:p>75</text:p>
          </table:table-cell>
          <table:table-cell table:style-name="ce11" table:formula="of:=IFERROR(MIN(MAX(ROUND(AVERAGE((MIN(([.$P88]^[.$X$2])/([.$AF88]^[.$AO$2]);[.$AQ$2]))*([.$V88]+[.$AR$2]);([.P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8]+[.$S88]+[.$U88])/8/[.$AF88];[.$AQ$2]))*([.$V88]+3)*[.$AS$2];([.U8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8]^2)/([.$AF88]^[.$AO$2]);[.$AQ$2]))*([.$V88]+3)*[.$AS$2]);([.T88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8]^[.$AO$2])/([.$AF88]^[.$AO$2]);[.$AQ$2]))*([.$V88]+3)*[.$AS$2]);([.Q8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8]^[.$AO$2])/([.$AF88]^[.$AO$2]);[.$AQ$2]))*([.$V88]+3)*[.$AS$2]);([.S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8]^[.$AC$2])/([.$AF88]^[.$AO$2]);[.$AQ$2]))*([.$V88]+[.$AR$2]);([.R88]/10));0)*5; [.$AU$2]); [.$AT$2]);0)" office:value-type="float" office:value="50" calcext:value-type="float">
            <text:p>50</text:p>
          </table:table-cell>
          <table:table-cell table:formula="of:=ROUND(AVERAGE([.AP88:.AV88]);2)" office:value-type="float" office:value="44.29" calcext:value-type="float">
            <text:p>44.29</text:p>
          </table:table-cell>
          <table:table-cell/>
          <table:table-cell table:formula="of:=MIN(MAX([.AH88]-[.AH87];0);[.$BF$2])" office:value-type="float" office:value="3" calcext:value-type="float">
            <text:p>3</text:p>
          </table:table-cell>
          <table:table-cell table:formula="of:=MIN(MAX([.AI88]-[.AI87];0);[.$BF$2])" office:value-type="float" office:value="1" calcext:value-type="float">
            <text:p>1</text:p>
          </table:table-cell>
          <table:table-cell table:formula="of:=MIN(MAX([.AJ88]-[.AJ87];0);[.$BF$2])" office:value-type="float" office:value="4" calcext:value-type="float">
            <text:p>4</text:p>
          </table:table-cell>
          <table:table-cell table:formula="of:=MIN(MAX([.AK88]-[.AK87];0);[.$BF$2])" office:value-type="float" office:value="0" calcext:value-type="float">
            <text:p>0</text:p>
          </table:table-cell>
          <table:table-cell table:formula="of:=MIN(MAX([.AL88]-[.AL87];0);[.$BF$2])" office:value-type="float" office:value="6" calcext:value-type="float">
            <text:p>6</text:p>
          </table:table-cell>
          <table:table-cell table:formula="of:=MIN(MAX([.AM88]-[.AM87];0);[.$BF$2])" office:value-type="float" office:value="4" calcext:value-type="float">
            <text:p>4</text:p>
          </table:table-cell>
          <table:table-cell table:formula="of:=MIN(MAX([.AN88]-[.AN87];0);[.$BF$2]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89]-[.C89]" office:value-type="float" office:value="30" calcext:value-type="float">
            <text:p>30</text:p>
          </table:table-cell>
          <table:table-cell table:style-name="ce29" table:formula="of:=[.P89]-[.D89]" office:value-type="float" office:value="0" calcext:value-type="float">
            <text:p>0</text:p>
          </table:table-cell>
          <table:table-cell table:style-name="ce60" table:formula="of:=[.Q89]-[.E89]" office:value-type="float" office:value="-5" calcext:value-type="float">
            <text:p>-5</text:p>
          </table:table-cell>
          <table:table-cell table:style-name="ce62" table:formula="of:=[.R89]-[.F89]" office:value-type="float" office:value="-20" calcext:value-type="float">
            <text:p>-20</text:p>
          </table:table-cell>
          <table:table-cell table:style-name="ce64" table:formula="of:=[.S89]-[.G89]" office:value-type="float" office:value="0" calcext:value-type="float">
            <text:p>0</text:p>
          </table:table-cell>
          <table:table-cell table:style-name="ce66" table:formula="of:=[.T89]-[.H89]" office:value-type="float" office:value="15" calcext:value-type="float">
            <text:p>1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9:.T89])" office:value-type="float" office:value="345" calcext:value-type="float">
            <text:p>345</text:p>
          </table:table-cell>
          <table:table-cell table:style-name="ce11" table:formula="of:=ROUND((([.U89]/[.$AE$1])*MAX([.U89]/420; 1.2));2)" office:value-type="float" office:value="4.6" calcext:value-type="float">
            <text:p>4.6</text:p>
          </table:table-cell>
          <table:table-cell table:style-name="ce4" table:formula="of:=IFERROR((ROUND((((MIN(([.$O89]^2)/([.$AF89]^2);[.$AD$2])))*[.$V89]*0.8)+([.O89]/10))*5)+10; 0)" office:value-type="float" office:value="55" calcext:value-type="float">
            <text:p>55</text:p>
          </table:table-cell>
          <table:table-cell table:style-name="ce6" table:formula="of:=IFERROR(ROUND((AVERAGE(MIN(([.$P89]^[.$X$2])/([.$AF89]^2);[.$AD$2]); MIN([.P89]/[.$AA$2]; [.$Z$2])))*([.$V89]+[.$Y$2]))*5;0)" office:value-type="float" office:value="15" calcext:value-type="float">
            <text:p>15</text:p>
          </table:table-cell>
          <table:table-cell table:style-name="ce24" table:formula="of:=IFERROR(ROUND((MIN(([.$P89]+[.$S89]+[.$U89])/8/[.$AF89];[.$AD$2]))*([.$V89]+3))*5;0)" office:value-type="float" office:value="35" calcext:value-type="float">
            <text:p>35</text:p>
          </table:table-cell>
          <table:table-cell table:style-name="ce16" table:formula="of:=IFERROR(ROUND(((MIN(([.$T89]^2)/([.$AF89]^2);[.$AD$2]))*([.$V89]+3)*[.$AF$2]))*5;0)" office:value-type="float" office:value="35" calcext:value-type="float">
            <text:p>35</text:p>
          </table:table-cell>
          <table:table-cell table:style-name="ce8" table:formula="of:=IFERROR(ROUND((AVERAGE(MIN(([.$Q89]^2)/([.$AF89]^2);[.$AD$2]);MIN([.Q89]/[.$AB$2]; [.$Z$2]))*([.$V89]+3)*[.$AF$2]))*5;0)" office:value-type="float" office:value="40" calcext:value-type="float">
            <text:p>40</text:p>
          </table:table-cell>
          <table:table-cell table:style-name="ce14" table:formula="of:=IFERROR(ROUND((AVERAGE(MIN(([.$S89]^2)/([.$AF89]^2);[.$AD$2]);MIN([.S89]/[.$AB$2]; [.$Z$2]))*([.$V89]+3)*[.$AF$2]))*5;0)" office:value-type="float" office:value="30" calcext:value-type="float">
            <text:p>30</text:p>
          </table:table-cell>
          <table:table-cell table:style-name="ce10" table:formula="of:=IFERROR(ROUND((AVERAGE(MIN(([.$R89]^[.$AC$2])/([.$AF89]^2);[.$AD$2]); MIN([.R89]/[.$AA$2]; [.$Z$2])))*([.$V89]+[.$Y$2]))*5;0)" office:value-type="float" office:value="40" calcext:value-type="float">
            <text:p>40</text:p>
          </table:table-cell>
          <table:table-cell table:style-name="ce11" table:formula="of:=ROUND(AVERAGE([.W89:.AC89]))" office:value-type="float" office:value="36" calcext:value-type="float">
            <text:p>36</text:p>
          </table:table-cell>
          <table:table-cell table:style-name="ce11" table:formula="of:=ROUND((([.U89]/[.$AE$1])*MAX([.U89]/350;0.8));2)" office:value-type="float" office:value="3.78" calcext:value-type="float">
            <text:p>3.78</text:p>
          </table:table-cell>
          <table:table-cell table:style-name="ce11" table:formula="of:=ROUND([.U89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89]^2)/([.$AF89]^2);[.$AE$2])))*[.$AE89]*0.8)+([.O89]/10))+10;10)" office:value-type="float" office:value="18" calcext:value-type="float">
            <text:p>18</text:p>
          </table:table-cell>
          <table:table-cell table:style-name="ce41" table:formula="of:=IFERROR(ROUND(((MIN(([.$P89]^2)/([.$AF89]^2);[.$AE$2])))*[.$AE89]);0)" office:value-type="float" office:value="1" calcext:value-type="float">
            <text:p>1</text:p>
          </table:table-cell>
          <table:table-cell table:style-name="ce42" table:formula="of:=IFERROR(ROUND(MIN(([.P89]+[.S89]+[.U89])/8/[.$AF89];[.$AE$2])^2*[.$AE89]);0)" office:value-type="float" office:value="3" calcext:value-type="float">
            <text:p>3</text:p>
          </table:table-cell>
          <table:table-cell table:style-name="ce43" table:formula="of:=IFERROR(ROUND(((MIN(([.T89]^2)/([.$AF89]^2);[.$AE$2])))*[.$AE89]*[.$AF$1]);0)" office:value-type="float" office:value="3" calcext:value-type="float">
            <text:p>3</text:p>
          </table:table-cell>
          <table:table-cell table:style-name="ce44" table:formula="of:=IFERROR(ROUND(((MIN(([.Q89]^2)/([.$AF89]^2);[.$AE$2])))*[.$AE89]*[.$AF$1]);0)" office:value-type="float" office:value="3" calcext:value-type="float">
            <text:p>3</text:p>
          </table:table-cell>
          <table:table-cell table:style-name="ce45" table:formula="of:=IFERROR(ROUND(((MIN(([.S89]^2)/([.$AF89]^2);[.$AE$2])))*[.$AE89]*[.$AF$1]);0)" office:value-type="float" office:value="2" calcext:value-type="float">
            <text:p>2</text:p>
          </table:table-cell>
          <table:table-cell table:style-name="ce46" table:formula="of:=IFERROR(ROUND(((MIN(([.R89]^2)/([.$AF89]^2);[.$AE$2]))*[.$AE89]));0)" office:value-type="float" office:value="6" calcext:value-type="float">
            <text:p>6</text:p>
          </table:table-cell>
          <table:table-cell table:formula="of:=ROUND(AVERAGE([.AI89:.AN89]);2)" office:value-type="float" office:value="3" calcext:value-type="float">
            <text:p>3</text:p>
          </table:table-cell>
          <table:table-cell table:style-name="ce11" table:formula="of:=IFERROR(MIN(MAX((ROUND(AVERAGE((((MIN(([.$O89]^[.$AO$2])/([.$AF89]^[.$AO$2]);[.$AQ$2])))*[.$V89]*0.8)+([.$O89]/10);([.O89]/8));0)*5)+10; 30); 99); 0)" office:value-type="float" office:value="50" calcext:value-type="float">
            <text:p>50</text:p>
          </table:table-cell>
          <table:table-cell table:style-name="ce11" table:formula="of:=IFERROR(MIN(MAX(ROUND(AVERAGE((MIN(([.$P89]^[.$X$2])/([.$AF89]^[.$AO$2]);[.$AQ$2]))*([.$V89]+[.$AR$2]);([.P8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9]+[.$S89]+[.$U89])/8/[.$AF89];[.$AQ$2]))*([.$V89]+3)*[.$AS$2];([.U8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9]^2)/([.$AF89]^[.$AO$2]);[.$AQ$2]))*([.$V89]+3)*[.$AS$2]);([.T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89]^[.$AO$2])/([.$AF89]^[.$AO$2]);[.$AQ$2]))*([.$V89]+3)*[.$AS$2]);([.Q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9]^[.$AO$2])/([.$AF89]^[.$AO$2]);[.$AQ$2]))*([.$V89]+3)*[.$AS$2]);([.S8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9]^[.$AC$2])/([.$AF89]^[.$AO$2]);[.$AQ$2]))*([.$V89]+[.$AR$2]);([.R89]/10));0)*5; [.$AU$2]); [.$AT$2]);0)" office:value-type="float" office:value="35" calcext:value-type="float">
            <text:p>35</text:p>
          </table:table-cell>
          <table:table-cell table:formula="of:=ROUND(AVERAGE([.AP89:.AV89]);2)" office:value-type="float" office:value="33.57" calcext:value-type="float">
            <text:p>33.57</text:p>
          </table:table-cell>
          <table:table-cell/>
          <table:table-cell table:formula="of:=MIN(MAX([.AH89]-[.AH88];0);[.$BF$2])" office:value-type="float" office:value="0" calcext:value-type="float">
            <text:p>0</text:p>
          </table:table-cell>
          <table:table-cell table:formula="of:=MIN(MAX([.AI89]-[.AI88];0);[.$BF$2])" office:value-type="float" office:value="0" calcext:value-type="float">
            <text:p>0</text:p>
          </table:table-cell>
          <table:table-cell table:formula="of:=MIN(MAX([.AJ89]-[.AJ88];0);[.$BF$2])" office:value-type="float" office:value="0" calcext:value-type="float">
            <text:p>0</text:p>
          </table:table-cell>
          <table:table-cell table:formula="of:=MIN(MAX([.AK89]-[.AK88];0);[.$BF$2])" office:value-type="float" office:value="3" calcext:value-type="float">
            <text:p>3</text:p>
          </table:table-cell>
          <table:table-cell table:formula="of:=MIN(MAX([.AL89]-[.AL88];0);[.$BF$2])" office:value-type="float" office:value="0" calcext:value-type="float">
            <text:p>0</text:p>
          </table:table-cell>
          <table:table-cell table:formula="of:=MIN(MAX([.AM89]-[.AM88];0);[.$BF$2])" office:value-type="float" office:value="0" calcext:value-type="float">
            <text:p>0</text:p>
          </table:table-cell>
          <table:table-cell table:formula="of:=MIN(MAX([.AN89]-[.AN8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90]-[.C90]" office:value-type="float" office:value="30" calcext:value-type="float">
            <text:p>30</text:p>
          </table:table-cell>
          <table:table-cell table:style-name="ce29" table:formula="of:=[.P90]-[.D90]" office:value-type="float" office:value="0" calcext:value-type="float">
            <text:p>0</text:p>
          </table:table-cell>
          <table:table-cell table:style-name="ce60" table:formula="of:=[.Q90]-[.E90]" office:value-type="float" office:value="-10" calcext:value-type="float">
            <text:p>-10</text:p>
          </table:table-cell>
          <table:table-cell table:style-name="ce62" table:formula="of:=[.R90]-[.F90]" office:value-type="float" office:value="0" calcext:value-type="float">
            <text:p>0</text:p>
          </table:table-cell>
          <table:table-cell table:style-name="ce64" table:formula="of:=[.S90]-[.G90]" office:value-type="float" office:value="-10" calcext:value-type="float">
            <text:p>-10</text:p>
          </table:table-cell>
          <table:table-cell table:style-name="ce66" table:formula="of:=[.T90]-[.H90]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90:.T90])" office:value-type="float" office:value="495" calcext:value-type="float">
            <text:p>495</text:p>
          </table:table-cell>
          <table:table-cell table:style-name="ce11" table:formula="of:=ROUND((([.U90]/[.$AE$1])*MAX([.U90]/420; 1.2));2)" office:value-type="float" office:value="6.6" calcext:value-type="float">
            <text:p>6.6</text:p>
          </table:table-cell>
          <table:table-cell table:style-name="ce4" table:formula="of:=IFERROR((ROUND((((MIN(([.$O90]^2)/([.$AF90]^2);[.$AD$2])))*[.$V90]*0.8)+([.O90]/10))*5)+10; 0)" office:value-type="float" office:value="75" calcext:value-type="float">
            <text:p>75</text:p>
          </table:table-cell>
          <table:table-cell table:style-name="ce6" table:formula="of:=IFERROR(ROUND((AVERAGE(MIN(([.$P90]^[.$X$2])/([.$AF90]^2);[.$AD$2]); MIN([.P90]/[.$AA$2]; [.$Z$2])))*([.$V90]+[.$Y$2]))*5;0)" office:value-type="float" office:value="30" calcext:value-type="float">
            <text:p>30</text:p>
          </table:table-cell>
          <table:table-cell table:style-name="ce24" table:formula="of:=IFERROR(ROUND((MIN(([.$P90]+[.$S90]+[.$U90])/8/[.$AF90];[.$AD$2]))*([.$V90]+3))*5;0)" office:value-type="float" office:value="45" calcext:value-type="float">
            <text:p>45</text:p>
          </table:table-cell>
          <table:table-cell table:style-name="ce16" table:formula="of:=IFERROR(ROUND(((MIN(([.$T90]^2)/([.$AF90]^2);[.$AD$2]))*([.$V90]+3)*[.$AF$2]))*5;0)" office:value-type="float" office:value="45" calcext:value-type="float">
            <text:p>45</text:p>
          </table:table-cell>
          <table:table-cell table:style-name="ce8" table:formula="of:=IFERROR(ROUND((AVERAGE(MIN(([.$Q90]^2)/([.$AF90]^2);[.$AD$2]);MIN([.Q90]/[.$AB$2]; [.$Z$2]))*([.$V90]+3)*[.$AF$2]))*5;0)" office:value-type="float" office:value="55" calcext:value-type="float">
            <text:p>55</text:p>
          </table:table-cell>
          <table:table-cell table:style-name="ce14" table:formula="of:=IFERROR(ROUND((AVERAGE(MIN(([.$S90]^2)/([.$AF90]^2);[.$AD$2]);MIN([.S90]/[.$AB$2]; [.$Z$2]))*([.$V90]+3)*[.$AF$2]))*5;0)" office:value-type="float" office:value="35" calcext:value-type="float">
            <text:p>35</text:p>
          </table:table-cell>
          <table:table-cell table:style-name="ce10" table:formula="of:=IFERROR(ROUND((AVERAGE(MIN(([.$R90]^[.$AC$2])/([.$AF90]^2);[.$AD$2]); MIN([.R90]/[.$AA$2]; [.$Z$2])))*([.$V90]+[.$Y$2]))*5;0)" office:value-type="float" office:value="70" calcext:value-type="float">
            <text:p>70</text:p>
          </table:table-cell>
          <table:table-cell table:style-name="ce11" table:formula="of:=ROUND(AVERAGE([.W90:.AC90]))" office:value-type="float" office:value="51" calcext:value-type="float">
            <text:p>51</text:p>
          </table:table-cell>
          <table:table-cell table:style-name="ce11" table:formula="of:=ROUND((([.U90]/[.$AE$1])*MAX([.U90]/350;0.8));2)" office:value-type="float" office:value="7.78" calcext:value-type="float">
            <text:p>7.78</text:p>
          </table:table-cell>
          <table:table-cell table:style-name="ce11" table:formula="of:=ROUND([.U9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90]^2)/([.$AF90]^2);[.$AE$2])))*[.$AE90]*0.8)+([.O90]/10))+10;10)" office:value-type="float" office:value="24" calcext:value-type="float">
            <text:p>24</text:p>
          </table:table-cell>
          <table:table-cell table:style-name="ce41" table:formula="of:=IFERROR(ROUND(((MIN(([.$P90]^2)/([.$AF90]^2);[.$AE$2])))*[.$AE90]);0)" office:value-type="float" office:value="4" calcext:value-type="float">
            <text:p>4</text:p>
          </table:table-cell>
          <table:table-cell table:style-name="ce42" table:formula="of:=IFERROR(ROUND(MIN(([.P90]+[.S90]+[.U90])/8/[.$AF90];[.$AE$2])^2*[.$AE90]);0)" office:value-type="float" office:value="7" calcext:value-type="float">
            <text:p>7</text:p>
          </table:table-cell>
          <table:table-cell table:style-name="ce43" table:formula="of:=IFERROR(ROUND(((MIN(([.T90]^2)/([.$AF90]^2);[.$AE$2])))*[.$AE90]*[.$AF$1]);0)" office:value-type="float" office:value="6" calcext:value-type="float">
            <text:p>6</text:p>
          </table:table-cell>
          <table:table-cell table:style-name="ce44" table:formula="of:=IFERROR(ROUND(((MIN(([.Q90]^2)/([.$AF90]^2);[.$AE$2])))*[.$AE90]*[.$AF$1]);0)" office:value-type="float" office:value="6" calcext:value-type="float">
            <text:p>6</text:p>
          </table:table-cell>
          <table:table-cell table:style-name="ce45" table:formula="of:=IFERROR(ROUND(((MIN(([.S90]^2)/([.$AF90]^2);[.$AE$2])))*[.$AE90]*[.$AF$1]);0)" office:value-type="float" office:value="3" calcext:value-type="float">
            <text:p>3</text:p>
          </table:table-cell>
          <table:table-cell table:style-name="ce46" table:formula="of:=IFERROR(ROUND(((MIN(([.R90]^2)/([.$AF90]^2);[.$AE$2]))*[.$AE90]));0)" office:value-type="float" office:value="16" calcext:value-type="float">
            <text:p>16</text:p>
          </table:table-cell>
          <table:table-cell table:formula="of:=ROUND(AVERAGE([.AI90:.AN90]);2)" office:value-type="float" office:value="7" calcext:value-type="float">
            <text:p>7</text:p>
          </table:table-cell>
          <table:table-cell table:style-name="ce11" table:formula="of:=IFERROR(MIN(MAX((ROUND(AVERAGE((((MIN(([.$O90]^[.$AO$2])/([.$AF90]^[.$AO$2]);[.$AQ$2])))*[.$V90]*0.8)+([.$O90]/10);([.O90]/8));0)*5)+10; 30); 99); 0)" office:value-type="float" office:value="65" calcext:value-type="float">
            <text:p>65</text:p>
          </table:table-cell>
          <table:table-cell table:style-name="ce11" table:formula="of:=IFERROR(MIN(MAX(ROUND(AVERAGE((MIN(([.$P90]^[.$X$2])/([.$AF90]^[.$AO$2]);[.$AQ$2]))*([.$V90]+[.$AR$2]);([.P9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90]+[.$S90]+[.$U90])/8/[.$AF90];[.$AQ$2]))*([.$V90]+3)*[.$AS$2];([.U9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0]^2)/([.$AF90]^[.$AO$2]);[.$AQ$2]))*([.$V90]+3)*[.$AS$2]);([.T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90]^[.$AO$2])/([.$AF90]^[.$AO$2]);[.$AQ$2]))*([.$V90]+3)*[.$AS$2]);([.Q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90]^[.$AO$2])/([.$AF90]^[.$AO$2]);[.$AQ$2]))*([.$V90]+3)*[.$AS$2]);([.S9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0]^[.$AC$2])/([.$AF90]^[.$AO$2]);[.$AQ$2]))*([.$V90]+[.$AR$2]);([.R90]/10));0)*5; [.$AU$2]); [.$AT$2]);0)" office:value-type="float" office:value="50" calcext:value-type="float">
            <text:p>50</text:p>
          </table:table-cell>
          <table:table-cell table:formula="of:=ROUND(AVERAGE([.AP90:.AV90]);2)" office:value-type="float" office:value="43.57" calcext:value-type="float">
            <text:p>43.57</text:p>
          </table:table-cell>
          <table:table-cell/>
          <table:table-cell table:formula="of:=MIN(MAX([.AH90]-[.AH89];0);[.$BF$2])" office:value-type="float" office:value="6" calcext:value-type="float">
            <text:p>6</text:p>
          </table:table-cell>
          <table:table-cell table:formula="of:=MIN(MAX([.AI90]-[.AI89];0);[.$BF$2])" office:value-type="float" office:value="3" calcext:value-type="float">
            <text:p>3</text:p>
          </table:table-cell>
          <table:table-cell table:formula="of:=MIN(MAX([.AJ90]-[.AJ89];0);[.$BF$2])" office:value-type="float" office:value="4" calcext:value-type="float">
            <text:p>4</text:p>
          </table:table-cell>
          <table:table-cell table:formula="of:=MIN(MAX([.AK90]-[.AK89];0);[.$BF$2])" office:value-type="float" office:value="3" calcext:value-type="float">
            <text:p>3</text:p>
          </table:table-cell>
          <table:table-cell table:formula="of:=MIN(MAX([.AL90]-[.AL89];0);[.$BF$2])" office:value-type="float" office:value="3" calcext:value-type="float">
            <text:p>3</text:p>
          </table:table-cell>
          <table:table-cell table:formula="of:=MIN(MAX([.AM90]-[.AM89];0);[.$BF$2])" office:value-type="float" office:value="1" calcext:value-type="float">
            <text:p>1</text:p>
          </table:table-cell>
          <table:table-cell table:formula="of:=MIN(MAX([.AN90]-[.AN89];0);[.$BF$2])" office:value-type="float" office:value="10" calcext:value-type="float">
            <text:p>1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91]-[.C91]" office:value-type="float" office:value="0" calcext:value-type="float">
            <text:p>0</text:p>
          </table:table-cell>
          <table:table-cell table:style-name="ce29" table:formula="of:=[.P91]-[.D91]" office:value-type="float" office:value="0" calcext:value-type="float">
            <text:p>0</text:p>
          </table:table-cell>
          <table:table-cell table:style-name="ce60" table:formula="of:=[.Q91]-[.E91]" office:value-type="float" office:value="0" calcext:value-type="float">
            <text:p>0</text:p>
          </table:table-cell>
          <table:table-cell table:style-name="ce62" table:formula="of:=[.R91]-[.F91]" office:value-type="float" office:value="0" calcext:value-type="float">
            <text:p>0</text:p>
          </table:table-cell>
          <table:table-cell table:style-name="ce64" table:formula="of:=[.S91]-[.G91]" office:value-type="float" office:value="0" calcext:value-type="float">
            <text:p>0</text:p>
          </table:table-cell>
          <table:table-cell table:style-name="ce66" table:formula="of:=[.T91]-[.H91]" office:value-type="float" office:value="10" calcext:value-type="float">
            <text:p>10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91:.T91])" office:value-type="float" office:value="417" calcext:value-type="float">
            <text:p>417</text:p>
          </table:table-cell>
          <table:table-cell table:style-name="ce11" table:formula="of:=ROUND((([.U91]/[.$AE$1])*MAX([.U91]/420; 1.2));2)" office:value-type="float" office:value="5.56" calcext:value-type="float">
            <text:p>5.56</text:p>
          </table:table-cell>
          <table:table-cell table:style-name="ce4" table:formula="of:=IFERROR((ROUND((((MIN(([.$O91]^2)/([.$AF91]^2);[.$AD$2])))*[.$V91]*0.8)+([.O91]/10))*5)+10; 0)" office:value-type="float" office:value="70" calcext:value-type="float">
            <text:p>70</text:p>
          </table:table-cell>
          <table:table-cell table:style-name="ce6" table:formula="of:=IFERROR(ROUND((AVERAGE(MIN(([.$P91]^[.$X$2])/([.$AF91]^2);[.$AD$2]); MIN([.P91]/[.$AA$2]; [.$Z$2])))*([.$V91]+[.$Y$2]))*5;0)" office:value-type="float" office:value="60" calcext:value-type="float">
            <text:p>60</text:p>
          </table:table-cell>
          <table:table-cell table:style-name="ce24" table:formula="of:=IFERROR(ROUND((MIN(([.$P91]+[.$S91]+[.$U91])/8/[.$AF91];[.$AD$2]))*([.$V91]+3))*5;0)" office:value-type="float" office:value="45" calcext:value-type="float">
            <text:p>45</text:p>
          </table:table-cell>
          <table:table-cell table:style-name="ce16" table:formula="of:=IFERROR(ROUND(((MIN(([.$T91]^2)/([.$AF91]^2);[.$AD$2]))*([.$V91]+3)*[.$AF$2]))*5;0)" office:value-type="float" office:value="35" calcext:value-type="float">
            <text:p>35</text:p>
          </table:table-cell>
          <table:table-cell table:style-name="ce8" table:formula="of:=IFERROR(ROUND((AVERAGE(MIN(([.$Q91]^2)/([.$AF91]^2);[.$AD$2]);MIN([.Q91]/[.$AB$2]; [.$Z$2]))*([.$V91]+3)*[.$AF$2]))*5;0)" office:value-type="float" office:value="30" calcext:value-type="float">
            <text:p>30</text:p>
          </table:table-cell>
          <table:table-cell table:style-name="ce14" table:formula="of:=IFERROR(ROUND((AVERAGE(MIN(([.$S91]^2)/([.$AF91]^2);[.$AD$2]);MIN([.S91]/[.$AB$2]; [.$Z$2]))*([.$V91]+3)*[.$AF$2]))*5;0)" office:value-type="float" office:value="35" calcext:value-type="float">
            <text:p>35</text:p>
          </table:table-cell>
          <table:table-cell table:style-name="ce10" table:formula="of:=IFERROR(ROUND((AVERAGE(MIN(([.$R91]^[.$AC$2])/([.$AF91]^2);[.$AD$2]); MIN([.R91]/[.$AA$2]; [.$Z$2])))*([.$V91]+[.$Y$2]))*5;0)" office:value-type="float" office:value="30" calcext:value-type="float">
            <text:p>30</text:p>
          </table:table-cell>
          <table:table-cell table:style-name="ce11" table:formula="of:=ROUND(AVERAGE([.W91:.AC91]))" office:value-type="float" office:value="44" calcext:value-type="float">
            <text:p>44</text:p>
          </table:table-cell>
          <table:table-cell table:style-name="ce11" table:formula="of:=ROUND((([.U91]/[.$AE$1])*MAX([.U91]/350;0.8));2)" office:value-type="float" office:value="5.52" calcext:value-type="float">
            <text:p>5.52</text:p>
          </table:table-cell>
          <table:table-cell table:style-name="ce11" table:formula="of:=ROUND([.U91]/6;2)" office:value-type="float" office:value="69.5" calcext:value-type="float">
            <text:p>69.5</text:p>
          </table:table-cell>
          <table:table-cell table:style-name="ce11"/>
          <table:table-cell table:style-name="ce40" table:formula="of:=IFERROR(ROUND((((MIN(([.$O91]^2)/([.$AF91]^2);[.$AE$2])))*[.$AE91]*0.8)+([.O91]/10))+10;10)" office:value-type="float" office:value="22" calcext:value-type="float">
            <text:p>22</text:p>
          </table:table-cell>
          <table:table-cell table:style-name="ce41" table:formula="of:=IFERROR(ROUND(((MIN(([.$P91]^2)/([.$AF91]^2);[.$AE$2])))*[.$AE91]);0)" office:value-type="float" office:value="11" calcext:value-type="float">
            <text:p>11</text:p>
          </table:table-cell>
          <table:table-cell table:style-name="ce42" table:formula="of:=IFERROR(ROUND(MIN(([.P91]+[.S91]+[.U91])/8/[.$AF91];[.$AE$2])^2*[.$AE91]);0)" office:value-type="float" office:value="6" calcext:value-type="float">
            <text:p>6</text:p>
          </table:table-cell>
          <table:table-cell table:style-name="ce43" table:formula="of:=IFERROR(ROUND(((MIN(([.T91]^2)/([.$AF91]^2);[.$AE$2])))*[.$AE91]*[.$AF$1]);0)" office:value-type="float" office:value="4" calcext:value-type="float">
            <text:p>4</text:p>
          </table:table-cell>
          <table:table-cell table:style-name="ce44" table:formula="of:=IFERROR(ROUND(((MIN(([.Q91]^2)/([.$AF91]^2);[.$AE$2])))*[.$AE91]*[.$AF$1]);0)" office:value-type="float" office:value="2" calcext:value-type="float">
            <text:p>2</text:p>
          </table:table-cell>
          <table:table-cell table:style-name="ce45" table:formula="of:=IFERROR(ROUND(((MIN(([.S91]^2)/([.$AF91]^2);[.$AE$2])))*[.$AE91]*[.$AF$1]);0)" office:value-type="float" office:value="3" calcext:value-type="float">
            <text:p>3</text:p>
          </table:table-cell>
          <table:table-cell table:style-name="ce46" table:formula="of:=IFERROR(ROUND(((MIN(([.R91]^2)/([.$AF91]^2);[.$AE$2]))*[.$AE91]));0)" office:value-type="float" office:value="4" calcext:value-type="float">
            <text:p>4</text:p>
          </table:table-cell>
          <table:table-cell table:formula="of:=ROUND(AVERAGE([.AI91:.AN91]);2)" office:value-type="float" office:value="5" calcext:value-type="float">
            <text:p>5</text:p>
          </table:table-cell>
          <table:table-cell table:style-name="ce11" table:formula="of:=IFERROR(MIN(MAX((ROUND(AVERAGE((((MIN(([.$O91]^[.$AO$2])/([.$AF91]^[.$AO$2]);[.$AQ$2])))*[.$V91]*0.8)+([.$O91]/10);([.O91]/8));0)*5)+10; 30); 99); 0)" office:value-type="float" office:value="60" calcext:value-type="float">
            <text:p>60</text:p>
          </table:table-cell>
          <table:table-cell table:style-name="ce11" table:formula="of:=IFERROR(MIN(MAX(ROUND(AVERAGE((MIN(([.$P91]^[.$X$2])/([.$AF91]^[.$AO$2]);[.$AQ$2]))*([.$V91]+[.$AR$2]);([.P9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1]+[.$S91]+[.$U91])/8/[.$AF91];[.$AQ$2]))*([.$V91]+3)*[.$AS$2];([.U9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91]^2)/([.$AF91]^[.$AO$2]);[.$AQ$2]))*([.$V91]+3)*[.$AS$2]);([.T9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1]^[.$AO$2])/([.$AF91]^[.$AO$2]);[.$AQ$2]))*([.$V91]+3)*[.$AS$2]);([.Q9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1]^[.$AO$2])/([.$AF91]^[.$AO$2]);[.$AQ$2]))*([.$V91]+3)*[.$AS$2]);([.S9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1]^[.$AC$2])/([.$AF91]^[.$AO$2]);[.$AQ$2]))*([.$V91]+[.$AR$2]);([.R91]/10));0)*5; [.$AU$2]); [.$AT$2]);0)" office:value-type="float" office:value="30" calcext:value-type="float">
            <text:p>30</text:p>
          </table:table-cell>
          <table:table-cell table:formula="of:=ROUND(AVERAGE([.AP91:.AV91]);2)" office:value-type="float" office:value="38.57" calcext:value-type="float">
            <text:p>38.57</text:p>
          </table:table-cell>
          <table:table-cell/>
          <table:table-cell table:formula="of:=MIN(MAX([.AH91]-[.AH90];0);[.$BF$2])" office:value-type="float" office:value="0" calcext:value-type="float">
            <text:p>0</text:p>
          </table:table-cell>
          <table:table-cell table:formula="of:=MIN(MAX([.AI91]-[.AI90];0);[.$BF$2])" office:value-type="float" office:value="7" calcext:value-type="float">
            <text:p>7</text:p>
          </table:table-cell>
          <table:table-cell table:formula="of:=MIN(MAX([.AJ91]-[.AJ90];0);[.$BF$2])" office:value-type="float" office:value="0" calcext:value-type="float">
            <text:p>0</text:p>
          </table:table-cell>
          <table:table-cell table:formula="of:=MIN(MAX([.AK91]-[.AK90];0);[.$BF$2])" office:value-type="float" office:value="0" calcext:value-type="float">
            <text:p>0</text:p>
          </table:table-cell>
          <table:table-cell table:formula="of:=MIN(MAX([.AL91]-[.AL90];0);[.$BF$2])" office:value-type="float" office:value="0" calcext:value-type="float">
            <text:p>0</text:p>
          </table:table-cell>
          <table:table-cell table:formula="of:=MIN(MAX([.AM91]-[.AM90];0);[.$BF$2])" office:value-type="float" office:value="0" calcext:value-type="float">
            <text:p>0</text:p>
          </table:table-cell>
          <table:table-cell table:formula="of:=MIN(MAX([.AN91]-[.AN9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5" calcext:value-type="float">
            <text:p>75</text:p>
          </table:table-cell>
          <table:table-cell table:style-name="ce55" table:formula="of:=[.O92]-[.C92]" office:value-type="float" office:value="25" calcext:value-type="float">
            <text:p>25</text:p>
          </table:table-cell>
          <table:table-cell table:style-name="ce29" table:formula="of:=[.P92]-[.D92]" office:value-type="float" office:value="-10" calcext:value-type="float">
            <text:p>-10</text:p>
          </table:table-cell>
          <table:table-cell table:style-name="ce60" table:formula="of:=[.Q92]-[.E92]" office:value-type="float" office:value="0" calcext:value-type="float">
            <text:p>0</text:p>
          </table:table-cell>
          <table:table-cell table:style-name="ce62" table:formula="of:=[.R92]-[.F92]" office:value-type="float" office:value="5" calcext:value-type="float">
            <text:p>5</text:p>
          </table:table-cell>
          <table:table-cell table:style-name="ce64" table:formula="of:=[.S92]-[.G92]" office:value-type="float" office:value="5" calcext:value-type="float">
            <text:p>5</text:p>
          </table:table-cell>
          <table:table-cell table:style-name="ce66" table:formula="of:=[.T92]-[.H92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92:.T92])" office:value-type="float" office:value="345" calcext:value-type="float">
            <text:p>345</text:p>
          </table:table-cell>
          <table:table-cell table:style-name="ce11" table:formula="of:=ROUND((([.U92]/[.$AE$1])*MAX([.U92]/420; 1.2));2)" office:value-type="float" office:value="4.6" calcext:value-type="float">
            <text:p>4.6</text:p>
          </table:table-cell>
          <table:table-cell table:style-name="ce4" table:formula="of:=IFERROR((ROUND((((MIN(([.$O92]^2)/([.$AF92]^2);[.$AD$2])))*[.$V92]*0.8)+([.O92]/10))*5)+10; 0)" office:value-type="float" office:value="60" calcext:value-type="float">
            <text:p>60</text:p>
          </table:table-cell>
          <table:table-cell table:style-name="ce6" table:formula="of:=IFERROR(ROUND((AVERAGE(MIN(([.$P92]^[.$X$2])/([.$AF92]^2);[.$AD$2]); MIN([.P92]/[.$AA$2]; [.$Z$2])))*([.$V92]+[.$Y$2]))*5;0)" office:value-type="float" office:value="40" calcext:value-type="float">
            <text:p>40</text:p>
          </table:table-cell>
          <table:table-cell table:style-name="ce24" table:formula="of:=IFERROR(ROUND((MIN(([.$P92]+[.$S92]+[.$U92])/8/[.$AF92];[.$AD$2]))*([.$V92]+3))*5;0)" office:value-type="float" office:value="40" calcext:value-type="float">
            <text:p>40</text:p>
          </table:table-cell>
          <table:table-cell table:style-name="ce16" table:formula="of:=IFERROR(ROUND(((MIN(([.$T92]^2)/([.$AF92]^2);[.$AD$2]))*([.$V92]+3)*[.$AF$2]))*5;0)" office:value-type="float" office:value="65" calcext:value-type="float">
            <text:p>65</text:p>
          </table:table-cell>
          <table:table-cell table:style-name="ce8" table:formula="of:=IFERROR(ROUND((AVERAGE(MIN(([.$Q92]^2)/([.$AF92]^2);[.$AD$2]);MIN([.Q92]/[.$AB$2]; [.$Z$2]))*([.$V92]+3)*[.$AF$2]))*5;0)" office:value-type="float" office:value="25" calcext:value-type="float">
            <text:p>25</text:p>
          </table:table-cell>
          <table:table-cell table:style-name="ce14" table:formula="of:=IFERROR(ROUND((AVERAGE(MIN(([.$S92]^2)/([.$AF92]^2);[.$AD$2]);MIN([.S92]/[.$AB$2]; [.$Z$2]))*([.$V92]+3)*[.$AF$2]))*5;0)" office:value-type="float" office:value="20" calcext:value-type="float">
            <text:p>20</text:p>
          </table:table-cell>
          <table:table-cell table:style-name="ce10" table:formula="of:=IFERROR(ROUND((AVERAGE(MIN(([.$R92]^[.$AC$2])/([.$AF92]^2);[.$AD$2]); MIN([.R92]/[.$AA$2]; [.$Z$2])))*([.$V92]+[.$Y$2]))*5;0)" office:value-type="float" office:value="15" calcext:value-type="float">
            <text:p>15</text:p>
          </table:table-cell>
          <table:table-cell table:style-name="ce11" table:formula="of:=ROUND(AVERAGE([.W92:.AC92]))" office:value-type="float" office:value="38" calcext:value-type="float">
            <text:p>38</text:p>
          </table:table-cell>
          <table:table-cell table:style-name="ce11" table:formula="of:=ROUND((([.U92]/[.$AE$1])*MAX([.U92]/350;0.8));2)" office:value-type="float" office:value="3.78" calcext:value-type="float">
            <text:p>3.78</text:p>
          </table:table-cell>
          <table:table-cell table:style-name="ce11" table:formula="of:=ROUND([.U92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92]^2)/([.$AF92]^2);[.$AE$2])))*[.$AE92]*0.8)+([.O92]/10))+10;10)" office:value-type="float" office:value="19" calcext:value-type="float">
            <text:p>19</text:p>
          </table:table-cell>
          <table:table-cell table:style-name="ce41" table:formula="of:=IFERROR(ROUND(((MIN(([.$P92]^2)/([.$AF92]^2);[.$AE$2])))*[.$AE92]);0)" office:value-type="float" office:value="6" calcext:value-type="float">
            <text:p>6</text:p>
          </table:table-cell>
          <table:table-cell table:style-name="ce42" table:formula="of:=IFERROR(ROUND(MIN(([.P92]+[.S92]+[.U92])/8/[.$AF92];[.$AE$2])^2*[.$AE92]);0)" office:value-type="float" office:value="4" calcext:value-type="float">
            <text:p>4</text:p>
          </table:table-cell>
          <table:table-cell table:style-name="ce43" table:formula="of:=IFERROR(ROUND(((MIN(([.T92]^2)/([.$AF92]^2);[.$AE$2])))*[.$AE92]*[.$AF$1]);0)" office:value-type="float" office:value="5" calcext:value-type="float">
            <text:p>5</text:p>
          </table:table-cell>
          <table:table-cell table:style-name="ce44" table:formula="of:=IFERROR(ROUND(((MIN(([.Q92]^2)/([.$AF92]^2);[.$AE$2])))*[.$AE92]*[.$AF$1]);0)" office:value-type="float" office:value="2" calcext:value-type="float">
            <text:p>2</text:p>
          </table:table-cell>
          <table:table-cell table:style-name="ce45" table:formula="of:=IFERROR(ROUND(((MIN(([.S92]^2)/([.$AF92]^2);[.$AE$2])))*[.$AE92]*[.$AF$1]);0)" office:value-type="float" office:value="1" calcext:value-type="float">
            <text:p>1</text:p>
          </table:table-cell>
          <table:table-cell table:style-name="ce46" table:formula="of:=IFERROR(ROUND(((MIN(([.R92]^2)/([.$AF92]^2);[.$AE$2]))*[.$AE92]));0)" office:value-type="float" office:value="2" calcext:value-type="float">
            <text:p>2</text:p>
          </table:table-cell>
          <table:table-cell table:formula="of:=ROUND(AVERAGE([.AI92:.AN92]);2)" office:value-type="float" office:value="3.33" calcext:value-type="float">
            <text:p>3.33</text:p>
          </table:table-cell>
          <table:table-cell table:style-name="ce11" table:formula="of:=IFERROR(MIN(MAX((ROUND(AVERAGE((((MIN(([.$O92]^[.$AO$2])/([.$AF92]^[.$AO$2]);[.$AQ$2])))*[.$V92]*0.8)+([.$O92]/10);([.O92]/8));0)*5)+10; 30); 99); 0)" office:value-type="float" office:value="50" calcext:value-type="float">
            <text:p>50</text:p>
          </table:table-cell>
          <table:table-cell table:style-name="ce11" table:formula="of:=IFERROR(MIN(MAX(ROUND(AVERAGE((MIN(([.$P92]^[.$X$2])/([.$AF92]^[.$AO$2]);[.$AQ$2]))*([.$V92]+[.$AR$2]);([.P9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2]+[.$S92]+[.$U92])/8/[.$AF92];[.$AQ$2]))*([.$V92]+3)*[.$AS$2];([.U9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2]^2)/([.$AF92]^[.$AO$2]);[.$AQ$2]))*([.$V92]+3)*[.$AS$2]);([.T9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2]^[.$AO$2])/([.$AF92]^[.$AO$2]);[.$AQ$2]))*([.$V92]+3)*[.$AS$2]);([.Q9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2]^[.$AO$2])/([.$AF92]^[.$AO$2]);[.$AQ$2]))*([.$V92]+3)*[.$AS$2]);([.S9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92]^[.$AC$2])/([.$AF92]^[.$AO$2]);[.$AQ$2]))*([.$V92]+[.$AR$2]);([.R92]/10));0)*5; [.$AU$2]); [.$AT$2]);0)" office:value-type="float" office:value="20" calcext:value-type="float">
            <text:p>20</text:p>
          </table:table-cell>
          <table:table-cell table:formula="of:=ROUND(AVERAGE([.AP92:.AV92]);2)" office:value-type="float" office:value="32.14" calcext:value-type="float">
            <text:p>32.14</text:p>
          </table:table-cell>
          <table:table-cell/>
          <table:table-cell table:formula="of:=MIN(MAX([.AH92]-[.AH91];0);[.$BF$2])" office:value-type="float" office:value="0" calcext:value-type="float">
            <text:p>0</text:p>
          </table:table-cell>
          <table:table-cell table:formula="of:=MIN(MAX([.AI92]-[.AI91];0);[.$BF$2])" office:value-type="float" office:value="0" calcext:value-type="float">
            <text:p>0</text:p>
          </table:table-cell>
          <table:table-cell table:formula="of:=MIN(MAX([.AJ92]-[.AJ91];0);[.$BF$2])" office:value-type="float" office:value="0" calcext:value-type="float">
            <text:p>0</text:p>
          </table:table-cell>
          <table:table-cell table:formula="of:=MIN(MAX([.AK92]-[.AK91];0);[.$BF$2])" office:value-type="float" office:value="1" calcext:value-type="float">
            <text:p>1</text:p>
          </table:table-cell>
          <table:table-cell table:formula="of:=MIN(MAX([.AL92]-[.AL91];0);[.$BF$2])" office:value-type="float" office:value="0" calcext:value-type="float">
            <text:p>0</text:p>
          </table:table-cell>
          <table:table-cell table:formula="of:=MIN(MAX([.AM92]-[.AM91];0);[.$BF$2])" office:value-type="float" office:value="0" calcext:value-type="float">
            <text:p>0</text:p>
          </table:table-cell>
          <table:table-cell table:formula="of:=MIN(MAX([.AN92]-[.AN9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93]-[.C93]" office:value-type="float" office:value="15" calcext:value-type="float">
            <text:p>15</text:p>
          </table:table-cell>
          <table:table-cell table:style-name="ce29" table:formula="of:=[.P93]-[.D93]" office:value-type="float" office:value="-10" calcext:value-type="float">
            <text:p>-10</text:p>
          </table:table-cell>
          <table:table-cell table:style-name="ce60" table:formula="of:=[.Q93]-[.E93]" office:value-type="float" office:value="0" calcext:value-type="float">
            <text:p>0</text:p>
          </table:table-cell>
          <table:table-cell table:style-name="ce62" table:formula="of:=[.R93]-[.F93]" office:value-type="float" office:value="0" calcext:value-type="float">
            <text:p>0</text:p>
          </table:table-cell>
          <table:table-cell table:style-name="ce64" table:formula="of:=[.S93]-[.G93]" office:value-type="float" office:value="0" calcext:value-type="float">
            <text:p>0</text:p>
          </table:table-cell>
          <table:table-cell table:style-name="ce66" table:formula="of:=[.T93]-[.H93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93:.T93])" office:value-type="float" office:value="475" calcext:value-type="float">
            <text:p>475</text:p>
          </table:table-cell>
          <table:table-cell table:style-name="ce11" table:formula="of:=ROUND((([.U93]/[.$AE$1])*MAX([.U93]/420; 1.2));2)" office:value-type="float" office:value="6.33" calcext:value-type="float">
            <text:p>6.33</text:p>
          </table:table-cell>
          <table:table-cell table:style-name="ce4" table:formula="of:=IFERROR((ROUND((((MIN(([.$O93]^2)/([.$AF93]^2);[.$AD$2])))*[.$V93]*0.8)+([.O93]/10))*5)+10; 0)" office:value-type="float" office:value="70" calcext:value-type="float">
            <text:p>70</text:p>
          </table:table-cell>
          <table:table-cell table:style-name="ce6" table:formula="of:=IFERROR(ROUND((AVERAGE(MIN(([.$P93]^[.$X$2])/([.$AF93]^2);[.$AD$2]); MIN([.P93]/[.$AA$2]; [.$Z$2])))*([.$V93]+[.$Y$2]))*5;0)" office:value-type="float" office:value="60" calcext:value-type="float">
            <text:p>60</text:p>
          </table:table-cell>
          <table:table-cell table:style-name="ce24" table:formula="of:=IFERROR(ROUND((MIN(([.$P93]+[.$S93]+[.$U93])/8/[.$AF93];[.$AD$2]))*([.$V93]+3))*5;0)" office:value-type="float" office:value="45" calcext:value-type="float">
            <text:p>45</text:p>
          </table:table-cell>
          <table:table-cell table:style-name="ce16" table:formula="of:=IFERROR(ROUND(((MIN(([.$T93]^2)/([.$AF93]^2);[.$AD$2]))*([.$V93]+3)*[.$AF$2]))*5;0)" office:value-type="float" office:value="70" calcext:value-type="float">
            <text:p>70</text:p>
          </table:table-cell>
          <table:table-cell table:style-name="ce8" table:formula="of:=IFERROR(ROUND((AVERAGE(MIN(([.$Q93]^2)/([.$AF93]^2);[.$AD$2]);MIN([.Q93]/[.$AB$2]; [.$Z$2]))*([.$V93]+3)*[.$AF$2]))*5;0)" office:value-type="float" office:value="45" calcext:value-type="float">
            <text:p>45</text:p>
          </table:table-cell>
          <table:table-cell table:style-name="ce14" table:formula="of:=IFERROR(ROUND((AVERAGE(MIN(([.$S93]^2)/([.$AF93]^2);[.$AD$2]);MIN([.S93]/[.$AB$2]; [.$Z$2]))*([.$V93]+3)*[.$AF$2]))*5;0)" office:value-type="float" office:value="35" calcext:value-type="float">
            <text:p>35</text:p>
          </table:table-cell>
          <table:table-cell table:style-name="ce10" table:formula="of:=IFERROR(ROUND((AVERAGE(MIN(([.$R93]^[.$AC$2])/([.$AF93]^2);[.$AD$2]); MIN([.R93]/[.$AA$2]; [.$Z$2])))*([.$V93]+[.$Y$2]))*5;0)" office:value-type="float" office:value="30" calcext:value-type="float">
            <text:p>30</text:p>
          </table:table-cell>
          <table:table-cell table:style-name="ce11" table:formula="of:=ROUND(AVERAGE([.W93:.AC93]))" office:value-type="float" office:value="51" calcext:value-type="float">
            <text:p>51</text:p>
          </table:table-cell>
          <table:table-cell table:style-name="ce11" table:formula="of:=ROUND((([.U93]/[.$AE$1])*MAX([.U93]/350;0.8));2)" office:value-type="float" office:value="7.16" calcext:value-type="float">
            <text:p>7.16</text:p>
          </table:table-cell>
          <table:table-cell table:style-name="ce11" table:formula="of:=ROUND([.U93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93]^2)/([.$AF93]^2);[.$AE$2])))*[.$AE93]*0.8)+([.O93]/10))+10;10)" office:value-type="float" office:value="23" calcext:value-type="float">
            <text:p>23</text:p>
          </table:table-cell>
          <table:table-cell table:style-name="ce41" table:formula="of:=IFERROR(ROUND(((MIN(([.$P93]^2)/([.$AF93]^2);[.$AE$2])))*[.$AE93]);0)" office:value-type="float" office:value="11" calcext:value-type="float">
            <text:p>11</text:p>
          </table:table-cell>
          <table:table-cell table:style-name="ce42" table:formula="of:=IFERROR(ROUND(MIN(([.P93]+[.S93]+[.U93])/8/[.$AF93];[.$AE$2])^2*[.$AE93]);0)" office:value-type="float" office:value="7" calcext:value-type="float">
            <text:p>7</text:p>
          </table:table-cell>
          <table:table-cell table:style-name="ce43" table:formula="of:=IFERROR(ROUND(((MIN(([.T93]^2)/([.$AF93]^2);[.$AE$2])))*[.$AE93]*[.$AF$1]);0)" office:value-type="float" office:value="10" calcext:value-type="float">
            <text:p>10</text:p>
          </table:table-cell>
          <table:table-cell table:style-name="ce44" table:formula="of:=IFERROR(ROUND(((MIN(([.Q93]^2)/([.$AF93]^2);[.$AE$2])))*[.$AE93]*[.$AF$1]);0)" office:value-type="float" office:value="4" calcext:value-type="float">
            <text:p>4</text:p>
          </table:table-cell>
          <table:table-cell table:style-name="ce45" table:formula="of:=IFERROR(ROUND(((MIN(([.S93]^2)/([.$AF93]^2);[.$AE$2])))*[.$AE93]*[.$AF$1]);0)" office:value-type="float" office:value="3" calcext:value-type="float">
            <text:p>3</text:p>
          </table:table-cell>
          <table:table-cell table:style-name="ce46" table:formula="of:=IFERROR(ROUND(((MIN(([.R93]^2)/([.$AF93]^2);[.$AE$2]))*[.$AE93]));0)" office:value-type="float" office:value="4" calcext:value-type="float">
            <text:p>4</text:p>
          </table:table-cell>
          <table:table-cell table:formula="of:=ROUND(AVERAGE([.AI93:.AN93]);2)" office:value-type="float" office:value="6.5" calcext:value-type="float">
            <text:p>6.5</text:p>
          </table:table-cell>
          <table:table-cell table:style-name="ce11" table:formula="of:=IFERROR(MIN(MAX((ROUND(AVERAGE((((MIN(([.$O93]^[.$AO$2])/([.$AF93]^[.$AO$2]);[.$AQ$2])))*[.$V93]*0.8)+([.$O93]/10);([.O93]/8));0)*5)+10; 30); 99); 0)" office:value-type="float" office:value="65" calcext:value-type="float">
            <text:p>65</text:p>
          </table:table-cell>
          <table:table-cell table:style-name="ce11" table:formula="of:=IFERROR(MIN(MAX(ROUND(AVERAGE((MIN(([.$P93]^[.$X$2])/([.$AF93]^[.$AO$2]);[.$AQ$2]))*([.$V93]+[.$AR$2]);([.P9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3]+[.$S93]+[.$U93])/8/[.$AF93];[.$AQ$2]))*([.$V93]+3)*[.$AS$2];([.U9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3]^2)/([.$AF93]^[.$AO$2]);[.$AQ$2]))*([.$V93]+3)*[.$AS$2]);([.T9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93]^[.$AO$2])/([.$AF93]^[.$AO$2]);[.$AQ$2]))*([.$V93]+3)*[.$AS$2]);([.Q9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93]^[.$AO$2])/([.$AF93]^[.$AO$2]);[.$AQ$2]))*([.$V93]+3)*[.$AS$2]);([.S9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3]^[.$AC$2])/([.$AF93]^[.$AO$2]);[.$AQ$2]))*([.$V93]+[.$AR$2]);([.R93]/10));0)*5; [.$AU$2]); [.$AT$2]);0)" office:value-type="float" office:value="25" calcext:value-type="float">
            <text:p>25</text:p>
          </table:table-cell>
          <table:table-cell table:formula="of:=ROUND(AVERAGE([.AP93:.AV93]);2)" office:value-type="float" office:value="42.14" calcext:value-type="float">
            <text:p>42.14</text:p>
          </table:table-cell>
          <table:table-cell/>
          <table:table-cell table:formula="of:=MIN(MAX([.AH93]-[.AH92];0);[.$BF$2])" office:value-type="float" office:value="4" calcext:value-type="float">
            <text:p>4</text:p>
          </table:table-cell>
          <table:table-cell table:formula="of:=MIN(MAX([.AI93]-[.AI92];0);[.$BF$2])" office:value-type="float" office:value="5" calcext:value-type="float">
            <text:p>5</text:p>
          </table:table-cell>
          <table:table-cell table:formula="of:=MIN(MAX([.AJ93]-[.AJ92];0);[.$BF$2])" office:value-type="float" office:value="3" calcext:value-type="float">
            <text:p>3</text:p>
          </table:table-cell>
          <table:table-cell table:formula="of:=MIN(MAX([.AK93]-[.AK92];0);[.$BF$2])" office:value-type="float" office:value="5" calcext:value-type="float">
            <text:p>5</text:p>
          </table:table-cell>
          <table:table-cell table:formula="of:=MIN(MAX([.AL93]-[.AL92];0);[.$BF$2])" office:value-type="float" office:value="2" calcext:value-type="float">
            <text:p>2</text:p>
          </table:table-cell>
          <table:table-cell table:formula="of:=MIN(MAX([.AM93]-[.AM92];0);[.$BF$2])" office:value-type="float" office:value="2" calcext:value-type="float">
            <text:p>2</text:p>
          </table:table-cell>
          <table:table-cell table:formula="of:=MIN(MAX([.AN93]-[.AN92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94]-[.C94]" office:value-type="float" office:value="0" calcext:value-type="float">
            <text:p>0</text:p>
          </table:table-cell>
          <table:table-cell table:style-name="ce29" table:formula="of:=[.P94]-[.D94]" office:value-type="float" office:value="25" calcext:value-type="float">
            <text:p>25</text:p>
          </table:table-cell>
          <table:table-cell table:style-name="ce60" table:formula="of:=[.Q94]-[.E94]" office:value-type="float" office:value="-5" calcext:value-type="float">
            <text:p>-5</text:p>
          </table:table-cell>
          <table:table-cell table:style-name="ce62" table:formula="of:=[.R94]-[.F94]" office:value-type="float" office:value="32" calcext:value-type="float">
            <text:p>32</text:p>
          </table:table-cell>
          <table:table-cell table:style-name="ce64" table:formula="of:=[.S94]-[.G94]" office:value-type="float" office:value="-5" calcext:value-type="float">
            <text:p>-5</text:p>
          </table:table-cell>
          <table:table-cell table:style-name="ce66" table:formula="of:=[.T94]-[.H94]" office:value-type="float" office:value="20" calcext:value-type="float">
            <text:p>2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7" calcext:value-type="float">
            <text:p>77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94:.T94])" office:value-type="float" office:value="392" calcext:value-type="float">
            <text:p>392</text:p>
          </table:table-cell>
          <table:table-cell table:style-name="ce11" table:formula="of:=ROUND((([.U94]/[.$AE$1])*MAX([.U94]/420; 1.2));2)" office:value-type="float" office:value="5.23" calcext:value-type="float">
            <text:p>5.23</text:p>
          </table:table-cell>
          <table:table-cell table:style-name="ce4" table:formula="of:=IFERROR((ROUND((((MIN(([.$O94]^2)/([.$AF94]^2);[.$AD$2])))*[.$V94]*0.8)+([.O94]/10))*5)+10; 0)" office:value-type="float" office:value="65" calcext:value-type="float">
            <text:p>65</text:p>
          </table:table-cell>
          <table:table-cell table:style-name="ce6" table:formula="of:=IFERROR(ROUND((AVERAGE(MIN(([.$P94]^[.$X$2])/([.$AF94]^2);[.$AD$2]); MIN([.P94]/[.$AA$2]; [.$Z$2])))*([.$V94]+[.$Y$2]))*5;0)" office:value-type="float" office:value="35" calcext:value-type="float">
            <text:p>35</text:p>
          </table:table-cell>
          <table:table-cell table:style-name="ce24" table:formula="of:=IFERROR(ROUND((MIN(([.$P94]+[.$S94]+[.$U94])/8/[.$AF94];[.$AD$2]))*([.$V94]+3))*5;0)" office:value-type="float" office:value="40" calcext:value-type="float">
            <text:p>40</text:p>
          </table:table-cell>
          <table:table-cell table:style-name="ce16" table:formula="of:=IFERROR(ROUND(((MIN(([.$T94]^2)/([.$AF94]^2);[.$AD$2]))*([.$V94]+3)*[.$AF$2]))*5;0)" office:value-type="float" office:value="35" calcext:value-type="float">
            <text:p>35</text:p>
          </table:table-cell>
          <table:table-cell table:style-name="ce8" table:formula="of:=IFERROR(ROUND((AVERAGE(MIN(([.$Q94]^2)/([.$AF94]^2);[.$AD$2]);MIN([.Q94]/[.$AB$2]; [.$Z$2]))*([.$V94]+3)*[.$AF$2]))*5;0)" office:value-type="float" office:value="30" calcext:value-type="float">
            <text:p>30</text:p>
          </table:table-cell>
          <table:table-cell table:style-name="ce14" table:formula="of:=IFERROR(ROUND((AVERAGE(MIN(([.$S94]^2)/([.$AF94]^2);[.$AD$2]);MIN([.S94]/[.$AB$2]; [.$Z$2]))*([.$V94]+3)*[.$AF$2]))*5;0)" office:value-type="float" office:value="40" calcext:value-type="float">
            <text:p>40</text:p>
          </table:table-cell>
          <table:table-cell table:style-name="ce10" table:formula="of:=IFERROR(ROUND((AVERAGE(MIN(([.$R94]^[.$AC$2])/([.$AF94]^2);[.$AD$2]); MIN([.R94]/[.$AA$2]; [.$Z$2])))*([.$V94]+[.$Y$2]))*5;0)" office:value-type="float" office:value="45" calcext:value-type="float">
            <text:p>45</text:p>
          </table:table-cell>
          <table:table-cell table:style-name="ce11" table:formula="of:=ROUND(AVERAGE([.W94:.AC94]))" office:value-type="float" office:value="41" calcext:value-type="float">
            <text:p>41</text:p>
          </table:table-cell>
          <table:table-cell table:style-name="ce11" table:formula="of:=ROUND((([.U94]/[.$AE$1])*MAX([.U94]/350;0.8));2)" office:value-type="float" office:value="4.88" calcext:value-type="float">
            <text:p>4.88</text:p>
          </table:table-cell>
          <table:table-cell table:style-name="ce11" table:formula="of:=ROUND([.U94]/6;2)" office:value-type="float" office:value="65.33" calcext:value-type="float">
            <text:p>65.33</text:p>
          </table:table-cell>
          <table:table-cell table:style-name="ce11"/>
          <table:table-cell table:style-name="ce40" table:formula="of:=IFERROR(ROUND((((MIN(([.$O94]^2)/([.$AF94]^2);[.$AE$2])))*[.$AE94]*0.8)+([.O94]/10))+10;10)" office:value-type="float" office:value="20" calcext:value-type="float">
            <text:p>20</text:p>
          </table:table-cell>
          <table:table-cell table:style-name="ce41" table:formula="of:=IFERROR(ROUND(((MIN(([.$P94]^2)/([.$AF94]^2);[.$AE$2])))*[.$AE94]);0)" office:value-type="float" office:value="6" calcext:value-type="float">
            <text:p>6</text:p>
          </table:table-cell>
          <table:table-cell table:style-name="ce42" table:formula="of:=IFERROR(ROUND(MIN(([.P94]+[.S94]+[.U94])/8/[.$AF94];[.$AE$2])^2*[.$AE94]);0)" office:value-type="float" office:value="5" calcext:value-type="float">
            <text:p>5</text:p>
          </table:table-cell>
          <table:table-cell table:style-name="ce43" table:formula="of:=IFERROR(ROUND(((MIN(([.T94]^2)/([.$AF94]^2);[.$AE$2])))*[.$AE94]*[.$AF$1]);0)" office:value-type="float" office:value="3" calcext:value-type="float">
            <text:p>3</text:p>
          </table:table-cell>
          <table:table-cell table:style-name="ce44" table:formula="of:=IFERROR(ROUND(((MIN(([.Q94]^2)/([.$AF94]^2);[.$AE$2])))*[.$AE94]*[.$AF$1]);0)" office:value-type="float" office:value="2" calcext:value-type="float">
            <text:p>2</text:p>
          </table:table-cell>
          <table:table-cell table:style-name="ce45" table:formula="of:=IFERROR(ROUND(((MIN(([.S94]^2)/([.$AF94]^2);[.$AE$2])))*[.$AE94]*[.$AF$1]);0)" office:value-type="float" office:value="3" calcext:value-type="float">
            <text:p>3</text:p>
          </table:table-cell>
          <table:table-cell table:style-name="ce46" table:formula="of:=IFERROR(ROUND(((MIN(([.R94]^2)/([.$AF94]^2);[.$AE$2]))*[.$AE94]));0)" office:value-type="float" office:value="7" calcext:value-type="float">
            <text:p>7</text:p>
          </table:table-cell>
          <table:table-cell table:formula="of:=ROUND(AVERAGE([.AI94:.AN94]);2)" office:value-type="float" office:value="4.33" calcext:value-type="float">
            <text:p>4.33</text:p>
          </table:table-cell>
          <table:table-cell table:style-name="ce11" table:formula="of:=IFERROR(MIN(MAX((ROUND(AVERAGE((((MIN(([.$O94]^[.$AO$2])/([.$AF94]^[.$AO$2]);[.$AQ$2])))*[.$V94]*0.8)+([.$O94]/10);([.O94]/8));0)*5)+10; 30); 99); 0)" office:value-type="float" office:value="55" calcext:value-type="float">
            <text:p>55</text:p>
          </table:table-cell>
          <table:table-cell table:style-name="ce11" table:formula="of:=IFERROR(MIN(MAX(ROUND(AVERAGE((MIN(([.$P94]^[.$X$2])/([.$AF94]^[.$AO$2]);[.$AQ$2]))*([.$V94]+[.$AR$2]);([.P9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4]+[.$S94]+[.$U94])/8/[.$AF94];[.$AQ$2]))*([.$V94]+3)*[.$AS$2];([.U9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94]^2)/([.$AF94]^[.$AO$2]);[.$AQ$2]))*([.$V94]+3)*[.$AS$2]);([.T9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4]^[.$AO$2])/([.$AF94]^[.$AO$2]);[.$AQ$2]))*([.$V94]+3)*[.$AS$2]);([.Q9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4]^[.$AO$2])/([.$AF94]^[.$AO$2]);[.$AQ$2]))*([.$V94]+3)*[.$AS$2]);([.S9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4]^[.$AC$2])/([.$AF94]^[.$AO$2]);[.$AQ$2]))*([.$V94]+[.$AR$2]);([.R94]/10));0)*5; [.$AU$2]); [.$AT$2]);0)" office:value-type="float" office:value="40" calcext:value-type="float">
            <text:p>40</text:p>
          </table:table-cell>
          <table:table-cell table:formula="of:=ROUND(AVERAGE([.AP94:.AV94]);2)" office:value-type="float" office:value="37.86" calcext:value-type="float">
            <text:p>37.86</text:p>
          </table:table-cell>
          <table:table-cell/>
          <table:table-cell table:formula="of:=MIN(MAX([.AH94]-[.AH93];0);[.$BF$2])" office:value-type="float" office:value="0" calcext:value-type="float">
            <text:p>0</text:p>
          </table:table-cell>
          <table:table-cell table:formula="of:=MIN(MAX([.AI94]-[.AI93];0);[.$BF$2])" office:value-type="float" office:value="0" calcext:value-type="float">
            <text:p>0</text:p>
          </table:table-cell>
          <table:table-cell table:formula="of:=MIN(MAX([.AJ94]-[.AJ93];0);[.$BF$2])" office:value-type="float" office:value="0" calcext:value-type="float">
            <text:p>0</text:p>
          </table:table-cell>
          <table:table-cell table:formula="of:=MIN(MAX([.AK94]-[.AK93];0);[.$BF$2])" office:value-type="float" office:value="0" calcext:value-type="float">
            <text:p>0</text:p>
          </table:table-cell>
          <table:table-cell table:formula="of:=MIN(MAX([.AL94]-[.AL93];0);[.$BF$2])" office:value-type="float" office:value="0" calcext:value-type="float">
            <text:p>0</text:p>
          </table:table-cell>
          <table:table-cell table:formula="of:=MIN(MAX([.AM94]-[.AM93];0);[.$BF$2])" office:value-type="float" office:value="0" calcext:value-type="float">
            <text:p>0</text:p>
          </table:table-cell>
          <table:table-cell table:formula="of:=MIN(MAX([.AN94]-[.AN93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95]-[.C95]" office:value-type="float" office:value="-5" calcext:value-type="float">
            <text:p>-5</text:p>
          </table:table-cell>
          <table:table-cell table:style-name="ce29" table:formula="of:=[.P95]-[.D95]" office:value-type="float" office:value="15" calcext:value-type="float">
            <text:p>15</text:p>
          </table:table-cell>
          <table:table-cell table:style-name="ce60" table:formula="of:=[.Q95]-[.E95]" office:value-type="float" office:value="-5" calcext:value-type="float">
            <text:p>-5</text:p>
          </table:table-cell>
          <table:table-cell table:style-name="ce62" table:formula="of:=[.R95]-[.F95]" office:value-type="float" office:value="25" calcext:value-type="float">
            <text:p>25</text:p>
          </table:table-cell>
          <table:table-cell table:style-name="ce64" table:formula="of:=[.S95]-[.G95]" office:value-type="float" office:value="-5" calcext:value-type="float">
            <text:p>-5</text:p>
          </table:table-cell>
          <table:table-cell table:style-name="ce66" table:formula="of:=[.T95]-[.H95]" office:value-type="float" office:value="5" calcext:value-type="float">
            <text:p>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95:.T95])" office:value-type="float" office:value="505" calcext:value-type="float">
            <text:p>505</text:p>
          </table:table-cell>
          <table:table-cell table:style-name="ce11" table:formula="of:=ROUND((([.U95]/[.$AE$1])*MAX([.U95]/420; 1.2));2)" office:value-type="float" office:value="6.75" calcext:value-type="float">
            <text:p>6.75</text:p>
          </table:table-cell>
          <table:table-cell table:style-name="ce4" table:formula="of:=IFERROR((ROUND((((MIN(([.$O95]^2)/([.$AF95]^2);[.$AD$2])))*[.$V95]*0.8)+([.O95]/10))*5)+10; 0)" office:value-type="float" office:value="80" calcext:value-type="float">
            <text:p>80</text:p>
          </table:table-cell>
          <table:table-cell table:style-name="ce6" table:formula="of:=IFERROR(ROUND((AVERAGE(MIN(([.$P95]^[.$X$2])/([.$AF95]^2);[.$AD$2]); MIN([.P95]/[.$AA$2]; [.$Z$2])))*([.$V95]+[.$Y$2]))*5;0)" office:value-type="float" office:value="50" calcext:value-type="float">
            <text:p>50</text:p>
          </table:table-cell>
          <table:table-cell table:style-name="ce24" table:formula="of:=IFERROR(ROUND((MIN(([.$P95]+[.$S95]+[.$U95])/8/[.$AF95];[.$AD$2]))*([.$V95]+3))*5;0)" office:value-type="float" office:value="50" calcext:value-type="float">
            <text:p>50</text:p>
          </table:table-cell>
          <table:table-cell table:style-name="ce16" table:formula="of:=IFERROR(ROUND(((MIN(([.$T95]^2)/([.$AF95]^2);[.$AD$2]))*([.$V95]+3)*[.$AF$2]))*5;0)" office:value-type="float" office:value="30" calcext:value-type="float">
            <text:p>30</text:p>
          </table:table-cell>
          <table:table-cell table:style-name="ce8" table:formula="of:=IFERROR(ROUND((AVERAGE(MIN(([.$Q95]^2)/([.$AF95]^2);[.$AD$2]);MIN([.Q95]/[.$AB$2]; [.$Z$2]))*([.$V95]+3)*[.$AF$2]))*5;0)" office:value-type="float" office:value="50" calcext:value-type="float">
            <text:p>50</text:p>
          </table:table-cell>
          <table:table-cell table:style-name="ce14" table:formula="of:=IFERROR(ROUND((AVERAGE(MIN(([.$S95]^2)/([.$AF95]^2);[.$AD$2]);MIN([.S95]/[.$AB$2]; [.$Z$2]))*([.$V95]+3)*[.$AF$2]))*5;0)" office:value-type="float" office:value="60" calcext:value-type="float">
            <text:p>60</text:p>
          </table:table-cell>
          <table:table-cell table:style-name="ce10" table:formula="of:=IFERROR(ROUND((AVERAGE(MIN(([.$R95]^[.$AC$2])/([.$AF95]^2);[.$AD$2]); MIN([.R95]/[.$AA$2]; [.$Z$2])))*([.$V95]+[.$Y$2]))*5;0)" office:value-type="float" office:value="55" calcext:value-type="float">
            <text:p>55</text:p>
          </table:table-cell>
          <table:table-cell table:style-name="ce11" table:formula="of:=ROUND(AVERAGE([.W95:.AC95]))" office:value-type="float" office:value="54" calcext:value-type="float">
            <text:p>54</text:p>
          </table:table-cell>
          <table:table-cell table:style-name="ce11" table:formula="of:=ROUND((([.U95]/[.$AE$1])*MAX([.U95]/350;0.8));2)" office:value-type="float" office:value="8.1" calcext:value-type="float">
            <text:p>8.1</text:p>
          </table:table-cell>
          <table:table-cell table:style-name="ce11" table:formula="of:=ROUND([.U95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95]^2)/([.$AF95]^2);[.$AE$2])))*[.$AE95]*0.8)+([.O95]/10))+10;10)" office:value-type="float" office:value="25" calcext:value-type="float">
            <text:p>25</text:p>
          </table:table-cell>
          <table:table-cell table:style-name="ce41" table:formula="of:=IFERROR(ROUND(((MIN(([.$P95]^2)/([.$AF95]^2);[.$AE$2])))*[.$AE95]);0)" office:value-type="float" office:value="8" calcext:value-type="float">
            <text:p>8</text:p>
          </table:table-cell>
          <table:table-cell table:style-name="ce42" table:formula="of:=IFERROR(ROUND(MIN(([.P95]+[.S95]+[.U95])/8/[.$AF95];[.$AE$2])^2*[.$AE95]);0)" office:value-type="float" office:value="8" calcext:value-type="float">
            <text:p>8</text:p>
          </table:table-cell>
          <table:table-cell table:style-name="ce43" table:formula="of:=IFERROR(ROUND(((MIN(([.T95]^2)/([.$AF95]^2);[.$AE$2])))*[.$AE95]*[.$AF$1]);0)" office:value-type="float" office:value="5" calcext:value-type="float">
            <text:p>5</text:p>
          </table:table-cell>
          <table:table-cell table:style-name="ce44" table:formula="of:=IFERROR(ROUND(((MIN(([.Q95]^2)/([.$AF95]^2);[.$AE$2])))*[.$AE95]*[.$AF$1]);0)" office:value-type="float" office:value="5" calcext:value-type="float">
            <text:p>5</text:p>
          </table:table-cell>
          <table:table-cell table:style-name="ce45" table:formula="of:=IFERROR(ROUND(((MIN(([.S95]^2)/([.$AF95]^2);[.$AE$2])))*[.$AE95]*[.$AF$1]);0)" office:value-type="float" office:value="6" calcext:value-type="float">
            <text:p>6</text:p>
          </table:table-cell>
          <table:table-cell table:style-name="ce46" table:formula="of:=IFERROR(ROUND(((MIN(([.R95]^2)/([.$AF95]^2);[.$AE$2]))*[.$AE95]));0)" office:value-type="float" office:value="10" calcext:value-type="float">
            <text:p>10</text:p>
          </table:table-cell>
          <table:table-cell table:formula="of:=ROUND(AVERAGE([.AI95:.AN95]);2)" office:value-type="float" office:value="7" calcext:value-type="float">
            <text:p>7</text:p>
          </table:table-cell>
          <table:table-cell table:style-name="ce11" table:formula="of:=IFERROR(MIN(MAX((ROUND(AVERAGE((((MIN(([.$O95]^[.$AO$2])/([.$AF95]^[.$AO$2]);[.$AQ$2])))*[.$V95]*0.8)+([.$O95]/10);([.O95]/8));0)*5)+10; 30); 99); 0)" office:value-type="float" office:value="70" calcext:value-type="float">
            <text:p>70</text:p>
          </table:table-cell>
          <table:table-cell table:style-name="ce11" table:formula="of:=IFERROR(MIN(MAX(ROUND(AVERAGE((MIN(([.$P95]^[.$X$2])/([.$AF95]^[.$AO$2]);[.$AQ$2]))*([.$V95]+[.$AR$2]);([.P9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5]+[.$S95]+[.$U95])/8/[.$AF95];[.$AQ$2]))*([.$V95]+3)*[.$AS$2];([.U9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95]^2)/([.$AF95]^[.$AO$2]);[.$AQ$2]))*([.$V95]+3)*[.$AS$2]);([.T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5]^[.$AO$2])/([.$AF95]^[.$AO$2]);[.$AQ$2]))*([.$V95]+3)*[.$AS$2]);([.Q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95]^[.$AO$2])/([.$AF95]^[.$AO$2]);[.$AQ$2]))*([.$V95]+3)*[.$AS$2]);([.S9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95]^[.$AC$2])/([.$AF95]^[.$AO$2]);[.$AQ$2]))*([.$V95]+[.$AR$2]);([.R95]/10));0)*5; [.$AU$2]); [.$AT$2]);0)" office:value-type="float" office:value="45" calcext:value-type="float">
            <text:p>45</text:p>
          </table:table-cell>
          <table:table-cell table:formula="of:=ROUND(AVERAGE([.AP95:.AV95]);2)" office:value-type="float" office:value="47.86" calcext:value-type="float">
            <text:p>47.86</text:p>
          </table:table-cell>
          <table:table-cell/>
          <table:table-cell table:formula="of:=MIN(MAX([.AH95]-[.AH94];0);[.$BF$2])" office:value-type="float" office:value="5" calcext:value-type="float">
            <text:p>5</text:p>
          </table:table-cell>
          <table:table-cell table:formula="of:=MIN(MAX([.AI95]-[.AI94];0);[.$BF$2])" office:value-type="float" office:value="2" calcext:value-type="float">
            <text:p>2</text:p>
          </table:table-cell>
          <table:table-cell table:formula="of:=MIN(MAX([.AJ95]-[.AJ94];0);[.$BF$2])" office:value-type="float" office:value="3" calcext:value-type="float">
            <text:p>3</text:p>
          </table:table-cell>
          <table:table-cell table:formula="of:=MIN(MAX([.AK95]-[.AK94];0);[.$BF$2])" office:value-type="float" office:value="2" calcext:value-type="float">
            <text:p>2</text:p>
          </table:table-cell>
          <table:table-cell table:formula="of:=MIN(MAX([.AL95]-[.AL94];0);[.$BF$2])" office:value-type="float" office:value="3" calcext:value-type="float">
            <text:p>3</text:p>
          </table:table-cell>
          <table:table-cell table:formula="of:=MIN(MAX([.AM95]-[.AM94];0);[.$BF$2])" office:value-type="float" office:value="3" calcext:value-type="float">
            <text:p>3</text:p>
          </table:table-cell>
          <table:table-cell table:formula="of:=MIN(MAX([.AN95]-[.AN94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55" table:formula="of:=[.O96]-[.C96]" office:value-type="float" office:value="-5" calcext:value-type="float">
            <text:p>-5</text:p>
          </table:table-cell>
          <table:table-cell table:style-name="ce29" table:formula="of:=[.P96]-[.D96]" office:value-type="float" office:value="10" calcext:value-type="float">
            <text:p>10</text:p>
          </table:table-cell>
          <table:table-cell table:style-name="ce60" table:formula="of:=[.Q96]-[.E96]" office:value-type="float" office:value="-10" calcext:value-type="float">
            <text:p>-10</text:p>
          </table:table-cell>
          <table:table-cell table:style-name="ce62" table:formula="of:=[.R96]-[.F96]" office:value-type="float" office:value="20" calcext:value-type="float">
            <text:p>20</text:p>
          </table:table-cell>
          <table:table-cell table:style-name="ce64" table:formula="of:=[.S96]-[.G96]" office:value-type="float" office:value="15" calcext:value-type="float">
            <text:p>15</text:p>
          </table:table-cell>
          <table:table-cell table:style-name="ce66" table:formula="of:=[.T96]-[.H96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96:.T96])" office:value-type="float" office:value="365" calcext:value-type="float">
            <text:p>365</text:p>
          </table:table-cell>
          <table:table-cell table:style-name="ce11" table:formula="of:=ROUND((([.U96]/[.$AE$1])*MAX([.U96]/420; 1.2));2)" office:value-type="float" office:value="4.87" calcext:value-type="float">
            <text:p>4.87</text:p>
          </table:table-cell>
          <table:table-cell table:style-name="ce4" table:formula="of:=IFERROR((ROUND((((MIN(([.$O96]^2)/([.$AF96]^2);[.$AD$2])))*[.$V96]*0.8)+([.O96]/10))*5)+10; 0)" office:value-type="float" office:value="75" calcext:value-type="float">
            <text:p>75</text:p>
          </table:table-cell>
          <table:table-cell table:style-name="ce6" table:formula="of:=IFERROR(ROUND((AVERAGE(MIN(([.$P96]^[.$X$2])/([.$AF96]^2);[.$AD$2]); MIN([.P96]/[.$AA$2]; [.$Z$2])))*([.$V96]+[.$Y$2]))*5;0)" office:value-type="float" office:value="55" calcext:value-type="float">
            <text:p>55</text:p>
          </table:table-cell>
          <table:table-cell table:style-name="ce24" table:formula="of:=IFERROR(ROUND((MIN(([.$P96]+[.$S96]+[.$U96])/8/[.$AF96];[.$AD$2]))*([.$V96]+3))*5;0)" office:value-type="float" office:value="40" calcext:value-type="float">
            <text:p>40</text:p>
          </table:table-cell>
          <table:table-cell table:style-name="ce16" table:formula="of:=IFERROR(ROUND(((MIN(([.$T96]^2)/([.$AF96]^2);[.$AD$2]))*([.$V96]+3)*[.$AF$2]))*5;0)" office:value-type="float" office:value="10" calcext:value-type="float">
            <text:p>10</text:p>
          </table:table-cell>
          <table:table-cell table:style-name="ce8" table:formula="of:=IFERROR(ROUND((AVERAGE(MIN(([.$Q96]^2)/([.$AF96]^2);[.$AD$2]);MIN([.Q96]/[.$AB$2]; [.$Z$2]))*([.$V96]+3)*[.$AF$2]))*5;0)" office:value-type="float" office:value="20" calcext:value-type="float">
            <text:p>20</text:p>
          </table:table-cell>
          <table:table-cell table:style-name="ce14" table:formula="of:=IFERROR(ROUND((AVERAGE(MIN(([.$S96]^2)/([.$AF96]^2);[.$AD$2]);MIN([.S96]/[.$AB$2]; [.$Z$2]))*([.$V96]+3)*[.$AF$2]))*5;0)" office:value-type="float" office:value="40" calcext:value-type="float">
            <text:p>40</text:p>
          </table:table-cell>
          <table:table-cell table:style-name="ce10" table:formula="of:=IFERROR(ROUND((AVERAGE(MIN(([.$R96]^[.$AC$2])/([.$AF96]^2);[.$AD$2]); MIN([.R96]/[.$AA$2]; [.$Z$2])))*([.$V96]+[.$Y$2]))*5;0)" office:value-type="float" office:value="30" calcext:value-type="float">
            <text:p>30</text:p>
          </table:table-cell>
          <table:table-cell table:style-name="ce11" table:formula="of:=ROUND(AVERAGE([.W96:.AC96]))" office:value-type="float" office:value="39" calcext:value-type="float">
            <text:p>39</text:p>
          </table:table-cell>
          <table:table-cell table:style-name="ce11" table:formula="of:=ROUND((([.U96]/[.$AE$1])*MAX([.U96]/350;0.8));2)" office:value-type="float" office:value="4.23" calcext:value-type="float">
            <text:p>4.23</text:p>
          </table:table-cell>
          <table:table-cell table:style-name="ce11" table:formula="of:=ROUND([.U96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96]^2)/([.$AF96]^2);[.$AE$2])))*[.$AE96]*0.8)+([.O96]/10))+10;10)" office:value-type="float" office:value="23" calcext:value-type="float">
            <text:p>23</text:p>
          </table:table-cell>
          <table:table-cell table:style-name="ce41" table:formula="of:=IFERROR(ROUND(((MIN(([.$P96]^2)/([.$AF96]^2);[.$AE$2])))*[.$AE96]);0)" office:value-type="float" office:value="8" calcext:value-type="float">
            <text:p>8</text:p>
          </table:table-cell>
          <table:table-cell table:style-name="ce42" table:formula="of:=IFERROR(ROUND(MIN(([.P96]+[.S96]+[.U96])/8/[.$AF96];[.$AE$2])^2*[.$AE96]);0)" office:value-type="float" office:value="5" calcext:value-type="float">
            <text:p>5</text:p>
          </table:table-cell>
          <table:table-cell table:style-name="ce43" table:formula="of:=IFERROR(ROUND(((MIN(([.T96]^2)/([.$AF96]^2);[.$AE$2])))*[.$AE96]*[.$AF$1]);0)" office:value-type="float" office:value="1" calcext:value-type="float">
            <text:p>1</text:p>
          </table:table-cell>
          <table:table-cell table:style-name="ce44" table:formula="of:=IFERROR(ROUND(((MIN(([.Q96]^2)/([.$AF96]^2);[.$AE$2])))*[.$AE96]*[.$AF$1]);0)" office:value-type="float" office:value="1" calcext:value-type="float">
            <text:p>1</text:p>
          </table:table-cell>
          <table:table-cell table:style-name="ce45" table:formula="of:=IFERROR(ROUND(((MIN(([.S96]^2)/([.$AF96]^2);[.$AE$2])))*[.$AE96]*[.$AF$1]);0)" office:value-type="float" office:value="3" calcext:value-type="float">
            <text:p>3</text:p>
          </table:table-cell>
          <table:table-cell table:style-name="ce46" table:formula="of:=IFERROR(ROUND(((MIN(([.R96]^2)/([.$AF96]^2);[.$AE$2]))*[.$AE96]));0)" office:value-type="float" office:value="4" calcext:value-type="float">
            <text:p>4</text:p>
          </table:table-cell>
          <table:table-cell table:formula="of:=ROUND(AVERAGE([.AI96:.AN96]);2)" office:value-type="float" office:value="3.67" calcext:value-type="float">
            <text:p>3.67</text:p>
          </table:table-cell>
          <table:table-cell table:style-name="ce11" table:formula="of:=IFERROR(MIN(MAX((ROUND(AVERAGE((((MIN(([.$O96]^[.$AO$2])/([.$AF96]^[.$AO$2]);[.$AQ$2])))*[.$V96]*0.8)+([.$O96]/10);([.O96]/8));0)*5)+10; 30); 99); 0)" office:value-type="float" office:value="60" calcext:value-type="float">
            <text:p>60</text:p>
          </table:table-cell>
          <table:table-cell table:style-name="ce11" table:formula="of:=IFERROR(MIN(MAX(ROUND(AVERAGE((MIN(([.$P96]^[.$X$2])/([.$AF96]^[.$AO$2]);[.$AQ$2]))*([.$V96]+[.$AR$2]);([.P9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96]+[.$S96]+[.$U96])/8/[.$AF96];[.$AQ$2]))*([.$V96]+3)*[.$AS$2];([.U9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6]^2)/([.$AF96]^[.$AO$2]);[.$AQ$2]))*([.$V96]+3)*[.$AS$2]);([.T9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6]^[.$AO$2])/([.$AF96]^[.$AO$2]);[.$AQ$2]))*([.$V96]+3)*[.$AS$2]);([.Q9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96]^[.$AO$2])/([.$AF96]^[.$AO$2]);[.$AQ$2]))*([.$V96]+3)*[.$AS$2]);([.S9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6]^[.$AC$2])/([.$AF96]^[.$AO$2]);[.$AQ$2]))*([.$V96]+[.$AR$2]);([.R96]/10));0)*5; [.$AU$2]); [.$AT$2]);0)" office:value-type="float" office:value="35" calcext:value-type="float">
            <text:p>35</text:p>
          </table:table-cell>
          <table:table-cell table:formula="of:=ROUND(AVERAGE([.AP96:.AV96]);2)" office:value-type="float" office:value="34.29" calcext:value-type="float">
            <text:p>34.29</text:p>
          </table:table-cell>
          <table:table-cell/>
          <table:table-cell table:formula="of:=MIN(MAX([.AH96]-[.AH95];0);[.$BF$2])" office:value-type="float" office:value="0" calcext:value-type="float">
            <text:p>0</text:p>
          </table:table-cell>
          <table:table-cell table:formula="of:=MIN(MAX([.AI96]-[.AI95];0);[.$BF$2])" office:value-type="float" office:value="0" calcext:value-type="float">
            <text:p>0</text:p>
          </table:table-cell>
          <table:table-cell table:formula="of:=MIN(MAX([.AJ96]-[.AJ95];0);[.$BF$2])" office:value-type="float" office:value="0" calcext:value-type="float">
            <text:p>0</text:p>
          </table:table-cell>
          <table:table-cell table:formula="of:=MIN(MAX([.AK96]-[.AK95];0);[.$BF$2])" office:value-type="float" office:value="0" calcext:value-type="float">
            <text:p>0</text:p>
          </table:table-cell>
          <table:table-cell table:formula="of:=MIN(MAX([.AL96]-[.AL95];0);[.$BF$2])" office:value-type="float" office:value="0" calcext:value-type="float">
            <text:p>0</text:p>
          </table:table-cell>
          <table:table-cell table:formula="of:=MIN(MAX([.AM96]-[.AM95];0);[.$BF$2])" office:value-type="float" office:value="0" calcext:value-type="float">
            <text:p>0</text:p>
          </table:table-cell>
          <table:table-cell table:formula="of:=MIN(MAX([.AN96]-[.AN9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utBush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97]-[.C97]" office:value-type="float" office:value="0" calcext:value-type="float">
            <text:p>0</text:p>
          </table:table-cell>
          <table:table-cell table:style-name="ce29" table:formula="of:=[.P97]-[.D97]" office:value-type="float" office:value="0" calcext:value-type="float">
            <text:p>0</text:p>
          </table:table-cell>
          <table:table-cell table:style-name="ce60" table:formula="of:=[.Q97]-[.E97]" office:value-type="float" office:value="0" calcext:value-type="float">
            <text:p>0</text:p>
          </table:table-cell>
          <table:table-cell table:style-name="ce62" table:formula="of:=[.R97]-[.F97]" office:value-type="float" office:value="0" calcext:value-type="float">
            <text:p>0</text:p>
          </table:table-cell>
          <table:table-cell table:style-name="ce64" table:formula="of:=[.S97]-[.G97]" office:value-type="float" office:value="0" calcext:value-type="float">
            <text:p>0</text:p>
          </table:table-cell>
          <table:table-cell table:style-name="ce66" table:formula="of:=[.T97]-[.H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7:.T97])" office:value-type="float" office:value="140" calcext:value-type="float">
            <text:p>140</text:p>
          </table:table-cell>
          <table:table-cell table:style-name="ce11" table:formula="of:=ROUND((([.U97]/[.$AE$1])*MAX([.U97]/420; 1.2));2)" office:value-type="float" office:value="1.87" calcext:value-type="float">
            <text:p>1.87</text:p>
          </table:table-cell>
          <table:table-cell table:style-name="ce4" table:formula="of:=IFERROR((ROUND((((MIN(([.$O97]^2)/([.$AF97]^2);[.$AD$2])))*[.$V97]*0.8)+([.O97]/10))*5)+10; 0)" office:value-type="float" office:value="45" calcext:value-type="float">
            <text:p>45</text:p>
          </table:table-cell>
          <table:table-cell table:style-name="ce6" table:formula="of:=IFERROR(ROUND((AVERAGE(MIN(([.$P97]^[.$X$2])/([.$AF97]^2);[.$AD$2]); MIN([.P97]/[.$AA$2]; [.$Z$2])))*([.$V97]+[.$Y$2]))*5;0)" office:value-type="float" office:value="5" calcext:value-type="float">
            <text:p>5</text:p>
          </table:table-cell>
          <table:table-cell table:style-name="ce24" table:formula="of:=IFERROR(ROUND((MIN(([.$P97]+[.$S97]+[.$U97])/8/[.$AF97];[.$AD$2]))*([.$V97]+3))*5;0)" office:value-type="float" office:value="25" calcext:value-type="float">
            <text:p>25</text:p>
          </table:table-cell>
          <table:table-cell table:style-name="ce16" table:formula="of:=IFERROR(ROUND(((MIN(([.$T97]^2)/([.$AF97]^2);[.$AD$2]))*([.$V97]+3)*[.$AF$2]))*5;0)" office:value-type="float" office:value="15" calcext:value-type="float">
            <text:p>15</text:p>
          </table:table-cell>
          <table:table-cell table:style-name="ce8" table:formula="of:=IFERROR(ROUND((AVERAGE(MIN(([.$Q97]^2)/([.$AF97]^2);[.$AD$2]);MIN([.Q97]/[.$AB$2]; [.$Z$2]))*([.$V97]+3)*[.$AF$2]))*5;0)" office:value-type="float" office:value="10" calcext:value-type="float">
            <text:p>10</text:p>
          </table:table-cell>
          <table:table-cell table:style-name="ce14" table:formula="of:=IFERROR(ROUND((AVERAGE(MIN(([.$S97]^2)/([.$AF97]^2);[.$AD$2]);MIN([.S97]/[.$AB$2]; [.$Z$2]))*([.$V97]+3)*[.$AF$2]))*5;0)" office:value-type="float" office:value="10" calcext:value-type="float">
            <text:p>10</text:p>
          </table:table-cell>
          <table:table-cell table:style-name="ce10" table:formula="of:=IFERROR(ROUND((AVERAGE(MIN(([.$R97]^[.$AC$2])/([.$AF97]^2);[.$AD$2]); MIN([.R97]/[.$AA$2]; [.$Z$2])))*([.$V97]+[.$Y$2]))*5;0)" office:value-type="float" office:value="5" calcext:value-type="float">
            <text:p>5</text:p>
          </table:table-cell>
          <table:table-cell table:style-name="ce11" table:formula="of:=ROUND(AVERAGE([.W97:.AC97]))" office:value-type="float" office:value="16" calcext:value-type="float">
            <text:p>16</text:p>
          </table:table-cell>
          <table:table-cell table:style-name="ce11" table:formula="of:=ROUND((([.U97]/[.$AE$1])*MAX([.U97]/350;0.8));2)" office:value-type="float" office:value="1.24" calcext:value-type="float">
            <text:p>1.24</text:p>
          </table:table-cell>
          <table:table-cell table:style-name="ce11" table:formula="of:=ROUND([.U9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7]^2)/([.$AF97]^2);[.$AE$2])))*[.$AE97]*0.8)+([.O97]/10))+10;10)" office:value-type="float" office:value="16" calcext:value-type="float">
            <text:p>16</text:p>
          </table:table-cell>
          <table:table-cell table:style-name="ce41" table:formula="of:=IFERROR(ROUND(((MIN(([.$P97]^2)/([.$AF97]^2);[.$AE$2])))*[.$AE97]);0)" office:value-type="float" office:value="1" calcext:value-type="float">
            <text:p>1</text:p>
          </table:table-cell>
          <table:table-cell table:style-name="ce42" table:formula="of:=IFERROR(ROUND(MIN(([.P97]+[.S97]+[.U97])/8/[.$AF97];[.$AE$2])^2*[.$AE97]);0)" office:value-type="float" office:value="1" calcext:value-type="float">
            <text:p>1</text:p>
          </table:table-cell>
          <table:table-cell table:style-name="ce43" table:formula="of:=IFERROR(ROUND(((MIN(([.T97]^2)/([.$AF97]^2);[.$AE$2])))*[.$AE97]*[.$AF$1]);0)" office:value-type="float" office:value="1" calcext:value-type="float">
            <text:p>1</text:p>
          </table:table-cell>
          <table:table-cell table:style-name="ce44" table:formula="of:=IFERROR(ROUND(((MIN(([.Q97]^2)/([.$AF97]^2);[.$AE$2])))*[.$AE97]*[.$AF$1]);0)" office:value-type="float" office:value="1" calcext:value-type="float">
            <text:p>1</text:p>
          </table:table-cell>
          <table:table-cell table:style-name="ce45" table:formula="of:=IFERROR(ROUND(((MIN(([.S97]^2)/([.$AF97]^2);[.$AE$2])))*[.$AE97]*[.$AF$1]);0)" office:value-type="float" office:value="1" calcext:value-type="float">
            <text:p>1</text:p>
          </table:table-cell>
          <table:table-cell table:style-name="ce46" table:formula="of:=IFERROR(ROUND(((MIN(([.R97]^2)/([.$AF97]^2);[.$AE$2]))*[.$AE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7]^[.$AO$2])/([.$AF97]^[.$AO$2]);[.$AQ$2])))*[.$V97]*0.8)+([.$O97]/10);([.O97]/8));0)*5)+10; 30); 99); 0)" office:value-type="float" office:value="35" calcext:value-type="float">
            <text:p>35</text:p>
          </table:table-cell>
          <table:table-cell table:style-name="ce11" table:formula="of:=IFERROR(MIN(MAX(ROUND(AVERAGE((MIN(([.$P97]^[.$X$2])/([.$AF97]^[.$AO$2]);[.$AQ$2]))*([.$V97]+[.$AR$2]);([.P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7]+[.$S97]+[.$U97])/8/[.$AF97];[.$AQ$2]))*([.$V97]+3)*[.$AS$2];([.U9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7]^2)/([.$AF97]^[.$AO$2]);[.$AQ$2]))*([.$V97]+3)*[.$AS$2]);([.T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7]^[.$AO$2])/([.$AF97]^[.$AO$2]);[.$AQ$2]))*([.$V97]+3)*[.$AS$2]);([.Q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7]^[.$AO$2])/([.$AF97]^[.$AO$2]);[.$AQ$2]))*([.$V97]+3)*[.$AS$2]);([.S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7]^[.$AC$2])/([.$AF97]^[.$AO$2]);[.$AQ$2]))*([.$V97]+[.$AR$2]);([.R97]/10));0)*5; [.$AU$2]); [.$AT$2]);0)" office:value-type="float" office:value="15" calcext:value-type="float">
            <text:p>15</text:p>
          </table:table-cell>
          <table:table-cell table:formula="of:=ROUND(AVERAGE([.AP97:.AV97]);2)" office:value-type="float" office:value="18.57" calcext:value-type="float">
            <text:p>18.57</text:p>
          </table:table-cell>
          <table:table-cell/>
          <table:table-cell table:formula="of:=MIN(MAX([.AH97]-[.AH96];0);[.$BF$2])" office:value-type="float" office:value="0" calcext:value-type="float">
            <text:p>0</text:p>
          </table:table-cell>
          <table:table-cell table:formula="of:=MIN(MAX([.AI97]-[.AI96];0);[.$BF$2])" office:value-type="float" office:value="0" calcext:value-type="float">
            <text:p>0</text:p>
          </table:table-cell>
          <table:table-cell table:formula="of:=MIN(MAX([.AJ97]-[.AJ96];0);[.$BF$2])" office:value-type="float" office:value="0" calcext:value-type="float">
            <text:p>0</text:p>
          </table:table-cell>
          <table:table-cell table:formula="of:=MIN(MAX([.AK97]-[.AK96];0);[.$BF$2])" office:value-type="float" office:value="0" calcext:value-type="float">
            <text:p>0</text:p>
          </table:table-cell>
          <table:table-cell table:formula="of:=MIN(MAX([.AL97]-[.AL96];0);[.$BF$2])" office:value-type="float" office:value="0" calcext:value-type="float">
            <text:p>0</text:p>
          </table:table-cell>
          <table:table-cell table:formula="of:=MIN(MAX([.AM97]-[.AM96];0);[.$BF$2])" office:value-type="float" office:value="0" calcext:value-type="float">
            <text:p>0</text:p>
          </table:table-cell>
          <table:table-cell table:formula="of:=MIN(MAX([.AN97]-[.AN9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Sma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98]-[.C98]" office:value-type="float" office:value="0" calcext:value-type="float">
            <text:p>0</text:p>
          </table:table-cell>
          <table:table-cell table:style-name="ce29" table:formula="of:=[.P98]-[.D98]" office:value-type="float" office:value="0" calcext:value-type="float">
            <text:p>0</text:p>
          </table:table-cell>
          <table:table-cell table:style-name="ce60" table:formula="of:=[.Q98]-[.E98]" office:value-type="float" office:value="0" calcext:value-type="float">
            <text:p>0</text:p>
          </table:table-cell>
          <table:table-cell table:style-name="ce62" table:formula="of:=[.R98]-[.F98]" office:value-type="float" office:value="0" calcext:value-type="float">
            <text:p>0</text:p>
          </table:table-cell>
          <table:table-cell table:style-name="ce64" table:formula="of:=[.S98]-[.G98]" office:value-type="float" office:value="0" calcext:value-type="float">
            <text:p>0</text:p>
          </table:table-cell>
          <table:table-cell table:style-name="ce66" table:formula="of:=[.T98]-[.H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8:.T98])" office:value-type="float" office:value="140" calcext:value-type="float">
            <text:p>140</text:p>
          </table:table-cell>
          <table:table-cell table:style-name="ce11" table:formula="of:=ROUND((([.U98]/[.$AE$1])*MAX([.U98]/420; 1.2));2)" office:value-type="float" office:value="1.87" calcext:value-type="float">
            <text:p>1.87</text:p>
          </table:table-cell>
          <table:table-cell table:style-name="ce4" table:formula="of:=IFERROR((ROUND((((MIN(([.$O98]^2)/([.$AF98]^2);[.$AD$2])))*[.$V98]*0.8)+([.O98]/10))*5)+10; 0)" office:value-type="float" office:value="45" calcext:value-type="float">
            <text:p>45</text:p>
          </table:table-cell>
          <table:table-cell table:style-name="ce6" table:formula="of:=IFERROR(ROUND((AVERAGE(MIN(([.$P98]^[.$X$2])/([.$AF98]^2);[.$AD$2]); MIN([.P98]/[.$AA$2]; [.$Z$2])))*([.$V98]+[.$Y$2]))*5;0)" office:value-type="float" office:value="5" calcext:value-type="float">
            <text:p>5</text:p>
          </table:table-cell>
          <table:table-cell table:style-name="ce24" table:formula="of:=IFERROR(ROUND((MIN(([.$P98]+[.$S98]+[.$U98])/8/[.$AF98];[.$AD$2]))*([.$V98]+3))*5;0)" office:value-type="float" office:value="25" calcext:value-type="float">
            <text:p>25</text:p>
          </table:table-cell>
          <table:table-cell table:style-name="ce16" table:formula="of:=IFERROR(ROUND(((MIN(([.$T98]^2)/([.$AF98]^2);[.$AD$2]))*([.$V98]+3)*[.$AF$2]))*5;0)" office:value-type="float" office:value="15" calcext:value-type="float">
            <text:p>15</text:p>
          </table:table-cell>
          <table:table-cell table:style-name="ce8" table:formula="of:=IFERROR(ROUND((AVERAGE(MIN(([.$Q98]^2)/([.$AF98]^2);[.$AD$2]);MIN([.Q98]/[.$AB$2]; [.$Z$2]))*([.$V98]+3)*[.$AF$2]))*5;0)" office:value-type="float" office:value="10" calcext:value-type="float">
            <text:p>10</text:p>
          </table:table-cell>
          <table:table-cell table:style-name="ce14" table:formula="of:=IFERROR(ROUND((AVERAGE(MIN(([.$S98]^2)/([.$AF98]^2);[.$AD$2]);MIN([.S98]/[.$AB$2]; [.$Z$2]))*([.$V98]+3)*[.$AF$2]))*5;0)" office:value-type="float" office:value="10" calcext:value-type="float">
            <text:p>10</text:p>
          </table:table-cell>
          <table:table-cell table:style-name="ce10" table:formula="of:=IFERROR(ROUND((AVERAGE(MIN(([.$R98]^[.$AC$2])/([.$AF98]^2);[.$AD$2]); MIN([.R98]/[.$AA$2]; [.$Z$2])))*([.$V98]+[.$Y$2]))*5;0)" office:value-type="float" office:value="5" calcext:value-type="float">
            <text:p>5</text:p>
          </table:table-cell>
          <table:table-cell table:style-name="ce11" table:formula="of:=ROUND(AVERAGE([.W98:.AC98]))" office:value-type="float" office:value="16" calcext:value-type="float">
            <text:p>16</text:p>
          </table:table-cell>
          <table:table-cell table:style-name="ce11" table:formula="of:=ROUND((([.U98]/[.$AE$1])*MAX([.U98]/350;0.8));2)" office:value-type="float" office:value="1.24" calcext:value-type="float">
            <text:p>1.24</text:p>
          </table:table-cell>
          <table:table-cell table:style-name="ce11" table:formula="of:=ROUND([.U9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8]^2)/([.$AF98]^2);[.$AE$2])))*[.$AE98]*0.8)+([.O98]/10))+10;10)" office:value-type="float" office:value="16" calcext:value-type="float">
            <text:p>16</text:p>
          </table:table-cell>
          <table:table-cell table:style-name="ce41" table:formula="of:=IFERROR(ROUND(((MIN(([.$P98]^2)/([.$AF98]^2);[.$AE$2])))*[.$AE98]);0)" office:value-type="float" office:value="1" calcext:value-type="float">
            <text:p>1</text:p>
          </table:table-cell>
          <table:table-cell table:style-name="ce42" table:formula="of:=IFERROR(ROUND(MIN(([.P98]+[.S98]+[.U98])/8/[.$AF98];[.$AE$2])^2*[.$AE98]);0)" office:value-type="float" office:value="1" calcext:value-type="float">
            <text:p>1</text:p>
          </table:table-cell>
          <table:table-cell table:style-name="ce43" table:formula="of:=IFERROR(ROUND(((MIN(([.T98]^2)/([.$AF98]^2);[.$AE$2])))*[.$AE98]*[.$AF$1]);0)" office:value-type="float" office:value="1" calcext:value-type="float">
            <text:p>1</text:p>
          </table:table-cell>
          <table:table-cell table:style-name="ce44" table:formula="of:=IFERROR(ROUND(((MIN(([.Q98]^2)/([.$AF98]^2);[.$AE$2])))*[.$AE98]*[.$AF$1]);0)" office:value-type="float" office:value="1" calcext:value-type="float">
            <text:p>1</text:p>
          </table:table-cell>
          <table:table-cell table:style-name="ce45" table:formula="of:=IFERROR(ROUND(((MIN(([.S98]^2)/([.$AF98]^2);[.$AE$2])))*[.$AE98]*[.$AF$1]);0)" office:value-type="float" office:value="1" calcext:value-type="float">
            <text:p>1</text:p>
          </table:table-cell>
          <table:table-cell table:style-name="ce46" table:formula="of:=IFERROR(ROUND(((MIN(([.R98]^2)/([.$AF98]^2);[.$AE$2]))*[.$AE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8]^[.$AO$2])/([.$AF98]^[.$AO$2]);[.$AQ$2])))*[.$V98]*0.8)+([.$O98]/10);([.O98]/8));0)*5)+10; 30); 99); 0)" office:value-type="float" office:value="35" calcext:value-type="float">
            <text:p>35</text:p>
          </table:table-cell>
          <table:table-cell table:style-name="ce11" table:formula="of:=IFERROR(MIN(MAX(ROUND(AVERAGE((MIN(([.$P98]^[.$X$2])/([.$AF98]^[.$AO$2]);[.$AQ$2]))*([.$V98]+[.$AR$2]);([.P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8]+[.$S98]+[.$U98])/8/[.$AF98];[.$AQ$2]))*([.$V98]+3)*[.$AS$2];([.U9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8]^2)/([.$AF98]^[.$AO$2]);[.$AQ$2]))*([.$V98]+3)*[.$AS$2]);([.T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8]^[.$AO$2])/([.$AF98]^[.$AO$2]);[.$AQ$2]))*([.$V98]+3)*[.$AS$2]);([.Q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8]^[.$AO$2])/([.$AF98]^[.$AO$2]);[.$AQ$2]))*([.$V98]+3)*[.$AS$2]);([.S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8]^[.$AC$2])/([.$AF98]^[.$AO$2]);[.$AQ$2]))*([.$V98]+[.$AR$2]);([.R98]/10));0)*5; [.$AU$2]); [.$AT$2]);0)" office:value-type="float" office:value="15" calcext:value-type="float">
            <text:p>15</text:p>
          </table:table-cell>
          <table:table-cell table:formula="of:=ROUND(AVERAGE([.AP98:.AV98]);2)" office:value-type="float" office:value="18.57" calcext:value-type="float">
            <text:p>18.57</text:p>
          </table:table-cell>
          <table:table-cell/>
          <table:table-cell table:formula="of:=MIN(MAX([.AH98]-[.AH97];0);[.$BF$2])" office:value-type="float" office:value="0" calcext:value-type="float">
            <text:p>0</text:p>
          </table:table-cell>
          <table:table-cell table:formula="of:=MIN(MAX([.AI98]-[.AI97];0);[.$BF$2])" office:value-type="float" office:value="0" calcext:value-type="float">
            <text:p>0</text:p>
          </table:table-cell>
          <table:table-cell table:formula="of:=MIN(MAX([.AJ98]-[.AJ97];0);[.$BF$2])" office:value-type="float" office:value="0" calcext:value-type="float">
            <text:p>0</text:p>
          </table:table-cell>
          <table:table-cell table:formula="of:=MIN(MAX([.AK98]-[.AK97];0);[.$BF$2])" office:value-type="float" office:value="0" calcext:value-type="float">
            <text:p>0</text:p>
          </table:table-cell>
          <table:table-cell table:formula="of:=MIN(MAX([.AL98]-[.AL97];0);[.$BF$2])" office:value-type="float" office:value="0" calcext:value-type="float">
            <text:p>0</text:p>
          </table:table-cell>
          <table:table-cell table:formula="of:=MIN(MAX([.AM98]-[.AM97];0);[.$BF$2])" office:value-type="float" office:value="0" calcext:value-type="float">
            <text:p>0</text:p>
          </table:table-cell>
          <table:table-cell table:formula="of:=MIN(MAX([.AN98]-[.AN9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trengthBould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99]-[.C99]" office:value-type="float" office:value="0" calcext:value-type="float">
            <text:p>0</text:p>
          </table:table-cell>
          <table:table-cell table:style-name="ce29" table:formula="of:=[.P99]-[.D99]" office:value-type="float" office:value="0" calcext:value-type="float">
            <text:p>0</text:p>
          </table:table-cell>
          <table:table-cell table:style-name="ce60" table:formula="of:=[.Q99]-[.E99]" office:value-type="float" office:value="0" calcext:value-type="float">
            <text:p>0</text:p>
          </table:table-cell>
          <table:table-cell table:style-name="ce62" table:formula="of:=[.R99]-[.F99]" office:value-type="float" office:value="0" calcext:value-type="float">
            <text:p>0</text:p>
          </table:table-cell>
          <table:table-cell table:style-name="ce64" table:formula="of:=[.S99]-[.G99]" office:value-type="float" office:value="0" calcext:value-type="float">
            <text:p>0</text:p>
          </table:table-cell>
          <table:table-cell table:style-name="ce66" table:formula="of:=[.T99]-[.H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9:.T99])" office:value-type="float" office:value="140" calcext:value-type="float">
            <text:p>140</text:p>
          </table:table-cell>
          <table:table-cell table:style-name="ce11" table:formula="of:=ROUND((([.U99]/[.$AE$1])*MAX([.U99]/420; 1.2));2)" office:value-type="float" office:value="1.87" calcext:value-type="float">
            <text:p>1.87</text:p>
          </table:table-cell>
          <table:table-cell table:style-name="ce4" table:formula="of:=IFERROR((ROUND((((MIN(([.$O99]^2)/([.$AF99]^2);[.$AD$2])))*[.$V99]*0.8)+([.O99]/10))*5)+10; 0)" office:value-type="float" office:value="45" calcext:value-type="float">
            <text:p>45</text:p>
          </table:table-cell>
          <table:table-cell table:style-name="ce6" table:formula="of:=IFERROR(ROUND((AVERAGE(MIN(([.$P99]^[.$X$2])/([.$AF99]^2);[.$AD$2]); MIN([.P99]/[.$AA$2]; [.$Z$2])))*([.$V99]+[.$Y$2]))*5;0)" office:value-type="float" office:value="5" calcext:value-type="float">
            <text:p>5</text:p>
          </table:table-cell>
          <table:table-cell table:style-name="ce24" table:formula="of:=IFERROR(ROUND((MIN(([.$P99]+[.$S99]+[.$U99])/8/[.$AF99];[.$AD$2]))*([.$V99]+3))*5;0)" office:value-type="float" office:value="25" calcext:value-type="float">
            <text:p>25</text:p>
          </table:table-cell>
          <table:table-cell table:style-name="ce16" table:formula="of:=IFERROR(ROUND(((MIN(([.$T99]^2)/([.$AF99]^2);[.$AD$2]))*([.$V99]+3)*[.$AF$2]))*5;0)" office:value-type="float" office:value="15" calcext:value-type="float">
            <text:p>15</text:p>
          </table:table-cell>
          <table:table-cell table:style-name="ce8" table:formula="of:=IFERROR(ROUND((AVERAGE(MIN(([.$Q99]^2)/([.$AF99]^2);[.$AD$2]);MIN([.Q99]/[.$AB$2]; [.$Z$2]))*([.$V99]+3)*[.$AF$2]))*5;0)" office:value-type="float" office:value="10" calcext:value-type="float">
            <text:p>10</text:p>
          </table:table-cell>
          <table:table-cell table:style-name="ce14" table:formula="of:=IFERROR(ROUND((AVERAGE(MIN(([.$S99]^2)/([.$AF99]^2);[.$AD$2]);MIN([.S99]/[.$AB$2]; [.$Z$2]))*([.$V99]+3)*[.$AF$2]))*5;0)" office:value-type="float" office:value="10" calcext:value-type="float">
            <text:p>10</text:p>
          </table:table-cell>
          <table:table-cell table:style-name="ce10" table:formula="of:=IFERROR(ROUND((AVERAGE(MIN(([.$R99]^[.$AC$2])/([.$AF99]^2);[.$AD$2]); MIN([.R99]/[.$AA$2]; [.$Z$2])))*([.$V99]+[.$Y$2]))*5;0)" office:value-type="float" office:value="5" calcext:value-type="float">
            <text:p>5</text:p>
          </table:table-cell>
          <table:table-cell table:style-name="ce11" table:formula="of:=ROUND(AVERAGE([.W99:.AC99]))" office:value-type="float" office:value="16" calcext:value-type="float">
            <text:p>16</text:p>
          </table:table-cell>
          <table:table-cell table:style-name="ce11" table:formula="of:=ROUND((([.U99]/[.$AE$1])*MAX([.U99]/350;0.8));2)" office:value-type="float" office:value="1.24" calcext:value-type="float">
            <text:p>1.24</text:p>
          </table:table-cell>
          <table:table-cell table:style-name="ce11" table:formula="of:=ROUND([.U9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9]^2)/([.$AF99]^2);[.$AE$2])))*[.$AE99]*0.8)+([.O99]/10))+10;10)" office:value-type="float" office:value="16" calcext:value-type="float">
            <text:p>16</text:p>
          </table:table-cell>
          <table:table-cell table:style-name="ce41" table:formula="of:=IFERROR(ROUND(((MIN(([.$P99]^2)/([.$AF99]^2);[.$AE$2])))*[.$AE99]);0)" office:value-type="float" office:value="1" calcext:value-type="float">
            <text:p>1</text:p>
          </table:table-cell>
          <table:table-cell table:style-name="ce42" table:formula="of:=IFERROR(ROUND(MIN(([.P99]+[.S99]+[.U99])/8/[.$AF99];[.$AE$2])^2*[.$AE99]);0)" office:value-type="float" office:value="1" calcext:value-type="float">
            <text:p>1</text:p>
          </table:table-cell>
          <table:table-cell table:style-name="ce43" table:formula="of:=IFERROR(ROUND(((MIN(([.T99]^2)/([.$AF99]^2);[.$AE$2])))*[.$AE99]*[.$AF$1]);0)" office:value-type="float" office:value="1" calcext:value-type="float">
            <text:p>1</text:p>
          </table:table-cell>
          <table:table-cell table:style-name="ce44" table:formula="of:=IFERROR(ROUND(((MIN(([.Q99]^2)/([.$AF99]^2);[.$AE$2])))*[.$AE99]*[.$AF$1]);0)" office:value-type="float" office:value="1" calcext:value-type="float">
            <text:p>1</text:p>
          </table:table-cell>
          <table:table-cell table:style-name="ce45" table:formula="of:=IFERROR(ROUND(((MIN(([.S99]^2)/([.$AF99]^2);[.$AE$2])))*[.$AE99]*[.$AF$1]);0)" office:value-type="float" office:value="1" calcext:value-type="float">
            <text:p>1</text:p>
          </table:table-cell>
          <table:table-cell table:style-name="ce46" table:formula="of:=IFERROR(ROUND(((MIN(([.R99]^2)/([.$AF99]^2);[.$AE$2]))*[.$AE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99]^[.$AO$2])/([.$AF99]^[.$AO$2]);[.$AQ$2])))*[.$V99]*0.8)+([.$O99]/10);([.O99]/8));0)*5)+10; 30); 99); 0)" office:value-type="float" office:value="35" calcext:value-type="float">
            <text:p>35</text:p>
          </table:table-cell>
          <table:table-cell table:style-name="ce11" table:formula="of:=IFERROR(MIN(MAX(ROUND(AVERAGE((MIN(([.$P99]^[.$X$2])/([.$AF99]^[.$AO$2]);[.$AQ$2]))*([.$V99]+[.$AR$2]);([.P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9]+[.$S99]+[.$U99])/8/[.$AF99];[.$AQ$2]))*([.$V99]+3)*[.$AS$2];([.U9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9]^2)/([.$AF99]^[.$AO$2]);[.$AQ$2]))*([.$V99]+3)*[.$AS$2]);([.T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9]^[.$AO$2])/([.$AF99]^[.$AO$2]);[.$AQ$2]))*([.$V99]+3)*[.$AS$2]);([.Q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9]^[.$AO$2])/([.$AF99]^[.$AO$2]);[.$AQ$2]))*([.$V99]+3)*[.$AS$2]);([.S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9]^[.$AC$2])/([.$AF99]^[.$AO$2]);[.$AQ$2]))*([.$V99]+[.$AR$2]);([.R99]/10));0)*5; [.$AU$2]); [.$AT$2]);0)" office:value-type="float" office:value="15" calcext:value-type="float">
            <text:p>15</text:p>
          </table:table-cell>
          <table:table-cell table:formula="of:=ROUND(AVERAGE([.AP99:.AV99]);2)" office:value-type="float" office:value="18.57" calcext:value-type="float">
            <text:p>18.57</text:p>
          </table:table-cell>
          <table:table-cell/>
          <table:table-cell table:formula="of:=MIN(MAX([.AH99]-[.AH98];0);[.$BF$2])" office:value-type="float" office:value="0" calcext:value-type="float">
            <text:p>0</text:p>
          </table:table-cell>
          <table:table-cell table:formula="of:=MIN(MAX([.AI99]-[.AI98];0);[.$BF$2])" office:value-type="float" office:value="0" calcext:value-type="float">
            <text:p>0</text:p>
          </table:table-cell>
          <table:table-cell table:formula="of:=MIN(MAX([.AJ99]-[.AJ98];0);[.$BF$2])" office:value-type="float" office:value="0" calcext:value-type="float">
            <text:p>0</text:p>
          </table:table-cell>
          <table:table-cell table:formula="of:=MIN(MAX([.AK99]-[.AK98];0);[.$BF$2])" office:value-type="float" office:value="0" calcext:value-type="float">
            <text:p>0</text:p>
          </table:table-cell>
          <table:table-cell table:formula="of:=MIN(MAX([.AL99]-[.AL98];0);[.$BF$2])" office:value-type="float" office:value="0" calcext:value-type="float">
            <text:p>0</text:p>
          </table:table-cell>
          <table:table-cell table:formula="of:=MIN(MAX([.AM99]-[.AM98];0);[.$BF$2])" office:value-type="float" office:value="0" calcext:value-type="float">
            <text:p>0</text:p>
          </table:table-cell>
          <table:table-cell table:formula="of:=MIN(MAX([.AN99]-[.AN9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rgonEgg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0]-[.C100]" office:value-type="float" office:value="0" calcext:value-type="float">
            <text:p>0</text:p>
          </table:table-cell>
          <table:table-cell table:style-name="ce29" table:formula="of:=[.P100]-[.D100]" office:value-type="float" office:value="0" calcext:value-type="float">
            <text:p>0</text:p>
          </table:table-cell>
          <table:table-cell table:style-name="ce60" table:formula="of:=[.Q100]-[.E100]" office:value-type="float" office:value="0" calcext:value-type="float">
            <text:p>0</text:p>
          </table:table-cell>
          <table:table-cell table:style-name="ce62" table:formula="of:=[.R100]-[.F100]" office:value-type="float" office:value="0" calcext:value-type="float">
            <text:p>0</text:p>
          </table:table-cell>
          <table:table-cell table:style-name="ce64" table:formula="of:=[.S100]-[.G100]" office:value-type="float" office:value="0" calcext:value-type="float">
            <text:p>0</text:p>
          </table:table-cell>
          <table:table-cell table:style-name="ce66" table:formula="of:=[.T100]-[.H1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0:.T100])" office:value-type="float" office:value="140" calcext:value-type="float">
            <text:p>140</text:p>
          </table:table-cell>
          <table:table-cell table:style-name="ce11" table:formula="of:=ROUND((([.U100]/[.$AE$1])*MAX([.U100]/420; 1.2));2)" office:value-type="float" office:value="1.87" calcext:value-type="float">
            <text:p>1.87</text:p>
          </table:table-cell>
          <table:table-cell table:style-name="ce4" table:formula="of:=IFERROR((ROUND((((MIN(([.$O100]^2)/([.$AF100]^2);[.$AD$2])))*[.$V100]*0.8)+([.O100]/10))*5)+10; 0)" office:value-type="float" office:value="45" calcext:value-type="float">
            <text:p>45</text:p>
          </table:table-cell>
          <table:table-cell table:style-name="ce6" table:formula="of:=IFERROR(ROUND((AVERAGE(MIN(([.$P100]^[.$X$2])/([.$AF100]^2);[.$AD$2]); MIN([.P100]/[.$AA$2]; [.$Z$2])))*([.$V100]+[.$Y$2]))*5;0)" office:value-type="float" office:value="5" calcext:value-type="float">
            <text:p>5</text:p>
          </table:table-cell>
          <table:table-cell table:style-name="ce24" table:formula="of:=IFERROR(ROUND((MIN(([.$P100]+[.$S100]+[.$U100])/8/[.$AF100];[.$AD$2]))*([.$V100]+3))*5;0)" office:value-type="float" office:value="25" calcext:value-type="float">
            <text:p>25</text:p>
          </table:table-cell>
          <table:table-cell table:style-name="ce16" table:formula="of:=IFERROR(ROUND(((MIN(([.$T100]^2)/([.$AF100]^2);[.$AD$2]))*([.$V100]+3)*[.$AF$2]))*5;0)" office:value-type="float" office:value="15" calcext:value-type="float">
            <text:p>15</text:p>
          </table:table-cell>
          <table:table-cell table:style-name="ce8" table:formula="of:=IFERROR(ROUND((AVERAGE(MIN(([.$Q100]^2)/([.$AF100]^2);[.$AD$2]);MIN([.Q100]/[.$AB$2]; [.$Z$2]))*([.$V100]+3)*[.$AF$2]))*5;0)" office:value-type="float" office:value="10" calcext:value-type="float">
            <text:p>10</text:p>
          </table:table-cell>
          <table:table-cell table:style-name="ce14" table:formula="of:=IFERROR(ROUND((AVERAGE(MIN(([.$S100]^2)/([.$AF100]^2);[.$AD$2]);MIN([.S100]/[.$AB$2]; [.$Z$2]))*([.$V100]+3)*[.$AF$2]))*5;0)" office:value-type="float" office:value="10" calcext:value-type="float">
            <text:p>10</text:p>
          </table:table-cell>
          <table:table-cell table:style-name="ce10" table:formula="of:=IFERROR(ROUND((AVERAGE(MIN(([.$R100]^[.$AC$2])/([.$AF100]^2);[.$AD$2]); MIN([.R100]/[.$AA$2]; [.$Z$2])))*([.$V100]+[.$Y$2]))*5;0)" office:value-type="float" office:value="5" calcext:value-type="float">
            <text:p>5</text:p>
          </table:table-cell>
          <table:table-cell table:style-name="ce11" table:formula="of:=ROUND(AVERAGE([.W100:.AC100]))" office:value-type="float" office:value="16" calcext:value-type="float">
            <text:p>16</text:p>
          </table:table-cell>
          <table:table-cell table:style-name="ce11" table:formula="of:=ROUND((([.U100]/[.$AE$1])*MAX([.U100]/350;0.8));2)" office:value-type="float" office:value="1.24" calcext:value-type="float">
            <text:p>1.24</text:p>
          </table:table-cell>
          <table:table-cell table:style-name="ce11" table:formula="of:=ROUND([.U10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0]^2)/([.$AF100]^2);[.$AE$2])))*[.$AE100]*0.8)+([.O100]/10))+10;10)" office:value-type="float" office:value="16" calcext:value-type="float">
            <text:p>16</text:p>
          </table:table-cell>
          <table:table-cell table:style-name="ce41" table:formula="of:=IFERROR(ROUND(((MIN(([.$P100]^2)/([.$AF100]^2);[.$AE$2])))*[.$AE100]);0)" office:value-type="float" office:value="1" calcext:value-type="float">
            <text:p>1</text:p>
          </table:table-cell>
          <table:table-cell table:style-name="ce42" table:formula="of:=IFERROR(ROUND(MIN(([.P100]+[.S100]+[.U100])/8/[.$AF100];[.$AE$2])^2*[.$AE100]);0)" office:value-type="float" office:value="1" calcext:value-type="float">
            <text:p>1</text:p>
          </table:table-cell>
          <table:table-cell table:style-name="ce43" table:formula="of:=IFERROR(ROUND(((MIN(([.T100]^2)/([.$AF100]^2);[.$AE$2])))*[.$AE100]*[.$AF$1]);0)" office:value-type="float" office:value="1" calcext:value-type="float">
            <text:p>1</text:p>
          </table:table-cell>
          <table:table-cell table:style-name="ce44" table:formula="of:=IFERROR(ROUND(((MIN(([.Q100]^2)/([.$AF100]^2);[.$AE$2])))*[.$AE100]*[.$AF$1]);0)" office:value-type="float" office:value="1" calcext:value-type="float">
            <text:p>1</text:p>
          </table:table-cell>
          <table:table-cell table:style-name="ce45" table:formula="of:=IFERROR(ROUND(((MIN(([.S100]^2)/([.$AF100]^2);[.$AE$2])))*[.$AE100]*[.$AF$1]);0)" office:value-type="float" office:value="1" calcext:value-type="float">
            <text:p>1</text:p>
          </table:table-cell>
          <table:table-cell table:style-name="ce46" table:formula="of:=IFERROR(ROUND(((MIN(([.R100]^2)/([.$AF100]^2);[.$AE$2]))*[.$AE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0]^[.$AO$2])/([.$AF100]^[.$AO$2]);[.$AQ$2])))*[.$V100]*0.8)+([.$O100]/10);([.O100]/8));0)*5)+10; 30); 99); 0)" office:value-type="float" office:value="35" calcext:value-type="float">
            <text:p>35</text:p>
          </table:table-cell>
          <table:table-cell table:style-name="ce11" table:formula="of:=IFERROR(MIN(MAX(ROUND(AVERAGE((MIN(([.$P100]^[.$X$2])/([.$AF100]^[.$AO$2]);[.$AQ$2]))*([.$V100]+[.$AR$2]);([.P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0]+[.$S100]+[.$U100])/8/[.$AF100];[.$AQ$2]))*([.$V100]+3)*[.$AS$2];([.U10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0]^2)/([.$AF100]^[.$AO$2]);[.$AQ$2]))*([.$V100]+3)*[.$AS$2]);([.T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0]^[.$AO$2])/([.$AF100]^[.$AO$2]);[.$AQ$2]))*([.$V100]+3)*[.$AS$2]);([.Q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0]^[.$AO$2])/([.$AF100]^[.$AO$2]);[.$AQ$2]))*([.$V100]+3)*[.$AS$2]);([.S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0]^[.$AC$2])/([.$AF100]^[.$AO$2]);[.$AQ$2]))*([.$V100]+[.$AR$2]);([.R100]/10));0)*5; [.$AU$2]); [.$AT$2]);0)" office:value-type="float" office:value="15" calcext:value-type="float">
            <text:p>15</text:p>
          </table:table-cell>
          <table:table-cell table:formula="of:=ROUND(AVERAGE([.AP100:.AV100]);2)" office:value-type="float" office:value="18.57" calcext:value-type="float">
            <text:p>18.57</text:p>
          </table:table-cell>
          <table:table-cell/>
          <table:table-cell table:formula="of:=MIN(MAX([.AH100]-[.AH99];0);[.$BF$2])" office:value-type="float" office:value="0" calcext:value-type="float">
            <text:p>0</text:p>
          </table:table-cell>
          <table:table-cell table:formula="of:=MIN(MAX([.AI100]-[.AI99];0);[.$BF$2])" office:value-type="float" office:value="0" calcext:value-type="float">
            <text:p>0</text:p>
          </table:table-cell>
          <table:table-cell table:formula="of:=MIN(MAX([.AJ100]-[.AJ99];0);[.$BF$2])" office:value-type="float" office:value="0" calcext:value-type="float">
            <text:p>0</text:p>
          </table:table-cell>
          <table:table-cell table:formula="of:=MIN(MAX([.AK100]-[.AK99];0);[.$BF$2])" office:value-type="float" office:value="0" calcext:value-type="float">
            <text:p>0</text:p>
          </table:table-cell>
          <table:table-cell table:formula="of:=MIN(MAX([.AL100]-[.AL99];0);[.$BF$2])" office:value-type="float" office:value="0" calcext:value-type="float">
            <text:p>0</text:p>
          </table:table-cell>
          <table:table-cell table:formula="of:=MIN(MAX([.AM100]-[.AM99];0);[.$BF$2])" office:value-type="float" office:value="0" calcext:value-type="float">
            <text:p>0</text:p>
          </table:table-cell>
          <table:table-cell table:formula="of:=MIN(MAX([.AN100]-[.AN9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8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1]-[.C101]" office:value-type="float" office:value="0" calcext:value-type="float">
            <text:p>0</text:p>
          </table:table-cell>
          <table:table-cell table:style-name="ce29" table:formula="of:=[.P101]-[.D101]" office:value-type="float" office:value="0" calcext:value-type="float">
            <text:p>0</text:p>
          </table:table-cell>
          <table:table-cell table:style-name="ce60" table:formula="of:=[.Q101]-[.E101]" office:value-type="float" office:value="0" calcext:value-type="float">
            <text:p>0</text:p>
          </table:table-cell>
          <table:table-cell table:style-name="ce62" table:formula="of:=[.R101]-[.F101]" office:value-type="float" office:value="0" calcext:value-type="float">
            <text:p>0</text:p>
          </table:table-cell>
          <table:table-cell table:style-name="ce64" table:formula="of:=[.S101]-[.G101]" office:value-type="float" office:value="0" calcext:value-type="float">
            <text:p>0</text:p>
          </table:table-cell>
          <table:table-cell table:style-name="ce66" table:formula="of:=[.T101]-[.H1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1:.T101])" office:value-type="float" office:value="140" calcext:value-type="float">
            <text:p>140</text:p>
          </table:table-cell>
          <table:table-cell table:style-name="ce11" table:formula="of:=ROUND((([.U101]/[.$AE$1])*MAX([.U101]/420; 1.2));2)" office:value-type="float" office:value="1.87" calcext:value-type="float">
            <text:p>1.87</text:p>
          </table:table-cell>
          <table:table-cell table:style-name="ce4" table:formula="of:=IFERROR((ROUND((((MIN(([.$O101]^2)/([.$AF101]^2);[.$AD$2])))*[.$V101]*0.8)+([.O101]/10))*5)+10; 0)" office:value-type="float" office:value="45" calcext:value-type="float">
            <text:p>45</text:p>
          </table:table-cell>
          <table:table-cell table:style-name="ce6" table:formula="of:=IFERROR(ROUND((AVERAGE(MIN(([.$P101]^[.$X$2])/([.$AF101]^2);[.$AD$2]); MIN([.P101]/[.$AA$2]; [.$Z$2])))*([.$V101]+[.$Y$2]))*5;0)" office:value-type="float" office:value="5" calcext:value-type="float">
            <text:p>5</text:p>
          </table:table-cell>
          <table:table-cell table:style-name="ce24" table:formula="of:=IFERROR(ROUND((MIN(([.$P101]+[.$S101]+[.$U101])/8/[.$AF101];[.$AD$2]))*([.$V101]+3))*5;0)" office:value-type="float" office:value="25" calcext:value-type="float">
            <text:p>25</text:p>
          </table:table-cell>
          <table:table-cell table:style-name="ce16" table:formula="of:=IFERROR(ROUND(((MIN(([.$T101]^2)/([.$AF101]^2);[.$AD$2]))*([.$V101]+3)*[.$AF$2]))*5;0)" office:value-type="float" office:value="15" calcext:value-type="float">
            <text:p>15</text:p>
          </table:table-cell>
          <table:table-cell table:style-name="ce8" table:formula="of:=IFERROR(ROUND((AVERAGE(MIN(([.$Q101]^2)/([.$AF101]^2);[.$AD$2]);MIN([.Q101]/[.$AB$2]; [.$Z$2]))*([.$V101]+3)*[.$AF$2]))*5;0)" office:value-type="float" office:value="10" calcext:value-type="float">
            <text:p>10</text:p>
          </table:table-cell>
          <table:table-cell table:style-name="ce14" table:formula="of:=IFERROR(ROUND((AVERAGE(MIN(([.$S101]^2)/([.$AF101]^2);[.$AD$2]);MIN([.S101]/[.$AB$2]; [.$Z$2]))*([.$V101]+3)*[.$AF$2]))*5;0)" office:value-type="float" office:value="10" calcext:value-type="float">
            <text:p>10</text:p>
          </table:table-cell>
          <table:table-cell table:style-name="ce10" table:formula="of:=IFERROR(ROUND((AVERAGE(MIN(([.$R101]^[.$AC$2])/([.$AF101]^2);[.$AD$2]); MIN([.R101]/[.$AA$2]; [.$Z$2])))*([.$V101]+[.$Y$2]))*5;0)" office:value-type="float" office:value="5" calcext:value-type="float">
            <text:p>5</text:p>
          </table:table-cell>
          <table:table-cell table:style-name="ce11" table:formula="of:=ROUND(AVERAGE([.W101:.AC101]))" office:value-type="float" office:value="16" calcext:value-type="float">
            <text:p>16</text:p>
          </table:table-cell>
          <table:table-cell table:style-name="ce11" table:formula="of:=ROUND((([.U101]/[.$AE$1])*MAX([.U101]/350;0.8));2)" office:value-type="float" office:value="1.24" calcext:value-type="float">
            <text:p>1.24</text:p>
          </table:table-cell>
          <table:table-cell table:style-name="ce11" table:formula="of:=ROUND([.U10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1]^2)/([.$AF101]^2);[.$AE$2])))*[.$AE101]*0.8)+([.O101]/10))+10;10)" office:value-type="float" office:value="16" calcext:value-type="float">
            <text:p>16</text:p>
          </table:table-cell>
          <table:table-cell table:style-name="ce41" table:formula="of:=IFERROR(ROUND(((MIN(([.$P101]^2)/([.$AF101]^2);[.$AE$2])))*[.$AE101]);0)" office:value-type="float" office:value="1" calcext:value-type="float">
            <text:p>1</text:p>
          </table:table-cell>
          <table:table-cell table:style-name="ce42" table:formula="of:=IFERROR(ROUND(MIN(([.P101]+[.S101]+[.U101])/8/[.$AF101];[.$AE$2])^2*[.$AE101]);0)" office:value-type="float" office:value="1" calcext:value-type="float">
            <text:p>1</text:p>
          </table:table-cell>
          <table:table-cell table:style-name="ce43" table:formula="of:=IFERROR(ROUND(((MIN(([.T101]^2)/([.$AF101]^2);[.$AE$2])))*[.$AE101]*[.$AF$1]);0)" office:value-type="float" office:value="1" calcext:value-type="float">
            <text:p>1</text:p>
          </table:table-cell>
          <table:table-cell table:style-name="ce44" table:formula="of:=IFERROR(ROUND(((MIN(([.Q101]^2)/([.$AF101]^2);[.$AE$2])))*[.$AE101]*[.$AF$1]);0)" office:value-type="float" office:value="1" calcext:value-type="float">
            <text:p>1</text:p>
          </table:table-cell>
          <table:table-cell table:style-name="ce45" table:formula="of:=IFERROR(ROUND(((MIN(([.S101]^2)/([.$AF101]^2);[.$AE$2])))*[.$AE101]*[.$AF$1]);0)" office:value-type="float" office:value="1" calcext:value-type="float">
            <text:p>1</text:p>
          </table:table-cell>
          <table:table-cell table:style-name="ce46" table:formula="of:=IFERROR(ROUND(((MIN(([.R101]^2)/([.$AF101]^2);[.$AE$2]))*[.$AE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1]^[.$AO$2])/([.$AF101]^[.$AO$2]);[.$AQ$2])))*[.$V101]*0.8)+([.$O101]/10);([.O101]/8));0)*5)+10; 30); 99); 0)" office:value-type="float" office:value="35" calcext:value-type="float">
            <text:p>35</text:p>
          </table:table-cell>
          <table:table-cell table:style-name="ce11" table:formula="of:=IFERROR(MIN(MAX(ROUND(AVERAGE((MIN(([.$P101]^[.$X$2])/([.$AF101]^[.$AO$2]);[.$AQ$2]))*([.$V101]+[.$AR$2]);([.P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1]+[.$S101]+[.$U101])/8/[.$AF101];[.$AQ$2]))*([.$V101]+3)*[.$AS$2];([.U10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1]^2)/([.$AF101]^[.$AO$2]);[.$AQ$2]))*([.$V101]+3)*[.$AS$2]);([.T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1]^[.$AO$2])/([.$AF101]^[.$AO$2]);[.$AQ$2]))*([.$V101]+3)*[.$AS$2]);([.Q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1]^[.$AO$2])/([.$AF101]^[.$AO$2]);[.$AQ$2]))*([.$V101]+3)*[.$AS$2]);([.S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1]^[.$AC$2])/([.$AF101]^[.$AO$2]);[.$AQ$2]))*([.$V101]+[.$AR$2]);([.R101]/10));0)*5; [.$AU$2]); [.$AT$2]);0)" office:value-type="float" office:value="15" calcext:value-type="float">
            <text:p>15</text:p>
          </table:table-cell>
          <table:table-cell table:formula="of:=ROUND(AVERAGE([.AP101:.AV101]);2)" office:value-type="float" office:value="18.57" calcext:value-type="float">
            <text:p>18.57</text:p>
          </table:table-cell>
          <table:table-cell/>
          <table:table-cell table:formula="of:=MIN(MAX([.AH101]-[.AH100];0);[.$BF$2])" office:value-type="float" office:value="0" calcext:value-type="float">
            <text:p>0</text:p>
          </table:table-cell>
          <table:table-cell table:formula="of:=MIN(MAX([.AI101]-[.AI100];0);[.$BF$2])" office:value-type="float" office:value="0" calcext:value-type="float">
            <text:p>0</text:p>
          </table:table-cell>
          <table:table-cell table:formula="of:=MIN(MAX([.AJ101]-[.AJ100];0);[.$BF$2])" office:value-type="float" office:value="0" calcext:value-type="float">
            <text:p>0</text:p>
          </table:table-cell>
          <table:table-cell table:formula="of:=MIN(MAX([.AK101]-[.AK100];0);[.$BF$2])" office:value-type="float" office:value="0" calcext:value-type="float">
            <text:p>0</text:p>
          </table:table-cell>
          <table:table-cell table:formula="of:=MIN(MAX([.AL101]-[.AL100];0);[.$BF$2])" office:value-type="float" office:value="0" calcext:value-type="float">
            <text:p>0</text:p>
          </table:table-cell>
          <table:table-cell table:formula="of:=MIN(MAX([.AM101]-[.AM100];0);[.$BF$2])" office:value-type="float" office:value="0" calcext:value-type="float">
            <text:p>0</text:p>
          </table:table-cell>
          <table:table-cell table:formula="of:=MIN(MAX([.AN101]-[.AN10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eathgoy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2]-[.C102]" office:value-type="float" office:value="0" calcext:value-type="float">
            <text:p>0</text:p>
          </table:table-cell>
          <table:table-cell table:style-name="ce29" table:formula="of:=[.P102]-[.D102]" office:value-type="float" office:value="0" calcext:value-type="float">
            <text:p>0</text:p>
          </table:table-cell>
          <table:table-cell table:style-name="ce60" table:formula="of:=[.Q102]-[.E102]" office:value-type="float" office:value="0" calcext:value-type="float">
            <text:p>0</text:p>
          </table:table-cell>
          <table:table-cell table:style-name="ce62" table:formula="of:=[.R102]-[.F102]" office:value-type="float" office:value="0" calcext:value-type="float">
            <text:p>0</text:p>
          </table:table-cell>
          <table:table-cell table:style-name="ce64" table:formula="of:=[.S102]-[.G102]" office:value-type="float" office:value="0" calcext:value-type="float">
            <text:p>0</text:p>
          </table:table-cell>
          <table:table-cell table:style-name="ce66" table:formula="of:=[.T102]-[.H1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2:.T102])" office:value-type="float" office:value="140" calcext:value-type="float">
            <text:p>140</text:p>
          </table:table-cell>
          <table:table-cell table:style-name="ce11" table:formula="of:=ROUND((([.U102]/[.$AE$1])*MAX([.U102]/420; 1.2));2)" office:value-type="float" office:value="1.87" calcext:value-type="float">
            <text:p>1.87</text:p>
          </table:table-cell>
          <table:table-cell table:style-name="ce4" table:formula="of:=IFERROR((ROUND((((MIN(([.$O102]^2)/([.$AF102]^2);[.$AD$2])))*[.$V102]*0.8)+([.O102]/10))*5)+10; 0)" office:value-type="float" office:value="45" calcext:value-type="float">
            <text:p>45</text:p>
          </table:table-cell>
          <table:table-cell table:style-name="ce6" table:formula="of:=IFERROR(ROUND((AVERAGE(MIN(([.$P102]^[.$X$2])/([.$AF102]^2);[.$AD$2]); MIN([.P102]/[.$AA$2]; [.$Z$2])))*([.$V102]+[.$Y$2]))*5;0)" office:value-type="float" office:value="5" calcext:value-type="float">
            <text:p>5</text:p>
          </table:table-cell>
          <table:table-cell table:style-name="ce24" table:formula="of:=IFERROR(ROUND((MIN(([.$P102]+[.$S102]+[.$U102])/8/[.$AF102];[.$AD$2]))*([.$V102]+3))*5;0)" office:value-type="float" office:value="25" calcext:value-type="float">
            <text:p>25</text:p>
          </table:table-cell>
          <table:table-cell table:style-name="ce16" table:formula="of:=IFERROR(ROUND(((MIN(([.$T102]^2)/([.$AF102]^2);[.$AD$2]))*([.$V102]+3)*[.$AF$2]))*5;0)" office:value-type="float" office:value="15" calcext:value-type="float">
            <text:p>15</text:p>
          </table:table-cell>
          <table:table-cell table:style-name="ce8" table:formula="of:=IFERROR(ROUND((AVERAGE(MIN(([.$Q102]^2)/([.$AF102]^2);[.$AD$2]);MIN([.Q102]/[.$AB$2]; [.$Z$2]))*([.$V102]+3)*[.$AF$2]))*5;0)" office:value-type="float" office:value="10" calcext:value-type="float">
            <text:p>10</text:p>
          </table:table-cell>
          <table:table-cell table:style-name="ce14" table:formula="of:=IFERROR(ROUND((AVERAGE(MIN(([.$S102]^2)/([.$AF102]^2);[.$AD$2]);MIN([.S102]/[.$AB$2]; [.$Z$2]))*([.$V102]+3)*[.$AF$2]))*5;0)" office:value-type="float" office:value="10" calcext:value-type="float">
            <text:p>10</text:p>
          </table:table-cell>
          <table:table-cell table:style-name="ce10" table:formula="of:=IFERROR(ROUND((AVERAGE(MIN(([.$R102]^[.$AC$2])/([.$AF102]^2);[.$AD$2]); MIN([.R102]/[.$AA$2]; [.$Z$2])))*([.$V102]+[.$Y$2]))*5;0)" office:value-type="float" office:value="5" calcext:value-type="float">
            <text:p>5</text:p>
          </table:table-cell>
          <table:table-cell table:style-name="ce11" table:formula="of:=ROUND(AVERAGE([.W102:.AC102]))" office:value-type="float" office:value="16" calcext:value-type="float">
            <text:p>16</text:p>
          </table:table-cell>
          <table:table-cell table:style-name="ce11" table:formula="of:=ROUND((([.U102]/[.$AE$1])*MAX([.U102]/350;0.8));2)" office:value-type="float" office:value="1.24" calcext:value-type="float">
            <text:p>1.24</text:p>
          </table:table-cell>
          <table:table-cell table:style-name="ce11" table:formula="of:=ROUND([.U10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2]^2)/([.$AF102]^2);[.$AE$2])))*[.$AE102]*0.8)+([.O102]/10))+10;10)" office:value-type="float" office:value="16" calcext:value-type="float">
            <text:p>16</text:p>
          </table:table-cell>
          <table:table-cell table:style-name="ce41" table:formula="of:=IFERROR(ROUND(((MIN(([.$P102]^2)/([.$AF102]^2);[.$AE$2])))*[.$AE102]);0)" office:value-type="float" office:value="1" calcext:value-type="float">
            <text:p>1</text:p>
          </table:table-cell>
          <table:table-cell table:style-name="ce42" table:formula="of:=IFERROR(ROUND(MIN(([.P102]+[.S102]+[.U102])/8/[.$AF102];[.$AE$2])^2*[.$AE102]);0)" office:value-type="float" office:value="1" calcext:value-type="float">
            <text:p>1</text:p>
          </table:table-cell>
          <table:table-cell table:style-name="ce43" table:formula="of:=IFERROR(ROUND(((MIN(([.T102]^2)/([.$AF102]^2);[.$AE$2])))*[.$AE102]*[.$AF$1]);0)" office:value-type="float" office:value="1" calcext:value-type="float">
            <text:p>1</text:p>
          </table:table-cell>
          <table:table-cell table:style-name="ce44" table:formula="of:=IFERROR(ROUND(((MIN(([.Q102]^2)/([.$AF102]^2);[.$AE$2])))*[.$AE102]*[.$AF$1]);0)" office:value-type="float" office:value="1" calcext:value-type="float">
            <text:p>1</text:p>
          </table:table-cell>
          <table:table-cell table:style-name="ce45" table:formula="of:=IFERROR(ROUND(((MIN(([.S102]^2)/([.$AF102]^2);[.$AE$2])))*[.$AE102]*[.$AF$1]);0)" office:value-type="float" office:value="1" calcext:value-type="float">
            <text:p>1</text:p>
          </table:table-cell>
          <table:table-cell table:style-name="ce46" table:formula="of:=IFERROR(ROUND(((MIN(([.R102]^2)/([.$AF102]^2);[.$AE$2]))*[.$AE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2]^[.$AO$2])/([.$AF102]^[.$AO$2]);[.$AQ$2])))*[.$V102]*0.8)+([.$O102]/10);([.O102]/8));0)*5)+10; 30); 99); 0)" office:value-type="float" office:value="35" calcext:value-type="float">
            <text:p>35</text:p>
          </table:table-cell>
          <table:table-cell table:style-name="ce11" table:formula="of:=IFERROR(MIN(MAX(ROUND(AVERAGE((MIN(([.$P102]^[.$X$2])/([.$AF102]^[.$AO$2]);[.$AQ$2]))*([.$V102]+[.$AR$2]);([.P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2]+[.$S102]+[.$U102])/8/[.$AF102];[.$AQ$2]))*([.$V102]+3)*[.$AS$2];([.U10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2]^2)/([.$AF102]^[.$AO$2]);[.$AQ$2]))*([.$V102]+3)*[.$AS$2]);([.T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2]^[.$AO$2])/([.$AF102]^[.$AO$2]);[.$AQ$2]))*([.$V102]+3)*[.$AS$2]);([.Q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2]^[.$AO$2])/([.$AF102]^[.$AO$2]);[.$AQ$2]))*([.$V102]+3)*[.$AS$2]);([.S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2]^[.$AC$2])/([.$AF102]^[.$AO$2]);[.$AQ$2]))*([.$V102]+[.$AR$2]);([.R102]/10));0)*5; [.$AU$2]); [.$AT$2]);0)" office:value-type="float" office:value="15" calcext:value-type="float">
            <text:p>15</text:p>
          </table:table-cell>
          <table:table-cell table:formula="of:=ROUND(AVERAGE([.AP102:.AV102]);2)" office:value-type="float" office:value="18.57" calcext:value-type="float">
            <text:p>18.57</text:p>
          </table:table-cell>
          <table:table-cell/>
          <table:table-cell table:formula="of:=MIN(MAX([.AH102]-[.AH101];0);[.$BF$2])" office:value-type="float" office:value="0" calcext:value-type="float">
            <text:p>0</text:p>
          </table:table-cell>
          <table:table-cell table:formula="of:=MIN(MAX([.AI102]-[.AI101];0);[.$BF$2])" office:value-type="float" office:value="0" calcext:value-type="float">
            <text:p>0</text:p>
          </table:table-cell>
          <table:table-cell table:formula="of:=MIN(MAX([.AJ102]-[.AJ101];0);[.$BF$2])" office:value-type="float" office:value="0" calcext:value-type="float">
            <text:p>0</text:p>
          </table:table-cell>
          <table:table-cell table:formula="of:=MIN(MAX([.AK102]-[.AK101];0);[.$BF$2])" office:value-type="float" office:value="0" calcext:value-type="float">
            <text:p>0</text:p>
          </table:table-cell>
          <table:table-cell table:formula="of:=MIN(MAX([.AL102]-[.AL101];0);[.$BF$2])" office:value-type="float" office:value="0" calcext:value-type="float">
            <text:p>0</text:p>
          </table:table-cell>
          <table:table-cell table:formula="of:=MIN(MAX([.AM102]-[.AM101];0);[.$BF$2])" office:value-type="float" office:value="0" calcext:value-type="float">
            <text:p>0</text:p>
          </table:table-cell>
          <table:table-cell table:formula="of:=MIN(MAX([.AN102]-[.AN10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coZombie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3]-[.C103]" office:value-type="float" office:value="0" calcext:value-type="float">
            <text:p>0</text:p>
          </table:table-cell>
          <table:table-cell table:style-name="ce29" table:formula="of:=[.P103]-[.D103]" office:value-type="float" office:value="0" calcext:value-type="float">
            <text:p>0</text:p>
          </table:table-cell>
          <table:table-cell table:style-name="ce60" table:formula="of:=[.Q103]-[.E103]" office:value-type="float" office:value="0" calcext:value-type="float">
            <text:p>0</text:p>
          </table:table-cell>
          <table:table-cell table:style-name="ce62" table:formula="of:=[.R103]-[.F103]" office:value-type="float" office:value="0" calcext:value-type="float">
            <text:p>0</text:p>
          </table:table-cell>
          <table:table-cell table:style-name="ce64" table:formula="of:=[.S103]-[.G103]" office:value-type="float" office:value="0" calcext:value-type="float">
            <text:p>0</text:p>
          </table:table-cell>
          <table:table-cell table:style-name="ce66" table:formula="of:=[.T103]-[.H1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3:.T103])" office:value-type="float" office:value="140" calcext:value-type="float">
            <text:p>140</text:p>
          </table:table-cell>
          <table:table-cell table:style-name="ce11" table:formula="of:=ROUND((([.U103]/[.$AE$1])*MAX([.U103]/420; 1.2));2)" office:value-type="float" office:value="1.87" calcext:value-type="float">
            <text:p>1.87</text:p>
          </table:table-cell>
          <table:table-cell table:style-name="ce4" table:formula="of:=IFERROR((ROUND((((MIN(([.$O103]^2)/([.$AF103]^2);[.$AD$2])))*[.$V103]*0.8)+([.O103]/10))*5)+10; 0)" office:value-type="float" office:value="45" calcext:value-type="float">
            <text:p>45</text:p>
          </table:table-cell>
          <table:table-cell table:style-name="ce6" table:formula="of:=IFERROR(ROUND((AVERAGE(MIN(([.$P103]^[.$X$2])/([.$AF103]^2);[.$AD$2]); MIN([.P103]/[.$AA$2]; [.$Z$2])))*([.$V103]+[.$Y$2]))*5;0)" office:value-type="float" office:value="5" calcext:value-type="float">
            <text:p>5</text:p>
          </table:table-cell>
          <table:table-cell table:style-name="ce24" table:formula="of:=IFERROR(ROUND((MIN(([.$P103]+[.$S103]+[.$U103])/8/[.$AF103];[.$AD$2]))*([.$V103]+3))*5;0)" office:value-type="float" office:value="25" calcext:value-type="float">
            <text:p>25</text:p>
          </table:table-cell>
          <table:table-cell table:style-name="ce16" table:formula="of:=IFERROR(ROUND(((MIN(([.$T103]^2)/([.$AF103]^2);[.$AD$2]))*([.$V103]+3)*[.$AF$2]))*5;0)" office:value-type="float" office:value="15" calcext:value-type="float">
            <text:p>15</text:p>
          </table:table-cell>
          <table:table-cell table:style-name="ce8" table:formula="of:=IFERROR(ROUND((AVERAGE(MIN(([.$Q103]^2)/([.$AF103]^2);[.$AD$2]);MIN([.Q103]/[.$AB$2]; [.$Z$2]))*([.$V103]+3)*[.$AF$2]))*5;0)" office:value-type="float" office:value="10" calcext:value-type="float">
            <text:p>10</text:p>
          </table:table-cell>
          <table:table-cell table:style-name="ce14" table:formula="of:=IFERROR(ROUND((AVERAGE(MIN(([.$S103]^2)/([.$AF103]^2);[.$AD$2]);MIN([.S103]/[.$AB$2]; [.$Z$2]))*([.$V103]+3)*[.$AF$2]))*5;0)" office:value-type="float" office:value="10" calcext:value-type="float">
            <text:p>10</text:p>
          </table:table-cell>
          <table:table-cell table:style-name="ce10" table:formula="of:=IFERROR(ROUND((AVERAGE(MIN(([.$R103]^[.$AC$2])/([.$AF103]^2);[.$AD$2]); MIN([.R103]/[.$AA$2]; [.$Z$2])))*([.$V103]+[.$Y$2]))*5;0)" office:value-type="float" office:value="5" calcext:value-type="float">
            <text:p>5</text:p>
          </table:table-cell>
          <table:table-cell table:style-name="ce11" table:formula="of:=ROUND(AVERAGE([.W103:.AC103]))" office:value-type="float" office:value="16" calcext:value-type="float">
            <text:p>16</text:p>
          </table:table-cell>
          <table:table-cell table:style-name="ce11" table:formula="of:=ROUND((([.U103]/[.$AE$1])*MAX([.U103]/350;0.8));2)" office:value-type="float" office:value="1.24" calcext:value-type="float">
            <text:p>1.24</text:p>
          </table:table-cell>
          <table:table-cell table:style-name="ce11" table:formula="of:=ROUND([.U10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3]^2)/([.$AF103]^2);[.$AE$2])))*[.$AE103]*0.8)+([.O103]/10))+10;10)" office:value-type="float" office:value="16" calcext:value-type="float">
            <text:p>16</text:p>
          </table:table-cell>
          <table:table-cell table:style-name="ce41" table:formula="of:=IFERROR(ROUND(((MIN(([.$P103]^2)/([.$AF103]^2);[.$AE$2])))*[.$AE103]);0)" office:value-type="float" office:value="1" calcext:value-type="float">
            <text:p>1</text:p>
          </table:table-cell>
          <table:table-cell table:style-name="ce42" table:formula="of:=IFERROR(ROUND(MIN(([.P103]+[.S103]+[.U103])/8/[.$AF103];[.$AE$2])^2*[.$AE103]);0)" office:value-type="float" office:value="1" calcext:value-type="float">
            <text:p>1</text:p>
          </table:table-cell>
          <table:table-cell table:style-name="ce43" table:formula="of:=IFERROR(ROUND(((MIN(([.T103]^2)/([.$AF103]^2);[.$AE$2])))*[.$AE103]*[.$AF$1]);0)" office:value-type="float" office:value="1" calcext:value-type="float">
            <text:p>1</text:p>
          </table:table-cell>
          <table:table-cell table:style-name="ce44" table:formula="of:=IFERROR(ROUND(((MIN(([.Q103]^2)/([.$AF103]^2);[.$AE$2])))*[.$AE103]*[.$AF$1]);0)" office:value-type="float" office:value="1" calcext:value-type="float">
            <text:p>1</text:p>
          </table:table-cell>
          <table:table-cell table:style-name="ce45" table:formula="of:=IFERROR(ROUND(((MIN(([.S103]^2)/([.$AF103]^2);[.$AE$2])))*[.$AE103]*[.$AF$1]);0)" office:value-type="float" office:value="1" calcext:value-type="float">
            <text:p>1</text:p>
          </table:table-cell>
          <table:table-cell table:style-name="ce46" table:formula="of:=IFERROR(ROUND(((MIN(([.R103]^2)/([.$AF103]^2);[.$AE$2]))*[.$AE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3]^[.$AO$2])/([.$AF103]^[.$AO$2]);[.$AQ$2])))*[.$V103]*0.8)+([.$O103]/10);([.O103]/8));0)*5)+10; 30); 99); 0)" office:value-type="float" office:value="35" calcext:value-type="float">
            <text:p>35</text:p>
          </table:table-cell>
          <table:table-cell table:style-name="ce11" table:formula="of:=IFERROR(MIN(MAX(ROUND(AVERAGE((MIN(([.$P103]^[.$X$2])/([.$AF103]^[.$AO$2]);[.$AQ$2]))*([.$V103]+[.$AR$2]);([.P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3]+[.$S103]+[.$U103])/8/[.$AF103];[.$AQ$2]))*([.$V103]+3)*[.$AS$2];([.U10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3]^2)/([.$AF103]^[.$AO$2]);[.$AQ$2]))*([.$V103]+3)*[.$AS$2]);([.T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3]^[.$AO$2])/([.$AF103]^[.$AO$2]);[.$AQ$2]))*([.$V103]+3)*[.$AS$2]);([.Q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3]^[.$AO$2])/([.$AF103]^[.$AO$2]);[.$AQ$2]))*([.$V103]+3)*[.$AS$2]);([.S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3]^[.$AC$2])/([.$AF103]^[.$AO$2]);[.$AQ$2]))*([.$V103]+[.$AR$2]);([.R103]/10));0)*5; [.$AU$2]); [.$AT$2]);0)" office:value-type="float" office:value="15" calcext:value-type="float">
            <text:p>15</text:p>
          </table:table-cell>
          <table:table-cell table:formula="of:=ROUND(AVERAGE([.AP103:.AV103]);2)" office:value-type="float" office:value="18.57" calcext:value-type="float">
            <text:p>18.57</text:p>
          </table:table-cell>
          <table:table-cell/>
          <table:table-cell table:formula="of:=MIN(MAX([.AH103]-[.AH102];0);[.$BF$2])" office:value-type="float" office:value="0" calcext:value-type="float">
            <text:p>0</text:p>
          </table:table-cell>
          <table:table-cell table:formula="of:=MIN(MAX([.AI103]-[.AI102];0);[.$BF$2])" office:value-type="float" office:value="0" calcext:value-type="float">
            <text:p>0</text:p>
          </table:table-cell>
          <table:table-cell table:formula="of:=MIN(MAX([.AJ103]-[.AJ102];0);[.$BF$2])" office:value-type="float" office:value="0" calcext:value-type="float">
            <text:p>0</text:p>
          </table:table-cell>
          <table:table-cell table:formula="of:=MIN(MAX([.AK103]-[.AK102];0);[.$BF$2])" office:value-type="float" office:value="0" calcext:value-type="float">
            <text:p>0</text:p>
          </table:table-cell>
          <table:table-cell table:formula="of:=MIN(MAX([.AL103]-[.AL102];0);[.$BF$2])" office:value-type="float" office:value="0" calcext:value-type="float">
            <text:p>0</text:p>
          </table:table-cell>
          <table:table-cell table:formula="of:=MIN(MAX([.AM103]-[.AM102];0);[.$BF$2])" office:value-type="float" office:value="0" calcext:value-type="float">
            <text:p>0</text:p>
          </table:table-cell>
          <table:table-cell table:formula="of:=MIN(MAX([.AN103]-[.AN10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emonKin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4]-[.C104]" office:value-type="float" office:value="0" calcext:value-type="float">
            <text:p>0</text:p>
          </table:table-cell>
          <table:table-cell table:style-name="ce29" table:formula="of:=[.P104]-[.D104]" office:value-type="float" office:value="0" calcext:value-type="float">
            <text:p>0</text:p>
          </table:table-cell>
          <table:table-cell table:style-name="ce60" table:formula="of:=[.Q104]-[.E104]" office:value-type="float" office:value="0" calcext:value-type="float">
            <text:p>0</text:p>
          </table:table-cell>
          <table:table-cell table:style-name="ce62" table:formula="of:=[.R104]-[.F104]" office:value-type="float" office:value="0" calcext:value-type="float">
            <text:p>0</text:p>
          </table:table-cell>
          <table:table-cell table:style-name="ce64" table:formula="of:=[.S104]-[.G104]" office:value-type="float" office:value="0" calcext:value-type="float">
            <text:p>0</text:p>
          </table:table-cell>
          <table:table-cell table:style-name="ce66" table:formula="of:=[.T104]-[.H1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4:.T104])" office:value-type="float" office:value="140" calcext:value-type="float">
            <text:p>140</text:p>
          </table:table-cell>
          <table:table-cell table:style-name="ce11" table:formula="of:=ROUND((([.U104]/[.$AE$1])*MAX([.U104]/420; 1.2));2)" office:value-type="float" office:value="1.87" calcext:value-type="float">
            <text:p>1.87</text:p>
          </table:table-cell>
          <table:table-cell table:style-name="ce4" table:formula="of:=IFERROR((ROUND((((MIN(([.$O104]^2)/([.$AF104]^2);[.$AD$2])))*[.$V104]*0.8)+([.O104]/10))*5)+10; 0)" office:value-type="float" office:value="45" calcext:value-type="float">
            <text:p>45</text:p>
          </table:table-cell>
          <table:table-cell table:style-name="ce6" table:formula="of:=IFERROR(ROUND((AVERAGE(MIN(([.$P104]^[.$X$2])/([.$AF104]^2);[.$AD$2]); MIN([.P104]/[.$AA$2]; [.$Z$2])))*([.$V104]+[.$Y$2]))*5;0)" office:value-type="float" office:value="5" calcext:value-type="float">
            <text:p>5</text:p>
          </table:table-cell>
          <table:table-cell table:style-name="ce24" table:formula="of:=IFERROR(ROUND((MIN(([.$P104]+[.$S104]+[.$U104])/8/[.$AF104];[.$AD$2]))*([.$V104]+3))*5;0)" office:value-type="float" office:value="25" calcext:value-type="float">
            <text:p>25</text:p>
          </table:table-cell>
          <table:table-cell table:style-name="ce16" table:formula="of:=IFERROR(ROUND(((MIN(([.$T104]^2)/([.$AF104]^2);[.$AD$2]))*([.$V104]+3)*[.$AF$2]))*5;0)" office:value-type="float" office:value="15" calcext:value-type="float">
            <text:p>15</text:p>
          </table:table-cell>
          <table:table-cell table:style-name="ce8" table:formula="of:=IFERROR(ROUND((AVERAGE(MIN(([.$Q104]^2)/([.$AF104]^2);[.$AD$2]);MIN([.Q104]/[.$AB$2]; [.$Z$2]))*([.$V104]+3)*[.$AF$2]))*5;0)" office:value-type="float" office:value="10" calcext:value-type="float">
            <text:p>10</text:p>
          </table:table-cell>
          <table:table-cell table:style-name="ce14" table:formula="of:=IFERROR(ROUND((AVERAGE(MIN(([.$S104]^2)/([.$AF104]^2);[.$AD$2]);MIN([.S104]/[.$AB$2]; [.$Z$2]))*([.$V104]+3)*[.$AF$2]))*5;0)" office:value-type="float" office:value="10" calcext:value-type="float">
            <text:p>10</text:p>
          </table:table-cell>
          <table:table-cell table:style-name="ce10" table:formula="of:=IFERROR(ROUND((AVERAGE(MIN(([.$R104]^[.$AC$2])/([.$AF104]^2);[.$AD$2]); MIN([.R104]/[.$AA$2]; [.$Z$2])))*([.$V104]+[.$Y$2]))*5;0)" office:value-type="float" office:value="5" calcext:value-type="float">
            <text:p>5</text:p>
          </table:table-cell>
          <table:table-cell table:style-name="ce11" table:formula="of:=ROUND(AVERAGE([.W104:.AC104]))" office:value-type="float" office:value="16" calcext:value-type="float">
            <text:p>16</text:p>
          </table:table-cell>
          <table:table-cell table:style-name="ce11" table:formula="of:=ROUND((([.U104]/[.$AE$1])*MAX([.U104]/350;0.8));2)" office:value-type="float" office:value="1.24" calcext:value-type="float">
            <text:p>1.24</text:p>
          </table:table-cell>
          <table:table-cell table:style-name="ce11" table:formula="of:=ROUND([.U10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4]^2)/([.$AF104]^2);[.$AE$2])))*[.$AE104]*0.8)+([.O104]/10))+10;10)" office:value-type="float" office:value="16" calcext:value-type="float">
            <text:p>16</text:p>
          </table:table-cell>
          <table:table-cell table:style-name="ce41" table:formula="of:=IFERROR(ROUND(((MIN(([.$P104]^2)/([.$AF104]^2);[.$AE$2])))*[.$AE104]);0)" office:value-type="float" office:value="1" calcext:value-type="float">
            <text:p>1</text:p>
          </table:table-cell>
          <table:table-cell table:style-name="ce42" table:formula="of:=IFERROR(ROUND(MIN(([.P104]+[.S104]+[.U104])/8/[.$AF104];[.$AE$2])^2*[.$AE104]);0)" office:value-type="float" office:value="1" calcext:value-type="float">
            <text:p>1</text:p>
          </table:table-cell>
          <table:table-cell table:style-name="ce43" table:formula="of:=IFERROR(ROUND(((MIN(([.T104]^2)/([.$AF104]^2);[.$AE$2])))*[.$AE104]*[.$AF$1]);0)" office:value-type="float" office:value="1" calcext:value-type="float">
            <text:p>1</text:p>
          </table:table-cell>
          <table:table-cell table:style-name="ce44" table:formula="of:=IFERROR(ROUND(((MIN(([.Q104]^2)/([.$AF104]^2);[.$AE$2])))*[.$AE104]*[.$AF$1]);0)" office:value-type="float" office:value="1" calcext:value-type="float">
            <text:p>1</text:p>
          </table:table-cell>
          <table:table-cell table:style-name="ce45" table:formula="of:=IFERROR(ROUND(((MIN(([.S104]^2)/([.$AF104]^2);[.$AE$2])))*[.$AE104]*[.$AF$1]);0)" office:value-type="float" office:value="1" calcext:value-type="float">
            <text:p>1</text:p>
          </table:table-cell>
          <table:table-cell table:style-name="ce46" table:formula="of:=IFERROR(ROUND(((MIN(([.R104]^2)/([.$AF104]^2);[.$AE$2]))*[.$AE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4]^[.$AO$2])/([.$AF104]^[.$AO$2]);[.$AQ$2])))*[.$V104]*0.8)+([.$O104]/10);([.O104]/8));0)*5)+10; 30); 99); 0)" office:value-type="float" office:value="35" calcext:value-type="float">
            <text:p>35</text:p>
          </table:table-cell>
          <table:table-cell table:style-name="ce11" table:formula="of:=IFERROR(MIN(MAX(ROUND(AVERAGE((MIN(([.$P104]^[.$X$2])/([.$AF104]^[.$AO$2]);[.$AQ$2]))*([.$V104]+[.$AR$2]);([.P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4]+[.$S104]+[.$U104])/8/[.$AF104];[.$AQ$2]))*([.$V104]+3)*[.$AS$2];([.U10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4]^2)/([.$AF104]^[.$AO$2]);[.$AQ$2]))*([.$V104]+3)*[.$AS$2]);([.T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4]^[.$AO$2])/([.$AF104]^[.$AO$2]);[.$AQ$2]))*([.$V104]+3)*[.$AS$2]);([.Q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4]^[.$AO$2])/([.$AF104]^[.$AO$2]);[.$AQ$2]))*([.$V104]+3)*[.$AS$2]);([.S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4]^[.$AC$2])/([.$AF104]^[.$AO$2]);[.$AQ$2]))*([.$V104]+[.$AR$2]);([.R104]/10));0)*5; [.$AU$2]); [.$AT$2]);0)" office:value-type="float" office:value="15" calcext:value-type="float">
            <text:p>15</text:p>
          </table:table-cell>
          <table:table-cell table:formula="of:=ROUND(AVERAGE([.AP104:.AV104]);2)" office:value-type="float" office:value="18.57" calcext:value-type="float">
            <text:p>18.57</text:p>
          </table:table-cell>
          <table:table-cell/>
          <table:table-cell table:formula="of:=MIN(MAX([.AH104]-[.AH103];0);[.$BF$2])" office:value-type="float" office:value="0" calcext:value-type="float">
            <text:p>0</text:p>
          </table:table-cell>
          <table:table-cell table:formula="of:=MIN(MAX([.AI104]-[.AI103];0);[.$BF$2])" office:value-type="float" office:value="0" calcext:value-type="float">
            <text:p>0</text:p>
          </table:table-cell>
          <table:table-cell table:formula="of:=MIN(MAX([.AJ104]-[.AJ103];0);[.$BF$2])" office:value-type="float" office:value="0" calcext:value-type="float">
            <text:p>0</text:p>
          </table:table-cell>
          <table:table-cell table:formula="of:=MIN(MAX([.AK104]-[.AK103];0);[.$BF$2])" office:value-type="float" office:value="0" calcext:value-type="float">
            <text:p>0</text:p>
          </table:table-cell>
          <table:table-cell table:formula="of:=MIN(MAX([.AL104]-[.AL103];0);[.$BF$2])" office:value-type="float" office:value="0" calcext:value-type="float">
            <text:p>0</text:p>
          </table:table-cell>
          <table:table-cell table:formula="of:=MIN(MAX([.AM104]-[.AM103];0);[.$BF$2])" office:value-type="float" office:value="0" calcext:value-type="float">
            <text:p>0</text:p>
          </table:table-cell>
          <table:table-cell table:formula="of:=MIN(MAX([.AN104]-[.AN10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ass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5]-[.C105]" office:value-type="float" office:value="0" calcext:value-type="float">
            <text:p>0</text:p>
          </table:table-cell>
          <table:table-cell table:style-name="ce29" table:formula="of:=[.P105]-[.D105]" office:value-type="float" office:value="0" calcext:value-type="float">
            <text:p>0</text:p>
          </table:table-cell>
          <table:table-cell table:style-name="ce60" table:formula="of:=[.Q105]-[.E105]" office:value-type="float" office:value="0" calcext:value-type="float">
            <text:p>0</text:p>
          </table:table-cell>
          <table:table-cell table:style-name="ce62" table:formula="of:=[.R105]-[.F105]" office:value-type="float" office:value="0" calcext:value-type="float">
            <text:p>0</text:p>
          </table:table-cell>
          <table:table-cell table:style-name="ce64" table:formula="of:=[.S105]-[.G105]" office:value-type="float" office:value="0" calcext:value-type="float">
            <text:p>0</text:p>
          </table:table-cell>
          <table:table-cell table:style-name="ce66" table:formula="of:=[.T105]-[.H1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5:.T105])" office:value-type="float" office:value="140" calcext:value-type="float">
            <text:p>140</text:p>
          </table:table-cell>
          <table:table-cell table:style-name="ce11" table:formula="of:=ROUND((([.U105]/[.$AE$1])*MAX([.U105]/420; 1.2));2)" office:value-type="float" office:value="1.87" calcext:value-type="float">
            <text:p>1.87</text:p>
          </table:table-cell>
          <table:table-cell table:style-name="ce4" table:formula="of:=IFERROR((ROUND((((MIN(([.$O105]^2)/([.$AF105]^2);[.$AD$2])))*[.$V105]*0.8)+([.O105]/10))*5)+10; 0)" office:value-type="float" office:value="45" calcext:value-type="float">
            <text:p>45</text:p>
          </table:table-cell>
          <table:table-cell table:style-name="ce6" table:formula="of:=IFERROR(ROUND((AVERAGE(MIN(([.$P105]^[.$X$2])/([.$AF105]^2);[.$AD$2]); MIN([.P105]/[.$AA$2]; [.$Z$2])))*([.$V105]+[.$Y$2]))*5;0)" office:value-type="float" office:value="5" calcext:value-type="float">
            <text:p>5</text:p>
          </table:table-cell>
          <table:table-cell table:style-name="ce24" table:formula="of:=IFERROR(ROUND((MIN(([.$P105]+[.$S105]+[.$U105])/8/[.$AF105];[.$AD$2]))*([.$V105]+3))*5;0)" office:value-type="float" office:value="25" calcext:value-type="float">
            <text:p>25</text:p>
          </table:table-cell>
          <table:table-cell table:style-name="ce16" table:formula="of:=IFERROR(ROUND(((MIN(([.$T105]^2)/([.$AF105]^2);[.$AD$2]))*([.$V105]+3)*[.$AF$2]))*5;0)" office:value-type="float" office:value="15" calcext:value-type="float">
            <text:p>15</text:p>
          </table:table-cell>
          <table:table-cell table:style-name="ce8" table:formula="of:=IFERROR(ROUND((AVERAGE(MIN(([.$Q105]^2)/([.$AF105]^2);[.$AD$2]);MIN([.Q105]/[.$AB$2]; [.$Z$2]))*([.$V105]+3)*[.$AF$2]))*5;0)" office:value-type="float" office:value="10" calcext:value-type="float">
            <text:p>10</text:p>
          </table:table-cell>
          <table:table-cell table:style-name="ce14" table:formula="of:=IFERROR(ROUND((AVERAGE(MIN(([.$S105]^2)/([.$AF105]^2);[.$AD$2]);MIN([.S105]/[.$AB$2]; [.$Z$2]))*([.$V105]+3)*[.$AF$2]))*5;0)" office:value-type="float" office:value="10" calcext:value-type="float">
            <text:p>10</text:p>
          </table:table-cell>
          <table:table-cell table:style-name="ce10" table:formula="of:=IFERROR(ROUND((AVERAGE(MIN(([.$R105]^[.$AC$2])/([.$AF105]^2);[.$AD$2]); MIN([.R105]/[.$AA$2]; [.$Z$2])))*([.$V105]+[.$Y$2]))*5;0)" office:value-type="float" office:value="5" calcext:value-type="float">
            <text:p>5</text:p>
          </table:table-cell>
          <table:table-cell table:style-name="ce11" table:formula="of:=ROUND(AVERAGE([.W105:.AC105]))" office:value-type="float" office:value="16" calcext:value-type="float">
            <text:p>16</text:p>
          </table:table-cell>
          <table:table-cell table:style-name="ce11" table:formula="of:=ROUND((([.U105]/[.$AE$1])*MAX([.U105]/350;0.8));2)" office:value-type="float" office:value="1.24" calcext:value-type="float">
            <text:p>1.24</text:p>
          </table:table-cell>
          <table:table-cell table:style-name="ce11" table:formula="of:=ROUND([.U10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5]^2)/([.$AF105]^2);[.$AE$2])))*[.$AE105]*0.8)+([.O105]/10))+10;10)" office:value-type="float" office:value="16" calcext:value-type="float">
            <text:p>16</text:p>
          </table:table-cell>
          <table:table-cell table:style-name="ce41" table:formula="of:=IFERROR(ROUND(((MIN(([.$P105]^2)/([.$AF105]^2);[.$AE$2])))*[.$AE105]);0)" office:value-type="float" office:value="1" calcext:value-type="float">
            <text:p>1</text:p>
          </table:table-cell>
          <table:table-cell table:style-name="ce42" table:formula="of:=IFERROR(ROUND(MIN(([.P105]+[.S105]+[.U105])/8/[.$AF105];[.$AE$2])^2*[.$AE105]);0)" office:value-type="float" office:value="1" calcext:value-type="float">
            <text:p>1</text:p>
          </table:table-cell>
          <table:table-cell table:style-name="ce43" table:formula="of:=IFERROR(ROUND(((MIN(([.T105]^2)/([.$AF105]^2);[.$AE$2])))*[.$AE105]*[.$AF$1]);0)" office:value-type="float" office:value="1" calcext:value-type="float">
            <text:p>1</text:p>
          </table:table-cell>
          <table:table-cell table:style-name="ce44" table:formula="of:=IFERROR(ROUND(((MIN(([.Q105]^2)/([.$AF105]^2);[.$AE$2])))*[.$AE105]*[.$AF$1]);0)" office:value-type="float" office:value="1" calcext:value-type="float">
            <text:p>1</text:p>
          </table:table-cell>
          <table:table-cell table:style-name="ce45" table:formula="of:=IFERROR(ROUND(((MIN(([.S105]^2)/([.$AF105]^2);[.$AE$2])))*[.$AE105]*[.$AF$1]);0)" office:value-type="float" office:value="1" calcext:value-type="float">
            <text:p>1</text:p>
          </table:table-cell>
          <table:table-cell table:style-name="ce46" table:formula="of:=IFERROR(ROUND(((MIN(([.R105]^2)/([.$AF105]^2);[.$AE$2]))*[.$AE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5]^[.$AO$2])/([.$AF105]^[.$AO$2]);[.$AQ$2])))*[.$V105]*0.8)+([.$O105]/10);([.O105]/8));0)*5)+10; 30); 99); 0)" office:value-type="float" office:value="35" calcext:value-type="float">
            <text:p>35</text:p>
          </table:table-cell>
          <table:table-cell table:style-name="ce11" table:formula="of:=IFERROR(MIN(MAX(ROUND(AVERAGE((MIN(([.$P105]^[.$X$2])/([.$AF105]^[.$AO$2]);[.$AQ$2]))*([.$V105]+[.$AR$2]);([.P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5]+[.$S105]+[.$U105])/8/[.$AF105];[.$AQ$2]))*([.$V105]+3)*[.$AS$2];([.U10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5]^2)/([.$AF105]^[.$AO$2]);[.$AQ$2]))*([.$V105]+3)*[.$AS$2]);([.T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5]^[.$AO$2])/([.$AF105]^[.$AO$2]);[.$AQ$2]))*([.$V105]+3)*[.$AS$2]);([.Q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5]^[.$AO$2])/([.$AF105]^[.$AO$2]);[.$AQ$2]))*([.$V105]+3)*[.$AS$2]);([.S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5]^[.$AC$2])/([.$AF105]^[.$AO$2]);[.$AQ$2]))*([.$V105]+[.$AR$2]);([.R105]/10));0)*5; [.$AU$2]); [.$AT$2]);0)" office:value-type="float" office:value="15" calcext:value-type="float">
            <text:p>15</text:p>
          </table:table-cell>
          <table:table-cell table:formula="of:=ROUND(AVERAGE([.AP105:.AV105]);2)" office:value-type="float" office:value="18.57" calcext:value-type="float">
            <text:p>18.57</text:p>
          </table:table-cell>
          <table:table-cell/>
          <table:table-cell table:formula="of:=MIN(MAX([.AH105]-[.AH104];0);[.$BF$2])" office:value-type="float" office:value="0" calcext:value-type="float">
            <text:p>0</text:p>
          </table:table-cell>
          <table:table-cell table:formula="of:=MIN(MAX([.AI105]-[.AI104];0);[.$BF$2])" office:value-type="float" office:value="0" calcext:value-type="float">
            <text:p>0</text:p>
          </table:table-cell>
          <table:table-cell table:formula="of:=MIN(MAX([.AJ105]-[.AJ104];0);[.$BF$2])" office:value-type="float" office:value="0" calcext:value-type="float">
            <text:p>0</text:p>
          </table:table-cell>
          <table:table-cell table:formula="of:=MIN(MAX([.AK105]-[.AK104];0);[.$BF$2])" office:value-type="float" office:value="0" calcext:value-type="float">
            <text:p>0</text:p>
          </table:table-cell>
          <table:table-cell table:formula="of:=MIN(MAX([.AL105]-[.AL104];0);[.$BF$2])" office:value-type="float" office:value="0" calcext:value-type="float">
            <text:p>0</text:p>
          </table:table-cell>
          <table:table-cell table:formula="of:=MIN(MAX([.AM105]-[.AM104];0);[.$BF$2])" office:value-type="float" office:value="0" calcext:value-type="float">
            <text:p>0</text:p>
          </table:table-cell>
          <table:table-cell table:formula="of:=MIN(MAX([.AN105]-[.AN10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cni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6]-[.C106]" office:value-type="float" office:value="0" calcext:value-type="float">
            <text:p>0</text:p>
          </table:table-cell>
          <table:table-cell table:style-name="ce29" table:formula="of:=[.P106]-[.D106]" office:value-type="float" office:value="0" calcext:value-type="float">
            <text:p>0</text:p>
          </table:table-cell>
          <table:table-cell table:style-name="ce60" table:formula="of:=[.Q106]-[.E106]" office:value-type="float" office:value="0" calcext:value-type="float">
            <text:p>0</text:p>
          </table:table-cell>
          <table:table-cell table:style-name="ce62" table:formula="of:=[.R106]-[.F106]" office:value-type="float" office:value="0" calcext:value-type="float">
            <text:p>0</text:p>
          </table:table-cell>
          <table:table-cell table:style-name="ce64" table:formula="of:=[.S106]-[.G106]" office:value-type="float" office:value="0" calcext:value-type="float">
            <text:p>0</text:p>
          </table:table-cell>
          <table:table-cell table:style-name="ce66" table:formula="of:=[.T106]-[.H1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6:.T106])" office:value-type="float" office:value="140" calcext:value-type="float">
            <text:p>140</text:p>
          </table:table-cell>
          <table:table-cell table:style-name="ce11" table:formula="of:=ROUND((([.U106]/[.$AE$1])*MAX([.U106]/420; 1.2));2)" office:value-type="float" office:value="1.87" calcext:value-type="float">
            <text:p>1.87</text:p>
          </table:table-cell>
          <table:table-cell table:style-name="ce4" table:formula="of:=IFERROR((ROUND((((MIN(([.$O106]^2)/([.$AF106]^2);[.$AD$2])))*[.$V106]*0.8)+([.O106]/10))*5)+10; 0)" office:value-type="float" office:value="45" calcext:value-type="float">
            <text:p>45</text:p>
          </table:table-cell>
          <table:table-cell table:style-name="ce6" table:formula="of:=IFERROR(ROUND((AVERAGE(MIN(([.$P106]^[.$X$2])/([.$AF106]^2);[.$AD$2]); MIN([.P106]/[.$AA$2]; [.$Z$2])))*([.$V106]+[.$Y$2]))*5;0)" office:value-type="float" office:value="5" calcext:value-type="float">
            <text:p>5</text:p>
          </table:table-cell>
          <table:table-cell table:style-name="ce24" table:formula="of:=IFERROR(ROUND((MIN(([.$P106]+[.$S106]+[.$U106])/8/[.$AF106];[.$AD$2]))*([.$V106]+3))*5;0)" office:value-type="float" office:value="25" calcext:value-type="float">
            <text:p>25</text:p>
          </table:table-cell>
          <table:table-cell table:style-name="ce16" table:formula="of:=IFERROR(ROUND(((MIN(([.$T106]^2)/([.$AF106]^2);[.$AD$2]))*([.$V106]+3)*[.$AF$2]))*5;0)" office:value-type="float" office:value="15" calcext:value-type="float">
            <text:p>15</text:p>
          </table:table-cell>
          <table:table-cell table:style-name="ce8" table:formula="of:=IFERROR(ROUND((AVERAGE(MIN(([.$Q106]^2)/([.$AF106]^2);[.$AD$2]);MIN([.Q106]/[.$AB$2]; [.$Z$2]))*([.$V106]+3)*[.$AF$2]))*5;0)" office:value-type="float" office:value="10" calcext:value-type="float">
            <text:p>10</text:p>
          </table:table-cell>
          <table:table-cell table:style-name="ce14" table:formula="of:=IFERROR(ROUND((AVERAGE(MIN(([.$S106]^2)/([.$AF106]^2);[.$AD$2]);MIN([.S106]/[.$AB$2]; [.$Z$2]))*([.$V106]+3)*[.$AF$2]))*5;0)" office:value-type="float" office:value="10" calcext:value-type="float">
            <text:p>10</text:p>
          </table:table-cell>
          <table:table-cell table:style-name="ce10" table:formula="of:=IFERROR(ROUND((AVERAGE(MIN(([.$R106]^[.$AC$2])/([.$AF106]^2);[.$AD$2]); MIN([.R106]/[.$AA$2]; [.$Z$2])))*([.$V106]+[.$Y$2]))*5;0)" office:value-type="float" office:value="5" calcext:value-type="float">
            <text:p>5</text:p>
          </table:table-cell>
          <table:table-cell table:style-name="ce11" table:formula="of:=ROUND(AVERAGE([.W106:.AC106]))" office:value-type="float" office:value="16" calcext:value-type="float">
            <text:p>16</text:p>
          </table:table-cell>
          <table:table-cell table:style-name="ce11" table:formula="of:=ROUND((([.U106]/[.$AE$1])*MAX([.U106]/350;0.8));2)" office:value-type="float" office:value="1.24" calcext:value-type="float">
            <text:p>1.24</text:p>
          </table:table-cell>
          <table:table-cell table:style-name="ce11" table:formula="of:=ROUND([.U10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6]^2)/([.$AF106]^2);[.$AE$2])))*[.$AE106]*0.8)+([.O106]/10))+10;10)" office:value-type="float" office:value="16" calcext:value-type="float">
            <text:p>16</text:p>
          </table:table-cell>
          <table:table-cell table:style-name="ce41" table:formula="of:=IFERROR(ROUND(((MIN(([.$P106]^2)/([.$AF106]^2);[.$AE$2])))*[.$AE106]);0)" office:value-type="float" office:value="1" calcext:value-type="float">
            <text:p>1</text:p>
          </table:table-cell>
          <table:table-cell table:style-name="ce42" table:formula="of:=IFERROR(ROUND(MIN(([.P106]+[.S106]+[.U106])/8/[.$AF106];[.$AE$2])^2*[.$AE106]);0)" office:value-type="float" office:value="1" calcext:value-type="float">
            <text:p>1</text:p>
          </table:table-cell>
          <table:table-cell table:style-name="ce43" table:formula="of:=IFERROR(ROUND(((MIN(([.T106]^2)/([.$AF106]^2);[.$AE$2])))*[.$AE106]*[.$AF$1]);0)" office:value-type="float" office:value="1" calcext:value-type="float">
            <text:p>1</text:p>
          </table:table-cell>
          <table:table-cell table:style-name="ce44" table:formula="of:=IFERROR(ROUND(((MIN(([.Q106]^2)/([.$AF106]^2);[.$AE$2])))*[.$AE106]*[.$AF$1]);0)" office:value-type="float" office:value="1" calcext:value-type="float">
            <text:p>1</text:p>
          </table:table-cell>
          <table:table-cell table:style-name="ce45" table:formula="of:=IFERROR(ROUND(((MIN(([.S106]^2)/([.$AF106]^2);[.$AE$2])))*[.$AE106]*[.$AF$1]);0)" office:value-type="float" office:value="1" calcext:value-type="float">
            <text:p>1</text:p>
          </table:table-cell>
          <table:table-cell table:style-name="ce46" table:formula="of:=IFERROR(ROUND(((MIN(([.R106]^2)/([.$AF106]^2);[.$AE$2]))*[.$AE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6]^[.$AO$2])/([.$AF106]^[.$AO$2]);[.$AQ$2])))*[.$V106]*0.8)+([.$O106]/10);([.O106]/8));0)*5)+10; 30); 99); 0)" office:value-type="float" office:value="35" calcext:value-type="float">
            <text:p>35</text:p>
          </table:table-cell>
          <table:table-cell table:style-name="ce11" table:formula="of:=IFERROR(MIN(MAX(ROUND(AVERAGE((MIN(([.$P106]^[.$X$2])/([.$AF106]^[.$AO$2]);[.$AQ$2]))*([.$V106]+[.$AR$2]);([.P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6]+[.$S106]+[.$U106])/8/[.$AF106];[.$AQ$2]))*([.$V106]+3)*[.$AS$2];([.U10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6]^2)/([.$AF106]^[.$AO$2]);[.$AQ$2]))*([.$V106]+3)*[.$AS$2]);([.T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6]^[.$AO$2])/([.$AF106]^[.$AO$2]);[.$AQ$2]))*([.$V106]+3)*[.$AS$2]);([.Q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6]^[.$AO$2])/([.$AF106]^[.$AO$2]);[.$AQ$2]))*([.$V106]+3)*[.$AS$2]);([.S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6]^[.$AC$2])/([.$AF106]^[.$AO$2]);[.$AQ$2]))*([.$V106]+[.$AR$2]);([.R106]/10));0)*5; [.$AU$2]); [.$AT$2]);0)" office:value-type="float" office:value="15" calcext:value-type="float">
            <text:p>15</text:p>
          </table:table-cell>
          <table:table-cell table:formula="of:=ROUND(AVERAGE([.AP106:.AV106]);2)" office:value-type="float" office:value="18.57" calcext:value-type="float">
            <text:p>18.57</text:p>
          </table:table-cell>
          <table:table-cell/>
          <table:table-cell table:formula="of:=MIN(MAX([.AH106]-[.AH105];0);[.$BF$2])" office:value-type="float" office:value="0" calcext:value-type="float">
            <text:p>0</text:p>
          </table:table-cell>
          <table:table-cell table:formula="of:=MIN(MAX([.AI106]-[.AI105];0);[.$BF$2])" office:value-type="float" office:value="0" calcext:value-type="float">
            <text:p>0</text:p>
          </table:table-cell>
          <table:table-cell table:formula="of:=MIN(MAX([.AJ106]-[.AJ105];0);[.$BF$2])" office:value-type="float" office:value="0" calcext:value-type="float">
            <text:p>0</text:p>
          </table:table-cell>
          <table:table-cell table:formula="of:=MIN(MAX([.AK106]-[.AK105];0);[.$BF$2])" office:value-type="float" office:value="0" calcext:value-type="float">
            <text:p>0</text:p>
          </table:table-cell>
          <table:table-cell table:formula="of:=MIN(MAX([.AL106]-[.AL105];0);[.$BF$2])" office:value-type="float" office:value="0" calcext:value-type="float">
            <text:p>0</text:p>
          </table:table-cell>
          <table:table-cell table:formula="of:=MIN(MAX([.AM106]-[.AM105];0);[.$BF$2])" office:value-type="float" office:value="0" calcext:value-type="float">
            <text:p>0</text:p>
          </table:table-cell>
          <table:table-cell table:formula="of:=MIN(MAX([.AN106]-[.AN10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cema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7]-[.C107]" office:value-type="float" office:value="0" calcext:value-type="float">
            <text:p>0</text:p>
          </table:table-cell>
          <table:table-cell table:style-name="ce29" table:formula="of:=[.P107]-[.D107]" office:value-type="float" office:value="0" calcext:value-type="float">
            <text:p>0</text:p>
          </table:table-cell>
          <table:table-cell table:style-name="ce60" table:formula="of:=[.Q107]-[.E107]" office:value-type="float" office:value="0" calcext:value-type="float">
            <text:p>0</text:p>
          </table:table-cell>
          <table:table-cell table:style-name="ce62" table:formula="of:=[.R107]-[.F107]" office:value-type="float" office:value="0" calcext:value-type="float">
            <text:p>0</text:p>
          </table:table-cell>
          <table:table-cell table:style-name="ce64" table:formula="of:=[.S107]-[.G107]" office:value-type="float" office:value="0" calcext:value-type="float">
            <text:p>0</text:p>
          </table:table-cell>
          <table:table-cell table:style-name="ce66" table:formula="of:=[.T107]-[.H1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7:.T107])" office:value-type="float" office:value="140" calcext:value-type="float">
            <text:p>140</text:p>
          </table:table-cell>
          <table:table-cell table:style-name="ce11" table:formula="of:=ROUND((([.U107]/[.$AE$1])*MAX([.U107]/420; 1.2));2)" office:value-type="float" office:value="1.87" calcext:value-type="float">
            <text:p>1.87</text:p>
          </table:table-cell>
          <table:table-cell table:style-name="ce4" table:formula="of:=IFERROR((ROUND((((MIN(([.$O107]^2)/([.$AF107]^2);[.$AD$2])))*[.$V107]*0.8)+([.O107]/10))*5)+10; 0)" office:value-type="float" office:value="45" calcext:value-type="float">
            <text:p>45</text:p>
          </table:table-cell>
          <table:table-cell table:style-name="ce6" table:formula="of:=IFERROR(ROUND((AVERAGE(MIN(([.$P107]^[.$X$2])/([.$AF107]^2);[.$AD$2]); MIN([.P107]/[.$AA$2]; [.$Z$2])))*([.$V107]+[.$Y$2]))*5;0)" office:value-type="float" office:value="5" calcext:value-type="float">
            <text:p>5</text:p>
          </table:table-cell>
          <table:table-cell table:style-name="ce24" table:formula="of:=IFERROR(ROUND((MIN(([.$P107]+[.$S107]+[.$U107])/8/[.$AF107];[.$AD$2]))*([.$V107]+3))*5;0)" office:value-type="float" office:value="25" calcext:value-type="float">
            <text:p>25</text:p>
          </table:table-cell>
          <table:table-cell table:style-name="ce16" table:formula="of:=IFERROR(ROUND(((MIN(([.$T107]^2)/([.$AF107]^2);[.$AD$2]))*([.$V107]+3)*[.$AF$2]))*5;0)" office:value-type="float" office:value="15" calcext:value-type="float">
            <text:p>15</text:p>
          </table:table-cell>
          <table:table-cell table:style-name="ce8" table:formula="of:=IFERROR(ROUND((AVERAGE(MIN(([.$Q107]^2)/([.$AF107]^2);[.$AD$2]);MIN([.Q107]/[.$AB$2]; [.$Z$2]))*([.$V107]+3)*[.$AF$2]))*5;0)" office:value-type="float" office:value="10" calcext:value-type="float">
            <text:p>10</text:p>
          </table:table-cell>
          <table:table-cell table:style-name="ce14" table:formula="of:=IFERROR(ROUND((AVERAGE(MIN(([.$S107]^2)/([.$AF107]^2);[.$AD$2]);MIN([.S107]/[.$AB$2]; [.$Z$2]))*([.$V107]+3)*[.$AF$2]))*5;0)" office:value-type="float" office:value="10" calcext:value-type="float">
            <text:p>10</text:p>
          </table:table-cell>
          <table:table-cell table:style-name="ce10" table:formula="of:=IFERROR(ROUND((AVERAGE(MIN(([.$R107]^[.$AC$2])/([.$AF107]^2);[.$AD$2]); MIN([.R107]/[.$AA$2]; [.$Z$2])))*([.$V107]+[.$Y$2]))*5;0)" office:value-type="float" office:value="5" calcext:value-type="float">
            <text:p>5</text:p>
          </table:table-cell>
          <table:table-cell table:style-name="ce11" table:formula="of:=ROUND(AVERAGE([.W107:.AC107]))" office:value-type="float" office:value="16" calcext:value-type="float">
            <text:p>16</text:p>
          </table:table-cell>
          <table:table-cell table:style-name="ce11" table:formula="of:=ROUND((([.U107]/[.$AE$1])*MAX([.U107]/350;0.8));2)" office:value-type="float" office:value="1.24" calcext:value-type="float">
            <text:p>1.24</text:p>
          </table:table-cell>
          <table:table-cell table:style-name="ce11" table:formula="of:=ROUND([.U10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7]^2)/([.$AF107]^2);[.$AE$2])))*[.$AE107]*0.8)+([.O107]/10))+10;10)" office:value-type="float" office:value="16" calcext:value-type="float">
            <text:p>16</text:p>
          </table:table-cell>
          <table:table-cell table:style-name="ce41" table:formula="of:=IFERROR(ROUND(((MIN(([.$P107]^2)/([.$AF107]^2);[.$AE$2])))*[.$AE107]);0)" office:value-type="float" office:value="1" calcext:value-type="float">
            <text:p>1</text:p>
          </table:table-cell>
          <table:table-cell table:style-name="ce42" table:formula="of:=IFERROR(ROUND(MIN(([.P107]+[.S107]+[.U107])/8/[.$AF107];[.$AE$2])^2*[.$AE107]);0)" office:value-type="float" office:value="1" calcext:value-type="float">
            <text:p>1</text:p>
          </table:table-cell>
          <table:table-cell table:style-name="ce43" table:formula="of:=IFERROR(ROUND(((MIN(([.T107]^2)/([.$AF107]^2);[.$AE$2])))*[.$AE107]*[.$AF$1]);0)" office:value-type="float" office:value="1" calcext:value-type="float">
            <text:p>1</text:p>
          </table:table-cell>
          <table:table-cell table:style-name="ce44" table:formula="of:=IFERROR(ROUND(((MIN(([.Q107]^2)/([.$AF107]^2);[.$AE$2])))*[.$AE107]*[.$AF$1]);0)" office:value-type="float" office:value="1" calcext:value-type="float">
            <text:p>1</text:p>
          </table:table-cell>
          <table:table-cell table:style-name="ce45" table:formula="of:=IFERROR(ROUND(((MIN(([.S107]^2)/([.$AF107]^2);[.$AE$2])))*[.$AE107]*[.$AF$1]);0)" office:value-type="float" office:value="1" calcext:value-type="float">
            <text:p>1</text:p>
          </table:table-cell>
          <table:table-cell table:style-name="ce46" table:formula="of:=IFERROR(ROUND(((MIN(([.R107]^2)/([.$AF107]^2);[.$AE$2]))*[.$AE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7]^[.$AO$2])/([.$AF107]^[.$AO$2]);[.$AQ$2])))*[.$V107]*0.8)+([.$O107]/10);([.O107]/8));0)*5)+10; 30); 99); 0)" office:value-type="float" office:value="35" calcext:value-type="float">
            <text:p>35</text:p>
          </table:table-cell>
          <table:table-cell table:style-name="ce11" table:formula="of:=IFERROR(MIN(MAX(ROUND(AVERAGE((MIN(([.$P107]^[.$X$2])/([.$AF107]^[.$AO$2]);[.$AQ$2]))*([.$V107]+[.$AR$2]);([.P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7]+[.$S107]+[.$U107])/8/[.$AF107];[.$AQ$2]))*([.$V107]+3)*[.$AS$2];([.U10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7]^2)/([.$AF107]^[.$AO$2]);[.$AQ$2]))*([.$V107]+3)*[.$AS$2]);([.T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7]^[.$AO$2])/([.$AF107]^[.$AO$2]);[.$AQ$2]))*([.$V107]+3)*[.$AS$2]);([.Q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7]^[.$AO$2])/([.$AF107]^[.$AO$2]);[.$AQ$2]))*([.$V107]+3)*[.$AS$2]);([.S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7]^[.$AC$2])/([.$AF107]^[.$AO$2]);[.$AQ$2]))*([.$V107]+[.$AR$2]);([.R107]/10));0)*5; [.$AU$2]); [.$AT$2]);0)" office:value-type="float" office:value="15" calcext:value-type="float">
            <text:p>15</text:p>
          </table:table-cell>
          <table:table-cell table:formula="of:=ROUND(AVERAGE([.AP107:.AV107]);2)" office:value-type="float" office:value="18.57" calcext:value-type="float">
            <text:p>18.57</text:p>
          </table:table-cell>
          <table:table-cell/>
          <table:table-cell table:formula="of:=MIN(MAX([.AH107]-[.AH106];0);[.$BF$2])" office:value-type="float" office:value="0" calcext:value-type="float">
            <text:p>0</text:p>
          </table:table-cell>
          <table:table-cell table:formula="of:=MIN(MAX([.AI107]-[.AI106];0);[.$BF$2])" office:value-type="float" office:value="0" calcext:value-type="float">
            <text:p>0</text:p>
          </table:table-cell>
          <table:table-cell table:formula="of:=MIN(MAX([.AJ107]-[.AJ106];0);[.$BF$2])" office:value-type="float" office:value="0" calcext:value-type="float">
            <text:p>0</text:p>
          </table:table-cell>
          <table:table-cell table:formula="of:=MIN(MAX([.AK107]-[.AK106];0);[.$BF$2])" office:value-type="float" office:value="0" calcext:value-type="float">
            <text:p>0</text:p>
          </table:table-cell>
          <table:table-cell table:formula="of:=MIN(MAX([.AL107]-[.AL106];0);[.$BF$2])" office:value-type="float" office:value="0" calcext:value-type="float">
            <text:p>0</text:p>
          </table:table-cell>
          <table:table-cell table:formula="of:=MIN(MAX([.AM107]-[.AM106];0);[.$BF$2])" office:value-type="float" office:value="0" calcext:value-type="float">
            <text:p>0</text:p>
          </table:table-cell>
          <table:table-cell table:formula="of:=MIN(MAX([.AN107]-[.AN10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rof_oak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8]-[.C108]" office:value-type="float" office:value="0" calcext:value-type="float">
            <text:p>0</text:p>
          </table:table-cell>
          <table:table-cell table:style-name="ce29" table:formula="of:=[.P108]-[.D108]" office:value-type="float" office:value="0" calcext:value-type="float">
            <text:p>0</text:p>
          </table:table-cell>
          <table:table-cell table:style-name="ce60" table:formula="of:=[.Q108]-[.E108]" office:value-type="float" office:value="0" calcext:value-type="float">
            <text:p>0</text:p>
          </table:table-cell>
          <table:table-cell table:style-name="ce62" table:formula="of:=[.R108]-[.F108]" office:value-type="float" office:value="0" calcext:value-type="float">
            <text:p>0</text:p>
          </table:table-cell>
          <table:table-cell table:style-name="ce64" table:formula="of:=[.S108]-[.G108]" office:value-type="float" office:value="0" calcext:value-type="float">
            <text:p>0</text:p>
          </table:table-cell>
          <table:table-cell table:style-name="ce66" table:formula="of:=[.T108]-[.H1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8:.T108])" office:value-type="float" office:value="140" calcext:value-type="float">
            <text:p>140</text:p>
          </table:table-cell>
          <table:table-cell table:style-name="ce11" table:formula="of:=ROUND((([.U108]/[.$AE$1])*MAX([.U108]/420; 1.2));2)" office:value-type="float" office:value="1.87" calcext:value-type="float">
            <text:p>1.87</text:p>
          </table:table-cell>
          <table:table-cell table:style-name="ce4" table:formula="of:=IFERROR((ROUND((((MIN(([.$O108]^2)/([.$AF108]^2);[.$AD$2])))*[.$V108]*0.8)+([.O108]/10))*5)+10; 0)" office:value-type="float" office:value="45" calcext:value-type="float">
            <text:p>45</text:p>
          </table:table-cell>
          <table:table-cell table:style-name="ce6" table:formula="of:=IFERROR(ROUND((AVERAGE(MIN(([.$P108]^[.$X$2])/([.$AF108]^2);[.$AD$2]); MIN([.P108]/[.$AA$2]; [.$Z$2])))*([.$V108]+[.$Y$2]))*5;0)" office:value-type="float" office:value="5" calcext:value-type="float">
            <text:p>5</text:p>
          </table:table-cell>
          <table:table-cell table:style-name="ce24" table:formula="of:=IFERROR(ROUND((MIN(([.$P108]+[.$S108]+[.$U108])/8/[.$AF108];[.$AD$2]))*([.$V108]+3))*5;0)" office:value-type="float" office:value="25" calcext:value-type="float">
            <text:p>25</text:p>
          </table:table-cell>
          <table:table-cell table:style-name="ce16" table:formula="of:=IFERROR(ROUND(((MIN(([.$T108]^2)/([.$AF108]^2);[.$AD$2]))*([.$V108]+3)*[.$AF$2]))*5;0)" office:value-type="float" office:value="15" calcext:value-type="float">
            <text:p>15</text:p>
          </table:table-cell>
          <table:table-cell table:style-name="ce8" table:formula="of:=IFERROR(ROUND((AVERAGE(MIN(([.$Q108]^2)/([.$AF108]^2);[.$AD$2]);MIN([.Q108]/[.$AB$2]; [.$Z$2]))*([.$V108]+3)*[.$AF$2]))*5;0)" office:value-type="float" office:value="10" calcext:value-type="float">
            <text:p>10</text:p>
          </table:table-cell>
          <table:table-cell table:style-name="ce14" table:formula="of:=IFERROR(ROUND((AVERAGE(MIN(([.$S108]^2)/([.$AF108]^2);[.$AD$2]);MIN([.S108]/[.$AB$2]; [.$Z$2]))*([.$V108]+3)*[.$AF$2]))*5;0)" office:value-type="float" office:value="10" calcext:value-type="float">
            <text:p>10</text:p>
          </table:table-cell>
          <table:table-cell table:style-name="ce10" table:formula="of:=IFERROR(ROUND((AVERAGE(MIN(([.$R108]^[.$AC$2])/([.$AF108]^2);[.$AD$2]); MIN([.R108]/[.$AA$2]; [.$Z$2])))*([.$V108]+[.$Y$2]))*5;0)" office:value-type="float" office:value="5" calcext:value-type="float">
            <text:p>5</text:p>
          </table:table-cell>
          <table:table-cell table:style-name="ce11" table:formula="of:=ROUND(AVERAGE([.W108:.AC108]))" office:value-type="float" office:value="16" calcext:value-type="float">
            <text:p>16</text:p>
          </table:table-cell>
          <table:table-cell table:style-name="ce11" table:formula="of:=ROUND((([.U108]/[.$AE$1])*MAX([.U108]/350;0.8));2)" office:value-type="float" office:value="1.24" calcext:value-type="float">
            <text:p>1.24</text:p>
          </table:table-cell>
          <table:table-cell table:style-name="ce11" table:formula="of:=ROUND([.U10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8]^2)/([.$AF108]^2);[.$AE$2])))*[.$AE108]*0.8)+([.O108]/10))+10;10)" office:value-type="float" office:value="16" calcext:value-type="float">
            <text:p>16</text:p>
          </table:table-cell>
          <table:table-cell table:style-name="ce41" table:formula="of:=IFERROR(ROUND(((MIN(([.$P108]^2)/([.$AF108]^2);[.$AE$2])))*[.$AE108]);0)" office:value-type="float" office:value="1" calcext:value-type="float">
            <text:p>1</text:p>
          </table:table-cell>
          <table:table-cell table:style-name="ce42" table:formula="of:=IFERROR(ROUND(MIN(([.P108]+[.S108]+[.U108])/8/[.$AF108];[.$AE$2])^2*[.$AE108]);0)" office:value-type="float" office:value="1" calcext:value-type="float">
            <text:p>1</text:p>
          </table:table-cell>
          <table:table-cell table:style-name="ce43" table:formula="of:=IFERROR(ROUND(((MIN(([.T108]^2)/([.$AF108]^2);[.$AE$2])))*[.$AE108]*[.$AF$1]);0)" office:value-type="float" office:value="1" calcext:value-type="float">
            <text:p>1</text:p>
          </table:table-cell>
          <table:table-cell table:style-name="ce44" table:formula="of:=IFERROR(ROUND(((MIN(([.Q108]^2)/([.$AF108]^2);[.$AE$2])))*[.$AE108]*[.$AF$1]);0)" office:value-type="float" office:value="1" calcext:value-type="float">
            <text:p>1</text:p>
          </table:table-cell>
          <table:table-cell table:style-name="ce45" table:formula="of:=IFERROR(ROUND(((MIN(([.S108]^2)/([.$AF108]^2);[.$AE$2])))*[.$AE108]*[.$AF$1]);0)" office:value-type="float" office:value="1" calcext:value-type="float">
            <text:p>1</text:p>
          </table:table-cell>
          <table:table-cell table:style-name="ce46" table:formula="of:=IFERROR(ROUND(((MIN(([.R108]^2)/([.$AF108]^2);[.$AE$2]))*[.$AE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8]^[.$AO$2])/([.$AF108]^[.$AO$2]);[.$AQ$2])))*[.$V108]*0.8)+([.$O108]/10);([.O108]/8));0)*5)+10; 30); 99); 0)" office:value-type="float" office:value="35" calcext:value-type="float">
            <text:p>35</text:p>
          </table:table-cell>
          <table:table-cell table:style-name="ce11" table:formula="of:=IFERROR(MIN(MAX(ROUND(AVERAGE((MIN(([.$P108]^[.$X$2])/([.$AF108]^[.$AO$2]);[.$AQ$2]))*([.$V108]+[.$AR$2]);([.P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8]+[.$S108]+[.$U108])/8/[.$AF108];[.$AQ$2]))*([.$V108]+3)*[.$AS$2];([.U10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8]^2)/([.$AF108]^[.$AO$2]);[.$AQ$2]))*([.$V108]+3)*[.$AS$2]);([.T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8]^[.$AO$2])/([.$AF108]^[.$AO$2]);[.$AQ$2]))*([.$V108]+3)*[.$AS$2]);([.Q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8]^[.$AO$2])/([.$AF108]^[.$AO$2]);[.$AQ$2]))*([.$V108]+3)*[.$AS$2]);([.S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8]^[.$AC$2])/([.$AF108]^[.$AO$2]);[.$AQ$2]))*([.$V108]+[.$AR$2]);([.R108]/10));0)*5; [.$AU$2]); [.$AT$2]);0)" office:value-type="float" office:value="15" calcext:value-type="float">
            <text:p>15</text:p>
          </table:table-cell>
          <table:table-cell table:formula="of:=ROUND(AVERAGE([.AP108:.AV108]);2)" office:value-type="float" office:value="18.57" calcext:value-type="float">
            <text:p>18.57</text:p>
          </table:table-cell>
          <table:table-cell/>
          <table:table-cell table:formula="of:=MIN(MAX([.AH108]-[.AH107];0);[.$BF$2])" office:value-type="float" office:value="0" calcext:value-type="float">
            <text:p>0</text:p>
          </table:table-cell>
          <table:table-cell table:formula="of:=MIN(MAX([.AI108]-[.AI107];0);[.$BF$2])" office:value-type="float" office:value="0" calcext:value-type="float">
            <text:p>0</text:p>
          </table:table-cell>
          <table:table-cell table:formula="of:=MIN(MAX([.AJ108]-[.AJ107];0);[.$BF$2])" office:value-type="float" office:value="0" calcext:value-type="float">
            <text:p>0</text:p>
          </table:table-cell>
          <table:table-cell table:formula="of:=MIN(MAX([.AK108]-[.AK107];0);[.$BF$2])" office:value-type="float" office:value="0" calcext:value-type="float">
            <text:p>0</text:p>
          </table:table-cell>
          <table:table-cell table:formula="of:=MIN(MAX([.AL108]-[.AL107];0);[.$BF$2])" office:value-type="float" office:value="0" calcext:value-type="float">
            <text:p>0</text:p>
          </table:table-cell>
          <table:table-cell table:formula="of:=MIN(MAX([.AM108]-[.AM107];0);[.$BF$2])" office:value-type="float" office:value="0" calcext:value-type="float">
            <text:p>0</text:p>
          </table:table-cell>
          <table:table-cell table:formula="of:=MIN(MAX([.AN108]-[.AN10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9]-[.C109]" office:value-type="float" office:value="0" calcext:value-type="float">
            <text:p>0</text:p>
          </table:table-cell>
          <table:table-cell table:style-name="ce29" table:formula="of:=[.P109]-[.D109]" office:value-type="float" office:value="0" calcext:value-type="float">
            <text:p>0</text:p>
          </table:table-cell>
          <table:table-cell table:style-name="ce60" table:formula="of:=[.Q109]-[.E109]" office:value-type="float" office:value="0" calcext:value-type="float">
            <text:p>0</text:p>
          </table:table-cell>
          <table:table-cell table:style-name="ce62" table:formula="of:=[.R109]-[.F109]" office:value-type="float" office:value="0" calcext:value-type="float">
            <text:p>0</text:p>
          </table:table-cell>
          <table:table-cell table:style-name="ce64" table:formula="of:=[.S109]-[.G109]" office:value-type="float" office:value="0" calcext:value-type="float">
            <text:p>0</text:p>
          </table:table-cell>
          <table:table-cell table:style-name="ce66" table:formula="of:=[.T109]-[.H1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9:.T109])" office:value-type="float" office:value="140" calcext:value-type="float">
            <text:p>140</text:p>
          </table:table-cell>
          <table:table-cell table:style-name="ce11" table:formula="of:=ROUND((([.U109]/[.$AE$1])*MAX([.U109]/420; 1.2));2)" office:value-type="float" office:value="1.87" calcext:value-type="float">
            <text:p>1.87</text:p>
          </table:table-cell>
          <table:table-cell table:style-name="ce4" table:formula="of:=IFERROR((ROUND((((MIN(([.$O109]^2)/([.$AF109]^2);[.$AD$2])))*[.$V109]*0.8)+([.O109]/10))*5)+10; 0)" office:value-type="float" office:value="45" calcext:value-type="float">
            <text:p>45</text:p>
          </table:table-cell>
          <table:table-cell table:style-name="ce6" table:formula="of:=IFERROR(ROUND((AVERAGE(MIN(([.$P109]^[.$X$2])/([.$AF109]^2);[.$AD$2]); MIN([.P109]/[.$AA$2]; [.$Z$2])))*([.$V109]+[.$Y$2]))*5;0)" office:value-type="float" office:value="5" calcext:value-type="float">
            <text:p>5</text:p>
          </table:table-cell>
          <table:table-cell table:style-name="ce24" table:formula="of:=IFERROR(ROUND((MIN(([.$P109]+[.$S109]+[.$U109])/8/[.$AF109];[.$AD$2]))*([.$V109]+3))*5;0)" office:value-type="float" office:value="25" calcext:value-type="float">
            <text:p>25</text:p>
          </table:table-cell>
          <table:table-cell table:style-name="ce16" table:formula="of:=IFERROR(ROUND(((MIN(([.$T109]^2)/([.$AF109]^2);[.$AD$2]))*([.$V109]+3)*[.$AF$2]))*5;0)" office:value-type="float" office:value="15" calcext:value-type="float">
            <text:p>15</text:p>
          </table:table-cell>
          <table:table-cell table:style-name="ce8" table:formula="of:=IFERROR(ROUND((AVERAGE(MIN(([.$Q109]^2)/([.$AF109]^2);[.$AD$2]);MIN([.Q109]/[.$AB$2]; [.$Z$2]))*([.$V109]+3)*[.$AF$2]))*5;0)" office:value-type="float" office:value="10" calcext:value-type="float">
            <text:p>10</text:p>
          </table:table-cell>
          <table:table-cell table:style-name="ce14" table:formula="of:=IFERROR(ROUND((AVERAGE(MIN(([.$S109]^2)/([.$AF109]^2);[.$AD$2]);MIN([.S109]/[.$AB$2]; [.$Z$2]))*([.$V109]+3)*[.$AF$2]))*5;0)" office:value-type="float" office:value="10" calcext:value-type="float">
            <text:p>10</text:p>
          </table:table-cell>
          <table:table-cell table:style-name="ce10" table:formula="of:=IFERROR(ROUND((AVERAGE(MIN(([.$R109]^[.$AC$2])/([.$AF109]^2);[.$AD$2]); MIN([.R109]/[.$AA$2]; [.$Z$2])))*([.$V109]+[.$Y$2]))*5;0)" office:value-type="float" office:value="5" calcext:value-type="float">
            <text:p>5</text:p>
          </table:table-cell>
          <table:table-cell table:style-name="ce11" table:formula="of:=ROUND(AVERAGE([.W109:.AC109]))" office:value-type="float" office:value="16" calcext:value-type="float">
            <text:p>16</text:p>
          </table:table-cell>
          <table:table-cell table:style-name="ce11" table:formula="of:=ROUND((([.U109]/[.$AE$1])*MAX([.U109]/350;0.8));2)" office:value-type="float" office:value="1.24" calcext:value-type="float">
            <text:p>1.24</text:p>
          </table:table-cell>
          <table:table-cell table:style-name="ce11" table:formula="of:=ROUND([.U10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9]^2)/([.$AF109]^2);[.$AE$2])))*[.$AE109]*0.8)+([.O109]/10))+10;10)" office:value-type="float" office:value="16" calcext:value-type="float">
            <text:p>16</text:p>
          </table:table-cell>
          <table:table-cell table:style-name="ce41" table:formula="of:=IFERROR(ROUND(((MIN(([.$P109]^2)/([.$AF109]^2);[.$AE$2])))*[.$AE109]);0)" office:value-type="float" office:value="1" calcext:value-type="float">
            <text:p>1</text:p>
          </table:table-cell>
          <table:table-cell table:style-name="ce42" table:formula="of:=IFERROR(ROUND(MIN(([.P109]+[.S109]+[.U109])/8/[.$AF109];[.$AE$2])^2*[.$AE109]);0)" office:value-type="float" office:value="1" calcext:value-type="float">
            <text:p>1</text:p>
          </table:table-cell>
          <table:table-cell table:style-name="ce43" table:formula="of:=IFERROR(ROUND(((MIN(([.T109]^2)/([.$AF109]^2);[.$AE$2])))*[.$AE109]*[.$AF$1]);0)" office:value-type="float" office:value="1" calcext:value-type="float">
            <text:p>1</text:p>
          </table:table-cell>
          <table:table-cell table:style-name="ce44" table:formula="of:=IFERROR(ROUND(((MIN(([.Q109]^2)/([.$AF109]^2);[.$AE$2])))*[.$AE109]*[.$AF$1]);0)" office:value-type="float" office:value="1" calcext:value-type="float">
            <text:p>1</text:p>
          </table:table-cell>
          <table:table-cell table:style-name="ce45" table:formula="of:=IFERROR(ROUND(((MIN(([.S109]^2)/([.$AF109]^2);[.$AE$2])))*[.$AE109]*[.$AF$1]);0)" office:value-type="float" office:value="1" calcext:value-type="float">
            <text:p>1</text:p>
          </table:table-cell>
          <table:table-cell table:style-name="ce46" table:formula="of:=IFERROR(ROUND(((MIN(([.R109]^2)/([.$AF109]^2);[.$AE$2]))*[.$AE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9]^[.$AO$2])/([.$AF109]^[.$AO$2]);[.$AQ$2])))*[.$V109]*0.8)+([.$O109]/10);([.O109]/8));0)*5)+10; 30); 99); 0)" office:value-type="float" office:value="35" calcext:value-type="float">
            <text:p>35</text:p>
          </table:table-cell>
          <table:table-cell table:style-name="ce11" table:formula="of:=IFERROR(MIN(MAX(ROUND(AVERAGE((MIN(([.$P109]^[.$X$2])/([.$AF109]^[.$AO$2]);[.$AQ$2]))*([.$V109]+[.$AR$2]);([.P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9]+[.$S109]+[.$U109])/8/[.$AF109];[.$AQ$2]))*([.$V109]+3)*[.$AS$2];([.U10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9]^2)/([.$AF109]^[.$AO$2]);[.$AQ$2]))*([.$V109]+3)*[.$AS$2]);([.T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9]^[.$AO$2])/([.$AF109]^[.$AO$2]);[.$AQ$2]))*([.$V109]+3)*[.$AS$2]);([.Q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9]^[.$AO$2])/([.$AF109]^[.$AO$2]);[.$AQ$2]))*([.$V109]+3)*[.$AS$2]);([.S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9]^[.$AC$2])/([.$AF109]^[.$AO$2]);[.$AQ$2]))*([.$V109]+[.$AR$2]);([.R109]/10));0)*5; [.$AU$2]); [.$AT$2]);0)" office:value-type="float" office:value="15" calcext:value-type="float">
            <text:p>15</text:p>
          </table:table-cell>
          <table:table-cell table:formula="of:=ROUND(AVERAGE([.AP109:.AV109]);2)" office:value-type="float" office:value="18.57" calcext:value-type="float">
            <text:p>18.57</text:p>
          </table:table-cell>
          <table:table-cell/>
          <table:table-cell table:formula="of:=MIN(MAX([.AH109]-[.AH108];0);[.$BF$2])" office:value-type="float" office:value="0" calcext:value-type="float">
            <text:p>0</text:p>
          </table:table-cell>
          <table:table-cell table:formula="of:=MIN(MAX([.AI109]-[.AI108];0);[.$BF$2])" office:value-type="float" office:value="0" calcext:value-type="float">
            <text:p>0</text:p>
          </table:table-cell>
          <table:table-cell table:formula="of:=MIN(MAX([.AJ109]-[.AJ108];0);[.$BF$2])" office:value-type="float" office:value="0" calcext:value-type="float">
            <text:p>0</text:p>
          </table:table-cell>
          <table:table-cell table:formula="of:=MIN(MAX([.AK109]-[.AK108];0);[.$BF$2])" office:value-type="float" office:value="0" calcext:value-type="float">
            <text:p>0</text:p>
          </table:table-cell>
          <table:table-cell table:formula="of:=MIN(MAX([.AL109]-[.AL108];0);[.$BF$2])" office:value-type="float" office:value="0" calcext:value-type="float">
            <text:p>0</text:p>
          </table:table-cell>
          <table:table-cell table:formula="of:=MIN(MAX([.AM109]-[.AM108];0);[.$BF$2])" office:value-type="float" office:value="0" calcext:value-type="float">
            <text:p>0</text:p>
          </table:table-cell>
          <table:table-cell table:formula="of:=MIN(MAX([.AN109]-[.AN10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et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0]-[.C110]" office:value-type="float" office:value="0" calcext:value-type="float">
            <text:p>0</text:p>
          </table:table-cell>
          <table:table-cell table:style-name="ce29" table:formula="of:=[.P110]-[.D110]" office:value-type="float" office:value="0" calcext:value-type="float">
            <text:p>0</text:p>
          </table:table-cell>
          <table:table-cell table:style-name="ce60" table:formula="of:=[.Q110]-[.E110]" office:value-type="float" office:value="0" calcext:value-type="float">
            <text:p>0</text:p>
          </table:table-cell>
          <table:table-cell table:style-name="ce62" table:formula="of:=[.R110]-[.F110]" office:value-type="float" office:value="0" calcext:value-type="float">
            <text:p>0</text:p>
          </table:table-cell>
          <table:table-cell table:style-name="ce64" table:formula="of:=[.S110]-[.G110]" office:value-type="float" office:value="0" calcext:value-type="float">
            <text:p>0</text:p>
          </table:table-cell>
          <table:table-cell table:style-name="ce66" table:formula="of:=[.T110]-[.H1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0:.T110])" office:value-type="float" office:value="140" calcext:value-type="float">
            <text:p>140</text:p>
          </table:table-cell>
          <table:table-cell table:style-name="ce11" table:formula="of:=ROUND((([.U110]/[.$AE$1])*MAX([.U110]/420; 1.2));2)" office:value-type="float" office:value="1.87" calcext:value-type="float">
            <text:p>1.87</text:p>
          </table:table-cell>
          <table:table-cell table:style-name="ce4" table:formula="of:=IFERROR((ROUND((((MIN(([.$O110]^2)/([.$AF110]^2);[.$AD$2])))*[.$V110]*0.8)+([.O110]/10))*5)+10; 0)" office:value-type="float" office:value="45" calcext:value-type="float">
            <text:p>45</text:p>
          </table:table-cell>
          <table:table-cell table:style-name="ce6" table:formula="of:=IFERROR(ROUND((AVERAGE(MIN(([.$P110]^[.$X$2])/([.$AF110]^2);[.$AD$2]); MIN([.P110]/[.$AA$2]; [.$Z$2])))*([.$V110]+[.$Y$2]))*5;0)" office:value-type="float" office:value="5" calcext:value-type="float">
            <text:p>5</text:p>
          </table:table-cell>
          <table:table-cell table:style-name="ce24" table:formula="of:=IFERROR(ROUND((MIN(([.$P110]+[.$S110]+[.$U110])/8/[.$AF110];[.$AD$2]))*([.$V110]+3))*5;0)" office:value-type="float" office:value="25" calcext:value-type="float">
            <text:p>25</text:p>
          </table:table-cell>
          <table:table-cell table:style-name="ce16" table:formula="of:=IFERROR(ROUND(((MIN(([.$T110]^2)/([.$AF110]^2);[.$AD$2]))*([.$V110]+3)*[.$AF$2]))*5;0)" office:value-type="float" office:value="15" calcext:value-type="float">
            <text:p>15</text:p>
          </table:table-cell>
          <table:table-cell table:style-name="ce8" table:formula="of:=IFERROR(ROUND((AVERAGE(MIN(([.$Q110]^2)/([.$AF110]^2);[.$AD$2]);MIN([.Q110]/[.$AB$2]; [.$Z$2]))*([.$V110]+3)*[.$AF$2]))*5;0)" office:value-type="float" office:value="10" calcext:value-type="float">
            <text:p>10</text:p>
          </table:table-cell>
          <table:table-cell table:style-name="ce14" table:formula="of:=IFERROR(ROUND((AVERAGE(MIN(([.$S110]^2)/([.$AF110]^2);[.$AD$2]);MIN([.S110]/[.$AB$2]; [.$Z$2]))*([.$V110]+3)*[.$AF$2]))*5;0)" office:value-type="float" office:value="10" calcext:value-type="float">
            <text:p>10</text:p>
          </table:table-cell>
          <table:table-cell table:style-name="ce10" table:formula="of:=IFERROR(ROUND((AVERAGE(MIN(([.$R110]^[.$AC$2])/([.$AF110]^2);[.$AD$2]); MIN([.R110]/[.$AA$2]; [.$Z$2])))*([.$V110]+[.$Y$2]))*5;0)" office:value-type="float" office:value="5" calcext:value-type="float">
            <text:p>5</text:p>
          </table:table-cell>
          <table:table-cell table:style-name="ce11" table:formula="of:=ROUND(AVERAGE([.W110:.AC110]))" office:value-type="float" office:value="16" calcext:value-type="float">
            <text:p>16</text:p>
          </table:table-cell>
          <table:table-cell table:style-name="ce11" table:formula="of:=ROUND((([.U110]/[.$AE$1])*MAX([.U110]/350;0.8));2)" office:value-type="float" office:value="1.24" calcext:value-type="float">
            <text:p>1.24</text:p>
          </table:table-cell>
          <table:table-cell table:style-name="ce11" table:formula="of:=ROUND([.U11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0]^2)/([.$AF110]^2);[.$AE$2])))*[.$AE110]*0.8)+([.O110]/10))+10;10)" office:value-type="float" office:value="16" calcext:value-type="float">
            <text:p>16</text:p>
          </table:table-cell>
          <table:table-cell table:style-name="ce41" table:formula="of:=IFERROR(ROUND(((MIN(([.$P110]^2)/([.$AF110]^2);[.$AE$2])))*[.$AE110]);0)" office:value-type="float" office:value="1" calcext:value-type="float">
            <text:p>1</text:p>
          </table:table-cell>
          <table:table-cell table:style-name="ce42" table:formula="of:=IFERROR(ROUND(MIN(([.P110]+[.S110]+[.U110])/8/[.$AF110];[.$AE$2])^2*[.$AE110]);0)" office:value-type="float" office:value="1" calcext:value-type="float">
            <text:p>1</text:p>
          </table:table-cell>
          <table:table-cell table:style-name="ce43" table:formula="of:=IFERROR(ROUND(((MIN(([.T110]^2)/([.$AF110]^2);[.$AE$2])))*[.$AE110]*[.$AF$1]);0)" office:value-type="float" office:value="1" calcext:value-type="float">
            <text:p>1</text:p>
          </table:table-cell>
          <table:table-cell table:style-name="ce44" table:formula="of:=IFERROR(ROUND(((MIN(([.Q110]^2)/([.$AF110]^2);[.$AE$2])))*[.$AE110]*[.$AF$1]);0)" office:value-type="float" office:value="1" calcext:value-type="float">
            <text:p>1</text:p>
          </table:table-cell>
          <table:table-cell table:style-name="ce45" table:formula="of:=IFERROR(ROUND(((MIN(([.S110]^2)/([.$AF110]^2);[.$AE$2])))*[.$AE110]*[.$AF$1]);0)" office:value-type="float" office:value="1" calcext:value-type="float">
            <text:p>1</text:p>
          </table:table-cell>
          <table:table-cell table:style-name="ce46" table:formula="of:=IFERROR(ROUND(((MIN(([.R110]^2)/([.$AF110]^2);[.$AE$2]))*[.$AE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0]^[.$AO$2])/([.$AF110]^[.$AO$2]);[.$AQ$2])))*[.$V110]*0.8)+([.$O110]/10);([.O110]/8));0)*5)+10; 30); 99); 0)" office:value-type="float" office:value="35" calcext:value-type="float">
            <text:p>35</text:p>
          </table:table-cell>
          <table:table-cell table:style-name="ce11" table:formula="of:=IFERROR(MIN(MAX(ROUND(AVERAGE((MIN(([.$P110]^[.$X$2])/([.$AF110]^[.$AO$2]);[.$AQ$2]))*([.$V110]+[.$AR$2]);([.P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0]+[.$S110]+[.$U110])/8/[.$AF110];[.$AQ$2]))*([.$V110]+3)*[.$AS$2];([.U11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0]^2)/([.$AF110]^[.$AO$2]);[.$AQ$2]))*([.$V110]+3)*[.$AS$2]);([.T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0]^[.$AO$2])/([.$AF110]^[.$AO$2]);[.$AQ$2]))*([.$V110]+3)*[.$AS$2]);([.Q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0]^[.$AO$2])/([.$AF110]^[.$AO$2]);[.$AQ$2]))*([.$V110]+3)*[.$AS$2]);([.S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0]^[.$AC$2])/([.$AF110]^[.$AO$2]);[.$AQ$2]))*([.$V110]+[.$AR$2]);([.R110]/10));0)*5; [.$AU$2]); [.$AT$2]);0)" office:value-type="float" office:value="15" calcext:value-type="float">
            <text:p>15</text:p>
          </table:table-cell>
          <table:table-cell table:formula="of:=ROUND(AVERAGE([.AP110:.AV110]);2)" office:value-type="float" office:value="18.57" calcext:value-type="float">
            <text:p>18.57</text:p>
          </table:table-cell>
          <table:table-cell/>
          <table:table-cell table:formula="of:=MIN(MAX([.AH110]-[.AH109];0);[.$BF$2])" office:value-type="float" office:value="0" calcext:value-type="float">
            <text:p>0</text:p>
          </table:table-cell>
          <table:table-cell table:formula="of:=MIN(MAX([.AI110]-[.AI109];0);[.$BF$2])" office:value-type="float" office:value="0" calcext:value-type="float">
            <text:p>0</text:p>
          </table:table-cell>
          <table:table-cell table:formula="of:=MIN(MAX([.AJ110]-[.AJ109];0);[.$BF$2])" office:value-type="float" office:value="0" calcext:value-type="float">
            <text:p>0</text:p>
          </table:table-cell>
          <table:table-cell table:formula="of:=MIN(MAX([.AK110]-[.AK109];0);[.$BF$2])" office:value-type="float" office:value="0" calcext:value-type="float">
            <text:p>0</text:p>
          </table:table-cell>
          <table:table-cell table:formula="of:=MIN(MAX([.AL110]-[.AL109];0);[.$BF$2])" office:value-type="float" office:value="0" calcext:value-type="float">
            <text:p>0</text:p>
          </table:table-cell>
          <table:table-cell table:formula="of:=MIN(MAX([.AM110]-[.AM109];0);[.$BF$2])" office:value-type="float" office:value="0" calcext:value-type="float">
            <text:p>0</text:p>
          </table:table-cell>
          <table:table-cell table:formula="of:=MIN(MAX([.AN110]-[.AN10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et_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1]-[.C111]" office:value-type="float" office:value="0" calcext:value-type="float">
            <text:p>0</text:p>
          </table:table-cell>
          <table:table-cell table:style-name="ce29" table:formula="of:=[.P111]-[.D111]" office:value-type="float" office:value="0" calcext:value-type="float">
            <text:p>0</text:p>
          </table:table-cell>
          <table:table-cell table:style-name="ce60" table:formula="of:=[.Q111]-[.E111]" office:value-type="float" office:value="0" calcext:value-type="float">
            <text:p>0</text:p>
          </table:table-cell>
          <table:table-cell table:style-name="ce62" table:formula="of:=[.R111]-[.F111]" office:value-type="float" office:value="0" calcext:value-type="float">
            <text:p>0</text:p>
          </table:table-cell>
          <table:table-cell table:style-name="ce64" table:formula="of:=[.S111]-[.G111]" office:value-type="float" office:value="0" calcext:value-type="float">
            <text:p>0</text:p>
          </table:table-cell>
          <table:table-cell table:style-name="ce66" table:formula="of:=[.T111]-[.H1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1:.T111])" office:value-type="float" office:value="140" calcext:value-type="float">
            <text:p>140</text:p>
          </table:table-cell>
          <table:table-cell table:style-name="ce11" table:formula="of:=ROUND((([.U111]/[.$AE$1])*MAX([.U111]/420; 1.2));2)" office:value-type="float" office:value="1.87" calcext:value-type="float">
            <text:p>1.87</text:p>
          </table:table-cell>
          <table:table-cell table:style-name="ce4" table:formula="of:=IFERROR((ROUND((((MIN(([.$O111]^2)/([.$AF111]^2);[.$AD$2])))*[.$V111]*0.8)+([.O111]/10))*5)+10; 0)" office:value-type="float" office:value="45" calcext:value-type="float">
            <text:p>45</text:p>
          </table:table-cell>
          <table:table-cell table:style-name="ce6" table:formula="of:=IFERROR(ROUND((AVERAGE(MIN(([.$P111]^[.$X$2])/([.$AF111]^2);[.$AD$2]); MIN([.P111]/[.$AA$2]; [.$Z$2])))*([.$V111]+[.$Y$2]))*5;0)" office:value-type="float" office:value="5" calcext:value-type="float">
            <text:p>5</text:p>
          </table:table-cell>
          <table:table-cell table:style-name="ce24" table:formula="of:=IFERROR(ROUND((MIN(([.$P111]+[.$S111]+[.$U111])/8/[.$AF111];[.$AD$2]))*([.$V111]+3))*5;0)" office:value-type="float" office:value="25" calcext:value-type="float">
            <text:p>25</text:p>
          </table:table-cell>
          <table:table-cell table:style-name="ce16" table:formula="of:=IFERROR(ROUND(((MIN(([.$T111]^2)/([.$AF111]^2);[.$AD$2]))*([.$V111]+3)*[.$AF$2]))*5;0)" office:value-type="float" office:value="15" calcext:value-type="float">
            <text:p>15</text:p>
          </table:table-cell>
          <table:table-cell table:style-name="ce8" table:formula="of:=IFERROR(ROUND((AVERAGE(MIN(([.$Q111]^2)/([.$AF111]^2);[.$AD$2]);MIN([.Q111]/[.$AB$2]; [.$Z$2]))*([.$V111]+3)*[.$AF$2]))*5;0)" office:value-type="float" office:value="10" calcext:value-type="float">
            <text:p>10</text:p>
          </table:table-cell>
          <table:table-cell table:style-name="ce14" table:formula="of:=IFERROR(ROUND((AVERAGE(MIN(([.$S111]^2)/([.$AF111]^2);[.$AD$2]);MIN([.S111]/[.$AB$2]; [.$Z$2]))*([.$V111]+3)*[.$AF$2]))*5;0)" office:value-type="float" office:value="10" calcext:value-type="float">
            <text:p>10</text:p>
          </table:table-cell>
          <table:table-cell table:style-name="ce10" table:formula="of:=IFERROR(ROUND((AVERAGE(MIN(([.$R111]^[.$AC$2])/([.$AF111]^2);[.$AD$2]); MIN([.R111]/[.$AA$2]; [.$Z$2])))*([.$V111]+[.$Y$2]))*5;0)" office:value-type="float" office:value="5" calcext:value-type="float">
            <text:p>5</text:p>
          </table:table-cell>
          <table:table-cell table:style-name="ce11" table:formula="of:=ROUND(AVERAGE([.W111:.AC111]))" office:value-type="float" office:value="16" calcext:value-type="float">
            <text:p>16</text:p>
          </table:table-cell>
          <table:table-cell table:style-name="ce11" table:formula="of:=ROUND((([.U111]/[.$AE$1])*MAX([.U111]/350;0.8));2)" office:value-type="float" office:value="1.24" calcext:value-type="float">
            <text:p>1.24</text:p>
          </table:table-cell>
          <table:table-cell table:style-name="ce11" table:formula="of:=ROUND([.U11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1]^2)/([.$AF111]^2);[.$AE$2])))*[.$AE111]*0.8)+([.O111]/10))+10;10)" office:value-type="float" office:value="16" calcext:value-type="float">
            <text:p>16</text:p>
          </table:table-cell>
          <table:table-cell table:style-name="ce41" table:formula="of:=IFERROR(ROUND(((MIN(([.$P111]^2)/([.$AF111]^2);[.$AE$2])))*[.$AE111]);0)" office:value-type="float" office:value="1" calcext:value-type="float">
            <text:p>1</text:p>
          </table:table-cell>
          <table:table-cell table:style-name="ce42" table:formula="of:=IFERROR(ROUND(MIN(([.P111]+[.S111]+[.U111])/8/[.$AF111];[.$AE$2])^2*[.$AE111]);0)" office:value-type="float" office:value="1" calcext:value-type="float">
            <text:p>1</text:p>
          </table:table-cell>
          <table:table-cell table:style-name="ce43" table:formula="of:=IFERROR(ROUND(((MIN(([.T111]^2)/([.$AF111]^2);[.$AE$2])))*[.$AE111]*[.$AF$1]);0)" office:value-type="float" office:value="1" calcext:value-type="float">
            <text:p>1</text:p>
          </table:table-cell>
          <table:table-cell table:style-name="ce44" table:formula="of:=IFERROR(ROUND(((MIN(([.Q111]^2)/([.$AF111]^2);[.$AE$2])))*[.$AE111]*[.$AF$1]);0)" office:value-type="float" office:value="1" calcext:value-type="float">
            <text:p>1</text:p>
          </table:table-cell>
          <table:table-cell table:style-name="ce45" table:formula="of:=IFERROR(ROUND(((MIN(([.S111]^2)/([.$AF111]^2);[.$AE$2])))*[.$AE111]*[.$AF$1]);0)" office:value-type="float" office:value="1" calcext:value-type="float">
            <text:p>1</text:p>
          </table:table-cell>
          <table:table-cell table:style-name="ce46" table:formula="of:=IFERROR(ROUND(((MIN(([.R111]^2)/([.$AF111]^2);[.$AE$2]))*[.$AE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1]^[.$AO$2])/([.$AF111]^[.$AO$2]);[.$AQ$2])))*[.$V111]*0.8)+([.$O111]/10);([.O111]/8));0)*5)+10; 30); 99); 0)" office:value-type="float" office:value="35" calcext:value-type="float">
            <text:p>35</text:p>
          </table:table-cell>
          <table:table-cell table:style-name="ce11" table:formula="of:=IFERROR(MIN(MAX(ROUND(AVERAGE((MIN(([.$P111]^[.$X$2])/([.$AF111]^[.$AO$2]);[.$AQ$2]))*([.$V111]+[.$AR$2]);([.P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1]+[.$S111]+[.$U111])/8/[.$AF111];[.$AQ$2]))*([.$V111]+3)*[.$AS$2];([.U11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1]^2)/([.$AF111]^[.$AO$2]);[.$AQ$2]))*([.$V111]+3)*[.$AS$2]);([.T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1]^[.$AO$2])/([.$AF111]^[.$AO$2]);[.$AQ$2]))*([.$V111]+3)*[.$AS$2]);([.Q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1]^[.$AO$2])/([.$AF111]^[.$AO$2]);[.$AQ$2]))*([.$V111]+3)*[.$AS$2]);([.S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1]^[.$AC$2])/([.$AF111]^[.$AO$2]);[.$AQ$2]))*([.$V111]+[.$AR$2]);([.R111]/10));0)*5; [.$AU$2]); [.$AT$2]);0)" office:value-type="float" office:value="15" calcext:value-type="float">
            <text:p>15</text:p>
          </table:table-cell>
          <table:table-cell table:formula="of:=ROUND(AVERAGE([.AP111:.AV111]);2)" office:value-type="float" office:value="18.57" calcext:value-type="float">
            <text:p>18.57</text:p>
          </table:table-cell>
          <table:table-cell/>
          <table:table-cell table:formula="of:=MIN(MAX([.AH111]-[.AH110];0);[.$BF$2])" office:value-type="float" office:value="0" calcext:value-type="float">
            <text:p>0</text:p>
          </table:table-cell>
          <table:table-cell table:formula="of:=MIN(MAX([.AI111]-[.AI110];0);[.$BF$2])" office:value-type="float" office:value="0" calcext:value-type="float">
            <text:p>0</text:p>
          </table:table-cell>
          <table:table-cell table:formula="of:=MIN(MAX([.AJ111]-[.AJ110];0);[.$BF$2])" office:value-type="float" office:value="0" calcext:value-type="float">
            <text:p>0</text:p>
          </table:table-cell>
          <table:table-cell table:formula="of:=MIN(MAX([.AK111]-[.AK110];0);[.$BF$2])" office:value-type="float" office:value="0" calcext:value-type="float">
            <text:p>0</text:p>
          </table:table-cell>
          <table:table-cell table:formula="of:=MIN(MAX([.AL111]-[.AL110];0);[.$BF$2])" office:value-type="float" office:value="0" calcext:value-type="float">
            <text:p>0</text:p>
          </table:table-cell>
          <table:table-cell table:formula="of:=MIN(MAX([.AM111]-[.AM110];0);[.$BF$2])" office:value-type="float" office:value="0" calcext:value-type="float">
            <text:p>0</text:p>
          </table:table-cell>
          <table:table-cell table:formula="of:=MIN(MAX([.AN111]-[.AN11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ilo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2]-[.C112]" office:value-type="float" office:value="0" calcext:value-type="float">
            <text:p>0</text:p>
          </table:table-cell>
          <table:table-cell table:style-name="ce29" table:formula="of:=[.P112]-[.D112]" office:value-type="float" office:value="0" calcext:value-type="float">
            <text:p>0</text:p>
          </table:table-cell>
          <table:table-cell table:style-name="ce60" table:formula="of:=[.Q112]-[.E112]" office:value-type="float" office:value="0" calcext:value-type="float">
            <text:p>0</text:p>
          </table:table-cell>
          <table:table-cell table:style-name="ce62" table:formula="of:=[.R112]-[.F112]" office:value-type="float" office:value="0" calcext:value-type="float">
            <text:p>0</text:p>
          </table:table-cell>
          <table:table-cell table:style-name="ce64" table:formula="of:=[.S112]-[.G112]" office:value-type="float" office:value="0" calcext:value-type="float">
            <text:p>0</text:p>
          </table:table-cell>
          <table:table-cell table:style-name="ce66" table:formula="of:=[.T112]-[.H1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2:.T112])" office:value-type="float" office:value="140" calcext:value-type="float">
            <text:p>140</text:p>
          </table:table-cell>
          <table:table-cell table:style-name="ce11" table:formula="of:=ROUND((([.U112]/[.$AE$1])*MAX([.U112]/420; 1.2));2)" office:value-type="float" office:value="1.87" calcext:value-type="float">
            <text:p>1.87</text:p>
          </table:table-cell>
          <table:table-cell table:style-name="ce4" table:formula="of:=IFERROR((ROUND((((MIN(([.$O112]^2)/([.$AF112]^2);[.$AD$2])))*[.$V112]*0.8)+([.O112]/10))*5)+10; 0)" office:value-type="float" office:value="45" calcext:value-type="float">
            <text:p>45</text:p>
          </table:table-cell>
          <table:table-cell table:style-name="ce6" table:formula="of:=IFERROR(ROUND((AVERAGE(MIN(([.$P112]^[.$X$2])/([.$AF112]^2);[.$AD$2]); MIN([.P112]/[.$AA$2]; [.$Z$2])))*([.$V112]+[.$Y$2]))*5;0)" office:value-type="float" office:value="5" calcext:value-type="float">
            <text:p>5</text:p>
          </table:table-cell>
          <table:table-cell table:style-name="ce24" table:formula="of:=IFERROR(ROUND((MIN(([.$P112]+[.$S112]+[.$U112])/8/[.$AF112];[.$AD$2]))*([.$V112]+3))*5;0)" office:value-type="float" office:value="25" calcext:value-type="float">
            <text:p>25</text:p>
          </table:table-cell>
          <table:table-cell table:style-name="ce16" table:formula="of:=IFERROR(ROUND(((MIN(([.$T112]^2)/([.$AF112]^2);[.$AD$2]))*([.$V112]+3)*[.$AF$2]))*5;0)" office:value-type="float" office:value="15" calcext:value-type="float">
            <text:p>15</text:p>
          </table:table-cell>
          <table:table-cell table:style-name="ce8" table:formula="of:=IFERROR(ROUND((AVERAGE(MIN(([.$Q112]^2)/([.$AF112]^2);[.$AD$2]);MIN([.Q112]/[.$AB$2]; [.$Z$2]))*([.$V112]+3)*[.$AF$2]))*5;0)" office:value-type="float" office:value="10" calcext:value-type="float">
            <text:p>10</text:p>
          </table:table-cell>
          <table:table-cell table:style-name="ce14" table:formula="of:=IFERROR(ROUND((AVERAGE(MIN(([.$S112]^2)/([.$AF112]^2);[.$AD$2]);MIN([.S112]/[.$AB$2]; [.$Z$2]))*([.$V112]+3)*[.$AF$2]))*5;0)" office:value-type="float" office:value="10" calcext:value-type="float">
            <text:p>10</text:p>
          </table:table-cell>
          <table:table-cell table:style-name="ce10" table:formula="of:=IFERROR(ROUND((AVERAGE(MIN(([.$R112]^[.$AC$2])/([.$AF112]^2);[.$AD$2]); MIN([.R112]/[.$AA$2]; [.$Z$2])))*([.$V112]+[.$Y$2]))*5;0)" office:value-type="float" office:value="5" calcext:value-type="float">
            <text:p>5</text:p>
          </table:table-cell>
          <table:table-cell table:style-name="ce11" table:formula="of:=ROUND(AVERAGE([.W112:.AC112]))" office:value-type="float" office:value="16" calcext:value-type="float">
            <text:p>16</text:p>
          </table:table-cell>
          <table:table-cell table:style-name="ce11" table:formula="of:=ROUND((([.U112]/[.$AE$1])*MAX([.U112]/350;0.8));2)" office:value-type="float" office:value="1.24" calcext:value-type="float">
            <text:p>1.24</text:p>
          </table:table-cell>
          <table:table-cell table:style-name="ce11" table:formula="of:=ROUND([.U11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2]^2)/([.$AF112]^2);[.$AE$2])))*[.$AE112]*0.8)+([.O112]/10))+10;10)" office:value-type="float" office:value="16" calcext:value-type="float">
            <text:p>16</text:p>
          </table:table-cell>
          <table:table-cell table:style-name="ce41" table:formula="of:=IFERROR(ROUND(((MIN(([.$P112]^2)/([.$AF112]^2);[.$AE$2])))*[.$AE112]);0)" office:value-type="float" office:value="1" calcext:value-type="float">
            <text:p>1</text:p>
          </table:table-cell>
          <table:table-cell table:style-name="ce42" table:formula="of:=IFERROR(ROUND(MIN(([.P112]+[.S112]+[.U112])/8/[.$AF112];[.$AE$2])^2*[.$AE112]);0)" office:value-type="float" office:value="1" calcext:value-type="float">
            <text:p>1</text:p>
          </table:table-cell>
          <table:table-cell table:style-name="ce43" table:formula="of:=IFERROR(ROUND(((MIN(([.T112]^2)/([.$AF112]^2);[.$AE$2])))*[.$AE112]*[.$AF$1]);0)" office:value-type="float" office:value="1" calcext:value-type="float">
            <text:p>1</text:p>
          </table:table-cell>
          <table:table-cell table:style-name="ce44" table:formula="of:=IFERROR(ROUND(((MIN(([.Q112]^2)/([.$AF112]^2);[.$AE$2])))*[.$AE112]*[.$AF$1]);0)" office:value-type="float" office:value="1" calcext:value-type="float">
            <text:p>1</text:p>
          </table:table-cell>
          <table:table-cell table:style-name="ce45" table:formula="of:=IFERROR(ROUND(((MIN(([.S112]^2)/([.$AF112]^2);[.$AE$2])))*[.$AE112]*[.$AF$1]);0)" office:value-type="float" office:value="1" calcext:value-type="float">
            <text:p>1</text:p>
          </table:table-cell>
          <table:table-cell table:style-name="ce46" table:formula="of:=IFERROR(ROUND(((MIN(([.R112]^2)/([.$AF112]^2);[.$AE$2]))*[.$AE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2]^[.$AO$2])/([.$AF112]^[.$AO$2]);[.$AQ$2])))*[.$V112]*0.8)+([.$O112]/10);([.O112]/8));0)*5)+10; 30); 99); 0)" office:value-type="float" office:value="35" calcext:value-type="float">
            <text:p>35</text:p>
          </table:table-cell>
          <table:table-cell table:style-name="ce11" table:formula="of:=IFERROR(MIN(MAX(ROUND(AVERAGE((MIN(([.$P112]^[.$X$2])/([.$AF112]^[.$AO$2]);[.$AQ$2]))*([.$V112]+[.$AR$2]);([.P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2]+[.$S112]+[.$U112])/8/[.$AF112];[.$AQ$2]))*([.$V112]+3)*[.$AS$2];([.U11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2]^2)/([.$AF112]^[.$AO$2]);[.$AQ$2]))*([.$V112]+3)*[.$AS$2]);([.T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2]^[.$AO$2])/([.$AF112]^[.$AO$2]);[.$AQ$2]))*([.$V112]+3)*[.$AS$2]);([.Q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2]^[.$AO$2])/([.$AF112]^[.$AO$2]);[.$AQ$2]))*([.$V112]+3)*[.$AS$2]);([.S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2]^[.$AC$2])/([.$AF112]^[.$AO$2]);[.$AQ$2]))*([.$V112]+[.$AR$2]);([.R112]/10));0)*5; [.$AU$2]); [.$AT$2]);0)" office:value-type="float" office:value="15" calcext:value-type="float">
            <text:p>15</text:p>
          </table:table-cell>
          <table:table-cell table:formula="of:=ROUND(AVERAGE([.AP112:.AV112]);2)" office:value-type="float" office:value="18.57" calcext:value-type="float">
            <text:p>18.57</text:p>
          </table:table-cell>
          <table:table-cell/>
          <table:table-cell table:formula="of:=MIN(MAX([.AH112]-[.AH111];0);[.$BF$2])" office:value-type="float" office:value="0" calcext:value-type="float">
            <text:p>0</text:p>
          </table:table-cell>
          <table:table-cell table:formula="of:=MIN(MAX([.AI112]-[.AI111];0);[.$BF$2])" office:value-type="float" office:value="0" calcext:value-type="float">
            <text:p>0</text:p>
          </table:table-cell>
          <table:table-cell table:formula="of:=MIN(MAX([.AJ112]-[.AJ111];0);[.$BF$2])" office:value-type="float" office:value="0" calcext:value-type="float">
            <text:p>0</text:p>
          </table:table-cell>
          <table:table-cell table:formula="of:=MIN(MAX([.AK112]-[.AK111];0);[.$BF$2])" office:value-type="float" office:value="0" calcext:value-type="float">
            <text:p>0</text:p>
          </table:table-cell>
          <table:table-cell table:formula="of:=MIN(MAX([.AL112]-[.AL111];0);[.$BF$2])" office:value-type="float" office:value="0" calcext:value-type="float">
            <text:p>0</text:p>
          </table:table-cell>
          <table:table-cell table:formula="of:=MIN(MAX([.AM112]-[.AM111];0);[.$BF$2])" office:value-type="float" office:value="0" calcext:value-type="float">
            <text:p>0</text:p>
          </table:table-cell>
          <table:table-cell table:formula="of:=MIN(MAX([.AN112]-[.AN11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cient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3]-[.C113]" office:value-type="float" office:value="0" calcext:value-type="float">
            <text:p>0</text:p>
          </table:table-cell>
          <table:table-cell table:style-name="ce29" table:formula="of:=[.P113]-[.D113]" office:value-type="float" office:value="0" calcext:value-type="float">
            <text:p>0</text:p>
          </table:table-cell>
          <table:table-cell table:style-name="ce60" table:formula="of:=[.Q113]-[.E113]" office:value-type="float" office:value="0" calcext:value-type="float">
            <text:p>0</text:p>
          </table:table-cell>
          <table:table-cell table:style-name="ce62" table:formula="of:=[.R113]-[.F113]" office:value-type="float" office:value="0" calcext:value-type="float">
            <text:p>0</text:p>
          </table:table-cell>
          <table:table-cell table:style-name="ce64" table:formula="of:=[.S113]-[.G113]" office:value-type="float" office:value="0" calcext:value-type="float">
            <text:p>0</text:p>
          </table:table-cell>
          <table:table-cell table:style-name="ce66" table:formula="of:=[.T113]-[.H1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3:.T113])" office:value-type="float" office:value="140" calcext:value-type="float">
            <text:p>140</text:p>
          </table:table-cell>
          <table:table-cell table:style-name="ce11" table:formula="of:=ROUND((([.U113]/[.$AE$1])*MAX([.U113]/420; 1.2));2)" office:value-type="float" office:value="1.87" calcext:value-type="float">
            <text:p>1.87</text:p>
          </table:table-cell>
          <table:table-cell table:style-name="ce4" table:formula="of:=IFERROR((ROUND((((MIN(([.$O113]^2)/([.$AF113]^2);[.$AD$2])))*[.$V113]*0.8)+([.O113]/10))*5)+10; 0)" office:value-type="float" office:value="45" calcext:value-type="float">
            <text:p>45</text:p>
          </table:table-cell>
          <table:table-cell table:style-name="ce6" table:formula="of:=IFERROR(ROUND((AVERAGE(MIN(([.$P113]^[.$X$2])/([.$AF113]^2);[.$AD$2]); MIN([.P113]/[.$AA$2]; [.$Z$2])))*([.$V113]+[.$Y$2]))*5;0)" office:value-type="float" office:value="5" calcext:value-type="float">
            <text:p>5</text:p>
          </table:table-cell>
          <table:table-cell table:style-name="ce24" table:formula="of:=IFERROR(ROUND((MIN(([.$P113]+[.$S113]+[.$U113])/8/[.$AF113];[.$AD$2]))*([.$V113]+3))*5;0)" office:value-type="float" office:value="25" calcext:value-type="float">
            <text:p>25</text:p>
          </table:table-cell>
          <table:table-cell table:style-name="ce16" table:formula="of:=IFERROR(ROUND(((MIN(([.$T113]^2)/([.$AF113]^2);[.$AD$2]))*([.$V113]+3)*[.$AF$2]))*5;0)" office:value-type="float" office:value="15" calcext:value-type="float">
            <text:p>15</text:p>
          </table:table-cell>
          <table:table-cell table:style-name="ce8" table:formula="of:=IFERROR(ROUND((AVERAGE(MIN(([.$Q113]^2)/([.$AF113]^2);[.$AD$2]);MIN([.Q113]/[.$AB$2]; [.$Z$2]))*([.$V113]+3)*[.$AF$2]))*5;0)" office:value-type="float" office:value="10" calcext:value-type="float">
            <text:p>10</text:p>
          </table:table-cell>
          <table:table-cell table:style-name="ce14" table:formula="of:=IFERROR(ROUND((AVERAGE(MIN(([.$S113]^2)/([.$AF113]^2);[.$AD$2]);MIN([.S113]/[.$AB$2]; [.$Z$2]))*([.$V113]+3)*[.$AF$2]))*5;0)" office:value-type="float" office:value="10" calcext:value-type="float">
            <text:p>10</text:p>
          </table:table-cell>
          <table:table-cell table:style-name="ce10" table:formula="of:=IFERROR(ROUND((AVERAGE(MIN(([.$R113]^[.$AC$2])/([.$AF113]^2);[.$AD$2]); MIN([.R113]/[.$AA$2]; [.$Z$2])))*([.$V113]+[.$Y$2]))*5;0)" office:value-type="float" office:value="5" calcext:value-type="float">
            <text:p>5</text:p>
          </table:table-cell>
          <table:table-cell table:style-name="ce11" table:formula="of:=ROUND(AVERAGE([.W113:.AC113]))" office:value-type="float" office:value="16" calcext:value-type="float">
            <text:p>16</text:p>
          </table:table-cell>
          <table:table-cell table:style-name="ce11" table:formula="of:=ROUND((([.U113]/[.$AE$1])*MAX([.U113]/350;0.8));2)" office:value-type="float" office:value="1.24" calcext:value-type="float">
            <text:p>1.24</text:p>
          </table:table-cell>
          <table:table-cell table:style-name="ce11" table:formula="of:=ROUND([.U11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3]^2)/([.$AF113]^2);[.$AE$2])))*[.$AE113]*0.8)+([.O113]/10))+10;10)" office:value-type="float" office:value="16" calcext:value-type="float">
            <text:p>16</text:p>
          </table:table-cell>
          <table:table-cell table:style-name="ce41" table:formula="of:=IFERROR(ROUND(((MIN(([.$P113]^2)/([.$AF113]^2);[.$AE$2])))*[.$AE113]);0)" office:value-type="float" office:value="1" calcext:value-type="float">
            <text:p>1</text:p>
          </table:table-cell>
          <table:table-cell table:style-name="ce42" table:formula="of:=IFERROR(ROUND(MIN(([.P113]+[.S113]+[.U113])/8/[.$AF113];[.$AE$2])^2*[.$AE113]);0)" office:value-type="float" office:value="1" calcext:value-type="float">
            <text:p>1</text:p>
          </table:table-cell>
          <table:table-cell table:style-name="ce43" table:formula="of:=IFERROR(ROUND(((MIN(([.T113]^2)/([.$AF113]^2);[.$AE$2])))*[.$AE113]*[.$AF$1]);0)" office:value-type="float" office:value="1" calcext:value-type="float">
            <text:p>1</text:p>
          </table:table-cell>
          <table:table-cell table:style-name="ce44" table:formula="of:=IFERROR(ROUND(((MIN(([.Q113]^2)/([.$AF113]^2);[.$AE$2])))*[.$AE113]*[.$AF$1]);0)" office:value-type="float" office:value="1" calcext:value-type="float">
            <text:p>1</text:p>
          </table:table-cell>
          <table:table-cell table:style-name="ce45" table:formula="of:=IFERROR(ROUND(((MIN(([.S113]^2)/([.$AF113]^2);[.$AE$2])))*[.$AE113]*[.$AF$1]);0)" office:value-type="float" office:value="1" calcext:value-type="float">
            <text:p>1</text:p>
          </table:table-cell>
          <table:table-cell table:style-name="ce46" table:formula="of:=IFERROR(ROUND(((MIN(([.R113]^2)/([.$AF113]^2);[.$AE$2]))*[.$AE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3]^[.$AO$2])/([.$AF113]^[.$AO$2]);[.$AQ$2])))*[.$V113]*0.8)+([.$O113]/10);([.O113]/8));0)*5)+10; 30); 99); 0)" office:value-type="float" office:value="35" calcext:value-type="float">
            <text:p>35</text:p>
          </table:table-cell>
          <table:table-cell table:style-name="ce11" table:formula="of:=IFERROR(MIN(MAX(ROUND(AVERAGE((MIN(([.$P113]^[.$X$2])/([.$AF113]^[.$AO$2]);[.$AQ$2]))*([.$V113]+[.$AR$2]);([.P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3]+[.$S113]+[.$U113])/8/[.$AF113];[.$AQ$2]))*([.$V113]+3)*[.$AS$2];([.U11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3]^2)/([.$AF113]^[.$AO$2]);[.$AQ$2]))*([.$V113]+3)*[.$AS$2]);([.T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3]^[.$AO$2])/([.$AF113]^[.$AO$2]);[.$AQ$2]))*([.$V113]+3)*[.$AS$2]);([.Q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3]^[.$AO$2])/([.$AF113]^[.$AO$2]);[.$AQ$2]))*([.$V113]+3)*[.$AS$2]);([.S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3]^[.$AC$2])/([.$AF113]^[.$AO$2]);[.$AQ$2]))*([.$V113]+[.$AR$2]);([.R113]/10));0)*5; [.$AU$2]); [.$AT$2]);0)" office:value-type="float" office:value="15" calcext:value-type="float">
            <text:p>15</text:p>
          </table:table-cell>
          <table:table-cell table:formula="of:=ROUND(AVERAGE([.AP113:.AV113]);2)" office:value-type="float" office:value="18.57" calcext:value-type="float">
            <text:p>18.57</text:p>
          </table:table-cell>
          <table:table-cell/>
          <table:table-cell table:formula="of:=MIN(MAX([.AH113]-[.AH112];0);[.$BF$2])" office:value-type="float" office:value="0" calcext:value-type="float">
            <text:p>0</text:p>
          </table:table-cell>
          <table:table-cell table:formula="of:=MIN(MAX([.AI113]-[.AI112];0);[.$BF$2])" office:value-type="float" office:value="0" calcext:value-type="float">
            <text:p>0</text:p>
          </table:table-cell>
          <table:table-cell table:formula="of:=MIN(MAX([.AJ113]-[.AJ112];0);[.$BF$2])" office:value-type="float" office:value="0" calcext:value-type="float">
            <text:p>0</text:p>
          </table:table-cell>
          <table:table-cell table:formula="of:=MIN(MAX([.AK113]-[.AK112];0);[.$BF$2])" office:value-type="float" office:value="0" calcext:value-type="float">
            <text:p>0</text:p>
          </table:table-cell>
          <table:table-cell table:formula="of:=MIN(MAX([.AL113]-[.AL112];0);[.$BF$2])" office:value-type="float" office:value="0" calcext:value-type="float">
            <text:p>0</text:p>
          </table:table-cell>
          <table:table-cell table:formula="of:=MIN(MAX([.AM113]-[.AM112];0);[.$BF$2])" office:value-type="float" office:value="0" calcext:value-type="float">
            <text:p>0</text:p>
          </table:table-cell>
          <table:table-cell table:formula="of:=MIN(MAX([.AN113]-[.AN11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uper_ner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4]-[.C114]" office:value-type="float" office:value="0" calcext:value-type="float">
            <text:p>0</text:p>
          </table:table-cell>
          <table:table-cell table:style-name="ce29" table:formula="of:=[.P114]-[.D114]" office:value-type="float" office:value="0" calcext:value-type="float">
            <text:p>0</text:p>
          </table:table-cell>
          <table:table-cell table:style-name="ce60" table:formula="of:=[.Q114]-[.E114]" office:value-type="float" office:value="0" calcext:value-type="float">
            <text:p>0</text:p>
          </table:table-cell>
          <table:table-cell table:style-name="ce62" table:formula="of:=[.R114]-[.F114]" office:value-type="float" office:value="0" calcext:value-type="float">
            <text:p>0</text:p>
          </table:table-cell>
          <table:table-cell table:style-name="ce64" table:formula="of:=[.S114]-[.G114]" office:value-type="float" office:value="0" calcext:value-type="float">
            <text:p>0</text:p>
          </table:table-cell>
          <table:table-cell table:style-name="ce66" table:formula="of:=[.T114]-[.H1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4:.T114])" office:value-type="float" office:value="140" calcext:value-type="float">
            <text:p>140</text:p>
          </table:table-cell>
          <table:table-cell table:style-name="ce11" table:formula="of:=ROUND((([.U114]/[.$AE$1])*MAX([.U114]/420; 1.2));2)" office:value-type="float" office:value="1.87" calcext:value-type="float">
            <text:p>1.87</text:p>
          </table:table-cell>
          <table:table-cell table:style-name="ce4" table:formula="of:=IFERROR((ROUND((((MIN(([.$O114]^2)/([.$AF114]^2);[.$AD$2])))*[.$V114]*0.8)+([.O114]/10))*5)+10; 0)" office:value-type="float" office:value="45" calcext:value-type="float">
            <text:p>45</text:p>
          </table:table-cell>
          <table:table-cell table:style-name="ce6" table:formula="of:=IFERROR(ROUND((AVERAGE(MIN(([.$P114]^[.$X$2])/([.$AF114]^2);[.$AD$2]); MIN([.P114]/[.$AA$2]; [.$Z$2])))*([.$V114]+[.$Y$2]))*5;0)" office:value-type="float" office:value="5" calcext:value-type="float">
            <text:p>5</text:p>
          </table:table-cell>
          <table:table-cell table:style-name="ce24" table:formula="of:=IFERROR(ROUND((MIN(([.$P114]+[.$S114]+[.$U114])/8/[.$AF114];[.$AD$2]))*([.$V114]+3))*5;0)" office:value-type="float" office:value="25" calcext:value-type="float">
            <text:p>25</text:p>
          </table:table-cell>
          <table:table-cell table:style-name="ce16" table:formula="of:=IFERROR(ROUND(((MIN(([.$T114]^2)/([.$AF114]^2);[.$AD$2]))*([.$V114]+3)*[.$AF$2]))*5;0)" office:value-type="float" office:value="15" calcext:value-type="float">
            <text:p>15</text:p>
          </table:table-cell>
          <table:table-cell table:style-name="ce8" table:formula="of:=IFERROR(ROUND((AVERAGE(MIN(([.$Q114]^2)/([.$AF114]^2);[.$AD$2]);MIN([.Q114]/[.$AB$2]; [.$Z$2]))*([.$V114]+3)*[.$AF$2]))*5;0)" office:value-type="float" office:value="10" calcext:value-type="float">
            <text:p>10</text:p>
          </table:table-cell>
          <table:table-cell table:style-name="ce14" table:formula="of:=IFERROR(ROUND((AVERAGE(MIN(([.$S114]^2)/([.$AF114]^2);[.$AD$2]);MIN([.S114]/[.$AB$2]; [.$Z$2]))*([.$V114]+3)*[.$AF$2]))*5;0)" office:value-type="float" office:value="10" calcext:value-type="float">
            <text:p>10</text:p>
          </table:table-cell>
          <table:table-cell table:style-name="ce10" table:formula="of:=IFERROR(ROUND((AVERAGE(MIN(([.$R114]^[.$AC$2])/([.$AF114]^2);[.$AD$2]); MIN([.R114]/[.$AA$2]; [.$Z$2])))*([.$V114]+[.$Y$2]))*5;0)" office:value-type="float" office:value="5" calcext:value-type="float">
            <text:p>5</text:p>
          </table:table-cell>
          <table:table-cell table:style-name="ce11" table:formula="of:=ROUND(AVERAGE([.W114:.AC114]))" office:value-type="float" office:value="16" calcext:value-type="float">
            <text:p>16</text:p>
          </table:table-cell>
          <table:table-cell table:style-name="ce11" table:formula="of:=ROUND((([.U114]/[.$AE$1])*MAX([.U114]/350;0.8));2)" office:value-type="float" office:value="1.24" calcext:value-type="float">
            <text:p>1.24</text:p>
          </table:table-cell>
          <table:table-cell table:style-name="ce11" table:formula="of:=ROUND([.U11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4]^2)/([.$AF114]^2);[.$AE$2])))*[.$AE114]*0.8)+([.O114]/10))+10;10)" office:value-type="float" office:value="16" calcext:value-type="float">
            <text:p>16</text:p>
          </table:table-cell>
          <table:table-cell table:style-name="ce41" table:formula="of:=IFERROR(ROUND(((MIN(([.$P114]^2)/([.$AF114]^2);[.$AE$2])))*[.$AE114]);0)" office:value-type="float" office:value="1" calcext:value-type="float">
            <text:p>1</text:p>
          </table:table-cell>
          <table:table-cell table:style-name="ce42" table:formula="of:=IFERROR(ROUND(MIN(([.P114]+[.S114]+[.U114])/8/[.$AF114];[.$AE$2])^2*[.$AE114]);0)" office:value-type="float" office:value="1" calcext:value-type="float">
            <text:p>1</text:p>
          </table:table-cell>
          <table:table-cell table:style-name="ce43" table:formula="of:=IFERROR(ROUND(((MIN(([.T114]^2)/([.$AF114]^2);[.$AE$2])))*[.$AE114]*[.$AF$1]);0)" office:value-type="float" office:value="1" calcext:value-type="float">
            <text:p>1</text:p>
          </table:table-cell>
          <table:table-cell table:style-name="ce44" table:formula="of:=IFERROR(ROUND(((MIN(([.Q114]^2)/([.$AF114]^2);[.$AE$2])))*[.$AE114]*[.$AF$1]);0)" office:value-type="float" office:value="1" calcext:value-type="float">
            <text:p>1</text:p>
          </table:table-cell>
          <table:table-cell table:style-name="ce45" table:formula="of:=IFERROR(ROUND(((MIN(([.S114]^2)/([.$AF114]^2);[.$AE$2])))*[.$AE114]*[.$AF$1]);0)" office:value-type="float" office:value="1" calcext:value-type="float">
            <text:p>1</text:p>
          </table:table-cell>
          <table:table-cell table:style-name="ce46" table:formula="of:=IFERROR(ROUND(((MIN(([.R114]^2)/([.$AF114]^2);[.$AE$2]))*[.$AE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4]^[.$AO$2])/([.$AF114]^[.$AO$2]);[.$AQ$2])))*[.$V114]*0.8)+([.$O114]/10);([.O114]/8));0)*5)+10; 30); 99); 0)" office:value-type="float" office:value="35" calcext:value-type="float">
            <text:p>35</text:p>
          </table:table-cell>
          <table:table-cell table:style-name="ce11" table:formula="of:=IFERROR(MIN(MAX(ROUND(AVERAGE((MIN(([.$P114]^[.$X$2])/([.$AF114]^[.$AO$2]);[.$AQ$2]))*([.$V114]+[.$AR$2]);([.P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4]+[.$S114]+[.$U114])/8/[.$AF114];[.$AQ$2]))*([.$V114]+3)*[.$AS$2];([.U11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4]^2)/([.$AF114]^[.$AO$2]);[.$AQ$2]))*([.$V114]+3)*[.$AS$2]);([.T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4]^[.$AO$2])/([.$AF114]^[.$AO$2]);[.$AQ$2]))*([.$V114]+3)*[.$AS$2]);([.Q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4]^[.$AO$2])/([.$AF114]^[.$AO$2]);[.$AQ$2]))*([.$V114]+3)*[.$AS$2]);([.S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4]^[.$AC$2])/([.$AF114]^[.$AO$2]);[.$AQ$2]))*([.$V114]+[.$AR$2]);([.R114]/10));0)*5; [.$AU$2]); [.$AT$2]);0)" office:value-type="float" office:value="15" calcext:value-type="float">
            <text:p>15</text:p>
          </table:table-cell>
          <table:table-cell table:formula="of:=ROUND(AVERAGE([.AP114:.AV114]);2)" office:value-type="float" office:value="18.57" calcext:value-type="float">
            <text:p>18.57</text:p>
          </table:table-cell>
          <table:table-cell/>
          <table:table-cell table:formula="of:=MIN(MAX([.AH114]-[.AH113];0);[.$BF$2])" office:value-type="float" office:value="0" calcext:value-type="float">
            <text:p>0</text:p>
          </table:table-cell>
          <table:table-cell table:formula="of:=MIN(MAX([.AI114]-[.AI113];0);[.$BF$2])" office:value-type="float" office:value="0" calcext:value-type="float">
            <text:p>0</text:p>
          </table:table-cell>
          <table:table-cell table:formula="of:=MIN(MAX([.AJ114]-[.AJ113];0);[.$BF$2])" office:value-type="float" office:value="0" calcext:value-type="float">
            <text:p>0</text:p>
          </table:table-cell>
          <table:table-cell table:formula="of:=MIN(MAX([.AK114]-[.AK113];0);[.$BF$2])" office:value-type="float" office:value="0" calcext:value-type="float">
            <text:p>0</text:p>
          </table:table-cell>
          <table:table-cell table:formula="of:=MIN(MAX([.AL114]-[.AL113];0);[.$BF$2])" office:value-type="float" office:value="0" calcext:value-type="float">
            <text:p>0</text:p>
          </table:table-cell>
          <table:table-cell table:formula="of:=MIN(MAX([.AM114]-[.AM113];0);[.$BF$2])" office:value-type="float" office:value="0" calcext:value-type="float">
            <text:p>0</text:p>
          </table:table-cell>
          <table:table-cell table:formula="of:=MIN(MAX([.AN114]-[.AN11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rrow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5]-[.C115]" office:value-type="float" office:value="0" calcext:value-type="float">
            <text:p>0</text:p>
          </table:table-cell>
          <table:table-cell table:style-name="ce29" table:formula="of:=[.P115]-[.D115]" office:value-type="float" office:value="0" calcext:value-type="float">
            <text:p>0</text:p>
          </table:table-cell>
          <table:table-cell table:style-name="ce60" table:formula="of:=[.Q115]-[.E115]" office:value-type="float" office:value="0" calcext:value-type="float">
            <text:p>0</text:p>
          </table:table-cell>
          <table:table-cell table:style-name="ce62" table:formula="of:=[.R115]-[.F115]" office:value-type="float" office:value="0" calcext:value-type="float">
            <text:p>0</text:p>
          </table:table-cell>
          <table:table-cell table:style-name="ce64" table:formula="of:=[.S115]-[.G115]" office:value-type="float" office:value="0" calcext:value-type="float">
            <text:p>0</text:p>
          </table:table-cell>
          <table:table-cell table:style-name="ce66" table:formula="of:=[.T115]-[.H1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5:.T115])" office:value-type="float" office:value="140" calcext:value-type="float">
            <text:p>140</text:p>
          </table:table-cell>
          <table:table-cell table:style-name="ce11" table:formula="of:=ROUND((([.U115]/[.$AE$1])*MAX([.U115]/420; 1.2));2)" office:value-type="float" office:value="1.87" calcext:value-type="float">
            <text:p>1.87</text:p>
          </table:table-cell>
          <table:table-cell table:style-name="ce4" table:formula="of:=IFERROR((ROUND((((MIN(([.$O115]^2)/([.$AF115]^2);[.$AD$2])))*[.$V115]*0.8)+([.O115]/10))*5)+10; 0)" office:value-type="float" office:value="45" calcext:value-type="float">
            <text:p>45</text:p>
          </table:table-cell>
          <table:table-cell table:style-name="ce6" table:formula="of:=IFERROR(ROUND((AVERAGE(MIN(([.$P115]^[.$X$2])/([.$AF115]^2);[.$AD$2]); MIN([.P115]/[.$AA$2]; [.$Z$2])))*([.$V115]+[.$Y$2]))*5;0)" office:value-type="float" office:value="5" calcext:value-type="float">
            <text:p>5</text:p>
          </table:table-cell>
          <table:table-cell table:style-name="ce24" table:formula="of:=IFERROR(ROUND((MIN(([.$P115]+[.$S115]+[.$U115])/8/[.$AF115];[.$AD$2]))*([.$V115]+3))*5;0)" office:value-type="float" office:value="25" calcext:value-type="float">
            <text:p>25</text:p>
          </table:table-cell>
          <table:table-cell table:style-name="ce16" table:formula="of:=IFERROR(ROUND(((MIN(([.$T115]^2)/([.$AF115]^2);[.$AD$2]))*([.$V115]+3)*[.$AF$2]))*5;0)" office:value-type="float" office:value="15" calcext:value-type="float">
            <text:p>15</text:p>
          </table:table-cell>
          <table:table-cell table:style-name="ce8" table:formula="of:=IFERROR(ROUND((AVERAGE(MIN(([.$Q115]^2)/([.$AF115]^2);[.$AD$2]);MIN([.Q115]/[.$AB$2]; [.$Z$2]))*([.$V115]+3)*[.$AF$2]))*5;0)" office:value-type="float" office:value="10" calcext:value-type="float">
            <text:p>10</text:p>
          </table:table-cell>
          <table:table-cell table:style-name="ce14" table:formula="of:=IFERROR(ROUND((AVERAGE(MIN(([.$S115]^2)/([.$AF115]^2);[.$AD$2]);MIN([.S115]/[.$AB$2]; [.$Z$2]))*([.$V115]+3)*[.$AF$2]))*5;0)" office:value-type="float" office:value="10" calcext:value-type="float">
            <text:p>10</text:p>
          </table:table-cell>
          <table:table-cell table:style-name="ce10" table:formula="of:=IFERROR(ROUND((AVERAGE(MIN(([.$R115]^[.$AC$2])/([.$AF115]^2);[.$AD$2]); MIN([.R115]/[.$AA$2]; [.$Z$2])))*([.$V115]+[.$Y$2]))*5;0)" office:value-type="float" office:value="5" calcext:value-type="float">
            <text:p>5</text:p>
          </table:table-cell>
          <table:table-cell table:style-name="ce11" table:formula="of:=ROUND(AVERAGE([.W115:.AC115]))" office:value-type="float" office:value="16" calcext:value-type="float">
            <text:p>16</text:p>
          </table:table-cell>
          <table:table-cell table:style-name="ce11" table:formula="of:=ROUND((([.U115]/[.$AE$1])*MAX([.U115]/350;0.8));2)" office:value-type="float" office:value="1.24" calcext:value-type="float">
            <text:p>1.24</text:p>
          </table:table-cell>
          <table:table-cell table:style-name="ce11" table:formula="of:=ROUND([.U11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5]^2)/([.$AF115]^2);[.$AE$2])))*[.$AE115]*0.8)+([.O115]/10))+10;10)" office:value-type="float" office:value="16" calcext:value-type="float">
            <text:p>16</text:p>
          </table:table-cell>
          <table:table-cell table:style-name="ce41" table:formula="of:=IFERROR(ROUND(((MIN(([.$P115]^2)/([.$AF115]^2);[.$AE$2])))*[.$AE115]);0)" office:value-type="float" office:value="1" calcext:value-type="float">
            <text:p>1</text:p>
          </table:table-cell>
          <table:table-cell table:style-name="ce42" table:formula="of:=IFERROR(ROUND(MIN(([.P115]+[.S115]+[.U115])/8/[.$AF115];[.$AE$2])^2*[.$AE115]);0)" office:value-type="float" office:value="1" calcext:value-type="float">
            <text:p>1</text:p>
          </table:table-cell>
          <table:table-cell table:style-name="ce43" table:formula="of:=IFERROR(ROUND(((MIN(([.T115]^2)/([.$AF115]^2);[.$AE$2])))*[.$AE115]*[.$AF$1]);0)" office:value-type="float" office:value="1" calcext:value-type="float">
            <text:p>1</text:p>
          </table:table-cell>
          <table:table-cell table:style-name="ce44" table:formula="of:=IFERROR(ROUND(((MIN(([.Q115]^2)/([.$AF115]^2);[.$AE$2])))*[.$AE115]*[.$AF$1]);0)" office:value-type="float" office:value="1" calcext:value-type="float">
            <text:p>1</text:p>
          </table:table-cell>
          <table:table-cell table:style-name="ce45" table:formula="of:=IFERROR(ROUND(((MIN(([.S115]^2)/([.$AF115]^2);[.$AE$2])))*[.$AE115]*[.$AF$1]);0)" office:value-type="float" office:value="1" calcext:value-type="float">
            <text:p>1</text:p>
          </table:table-cell>
          <table:table-cell table:style-name="ce46" table:formula="of:=IFERROR(ROUND(((MIN(([.R115]^2)/([.$AF115]^2);[.$AE$2]))*[.$AE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5]^[.$AO$2])/([.$AF115]^[.$AO$2]);[.$AQ$2])))*[.$V115]*0.8)+([.$O115]/10);([.O115]/8));0)*5)+10; 30); 99); 0)" office:value-type="float" office:value="35" calcext:value-type="float">
            <text:p>35</text:p>
          </table:table-cell>
          <table:table-cell table:style-name="ce11" table:formula="of:=IFERROR(MIN(MAX(ROUND(AVERAGE((MIN(([.$P115]^[.$X$2])/([.$AF115]^[.$AO$2]);[.$AQ$2]))*([.$V115]+[.$AR$2]);([.P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5]+[.$S115]+[.$U115])/8/[.$AF115];[.$AQ$2]))*([.$V115]+3)*[.$AS$2];([.U11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5]^2)/([.$AF115]^[.$AO$2]);[.$AQ$2]))*([.$V115]+3)*[.$AS$2]);([.T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5]^[.$AO$2])/([.$AF115]^[.$AO$2]);[.$AQ$2]))*([.$V115]+3)*[.$AS$2]);([.Q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5]^[.$AO$2])/([.$AF115]^[.$AO$2]);[.$AQ$2]))*([.$V115]+3)*[.$AS$2]);([.S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5]^[.$AC$2])/([.$AF115]^[.$AO$2]);[.$AQ$2]))*([.$V115]+[.$AR$2]);([.R115]/10));0)*5; [.$AU$2]); [.$AT$2]);0)" office:value-type="float" office:value="15" calcext:value-type="float">
            <text:p>15</text:p>
          </table:table-cell>
          <table:table-cell table:formula="of:=ROUND(AVERAGE([.AP115:.AV115]);2)" office:value-type="float" office:value="18.57" calcext:value-type="float">
            <text:p>18.57</text:p>
          </table:table-cell>
          <table:table-cell/>
          <table:table-cell table:formula="of:=MIN(MAX([.AH115]-[.AH114];0);[.$BF$2])" office:value-type="float" office:value="0" calcext:value-type="float">
            <text:p>0</text:p>
          </table:table-cell>
          <table:table-cell table:formula="of:=MIN(MAX([.AI115]-[.AI114];0);[.$BF$2])" office:value-type="float" office:value="0" calcext:value-type="float">
            <text:p>0</text:p>
          </table:table-cell>
          <table:table-cell table:formula="of:=MIN(MAX([.AJ115]-[.AJ114];0);[.$BF$2])" office:value-type="float" office:value="0" calcext:value-type="float">
            <text:p>0</text:p>
          </table:table-cell>
          <table:table-cell table:formula="of:=MIN(MAX([.AK115]-[.AK114];0);[.$BF$2])" office:value-type="float" office:value="0" calcext:value-type="float">
            <text:p>0</text:p>
          </table:table-cell>
          <table:table-cell table:formula="of:=MIN(MAX([.AL115]-[.AL114];0);[.$BF$2])" office:value-type="float" office:value="0" calcext:value-type="float">
            <text:p>0</text:p>
          </table:table-cell>
          <table:table-cell table:formula="of:=MIN(MAX([.AM115]-[.AM114];0);[.$BF$2])" office:value-type="float" office:value="0" calcext:value-type="float">
            <text:p>0</text:p>
          </table:table-cell>
          <table:table-cell table:formula="of:=MIN(MAX([.AN115]-[.AN11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low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6]-[.C116]" office:value-type="float" office:value="0" calcext:value-type="float">
            <text:p>0</text:p>
          </table:table-cell>
          <table:table-cell table:style-name="ce29" table:formula="of:=[.P116]-[.D116]" office:value-type="float" office:value="0" calcext:value-type="float">
            <text:p>0</text:p>
          </table:table-cell>
          <table:table-cell table:style-name="ce60" table:formula="of:=[.Q116]-[.E116]" office:value-type="float" office:value="0" calcext:value-type="float">
            <text:p>0</text:p>
          </table:table-cell>
          <table:table-cell table:style-name="ce62" table:formula="of:=[.R116]-[.F116]" office:value-type="float" office:value="0" calcext:value-type="float">
            <text:p>0</text:p>
          </table:table-cell>
          <table:table-cell table:style-name="ce64" table:formula="of:=[.S116]-[.G116]" office:value-type="float" office:value="0" calcext:value-type="float">
            <text:p>0</text:p>
          </table:table-cell>
          <table:table-cell table:style-name="ce66" table:formula="of:=[.T116]-[.H1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6:.T116])" office:value-type="float" office:value="140" calcext:value-type="float">
            <text:p>140</text:p>
          </table:table-cell>
          <table:table-cell table:style-name="ce11" table:formula="of:=ROUND((([.U116]/[.$AE$1])*MAX([.U116]/420; 1.2));2)" office:value-type="float" office:value="1.87" calcext:value-type="float">
            <text:p>1.87</text:p>
          </table:table-cell>
          <table:table-cell table:style-name="ce4" table:formula="of:=IFERROR((ROUND((((MIN(([.$O116]^2)/([.$AF116]^2);[.$AD$2])))*[.$V116]*0.8)+([.O116]/10))*5)+10; 0)" office:value-type="float" office:value="45" calcext:value-type="float">
            <text:p>45</text:p>
          </table:table-cell>
          <table:table-cell table:style-name="ce6" table:formula="of:=IFERROR(ROUND((AVERAGE(MIN(([.$P116]^[.$X$2])/([.$AF116]^2);[.$AD$2]); MIN([.P116]/[.$AA$2]; [.$Z$2])))*([.$V116]+[.$Y$2]))*5;0)" office:value-type="float" office:value="5" calcext:value-type="float">
            <text:p>5</text:p>
          </table:table-cell>
          <table:table-cell table:style-name="ce24" table:formula="of:=IFERROR(ROUND((MIN(([.$P116]+[.$S116]+[.$U116])/8/[.$AF116];[.$AD$2]))*([.$V116]+3))*5;0)" office:value-type="float" office:value="25" calcext:value-type="float">
            <text:p>25</text:p>
          </table:table-cell>
          <table:table-cell table:style-name="ce16" table:formula="of:=IFERROR(ROUND(((MIN(([.$T116]^2)/([.$AF116]^2);[.$AD$2]))*([.$V116]+3)*[.$AF$2]))*5;0)" office:value-type="float" office:value="15" calcext:value-type="float">
            <text:p>15</text:p>
          </table:table-cell>
          <table:table-cell table:style-name="ce8" table:formula="of:=IFERROR(ROUND((AVERAGE(MIN(([.$Q116]^2)/([.$AF116]^2);[.$AD$2]);MIN([.Q116]/[.$AB$2]; [.$Z$2]))*([.$V116]+3)*[.$AF$2]))*5;0)" office:value-type="float" office:value="10" calcext:value-type="float">
            <text:p>10</text:p>
          </table:table-cell>
          <table:table-cell table:style-name="ce14" table:formula="of:=IFERROR(ROUND((AVERAGE(MIN(([.$S116]^2)/([.$AF116]^2);[.$AD$2]);MIN([.S116]/[.$AB$2]; [.$Z$2]))*([.$V116]+3)*[.$AF$2]))*5;0)" office:value-type="float" office:value="10" calcext:value-type="float">
            <text:p>10</text:p>
          </table:table-cell>
          <table:table-cell table:style-name="ce10" table:formula="of:=IFERROR(ROUND((AVERAGE(MIN(([.$R116]^[.$AC$2])/([.$AF116]^2);[.$AD$2]); MIN([.R116]/[.$AA$2]; [.$Z$2])))*([.$V116]+[.$Y$2]))*5;0)" office:value-type="float" office:value="5" calcext:value-type="float">
            <text:p>5</text:p>
          </table:table-cell>
          <table:table-cell table:style-name="ce11" table:formula="of:=ROUND(AVERAGE([.W116:.AC116]))" office:value-type="float" office:value="16" calcext:value-type="float">
            <text:p>16</text:p>
          </table:table-cell>
          <table:table-cell table:style-name="ce11" table:formula="of:=ROUND((([.U116]/[.$AE$1])*MAX([.U116]/350;0.8));2)" office:value-type="float" office:value="1.24" calcext:value-type="float">
            <text:p>1.24</text:p>
          </table:table-cell>
          <table:table-cell table:style-name="ce11" table:formula="of:=ROUND([.U11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6]^2)/([.$AF116]^2);[.$AE$2])))*[.$AE116]*0.8)+([.O116]/10))+10;10)" office:value-type="float" office:value="16" calcext:value-type="float">
            <text:p>16</text:p>
          </table:table-cell>
          <table:table-cell table:style-name="ce41" table:formula="of:=IFERROR(ROUND(((MIN(([.$P116]^2)/([.$AF116]^2);[.$AE$2])))*[.$AE116]);0)" office:value-type="float" office:value="1" calcext:value-type="float">
            <text:p>1</text:p>
          </table:table-cell>
          <table:table-cell table:style-name="ce42" table:formula="of:=IFERROR(ROUND(MIN(([.P116]+[.S116]+[.U116])/8/[.$AF116];[.$AE$2])^2*[.$AE116]);0)" office:value-type="float" office:value="1" calcext:value-type="float">
            <text:p>1</text:p>
          </table:table-cell>
          <table:table-cell table:style-name="ce43" table:formula="of:=IFERROR(ROUND(((MIN(([.T116]^2)/([.$AF116]^2);[.$AE$2])))*[.$AE116]*[.$AF$1]);0)" office:value-type="float" office:value="1" calcext:value-type="float">
            <text:p>1</text:p>
          </table:table-cell>
          <table:table-cell table:style-name="ce44" table:formula="of:=IFERROR(ROUND(((MIN(([.Q116]^2)/([.$AF116]^2);[.$AE$2])))*[.$AE116]*[.$AF$1]);0)" office:value-type="float" office:value="1" calcext:value-type="float">
            <text:p>1</text:p>
          </table:table-cell>
          <table:table-cell table:style-name="ce45" table:formula="of:=IFERROR(ROUND(((MIN(([.S116]^2)/([.$AF116]^2);[.$AE$2])))*[.$AE116]*[.$AF$1]);0)" office:value-type="float" office:value="1" calcext:value-type="float">
            <text:p>1</text:p>
          </table:table-cell>
          <table:table-cell table:style-name="ce46" table:formula="of:=IFERROR(ROUND(((MIN(([.R116]^2)/([.$AF116]^2);[.$AE$2]))*[.$AE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6]^[.$AO$2])/([.$AF116]^[.$AO$2]);[.$AQ$2])))*[.$V116]*0.8)+([.$O116]/10);([.O116]/8));0)*5)+10; 30); 99); 0)" office:value-type="float" office:value="35" calcext:value-type="float">
            <text:p>35</text:p>
          </table:table-cell>
          <table:table-cell table:style-name="ce11" table:formula="of:=IFERROR(MIN(MAX(ROUND(AVERAGE((MIN(([.$P116]^[.$X$2])/([.$AF116]^[.$AO$2]);[.$AQ$2]))*([.$V116]+[.$AR$2]);([.P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6]+[.$S116]+[.$U116])/8/[.$AF116];[.$AQ$2]))*([.$V116]+3)*[.$AS$2];([.U11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6]^2)/([.$AF116]^[.$AO$2]);[.$AQ$2]))*([.$V116]+3)*[.$AS$2]);([.T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6]^[.$AO$2])/([.$AF116]^[.$AO$2]);[.$AQ$2]))*([.$V116]+3)*[.$AS$2]);([.Q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6]^[.$AO$2])/([.$AF116]^[.$AO$2]);[.$AQ$2]))*([.$V116]+3)*[.$AS$2]);([.S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6]^[.$AC$2])/([.$AF116]^[.$AO$2]);[.$AQ$2]))*([.$V116]+[.$AR$2]);([.R116]/10));0)*5; [.$AU$2]); [.$AT$2]);0)" office:value-type="float" office:value="15" calcext:value-type="float">
            <text:p>15</text:p>
          </table:table-cell>
          <table:table-cell table:formula="of:=ROUND(AVERAGE([.AP116:.AV116]);2)" office:value-type="float" office:value="18.57" calcext:value-type="float">
            <text:p>18.57</text:p>
          </table:table-cell>
          <table:table-cell/>
          <table:table-cell table:formula="of:=MIN(MAX([.AH116]-[.AH115];0);[.$BF$2])" office:value-type="float" office:value="0" calcext:value-type="float">
            <text:p>0</text:p>
          </table:table-cell>
          <table:table-cell table:formula="of:=MIN(MAX([.AI116]-[.AI115];0);[.$BF$2])" office:value-type="float" office:value="0" calcext:value-type="float">
            <text:p>0</text:p>
          </table:table-cell>
          <table:table-cell table:formula="of:=MIN(MAX([.AJ116]-[.AJ115];0);[.$BF$2])" office:value-type="float" office:value="0" calcext:value-type="float">
            <text:p>0</text:p>
          </table:table-cell>
          <table:table-cell table:formula="of:=MIN(MAX([.AK116]-[.AK115];0);[.$BF$2])" office:value-type="float" office:value="0" calcext:value-type="float">
            <text:p>0</text:p>
          </table:table-cell>
          <table:table-cell table:formula="of:=MIN(MAX([.AL116]-[.AL115];0);[.$BF$2])" office:value-type="float" office:value="0" calcext:value-type="float">
            <text:p>0</text:p>
          </table:table-cell>
          <table:table-cell table:formula="of:=MIN(MAX([.AM116]-[.AM115];0);[.$BF$2])" office:value-type="float" office:value="0" calcext:value-type="float">
            <text:p>0</text:p>
          </table:table-cell>
          <table:table-cell table:formula="of:=MIN(MAX([.AN116]-[.AN11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rryTre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7]-[.C117]" office:value-type="float" office:value="0" calcext:value-type="float">
            <text:p>0</text:p>
          </table:table-cell>
          <table:table-cell table:style-name="ce29" table:formula="of:=[.P117]-[.D117]" office:value-type="float" office:value="0" calcext:value-type="float">
            <text:p>0</text:p>
          </table:table-cell>
          <table:table-cell table:style-name="ce60" table:formula="of:=[.Q117]-[.E117]" office:value-type="float" office:value="0" calcext:value-type="float">
            <text:p>0</text:p>
          </table:table-cell>
          <table:table-cell table:style-name="ce62" table:formula="of:=[.R117]-[.F117]" office:value-type="float" office:value="0" calcext:value-type="float">
            <text:p>0</text:p>
          </table:table-cell>
          <table:table-cell table:style-name="ce64" table:formula="of:=[.S117]-[.G117]" office:value-type="float" office:value="0" calcext:value-type="float">
            <text:p>0</text:p>
          </table:table-cell>
          <table:table-cell table:style-name="ce66" table:formula="of:=[.T117]-[.H1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7:.T117])" office:value-type="float" office:value="140" calcext:value-type="float">
            <text:p>140</text:p>
          </table:table-cell>
          <table:table-cell table:style-name="ce11" table:formula="of:=ROUND((([.U117]/[.$AE$1])*MAX([.U117]/420; 1.2));2)" office:value-type="float" office:value="1.87" calcext:value-type="float">
            <text:p>1.87</text:p>
          </table:table-cell>
          <table:table-cell table:style-name="ce4" table:formula="of:=IFERROR((ROUND((((MIN(([.$O117]^2)/([.$AF117]^2);[.$AD$2])))*[.$V117]*0.8)+([.O117]/10))*5)+10; 0)" office:value-type="float" office:value="45" calcext:value-type="float">
            <text:p>45</text:p>
          </table:table-cell>
          <table:table-cell table:style-name="ce6" table:formula="of:=IFERROR(ROUND((AVERAGE(MIN(([.$P117]^[.$X$2])/([.$AF117]^2);[.$AD$2]); MIN([.P117]/[.$AA$2]; [.$Z$2])))*([.$V117]+[.$Y$2]))*5;0)" office:value-type="float" office:value="5" calcext:value-type="float">
            <text:p>5</text:p>
          </table:table-cell>
          <table:table-cell table:style-name="ce24" table:formula="of:=IFERROR(ROUND((MIN(([.$P117]+[.$S117]+[.$U117])/8/[.$AF117];[.$AD$2]))*([.$V117]+3))*5;0)" office:value-type="float" office:value="25" calcext:value-type="float">
            <text:p>25</text:p>
          </table:table-cell>
          <table:table-cell table:style-name="ce16" table:formula="of:=IFERROR(ROUND(((MIN(([.$T117]^2)/([.$AF117]^2);[.$AD$2]))*([.$V117]+3)*[.$AF$2]))*5;0)" office:value-type="float" office:value="15" calcext:value-type="float">
            <text:p>15</text:p>
          </table:table-cell>
          <table:table-cell table:style-name="ce8" table:formula="of:=IFERROR(ROUND((AVERAGE(MIN(([.$Q117]^2)/([.$AF117]^2);[.$AD$2]);MIN([.Q117]/[.$AB$2]; [.$Z$2]))*([.$V117]+3)*[.$AF$2]))*5;0)" office:value-type="float" office:value="10" calcext:value-type="float">
            <text:p>10</text:p>
          </table:table-cell>
          <table:table-cell table:style-name="ce14" table:formula="of:=IFERROR(ROUND((AVERAGE(MIN(([.$S117]^2)/([.$AF117]^2);[.$AD$2]);MIN([.S117]/[.$AB$2]; [.$Z$2]))*([.$V117]+3)*[.$AF$2]))*5;0)" office:value-type="float" office:value="10" calcext:value-type="float">
            <text:p>10</text:p>
          </table:table-cell>
          <table:table-cell table:style-name="ce10" table:formula="of:=IFERROR(ROUND((AVERAGE(MIN(([.$R117]^[.$AC$2])/([.$AF117]^2);[.$AD$2]); MIN([.R117]/[.$AA$2]; [.$Z$2])))*([.$V117]+[.$Y$2]))*5;0)" office:value-type="float" office:value="5" calcext:value-type="float">
            <text:p>5</text:p>
          </table:table-cell>
          <table:table-cell table:style-name="ce11" table:formula="of:=ROUND(AVERAGE([.W117:.AC117]))" office:value-type="float" office:value="16" calcext:value-type="float">
            <text:p>16</text:p>
          </table:table-cell>
          <table:table-cell table:style-name="ce11" table:formula="of:=ROUND((([.U117]/[.$AE$1])*MAX([.U117]/350;0.8));2)" office:value-type="float" office:value="1.24" calcext:value-type="float">
            <text:p>1.24</text:p>
          </table:table-cell>
          <table:table-cell table:style-name="ce11" table:formula="of:=ROUND([.U11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7]^2)/([.$AF117]^2);[.$AE$2])))*[.$AE117]*0.8)+([.O117]/10))+10;10)" office:value-type="float" office:value="16" calcext:value-type="float">
            <text:p>16</text:p>
          </table:table-cell>
          <table:table-cell table:style-name="ce41" table:formula="of:=IFERROR(ROUND(((MIN(([.$P117]^2)/([.$AF117]^2);[.$AE$2])))*[.$AE117]);0)" office:value-type="float" office:value="1" calcext:value-type="float">
            <text:p>1</text:p>
          </table:table-cell>
          <table:table-cell table:style-name="ce42" table:formula="of:=IFERROR(ROUND(MIN(([.P117]+[.S117]+[.U117])/8/[.$AF117];[.$AE$2])^2*[.$AE117]);0)" office:value-type="float" office:value="1" calcext:value-type="float">
            <text:p>1</text:p>
          </table:table-cell>
          <table:table-cell table:style-name="ce43" table:formula="of:=IFERROR(ROUND(((MIN(([.T117]^2)/([.$AF117]^2);[.$AE$2])))*[.$AE117]*[.$AF$1]);0)" office:value-type="float" office:value="1" calcext:value-type="float">
            <text:p>1</text:p>
          </table:table-cell>
          <table:table-cell table:style-name="ce44" table:formula="of:=IFERROR(ROUND(((MIN(([.Q117]^2)/([.$AF117]^2);[.$AE$2])))*[.$AE117]*[.$AF$1]);0)" office:value-type="float" office:value="1" calcext:value-type="float">
            <text:p>1</text:p>
          </table:table-cell>
          <table:table-cell table:style-name="ce45" table:formula="of:=IFERROR(ROUND(((MIN(([.S117]^2)/([.$AF117]^2);[.$AE$2])))*[.$AE117]*[.$AF$1]);0)" office:value-type="float" office:value="1" calcext:value-type="float">
            <text:p>1</text:p>
          </table:table-cell>
          <table:table-cell table:style-name="ce46" table:formula="of:=IFERROR(ROUND(((MIN(([.R117]^2)/([.$AF117]^2);[.$AE$2]))*[.$AE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7]^[.$AO$2])/([.$AF117]^[.$AO$2]);[.$AQ$2])))*[.$V117]*0.8)+([.$O117]/10);([.O117]/8));0)*5)+10; 30); 99); 0)" office:value-type="float" office:value="35" calcext:value-type="float">
            <text:p>35</text:p>
          </table:table-cell>
          <table:table-cell table:style-name="ce11" table:formula="of:=IFERROR(MIN(MAX(ROUND(AVERAGE((MIN(([.$P117]^[.$X$2])/([.$AF117]^[.$AO$2]);[.$AQ$2]))*([.$V117]+[.$AR$2]);([.P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7]+[.$S117]+[.$U117])/8/[.$AF117];[.$AQ$2]))*([.$V117]+3)*[.$AS$2];([.U11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7]^2)/([.$AF117]^[.$AO$2]);[.$AQ$2]))*([.$V117]+3)*[.$AS$2]);([.T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7]^[.$AO$2])/([.$AF117]^[.$AO$2]);[.$AQ$2]))*([.$V117]+3)*[.$AS$2]);([.Q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7]^[.$AO$2])/([.$AF117]^[.$AO$2]);[.$AQ$2]))*([.$V117]+3)*[.$AS$2]);([.S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7]^[.$AC$2])/([.$AF117]^[.$AO$2]);[.$AQ$2]))*([.$V117]+[.$AR$2]);([.R117]/10));0)*5; [.$AU$2]); [.$AT$2]);0)" office:value-type="float" office:value="15" calcext:value-type="float">
            <text:p>15</text:p>
          </table:table-cell>
          <table:table-cell table:formula="of:=ROUND(AVERAGE([.AP117:.AV117]);2)" office:value-type="float" office:value="18.57" calcext:value-type="float">
            <text:p>18.57</text:p>
          </table:table-cell>
          <table:table-cell/>
          <table:table-cell table:formula="of:=MIN(MAX([.AH117]-[.AH116];0);[.$BF$2])" office:value-type="float" office:value="0" calcext:value-type="float">
            <text:p>0</text:p>
          </table:table-cell>
          <table:table-cell table:formula="of:=MIN(MAX([.AI117]-[.AI116];0);[.$BF$2])" office:value-type="float" office:value="0" calcext:value-type="float">
            <text:p>0</text:p>
          </table:table-cell>
          <table:table-cell table:formula="of:=MIN(MAX([.AJ117]-[.AJ116];0);[.$BF$2])" office:value-type="float" office:value="0" calcext:value-type="float">
            <text:p>0</text:p>
          </table:table-cell>
          <table:table-cell table:formula="of:=MIN(MAX([.AK117]-[.AK116];0);[.$BF$2])" office:value-type="float" office:value="0" calcext:value-type="float">
            <text:p>0</text:p>
          </table:table-cell>
          <table:table-cell table:formula="of:=MIN(MAX([.AL117]-[.AL116];0);[.$BF$2])" office:value-type="float" office:value="0" calcext:value-type="float">
            <text:p>0</text:p>
          </table:table-cell>
          <table:table-cell table:formula="of:=MIN(MAX([.AM117]-[.AM116];0);[.$BF$2])" office:value-type="float" office:value="0" calcext:value-type="float">
            <text:p>0</text:p>
          </table:table-cell>
          <table:table-cell table:formula="of:=MIN(MAX([.AN117]-[.AN11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fx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8]-[.C118]" office:value-type="float" office:value="0" calcext:value-type="float">
            <text:p>0</text:p>
          </table:table-cell>
          <table:table-cell table:style-name="ce29" table:formula="of:=[.P118]-[.D118]" office:value-type="float" office:value="0" calcext:value-type="float">
            <text:p>0</text:p>
          </table:table-cell>
          <table:table-cell table:style-name="ce60" table:formula="of:=[.Q118]-[.E118]" office:value-type="float" office:value="0" calcext:value-type="float">
            <text:p>0</text:p>
          </table:table-cell>
          <table:table-cell table:style-name="ce62" table:formula="of:=[.R118]-[.F118]" office:value-type="float" office:value="0" calcext:value-type="float">
            <text:p>0</text:p>
          </table:table-cell>
          <table:table-cell table:style-name="ce64" table:formula="of:=[.S118]-[.G118]" office:value-type="float" office:value="0" calcext:value-type="float">
            <text:p>0</text:p>
          </table:table-cell>
          <table:table-cell table:style-name="ce66" table:formula="of:=[.T118]-[.H1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8:.T118])" office:value-type="float" office:value="140" calcext:value-type="float">
            <text:p>140</text:p>
          </table:table-cell>
          <table:table-cell table:style-name="ce11" table:formula="of:=ROUND((([.U118]/[.$AE$1])*MAX([.U118]/420; 1.2));2)" office:value-type="float" office:value="1.87" calcext:value-type="float">
            <text:p>1.87</text:p>
          </table:table-cell>
          <table:table-cell table:style-name="ce4" table:formula="of:=IFERROR((ROUND((((MIN(([.$O118]^2)/([.$AF118]^2);[.$AD$2])))*[.$V118]*0.8)+([.O118]/10))*5)+10; 0)" office:value-type="float" office:value="45" calcext:value-type="float">
            <text:p>45</text:p>
          </table:table-cell>
          <table:table-cell table:style-name="ce6" table:formula="of:=IFERROR(ROUND((AVERAGE(MIN(([.$P118]^[.$X$2])/([.$AF118]^2);[.$AD$2]); MIN([.P118]/[.$AA$2]; [.$Z$2])))*([.$V118]+[.$Y$2]))*5;0)" office:value-type="float" office:value="5" calcext:value-type="float">
            <text:p>5</text:p>
          </table:table-cell>
          <table:table-cell table:style-name="ce24" table:formula="of:=IFERROR(ROUND((MIN(([.$P118]+[.$S118]+[.$U118])/8/[.$AF118];[.$AD$2]))*([.$V118]+3))*5;0)" office:value-type="float" office:value="25" calcext:value-type="float">
            <text:p>25</text:p>
          </table:table-cell>
          <table:table-cell table:style-name="ce16" table:formula="of:=IFERROR(ROUND(((MIN(([.$T118]^2)/([.$AF118]^2);[.$AD$2]))*([.$V118]+3)*[.$AF$2]))*5;0)" office:value-type="float" office:value="15" calcext:value-type="float">
            <text:p>15</text:p>
          </table:table-cell>
          <table:table-cell table:style-name="ce8" table:formula="of:=IFERROR(ROUND((AVERAGE(MIN(([.$Q118]^2)/([.$AF118]^2);[.$AD$2]);MIN([.Q118]/[.$AB$2]; [.$Z$2]))*([.$V118]+3)*[.$AF$2]))*5;0)" office:value-type="float" office:value="10" calcext:value-type="float">
            <text:p>10</text:p>
          </table:table-cell>
          <table:table-cell table:style-name="ce14" table:formula="of:=IFERROR(ROUND((AVERAGE(MIN(([.$S118]^2)/([.$AF118]^2);[.$AD$2]);MIN([.S118]/[.$AB$2]; [.$Z$2]))*([.$V118]+3)*[.$AF$2]))*5;0)" office:value-type="float" office:value="10" calcext:value-type="float">
            <text:p>10</text:p>
          </table:table-cell>
          <table:table-cell table:style-name="ce10" table:formula="of:=IFERROR(ROUND((AVERAGE(MIN(([.$R118]^[.$AC$2])/([.$AF118]^2);[.$AD$2]); MIN([.R118]/[.$AA$2]; [.$Z$2])))*([.$V118]+[.$Y$2]))*5;0)" office:value-type="float" office:value="5" calcext:value-type="float">
            <text:p>5</text:p>
          </table:table-cell>
          <table:table-cell table:style-name="ce11" table:formula="of:=ROUND(AVERAGE([.W118:.AC118]))" office:value-type="float" office:value="16" calcext:value-type="float">
            <text:p>16</text:p>
          </table:table-cell>
          <table:table-cell table:style-name="ce11" table:formula="of:=ROUND((([.U118]/[.$AE$1])*MAX([.U118]/350;0.8));2)" office:value-type="float" office:value="1.24" calcext:value-type="float">
            <text:p>1.24</text:p>
          </table:table-cell>
          <table:table-cell table:style-name="ce11" table:formula="of:=ROUND([.U11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8]^2)/([.$AF118]^2);[.$AE$2])))*[.$AE118]*0.8)+([.O118]/10))+10;10)" office:value-type="float" office:value="16" calcext:value-type="float">
            <text:p>16</text:p>
          </table:table-cell>
          <table:table-cell table:style-name="ce41" table:formula="of:=IFERROR(ROUND(((MIN(([.$P118]^2)/([.$AF118]^2);[.$AE$2])))*[.$AE118]);0)" office:value-type="float" office:value="1" calcext:value-type="float">
            <text:p>1</text:p>
          </table:table-cell>
          <table:table-cell table:style-name="ce42" table:formula="of:=IFERROR(ROUND(MIN(([.P118]+[.S118]+[.U118])/8/[.$AF118];[.$AE$2])^2*[.$AE118]);0)" office:value-type="float" office:value="1" calcext:value-type="float">
            <text:p>1</text:p>
          </table:table-cell>
          <table:table-cell table:style-name="ce43" table:formula="of:=IFERROR(ROUND(((MIN(([.T118]^2)/([.$AF118]^2);[.$AE$2])))*[.$AE118]*[.$AF$1]);0)" office:value-type="float" office:value="1" calcext:value-type="float">
            <text:p>1</text:p>
          </table:table-cell>
          <table:table-cell table:style-name="ce44" table:formula="of:=IFERROR(ROUND(((MIN(([.Q118]^2)/([.$AF118]^2);[.$AE$2])))*[.$AE118]*[.$AF$1]);0)" office:value-type="float" office:value="1" calcext:value-type="float">
            <text:p>1</text:p>
          </table:table-cell>
          <table:table-cell table:style-name="ce45" table:formula="of:=IFERROR(ROUND(((MIN(([.S118]^2)/([.$AF118]^2);[.$AE$2])))*[.$AE118]*[.$AF$1]);0)" office:value-type="float" office:value="1" calcext:value-type="float">
            <text:p>1</text:p>
          </table:table-cell>
          <table:table-cell table:style-name="ce46" table:formula="of:=IFERROR(ROUND(((MIN(([.R118]^2)/([.$AF118]^2);[.$AE$2]))*[.$AE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8]^[.$AO$2])/([.$AF118]^[.$AO$2]);[.$AQ$2])))*[.$V118]*0.8)+([.$O118]/10);([.O118]/8));0)*5)+10; 30); 99); 0)" office:value-type="float" office:value="35" calcext:value-type="float">
            <text:p>35</text:p>
          </table:table-cell>
          <table:table-cell table:style-name="ce11" table:formula="of:=IFERROR(MIN(MAX(ROUND(AVERAGE((MIN(([.$P118]^[.$X$2])/([.$AF118]^[.$AO$2]);[.$AQ$2]))*([.$V118]+[.$AR$2]);([.P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8]+[.$S118]+[.$U118])/8/[.$AF118];[.$AQ$2]))*([.$V118]+3)*[.$AS$2];([.U11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8]^2)/([.$AF118]^[.$AO$2]);[.$AQ$2]))*([.$V118]+3)*[.$AS$2]);([.T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8]^[.$AO$2])/([.$AF118]^[.$AO$2]);[.$AQ$2]))*([.$V118]+3)*[.$AS$2]);([.Q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8]^[.$AO$2])/([.$AF118]^[.$AO$2]);[.$AQ$2]))*([.$V118]+3)*[.$AS$2]);([.S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8]^[.$AC$2])/([.$AF118]^[.$AO$2]);[.$AQ$2]))*([.$V118]+[.$AR$2]);([.R118]/10));0)*5; [.$AU$2]); [.$AT$2]);0)" office:value-type="float" office:value="15" calcext:value-type="float">
            <text:p>15</text:p>
          </table:table-cell>
          <table:table-cell table:formula="of:=ROUND(AVERAGE([.AP118:.AV118]);2)" office:value-type="float" office:value="18.57" calcext:value-type="float">
            <text:p>18.57</text:p>
          </table:table-cell>
          <table:table-cell/>
          <table:table-cell table:formula="of:=MIN(MAX([.AH118]-[.AH117];0);[.$BF$2])" office:value-type="float" office:value="0" calcext:value-type="float">
            <text:p>0</text:p>
          </table:table-cell>
          <table:table-cell table:formula="of:=MIN(MAX([.AI118]-[.AI117];0);[.$BF$2])" office:value-type="float" office:value="0" calcext:value-type="float">
            <text:p>0</text:p>
          </table:table-cell>
          <table:table-cell table:formula="of:=MIN(MAX([.AJ118]-[.AJ117];0);[.$BF$2])" office:value-type="float" office:value="0" calcext:value-type="float">
            <text:p>0</text:p>
          </table:table-cell>
          <table:table-cell table:formula="of:=MIN(MAX([.AK118]-[.AK117];0);[.$BF$2])" office:value-type="float" office:value="0" calcext:value-type="float">
            <text:p>0</text:p>
          </table:table-cell>
          <table:table-cell table:formula="of:=MIN(MAX([.AL118]-[.AL117];0);[.$BF$2])" office:value-type="float" office:value="0" calcext:value-type="float">
            <text:p>0</text:p>
          </table:table-cell>
          <table:table-cell table:formula="of:=MIN(MAX([.AM118]-[.AM117];0);[.$BF$2])" office:value-type="float" office:value="0" calcext:value-type="float">
            <text:p>0</text:p>
          </table:table-cell>
          <table:table-cell table:formula="of:=MIN(MAX([.AN118]-[.AN11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pen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9]-[.C119]" office:value-type="float" office:value="0" calcext:value-type="float">
            <text:p>0</text:p>
          </table:table-cell>
          <table:table-cell table:style-name="ce29" table:formula="of:=[.P119]-[.D119]" office:value-type="float" office:value="0" calcext:value-type="float">
            <text:p>0</text:p>
          </table:table-cell>
          <table:table-cell table:style-name="ce60" table:formula="of:=[.Q119]-[.E119]" office:value-type="float" office:value="0" calcext:value-type="float">
            <text:p>0</text:p>
          </table:table-cell>
          <table:table-cell table:style-name="ce62" table:formula="of:=[.R119]-[.F119]" office:value-type="float" office:value="0" calcext:value-type="float">
            <text:p>0</text:p>
          </table:table-cell>
          <table:table-cell table:style-name="ce64" table:formula="of:=[.S119]-[.G119]" office:value-type="float" office:value="0" calcext:value-type="float">
            <text:p>0</text:p>
          </table:table-cell>
          <table:table-cell table:style-name="ce66" table:formula="of:=[.T119]-[.H1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9:.T119])" office:value-type="float" office:value="140" calcext:value-type="float">
            <text:p>140</text:p>
          </table:table-cell>
          <table:table-cell table:style-name="ce11" table:formula="of:=ROUND((([.U119]/[.$AE$1])*MAX([.U119]/420; 1.2));2)" office:value-type="float" office:value="1.87" calcext:value-type="float">
            <text:p>1.87</text:p>
          </table:table-cell>
          <table:table-cell table:style-name="ce4" table:formula="of:=IFERROR((ROUND((((MIN(([.$O119]^2)/([.$AF119]^2);[.$AD$2])))*[.$V119]*0.8)+([.O119]/10))*5)+10; 0)" office:value-type="float" office:value="45" calcext:value-type="float">
            <text:p>45</text:p>
          </table:table-cell>
          <table:table-cell table:style-name="ce6" table:formula="of:=IFERROR(ROUND((AVERAGE(MIN(([.$P119]^[.$X$2])/([.$AF119]^2);[.$AD$2]); MIN([.P119]/[.$AA$2]; [.$Z$2])))*([.$V119]+[.$Y$2]))*5;0)" office:value-type="float" office:value="5" calcext:value-type="float">
            <text:p>5</text:p>
          </table:table-cell>
          <table:table-cell table:style-name="ce24" table:formula="of:=IFERROR(ROUND((MIN(([.$P119]+[.$S119]+[.$U119])/8/[.$AF119];[.$AD$2]))*([.$V119]+3))*5;0)" office:value-type="float" office:value="25" calcext:value-type="float">
            <text:p>25</text:p>
          </table:table-cell>
          <table:table-cell table:style-name="ce16" table:formula="of:=IFERROR(ROUND(((MIN(([.$T119]^2)/([.$AF119]^2);[.$AD$2]))*([.$V119]+3)*[.$AF$2]))*5;0)" office:value-type="float" office:value="15" calcext:value-type="float">
            <text:p>15</text:p>
          </table:table-cell>
          <table:table-cell table:style-name="ce8" table:formula="of:=IFERROR(ROUND((AVERAGE(MIN(([.$Q119]^2)/([.$AF119]^2);[.$AD$2]);MIN([.Q119]/[.$AB$2]; [.$Z$2]))*([.$V119]+3)*[.$AF$2]))*5;0)" office:value-type="float" office:value="10" calcext:value-type="float">
            <text:p>10</text:p>
          </table:table-cell>
          <table:table-cell table:style-name="ce14" table:formula="of:=IFERROR(ROUND((AVERAGE(MIN(([.$S119]^2)/([.$AF119]^2);[.$AD$2]);MIN([.S119]/[.$AB$2]; [.$Z$2]))*([.$V119]+3)*[.$AF$2]))*5;0)" office:value-type="float" office:value="10" calcext:value-type="float">
            <text:p>10</text:p>
          </table:table-cell>
          <table:table-cell table:style-name="ce10" table:formula="of:=IFERROR(ROUND((AVERAGE(MIN(([.$R119]^[.$AC$2])/([.$AF119]^2);[.$AD$2]); MIN([.R119]/[.$AA$2]; [.$Z$2])))*([.$V119]+[.$Y$2]))*5;0)" office:value-type="float" office:value="5" calcext:value-type="float">
            <text:p>5</text:p>
          </table:table-cell>
          <table:table-cell table:style-name="ce11" table:formula="of:=ROUND(AVERAGE([.W119:.AC119]))" office:value-type="float" office:value="16" calcext:value-type="float">
            <text:p>16</text:p>
          </table:table-cell>
          <table:table-cell table:style-name="ce11" table:formula="of:=ROUND((([.U119]/[.$AE$1])*MAX([.U119]/350;0.8));2)" office:value-type="float" office:value="1.24" calcext:value-type="float">
            <text:p>1.24</text:p>
          </table:table-cell>
          <table:table-cell table:style-name="ce11" table:formula="of:=ROUND([.U11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9]^2)/([.$AF119]^2);[.$AE$2])))*[.$AE119]*0.8)+([.O119]/10))+10;10)" office:value-type="float" office:value="16" calcext:value-type="float">
            <text:p>16</text:p>
          </table:table-cell>
          <table:table-cell table:style-name="ce41" table:formula="of:=IFERROR(ROUND(((MIN(([.$P119]^2)/([.$AF119]^2);[.$AE$2])))*[.$AE119]);0)" office:value-type="float" office:value="1" calcext:value-type="float">
            <text:p>1</text:p>
          </table:table-cell>
          <table:table-cell table:style-name="ce42" table:formula="of:=IFERROR(ROUND(MIN(([.P119]+[.S119]+[.U119])/8/[.$AF119];[.$AE$2])^2*[.$AE119]);0)" office:value-type="float" office:value="1" calcext:value-type="float">
            <text:p>1</text:p>
          </table:table-cell>
          <table:table-cell table:style-name="ce43" table:formula="of:=IFERROR(ROUND(((MIN(([.T119]^2)/([.$AF119]^2);[.$AE$2])))*[.$AE119]*[.$AF$1]);0)" office:value-type="float" office:value="1" calcext:value-type="float">
            <text:p>1</text:p>
          </table:table-cell>
          <table:table-cell table:style-name="ce44" table:formula="of:=IFERROR(ROUND(((MIN(([.Q119]^2)/([.$AF119]^2);[.$AE$2])))*[.$AE119]*[.$AF$1]);0)" office:value-type="float" office:value="1" calcext:value-type="float">
            <text:p>1</text:p>
          </table:table-cell>
          <table:table-cell table:style-name="ce45" table:formula="of:=IFERROR(ROUND(((MIN(([.S119]^2)/([.$AF119]^2);[.$AE$2])))*[.$AE119]*[.$AF$1]);0)" office:value-type="float" office:value="1" calcext:value-type="float">
            <text:p>1</text:p>
          </table:table-cell>
          <table:table-cell table:style-name="ce46" table:formula="of:=IFERROR(ROUND(((MIN(([.R119]^2)/([.$AF119]^2);[.$AE$2]))*[.$AE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9]^[.$AO$2])/([.$AF119]^[.$AO$2]);[.$AQ$2])))*[.$V119]*0.8)+([.$O119]/10);([.O119]/8));0)*5)+10; 30); 99); 0)" office:value-type="float" office:value="35" calcext:value-type="float">
            <text:p>35</text:p>
          </table:table-cell>
          <table:table-cell table:style-name="ce11" table:formula="of:=IFERROR(MIN(MAX(ROUND(AVERAGE((MIN(([.$P119]^[.$X$2])/([.$AF119]^[.$AO$2]);[.$AQ$2]))*([.$V119]+[.$AR$2]);([.P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9]+[.$S119]+[.$U119])/8/[.$AF119];[.$AQ$2]))*([.$V119]+3)*[.$AS$2];([.U11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9]^2)/([.$AF119]^[.$AO$2]);[.$AQ$2]))*([.$V119]+3)*[.$AS$2]);([.T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9]^[.$AO$2])/([.$AF119]^[.$AO$2]);[.$AQ$2]))*([.$V119]+3)*[.$AS$2]);([.Q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9]^[.$AO$2])/([.$AF119]^[.$AO$2]);[.$AQ$2]))*([.$V119]+3)*[.$AS$2]);([.S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9]^[.$AC$2])/([.$AF119]^[.$AO$2]);[.$AQ$2]))*([.$V119]+[.$AR$2]);([.R119]/10));0)*5; [.$AU$2]); [.$AT$2]);0)" office:value-type="float" office:value="15" calcext:value-type="float">
            <text:p>15</text:p>
          </table:table-cell>
          <table:table-cell table:formula="of:=ROUND(AVERAGE([.AP119:.AV119]);2)" office:value-type="float" office:value="18.57" calcext:value-type="float">
            <text:p>18.57</text:p>
          </table:table-cell>
          <table:table-cell/>
          <table:table-cell table:formula="of:=MIN(MAX([.AH119]-[.AH118];0);[.$BF$2])" office:value-type="float" office:value="0" calcext:value-type="float">
            <text:p>0</text:p>
          </table:table-cell>
          <table:table-cell table:formula="of:=MIN(MAX([.AI119]-[.AI118];0);[.$BF$2])" office:value-type="float" office:value="0" calcext:value-type="float">
            <text:p>0</text:p>
          </table:table-cell>
          <table:table-cell table:formula="of:=MIN(MAX([.AJ119]-[.AJ118];0);[.$BF$2])" office:value-type="float" office:value="0" calcext:value-type="float">
            <text:p>0</text:p>
          </table:table-cell>
          <table:table-cell table:formula="of:=MIN(MAX([.AK119]-[.AK118];0);[.$BF$2])" office:value-type="float" office:value="0" calcext:value-type="float">
            <text:p>0</text:p>
          </table:table-cell>
          <table:table-cell table:formula="of:=MIN(MAX([.AL119]-[.AL118];0);[.$BF$2])" office:value-type="float" office:value="0" calcext:value-type="float">
            <text:p>0</text:p>
          </table:table-cell>
          <table:table-cell table:formula="of:=MIN(MAX([.AM119]-[.AM118];0);[.$BF$2])" office:value-type="float" office:value="0" calcext:value-type="float">
            <text:p>0</text:p>
          </table:table-cell>
          <table:table-cell table:formula="of:=MIN(MAX([.AN119]-[.AN11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e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0]-[.C120]" office:value-type="float" office:value="0" calcext:value-type="float">
            <text:p>0</text:p>
          </table:table-cell>
          <table:table-cell table:style-name="ce29" table:formula="of:=[.P120]-[.D120]" office:value-type="float" office:value="0" calcext:value-type="float">
            <text:p>0</text:p>
          </table:table-cell>
          <table:table-cell table:style-name="ce60" table:formula="of:=[.Q120]-[.E120]" office:value-type="float" office:value="0" calcext:value-type="float">
            <text:p>0</text:p>
          </table:table-cell>
          <table:table-cell table:style-name="ce62" table:formula="of:=[.R120]-[.F120]" office:value-type="float" office:value="0" calcext:value-type="float">
            <text:p>0</text:p>
          </table:table-cell>
          <table:table-cell table:style-name="ce64" table:formula="of:=[.S120]-[.G120]" office:value-type="float" office:value="0" calcext:value-type="float">
            <text:p>0</text:p>
          </table:table-cell>
          <table:table-cell table:style-name="ce66" table:formula="of:=[.T120]-[.H1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0:.T120])" office:value-type="float" office:value="140" calcext:value-type="float">
            <text:p>140</text:p>
          </table:table-cell>
          <table:table-cell table:style-name="ce11" table:formula="of:=ROUND((([.U120]/[.$AE$1])*MAX([.U120]/420; 1.2));2)" office:value-type="float" office:value="1.87" calcext:value-type="float">
            <text:p>1.87</text:p>
          </table:table-cell>
          <table:table-cell table:style-name="ce4" table:formula="of:=IFERROR((ROUND((((MIN(([.$O120]^2)/([.$AF120]^2);[.$AD$2])))*[.$V120]*0.8)+([.O120]/10))*5)+10; 0)" office:value-type="float" office:value="45" calcext:value-type="float">
            <text:p>45</text:p>
          </table:table-cell>
          <table:table-cell table:style-name="ce6" table:formula="of:=IFERROR(ROUND((AVERAGE(MIN(([.$P120]^[.$X$2])/([.$AF120]^2);[.$AD$2]); MIN([.P120]/[.$AA$2]; [.$Z$2])))*([.$V120]+[.$Y$2]))*5;0)" office:value-type="float" office:value="5" calcext:value-type="float">
            <text:p>5</text:p>
          </table:table-cell>
          <table:table-cell table:style-name="ce24" table:formula="of:=IFERROR(ROUND((MIN(([.$P120]+[.$S120]+[.$U120])/8/[.$AF120];[.$AD$2]))*([.$V120]+3))*5;0)" office:value-type="float" office:value="25" calcext:value-type="float">
            <text:p>25</text:p>
          </table:table-cell>
          <table:table-cell table:style-name="ce16" table:formula="of:=IFERROR(ROUND(((MIN(([.$T120]^2)/([.$AF120]^2);[.$AD$2]))*([.$V120]+3)*[.$AF$2]))*5;0)" office:value-type="float" office:value="15" calcext:value-type="float">
            <text:p>15</text:p>
          </table:table-cell>
          <table:table-cell table:style-name="ce8" table:formula="of:=IFERROR(ROUND((AVERAGE(MIN(([.$Q120]^2)/([.$AF120]^2);[.$AD$2]);MIN([.Q120]/[.$AB$2]; [.$Z$2]))*([.$V120]+3)*[.$AF$2]))*5;0)" office:value-type="float" office:value="10" calcext:value-type="float">
            <text:p>10</text:p>
          </table:table-cell>
          <table:table-cell table:style-name="ce14" table:formula="of:=IFERROR(ROUND((AVERAGE(MIN(([.$S120]^2)/([.$AF120]^2);[.$AD$2]);MIN([.S120]/[.$AB$2]; [.$Z$2]))*([.$V120]+3)*[.$AF$2]))*5;0)" office:value-type="float" office:value="10" calcext:value-type="float">
            <text:p>10</text:p>
          </table:table-cell>
          <table:table-cell table:style-name="ce10" table:formula="of:=IFERROR(ROUND((AVERAGE(MIN(([.$R120]^[.$AC$2])/([.$AF120]^2);[.$AD$2]); MIN([.R120]/[.$AA$2]; [.$Z$2])))*([.$V120]+[.$Y$2]))*5;0)" office:value-type="float" office:value="5" calcext:value-type="float">
            <text:p>5</text:p>
          </table:table-cell>
          <table:table-cell table:style-name="ce11" table:formula="of:=ROUND(AVERAGE([.W120:.AC120]))" office:value-type="float" office:value="16" calcext:value-type="float">
            <text:p>16</text:p>
          </table:table-cell>
          <table:table-cell table:style-name="ce11" table:formula="of:=ROUND((([.U120]/[.$AE$1])*MAX([.U120]/350;0.8));2)" office:value-type="float" office:value="1.24" calcext:value-type="float">
            <text:p>1.24</text:p>
          </table:table-cell>
          <table:table-cell table:style-name="ce11" table:formula="of:=ROUND([.U12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0]^2)/([.$AF120]^2);[.$AE$2])))*[.$AE120]*0.8)+([.O120]/10))+10;10)" office:value-type="float" office:value="16" calcext:value-type="float">
            <text:p>16</text:p>
          </table:table-cell>
          <table:table-cell table:style-name="ce41" table:formula="of:=IFERROR(ROUND(((MIN(([.$P120]^2)/([.$AF120]^2);[.$AE$2])))*[.$AE120]);0)" office:value-type="float" office:value="1" calcext:value-type="float">
            <text:p>1</text:p>
          </table:table-cell>
          <table:table-cell table:style-name="ce42" table:formula="of:=IFERROR(ROUND(MIN(([.P120]+[.S120]+[.U120])/8/[.$AF120];[.$AE$2])^2*[.$AE120]);0)" office:value-type="float" office:value="1" calcext:value-type="float">
            <text:p>1</text:p>
          </table:table-cell>
          <table:table-cell table:style-name="ce43" table:formula="of:=IFERROR(ROUND(((MIN(([.T120]^2)/([.$AF120]^2);[.$AE$2])))*[.$AE120]*[.$AF$1]);0)" office:value-type="float" office:value="1" calcext:value-type="float">
            <text:p>1</text:p>
          </table:table-cell>
          <table:table-cell table:style-name="ce44" table:formula="of:=IFERROR(ROUND(((MIN(([.Q120]^2)/([.$AF120]^2);[.$AE$2])))*[.$AE120]*[.$AF$1]);0)" office:value-type="float" office:value="1" calcext:value-type="float">
            <text:p>1</text:p>
          </table:table-cell>
          <table:table-cell table:style-name="ce45" table:formula="of:=IFERROR(ROUND(((MIN(([.S120]^2)/([.$AF120]^2);[.$AE$2])))*[.$AE120]*[.$AF$1]);0)" office:value-type="float" office:value="1" calcext:value-type="float">
            <text:p>1</text:p>
          </table:table-cell>
          <table:table-cell table:style-name="ce46" table:formula="of:=IFERROR(ROUND(((MIN(([.R120]^2)/([.$AF120]^2);[.$AE$2]))*[.$AE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0]^[.$AO$2])/([.$AF120]^[.$AO$2]);[.$AQ$2])))*[.$V120]*0.8)+([.$O120]/10);([.O120]/8));0)*5)+10; 30); 99); 0)" office:value-type="float" office:value="35" calcext:value-type="float">
            <text:p>35</text:p>
          </table:table-cell>
          <table:table-cell table:style-name="ce11" table:formula="of:=IFERROR(MIN(MAX(ROUND(AVERAGE((MIN(([.$P120]^[.$X$2])/([.$AF120]^[.$AO$2]);[.$AQ$2]))*([.$V120]+[.$AR$2]);([.P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0]+[.$S120]+[.$U120])/8/[.$AF120];[.$AQ$2]))*([.$V120]+3)*[.$AS$2];([.U12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0]^2)/([.$AF120]^[.$AO$2]);[.$AQ$2]))*([.$V120]+3)*[.$AS$2]);([.T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0]^[.$AO$2])/([.$AF120]^[.$AO$2]);[.$AQ$2]))*([.$V120]+3)*[.$AS$2]);([.Q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0]^[.$AO$2])/([.$AF120]^[.$AO$2]);[.$AQ$2]))*([.$V120]+3)*[.$AS$2]);([.S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0]^[.$AC$2])/([.$AF120]^[.$AO$2]);[.$AQ$2]))*([.$V120]+[.$AR$2]);([.R120]/10));0)*5; [.$AU$2]); [.$AT$2]);0)" office:value-type="float" office:value="15" calcext:value-type="float">
            <text:p>15</text:p>
          </table:table-cell>
          <table:table-cell table:formula="of:=ROUND(AVERAGE([.AP120:.AV120]);2)" office:value-type="float" office:value="18.57" calcext:value-type="float">
            <text:p>18.57</text:p>
          </table:table-cell>
          <table:table-cell/>
          <table:table-cell table:formula="of:=MIN(MAX([.AH120]-[.AH119];0);[.$BF$2])" office:value-type="float" office:value="0" calcext:value-type="float">
            <text:p>0</text:p>
          </table:table-cell>
          <table:table-cell table:formula="of:=MIN(MAX([.AI120]-[.AI119];0);[.$BF$2])" office:value-type="float" office:value="0" calcext:value-type="float">
            <text:p>0</text:p>
          </table:table-cell>
          <table:table-cell table:formula="of:=MIN(MAX([.AJ120]-[.AJ119];0);[.$BF$2])" office:value-type="float" office:value="0" calcext:value-type="float">
            <text:p>0</text:p>
          </table:table-cell>
          <table:table-cell table:formula="of:=MIN(MAX([.AK120]-[.AK119];0);[.$BF$2])" office:value-type="float" office:value="0" calcext:value-type="float">
            <text:p>0</text:p>
          </table:table-cell>
          <table:table-cell table:formula="of:=MIN(MAX([.AL120]-[.AL119];0);[.$BF$2])" office:value-type="float" office:value="0" calcext:value-type="float">
            <text:p>0</text:p>
          </table:table-cell>
          <table:table-cell table:formula="of:=MIN(MAX([.AM120]-[.AM119];0);[.$BF$2])" office:value-type="float" office:value="0" calcext:value-type="float">
            <text:p>0</text:p>
          </table:table-cell>
          <table:table-cell table:formula="of:=MIN(MAX([.AN120]-[.AN11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1]-[.C121]" office:value-type="float" office:value="0" calcext:value-type="float">
            <text:p>0</text:p>
          </table:table-cell>
          <table:table-cell table:style-name="ce29" table:formula="of:=[.P121]-[.D121]" office:value-type="float" office:value="0" calcext:value-type="float">
            <text:p>0</text:p>
          </table:table-cell>
          <table:table-cell table:style-name="ce60" table:formula="of:=[.Q121]-[.E121]" office:value-type="float" office:value="0" calcext:value-type="float">
            <text:p>0</text:p>
          </table:table-cell>
          <table:table-cell table:style-name="ce62" table:formula="of:=[.R121]-[.F121]" office:value-type="float" office:value="0" calcext:value-type="float">
            <text:p>0</text:p>
          </table:table-cell>
          <table:table-cell table:style-name="ce64" table:formula="of:=[.S121]-[.G121]" office:value-type="float" office:value="0" calcext:value-type="float">
            <text:p>0</text:p>
          </table:table-cell>
          <table:table-cell table:style-name="ce66" table:formula="of:=[.T121]-[.H1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1:.T121])" office:value-type="float" office:value="140" calcext:value-type="float">
            <text:p>140</text:p>
          </table:table-cell>
          <table:table-cell table:style-name="ce11" table:formula="of:=ROUND((([.U121]/[.$AE$1])*MAX([.U121]/420; 1.2));2)" office:value-type="float" office:value="1.87" calcext:value-type="float">
            <text:p>1.87</text:p>
          </table:table-cell>
          <table:table-cell table:style-name="ce4" table:formula="of:=IFERROR((ROUND((((MIN(([.$O121]^2)/([.$AF121]^2);[.$AD$2])))*[.$V121]*0.8)+([.O121]/10))*5)+10; 0)" office:value-type="float" office:value="45" calcext:value-type="float">
            <text:p>45</text:p>
          </table:table-cell>
          <table:table-cell table:style-name="ce6" table:formula="of:=IFERROR(ROUND((AVERAGE(MIN(([.$P121]^[.$X$2])/([.$AF121]^2);[.$AD$2]); MIN([.P121]/[.$AA$2]; [.$Z$2])))*([.$V121]+[.$Y$2]))*5;0)" office:value-type="float" office:value="5" calcext:value-type="float">
            <text:p>5</text:p>
          </table:table-cell>
          <table:table-cell table:style-name="ce24" table:formula="of:=IFERROR(ROUND((MIN(([.$P121]+[.$S121]+[.$U121])/8/[.$AF121];[.$AD$2]))*([.$V121]+3))*5;0)" office:value-type="float" office:value="25" calcext:value-type="float">
            <text:p>25</text:p>
          </table:table-cell>
          <table:table-cell table:style-name="ce16" table:formula="of:=IFERROR(ROUND(((MIN(([.$T121]^2)/([.$AF121]^2);[.$AD$2]))*([.$V121]+3)*[.$AF$2]))*5;0)" office:value-type="float" office:value="15" calcext:value-type="float">
            <text:p>15</text:p>
          </table:table-cell>
          <table:table-cell table:style-name="ce8" table:formula="of:=IFERROR(ROUND((AVERAGE(MIN(([.$Q121]^2)/([.$AF121]^2);[.$AD$2]);MIN([.Q121]/[.$AB$2]; [.$Z$2]))*([.$V121]+3)*[.$AF$2]))*5;0)" office:value-type="float" office:value="10" calcext:value-type="float">
            <text:p>10</text:p>
          </table:table-cell>
          <table:table-cell table:style-name="ce14" table:formula="of:=IFERROR(ROUND((AVERAGE(MIN(([.$S121]^2)/([.$AF121]^2);[.$AD$2]);MIN([.S121]/[.$AB$2]; [.$Z$2]))*([.$V121]+3)*[.$AF$2]))*5;0)" office:value-type="float" office:value="10" calcext:value-type="float">
            <text:p>10</text:p>
          </table:table-cell>
          <table:table-cell table:style-name="ce10" table:formula="of:=IFERROR(ROUND((AVERAGE(MIN(([.$R121]^[.$AC$2])/([.$AF121]^2);[.$AD$2]); MIN([.R121]/[.$AA$2]; [.$Z$2])))*([.$V121]+[.$Y$2]))*5;0)" office:value-type="float" office:value="5" calcext:value-type="float">
            <text:p>5</text:p>
          </table:table-cell>
          <table:table-cell table:style-name="ce11" table:formula="of:=ROUND(AVERAGE([.W121:.AC121]))" office:value-type="float" office:value="16" calcext:value-type="float">
            <text:p>16</text:p>
          </table:table-cell>
          <table:table-cell table:style-name="ce11" table:formula="of:=ROUND((([.U121]/[.$AE$1])*MAX([.U121]/350;0.8));2)" office:value-type="float" office:value="1.24" calcext:value-type="float">
            <text:p>1.24</text:p>
          </table:table-cell>
          <table:table-cell table:style-name="ce11" table:formula="of:=ROUND([.U1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1]^2)/([.$AF121]^2);[.$AE$2])))*[.$AE121]*0.8)+([.O121]/10))+10;10)" office:value-type="float" office:value="16" calcext:value-type="float">
            <text:p>16</text:p>
          </table:table-cell>
          <table:table-cell table:style-name="ce41" table:formula="of:=IFERROR(ROUND(((MIN(([.$P121]^2)/([.$AF121]^2);[.$AE$2])))*[.$AE121]);0)" office:value-type="float" office:value="1" calcext:value-type="float">
            <text:p>1</text:p>
          </table:table-cell>
          <table:table-cell table:style-name="ce42" table:formula="of:=IFERROR(ROUND(MIN(([.P121]+[.S121]+[.U121])/8/[.$AF121];[.$AE$2])^2*[.$AE121]);0)" office:value-type="float" office:value="1" calcext:value-type="float">
            <text:p>1</text:p>
          </table:table-cell>
          <table:table-cell table:style-name="ce43" table:formula="of:=IFERROR(ROUND(((MIN(([.T121]^2)/([.$AF121]^2);[.$AE$2])))*[.$AE121]*[.$AF$1]);0)" office:value-type="float" office:value="1" calcext:value-type="float">
            <text:p>1</text:p>
          </table:table-cell>
          <table:table-cell table:style-name="ce44" table:formula="of:=IFERROR(ROUND(((MIN(([.Q121]^2)/([.$AF121]^2);[.$AE$2])))*[.$AE121]*[.$AF$1]);0)" office:value-type="float" office:value="1" calcext:value-type="float">
            <text:p>1</text:p>
          </table:table-cell>
          <table:table-cell table:style-name="ce45" table:formula="of:=IFERROR(ROUND(((MIN(([.S121]^2)/([.$AF121]^2);[.$AE$2])))*[.$AE121]*[.$AF$1]);0)" office:value-type="float" office:value="1" calcext:value-type="float">
            <text:p>1</text:p>
          </table:table-cell>
          <table:table-cell table:style-name="ce46" table:formula="of:=IFERROR(ROUND(((MIN(([.R121]^2)/([.$AF121]^2);[.$AE$2]))*[.$AE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1]^[.$AO$2])/([.$AF121]^[.$AO$2]);[.$AQ$2])))*[.$V121]*0.8)+([.$O121]/10);([.O121]/8));0)*5)+10; 30); 99); 0)" office:value-type="float" office:value="35" calcext:value-type="float">
            <text:p>35</text:p>
          </table:table-cell>
          <table:table-cell table:style-name="ce11" table:formula="of:=IFERROR(MIN(MAX(ROUND(AVERAGE((MIN(([.$P121]^[.$X$2])/([.$AF121]^[.$AO$2]);[.$AQ$2]))*([.$V121]+[.$AR$2]);([.P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1]+[.$S121]+[.$U121])/8/[.$AF121];[.$AQ$2]))*([.$V121]+3)*[.$AS$2];([.U1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1]^2)/([.$AF121]^[.$AO$2]);[.$AQ$2]))*([.$V121]+3)*[.$AS$2]);([.T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1]^[.$AO$2])/([.$AF121]^[.$AO$2]);[.$AQ$2]))*([.$V121]+3)*[.$AS$2]);([.Q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1]^[.$AO$2])/([.$AF121]^[.$AO$2]);[.$AQ$2]))*([.$V121]+3)*[.$AS$2]);([.S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1]^[.$AC$2])/([.$AF121]^[.$AO$2]);[.$AQ$2]))*([.$V121]+[.$AR$2]);([.R121]/10));0)*5; [.$AU$2]); [.$AT$2]);0)" office:value-type="float" office:value="15" calcext:value-type="float">
            <text:p>15</text:p>
          </table:table-cell>
          <table:table-cell table:formula="of:=ROUND(AVERAGE([.AP121:.AV121]);2)" office:value-type="float" office:value="18.57" calcext:value-type="float">
            <text:p>18.57</text:p>
          </table:table-cell>
          <table:table-cell/>
          <table:table-cell table:formula="of:=MIN(MAX([.AH121]-[.AH120];0);[.$BF$2])" office:value-type="float" office:value="0" calcext:value-type="float">
            <text:p>0</text:p>
          </table:table-cell>
          <table:table-cell table:formula="of:=MIN(MAX([.AI121]-[.AI120];0);[.$BF$2])" office:value-type="float" office:value="0" calcext:value-type="float">
            <text:p>0</text:p>
          </table:table-cell>
          <table:table-cell table:formula="of:=MIN(MAX([.AJ121]-[.AJ120];0);[.$BF$2])" office:value-type="float" office:value="0" calcext:value-type="float">
            <text:p>0</text:p>
          </table:table-cell>
          <table:table-cell table:formula="of:=MIN(MAX([.AK121]-[.AK120];0);[.$BF$2])" office:value-type="float" office:value="0" calcext:value-type="float">
            <text:p>0</text:p>
          </table:table-cell>
          <table:table-cell table:formula="of:=MIN(MAX([.AL121]-[.AL120];0);[.$BF$2])" office:value-type="float" office:value="0" calcext:value-type="float">
            <text:p>0</text:p>
          </table:table-cell>
          <table:table-cell table:formula="of:=MIN(MAX([.AM121]-[.AM120];0);[.$BF$2])" office:value-type="float" office:value="0" calcext:value-type="float">
            <text:p>0</text:p>
          </table:table-cell>
          <table:table-cell table:formula="of:=MIN(MAX([.AN121]-[.AN12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ar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2]-[.C122]" office:value-type="float" office:value="0" calcext:value-type="float">
            <text:p>0</text:p>
          </table:table-cell>
          <table:table-cell table:style-name="ce29" table:formula="of:=[.P122]-[.D122]" office:value-type="float" office:value="0" calcext:value-type="float">
            <text:p>0</text:p>
          </table:table-cell>
          <table:table-cell table:style-name="ce60" table:formula="of:=[.Q122]-[.E122]" office:value-type="float" office:value="0" calcext:value-type="float">
            <text:p>0</text:p>
          </table:table-cell>
          <table:table-cell table:style-name="ce62" table:formula="of:=[.R122]-[.F122]" office:value-type="float" office:value="0" calcext:value-type="float">
            <text:p>0</text:p>
          </table:table-cell>
          <table:table-cell table:style-name="ce64" table:formula="of:=[.S122]-[.G122]" office:value-type="float" office:value="0" calcext:value-type="float">
            <text:p>0</text:p>
          </table:table-cell>
          <table:table-cell table:style-name="ce66" table:formula="of:=[.T122]-[.H1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2:.T122])" office:value-type="float" office:value="140" calcext:value-type="float">
            <text:p>140</text:p>
          </table:table-cell>
          <table:table-cell table:style-name="ce11" table:formula="of:=ROUND((([.U122]/[.$AE$1])*MAX([.U122]/420; 1.2));2)" office:value-type="float" office:value="1.87" calcext:value-type="float">
            <text:p>1.87</text:p>
          </table:table-cell>
          <table:table-cell table:style-name="ce4" table:formula="of:=IFERROR((ROUND((((MIN(([.$O122]^2)/([.$AF122]^2);[.$AD$2])))*[.$V122]*0.8)+([.O122]/10))*5)+10; 0)" office:value-type="float" office:value="45" calcext:value-type="float">
            <text:p>45</text:p>
          </table:table-cell>
          <table:table-cell table:style-name="ce6" table:formula="of:=IFERROR(ROUND((AVERAGE(MIN(([.$P122]^[.$X$2])/([.$AF122]^2);[.$AD$2]); MIN([.P122]/[.$AA$2]; [.$Z$2])))*([.$V122]+[.$Y$2]))*5;0)" office:value-type="float" office:value="5" calcext:value-type="float">
            <text:p>5</text:p>
          </table:table-cell>
          <table:table-cell table:style-name="ce24" table:formula="of:=IFERROR(ROUND((MIN(([.$P122]+[.$S122]+[.$U122])/8/[.$AF122];[.$AD$2]))*([.$V122]+3))*5;0)" office:value-type="float" office:value="25" calcext:value-type="float">
            <text:p>25</text:p>
          </table:table-cell>
          <table:table-cell table:style-name="ce16" table:formula="of:=IFERROR(ROUND(((MIN(([.$T122]^2)/([.$AF122]^2);[.$AD$2]))*([.$V122]+3)*[.$AF$2]))*5;0)" office:value-type="float" office:value="15" calcext:value-type="float">
            <text:p>15</text:p>
          </table:table-cell>
          <table:table-cell table:style-name="ce8" table:formula="of:=IFERROR(ROUND((AVERAGE(MIN(([.$Q122]^2)/([.$AF122]^2);[.$AD$2]);MIN([.Q122]/[.$AB$2]; [.$Z$2]))*([.$V122]+3)*[.$AF$2]))*5;0)" office:value-type="float" office:value="10" calcext:value-type="float">
            <text:p>10</text:p>
          </table:table-cell>
          <table:table-cell table:style-name="ce14" table:formula="of:=IFERROR(ROUND((AVERAGE(MIN(([.$S122]^2)/([.$AF122]^2);[.$AD$2]);MIN([.S122]/[.$AB$2]; [.$Z$2]))*([.$V122]+3)*[.$AF$2]))*5;0)" office:value-type="float" office:value="10" calcext:value-type="float">
            <text:p>10</text:p>
          </table:table-cell>
          <table:table-cell table:style-name="ce10" table:formula="of:=IFERROR(ROUND((AVERAGE(MIN(([.$R122]^[.$AC$2])/([.$AF122]^2);[.$AD$2]); MIN([.R122]/[.$AA$2]; [.$Z$2])))*([.$V122]+[.$Y$2]))*5;0)" office:value-type="float" office:value="5" calcext:value-type="float">
            <text:p>5</text:p>
          </table:table-cell>
          <table:table-cell table:style-name="ce11" table:formula="of:=ROUND(AVERAGE([.W122:.AC122]))" office:value-type="float" office:value="16" calcext:value-type="float">
            <text:p>16</text:p>
          </table:table-cell>
          <table:table-cell table:style-name="ce11" table:formula="of:=ROUND((([.U122]/[.$AE$1])*MAX([.U122]/350;0.8));2)" office:value-type="float" office:value="1.24" calcext:value-type="float">
            <text:p>1.24</text:p>
          </table:table-cell>
          <table:table-cell table:style-name="ce11" table:formula="of:=ROUND([.U1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2]^2)/([.$AF122]^2);[.$AE$2])))*[.$AE122]*0.8)+([.O122]/10))+10;10)" office:value-type="float" office:value="16" calcext:value-type="float">
            <text:p>16</text:p>
          </table:table-cell>
          <table:table-cell table:style-name="ce41" table:formula="of:=IFERROR(ROUND(((MIN(([.$P122]^2)/([.$AF122]^2);[.$AE$2])))*[.$AE122]);0)" office:value-type="float" office:value="1" calcext:value-type="float">
            <text:p>1</text:p>
          </table:table-cell>
          <table:table-cell table:style-name="ce42" table:formula="of:=IFERROR(ROUND(MIN(([.P122]+[.S122]+[.U122])/8/[.$AF122];[.$AE$2])^2*[.$AE122]);0)" office:value-type="float" office:value="1" calcext:value-type="float">
            <text:p>1</text:p>
          </table:table-cell>
          <table:table-cell table:style-name="ce43" table:formula="of:=IFERROR(ROUND(((MIN(([.T122]^2)/([.$AF122]^2);[.$AE$2])))*[.$AE122]*[.$AF$1]);0)" office:value-type="float" office:value="1" calcext:value-type="float">
            <text:p>1</text:p>
          </table:table-cell>
          <table:table-cell table:style-name="ce44" table:formula="of:=IFERROR(ROUND(((MIN(([.Q122]^2)/([.$AF122]^2);[.$AE$2])))*[.$AE122]*[.$AF$1]);0)" office:value-type="float" office:value="1" calcext:value-type="float">
            <text:p>1</text:p>
          </table:table-cell>
          <table:table-cell table:style-name="ce45" table:formula="of:=IFERROR(ROUND(((MIN(([.S122]^2)/([.$AF122]^2);[.$AE$2])))*[.$AE122]*[.$AF$1]);0)" office:value-type="float" office:value="1" calcext:value-type="float">
            <text:p>1</text:p>
          </table:table-cell>
          <table:table-cell table:style-name="ce46" table:formula="of:=IFERROR(ROUND(((MIN(([.R122]^2)/([.$AF122]^2);[.$AE$2]))*[.$AE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2]^[.$AO$2])/([.$AF122]^[.$AO$2]);[.$AQ$2])))*[.$V122]*0.8)+([.$O122]/10);([.O122]/8));0)*5)+10; 30); 99); 0)" office:value-type="float" office:value="35" calcext:value-type="float">
            <text:p>35</text:p>
          </table:table-cell>
          <table:table-cell table:style-name="ce11" table:formula="of:=IFERROR(MIN(MAX(ROUND(AVERAGE((MIN(([.$P122]^[.$X$2])/([.$AF122]^[.$AO$2]);[.$AQ$2]))*([.$V122]+[.$AR$2]);([.P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2]+[.$S122]+[.$U122])/8/[.$AF122];[.$AQ$2]))*([.$V122]+3)*[.$AS$2];([.U1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2]^2)/([.$AF122]^[.$AO$2]);[.$AQ$2]))*([.$V122]+3)*[.$AS$2]);([.T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2]^[.$AO$2])/([.$AF122]^[.$AO$2]);[.$AQ$2]))*([.$V122]+3)*[.$AS$2]);([.Q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2]^[.$AO$2])/([.$AF122]^[.$AO$2]);[.$AQ$2]))*([.$V122]+3)*[.$AS$2]);([.S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2]^[.$AC$2])/([.$AF122]^[.$AO$2]);[.$AQ$2]))*([.$V122]+[.$AR$2]);([.R122]/10));0)*5; [.$AU$2]); [.$AT$2]);0)" office:value-type="float" office:value="15" calcext:value-type="float">
            <text:p>15</text:p>
          </table:table-cell>
          <table:table-cell table:formula="of:=ROUND(AVERAGE([.AP122:.AV122]);2)" office:value-type="float" office:value="18.57" calcext:value-type="float">
            <text:p>18.57</text:p>
          </table:table-cell>
          <table:table-cell/>
          <table:table-cell table:formula="of:=MIN(MAX([.AH122]-[.AH121];0);[.$BF$2])" office:value-type="float" office:value="0" calcext:value-type="float">
            <text:p>0</text:p>
          </table:table-cell>
          <table:table-cell table:formula="of:=MIN(MAX([.AI122]-[.AI121];0);[.$BF$2])" office:value-type="float" office:value="0" calcext:value-type="float">
            <text:p>0</text:p>
          </table:table-cell>
          <table:table-cell table:formula="of:=MIN(MAX([.AJ122]-[.AJ121];0);[.$BF$2])" office:value-type="float" office:value="0" calcext:value-type="float">
            <text:p>0</text:p>
          </table:table-cell>
          <table:table-cell table:formula="of:=MIN(MAX([.AK122]-[.AK121];0);[.$BF$2])" office:value-type="float" office:value="0" calcext:value-type="float">
            <text:p>0</text:p>
          </table:table-cell>
          <table:table-cell table:formula="of:=MIN(MAX([.AL122]-[.AL121];0);[.$BF$2])" office:value-type="float" office:value="0" calcext:value-type="float">
            <text:p>0</text:p>
          </table:table-cell>
          <table:table-cell table:formula="of:=MIN(MAX([.AM122]-[.AM121];0);[.$BF$2])" office:value-type="float" office:value="0" calcext:value-type="float">
            <text:p>0</text:p>
          </table:table-cell>
          <table:table-cell table:formula="of:=MIN(MAX([.AN122]-[.AN12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latfor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3]-[.C123]" office:value-type="float" office:value="0" calcext:value-type="float">
            <text:p>0</text:p>
          </table:table-cell>
          <table:table-cell table:style-name="ce29" table:formula="of:=[.P123]-[.D123]" office:value-type="float" office:value="0" calcext:value-type="float">
            <text:p>0</text:p>
          </table:table-cell>
          <table:table-cell table:style-name="ce60" table:formula="of:=[.Q123]-[.E123]" office:value-type="float" office:value="0" calcext:value-type="float">
            <text:p>0</text:p>
          </table:table-cell>
          <table:table-cell table:style-name="ce62" table:formula="of:=[.R123]-[.F123]" office:value-type="float" office:value="0" calcext:value-type="float">
            <text:p>0</text:p>
          </table:table-cell>
          <table:table-cell table:style-name="ce64" table:formula="of:=[.S123]-[.G123]" office:value-type="float" office:value="0" calcext:value-type="float">
            <text:p>0</text:p>
          </table:table-cell>
          <table:table-cell table:style-name="ce66" table:formula="of:=[.T123]-[.H1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3:.T123])" office:value-type="float" office:value="140" calcext:value-type="float">
            <text:p>140</text:p>
          </table:table-cell>
          <table:table-cell table:style-name="ce11" table:formula="of:=ROUND((([.U123]/[.$AE$1])*MAX([.U123]/420; 1.2));2)" office:value-type="float" office:value="1.87" calcext:value-type="float">
            <text:p>1.87</text:p>
          </table:table-cell>
          <table:table-cell table:style-name="ce4" table:formula="of:=IFERROR((ROUND((((MIN(([.$O123]^2)/([.$AF123]^2);[.$AD$2])))*[.$V123]*0.8)+([.O123]/10))*5)+10; 0)" office:value-type="float" office:value="45" calcext:value-type="float">
            <text:p>45</text:p>
          </table:table-cell>
          <table:table-cell table:style-name="ce6" table:formula="of:=IFERROR(ROUND((AVERAGE(MIN(([.$P123]^[.$X$2])/([.$AF123]^2);[.$AD$2]); MIN([.P123]/[.$AA$2]; [.$Z$2])))*([.$V123]+[.$Y$2]))*5;0)" office:value-type="float" office:value="5" calcext:value-type="float">
            <text:p>5</text:p>
          </table:table-cell>
          <table:table-cell table:style-name="ce24" table:formula="of:=IFERROR(ROUND((MIN(([.$P123]+[.$S123]+[.$U123])/8/[.$AF123];[.$AD$2]))*([.$V123]+3))*5;0)" office:value-type="float" office:value="25" calcext:value-type="float">
            <text:p>25</text:p>
          </table:table-cell>
          <table:table-cell table:style-name="ce16" table:formula="of:=IFERROR(ROUND(((MIN(([.$T123]^2)/([.$AF123]^2);[.$AD$2]))*([.$V123]+3)*[.$AF$2]))*5;0)" office:value-type="float" office:value="15" calcext:value-type="float">
            <text:p>15</text:p>
          </table:table-cell>
          <table:table-cell table:style-name="ce8" table:formula="of:=IFERROR(ROUND((AVERAGE(MIN(([.$Q123]^2)/([.$AF123]^2);[.$AD$2]);MIN([.Q123]/[.$AB$2]; [.$Z$2]))*([.$V123]+3)*[.$AF$2]))*5;0)" office:value-type="float" office:value="10" calcext:value-type="float">
            <text:p>10</text:p>
          </table:table-cell>
          <table:table-cell table:style-name="ce14" table:formula="of:=IFERROR(ROUND((AVERAGE(MIN(([.$S123]^2)/([.$AF123]^2);[.$AD$2]);MIN([.S123]/[.$AB$2]; [.$Z$2]))*([.$V123]+3)*[.$AF$2]))*5;0)" office:value-type="float" office:value="10" calcext:value-type="float">
            <text:p>10</text:p>
          </table:table-cell>
          <table:table-cell table:style-name="ce10" table:formula="of:=IFERROR(ROUND((AVERAGE(MIN(([.$R123]^[.$AC$2])/([.$AF123]^2);[.$AD$2]); MIN([.R123]/[.$AA$2]; [.$Z$2])))*([.$V123]+[.$Y$2]))*5;0)" office:value-type="float" office:value="5" calcext:value-type="float">
            <text:p>5</text:p>
          </table:table-cell>
          <table:table-cell table:style-name="ce11" table:formula="of:=ROUND(AVERAGE([.W123:.AC123]))" office:value-type="float" office:value="16" calcext:value-type="float">
            <text:p>16</text:p>
          </table:table-cell>
          <table:table-cell table:style-name="ce11" table:formula="of:=ROUND((([.U123]/[.$AE$1])*MAX([.U123]/350;0.8));2)" office:value-type="float" office:value="1.24" calcext:value-type="float">
            <text:p>1.24</text:p>
          </table:table-cell>
          <table:table-cell table:style-name="ce11" table:formula="of:=ROUND([.U1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3]^2)/([.$AF123]^2);[.$AE$2])))*[.$AE123]*0.8)+([.O123]/10))+10;10)" office:value-type="float" office:value="16" calcext:value-type="float">
            <text:p>16</text:p>
          </table:table-cell>
          <table:table-cell table:style-name="ce41" table:formula="of:=IFERROR(ROUND(((MIN(([.$P123]^2)/([.$AF123]^2);[.$AE$2])))*[.$AE123]);0)" office:value-type="float" office:value="1" calcext:value-type="float">
            <text:p>1</text:p>
          </table:table-cell>
          <table:table-cell table:style-name="ce42" table:formula="of:=IFERROR(ROUND(MIN(([.P123]+[.S123]+[.U123])/8/[.$AF123];[.$AE$2])^2*[.$AE123]);0)" office:value-type="float" office:value="1" calcext:value-type="float">
            <text:p>1</text:p>
          </table:table-cell>
          <table:table-cell table:style-name="ce43" table:formula="of:=IFERROR(ROUND(((MIN(([.T123]^2)/([.$AF123]^2);[.$AE$2])))*[.$AE123]*[.$AF$1]);0)" office:value-type="float" office:value="1" calcext:value-type="float">
            <text:p>1</text:p>
          </table:table-cell>
          <table:table-cell table:style-name="ce44" table:formula="of:=IFERROR(ROUND(((MIN(([.Q123]^2)/([.$AF123]^2);[.$AE$2])))*[.$AE123]*[.$AF$1]);0)" office:value-type="float" office:value="1" calcext:value-type="float">
            <text:p>1</text:p>
          </table:table-cell>
          <table:table-cell table:style-name="ce45" table:formula="of:=IFERROR(ROUND(((MIN(([.S123]^2)/([.$AF123]^2);[.$AE$2])))*[.$AE123]*[.$AF$1]);0)" office:value-type="float" office:value="1" calcext:value-type="float">
            <text:p>1</text:p>
          </table:table-cell>
          <table:table-cell table:style-name="ce46" table:formula="of:=IFERROR(ROUND(((MIN(([.R123]^2)/([.$AF123]^2);[.$AE$2]))*[.$AE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3]^[.$AO$2])/([.$AF123]^[.$AO$2]);[.$AQ$2])))*[.$V123]*0.8)+([.$O123]/10);([.O123]/8));0)*5)+10; 30); 99); 0)" office:value-type="float" office:value="35" calcext:value-type="float">
            <text:p>35</text:p>
          </table:table-cell>
          <table:table-cell table:style-name="ce11" table:formula="of:=IFERROR(MIN(MAX(ROUND(AVERAGE((MIN(([.$P123]^[.$X$2])/([.$AF123]^[.$AO$2]);[.$AQ$2]))*([.$V123]+[.$AR$2]);([.P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3]+[.$S123]+[.$U123])/8/[.$AF123];[.$AQ$2]))*([.$V123]+3)*[.$AS$2];([.U1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3]^2)/([.$AF123]^[.$AO$2]);[.$AQ$2]))*([.$V123]+3)*[.$AS$2]);([.T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3]^[.$AO$2])/([.$AF123]^[.$AO$2]);[.$AQ$2]))*([.$V123]+3)*[.$AS$2]);([.Q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3]^[.$AO$2])/([.$AF123]^[.$AO$2]);[.$AQ$2]))*([.$V123]+3)*[.$AS$2]);([.S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3]^[.$AC$2])/([.$AF123]^[.$AO$2]);[.$AQ$2]))*([.$V123]+[.$AR$2]);([.R123]/10));0)*5; [.$AU$2]); [.$AT$2]);0)" office:value-type="float" office:value="15" calcext:value-type="float">
            <text:p>15</text:p>
          </table:table-cell>
          <table:table-cell table:formula="of:=ROUND(AVERAGE([.AP123:.AV123]);2)" office:value-type="float" office:value="18.57" calcext:value-type="float">
            <text:p>18.57</text:p>
          </table:table-cell>
          <table:table-cell/>
          <table:table-cell table:formula="of:=MIN(MAX([.AH123]-[.AH122];0);[.$BF$2])" office:value-type="float" office:value="0" calcext:value-type="float">
            <text:p>0</text:p>
          </table:table-cell>
          <table:table-cell table:formula="of:=MIN(MAX([.AI123]-[.AI122];0);[.$BF$2])" office:value-type="float" office:value="0" calcext:value-type="float">
            <text:p>0</text:p>
          </table:table-cell>
          <table:table-cell table:formula="of:=MIN(MAX([.AJ123]-[.AJ122];0);[.$BF$2])" office:value-type="float" office:value="0" calcext:value-type="float">
            <text:p>0</text:p>
          </table:table-cell>
          <table:table-cell table:formula="of:=MIN(MAX([.AK123]-[.AK122];0);[.$BF$2])" office:value-type="float" office:value="0" calcext:value-type="float">
            <text:p>0</text:p>
          </table:table-cell>
          <table:table-cell table:formula="of:=MIN(MAX([.AL123]-[.AL122];0);[.$BF$2])" office:value-type="float" office:value="0" calcext:value-type="float">
            <text:p>0</text:p>
          </table:table-cell>
          <table:table-cell table:formula="of:=MIN(MAX([.AM123]-[.AM122];0);[.$BF$2])" office:value-type="float" office:value="0" calcext:value-type="float">
            <text:p>0</text:p>
          </table:table-cell>
          <table:table-cell table:formula="of:=MIN(MAX([.AN123]-[.AN12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n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4]-[.C124]" office:value-type="float" office:value="0" calcext:value-type="float">
            <text:p>0</text:p>
          </table:table-cell>
          <table:table-cell table:style-name="ce29" table:formula="of:=[.P124]-[.D124]" office:value-type="float" office:value="0" calcext:value-type="float">
            <text:p>0</text:p>
          </table:table-cell>
          <table:table-cell table:style-name="ce60" table:formula="of:=[.Q124]-[.E124]" office:value-type="float" office:value="0" calcext:value-type="float">
            <text:p>0</text:p>
          </table:table-cell>
          <table:table-cell table:style-name="ce62" table:formula="of:=[.R124]-[.F124]" office:value-type="float" office:value="0" calcext:value-type="float">
            <text:p>0</text:p>
          </table:table-cell>
          <table:table-cell table:style-name="ce64" table:formula="of:=[.S124]-[.G124]" office:value-type="float" office:value="0" calcext:value-type="float">
            <text:p>0</text:p>
          </table:table-cell>
          <table:table-cell table:style-name="ce66" table:formula="of:=[.T124]-[.H1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4:.T124])" office:value-type="float" office:value="140" calcext:value-type="float">
            <text:p>140</text:p>
          </table:table-cell>
          <table:table-cell table:style-name="ce11" table:formula="of:=ROUND((([.U124]/[.$AE$1])*MAX([.U124]/420; 1.2));2)" office:value-type="float" office:value="1.87" calcext:value-type="float">
            <text:p>1.87</text:p>
          </table:table-cell>
          <table:table-cell table:style-name="ce4" table:formula="of:=IFERROR((ROUND((((MIN(([.$O124]^2)/([.$AF124]^2);[.$AD$2])))*[.$V124]*0.8)+([.O124]/10))*5)+10; 0)" office:value-type="float" office:value="45" calcext:value-type="float">
            <text:p>45</text:p>
          </table:table-cell>
          <table:table-cell table:style-name="ce6" table:formula="of:=IFERROR(ROUND((AVERAGE(MIN(([.$P124]^[.$X$2])/([.$AF124]^2);[.$AD$2]); MIN([.P124]/[.$AA$2]; [.$Z$2])))*([.$V124]+[.$Y$2]))*5;0)" office:value-type="float" office:value="5" calcext:value-type="float">
            <text:p>5</text:p>
          </table:table-cell>
          <table:table-cell table:style-name="ce24" table:formula="of:=IFERROR(ROUND((MIN(([.$P124]+[.$S124]+[.$U124])/8/[.$AF124];[.$AD$2]))*([.$V124]+3))*5;0)" office:value-type="float" office:value="25" calcext:value-type="float">
            <text:p>25</text:p>
          </table:table-cell>
          <table:table-cell table:style-name="ce16" table:formula="of:=IFERROR(ROUND(((MIN(([.$T124]^2)/([.$AF124]^2);[.$AD$2]))*([.$V124]+3)*[.$AF$2]))*5;0)" office:value-type="float" office:value="15" calcext:value-type="float">
            <text:p>15</text:p>
          </table:table-cell>
          <table:table-cell table:style-name="ce8" table:formula="of:=IFERROR(ROUND((AVERAGE(MIN(([.$Q124]^2)/([.$AF124]^2);[.$AD$2]);MIN([.Q124]/[.$AB$2]; [.$Z$2]))*([.$V124]+3)*[.$AF$2]))*5;0)" office:value-type="float" office:value="10" calcext:value-type="float">
            <text:p>10</text:p>
          </table:table-cell>
          <table:table-cell table:style-name="ce14" table:formula="of:=IFERROR(ROUND((AVERAGE(MIN(([.$S124]^2)/([.$AF124]^2);[.$AD$2]);MIN([.S124]/[.$AB$2]; [.$Z$2]))*([.$V124]+3)*[.$AF$2]))*5;0)" office:value-type="float" office:value="10" calcext:value-type="float">
            <text:p>10</text:p>
          </table:table-cell>
          <table:table-cell table:style-name="ce10" table:formula="of:=IFERROR(ROUND((AVERAGE(MIN(([.$R124]^[.$AC$2])/([.$AF124]^2);[.$AD$2]); MIN([.R124]/[.$AA$2]; [.$Z$2])))*([.$V124]+[.$Y$2]))*5;0)" office:value-type="float" office:value="5" calcext:value-type="float">
            <text:p>5</text:p>
          </table:table-cell>
          <table:table-cell table:style-name="ce11" table:formula="of:=ROUND(AVERAGE([.W124:.AC124]))" office:value-type="float" office:value="16" calcext:value-type="float">
            <text:p>16</text:p>
          </table:table-cell>
          <table:table-cell table:style-name="ce11" table:formula="of:=ROUND((([.U124]/[.$AE$1])*MAX([.U124]/350;0.8));2)" office:value-type="float" office:value="1.24" calcext:value-type="float">
            <text:p>1.24</text:p>
          </table:table-cell>
          <table:table-cell table:style-name="ce11" table:formula="of:=ROUND([.U1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4]^2)/([.$AF124]^2);[.$AE$2])))*[.$AE124]*0.8)+([.O124]/10))+10;10)" office:value-type="float" office:value="16" calcext:value-type="float">
            <text:p>16</text:p>
          </table:table-cell>
          <table:table-cell table:style-name="ce41" table:formula="of:=IFERROR(ROUND(((MIN(([.$P124]^2)/([.$AF124]^2);[.$AE$2])))*[.$AE124]);0)" office:value-type="float" office:value="1" calcext:value-type="float">
            <text:p>1</text:p>
          </table:table-cell>
          <table:table-cell table:style-name="ce42" table:formula="of:=IFERROR(ROUND(MIN(([.P124]+[.S124]+[.U124])/8/[.$AF124];[.$AE$2])^2*[.$AE124]);0)" office:value-type="float" office:value="1" calcext:value-type="float">
            <text:p>1</text:p>
          </table:table-cell>
          <table:table-cell table:style-name="ce43" table:formula="of:=IFERROR(ROUND(((MIN(([.T124]^2)/([.$AF124]^2);[.$AE$2])))*[.$AE124]*[.$AF$1]);0)" office:value-type="float" office:value="1" calcext:value-type="float">
            <text:p>1</text:p>
          </table:table-cell>
          <table:table-cell table:style-name="ce44" table:formula="of:=IFERROR(ROUND(((MIN(([.Q124]^2)/([.$AF124]^2);[.$AE$2])))*[.$AE124]*[.$AF$1]);0)" office:value-type="float" office:value="1" calcext:value-type="float">
            <text:p>1</text:p>
          </table:table-cell>
          <table:table-cell table:style-name="ce45" table:formula="of:=IFERROR(ROUND(((MIN(([.S124]^2)/([.$AF124]^2);[.$AE$2])))*[.$AE124]*[.$AF$1]);0)" office:value-type="float" office:value="1" calcext:value-type="float">
            <text:p>1</text:p>
          </table:table-cell>
          <table:table-cell table:style-name="ce46" table:formula="of:=IFERROR(ROUND(((MIN(([.R124]^2)/([.$AF124]^2);[.$AE$2]))*[.$AE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4]^[.$AO$2])/([.$AF124]^[.$AO$2]);[.$AQ$2])))*[.$V124]*0.8)+([.$O124]/10);([.O124]/8));0)*5)+10; 30); 99); 0)" office:value-type="float" office:value="35" calcext:value-type="float">
            <text:p>35</text:p>
          </table:table-cell>
          <table:table-cell table:style-name="ce11" table:formula="of:=IFERROR(MIN(MAX(ROUND(AVERAGE((MIN(([.$P124]^[.$X$2])/([.$AF124]^[.$AO$2]);[.$AQ$2]))*([.$V124]+[.$AR$2]);([.P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4]+[.$S124]+[.$U124])/8/[.$AF124];[.$AQ$2]))*([.$V124]+3)*[.$AS$2];([.U1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4]^2)/([.$AF124]^[.$AO$2]);[.$AQ$2]))*([.$V124]+3)*[.$AS$2]);([.T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4]^[.$AO$2])/([.$AF124]^[.$AO$2]);[.$AQ$2]))*([.$V124]+3)*[.$AS$2]);([.Q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4]^[.$AO$2])/([.$AF124]^[.$AO$2]);[.$AQ$2]))*([.$V124]+3)*[.$AS$2]);([.S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4]^[.$AC$2])/([.$AF124]^[.$AO$2]);[.$AQ$2]))*([.$V124]+[.$AR$2]);([.R124]/10));0)*5; [.$AU$2]); [.$AT$2]);0)" office:value-type="float" office:value="15" calcext:value-type="float">
            <text:p>15</text:p>
          </table:table-cell>
          <table:table-cell table:formula="of:=ROUND(AVERAGE([.AP124:.AV124]);2)" office:value-type="float" office:value="18.57" calcext:value-type="float">
            <text:p>18.57</text:p>
          </table:table-cell>
          <table:table-cell/>
          <table:table-cell table:formula="of:=MIN(MAX([.AH124]-[.AH123];0);[.$BF$2])" office:value-type="float" office:value="0" calcext:value-type="float">
            <text:p>0</text:p>
          </table:table-cell>
          <table:table-cell table:formula="of:=MIN(MAX([.AI124]-[.AI123];0);[.$BF$2])" office:value-type="float" office:value="0" calcext:value-type="float">
            <text:p>0</text:p>
          </table:table-cell>
          <table:table-cell table:formula="of:=MIN(MAX([.AJ124]-[.AJ123];0);[.$BF$2])" office:value-type="float" office:value="0" calcext:value-type="float">
            <text:p>0</text:p>
          </table:table-cell>
          <table:table-cell table:formula="of:=MIN(MAX([.AK124]-[.AK123];0);[.$BF$2])" office:value-type="float" office:value="0" calcext:value-type="float">
            <text:p>0</text:p>
          </table:table-cell>
          <table:table-cell table:formula="of:=MIN(MAX([.AL124]-[.AL123];0);[.$BF$2])" office:value-type="float" office:value="0" calcext:value-type="float">
            <text:p>0</text:p>
          </table:table-cell>
          <table:table-cell table:formula="of:=MIN(MAX([.AM124]-[.AM123];0);[.$BF$2])" office:value-type="float" office:value="0" calcext:value-type="float">
            <text:p>0</text:p>
          </table:table-cell>
          <table:table-cell table:formula="of:=MIN(MAX([.AN124]-[.AN12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vePoin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5]-[.C125]" office:value-type="float" office:value="0" calcext:value-type="float">
            <text:p>0</text:p>
          </table:table-cell>
          <table:table-cell table:style-name="ce29" table:formula="of:=[.P125]-[.D125]" office:value-type="float" office:value="0" calcext:value-type="float">
            <text:p>0</text:p>
          </table:table-cell>
          <table:table-cell table:style-name="ce60" table:formula="of:=[.Q125]-[.E125]" office:value-type="float" office:value="0" calcext:value-type="float">
            <text:p>0</text:p>
          </table:table-cell>
          <table:table-cell table:style-name="ce62" table:formula="of:=[.R125]-[.F125]" office:value-type="float" office:value="0" calcext:value-type="float">
            <text:p>0</text:p>
          </table:table-cell>
          <table:table-cell table:style-name="ce64" table:formula="of:=[.S125]-[.G125]" office:value-type="float" office:value="0" calcext:value-type="float">
            <text:p>0</text:p>
          </table:table-cell>
          <table:table-cell table:style-name="ce66" table:formula="of:=[.T125]-[.H1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5:.T125])" office:value-type="float" office:value="140" calcext:value-type="float">
            <text:p>140</text:p>
          </table:table-cell>
          <table:table-cell table:style-name="ce11" table:formula="of:=ROUND((([.U125]/[.$AE$1])*MAX([.U125]/420; 1.2));2)" office:value-type="float" office:value="1.87" calcext:value-type="float">
            <text:p>1.87</text:p>
          </table:table-cell>
          <table:table-cell table:style-name="ce4" table:formula="of:=IFERROR((ROUND((((MIN(([.$O125]^2)/([.$AF125]^2);[.$AD$2])))*[.$V125]*0.8)+([.O125]/10))*5)+10; 0)" office:value-type="float" office:value="45" calcext:value-type="float">
            <text:p>45</text:p>
          </table:table-cell>
          <table:table-cell table:style-name="ce6" table:formula="of:=IFERROR(ROUND((AVERAGE(MIN(([.$P125]^[.$X$2])/([.$AF125]^2);[.$AD$2]); MIN([.P125]/[.$AA$2]; [.$Z$2])))*([.$V125]+[.$Y$2]))*5;0)" office:value-type="float" office:value="5" calcext:value-type="float">
            <text:p>5</text:p>
          </table:table-cell>
          <table:table-cell table:style-name="ce24" table:formula="of:=IFERROR(ROUND((MIN(([.$P125]+[.$S125]+[.$U125])/8/[.$AF125];[.$AD$2]))*([.$V125]+3))*5;0)" office:value-type="float" office:value="25" calcext:value-type="float">
            <text:p>25</text:p>
          </table:table-cell>
          <table:table-cell table:style-name="ce16" table:formula="of:=IFERROR(ROUND(((MIN(([.$T125]^2)/([.$AF125]^2);[.$AD$2]))*([.$V125]+3)*[.$AF$2]))*5;0)" office:value-type="float" office:value="15" calcext:value-type="float">
            <text:p>15</text:p>
          </table:table-cell>
          <table:table-cell table:style-name="ce8" table:formula="of:=IFERROR(ROUND((AVERAGE(MIN(([.$Q125]^2)/([.$AF125]^2);[.$AD$2]);MIN([.Q125]/[.$AB$2]; [.$Z$2]))*([.$V125]+3)*[.$AF$2]))*5;0)" office:value-type="float" office:value="10" calcext:value-type="float">
            <text:p>10</text:p>
          </table:table-cell>
          <table:table-cell table:style-name="ce14" table:formula="of:=IFERROR(ROUND((AVERAGE(MIN(([.$S125]^2)/([.$AF125]^2);[.$AD$2]);MIN([.S125]/[.$AB$2]; [.$Z$2]))*([.$V125]+3)*[.$AF$2]))*5;0)" office:value-type="float" office:value="10" calcext:value-type="float">
            <text:p>10</text:p>
          </table:table-cell>
          <table:table-cell table:style-name="ce10" table:formula="of:=IFERROR(ROUND((AVERAGE(MIN(([.$R125]^[.$AC$2])/([.$AF125]^2);[.$AD$2]); MIN([.R125]/[.$AA$2]; [.$Z$2])))*([.$V125]+[.$Y$2]))*5;0)" office:value-type="float" office:value="5" calcext:value-type="float">
            <text:p>5</text:p>
          </table:table-cell>
          <table:table-cell table:style-name="ce11" table:formula="of:=ROUND(AVERAGE([.W125:.AC125]))" office:value-type="float" office:value="16" calcext:value-type="float">
            <text:p>16</text:p>
          </table:table-cell>
          <table:table-cell table:style-name="ce11" table:formula="of:=ROUND((([.U125]/[.$AE$1])*MAX([.U125]/350;0.8));2)" office:value-type="float" office:value="1.24" calcext:value-type="float">
            <text:p>1.24</text:p>
          </table:table-cell>
          <table:table-cell table:style-name="ce11" table:formula="of:=ROUND([.U12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5]^2)/([.$AF125]^2);[.$AE$2])))*[.$AE125]*0.8)+([.O125]/10))+10;10)" office:value-type="float" office:value="16" calcext:value-type="float">
            <text:p>16</text:p>
          </table:table-cell>
          <table:table-cell table:style-name="ce41" table:formula="of:=IFERROR(ROUND(((MIN(([.$P125]^2)/([.$AF125]^2);[.$AE$2])))*[.$AE125]);0)" office:value-type="float" office:value="1" calcext:value-type="float">
            <text:p>1</text:p>
          </table:table-cell>
          <table:table-cell table:style-name="ce42" table:formula="of:=IFERROR(ROUND(MIN(([.P125]+[.S125]+[.U125])/8/[.$AF125];[.$AE$2])^2*[.$AE125]);0)" office:value-type="float" office:value="1" calcext:value-type="float">
            <text:p>1</text:p>
          </table:table-cell>
          <table:table-cell table:style-name="ce43" table:formula="of:=IFERROR(ROUND(((MIN(([.T125]^2)/([.$AF125]^2);[.$AE$2])))*[.$AE125]*[.$AF$1]);0)" office:value-type="float" office:value="1" calcext:value-type="float">
            <text:p>1</text:p>
          </table:table-cell>
          <table:table-cell table:style-name="ce44" table:formula="of:=IFERROR(ROUND(((MIN(([.Q125]^2)/([.$AF125]^2);[.$AE$2])))*[.$AE125]*[.$AF$1]);0)" office:value-type="float" office:value="1" calcext:value-type="float">
            <text:p>1</text:p>
          </table:table-cell>
          <table:table-cell table:style-name="ce45" table:formula="of:=IFERROR(ROUND(((MIN(([.S125]^2)/([.$AF125]^2);[.$AE$2])))*[.$AE125]*[.$AF$1]);0)" office:value-type="float" office:value="1" calcext:value-type="float">
            <text:p>1</text:p>
          </table:table-cell>
          <table:table-cell table:style-name="ce46" table:formula="of:=IFERROR(ROUND(((MIN(([.R125]^2)/([.$AF125]^2);[.$AE$2]))*[.$AE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5]^[.$AO$2])/([.$AF125]^[.$AO$2]);[.$AQ$2])))*[.$V125]*0.8)+([.$O125]/10);([.O125]/8));0)*5)+10; 30); 99); 0)" office:value-type="float" office:value="35" calcext:value-type="float">
            <text:p>35</text:p>
          </table:table-cell>
          <table:table-cell table:style-name="ce11" table:formula="of:=IFERROR(MIN(MAX(ROUND(AVERAGE((MIN(([.$P125]^[.$X$2])/([.$AF125]^[.$AO$2]);[.$AQ$2]))*([.$V125]+[.$AR$2]);([.P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5]+[.$S125]+[.$U125])/8/[.$AF125];[.$AQ$2]))*([.$V125]+3)*[.$AS$2];([.U12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5]^2)/([.$AF125]^[.$AO$2]);[.$AQ$2]))*([.$V125]+3)*[.$AS$2]);([.T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5]^[.$AO$2])/([.$AF125]^[.$AO$2]);[.$AQ$2]))*([.$V125]+3)*[.$AS$2]);([.Q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5]^[.$AO$2])/([.$AF125]^[.$AO$2]);[.$AQ$2]))*([.$V125]+3)*[.$AS$2]);([.S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5]^[.$AC$2])/([.$AF125]^[.$AO$2]);[.$AQ$2]))*([.$V125]+[.$AR$2]);([.R125]/10));0)*5; [.$AU$2]); [.$AT$2]);0)" office:value-type="float" office:value="15" calcext:value-type="float">
            <text:p>15</text:p>
          </table:table-cell>
          <table:table-cell table:formula="of:=ROUND(AVERAGE([.AP125:.AV125]);2)" office:value-type="float" office:value="18.57" calcext:value-type="float">
            <text:p>18.57</text:p>
          </table:table-cell>
          <table:table-cell/>
          <table:table-cell table:formula="of:=MIN(MAX([.AH125]-[.AH124];0);[.$BF$2])" office:value-type="float" office:value="0" calcext:value-type="float">
            <text:p>0</text:p>
          </table:table-cell>
          <table:table-cell table:formula="of:=MIN(MAX([.AI125]-[.AI124];0);[.$BF$2])" office:value-type="float" office:value="0" calcext:value-type="float">
            <text:p>0</text:p>
          </table:table-cell>
          <table:table-cell table:formula="of:=MIN(MAX([.AJ125]-[.AJ124];0);[.$BF$2])" office:value-type="float" office:value="0" calcext:value-type="float">
            <text:p>0</text:p>
          </table:table-cell>
          <table:table-cell table:formula="of:=MIN(MAX([.AK125]-[.AK124];0);[.$BF$2])" office:value-type="float" office:value="0" calcext:value-type="float">
            <text:p>0</text:p>
          </table:table-cell>
          <table:table-cell table:formula="of:=MIN(MAX([.AL125]-[.AL124];0);[.$BF$2])" office:value-type="float" office:value="0" calcext:value-type="float">
            <text:p>0</text:p>
          </table:table-cell>
          <table:table-cell table:formula="of:=MIN(MAX([.AM125]-[.AM124];0);[.$BF$2])" office:value-type="float" office:value="0" calcext:value-type="float">
            <text:p>0</text:p>
          </table:table-cell>
          <table:table-cell table:formula="of:=MIN(MAX([.AN125]-[.AN12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6]-[.C126]" office:value-type="float" office:value="0" calcext:value-type="float">
            <text:p>0</text:p>
          </table:table-cell>
          <table:table-cell table:style-name="ce29" table:formula="of:=[.P126]-[.D126]" office:value-type="float" office:value="0" calcext:value-type="float">
            <text:p>0</text:p>
          </table:table-cell>
          <table:table-cell table:style-name="ce60" table:formula="of:=[.Q126]-[.E126]" office:value-type="float" office:value="0" calcext:value-type="float">
            <text:p>0</text:p>
          </table:table-cell>
          <table:table-cell table:style-name="ce62" table:formula="of:=[.R126]-[.F126]" office:value-type="float" office:value="0" calcext:value-type="float">
            <text:p>0</text:p>
          </table:table-cell>
          <table:table-cell table:style-name="ce64" table:formula="of:=[.S126]-[.G126]" office:value-type="float" office:value="0" calcext:value-type="float">
            <text:p>0</text:p>
          </table:table-cell>
          <table:table-cell table:style-name="ce66" table:formula="of:=[.T126]-[.H1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6:.T126])" office:value-type="float" office:value="140" calcext:value-type="float">
            <text:p>140</text:p>
          </table:table-cell>
          <table:table-cell table:style-name="ce11" table:formula="of:=ROUND((([.U126]/[.$AE$1])*MAX([.U126]/420; 1.2));2)" office:value-type="float" office:value="1.87" calcext:value-type="float">
            <text:p>1.87</text:p>
          </table:table-cell>
          <table:table-cell table:style-name="ce4" table:formula="of:=IFERROR((ROUND((((MIN(([.$O126]^2)/([.$AF126]^2);[.$AD$2])))*[.$V126]*0.8)+([.O126]/10))*5)+10; 0)" office:value-type="float" office:value="45" calcext:value-type="float">
            <text:p>45</text:p>
          </table:table-cell>
          <table:table-cell table:style-name="ce6" table:formula="of:=IFERROR(ROUND((AVERAGE(MIN(([.$P126]^[.$X$2])/([.$AF126]^2);[.$AD$2]); MIN([.P126]/[.$AA$2]; [.$Z$2])))*([.$V126]+[.$Y$2]))*5;0)" office:value-type="float" office:value="5" calcext:value-type="float">
            <text:p>5</text:p>
          </table:table-cell>
          <table:table-cell table:style-name="ce24" table:formula="of:=IFERROR(ROUND((MIN(([.$P126]+[.$S126]+[.$U126])/8/[.$AF126];[.$AD$2]))*([.$V126]+3))*5;0)" office:value-type="float" office:value="25" calcext:value-type="float">
            <text:p>25</text:p>
          </table:table-cell>
          <table:table-cell table:style-name="ce16" table:formula="of:=IFERROR(ROUND(((MIN(([.$T126]^2)/([.$AF126]^2);[.$AD$2]))*([.$V126]+3)*[.$AF$2]))*5;0)" office:value-type="float" office:value="15" calcext:value-type="float">
            <text:p>15</text:p>
          </table:table-cell>
          <table:table-cell table:style-name="ce8" table:formula="of:=IFERROR(ROUND((AVERAGE(MIN(([.$Q126]^2)/([.$AF126]^2);[.$AD$2]);MIN([.Q126]/[.$AB$2]; [.$Z$2]))*([.$V126]+3)*[.$AF$2]))*5;0)" office:value-type="float" office:value="10" calcext:value-type="float">
            <text:p>10</text:p>
          </table:table-cell>
          <table:table-cell table:style-name="ce14" table:formula="of:=IFERROR(ROUND((AVERAGE(MIN(([.$S126]^2)/([.$AF126]^2);[.$AD$2]);MIN([.S126]/[.$AB$2]; [.$Z$2]))*([.$V126]+3)*[.$AF$2]))*5;0)" office:value-type="float" office:value="10" calcext:value-type="float">
            <text:p>10</text:p>
          </table:table-cell>
          <table:table-cell table:style-name="ce10" table:formula="of:=IFERROR(ROUND((AVERAGE(MIN(([.$R126]^[.$AC$2])/([.$AF126]^2);[.$AD$2]); MIN([.R126]/[.$AA$2]; [.$Z$2])))*([.$V126]+[.$Y$2]))*5;0)" office:value-type="float" office:value="5" calcext:value-type="float">
            <text:p>5</text:p>
          </table:table-cell>
          <table:table-cell table:style-name="ce11" table:formula="of:=ROUND(AVERAGE([.W126:.AC126]))" office:value-type="float" office:value="16" calcext:value-type="float">
            <text:p>16</text:p>
          </table:table-cell>
          <table:table-cell table:style-name="ce11" table:formula="of:=ROUND((([.U126]/[.$AE$1])*MAX([.U126]/350;0.8));2)" office:value-type="float" office:value="1.24" calcext:value-type="float">
            <text:p>1.24</text:p>
          </table:table-cell>
          <table:table-cell table:style-name="ce11" table:formula="of:=ROUND([.U12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6]^2)/([.$AF126]^2);[.$AE$2])))*[.$AE126]*0.8)+([.O126]/10))+10;10)" office:value-type="float" office:value="16" calcext:value-type="float">
            <text:p>16</text:p>
          </table:table-cell>
          <table:table-cell table:style-name="ce41" table:formula="of:=IFERROR(ROUND(((MIN(([.$P126]^2)/([.$AF126]^2);[.$AE$2])))*[.$AE126]);0)" office:value-type="float" office:value="1" calcext:value-type="float">
            <text:p>1</text:p>
          </table:table-cell>
          <table:table-cell table:style-name="ce42" table:formula="of:=IFERROR(ROUND(MIN(([.P126]+[.S126]+[.U126])/8/[.$AF126];[.$AE$2])^2*[.$AE126]);0)" office:value-type="float" office:value="1" calcext:value-type="float">
            <text:p>1</text:p>
          </table:table-cell>
          <table:table-cell table:style-name="ce43" table:formula="of:=IFERROR(ROUND(((MIN(([.T126]^2)/([.$AF126]^2);[.$AE$2])))*[.$AE126]*[.$AF$1]);0)" office:value-type="float" office:value="1" calcext:value-type="float">
            <text:p>1</text:p>
          </table:table-cell>
          <table:table-cell table:style-name="ce44" table:formula="of:=IFERROR(ROUND(((MIN(([.Q126]^2)/([.$AF126]^2);[.$AE$2])))*[.$AE126]*[.$AF$1]);0)" office:value-type="float" office:value="1" calcext:value-type="float">
            <text:p>1</text:p>
          </table:table-cell>
          <table:table-cell table:style-name="ce45" table:formula="of:=IFERROR(ROUND(((MIN(([.S126]^2)/([.$AF126]^2);[.$AE$2])))*[.$AE126]*[.$AF$1]);0)" office:value-type="float" office:value="1" calcext:value-type="float">
            <text:p>1</text:p>
          </table:table-cell>
          <table:table-cell table:style-name="ce46" table:formula="of:=IFERROR(ROUND(((MIN(([.R126]^2)/([.$AF126]^2);[.$AE$2]))*[.$AE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6]^[.$AO$2])/([.$AF126]^[.$AO$2]);[.$AQ$2])))*[.$V126]*0.8)+([.$O126]/10);([.O126]/8));0)*5)+10; 30); 99); 0)" office:value-type="float" office:value="35" calcext:value-type="float">
            <text:p>35</text:p>
          </table:table-cell>
          <table:table-cell table:style-name="ce11" table:formula="of:=IFERROR(MIN(MAX(ROUND(AVERAGE((MIN(([.$P126]^[.$X$2])/([.$AF126]^[.$AO$2]);[.$AQ$2]))*([.$V126]+[.$AR$2]);([.P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6]+[.$S126]+[.$U126])/8/[.$AF126];[.$AQ$2]))*([.$V126]+3)*[.$AS$2];([.U12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6]^2)/([.$AF126]^[.$AO$2]);[.$AQ$2]))*([.$V126]+3)*[.$AS$2]);([.T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6]^[.$AO$2])/([.$AF126]^[.$AO$2]);[.$AQ$2]))*([.$V126]+3)*[.$AS$2]);([.Q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6]^[.$AO$2])/([.$AF126]^[.$AO$2]);[.$AQ$2]))*([.$V126]+3)*[.$AS$2]);([.S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6]^[.$AC$2])/([.$AF126]^[.$AO$2]);[.$AQ$2]))*([.$V126]+[.$AR$2]);([.R126]/10));0)*5; [.$AU$2]); [.$AT$2]);0)" office:value-type="float" office:value="15" calcext:value-type="float">
            <text:p>15</text:p>
          </table:table-cell>
          <table:table-cell table:formula="of:=ROUND(AVERAGE([.AP126:.AV126]);2)" office:value-type="float" office:value="18.57" calcext:value-type="float">
            <text:p>18.57</text:p>
          </table:table-cell>
          <table:table-cell/>
          <table:table-cell table:formula="of:=MIN(MAX([.AH126]-[.AH125];0);[.$BF$2])" office:value-type="float" office:value="0" calcext:value-type="float">
            <text:p>0</text:p>
          </table:table-cell>
          <table:table-cell table:formula="of:=MIN(MAX([.AI126]-[.AI125];0);[.$BF$2])" office:value-type="float" office:value="0" calcext:value-type="float">
            <text:p>0</text:p>
          </table:table-cell>
          <table:table-cell table:formula="of:=MIN(MAX([.AJ126]-[.AJ125];0);[.$BF$2])" office:value-type="float" office:value="0" calcext:value-type="float">
            <text:p>0</text:p>
          </table:table-cell>
          <table:table-cell table:formula="of:=MIN(MAX([.AK126]-[.AK125];0);[.$BF$2])" office:value-type="float" office:value="0" calcext:value-type="float">
            <text:p>0</text:p>
          </table:table-cell>
          <table:table-cell table:formula="of:=MIN(MAX([.AL126]-[.AL125];0);[.$BF$2])" office:value-type="float" office:value="0" calcext:value-type="float">
            <text:p>0</text:p>
          </table:table-cell>
          <table:table-cell table:formula="of:=MIN(MAX([.AM126]-[.AM125];0);[.$BF$2])" office:value-type="float" office:value="0" calcext:value-type="float">
            <text:p>0</text:p>
          </table:table-cell>
          <table:table-cell table:formula="of:=MIN(MAX([.AN126]-[.AN12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ig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7]-[.C127]" office:value-type="float" office:value="0" calcext:value-type="float">
            <text:p>0</text:p>
          </table:table-cell>
          <table:table-cell table:style-name="ce29" table:formula="of:=[.P127]-[.D127]" office:value-type="float" office:value="0" calcext:value-type="float">
            <text:p>0</text:p>
          </table:table-cell>
          <table:table-cell table:style-name="ce60" table:formula="of:=[.Q127]-[.E127]" office:value-type="float" office:value="0" calcext:value-type="float">
            <text:p>0</text:p>
          </table:table-cell>
          <table:table-cell table:style-name="ce62" table:formula="of:=[.R127]-[.F127]" office:value-type="float" office:value="0" calcext:value-type="float">
            <text:p>0</text:p>
          </table:table-cell>
          <table:table-cell table:style-name="ce64" table:formula="of:=[.S127]-[.G127]" office:value-type="float" office:value="0" calcext:value-type="float">
            <text:p>0</text:p>
          </table:table-cell>
          <table:table-cell table:style-name="ce66" table:formula="of:=[.T127]-[.H1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7:.T127])" office:value-type="float" office:value="140" calcext:value-type="float">
            <text:p>140</text:p>
          </table:table-cell>
          <table:table-cell table:style-name="ce11" table:formula="of:=ROUND((([.U127]/[.$AE$1])*MAX([.U127]/420; 1.2));2)" office:value-type="float" office:value="1.87" calcext:value-type="float">
            <text:p>1.87</text:p>
          </table:table-cell>
          <table:table-cell table:style-name="ce4" table:formula="of:=IFERROR((ROUND((((MIN(([.$O127]^2)/([.$AF127]^2);[.$AD$2])))*[.$V127]*0.8)+([.O127]/10))*5)+10; 0)" office:value-type="float" office:value="45" calcext:value-type="float">
            <text:p>45</text:p>
          </table:table-cell>
          <table:table-cell table:style-name="ce6" table:formula="of:=IFERROR(ROUND((AVERAGE(MIN(([.$P127]^[.$X$2])/([.$AF127]^2);[.$AD$2]); MIN([.P127]/[.$AA$2]; [.$Z$2])))*([.$V127]+[.$Y$2]))*5;0)" office:value-type="float" office:value="5" calcext:value-type="float">
            <text:p>5</text:p>
          </table:table-cell>
          <table:table-cell table:style-name="ce24" table:formula="of:=IFERROR(ROUND((MIN(([.$P127]+[.$S127]+[.$U127])/8/[.$AF127];[.$AD$2]))*([.$V127]+3))*5;0)" office:value-type="float" office:value="25" calcext:value-type="float">
            <text:p>25</text:p>
          </table:table-cell>
          <table:table-cell table:style-name="ce16" table:formula="of:=IFERROR(ROUND(((MIN(([.$T127]^2)/([.$AF127]^2);[.$AD$2]))*([.$V127]+3)*[.$AF$2]))*5;0)" office:value-type="float" office:value="15" calcext:value-type="float">
            <text:p>15</text:p>
          </table:table-cell>
          <table:table-cell table:style-name="ce8" table:formula="of:=IFERROR(ROUND((AVERAGE(MIN(([.$Q127]^2)/([.$AF127]^2);[.$AD$2]);MIN([.Q127]/[.$AB$2]; [.$Z$2]))*([.$V127]+3)*[.$AF$2]))*5;0)" office:value-type="float" office:value="10" calcext:value-type="float">
            <text:p>10</text:p>
          </table:table-cell>
          <table:table-cell table:style-name="ce14" table:formula="of:=IFERROR(ROUND((AVERAGE(MIN(([.$S127]^2)/([.$AF127]^2);[.$AD$2]);MIN([.S127]/[.$AB$2]; [.$Z$2]))*([.$V127]+3)*[.$AF$2]))*5;0)" office:value-type="float" office:value="10" calcext:value-type="float">
            <text:p>10</text:p>
          </table:table-cell>
          <table:table-cell table:style-name="ce10" table:formula="of:=IFERROR(ROUND((AVERAGE(MIN(([.$R127]^[.$AC$2])/([.$AF127]^2);[.$AD$2]); MIN([.R127]/[.$AA$2]; [.$Z$2])))*([.$V127]+[.$Y$2]))*5;0)" office:value-type="float" office:value="5" calcext:value-type="float">
            <text:p>5</text:p>
          </table:table-cell>
          <table:table-cell table:style-name="ce11" table:formula="of:=ROUND(AVERAGE([.W127:.AC127]))" office:value-type="float" office:value="16" calcext:value-type="float">
            <text:p>16</text:p>
          </table:table-cell>
          <table:table-cell table:style-name="ce11" table:formula="of:=ROUND((([.U127]/[.$AE$1])*MAX([.U127]/350;0.8));2)" office:value-type="float" office:value="1.24" calcext:value-type="float">
            <text:p>1.24</text:p>
          </table:table-cell>
          <table:table-cell table:style-name="ce11" table:formula="of:=ROUND([.U12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7]^2)/([.$AF127]^2);[.$AE$2])))*[.$AE127]*0.8)+([.O127]/10))+10;10)" office:value-type="float" office:value="16" calcext:value-type="float">
            <text:p>16</text:p>
          </table:table-cell>
          <table:table-cell table:style-name="ce41" table:formula="of:=IFERROR(ROUND(((MIN(([.$P127]^2)/([.$AF127]^2);[.$AE$2])))*[.$AE127]);0)" office:value-type="float" office:value="1" calcext:value-type="float">
            <text:p>1</text:p>
          </table:table-cell>
          <table:table-cell table:style-name="ce42" table:formula="of:=IFERROR(ROUND(MIN(([.P127]+[.S127]+[.U127])/8/[.$AF127];[.$AE$2])^2*[.$AE127]);0)" office:value-type="float" office:value="1" calcext:value-type="float">
            <text:p>1</text:p>
          </table:table-cell>
          <table:table-cell table:style-name="ce43" table:formula="of:=IFERROR(ROUND(((MIN(([.T127]^2)/([.$AF127]^2);[.$AE$2])))*[.$AE127]*[.$AF$1]);0)" office:value-type="float" office:value="1" calcext:value-type="float">
            <text:p>1</text:p>
          </table:table-cell>
          <table:table-cell table:style-name="ce44" table:formula="of:=IFERROR(ROUND(((MIN(([.Q127]^2)/([.$AF127]^2);[.$AE$2])))*[.$AE127]*[.$AF$1]);0)" office:value-type="float" office:value="1" calcext:value-type="float">
            <text:p>1</text:p>
          </table:table-cell>
          <table:table-cell table:style-name="ce45" table:formula="of:=IFERROR(ROUND(((MIN(([.S127]^2)/([.$AF127]^2);[.$AE$2])))*[.$AE127]*[.$AF$1]);0)" office:value-type="float" office:value="1" calcext:value-type="float">
            <text:p>1</text:p>
          </table:table-cell>
          <table:table-cell table:style-name="ce46" table:formula="of:=IFERROR(ROUND(((MIN(([.R127]^2)/([.$AF127]^2);[.$AE$2]))*[.$AE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7]^[.$AO$2])/([.$AF127]^[.$AO$2]);[.$AQ$2])))*[.$V127]*0.8)+([.$O127]/10);([.O127]/8));0)*5)+10; 30); 99); 0)" office:value-type="float" office:value="35" calcext:value-type="float">
            <text:p>35</text:p>
          </table:table-cell>
          <table:table-cell table:style-name="ce11" table:formula="of:=IFERROR(MIN(MAX(ROUND(AVERAGE((MIN(([.$P127]^[.$X$2])/([.$AF127]^[.$AO$2]);[.$AQ$2]))*([.$V127]+[.$AR$2]);([.P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7]+[.$S127]+[.$U127])/8/[.$AF127];[.$AQ$2]))*([.$V127]+3)*[.$AS$2];([.U12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7]^2)/([.$AF127]^[.$AO$2]);[.$AQ$2]))*([.$V127]+3)*[.$AS$2]);([.T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7]^[.$AO$2])/([.$AF127]^[.$AO$2]);[.$AQ$2]))*([.$V127]+3)*[.$AS$2]);([.Q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7]^[.$AO$2])/([.$AF127]^[.$AO$2]);[.$AQ$2]))*([.$V127]+3)*[.$AS$2]);([.S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7]^[.$AC$2])/([.$AF127]^[.$AO$2]);[.$AQ$2]))*([.$V127]+[.$AR$2]);([.R127]/10));0)*5; [.$AU$2]); [.$AT$2]);0)" office:value-type="float" office:value="15" calcext:value-type="float">
            <text:p>15</text:p>
          </table:table-cell>
          <table:table-cell table:formula="of:=ROUND(AVERAGE([.AP127:.AV127]);2)" office:value-type="float" office:value="18.57" calcext:value-type="float">
            <text:p>18.57</text:p>
          </table:table-cell>
          <table:table-cell/>
          <table:table-cell table:formula="of:=MIN(MAX([.AH127]-[.AH126];0);[.$BF$2])" office:value-type="float" office:value="0" calcext:value-type="float">
            <text:p>0</text:p>
          </table:table-cell>
          <table:table-cell table:formula="of:=MIN(MAX([.AI127]-[.AI126];0);[.$BF$2])" office:value-type="float" office:value="0" calcext:value-type="float">
            <text:p>0</text:p>
          </table:table-cell>
          <table:table-cell table:formula="of:=MIN(MAX([.AJ127]-[.AJ126];0);[.$BF$2])" office:value-type="float" office:value="0" calcext:value-type="float">
            <text:p>0</text:p>
          </table:table-cell>
          <table:table-cell table:formula="of:=MIN(MAX([.AK127]-[.AK126];0);[.$BF$2])" office:value-type="float" office:value="0" calcext:value-type="float">
            <text:p>0</text:p>
          </table:table-cell>
          <table:table-cell table:formula="of:=MIN(MAX([.AL127]-[.AL126];0);[.$BF$2])" office:value-type="float" office:value="0" calcext:value-type="float">
            <text:p>0</text:p>
          </table:table-cell>
          <table:table-cell table:formula="of:=MIN(MAX([.AM127]-[.AM126];0);[.$BF$2])" office:value-type="float" office:value="0" calcext:value-type="float">
            <text:p>0</text:p>
          </table:table-cell>
          <table:table-cell table:formula="of:=MIN(MAX([.AN127]-[.AN12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ign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8]-[.C128]" office:value-type="float" office:value="0" calcext:value-type="float">
            <text:p>0</text:p>
          </table:table-cell>
          <table:table-cell table:style-name="ce29" table:formula="of:=[.P128]-[.D128]" office:value-type="float" office:value="0" calcext:value-type="float">
            <text:p>0</text:p>
          </table:table-cell>
          <table:table-cell table:style-name="ce60" table:formula="of:=[.Q128]-[.E128]" office:value-type="float" office:value="0" calcext:value-type="float">
            <text:p>0</text:p>
          </table:table-cell>
          <table:table-cell table:style-name="ce62" table:formula="of:=[.R128]-[.F128]" office:value-type="float" office:value="0" calcext:value-type="float">
            <text:p>0</text:p>
          </table:table-cell>
          <table:table-cell table:style-name="ce64" table:formula="of:=[.S128]-[.G128]" office:value-type="float" office:value="0" calcext:value-type="float">
            <text:p>0</text:p>
          </table:table-cell>
          <table:table-cell table:style-name="ce66" table:formula="of:=[.T128]-[.H1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8:.T128])" office:value-type="float" office:value="140" calcext:value-type="float">
            <text:p>140</text:p>
          </table:table-cell>
          <table:table-cell table:style-name="ce11" table:formula="of:=ROUND((([.U128]/[.$AE$1])*MAX([.U128]/420; 1.2));2)" office:value-type="float" office:value="1.87" calcext:value-type="float">
            <text:p>1.87</text:p>
          </table:table-cell>
          <table:table-cell table:style-name="ce4" table:formula="of:=IFERROR((ROUND((((MIN(([.$O128]^2)/([.$AF128]^2);[.$AD$2])))*[.$V128]*0.8)+([.O128]/10))*5)+10; 0)" office:value-type="float" office:value="45" calcext:value-type="float">
            <text:p>45</text:p>
          </table:table-cell>
          <table:table-cell table:style-name="ce6" table:formula="of:=IFERROR(ROUND((AVERAGE(MIN(([.$P128]^[.$X$2])/([.$AF128]^2);[.$AD$2]); MIN([.P128]/[.$AA$2]; [.$Z$2])))*([.$V128]+[.$Y$2]))*5;0)" office:value-type="float" office:value="5" calcext:value-type="float">
            <text:p>5</text:p>
          </table:table-cell>
          <table:table-cell table:style-name="ce24" table:formula="of:=IFERROR(ROUND((MIN(([.$P128]+[.$S128]+[.$U128])/8/[.$AF128];[.$AD$2]))*([.$V128]+3))*5;0)" office:value-type="float" office:value="25" calcext:value-type="float">
            <text:p>25</text:p>
          </table:table-cell>
          <table:table-cell table:style-name="ce16" table:formula="of:=IFERROR(ROUND(((MIN(([.$T128]^2)/([.$AF128]^2);[.$AD$2]))*([.$V128]+3)*[.$AF$2]))*5;0)" office:value-type="float" office:value="15" calcext:value-type="float">
            <text:p>15</text:p>
          </table:table-cell>
          <table:table-cell table:style-name="ce8" table:formula="of:=IFERROR(ROUND((AVERAGE(MIN(([.$Q128]^2)/([.$AF128]^2);[.$AD$2]);MIN([.Q128]/[.$AB$2]; [.$Z$2]))*([.$V128]+3)*[.$AF$2]))*5;0)" office:value-type="float" office:value="10" calcext:value-type="float">
            <text:p>10</text:p>
          </table:table-cell>
          <table:table-cell table:style-name="ce14" table:formula="of:=IFERROR(ROUND((AVERAGE(MIN(([.$S128]^2)/([.$AF128]^2);[.$AD$2]);MIN([.S128]/[.$AB$2]; [.$Z$2]))*([.$V128]+3)*[.$AF$2]))*5;0)" office:value-type="float" office:value="10" calcext:value-type="float">
            <text:p>10</text:p>
          </table:table-cell>
          <table:table-cell table:style-name="ce10" table:formula="of:=IFERROR(ROUND((AVERAGE(MIN(([.$R128]^[.$AC$2])/([.$AF128]^2);[.$AD$2]); MIN([.R128]/[.$AA$2]; [.$Z$2])))*([.$V128]+[.$Y$2]))*5;0)" office:value-type="float" office:value="5" calcext:value-type="float">
            <text:p>5</text:p>
          </table:table-cell>
          <table:table-cell table:style-name="ce11" table:formula="of:=ROUND(AVERAGE([.W128:.AC128]))" office:value-type="float" office:value="16" calcext:value-type="float">
            <text:p>16</text:p>
          </table:table-cell>
          <table:table-cell table:style-name="ce11" table:formula="of:=ROUND((([.U128]/[.$AE$1])*MAX([.U128]/350;0.8));2)" office:value-type="float" office:value="1.24" calcext:value-type="float">
            <text:p>1.24</text:p>
          </table:table-cell>
          <table:table-cell table:style-name="ce11" table:formula="of:=ROUND([.U12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8]^2)/([.$AF128]^2);[.$AE$2])))*[.$AE128]*0.8)+([.O128]/10))+10;10)" office:value-type="float" office:value="16" calcext:value-type="float">
            <text:p>16</text:p>
          </table:table-cell>
          <table:table-cell table:style-name="ce41" table:formula="of:=IFERROR(ROUND(((MIN(([.$P128]^2)/([.$AF128]^2);[.$AE$2])))*[.$AE128]);0)" office:value-type="float" office:value="1" calcext:value-type="float">
            <text:p>1</text:p>
          </table:table-cell>
          <table:table-cell table:style-name="ce42" table:formula="of:=IFERROR(ROUND(MIN(([.P128]+[.S128]+[.U128])/8/[.$AF128];[.$AE$2])^2*[.$AE128]);0)" office:value-type="float" office:value="1" calcext:value-type="float">
            <text:p>1</text:p>
          </table:table-cell>
          <table:table-cell table:style-name="ce43" table:formula="of:=IFERROR(ROUND(((MIN(([.T128]^2)/([.$AF128]^2);[.$AE$2])))*[.$AE128]*[.$AF$1]);0)" office:value-type="float" office:value="1" calcext:value-type="float">
            <text:p>1</text:p>
          </table:table-cell>
          <table:table-cell table:style-name="ce44" table:formula="of:=IFERROR(ROUND(((MIN(([.Q128]^2)/([.$AF128]^2);[.$AE$2])))*[.$AE128]*[.$AF$1]);0)" office:value-type="float" office:value="1" calcext:value-type="float">
            <text:p>1</text:p>
          </table:table-cell>
          <table:table-cell table:style-name="ce45" table:formula="of:=IFERROR(ROUND(((MIN(([.S128]^2)/([.$AF128]^2);[.$AE$2])))*[.$AE128]*[.$AF$1]);0)" office:value-type="float" office:value="1" calcext:value-type="float">
            <text:p>1</text:p>
          </table:table-cell>
          <table:table-cell table:style-name="ce46" table:formula="of:=IFERROR(ROUND(((MIN(([.R128]^2)/([.$AF128]^2);[.$AE$2]))*[.$AE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8]^[.$AO$2])/([.$AF128]^[.$AO$2]);[.$AQ$2])))*[.$V128]*0.8)+([.$O128]/10);([.O128]/8));0)*5)+10; 30); 99); 0)" office:value-type="float" office:value="35" calcext:value-type="float">
            <text:p>35</text:p>
          </table:table-cell>
          <table:table-cell table:style-name="ce11" table:formula="of:=IFERROR(MIN(MAX(ROUND(AVERAGE((MIN(([.$P128]^[.$X$2])/([.$AF128]^[.$AO$2]);[.$AQ$2]))*([.$V128]+[.$AR$2]);([.P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8]+[.$S128]+[.$U128])/8/[.$AF128];[.$AQ$2]))*([.$V128]+3)*[.$AS$2];([.U12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8]^2)/([.$AF128]^[.$AO$2]);[.$AQ$2]))*([.$V128]+3)*[.$AS$2]);([.T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8]^[.$AO$2])/([.$AF128]^[.$AO$2]);[.$AQ$2]))*([.$V128]+3)*[.$AS$2]);([.Q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8]^[.$AO$2])/([.$AF128]^[.$AO$2]);[.$AQ$2]))*([.$V128]+3)*[.$AS$2]);([.S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8]^[.$AC$2])/([.$AF128]^[.$AO$2]);[.$AQ$2]))*([.$V128]+[.$AR$2]);([.R128]/10));0)*5; [.$AU$2]); [.$AT$2]);0)" office:value-type="float" office:value="15" calcext:value-type="float">
            <text:p>15</text:p>
          </table:table-cell>
          <table:table-cell table:formula="of:=ROUND(AVERAGE([.AP128:.AV128]);2)" office:value-type="float" office:value="18.57" calcext:value-type="float">
            <text:p>18.57</text:p>
          </table:table-cell>
          <table:table-cell/>
          <table:table-cell table:formula="of:=MIN(MAX([.AH128]-[.AH127];0);[.$BF$2])" office:value-type="float" office:value="0" calcext:value-type="float">
            <text:p>0</text:p>
          </table:table-cell>
          <table:table-cell table:formula="of:=MIN(MAX([.AI128]-[.AI127];0);[.$BF$2])" office:value-type="float" office:value="0" calcext:value-type="float">
            <text:p>0</text:p>
          </table:table-cell>
          <table:table-cell table:formula="of:=MIN(MAX([.AJ128]-[.AJ127];0);[.$BF$2])" office:value-type="float" office:value="0" calcext:value-type="float">
            <text:p>0</text:p>
          </table:table-cell>
          <table:table-cell table:formula="of:=MIN(MAX([.AK128]-[.AK127];0);[.$BF$2])" office:value-type="float" office:value="0" calcext:value-type="float">
            <text:p>0</text:p>
          </table:table-cell>
          <table:table-cell table:formula="of:=MIN(MAX([.AL128]-[.AL127];0);[.$BF$2])" office:value-type="float" office:value="0" calcext:value-type="float">
            <text:p>0</text:p>
          </table:table-cell>
          <table:table-cell table:formula="of:=MIN(MAX([.AM128]-[.AM127];0);[.$BF$2])" office:value-type="float" office:value="0" calcext:value-type="float">
            <text:p>0</text:p>
          </table:table-cell>
          <table:table-cell table:formula="of:=MIN(MAX([.AN128]-[.AN12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oins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9]-[.C129]" office:value-type="float" office:value="0" calcext:value-type="float">
            <text:p>0</text:p>
          </table:table-cell>
          <table:table-cell table:style-name="ce29" table:formula="of:=[.P129]-[.D129]" office:value-type="float" office:value="0" calcext:value-type="float">
            <text:p>0</text:p>
          </table:table-cell>
          <table:table-cell table:style-name="ce60" table:formula="of:=[.Q129]-[.E129]" office:value-type="float" office:value="0" calcext:value-type="float">
            <text:p>0</text:p>
          </table:table-cell>
          <table:table-cell table:style-name="ce62" table:formula="of:=[.R129]-[.F129]" office:value-type="float" office:value="0" calcext:value-type="float">
            <text:p>0</text:p>
          </table:table-cell>
          <table:table-cell table:style-name="ce64" table:formula="of:=[.S129]-[.G129]" office:value-type="float" office:value="0" calcext:value-type="float">
            <text:p>0</text:p>
          </table:table-cell>
          <table:table-cell table:style-name="ce66" table:formula="of:=[.T129]-[.H1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9:.T129])" office:value-type="float" office:value="140" calcext:value-type="float">
            <text:p>140</text:p>
          </table:table-cell>
          <table:table-cell table:style-name="ce11" table:formula="of:=ROUND((([.U129]/[.$AE$1])*MAX([.U129]/420; 1.2));2)" office:value-type="float" office:value="1.87" calcext:value-type="float">
            <text:p>1.87</text:p>
          </table:table-cell>
          <table:table-cell table:style-name="ce4" table:formula="of:=IFERROR((ROUND((((MIN(([.$O129]^2)/([.$AF129]^2);[.$AD$2])))*[.$V129]*0.8)+([.O129]/10))*5)+10; 0)" office:value-type="float" office:value="45" calcext:value-type="float">
            <text:p>45</text:p>
          </table:table-cell>
          <table:table-cell table:style-name="ce6" table:formula="of:=IFERROR(ROUND((AVERAGE(MIN(([.$P129]^[.$X$2])/([.$AF129]^2);[.$AD$2]); MIN([.P129]/[.$AA$2]; [.$Z$2])))*([.$V129]+[.$Y$2]))*5;0)" office:value-type="float" office:value="5" calcext:value-type="float">
            <text:p>5</text:p>
          </table:table-cell>
          <table:table-cell table:style-name="ce24" table:formula="of:=IFERROR(ROUND((MIN(([.$P129]+[.$S129]+[.$U129])/8/[.$AF129];[.$AD$2]))*([.$V129]+3))*5;0)" office:value-type="float" office:value="25" calcext:value-type="float">
            <text:p>25</text:p>
          </table:table-cell>
          <table:table-cell table:style-name="ce16" table:formula="of:=IFERROR(ROUND(((MIN(([.$T129]^2)/([.$AF129]^2);[.$AD$2]))*([.$V129]+3)*[.$AF$2]))*5;0)" office:value-type="float" office:value="15" calcext:value-type="float">
            <text:p>15</text:p>
          </table:table-cell>
          <table:table-cell table:style-name="ce8" table:formula="of:=IFERROR(ROUND((AVERAGE(MIN(([.$Q129]^2)/([.$AF129]^2);[.$AD$2]);MIN([.Q129]/[.$AB$2]; [.$Z$2]))*([.$V129]+3)*[.$AF$2]))*5;0)" office:value-type="float" office:value="10" calcext:value-type="float">
            <text:p>10</text:p>
          </table:table-cell>
          <table:table-cell table:style-name="ce14" table:formula="of:=IFERROR(ROUND((AVERAGE(MIN(([.$S129]^2)/([.$AF129]^2);[.$AD$2]);MIN([.S129]/[.$AB$2]; [.$Z$2]))*([.$V129]+3)*[.$AF$2]))*5;0)" office:value-type="float" office:value="10" calcext:value-type="float">
            <text:p>10</text:p>
          </table:table-cell>
          <table:table-cell table:style-name="ce10" table:formula="of:=IFERROR(ROUND((AVERAGE(MIN(([.$R129]^[.$AC$2])/([.$AF129]^2);[.$AD$2]); MIN([.R129]/[.$AA$2]; [.$Z$2])))*([.$V129]+[.$Y$2]))*5;0)" office:value-type="float" office:value="5" calcext:value-type="float">
            <text:p>5</text:p>
          </table:table-cell>
          <table:table-cell table:style-name="ce11" table:formula="of:=ROUND(AVERAGE([.W129:.AC129]))" office:value-type="float" office:value="16" calcext:value-type="float">
            <text:p>16</text:p>
          </table:table-cell>
          <table:table-cell table:style-name="ce11" table:formula="of:=ROUND((([.U129]/[.$AE$1])*MAX([.U129]/350;0.8));2)" office:value-type="float" office:value="1.24" calcext:value-type="float">
            <text:p>1.24</text:p>
          </table:table-cell>
          <table:table-cell table:style-name="ce11" table:formula="of:=ROUND([.U12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9]^2)/([.$AF129]^2);[.$AE$2])))*[.$AE129]*0.8)+([.O129]/10))+10;10)" office:value-type="float" office:value="16" calcext:value-type="float">
            <text:p>16</text:p>
          </table:table-cell>
          <table:table-cell table:style-name="ce41" table:formula="of:=IFERROR(ROUND(((MIN(([.$P129]^2)/([.$AF129]^2);[.$AE$2])))*[.$AE129]);0)" office:value-type="float" office:value="1" calcext:value-type="float">
            <text:p>1</text:p>
          </table:table-cell>
          <table:table-cell table:style-name="ce42" table:formula="of:=IFERROR(ROUND(MIN(([.P129]+[.S129]+[.U129])/8/[.$AF129];[.$AE$2])^2*[.$AE129]);0)" office:value-type="float" office:value="1" calcext:value-type="float">
            <text:p>1</text:p>
          </table:table-cell>
          <table:table-cell table:style-name="ce43" table:formula="of:=IFERROR(ROUND(((MIN(([.T129]^2)/([.$AF129]^2);[.$AE$2])))*[.$AE129]*[.$AF$1]);0)" office:value-type="float" office:value="1" calcext:value-type="float">
            <text:p>1</text:p>
          </table:table-cell>
          <table:table-cell table:style-name="ce44" table:formula="of:=IFERROR(ROUND(((MIN(([.Q129]^2)/([.$AF129]^2);[.$AE$2])))*[.$AE129]*[.$AF$1]);0)" office:value-type="float" office:value="1" calcext:value-type="float">
            <text:p>1</text:p>
          </table:table-cell>
          <table:table-cell table:style-name="ce45" table:formula="of:=IFERROR(ROUND(((MIN(([.S129]^2)/([.$AF129]^2);[.$AE$2])))*[.$AE129]*[.$AF$1]);0)" office:value-type="float" office:value="1" calcext:value-type="float">
            <text:p>1</text:p>
          </table:table-cell>
          <table:table-cell table:style-name="ce46" table:formula="of:=IFERROR(ROUND(((MIN(([.R129]^2)/([.$AF129]^2);[.$AE$2]))*[.$AE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9]^[.$AO$2])/([.$AF129]^[.$AO$2]);[.$AQ$2])))*[.$V129]*0.8)+([.$O129]/10);([.O129]/8));0)*5)+10; 30); 99); 0)" office:value-type="float" office:value="35" calcext:value-type="float">
            <text:p>35</text:p>
          </table:table-cell>
          <table:table-cell table:style-name="ce11" table:formula="of:=IFERROR(MIN(MAX(ROUND(AVERAGE((MIN(([.$P129]^[.$X$2])/([.$AF129]^[.$AO$2]);[.$AQ$2]))*([.$V129]+[.$AR$2]);([.P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9]+[.$S129]+[.$U129])/8/[.$AF129];[.$AQ$2]))*([.$V129]+3)*[.$AS$2];([.U12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9]^2)/([.$AF129]^[.$AO$2]);[.$AQ$2]))*([.$V129]+3)*[.$AS$2]);([.T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9]^[.$AO$2])/([.$AF129]^[.$AO$2]);[.$AQ$2]))*([.$V129]+3)*[.$AS$2]);([.Q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9]^[.$AO$2])/([.$AF129]^[.$AO$2]);[.$AQ$2]))*([.$V129]+3)*[.$AS$2]);([.S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9]^[.$AC$2])/([.$AF129]^[.$AO$2]);[.$AQ$2]))*([.$V129]+[.$AR$2]);([.R129]/10));0)*5; [.$AU$2]); [.$AT$2]);0)" office:value-type="float" office:value="15" calcext:value-type="float">
            <text:p>15</text:p>
          </table:table-cell>
          <table:table-cell table:formula="of:=ROUND(AVERAGE([.AP129:.AV129]);2)" office:value-type="float" office:value="18.57" calcext:value-type="float">
            <text:p>18.57</text:p>
          </table:table-cell>
          <table:table-cell/>
          <table:table-cell table:formula="of:=MIN(MAX([.AH129]-[.AH128];0);[.$BF$2])" office:value-type="float" office:value="0" calcext:value-type="float">
            <text:p>0</text:p>
          </table:table-cell>
          <table:table-cell table:formula="of:=MIN(MAX([.AI129]-[.AI128];0);[.$BF$2])" office:value-type="float" office:value="0" calcext:value-type="float">
            <text:p>0</text:p>
          </table:table-cell>
          <table:table-cell table:formula="of:=MIN(MAX([.AJ129]-[.AJ128];0);[.$BF$2])" office:value-type="float" office:value="0" calcext:value-type="float">
            <text:p>0</text:p>
          </table:table-cell>
          <table:table-cell table:formula="of:=MIN(MAX([.AK129]-[.AK128];0);[.$BF$2])" office:value-type="float" office:value="0" calcext:value-type="float">
            <text:p>0</text:p>
          </table:table-cell>
          <table:table-cell table:formula="of:=MIN(MAX([.AL129]-[.AL128];0);[.$BF$2])" office:value-type="float" office:value="0" calcext:value-type="float">
            <text:p>0</text:p>
          </table:table-cell>
          <table:table-cell table:formula="of:=MIN(MAX([.AM129]-[.AM128];0);[.$BF$2])" office:value-type="float" office:value="0" calcext:value-type="float">
            <text:p>0</text:p>
          </table:table-cell>
          <table:table-cell table:formula="of:=MIN(MAX([.AN129]-[.AN12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30]-[.C130]" office:value-type="float" office:value="-15" calcext:value-type="float">
            <text:p>-15</text:p>
          </table:table-cell>
          <table:table-cell table:style-name="ce29" table:formula="of:=[.P130]-[.D130]" office:value-type="float" office:value="5" calcext:value-type="float">
            <text:p>5</text:p>
          </table:table-cell>
          <table:table-cell table:style-name="ce60" table:formula="of:=[.Q130]-[.E130]" office:value-type="float" office:value="0" calcext:value-type="float">
            <text:p>0</text:p>
          </table:table-cell>
          <table:table-cell table:style-name="ce62" table:formula="of:=[.R130]-[.F130]" office:value-type="float" office:value="10" calcext:value-type="float">
            <text:p>10</text:p>
          </table:table-cell>
          <table:table-cell table:style-name="ce64" table:formula="of:=[.S130]-[.G130]" office:value-type="float" office:value="-5" calcext:value-type="float">
            <text:p>-5</text:p>
          </table:table-cell>
          <table:table-cell table:style-name="ce66" table:formula="of:=[.T130]-[.H130]" office:value-type="float" office:value="15" calcext:value-type="float">
            <text:p>15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0:.T130])" office:value-type="float" office:value="510" calcext:value-type="float">
            <text:p>510</text:p>
          </table:table-cell>
          <table:table-cell table:style-name="ce11" table:formula="of:=ROUND((([.U130]/[.$AE$1])*MAX([.U130]/420; 1.2));2)" office:value-type="float" office:value="6.88" calcext:value-type="float">
            <text:p>6.88</text:p>
          </table:table-cell>
          <table:table-cell table:style-name="ce4" table:formula="of:=IFERROR((ROUND((((MIN(([.$O130]^2)/([.$AF130]^2);[.$AD$2])))*[.$V130]*0.8)+([.O130]/10))*5)+10; 0)" office:value-type="float" office:value="85" calcext:value-type="float">
            <text:p>85</text:p>
          </table:table-cell>
          <table:table-cell table:style-name="ce6" table:formula="of:=IFERROR(ROUND((AVERAGE(MIN(([.$P130]^[.$X$2])/([.$AF130]^2);[.$AD$2]); MIN([.P130]/[.$AA$2]; [.$Z$2])))*([.$V130]+[.$Y$2]))*5;0)" office:value-type="float" office:value="65" calcext:value-type="float">
            <text:p>65</text:p>
          </table:table-cell>
          <table:table-cell table:style-name="ce24" table:formula="of:=IFERROR(ROUND((MIN(([.$P130]+[.$S130]+[.$U130])/8/[.$AF130];[.$AD$2]))*([.$V130]+3))*5;0)" office:value-type="float" office:value="50" calcext:value-type="float">
            <text:p>50</text:p>
          </table:table-cell>
          <table:table-cell table:style-name="ce16" table:formula="of:=IFERROR(ROUND(((MIN(([.$T130]^2)/([.$AF130]^2);[.$AD$2]))*([.$V130]+3)*[.$AF$2]))*5;0)" office:value-type="float" office:value="25" calcext:value-type="float">
            <text:p>25</text:p>
          </table:table-cell>
          <table:table-cell table:style-name="ce8" table:formula="of:=IFERROR(ROUND((AVERAGE(MIN(([.$Q130]^2)/([.$AF130]^2);[.$AD$2]);MIN([.Q130]/[.$AB$2]; [.$Z$2]))*([.$V130]+3)*[.$AF$2]))*5;0)" office:value-type="float" office:value="50" calcext:value-type="float">
            <text:p>50</text:p>
          </table:table-cell>
          <table:table-cell table:style-name="ce14" table:formula="of:=IFERROR(ROUND((AVERAGE(MIN(([.$S130]^2)/([.$AF130]^2);[.$AD$2]);MIN([.S130]/[.$AB$2]; [.$Z$2]))*([.$V130]+3)*[.$AF$2]))*5;0)" office:value-type="float" office:value="65" calcext:value-type="float">
            <text:p>65</text:p>
          </table:table-cell>
          <table:table-cell table:style-name="ce10" table:formula="of:=IFERROR(ROUND((AVERAGE(MIN(([.$R130]^[.$AC$2])/([.$AF130]^2);[.$AD$2]); MIN([.R130]/[.$AA$2]; [.$Z$2])))*([.$V130]+[.$Y$2]))*5;0)" office:value-type="float" office:value="45" calcext:value-type="float">
            <text:p>45</text:p>
          </table:table-cell>
          <table:table-cell table:style-name="ce11" table:formula="of:=ROUND(AVERAGE([.W130:.AC130]))" office:value-type="float" office:value="55" calcext:value-type="float">
            <text:p>55</text:p>
          </table:table-cell>
          <table:table-cell table:style-name="ce11" table:formula="of:=ROUND((([.U130]/[.$AE$1])*MAX([.U130]/350;0.8));2)" office:value-type="float" office:value="8.26" calcext:value-type="float">
            <text:p>8.26</text:p>
          </table:table-cell>
          <table:table-cell table:style-name="ce11" table:formula="of:=ROUND([.U130]/6;2)" office:value-type="float" office:value="85" calcext:value-type="float">
            <text:p>85</text:p>
          </table:table-cell>
          <table:table-cell table:style-name="ce11"/>
          <table:table-cell table:style-name="ce40" table:formula="of:=IFERROR(ROUND((((MIN(([.$O130]^2)/([.$AF130]^2);[.$AE$2])))*[.$AE130]*0.8)+([.O130]/10))+10;10)" office:value-type="float" office:value="26" calcext:value-type="float">
            <text:p>26</text:p>
          </table:table-cell>
          <table:table-cell table:style-name="ce41" table:formula="of:=IFERROR(ROUND(((MIN(([.$P130]^2)/([.$AF130]^2);[.$AE$2])))*[.$AE130]);0)" office:value-type="float" office:value="14" calcext:value-type="float">
            <text:p>14</text:p>
          </table:table-cell>
          <table:table-cell table:style-name="ce42" table:formula="of:=IFERROR(ROUND(MIN(([.P130]+[.S130]+[.U130])/8/[.$AF130];[.$AE$2])^2*[.$AE130]);0)" office:value-type="float" office:value="9" calcext:value-type="float">
            <text:p>9</text:p>
          </table:table-cell>
          <table:table-cell table:style-name="ce43" table:formula="of:=IFERROR(ROUND(((MIN(([.T130]^2)/([.$AF130]^2);[.$AE$2])))*[.$AE130]*[.$AF$1]);0)" office:value-type="float" office:value="3" calcext:value-type="float">
            <text:p>3</text:p>
          </table:table-cell>
          <table:table-cell table:style-name="ce44" table:formula="of:=IFERROR(ROUND(((MIN(([.Q130]^2)/([.$AF130]^2);[.$AE$2])))*[.$AE130]*[.$AF$1]);0)" office:value-type="float" office:value="5" calcext:value-type="float">
            <text:p>5</text:p>
          </table:table-cell>
          <table:table-cell table:style-name="ce45" table:formula="of:=IFERROR(ROUND(((MIN(([.S130]^2)/([.$AF130]^2);[.$AE$2])))*[.$AE130]*[.$AF$1]);0)" office:value-type="float" office:value="7" calcext:value-type="float">
            <text:p>7</text:p>
          </table:table-cell>
          <table:table-cell table:style-name="ce46" table:formula="of:=IFERROR(ROUND(((MIN(([.R130]^2)/([.$AF130]^2);[.$AE$2]))*[.$AE130]));0)" office:value-type="float" office:value="6" calcext:value-type="float">
            <text:p>6</text:p>
          </table:table-cell>
          <table:table-cell table:formula="of:=ROUND(AVERAGE([.AI130:.AN130]);2)" office:value-type="float" office:value="7.33" calcext:value-type="float">
            <text:p>7.33</text:p>
          </table:table-cell>
          <table:table-cell table:style-name="ce11" table:formula="of:=IFERROR(MIN(MAX((ROUND(AVERAGE((((MIN(([.$O130]^[.$AO$2])/([.$AF130]^[.$AO$2]);[.$AQ$2])))*[.$V130]*0.8)+([.$O130]/10);([.O130]/8));0)*5)+10; 30); 99); 0)" office:value-type="float" office:value="75" calcext:value-type="float">
            <text:p>75</text:p>
          </table:table-cell>
          <table:table-cell table:style-name="ce11" table:formula="of:=IFERROR(MIN(MAX(ROUND(AVERAGE((MIN(([.$P130]^[.$X$2])/([.$AF130]^[.$AO$2]);[.$AQ$2]))*([.$V130]+[.$AR$2]);([.P13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30]+[.$S130]+[.$U130])/8/[.$AF130];[.$AQ$2]))*([.$V130]+3)*[.$AS$2];([.U13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0]^2)/([.$AF130]^[.$AO$2]);[.$AQ$2]))*([.$V130]+3)*[.$AS$2]);([.T1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0]^[.$AO$2])/([.$AF130]^[.$AO$2]);[.$AQ$2]))*([.$V130]+3)*[.$AS$2]);([.Q13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30]^[.$AO$2])/([.$AF130]^[.$AO$2]);[.$AQ$2]))*([.$V130]+3)*[.$AS$2]);([.S1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30]^[.$AC$2])/([.$AF130]^[.$AO$2]);[.$AQ$2]))*([.$V130]+[.$AR$2]);([.R130]/10));0)*5; [.$AU$2]); [.$AT$2]);0)" office:value-type="float" office:value="35" calcext:value-type="float">
            <text:p>35</text:p>
          </table:table-cell>
          <table:table-cell table:formula="of:=ROUND(AVERAGE([.AP130:.AV130]);2)" office:value-type="float" office:value="46.43" calcext:value-type="float">
            <text:p>46.43</text:p>
          </table:table-cell>
          <table:table-cell/>
          <table:table-cell table:style-name="ce21" table:formula="of:=MIN(MAX([.AH130]-[.AH96];0);[.$BF$2])" office:value-type="float" office:value="3" calcext:value-type="float">
            <text:p>3</text:p>
          </table:table-cell>
          <table:table-cell table:style-name="ce21" table:formula="of:=MIN(MAX([.AI130]-[.AI96];0);[.$BF$2])" office:value-type="float" office:value="6" calcext:value-type="float">
            <text:p>6</text:p>
          </table:table-cell>
          <table:table-cell table:style-name="ce21" table:formula="of:=MIN(MAX([.AJ130]-[.AJ96];0);[.$BF$2])" office:value-type="float" office:value="4" calcext:value-type="float">
            <text:p>4</text:p>
          </table:table-cell>
          <table:table-cell table:style-name="ce21" table:formula="of:=MIN(MAX([.AK130]-[.AK96];0);[.$BF$2])" office:value-type="float" office:value="2" calcext:value-type="float">
            <text:p>2</text:p>
          </table:table-cell>
          <table:table-cell table:style-name="ce21" table:formula="of:=MIN(MAX([.AL130]-[.AL96];0);[.$BF$2])" office:value-type="float" office:value="4" calcext:value-type="float">
            <text:p>4</text:p>
          </table:table-cell>
          <table:table-cell table:style-name="ce21" table:formula="of:=MIN(MAX([.AM130]-[.AM96];0);[.$BF$2])" office:value-type="float" office:value="4" calcext:value-type="float">
            <text:p>4</text:p>
          </table:table-cell>
          <table:table-cell table:style-name="ce21" table:formula="of:=MIN(MAX([.AN130]-[.AN96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31]-[.C131]" office:value-type="float" office:value="20" calcext:value-type="float">
            <text:p>20</text:p>
          </table:table-cell>
          <table:table-cell table:style-name="ce29" table:formula="of:=[.P131]-[.D131]" office:value-type="float" office:value="5" calcext:value-type="float">
            <text:p>5</text:p>
          </table:table-cell>
          <table:table-cell table:style-name="ce60" table:formula="of:=[.Q131]-[.E131]" office:value-type="float" office:value="-30" calcext:value-type="float">
            <text:p>-30</text:p>
          </table:table-cell>
          <table:table-cell table:style-name="ce62" table:formula="of:=[.R131]-[.F131]" office:value-type="float" office:value="20" calcext:value-type="float">
            <text:p>20</text:p>
          </table:table-cell>
          <table:table-cell table:style-name="ce64" table:formula="of:=[.S131]-[.G131]" office:value-type="float" office:value="10" calcext:value-type="float">
            <text:p>10</text:p>
          </table:table-cell>
          <table:table-cell table:style-name="ce66" table:formula="of:=[.T131]-[.H13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31:.T131])" office:value-type="float" office:value="345" calcext:value-type="float">
            <text:p>345</text:p>
          </table:table-cell>
          <table:table-cell table:style-name="ce11" table:formula="of:=ROUND((([.U131]/[.$AE$1])*MAX([.U131]/420; 1.2));2)" office:value-type="float" office:value="4.6" calcext:value-type="float">
            <text:p>4.6</text:p>
          </table:table-cell>
          <table:table-cell table:style-name="ce4" table:formula="of:=IFERROR((ROUND((((MIN(([.$O131]^2)/([.$AF131]^2);[.$AD$2])))*[.$V131]*0.8)+([.O131]/10))*5)+10; 0)" office:value-type="float" office:value="50" calcext:value-type="float">
            <text:p>50</text:p>
          </table:table-cell>
          <table:table-cell table:style-name="ce6" table:formula="of:=IFERROR(ROUND((AVERAGE(MIN(([.$P131]^[.$X$2])/([.$AF131]^2);[.$AD$2]); MIN([.P131]/[.$AA$2]; [.$Z$2])))*([.$V131]+[.$Y$2]))*5;0)" office:value-type="float" office:value="35" calcext:value-type="float">
            <text:p>35</text:p>
          </table:table-cell>
          <table:table-cell table:style-name="ce24" table:formula="of:=IFERROR(ROUND((MIN(([.$P131]+[.$S131]+[.$U131])/8/[.$AF131];[.$AD$2]))*([.$V131]+3))*5;0)" office:value-type="float" office:value="35" calcext:value-type="float">
            <text:p>35</text:p>
          </table:table-cell>
          <table:table-cell table:style-name="ce16" table:formula="of:=IFERROR(ROUND(((MIN(([.$T131]^2)/([.$AF131]^2);[.$AD$2]))*([.$V131]+3)*[.$AF$2]))*5;0)" office:value-type="float" office:value="30" calcext:value-type="float">
            <text:p>30</text:p>
          </table:table-cell>
          <table:table-cell table:style-name="ce8" table:formula="of:=IFERROR(ROUND((AVERAGE(MIN(([.$Q131]^2)/([.$AF131]^2);[.$AD$2]);MIN([.Q131]/[.$AB$2]; [.$Z$2]))*([.$V131]+3)*[.$AF$2]))*5;0)" office:value-type="float" office:value="45" calcext:value-type="float">
            <text:p>45</text:p>
          </table:table-cell>
          <table:table-cell table:style-name="ce14" table:formula="of:=IFERROR(ROUND((AVERAGE(MIN(([.$S131]^2)/([.$AF131]^2);[.$AD$2]);MIN([.S131]/[.$AB$2]; [.$Z$2]))*([.$V131]+3)*[.$AF$2]))*5;0)" office:value-type="float" office:value="15" calcext:value-type="float">
            <text:p>15</text:p>
          </table:table-cell>
          <table:table-cell table:style-name="ce10" table:formula="of:=IFERROR(ROUND((AVERAGE(MIN(([.$R131]^[.$AC$2])/([.$AF131]^2);[.$AD$2]); MIN([.R131]/[.$AA$2]; [.$Z$2])))*([.$V131]+[.$Y$2]))*5;0)" office:value-type="float" office:value="35" calcext:value-type="float">
            <text:p>35</text:p>
          </table:table-cell>
          <table:table-cell table:style-name="ce11" table:formula="of:=ROUND(AVERAGE([.W131:.AC131]))" office:value-type="float" office:value="35" calcext:value-type="float">
            <text:p>35</text:p>
          </table:table-cell>
          <table:table-cell table:style-name="ce11" table:formula="of:=ROUND((([.U131]/[.$AE$1])*MAX([.U131]/350;0.8));2)" office:value-type="float" office:value="3.78" calcext:value-type="float">
            <text:p>3.78</text:p>
          </table:table-cell>
          <table:table-cell table:style-name="ce11" table:formula="of:=ROUND([.U131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131]^2)/([.$AF131]^2);[.$AE$2])))*[.$AE131]*0.8)+([.O131]/10))+10;10)" office:value-type="float" office:value="17" calcext:value-type="float">
            <text:p>17</text:p>
          </table:table-cell>
          <table:table-cell table:style-name="ce41" table:formula="of:=IFERROR(ROUND(((MIN(([.$P131]^2)/([.$AF131]^2);[.$AE$2])))*[.$AE131]);0)" office:value-type="float" office:value="6" calcext:value-type="float">
            <text:p>6</text:p>
          </table:table-cell>
          <table:table-cell table:style-name="ce42" table:formula="of:=IFERROR(ROUND(MIN(([.P131]+[.S131]+[.U131])/8/[.$AF131];[.$AE$2])^2*[.$AE131]);0)" office:value-type="float" office:value="4" calcext:value-type="float">
            <text:p>4</text:p>
          </table:table-cell>
          <table:table-cell table:style-name="ce43" table:formula="of:=IFERROR(ROUND(((MIN(([.T131]^2)/([.$AF131]^2);[.$AE$2])))*[.$AE131]*[.$AF$1]);0)" office:value-type="float" office:value="2" calcext:value-type="float">
            <text:p>2</text:p>
          </table:table-cell>
          <table:table-cell table:style-name="ce44" table:formula="of:=IFERROR(ROUND(((MIN(([.Q131]^2)/([.$AF131]^2);[.$AE$2])))*[.$AE131]*[.$AF$1]);0)" office:value-type="float" office:value="4" calcext:value-type="float">
            <text:p>4</text:p>
          </table:table-cell>
          <table:table-cell table:style-name="ce45" table:formula="of:=IFERROR(ROUND(((MIN(([.S131]^2)/([.$AF131]^2);[.$AE$2])))*[.$AE131]*[.$AF$1]);0)" office:value-type="float" office:value="1" calcext:value-type="float">
            <text:p>1</text:p>
          </table:table-cell>
          <table:table-cell table:style-name="ce46" table:formula="of:=IFERROR(ROUND(((MIN(([.R131]^2)/([.$AF131]^2);[.$AE$2]))*[.$AE131]));0)" office:value-type="float" office:value="5" calcext:value-type="float">
            <text:p>5</text:p>
          </table:table-cell>
          <table:table-cell table:formula="of:=ROUND(AVERAGE([.AI131:.AN131]);2)" office:value-type="float" office:value="3.67" calcext:value-type="float">
            <text:p>3.67</text:p>
          </table:table-cell>
          <table:table-cell table:style-name="ce11" table:formula="of:=IFERROR(MIN(MAX((ROUND(AVERAGE((((MIN(([.$O131]^[.$AO$2])/([.$AF131]^[.$AO$2]);[.$AQ$2])))*[.$V131]*0.8)+([.$O131]/10);([.O131]/8));0)*5)+10; 30); 99); 0)" office:value-type="float" office:value="45" calcext:value-type="float">
            <text:p>45</text:p>
          </table:table-cell>
          <table:table-cell table:style-name="ce11" table:formula="of:=IFERROR(MIN(MAX(ROUND(AVERAGE((MIN(([.$P131]^[.$X$2])/([.$AF131]^[.$AO$2]);[.$AQ$2]))*([.$V131]+[.$AR$2]);([.P13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1]+[.$S131]+[.$U131])/8/[.$AF131];[.$AQ$2]))*([.$V131]+3)*[.$AS$2];([.U1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1]^2)/([.$AF131]^[.$AO$2]);[.$AQ$2]))*([.$V131]+3)*[.$AS$2]);([.T13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1]^[.$AO$2])/([.$AF131]^[.$AO$2]);[.$AQ$2]))*([.$V131]+3)*[.$AS$2]);([.Q13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1]^[.$AO$2])/([.$AF131]^[.$AO$2]);[.$AQ$2]))*([.$V131]+3)*[.$AS$2]);([.S13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1]^[.$AC$2])/([.$AF131]^[.$AO$2]);[.$AQ$2]))*([.$V131]+[.$AR$2]);([.R131]/10));0)*5; [.$AU$2]); [.$AT$2]);0)" office:value-type="float" office:value="35" calcext:value-type="float">
            <text:p>35</text:p>
          </table:table-cell>
          <table:table-cell table:formula="of:=ROUND(AVERAGE([.AP131:.AV131]);2)" office:value-type="float" office:value="32.86" calcext:value-type="float">
            <text:p>32.86</text:p>
          </table:table-cell>
          <table:table-cell/>
          <table:table-cell table:formula="of:=MIN(MAX([.AH131]-[.AH130];0);[.$BF$2])" office:value-type="float" office:value="0" calcext:value-type="float">
            <text:p>0</text:p>
          </table:table-cell>
          <table:table-cell table:formula="of:=MIN(MAX([.AI131]-[.AI130];0);[.$BF$2])" office:value-type="float" office:value="0" calcext:value-type="float">
            <text:p>0</text:p>
          </table:table-cell>
          <table:table-cell table:formula="of:=MIN(MAX([.AJ131]-[.AJ130];0);[.$BF$2])" office:value-type="float" office:value="0" calcext:value-type="float">
            <text:p>0</text:p>
          </table:table-cell>
          <table:table-cell table:formula="of:=MIN(MAX([.AK131]-[.AK130];0);[.$BF$2])" office:value-type="float" office:value="0" calcext:value-type="float">
            <text:p>0</text:p>
          </table:table-cell>
          <table:table-cell table:formula="of:=MIN(MAX([.AL131]-[.AL130];0);[.$BF$2])" office:value-type="float" office:value="0" calcext:value-type="float">
            <text:p>0</text:p>
          </table:table-cell>
          <table:table-cell table:formula="of:=MIN(MAX([.AM131]-[.AM130];0);[.$BF$2])" office:value-type="float" office:value="0" calcext:value-type="float">
            <text:p>0</text:p>
          </table:table-cell>
          <table:table-cell table:formula="of:=MIN(MAX([.AN131]-[.AN13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80" calcext:value-type="float">
            <text:p>1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132]-[.C132]" office:value-type="float" office:value="20" calcext:value-type="float">
            <text:p>20</text:p>
          </table:table-cell>
          <table:table-cell table:style-name="ce29" table:formula="of:=[.P132]-[.D132]" office:value-type="float" office:value="0" calcext:value-type="float">
            <text:p>0</text:p>
          </table:table-cell>
          <table:table-cell table:style-name="ce60" table:formula="of:=[.Q132]-[.E132]" office:value-type="float" office:value="-40" calcext:value-type="float">
            <text:p>-40</text:p>
          </table:table-cell>
          <table:table-cell table:style-name="ce62" table:formula="of:=[.R132]-[.F132]" office:value-type="float" office:value="5" calcext:value-type="float">
            <text:p>5</text:p>
          </table:table-cell>
          <table:table-cell table:style-name="ce64" table:formula="of:=[.S132]-[.G132]" office:value-type="float" office:value="5" calcext:value-type="float">
            <text:p>5</text:p>
          </table:table-cell>
          <table:table-cell table:style-name="ce66" table:formula="of:=[.T132]-[.H132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40" calcext:value-type="float">
            <text:p>14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32:.T132])" office:value-type="float" office:value="520" calcext:value-type="float">
            <text:p>520</text:p>
          </table:table-cell>
          <table:table-cell table:style-name="ce11" table:formula="of:=ROUND((([.U132]/[.$AE$1])*MAX([.U132]/420; 1.2));2)" office:value-type="float" office:value="7.15" calcext:value-type="float">
            <text:p>7.15</text:p>
          </table:table-cell>
          <table:table-cell table:style-name="ce4" table:formula="of:=IFERROR((ROUND((((MIN(([.$O132]^2)/([.$AF132]^2);[.$AD$2])))*[.$V132]*0.8)+([.O132]/10))*5)+10; 0)" office:value-type="float" office:value="65" calcext:value-type="float">
            <text:p>65</text:p>
          </table:table-cell>
          <table:table-cell table:style-name="ce6" table:formula="of:=IFERROR(ROUND((AVERAGE(MIN(([.$P132]^[.$X$2])/([.$AF132]^2);[.$AD$2]); MIN([.P132]/[.$AA$2]; [.$Z$2])))*([.$V132]+[.$Y$2]))*5;0)" office:value-type="float" office:value="60" calcext:value-type="float">
            <text:p>60</text:p>
          </table:table-cell>
          <table:table-cell table:style-name="ce24" table:formula="of:=IFERROR(ROUND((MIN(([.$P132]+[.$S132]+[.$U132])/8/[.$AF132];[.$AD$2]))*([.$V132]+3))*5;0)" office:value-type="float" office:value="50" calcext:value-type="float">
            <text:p>50</text:p>
          </table:table-cell>
          <table:table-cell table:style-name="ce16" table:formula="of:=IFERROR(ROUND(((MIN(([.$T132]^2)/([.$AF132]^2);[.$AD$2]))*([.$V132]+3)*[.$AF$2]))*5;0)" office:value-type="float" office:value="30" calcext:value-type="float">
            <text:p>30</text:p>
          </table:table-cell>
          <table:table-cell table:style-name="ce8" table:formula="of:=IFERROR(ROUND((AVERAGE(MIN(([.$Q132]^2)/([.$AF132]^2);[.$AD$2]);MIN([.Q132]/[.$AB$2]; [.$Z$2]))*([.$V132]+3)*[.$AF$2]))*5;0)" office:value-type="float" office:value="85" calcext:value-type="float">
            <text:p>85</text:p>
          </table:table-cell>
          <table:table-cell table:style-name="ce14" table:formula="of:=IFERROR(ROUND((AVERAGE(MIN(([.$S132]^2)/([.$AF132]^2);[.$AD$2]);MIN([.S132]/[.$AB$2]; [.$Z$2]))*([.$V132]+3)*[.$AF$2]))*5;0)" office:value-type="float" office:value="30" calcext:value-type="float">
            <text:p>30</text:p>
          </table:table-cell>
          <table:table-cell table:style-name="ce10" table:formula="of:=IFERROR(ROUND((AVERAGE(MIN(([.$R132]^[.$AC$2])/([.$AF132]^2);[.$AD$2]); MIN([.R132]/[.$AA$2]; [.$Z$2])))*([.$V132]+[.$Y$2]))*5;0)" office:value-type="float" office:value="55" calcext:value-type="float">
            <text:p>55</text:p>
          </table:table-cell>
          <table:table-cell table:style-name="ce11" table:formula="of:=ROUND(AVERAGE([.W132:.AC132]))" office:value-type="float" office:value="54" calcext:value-type="float">
            <text:p>54</text:p>
          </table:table-cell>
          <table:table-cell table:style-name="ce11" table:formula="of:=ROUND((([.U132]/[.$AE$1])*MAX([.U132]/350;0.8));2)" office:value-type="float" office:value="8.58" calcext:value-type="float">
            <text:p>8.58</text:p>
          </table:table-cell>
          <table:table-cell table:style-name="ce11" table:formula="of:=ROUND([.U132]/6;2)" office:value-type="float" office:value="86.67" calcext:value-type="float">
            <text:p>86.67</text:p>
          </table:table-cell>
          <table:table-cell table:style-name="ce11"/>
          <table:table-cell table:style-name="ce40" table:formula="of:=IFERROR(ROUND((((MIN(([.$O132]^2)/([.$AF132]^2);[.$AE$2])))*[.$AE132]*0.8)+([.O132]/10))+10;10)" office:value-type="float" office:value="21" calcext:value-type="float">
            <text:p>21</text:p>
          </table:table-cell>
          <table:table-cell table:style-name="ce41" table:formula="of:=IFERROR(ROUND(((MIN(([.$P132]^2)/([.$AF132]^2);[.$AE$2])))*[.$AE132]);0)" office:value-type="float" office:value="10" calcext:value-type="float">
            <text:p>10</text:p>
          </table:table-cell>
          <table:table-cell table:style-name="ce42" table:formula="of:=IFERROR(ROUND(MIN(([.P132]+[.S132]+[.U132])/8/[.$AF132];[.$AE$2])^2*[.$AE132]);0)" office:value-type="float" office:value="8" calcext:value-type="float">
            <text:p>8</text:p>
          </table:table-cell>
          <table:table-cell table:style-name="ce43" table:formula="of:=IFERROR(ROUND(((MIN(([.T132]^2)/([.$AF132]^2);[.$AE$2])))*[.$AE132]*[.$AF$1]);0)" office:value-type="float" office:value="4" calcext:value-type="float">
            <text:p>4</text:p>
          </table:table-cell>
          <table:table-cell table:style-name="ce44" table:formula="of:=IFERROR(ROUND(((MIN(([.Q132]^2)/([.$AF132]^2);[.$AE$2])))*[.$AE132]*[.$AF$1]);0)" office:value-type="float" office:value="12" calcext:value-type="float">
            <text:p>12</text:p>
          </table:table-cell>
          <table:table-cell table:style-name="ce45" table:formula="of:=IFERROR(ROUND(((MIN(([.S132]^2)/([.$AF132]^2);[.$AE$2])))*[.$AE132]*[.$AF$1]);0)" office:value-type="float" office:value="2" calcext:value-type="float">
            <text:p>2</text:p>
          </table:table-cell>
          <table:table-cell table:style-name="ce46" table:formula="of:=IFERROR(ROUND(((MIN(([.R132]^2)/([.$AF132]^2);[.$AE$2]))*[.$AE132]));0)" office:value-type="float" office:value="9" calcext:value-type="float">
            <text:p>9</text:p>
          </table:table-cell>
          <table:table-cell table:formula="of:=ROUND(AVERAGE([.AI132:.AN132]);2)" office:value-type="float" office:value="7.5" calcext:value-type="float">
            <text:p>7.5</text:p>
          </table:table-cell>
          <table:table-cell table:style-name="ce11" table:formula="of:=IFERROR(MIN(MAX((ROUND(AVERAGE((((MIN(([.$O132]^[.$AO$2])/([.$AF132]^[.$AO$2]);[.$AQ$2])))*[.$V132]*0.8)+([.$O132]/10);([.O132]/8));0)*5)+10; 30); 99); 0)" office:value-type="float" office:value="60" calcext:value-type="float">
            <text:p>60</text:p>
          </table:table-cell>
          <table:table-cell table:style-name="ce11" table:formula="of:=IFERROR(MIN(MAX(ROUND(AVERAGE((MIN(([.$P132]^[.$X$2])/([.$AF132]^[.$AO$2]);[.$AQ$2]))*([.$V132]+[.$AR$2]);([.P1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2]+[.$S132]+[.$U132])/8/[.$AF132];[.$AQ$2]))*([.$V132]+3)*[.$AS$2];([.U13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2]^2)/([.$AF132]^[.$AO$2]);[.$AQ$2]))*([.$V132]+3)*[.$AS$2]);([.T13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2]^[.$AO$2])/([.$AF132]^[.$AO$2]);[.$AQ$2]))*([.$V132]+3)*[.$AS$2]);([.Q13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132]^[.$AO$2])/([.$AF132]^[.$AO$2]);[.$AQ$2]))*([.$V132]+3)*[.$AS$2]);([.S13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2]^[.$AC$2])/([.$AF132]^[.$AO$2]);[.$AQ$2]))*([.$V132]+[.$AR$2]);([.R132]/10));0)*5; [.$AU$2]); [.$AT$2]);0)" office:value-type="float" office:value="45" calcext:value-type="float">
            <text:p>45</text:p>
          </table:table-cell>
          <table:table-cell table:formula="of:=ROUND(AVERAGE([.AP132:.AV132]);2)" office:value-type="float" office:value="45.71" calcext:value-type="float">
            <text:p>45.71</text:p>
          </table:table-cell>
          <table:table-cell/>
          <table:table-cell table:formula="of:=MIN(MAX([.AH132]-[.AH131];0);[.$BF$2])" office:value-type="float" office:value="4" calcext:value-type="float">
            <text:p>4</text:p>
          </table:table-cell>
          <table:table-cell table:formula="of:=MIN(MAX([.AI132]-[.AI131];0);[.$BF$2])" office:value-type="float" office:value="4" calcext:value-type="float">
            <text:p>4</text:p>
          </table:table-cell>
          <table:table-cell table:formula="of:=MIN(MAX([.AJ132]-[.AJ131];0);[.$BF$2])" office:value-type="float" office:value="4" calcext:value-type="float">
            <text:p>4</text:p>
          </table:table-cell>
          <table:table-cell table:formula="of:=MIN(MAX([.AK132]-[.AK131];0);[.$BF$2])" office:value-type="float" office:value="2" calcext:value-type="float">
            <text:p>2</text:p>
          </table:table-cell>
          <table:table-cell table:formula="of:=MIN(MAX([.AL132]-[.AL131];0);[.$BF$2])" office:value-type="float" office:value="8" calcext:value-type="float">
            <text:p>8</text:p>
          </table:table-cell>
          <table:table-cell table:formula="of:=MIN(MAX([.AM132]-[.AM131];0);[.$BF$2])" office:value-type="float" office:value="1" calcext:value-type="float">
            <text:p>1</text:p>
          </table:table-cell>
          <table:table-cell table:formula="of:=MIN(MAX([.AN132]-[.AN131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133]-[.C133]" office:value-type="float" office:value="25" calcext:value-type="float">
            <text:p>25</text:p>
          </table:table-cell>
          <table:table-cell table:style-name="ce29" table:formula="of:=[.P133]-[.D133]" office:value-type="float" office:value="5" calcext:value-type="float">
            <text:p>5</text:p>
          </table:table-cell>
          <table:table-cell table:style-name="ce60" table:formula="of:=[.Q133]-[.E133]" office:value-type="float" office:value="-5" calcext:value-type="float">
            <text:p>-5</text:p>
          </table:table-cell>
          <table:table-cell table:style-name="ce62" table:formula="of:=[.R133]-[.F133]" office:value-type="float" office:value="-10" calcext:value-type="float">
            <text:p>-10</text:p>
          </table:table-cell>
          <table:table-cell table:style-name="ce64" table:formula="of:=[.S133]-[.G133]" office:value-type="float" office:value="5" calcext:value-type="float">
            <text:p>5</text:p>
          </table:table-cell>
          <table:table-cell table:style-name="ce66" table:formula="of:=[.T133]-[.H13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33:.T133])" office:value-type="float" office:value="330" calcext:value-type="float">
            <text:p>330</text:p>
          </table:table-cell>
          <table:table-cell table:style-name="ce11" table:formula="of:=ROUND((([.U133]/[.$AE$1])*MAX([.U133]/420; 1.2));2)" office:value-type="float" office:value="4.4" calcext:value-type="float">
            <text:p>4.4</text:p>
          </table:table-cell>
          <table:table-cell table:style-name="ce4" table:formula="of:=IFERROR((ROUND((((MIN(([.$O133]^2)/([.$AF133]^2);[.$AD$2])))*[.$V133]*0.8)+([.O133]/10))*5)+10; 0)" office:value-type="float" office:value="55" calcext:value-type="float">
            <text:p>55</text:p>
          </table:table-cell>
          <table:table-cell table:style-name="ce6" table:formula="of:=IFERROR(ROUND((AVERAGE(MIN(([.$P133]^[.$X$2])/([.$AF133]^2);[.$AD$2]); MIN([.P133]/[.$AA$2]; [.$Z$2])))*([.$V133]+[.$Y$2]))*5;0)" office:value-type="float" office:value="15" calcext:value-type="float">
            <text:p>15</text:p>
          </table:table-cell>
          <table:table-cell table:style-name="ce24" table:formula="of:=IFERROR(ROUND((MIN(([.$P133]+[.$S133]+[.$U133])/8/[.$AF133];[.$AD$2]))*([.$V133]+3))*5;0)" office:value-type="float" office:value="35" calcext:value-type="float">
            <text:p>35</text:p>
          </table:table-cell>
          <table:table-cell table:style-name="ce16" table:formula="of:=IFERROR(ROUND(((MIN(([.$T133]^2)/([.$AF133]^2);[.$AD$2]))*([.$V133]+3)*[.$AF$2]))*5;0)" office:value-type="float" office:value="65" calcext:value-type="float">
            <text:p>65</text:p>
          </table:table-cell>
          <table:table-cell table:style-name="ce8" table:formula="of:=IFERROR(ROUND((AVERAGE(MIN(([.$Q133]^2)/([.$AF133]^2);[.$AD$2]);MIN([.Q133]/[.$AB$2]; [.$Z$2]))*([.$V133]+3)*[.$AF$2]))*5;0)" office:value-type="float" office:value="10" calcext:value-type="float">
            <text:p>10</text:p>
          </table:table-cell>
          <table:table-cell table:style-name="ce14" table:formula="of:=IFERROR(ROUND((AVERAGE(MIN(([.$S133]^2)/([.$AF133]^2);[.$AD$2]);MIN([.S133]/[.$AB$2]; [.$Z$2]))*([.$V133]+3)*[.$AF$2]))*5;0)" office:value-type="float" office:value="20" calcext:value-type="float">
            <text:p>20</text:p>
          </table:table-cell>
          <table:table-cell table:style-name="ce10" table:formula="of:=IFERROR(ROUND((AVERAGE(MIN(([.$R133]^[.$AC$2])/([.$AF133]^2);[.$AD$2]); MIN([.R133]/[.$AA$2]; [.$Z$2])))*([.$V133]+[.$Y$2]))*5;0)" office:value-type="float" office:value="50" calcext:value-type="float">
            <text:p>50</text:p>
          </table:table-cell>
          <table:table-cell table:style-name="ce11" table:formula="of:=ROUND(AVERAGE([.W133:.AC133]))" office:value-type="float" office:value="36" calcext:value-type="float">
            <text:p>36</text:p>
          </table:table-cell>
          <table:table-cell table:style-name="ce11" table:formula="of:=ROUND((([.U133]/[.$AE$1])*MAX([.U133]/350;0.8));2)" office:value-type="float" office:value="3.46" calcext:value-type="float">
            <text:p>3.46</text:p>
          </table:table-cell>
          <table:table-cell table:style-name="ce11" table:formula="of:=ROUND([.U133]/6;2)" office:value-type="float" office:value="55" calcext:value-type="float">
            <text:p>55</text:p>
          </table:table-cell>
          <table:table-cell table:style-name="ce11"/>
          <table:table-cell table:style-name="ce40" table:formula="of:=IFERROR(ROUND((((MIN(([.$O133]^2)/([.$AF133]^2);[.$AE$2])))*[.$AE133]*0.8)+([.O133]/10))+10;10)" office:value-type="float" office:value="18" calcext:value-type="float">
            <text:p>18</text:p>
          </table:table-cell>
          <table:table-cell table:style-name="ce41" table:formula="of:=IFERROR(ROUND(((MIN(([.$P133]^2)/([.$AF133]^2);[.$AE$2])))*[.$AE133]);0)" office:value-type="float" office:value="2" calcext:value-type="float">
            <text:p>2</text:p>
          </table:table-cell>
          <table:table-cell table:style-name="ce42" table:formula="of:=IFERROR(ROUND(MIN(([.P133]+[.S133]+[.U133])/8/[.$AF133];[.$AE$2])^2*[.$AE133]);0)" office:value-type="float" office:value="3" calcext:value-type="float">
            <text:p>3</text:p>
          </table:table-cell>
          <table:table-cell table:style-name="ce43" table:formula="of:=IFERROR(ROUND(((MIN(([.T133]^2)/([.$AF133]^2);[.$AE$2])))*[.$AE133]*[.$AF$1]);0)" office:value-type="float" office:value="5" calcext:value-type="float">
            <text:p>5</text:p>
          </table:table-cell>
          <table:table-cell table:style-name="ce44" table:formula="of:=IFERROR(ROUND(((MIN(([.Q133]^2)/([.$AF133]^2);[.$AE$2])))*[.$AE133]*[.$AF$1]);0)" office:value-type="float" office:value="1" calcext:value-type="float">
            <text:p>1</text:p>
          </table:table-cell>
          <table:table-cell table:style-name="ce45" table:formula="of:=IFERROR(ROUND(((MIN(([.S133]^2)/([.$AF133]^2);[.$AE$2])))*[.$AE133]*[.$AF$1]);0)" office:value-type="float" office:value="1" calcext:value-type="float">
            <text:p>1</text:p>
          </table:table-cell>
          <table:table-cell table:style-name="ce46" table:formula="of:=IFERROR(ROUND(((MIN(([.R133]^2)/([.$AF133]^2);[.$AE$2]))*[.$AE133]));0)" office:value-type="float" office:value="7" calcext:value-type="float">
            <text:p>7</text:p>
          </table:table-cell>
          <table:table-cell table:formula="of:=ROUND(AVERAGE([.AI133:.AN133]);2)" office:value-type="float" office:value="3.17" calcext:value-type="float">
            <text:p>3.17</text:p>
          </table:table-cell>
          <table:table-cell table:style-name="ce11" table:formula="of:=IFERROR(MIN(MAX((ROUND(AVERAGE((((MIN(([.$O133]^[.$AO$2])/([.$AF133]^[.$AO$2]);[.$AQ$2])))*[.$V133]*0.8)+([.$O133]/10);([.O133]/8));0)*5)+10; 30); 99); 0)" office:value-type="float" office:value="50" calcext:value-type="float">
            <text:p>50</text:p>
          </table:table-cell>
          <table:table-cell table:style-name="ce11" table:formula="of:=IFERROR(MIN(MAX(ROUND(AVERAGE((MIN(([.$P133]^[.$X$2])/([.$AF133]^[.$AO$2]);[.$AQ$2]))*([.$V133]+[.$AR$2]);([.P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33]+[.$S133]+[.$U133])/8/[.$AF133];[.$AQ$2]))*([.$V133]+3)*[.$AS$2];([.U1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3]^2)/([.$AF133]^[.$AO$2]);[.$AQ$2]))*([.$V133]+3)*[.$AS$2]);([.T13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3]^[.$AO$2])/([.$AF133]^[.$AO$2]);[.$AQ$2]))*([.$V133]+3)*[.$AS$2]);([.Q13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33]^[.$AO$2])/([.$AF133]^[.$AO$2]);[.$AQ$2]))*([.$V133]+3)*[.$AS$2]);([.S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3]^[.$AC$2])/([.$AF133]^[.$AO$2]);[.$AQ$2]))*([.$V133]+[.$AR$2]);([.R133]/10));0)*5; [.$AU$2]); [.$AT$2]);0)" office:value-type="float" office:value="40" calcext:value-type="float">
            <text:p>40</text:p>
          </table:table-cell>
          <table:table-cell table:formula="of:=ROUND(AVERAGE([.AP133:.AV133]);2)" office:value-type="float" office:value="30" calcext:value-type="float">
            <text:p>30</text:p>
          </table:table-cell>
          <table:table-cell/>
          <table:table-cell table:formula="of:=MIN(MAX([.AH133]-[.AH132];0);[.$BF$2])" office:value-type="float" office:value="0" calcext:value-type="float">
            <text:p>0</text:p>
          </table:table-cell>
          <table:table-cell table:formula="of:=MIN(MAX([.AI133]-[.AI132];0);[.$BF$2])" office:value-type="float" office:value="0" calcext:value-type="float">
            <text:p>0</text:p>
          </table:table-cell>
          <table:table-cell table:formula="of:=MIN(MAX([.AJ133]-[.AJ132];0);[.$BF$2])" office:value-type="float" office:value="0" calcext:value-type="float">
            <text:p>0</text:p>
          </table:table-cell>
          <table:table-cell table:formula="of:=MIN(MAX([.AK133]-[.AK132];0);[.$BF$2])" office:value-type="float" office:value="1" calcext:value-type="float">
            <text:p>1</text:p>
          </table:table-cell>
          <table:table-cell table:formula="of:=MIN(MAX([.AL133]-[.AL132];0);[.$BF$2])" office:value-type="float" office:value="0" calcext:value-type="float">
            <text:p>0</text:p>
          </table:table-cell>
          <table:table-cell table:formula="of:=MIN(MAX([.AM133]-[.AM132];0);[.$BF$2])" office:value-type="float" office:value="0" calcext:value-type="float">
            <text:p>0</text:p>
          </table:table-cell>
          <table:table-cell table:formula="of:=MIN(MAX([.AN133]-[.AN13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134]-[.C134]" office:value-type="float" office:value="25" calcext:value-type="float">
            <text:p>25</text:p>
          </table:table-cell>
          <table:table-cell table:style-name="ce29" table:formula="of:=[.P134]-[.D134]" office:value-type="float" office:value="15" calcext:value-type="float">
            <text:p>15</text:p>
          </table:table-cell>
          <table:table-cell table:style-name="ce60" table:formula="of:=[.Q134]-[.E134]" office:value-type="float" office:value="-5" calcext:value-type="float">
            <text:p>-5</text:p>
          </table:table-cell>
          <table:table-cell table:style-name="ce62" table:formula="of:=[.R134]-[.F134]" office:value-type="float" office:value="-10" calcext:value-type="float">
            <text:p>-10</text:p>
          </table:table-cell>
          <table:table-cell table:style-name="ce64" table:formula="of:=[.S134]-[.G134]" office:value-type="float" office:value="5" calcext:value-type="float">
            <text:p>5</text:p>
          </table:table-cell>
          <table:table-cell table:style-name="ce66" table:formula="of:=[.T134]-[.H13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34:.T134])" office:value-type="float" office:value="435" calcext:value-type="float">
            <text:p>435</text:p>
          </table:table-cell>
          <table:table-cell table:style-name="ce11" table:formula="of:=ROUND((([.U134]/[.$AE$1])*MAX([.U134]/420; 1.2));2)" office:value-type="float" office:value="5.8" calcext:value-type="float">
            <text:p>5.8</text:p>
          </table:table-cell>
          <table:table-cell table:style-name="ce4" table:formula="of:=IFERROR((ROUND((((MIN(([.$O134]^2)/([.$AF134]^2);[.$AD$2])))*[.$V134]*0.8)+([.O134]/10))*5)+10; 0)" office:value-type="float" office:value="65" calcext:value-type="float">
            <text:p>65</text:p>
          </table:table-cell>
          <table:table-cell table:style-name="ce6" table:formula="of:=IFERROR(ROUND((AVERAGE(MIN(([.$P134]^[.$X$2])/([.$AF134]^2);[.$AD$2]); MIN([.P134]/[.$AA$2]; [.$Z$2])))*([.$V134]+[.$Y$2]))*5;0)" office:value-type="float" office:value="35" calcext:value-type="float">
            <text:p>35</text:p>
          </table:table-cell>
          <table:table-cell table:style-name="ce24" table:formula="of:=IFERROR(ROUND((MIN(([.$P134]+[.$S134]+[.$U134])/8/[.$AF134];[.$AD$2]))*([.$V134]+3))*5;0)" office:value-type="float" office:value="40" calcext:value-type="float">
            <text:p>40</text:p>
          </table:table-cell>
          <table:table-cell table:style-name="ce16" table:formula="of:=IFERROR(ROUND(((MIN(([.$T134]^2)/([.$AF134]^2);[.$AD$2]))*([.$V134]+3)*[.$AF$2]))*5;0)" office:value-type="float" office:value="60" calcext:value-type="float">
            <text:p>60</text:p>
          </table:table-cell>
          <table:table-cell table:style-name="ce8" table:formula="of:=IFERROR(ROUND((AVERAGE(MIN(([.$Q134]^2)/([.$AF134]^2);[.$AD$2]);MIN([.Q134]/[.$AB$2]; [.$Z$2]))*([.$V134]+3)*[.$AF$2]))*5;0)" office:value-type="float" office:value="20" calcext:value-type="float">
            <text:p>20</text:p>
          </table:table-cell>
          <table:table-cell table:style-name="ce14" table:formula="of:=IFERROR(ROUND((AVERAGE(MIN(([.$S134]^2)/([.$AF134]^2);[.$AD$2]);MIN([.S134]/[.$AB$2]; [.$Z$2]))*([.$V134]+3)*[.$AF$2]))*5;0)" office:value-type="float" office:value="35" calcext:value-type="float">
            <text:p>35</text:p>
          </table:table-cell>
          <table:table-cell table:style-name="ce10" table:formula="of:=IFERROR(ROUND((AVERAGE(MIN(([.$R134]^[.$AC$2])/([.$AF134]^2);[.$AD$2]); MIN([.R134]/[.$AA$2]; [.$Z$2])))*([.$V134]+[.$Y$2]))*5;0)" office:value-type="float" office:value="60" calcext:value-type="float">
            <text:p>60</text:p>
          </table:table-cell>
          <table:table-cell table:style-name="ce11" table:formula="of:=ROUND(AVERAGE([.W134:.AC134]))" office:value-type="float" office:value="45" calcext:value-type="float">
            <text:p>45</text:p>
          </table:table-cell>
          <table:table-cell table:style-name="ce11" table:formula="of:=ROUND((([.U134]/[.$AE$1])*MAX([.U134]/350;0.8));2)" office:value-type="float" office:value="6.01" calcext:value-type="float">
            <text:p>6.01</text:p>
          </table:table-cell>
          <table:table-cell table:style-name="ce11" table:formula="of:=ROUND([.U134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4]^2)/([.$AF134]^2);[.$AE$2])))*[.$AE134]*0.8)+([.O134]/10))+10;10)" office:value-type="float" office:value="21" calcext:value-type="float">
            <text:p>21</text:p>
          </table:table-cell>
          <table:table-cell table:style-name="ce41" table:formula="of:=IFERROR(ROUND(((MIN(([.$P134]^2)/([.$AF134]^2);[.$AE$2])))*[.$AE134]);0)" office:value-type="float" office:value="5" calcext:value-type="float">
            <text:p>5</text:p>
          </table:table-cell>
          <table:table-cell table:style-name="ce42" table:formula="of:=IFERROR(ROUND(MIN(([.P134]+[.S134]+[.U134])/8/[.$AF134];[.$AE$2])^2*[.$AE134]);0)" office:value-type="float" office:value="6" calcext:value-type="float">
            <text:p>6</text:p>
          </table:table-cell>
          <table:table-cell table:style-name="ce43" table:formula="of:=IFERROR(ROUND(((MIN(([.T134]^2)/([.$AF134]^2);[.$AE$2])))*[.$AE134]*[.$AF$1]);0)" office:value-type="float" office:value="7" calcext:value-type="float">
            <text:p>7</text:p>
          </table:table-cell>
          <table:table-cell table:style-name="ce44" table:formula="of:=IFERROR(ROUND(((MIN(([.Q134]^2)/([.$AF134]^2);[.$AE$2])))*[.$AE134]*[.$AF$1]);0)" office:value-type="float" office:value="1" calcext:value-type="float">
            <text:p>1</text:p>
          </table:table-cell>
          <table:table-cell table:style-name="ce45" table:formula="of:=IFERROR(ROUND(((MIN(([.S134]^2)/([.$AF134]^2);[.$AE$2])))*[.$AE134]*[.$AF$1]);0)" office:value-type="float" office:value="3" calcext:value-type="float">
            <text:p>3</text:p>
          </table:table-cell>
          <table:table-cell table:style-name="ce46" table:formula="of:=IFERROR(ROUND(((MIN(([.R134]^2)/([.$AF134]^2);[.$AE$2]))*[.$AE134]));0)" office:value-type="float" office:value="12" calcext:value-type="float">
            <text:p>12</text:p>
          </table:table-cell>
          <table:table-cell table:formula="of:=ROUND(AVERAGE([.AI134:.AN134]);2)" office:value-type="float" office:value="5.67" calcext:value-type="float">
            <text:p>5.67</text:p>
          </table:table-cell>
          <table:table-cell table:style-name="ce11" table:formula="of:=IFERROR(MIN(MAX((ROUND(AVERAGE((((MIN(([.$O134]^[.$AO$2])/([.$AF134]^[.$AO$2]);[.$AQ$2])))*[.$V134]*0.8)+([.$O134]/10);([.O134]/8));0)*5)+10; 30); 99); 0)" office:value-type="float" office:value="60" calcext:value-type="float">
            <text:p>60</text:p>
          </table:table-cell>
          <table:table-cell table:style-name="ce11" table:formula="of:=IFERROR(MIN(MAX(ROUND(AVERAGE((MIN(([.$P134]^[.$X$2])/([.$AF134]^[.$AO$2]);[.$AQ$2]))*([.$V134]+[.$AR$2]);([.P13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4]+[.$S134]+[.$U134])/8/[.$AF134];[.$AQ$2]))*([.$V134]+3)*[.$AS$2];([.U13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4]^2)/([.$AF134]^[.$AO$2]);[.$AQ$2]))*([.$V134]+3)*[.$AS$2]);([.T13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34]^[.$AO$2])/([.$AF134]^[.$AO$2]);[.$AQ$2]))*([.$V134]+3)*[.$AS$2]);([.Q13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34]^[.$AO$2])/([.$AF134]^[.$AO$2]);[.$AQ$2]))*([.$V134]+3)*[.$AS$2]);([.S13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34]^[.$AC$2])/([.$AF134]^[.$AO$2]);[.$AQ$2]))*([.$V134]+[.$AR$2]);([.R134]/10));0)*5; [.$AU$2]); [.$AT$2]);0)" office:value-type="float" office:value="45" calcext:value-type="float">
            <text:p>45</text:p>
          </table:table-cell>
          <table:table-cell table:formula="of:=ROUND(AVERAGE([.AP134:.AV134]);2)" office:value-type="float" office:value="38.57" calcext:value-type="float">
            <text:p>38.57</text:p>
          </table:table-cell>
          <table:table-cell/>
          <table:table-cell table:formula="of:=MIN(MAX([.AH134]-[.AH133];0);[.$BF$2])" office:value-type="float" office:value="3" calcext:value-type="float">
            <text:p>3</text:p>
          </table:table-cell>
          <table:table-cell table:formula="of:=MIN(MAX([.AI134]-[.AI133];0);[.$BF$2])" office:value-type="float" office:value="3" calcext:value-type="float">
            <text:p>3</text:p>
          </table:table-cell>
          <table:table-cell table:formula="of:=MIN(MAX([.AJ134]-[.AJ133];0);[.$BF$2])" office:value-type="float" office:value="3" calcext:value-type="float">
            <text:p>3</text:p>
          </table:table-cell>
          <table:table-cell table:formula="of:=MIN(MAX([.AK134]-[.AK133];0);[.$BF$2])" office:value-type="float" office:value="2" calcext:value-type="float">
            <text:p>2</text:p>
          </table:table-cell>
          <table:table-cell table:formula="of:=MIN(MAX([.AL134]-[.AL133];0);[.$BF$2])" office:value-type="float" office:value="0" calcext:value-type="float">
            <text:p>0</text:p>
          </table:table-cell>
          <table:table-cell table:formula="of:=MIN(MAX([.AM134]-[.AM133];0);[.$BF$2])" office:value-type="float" office:value="2" calcext:value-type="float">
            <text:p>2</text:p>
          </table:table-cell>
          <table:table-cell table:formula="of:=MIN(MAX([.AN134]-[.AN133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30" calcext:value-type="float">
            <text:p>13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135]-[.C135]" office:value-type="float" office:value="20" calcext:value-type="float">
            <text:p>20</text:p>
          </table:table-cell>
          <table:table-cell table:style-name="ce29" table:formula="of:=[.P135]-[.D135]" office:value-type="float" office:value="20" calcext:value-type="float">
            <text:p>20</text:p>
          </table:table-cell>
          <table:table-cell table:style-name="ce60" table:formula="of:=[.Q135]-[.E135]" office:value-type="float" office:value="-5" calcext:value-type="float">
            <text:p>-5</text:p>
          </table:table-cell>
          <table:table-cell table:style-name="ce62" table:formula="of:=[.R135]-[.F135]" office:value-type="float" office:value="-10" calcext:value-type="float">
            <text:p>-10</text:p>
          </table:table-cell>
          <table:table-cell table:style-name="ce64" table:formula="of:=[.S135]-[.G135]" office:value-type="float" office:value="5" calcext:value-type="float">
            <text:p>5</text:p>
          </table:table-cell>
          <table:table-cell table:style-name="ce66" table:formula="of:=[.T135]-[.H13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35:.T135])" office:value-type="float" office:value="530" calcext:value-type="float">
            <text:p>530</text:p>
          </table:table-cell>
          <table:table-cell table:style-name="ce11" table:formula="of:=ROUND((([.U135]/[.$AE$1])*MAX([.U135]/420; 1.2));2)" office:value-type="float" office:value="7.43" calcext:value-type="float">
            <text:p>7.43</text:p>
          </table:table-cell>
          <table:table-cell table:style-name="ce4" table:formula="of:=IFERROR((ROUND((((MIN(([.$O135]^2)/([.$AF135]^2);[.$AD$2])))*[.$V135]*0.8)+([.O135]/10))*5)+10; 0)" office:value-type="float" office:value="75" calcext:value-type="float">
            <text:p>75</text:p>
          </table:table-cell>
          <table:table-cell table:style-name="ce6" table:formula="of:=IFERROR(ROUND((AVERAGE(MIN(([.$P135]^[.$X$2])/([.$AF135]^2);[.$AD$2]); MIN([.P135]/[.$AA$2]; [.$Z$2])))*([.$V135]+[.$Y$2]))*5;0)" office:value-type="float" office:value="55" calcext:value-type="float">
            <text:p>55</text:p>
          </table:table-cell>
          <table:table-cell table:style-name="ce24" table:formula="of:=IFERROR(ROUND((MIN(([.$P135]+[.$S135]+[.$U135])/8/[.$AF135];[.$AD$2]))*([.$V135]+3))*5;0)" office:value-type="float" office:value="50" calcext:value-type="float">
            <text:p>50</text:p>
          </table:table-cell>
          <table:table-cell table:style-name="ce16" table:formula="of:=IFERROR(ROUND(((MIN(([.$T135]^2)/([.$AF135]^2);[.$AD$2]))*([.$V135]+3)*[.$AF$2]))*5;0)" office:value-type="float" office:value="65" calcext:value-type="float">
            <text:p>65</text:p>
          </table:table-cell>
          <table:table-cell table:style-name="ce8" table:formula="of:=IFERROR(ROUND((AVERAGE(MIN(([.$Q135]^2)/([.$AF135]^2);[.$AD$2]);MIN([.Q135]/[.$AB$2]; [.$Z$2]))*([.$V135]+3)*[.$AF$2]))*5;0)" office:value-type="float" office:value="35" calcext:value-type="float">
            <text:p>35</text:p>
          </table:table-cell>
          <table:table-cell table:style-name="ce14" table:formula="of:=IFERROR(ROUND((AVERAGE(MIN(([.$S135]^2)/([.$AF135]^2);[.$AD$2]);MIN([.S135]/[.$AB$2]; [.$Z$2]))*([.$V135]+3)*[.$AF$2]))*5;0)" office:value-type="float" office:value="55" calcext:value-type="float">
            <text:p>55</text:p>
          </table:table-cell>
          <table:table-cell table:style-name="ce10" table:formula="of:=IFERROR(ROUND((AVERAGE(MIN(([.$R135]^[.$AC$2])/([.$AF135]^2);[.$AD$2]); MIN([.R135]/[.$AA$2]; [.$Z$2])))*([.$V135]+[.$Y$2]))*5;0)" office:value-type="float" office:value="75" calcext:value-type="float">
            <text:p>75</text:p>
          </table:table-cell>
          <table:table-cell table:style-name="ce11" table:formula="of:=ROUND(AVERAGE([.W135:.AC135]))" office:value-type="float" office:value="59" calcext:value-type="float">
            <text:p>59</text:p>
          </table:table-cell>
          <table:table-cell table:style-name="ce11" table:formula="of:=ROUND((([.U135]/[.$AE$1])*MAX([.U135]/350;0.8));2)" office:value-type="float" office:value="8.92" calcext:value-type="float">
            <text:p>8.92</text:p>
          </table:table-cell>
          <table:table-cell table:style-name="ce11" table:formula="of:=ROUND([.U13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35]^2)/([.$AF135]^2);[.$AE$2])))*[.$AE135]*0.8)+([.O135]/10))+10;10)" office:value-type="float" office:value="24" calcext:value-type="float">
            <text:p>24</text:p>
          </table:table-cell>
          <table:table-cell table:style-name="ce41" table:formula="of:=IFERROR(ROUND(((MIN(([.$P135]^2)/([.$AF135]^2);[.$AE$2])))*[.$AE135]);0)" office:value-type="float" office:value="8" calcext:value-type="float">
            <text:p>8</text:p>
          </table:table-cell>
          <table:table-cell table:style-name="ce42" table:formula="of:=IFERROR(ROUND(MIN(([.P135]+[.S135]+[.U135])/8/[.$AF135];[.$AE$2])^2*[.$AE135]);0)" office:value-type="float" office:value="9" calcext:value-type="float">
            <text:p>9</text:p>
          </table:table-cell>
          <table:table-cell table:style-name="ce43" table:formula="of:=IFERROR(ROUND(((MIN(([.T135]^2)/([.$AF135]^2);[.$AE$2])))*[.$AE135]*[.$AF$1]);0)" office:value-type="float" office:value="10" calcext:value-type="float">
            <text:p>10</text:p>
          </table:table-cell>
          <table:table-cell table:style-name="ce44" table:formula="of:=IFERROR(ROUND(((MIN(([.Q135]^2)/([.$AF135]^2);[.$AE$2])))*[.$AE135]*[.$AF$1]);0)" office:value-type="float" office:value="2" calcext:value-type="float">
            <text:p>2</text:p>
          </table:table-cell>
          <table:table-cell table:style-name="ce45" table:formula="of:=IFERROR(ROUND(((MIN(([.S135]^2)/([.$AF135]^2);[.$AE$2])))*[.$AE135]*[.$AF$1]);0)" office:value-type="float" office:value="5" calcext:value-type="float">
            <text:p>5</text:p>
          </table:table-cell>
          <table:table-cell table:style-name="ce46" table:formula="of:=IFERROR(ROUND(((MIN(([.R135]^2)/([.$AF135]^2);[.$AE$2]))*[.$AE135]));0)" office:value-type="float" office:value="16" calcext:value-type="float">
            <text:p>16</text:p>
          </table:table-cell>
          <table:table-cell table:formula="of:=ROUND(AVERAGE([.AI135:.AN135]);2)" office:value-type="float" office:value="8.33" calcext:value-type="float">
            <text:p>8.33</text:p>
          </table:table-cell>
          <table:table-cell table:style-name="ce11" table:formula="of:=IFERROR(MIN(MAX((ROUND(AVERAGE((((MIN(([.$O135]^[.$AO$2])/([.$AF135]^[.$AO$2]);[.$AQ$2])))*[.$V135]*0.8)+([.$O135]/10);([.O135]/8));0)*5)+10; 30); 99); 0)" office:value-type="float" office:value="65" calcext:value-type="float">
            <text:p>65</text:p>
          </table:table-cell>
          <table:table-cell table:style-name="ce11" table:formula="of:=IFERROR(MIN(MAX(ROUND(AVERAGE((MIN(([.$P135]^[.$X$2])/([.$AF135]^[.$AO$2]);[.$AQ$2]))*([.$V135]+[.$AR$2]);([.P13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5]+[.$S135]+[.$U135])/8/[.$AF135];[.$AQ$2]))*([.$V135]+3)*[.$AS$2];([.U13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5]^2)/([.$AF135]^[.$AO$2]);[.$AQ$2]))*([.$V135]+3)*[.$AS$2]);([.T135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35]^[.$AO$2])/([.$AF135]^[.$AO$2]);[.$AQ$2]))*([.$V135]+3)*[.$AS$2]);([.Q1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5]^[.$AO$2])/([.$AF135]^[.$AO$2]);[.$AQ$2]))*([.$V135]+3)*[.$AS$2]);([.S13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35]^[.$AC$2])/([.$AF135]^[.$AO$2]);[.$AQ$2]))*([.$V135]+[.$AR$2]);([.R135]/10));0)*5; [.$AU$2]); [.$AT$2]);0)" office:value-type="float" office:value="55" calcext:value-type="float">
            <text:p>55</text:p>
          </table:table-cell>
          <table:table-cell table:formula="of:=ROUND(AVERAGE([.AP135:.AV135]);2)" office:value-type="float" office:value="47.14" calcext:value-type="float">
            <text:p>47.14</text:p>
          </table:table-cell>
          <table:table-cell/>
          <table:table-cell table:formula="of:=MIN(MAX([.AH135]-[.AH134];0);[.$BF$2])" office:value-type="float" office:value="3" calcext:value-type="float">
            <text:p>3</text:p>
          </table:table-cell>
          <table:table-cell table:formula="of:=MIN(MAX([.AI135]-[.AI134];0);[.$BF$2])" office:value-type="float" office:value="3" calcext:value-type="float">
            <text:p>3</text:p>
          </table:table-cell>
          <table:table-cell table:formula="of:=MIN(MAX([.AJ135]-[.AJ134];0);[.$BF$2])" office:value-type="float" office:value="3" calcext:value-type="float">
            <text:p>3</text:p>
          </table:table-cell>
          <table:table-cell table:formula="of:=MIN(MAX([.AK135]-[.AK134];0);[.$BF$2])" office:value-type="float" office:value="3" calcext:value-type="float">
            <text:p>3</text:p>
          </table:table-cell>
          <table:table-cell table:formula="of:=MIN(MAX([.AL135]-[.AL134];0);[.$BF$2])" office:value-type="float" office:value="1" calcext:value-type="float">
            <text:p>1</text:p>
          </table:table-cell>
          <table:table-cell table:formula="of:=MIN(MAX([.AM135]-[.AM134];0);[.$BF$2])" office:value-type="float" office:value="2" calcext:value-type="float">
            <text:p>2</text:p>
          </table:table-cell>
          <table:table-cell table:formula="of:=MIN(MAX([.AN135]-[.AN134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60" calcext:value-type="float">
            <text:p>16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36]-[.C136]" office:value-type="float" office:value="-5" calcext:value-type="float">
            <text:p>-5</text:p>
          </table:table-cell>
          <table:table-cell table:style-name="ce29" table:formula="of:=[.P136]-[.D136]" office:value-type="float" office:value="5" calcext:value-type="float">
            <text:p>5</text:p>
          </table:table-cell>
          <table:table-cell table:style-name="ce60" table:formula="of:=[.Q136]-[.E136]" office:value-type="float" office:value="-40" calcext:value-type="float">
            <text:p>-40</text:p>
          </table:table-cell>
          <table:table-cell table:style-name="ce62" table:formula="of:=[.R136]-[.F136]" office:value-type="float" office:value="10" calcext:value-type="float">
            <text:p>10</text:p>
          </table:table-cell>
          <table:table-cell table:style-name="ce64" table:formula="of:=[.S136]-[.G136]" office:value-type="float" office:value="0" calcext:value-type="float">
            <text:p>0</text:p>
          </table:table-cell>
          <table:table-cell table:style-name="ce66" table:formula="of:=[.T136]-[.H136]" office:value-type="float" office:value="35" calcext:value-type="float">
            <text:p>3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36:.T136])" office:value-type="float" office:value="435" calcext:value-type="float">
            <text:p>435</text:p>
          </table:table-cell>
          <table:table-cell table:style-name="ce11" table:formula="of:=ROUND((([.U136]/[.$AE$1])*MAX([.U136]/420; 1.2));2)" office:value-type="float" office:value="5.8" calcext:value-type="float">
            <text:p>5.8</text:p>
          </table:table-cell>
          <table:table-cell table:style-name="ce4" table:formula="of:=IFERROR((ROUND((((MIN(([.$O136]^2)/([.$AF136]^2);[.$AD$2])))*[.$V136]*0.8)+([.O136]/10))*5)+10; 0)" office:value-type="float" office:value="65" calcext:value-type="float">
            <text:p>65</text:p>
          </table:table-cell>
          <table:table-cell table:style-name="ce6" table:formula="of:=IFERROR(ROUND((AVERAGE(MIN(([.$P136]^[.$X$2])/([.$AF136]^2);[.$AD$2]); MIN([.P136]/[.$AA$2]; [.$Z$2])))*([.$V136]+[.$Y$2]))*5;0)" office:value-type="float" office:value="55" calcext:value-type="float">
            <text:p>55</text:p>
          </table:table-cell>
          <table:table-cell table:style-name="ce24" table:formula="of:=IFERROR(ROUND((MIN(([.$P136]+[.$S136]+[.$U136])/8/[.$AF136];[.$AD$2]))*([.$V136]+3))*5;0)" office:value-type="float" office:value="40" calcext:value-type="float">
            <text:p>40</text:p>
          </table:table-cell>
          <table:table-cell table:style-name="ce16" table:formula="of:=IFERROR(ROUND(((MIN(([.$T136]^2)/([.$AF136]^2);[.$AD$2]))*([.$V136]+3)*[.$AF$2]))*5;0)" office:value-type="float" office:value="50" calcext:value-type="float">
            <text:p>50</text:p>
          </table:table-cell>
          <table:table-cell table:style-name="ce8" table:formula="of:=IFERROR(ROUND((AVERAGE(MIN(([.$Q136]^2)/([.$AF136]^2);[.$AD$2]);MIN([.Q136]/[.$AB$2]; [.$Z$2]))*([.$V136]+3)*[.$AF$2]))*5;0)" office:value-type="float" office:value="75" calcext:value-type="float">
            <text:p>75</text:p>
          </table:table-cell>
          <table:table-cell table:style-name="ce14" table:formula="of:=IFERROR(ROUND((AVERAGE(MIN(([.$S136]^2)/([.$AF136]^2);[.$AD$2]);MIN([.S136]/[.$AB$2]; [.$Z$2]))*([.$V136]+3)*[.$AF$2]))*5;0)" office:value-type="float" office:value="15" calcext:value-type="float">
            <text:p>15</text:p>
          </table:table-cell>
          <table:table-cell table:style-name="ce10" table:formula="of:=IFERROR(ROUND((AVERAGE(MIN(([.$R136]^[.$AC$2])/([.$AF136]^2);[.$AD$2]); MIN([.R136]/[.$AA$2]; [.$Z$2])))*([.$V136]+[.$Y$2]))*5;0)" office:value-type="float" office:value="20" calcext:value-type="float">
            <text:p>20</text:p>
          </table:table-cell>
          <table:table-cell table:style-name="ce11" table:formula="of:=ROUND(AVERAGE([.W136:.AC136]))" office:value-type="float" office:value="46" calcext:value-type="float">
            <text:p>46</text:p>
          </table:table-cell>
          <table:table-cell table:style-name="ce11" table:formula="of:=ROUND((([.U136]/[.$AE$1])*MAX([.U136]/350;0.8));2)" office:value-type="float" office:value="6.01" calcext:value-type="float">
            <text:p>6.01</text:p>
          </table:table-cell>
          <table:table-cell table:style-name="ce11" table:formula="of:=ROUND([.U136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6]^2)/([.$AF136]^2);[.$AE$2])))*[.$AE136]*0.8)+([.O136]/10))+10;10)" office:value-type="float" office:value="21" calcext:value-type="float">
            <text:p>21</text:p>
          </table:table-cell>
          <table:table-cell table:style-name="ce41" table:formula="of:=IFERROR(ROUND(((MIN(([.$P136]^2)/([.$AF136]^2);[.$AE$2])))*[.$AE136]);0)" office:value-type="float" office:value="9" calcext:value-type="float">
            <text:p>9</text:p>
          </table:table-cell>
          <table:table-cell table:style-name="ce42" table:formula="of:=IFERROR(ROUND(MIN(([.P136]+[.S136]+[.U136])/8/[.$AF136];[.$AE$2])^2*[.$AE136]);0)" office:value-type="float" office:value="6" calcext:value-type="float">
            <text:p>6</text:p>
          </table:table-cell>
          <table:table-cell table:style-name="ce43" table:formula="of:=IFERROR(ROUND(((MIN(([.T136]^2)/([.$AF136]^2);[.$AE$2])))*[.$AE136]*[.$AF$1]);0)" office:value-type="float" office:value="6" calcext:value-type="float">
            <text:p>6</text:p>
          </table:table-cell>
          <table:table-cell table:style-name="ce44" table:formula="of:=IFERROR(ROUND(((MIN(([.Q136]^2)/([.$AF136]^2);[.$AE$2])))*[.$AE136]*[.$AF$1]);0)" office:value-type="float" office:value="8" calcext:value-type="float">
            <text:p>8</text:p>
          </table:table-cell>
          <table:table-cell table:style-name="ce45" table:formula="of:=IFERROR(ROUND(((MIN(([.S136]^2)/([.$AF136]^2);[.$AE$2])))*[.$AE136]*[.$AF$1]);0)" office:value-type="float" office:value="1" calcext:value-type="float">
            <text:p>1</text:p>
          </table:table-cell>
          <table:table-cell table:style-name="ce46" table:formula="of:=IFERROR(ROUND(((MIN(([.R136]^2)/([.$AF136]^2);[.$AE$2]))*[.$AE136]));0)" office:value-type="float" office:value="2" calcext:value-type="float">
            <text:p>2</text:p>
          </table:table-cell>
          <table:table-cell table:formula="of:=ROUND(AVERAGE([.AI136:.AN136]);2)" office:value-type="float" office:value="5.33" calcext:value-type="float">
            <text:p>5.33</text:p>
          </table:table-cell>
          <table:table-cell table:style-name="ce11" table:formula="of:=IFERROR(MIN(MAX((ROUND(AVERAGE((((MIN(([.$O136]^[.$AO$2])/([.$AF136]^[.$AO$2]);[.$AQ$2])))*[.$V136]*0.8)+([.$O136]/10);([.O136]/8));0)*5)+10; 30); 99); 0)" office:value-type="float" office:value="60" calcext:value-type="float">
            <text:p>60</text:p>
          </table:table-cell>
          <table:table-cell table:style-name="ce11" table:formula="of:=IFERROR(MIN(MAX(ROUND(AVERAGE((MIN(([.$P136]^[.$X$2])/([.$AF136]^[.$AO$2]);[.$AQ$2]))*([.$V136]+[.$AR$2]);([.P13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6]+[.$S136]+[.$U136])/8/[.$AF136];[.$AQ$2]))*([.$V136]+3)*[.$AS$2];([.U1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6]^2)/([.$AF136]^[.$AO$2]);[.$AQ$2]))*([.$V136]+3)*[.$AS$2]);([.T13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6]^[.$AO$2])/([.$AF136]^[.$AO$2]);[.$AQ$2]))*([.$V136]+3)*[.$AS$2]);([.Q13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36]^[.$AO$2])/([.$AF136]^[.$AO$2]);[.$AQ$2]))*([.$V136]+3)*[.$AS$2]);([.S13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6]^[.$AC$2])/([.$AF136]^[.$AO$2]);[.$AQ$2]))*([.$V136]+[.$AR$2]);([.R136]/10));0)*5; [.$AU$2]); [.$AT$2]);0)" office:value-type="float" office:value="15" calcext:value-type="float">
            <text:p>15</text:p>
          </table:table-cell>
          <table:table-cell table:formula="of:=ROUND(AVERAGE([.AP136:.AV136]);2)" office:value-type="float" office:value="37.14" calcext:value-type="float">
            <text:p>37.14</text:p>
          </table:table-cell>
          <table:table-cell/>
          <table:table-cell table:formula="of:=MIN(MAX([.AH136]-[.AH135];0);[.$BF$2])" office:value-type="float" office:value="0" calcext:value-type="float">
            <text:p>0</text:p>
          </table:table-cell>
          <table:table-cell table:formula="of:=MIN(MAX([.AI136]-[.AI135];0);[.$BF$2])" office:value-type="float" office:value="1" calcext:value-type="float">
            <text:p>1</text:p>
          </table:table-cell>
          <table:table-cell table:formula="of:=MIN(MAX([.AJ136]-[.AJ135];0);[.$BF$2])" office:value-type="float" office:value="0" calcext:value-type="float">
            <text:p>0</text:p>
          </table:table-cell>
          <table:table-cell table:formula="of:=MIN(MAX([.AK136]-[.AK135];0);[.$BF$2])" office:value-type="float" office:value="0" calcext:value-type="float">
            <text:p>0</text:p>
          </table:table-cell>
          <table:table-cell table:formula="of:=MIN(MAX([.AL136]-[.AL135];0);[.$BF$2])" office:value-type="float" office:value="6" calcext:value-type="float">
            <text:p>6</text:p>
          </table:table-cell>
          <table:table-cell table:formula="of:=MIN(MAX([.AM136]-[.AM135];0);[.$BF$2])" office:value-type="float" office:value="0" calcext:value-type="float">
            <text:p>0</text:p>
          </table:table-cell>
          <table:table-cell table:formula="of:=MIN(MAX([.AN136]-[.AN13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43" calcext:value-type="float">
            <text:p>43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42" calcext:value-type="float">
            <text:p>42</text:p>
          </table:table-cell>
          <table:table-cell table:style-name="ce55" table:formula="of:=[.O137]-[.C137]" office:value-type="float" office:value="0" calcext:value-type="float">
            <text:p>0</text:p>
          </table:table-cell>
          <table:table-cell table:style-name="ce29" table:formula="of:=[.P137]-[.D137]" office:value-type="float" office:value="15" calcext:value-type="float">
            <text:p>15</text:p>
          </table:table-cell>
          <table:table-cell table:style-name="ce60" table:formula="of:=[.Q137]-[.E137]" office:value-type="float" office:value="5" calcext:value-type="float">
            <text:p>5</text:p>
          </table:table-cell>
          <table:table-cell table:style-name="ce62" table:formula="of:=[.R137]-[.F137]" office:value-type="float" office:value="25" calcext:value-type="float">
            <text:p>25</text:p>
          </table:table-cell>
          <table:table-cell table:style-name="ce64" table:formula="of:=[.S137]-[.G137]" office:value-type="float" office:value="-25" calcext:value-type="float">
            <text:p>-25</text:p>
          </table:table-cell>
          <table:table-cell table:style-name="ce66" table:formula="of:=[.T137]-[.H137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68" calcext:value-type="float">
            <text:p>68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57" calcext:value-type="float">
            <text:p>57</text:p>
          </table:table-cell>
          <table:table-cell table:style-name="ce11" table:formula="of:=SUM([.O137:.T137])" office:value-type="float" office:value="363" calcext:value-type="float">
            <text:p>363</text:p>
          </table:table-cell>
          <table:table-cell table:style-name="ce11" table:formula="of:=ROUND((([.U137]/[.$AE$1])*MAX([.U137]/420; 1.2));2)" office:value-type="float" office:value="4.84" calcext:value-type="float">
            <text:p>4.84</text:p>
          </table:table-cell>
          <table:table-cell table:style-name="ce4" table:formula="of:=IFERROR((ROUND((((MIN(([.$O137]^2)/([.$AF137]^2);[.$AD$2])))*[.$V137]*0.8)+([.O137]/10))*5)+10; 0)" office:value-type="float" office:value="60" calcext:value-type="float">
            <text:p>60</text:p>
          </table:table-cell>
          <table:table-cell table:style-name="ce6" table:formula="of:=IFERROR(ROUND((AVERAGE(MIN(([.$P137]^[.$X$2])/([.$AF137]^2);[.$AD$2]); MIN([.P137]/[.$AA$2]; [.$Z$2])))*([.$V137]+[.$Y$2]))*5;0)" office:value-type="float" office:value="30" calcext:value-type="float">
            <text:p>30</text:p>
          </table:table-cell>
          <table:table-cell table:style-name="ce24" table:formula="of:=IFERROR(ROUND((MIN(([.$P137]+[.$S137]+[.$U137])/8/[.$AF137];[.$AD$2]))*([.$V137]+3))*5;0)" office:value-type="float" office:value="40" calcext:value-type="float">
            <text:p>40</text:p>
          </table:table-cell>
          <table:table-cell table:style-name="ce16" table:formula="of:=IFERROR(ROUND(((MIN(([.$T137]^2)/([.$AF137]^2);[.$AD$2]))*([.$V137]+3)*[.$AF$2]))*5;0)" office:value-type="float" office:value="30" calcext:value-type="float">
            <text:p>30</text:p>
          </table:table-cell>
          <table:table-cell table:style-name="ce8" table:formula="of:=IFERROR(ROUND((AVERAGE(MIN(([.$Q137]^2)/([.$AF137]^2);[.$AD$2]);MIN([.Q137]/[.$AB$2]; [.$Z$2]))*([.$V137]+3)*[.$AF$2]))*5;0)" office:value-type="float" office:value="30" calcext:value-type="float">
            <text:p>30</text:p>
          </table:table-cell>
          <table:table-cell table:style-name="ce14" table:formula="of:=IFERROR(ROUND((AVERAGE(MIN(([.$S137]^2)/([.$AF137]^2);[.$AD$2]);MIN([.S137]/[.$AB$2]; [.$Z$2]))*([.$V137]+3)*[.$AF$2]))*5;0)" office:value-type="float" office:value="40" calcext:value-type="float">
            <text:p>40</text:p>
          </table:table-cell>
          <table:table-cell table:style-name="ce10" table:formula="of:=IFERROR(ROUND((AVERAGE(MIN(([.$R137]^[.$AC$2])/([.$AF137]^2);[.$AD$2]); MIN([.R137]/[.$AA$2]; [.$Z$2])))*([.$V137]+[.$Y$2]))*5;0)" office:value-type="float" office:value="35" calcext:value-type="float">
            <text:p>35</text:p>
          </table:table-cell>
          <table:table-cell table:style-name="ce11" table:formula="of:=ROUND(AVERAGE([.W137:.AC137]))" office:value-type="float" office:value="38" calcext:value-type="float">
            <text:p>38</text:p>
          </table:table-cell>
          <table:table-cell table:style-name="ce11" table:formula="of:=ROUND((([.U137]/[.$AE$1])*MAX([.U137]/350;0.8));2)" office:value-type="float" office:value="4.18" calcext:value-type="float">
            <text:p>4.18</text:p>
          </table:table-cell>
          <table:table-cell table:style-name="ce11" table:formula="of:=ROUND([.U137]/6;2)" office:value-type="float" office:value="60.5" calcext:value-type="float">
            <text:p>60.5</text:p>
          </table:table-cell>
          <table:table-cell table:style-name="ce11"/>
          <table:table-cell table:style-name="ce40" table:formula="of:=IFERROR(ROUND((((MIN(([.$O137]^2)/([.$AF137]^2);[.$AE$2])))*[.$AE137]*0.8)+([.O137]/10))+10;10)" office:value-type="float" office:value="19" calcext:value-type="float">
            <text:p>19</text:p>
          </table:table-cell>
          <table:table-cell table:style-name="ce41" table:formula="of:=IFERROR(ROUND(((MIN(([.$P137]^2)/([.$AF137]^2);[.$AE$2])))*[.$AE137]);0)" office:value-type="float" office:value="5" calcext:value-type="float">
            <text:p>5</text:p>
          </table:table-cell>
          <table:table-cell table:style-name="ce42" table:formula="of:=IFERROR(ROUND(MIN(([.P137]+[.S137]+[.U137])/8/[.$AF137];[.$AE$2])^2*[.$AE137]);0)" office:value-type="float" office:value="4" calcext:value-type="float">
            <text:p>4</text:p>
          </table:table-cell>
          <table:table-cell table:style-name="ce43" table:formula="of:=IFERROR(ROUND(((MIN(([.T137]^2)/([.$AF137]^2);[.$AE$2])))*[.$AE137]*[.$AF$1]);0)" office:value-type="float" office:value="3" calcext:value-type="float">
            <text:p>3</text:p>
          </table:table-cell>
          <table:table-cell table:style-name="ce44" table:formula="of:=IFERROR(ROUND(((MIN(([.Q137]^2)/([.$AF137]^2);[.$AE$2])))*[.$AE137]*[.$AF$1]);0)" office:value-type="float" office:value="2" calcext:value-type="float">
            <text:p>2</text:p>
          </table:table-cell>
          <table:table-cell table:style-name="ce45" table:formula="of:=IFERROR(ROUND(((MIN(([.S137]^2)/([.$AF137]^2);[.$AE$2])))*[.$AE137]*[.$AF$1]);0)" office:value-type="float" office:value="3" calcext:value-type="float">
            <text:p>3</text:p>
          </table:table-cell>
          <table:table-cell table:style-name="ce46" table:formula="of:=IFERROR(ROUND(((MIN(([.R137]^2)/([.$AF137]^2);[.$AE$2]))*[.$AE137]));0)" office:value-type="float" office:value="5" calcext:value-type="float">
            <text:p>5</text:p>
          </table:table-cell>
          <table:table-cell table:formula="of:=ROUND(AVERAGE([.AI137:.AN137]);2)" office:value-type="float" office:value="3.67" calcext:value-type="float">
            <text:p>3.67</text:p>
          </table:table-cell>
          <table:table-cell table:style-name="ce11" table:formula="of:=IFERROR(MIN(MAX((ROUND(AVERAGE((((MIN(([.$O137]^[.$AO$2])/([.$AF137]^[.$AO$2]);[.$AQ$2])))*[.$V137]*0.8)+([.$O137]/10);([.O137]/8));0)*5)+10; 30); 99); 0)" office:value-type="float" office:value="55" calcext:value-type="float">
            <text:p>55</text:p>
          </table:table-cell>
          <table:table-cell table:style-name="ce11" table:formula="of:=IFERROR(MIN(MAX(ROUND(AVERAGE((MIN(([.$P137]^[.$X$2])/([.$AF137]^[.$AO$2]);[.$AQ$2]))*([.$V137]+[.$AR$2]);([.P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7]+[.$S137]+[.$U137])/8/[.$AF137];[.$AQ$2]))*([.$V137]+3)*[.$AS$2];([.U13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7]^2)/([.$AF137]^[.$AO$2]);[.$AQ$2]))*([.$V137]+3)*[.$AS$2]);([.T13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7]^[.$AO$2])/([.$AF137]^[.$AO$2]);[.$AQ$2]))*([.$V137]+3)*[.$AS$2]);([.Q13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7]^[.$AO$2])/([.$AF137]^[.$AO$2]);[.$AQ$2]))*([.$V137]+3)*[.$AS$2]);([.S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37]^[.$AC$2])/([.$AF137]^[.$AO$2]);[.$AQ$2]))*([.$V137]+[.$AR$2]);([.R137]/10));0)*5; [.$AU$2]); [.$AT$2]);0)" office:value-type="float" office:value="35" calcext:value-type="float">
            <text:p>35</text:p>
          </table:table-cell>
          <table:table-cell table:formula="of:=ROUND(AVERAGE([.AP137:.AV137]);2)" office:value-type="float" office:value="35.71" calcext:value-type="float">
            <text:p>35.71</text:p>
          </table:table-cell>
          <table:table-cell/>
          <table:table-cell table:formula="of:=MIN(MAX([.AH137]-[.AH136];0);[.$BF$2])" office:value-type="float" office:value="0" calcext:value-type="float">
            <text:p>0</text:p>
          </table:table-cell>
          <table:table-cell table:formula="of:=MIN(MAX([.AI137]-[.AI136];0);[.$BF$2])" office:value-type="float" office:value="0" calcext:value-type="float">
            <text:p>0</text:p>
          </table:table-cell>
          <table:table-cell table:formula="of:=MIN(MAX([.AJ137]-[.AJ136];0);[.$BF$2])" office:value-type="float" office:value="0" calcext:value-type="float">
            <text:p>0</text:p>
          </table:table-cell>
          <table:table-cell table:formula="of:=MIN(MAX([.AK137]-[.AK136];0);[.$BF$2])" office:value-type="float" office:value="0" calcext:value-type="float">
            <text:p>0</text:p>
          </table:table-cell>
          <table:table-cell table:formula="of:=MIN(MAX([.AL137]-[.AL136];0);[.$BF$2])" office:value-type="float" office:value="0" calcext:value-type="float">
            <text:p>0</text:p>
          </table:table-cell>
          <table:table-cell table:formula="of:=MIN(MAX([.AM137]-[.AM136];0);[.$BF$2])" office:value-type="float" office:value="2" calcext:value-type="float">
            <text:p>2</text:p>
          </table:table-cell>
          <table:table-cell table:formula="of:=MIN(MAX([.AN137]-[.AN136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73" calcext:value-type="float">
            <text:p>73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67" calcext:value-type="float">
            <text:p>67</text:p>
          </table:table-cell>
          <table:table-cell table:style-name="ce55" table:formula="of:=[.O138]-[.C138]" office:value-type="float" office:value="0" calcext:value-type="float">
            <text:p>0</text:p>
          </table:table-cell>
          <table:table-cell table:style-name="ce29" table:formula="of:=[.P138]-[.D138]" office:value-type="float" office:value="10" calcext:value-type="float">
            <text:p>10</text:p>
          </table:table-cell>
          <table:table-cell table:style-name="ce60" table:formula="of:=[.Q138]-[.E138]" office:value-type="float" office:value="0" calcext:value-type="float">
            <text:p>0</text:p>
          </table:table-cell>
          <table:table-cell table:style-name="ce62" table:formula="of:=[.R138]-[.F138]" office:value-type="float" office:value="20" calcext:value-type="float">
            <text:p>20</text:p>
          </table:table-cell>
          <table:table-cell table:style-name="ce64" table:formula="of:=[.S138]-[.G138]" office:value-type="float" office:value="-15" calcext:value-type="float">
            <text:p>-15</text:p>
          </table:table-cell>
          <table:table-cell table:style-name="ce66" table:formula="of:=[.T138]-[.H138]" office:value-type="float" office:value="10" calcext:value-type="float">
            <text:p>1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3" calcext:value-type="float">
            <text:p>93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7" calcext:value-type="float">
            <text:p>77</text:p>
          </table:table-cell>
          <table:table-cell table:style-name="ce11" table:formula="of:=SUM([.O138:.T138])" office:value-type="float" office:value="508" calcext:value-type="float">
            <text:p>508</text:p>
          </table:table-cell>
          <table:table-cell table:style-name="ce11" table:formula="of:=ROUND((([.U138]/[.$AE$1])*MAX([.U138]/420; 1.2));2)" office:value-type="float" office:value="6.83" calcext:value-type="float">
            <text:p>6.83</text:p>
          </table:table-cell>
          <table:table-cell table:style-name="ce4" table:formula="of:=IFERROR((ROUND((((MIN(([.$O138]^2)/([.$AF138]^2);[.$AD$2])))*[.$V138]*0.8)+([.O138]/10))*5)+10; 0)" office:value-type="float" office:value="80" calcext:value-type="float">
            <text:p>80</text:p>
          </table:table-cell>
          <table:table-cell table:style-name="ce6" table:formula="of:=IFERROR(ROUND((AVERAGE(MIN(([.$P138]^[.$X$2])/([.$AF138]^2);[.$AD$2]); MIN([.P138]/[.$AA$2]; [.$Z$2])))*([.$V138]+[.$Y$2]))*5;0)" office:value-type="float" office:value="50" calcext:value-type="float">
            <text:p>50</text:p>
          </table:table-cell>
          <table:table-cell table:style-name="ce24" table:formula="of:=IFERROR(ROUND((MIN(([.$P138]+[.$S138]+[.$U138])/8/[.$AF138];[.$AD$2]))*([.$V138]+3))*5;0)" office:value-type="float" office:value="50" calcext:value-type="float">
            <text:p>50</text:p>
          </table:table-cell>
          <table:table-cell table:style-name="ce16" table:formula="of:=IFERROR(ROUND(((MIN(([.$T138]^2)/([.$AF138]^2);[.$AD$2]))*([.$V138]+3)*[.$AF$2]))*5;0)" office:value-type="float" office:value="35" calcext:value-type="float">
            <text:p>35</text:p>
          </table:table-cell>
          <table:table-cell table:style-name="ce8" table:formula="of:=IFERROR(ROUND((AVERAGE(MIN(([.$Q138]^2)/([.$AF138]^2);[.$AD$2]);MIN([.Q138]/[.$AB$2]; [.$Z$2]))*([.$V138]+3)*[.$AF$2]))*5;0)" office:value-type="float" office:value="45" calcext:value-type="float">
            <text:p>45</text:p>
          </table:table-cell>
          <table:table-cell table:style-name="ce14" table:formula="of:=IFERROR(ROUND((AVERAGE(MIN(([.$S138]^2)/([.$AF138]^2);[.$AD$2]);MIN([.S138]/[.$AB$2]; [.$Z$2]))*([.$V138]+3)*[.$AF$2]))*5;0)" office:value-type="float" office:value="65" calcext:value-type="float">
            <text:p>65</text:p>
          </table:table-cell>
          <table:table-cell table:style-name="ce10" table:formula="of:=IFERROR(ROUND((AVERAGE(MIN(([.$R138]^[.$AC$2])/([.$AF138]^2);[.$AD$2]); MIN([.R138]/[.$AA$2]; [.$Z$2])))*([.$V138]+[.$Y$2]))*5;0)" office:value-type="float" office:value="55" calcext:value-type="float">
            <text:p>55</text:p>
          </table:table-cell>
          <table:table-cell table:style-name="ce11" table:formula="of:=ROUND(AVERAGE([.W138:.AC138]))" office:value-type="float" office:value="54" calcext:value-type="float">
            <text:p>54</text:p>
          </table:table-cell>
          <table:table-cell table:style-name="ce11" table:formula="of:=ROUND((([.U138]/[.$AE$1])*MAX([.U138]/350;0.8));2)" office:value-type="float" office:value="8.19" calcext:value-type="float">
            <text:p>8.19</text:p>
          </table:table-cell>
          <table:table-cell table:style-name="ce11" table:formula="of:=ROUND([.U138]/6;2)" office:value-type="float" office:value="84.67" calcext:value-type="float">
            <text:p>84.67</text:p>
          </table:table-cell>
          <table:table-cell table:style-name="ce11"/>
          <table:table-cell table:style-name="ce40" table:formula="of:=IFERROR(ROUND((((MIN(([.$O138]^2)/([.$AF138]^2);[.$AE$2])))*[.$AE138]*0.8)+([.O138]/10))+10;10)" office:value-type="float" office:value="25" calcext:value-type="float">
            <text:p>25</text:p>
          </table:table-cell>
          <table:table-cell table:style-name="ce41" table:formula="of:=IFERROR(ROUND(((MIN(([.$P138]^2)/([.$AF138]^2);[.$AE$2])))*[.$AE138]);0)" office:value-type="float" office:value="8" calcext:value-type="float">
            <text:p>8</text:p>
          </table:table-cell>
          <table:table-cell table:style-name="ce42" table:formula="of:=IFERROR(ROUND(MIN(([.P138]+[.S138]+[.U138])/8/[.$AF138];[.$AE$2])^2*[.$AE138]);0)" office:value-type="float" office:value="9" calcext:value-type="float">
            <text:p>9</text:p>
          </table:table-cell>
          <table:table-cell table:style-name="ce43" table:formula="of:=IFERROR(ROUND(((MIN(([.T138]^2)/([.$AF138]^2);[.$AE$2])))*[.$AE138]*[.$AF$1]);0)" office:value-type="float" office:value="5" calcext:value-type="float">
            <text:p>5</text:p>
          </table:table-cell>
          <table:table-cell table:style-name="ce44" table:formula="of:=IFERROR(ROUND(((MIN(([.Q138]^2)/([.$AF138]^2);[.$AE$2])))*[.$AE138]*[.$AF$1]);0)" office:value-type="float" office:value="4" calcext:value-type="float">
            <text:p>4</text:p>
          </table:table-cell>
          <table:table-cell table:style-name="ce45" table:formula="of:=IFERROR(ROUND(((MIN(([.S138]^2)/([.$AF138]^2);[.$AE$2])))*[.$AE138]*[.$AF$1]);0)" office:value-type="float" office:value="8" calcext:value-type="float">
            <text:p>8</text:p>
          </table:table-cell>
          <table:table-cell table:style-name="ce46" table:formula="of:=IFERROR(ROUND(((MIN(([.R138]^2)/([.$AF138]^2);[.$AE$2]))*[.$AE138]));0)" office:value-type="float" office:value="10" calcext:value-type="float">
            <text:p>10</text:p>
          </table:table-cell>
          <table:table-cell table:formula="of:=ROUND(AVERAGE([.AI138:.AN138]);2)" office:value-type="float" office:value="7.33" calcext:value-type="float">
            <text:p>7.33</text:p>
          </table:table-cell>
          <table:table-cell table:style-name="ce11" table:formula="of:=IFERROR(MIN(MAX((ROUND(AVERAGE((((MIN(([.$O138]^[.$AO$2])/([.$AF138]^[.$AO$2]);[.$AQ$2])))*[.$V138]*0.8)+([.$O138]/10);([.O138]/8));0)*5)+10; 30); 99); 0)" office:value-type="float" office:value="70" calcext:value-type="float">
            <text:p>70</text:p>
          </table:table-cell>
          <table:table-cell table:style-name="ce11" table:formula="of:=IFERROR(MIN(MAX(ROUND(AVERAGE((MIN(([.$P138]^[.$X$2])/([.$AF138]^[.$AO$2]);[.$AQ$2]))*([.$V138]+[.$AR$2]);([.P13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8]+[.$S138]+[.$U138])/8/[.$AF138];[.$AQ$2]))*([.$V138]+3)*[.$AS$2];([.U13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8]^2)/([.$AF138]^[.$AO$2]);[.$AQ$2]))*([.$V138]+3)*[.$AS$2]);([.T13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8]^[.$AO$2])/([.$AF138]^[.$AO$2]);[.$AQ$2]))*([.$V138]+3)*[.$AS$2]);([.Q1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8]^[.$AO$2])/([.$AF138]^[.$AO$2]);[.$AQ$2]))*([.$V138]+3)*[.$AS$2]);([.S13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38]^[.$AC$2])/([.$AF138]^[.$AO$2]);[.$AQ$2]))*([.$V138]+[.$AR$2]);([.R138]/10));0)*5; [.$AU$2]); [.$AT$2]);0)" office:value-type="float" office:value="45" calcext:value-type="float">
            <text:p>45</text:p>
          </table:table-cell>
          <table:table-cell table:formula="of:=ROUND(AVERAGE([.AP138:.AV138]);2)" office:value-type="float" office:value="47.14" calcext:value-type="float">
            <text:p>47.14</text:p>
          </table:table-cell>
          <table:table-cell/>
          <table:table-cell table:formula="of:=MIN(MAX([.AH138]-[.AH137];0);[.$BF$2])" office:value-type="float" office:value="6" calcext:value-type="float">
            <text:p>6</text:p>
          </table:table-cell>
          <table:table-cell table:formula="of:=MIN(MAX([.AI138]-[.AI137];0);[.$BF$2])" office:value-type="float" office:value="3" calcext:value-type="float">
            <text:p>3</text:p>
          </table:table-cell>
          <table:table-cell table:formula="of:=MIN(MAX([.AJ138]-[.AJ137];0);[.$BF$2])" office:value-type="float" office:value="5" calcext:value-type="float">
            <text:p>5</text:p>
          </table:table-cell>
          <table:table-cell table:formula="of:=MIN(MAX([.AK138]-[.AK137];0);[.$BF$2])" office:value-type="float" office:value="2" calcext:value-type="float">
            <text:p>2</text:p>
          </table:table-cell>
          <table:table-cell table:formula="of:=MIN(MAX([.AL138]-[.AL137];0);[.$BF$2])" office:value-type="float" office:value="2" calcext:value-type="float">
            <text:p>2</text:p>
          </table:table-cell>
          <table:table-cell table:formula="of:=MIN(MAX([.AM138]-[.AM137];0);[.$BF$2])" office:value-type="float" office:value="5" calcext:value-type="float">
            <text:p>5</text:p>
          </table:table-cell>
          <table:table-cell table:formula="of:=MIN(MAX([.AN138]-[.AN137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39]-[.C139]" office:value-type="float" office:value="20" calcext:value-type="float">
            <text:p>20</text:p>
          </table:table-cell>
          <table:table-cell table:style-name="ce29" table:formula="of:=[.P139]-[.D139]" office:value-type="float" office:value="-15" calcext:value-type="float">
            <text:p>-15</text:p>
          </table:table-cell>
          <table:table-cell table:style-name="ce60" table:formula="of:=[.Q139]-[.E139]" office:value-type="float" office:value="-15" calcext:value-type="float">
            <text:p>-15</text:p>
          </table:table-cell>
          <table:table-cell table:style-name="ce62" table:formula="of:=[.R139]-[.F139]" office:value-type="float" office:value="25" calcext:value-type="float">
            <text:p>25</text:p>
          </table:table-cell>
          <table:table-cell table:style-name="ce64" table:formula="of:=[.S139]-[.G139]" office:value-type="float" office:value="10" calcext:value-type="float">
            <text:p>10</text:p>
          </table:table-cell>
          <table:table-cell table:style-name="ce66" table:formula="of:=[.T139]-[.H139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9:.T139])" office:value-type="float" office:value="365" calcext:value-type="float">
            <text:p>365</text:p>
          </table:table-cell>
          <table:table-cell table:style-name="ce11" table:formula="of:=ROUND((([.U139]/[.$AE$1])*MAX([.U139]/420; 1.2));2)" office:value-type="float" office:value="4.87" calcext:value-type="float">
            <text:p>4.87</text:p>
          </table:table-cell>
          <table:table-cell table:style-name="ce4" table:formula="of:=IFERROR((ROUND((((MIN(([.$O139]^2)/([.$AF139]^2);[.$AD$2])))*[.$V139]*0.8)+([.O139]/10))*5)+10; 0)" office:value-type="float" office:value="50" calcext:value-type="float">
            <text:p>50</text:p>
          </table:table-cell>
          <table:table-cell table:style-name="ce6" table:formula="of:=IFERROR(ROUND((AVERAGE(MIN(([.$P139]^[.$X$2])/([.$AF139]^2);[.$AD$2]); MIN([.P139]/[.$AA$2]; [.$Z$2])))*([.$V139]+[.$Y$2]))*5;0)" office:value-type="float" office:value="55" calcext:value-type="float">
            <text:p>55</text:p>
          </table:table-cell>
          <table:table-cell table:style-name="ce24" table:formula="of:=IFERROR(ROUND((MIN(([.$P139]+[.$S139]+[.$U139])/8/[.$AF139];[.$AD$2]))*([.$V139]+3))*5;0)" office:value-type="float" office:value="40" calcext:value-type="float">
            <text:p>40</text:p>
          </table:table-cell>
          <table:table-cell table:style-name="ce16" table:formula="of:=IFERROR(ROUND(((MIN(([.$T139]^2)/([.$AF139]^2);[.$AD$2]))*([.$V139]+3)*[.$AF$2]))*5;0)" office:value-type="float" office:value="35" calcext:value-type="float">
            <text:p>35</text:p>
          </table:table-cell>
          <table:table-cell table:style-name="ce8" table:formula="of:=IFERROR(ROUND((AVERAGE(MIN(([.$Q139]^2)/([.$AF139]^2);[.$AD$2]);MIN([.Q139]/[.$AB$2]; [.$Z$2]))*([.$V139]+3)*[.$AF$2]))*5;0)" office:value-type="float" office:value="50" calcext:value-type="float">
            <text:p>50</text:p>
          </table:table-cell>
          <table:table-cell table:style-name="ce14" table:formula="of:=IFERROR(ROUND((AVERAGE(MIN(([.$S139]^2)/([.$AF139]^2);[.$AD$2]);MIN([.S139]/[.$AB$2]; [.$Z$2]))*([.$V139]+3)*[.$AF$2]))*5;0)" office:value-type="float" office:value="15" calcext:value-type="float">
            <text:p>15</text:p>
          </table:table-cell>
          <table:table-cell table:style-name="ce10" table:formula="of:=IFERROR(ROUND((AVERAGE(MIN(([.$R139]^[.$AC$2])/([.$AF139]^2);[.$AD$2]); MIN([.R139]/[.$AA$2]; [.$Z$2])))*([.$V139]+[.$Y$2]))*5;0)" office:value-type="float" office:value="25" calcext:value-type="float">
            <text:p>25</text:p>
          </table:table-cell>
          <table:table-cell table:style-name="ce11" table:formula="of:=ROUND(AVERAGE([.W139:.AC139]))" office:value-type="float" office:value="39" calcext:value-type="float">
            <text:p>39</text:p>
          </table:table-cell>
          <table:table-cell table:style-name="ce11" table:formula="of:=ROUND((([.U139]/[.$AE$1])*MAX([.U139]/350;0.8));2)" office:value-type="float" office:value="4.23" calcext:value-type="float">
            <text:p>4.23</text:p>
          </table:table-cell>
          <table:table-cell table:style-name="ce11" table:formula="of:=ROUND([.U139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139]^2)/([.$AF139]^2);[.$AE$2])))*[.$AE139]*0.8)+([.O139]/10))+10;10)" office:value-type="float" office:value="17" calcext:value-type="float">
            <text:p>17</text:p>
          </table:table-cell>
          <table:table-cell table:style-name="ce41" table:formula="of:=IFERROR(ROUND(((MIN(([.$P139]^2)/([.$AF139]^2);[.$AE$2])))*[.$AE139]);0)" office:value-type="float" office:value="8" calcext:value-type="float">
            <text:p>8</text:p>
          </table:table-cell>
          <table:table-cell table:style-name="ce42" table:formula="of:=IFERROR(ROUND(MIN(([.P139]+[.S139]+[.U139])/8/[.$AF139];[.$AE$2])^2*[.$AE139]);0)" office:value-type="float" office:value="4" calcext:value-type="float">
            <text:p>4</text:p>
          </table:table-cell>
          <table:table-cell table:style-name="ce43" table:formula="of:=IFERROR(ROUND(((MIN(([.T139]^2)/([.$AF139]^2);[.$AE$2])))*[.$AE139]*[.$AF$1]);0)" office:value-type="float" office:value="3" calcext:value-type="float">
            <text:p>3</text:p>
          </table:table-cell>
          <table:table-cell table:style-name="ce44" table:formula="of:=IFERROR(ROUND(((MIN(([.Q139]^2)/([.$AF139]^2);[.$AE$2])))*[.$AE139]*[.$AF$1]);0)" office:value-type="float" office:value="5" calcext:value-type="float">
            <text:p>5</text:p>
          </table:table-cell>
          <table:table-cell table:style-name="ce45" table:formula="of:=IFERROR(ROUND(((MIN(([.S139]^2)/([.$AF139]^2);[.$AE$2])))*[.$AE139]*[.$AF$1]);0)" office:value-type="float" office:value="1" calcext:value-type="float">
            <text:p>1</text:p>
          </table:table-cell>
          <table:table-cell table:style-name="ce46" table:formula="of:=IFERROR(ROUND(((MIN(([.R139]^2)/([.$AF139]^2);[.$AE$2]))*[.$AE139]));0)" office:value-type="float" office:value="3" calcext:value-type="float">
            <text:p>3</text:p>
          </table:table-cell>
          <table:table-cell table:formula="of:=ROUND(AVERAGE([.AI139:.AN139]);2)" office:value-type="float" office:value="4" calcext:value-type="float">
            <text:p>4</text:p>
          </table:table-cell>
          <table:table-cell table:style-name="ce11" table:formula="of:=IFERROR(MIN(MAX((ROUND(AVERAGE((((MIN(([.$O139]^[.$AO$2])/([.$AF139]^[.$AO$2]);[.$AQ$2])))*[.$V139]*0.8)+([.$O139]/10);([.O139]/8));0)*5)+10; 30); 99); 0)" office:value-type="float" office:value="45" calcext:value-type="float">
            <text:p>45</text:p>
          </table:table-cell>
          <table:table-cell table:style-name="ce11" table:formula="of:=IFERROR(MIN(MAX(ROUND(AVERAGE((MIN(([.$P139]^[.$X$2])/([.$AF139]^[.$AO$2]);[.$AQ$2]))*([.$V139]+[.$AR$2]);([.P1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9]+[.$S139]+[.$U139])/8/[.$AF139];[.$AQ$2]))*([.$V139]+3)*[.$AS$2];([.U1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9]^2)/([.$AF139]^[.$AO$2]);[.$AQ$2]))*([.$V139]+3)*[.$AS$2]);([.T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9]^[.$AO$2])/([.$AF139]^[.$AO$2]);[.$AQ$2]))*([.$V139]+3)*[.$AS$2]);([.Q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9]^[.$AO$2])/([.$AF139]^[.$AO$2]);[.$AQ$2]))*([.$V139]+3)*[.$AS$2]);([.S13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9]^[.$AC$2])/([.$AF139]^[.$AO$2]);[.$AQ$2]))*([.$V139]+[.$AR$2]);([.R139]/10));0)*5; [.$AU$2]); [.$AT$2]);0)" office:value-type="float" office:value="25" calcext:value-type="float">
            <text:p>25</text:p>
          </table:table-cell>
          <table:table-cell table:formula="of:=ROUND(AVERAGE([.AP139:.AV139]);2)" office:value-type="float" office:value="32.86" calcext:value-type="float">
            <text:p>32.86</text:p>
          </table:table-cell>
          <table:table-cell/>
          <table:table-cell table:formula="of:=MIN(MAX([.AH139]-[.AH138];0);[.$BF$2])" office:value-type="float" office:value="0" calcext:value-type="float">
            <text:p>0</text:p>
          </table:table-cell>
          <table:table-cell table:formula="of:=MIN(MAX([.AI139]-[.AI138];0);[.$BF$2])" office:value-type="float" office:value="0" calcext:value-type="float">
            <text:p>0</text:p>
          </table:table-cell>
          <table:table-cell table:formula="of:=MIN(MAX([.AJ139]-[.AJ138];0);[.$BF$2])" office:value-type="float" office:value="0" calcext:value-type="float">
            <text:p>0</text:p>
          </table:table-cell>
          <table:table-cell table:formula="of:=MIN(MAX([.AK139]-[.AK138];0);[.$BF$2])" office:value-type="float" office:value="0" calcext:value-type="float">
            <text:p>0</text:p>
          </table:table-cell>
          <table:table-cell table:formula="of:=MIN(MAX([.AL139]-[.AL138];0);[.$BF$2])" office:value-type="float" office:value="1" calcext:value-type="float">
            <text:p>1</text:p>
          </table:table-cell>
          <table:table-cell table:formula="of:=MIN(MAX([.AM139]-[.AM138];0);[.$BF$2])" office:value-type="float" office:value="0" calcext:value-type="float">
            <text:p>0</text:p>
          </table:table-cell>
          <table:table-cell table:formula="of:=MIN(MAX([.AN139]-[.AN13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55" table:formula="of:=[.O140]-[.C140]" office:value-type="float" office:value="20" calcext:value-type="float">
            <text:p>20</text:p>
          </table:table-cell>
          <table:table-cell table:style-name="ce29" table:formula="of:=[.P140]-[.D140]" office:value-type="float" office:value="-10" calcext:value-type="float">
            <text:p>-10</text:p>
          </table:table-cell>
          <table:table-cell table:style-name="ce60" table:formula="of:=[.Q140]-[.E140]" office:value-type="float" office:value="-20" calcext:value-type="float">
            <text:p>-20</text:p>
          </table:table-cell>
          <table:table-cell table:style-name="ce62" table:formula="of:=[.R140]-[.F140]" office:value-type="float" office:value="20" calcext:value-type="float">
            <text:p>20</text:p>
          </table:table-cell>
          <table:table-cell table:style-name="ce64" table:formula="of:=[.S140]-[.G140]" office:value-type="float" office:value="5" calcext:value-type="float">
            <text:p>5</text:p>
          </table:table-cell>
          <table:table-cell table:style-name="ce66" table:formula="of:=[.T140]-[.H140]" office:value-type="float" office:value="5" calcext:value-type="float">
            <text:p>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40:.T140])" office:value-type="float" office:value="495" calcext:value-type="float">
            <text:p>495</text:p>
          </table:table-cell>
          <table:table-cell table:style-name="ce11" table:formula="of:=ROUND((([.U140]/[.$AE$1])*MAX([.U140]/420; 1.2));2)" office:value-type="float" office:value="6.6" calcext:value-type="float">
            <text:p>6.6</text:p>
          </table:table-cell>
          <table:table-cell table:style-name="ce4" table:formula="of:=IFERROR((ROUND((((MIN(([.$O140]^2)/([.$AF140]^2);[.$AD$2])))*[.$V140]*0.8)+([.O140]/10))*5)+10; 0)" office:value-type="float" office:value="70" calcext:value-type="float">
            <text:p>70</text:p>
          </table:table-cell>
          <table:table-cell table:style-name="ce6" table:formula="of:=IFERROR(ROUND((AVERAGE(MIN(([.$P140]^[.$X$2])/([.$AF140]^2);[.$AD$2]); MIN([.P140]/[.$AA$2]; [.$Z$2])))*([.$V140]+[.$Y$2]))*5;0)" office:value-type="float" office:value="70" calcext:value-type="float">
            <text:p>70</text:p>
          </table:table-cell>
          <table:table-cell table:style-name="ce24" table:formula="of:=IFERROR(ROUND((MIN(([.$P140]+[.$S140]+[.$U140])/8/[.$AF140];[.$AD$2]))*([.$V140]+3))*5;0)" office:value-type="float" office:value="50" calcext:value-type="float">
            <text:p>50</text:p>
          </table:table-cell>
          <table:table-cell table:style-name="ce16" table:formula="of:=IFERROR(ROUND(((MIN(([.$T140]^2)/([.$AF140]^2);[.$AD$2]))*([.$V140]+3)*[.$AF$2]))*5;0)" office:value-type="float" office:value="35" calcext:value-type="float">
            <text:p>35</text:p>
          </table:table-cell>
          <table:table-cell table:style-name="ce8" table:formula="of:=IFERROR(ROUND((AVERAGE(MIN(([.$Q140]^2)/([.$AF140]^2);[.$AD$2]);MIN([.Q140]/[.$AB$2]; [.$Z$2]))*([.$V140]+3)*[.$AF$2]))*5;0)" office:value-type="float" office:value="65" calcext:value-type="float">
            <text:p>65</text:p>
          </table:table-cell>
          <table:table-cell table:style-name="ce14" table:formula="of:=IFERROR(ROUND((AVERAGE(MIN(([.$S140]^2)/([.$AF140]^2);[.$AD$2]);MIN([.S140]/[.$AB$2]; [.$Z$2]))*([.$V140]+3)*[.$AF$2]))*5;0)" office:value-type="float" office:value="30" calcext:value-type="float">
            <text:p>30</text:p>
          </table:table-cell>
          <table:table-cell table:style-name="ce10" table:formula="of:=IFERROR(ROUND((AVERAGE(MIN(([.$R140]^[.$AC$2])/([.$AF140]^2);[.$AD$2]); MIN([.R140]/[.$AA$2]; [.$Z$2])))*([.$V140]+[.$Y$2]))*5;0)" office:value-type="float" office:value="40" calcext:value-type="float">
            <text:p>40</text:p>
          </table:table-cell>
          <table:table-cell table:style-name="ce11" table:formula="of:=ROUND(AVERAGE([.W140:.AC140]))" office:value-type="float" office:value="51" calcext:value-type="float">
            <text:p>51</text:p>
          </table:table-cell>
          <table:table-cell table:style-name="ce11" table:formula="of:=ROUND((([.U140]/[.$AE$1])*MAX([.U140]/350;0.8));2)" office:value-type="float" office:value="7.78" calcext:value-type="float">
            <text:p>7.78</text:p>
          </table:table-cell>
          <table:table-cell table:style-name="ce11" table:formula="of:=ROUND([.U14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40]^2)/([.$AF140]^2);[.$AE$2])))*[.$AE140]*0.8)+([.O140]/10))+10;10)" office:value-type="float" office:value="23" calcext:value-type="float">
            <text:p>23</text:p>
          </table:table-cell>
          <table:table-cell table:style-name="ce41" table:formula="of:=IFERROR(ROUND(((MIN(([.$P140]^2)/([.$AF140]^2);[.$AE$2])))*[.$AE140]);0)" office:value-type="float" office:value="16" calcext:value-type="float">
            <text:p>16</text:p>
          </table:table-cell>
          <table:table-cell table:style-name="ce42" table:formula="of:=IFERROR(ROUND(MIN(([.P140]+[.S140]+[.U140])/8/[.$AF140];[.$AE$2])^2*[.$AE140]);0)" office:value-type="float" office:value="8" calcext:value-type="float">
            <text:p>8</text:p>
          </table:table-cell>
          <table:table-cell table:style-name="ce43" table:formula="of:=IFERROR(ROUND(((MIN(([.T140]^2)/([.$AF140]^2);[.$AE$2])))*[.$AE140]*[.$AF$1]);0)" office:value-type="float" office:value="5" calcext:value-type="float">
            <text:p>5</text:p>
          </table:table-cell>
          <table:table-cell table:style-name="ce44" table:formula="of:=IFERROR(ROUND(((MIN(([.Q140]^2)/([.$AF140]^2);[.$AE$2])))*[.$AE140]*[.$AF$1]);0)" office:value-type="float" office:value="7" calcext:value-type="float">
            <text:p>7</text:p>
          </table:table-cell>
          <table:table-cell table:style-name="ce45" table:formula="of:=IFERROR(ROUND(((MIN(([.S140]^2)/([.$AF140]^2);[.$AE$2])))*[.$AE140]*[.$AF$1]);0)" office:value-type="float" office:value="2" calcext:value-type="float">
            <text:p>2</text:p>
          </table:table-cell>
          <table:table-cell table:style-name="ce46" table:formula="of:=IFERROR(ROUND(((MIN(([.R140]^2)/([.$AF140]^2);[.$AE$2]))*[.$AE140]));0)" office:value-type="float" office:value="6" calcext:value-type="float">
            <text:p>6</text:p>
          </table:table-cell>
          <table:table-cell table:formula="of:=ROUND(AVERAGE([.AI140:.AN140]);2)" office:value-type="float" office:value="7.33" calcext:value-type="float">
            <text:p>7.33</text:p>
          </table:table-cell>
          <table:table-cell table:style-name="ce11" table:formula="of:=IFERROR(MIN(MAX((ROUND(AVERAGE((((MIN(([.$O140]^[.$AO$2])/([.$AF140]^[.$AO$2]);[.$AQ$2])))*[.$V140]*0.8)+([.$O140]/10);([.O140]/8));0)*5)+10; 30); 99); 0)" office:value-type="float" office:value="65" calcext:value-type="float">
            <text:p>65</text:p>
          </table:table-cell>
          <table:table-cell table:style-name="ce11" table:formula="of:=IFERROR(MIN(MAX(ROUND(AVERAGE((MIN(([.$P140]^[.$X$2])/([.$AF140]^[.$AO$2]);[.$AQ$2]))*([.$V140]+[.$AR$2]);([.P1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0]+[.$S140]+[.$U140])/8/[.$AF140];[.$AQ$2]))*([.$V140]+3)*[.$AS$2];([.U14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0]^2)/([.$AF140]^[.$AO$2]);[.$AQ$2]))*([.$V140]+3)*[.$AS$2]);([.T14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0]^[.$AO$2])/([.$AF140]^[.$AO$2]);[.$AQ$2]))*([.$V140]+3)*[.$AS$2]);([.Q1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0]^[.$AO$2])/([.$AF140]^[.$AO$2]);[.$AQ$2]))*([.$V140]+3)*[.$AS$2]);([.S14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0]^[.$AC$2])/([.$AF140]^[.$AO$2]);[.$AQ$2]))*([.$V140]+[.$AR$2]);([.R140]/10));0)*5; [.$AU$2]); [.$AT$2]);0)" office:value-type="float" office:value="35" calcext:value-type="float">
            <text:p>35</text:p>
          </table:table-cell>
          <table:table-cell table:formula="of:=ROUND(AVERAGE([.AP140:.AV140]);2)" office:value-type="float" office:value="43.57" calcext:value-type="float">
            <text:p>43.57</text:p>
          </table:table-cell>
          <table:table-cell/>
          <table:table-cell table:formula="of:=MIN(MAX([.AH140]-[.AH139];0);[.$BF$2])" office:value-type="float" office:value="6" calcext:value-type="float">
            <text:p>6</text:p>
          </table:table-cell>
          <table:table-cell table:formula="of:=MIN(MAX([.AI140]-[.AI139];0);[.$BF$2])" office:value-type="float" office:value="8" calcext:value-type="float">
            <text:p>8</text:p>
          </table:table-cell>
          <table:table-cell table:formula="of:=MIN(MAX([.AJ140]-[.AJ139];0);[.$BF$2])" office:value-type="float" office:value="4" calcext:value-type="float">
            <text:p>4</text:p>
          </table:table-cell>
          <table:table-cell table:formula="of:=MIN(MAX([.AK140]-[.AK139];0);[.$BF$2])" office:value-type="float" office:value="2" calcext:value-type="float">
            <text:p>2</text:p>
          </table:table-cell>
          <table:table-cell table:formula="of:=MIN(MAX([.AL140]-[.AL139];0);[.$BF$2])" office:value-type="float" office:value="2" calcext:value-type="float">
            <text:p>2</text:p>
          </table:table-cell>
          <table:table-cell table:formula="of:=MIN(MAX([.AM140]-[.AM139];0);[.$BF$2])" office:value-type="float" office:value="1" calcext:value-type="float">
            <text:p>1</text:p>
          </table:table-cell>
          <table:table-cell table:formula="of:=MIN(MAX([.AN140]-[.AN13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141]-[.C141]" office:value-type="float" office:value="10" calcext:value-type="float">
            <text:p>10</text:p>
          </table:table-cell>
          <table:table-cell table:style-name="ce29" table:formula="of:=[.P141]-[.D141]" office:value-type="float" office:value="10" calcext:value-type="float">
            <text:p>10</text:p>
          </table:table-cell>
          <table:table-cell table:style-name="ce60" table:formula="of:=[.Q141]-[.E141]" office:value-type="float" office:value="-5" calcext:value-type="float">
            <text:p>-5</text:p>
          </table:table-cell>
          <table:table-cell table:style-name="ce62" table:formula="of:=[.R141]-[.F141]" office:value-type="float" office:value="15" calcext:value-type="float">
            <text:p>15</text:p>
          </table:table-cell>
          <table:table-cell table:style-name="ce64" table:formula="of:=[.S141]-[.G141]" office:value-type="float" office:value="0" calcext:value-type="float">
            <text:p>0</text:p>
          </table:table-cell>
          <table:table-cell table:style-name="ce66" table:formula="of:=[.T141]-[.H141]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41:.T141])" office:value-type="float" office:value="370" calcext:value-type="float">
            <text:p>370</text:p>
          </table:table-cell>
          <table:table-cell table:style-name="ce11" table:formula="of:=ROUND((([.U141]/[.$AE$1])*MAX([.U141]/420; 1.2));2)" office:value-type="float" office:value="4.93" calcext:value-type="float">
            <text:p>4.93</text:p>
          </table:table-cell>
          <table:table-cell table:style-name="ce4" table:formula="of:=IFERROR((ROUND((((MIN(([.$O141]^2)/([.$AF141]^2);[.$AD$2])))*[.$V141]*0.8)+([.O141]/10))*5)+10; 0)" office:value-type="float" office:value="50" calcext:value-type="float">
            <text:p>50</text:p>
          </table:table-cell>
          <table:table-cell table:style-name="ce6" table:formula="of:=IFERROR(ROUND((AVERAGE(MIN(([.$P141]^[.$X$2])/([.$AF141]^2);[.$AD$2]); MIN([.P141]/[.$AA$2]; [.$Z$2])))*([.$V141]+[.$Y$2]))*5;0)" office:value-type="float" office:value="15" calcext:value-type="float">
            <text:p>15</text:p>
          </table:table-cell>
          <table:table-cell table:style-name="ce24" table:formula="of:=IFERROR(ROUND((MIN(([.$P141]+[.$S141]+[.$U141])/8/[.$AF141];[.$AD$2]))*([.$V141]+3))*5;0)" office:value-type="float" office:value="35" calcext:value-type="float">
            <text:p>35</text:p>
          </table:table-cell>
          <table:table-cell table:style-name="ce16" table:formula="of:=IFERROR(ROUND(((MIN(([.$T141]^2)/([.$AF141]^2);[.$AD$2]))*([.$V141]+3)*[.$AF$2]))*5;0)" office:value-type="float" office:value="70" calcext:value-type="float">
            <text:p>70</text:p>
          </table:table-cell>
          <table:table-cell table:style-name="ce8" table:formula="of:=IFERROR(ROUND((AVERAGE(MIN(([.$Q141]^2)/([.$AF141]^2);[.$AD$2]);MIN([.Q141]/[.$AB$2]; [.$Z$2]))*([.$V141]+3)*[.$AF$2]))*5;0)" office:value-type="float" office:value="25" calcext:value-type="float">
            <text:p>25</text:p>
          </table:table-cell>
          <table:table-cell table:style-name="ce14" table:formula="of:=IFERROR(ROUND((AVERAGE(MIN(([.$S141]^2)/([.$AF141]^2);[.$AD$2]);MIN([.S141]/[.$AB$2]; [.$Z$2]))*([.$V141]+3)*[.$AF$2]))*5;0)" office:value-type="float" office:value="30" calcext:value-type="float">
            <text:p>30</text:p>
          </table:table-cell>
          <table:table-cell table:style-name="ce10" table:formula="of:=IFERROR(ROUND((AVERAGE(MIN(([.$R141]^[.$AC$2])/([.$AF141]^2);[.$AD$2]); MIN([.R141]/[.$AA$2]; [.$Z$2])))*([.$V141]+[.$Y$2]))*5;0)" office:value-type="float" office:value="35" calcext:value-type="float">
            <text:p>35</text:p>
          </table:table-cell>
          <table:table-cell table:style-name="ce11" table:formula="of:=ROUND(AVERAGE([.W141:.AC141]))" office:value-type="float" office:value="37" calcext:value-type="float">
            <text:p>37</text:p>
          </table:table-cell>
          <table:table-cell table:style-name="ce11" table:formula="of:=ROUND((([.U141]/[.$AE$1])*MAX([.U141]/350;0.8));2)" office:value-type="float" office:value="4.35" calcext:value-type="float">
            <text:p>4.35</text:p>
          </table:table-cell>
          <table:table-cell table:style-name="ce11" table:formula="of:=ROUND([.U141]/6;2)" office:value-type="float" office:value="61.67" calcext:value-type="float">
            <text:p>61.67</text:p>
          </table:table-cell>
          <table:table-cell table:style-name="ce11"/>
          <table:table-cell table:style-name="ce40" table:formula="of:=IFERROR(ROUND((((MIN(([.$O141]^2)/([.$AF141]^2);[.$AE$2])))*[.$AE141]*0.8)+([.O141]/10))+10;10)" office:value-type="float" office:value="17" calcext:value-type="float">
            <text:p>17</text:p>
          </table:table-cell>
          <table:table-cell table:style-name="ce41" table:formula="of:=IFERROR(ROUND(((MIN(([.$P141]^2)/([.$AF141]^2);[.$AE$2])))*[.$AE141]);0)" office:value-type="float" office:value="2" calcext:value-type="float">
            <text:p>2</text:p>
          </table:table-cell>
          <table:table-cell table:style-name="ce42" table:formula="of:=IFERROR(ROUND(MIN(([.P141]+[.S141]+[.U141])/8/[.$AF141];[.$AE$2])^2*[.$AE141]);0)" office:value-type="float" office:value="4" calcext:value-type="float">
            <text:p>4</text:p>
          </table:table-cell>
          <table:table-cell table:style-name="ce43" table:formula="of:=IFERROR(ROUND(((MIN(([.T141]^2)/([.$AF141]^2);[.$AE$2])))*[.$AE141]*[.$AF$1]);0)" office:value-type="float" office:value="6" calcext:value-type="float">
            <text:p>6</text:p>
          </table:table-cell>
          <table:table-cell table:style-name="ce44" table:formula="of:=IFERROR(ROUND(((MIN(([.Q141]^2)/([.$AF141]^2);[.$AE$2])))*[.$AE141]*[.$AF$1]);0)" office:value-type="float" office:value="2" calcext:value-type="float">
            <text:p>2</text:p>
          </table:table-cell>
          <table:table-cell table:style-name="ce45" table:formula="of:=IFERROR(ROUND(((MIN(([.S141]^2)/([.$AF141]^2);[.$AE$2])))*[.$AE141]*[.$AF$1]);0)" office:value-type="float" office:value="2" calcext:value-type="float">
            <text:p>2</text:p>
          </table:table-cell>
          <table:table-cell table:style-name="ce46" table:formula="of:=IFERROR(ROUND(((MIN(([.R141]^2)/([.$AF141]^2);[.$AE$2]))*[.$AE141]));0)" office:value-type="float" office:value="6" calcext:value-type="float">
            <text:p>6</text:p>
          </table:table-cell>
          <table:table-cell table:formula="of:=ROUND(AVERAGE([.AI141:.AN141]);2)" office:value-type="float" office:value="3.67" calcext:value-type="float">
            <text:p>3.67</text:p>
          </table:table-cell>
          <table:table-cell table:style-name="ce11" table:formula="of:=IFERROR(MIN(MAX((ROUND(AVERAGE((((MIN(([.$O141]^[.$AO$2])/([.$AF141]^[.$AO$2]);[.$AQ$2])))*[.$V141]*0.8)+([.$O141]/10);([.O141]/8));0)*5)+10; 30); 99); 0)" office:value-type="float" office:value="45" calcext:value-type="float">
            <text:p>45</text:p>
          </table:table-cell>
          <table:table-cell table:style-name="ce11" table:formula="of:=IFERROR(MIN(MAX(ROUND(AVERAGE((MIN(([.$P141]^[.$X$2])/([.$AF141]^[.$AO$2]);[.$AQ$2]))*([.$V141]+[.$AR$2]);([.P1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1]+[.$S141]+[.$U141])/8/[.$AF141];[.$AQ$2]))*([.$V141]+3)*[.$AS$2];([.U1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1]^2)/([.$AF141]^[.$AO$2]);[.$AQ$2]))*([.$V141]+3)*[.$AS$2]);([.T14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1]^[.$AO$2])/([.$AF141]^[.$AO$2]);[.$AQ$2]))*([.$V141]+3)*[.$AS$2]);([.Q14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41]^[.$AO$2])/([.$AF141]^[.$AO$2]);[.$AQ$2]))*([.$V141]+3)*[.$AS$2]);([.S14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41]^[.$AC$2])/([.$AF141]^[.$AO$2]);[.$AQ$2]))*([.$V141]+[.$AR$2]);([.R141]/10));0)*5; [.$AU$2]); [.$AT$2]);0)" office:value-type="float" office:value="35" calcext:value-type="float">
            <text:p>35</text:p>
          </table:table-cell>
          <table:table-cell table:formula="of:=ROUND(AVERAGE([.AP141:.AV141]);2)" office:value-type="float" office:value="32.86" calcext:value-type="float">
            <text:p>32.86</text:p>
          </table:table-cell>
          <table:table-cell/>
          <table:table-cell table:formula="of:=MIN(MAX([.AH141]-[.AH140];0);[.$BF$2])" office:value-type="float" office:value="0" calcext:value-type="float">
            <text:p>0</text:p>
          </table:table-cell>
          <table:table-cell table:formula="of:=MIN(MAX([.AI141]-[.AI140];0);[.$BF$2])" office:value-type="float" office:value="0" calcext:value-type="float">
            <text:p>0</text:p>
          </table:table-cell>
          <table:table-cell table:formula="of:=MIN(MAX([.AJ141]-[.AJ140];0);[.$BF$2])" office:value-type="float" office:value="0" calcext:value-type="float">
            <text:p>0</text:p>
          </table:table-cell>
          <table:table-cell table:formula="of:=MIN(MAX([.AK141]-[.AK140];0);[.$BF$2])" office:value-type="float" office:value="1" calcext:value-type="float">
            <text:p>1</text:p>
          </table:table-cell>
          <table:table-cell table:formula="of:=MIN(MAX([.AL141]-[.AL140];0);[.$BF$2])" office:value-type="float" office:value="0" calcext:value-type="float">
            <text:p>0</text:p>
          </table:table-cell>
          <table:table-cell table:formula="of:=MIN(MAX([.AM141]-[.AM140];0);[.$BF$2])" office:value-type="float" office:value="0" calcext:value-type="float">
            <text:p>0</text:p>
          </table:table-cell>
          <table:table-cell table:formula="of:=MIN(MAX([.AN141]-[.AN14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50" calcext:value-type="float">
            <text:p>150</text:p>
          </table:table-cell>
          <table:table-cell table:style-name="ce55" table:formula="of:=[.O142]-[.C142]" office:value-type="float" office:value="10" calcext:value-type="float">
            <text:p>10</text:p>
          </table:table-cell>
          <table:table-cell table:style-name="ce29" table:formula="of:=[.P142]-[.D142]" office:value-type="float" office:value="0" calcext:value-type="float">
            <text:p>0</text:p>
          </table:table-cell>
          <table:table-cell table:style-name="ce60" table:formula="of:=[.Q142]-[.E142]" office:value-type="float" office:value="-10" calcext:value-type="float">
            <text:p>-10</text:p>
          </table:table-cell>
          <table:table-cell table:style-name="ce62" table:formula="of:=[.R142]-[.F142]" office:value-type="float" office:value="15" calcext:value-type="float">
            <text:p>15</text:p>
          </table:table-cell>
          <table:table-cell table:style-name="ce64" table:formula="of:=[.S142]-[.G142]" office:value-type="float" office:value="0" calcext:value-type="float">
            <text:p>0</text:p>
          </table:table-cell>
          <table:table-cell table:style-name="ce66" table:formula="of:=[.T142]-[.H14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60" calcext:value-type="float">
            <text:p>160</text:p>
          </table:table-cell>
          <table:table-cell table:style-name="ce11" table:formula="of:=SUM([.O142:.T142])" office:value-type="float" office:value="515" calcext:value-type="float">
            <text:p>515</text:p>
          </table:table-cell>
          <table:table-cell table:style-name="ce11" table:formula="of:=ROUND((([.U142]/[.$AE$1])*MAX([.U142]/420; 1.2));2)" office:value-type="float" office:value="7.02" calcext:value-type="float">
            <text:p>7.02</text:p>
          </table:table-cell>
          <table:table-cell table:style-name="ce4" table:formula="of:=IFERROR((ROUND((((MIN(([.$O142]^2)/([.$AF142]^2);[.$AD$2])))*[.$V142]*0.8)+([.O142]/10))*5)+10; 0)" office:value-type="float" office:value="65" calcext:value-type="float">
            <text:p>65</text:p>
          </table:table-cell>
          <table:table-cell table:style-name="ce6" table:formula="of:=IFERROR(ROUND((AVERAGE(MIN(([.$P142]^[.$X$2])/([.$AF142]^2);[.$AD$2]); MIN([.P142]/[.$AA$2]; [.$Z$2])))*([.$V142]+[.$Y$2]))*5;0)" office:value-type="float" office:value="25" calcext:value-type="float">
            <text:p>25</text:p>
          </table:table-cell>
          <table:table-cell table:style-name="ce24" table:formula="of:=IFERROR(ROUND((MIN(([.$P142]+[.$S142]+[.$U142])/8/[.$AF142];[.$AD$2]))*([.$V142]+3))*5;0)" office:value-type="float" office:value="45" calcext:value-type="float">
            <text:p>45</text:p>
          </table:table-cell>
          <table:table-cell table:style-name="ce16" table:formula="of:=IFERROR(ROUND(((MIN(([.$T142]^2)/([.$AF142]^2);[.$AD$2]))*([.$V142]+3)*[.$AF$2]))*5;0)" office:value-type="float" office:value="90" calcext:value-type="float">
            <text:p>90</text:p>
          </table:table-cell>
          <table:table-cell table:style-name="ce8" table:formula="of:=IFERROR(ROUND((AVERAGE(MIN(([.$Q142]^2)/([.$AF142]^2);[.$AD$2]);MIN([.Q142]/[.$AB$2]; [.$Z$2]))*([.$V142]+3)*[.$AF$2]))*5;0)" office:value-type="float" office:value="35" calcext:value-type="float">
            <text:p>35</text:p>
          </table:table-cell>
          <table:table-cell table:style-name="ce14" table:formula="of:=IFERROR(ROUND((AVERAGE(MIN(([.$S142]^2)/([.$AF142]^2);[.$AD$2]);MIN([.S142]/[.$AB$2]; [.$Z$2]))*([.$V142]+3)*[.$AF$2]))*5;0)" office:value-type="float" office:value="55" calcext:value-type="float">
            <text:p>55</text:p>
          </table:table-cell>
          <table:table-cell table:style-name="ce10" table:formula="of:=IFERROR(ROUND((AVERAGE(MIN(([.$R142]^[.$AC$2])/([.$AF142]^2);[.$AD$2]); MIN([.R142]/[.$AA$2]; [.$Z$2])))*([.$V142]+[.$Y$2]))*5;0)" office:value-type="float" office:value="60" calcext:value-type="float">
            <text:p>60</text:p>
          </table:table-cell>
          <table:table-cell table:style-name="ce11" table:formula="of:=ROUND(AVERAGE([.W142:.AC142]))" office:value-type="float" office:value="54" calcext:value-type="float">
            <text:p>54</text:p>
          </table:table-cell>
          <table:table-cell table:style-name="ce11" table:formula="of:=ROUND((([.U142]/[.$AE$1])*MAX([.U142]/350;0.8));2)" office:value-type="float" office:value="8.42" calcext:value-type="float">
            <text:p>8.42</text:p>
          </table:table-cell>
          <table:table-cell table:style-name="ce11" table:formula="of:=ROUND([.U14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42]^2)/([.$AF142]^2);[.$AE$2])))*[.$AE142]*0.8)+([.O142]/10))+10;10)" office:value-type="float" office:value="21" calcext:value-type="float">
            <text:p>21</text:p>
          </table:table-cell>
          <table:table-cell table:style-name="ce41" table:formula="of:=IFERROR(ROUND(((MIN(([.$P142]^2)/([.$AF142]^2);[.$AE$2])))*[.$AE142]);0)" office:value-type="float" office:value="3" calcext:value-type="float">
            <text:p>3</text:p>
          </table:table-cell>
          <table:table-cell table:style-name="ce42" table:formula="of:=IFERROR(ROUND(MIN(([.P142]+[.S142]+[.U142])/8/[.$AF142];[.$AE$2])^2*[.$AE142]);0)" office:value-type="float" office:value="7" calcext:value-type="float">
            <text:p>7</text:p>
          </table:table-cell>
          <table:table-cell table:style-name="ce43" table:formula="of:=IFERROR(ROUND(((MIN(([.T142]^2)/([.$AF142]^2);[.$AE$2])))*[.$AE142]*[.$AF$1]);0)" office:value-type="float" office:value="12" calcext:value-type="float">
            <text:p>12</text:p>
          </table:table-cell>
          <table:table-cell table:style-name="ce44" table:formula="of:=IFERROR(ROUND(((MIN(([.Q142]^2)/([.$AF142]^2);[.$AE$2])))*[.$AE142]*[.$AF$1]);0)" office:value-type="float" office:value="3" calcext:value-type="float">
            <text:p>3</text:p>
          </table:table-cell>
          <table:table-cell table:style-name="ce45" table:formula="of:=IFERROR(ROUND(((MIN(([.S142]^2)/([.$AF142]^2);[.$AE$2])))*[.$AE142]*[.$AF$1]);0)" office:value-type="float" office:value="5" calcext:value-type="float">
            <text:p>5</text:p>
          </table:table-cell>
          <table:table-cell table:style-name="ce46" table:formula="of:=IFERROR(ROUND(((MIN(([.R142]^2)/([.$AF142]^2);[.$AE$2]))*[.$AE142]));0)" office:value-type="float" office:value="10" calcext:value-type="float">
            <text:p>10</text:p>
          </table:table-cell>
          <table:table-cell table:formula="of:=ROUND(AVERAGE([.AI142:.AN142]);2)" office:value-type="float" office:value="6.67" calcext:value-type="float">
            <text:p>6.67</text:p>
          </table:table-cell>
          <table:table-cell table:style-name="ce11" table:formula="of:=IFERROR(MIN(MAX((ROUND(AVERAGE((((MIN(([.$O142]^[.$AO$2])/([.$AF142]^[.$AO$2]);[.$AQ$2])))*[.$V142]*0.8)+([.$O142]/10);([.O142]/8));0)*5)+10; 30); 99); 0)" office:value-type="float" office:value="60" calcext:value-type="float">
            <text:p>60</text:p>
          </table:table-cell>
          <table:table-cell table:style-name="ce11" table:formula="of:=IFERROR(MIN(MAX(ROUND(AVERAGE((MIN(([.$P142]^[.$X$2])/([.$AF142]^[.$AO$2]);[.$AQ$2]))*([.$V142]+[.$AR$2]);([.P14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2]+[.$S142]+[.$U142])/8/[.$AF142];[.$AQ$2]))*([.$V142]+3)*[.$AS$2];([.U14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2]^2)/([.$AF142]^[.$AO$2]);[.$AQ$2]))*([.$V142]+3)*[.$AS$2]);([.T1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42]^[.$AO$2])/([.$AF142]^[.$AO$2]);[.$AQ$2]))*([.$V142]+3)*[.$AS$2]);([.Q14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2]^[.$AO$2])/([.$AF142]^[.$AO$2]);[.$AQ$2]))*([.$V142]+3)*[.$AS$2]);([.S14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2]^[.$AC$2])/([.$AF142]^[.$AO$2]);[.$AQ$2]))*([.$V142]+[.$AR$2]);([.R142]/10));0)*5; [.$AU$2]); [.$AT$2]);0)" office:value-type="float" office:value="45" calcext:value-type="float">
            <text:p>45</text:p>
          </table:table-cell>
          <table:table-cell table:formula="of:=ROUND(AVERAGE([.AP142:.AV142]);2)" office:value-type="float" office:value="42.86" calcext:value-type="float">
            <text:p>42.86</text:p>
          </table:table-cell>
          <table:table-cell/>
          <table:table-cell table:formula="of:=MIN(MAX([.AH142]-[.AH141];0);[.$BF$2])" office:value-type="float" office:value="4" calcext:value-type="float">
            <text:p>4</text:p>
          </table:table-cell>
          <table:table-cell table:formula="of:=MIN(MAX([.AI142]-[.AI141];0);[.$BF$2])" office:value-type="float" office:value="1" calcext:value-type="float">
            <text:p>1</text:p>
          </table:table-cell>
          <table:table-cell table:formula="of:=MIN(MAX([.AJ142]-[.AJ141];0);[.$BF$2])" office:value-type="float" office:value="3" calcext:value-type="float">
            <text:p>3</text:p>
          </table:table-cell>
          <table:table-cell table:formula="of:=MIN(MAX([.AK142]-[.AK141];0);[.$BF$2])" office:value-type="float" office:value="6" calcext:value-type="float">
            <text:p>6</text:p>
          </table:table-cell>
          <table:table-cell table:formula="of:=MIN(MAX([.AL142]-[.AL141];0);[.$BF$2])" office:value-type="float" office:value="1" calcext:value-type="float">
            <text:p>1</text:p>
          </table:table-cell>
          <table:table-cell table:formula="of:=MIN(MAX([.AM142]-[.AM141];0);[.$BF$2])" office:value-type="float" office:value="3" calcext:value-type="float">
            <text:p>3</text:p>
          </table:table-cell>
          <table:table-cell table:formula="of:=MIN(MAX([.AN142]-[.AN141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43]-[.C143]" office:value-type="float" office:value="0" calcext:value-type="float">
            <text:p>0</text:p>
          </table:table-cell>
          <table:table-cell table:style-name="ce29" table:formula="of:=[.P143]-[.D143]" office:value-type="float" office:value="10" calcext:value-type="float">
            <text:p>10</text:p>
          </table:table-cell>
          <table:table-cell table:style-name="ce60" table:formula="of:=[.Q143]-[.E143]" office:value-type="float" office:value="0" calcext:value-type="float">
            <text:p>0</text:p>
          </table:table-cell>
          <table:table-cell table:style-name="ce62" table:formula="of:=[.R143]-[.F143]" office:value-type="float" office:value="10" calcext:value-type="float">
            <text:p>10</text:p>
          </table:table-cell>
          <table:table-cell table:style-name="ce64" table:formula="of:=[.S143]-[.G143]" office:value-type="float" office:value="0" calcext:value-type="float">
            <text:p>0</text:p>
          </table:table-cell>
          <table:table-cell table:style-name="ce66" table:formula="of:=[.T143]-[.H143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43:.T143])" office:value-type="float" office:value="350" calcext:value-type="float">
            <text:p>350</text:p>
          </table:table-cell>
          <table:table-cell table:style-name="ce11" table:formula="of:=ROUND((([.U143]/[.$AE$1])*MAX([.U143]/420; 1.2));2)" office:value-type="float" office:value="4.67" calcext:value-type="float">
            <text:p>4.67</text:p>
          </table:table-cell>
          <table:table-cell table:style-name="ce4" table:formula="of:=IFERROR((ROUND((((MIN(([.$O143]^2)/([.$AF143]^2);[.$AD$2])))*[.$V143]*0.8)+([.O143]/10))*5)+10; 0)" office:value-type="float" office:value="60" calcext:value-type="float">
            <text:p>60</text:p>
          </table:table-cell>
          <table:table-cell table:style-name="ce6" table:formula="of:=IFERROR(ROUND((AVERAGE(MIN(([.$P143]^[.$X$2])/([.$AF143]^2);[.$AD$2]); MIN([.P143]/[.$AA$2]; [.$Z$2])))*([.$V143]+[.$Y$2]))*5;0)" office:value-type="float" office:value="30" calcext:value-type="float">
            <text:p>30</text:p>
          </table:table-cell>
          <table:table-cell table:style-name="ce24" table:formula="of:=IFERROR(ROUND((MIN(([.$P143]+[.$S143]+[.$U143])/8/[.$AF143];[.$AD$2]))*([.$V143]+3))*5;0)" office:value-type="float" office:value="35" calcext:value-type="float">
            <text:p>35</text:p>
          </table:table-cell>
          <table:table-cell table:style-name="ce16" table:formula="of:=IFERROR(ROUND(((MIN(([.$T143]^2)/([.$AF143]^2);[.$AD$2]))*([.$V143]+3)*[.$AF$2]))*5;0)" office:value-type="float" office:value="15" calcext:value-type="float">
            <text:p>15</text:p>
          </table:table-cell>
          <table:table-cell table:style-name="ce8" table:formula="of:=IFERROR(ROUND((AVERAGE(MIN(([.$Q143]^2)/([.$AF143]^2);[.$AD$2]);MIN([.Q143]/[.$AB$2]; [.$Z$2]))*([.$V143]+3)*[.$AF$2]))*5;0)" office:value-type="float" office:value="40" calcext:value-type="float">
            <text:p>40</text:p>
          </table:table-cell>
          <table:table-cell table:style-name="ce14" table:formula="of:=IFERROR(ROUND((AVERAGE(MIN(([.$S143]^2)/([.$AF143]^2);[.$AD$2]);MIN([.S143]/[.$AB$2]; [.$Z$2]))*([.$V143]+3)*[.$AF$2]))*5;0)" office:value-type="float" office:value="25" calcext:value-type="float">
            <text:p>25</text:p>
          </table:table-cell>
          <table:table-cell table:style-name="ce10" table:formula="of:=IFERROR(ROUND((AVERAGE(MIN(([.$R143]^[.$AC$2])/([.$AF143]^2);[.$AD$2]); MIN([.R143]/[.$AA$2]; [.$Z$2])))*([.$V143]+[.$Y$2]))*5;0)" office:value-type="float" office:value="45" calcext:value-type="float">
            <text:p>45</text:p>
          </table:table-cell>
          <table:table-cell table:style-name="ce11" table:formula="of:=ROUND(AVERAGE([.W143:.AC143]))" office:value-type="float" office:value="36" calcext:value-type="float">
            <text:p>36</text:p>
          </table:table-cell>
          <table:table-cell table:style-name="ce11" table:formula="of:=ROUND((([.U143]/[.$AE$1])*MAX([.U143]/350;0.8));2)" office:value-type="float" office:value="3.89" calcext:value-type="float">
            <text:p>3.89</text:p>
          </table:table-cell>
          <table:table-cell table:style-name="ce11" table:formula="of:=ROUND([.U143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43]^2)/([.$AF143]^2);[.$AE$2])))*[.$AE143]*0.8)+([.O143]/10))+10;10)" office:value-type="float" office:value="19" calcext:value-type="float">
            <text:p>19</text:p>
          </table:table-cell>
          <table:table-cell table:style-name="ce41" table:formula="of:=IFERROR(ROUND(((MIN(([.$P143]^2)/([.$AF143]^2);[.$AE$2])))*[.$AE143]);0)" office:value-type="float" office:value="4" calcext:value-type="float">
            <text:p>4</text:p>
          </table:table-cell>
          <table:table-cell table:style-name="ce42" table:formula="of:=IFERROR(ROUND(MIN(([.P143]+[.S143]+[.U143])/8/[.$AF143];[.$AE$2])^2*[.$AE143]);0)" office:value-type="float" office:value="4" calcext:value-type="float">
            <text:p>4</text:p>
          </table:table-cell>
          <table:table-cell table:style-name="ce43" table:formula="of:=IFERROR(ROUND(((MIN(([.T143]^2)/([.$AF143]^2);[.$AE$2])))*[.$AE143]*[.$AF$1]);0)" office:value-type="float" office:value="1" calcext:value-type="float">
            <text:p>1</text:p>
          </table:table-cell>
          <table:table-cell table:style-name="ce44" table:formula="of:=IFERROR(ROUND(((MIN(([.Q143]^2)/([.$AF143]^2);[.$AE$2])))*[.$AE143]*[.$AF$1]);0)" office:value-type="float" office:value="3" calcext:value-type="float">
            <text:p>3</text:p>
          </table:table-cell>
          <table:table-cell table:style-name="ce45" table:formula="of:=IFERROR(ROUND(((MIN(([.S143]^2)/([.$AF143]^2);[.$AE$2])))*[.$AE143]*[.$AF$1]);0)" office:value-type="float" office:value="2" calcext:value-type="float">
            <text:p>2</text:p>
          </table:table-cell>
          <table:table-cell table:style-name="ce46" table:formula="of:=IFERROR(ROUND(((MIN(([.R143]^2)/([.$AF143]^2);[.$AE$2]))*[.$AE143]));0)" office:value-type="float" office:value="7" calcext:value-type="float">
            <text:p>7</text:p>
          </table:table-cell>
          <table:table-cell table:formula="of:=ROUND(AVERAGE([.AI143:.AN143]);2)" office:value-type="float" office:value="3.5" calcext:value-type="float">
            <text:p>3.5</text:p>
          </table:table-cell>
          <table:table-cell table:style-name="ce11" table:formula="of:=IFERROR(MIN(MAX((ROUND(AVERAGE((((MIN(([.$O143]^[.$AO$2])/([.$AF143]^[.$AO$2]);[.$AQ$2])))*[.$V143]*0.8)+([.$O143]/10);([.O143]/8));0)*5)+10; 30); 99); 0)" office:value-type="float" office:value="50" calcext:value-type="float">
            <text:p>50</text:p>
          </table:table-cell>
          <table:table-cell table:style-name="ce11" table:formula="of:=IFERROR(MIN(MAX(ROUND(AVERAGE((MIN(([.$P143]^[.$X$2])/([.$AF143]^[.$AO$2]);[.$AQ$2]))*([.$V143]+[.$AR$2]);([.P14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3]+[.$S143]+[.$U143])/8/[.$AF143];[.$AQ$2]))*([.$V143]+3)*[.$AS$2];([.U14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3]^2)/([.$AF143]^[.$AO$2]);[.$AQ$2]))*([.$V143]+3)*[.$AS$2]);([.T14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43]^[.$AO$2])/([.$AF143]^[.$AO$2]);[.$AQ$2]))*([.$V143]+3)*[.$AS$2]);([.Q1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3]^[.$AO$2])/([.$AF143]^[.$AO$2]);[.$AQ$2]))*([.$V143]+3)*[.$AS$2]);([.S1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3]^[.$AC$2])/([.$AF143]^[.$AO$2]);[.$AQ$2]))*([.$V143]+[.$AR$2]);([.R143]/10));0)*5; [.$AU$2]); [.$AT$2]);0)" office:value-type="float" office:value="40" calcext:value-type="float">
            <text:p>40</text:p>
          </table:table-cell>
          <table:table-cell table:formula="of:=ROUND(AVERAGE([.AP143:.AV143]);2)" office:value-type="float" office:value="34.29" calcext:value-type="float">
            <text:p>34.29</text:p>
          </table:table-cell>
          <table:table-cell/>
          <table:table-cell table:formula="of:=MIN(MAX([.AH143]-[.AH142];0);[.$BF$2])" office:value-type="float" office:value="0" calcext:value-type="float">
            <text:p>0</text:p>
          </table:table-cell>
          <table:table-cell table:formula="of:=MIN(MAX([.AI143]-[.AI142];0);[.$BF$2])" office:value-type="float" office:value="1" calcext:value-type="float">
            <text:p>1</text:p>
          </table:table-cell>
          <table:table-cell table:formula="of:=MIN(MAX([.AJ143]-[.AJ142];0);[.$BF$2])" office:value-type="float" office:value="0" calcext:value-type="float">
            <text:p>0</text:p>
          </table:table-cell>
          <table:table-cell table:formula="of:=MIN(MAX([.AK143]-[.AK142];0);[.$BF$2])" office:value-type="float" office:value="0" calcext:value-type="float">
            <text:p>0</text:p>
          </table:table-cell>
          <table:table-cell table:formula="of:=MIN(MAX([.AL143]-[.AL142];0);[.$BF$2])" office:value-type="float" office:value="0" calcext:value-type="float">
            <text:p>0</text:p>
          </table:table-cell>
          <table:table-cell table:formula="of:=MIN(MAX([.AM143]-[.AM142];0);[.$BF$2])" office:value-type="float" office:value="0" calcext:value-type="float">
            <text:p>0</text:p>
          </table:table-cell>
          <table:table-cell table:formula="of:=MIN(MAX([.AN143]-[.AN14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44]-[.C144]" office:value-type="float" office:value="0" calcext:value-type="float">
            <text:p>0</text:p>
          </table:table-cell>
          <table:table-cell table:style-name="ce29" table:formula="of:=[.P144]-[.D144]" office:value-type="float" office:value="0" calcext:value-type="float">
            <text:p>0</text:p>
          </table:table-cell>
          <table:table-cell table:style-name="ce60" table:formula="of:=[.Q144]-[.E144]" office:value-type="float" office:value="0" calcext:value-type="float">
            <text:p>0</text:p>
          </table:table-cell>
          <table:table-cell table:style-name="ce62" table:formula="of:=[.R144]-[.F144]" office:value-type="float" office:value="0" calcext:value-type="float">
            <text:p>0</text:p>
          </table:table-cell>
          <table:table-cell table:style-name="ce64" table:formula="of:=[.S144]-[.G144]" office:value-type="float" office:value="0" calcext:value-type="float">
            <text:p>0</text:p>
          </table:table-cell>
          <table:table-cell table:style-name="ce66" table:formula="of:=[.T144]-[.H144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44:.T144])" office:value-type="float" office:value="530" calcext:value-type="float">
            <text:p>530</text:p>
          </table:table-cell>
          <table:table-cell table:style-name="ce11" table:formula="of:=ROUND((([.U144]/[.$AE$1])*MAX([.U144]/420; 1.2));2)" office:value-type="float" office:value="7.43" calcext:value-type="float">
            <text:p>7.43</text:p>
          </table:table-cell>
          <table:table-cell table:style-name="ce4" table:formula="of:=IFERROR((ROUND((((MIN(([.$O144]^2)/([.$AF144]^2);[.$AD$2])))*[.$V144]*0.8)+([.O144]/10))*5)+10; 0)" office:value-type="float" office:value="90" calcext:value-type="float">
            <text:p>90</text:p>
          </table:table-cell>
          <table:table-cell table:style-name="ce6" table:formula="of:=IFERROR(ROUND((AVERAGE(MIN(([.$P144]^[.$X$2])/([.$AF144]^2);[.$AD$2]); MIN([.P144]/[.$AA$2]; [.$Z$2])))*([.$V144]+[.$Y$2]))*5;0)" office:value-type="float" office:value="60" calcext:value-type="float">
            <text:p>60</text:p>
          </table:table-cell>
          <table:table-cell table:style-name="ce24" table:formula="of:=IFERROR(ROUND((MIN(([.$P144]+[.$S144]+[.$U144])/8/[.$AF144];[.$AD$2]))*([.$V144]+3))*5;0)" office:value-type="float" office:value="50" calcext:value-type="float">
            <text:p>50</text:p>
          </table:table-cell>
          <table:table-cell table:style-name="ce16" table:formula="of:=IFERROR(ROUND(((MIN(([.$T144]^2)/([.$AF144]^2);[.$AD$2]))*([.$V144]+3)*[.$AF$2]))*5;0)" office:value-type="float" office:value="15" calcext:value-type="float">
            <text:p>15</text:p>
          </table:table-cell>
          <table:table-cell table:style-name="ce8" table:formula="of:=IFERROR(ROUND((AVERAGE(MIN(([.$Q144]^2)/([.$AF144]^2);[.$AD$2]);MIN([.Q144]/[.$AB$2]; [.$Z$2]))*([.$V144]+3)*[.$AF$2]))*5;0)" office:value-type="float" office:value="60" calcext:value-type="float">
            <text:p>60</text:p>
          </table:table-cell>
          <table:table-cell table:style-name="ce14" table:formula="of:=IFERROR(ROUND((AVERAGE(MIN(([.$S144]^2)/([.$AF144]^2);[.$AD$2]);MIN([.S144]/[.$AB$2]; [.$Z$2]))*([.$V144]+3)*[.$AF$2]))*5;0)" office:value-type="float" office:value="50" calcext:value-type="float">
            <text:p>50</text:p>
          </table:table-cell>
          <table:table-cell table:style-name="ce10" table:formula="of:=IFERROR(ROUND((AVERAGE(MIN(([.$R144]^[.$AC$2])/([.$AF144]^2);[.$AD$2]); MIN([.R144]/[.$AA$2]; [.$Z$2])))*([.$V144]+[.$Y$2]))*5;0)" office:value-type="float" office:value="75" calcext:value-type="float">
            <text:p>75</text:p>
          </table:table-cell>
          <table:table-cell table:style-name="ce11" table:formula="of:=ROUND(AVERAGE([.W144:.AC144]))" office:value-type="float" office:value="57" calcext:value-type="float">
            <text:p>57</text:p>
          </table:table-cell>
          <table:table-cell table:style-name="ce11" table:formula="of:=ROUND((([.U144]/[.$AE$1])*MAX([.U144]/350;0.8));2)" office:value-type="float" office:value="8.92" calcext:value-type="float">
            <text:p>8.92</text:p>
          </table:table-cell>
          <table:table-cell table:style-name="ce11" table:formula="of:=ROUND([.U14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44]^2)/([.$AF144]^2);[.$AE$2])))*[.$AE144]*0.8)+([.O144]/10))+10;10)" office:value-type="float" office:value="28" calcext:value-type="float">
            <text:p>28</text:p>
          </table:table-cell>
          <table:table-cell table:style-name="ce41" table:formula="of:=IFERROR(ROUND(((MIN(([.$P144]^2)/([.$AF144]^2);[.$AE$2])))*[.$AE144]);0)" office:value-type="float" office:value="10" calcext:value-type="float">
            <text:p>10</text:p>
          </table:table-cell>
          <table:table-cell table:style-name="ce42" table:formula="of:=IFERROR(ROUND(MIN(([.P144]+[.S144]+[.U144])/8/[.$AF144];[.$AE$2])^2*[.$AE144]);0)" office:value-type="float" office:value="9" calcext:value-type="float">
            <text:p>9</text:p>
          </table:table-cell>
          <table:table-cell table:style-name="ce43" table:formula="of:=IFERROR(ROUND(((MIN(([.T144]^2)/([.$AF144]^2);[.$AE$2])))*[.$AE144]*[.$AF$1]);0)" office:value-type="float" office:value="2" calcext:value-type="float">
            <text:p>2</text:p>
          </table:table-cell>
          <table:table-cell table:style-name="ce44" table:formula="of:=IFERROR(ROUND(((MIN(([.Q144]^2)/([.$AF144]^2);[.$AE$2])))*[.$AE144]*[.$AF$1]);0)" office:value-type="float" office:value="6" calcext:value-type="float">
            <text:p>6</text:p>
          </table:table-cell>
          <table:table-cell table:style-name="ce45" table:formula="of:=IFERROR(ROUND(((MIN(([.S144]^2)/([.$AF144]^2);[.$AE$2])))*[.$AE144]*[.$AF$1]);0)" office:value-type="float" office:value="5" calcext:value-type="float">
            <text:p>5</text:p>
          </table:table-cell>
          <table:table-cell table:style-name="ce46" table:formula="of:=IFERROR(ROUND(((MIN(([.R144]^2)/([.$AF144]^2);[.$AE$2]))*[.$AE144]));0)" office:value-type="float" office:value="18" calcext:value-type="float">
            <text:p>18</text:p>
          </table:table-cell>
          <table:table-cell table:formula="of:=ROUND(AVERAGE([.AI144:.AN144]);2)" office:value-type="float" office:value="8.33" calcext:value-type="float">
            <text:p>8.33</text:p>
          </table:table-cell>
          <table:table-cell table:style-name="ce11" table:formula="of:=IFERROR(MIN(MAX((ROUND(AVERAGE((((MIN(([.$O144]^[.$AO$2])/([.$AF144]^[.$AO$2]);[.$AQ$2])))*[.$V144]*0.8)+([.$O144]/10);([.O144]/8));0)*5)+10; 30); 99); 0)" office:value-type="float" office:value="75" calcext:value-type="float">
            <text:p>75</text:p>
          </table:table-cell>
          <table:table-cell table:style-name="ce11" table:formula="of:=IFERROR(MIN(MAX(ROUND(AVERAGE((MIN(([.$P144]^[.$X$2])/([.$AF144]^[.$AO$2]);[.$AQ$2]))*([.$V144]+[.$AR$2]);([.P14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4]+[.$S144]+[.$U144])/8/[.$AF144];[.$AQ$2]))*([.$V144]+3)*[.$AS$2];([.U1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4]^2)/([.$AF144]^[.$AO$2]);[.$AQ$2]))*([.$V144]+3)*[.$AS$2]);([.T14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44]^[.$AO$2])/([.$AF144]^[.$AO$2]);[.$AQ$2]))*([.$V144]+3)*[.$AS$2]);([.Q14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4]^[.$AO$2])/([.$AF144]^[.$AO$2]);[.$AQ$2]))*([.$V144]+3)*[.$AS$2]);([.S14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4]^[.$AC$2])/([.$AF144]^[.$AO$2]);[.$AQ$2]))*([.$V144]+[.$AR$2]);([.R144]/10));0)*5; [.$AU$2]); [.$AT$2]);0)" office:value-type="float" office:value="55" calcext:value-type="float">
            <text:p>55</text:p>
          </table:table-cell>
          <table:table-cell table:formula="of:=ROUND(AVERAGE([.AP144:.AV144]);2)" office:value-type="float" office:value="48.57" calcext:value-type="float">
            <text:p>48.57</text:p>
          </table:table-cell>
          <table:table-cell/>
          <table:table-cell table:formula="of:=MIN(MAX([.AH144]-[.AH143];0);[.$BF$2])" office:value-type="float" office:value="9" calcext:value-type="float">
            <text:p>9</text:p>
          </table:table-cell>
          <table:table-cell table:formula="of:=MIN(MAX([.AI144]-[.AI143];0);[.$BF$2])" office:value-type="float" office:value="6" calcext:value-type="float">
            <text:p>6</text:p>
          </table:table-cell>
          <table:table-cell table:formula="of:=MIN(MAX([.AJ144]-[.AJ143];0);[.$BF$2])" office:value-type="float" office:value="5" calcext:value-type="float">
            <text:p>5</text:p>
          </table:table-cell>
          <table:table-cell table:formula="of:=MIN(MAX([.AK144]-[.AK143];0);[.$BF$2])" office:value-type="float" office:value="1" calcext:value-type="float">
            <text:p>1</text:p>
          </table:table-cell>
          <table:table-cell table:formula="of:=MIN(MAX([.AL144]-[.AL143];0);[.$BF$2])" office:value-type="float" office:value="3" calcext:value-type="float">
            <text:p>3</text:p>
          </table:table-cell>
          <table:table-cell table:formula="of:=MIN(MAX([.AM144]-[.AM143];0);[.$BF$2])" office:value-type="float" office:value="3" calcext:value-type="float">
            <text:p>3</text:p>
          </table:table-cell>
          <table:table-cell table:formula="of:=MIN(MAX([.AN144]-[.AN143];0);[.$BF$2])" office:value-type="float" office:value="11" calcext:value-type="float">
            <text:p>1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45]-[.C145]" office:value-type="float" office:value="10" calcext:value-type="float">
            <text:p>10</text:p>
          </table:table-cell>
          <table:table-cell table:style-name="ce29" table:formula="of:=[.P145]-[.D145]" office:value-type="float" office:value="5" calcext:value-type="float">
            <text:p>5</text:p>
          </table:table-cell>
          <table:table-cell table:style-name="ce60" table:formula="of:=[.Q145]-[.E145]" office:value-type="float" office:value="-10" calcext:value-type="float">
            <text:p>-10</text:p>
          </table:table-cell>
          <table:table-cell table:style-name="ce62" table:formula="of:=[.R145]-[.F145]" office:value-type="float" office:value="10" calcext:value-type="float">
            <text:p>10</text:p>
          </table:table-cell>
          <table:table-cell table:style-name="ce64" table:formula="of:=[.S145]-[.G145]" office:value-type="float" office:value="-10" calcext:value-type="float">
            <text:p>-10</text:p>
          </table:table-cell>
          <table:table-cell table:style-name="ce66" table:formula="of:=[.T145]-[.H145]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45:.T145])" office:value-type="float" office:value="355" calcext:value-type="float">
            <text:p>355</text:p>
          </table:table-cell>
          <table:table-cell table:style-name="ce11" table:formula="of:=ROUND((([.U145]/[.$AE$1])*MAX([.U145]/420; 1.2));2)" office:value-type="float" office:value="4.73" calcext:value-type="float">
            <text:p>4.73</text:p>
          </table:table-cell>
          <table:table-cell table:style-name="ce4" table:formula="of:=IFERROR((ROUND((((MIN(([.$O145]^2)/([.$AF145]^2);[.$AD$2])))*[.$V145]*0.8)+([.O145]/10))*5)+10; 0)" office:value-type="float" office:value="60" calcext:value-type="float">
            <text:p>60</text:p>
          </table:table-cell>
          <table:table-cell table:style-name="ce6" table:formula="of:=IFERROR(ROUND((AVERAGE(MIN(([.$P145]^[.$X$2])/([.$AF145]^2);[.$AD$2]); MIN([.P145]/[.$AA$2]; [.$Z$2])))*([.$V145]+[.$Y$2]))*5;0)" office:value-type="float" office:value="35" calcext:value-type="float">
            <text:p>35</text:p>
          </table:table-cell>
          <table:table-cell table:style-name="ce24" table:formula="of:=IFERROR(ROUND((MIN(([.$P145]+[.$S145]+[.$U145])/8/[.$AF145];[.$AD$2]))*([.$V145]+3))*5;0)" office:value-type="float" office:value="40" calcext:value-type="float">
            <text:p>40</text:p>
          </table:table-cell>
          <table:table-cell table:style-name="ce16" table:formula="of:=IFERROR(ROUND(((MIN(([.$T145]^2)/([.$AF145]^2);[.$AD$2]))*([.$V145]+3)*[.$AF$2]))*5;0)" office:value-type="float" office:value="30" calcext:value-type="float">
            <text:p>30</text:p>
          </table:table-cell>
          <table:table-cell table:style-name="ce8" table:formula="of:=IFERROR(ROUND((AVERAGE(MIN(([.$Q145]^2)/([.$AF145]^2);[.$AD$2]);MIN([.Q145]/[.$AB$2]; [.$Z$2]))*([.$V145]+3)*[.$AF$2]))*5;0)" office:value-type="float" office:value="50" calcext:value-type="float">
            <text:p>50</text:p>
          </table:table-cell>
          <table:table-cell table:style-name="ce14" table:formula="of:=IFERROR(ROUND((AVERAGE(MIN(([.$S145]^2)/([.$AF145]^2);[.$AD$2]);MIN([.S145]/[.$AB$2]; [.$Z$2]))*([.$V145]+3)*[.$AF$2]))*5;0)" office:value-type="float" office:value="20" calcext:value-type="float">
            <text:p>20</text:p>
          </table:table-cell>
          <table:table-cell table:style-name="ce10" table:formula="of:=IFERROR(ROUND((AVERAGE(MIN(([.$R145]^[.$AC$2])/([.$AF145]^2);[.$AD$2]); MIN([.R145]/[.$AA$2]; [.$Z$2])))*([.$V145]+[.$Y$2]))*5;0)" office:value-type="float" office:value="25" calcext:value-type="float">
            <text:p>25</text:p>
          </table:table-cell>
          <table:table-cell table:style-name="ce11" table:formula="of:=ROUND(AVERAGE([.W145:.AC145]))" office:value-type="float" office:value="37" calcext:value-type="float">
            <text:p>37</text:p>
          </table:table-cell>
          <table:table-cell table:style-name="ce11" table:formula="of:=ROUND((([.U145]/[.$AE$1])*MAX([.U145]/350;0.8));2)" office:value-type="float" office:value="4" calcext:value-type="float">
            <text:p>4</text:p>
          </table:table-cell>
          <table:table-cell table:style-name="ce11" table:formula="of:=ROUND([.U145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O145]^2)/([.$AF145]^2);[.$AE$2])))*[.$AE145]*0.8)+([.O145]/10))+10;10)" office:value-type="float" office:value="19" calcext:value-type="float">
            <text:p>19</text:p>
          </table:table-cell>
          <table:table-cell table:style-name="ce41" table:formula="of:=IFERROR(ROUND(((MIN(([.$P145]^2)/([.$AF145]^2);[.$AE$2])))*[.$AE145]);0)" office:value-type="float" office:value="6" calcext:value-type="float">
            <text:p>6</text:p>
          </table:table-cell>
          <table:table-cell table:style-name="ce42" table:formula="of:=IFERROR(ROUND(MIN(([.P145]+[.S145]+[.U145])/8/[.$AF145];[.$AE$2])^2*[.$AE145]);0)" office:value-type="float" office:value="4" calcext:value-type="float">
            <text:p>4</text:p>
          </table:table-cell>
          <table:table-cell table:style-name="ce43" table:formula="of:=IFERROR(ROUND(((MIN(([.T145]^2)/([.$AF145]^2);[.$AE$2])))*[.$AE145]*[.$AF$1]);0)" office:value-type="float" office:value="3" calcext:value-type="float">
            <text:p>3</text:p>
          </table:table-cell>
          <table:table-cell table:style-name="ce44" table:formula="of:=IFERROR(ROUND(((MIN(([.Q145]^2)/([.$AF145]^2);[.$AE$2])))*[.$AE145]*[.$AF$1]);0)" office:value-type="float" office:value="4" calcext:value-type="float">
            <text:p>4</text:p>
          </table:table-cell>
          <table:table-cell table:style-name="ce45" table:formula="of:=IFERROR(ROUND(((MIN(([.S145]^2)/([.$AF145]^2);[.$AE$2])))*[.$AE145]*[.$AF$1]);0)" office:value-type="float" office:value="1" calcext:value-type="float">
            <text:p>1</text:p>
          </table:table-cell>
          <table:table-cell table:style-name="ce46" table:formula="of:=IFERROR(ROUND(((MIN(([.R145]^2)/([.$AF145]^2);[.$AE$2]))*[.$AE145]));0)" office:value-type="float" office:value="3" calcext:value-type="float">
            <text:p>3</text:p>
          </table:table-cell>
          <table:table-cell table:formula="of:=ROUND(AVERAGE([.AI145:.AN145]);2)" office:value-type="float" office:value="3.5" calcext:value-type="float">
            <text:p>3.5</text:p>
          </table:table-cell>
          <table:table-cell table:style-name="ce11" table:formula="of:=IFERROR(MIN(MAX((ROUND(AVERAGE((((MIN(([.$O145]^[.$AO$2])/([.$AF145]^[.$AO$2]);[.$AQ$2])))*[.$V145]*0.8)+([.$O145]/10);([.O145]/8));0)*5)+10; 30); 99); 0)" office:value-type="float" office:value="55" calcext:value-type="float">
            <text:p>55</text:p>
          </table:table-cell>
          <table:table-cell table:style-name="ce11" table:formula="of:=IFERROR(MIN(MAX(ROUND(AVERAGE((MIN(([.$P145]^[.$X$2])/([.$AF145]^[.$AO$2]);[.$AQ$2]))*([.$V145]+[.$AR$2]);([.P14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5]+[.$S145]+[.$U145])/8/[.$AF145];[.$AQ$2]))*([.$V145]+3)*[.$AS$2];([.U14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5]^2)/([.$AF145]^[.$AO$2]);[.$AQ$2]))*([.$V145]+3)*[.$AS$2]);([.T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5]^[.$AO$2])/([.$AF145]^[.$AO$2]);[.$AQ$2]))*([.$V145]+3)*[.$AS$2]);([.Q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5]^[.$AO$2])/([.$AF145]^[.$AO$2]);[.$AQ$2]))*([.$V145]+3)*[.$AS$2]);([.S14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45]^[.$AC$2])/([.$AF145]^[.$AO$2]);[.$AQ$2]))*([.$V145]+[.$AR$2]);([.R145]/10));0)*5; [.$AU$2]); [.$AT$2]);0)" office:value-type="float" office:value="25" calcext:value-type="float">
            <text:p>25</text:p>
          </table:table-cell>
          <table:table-cell table:formula="of:=ROUND(AVERAGE([.AP145:.AV145]);2)" office:value-type="float" office:value="34.29" calcext:value-type="float">
            <text:p>34.29</text:p>
          </table:table-cell>
          <table:table-cell/>
          <table:table-cell table:formula="of:=MIN(MAX([.AH145]-[.AH144];0);[.$BF$2])" office:value-type="float" office:value="0" calcext:value-type="float">
            <text:p>0</text:p>
          </table:table-cell>
          <table:table-cell table:formula="of:=MIN(MAX([.AI145]-[.AI144];0);[.$BF$2])" office:value-type="float" office:value="0" calcext:value-type="float">
            <text:p>0</text:p>
          </table:table-cell>
          <table:table-cell table:formula="of:=MIN(MAX([.AJ145]-[.AJ144];0);[.$BF$2])" office:value-type="float" office:value="0" calcext:value-type="float">
            <text:p>0</text:p>
          </table:table-cell>
          <table:table-cell table:formula="of:=MIN(MAX([.AK145]-[.AK144];0);[.$BF$2])" office:value-type="float" office:value="1" calcext:value-type="float">
            <text:p>1</text:p>
          </table:table-cell>
          <table:table-cell table:formula="of:=MIN(MAX([.AL145]-[.AL144];0);[.$BF$2])" office:value-type="float" office:value="0" calcext:value-type="float">
            <text:p>0</text:p>
          </table:table-cell>
          <table:table-cell table:formula="of:=MIN(MAX([.AM145]-[.AM144];0);[.$BF$2])" office:value-type="float" office:value="0" calcext:value-type="float">
            <text:p>0</text:p>
          </table:table-cell>
          <table:table-cell table:formula="of:=MIN(MAX([.AN145]-[.AN14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146]-[.C146]" office:value-type="float" office:value="10" calcext:value-type="float">
            <text:p>10</text:p>
          </table:table-cell>
          <table:table-cell table:style-name="ce29" table:formula="of:=[.P146]-[.D146]" office:value-type="float" office:value="0" calcext:value-type="float">
            <text:p>0</text:p>
          </table:table-cell>
          <table:table-cell table:style-name="ce60" table:formula="of:=[.Q146]-[.E146]" office:value-type="float" office:value="-15" calcext:value-type="float">
            <text:p>-15</text:p>
          </table:table-cell>
          <table:table-cell table:style-name="ce62" table:formula="of:=[.R146]-[.F146]" office:value-type="float" office:value="10" calcext:value-type="float">
            <text:p>10</text:p>
          </table:table-cell>
          <table:table-cell table:style-name="ce64" table:formula="of:=[.S146]-[.G146]" office:value-type="float" office:value="-10" calcext:value-type="float">
            <text:p>-10</text:p>
          </table:table-cell>
          <table:table-cell table:style-name="ce66" table:formula="of:=[.T146]-[.H146]" office:value-type="float" office:value="25" calcext:value-type="float">
            <text:p>2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6:.T146])" office:value-type="float" office:value="455" calcext:value-type="float">
            <text:p>455</text:p>
          </table:table-cell>
          <table:table-cell table:style-name="ce11" table:formula="of:=ROUND((([.U146]/[.$AE$1])*MAX([.U146]/420; 1.2));2)" office:value-type="float" office:value="6.07" calcext:value-type="float">
            <text:p>6.07</text:p>
          </table:table-cell>
          <table:table-cell table:style-name="ce4" table:formula="of:=IFERROR((ROUND((((MIN(([.$O146]^2)/([.$AF146]^2);[.$AD$2])))*[.$V146]*0.8)+([.O146]/10))*5)+10; 0)" office:value-type="float" office:value="65" calcext:value-type="float">
            <text:p>65</text:p>
          </table:table-cell>
          <table:table-cell table:style-name="ce6" table:formula="of:=IFERROR(ROUND((AVERAGE(MIN(([.$P146]^[.$X$2])/([.$AF146]^2);[.$AD$2]); MIN([.P146]/[.$AA$2]; [.$Z$2])))*([.$V146]+[.$Y$2]))*5;0)" office:value-type="float" office:value="55" calcext:value-type="float">
            <text:p>55</text:p>
          </table:table-cell>
          <table:table-cell table:style-name="ce24" table:formula="of:=IFERROR(ROUND((MIN(([.$P146]+[.$S146]+[.$U146])/8/[.$AF146];[.$AD$2]))*([.$V146]+3))*5;0)" office:value-type="float" office:value="45" calcext:value-type="float">
            <text:p>45</text:p>
          </table:table-cell>
          <table:table-cell table:style-name="ce16" table:formula="of:=IFERROR(ROUND(((MIN(([.$T146]^2)/([.$AF146]^2);[.$AD$2]))*([.$V146]+3)*[.$AF$2]))*5;0)" office:value-type="float" office:value="30" calcext:value-type="float">
            <text:p>30</text:p>
          </table:table-cell>
          <table:table-cell table:style-name="ce8" table:formula="of:=IFERROR(ROUND((AVERAGE(MIN(([.$Q146]^2)/([.$AF146]^2);[.$AD$2]);MIN([.Q146]/[.$AB$2]; [.$Z$2]))*([.$V146]+3)*[.$AF$2]))*5;0)" office:value-type="float" office:value="65" calcext:value-type="float">
            <text:p>65</text:p>
          </table:table-cell>
          <table:table-cell table:style-name="ce14" table:formula="of:=IFERROR(ROUND((AVERAGE(MIN(([.$S146]^2)/([.$AF146]^2);[.$AD$2]);MIN([.S146]/[.$AB$2]; [.$Z$2]))*([.$V146]+3)*[.$AF$2]))*5;0)" office:value-type="float" office:value="45" calcext:value-type="float">
            <text:p>45</text:p>
          </table:table-cell>
          <table:table-cell table:style-name="ce10" table:formula="of:=IFERROR(ROUND((AVERAGE(MIN(([.$R146]^[.$AC$2])/([.$AF146]^2);[.$AD$2]); MIN([.R146]/[.$AA$2]; [.$Z$2])))*([.$V146]+[.$Y$2]))*5;0)" office:value-type="float" office:value="30" calcext:value-type="float">
            <text:p>30</text:p>
          </table:table-cell>
          <table:table-cell table:style-name="ce11" table:formula="of:=ROUND(AVERAGE([.W146:.AC146]))" office:value-type="float" office:value="48" calcext:value-type="float">
            <text:p>48</text:p>
          </table:table-cell>
          <table:table-cell table:style-name="ce11" table:formula="of:=ROUND((([.U146]/[.$AE$1])*MAX([.U146]/350;0.8));2)" office:value-type="float" office:value="6.57" calcext:value-type="float">
            <text:p>6.57</text:p>
          </table:table-cell>
          <table:table-cell table:style-name="ce11" table:formula="of:=ROUND([.U146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6]^2)/([.$AF146]^2);[.$AE$2])))*[.$AE146]*0.8)+([.O146]/10))+10;10)" office:value-type="float" office:value="21" calcext:value-type="float">
            <text:p>21</text:p>
          </table:table-cell>
          <table:table-cell table:style-name="ce41" table:formula="of:=IFERROR(ROUND(((MIN(([.$P146]^2)/([.$AF146]^2);[.$AE$2])))*[.$AE146]);0)" office:value-type="float" office:value="9" calcext:value-type="float">
            <text:p>9</text:p>
          </table:table-cell>
          <table:table-cell table:style-name="ce42" table:formula="of:=IFERROR(ROUND(MIN(([.P146]+[.S146]+[.U146])/8/[.$AF146];[.$AE$2])^2*[.$AE146]);0)" office:value-type="float" office:value="7" calcext:value-type="float">
            <text:p>7</text:p>
          </table:table-cell>
          <table:table-cell table:style-name="ce43" table:formula="of:=IFERROR(ROUND(((MIN(([.T146]^2)/([.$AF146]^2);[.$AE$2])))*[.$AE146]*[.$AF$1]);0)" office:value-type="float" office:value="4" calcext:value-type="float">
            <text:p>4</text:p>
          </table:table-cell>
          <table:table-cell table:style-name="ce44" table:formula="of:=IFERROR(ROUND(((MIN(([.Q146]^2)/([.$AF146]^2);[.$AE$2])))*[.$AE146]*[.$AF$1]);0)" office:value-type="float" office:value="7" calcext:value-type="float">
            <text:p>7</text:p>
          </table:table-cell>
          <table:table-cell table:style-name="ce45" table:formula="of:=IFERROR(ROUND(((MIN(([.S146]^2)/([.$AF146]^2);[.$AE$2])))*[.$AE146]*[.$AF$1]);0)" office:value-type="float" office:value="4" calcext:value-type="float">
            <text:p>4</text:p>
          </table:table-cell>
          <table:table-cell table:style-name="ce46" table:formula="of:=IFERROR(ROUND(((MIN(([.R146]^2)/([.$AF146]^2);[.$AE$2]))*[.$AE146]));0)" office:value-type="float" office:value="4" calcext:value-type="float">
            <text:p>4</text:p>
          </table:table-cell>
          <table:table-cell table:formula="of:=ROUND(AVERAGE([.AI146:.AN146]);2)" office:value-type="float" office:value="5.83" calcext:value-type="float">
            <text:p>5.83</text:p>
          </table:table-cell>
          <table:table-cell table:style-name="ce11" table:formula="of:=IFERROR(MIN(MAX((ROUND(AVERAGE((((MIN(([.$O146]^[.$AO$2])/([.$AF146]^[.$AO$2]);[.$AQ$2])))*[.$V146]*0.8)+([.$O146]/10);([.O146]/8));0)*5)+10; 30); 99); 0)" office:value-type="float" office:value="60" calcext:value-type="float">
            <text:p>60</text:p>
          </table:table-cell>
          <table:table-cell table:style-name="ce11" table:formula="of:=IFERROR(MIN(MAX(ROUND(AVERAGE((MIN(([.$P146]^[.$X$2])/([.$AF146]^[.$AO$2]);[.$AQ$2]))*([.$V146]+[.$AR$2]);([.P14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6]+[.$S146]+[.$U146])/8/[.$AF146];[.$AQ$2]))*([.$V146]+3)*[.$AS$2];([.U1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6]^2)/([.$AF146]^[.$AO$2]);[.$AQ$2]))*([.$V146]+3)*[.$AS$2]);([.T14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6]^[.$AO$2])/([.$AF146]^[.$AO$2]);[.$AQ$2]))*([.$V146]+3)*[.$AS$2]);([.Q14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6]^[.$AO$2])/([.$AF146]^[.$AO$2]);[.$AQ$2]))*([.$V146]+3)*[.$AS$2]);([.S14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6]^[.$AC$2])/([.$AF146]^[.$AO$2]);[.$AQ$2]))*([.$V146]+[.$AR$2]);([.R146]/10));0)*5; [.$AU$2]); [.$AT$2]);0)" office:value-type="float" office:value="30" calcext:value-type="float">
            <text:p>30</text:p>
          </table:table-cell>
          <table:table-cell table:formula="of:=ROUND(AVERAGE([.AP146:.AV146]);2)" office:value-type="float" office:value="42.14" calcext:value-type="float">
            <text:p>42.14</text:p>
          </table:table-cell>
          <table:table-cell/>
          <table:table-cell table:formula="of:=MIN(MAX([.AH146]-[.AH145];0);[.$BF$2])" office:value-type="float" office:value="2" calcext:value-type="float">
            <text:p>2</text:p>
          </table:table-cell>
          <table:table-cell table:formula="of:=MIN(MAX([.AI146]-[.AI145];0);[.$BF$2])" office:value-type="float" office:value="3" calcext:value-type="float">
            <text:p>3</text:p>
          </table:table-cell>
          <table:table-cell table:formula="of:=MIN(MAX([.AJ146]-[.AJ145];0);[.$BF$2])" office:value-type="float" office:value="3" calcext:value-type="float">
            <text:p>3</text:p>
          </table:table-cell>
          <table:table-cell table:formula="of:=MIN(MAX([.AK146]-[.AK145];0);[.$BF$2])" office:value-type="float" office:value="1" calcext:value-type="float">
            <text:p>1</text:p>
          </table:table-cell>
          <table:table-cell table:formula="of:=MIN(MAX([.AL146]-[.AL145];0);[.$BF$2])" office:value-type="float" office:value="3" calcext:value-type="float">
            <text:p>3</text:p>
          </table:table-cell>
          <table:table-cell table:formula="of:=MIN(MAX([.AM146]-[.AM145];0);[.$BF$2])" office:value-type="float" office:value="3" calcext:value-type="float">
            <text:p>3</text:p>
          </table:table-cell>
          <table:table-cell table:formula="of:=MIN(MAX([.AN146]-[.AN14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87" calcext:value-type="float">
            <text:p>87</text:p>
          </table:table-cell>
          <table:table-cell table:style-name="ce55" table:formula="of:=[.O147]-[.C147]" office:value-type="float" office:value="20" calcext:value-type="float">
            <text:p>20</text:p>
          </table:table-cell>
          <table:table-cell table:style-name="ce29" table:formula="of:=[.P147]-[.D147]" office:value-type="float" office:value="-10" calcext:value-type="float">
            <text:p>-10</text:p>
          </table:table-cell>
          <table:table-cell table:style-name="ce60" table:formula="of:=[.Q147]-[.E147]" office:value-type="float" office:value="0" calcext:value-type="float">
            <text:p>0</text:p>
          </table:table-cell>
          <table:table-cell table:style-name="ce62" table:formula="of:=[.R147]-[.F147]" office:value-type="float" office:value="0" calcext:value-type="float">
            <text:p>0</text:p>
          </table:table-cell>
          <table:table-cell table:style-name="ce64" table:formula="of:=[.S147]-[.G147]" office:value-type="float" office:value="-10" calcext:value-type="float">
            <text:p>-10</text:p>
          </table:table-cell>
          <table:table-cell table:style-name="ce66" table:formula="of:=[.T147]-[.H147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7" calcext:value-type="float">
            <text:p>87</text:p>
          </table:table-cell>
          <table:table-cell table:style-name="ce11" table:formula="of:=SUM([.O147:.T147])" office:value-type="float" office:value="455" calcext:value-type="float">
            <text:p>455</text:p>
          </table:table-cell>
          <table:table-cell table:style-name="ce11" table:formula="of:=ROUND((([.U147]/[.$AE$1])*MAX([.U147]/420; 1.2));2)" office:value-type="float" office:value="6.07" calcext:value-type="float">
            <text:p>6.07</text:p>
          </table:table-cell>
          <table:table-cell table:style-name="ce4" table:formula="of:=IFERROR((ROUND((((MIN(([.$O147]^2)/([.$AF147]^2);[.$AD$2])))*[.$V147]*0.8)+([.O147]/10))*5)+10; 0)" office:value-type="float" office:value="65" calcext:value-type="float">
            <text:p>65</text:p>
          </table:table-cell>
          <table:table-cell table:style-name="ce6" table:formula="of:=IFERROR(ROUND((AVERAGE(MIN(([.$P147]^[.$X$2])/([.$AF147]^2);[.$AD$2]); MIN([.P147]/[.$AA$2]; [.$Z$2])))*([.$V147]+[.$Y$2]))*5;0)" office:value-type="float" office:value="65" calcext:value-type="float">
            <text:p>65</text:p>
          </table:table-cell>
          <table:table-cell table:style-name="ce24" table:formula="of:=IFERROR(ROUND((MIN(([.$P147]+[.$S147]+[.$U147])/8/[.$AF147];[.$AD$2]))*([.$V147]+3))*5;0)" office:value-type="float" office:value="50" calcext:value-type="float">
            <text:p>50</text:p>
          </table:table-cell>
          <table:table-cell table:style-name="ce16" table:formula="of:=IFERROR(ROUND(((MIN(([.$T147]^2)/([.$AF147]^2);[.$AD$2]))*([.$V147]+3)*[.$AF$2]))*5;0)" office:value-type="float" office:value="50" calcext:value-type="float">
            <text:p>50</text:p>
          </table:table-cell>
          <table:table-cell table:style-name="ce8" table:formula="of:=IFERROR(ROUND((AVERAGE(MIN(([.$Q147]^2)/([.$AF147]^2);[.$AD$2]);MIN([.Q147]/[.$AB$2]; [.$Z$2]))*([.$V147]+3)*[.$AF$2]))*5;0)" office:value-type="float" office:value="30" calcext:value-type="float">
            <text:p>30</text:p>
          </table:table-cell>
          <table:table-cell table:style-name="ce14" table:formula="of:=IFERROR(ROUND((AVERAGE(MIN(([.$S147]^2)/([.$AF147]^2);[.$AD$2]);MIN([.S147]/[.$AB$2]; [.$Z$2]))*([.$V147]+3)*[.$AF$2]))*5;0)" office:value-type="float" office:value="70" calcext:value-type="float">
            <text:p>70</text:p>
          </table:table-cell>
          <table:table-cell table:style-name="ce10" table:formula="of:=IFERROR(ROUND((AVERAGE(MIN(([.$R147]^[.$AC$2])/([.$AF147]^2);[.$AD$2]); MIN([.R147]/[.$AA$2]; [.$Z$2])))*([.$V147]+[.$Y$2]))*5;0)" office:value-type="float" office:value="15" calcext:value-type="float">
            <text:p>15</text:p>
          </table:table-cell>
          <table:table-cell table:style-name="ce11" table:formula="of:=ROUND(AVERAGE([.W147:.AC147]))" office:value-type="float" office:value="49" calcext:value-type="float">
            <text:p>49</text:p>
          </table:table-cell>
          <table:table-cell table:style-name="ce11" table:formula="of:=ROUND((([.U147]/[.$AE$1])*MAX([.U147]/350;0.8));2)" office:value-type="float" office:value="6.57" calcext:value-type="float">
            <text:p>6.57</text:p>
          </table:table-cell>
          <table:table-cell table:style-name="ce11" table:formula="of:=ROUND([.U147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7]^2)/([.$AF147]^2);[.$AE$2])))*[.$AE147]*0.8)+([.O147]/10))+10;10)" office:value-type="float" office:value="21" calcext:value-type="float">
            <text:p>21</text:p>
          </table:table-cell>
          <table:table-cell table:style-name="ce41" table:formula="of:=IFERROR(ROUND(((MIN(([.$P147]^2)/([.$AF147]^2);[.$AE$2])))*[.$AE147]);0)" office:value-type="float" office:value="13" calcext:value-type="float">
            <text:p>13</text:p>
          </table:table-cell>
          <table:table-cell table:style-name="ce42" table:formula="of:=IFERROR(ROUND(MIN(([.P147]+[.S147]+[.U147])/8/[.$AF147];[.$AE$2])^2*[.$AE147]);0)" office:value-type="float" office:value="8" calcext:value-type="float">
            <text:p>8</text:p>
          </table:table-cell>
          <table:table-cell table:style-name="ce43" table:formula="of:=IFERROR(ROUND(((MIN(([.T147]^2)/([.$AF147]^2);[.$AE$2])))*[.$AE147]*[.$AF$1]);0)" office:value-type="float" office:value="6" calcext:value-type="float">
            <text:p>6</text:p>
          </table:table-cell>
          <table:table-cell table:style-name="ce44" table:formula="of:=IFERROR(ROUND(((MIN(([.Q147]^2)/([.$AF147]^2);[.$AE$2])))*[.$AE147]*[.$AF$1]);0)" office:value-type="float" office:value="2" calcext:value-type="float">
            <text:p>2</text:p>
          </table:table-cell>
          <table:table-cell table:style-name="ce45" table:formula="of:=IFERROR(ROUND(((MIN(([.S147]^2)/([.$AF147]^2);[.$AE$2])))*[.$AE147]*[.$AF$1]);0)" office:value-type="float" office:value="8" calcext:value-type="float">
            <text:p>8</text:p>
          </table:table-cell>
          <table:table-cell table:style-name="ce46" table:formula="of:=IFERROR(ROUND(((MIN(([.R147]^2)/([.$AF147]^2);[.$AE$2]))*[.$AE147]));0)" office:value-type="float" office:value="1" calcext:value-type="float">
            <text:p>1</text:p>
          </table:table-cell>
          <table:table-cell table:formula="of:=ROUND(AVERAGE([.AI147:.AN147]);2)" office:value-type="float" office:value="6.33" calcext:value-type="float">
            <text:p>6.33</text:p>
          </table:table-cell>
          <table:table-cell table:style-name="ce11" table:formula="of:=IFERROR(MIN(MAX((ROUND(AVERAGE((((MIN(([.$O147]^[.$AO$2])/([.$AF147]^[.$AO$2]);[.$AQ$2])))*[.$V147]*0.8)+([.$O147]/10);([.O147]/8));0)*5)+10; 30); 99); 0)" office:value-type="float" office:value="60" calcext:value-type="float">
            <text:p>60</text:p>
          </table:table-cell>
          <table:table-cell table:style-name="ce11" table:formula="of:=IFERROR(MIN(MAX(ROUND(AVERAGE((MIN(([.$P147]^[.$X$2])/([.$AF147]^[.$AO$2]);[.$AQ$2]))*([.$V147]+[.$AR$2]);([.P14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7]+[.$S147]+[.$U147])/8/[.$AF147];[.$AQ$2]))*([.$V147]+3)*[.$AS$2];([.U14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7]^2)/([.$AF147]^[.$AO$2]);[.$AQ$2]))*([.$V147]+3)*[.$AS$2]);([.T14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7]^[.$AO$2])/([.$AF147]^[.$AO$2]);[.$AQ$2]))*([.$V147]+3)*[.$AS$2]);([.Q14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7]^[.$AO$2])/([.$AF147]^[.$AO$2]);[.$AQ$2]))*([.$V147]+3)*[.$AS$2]);([.S14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7]^[.$AC$2])/([.$AF147]^[.$AO$2]);[.$AQ$2]))*([.$V147]+[.$AR$2]);([.R147]/10));0)*5; [.$AU$2]); [.$AT$2]);0)" office:value-type="float" office:value="15" calcext:value-type="float">
            <text:p>15</text:p>
          </table:table-cell>
          <table:table-cell table:formula="of:=ROUND(AVERAGE([.AP147:.AV147]);2)" office:value-type="float" office:value="40.71" calcext:value-type="float">
            <text:p>40.71</text:p>
          </table:table-cell>
          <table:table-cell/>
          <table:table-cell table:formula="of:=MIN(MAX([.AH147]-[.AH146];0);[.$BF$2])" office:value-type="float" office:value="0" calcext:value-type="float">
            <text:p>0</text:p>
          </table:table-cell>
          <table:table-cell table:formula="of:=MIN(MAX([.AI147]-[.AI146];0);[.$BF$2])" office:value-type="float" office:value="4" calcext:value-type="float">
            <text:p>4</text:p>
          </table:table-cell>
          <table:table-cell table:formula="of:=MIN(MAX([.AJ147]-[.AJ146];0);[.$BF$2])" office:value-type="float" office:value="1" calcext:value-type="float">
            <text:p>1</text:p>
          </table:table-cell>
          <table:table-cell table:formula="of:=MIN(MAX([.AK147]-[.AK146];0);[.$BF$2])" office:value-type="float" office:value="2" calcext:value-type="float">
            <text:p>2</text:p>
          </table:table-cell>
          <table:table-cell table:formula="of:=MIN(MAX([.AL147]-[.AL146];0);[.$BF$2])" office:value-type="float" office:value="0" calcext:value-type="float">
            <text:p>0</text:p>
          </table:table-cell>
          <table:table-cell table:formula="of:=MIN(MAX([.AM147]-[.AM146];0);[.$BF$2])" office:value-type="float" office:value="4" calcext:value-type="float">
            <text:p>4</text:p>
          </table:table-cell>
          <table:table-cell table:formula="of:=MIN(MAX([.AN147]-[.AN14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76" calcext:value-type="float">
            <text:p>76</text:p>
          </table:table-cell>
          <table:table-cell table:style-name="ce55" table:formula="of:=[.O148]-[.C148]" office:value-type="float" office:value="20" calcext:value-type="float">
            <text:p>20</text:p>
          </table:table-cell>
          <table:table-cell table:style-name="ce29" table:formula="of:=[.P148]-[.D148]" office:value-type="float" office:value="-5" calcext:value-type="float">
            <text:p>-5</text:p>
          </table:table-cell>
          <table:table-cell table:style-name="ce60" table:formula="of:=[.Q148]-[.E148]" office:value-type="float" office:value="-5" calcext:value-type="float">
            <text:p>-5</text:p>
          </table:table-cell>
          <table:table-cell table:style-name="ce62" table:formula="of:=[.R148]-[.F148]" office:value-type="float" office:value="0" calcext:value-type="float">
            <text:p>0</text:p>
          </table:table-cell>
          <table:table-cell table:style-name="ce64" table:formula="of:=[.S148]-[.G148]" office:value-type="float" office:value="-15" calcext:value-type="float">
            <text:p>-15</text:p>
          </table:table-cell>
          <table:table-cell table:style-name="ce66" table:formula="of:=[.T148]-[.H148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4" calcext:value-type="float">
            <text:p>74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6" calcext:value-type="float">
            <text:p>86</text:p>
          </table:table-cell>
          <table:table-cell table:style-name="ce11" table:formula="of:=SUM([.O148:.T148])" office:value-type="float" office:value="460" calcext:value-type="float">
            <text:p>460</text:p>
          </table:table-cell>
          <table:table-cell table:style-name="ce11" table:formula="of:=ROUND((([.U148]/[.$AE$1])*MAX([.U148]/420; 1.2));2)" office:value-type="float" office:value="6.13" calcext:value-type="float">
            <text:p>6.13</text:p>
          </table:table-cell>
          <table:table-cell table:style-name="ce4" table:formula="of:=IFERROR((ROUND((((MIN(([.$O148]^2)/([.$AF148]^2);[.$AD$2])))*[.$V148]*0.8)+([.O148]/10))*5)+10; 0)" office:value-type="float" office:value="65" calcext:value-type="float">
            <text:p>65</text:p>
          </table:table-cell>
          <table:table-cell table:style-name="ce6" table:formula="of:=IFERROR(ROUND((AVERAGE(MIN(([.$P148]^[.$X$2])/([.$AF148]^2);[.$AD$2]); MIN([.P148]/[.$AA$2]; [.$Z$2])))*([.$V148]+[.$Y$2]))*5;0)" office:value-type="float" office:value="60" calcext:value-type="float">
            <text:p>60</text:p>
          </table:table-cell>
          <table:table-cell table:style-name="ce24" table:formula="of:=IFERROR(ROUND((MIN(([.$P148]+[.$S148]+[.$U148])/8/[.$AF148];[.$AD$2]))*([.$V148]+3))*5;0)" office:value-type="float" office:value="50" calcext:value-type="float">
            <text:p>50</text:p>
          </table:table-cell>
          <table:table-cell table:style-name="ce16" table:formula="of:=IFERROR(ROUND(((MIN(([.$T148]^2)/([.$AF148]^2);[.$AD$2]))*([.$V148]+3)*[.$AF$2]))*5;0)" office:value-type="float" office:value="45" calcext:value-type="float">
            <text:p>45</text:p>
          </table:table-cell>
          <table:table-cell table:style-name="ce8" table:formula="of:=IFERROR(ROUND((AVERAGE(MIN(([.$Q148]^2)/([.$AF148]^2);[.$AD$2]);MIN([.Q148]/[.$AB$2]; [.$Z$2]))*([.$V148]+3)*[.$AF$2]))*5;0)" office:value-type="float" office:value="45" calcext:value-type="float">
            <text:p>45</text:p>
          </table:table-cell>
          <table:table-cell table:style-name="ce14" table:formula="of:=IFERROR(ROUND((AVERAGE(MIN(([.$S148]^2)/([.$AF148]^2);[.$AD$2]);MIN([.S148]/[.$AB$2]; [.$Z$2]))*([.$V148]+3)*[.$AF$2]))*5;0)" office:value-type="float" office:value="65" calcext:value-type="float">
            <text:p>65</text:p>
          </table:table-cell>
          <table:table-cell table:style-name="ce10" table:formula="of:=IFERROR(ROUND((AVERAGE(MIN(([.$R148]^[.$AC$2])/([.$AF148]^2);[.$AD$2]); MIN([.R148]/[.$AA$2]; [.$Z$2])))*([.$V148]+[.$Y$2]))*5;0)" office:value-type="float" office:value="15" calcext:value-type="float">
            <text:p>15</text:p>
          </table:table-cell>
          <table:table-cell table:style-name="ce11" table:formula="of:=ROUND(AVERAGE([.W148:.AC148]))" office:value-type="float" office:value="49" calcext:value-type="float">
            <text:p>49</text:p>
          </table:table-cell>
          <table:table-cell table:style-name="ce11" table:formula="of:=ROUND((([.U148]/[.$AE$1])*MAX([.U148]/350;0.8));2)" office:value-type="float" office:value="6.72" calcext:value-type="float">
            <text:p>6.72</text:p>
          </table:table-cell>
          <table:table-cell table:style-name="ce11" table:formula="of:=ROUND([.U1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48]^2)/([.$AF148]^2);[.$AE$2])))*[.$AE148]*0.8)+([.O148]/10))+10;10)" office:value-type="float" office:value="21" calcext:value-type="float">
            <text:p>21</text:p>
          </table:table-cell>
          <table:table-cell table:style-name="ce41" table:formula="of:=IFERROR(ROUND(((MIN(([.$P148]^2)/([.$AF148]^2);[.$AE$2])))*[.$AE148]);0)" office:value-type="float" office:value="11" calcext:value-type="float">
            <text:p>11</text:p>
          </table:table-cell>
          <table:table-cell table:style-name="ce42" table:formula="of:=IFERROR(ROUND(MIN(([.P148]+[.S148]+[.U148])/8/[.$AF148];[.$AE$2])^2*[.$AE148]);0)" office:value-type="float" office:value="8" calcext:value-type="float">
            <text:p>8</text:p>
          </table:table-cell>
          <table:table-cell table:style-name="ce43" table:formula="of:=IFERROR(ROUND(((MIN(([.T148]^2)/([.$AF148]^2);[.$AE$2])))*[.$AE148]*[.$AF$1]);0)" office:value-type="float" office:value="6" calcext:value-type="float">
            <text:p>6</text:p>
          </table:table-cell>
          <table:table-cell table:style-name="ce44" table:formula="of:=IFERROR(ROUND(((MIN(([.Q148]^2)/([.$AF148]^2);[.$AE$2])))*[.$AE148]*[.$AF$1]);0)" office:value-type="float" office:value="4" calcext:value-type="float">
            <text:p>4</text:p>
          </table:table-cell>
          <table:table-cell table:style-name="ce45" table:formula="of:=IFERROR(ROUND(((MIN(([.S148]^2)/([.$AF148]^2);[.$AE$2])))*[.$AE148]*[.$AF$1]);0)" office:value-type="float" office:value="7" calcext:value-type="float">
            <text:p>7</text:p>
          </table:table-cell>
          <table:table-cell table:style-name="ce46" table:formula="of:=IFERROR(ROUND(((MIN(([.R148]^2)/([.$AF148]^2);[.$AE$2]))*[.$AE148]));0)" office:value-type="float" office:value="1" calcext:value-type="float">
            <text:p>1</text:p>
          </table:table-cell>
          <table:table-cell table:formula="of:=ROUND(AVERAGE([.AI148:.AN148]);2)" office:value-type="float" office:value="6.17" calcext:value-type="float">
            <text:p>6.17</text:p>
          </table:table-cell>
          <table:table-cell table:style-name="ce11" table:formula="of:=IFERROR(MIN(MAX((ROUND(AVERAGE((((MIN(([.$O148]^[.$AO$2])/([.$AF148]^[.$AO$2]);[.$AQ$2])))*[.$V148]*0.8)+([.$O148]/10);([.O148]/8));0)*5)+10; 30); 99); 0)" office:value-type="float" office:value="60" calcext:value-type="float">
            <text:p>60</text:p>
          </table:table-cell>
          <table:table-cell table:style-name="ce11" table:formula="of:=IFERROR(MIN(MAX(ROUND(AVERAGE((MIN(([.$P148]^[.$X$2])/([.$AF148]^[.$AO$2]);[.$AQ$2]))*([.$V148]+[.$AR$2]);([.P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8]+[.$S148]+[.$U148])/8/[.$AF148];[.$AQ$2]))*([.$V148]+3)*[.$AS$2];([.U1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8]^2)/([.$AF148]^[.$AO$2]);[.$AQ$2]))*([.$V148]+3)*[.$AS$2]);([.T1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8]^[.$AO$2])/([.$AF148]^[.$AO$2]);[.$AQ$2]))*([.$V148]+3)*[.$AS$2]);([.Q14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48]^[.$AO$2])/([.$AF148]^[.$AO$2]);[.$AQ$2]))*([.$V148]+3)*[.$AS$2]);([.S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8]^[.$AC$2])/([.$AF148]^[.$AO$2]);[.$AQ$2]))*([.$V148]+[.$AR$2]);([.R148]/10));0)*5; [.$AU$2]); [.$AT$2]);0)" office:value-type="float" office:value="15" calcext:value-type="float">
            <text:p>15</text:p>
          </table:table-cell>
          <table:table-cell table:formula="of:=ROUND(AVERAGE([.AP148:.AV148]);2)" office:value-type="float" office:value="42.14" calcext:value-type="float">
            <text:p>42.14</text:p>
          </table:table-cell>
          <table:table-cell/>
          <table:table-cell table:formula="of:=MIN(MAX([.AH148]-[.AH147];0);[.$BF$2])" office:value-type="float" office:value="0" calcext:value-type="float">
            <text:p>0</text:p>
          </table:table-cell>
          <table:table-cell table:formula="of:=MIN(MAX([.AI148]-[.AI147];0);[.$BF$2])" office:value-type="float" office:value="0" calcext:value-type="float">
            <text:p>0</text:p>
          </table:table-cell>
          <table:table-cell table:formula="of:=MIN(MAX([.AJ148]-[.AJ147];0);[.$BF$2])" office:value-type="float" office:value="0" calcext:value-type="float">
            <text:p>0</text:p>
          </table:table-cell>
          <table:table-cell table:formula="of:=MIN(MAX([.AK148]-[.AK147];0);[.$BF$2])" office:value-type="float" office:value="0" calcext:value-type="float">
            <text:p>0</text:p>
          </table:table-cell>
          <table:table-cell table:formula="of:=MIN(MAX([.AL148]-[.AL147];0);[.$BF$2])" office:value-type="float" office:value="2" calcext:value-type="float">
            <text:p>2</text:p>
          </table:table-cell>
          <table:table-cell table:formula="of:=MIN(MAX([.AM148]-[.AM147];0);[.$BF$2])" office:value-type="float" office:value="0" calcext:value-type="float">
            <text:p>0</text:p>
          </table:table-cell>
          <table:table-cell table:formula="of:=MIN(MAX([.AN148]-[.AN14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149]-[.C149]" office:value-type="float" office:value="0" calcext:value-type="float">
            <text:p>0</text:p>
          </table:table-cell>
          <table:table-cell table:style-name="ce29" table:formula="of:=[.P149]-[.D149]" office:value-type="float" office:value="50" calcext:value-type="float">
            <text:p>50</text:p>
          </table:table-cell>
          <table:table-cell table:style-name="ce60" table:formula="of:=[.Q149]-[.E149]" office:value-type="float" office:value="20" calcext:value-type="float">
            <text:p>20</text:p>
          </table:table-cell>
          <table:table-cell table:style-name="ce62" table:formula="of:=[.R149]-[.F149]" office:value-type="float" office:value="10" calcext:value-type="float">
            <text:p>10</text:p>
          </table:table-cell>
          <table:table-cell table:style-name="ce64" table:formula="of:=[.S149]-[.G149]" office:value-type="float" office:value="20" calcext:value-type="float">
            <text:p>20</text:p>
          </table:table-cell>
          <table:table-cell table:style-name="ce66" table:formula="of:=[.T149]-[.H149]" office:value-type="float" office:value="40" calcext:value-type="float">
            <text:p>4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9:.T149])" office:value-type="float" office:value="525" calcext:value-type="float">
            <text:p>525</text:p>
          </table:table-cell>
          <table:table-cell table:style-name="ce11" table:formula="of:=ROUND((([.U149]/[.$AE$1])*MAX([.U149]/420; 1.2));2)" office:value-type="float" office:value="7.29" calcext:value-type="float">
            <text:p>7.29</text:p>
          </table:table-cell>
          <table:table-cell table:style-name="ce4" table:formula="of:=IFERROR((ROUND((((MIN(([.$O149]^2)/([.$AF149]^2);[.$AD$2])))*[.$V149]*0.8)+([.O149]/10))*5)+10; 0)" office:value-type="float" office:value="85" calcext:value-type="float">
            <text:p>85</text:p>
          </table:table-cell>
          <table:table-cell table:style-name="ce6" table:formula="of:=IFERROR(ROUND((AVERAGE(MIN(([.$P149]^[.$X$2])/([.$AF149]^2);[.$AD$2]); MIN([.P149]/[.$AA$2]; [.$Z$2])))*([.$V149]+[.$Y$2]))*5;0)" office:value-type="float" office:value="65" calcext:value-type="float">
            <text:p>65</text:p>
          </table:table-cell>
          <table:table-cell table:style-name="ce24" table:formula="of:=IFERROR(ROUND((MIN(([.$P149]+[.$S149]+[.$U149])/8/[.$AF149];[.$AD$2]))*([.$V149]+3))*5;0)" office:value-type="float" office:value="55" calcext:value-type="float">
            <text:p>55</text:p>
          </table:table-cell>
          <table:table-cell table:style-name="ce16" table:formula="of:=IFERROR(ROUND(((MIN(([.$T149]^2)/([.$AF149]^2);[.$AD$2]))*([.$V149]+3)*[.$AF$2]))*5;0)" office:value-type="float" office:value="25" calcext:value-type="float">
            <text:p>25</text:p>
          </table:table-cell>
          <table:table-cell table:style-name="ce8" table:formula="of:=IFERROR(ROUND((AVERAGE(MIN(([.$Q149]^2)/([.$AF149]^2);[.$AD$2]);MIN([.Q149]/[.$AB$2]; [.$Z$2]))*([.$V149]+3)*[.$AF$2]))*5;0)" office:value-type="float" office:value="65" calcext:value-type="float">
            <text:p>65</text:p>
          </table:table-cell>
          <table:table-cell table:style-name="ce14" table:formula="of:=IFERROR(ROUND((AVERAGE(MIN(([.$S149]^2)/([.$AF149]^2);[.$AD$2]);MIN([.S149]/[.$AB$2]; [.$Z$2]))*([.$V149]+3)*[.$AF$2]))*5;0)" office:value-type="float" office:value="65" calcext:value-type="float">
            <text:p>65</text:p>
          </table:table-cell>
          <table:table-cell table:style-name="ce10" table:formula="of:=IFERROR(ROUND((AVERAGE(MIN(([.$R149]^[.$AC$2])/([.$AF149]^2);[.$AD$2]); MIN([.R149]/[.$AA$2]; [.$Z$2])))*([.$V149]+[.$Y$2]))*5;0)" office:value-type="float" office:value="40" calcext:value-type="float">
            <text:p>40</text:p>
          </table:table-cell>
          <table:table-cell table:style-name="ce11" table:formula="of:=ROUND(AVERAGE([.W149:.AC149]))" office:value-type="float" office:value="57" calcext:value-type="float">
            <text:p>57</text:p>
          </table:table-cell>
          <table:table-cell table:style-name="ce11" table:formula="of:=ROUND((([.U149]/[.$AE$1])*MAX([.U149]/350;0.8));2)" office:value-type="float" office:value="8.75" calcext:value-type="float">
            <text:p>8.75</text:p>
          </table:table-cell>
          <table:table-cell table:style-name="ce11" table:formula="of:=ROUND([.U149]/6;2)" office:value-type="float" office:value="87.5" calcext:value-type="float">
            <text:p>87.5</text:p>
          </table:table-cell>
          <table:table-cell table:style-name="ce11"/>
          <table:table-cell table:style-name="ce40" table:formula="of:=IFERROR(ROUND((((MIN(([.$O149]^2)/([.$AF149]^2);[.$AE$2])))*[.$AE149]*0.8)+([.O149]/10))+10;10)" office:value-type="float" office:value="26" calcext:value-type="float">
            <text:p>26</text:p>
          </table:table-cell>
          <table:table-cell table:style-name="ce41" table:formula="of:=IFERROR(ROUND(((MIN(([.$P149]^2)/([.$AF149]^2);[.$AE$2])))*[.$AE149]);0)" office:value-type="float" office:value="13" calcext:value-type="float">
            <text:p>13</text:p>
          </table:table-cell>
          <table:table-cell table:style-name="ce42" table:formula="of:=IFERROR(ROUND(MIN(([.P149]+[.S149]+[.U149])/8/[.$AF149];[.$AE$2])^2*[.$AE149]);0)" office:value-type="float" office:value="9" calcext:value-type="float">
            <text:p>9</text:p>
          </table:table-cell>
          <table:table-cell table:style-name="ce43" table:formula="of:=IFERROR(ROUND(((MIN(([.T149]^2)/([.$AF149]^2);[.$AE$2])))*[.$AE149]*[.$AF$1]);0)" office:value-type="float" office:value="4" calcext:value-type="float">
            <text:p>4</text:p>
          </table:table-cell>
          <table:table-cell table:style-name="ce44" table:formula="of:=IFERROR(ROUND(((MIN(([.Q149]^2)/([.$AF149]^2);[.$AE$2])))*[.$AE149]*[.$AF$1]);0)" office:value-type="float" office:value="7" calcext:value-type="float">
            <text:p>7</text:p>
          </table:table-cell>
          <table:table-cell table:style-name="ce45" table:formula="of:=IFERROR(ROUND(((MIN(([.S149]^2)/([.$AF149]^2);[.$AE$2])))*[.$AE149]*[.$AF$1]);0)" office:value-type="float" office:value="7" calcext:value-type="float">
            <text:p>7</text:p>
          </table:table-cell>
          <table:table-cell table:style-name="ce46" table:formula="of:=IFERROR(ROUND(((MIN(([.R149]^2)/([.$AF149]^2);[.$AE$2]))*[.$AE149]));0)" office:value-type="float" office:value="6" calcext:value-type="float">
            <text:p>6</text:p>
          </table:table-cell>
          <table:table-cell table:formula="of:=ROUND(AVERAGE([.AI149:.AN149]);2)" office:value-type="float" office:value="7.67" calcext:value-type="float">
            <text:p>7.67</text:p>
          </table:table-cell>
          <table:table-cell table:style-name="ce11" table:formula="of:=IFERROR(MIN(MAX((ROUND(AVERAGE((((MIN(([.$O149]^[.$AO$2])/([.$AF149]^[.$AO$2]);[.$AQ$2])))*[.$V149]*0.8)+([.$O149]/10);([.O149]/8));0)*5)+10; 30); 99); 0)" office:value-type="float" office:value="75" calcext:value-type="float">
            <text:p>75</text:p>
          </table:table-cell>
          <table:table-cell table:style-name="ce11" table:formula="of:=IFERROR(MIN(MAX(ROUND(AVERAGE((MIN(([.$P149]^[.$X$2])/([.$AF149]^[.$AO$2]);[.$AQ$2]))*([.$V149]+[.$AR$2]);([.P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9]+[.$S149]+[.$U149])/8/[.$AF149];[.$AQ$2]))*([.$V149]+3)*[.$AS$2];([.U14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9]^2)/([.$AF149]^[.$AO$2]);[.$AQ$2]))*([.$V149]+3)*[.$AS$2]);([.T14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9]^[.$AO$2])/([.$AF149]^[.$AO$2]);[.$AQ$2]))*([.$V149]+3)*[.$AS$2]);([.Q14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49]^[.$AO$2])/([.$AF149]^[.$AO$2]);[.$AQ$2]))*([.$V149]+3)*[.$AS$2]);([.S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49]^[.$AC$2])/([.$AF149]^[.$AO$2]);[.$AQ$2]))*([.$V149]+[.$AR$2]);([.R149]/10));0)*5; [.$AU$2]); [.$AT$2]);0)" office:value-type="float" office:value="35" calcext:value-type="float">
            <text:p>35</text:p>
          </table:table-cell>
          <table:table-cell table:formula="of:=ROUND(AVERAGE([.AP149:.AV149]);2)" office:value-type="float" office:value="49.29" calcext:value-type="float">
            <text:p>49.29</text:p>
          </table:table-cell>
          <table:table-cell/>
          <table:table-cell table:formula="of:=MIN(MAX([.AH149]-[.AH148];0);[.$BF$2])" office:value-type="float" office:value="5" calcext:value-type="float">
            <text:p>5</text:p>
          </table:table-cell>
          <table:table-cell table:formula="of:=MIN(MAX([.AI149]-[.AI148];0);[.$BF$2])" office:value-type="float" office:value="2" calcext:value-type="float">
            <text:p>2</text:p>
          </table:table-cell>
          <table:table-cell table:formula="of:=MIN(MAX([.AJ149]-[.AJ148];0);[.$BF$2])" office:value-type="float" office:value="1" calcext:value-type="float">
            <text:p>1</text:p>
          </table:table-cell>
          <table:table-cell table:formula="of:=MIN(MAX([.AK149]-[.AK148];0);[.$BF$2])" office:value-type="float" office:value="0" calcext:value-type="float">
            <text:p>0</text:p>
          </table:table-cell>
          <table:table-cell table:formula="of:=MIN(MAX([.AL149]-[.AL148];0);[.$BF$2])" office:value-type="float" office:value="3" calcext:value-type="float">
            <text:p>3</text:p>
          </table:table-cell>
          <table:table-cell table:formula="of:=MIN(MAX([.AM149]-[.AM148];0);[.$BF$2])" office:value-type="float" office:value="0" calcext:value-type="float">
            <text:p>0</text:p>
          </table:table-cell>
          <table:table-cell table:formula="of:=MIN(MAX([.AN149]-[.AN148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50]-[.C150]" office:value-type="float" office:value="20" calcext:value-type="float">
            <text:p>20</text:p>
          </table:table-cell>
          <table:table-cell table:style-name="ce29" table:formula="of:=[.P150]-[.D150]" office:value-type="float" office:value="20" calcext:value-type="float">
            <text:p>20</text:p>
          </table:table-cell>
          <table:table-cell table:style-name="ce60" table:formula="of:=[.Q150]-[.E150]" office:value-type="float" office:value="-5" calcext:value-type="float">
            <text:p>-5</text:p>
          </table:table-cell>
          <table:table-cell table:style-name="ce62" table:formula="of:=[.R150]-[.F150]" office:value-type="float" office:value="22" calcext:value-type="float">
            <text:p>22</text:p>
          </table:table-cell>
          <table:table-cell table:style-name="ce64" table:formula="of:=[.S150]-[.G150]" office:value-type="float" office:value="10" calcext:value-type="float">
            <text:p>10</text:p>
          </table:table-cell>
          <table:table-cell table:style-name="ce66" table:formula="of:=[.T150]-[.H150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82" calcext:value-type="float">
            <text:p>82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0:.T150])" office:value-type="float" office:value="412" calcext:value-type="float">
            <text:p>412</text:p>
          </table:table-cell>
          <table:table-cell table:style-name="ce11" table:formula="of:=ROUND((([.U150]/[.$AE$1])*MAX([.U150]/420; 1.2));2)" office:value-type="float" office:value="5.49" calcext:value-type="float">
            <text:p>5.49</text:p>
          </table:table-cell>
          <table:table-cell table:style-name="ce4" table:formula="of:=IFERROR((ROUND((((MIN(([.$O150]^2)/([.$AF150]^2);[.$AD$2])))*[.$V150]*0.8)+([.O150]/10))*5)+10; 0)" office:value-type="float" office:value="55" calcext:value-type="float">
            <text:p>55</text:p>
          </table:table-cell>
          <table:table-cell table:style-name="ce6" table:formula="of:=IFERROR(ROUND((AVERAGE(MIN(([.$P150]^[.$X$2])/([.$AF150]^2);[.$AD$2]); MIN([.P150]/[.$AA$2]; [.$Z$2])))*([.$V150]+[.$Y$2]))*5;0)" office:value-type="float" office:value="50" calcext:value-type="float">
            <text:p>50</text:p>
          </table:table-cell>
          <table:table-cell table:style-name="ce24" table:formula="of:=IFERROR(ROUND((MIN(([.$P150]+[.$S150]+[.$U150])/8/[.$AF150];[.$AD$2]))*([.$V150]+3))*5;0)" office:value-type="float" office:value="45" calcext:value-type="float">
            <text:p>45</text:p>
          </table:table-cell>
          <table:table-cell table:style-name="ce16" table:formula="of:=IFERROR(ROUND(((MIN(([.$T150]^2)/([.$AF150]^2);[.$AD$2]))*([.$V150]+3)*[.$AF$2]))*5;0)" office:value-type="float" office:value="10" calcext:value-type="float">
            <text:p>10</text:p>
          </table:table-cell>
          <table:table-cell table:style-name="ce8" table:formula="of:=IFERROR(ROUND((AVERAGE(MIN(([.$Q150]^2)/([.$AF150]^2);[.$AD$2]);MIN([.Q150]/[.$AB$2]; [.$Z$2]))*([.$V150]+3)*[.$AF$2]))*5;0)" office:value-type="float" office:value="65" calcext:value-type="float">
            <text:p>65</text:p>
          </table:table-cell>
          <table:table-cell table:style-name="ce14" table:formula="of:=IFERROR(ROUND((AVERAGE(MIN(([.$S150]^2)/([.$AF150]^2);[.$AD$2]);MIN([.S150]/[.$AB$2]; [.$Z$2]))*([.$V150]+3)*[.$AF$2]))*5;0)" office:value-type="float" office:value="30" calcext:value-type="float">
            <text:p>30</text:p>
          </table:table-cell>
          <table:table-cell table:style-name="ce10" table:formula="of:=IFERROR(ROUND((AVERAGE(MIN(([.$R150]^[.$AC$2])/([.$AF150]^2);[.$AD$2]); MIN([.R150]/[.$AA$2]; [.$Z$2])))*([.$V150]+[.$Y$2]))*5;0)" office:value-type="float" office:value="45" calcext:value-type="float">
            <text:p>45</text:p>
          </table:table-cell>
          <table:table-cell table:style-name="ce11" table:formula="of:=ROUND(AVERAGE([.W150:.AC150]))" office:value-type="float" office:value="43" calcext:value-type="float">
            <text:p>43</text:p>
          </table:table-cell>
          <table:table-cell table:style-name="ce11" table:formula="of:=ROUND((([.U150]/[.$AE$1])*MAX([.U150]/350;0.8));2)" office:value-type="float" office:value="5.39" calcext:value-type="float">
            <text:p>5.39</text:p>
          </table:table-cell>
          <table:table-cell table:style-name="ce11" table:formula="of:=ROUND([.U150]/6;2)" office:value-type="float" office:value="68.67" calcext:value-type="float">
            <text:p>68.67</text:p>
          </table:table-cell>
          <table:table-cell table:style-name="ce11"/>
          <table:table-cell table:style-name="ce40" table:formula="of:=IFERROR(ROUND((((MIN(([.$O150]^2)/([.$AF150]^2);[.$AE$2])))*[.$AE150]*0.8)+([.O150]/10))+10;10)" office:value-type="float" office:value="19" calcext:value-type="float">
            <text:p>19</text:p>
          </table:table-cell>
          <table:table-cell table:style-name="ce41" table:formula="of:=IFERROR(ROUND(((MIN(([.$P150]^2)/([.$AF150]^2);[.$AE$2])))*[.$AE150]);0)" office:value-type="float" office:value="8" calcext:value-type="float">
            <text:p>8</text:p>
          </table:table-cell>
          <table:table-cell table:style-name="ce42" table:formula="of:=IFERROR(ROUND(MIN(([.P150]+[.S150]+[.U150])/8/[.$AF150];[.$AE$2])^2*[.$AE150]);0)" office:value-type="float" office:value="5" calcext:value-type="float">
            <text:p>5</text:p>
          </table:table-cell>
          <table:table-cell table:style-name="ce43" table:formula="of:=IFERROR(ROUND(((MIN(([.T150]^2)/([.$AF150]^2);[.$AE$2])))*[.$AE150]*[.$AF$1]);0)" office:value-type="float" office:value="1" calcext:value-type="float">
            <text:p>1</text:p>
          </table:table-cell>
          <table:table-cell table:style-name="ce44" table:formula="of:=IFERROR(ROUND(((MIN(([.Q150]^2)/([.$AF150]^2);[.$AE$2])))*[.$AE150]*[.$AF$1]);0)" office:value-type="float" office:value="6" calcext:value-type="float">
            <text:p>6</text:p>
          </table:table-cell>
          <table:table-cell table:style-name="ce45" table:formula="of:=IFERROR(ROUND(((MIN(([.S150]^2)/([.$AF150]^2);[.$AE$2])))*[.$AE150]*[.$AF$1]);0)" office:value-type="float" office:value="2" calcext:value-type="float">
            <text:p>2</text:p>
          </table:table-cell>
          <table:table-cell table:style-name="ce46" table:formula="of:=IFERROR(ROUND(((MIN(([.R150]^2)/([.$AF150]^2);[.$AE$2]))*[.$AE150]));0)" office:value-type="float" office:value="8" calcext:value-type="float">
            <text:p>8</text:p>
          </table:table-cell>
          <table:table-cell table:formula="of:=ROUND(AVERAGE([.AI150:.AN150]);2)" office:value-type="float" office:value="5" calcext:value-type="float">
            <text:p>5</text:p>
          </table:table-cell>
          <table:table-cell table:style-name="ce11" table:formula="of:=IFERROR(MIN(MAX((ROUND(AVERAGE((((MIN(([.$O150]^[.$AO$2])/([.$AF150]^[.$AO$2]);[.$AQ$2])))*[.$V150]*0.8)+([.$O150]/10);([.O150]/8));0)*5)+10; 30); 99); 0)" office:value-type="float" office:value="50" calcext:value-type="float">
            <text:p>50</text:p>
          </table:table-cell>
          <table:table-cell table:style-name="ce11" table:formula="of:=IFERROR(MIN(MAX(ROUND(AVERAGE((MIN(([.$P150]^[.$X$2])/([.$AF150]^[.$AO$2]);[.$AQ$2]))*([.$V150]+[.$AR$2]);([.P15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0]+[.$S150]+[.$U150])/8/[.$AF150];[.$AQ$2]))*([.$V150]+3)*[.$AS$2];([.U1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0]^2)/([.$AF150]^[.$AO$2]);[.$AQ$2]))*([.$V150]+3)*[.$AS$2]);([.T15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50]^[.$AO$2])/([.$AF150]^[.$AO$2]);[.$AQ$2]))*([.$V150]+3)*[.$AS$2]);([.Q15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0]^[.$AO$2])/([.$AF150]^[.$AO$2]);[.$AQ$2]))*([.$V150]+3)*[.$AS$2]);([.S15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0]^[.$AC$2])/([.$AF150]^[.$AO$2]);[.$AQ$2]))*([.$V150]+[.$AR$2]);([.R150]/10));0)*5; [.$AU$2]); [.$AT$2]);0)" office:value-type="float" office:value="40" calcext:value-type="float">
            <text:p>40</text:p>
          </table:table-cell>
          <table:table-cell table:formula="of:=ROUND(AVERAGE([.AP150:.AV150]);2)" office:value-type="float" office:value="35.71" calcext:value-type="float">
            <text:p>35.71</text:p>
          </table:table-cell>
          <table:table-cell/>
          <table:table-cell table:formula="of:=MIN(MAX([.AH150]-[.AH149];0);[.$BF$2])" office:value-type="float" office:value="0" calcext:value-type="float">
            <text:p>0</text:p>
          </table:table-cell>
          <table:table-cell table:formula="of:=MIN(MAX([.AI150]-[.AI149];0);[.$BF$2])" office:value-type="float" office:value="0" calcext:value-type="float">
            <text:p>0</text:p>
          </table:table-cell>
          <table:table-cell table:formula="of:=MIN(MAX([.AJ150]-[.AJ149];0);[.$BF$2])" office:value-type="float" office:value="0" calcext:value-type="float">
            <text:p>0</text:p>
          </table:table-cell>
          <table:table-cell table:formula="of:=MIN(MAX([.AK150]-[.AK149];0);[.$BF$2])" office:value-type="float" office:value="0" calcext:value-type="float">
            <text:p>0</text:p>
          </table:table-cell>
          <table:table-cell table:formula="of:=MIN(MAX([.AL150]-[.AL149];0);[.$BF$2])" office:value-type="float" office:value="0" calcext:value-type="float">
            <text:p>0</text:p>
          </table:table-cell>
          <table:table-cell table:formula="of:=MIN(MAX([.AM150]-[.AM149];0);[.$BF$2])" office:value-type="float" office:value="0" calcext:value-type="float">
            <text:p>0</text:p>
          </table:table-cell>
          <table:table-cell table:formula="of:=MIN(MAX([.AN150]-[.AN149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51]-[.C151]" office:value-type="float" office:value="15" calcext:value-type="float">
            <text:p>15</text:p>
          </table:table-cell>
          <table:table-cell table:style-name="ce29" table:formula="of:=[.P151]-[.D151]" office:value-type="float" office:value="15" calcext:value-type="float">
            <text:p>15</text:p>
          </table:table-cell>
          <table:table-cell table:style-name="ce60" table:formula="of:=[.Q151]-[.E151]" office:value-type="float" office:value="-10" calcext:value-type="float">
            <text:p>-10</text:p>
          </table:table-cell>
          <table:table-cell table:style-name="ce62" table:formula="of:=[.R151]-[.F151]" office:value-type="float" office:value="17" calcext:value-type="float">
            <text:p>17</text:p>
          </table:table-cell>
          <table:table-cell table:style-name="ce64" table:formula="of:=[.S151]-[.G151]" office:value-type="float" office:value="0" calcext:value-type="float">
            <text:p>0</text:p>
          </table:table-cell>
          <table:table-cell table:style-name="ce66" table:formula="of:=[.T151]-[.H151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02" calcext:value-type="float">
            <text:p>102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51:.T151])" office:value-type="float" office:value="527" calcext:value-type="float">
            <text:p>527</text:p>
          </table:table-cell>
          <table:table-cell table:style-name="ce11" table:formula="of:=ROUND((([.U151]/[.$AE$1])*MAX([.U151]/420; 1.2));2)" office:value-type="float" office:value="7.35" calcext:value-type="float">
            <text:p>7.35</text:p>
          </table:table-cell>
          <table:table-cell table:style-name="ce4" table:formula="of:=IFERROR((ROUND((((MIN(([.$O151]^2)/([.$AF151]^2);[.$AD$2])))*[.$V151]*0.8)+([.O151]/10))*5)+10; 0)" office:value-type="float" office:value="75" calcext:value-type="float">
            <text:p>75</text:p>
          </table:table-cell>
          <table:table-cell table:style-name="ce6" table:formula="of:=IFERROR(ROUND((AVERAGE(MIN(([.$P151]^[.$X$2])/([.$AF151]^2);[.$AD$2]); MIN([.P151]/[.$AA$2]; [.$Z$2])))*([.$V151]+[.$Y$2]))*5;0)" office:value-type="float" office:value="65" calcext:value-type="float">
            <text:p>65</text:p>
          </table:table-cell>
          <table:table-cell table:style-name="ce24" table:formula="of:=IFERROR(ROUND((MIN(([.$P151]+[.$S151]+[.$U151])/8/[.$AF151];[.$AD$2]))*([.$V151]+3))*5;0)" office:value-type="float" office:value="50" calcext:value-type="float">
            <text:p>50</text:p>
          </table:table-cell>
          <table:table-cell table:style-name="ce16" table:formula="of:=IFERROR(ROUND(((MIN(([.$T151]^2)/([.$AF151]^2);[.$AD$2]))*([.$V151]+3)*[.$AF$2]))*5;0)" office:value-type="float" office:value="20" calcext:value-type="float">
            <text:p>20</text:p>
          </table:table-cell>
          <table:table-cell table:style-name="ce8" table:formula="of:=IFERROR(ROUND((AVERAGE(MIN(([.$Q151]^2)/([.$AF151]^2);[.$AD$2]);MIN([.Q151]/[.$AB$2]; [.$Z$2]))*([.$V151]+3)*[.$AF$2]))*5;0)" office:value-type="float" office:value="75" calcext:value-type="float">
            <text:p>75</text:p>
          </table:table-cell>
          <table:table-cell table:style-name="ce14" table:formula="of:=IFERROR(ROUND((AVERAGE(MIN(([.$S151]^2)/([.$AF151]^2);[.$AD$2]);MIN([.S151]/[.$AB$2]; [.$Z$2]))*([.$V151]+3)*[.$AF$2]))*5;0)" office:value-type="float" office:value="45" calcext:value-type="float">
            <text:p>45</text:p>
          </table:table-cell>
          <table:table-cell table:style-name="ce10" table:formula="of:=IFERROR(ROUND((AVERAGE(MIN(([.$R151]^[.$AC$2])/([.$AF151]^2);[.$AD$2]); MIN([.R151]/[.$AA$2]; [.$Z$2])))*([.$V151]+[.$Y$2]))*5;0)" office:value-type="float" office:value="65" calcext:value-type="float">
            <text:p>65</text:p>
          </table:table-cell>
          <table:table-cell table:style-name="ce11" table:formula="of:=ROUND(AVERAGE([.W151:.AC151]))" office:value-type="float" office:value="56" calcext:value-type="float">
            <text:p>56</text:p>
          </table:table-cell>
          <table:table-cell table:style-name="ce11" table:formula="of:=ROUND((([.U151]/[.$AE$1])*MAX([.U151]/350;0.8));2)" office:value-type="float" office:value="8.82" calcext:value-type="float">
            <text:p>8.82</text:p>
          </table:table-cell>
          <table:table-cell table:style-name="ce11" table:formula="of:=ROUND([.U151]/6;2)" office:value-type="float" office:value="87.83" calcext:value-type="float">
            <text:p>87.83</text:p>
          </table:table-cell>
          <table:table-cell table:style-name="ce11"/>
          <table:table-cell table:style-name="ce40" table:formula="of:=IFERROR(ROUND((((MIN(([.$O151]^2)/([.$AF151]^2);[.$AE$2])))*[.$AE151]*0.8)+([.O151]/10))+10;10)" office:value-type="float" office:value="24" calcext:value-type="float">
            <text:p>24</text:p>
          </table:table-cell>
          <table:table-cell table:style-name="ce41" table:formula="of:=IFERROR(ROUND(((MIN(([.$P151]^2)/([.$AF151]^2);[.$AE$2])))*[.$AE151]);0)" office:value-type="float" office:value="13" calcext:value-type="float">
            <text:p>13</text:p>
          </table:table-cell>
          <table:table-cell table:style-name="ce42" table:formula="of:=IFERROR(ROUND(MIN(([.P151]+[.S151]+[.U151])/8/[.$AF151];[.$AE$2])^2*[.$AE151]);0)" office:value-type="float" office:value="9" calcext:value-type="float">
            <text:p>9</text:p>
          </table:table-cell>
          <table:table-cell table:style-name="ce43" table:formula="of:=IFERROR(ROUND(((MIN(([.T151]^2)/([.$AF151]^2);[.$AE$2])))*[.$AE151]*[.$AF$1]);0)" office:value-type="float" office:value="3" calcext:value-type="float">
            <text:p>3</text:p>
          </table:table-cell>
          <table:table-cell table:style-name="ce44" table:formula="of:=IFERROR(ROUND(((MIN(([.Q151]^2)/([.$AF151]^2);[.$AE$2])))*[.$AE151]*[.$AF$1]);0)" office:value-type="float" office:value="10" calcext:value-type="float">
            <text:p>10</text:p>
          </table:table-cell>
          <table:table-cell table:style-name="ce45" table:formula="of:=IFERROR(ROUND(((MIN(([.S151]^2)/([.$AF151]^2);[.$AE$2])))*[.$AE151]*[.$AF$1]);0)" office:value-type="float" office:value="4" calcext:value-type="float">
            <text:p>4</text:p>
          </table:table-cell>
          <table:table-cell table:style-name="ce46" table:formula="of:=IFERROR(ROUND(((MIN(([.R151]^2)/([.$AF151]^2);[.$AE$2]))*[.$AE151]));0)" office:value-type="float" office:value="12" calcext:value-type="float">
            <text:p>12</text:p>
          </table:table-cell>
          <table:table-cell table:formula="of:=ROUND(AVERAGE([.AI151:.AN151]);2)" office:value-type="float" office:value="8.5" calcext:value-type="float">
            <text:p>8.5</text:p>
          </table:table-cell>
          <table:table-cell table:style-name="ce11" table:formula="of:=IFERROR(MIN(MAX((ROUND(AVERAGE((((MIN(([.$O151]^[.$AO$2])/([.$AF151]^[.$AO$2]);[.$AQ$2])))*[.$V151]*0.8)+([.$O151]/10);([.O151]/8));0)*5)+10; 30); 99); 0)" office:value-type="float" office:value="65" calcext:value-type="float">
            <text:p>65</text:p>
          </table:table-cell>
          <table:table-cell table:style-name="ce11" table:formula="of:=IFERROR(MIN(MAX(ROUND(AVERAGE((MIN(([.$P151]^[.$X$2])/([.$AF151]^[.$AO$2]);[.$AQ$2]))*([.$V151]+[.$AR$2]);([.P151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51]+[.$S151]+[.$U151])/8/[.$AF151];[.$AQ$2]))*([.$V151]+3)*[.$AS$2];([.U15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51]^2)/([.$AF151]^[.$AO$2]);[.$AQ$2]))*([.$V151]+3)*[.$AS$2]);([.T15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1]^[.$AO$2])/([.$AF151]^[.$AO$2]);[.$AQ$2]))*([.$V151]+3)*[.$AS$2]);([.Q15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1]^[.$AO$2])/([.$AF151]^[.$AO$2]);[.$AQ$2]))*([.$V151]+3)*[.$AS$2]);([.S15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51]^[.$AC$2])/([.$AF151]^[.$AO$2]);[.$AQ$2]))*([.$V151]+[.$AR$2]);([.R151]/10));0)*5; [.$AU$2]); [.$AT$2]);0)" office:value-type="float" office:value="50" calcext:value-type="float">
            <text:p>50</text:p>
          </table:table-cell>
          <table:table-cell table:formula="of:=ROUND(AVERAGE([.AP151:.AV151]);2)" office:value-type="float" office:value="46.43" calcext:value-type="float">
            <text:p>46.43</text:p>
          </table:table-cell>
          <table:table-cell/>
          <table:table-cell table:formula="of:=MIN(MAX([.AH151]-[.AH150];0);[.$BF$2])" office:value-type="float" office:value="5" calcext:value-type="float">
            <text:p>5</text:p>
          </table:table-cell>
          <table:table-cell table:formula="of:=MIN(MAX([.AI151]-[.AI150];0);[.$BF$2])" office:value-type="float" office:value="5" calcext:value-type="float">
            <text:p>5</text:p>
          </table:table-cell>
          <table:table-cell table:formula="of:=MIN(MAX([.AJ151]-[.AJ150];0);[.$BF$2])" office:value-type="float" office:value="4" calcext:value-type="float">
            <text:p>4</text:p>
          </table:table-cell>
          <table:table-cell table:formula="of:=MIN(MAX([.AK151]-[.AK150];0);[.$BF$2])" office:value-type="float" office:value="2" calcext:value-type="float">
            <text:p>2</text:p>
          </table:table-cell>
          <table:table-cell table:formula="of:=MIN(MAX([.AL151]-[.AL150];0);[.$BF$2])" office:value-type="float" office:value="4" calcext:value-type="float">
            <text:p>4</text:p>
          </table:table-cell>
          <table:table-cell table:formula="of:=MIN(MAX([.AM151]-[.AM150];0);[.$BF$2])" office:value-type="float" office:value="2" calcext:value-type="float">
            <text:p>2</text:p>
          </table:table-cell>
          <table:table-cell table:formula="of:=MIN(MAX([.AN151]-[.AN150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55" table:formula="of:=[.O152]-[.C152]" office:value-type="float" office:value="-5" calcext:value-type="float">
            <text:p>-5</text:p>
          </table:table-cell>
          <table:table-cell table:style-name="ce29" table:formula="of:=[.P152]-[.D152]" office:value-type="float" office:value="0" calcext:value-type="float">
            <text:p>0</text:p>
          </table:table-cell>
          <table:table-cell table:style-name="ce60" table:formula="of:=[.Q152]-[.E152]" office:value-type="float" office:value="-10" calcext:value-type="float">
            <text:p>-10</text:p>
          </table:table-cell>
          <table:table-cell table:style-name="ce62" table:formula="of:=[.R152]-[.F152]" office:value-type="float" office:value="5" calcext:value-type="float">
            <text:p>5</text:p>
          </table:table-cell>
          <table:table-cell table:style-name="ce64" table:formula="of:=[.S152]-[.G152]" office:value-type="float" office:value="10" calcext:value-type="float">
            <text:p>10</text:p>
          </table:table-cell>
          <table:table-cell table:style-name="ce66" table:formula="of:=[.T152]-[.H152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2:.T152])" office:value-type="float" office:value="360" calcext:value-type="float">
            <text:p>360</text:p>
          </table:table-cell>
          <table:table-cell table:style-name="ce11" table:formula="of:=ROUND((([.U152]/[.$AE$1])*MAX([.U152]/420; 1.2));2)" office:value-type="float" office:value="4.8" calcext:value-type="float">
            <text:p>4.8</text:p>
          </table:table-cell>
          <table:table-cell table:style-name="ce4" table:formula="of:=IFERROR((ROUND((((MIN(([.$O152]^2)/([.$AF152]^2);[.$AD$2])))*[.$V152]*0.8)+([.O152]/10))*5)+10; 0)" office:value-type="float" office:value="80" calcext:value-type="float">
            <text:p>80</text:p>
          </table:table-cell>
          <table:table-cell table:style-name="ce6" table:formula="of:=IFERROR(ROUND((AVERAGE(MIN(([.$P152]^[.$X$2])/([.$AF152]^2);[.$AD$2]); MIN([.P152]/[.$AA$2]; [.$Z$2])))*([.$V152]+[.$Y$2]))*5;0)" office:value-type="float" office:value="50" calcext:value-type="float">
            <text:p>50</text:p>
          </table:table-cell>
          <table:table-cell table:style-name="ce24" table:formula="of:=IFERROR(ROUND((MIN(([.$P152]+[.$S152]+[.$U152])/8/[.$AF152];[.$AD$2]))*([.$V152]+3))*5;0)" office:value-type="float" office:value="40" calcext:value-type="float">
            <text:p>40</text:p>
          </table:table-cell>
          <table:table-cell table:style-name="ce16" table:formula="of:=IFERROR(ROUND(((MIN(([.$T152]^2)/([.$AF152]^2);[.$AD$2]))*([.$V152]+3)*[.$AF$2]))*5;0)" office:value-type="float" office:value="15" calcext:value-type="float">
            <text:p>15</text:p>
          </table:table-cell>
          <table:table-cell table:style-name="ce8" table:formula="of:=IFERROR(ROUND((AVERAGE(MIN(([.$Q152]^2)/([.$AF152]^2);[.$AD$2]);MIN([.Q152]/[.$AB$2]; [.$Z$2]))*([.$V152]+3)*[.$AF$2]))*5;0)" office:value-type="float" office:value="60" calcext:value-type="float">
            <text:p>60</text:p>
          </table:table-cell>
          <table:table-cell table:style-name="ce14" table:formula="of:=IFERROR(ROUND((AVERAGE(MIN(([.$S152]^2)/([.$AF152]^2);[.$AD$2]);MIN([.S152]/[.$AB$2]; [.$Z$2]))*([.$V152]+3)*[.$AF$2]))*5;0)" office:value-type="float" office:value="20" calcext:value-type="float">
            <text:p>20</text:p>
          </table:table-cell>
          <table:table-cell table:style-name="ce10" table:formula="of:=IFERROR(ROUND((AVERAGE(MIN(([.$R152]^[.$AC$2])/([.$AF152]^2);[.$AD$2]); MIN([.R152]/[.$AA$2]; [.$Z$2])))*([.$V152]+[.$Y$2]))*5;0)" office:value-type="float" office:value="15" calcext:value-type="float">
            <text:p>15</text:p>
          </table:table-cell>
          <table:table-cell table:style-name="ce11" table:formula="of:=ROUND(AVERAGE([.W152:.AC152]))" office:value-type="float" office:value="40" calcext:value-type="float">
            <text:p>40</text:p>
          </table:table-cell>
          <table:table-cell table:style-name="ce11" table:formula="of:=ROUND((([.U152]/[.$AE$1])*MAX([.U152]/350;0.8));2)" office:value-type="float" office:value="4.11" calcext:value-type="float">
            <text:p>4.11</text:p>
          </table:table-cell>
          <table:table-cell table:style-name="ce11" table:formula="of:=ROUND([.U152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O152]^2)/([.$AF152]^2);[.$AE$2])))*[.$AE152]*0.8)+([.O152]/10))+10;10)" office:value-type="float" office:value="23" calcext:value-type="float">
            <text:p>23</text:p>
          </table:table-cell>
          <table:table-cell table:style-name="ce41" table:formula="of:=IFERROR(ROUND(((MIN(([.$P152]^2)/([.$AF152]^2);[.$AE$2])))*[.$AE152]);0)" office:value-type="float" office:value="8" calcext:value-type="float">
            <text:p>8</text:p>
          </table:table-cell>
          <table:table-cell table:style-name="ce42" table:formula="of:=IFERROR(ROUND(MIN(([.P152]+[.S152]+[.U152])/8/[.$AF152];[.$AE$2])^2*[.$AE152]);0)" office:value-type="float" office:value="4" calcext:value-type="float">
            <text:p>4</text:p>
          </table:table-cell>
          <table:table-cell table:style-name="ce43" table:formula="of:=IFERROR(ROUND(((MIN(([.T152]^2)/([.$AF152]^2);[.$AE$2])))*[.$AE152]*[.$AF$1]);0)" office:value-type="float" office:value="1" calcext:value-type="float">
            <text:p>1</text:p>
          </table:table-cell>
          <table:table-cell table:style-name="ce44" table:formula="of:=IFERROR(ROUND(((MIN(([.Q152]^2)/([.$AF152]^2);[.$AE$2])))*[.$AE152]*[.$AF$1]);0)" office:value-type="float" office:value="6" calcext:value-type="float">
            <text:p>6</text:p>
          </table:table-cell>
          <table:table-cell table:style-name="ce45" table:formula="of:=IFERROR(ROUND(((MIN(([.S152]^2)/([.$AF152]^2);[.$AE$2])))*[.$AE152]*[.$AF$1]);0)" office:value-type="float" office:value="1" calcext:value-type="float">
            <text:p>1</text:p>
          </table:table-cell>
          <table:table-cell table:style-name="ce46" table:formula="of:=IFERROR(ROUND(((MIN(([.R152]^2)/([.$AF152]^2);[.$AE$2]))*[.$AE152]));0)" office:value-type="float" office:value="1" calcext:value-type="float">
            <text:p>1</text:p>
          </table:table-cell>
          <table:table-cell table:formula="of:=ROUND(AVERAGE([.AI152:.AN152]);2)" office:value-type="float" office:value="3.5" calcext:value-type="float">
            <text:p>3.5</text:p>
          </table:table-cell>
          <table:table-cell table:style-name="ce11" table:formula="of:=IFERROR(MIN(MAX((ROUND(AVERAGE((((MIN(([.$O152]^[.$AO$2])/([.$AF152]^[.$AO$2]);[.$AQ$2])))*[.$V152]*0.8)+([.$O152]/10);([.O152]/8));0)*5)+10; 30); 99); 0)" office:value-type="float" office:value="60" calcext:value-type="float">
            <text:p>60</text:p>
          </table:table-cell>
          <table:table-cell table:style-name="ce11" table:formula="of:=IFERROR(MIN(MAX(ROUND(AVERAGE((MIN(([.$P152]^[.$X$2])/([.$AF152]^[.$AO$2]);[.$AQ$2]))*([.$V152]+[.$AR$2]);([.P15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2]+[.$S152]+[.$U152])/8/[.$AF152];[.$AQ$2]))*([.$V152]+3)*[.$AS$2];([.U1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2]^2)/([.$AF152]^[.$AO$2]);[.$AQ$2]))*([.$V152]+3)*[.$AS$2]);([.T15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2]^[.$AO$2])/([.$AF152]^[.$AO$2]);[.$AQ$2]))*([.$V152]+3)*[.$AS$2]);([.Q15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2]^[.$AO$2])/([.$AF152]^[.$AO$2]);[.$AQ$2]))*([.$V152]+3)*[.$AS$2]);([.S15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2]^[.$AC$2])/([.$AF152]^[.$AO$2]);[.$AQ$2]))*([.$V152]+[.$AR$2]);([.R152]/10));0)*5; [.$AU$2]); [.$AT$2]);0)" office:value-type="float" office:value="15" calcext:value-type="float">
            <text:p>15</text:p>
          </table:table-cell>
          <table:table-cell table:formula="of:=ROUND(AVERAGE([.AP152:.AV152]);2)" office:value-type="float" office:value="32.86" calcext:value-type="float">
            <text:p>32.86</text:p>
          </table:table-cell>
          <table:table-cell/>
          <table:table-cell table:formula="of:=MIN(MAX([.AH152]-[.AH151];0);[.$BF$2])" office:value-type="float" office:value="0" calcext:value-type="float">
            <text:p>0</text:p>
          </table:table-cell>
          <table:table-cell table:formula="of:=MIN(MAX([.AI152]-[.AI151];0);[.$BF$2])" office:value-type="float" office:value="0" calcext:value-type="float">
            <text:p>0</text:p>
          </table:table-cell>
          <table:table-cell table:formula="of:=MIN(MAX([.AJ152]-[.AJ151];0);[.$BF$2])" office:value-type="float" office:value="0" calcext:value-type="float">
            <text:p>0</text:p>
          </table:table-cell>
          <table:table-cell table:formula="of:=MIN(MAX([.AK152]-[.AK151];0);[.$BF$2])" office:value-type="float" office:value="0" calcext:value-type="float">
            <text:p>0</text:p>
          </table:table-cell>
          <table:table-cell table:formula="of:=MIN(MAX([.AL152]-[.AL151];0);[.$BF$2])" office:value-type="float" office:value="0" calcext:value-type="float">
            <text:p>0</text:p>
          </table:table-cell>
          <table:table-cell table:formula="of:=MIN(MAX([.AM152]-[.AM151];0);[.$BF$2])" office:value-type="float" office:value="0" calcext:value-type="float">
            <text:p>0</text:p>
          </table:table-cell>
          <table:table-cell table:formula="of:=MIN(MAX([.AN152]-[.AN15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53]-[.C153]" office:value-type="float" office:value="-10" calcext:value-type="float">
            <text:p>-10</text:p>
          </table:table-cell>
          <table:table-cell table:style-name="ce29" table:formula="of:=[.P153]-[.D153]" office:value-type="float" office:value="0" calcext:value-type="float">
            <text:p>0</text:p>
          </table:table-cell>
          <table:table-cell table:style-name="ce60" table:formula="of:=[.Q153]-[.E153]" office:value-type="float" office:value="-10" calcext:value-type="float">
            <text:p>-10</text:p>
          </table:table-cell>
          <table:table-cell table:style-name="ce62" table:formula="of:=[.R153]-[.F153]" office:value-type="float" office:value="5" calcext:value-type="float">
            <text:p>5</text:p>
          </table:table-cell>
          <table:table-cell table:style-name="ce64" table:formula="of:=[.S153]-[.G153]" office:value-type="float" office:value="5" calcext:value-type="float">
            <text:p>5</text:p>
          </table:table-cell>
          <table:table-cell table:style-name="ce66" table:formula="of:=[.T153]-[.H153]" office:value-type="float" office:value="10" calcext:value-type="float">
            <text:p>1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3:.T153])" office:value-type="float" office:value="485" calcext:value-type="float">
            <text:p>485</text:p>
          </table:table-cell>
          <table:table-cell table:style-name="ce11" table:formula="of:=ROUND((([.U153]/[.$AE$1])*MAX([.U153]/420; 1.2));2)" office:value-type="float" office:value="6.47" calcext:value-type="float">
            <text:p>6.47</text:p>
          </table:table-cell>
          <table:table-cell table:style-name="ce4" table:formula="of:=IFERROR((ROUND((((MIN(([.$O153]^2)/([.$AF153]^2);[.$AD$2])))*[.$V153]*0.8)+([.O153]/10))*5)+10; 0)" office:value-type="float" office:value="95" calcext:value-type="float">
            <text:p>95</text:p>
          </table:table-cell>
          <table:table-cell table:style-name="ce6" table:formula="of:=IFERROR(ROUND((AVERAGE(MIN(([.$P153]^[.$X$2])/([.$AF153]^2);[.$AD$2]); MIN([.P153]/[.$AA$2]; [.$Z$2])))*([.$V153]+[.$Y$2]))*5;0)" office:value-type="float" office:value="75" calcext:value-type="float">
            <text:p>75</text:p>
          </table:table-cell>
          <table:table-cell table:style-name="ce24" table:formula="of:=IFERROR(ROUND((MIN(([.$P153]+[.$S153]+[.$U153])/8/[.$AF153];[.$AD$2]))*([.$V153]+3))*5;0)" office:value-type="float" office:value="50" calcext:value-type="float">
            <text:p>50</text:p>
          </table:table-cell>
          <table:table-cell table:style-name="ce16" table:formula="of:=IFERROR(ROUND(((MIN(([.$T153]^2)/([.$AF153]^2);[.$AD$2]))*([.$V153]+3)*[.$AF$2]))*5;0)" office:value-type="float" office:value="15" calcext:value-type="float">
            <text:p>15</text:p>
          </table:table-cell>
          <table:table-cell table:style-name="ce8" table:formula="of:=IFERROR(ROUND((AVERAGE(MIN(([.$Q153]^2)/([.$AF153]^2);[.$AD$2]);MIN([.Q153]/[.$AB$2]; [.$Z$2]))*([.$V153]+3)*[.$AF$2]))*5;0)" office:value-type="float" office:value="75" calcext:value-type="float">
            <text:p>75</text:p>
          </table:table-cell>
          <table:table-cell table:style-name="ce14" table:formula="of:=IFERROR(ROUND((AVERAGE(MIN(([.$S153]^2)/([.$AF153]^2);[.$AD$2]);MIN([.S153]/[.$AB$2]; [.$Z$2]))*([.$V153]+3)*[.$AF$2]))*5;0)" office:value-type="float" office:value="30" calcext:value-type="float">
            <text:p>30</text:p>
          </table:table-cell>
          <table:table-cell table:style-name="ce10" table:formula="of:=IFERROR(ROUND((AVERAGE(MIN(([.$R153]^[.$AC$2])/([.$AF153]^2);[.$AD$2]); MIN([.R153]/[.$AA$2]; [.$Z$2])))*([.$V153]+[.$Y$2]))*5;0)" office:value-type="float" office:value="25" calcext:value-type="float">
            <text:p>25</text:p>
          </table:table-cell>
          <table:table-cell table:style-name="ce11" table:formula="of:=ROUND(AVERAGE([.W153:.AC153]))" office:value-type="float" office:value="52" calcext:value-type="float">
            <text:p>52</text:p>
          </table:table-cell>
          <table:table-cell table:style-name="ce11" table:formula="of:=ROUND((([.U153]/[.$AE$1])*MAX([.U153]/350;0.8));2)" office:value-type="float" office:value="7.47" calcext:value-type="float">
            <text:p>7.47</text:p>
          </table:table-cell>
          <table:table-cell table:style-name="ce11" table:formula="of:=ROUND([.U153]/6;2)" office:value-type="float" office:value="80.83" calcext:value-type="float">
            <text:p>80.83</text:p>
          </table:table-cell>
          <table:table-cell table:style-name="ce18" table:formula="of:=MIN(([.$P153]^2)/([.$AF153]^2);2)" office:value-type="float" office:value="2" calcext:value-type="float">
            <text:p>2</text:p>
          </table:table-cell>
          <table:table-cell table:style-name="ce40" table:formula="of:=IFERROR(ROUND((((MIN(([.$O153]^2)/([.$AF153]^2);[.$AE$2])))*[.$AE153]*0.8)+([.O153]/10))+10;10)" office:value-type="float" office:value="28" calcext:value-type="float">
            <text:p>28</text:p>
          </table:table-cell>
          <table:table-cell table:style-name="ce41" table:formula="of:=IFERROR(ROUND(((MIN(([.$P153]^2)/([.$AF153]^2);[.$AE$2])))*[.$AE153]);0)" office:value-type="float" office:value="15" calcext:value-type="float">
            <text:p>15</text:p>
          </table:table-cell>
          <table:table-cell table:style-name="ce42" table:formula="of:=IFERROR(ROUND(MIN(([.P153]+[.S153]+[.U153])/8/[.$AF153];[.$AE$2])^2*[.$AE153]);0)" office:value-type="float" office:value="8" calcext:value-type="float">
            <text:p>8</text:p>
          </table:table-cell>
          <table:table-cell table:style-name="ce43" table:formula="of:=IFERROR(ROUND(((MIN(([.T153]^2)/([.$AF153]^2);[.$AE$2])))*[.$AE153]*[.$AF$1]);0)" office:value-type="float" office:value="2" calcext:value-type="float">
            <text:p>2</text:p>
          </table:table-cell>
          <table:table-cell table:style-name="ce44" table:formula="of:=IFERROR(ROUND(((MIN(([.Q153]^2)/([.$AF153]^2);[.$AE$2])))*[.$AE153]*[.$AF$1]);0)" office:value-type="float" office:value="10" calcext:value-type="float">
            <text:p>10</text:p>
          </table:table-cell>
          <table:table-cell table:style-name="ce45" table:formula="of:=IFERROR(ROUND(((MIN(([.S153]^2)/([.$AF153]^2);[.$AE$2])))*[.$AE153]*[.$AF$1]);0)" office:value-type="float" office:value="2" calcext:value-type="float">
            <text:p>2</text:p>
          </table:table-cell>
          <table:table-cell table:style-name="ce46" table:formula="of:=IFERROR(ROUND(((MIN(([.R153]^2)/([.$AF153]^2);[.$AE$2]))*[.$AE153]));0)" office:value-type="float" office:value="3" calcext:value-type="float">
            <text:p>3</text:p>
          </table:table-cell>
          <table:table-cell table:formula="of:=ROUND(AVERAGE([.AI153:.AN153]);2)" office:value-type="float" office:value="6.67" calcext:value-type="float">
            <text:p>6.67</text:p>
          </table:table-cell>
          <table:table-cell table:style-name="ce11" table:formula="of:=IFERROR(MIN(MAX((ROUND(AVERAGE((((MIN(([.$O153]^[.$AO$2])/([.$AF153]^[.$AO$2]);[.$AQ$2])))*[.$V153]*0.8)+([.$O153]/10);([.O153]/8));0)*5)+10; 30); 99); 0)" office:value-type="float" office:value="75" calcext:value-type="float">
            <text:p>75</text:p>
          </table:table-cell>
          <table:table-cell table:style-name="ce11" table:formula="of:=IFERROR(MIN(MAX(ROUND(AVERAGE((MIN(([.$P153]^[.$X$2])/([.$AF153]^[.$AO$2]);[.$AQ$2]))*([.$V153]+[.$AR$2]);([.P153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53]+[.$S153]+[.$U153])/8/[.$AF153];[.$AQ$2]))*([.$V153]+3)*[.$AS$2];([.U15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3]^2)/([.$AF153]^[.$AO$2]);[.$AQ$2]))*([.$V153]+3)*[.$AS$2]);([.T15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3]^[.$AO$2])/([.$AF153]^[.$AO$2]);[.$AQ$2]))*([.$V153]+3)*[.$AS$2]);([.Q15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3]^[.$AO$2])/([.$AF153]^[.$AO$2]);[.$AQ$2]))*([.$V153]+3)*[.$AS$2]);([.S15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3]^[.$AC$2])/([.$AF153]^[.$AO$2]);[.$AQ$2]))*([.$V153]+[.$AR$2]);([.R153]/10));0)*5; [.$AU$2]); [.$AT$2]);0)" office:value-type="float" office:value="20" calcext:value-type="float">
            <text:p>20</text:p>
          </table:table-cell>
          <table:table-cell table:formula="of:=ROUND(AVERAGE([.AP153:.AV153]);2)" office:value-type="float" office:value="40.71" calcext:value-type="float">
            <text:p>40.71</text:p>
          </table:table-cell>
          <table:table-cell/>
          <table:table-cell table:formula="of:=MIN(MAX([.AH153]-[.AH152];0);[.$BF$2])" office:value-type="float" office:value="5" calcext:value-type="float">
            <text:p>5</text:p>
          </table:table-cell>
          <table:table-cell table:formula="of:=MIN(MAX([.AI153]-[.AI152];0);[.$BF$2])" office:value-type="float" office:value="7" calcext:value-type="float">
            <text:p>7</text:p>
          </table:table-cell>
          <table:table-cell table:formula="of:=MIN(MAX([.AJ153]-[.AJ152];0);[.$BF$2])" office:value-type="float" office:value="4" calcext:value-type="float">
            <text:p>4</text:p>
          </table:table-cell>
          <table:table-cell table:formula="of:=MIN(MAX([.AK153]-[.AK152];0);[.$BF$2])" office:value-type="float" office:value="1" calcext:value-type="float">
            <text:p>1</text:p>
          </table:table-cell>
          <table:table-cell table:formula="of:=MIN(MAX([.AL153]-[.AL152];0);[.$BF$2])" office:value-type="float" office:value="4" calcext:value-type="float">
            <text:p>4</text:p>
          </table:table-cell>
          <table:table-cell table:formula="of:=MIN(MAX([.AM153]-[.AM152];0);[.$BF$2])" office:value-type="float" office:value="1" calcext:value-type="float">
            <text:p>1</text:p>
          </table:table-cell>
          <table:table-cell table:formula="of:=MIN(MAX([.AN153]-[.AN152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4" office:value-type="float" office:value="250" calcext:value-type="float">
            <text:p>250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54]-[.C154]" office:value-type="float" office:value="-100" calcext:value-type="float">
            <text:p>-100</text:p>
          </table:table-cell>
          <table:table-cell table:style-name="ce29" table:formula="of:=[.P154]-[.D154]" office:value-type="float" office:value="5" calcext:value-type="float">
            <text:p>5</text:p>
          </table:table-cell>
          <table:table-cell table:style-name="ce60" table:formula="of:=[.Q154]-[.E154]" office:value-type="float" office:value="10" calcext:value-type="float">
            <text:p>10</text:p>
          </table:table-cell>
          <table:table-cell table:style-name="ce62" table:formula="of:=[.R154]-[.F154]" office:value-type="float" office:value="40" calcext:value-type="float">
            <text:p>40</text:p>
          </table:table-cell>
          <table:table-cell table:style-name="ce64" table:formula="of:=[.S154]-[.G154]" office:value-type="float" office:value="-15" calcext:value-type="float">
            <text:p>-15</text:p>
          </table:table-cell>
          <table:table-cell table:style-name="ce66" table:formula="of:=[.T154]-[.H154]" office:value-type="float" office:value="35" calcext:value-type="float">
            <text:p>3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54:.T154])" office:value-type="float" office:value="425" calcext:value-type="float">
            <text:p>425</text:p>
          </table:table-cell>
          <table:table-cell table:style-name="ce11" table:formula="of:=ROUND((([.U154]/[.$AE$1])*MAX([.U154]/420; 1.2));2)" office:value-type="float" office:value="5.67" calcext:value-type="float">
            <text:p>5.67</text:p>
          </table:table-cell>
          <table:table-cell table:style-name="ce4" table:formula="of:=IFERROR((ROUND((((MIN(([.$O154]^2)/([.$AF154]^2);[.$AD$2])))*[.$V154]*0.8)+([.O154]/10))*5)+10; 0)" office:value-type="float" office:value="135" calcext:value-type="float">
            <text:p>135</text:p>
          </table:table-cell>
          <table:table-cell table:style-name="ce6" table:formula="of:=IFERROR(ROUND((AVERAGE(MIN(([.$P154]^[.$X$2])/([.$AF154]^2);[.$AD$2]); MIN([.P154]/[.$AA$2]; [.$Z$2])))*([.$V154]+[.$Y$2]))*5;0)" office:value-type="float" office:value="5" calcext:value-type="float">
            <text:p>5</text:p>
          </table:table-cell>
          <table:table-cell table:style-name="ce24" table:formula="of:=IFERROR(ROUND((MIN(([.$P154]+[.$S154]+[.$U154])/8/[.$AF154];[.$AD$2]))*([.$V154]+3))*5;0)" office:value-type="float" office:value="40" calcext:value-type="float">
            <text:p>40</text:p>
          </table:table-cell>
          <table:table-cell table:style-name="ce16" table:formula="of:=IFERROR(ROUND(((MIN(([.$T154]^2)/([.$AF154]^2);[.$AD$2]))*([.$V154]+3)*[.$AF$2]))*5;0)" office:value-type="float" office:value="50" calcext:value-type="float">
            <text:p>50</text:p>
          </table:table-cell>
          <table:table-cell table:style-name="ce8" table:formula="of:=IFERROR(ROUND((AVERAGE(MIN(([.$Q154]^2)/([.$AF154]^2);[.$AD$2]);MIN([.Q154]/[.$AB$2]; [.$Z$2]))*([.$V154]+3)*[.$AF$2]))*5;0)" office:value-type="float" office:value="5" calcext:value-type="float">
            <text:p>5</text:p>
          </table:table-cell>
          <table:table-cell table:style-name="ce14" table:formula="of:=IFERROR(ROUND((AVERAGE(MIN(([.$S154]^2)/([.$AF154]^2);[.$AD$2]);MIN([.S154]/[.$AB$2]; [.$Z$2]))*([.$V154]+3)*[.$AF$2]))*5;0)" office:value-type="float" office:value="65" calcext:value-type="float">
            <text:p>65</text:p>
          </table:table-cell>
          <table:table-cell table:style-name="ce10" table:formula="of:=IFERROR(ROUND((AVERAGE(MIN(([.$R154]^[.$AC$2])/([.$AF154]^2);[.$AD$2]); MIN([.R154]/[.$AA$2]; [.$Z$2])))*([.$V154]+[.$Y$2]))*5;0)" office:value-type="float" office:value="40" calcext:value-type="float">
            <text:p>40</text:p>
          </table:table-cell>
          <table:table-cell table:style-name="ce11" table:formula="of:=ROUND(AVERAGE([.W154:.AC154]))" office:value-type="float" office:value="49" calcext:value-type="float">
            <text:p>49</text:p>
          </table:table-cell>
          <table:table-cell table:style-name="ce11" table:formula="of:=ROUND((([.U154]/[.$AE$1])*MAX([.U154]/350;0.8));2)" office:value-type="float" office:value="5.73" calcext:value-type="float">
            <text:p>5.73</text:p>
          </table:table-cell>
          <table:table-cell table:style-name="ce11" table:formula="of:=ROUND([.U15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154]^2)/([.$AF154]^2);[.$AE$2])))*[.$AE154]*0.8)+([.O154]/10))+10;10)" office:value-type="float" office:value="34" calcext:value-type="float">
            <text:p>34</text:p>
          </table:table-cell>
          <table:table-cell table:style-name="ce41" table:formula="of:=IFERROR(ROUND(((MIN(([.$P154]^2)/([.$AF154]^2);[.$AE$2])))*[.$AE154]);0)" office:value-type="float" office:value="0" calcext:value-type="float">
            <text:p>0</text:p>
          </table:table-cell>
          <table:table-cell table:style-name="ce42" table:formula="of:=IFERROR(ROUND(MIN(([.P154]+[.S154]+[.U154])/8/[.$AF154];[.$AE$2])^2*[.$AE154]);0)" office:value-type="float" office:value="5" calcext:value-type="float">
            <text:p>5</text:p>
          </table:table-cell>
          <table:table-cell table:style-name="ce43" table:formula="of:=IFERROR(ROUND(((MIN(([.T154]^2)/([.$AF154]^2);[.$AE$2])))*[.$AE154]*[.$AF$1]);0)" office:value-type="float" office:value="6" calcext:value-type="float">
            <text:p>6</text:p>
          </table:table-cell>
          <table:table-cell table:style-name="ce44" table:formula="of:=IFERROR(ROUND(((MIN(([.Q154]^2)/([.$AF154]^2);[.$AE$2])))*[.$AE154]*[.$AF$1]);0)" office:value-type="float" office:value="0" calcext:value-type="float">
            <text:p>0</text:p>
          </table:table-cell>
          <table:table-cell table:style-name="ce45" table:formula="of:=IFERROR(ROUND(((MIN(([.S154]^2)/([.$AF154]^2);[.$AE$2])))*[.$AE154]*[.$AF$1]);0)" office:value-type="float" office:value="6" calcext:value-type="float">
            <text:p>6</text:p>
          </table:table-cell>
          <table:table-cell table:style-name="ce46" table:formula="of:=IFERROR(ROUND(((MIN(([.R154]^2)/([.$AF154]^2);[.$AE$2]))*[.$AE154]));0)" office:value-type="float" office:value="6" calcext:value-type="float">
            <text:p>6</text:p>
          </table:table-cell>
          <table:table-cell table:formula="of:=ROUND(AVERAGE([.AI154:.AN154]);2)" office:value-type="float" office:value="3.83" calcext:value-type="float">
            <text:p>3.83</text:p>
          </table:table-cell>
          <table:table-cell table:style-name="ce11" table:formula="of:=IFERROR(MIN(MAX((ROUND(AVERAGE((((MIN(([.$O154]^[.$AO$2])/([.$AF154]^[.$AO$2]);[.$AQ$2])))*[.$V154]*0.8)+([.$O154]/10);([.O154]/8));0)*5)+10; 30); 99); 0)" office:value-type="float" office:value="99" calcext:value-type="float">
            <text:p>99</text:p>
          </table:table-cell>
          <table:table-cell table:style-name="ce11" table:formula="of:=IFERROR(MIN(MAX(ROUND(AVERAGE((MIN(([.$P154]^[.$X$2])/([.$AF154]^[.$AO$2]);[.$AQ$2]))*([.$V154]+[.$AR$2]);([.P1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54]+[.$S154]+[.$U154])/8/[.$AF154];[.$AQ$2]))*([.$V154]+3)*[.$AS$2];([.U15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4]^2)/([.$AF154]^[.$AO$2]);[.$AQ$2]))*([.$V154]+3)*[.$AS$2]);([.T15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54]^[.$AO$2])/([.$AF154]^[.$AO$2]);[.$AQ$2]))*([.$V154]+3)*[.$AS$2]);([.Q1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54]^[.$AO$2])/([.$AF154]^[.$AO$2]);[.$AQ$2]))*([.$V154]+3)*[.$AS$2]);([.S15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54]^[.$AC$2])/([.$AF154]^[.$AO$2]);[.$AQ$2]))*([.$V154]+[.$AR$2]);([.R154]/10));0)*5; [.$AU$2]); [.$AT$2]);0)" office:value-type="float" office:value="40" calcext:value-type="float">
            <text:p>40</text:p>
          </table:table-cell>
          <table:table-cell table:formula="of:=ROUND(AVERAGE([.AP154:.AV154]);2)" office:value-type="float" office:value="40.57" calcext:value-type="float">
            <text:p>40.57</text:p>
          </table:table-cell>
          <table:table-cell/>
          <table:table-cell table:formula="of:=MIN(MAX([.AH154]-[.AH153];0);[.$BF$2])" office:value-type="float" office:value="6" calcext:value-type="float">
            <text:p>6</text:p>
          </table:table-cell>
          <table:table-cell table:formula="of:=MIN(MAX([.AI154]-[.AI153];0);[.$BF$2])" office:value-type="float" office:value="0" calcext:value-type="float">
            <text:p>0</text:p>
          </table:table-cell>
          <table:table-cell table:formula="of:=MIN(MAX([.AJ154]-[.AJ153];0);[.$BF$2])" office:value-type="float" office:value="0" calcext:value-type="float">
            <text:p>0</text:p>
          </table:table-cell>
          <table:table-cell table:formula="of:=MIN(MAX([.AK154]-[.AK153];0);[.$BF$2])" office:value-type="float" office:value="4" calcext:value-type="float">
            <text:p>4</text:p>
          </table:table-cell>
          <table:table-cell table:formula="of:=MIN(MAX([.AL154]-[.AL153];0);[.$BF$2])" office:value-type="float" office:value="0" calcext:value-type="float">
            <text:p>0</text:p>
          </table:table-cell>
          <table:table-cell table:formula="of:=MIN(MAX([.AM154]-[.AM153];0);[.$BF$2])" office:value-type="float" office:value="4" calcext:value-type="float">
            <text:p>4</text:p>
          </table:table-cell>
          <table:table-cell table:formula="of:=MIN(MAX([.AN154]-[.AN153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55]-[.C155]" office:value-type="float" office:value="0" calcext:value-type="float">
            <text:p>0</text:p>
          </table:table-cell>
          <table:table-cell table:style-name="ce29" table:formula="of:=[.P155]-[.D155]" office:value-type="float" office:value="0" calcext:value-type="float">
            <text:p>0</text:p>
          </table:table-cell>
          <table:table-cell table:style-name="ce60" table:formula="of:=[.Q155]-[.E155]" office:value-type="float" office:value="-15" calcext:value-type="float">
            <text:p>-15</text:p>
          </table:table-cell>
          <table:table-cell table:style-name="ce62" table:formula="of:=[.R155]-[.F155]" office:value-type="float" office:value="15" calcext:value-type="float">
            <text:p>15</text:p>
          </table:table-cell>
          <table:table-cell table:style-name="ce64" table:formula="of:=[.S155]-[.G155]" office:value-type="float" office:value="0" calcext:value-type="float">
            <text:p>0</text:p>
          </table:table-cell>
          <table:table-cell table:style-name="ce66" table:formula="of:=[.T155]-[.H155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55:.T155])" office:value-type="float" office:value="440" calcext:value-type="float">
            <text:p>440</text:p>
          </table:table-cell>
          <table:table-cell table:style-name="ce11" table:formula="of:=ROUND((([.U155]/[.$AE$1])*MAX([.U155]/420; 1.2));2)" office:value-type="float" office:value="5.87" calcext:value-type="float">
            <text:p>5.87</text:p>
          </table:table-cell>
          <table:table-cell table:style-name="ce4" table:formula="of:=IFERROR((ROUND((((MIN(([.$O155]^2)/([.$AF155]^2);[.$AD$2])))*[.$V155]*0.8)+([.O155]/10))*5)+10; 0)" office:value-type="float" office:value="60" calcext:value-type="float">
            <text:p>60</text:p>
          </table:table-cell>
          <table:table-cell table:style-name="ce6" table:formula="of:=IFERROR(ROUND((AVERAGE(MIN(([.$P155]^[.$X$2])/([.$AF155]^2);[.$AD$2]); MIN([.P155]/[.$AA$2]; [.$Z$2])))*([.$V155]+[.$Y$2]))*5;0)" office:value-type="float" office:value="30" calcext:value-type="float">
            <text:p>30</text:p>
          </table:table-cell>
          <table:table-cell table:style-name="ce24" table:formula="of:=IFERROR(ROUND((MIN(([.$P155]+[.$S155]+[.$U155])/8/[.$AF155];[.$AD$2]))*([.$V155]+3))*5;0)" office:value-type="float" office:value="40" calcext:value-type="float">
            <text:p>40</text:p>
          </table:table-cell>
          <table:table-cell table:style-name="ce16" table:formula="of:=IFERROR(ROUND(((MIN(([.$T155]^2)/([.$AF155]^2);[.$AD$2]))*([.$V155]+3)*[.$AF$2]))*5;0)" office:value-type="float" office:value="30" calcext:value-type="float">
            <text:p>30</text:p>
          </table:table-cell>
          <table:table-cell table:style-name="ce8" table:formula="of:=IFERROR(ROUND((AVERAGE(MIN(([.$Q155]^2)/([.$AF155]^2);[.$AD$2]);MIN([.Q155]/[.$AB$2]; [.$Z$2]))*([.$V155]+3)*[.$AF$2]))*5;0)" office:value-type="float" office:value="70" calcext:value-type="float">
            <text:p>70</text:p>
          </table:table-cell>
          <table:table-cell table:style-name="ce14" table:formula="of:=IFERROR(ROUND((AVERAGE(MIN(([.$S155]^2)/([.$AF155]^2);[.$AD$2]);MIN([.S155]/[.$AB$2]; [.$Z$2]))*([.$V155]+3)*[.$AF$2]))*5;0)" office:value-type="float" office:value="20" calcext:value-type="float">
            <text:p>20</text:p>
          </table:table-cell>
          <table:table-cell table:style-name="ce10" table:formula="of:=IFERROR(ROUND((AVERAGE(MIN(([.$R155]^[.$AC$2])/([.$AF155]^2);[.$AD$2]); MIN([.R155]/[.$AA$2]; [.$Z$2])))*([.$V155]+[.$Y$2]))*5;0)" office:value-type="float" office:value="65" calcext:value-type="float">
            <text:p>65</text:p>
          </table:table-cell>
          <table:table-cell table:style-name="ce11" table:formula="of:=ROUND(AVERAGE([.W155:.AC155]))" office:value-type="float" office:value="45" calcext:value-type="float">
            <text:p>45</text:p>
          </table:table-cell>
          <table:table-cell table:style-name="ce11" table:formula="of:=ROUND((([.U155]/[.$AE$1])*MAX([.U155]/350;0.8));2)" office:value-type="float" office:value="6.15" calcext:value-type="float">
            <text:p>6.15</text:p>
          </table:table-cell>
          <table:table-cell table:style-name="ce11" table:formula="of:=ROUND([.U155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155]^2)/([.$AF155]^2);[.$AE$2])))*[.$AE155]*0.8)+([.O155]/10))+10;10)" office:value-type="float" office:value="20" calcext:value-type="float">
            <text:p>20</text:p>
          </table:table-cell>
          <table:table-cell table:style-name="ce41" table:formula="of:=IFERROR(ROUND(((MIN(([.$P155]^2)/([.$AF155]^2);[.$AE$2])))*[.$AE155]);0)" office:value-type="float" office:value="3" calcext:value-type="float">
            <text:p>3</text:p>
          </table:table-cell>
          <table:table-cell table:style-name="ce42" table:formula="of:=IFERROR(ROUND(MIN(([.P155]+[.S155]+[.U155])/8/[.$AF155];[.$AE$2])^2*[.$AE155]);0)" office:value-type="float" office:value="5" calcext:value-type="float">
            <text:p>5</text:p>
          </table:table-cell>
          <table:table-cell table:style-name="ce43" table:formula="of:=IFERROR(ROUND(((MIN(([.T155]^2)/([.$AF155]^2);[.$AE$2])))*[.$AE155]*[.$AF$1]);0)" office:value-type="float" office:value="3" calcext:value-type="float">
            <text:p>3</text:p>
          </table:table-cell>
          <table:table-cell table:style-name="ce44" table:formula="of:=IFERROR(ROUND(((MIN(([.Q155]^2)/([.$AF155]^2);[.$AE$2])))*[.$AE155]*[.$AF$1]);0)" office:value-type="float" office:value="8" calcext:value-type="float">
            <text:p>8</text:p>
          </table:table-cell>
          <table:table-cell table:style-name="ce45" table:formula="of:=IFERROR(ROUND(((MIN(([.S155]^2)/([.$AF155]^2);[.$AE$2])))*[.$AE155]*[.$AF$1]);0)" office:value-type="float" office:value="1" calcext:value-type="float">
            <text:p>1</text:p>
          </table:table-cell>
          <table:table-cell table:style-name="ce46" table:formula="of:=IFERROR(ROUND(((MIN(([.R155]^2)/([.$AF155]^2);[.$AE$2]))*[.$AE155]));0)" office:value-type="float" office:value="12" calcext:value-type="float">
            <text:p>12</text:p>
          </table:table-cell>
          <table:table-cell table:formula="of:=ROUND(AVERAGE([.AI155:.AN155]);2)" office:value-type="float" office:value="5.33" calcext:value-type="float">
            <text:p>5.33</text:p>
          </table:table-cell>
          <table:table-cell table:style-name="ce11" table:formula="of:=IFERROR(MIN(MAX((ROUND(AVERAGE((((MIN(([.$O155]^[.$AO$2])/([.$AF155]^[.$AO$2]);[.$AQ$2])))*[.$V155]*0.8)+([.$O155]/10);([.O155]/8));0)*5)+10; 30); 99); 0)" office:value-type="float" office:value="55" calcext:value-type="float">
            <text:p>55</text:p>
          </table:table-cell>
          <table:table-cell table:style-name="ce11" table:formula="of:=IFERROR(MIN(MAX(ROUND(AVERAGE((MIN(([.$P155]^[.$X$2])/([.$AF155]^[.$AO$2]);[.$AQ$2]))*([.$V155]+[.$AR$2]);([.P1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5]+[.$S155]+[.$U155])/8/[.$AF155];[.$AQ$2]))*([.$V155]+3)*[.$AS$2];([.U15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5]^2)/([.$AF155]^[.$AO$2]);[.$AQ$2]))*([.$V155]+3)*[.$AS$2]);([.T1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5]^[.$AO$2])/([.$AF155]^[.$AO$2]);[.$AQ$2]))*([.$V155]+3)*[.$AS$2]);([.Q15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55]^[.$AO$2])/([.$AF155]^[.$AO$2]);[.$AQ$2]))*([.$V155]+3)*[.$AS$2]);([.S15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5]^[.$AC$2])/([.$AF155]^[.$AO$2]);[.$AQ$2]))*([.$V155]+[.$AR$2]);([.R155]/10));0)*5; [.$AU$2]); [.$AT$2]);0)" office:value-type="float" office:value="50" calcext:value-type="float">
            <text:p>50</text:p>
          </table:table-cell>
          <table:table-cell table:formula="of:=ROUND(AVERAGE([.AP155:.AV155]);2)" office:value-type="float" office:value="37.86" calcext:value-type="float">
            <text:p>37.86</text:p>
          </table:table-cell>
          <table:table-cell/>
          <table:table-cell table:formula="of:=MIN(MAX([.AH155]-[.AH154];0);[.$BF$2])" office:value-type="float" office:value="0" calcext:value-type="float">
            <text:p>0</text:p>
          </table:table-cell>
          <table:table-cell table:formula="of:=MIN(MAX([.AI155]-[.AI154];0);[.$BF$2])" office:value-type="float" office:value="3" calcext:value-type="float">
            <text:p>3</text:p>
          </table:table-cell>
          <table:table-cell table:formula="of:=MIN(MAX([.AJ155]-[.AJ154];0);[.$BF$2])" office:value-type="float" office:value="0" calcext:value-type="float">
            <text:p>0</text:p>
          </table:table-cell>
          <table:table-cell table:formula="of:=MIN(MAX([.AK155]-[.AK154];0);[.$BF$2])" office:value-type="float" office:value="0" calcext:value-type="float">
            <text:p>0</text:p>
          </table:table-cell>
          <table:table-cell table:formula="of:=MIN(MAX([.AL155]-[.AL154];0);[.$BF$2])" office:value-type="float" office:value="8" calcext:value-type="float">
            <text:p>8</text:p>
          </table:table-cell>
          <table:table-cell table:formula="of:=MIN(MAX([.AM155]-[.AM154];0);[.$BF$2])" office:value-type="float" office:value="0" calcext:value-type="float">
            <text:p>0</text:p>
          </table:table-cell>
          <table:table-cell table:formula="of:=MIN(MAX([.AN155]-[.AN154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156]-[.C156]" office:value-type="float" office:value="-10" calcext:value-type="float">
            <text:p>-10</text:p>
          </table:table-cell>
          <table:table-cell table:style-name="ce29" table:formula="of:=[.P156]-[.D156]" office:value-type="float" office:value="5" calcext:value-type="float">
            <text:p>5</text:p>
          </table:table-cell>
          <table:table-cell table:style-name="ce60" table:formula="of:=[.Q156]-[.E156]" office:value-type="float" office:value="0" calcext:value-type="float">
            <text:p>0</text:p>
          </table:table-cell>
          <table:table-cell table:style-name="ce62" table:formula="of:=[.R156]-[.F156]" office:value-type="float" office:value="0" calcext:value-type="float">
            <text:p>0</text:p>
          </table:table-cell>
          <table:table-cell table:style-name="ce64" table:formula="of:=[.S156]-[.G156]" office:value-type="float" office:value="0" calcext:value-type="float">
            <text:p>0</text:p>
          </table:table-cell>
          <table:table-cell table:style-name="ce66" table:formula="of:=[.T156]-[.H156]" office:value-type="float" office:value="5" calcext:value-type="float">
            <text:p>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56:.T156])" office:value-type="float" office:value="490" calcext:value-type="float">
            <text:p>490</text:p>
          </table:table-cell>
          <table:table-cell table:style-name="ce11" table:formula="of:=ROUND((([.U156]/[.$AE$1])*MAX([.U156]/420; 1.2));2)" office:value-type="float" office:value="6.53" calcext:value-type="float">
            <text:p>6.53</text:p>
          </table:table-cell>
          <table:table-cell table:style-name="ce4" table:formula="of:=IFERROR((ROUND((((MIN(([.$O156]^2)/([.$AF156]^2);[.$AD$2])))*[.$V156]*0.8)+([.O156]/10))*5)+10; 0)" office:value-type="float" office:value="95" calcext:value-type="float">
            <text:p>95</text:p>
          </table:table-cell>
          <table:table-cell table:style-name="ce6" table:formula="of:=IFERROR(ROUND((AVERAGE(MIN(([.$P156]^[.$X$2])/([.$AF156]^2);[.$AD$2]); MIN([.P156]/[.$AA$2]; [.$Z$2])))*([.$V156]+[.$Y$2]))*5;0)" office:value-type="float" office:value="60" calcext:value-type="float">
            <text:p>60</text:p>
          </table:table-cell>
          <table:table-cell table:style-name="ce24" table:formula="of:=IFERROR(ROUND((MIN(([.$P156]+[.$S156]+[.$U156])/8/[.$AF156];[.$AD$2]))*([.$V156]+3))*5;0)" office:value-type="float" office:value="50" calcext:value-type="float">
            <text:p>50</text:p>
          </table:table-cell>
          <table:table-cell table:style-name="ce16" table:formula="of:=IFERROR(ROUND(((MIN(([.$T156]^2)/([.$AF156]^2);[.$AD$2]))*([.$V156]+3)*[.$AF$2]))*5;0)" office:value-type="float" office:value="50" calcext:value-type="float">
            <text:p>50</text:p>
          </table:table-cell>
          <table:table-cell table:style-name="ce8" table:formula="of:=IFERROR(ROUND((AVERAGE(MIN(([.$Q156]^2)/([.$AF156]^2);[.$AD$2]);MIN([.Q156]/[.$AB$2]; [.$Z$2]))*([.$V156]+3)*[.$AF$2]))*5;0)" office:value-type="float" office:value="50" calcext:value-type="float">
            <text:p>50</text:p>
          </table:table-cell>
          <table:table-cell table:style-name="ce14" table:formula="of:=IFERROR(ROUND((AVERAGE(MIN(([.$S156]^2)/([.$AF156]^2);[.$AD$2]);MIN([.S156]/[.$AB$2]; [.$Z$2]))*([.$V156]+3)*[.$AF$2]))*5;0)" office:value-type="float" office:value="50" calcext:value-type="float">
            <text:p>50</text:p>
          </table:table-cell>
          <table:table-cell table:style-name="ce10" table:formula="of:=IFERROR(ROUND((AVERAGE(MIN(([.$R156]^[.$AC$2])/([.$AF156]^2);[.$AD$2]); MIN([.R156]/[.$AA$2]; [.$Z$2])))*([.$V156]+[.$Y$2]))*5;0)" office:value-type="float" office:value="20" calcext:value-type="float">
            <text:p>20</text:p>
          </table:table-cell>
          <table:table-cell table:style-name="ce11" table:formula="of:=ROUND(AVERAGE([.W156:.AC156]))" office:value-type="float" office:value="54" calcext:value-type="float">
            <text:p>54</text:p>
          </table:table-cell>
          <table:table-cell table:style-name="ce11" table:formula="of:=ROUND((([.U156]/[.$AE$1])*MAX([.U156]/350;0.8));2)" office:value-type="float" office:value="7.62" calcext:value-type="float">
            <text:p>7.62</text:p>
          </table:table-cell>
          <table:table-cell table:style-name="ce11" table:formula="of:=ROUND([.U15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56]^2)/([.$AF156]^2);[.$AE$2])))*[.$AE156]*0.8)+([.O156]/10))+10;10)" office:value-type="float" office:value="28" calcext:value-type="float">
            <text:p>28</text:p>
          </table:table-cell>
          <table:table-cell table:style-name="ce41" table:formula="of:=IFERROR(ROUND(((MIN(([.$P156]^2)/([.$AF156]^2);[.$AE$2])))*[.$AE156]);0)" office:value-type="float" office:value="11" calcext:value-type="float">
            <text:p>11</text:p>
          </table:table-cell>
          <table:table-cell table:style-name="ce42" table:formula="of:=IFERROR(ROUND(MIN(([.P156]+[.S156]+[.U156])/8/[.$AF156];[.$AE$2])^2*[.$AE156]);0)" office:value-type="float" office:value="8" calcext:value-type="float">
            <text:p>8</text:p>
          </table:table-cell>
          <table:table-cell table:style-name="ce43" table:formula="of:=IFERROR(ROUND(((MIN(([.T156]^2)/([.$AF156]^2);[.$AE$2])))*[.$AE156]*[.$AF$1]);0)" office:value-type="float" office:value="7" calcext:value-type="float">
            <text:p>7</text:p>
          </table:table-cell>
          <table:table-cell table:style-name="ce44" table:formula="of:=IFERROR(ROUND(((MIN(([.Q156]^2)/([.$AF156]^2);[.$AE$2])))*[.$AE156]*[.$AF$1]);0)" office:value-type="float" office:value="5" calcext:value-type="float">
            <text:p>5</text:p>
          </table:table-cell>
          <table:table-cell table:style-name="ce45" table:formula="of:=IFERROR(ROUND(((MIN(([.S156]^2)/([.$AF156]^2);[.$AE$2])))*[.$AE156]*[.$AF$1]);0)" office:value-type="float" office:value="5" calcext:value-type="float">
            <text:p>5</text:p>
          </table:table-cell>
          <table:table-cell table:style-name="ce46" table:formula="of:=IFERROR(ROUND(((MIN(([.R156]^2)/([.$AF156]^2);[.$AE$2]))*[.$AE156]));0)" office:value-type="float" office:value="2" calcext:value-type="float">
            <text:p>2</text:p>
          </table:table-cell>
          <table:table-cell table:formula="of:=ROUND(AVERAGE([.AI156:.AN156]);2)" office:value-type="float" office:value="6.33" calcext:value-type="float">
            <text:p>6.33</text:p>
          </table:table-cell>
          <table:table-cell table:style-name="ce11" table:formula="of:=IFERROR(MIN(MAX((ROUND(AVERAGE((((MIN(([.$O156]^[.$AO$2])/([.$AF156]^[.$AO$2]);[.$AQ$2])))*[.$V156]*0.8)+([.$O156]/10);([.O156]/8));0)*5)+10; 30); 99); 0)" office:value-type="float" office:value="75" calcext:value-type="float">
            <text:p>75</text:p>
          </table:table-cell>
          <table:table-cell table:style-name="ce11" table:formula="of:=IFERROR(MIN(MAX(ROUND(AVERAGE((MIN(([.$P156]^[.$X$2])/([.$AF156]^[.$AO$2]);[.$AQ$2]))*([.$V156]+[.$AR$2]);([.P15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56]+[.$S156]+[.$U156])/8/[.$AF156];[.$AQ$2]))*([.$V156]+3)*[.$AS$2];([.U1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6]^2)/([.$AF156]^[.$AO$2]);[.$AQ$2]))*([.$V156]+3)*[.$AS$2]);([.T1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6]^[.$AO$2])/([.$AF156]^[.$AO$2]);[.$AQ$2]))*([.$V156]+3)*[.$AS$2]);([.Q15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6]^[.$AO$2])/([.$AF156]^[.$AO$2]);[.$AQ$2]))*([.$V156]+3)*[.$AS$2]);([.S1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56]^[.$AC$2])/([.$AF156]^[.$AO$2]);[.$AQ$2]))*([.$V156]+[.$AR$2]);([.R156]/10));0)*5; [.$AU$2]); [.$AT$2]);0)" office:value-type="float" office:value="15" calcext:value-type="float">
            <text:p>15</text:p>
          </table:table-cell>
          <table:table-cell table:formula="of:=ROUND(AVERAGE([.AP156:.AV156]);2)" office:value-type="float" office:value="43.57" calcext:value-type="float">
            <text:p>43.57</text:p>
          </table:table-cell>
          <table:table-cell/>
          <table:table-cell table:formula="of:=MIN(MAX([.AH156]-[.AH155];0);[.$BF$2])" office:value-type="float" office:value="8" calcext:value-type="float">
            <text:p>8</text:p>
          </table:table-cell>
          <table:table-cell table:formula="of:=MIN(MAX([.AI156]-[.AI155];0);[.$BF$2])" office:value-type="float" office:value="8" calcext:value-type="float">
            <text:p>8</text:p>
          </table:table-cell>
          <table:table-cell table:formula="of:=MIN(MAX([.AJ156]-[.AJ155];0);[.$BF$2])" office:value-type="float" office:value="3" calcext:value-type="float">
            <text:p>3</text:p>
          </table:table-cell>
          <table:table-cell table:formula="of:=MIN(MAX([.AK156]-[.AK155];0);[.$BF$2])" office:value-type="float" office:value="4" calcext:value-type="float">
            <text:p>4</text:p>
          </table:table-cell>
          <table:table-cell table:formula="of:=MIN(MAX([.AL156]-[.AL155];0);[.$BF$2])" office:value-type="float" office:value="0" calcext:value-type="float">
            <text:p>0</text:p>
          </table:table-cell>
          <table:table-cell table:formula="of:=MIN(MAX([.AM156]-[.AM155];0);[.$BF$2])" office:value-type="float" office:value="4" calcext:value-type="float">
            <text:p>4</text:p>
          </table:table-cell>
          <table:table-cell table:formula="of:=MIN(MAX([.AN156]-[.AN15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57]-[.C157]" office:value-type="float" office:value="20" calcext:value-type="float">
            <text:p>20</text:p>
          </table:table-cell>
          <table:table-cell table:style-name="ce29" table:formula="of:=[.P157]-[.D157]" office:value-type="float" office:value="10" calcext:value-type="float">
            <text:p>10</text:p>
          </table:table-cell>
          <table:table-cell table:style-name="ce60" table:formula="of:=[.Q157]-[.E157]" office:value-type="float" office:value="-10" calcext:value-type="float">
            <text:p>-10</text:p>
          </table:table-cell>
          <table:table-cell table:style-name="ce62" table:formula="of:=[.R157]-[.F157]" office:value-type="float" office:value="10" calcext:value-type="float">
            <text:p>10</text:p>
          </table:table-cell>
          <table:table-cell table:style-name="ce64" table:formula="of:=[.S157]-[.G157]" office:value-type="float" office:value="10" calcext:value-type="float">
            <text:p>10</text:p>
          </table:table-cell>
          <table:table-cell table:style-name="ce66" table:formula="of:=[.T157]-[.H157]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57:.T157])" office:value-type="float" office:value="345" calcext:value-type="float">
            <text:p>345</text:p>
          </table:table-cell>
          <table:table-cell table:style-name="ce11" table:formula="of:=ROUND((([.U157]/[.$AE$1])*MAX([.U157]/420; 1.2));2)" office:value-type="float" office:value="4.6" calcext:value-type="float">
            <text:p>4.6</text:p>
          </table:table-cell>
          <table:table-cell table:style-name="ce4" table:formula="of:=IFERROR((ROUND((((MIN(([.$O157]^2)/([.$AF157]^2);[.$AD$2])))*[.$V157]*0.8)+([.O157]/10))*5)+10; 0)" office:value-type="float" office:value="50" calcext:value-type="float">
            <text:p>50</text:p>
          </table:table-cell>
          <table:table-cell table:style-name="ce6" table:formula="of:=IFERROR(ROUND((AVERAGE(MIN(([.$P157]^[.$X$2])/([.$AF157]^2);[.$AD$2]); MIN([.P157]/[.$AA$2]; [.$Z$2])))*([.$V157]+[.$Y$2]))*5;0)" office:value-type="float" office:value="25" calcext:value-type="float">
            <text:p>25</text:p>
          </table:table-cell>
          <table:table-cell table:style-name="ce24" table:formula="of:=IFERROR(ROUND((MIN(([.$P157]+[.$S157]+[.$U157])/8/[.$AF157];[.$AD$2]))*([.$V157]+3))*5;0)" office:value-type="float" office:value="35" calcext:value-type="float">
            <text:p>35</text:p>
          </table:table-cell>
          <table:table-cell table:style-name="ce16" table:formula="of:=IFERROR(ROUND(((MIN(([.$T157]^2)/([.$AF157]^2);[.$AD$2]))*([.$V157]+3)*[.$AF$2]))*5;0)" office:value-type="float" office:value="45" calcext:value-type="float">
            <text:p>45</text:p>
          </table:table-cell>
          <table:table-cell table:style-name="ce8" table:formula="of:=IFERROR(ROUND((AVERAGE(MIN(([.$Q157]^2)/([.$AF157]^2);[.$AD$2]);MIN([.Q157]/[.$AB$2]; [.$Z$2]))*([.$V157]+3)*[.$AF$2]))*5;0)" office:value-type="float" office:value="35" calcext:value-type="float">
            <text:p>35</text:p>
          </table:table-cell>
          <table:table-cell table:style-name="ce14" table:formula="of:=IFERROR(ROUND((AVERAGE(MIN(([.$S157]^2)/([.$AF157]^2);[.$AD$2]);MIN([.S157]/[.$AB$2]; [.$Z$2]))*([.$V157]+3)*[.$AF$2]))*5;0)" office:value-type="float" office:value="15" calcext:value-type="float">
            <text:p>15</text:p>
          </table:table-cell>
          <table:table-cell table:style-name="ce10" table:formula="of:=IFERROR(ROUND((AVERAGE(MIN(([.$R157]^[.$AC$2])/([.$AF157]^2);[.$AD$2]); MIN([.R157]/[.$AA$2]; [.$Z$2])))*([.$V157]+[.$Y$2]))*5;0)" office:value-type="float" office:value="45" calcext:value-type="float">
            <text:p>45</text:p>
          </table:table-cell>
          <table:table-cell table:style-name="ce11" table:formula="of:=ROUND(AVERAGE([.W157:.AC157]))" office:value-type="float" office:value="36" calcext:value-type="float">
            <text:p>36</text:p>
          </table:table-cell>
          <table:table-cell table:style-name="ce11" table:formula="of:=ROUND((([.U157]/[.$AE$1])*MAX([.U157]/350;0.8));2)" office:value-type="float" office:value="3.78" calcext:value-type="float">
            <text:p>3.78</text:p>
          </table:table-cell>
          <table:table-cell table:style-name="ce11" table:formula="of:=ROUND([.U157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157]^2)/([.$AF157]^2);[.$AE$2])))*[.$AE157]*0.8)+([.O157]/10))+10;10)" office:value-type="float" office:value="17" calcext:value-type="float">
            <text:p>17</text:p>
          </table:table-cell>
          <table:table-cell table:style-name="ce41" table:formula="of:=IFERROR(ROUND(((MIN(([.$P157]^2)/([.$AF157]^2);[.$AE$2])))*[.$AE157]);0)" office:value-type="float" office:value="3" calcext:value-type="float">
            <text:p>3</text:p>
          </table:table-cell>
          <table:table-cell table:style-name="ce42" table:formula="of:=IFERROR(ROUND(MIN(([.P157]+[.S157]+[.U157])/8/[.$AF157];[.$AE$2])^2*[.$AE157]);0)" office:value-type="float" office:value="3" calcext:value-type="float">
            <text:p>3</text:p>
          </table:table-cell>
          <table:table-cell table:style-name="ce43" table:formula="of:=IFERROR(ROUND(((MIN(([.T157]^2)/([.$AF157]^2);[.$AE$2])))*[.$AE157]*[.$AF$1]);0)" office:value-type="float" office:value="4" calcext:value-type="float">
            <text:p>4</text:p>
          </table:table-cell>
          <table:table-cell table:style-name="ce44" table:formula="of:=IFERROR(ROUND(((MIN(([.Q157]^2)/([.$AF157]^2);[.$AE$2])))*[.$AE157]*[.$AF$1]);0)" office:value-type="float" office:value="3" calcext:value-type="float">
            <text:p>3</text:p>
          </table:table-cell>
          <table:table-cell table:style-name="ce45" table:formula="of:=IFERROR(ROUND(((MIN(([.S157]^2)/([.$AF157]^2);[.$AE$2])))*[.$AE157]*[.$AF$1]);0)" office:value-type="float" office:value="1" calcext:value-type="float">
            <text:p>1</text:p>
          </table:table-cell>
          <table:table-cell table:style-name="ce46" table:formula="of:=IFERROR(ROUND(((MIN(([.R157]^2)/([.$AF157]^2);[.$AE$2]))*[.$AE157]));0)" office:value-type="float" office:value="7" calcext:value-type="float">
            <text:p>7</text:p>
          </table:table-cell>
          <table:table-cell table:formula="of:=ROUND(AVERAGE([.AI157:.AN157]);2)" office:value-type="float" office:value="3.5" calcext:value-type="float">
            <text:p>3.5</text:p>
          </table:table-cell>
          <table:table-cell table:style-name="ce11" table:formula="of:=IFERROR(MIN(MAX((ROUND(AVERAGE((((MIN(([.$O157]^[.$AO$2])/([.$AF157]^[.$AO$2]);[.$AQ$2])))*[.$V157]*0.8)+([.$O157]/10);([.O157]/8));0)*5)+10; 30); 99); 0)" office:value-type="float" office:value="45" calcext:value-type="float">
            <text:p>45</text:p>
          </table:table-cell>
          <table:table-cell table:style-name="ce11" table:formula="of:=IFERROR(MIN(MAX(ROUND(AVERAGE((MIN(([.$P157]^[.$X$2])/([.$AF157]^[.$AO$2]);[.$AQ$2]))*([.$V157]+[.$AR$2]);([.P1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7]+[.$S157]+[.$U157])/8/[.$AF157];[.$AQ$2]))*([.$V157]+3)*[.$AS$2];([.U15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7]^2)/([.$AF157]^[.$AO$2]);[.$AQ$2]))*([.$V157]+3)*[.$AS$2]);([.T15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7]^[.$AO$2])/([.$AF157]^[.$AO$2]);[.$AQ$2]))*([.$V157]+3)*[.$AS$2]);([.Q15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57]^[.$AO$2])/([.$AF157]^[.$AO$2]);[.$AQ$2]))*([.$V157]+3)*[.$AS$2]);([.S15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7]^[.$AC$2])/([.$AF157]^[.$AO$2]);[.$AQ$2]))*([.$V157]+[.$AR$2]);([.R157]/10));0)*5; [.$AU$2]); [.$AT$2]);0)" office:value-type="float" office:value="40" calcext:value-type="float">
            <text:p>40</text:p>
          </table:table-cell>
          <table:table-cell table:formula="of:=ROUND(AVERAGE([.AP157:.AV157]);2)" office:value-type="float" office:value="32.86" calcext:value-type="float">
            <text:p>32.86</text:p>
          </table:table-cell>
          <table:table-cell/>
          <table:table-cell table:formula="of:=MIN(MAX([.AH157]-[.AH156];0);[.$BF$2])" office:value-type="float" office:value="0" calcext:value-type="float">
            <text:p>0</text:p>
          </table:table-cell>
          <table:table-cell table:formula="of:=MIN(MAX([.AI157]-[.AI156];0);[.$BF$2])" office:value-type="float" office:value="0" calcext:value-type="float">
            <text:p>0</text:p>
          </table:table-cell>
          <table:table-cell table:formula="of:=MIN(MAX([.AJ157]-[.AJ156];0);[.$BF$2])" office:value-type="float" office:value="0" calcext:value-type="float">
            <text:p>0</text:p>
          </table:table-cell>
          <table:table-cell table:formula="of:=MIN(MAX([.AK157]-[.AK156];0);[.$BF$2])" office:value-type="float" office:value="0" calcext:value-type="float">
            <text:p>0</text:p>
          </table:table-cell>
          <table:table-cell table:formula="of:=MIN(MAX([.AL157]-[.AL156];0);[.$BF$2])" office:value-type="float" office:value="0" calcext:value-type="float">
            <text:p>0</text:p>
          </table:table-cell>
          <table:table-cell table:formula="of:=MIN(MAX([.AM157]-[.AM156];0);[.$BF$2])" office:value-type="float" office:value="0" calcext:value-type="float">
            <text:p>0</text:p>
          </table:table-cell>
          <table:table-cell table:formula="of:=MIN(MAX([.AN157]-[.AN156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58]-[.C158]" office:value-type="float" office:value="20" calcext:value-type="float">
            <text:p>20</text:p>
          </table:table-cell>
          <table:table-cell table:style-name="ce29" table:formula="of:=[.P158]-[.D158]" office:value-type="float" office:value="10" calcext:value-type="float">
            <text:p>10</text:p>
          </table:table-cell>
          <table:table-cell table:style-name="ce60" table:formula="of:=[.Q158]-[.E158]" office:value-type="float" office:value="-5" calcext:value-type="float">
            <text:p>-5</text:p>
          </table:table-cell>
          <table:table-cell table:style-name="ce62" table:formula="of:=[.R158]-[.F158]" office:value-type="float" office:value="5" calcext:value-type="float">
            <text:p>5</text:p>
          </table:table-cell>
          <table:table-cell table:style-name="ce64" table:formula="of:=[.S158]-[.G158]" office:value-type="float" office:value="10" calcext:value-type="float">
            <text:p>10</text:p>
          </table:table-cell>
          <table:table-cell table:style-name="ce66" table:formula="of:=[.T158]-[.H158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58:.T158])" office:value-type="float" office:value="490" calcext:value-type="float">
            <text:p>490</text:p>
          </table:table-cell>
          <table:table-cell table:style-name="ce11" table:formula="of:=ROUND((([.U158]/[.$AE$1])*MAX([.U158]/420; 1.2));2)" office:value-type="float" office:value="6.53" calcext:value-type="float">
            <text:p>6.53</text:p>
          </table:table-cell>
          <table:table-cell table:style-name="ce4" table:formula="of:=IFERROR((ROUND((((MIN(([.$O158]^2)/([.$AF158]^2);[.$AD$2])))*[.$V158]*0.8)+([.O158]/10))*5)+10; 0)" office:value-type="float" office:value="70" calcext:value-type="float">
            <text:p>70</text:p>
          </table:table-cell>
          <table:table-cell table:style-name="ce6" table:formula="of:=IFERROR(ROUND((AVERAGE(MIN(([.$P158]^[.$X$2])/([.$AF158]^2);[.$AD$2]); MIN([.P158]/[.$AA$2]; [.$Z$2])))*([.$V158]+[.$Y$2]))*5;0)" office:value-type="float" office:value="45" calcext:value-type="float">
            <text:p>45</text:p>
          </table:table-cell>
          <table:table-cell table:style-name="ce24" table:formula="of:=IFERROR(ROUND((MIN(([.$P158]+[.$S158]+[.$U158])/8/[.$AF158];[.$AD$2]))*([.$V158]+3))*5;0)" office:value-type="float" office:value="45" calcext:value-type="float">
            <text:p>45</text:p>
          </table:table-cell>
          <table:table-cell table:style-name="ce16" table:formula="of:=IFERROR(ROUND(((MIN(([.$T158]^2)/([.$AF158]^2);[.$AD$2]))*([.$V158]+3)*[.$AF$2]))*5;0)" office:value-type="float" office:value="50" calcext:value-type="float">
            <text:p>50</text:p>
          </table:table-cell>
          <table:table-cell table:style-name="ce8" table:formula="of:=IFERROR(ROUND((AVERAGE(MIN(([.$Q158]^2)/([.$AF158]^2);[.$AD$2]);MIN([.Q158]/[.$AB$2]; [.$Z$2]))*([.$V158]+3)*[.$AF$2]))*5;0)" office:value-type="float" office:value="60" calcext:value-type="float">
            <text:p>60</text:p>
          </table:table-cell>
          <table:table-cell table:style-name="ce14" table:formula="of:=IFERROR(ROUND((AVERAGE(MIN(([.$S158]^2)/([.$AF158]^2);[.$AD$2]);MIN([.S158]/[.$AB$2]; [.$Z$2]))*([.$V158]+3)*[.$AF$2]))*5;0)" office:value-type="float" office:value="30" calcext:value-type="float">
            <text:p>30</text:p>
          </table:table-cell>
          <table:table-cell table:style-name="ce10" table:formula="of:=IFERROR(ROUND((AVERAGE(MIN(([.$R158]^[.$AC$2])/([.$AF158]^2);[.$AD$2]); MIN([.R158]/[.$AA$2]; [.$Z$2])))*([.$V158]+[.$Y$2]))*5;0)" office:value-type="float" office:value="60" calcext:value-type="float">
            <text:p>60</text:p>
          </table:table-cell>
          <table:table-cell table:style-name="ce11" table:formula="of:=ROUND(AVERAGE([.W158:.AC158]))" office:value-type="float" office:value="51" calcext:value-type="float">
            <text:p>51</text:p>
          </table:table-cell>
          <table:table-cell table:style-name="ce11" table:formula="of:=ROUND((([.U158]/[.$AE$1])*MAX([.U158]/350;0.8));2)" office:value-type="float" office:value="7.62" calcext:value-type="float">
            <text:p>7.62</text:p>
          </table:table-cell>
          <table:table-cell table:style-name="ce11" table:formula="of:=ROUND([.U158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58]^2)/([.$AF158]^2);[.$AE$2])))*[.$AE158]*0.8)+([.O158]/10))+10;10)" office:value-type="float" office:value="23" calcext:value-type="float">
            <text:p>23</text:p>
          </table:table-cell>
          <table:table-cell table:style-name="ce41" table:formula="of:=IFERROR(ROUND(((MIN(([.$P158]^2)/([.$AF158]^2);[.$AE$2])))*[.$AE158]);0)" office:value-type="float" office:value="6" calcext:value-type="float">
            <text:p>6</text:p>
          </table:table-cell>
          <table:table-cell table:style-name="ce42" table:formula="of:=IFERROR(ROUND(MIN(([.P158]+[.S158]+[.U158])/8/[.$AF158];[.$AE$2])^2*[.$AE158]);0)" office:value-type="float" office:value="7" calcext:value-type="float">
            <text:p>7</text:p>
          </table:table-cell>
          <table:table-cell table:style-name="ce43" table:formula="of:=IFERROR(ROUND(((MIN(([.T158]^2)/([.$AF158]^2);[.$AE$2])))*[.$AE158]*[.$AF$1]);0)" office:value-type="float" office:value="7" calcext:value-type="float">
            <text:p>7</text:p>
          </table:table-cell>
          <table:table-cell table:style-name="ce44" table:formula="of:=IFERROR(ROUND(((MIN(([.Q158]^2)/([.$AF158]^2);[.$AE$2])))*[.$AE158]*[.$AF$1]);0)" office:value-type="float" office:value="6" calcext:value-type="float">
            <text:p>6</text:p>
          </table:table-cell>
          <table:table-cell table:style-name="ce45" table:formula="of:=IFERROR(ROUND(((MIN(([.S158]^2)/([.$AF158]^2);[.$AE$2])))*[.$AE158]*[.$AF$1]);0)" office:value-type="float" office:value="2" calcext:value-type="float">
            <text:p>2</text:p>
          </table:table-cell>
          <table:table-cell table:style-name="ce46" table:formula="of:=IFERROR(ROUND(((MIN(([.R158]^2)/([.$AF158]^2);[.$AE$2]))*[.$AE158]));0)" office:value-type="float" office:value="11" calcext:value-type="float">
            <text:p>11</text:p>
          </table:table-cell>
          <table:table-cell table:formula="of:=ROUND(AVERAGE([.AI158:.AN158]);2)" office:value-type="float" office:value="6.5" calcext:value-type="float">
            <text:p>6.5</text:p>
          </table:table-cell>
          <table:table-cell table:style-name="ce11" table:formula="of:=IFERROR(MIN(MAX((ROUND(AVERAGE((((MIN(([.$O158]^[.$AO$2])/([.$AF158]^[.$AO$2]);[.$AQ$2])))*[.$V158]*0.8)+([.$O158]/10);([.O158]/8));0)*5)+10; 30); 99); 0)" office:value-type="float" office:value="65" calcext:value-type="float">
            <text:p>65</text:p>
          </table:table-cell>
          <table:table-cell table:style-name="ce11" table:formula="of:=IFERROR(MIN(MAX(ROUND(AVERAGE((MIN(([.$P158]^[.$X$2])/([.$AF158]^[.$AO$2]);[.$AQ$2]))*([.$V158]+[.$AR$2]);([.P15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58]+[.$S158]+[.$U158])/8/[.$AF158];[.$AQ$2]))*([.$V158]+3)*[.$AS$2];([.U15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8]^2)/([.$AF158]^[.$AO$2]);[.$AQ$2]))*([.$V158]+3)*[.$AS$2]);([.T15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8]^[.$AO$2])/([.$AF158]^[.$AO$2]);[.$AQ$2]))*([.$V158]+3)*[.$AS$2]);([.Q15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58]^[.$AO$2])/([.$AF158]^[.$AO$2]);[.$AQ$2]))*([.$V158]+3)*[.$AS$2]);([.S15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8]^[.$AC$2])/([.$AF158]^[.$AO$2]);[.$AQ$2]))*([.$V158]+[.$AR$2]);([.R158]/10));0)*5; [.$AU$2]); [.$AT$2]);0)" office:value-type="float" office:value="45" calcext:value-type="float">
            <text:p>45</text:p>
          </table:table-cell>
          <table:table-cell table:formula="of:=ROUND(AVERAGE([.AP158:.AV158]);2)" office:value-type="float" office:value="43.57" calcext:value-type="float">
            <text:p>43.57</text:p>
          </table:table-cell>
          <table:table-cell/>
          <table:table-cell table:formula="of:=MIN(MAX([.AH158]-[.AH157];0);[.$BF$2])" office:value-type="float" office:value="6" calcext:value-type="float">
            <text:p>6</text:p>
          </table:table-cell>
          <table:table-cell table:formula="of:=MIN(MAX([.AI158]-[.AI157];0);[.$BF$2])" office:value-type="float" office:value="3" calcext:value-type="float">
            <text:p>3</text:p>
          </table:table-cell>
          <table:table-cell table:formula="of:=MIN(MAX([.AJ158]-[.AJ157];0);[.$BF$2])" office:value-type="float" office:value="4" calcext:value-type="float">
            <text:p>4</text:p>
          </table:table-cell>
          <table:table-cell table:formula="of:=MIN(MAX([.AK158]-[.AK157];0);[.$BF$2])" office:value-type="float" office:value="3" calcext:value-type="float">
            <text:p>3</text:p>
          </table:table-cell>
          <table:table-cell table:formula="of:=MIN(MAX([.AL158]-[.AL157];0);[.$BF$2])" office:value-type="float" office:value="3" calcext:value-type="float">
            <text:p>3</text:p>
          </table:table-cell>
          <table:table-cell table:formula="of:=MIN(MAX([.AM158]-[.AM157];0);[.$BF$2])" office:value-type="float" office:value="1" calcext:value-type="float">
            <text:p>1</text:p>
          </table:table-cell>
          <table:table-cell table:formula="of:=MIN(MAX([.AN158]-[.AN157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67" calcext:value-type="float">
            <text:p>67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3" calcext:value-type="float">
            <text:p>63</text:p>
          </table:table-cell>
          <table:table-cell table:style-name="ce55" table:formula="of:=[.O159]-[.C159]" office:value-type="float" office:value="10" calcext:value-type="float">
            <text:p>10</text:p>
          </table:table-cell>
          <table:table-cell table:style-name="ce29" table:formula="of:=[.P159]-[.D159]" office:value-type="float" office:value="10" calcext:value-type="float">
            <text:p>10</text:p>
          </table:table-cell>
          <table:table-cell table:style-name="ce60" table:formula="of:=[.Q159]-[.E159]" office:value-type="float" office:value="-5" calcext:value-type="float">
            <text:p>-5</text:p>
          </table:table-cell>
          <table:table-cell table:style-name="ce62" table:formula="of:=[.R159]-[.F159]" office:value-type="float" office:value="20" calcext:value-type="float">
            <text:p>20</text:p>
          </table:table-cell>
          <table:table-cell table:style-name="ce64" table:formula="of:=[.S159]-[.G159]" office:value-type="float" office:value="-5" calcext:value-type="float">
            <text:p>-5</text:p>
          </table:table-cell>
          <table:table-cell table:style-name="ce66" table:formula="of:=[.T159]-[.H159]" office:value-type="float" office:value="10" calcext:value-type="float">
            <text:p>1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3" calcext:value-type="float">
            <text:p>73</text:p>
          </table:table-cell>
          <table:table-cell table:style-name="ce11" table:formula="of:=SUM([.O159:.T159])" office:value-type="float" office:value="360" calcext:value-type="float">
            <text:p>360</text:p>
          </table:table-cell>
          <table:table-cell table:style-name="ce11" table:formula="of:=ROUND((([.U159]/[.$AE$1])*MAX([.U159]/420; 1.2));2)" office:value-type="float" office:value="4.8" calcext:value-type="float">
            <text:p>4.8</text:p>
          </table:table-cell>
          <table:table-cell table:style-name="ce4" table:formula="of:=IFERROR((ROUND((((MIN(([.$O159]^2)/([.$AF159]^2);[.$AD$2])))*[.$V159]*0.8)+([.O159]/10))*5)+10; 0)" office:value-type="float" office:value="55" calcext:value-type="float">
            <text:p>55</text:p>
          </table:table-cell>
          <table:table-cell table:style-name="ce6" table:formula="of:=IFERROR(ROUND((AVERAGE(MIN(([.$P159]^[.$X$2])/([.$AF159]^2);[.$AD$2]); MIN([.P159]/[.$AA$2]; [.$Z$2])))*([.$V159]+[.$Y$2]))*5;0)" office:value-type="float" office:value="45" calcext:value-type="float">
            <text:p>45</text:p>
          </table:table-cell>
          <table:table-cell table:style-name="ce24" table:formula="of:=IFERROR(ROUND((MIN(([.$P159]+[.$S159]+[.$U159])/8/[.$AF159];[.$AD$2]))*([.$V159]+3))*5;0)" office:value-type="float" office:value="40" calcext:value-type="float">
            <text:p>40</text:p>
          </table:table-cell>
          <table:table-cell table:style-name="ce16" table:formula="of:=IFERROR(ROUND(((MIN(([.$T159]^2)/([.$AF159]^2);[.$AD$2]))*([.$V159]+3)*[.$AF$2]))*5;0)" office:value-type="float" office:value="45" calcext:value-type="float">
            <text:p>45</text:p>
          </table:table-cell>
          <table:table-cell table:style-name="ce8" table:formula="of:=IFERROR(ROUND((AVERAGE(MIN(([.$Q159]^2)/([.$AF159]^2);[.$AD$2]);MIN([.Q159]/[.$AB$2]; [.$Z$2]))*([.$V159]+3)*[.$AF$2]))*5;0)" office:value-type="float" office:value="30" calcext:value-type="float">
            <text:p>30</text:p>
          </table:table-cell>
          <table:table-cell table:style-name="ce14" table:formula="of:=IFERROR(ROUND((AVERAGE(MIN(([.$S159]^2)/([.$AF159]^2);[.$AD$2]);MIN([.S159]/[.$AB$2]; [.$Z$2]))*([.$V159]+3)*[.$AF$2]))*5;0)" office:value-type="float" office:value="25" calcext:value-type="float">
            <text:p>25</text:p>
          </table:table-cell>
          <table:table-cell table:style-name="ce10" table:formula="of:=IFERROR(ROUND((AVERAGE(MIN(([.$R159]^[.$AC$2])/([.$AF159]^2);[.$AD$2]); MIN([.R159]/[.$AA$2]; [.$Z$2])))*([.$V159]+[.$Y$2]))*5;0)" office:value-type="float" office:value="25" calcext:value-type="float">
            <text:p>25</text:p>
          </table:table-cell>
          <table:table-cell table:style-name="ce11" table:formula="of:=ROUND(AVERAGE([.W159:.AC159]))" office:value-type="float" office:value="38" calcext:value-type="float">
            <text:p>38</text:p>
          </table:table-cell>
          <table:table-cell table:style-name="ce11" table:formula="of:=ROUND((([.U159]/[.$AE$1])*MAX([.U159]/350;0.8));2)" office:value-type="float" office:value="4.11" calcext:value-type="float">
            <text:p>4.11</text:p>
          </table:table-cell>
          <table:table-cell table:style-name="ce11" table:formula="of:=ROUND([.U159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O159]^2)/([.$AF159]^2);[.$AE$2])))*[.$AE159]*0.8)+([.O159]/10))+10;10)" office:value-type="float" office:value="18" calcext:value-type="float">
            <text:p>18</text:p>
          </table:table-cell>
          <table:table-cell table:style-name="ce41" table:formula="of:=IFERROR(ROUND(((MIN(([.$P159]^2)/([.$AF159]^2);[.$AE$2])))*[.$AE159]);0)" office:value-type="float" office:value="7" calcext:value-type="float">
            <text:p>7</text:p>
          </table:table-cell>
          <table:table-cell table:style-name="ce42" table:formula="of:=IFERROR(ROUND(MIN(([.P159]+[.S159]+[.U159])/8/[.$AF159];[.$AE$2])^2*[.$AE159]);0)" office:value-type="float" office:value="4" calcext:value-type="float">
            <text:p>4</text:p>
          </table:table-cell>
          <table:table-cell table:style-name="ce43" table:formula="of:=IFERROR(ROUND(((MIN(([.T159]^2)/([.$AF159]^2);[.$AE$2])))*[.$AE159]*[.$AF$1]);0)" office:value-type="float" office:value="4" calcext:value-type="float">
            <text:p>4</text:p>
          </table:table-cell>
          <table:table-cell table:style-name="ce44" table:formula="of:=IFERROR(ROUND(((MIN(([.Q159]^2)/([.$AF159]^2);[.$AE$2])))*[.$AE159]*[.$AF$1]);0)" office:value-type="float" office:value="2" calcext:value-type="float">
            <text:p>2</text:p>
          </table:table-cell>
          <table:table-cell table:style-name="ce45" table:formula="of:=IFERROR(ROUND(((MIN(([.S159]^2)/([.$AF159]^2);[.$AE$2])))*[.$AE159]*[.$AF$1]);0)" office:value-type="float" office:value="2" calcext:value-type="float">
            <text:p>2</text:p>
          </table:table-cell>
          <table:table-cell table:style-name="ce46" table:formula="of:=IFERROR(ROUND(((MIN(([.R159]^2)/([.$AF159]^2);[.$AE$2]))*[.$AE159]));0)" office:value-type="float" office:value="3" calcext:value-type="float">
            <text:p>3</text:p>
          </table:table-cell>
          <table:table-cell table:formula="of:=ROUND(AVERAGE([.AI159:.AN159]);2)" office:value-type="float" office:value="3.67" calcext:value-type="float">
            <text:p>3.67</text:p>
          </table:table-cell>
          <table:table-cell table:style-name="ce11" table:formula="of:=IFERROR(MIN(MAX((ROUND(AVERAGE((((MIN(([.$O159]^[.$AO$2])/([.$AF159]^[.$AO$2]);[.$AQ$2])))*[.$V159]*0.8)+([.$O159]/10);([.O159]/8));0)*5)+10; 30); 99); 0)" office:value-type="float" office:value="50" calcext:value-type="float">
            <text:p>50</text:p>
          </table:table-cell>
          <table:table-cell table:style-name="ce11" table:formula="of:=IFERROR(MIN(MAX(ROUND(AVERAGE((MIN(([.$P159]^[.$X$2])/([.$AF159]^[.$AO$2]);[.$AQ$2]))*([.$V159]+[.$AR$2]);([.P1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59]+[.$S159]+[.$U159])/8/[.$AF159];[.$AQ$2]))*([.$V159]+3)*[.$AS$2];([.U1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9]^2)/([.$AF159]^[.$AO$2]);[.$AQ$2]))*([.$V159]+3)*[.$AS$2]);([.T15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9]^[.$AO$2])/([.$AF159]^[.$AO$2]);[.$AQ$2]))*([.$V159]+3)*[.$AS$2]);([.Q15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59]^[.$AO$2])/([.$AF159]^[.$AO$2]);[.$AQ$2]))*([.$V159]+3)*[.$AS$2]);([.S15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9]^[.$AC$2])/([.$AF159]^[.$AO$2]);[.$AQ$2]))*([.$V159]+[.$AR$2]);([.R159]/10));0)*5; [.$AU$2]); [.$AT$2]);0)" office:value-type="float" office:value="30" calcext:value-type="float">
            <text:p>30</text:p>
          </table:table-cell>
          <table:table-cell table:formula="of:=ROUND(AVERAGE([.AP159:.AV159]);2)" office:value-type="float" office:value="33.57" calcext:value-type="float">
            <text:p>33.57</text:p>
          </table:table-cell>
          <table:table-cell/>
          <table:table-cell table:formula="of:=MIN(MAX([.AH159]-[.AH158];0);[.$BF$2])" office:value-type="float" office:value="0" calcext:value-type="float">
            <text:p>0</text:p>
          </table:table-cell>
          <table:table-cell table:formula="of:=MIN(MAX([.AI159]-[.AI158];0);[.$BF$2])" office:value-type="float" office:value="1" calcext:value-type="float">
            <text:p>1</text:p>
          </table:table-cell>
          <table:table-cell table:formula="of:=MIN(MAX([.AJ159]-[.AJ158];0);[.$BF$2])" office:value-type="float" office:value="0" calcext:value-type="float">
            <text:p>0</text:p>
          </table:table-cell>
          <table:table-cell table:formula="of:=MIN(MAX([.AK159]-[.AK158];0);[.$BF$2])" office:value-type="float" office:value="0" calcext:value-type="float">
            <text:p>0</text:p>
          </table:table-cell>
          <table:table-cell table:formula="of:=MIN(MAX([.AL159]-[.AL158];0);[.$BF$2])" office:value-type="float" office:value="0" calcext:value-type="float">
            <text:p>0</text:p>
          </table:table-cell>
          <table:table-cell table:formula="of:=MIN(MAX([.AM159]-[.AM158];0);[.$BF$2])" office:value-type="float" office:value="0" calcext:value-type="float">
            <text:p>0</text:p>
          </table:table-cell>
          <table:table-cell table:formula="of:=MIN(MAX([.AN159]-[.AN15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8" calcext:value-type="float">
            <text:p>68</text:p>
          </table:table-cell>
          <table:table-cell table:style-name="ce55" table:formula="of:=[.O160]-[.C160]" office:value-type="float" office:value="0" calcext:value-type="float">
            <text:p>0</text:p>
          </table:table-cell>
          <table:table-cell table:style-name="ce29" table:formula="of:=[.P160]-[.D160]" office:value-type="float" office:value="5" calcext:value-type="float">
            <text:p>5</text:p>
          </table:table-cell>
          <table:table-cell table:style-name="ce60" table:formula="of:=[.Q160]-[.E160]" office:value-type="float" office:value="0" calcext:value-type="float">
            <text:p>0</text:p>
          </table:table-cell>
          <table:table-cell table:style-name="ce62" table:formula="of:=[.R160]-[.F160]" office:value-type="float" office:value="10" calcext:value-type="float">
            <text:p>10</text:p>
          </table:table-cell>
          <table:table-cell table:style-name="ce64" table:formula="of:=[.S160]-[.G160]" office:value-type="float" office:value="0" calcext:value-type="float">
            <text:p>0</text:p>
          </table:table-cell>
          <table:table-cell table:style-name="ce66" table:formula="of:=[.T160]-[.H160]" office:value-type="float" office:value="15" calcext:value-type="float">
            <text:p>15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7" calcext:value-type="float">
            <text:p>97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3" calcext:value-type="float">
            <text:p>83</text:p>
          </table:table-cell>
          <table:table-cell table:style-name="ce11" table:formula="of:=SUM([.O160:.T160])" office:value-type="float" office:value="480" calcext:value-type="float">
            <text:p>480</text:p>
          </table:table-cell>
          <table:table-cell table:style-name="ce11" table:formula="of:=ROUND((([.U160]/[.$AE$1])*MAX([.U160]/420; 1.2));2)" office:value-type="float" office:value="6.4" calcext:value-type="float">
            <text:p>6.4</text:p>
          </table:table-cell>
          <table:table-cell table:style-name="ce4" table:formula="of:=IFERROR((ROUND((((MIN(([.$O160]^2)/([.$AF160]^2);[.$AD$2])))*[.$V160]*0.8)+([.O160]/10))*5)+10; 0)" office:value-type="float" office:value="75" calcext:value-type="float">
            <text:p>75</text:p>
          </table:table-cell>
          <table:table-cell table:style-name="ce6" table:formula="of:=IFERROR(ROUND((AVERAGE(MIN(([.$P160]^[.$X$2])/([.$AF160]^2);[.$AD$2]); MIN([.P160]/[.$AA$2]; [.$Z$2])))*([.$V160]+[.$Y$2]))*5;0)" office:value-type="float" office:value="60" calcext:value-type="float">
            <text:p>60</text:p>
          </table:table-cell>
          <table:table-cell table:style-name="ce24" table:formula="of:=IFERROR(ROUND((MIN(([.$P160]+[.$S160]+[.$U160])/8/[.$AF160];[.$AD$2]))*([.$V160]+3))*5;0)" office:value-type="float" office:value="50" calcext:value-type="float">
            <text:p>50</text:p>
          </table:table-cell>
          <table:table-cell table:style-name="ce16" table:formula="of:=IFERROR(ROUND(((MIN(([.$T160]^2)/([.$AF160]^2);[.$AD$2]))*([.$V160]+3)*[.$AF$2]))*5;0)" office:value-type="float" office:value="40" calcext:value-type="float">
            <text:p>40</text:p>
          </table:table-cell>
          <table:table-cell table:style-name="ce8" table:formula="of:=IFERROR(ROUND((AVERAGE(MIN(([.$Q160]^2)/([.$AF160]^2);[.$AD$2]);MIN([.Q160]/[.$AB$2]; [.$Z$2]))*([.$V160]+3)*[.$AF$2]))*5;0)" office:value-type="float" office:value="40" calcext:value-type="float">
            <text:p>40</text:p>
          </table:table-cell>
          <table:table-cell table:style-name="ce14" table:formula="of:=IFERROR(ROUND((AVERAGE(MIN(([.$S160]^2)/([.$AF160]^2);[.$AD$2]);MIN([.S160]/[.$AB$2]; [.$Z$2]))*([.$V160]+3)*[.$AF$2]))*5;0)" office:value-type="float" office:value="50" calcext:value-type="float">
            <text:p>50</text:p>
          </table:table-cell>
          <table:table-cell table:style-name="ce10" table:formula="of:=IFERROR(ROUND((AVERAGE(MIN(([.$R160]^[.$AC$2])/([.$AF160]^2);[.$AD$2]); MIN([.R160]/[.$AA$2]; [.$Z$2])))*([.$V160]+[.$Y$2]))*5;0)" office:value-type="float" office:value="45" calcext:value-type="float">
            <text:p>45</text:p>
          </table:table-cell>
          <table:table-cell table:style-name="ce11" table:formula="of:=ROUND(AVERAGE([.W160:.AC160]))" office:value-type="float" office:value="51" calcext:value-type="float">
            <text:p>51</text:p>
          </table:table-cell>
          <table:table-cell table:style-name="ce11" table:formula="of:=ROUND((([.U160]/[.$AE$1])*MAX([.U160]/350;0.8));2)" office:value-type="float" office:value="7.31" calcext:value-type="float">
            <text:p>7.31</text:p>
          </table:table-cell>
          <table:table-cell table:style-name="ce11" table:formula="of:=ROUND([.U160]/6;2)" office:value-type="float" office:value="80" calcext:value-type="float">
            <text:p>80</text:p>
          </table:table-cell>
          <table:table-cell table:style-name="ce11"/>
          <table:table-cell table:style-name="ce40" table:formula="of:=IFERROR(ROUND((((MIN(([.$O160]^2)/([.$AF160]^2);[.$AE$2])))*[.$AE160]*0.8)+([.O160]/10))+10;10)" office:value-type="float" office:value="24" calcext:value-type="float">
            <text:p>24</text:p>
          </table:table-cell>
          <table:table-cell table:style-name="ce41" table:formula="of:=IFERROR(ROUND(((MIN(([.$P160]^2)/([.$AF160]^2);[.$AE$2])))*[.$AE160]);0)" office:value-type="float" office:value="11" calcext:value-type="float">
            <text:p>11</text:p>
          </table:table-cell>
          <table:table-cell table:style-name="ce42" table:formula="of:=IFERROR(ROUND(MIN(([.P160]+[.S160]+[.U160])/8/[.$AF160];[.$AE$2])^2*[.$AE160]);0)" office:value-type="float" office:value="8" calcext:value-type="float">
            <text:p>8</text:p>
          </table:table-cell>
          <table:table-cell table:style-name="ce43" table:formula="of:=IFERROR(ROUND(((MIN(([.T160]^2)/([.$AF160]^2);[.$AE$2])))*[.$AE160]*[.$AF$1]);0)" office:value-type="float" office:value="6" calcext:value-type="float">
            <text:p>6</text:p>
          </table:table-cell>
          <table:table-cell table:style-name="ce44" table:formula="of:=IFERROR(ROUND(((MIN(([.Q160]^2)/([.$AF160]^2);[.$AE$2])))*[.$AE160]*[.$AF$1]);0)" office:value-type="float" office:value="3" calcext:value-type="float">
            <text:p>3</text:p>
          </table:table-cell>
          <table:table-cell table:style-name="ce45" table:formula="of:=IFERROR(ROUND(((MIN(([.S160]^2)/([.$AF160]^2);[.$AE$2])))*[.$AE160]*[.$AF$1]);0)" office:value-type="float" office:value="5" calcext:value-type="float">
            <text:p>5</text:p>
          </table:table-cell>
          <table:table-cell table:style-name="ce46" table:formula="of:=IFERROR(ROUND(((MIN(([.R160]^2)/([.$AF160]^2);[.$AE$2]))*[.$AE160]));0)" office:value-type="float" office:value="6" calcext:value-type="float">
            <text:p>6</text:p>
          </table:table-cell>
          <table:table-cell table:formula="of:=ROUND(AVERAGE([.AI160:.AN160]);2)" office:value-type="float" office:value="6.5" calcext:value-type="float">
            <text:p>6.5</text:p>
          </table:table-cell>
          <table:table-cell table:style-name="ce11" table:formula="of:=IFERROR(MIN(MAX((ROUND(AVERAGE((((MIN(([.$O160]^[.$AO$2])/([.$AF160]^[.$AO$2]);[.$AQ$2])))*[.$V160]*0.8)+([.$O160]/10);([.O160]/8));0)*5)+10; 30); 99); 0)" office:value-type="float" office:value="65" calcext:value-type="float">
            <text:p>65</text:p>
          </table:table-cell>
          <table:table-cell table:style-name="ce11" table:formula="of:=IFERROR(MIN(MAX(ROUND(AVERAGE((MIN(([.$P160]^[.$X$2])/([.$AF160]^[.$AO$2]);[.$AQ$2]))*([.$V160]+[.$AR$2]);([.P16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0]+[.$S160]+[.$U160])/8/[.$AF160];[.$AQ$2]))*([.$V160]+3)*[.$AS$2];([.U1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0]^2)/([.$AF160]^[.$AO$2]);[.$AQ$2]))*([.$V160]+3)*[.$AS$2]);([.T16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0]^[.$AO$2])/([.$AF160]^[.$AO$2]);[.$AQ$2]))*([.$V160]+3)*[.$AS$2]);([.Q1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60]^[.$AO$2])/([.$AF160]^[.$AO$2]);[.$AQ$2]))*([.$V160]+3)*[.$AS$2]);([.S1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0]^[.$AC$2])/([.$AF160]^[.$AO$2]);[.$AQ$2]))*([.$V160]+[.$AR$2]);([.R160]/10));0)*5; [.$AU$2]); [.$AT$2]);0)" office:value-type="float" office:value="40" calcext:value-type="float">
            <text:p>40</text:p>
          </table:table-cell>
          <table:table-cell table:formula="of:=ROUND(AVERAGE([.AP160:.AV160]);2)" office:value-type="float" office:value="44.29" calcext:value-type="float">
            <text:p>44.29</text:p>
          </table:table-cell>
          <table:table-cell/>
          <table:table-cell table:formula="of:=MIN(MAX([.AH160]-[.AH159];0);[.$BF$2])" office:value-type="float" office:value="6" calcext:value-type="float">
            <text:p>6</text:p>
          </table:table-cell>
          <table:table-cell table:formula="of:=MIN(MAX([.AI160]-[.AI159];0);[.$BF$2])" office:value-type="float" office:value="4" calcext:value-type="float">
            <text:p>4</text:p>
          </table:table-cell>
          <table:table-cell table:formula="of:=MIN(MAX([.AJ160]-[.AJ159];0);[.$BF$2])" office:value-type="float" office:value="4" calcext:value-type="float">
            <text:p>4</text:p>
          </table:table-cell>
          <table:table-cell table:formula="of:=MIN(MAX([.AK160]-[.AK159];0);[.$BF$2])" office:value-type="float" office:value="2" calcext:value-type="float">
            <text:p>2</text:p>
          </table:table-cell>
          <table:table-cell table:formula="of:=MIN(MAX([.AL160]-[.AL159];0);[.$BF$2])" office:value-type="float" office:value="1" calcext:value-type="float">
            <text:p>1</text:p>
          </table:table-cell>
          <table:table-cell table:formula="of:=MIN(MAX([.AM160]-[.AM159];0);[.$BF$2])" office:value-type="float" office:value="3" calcext:value-type="float">
            <text:p>3</text:p>
          </table:table-cell>
          <table:table-cell table:formula="of:=MIN(MAX([.AN160]-[.AN15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61]-[.C161]" office:value-type="float" office:value="15" calcext:value-type="float">
            <text:p>15</text:p>
          </table:table-cell>
          <table:table-cell table:style-name="ce29" table:formula="of:=[.P161]-[.D161]" office:value-type="float" office:value="0" calcext:value-type="float">
            <text:p>0</text:p>
          </table:table-cell>
          <table:table-cell table:style-name="ce60" table:formula="of:=[.Q161]-[.E161]" office:value-type="float" office:value="-5" calcext:value-type="float">
            <text:p>-5</text:p>
          </table:table-cell>
          <table:table-cell table:style-name="ce62" table:formula="of:=[.R161]-[.F161]" office:value-type="float" office:value="0" calcext:value-type="float">
            <text:p>0</text:p>
          </table:table-cell>
          <table:table-cell table:style-name="ce64" table:formula="of:=[.S161]-[.G161]" office:value-type="float" office:value="-5" calcext:value-type="float">
            <text:p>-5</text:p>
          </table:table-cell>
          <table:table-cell table:style-name="ce66" table:formula="of:=[.T161]-[.H161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61:.T161])" office:value-type="float" office:value="350" calcext:value-type="float">
            <text:p>350</text:p>
          </table:table-cell>
          <table:table-cell table:style-name="ce11" table:formula="of:=ROUND((([.U161]/[.$AE$1])*MAX([.U161]/420; 1.2));2)" office:value-type="float" office:value="4.67" calcext:value-type="float">
            <text:p>4.67</text:p>
          </table:table-cell>
          <table:table-cell table:style-name="ce4" table:formula="of:=IFERROR((ROUND((((MIN(([.$O161]^2)/([.$AF161]^2);[.$AD$2])))*[.$V161]*0.8)+([.O161]/10))*5)+10; 0)" office:value-type="float" office:value="55" calcext:value-type="float">
            <text:p>55</text:p>
          </table:table-cell>
          <table:table-cell table:style-name="ce6" table:formula="of:=IFERROR(ROUND((AVERAGE(MIN(([.$P161]^[.$X$2])/([.$AF161]^2);[.$AD$2]); MIN([.P161]/[.$AA$2]; [.$Z$2])))*([.$V161]+[.$Y$2]))*5;0)" office:value-type="float" office:value="20" calcext:value-type="float">
            <text:p>20</text:p>
          </table:table-cell>
          <table:table-cell table:style-name="ce24" table:formula="of:=IFERROR(ROUND((MIN(([.$P161]+[.$S161]+[.$U161])/8/[.$AF161];[.$AD$2]))*([.$V161]+3))*5;0)" office:value-type="float" office:value="35" calcext:value-type="float">
            <text:p>35</text:p>
          </table:table-cell>
          <table:table-cell table:style-name="ce16" table:formula="of:=IFERROR(ROUND(((MIN(([.$T161]^2)/([.$AF161]^2);[.$AD$2]))*([.$V161]+3)*[.$AF$2]))*5;0)" office:value-type="float" office:value="60" calcext:value-type="float">
            <text:p>60</text:p>
          </table:table-cell>
          <table:table-cell table:style-name="ce8" table:formula="of:=IFERROR(ROUND((AVERAGE(MIN(([.$Q161]^2)/([.$AF161]^2);[.$AD$2]);MIN([.Q161]/[.$AB$2]; [.$Z$2]))*([.$V161]+3)*[.$AF$2]))*5;0)" office:value-type="float" office:value="30" calcext:value-type="float">
            <text:p>30</text:p>
          </table:table-cell>
          <table:table-cell table:style-name="ce14" table:formula="of:=IFERROR(ROUND((AVERAGE(MIN(([.$S161]^2)/([.$AF161]^2);[.$AD$2]);MIN([.S161]/[.$AB$2]; [.$Z$2]))*([.$V161]+3)*[.$AF$2]))*5;0)" office:value-type="float" office:value="30" calcext:value-type="float">
            <text:p>30</text:p>
          </table:table-cell>
          <table:table-cell table:style-name="ce10" table:formula="of:=IFERROR(ROUND((AVERAGE(MIN(([.$R161]^[.$AC$2])/([.$AF161]^2);[.$AD$2]); MIN([.R161]/[.$AA$2]; [.$Z$2])))*([.$V161]+[.$Y$2]))*5;0)" office:value-type="float" office:value="35" calcext:value-type="float">
            <text:p>35</text:p>
          </table:table-cell>
          <table:table-cell table:style-name="ce11" table:formula="of:=ROUND(AVERAGE([.W161:.AC161]))" office:value-type="float" office:value="38" calcext:value-type="float">
            <text:p>38</text:p>
          </table:table-cell>
          <table:table-cell table:style-name="ce11" table:formula="of:=ROUND((([.U161]/[.$AE$1])*MAX([.U161]/350;0.8));2)" office:value-type="float" office:value="3.89" calcext:value-type="float">
            <text:p>3.89</text:p>
          </table:table-cell>
          <table:table-cell table:style-name="ce11" table:formula="of:=ROUND([.U161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61]^2)/([.$AF161]^2);[.$AE$2])))*[.$AE161]*0.8)+([.O161]/10))+10;10)" office:value-type="float" office:value="18" calcext:value-type="float">
            <text:p>18</text:p>
          </table:table-cell>
          <table:table-cell table:style-name="ce41" table:formula="of:=IFERROR(ROUND(((MIN(([.$P161]^2)/([.$AF161]^2);[.$AE$2])))*[.$AE161]);0)" office:value-type="float" office:value="2" calcext:value-type="float">
            <text:p>2</text:p>
          </table:table-cell>
          <table:table-cell table:style-name="ce42" table:formula="of:=IFERROR(ROUND(MIN(([.P161]+[.S161]+[.U161])/8/[.$AF161];[.$AE$2])^2*[.$AE161]);0)" office:value-type="float" office:value="4" calcext:value-type="float">
            <text:p>4</text:p>
          </table:table-cell>
          <table:table-cell table:style-name="ce43" table:formula="of:=IFERROR(ROUND(((MIN(([.T161]^2)/([.$AF161]^2);[.$AE$2])))*[.$AE161]*[.$AF$1]);0)" office:value-type="float" office:value="5" calcext:value-type="float">
            <text:p>5</text:p>
          </table:table-cell>
          <table:table-cell table:style-name="ce44" table:formula="of:=IFERROR(ROUND(((MIN(([.Q161]^2)/([.$AF161]^2);[.$AE$2])))*[.$AE161]*[.$AF$1]);0)" office:value-type="float" office:value="2" calcext:value-type="float">
            <text:p>2</text:p>
          </table:table-cell>
          <table:table-cell table:style-name="ce45" table:formula="of:=IFERROR(ROUND(((MIN(([.S161]^2)/([.$AF161]^2);[.$AE$2])))*[.$AE161]*[.$AF$1]);0)" office:value-type="float" office:value="2" calcext:value-type="float">
            <text:p>2</text:p>
          </table:table-cell>
          <table:table-cell table:style-name="ce46" table:formula="of:=IFERROR(ROUND(((MIN(([.R161]^2)/([.$AF161]^2);[.$AE$2]))*[.$AE161]));0)" office:value-type="float" office:value="6" calcext:value-type="float">
            <text:p>6</text:p>
          </table:table-cell>
          <table:table-cell table:formula="of:=ROUND(AVERAGE([.AI161:.AN161]);2)" office:value-type="float" office:value="3.5" calcext:value-type="float">
            <text:p>3.5</text:p>
          </table:table-cell>
          <table:table-cell table:style-name="ce11" table:formula="of:=IFERROR(MIN(MAX((ROUND(AVERAGE((((MIN(([.$O161]^[.$AO$2])/([.$AF161]^[.$AO$2]);[.$AQ$2])))*[.$V161]*0.8)+([.$O161]/10);([.O161]/8));0)*5)+10; 30); 99); 0)" office:value-type="float" office:value="50" calcext:value-type="float">
            <text:p>50</text:p>
          </table:table-cell>
          <table:table-cell table:style-name="ce11" table:formula="of:=IFERROR(MIN(MAX(ROUND(AVERAGE((MIN(([.$P161]^[.$X$2])/([.$AF161]^[.$AO$2]);[.$AQ$2]))*([.$V161]+[.$AR$2]);([.P16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1]+[.$S161]+[.$U161])/8/[.$AF161];[.$AQ$2]))*([.$V161]+3)*[.$AS$2];([.U1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61]^2)/([.$AF161]^[.$AO$2]);[.$AQ$2]))*([.$V161]+3)*[.$AS$2]);([.T16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1]^[.$AO$2])/([.$AF161]^[.$AO$2]);[.$AQ$2]))*([.$V161]+3)*[.$AS$2]);([.Q16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1]^[.$AO$2])/([.$AF161]^[.$AO$2]);[.$AQ$2]))*([.$V161]+3)*[.$AS$2]);([.S16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61]^[.$AC$2])/([.$AF161]^[.$AO$2]);[.$AQ$2]))*([.$V161]+[.$AR$2]);([.R161]/10));0)*5; [.$AU$2]); [.$AT$2]);0)" office:value-type="float" office:value="35" calcext:value-type="float">
            <text:p>35</text:p>
          </table:table-cell>
          <table:table-cell table:formula="of:=ROUND(AVERAGE([.AP161:.AV161]);2)" office:value-type="float" office:value="32.86" calcext:value-type="float">
            <text:p>32.86</text:p>
          </table:table-cell>
          <table:table-cell/>
          <table:table-cell table:formula="of:=MIN(MAX([.AH161]-[.AH160];0);[.$BF$2])" office:value-type="float" office:value="0" calcext:value-type="float">
            <text:p>0</text:p>
          </table:table-cell>
          <table:table-cell table:formula="of:=MIN(MAX([.AI161]-[.AI160];0);[.$BF$2])" office:value-type="float" office:value="0" calcext:value-type="float">
            <text:p>0</text:p>
          </table:table-cell>
          <table:table-cell table:formula="of:=MIN(MAX([.AJ161]-[.AJ160];0);[.$BF$2])" office:value-type="float" office:value="0" calcext:value-type="float">
            <text:p>0</text:p>
          </table:table-cell>
          <table:table-cell table:formula="of:=MIN(MAX([.AK161]-[.AK160];0);[.$BF$2])" office:value-type="float" office:value="0" calcext:value-type="float">
            <text:p>0</text:p>
          </table:table-cell>
          <table:table-cell table:formula="of:=MIN(MAX([.AL161]-[.AL160];0);[.$BF$2])" office:value-type="float" office:value="0" calcext:value-type="float">
            <text:p>0</text:p>
          </table:table-cell>
          <table:table-cell table:formula="of:=MIN(MAX([.AM161]-[.AM160];0);[.$BF$2])" office:value-type="float" office:value="0" calcext:value-type="float">
            <text:p>0</text:p>
          </table:table-cell>
          <table:table-cell table:formula="of:=MIN(MAX([.AN161]-[.AN16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15" calcext:value-type="float">
            <text:p>115</text:p>
          </table:table-cell>
          <table:table-cell table:style-name="ce55" table:formula="of:=[.O162]-[.C162]" office:value-type="float" office:value="15" calcext:value-type="float">
            <text:p>15</text:p>
          </table:table-cell>
          <table:table-cell table:style-name="ce29" table:formula="of:=[.P162]-[.D162]" office:value-type="float" office:value="0" calcext:value-type="float">
            <text:p>0</text:p>
          </table:table-cell>
          <table:table-cell table:style-name="ce60" table:formula="of:=[.Q162]-[.E162]" office:value-type="float" office:value="-5" calcext:value-type="float">
            <text:p>-5</text:p>
          </table:table-cell>
          <table:table-cell table:style-name="ce62" table:formula="of:=[.R162]-[.F162]" office:value-type="float" office:value="0" calcext:value-type="float">
            <text:p>0</text:p>
          </table:table-cell>
          <table:table-cell table:style-name="ce64" table:formula="of:=[.S162]-[.G162]" office:value-type="float" office:value="-5" calcext:value-type="float">
            <text:p>-5</text:p>
          </table:table-cell>
          <table:table-cell table:style-name="ce66" table:formula="of:=[.T162]-[.H162]" office:value-type="float" office:value="-5" calcext:value-type="float">
            <text:p>-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62:.T162])" office:value-type="float" office:value="530" calcext:value-type="float">
            <text:p>530</text:p>
          </table:table-cell>
          <table:table-cell table:style-name="ce11" table:formula="of:=ROUND((([.U162]/[.$AE$1])*MAX([.U162]/420; 1.2));2)" office:value-type="float" office:value="7.43" calcext:value-type="float">
            <text:p>7.43</text:p>
          </table:table-cell>
          <table:table-cell table:style-name="ce4" table:formula="of:=IFERROR((ROUND((((MIN(([.$O162]^2)/([.$AF162]^2);[.$AD$2])))*[.$V162]*0.8)+([.O162]/10))*5)+10; 0)" office:value-type="float" office:value="80" calcext:value-type="float">
            <text:p>80</text:p>
          </table:table-cell>
          <table:table-cell table:style-name="ce6" table:formula="of:=IFERROR(ROUND((AVERAGE(MIN(([.$P162]^[.$X$2])/([.$AF162]^2);[.$AD$2]); MIN([.P162]/[.$AA$2]; [.$Z$2])))*([.$V162]+[.$Y$2]))*5;0)" office:value-type="float" office:value="45" calcext:value-type="float">
            <text:p>45</text:p>
          </table:table-cell>
          <table:table-cell table:style-name="ce24" table:formula="of:=IFERROR(ROUND((MIN(([.$P162]+[.$S162]+[.$U162])/8/[.$AF162];[.$AD$2]))*([.$V162]+3))*5;0)" office:value-type="float" office:value="50" calcext:value-type="float">
            <text:p>50</text:p>
          </table:table-cell>
          <table:table-cell table:style-name="ce16" table:formula="of:=IFERROR(ROUND(((MIN(([.$T162]^2)/([.$AF162]^2);[.$AD$2]))*([.$V162]+3)*[.$AF$2]))*5;0)" office:value-type="float" office:value="65" calcext:value-type="float">
            <text:p>65</text:p>
          </table:table-cell>
          <table:table-cell table:style-name="ce8" table:formula="of:=IFERROR(ROUND((AVERAGE(MIN(([.$Q162]^2)/([.$AF162]^2);[.$AD$2]);MIN([.Q162]/[.$AB$2]; [.$Z$2]))*([.$V162]+3)*[.$AF$2]))*5;0)" office:value-type="float" office:value="55" calcext:value-type="float">
            <text:p>55</text:p>
          </table:table-cell>
          <table:table-cell table:style-name="ce14" table:formula="of:=IFERROR(ROUND((AVERAGE(MIN(([.$S162]^2)/([.$AF162]^2);[.$AD$2]);MIN([.S162]/[.$AB$2]; [.$Z$2]))*([.$V162]+3)*[.$AF$2]))*5;0)" office:value-type="float" office:value="55" calcext:value-type="float">
            <text:p>55</text:p>
          </table:table-cell>
          <table:table-cell table:style-name="ce10" table:formula="of:=IFERROR(ROUND((AVERAGE(MIN(([.$R162]^[.$AC$2])/([.$AF162]^2);[.$AD$2]); MIN([.R162]/[.$AA$2]; [.$Z$2])))*([.$V162]+[.$Y$2]))*5;0)" office:value-type="float" office:value="65" calcext:value-type="float">
            <text:p>65</text:p>
          </table:table-cell>
          <table:table-cell table:style-name="ce11" table:formula="of:=ROUND(AVERAGE([.W162:.AC162]))" office:value-type="float" office:value="59" calcext:value-type="float">
            <text:p>59</text:p>
          </table:table-cell>
          <table:table-cell table:style-name="ce11" table:formula="of:=ROUND((([.U162]/[.$AE$1])*MAX([.U162]/350;0.8));2)" office:value-type="float" office:value="8.92" calcext:value-type="float">
            <text:p>8.92</text:p>
          </table:table-cell>
          <table:table-cell table:style-name="ce11" table:formula="of:=ROUND([.U16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62]^2)/([.$AF162]^2);[.$AE$2])))*[.$AE162]*0.8)+([.O162]/10))+10;10)" office:value-type="float" office:value="25" calcext:value-type="float">
            <text:p>25</text:p>
          </table:table-cell>
          <table:table-cell table:style-name="ce41" table:formula="of:=IFERROR(ROUND(((MIN(([.$P162]^2)/([.$AF162]^2);[.$AE$2])))*[.$AE162]);0)" office:value-type="float" office:value="6" calcext:value-type="float">
            <text:p>6</text:p>
          </table:table-cell>
          <table:table-cell table:style-name="ce42" table:formula="of:=IFERROR(ROUND(MIN(([.P162]+[.S162]+[.U162])/8/[.$AF162];[.$AE$2])^2*[.$AE162]);0)" office:value-type="float" office:value="8" calcext:value-type="float">
            <text:p>8</text:p>
          </table:table-cell>
          <table:table-cell table:style-name="ce43" table:formula="of:=IFERROR(ROUND(((MIN(([.T162]^2)/([.$AF162]^2);[.$AE$2])))*[.$AE162]*[.$AF$1]);0)" office:value-type="float" office:value="10" calcext:value-type="float">
            <text:p>10</text:p>
          </table:table-cell>
          <table:table-cell table:style-name="ce44" table:formula="of:=IFERROR(ROUND(((MIN(([.Q162]^2)/([.$AF162]^2);[.$AE$2])))*[.$AE162]*[.$AF$1]);0)" office:value-type="float" office:value="5" calcext:value-type="float">
            <text:p>5</text:p>
          </table:table-cell>
          <table:table-cell table:style-name="ce45" table:formula="of:=IFERROR(ROUND(((MIN(([.S162]^2)/([.$AF162]^2);[.$AE$2])))*[.$AE162]*[.$AF$1]);0)" office:value-type="float" office:value="5" calcext:value-type="float">
            <text:p>5</text:p>
          </table:table-cell>
          <table:table-cell table:style-name="ce46" table:formula="of:=IFERROR(ROUND(((MIN(([.R162]^2)/([.$AF162]^2);[.$AE$2]))*[.$AE162]));0)" office:value-type="float" office:value="11" calcext:value-type="float">
            <text:p>11</text:p>
          </table:table-cell>
          <table:table-cell table:formula="of:=ROUND(AVERAGE([.AI162:.AN162]);2)" office:value-type="float" office:value="7.5" calcext:value-type="float">
            <text:p>7.5</text:p>
          </table:table-cell>
          <table:table-cell table:style-name="ce11" table:formula="of:=IFERROR(MIN(MAX((ROUND(AVERAGE((((MIN(([.$O162]^[.$AO$2])/([.$AF162]^[.$AO$2]);[.$AQ$2])))*[.$V162]*0.8)+([.$O162]/10);([.O162]/8));0)*5)+10; 30); 99); 0)" office:value-type="float" office:value="70" calcext:value-type="float">
            <text:p>70</text:p>
          </table:table-cell>
          <table:table-cell table:style-name="ce11" table:formula="of:=IFERROR(MIN(MAX(ROUND(AVERAGE((MIN(([.$P162]^[.$X$2])/([.$AF162]^[.$AO$2]);[.$AQ$2]))*([.$V162]+[.$AR$2]);([.P16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62]+[.$S162]+[.$U162])/8/[.$AF162];[.$AQ$2]))*([.$V162]+3)*[.$AS$2];([.U16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2]^2)/([.$AF162]^[.$AO$2]);[.$AQ$2]))*([.$V162]+3)*[.$AS$2]);([.T16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2]^[.$AO$2])/([.$AF162]^[.$AO$2]);[.$AQ$2]))*([.$V162]+3)*[.$AS$2]);([.Q1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2]^[.$AO$2])/([.$AF162]^[.$AO$2]);[.$AQ$2]))*([.$V162]+3)*[.$AS$2]);([.S1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2]^[.$AC$2])/([.$AF162]^[.$AO$2]);[.$AQ$2]))*([.$V162]+[.$AR$2]);([.R162]/10));0)*5; [.$AU$2]); [.$AT$2]);0)" office:value-type="float" office:value="50" calcext:value-type="float">
            <text:p>50</text:p>
          </table:table-cell>
          <table:table-cell table:formula="of:=ROUND(AVERAGE([.AP162:.AV162]);2)" office:value-type="float" office:value="47.86" calcext:value-type="float">
            <text:p>47.86</text:p>
          </table:table-cell>
          <table:table-cell/>
          <table:table-cell table:formula="of:=MIN(MAX([.AH162]-[.AH161];0);[.$BF$2])" office:value-type="float" office:value="7" calcext:value-type="float">
            <text:p>7</text:p>
          </table:table-cell>
          <table:table-cell table:formula="of:=MIN(MAX([.AI162]-[.AI161];0);[.$BF$2])" office:value-type="float" office:value="4" calcext:value-type="float">
            <text:p>4</text:p>
          </table:table-cell>
          <table:table-cell table:formula="of:=MIN(MAX([.AJ162]-[.AJ161];0);[.$BF$2])" office:value-type="float" office:value="4" calcext:value-type="float">
            <text:p>4</text:p>
          </table:table-cell>
          <table:table-cell table:formula="of:=MIN(MAX([.AK162]-[.AK161];0);[.$BF$2])" office:value-type="float" office:value="5" calcext:value-type="float">
            <text:p>5</text:p>
          </table:table-cell>
          <table:table-cell table:formula="of:=MIN(MAX([.AL162]-[.AL161];0);[.$BF$2])" office:value-type="float" office:value="3" calcext:value-type="float">
            <text:p>3</text:p>
          </table:table-cell>
          <table:table-cell table:formula="of:=MIN(MAX([.AM162]-[.AM161];0);[.$BF$2])" office:value-type="float" office:value="3" calcext:value-type="float">
            <text:p>3</text:p>
          </table:table-cell>
          <table:table-cell table:formula="of:=MIN(MAX([.AN162]-[.AN161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163]-[.C163]" office:value-type="float" office:value="15" calcext:value-type="float">
            <text:p>15</text:p>
          </table:table-cell>
          <table:table-cell table:style-name="ce29" table:formula="of:=[.P163]-[.D163]" office:value-type="float" office:value="0" calcext:value-type="float">
            <text:p>0</text:p>
          </table:table-cell>
          <table:table-cell table:style-name="ce60" table:formula="of:=[.Q163]-[.E163]" office:value-type="float" office:value="-10" calcext:value-type="float">
            <text:p>-10</text:p>
          </table:table-cell>
          <table:table-cell table:style-name="ce62" table:formula="of:=[.R163]-[.F163]" office:value-type="float" office:value="0" calcext:value-type="float">
            <text:p>0</text:p>
          </table:table-cell>
          <table:table-cell table:style-name="ce64" table:formula="of:=[.S163]-[.G163]" office:value-type="float" office:value="-15" calcext:value-type="float">
            <text:p>-15</text:p>
          </table:table-cell>
          <table:table-cell table:style-name="ce66" table:formula="of:=[.T163]-[.H16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63:.T163])" office:value-type="float" office:value="450" calcext:value-type="float">
            <text:p>450</text:p>
          </table:table-cell>
          <table:table-cell table:style-name="ce11" table:formula="of:=ROUND((([.U163]/[.$AE$1])*MAX([.U163]/420; 1.2));2)" office:value-type="float" office:value="6" calcext:value-type="float">
            <text:p>6</text:p>
          </table:table-cell>
          <table:table-cell table:style-name="ce4" table:formula="of:=IFERROR((ROUND((((MIN(([.$O163]^2)/([.$AF163]^2);[.$AD$2])))*[.$V163]*0.8)+([.O163]/10))*5)+10; 0)" office:value-type="float" office:value="50" calcext:value-type="float">
            <text:p>50</text:p>
          </table:table-cell>
          <table:table-cell table:style-name="ce6" table:formula="of:=IFERROR(ROUND((AVERAGE(MIN(([.$P163]^[.$X$2])/([.$AF163]^2);[.$AD$2]); MIN([.P163]/[.$AA$2]; [.$Z$2])))*([.$V163]+[.$Y$2]))*5;0)" office:value-type="float" office:value="20" calcext:value-type="float">
            <text:p>20</text:p>
          </table:table-cell>
          <table:table-cell table:style-name="ce24" table:formula="of:=IFERROR(ROUND((MIN(([.$P163]+[.$S163]+[.$U163])/8/[.$AF163];[.$AD$2]))*([.$V163]+3))*5;0)" office:value-type="float" office:value="45" calcext:value-type="float">
            <text:p>45</text:p>
          </table:table-cell>
          <table:table-cell table:style-name="ce16" table:formula="of:=IFERROR(ROUND(((MIN(([.$T163]^2)/([.$AF163]^2);[.$AD$2]))*([.$V163]+3)*[.$AF$2]))*5;0)" office:value-type="float" office:value="50" calcext:value-type="float">
            <text:p>50</text:p>
          </table:table-cell>
          <table:table-cell table:style-name="ce8" table:formula="of:=IFERROR(ROUND((AVERAGE(MIN(([.$Q163]^2)/([.$AF163]^2);[.$AD$2]);MIN([.Q163]/[.$AB$2]; [.$Z$2]))*([.$V163]+3)*[.$AF$2]))*5;0)" office:value-type="float" office:value="30" calcext:value-type="float">
            <text:p>30</text:p>
          </table:table-cell>
          <table:table-cell table:style-name="ce14" table:formula="of:=IFERROR(ROUND((AVERAGE(MIN(([.$S163]^2)/([.$AF163]^2);[.$AD$2]);MIN([.S163]/[.$AB$2]; [.$Z$2]))*([.$V163]+3)*[.$AF$2]))*5;0)" office:value-type="float" office:value="70" calcext:value-type="float">
            <text:p>70</text:p>
          </table:table-cell>
          <table:table-cell table:style-name="ce10" table:formula="of:=IFERROR(ROUND((AVERAGE(MIN(([.$R163]^[.$AC$2])/([.$AF163]^2);[.$AD$2]); MIN([.R163]/[.$AA$2]; [.$Z$2])))*([.$V163]+[.$Y$2]))*5;0)" office:value-type="float" office:value="60" calcext:value-type="float">
            <text:p>60</text:p>
          </table:table-cell>
          <table:table-cell table:style-name="ce11" table:formula="of:=ROUND(AVERAGE([.W163:.AC163]))" office:value-type="float" office:value="46" calcext:value-type="float">
            <text:p>46</text:p>
          </table:table-cell>
          <table:table-cell table:style-name="ce11" table:formula="of:=ROUND((([.U163]/[.$AE$1])*MAX([.U163]/350;0.8));2)" office:value-type="float" office:value="6.43" calcext:value-type="float">
            <text:p>6.43</text:p>
          </table:table-cell>
          <table:table-cell table:style-name="ce11" table:formula="of:=ROUND([.U163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63]^2)/([.$AF163]^2);[.$AE$2])))*[.$AE163]*0.8)+([.O163]/10))+10;10)" office:value-type="float" office:value="18" calcext:value-type="float">
            <text:p>18</text:p>
          </table:table-cell>
          <table:table-cell table:style-name="ce41" table:formula="of:=IFERROR(ROUND(((MIN(([.$P163]^2)/([.$AF163]^2);[.$AE$2])))*[.$AE163]);0)" office:value-type="float" office:value="2" calcext:value-type="float">
            <text:p>2</text:p>
          </table:table-cell>
          <table:table-cell table:style-name="ce42" table:formula="of:=IFERROR(ROUND(MIN(([.P163]+[.S163]+[.U163])/8/[.$AF163];[.$AE$2])^2*[.$AE163]);0)" office:value-type="float" office:value="6" calcext:value-type="float">
            <text:p>6</text:p>
          </table:table-cell>
          <table:table-cell table:style-name="ce43" table:formula="of:=IFERROR(ROUND(((MIN(([.T163]^2)/([.$AF163]^2);[.$AE$2])))*[.$AE163]*[.$AF$1]);0)" office:value-type="float" office:value="6" calcext:value-type="float">
            <text:p>6</text:p>
          </table:table-cell>
          <table:table-cell table:style-name="ce44" table:formula="of:=IFERROR(ROUND(((MIN(([.Q163]^2)/([.$AF163]^2);[.$AE$2])))*[.$AE163]*[.$AF$1]);0)" office:value-type="float" office:value="2" calcext:value-type="float">
            <text:p>2</text:p>
          </table:table-cell>
          <table:table-cell table:style-name="ce45" table:formula="of:=IFERROR(ROUND(((MIN(([.S163]^2)/([.$AF163]^2);[.$AE$2])))*[.$AE163]*[.$AF$1]);0)" office:value-type="float" office:value="9" calcext:value-type="float">
            <text:p>9</text:p>
          </table:table-cell>
          <table:table-cell table:style-name="ce46" table:formula="of:=IFERROR(ROUND(((MIN(([.R163]^2)/([.$AF163]^2);[.$AE$2]))*[.$AE163]));0)" office:value-type="float" office:value="11" calcext:value-type="float">
            <text:p>11</text:p>
          </table:table-cell>
          <table:table-cell table:formula="of:=ROUND(AVERAGE([.AI163:.AN163]);2)" office:value-type="float" office:value="6" calcext:value-type="float">
            <text:p>6</text:p>
          </table:table-cell>
          <table:table-cell table:style-name="ce11" table:formula="of:=IFERROR(MIN(MAX((ROUND(AVERAGE((((MIN(([.$O163]^[.$AO$2])/([.$AF163]^[.$AO$2]);[.$AQ$2])))*[.$V163]*0.8)+([.$O163]/10);([.O163]/8));0)*5)+10; 30); 99); 0)" office:value-type="float" office:value="45" calcext:value-type="float">
            <text:p>45</text:p>
          </table:table-cell>
          <table:table-cell table:style-name="ce11" table:formula="of:=IFERROR(MIN(MAX(ROUND(AVERAGE((MIN(([.$P163]^[.$X$2])/([.$AF163]^[.$AO$2]);[.$AQ$2]))*([.$V163]+[.$AR$2]);([.P16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3]+[.$S163]+[.$U163])/8/[.$AF163];[.$AQ$2]))*([.$V163]+3)*[.$AS$2];([.U16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3]^2)/([.$AF163]^[.$AO$2]);[.$AQ$2]))*([.$V163]+3)*[.$AS$2]);([.T163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3]^[.$AO$2])/([.$AF163]^[.$AO$2]);[.$AQ$2]))*([.$V163]+3)*[.$AS$2]);([.Q16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3]^[.$AO$2])/([.$AF163]^[.$AO$2]);[.$AQ$2]))*([.$V163]+3)*[.$AS$2]);([.S16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3]^[.$AC$2])/([.$AF163]^[.$AO$2]);[.$AQ$2]))*([.$V163]+[.$AR$2]);([.R163]/10));0)*5; [.$AU$2]); [.$AT$2]);0)" office:value-type="float" office:value="45" calcext:value-type="float">
            <text:p>45</text:p>
          </table:table-cell>
          <table:table-cell table:formula="of:=ROUND(AVERAGE([.AP163:.AV163]);2)" office:value-type="float" office:value="38.57" calcext:value-type="float">
            <text:p>38.57</text:p>
          </table:table-cell>
          <table:table-cell/>
          <table:table-cell table:formula="of:=MIN(MAX([.AH163]-[.AH162];0);[.$BF$2])" office:value-type="float" office:value="0" calcext:value-type="float">
            <text:p>0</text:p>
          </table:table-cell>
          <table:table-cell table:formula="of:=MIN(MAX([.AI163]-[.AI162];0);[.$BF$2])" office:value-type="float" office:value="0" calcext:value-type="float">
            <text:p>0</text:p>
          </table:table-cell>
          <table:table-cell table:formula="of:=MIN(MAX([.AJ163]-[.AJ162];0);[.$BF$2])" office:value-type="float" office:value="0" calcext:value-type="float">
            <text:p>0</text:p>
          </table:table-cell>
          <table:table-cell table:formula="of:=MIN(MAX([.AK163]-[.AK162];0);[.$BF$2])" office:value-type="float" office:value="0" calcext:value-type="float">
            <text:p>0</text:p>
          </table:table-cell>
          <table:table-cell table:formula="of:=MIN(MAX([.AL163]-[.AL162];0);[.$BF$2])" office:value-type="float" office:value="0" calcext:value-type="float">
            <text:p>0</text:p>
          </table:table-cell>
          <table:table-cell table:formula="of:=MIN(MAX([.AM163]-[.AM162];0);[.$BF$2])" office:value-type="float" office:value="4" calcext:value-type="float">
            <text:p>4</text:p>
          </table:table-cell>
          <table:table-cell table:formula="of:=MIN(MAX([.AN163]-[.AN16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164]-[.C164]" office:value-type="float" office:value="0" calcext:value-type="float">
            <text:p>0</text:p>
          </table:table-cell>
          <table:table-cell table:style-name="ce29" table:formula="of:=[.P164]-[.D164]" office:value-type="float" office:value="0" calcext:value-type="float">
            <text:p>0</text:p>
          </table:table-cell>
          <table:table-cell table:style-name="ce60" table:formula="of:=[.Q164]-[.E164]" office:value-type="float" office:value="0" calcext:value-type="float">
            <text:p>0</text:p>
          </table:table-cell>
          <table:table-cell table:style-name="ce62" table:formula="of:=[.R164]-[.F164]" office:value-type="float" office:value="5" calcext:value-type="float">
            <text:p>5</text:p>
          </table:table-cell>
          <table:table-cell table:style-name="ce64" table:formula="of:=[.S164]-[.G164]" office:value-type="float" office:value="0" calcext:value-type="float">
            <text:p>0</text:p>
          </table:table-cell>
          <table:table-cell table:style-name="ce66" table:formula="of:=[.T164]-[.H16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4:.T164])" office:value-type="float" office:value="505" calcext:value-type="float">
            <text:p>505</text:p>
          </table:table-cell>
          <table:table-cell table:style-name="ce11" table:formula="of:=ROUND((([.U164]/[.$AE$1])*MAX([.U164]/420; 1.2));2)" office:value-type="float" office:value="6.75" calcext:value-type="float">
            <text:p>6.75</text:p>
          </table:table-cell>
          <table:table-cell table:style-name="ce4" table:formula="of:=IFERROR((ROUND((((MIN(([.$O164]^2)/([.$AF164]^2);[.$AD$2])))*[.$V164]*0.8)+([.O164]/10))*5)+10; 0)" office:value-type="float" office:value="65" calcext:value-type="float">
            <text:p>65</text:p>
          </table:table-cell>
          <table:table-cell table:style-name="ce6" table:formula="of:=IFERROR(ROUND((AVERAGE(MIN(([.$P164]^[.$X$2])/([.$AF164]^2);[.$AD$2]); MIN([.P164]/[.$AA$2]; [.$Z$2])))*([.$V164]+[.$Y$2]))*5;0)" office:value-type="float" office:value="65" calcext:value-type="float">
            <text:p>65</text:p>
          </table:table-cell>
          <table:table-cell table:style-name="ce24" table:formula="of:=IFERROR(ROUND((MIN(([.$P164]+[.$S164]+[.$U164])/8/[.$AF164];[.$AD$2]))*([.$V164]+3))*5;0)" office:value-type="float" office:value="50" calcext:value-type="float">
            <text:p>50</text:p>
          </table:table-cell>
          <table:table-cell table:style-name="ce16" table:formula="of:=IFERROR(ROUND(((MIN(([.$T164]^2)/([.$AF164]^2);[.$AD$2]))*([.$V164]+3)*[.$AF$2]))*5;0)" office:value-type="float" office:value="60" calcext:value-type="float">
            <text:p>60</text:p>
          </table:table-cell>
          <table:table-cell table:style-name="ce8" table:formula="of:=IFERROR(ROUND((AVERAGE(MIN(([.$Q164]^2)/([.$AF164]^2);[.$AD$2]);MIN([.Q164]/[.$AB$2]; [.$Z$2]))*([.$V164]+3)*[.$AF$2]))*5;0)" office:value-type="float" office:value="50" calcext:value-type="float">
            <text:p>50</text:p>
          </table:table-cell>
          <table:table-cell table:style-name="ce14" table:formula="of:=IFERROR(ROUND((AVERAGE(MIN(([.$S164]^2)/([.$AF164]^2);[.$AD$2]);MIN([.S164]/[.$AB$2]; [.$Z$2]))*([.$V164]+3)*[.$AF$2]))*5;0)" office:value-type="float" office:value="50" calcext:value-type="float">
            <text:p>50</text:p>
          </table:table-cell>
          <table:table-cell table:style-name="ce10" table:formula="of:=IFERROR(ROUND((AVERAGE(MIN(([.$R164]^[.$AC$2])/([.$AF164]^2);[.$AD$2]); MIN([.R164]/[.$AA$2]; [.$Z$2])))*([.$V164]+[.$Y$2]))*5;0)" office:value-type="float" office:value="35" calcext:value-type="float">
            <text:p>35</text:p>
          </table:table-cell>
          <table:table-cell table:style-name="ce11" table:formula="of:=ROUND(AVERAGE([.W164:.AC164]))" office:value-type="float" office:value="54" calcext:value-type="float">
            <text:p>54</text:p>
          </table:table-cell>
          <table:table-cell table:style-name="ce11" table:formula="of:=ROUND((([.U164]/[.$AE$1])*MAX([.U164]/350;0.8));2)" office:value-type="float" office:value="8.1" calcext:value-type="float">
            <text:p>8.1</text:p>
          </table:table-cell>
          <table:table-cell table:style-name="ce11" table:formula="of:=ROUND([.U16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164]^2)/([.$AF164]^2);[.$AE$2])))*[.$AE164]*0.8)+([.O164]/10))+10;10)" office:value-type="float" office:value="21" calcext:value-type="float">
            <text:p>21</text:p>
          </table:table-cell>
          <table:table-cell table:style-name="ce41" table:formula="of:=IFERROR(ROUND(((MIN(([.$P164]^2)/([.$AF164]^2);[.$AE$2])))*[.$AE164]);0)" office:value-type="float" office:value="14" calcext:value-type="float">
            <text:p>14</text:p>
          </table:table-cell>
          <table:table-cell table:style-name="ce42" table:formula="of:=IFERROR(ROUND(MIN(([.P164]+[.S164]+[.U164])/8/[.$AF164];[.$AE$2])^2*[.$AE164]);0)" office:value-type="float" office:value="9" calcext:value-type="float">
            <text:p>9</text:p>
          </table:table-cell>
          <table:table-cell table:style-name="ce43" table:formula="of:=IFERROR(ROUND(((MIN(([.T164]^2)/([.$AF164]^2);[.$AE$2])))*[.$AE164]*[.$AF$1]);0)" office:value-type="float" office:value="9" calcext:value-type="float">
            <text:p>9</text:p>
          </table:table-cell>
          <table:table-cell table:style-name="ce44" table:formula="of:=IFERROR(ROUND(((MIN(([.Q164]^2)/([.$AF164]^2);[.$AE$2])))*[.$AE164]*[.$AF$1]);0)" office:value-type="float" office:value="5" calcext:value-type="float">
            <text:p>5</text:p>
          </table:table-cell>
          <table:table-cell table:style-name="ce45" table:formula="of:=IFERROR(ROUND(((MIN(([.S164]^2)/([.$AF164]^2);[.$AE$2])))*[.$AE164]*[.$AF$1]);0)" office:value-type="float" office:value="5" calcext:value-type="float">
            <text:p>5</text:p>
          </table:table-cell>
          <table:table-cell table:style-name="ce46" table:formula="of:=IFERROR(ROUND(((MIN(([.R164]^2)/([.$AF164]^2);[.$AE$2]))*[.$AE164]));0)" office:value-type="float" office:value="4" calcext:value-type="float">
            <text:p>4</text:p>
          </table:table-cell>
          <table:table-cell table:formula="of:=ROUND(AVERAGE([.AI164:.AN164]);2)" office:value-type="float" office:value="7.67" calcext:value-type="float">
            <text:p>7.67</text:p>
          </table:table-cell>
          <table:table-cell table:style-name="ce11" table:formula="of:=IFERROR(MIN(MAX((ROUND(AVERAGE((((MIN(([.$O164]^[.$AO$2])/([.$AF164]^[.$AO$2]);[.$AQ$2])))*[.$V164]*0.8)+([.$O164]/10);([.O164]/8));0)*5)+10; 30); 99); 0)" office:value-type="float" office:value="60" calcext:value-type="float">
            <text:p>60</text:p>
          </table:table-cell>
          <table:table-cell table:style-name="ce11" table:formula="of:=IFERROR(MIN(MAX(ROUND(AVERAGE((MIN(([.$P164]^[.$X$2])/([.$AF164]^[.$AO$2]);[.$AQ$2]))*([.$V164]+[.$AR$2]);([.P16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4]+[.$S164]+[.$U164])/8/[.$AF164];[.$AQ$2]))*([.$V164]+3)*[.$AS$2];([.U16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4]^2)/([.$AF164]^[.$AO$2]);[.$AQ$2]))*([.$V164]+3)*[.$AS$2]);([.T16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4]^[.$AO$2])/([.$AF164]^[.$AO$2]);[.$AQ$2]))*([.$V164]+3)*[.$AS$2]);([.Q16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4]^[.$AO$2])/([.$AF164]^[.$AO$2]);[.$AQ$2]))*([.$V164]+3)*[.$AS$2]);([.S16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4]^[.$AC$2])/([.$AF164]^[.$AO$2]);[.$AQ$2]))*([.$V164]+[.$AR$2]);([.R164]/10));0)*5; [.$AU$2]); [.$AT$2]);0)" office:value-type="float" office:value="25" calcext:value-type="float">
            <text:p>25</text:p>
          </table:table-cell>
          <table:table-cell table:formula="of:=ROUND(AVERAGE([.AP164:.AV164]);2)" office:value-type="float" office:value="45" calcext:value-type="float">
            <text:p>45</text:p>
          </table:table-cell>
          <table:table-cell/>
          <table:table-cell table:formula="of:=MIN(MAX([.AH164]-[.AH163];0);[.$BF$2])" office:value-type="float" office:value="3" calcext:value-type="float">
            <text:p>3</text:p>
          </table:table-cell>
          <table:table-cell table:formula="of:=MIN(MAX([.AI164]-[.AI163];0);[.$BF$2])" office:value-type="float" office:value="12" calcext:value-type="float">
            <text:p>12</text:p>
          </table:table-cell>
          <table:table-cell table:formula="of:=MIN(MAX([.AJ164]-[.AJ163];0);[.$BF$2])" office:value-type="float" office:value="3" calcext:value-type="float">
            <text:p>3</text:p>
          </table:table-cell>
          <table:table-cell table:formula="of:=MIN(MAX([.AK164]-[.AK163];0);[.$BF$2])" office:value-type="float" office:value="3" calcext:value-type="float">
            <text:p>3</text:p>
          </table:table-cell>
          <table:table-cell table:formula="of:=MIN(MAX([.AL164]-[.AL163];0);[.$BF$2])" office:value-type="float" office:value="3" calcext:value-type="float">
            <text:p>3</text:p>
          </table:table-cell>
          <table:table-cell table:formula="of:=MIN(MAX([.AM164]-[.AM163];0);[.$BF$2])" office:value-type="float" office:value="0" calcext:value-type="float">
            <text:p>0</text:p>
          </table:table-cell>
          <table:table-cell table:formula="of:=MIN(MAX([.AN164]-[.AN16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165]-[.C165]" office:value-type="float" office:value="5" calcext:value-type="float">
            <text:p>5</text:p>
          </table:table-cell>
          <table:table-cell table:style-name="ce29" table:formula="of:=[.P165]-[.D165]" office:value-type="float" office:value="5" calcext:value-type="float">
            <text:p>5</text:p>
          </table:table-cell>
          <table:table-cell table:style-name="ce60" table:formula="of:=[.Q165]-[.E165]" office:value-type="float" office:value="0" calcext:value-type="float">
            <text:p>0</text:p>
          </table:table-cell>
          <table:table-cell table:style-name="ce62" table:formula="of:=[.R165]-[.F165]" office:value-type="float" office:value="-10" calcext:value-type="float">
            <text:p>-10</text:p>
          </table:table-cell>
          <table:table-cell table:style-name="ce64" table:formula="of:=[.S165]-[.G165]" office:value-type="float" office:value="0" calcext:value-type="float">
            <text:p>0</text:p>
          </table:table-cell>
          <table:table-cell table:style-name="ce66" table:formula="of:=[.T165]-[.H165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65:.T165])" office:value-type="float" office:value="455" calcext:value-type="float">
            <text:p>455</text:p>
          </table:table-cell>
          <table:table-cell table:style-name="ce11" table:formula="of:=ROUND((([.U165]/[.$AE$1])*MAX([.U165]/420; 1.2));2)" office:value-type="float" office:value="6.07" calcext:value-type="float">
            <text:p>6.07</text:p>
          </table:table-cell>
          <table:table-cell table:style-name="ce4" table:formula="of:=IFERROR((ROUND((((MIN(([.$O165]^2)/([.$AF165]^2);[.$AD$2])))*[.$V165]*0.8)+([.O165]/10))*5)+10; 0)" office:value-type="float" office:value="65" calcext:value-type="float">
            <text:p>65</text:p>
          </table:table-cell>
          <table:table-cell table:style-name="ce6" table:formula="of:=IFERROR(ROUND((AVERAGE(MIN(([.$P165]^[.$X$2])/([.$AF165]^2);[.$AD$2]); MIN([.P165]/[.$AA$2]; [.$Z$2])))*([.$V165]+[.$Y$2]))*5;0)" office:value-type="float" office:value="30" calcext:value-type="float">
            <text:p>30</text:p>
          </table:table-cell>
          <table:table-cell table:style-name="ce24" table:formula="of:=IFERROR(ROUND((MIN(([.$P165]+[.$S165]+[.$U165])/8/[.$AF165];[.$AD$2]))*([.$V165]+3))*5;0)" office:value-type="float" office:value="45" calcext:value-type="float">
            <text:p>45</text:p>
          </table:table-cell>
          <table:table-cell table:style-name="ce16" table:formula="of:=IFERROR(ROUND(((MIN(([.$T165]^2)/([.$AF165]^2);[.$AD$2]))*([.$V165]+3)*[.$AF$2]))*5;0)" office:value-type="float" office:value="55" calcext:value-type="float">
            <text:p>55</text:p>
          </table:table-cell>
          <table:table-cell table:style-name="ce8" table:formula="of:=IFERROR(ROUND((AVERAGE(MIN(([.$Q165]^2)/([.$AF165]^2);[.$AD$2]);MIN([.Q165]/[.$AB$2]; [.$Z$2]))*([.$V165]+3)*[.$AF$2]))*5;0)" office:value-type="float" office:value="20" calcext:value-type="float">
            <text:p>20</text:p>
          </table:table-cell>
          <table:table-cell table:style-name="ce14" table:formula="of:=IFERROR(ROUND((AVERAGE(MIN(([.$S165]^2)/([.$AF165]^2);[.$AD$2]);MIN([.S165]/[.$AB$2]; [.$Z$2]))*([.$V165]+3)*[.$AF$2]))*5;0)" office:value-type="float" office:value="65" calcext:value-type="float">
            <text:p>65</text:p>
          </table:table-cell>
          <table:table-cell table:style-name="ce10" table:formula="of:=IFERROR(ROUND((AVERAGE(MIN(([.$R165]^[.$AC$2])/([.$AF165]^2);[.$AD$2]); MIN([.R165]/[.$AA$2]; [.$Z$2])))*([.$V165]+[.$Y$2]))*5;0)" office:value-type="float" office:value="60" calcext:value-type="float">
            <text:p>60</text:p>
          </table:table-cell>
          <table:table-cell table:style-name="ce11" table:formula="of:=ROUND(AVERAGE([.W165:.AC165]))" office:value-type="float" office:value="49" calcext:value-type="float">
            <text:p>49</text:p>
          </table:table-cell>
          <table:table-cell table:style-name="ce11" table:formula="of:=ROUND((([.U165]/[.$AE$1])*MAX([.U165]/350;0.8));2)" office:value-type="float" office:value="6.57" calcext:value-type="float">
            <text:p>6.57</text:p>
          </table:table-cell>
          <table:table-cell table:style-name="ce11" table:formula="of:=ROUND([.U165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65]^2)/([.$AF165]^2);[.$AE$2])))*[.$AE165]*0.8)+([.O165]/10))+10;10)" office:value-type="float" office:value="21" calcext:value-type="float">
            <text:p>21</text:p>
          </table:table-cell>
          <table:table-cell table:style-name="ce41" table:formula="of:=IFERROR(ROUND(((MIN(([.$P165]^2)/([.$AF165]^2);[.$AE$2])))*[.$AE165]);0)" office:value-type="float" office:value="3" calcext:value-type="float">
            <text:p>3</text:p>
          </table:table-cell>
          <table:table-cell table:style-name="ce42" table:formula="of:=IFERROR(ROUND(MIN(([.P165]+[.S165]+[.U165])/8/[.$AF165];[.$AE$2])^2*[.$AE165]);0)" office:value-type="float" office:value="7" calcext:value-type="float">
            <text:p>7</text:p>
          </table:table-cell>
          <table:table-cell table:style-name="ce43" table:formula="of:=IFERROR(ROUND(((MIN(([.T165]^2)/([.$AF165]^2);[.$AE$2])))*[.$AE165]*[.$AF$1]);0)" office:value-type="float" office:value="7" calcext:value-type="float">
            <text:p>7</text:p>
          </table:table-cell>
          <table:table-cell table:style-name="ce44" table:formula="of:=IFERROR(ROUND(((MIN(([.Q165]^2)/([.$AF165]^2);[.$AE$2])))*[.$AE165]*[.$AF$1]);0)" office:value-type="float" office:value="1" calcext:value-type="float">
            <text:p>1</text:p>
          </table:table-cell>
          <table:table-cell table:style-name="ce45" table:formula="of:=IFERROR(ROUND(((MIN(([.S165]^2)/([.$AF165]^2);[.$AE$2])))*[.$AE165]*[.$AF$1]);0)" office:value-type="float" office:value="7" calcext:value-type="float">
            <text:p>7</text:p>
          </table:table-cell>
          <table:table-cell table:style-name="ce46" table:formula="of:=IFERROR(ROUND(((MIN(([.R165]^2)/([.$AF165]^2);[.$AE$2]))*[.$AE165]));0)" office:value-type="float" office:value="13" calcext:value-type="float">
            <text:p>13</text:p>
          </table:table-cell>
          <table:table-cell table:formula="of:=ROUND(AVERAGE([.AI165:.AN165]);2)" office:value-type="float" office:value="6.33" calcext:value-type="float">
            <text:p>6.33</text:p>
          </table:table-cell>
          <table:table-cell table:style-name="ce11" table:formula="of:=IFERROR(MIN(MAX((ROUND(AVERAGE((((MIN(([.$O165]^[.$AO$2])/([.$AF165]^[.$AO$2]);[.$AQ$2])))*[.$V165]*0.8)+([.$O165]/10);([.O165]/8));0)*5)+10; 30); 99); 0)" office:value-type="float" office:value="60" calcext:value-type="float">
            <text:p>60</text:p>
          </table:table-cell>
          <table:table-cell table:style-name="ce11" table:formula="of:=IFERROR(MIN(MAX(ROUND(AVERAGE((MIN(([.$P165]^[.$X$2])/([.$AF165]^[.$AO$2]);[.$AQ$2]))*([.$V165]+[.$AR$2]);([.P1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65]+[.$S165]+[.$U165])/8/[.$AF165];[.$AQ$2]))*([.$V165]+3)*[.$AS$2];([.U165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5]^2)/([.$AF165]^[.$AO$2]);[.$AQ$2]))*([.$V165]+3)*[.$AS$2]);([.T16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5]^[.$AO$2])/([.$AF165]^[.$AO$2]);[.$AQ$2]))*([.$V165]+3)*[.$AS$2]);([.Q16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65]^[.$AO$2])/([.$AF165]^[.$AO$2]);[.$AQ$2]))*([.$V165]+3)*[.$AS$2]);([.S16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5]^[.$AC$2])/([.$AF165]^[.$AO$2]);[.$AQ$2]))*([.$V165]+[.$AR$2]);([.R165]/10));0)*5; [.$AU$2]); [.$AT$2]);0)" office:value-type="float" office:value="45" calcext:value-type="float">
            <text:p>45</text:p>
          </table:table-cell>
          <table:table-cell table:formula="of:=ROUND(AVERAGE([.AP165:.AV165]);2)" office:value-type="float" office:value="40" calcext:value-type="float">
            <text:p>40</text:p>
          </table:table-cell>
          <table:table-cell/>
          <table:table-cell table:formula="of:=MIN(MAX([.AH165]-[.AH164];0);[.$BF$2])" office:value-type="float" office:value="0" calcext:value-type="float">
            <text:p>0</text:p>
          </table:table-cell>
          <table:table-cell table:formula="of:=MIN(MAX([.AI165]-[.AI164];0);[.$BF$2])" office:value-type="float" office:value="0" calcext:value-type="float">
            <text:p>0</text:p>
          </table:table-cell>
          <table:table-cell table:formula="of:=MIN(MAX([.AJ165]-[.AJ164];0);[.$BF$2])" office:value-type="float" office:value="0" calcext:value-type="float">
            <text:p>0</text:p>
          </table:table-cell>
          <table:table-cell table:formula="of:=MIN(MAX([.AK165]-[.AK164];0);[.$BF$2])" office:value-type="float" office:value="0" calcext:value-type="float">
            <text:p>0</text:p>
          </table:table-cell>
          <table:table-cell table:formula="of:=MIN(MAX([.AL165]-[.AL164];0);[.$BF$2])" office:value-type="float" office:value="0" calcext:value-type="float">
            <text:p>0</text:p>
          </table:table-cell>
          <table:table-cell table:formula="of:=MIN(MAX([.AM165]-[.AM164];0);[.$BF$2])" office:value-type="float" office:value="2" calcext:value-type="float">
            <text:p>2</text:p>
          </table:table-cell>
          <table:table-cell table:formula="of:=MIN(MAX([.AN165]-[.AN16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166]-[.C166]" office:value-type="float" office:value="5" calcext:value-type="float">
            <text:p>5</text:p>
          </table:table-cell>
          <table:table-cell table:style-name="ce29" table:formula="of:=[.P166]-[.D166]" office:value-type="float" office:value="0" calcext:value-type="float">
            <text:p>0</text:p>
          </table:table-cell>
          <table:table-cell table:style-name="ce60" table:formula="of:=[.Q166]-[.E166]" office:value-type="float" office:value="0" calcext:value-type="float">
            <text:p>0</text:p>
          </table:table-cell>
          <table:table-cell table:style-name="ce62" table:formula="of:=[.R166]-[.F166]" office:value-type="float" office:value="0" calcext:value-type="float">
            <text:p>0</text:p>
          </table:table-cell>
          <table:table-cell table:style-name="ce64" table:formula="of:=[.S166]-[.G166]" office:value-type="float" office:value="0" calcext:value-type="float">
            <text:p>0</text:p>
          </table:table-cell>
          <table:table-cell table:style-name="ce66" table:formula="of:=[.T166]-[.H166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66:.T166])" office:value-type="float" office:value="490" calcext:value-type="float">
            <text:p>490</text:p>
          </table:table-cell>
          <table:table-cell table:style-name="ce11" table:formula="of:=ROUND((([.U166]/[.$AE$1])*MAX([.U166]/420; 1.2));2)" office:value-type="float" office:value="6.53" calcext:value-type="float">
            <text:p>6.53</text:p>
          </table:table-cell>
          <table:table-cell table:style-name="ce4" table:formula="of:=IFERROR((ROUND((((MIN(([.$O166]^2)/([.$AF166]^2);[.$AD$2])))*[.$V166]*0.8)+([.O166]/10))*5)+10; 0)" office:value-type="float" office:value="65" calcext:value-type="float">
            <text:p>65</text:p>
          </table:table-cell>
          <table:table-cell table:style-name="ce6" table:formula="of:=IFERROR(ROUND((AVERAGE(MIN(([.$P166]^[.$X$2])/([.$AF166]^2);[.$AD$2]); MIN([.P166]/[.$AA$2]; [.$Z$2])))*([.$V166]+[.$Y$2]))*5;0)" office:value-type="float" office:value="50" calcext:value-type="float">
            <text:p>50</text:p>
          </table:table-cell>
          <table:table-cell table:style-name="ce24" table:formula="of:=IFERROR(ROUND((MIN(([.$P166]+[.$S166]+[.$U166])/8/[.$AF166];[.$AD$2]))*([.$V166]+3))*5;0)" office:value-type="float" office:value="50" calcext:value-type="float">
            <text:p>50</text:p>
          </table:table-cell>
          <table:table-cell table:style-name="ce16" table:formula="of:=IFERROR(ROUND(((MIN(([.$T166]^2)/([.$AF166]^2);[.$AD$2]))*([.$V166]+3)*[.$AF$2]))*5;0)" office:value-type="float" office:value="55" calcext:value-type="float">
            <text:p>55</text:p>
          </table:table-cell>
          <table:table-cell table:style-name="ce8" table:formula="of:=IFERROR(ROUND((AVERAGE(MIN(([.$Q166]^2)/([.$AF166]^2);[.$AD$2]);MIN([.Q166]/[.$AB$2]; [.$Z$2]))*([.$V166]+3)*[.$AF$2]))*5;0)" office:value-type="float" office:value="35" calcext:value-type="float">
            <text:p>35</text:p>
          </table:table-cell>
          <table:table-cell table:style-name="ce14" table:formula="of:=IFERROR(ROUND((AVERAGE(MIN(([.$S166]^2)/([.$AF166]^2);[.$AD$2]);MIN([.S166]/[.$AB$2]; [.$Z$2]))*([.$V166]+3)*[.$AF$2]))*5;0)" office:value-type="float" office:value="55" calcext:value-type="float">
            <text:p>55</text:p>
          </table:table-cell>
          <table:table-cell table:style-name="ce10" table:formula="of:=IFERROR(ROUND((AVERAGE(MIN(([.$R166]^[.$AC$2])/([.$AF166]^2);[.$AD$2]); MIN([.R166]/[.$AA$2]; [.$Z$2])))*([.$V166]+[.$Y$2]))*5;0)" office:value-type="float" office:value="55" calcext:value-type="float">
            <text:p>55</text:p>
          </table:table-cell>
          <table:table-cell table:style-name="ce11" table:formula="of:=ROUND(AVERAGE([.W166:.AC166]))" office:value-type="float" office:value="52" calcext:value-type="float">
            <text:p>52</text:p>
          </table:table-cell>
          <table:table-cell table:style-name="ce11" table:formula="of:=ROUND((([.U166]/[.$AE$1])*MAX([.U166]/350;0.8));2)" office:value-type="float" office:value="7.62" calcext:value-type="float">
            <text:p>7.62</text:p>
          </table:table-cell>
          <table:table-cell table:style-name="ce11" table:formula="of:=ROUND([.U16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6]^2)/([.$AF166]^2);[.$AE$2])))*[.$AE166]*0.8)+([.O166]/10))+10;10)" office:value-type="float" office:value="21" calcext:value-type="float">
            <text:p>21</text:p>
          </table:table-cell>
          <table:table-cell table:style-name="ce41" table:formula="of:=IFERROR(ROUND(((MIN(([.$P166]^2)/([.$AF166]^2);[.$AE$2])))*[.$AE166]);0)" office:value-type="float" office:value="8" calcext:value-type="float">
            <text:p>8</text:p>
          </table:table-cell>
          <table:table-cell table:style-name="ce42" table:formula="of:=IFERROR(ROUND(MIN(([.P166]+[.S166]+[.U166])/8/[.$AF166];[.$AE$2])^2*[.$AE166]);0)" office:value-type="float" office:value="8" calcext:value-type="float">
            <text:p>8</text:p>
          </table:table-cell>
          <table:table-cell table:style-name="ce43" table:formula="of:=IFERROR(ROUND(((MIN(([.T166]^2)/([.$AF166]^2);[.$AE$2])))*[.$AE166]*[.$AF$1]);0)" office:value-type="float" office:value="8" calcext:value-type="float">
            <text:p>8</text:p>
          </table:table-cell>
          <table:table-cell table:style-name="ce44" table:formula="of:=IFERROR(ROUND(((MIN(([.Q166]^2)/([.$AF166]^2);[.$AE$2])))*[.$AE166]*[.$AF$1]);0)" office:value-type="float" office:value="3" calcext:value-type="float">
            <text:p>3</text:p>
          </table:table-cell>
          <table:table-cell table:style-name="ce45" table:formula="of:=IFERROR(ROUND(((MIN(([.S166]^2)/([.$AF166]^2);[.$AE$2])))*[.$AE166]*[.$AF$1]);0)" office:value-type="float" office:value="6" calcext:value-type="float">
            <text:p>6</text:p>
          </table:table-cell>
          <table:table-cell table:style-name="ce46" table:formula="of:=IFERROR(ROUND(((MIN(([.R166]^2)/([.$AF166]^2);[.$AE$2]))*[.$AE166]));0)" office:value-type="float" office:value="10" calcext:value-type="float">
            <text:p>10</text:p>
          </table:table-cell>
          <table:table-cell table:formula="of:=ROUND(AVERAGE([.AI166:.AN166]);2)" office:value-type="float" office:value="7.17" calcext:value-type="float">
            <text:p>7.17</text:p>
          </table:table-cell>
          <table:table-cell table:style-name="ce11" table:formula="of:=IFERROR(MIN(MAX((ROUND(AVERAGE((((MIN(([.$O166]^[.$AO$2])/([.$AF166]^[.$AO$2]);[.$AQ$2])))*[.$V166]*0.8)+([.$O166]/10);([.O166]/8));0)*5)+10; 30); 99); 0)" office:value-type="float" office:value="60" calcext:value-type="float">
            <text:p>60</text:p>
          </table:table-cell>
          <table:table-cell table:style-name="ce11" table:formula="of:=IFERROR(MIN(MAX(ROUND(AVERAGE((MIN(([.$P166]^[.$X$2])/([.$AF166]^[.$AO$2]);[.$AQ$2]))*([.$V166]+[.$AR$2]);([.P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6]+[.$S166]+[.$U166])/8/[.$AF166];[.$AQ$2]))*([.$V166]+3)*[.$AS$2];([.U16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6]^2)/([.$AF166]^[.$AO$2]);[.$AQ$2]))*([.$V166]+3)*[.$AS$2]);([.T16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6]^[.$AO$2])/([.$AF166]^[.$AO$2]);[.$AQ$2]))*([.$V166]+3)*[.$AS$2]);([.Q16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6]^[.$AO$2])/([.$AF166]^[.$AO$2]);[.$AQ$2]))*([.$V166]+3)*[.$AS$2]);([.S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6]^[.$AC$2])/([.$AF166]^[.$AO$2]);[.$AQ$2]))*([.$V166]+[.$AR$2]);([.R166]/10));0)*5; [.$AU$2]); [.$AT$2]);0)" office:value-type="float" office:value="45" calcext:value-type="float">
            <text:p>45</text:p>
          </table:table-cell>
          <table:table-cell table:formula="of:=ROUND(AVERAGE([.AP166:.AV166]);2)" office:value-type="float" office:value="44.29" calcext:value-type="float">
            <text:p>44.29</text:p>
          </table:table-cell>
          <table:table-cell/>
          <table:table-cell table:formula="of:=MIN(MAX([.AH166]-[.AH165];0);[.$BF$2])" office:value-type="float" office:value="0" calcext:value-type="float">
            <text:p>0</text:p>
          </table:table-cell>
          <table:table-cell table:formula="of:=MIN(MAX([.AI166]-[.AI165];0);[.$BF$2])" office:value-type="float" office:value="5" calcext:value-type="float">
            <text:p>5</text:p>
          </table:table-cell>
          <table:table-cell table:formula="of:=MIN(MAX([.AJ166]-[.AJ165];0);[.$BF$2])" office:value-type="float" office:value="1" calcext:value-type="float">
            <text:p>1</text:p>
          </table:table-cell>
          <table:table-cell table:formula="of:=MIN(MAX([.AK166]-[.AK165];0);[.$BF$2])" office:value-type="float" office:value="1" calcext:value-type="float">
            <text:p>1</text:p>
          </table:table-cell>
          <table:table-cell table:formula="of:=MIN(MAX([.AL166]-[.AL165];0);[.$BF$2])" office:value-type="float" office:value="2" calcext:value-type="float">
            <text:p>2</text:p>
          </table:table-cell>
          <table:table-cell table:formula="of:=MIN(MAX([.AM166]-[.AM165];0);[.$BF$2])" office:value-type="float" office:value="0" calcext:value-type="float">
            <text:p>0</text:p>
          </table:table-cell>
          <table:table-cell table:formula="of:=MIN(MAX([.AN166]-[.AN16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3" calcext:value-type="float">
            <text:p>93</text:p>
          </table:table-cell>
          <table:table-cell table:style-name="ce55" table:formula="of:=[.O167]-[.C167]" office:value-type="float" office:value="5" calcext:value-type="float">
            <text:p>5</text:p>
          </table:table-cell>
          <table:table-cell table:style-name="ce29" table:formula="of:=[.P167]-[.D167]" office:value-type="float" office:value="0" calcext:value-type="float">
            <text:p>0</text:p>
          </table:table-cell>
          <table:table-cell table:style-name="ce60" table:formula="of:=[.Q167]-[.E167]" office:value-type="float" office:value="0" calcext:value-type="float">
            <text:p>0</text:p>
          </table:table-cell>
          <table:table-cell table:style-name="ce62" table:formula="of:=[.R167]-[.F167]" office:value-type="float" office:value="0" calcext:value-type="float">
            <text:p>0</text:p>
          </table:table-cell>
          <table:table-cell table:style-name="ce64" table:formula="of:=[.S167]-[.G167]" office:value-type="float" office:value="0" calcext:value-type="float">
            <text:p>0</text:p>
          </table:table-cell>
          <table:table-cell table:style-name="ce66" table:formula="of:=[.T167]-[.H167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88" calcext:value-type="float">
            <text:p>88</text:p>
          </table:table-cell>
          <table:table-cell table:style-name="ce11" table:formula="of:=SUM([.O167:.T167])" office:value-type="float" office:value="495" calcext:value-type="float">
            <text:p>495</text:p>
          </table:table-cell>
          <table:table-cell table:style-name="ce11" table:formula="of:=ROUND((([.U167]/[.$AE$1])*MAX([.U167]/420; 1.2));2)" office:value-type="float" office:value="6.6" calcext:value-type="float">
            <text:p>6.6</text:p>
          </table:table-cell>
          <table:table-cell table:style-name="ce4" table:formula="of:=IFERROR((ROUND((((MIN(([.$O167]^2)/([.$AF167]^2);[.$AD$2])))*[.$V167]*0.8)+([.O167]/10))*5)+10; 0)" office:value-type="float" office:value="65" calcext:value-type="float">
            <text:p>65</text:p>
          </table:table-cell>
          <table:table-cell table:style-name="ce6" table:formula="of:=IFERROR(ROUND((AVERAGE(MIN(([.$P167]^[.$X$2])/([.$AF167]^2);[.$AD$2]); MIN([.P167]/[.$AA$2]; [.$Z$2])))*([.$V167]+[.$Y$2]))*5;0)" office:value-type="float" office:value="55" calcext:value-type="float">
            <text:p>55</text:p>
          </table:table-cell>
          <table:table-cell table:style-name="ce24" table:formula="of:=IFERROR(ROUND((MIN(([.$P167]+[.$S167]+[.$U167])/8/[.$AF167];[.$AD$2]))*([.$V167]+3))*5;0)" office:value-type="float" office:value="50" calcext:value-type="float">
            <text:p>50</text:p>
          </table:table-cell>
          <table:table-cell table:style-name="ce16" table:formula="of:=IFERROR(ROUND(((MIN(([.$T167]^2)/([.$AF167]^2);[.$AD$2]))*([.$V167]+3)*[.$AF$2]))*5;0)" office:value-type="float" office:value="45" calcext:value-type="float">
            <text:p>45</text:p>
          </table:table-cell>
          <table:table-cell table:style-name="ce8" table:formula="of:=IFERROR(ROUND((AVERAGE(MIN(([.$Q167]^2)/([.$AF167]^2);[.$AD$2]);MIN([.Q167]/[.$AB$2]; [.$Z$2]))*([.$V167]+3)*[.$AF$2]))*5;0)" office:value-type="float" office:value="35" calcext:value-type="float">
            <text:p>35</text:p>
          </table:table-cell>
          <table:table-cell table:style-name="ce14" table:formula="of:=IFERROR(ROUND((AVERAGE(MIN(([.$S167]^2)/([.$AF167]^2);[.$AD$2]);MIN([.S167]/[.$AB$2]; [.$Z$2]))*([.$V167]+3)*[.$AF$2]))*5;0)" office:value-type="float" office:value="55" calcext:value-type="float">
            <text:p>55</text:p>
          </table:table-cell>
          <table:table-cell table:style-name="ce10" table:formula="of:=IFERROR(ROUND((AVERAGE(MIN(([.$R167]^[.$AC$2])/([.$AF167]^2);[.$AD$2]); MIN([.R167]/[.$AA$2]; [.$Z$2])))*([.$V167]+[.$Y$2]))*5;0)" office:value-type="float" office:value="60" calcext:value-type="float">
            <text:p>60</text:p>
          </table:table-cell>
          <table:table-cell table:style-name="ce11" table:formula="of:=ROUND(AVERAGE([.W167:.AC167]))" office:value-type="float" office:value="52" calcext:value-type="float">
            <text:p>52</text:p>
          </table:table-cell>
          <table:table-cell table:style-name="ce11" table:formula="of:=ROUND((([.U167]/[.$AE$1])*MAX([.U167]/350;0.8));2)" office:value-type="float" office:value="7.78" calcext:value-type="float">
            <text:p>7.78</text:p>
          </table:table-cell>
          <table:table-cell table:style-name="ce11" table:formula="of:=ROUND([.U167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7]^2)/([.$AF167]^2);[.$AE$2])))*[.$AE167]*0.8)+([.O167]/10))+10;10)" office:value-type="float" office:value="21" calcext:value-type="float">
            <text:p>21</text:p>
          </table:table-cell>
          <table:table-cell table:style-name="ce41" table:formula="of:=IFERROR(ROUND(((MIN(([.$P167]^2)/([.$AF167]^2);[.$AE$2])))*[.$AE167]);0)" office:value-type="float" office:value="10" calcext:value-type="float">
            <text:p>10</text:p>
          </table:table-cell>
          <table:table-cell table:style-name="ce42" table:formula="of:=IFERROR(ROUND(MIN(([.P167]+[.S167]+[.U167])/8/[.$AF167];[.$AE$2])^2*[.$AE167]);0)" office:value-type="float" office:value="8" calcext:value-type="float">
            <text:p>8</text:p>
          </table:table-cell>
          <table:table-cell table:style-name="ce43" table:formula="of:=IFERROR(ROUND(((MIN(([.T167]^2)/([.$AF167]^2);[.$AE$2])))*[.$AE167]*[.$AF$1]);0)" office:value-type="float" office:value="6" calcext:value-type="float">
            <text:p>6</text:p>
          </table:table-cell>
          <table:table-cell table:style-name="ce44" table:formula="of:=IFERROR(ROUND(((MIN(([.Q167]^2)/([.$AF167]^2);[.$AE$2])))*[.$AE167]*[.$AF$1]);0)" office:value-type="float" office:value="3" calcext:value-type="float">
            <text:p>3</text:p>
          </table:table-cell>
          <table:table-cell table:style-name="ce45" table:formula="of:=IFERROR(ROUND(((MIN(([.S167]^2)/([.$AF167]^2);[.$AE$2])))*[.$AE167]*[.$AF$1]);0)" office:value-type="float" office:value="6" calcext:value-type="float">
            <text:p>6</text:p>
          </table:table-cell>
          <table:table-cell table:style-name="ce46" table:formula="of:=IFERROR(ROUND(((MIN(([.R167]^2)/([.$AF167]^2);[.$AE$2]))*[.$AE167]));0)" office:value-type="float" office:value="11" calcext:value-type="float">
            <text:p>11</text:p>
          </table:table-cell>
          <table:table-cell table:formula="of:=ROUND(AVERAGE([.AI167:.AN167]);2)" office:value-type="float" office:value="7.33" calcext:value-type="float">
            <text:p>7.33</text:p>
          </table:table-cell>
          <table:table-cell table:style-name="ce11" table:formula="of:=IFERROR(MIN(MAX((ROUND(AVERAGE((((MIN(([.$O167]^[.$AO$2])/([.$AF167]^[.$AO$2]);[.$AQ$2])))*[.$V167]*0.8)+([.$O167]/10);([.O167]/8));0)*5)+10; 30); 99); 0)" office:value-type="float" office:value="60" calcext:value-type="float">
            <text:p>60</text:p>
          </table:table-cell>
          <table:table-cell table:style-name="ce11" table:formula="of:=IFERROR(MIN(MAX(ROUND(AVERAGE((MIN(([.$P167]^[.$X$2])/([.$AF167]^[.$AO$2]);[.$AQ$2]))*([.$V167]+[.$AR$2]);([.P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7]+[.$S167]+[.$U167])/8/[.$AF167];[.$AQ$2]))*([.$V167]+3)*[.$AS$2];([.U16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7]^2)/([.$AF167]^[.$AO$2]);[.$AQ$2]))*([.$V167]+3)*[.$AS$2]);([.T16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7]^[.$AO$2])/([.$AF167]^[.$AO$2]);[.$AQ$2]))*([.$V167]+3)*[.$AS$2]);([.Q16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7]^[.$AO$2])/([.$AF167]^[.$AO$2]);[.$AQ$2]))*([.$V167]+3)*[.$AS$2]);([.S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7]^[.$AC$2])/([.$AF167]^[.$AO$2]);[.$AQ$2]))*([.$V167]+[.$AR$2]);([.R167]/10));0)*5; [.$AU$2]); [.$AT$2]);0)" office:value-type="float" office:value="45" calcext:value-type="float">
            <text:p>45</text:p>
          </table:table-cell>
          <table:table-cell table:formula="of:=ROUND(AVERAGE([.AP167:.AV167]);2)" office:value-type="float" office:value="44.29" calcext:value-type="float">
            <text:p>44.29</text:p>
          </table:table-cell>
          <table:table-cell/>
          <table:table-cell table:formula="of:=MIN(MAX([.AH167]-[.AH166];0);[.$BF$2])" office:value-type="float" office:value="0" calcext:value-type="float">
            <text:p>0</text:p>
          </table:table-cell>
          <table:table-cell table:formula="of:=MIN(MAX([.AI167]-[.AI166];0);[.$BF$2])" office:value-type="float" office:value="2" calcext:value-type="float">
            <text:p>2</text:p>
          </table:table-cell>
          <table:table-cell table:formula="of:=MIN(MAX([.AJ167]-[.AJ166];0);[.$BF$2])" office:value-type="float" office:value="0" calcext:value-type="float">
            <text:p>0</text:p>
          </table:table-cell>
          <table:table-cell table:formula="of:=MIN(MAX([.AK167]-[.AK166];0);[.$BF$2])" office:value-type="float" office:value="0" calcext:value-type="float">
            <text:p>0</text:p>
          </table:table-cell>
          <table:table-cell table:formula="of:=MIN(MAX([.AL167]-[.AL166];0);[.$BF$2])" office:value-type="float" office:value="0" calcext:value-type="float">
            <text:p>0</text:p>
          </table:table-cell>
          <table:table-cell table:formula="of:=MIN(MAX([.AM167]-[.AM166];0);[.$BF$2])" office:value-type="float" office:value="0" calcext:value-type="float">
            <text:p>0</text:p>
          </table:table-cell>
          <table:table-cell table:formula="of:=MIN(MAX([.AN167]-[.AN166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68]-[.C168]" office:value-type="float" office:value="0" calcext:value-type="float">
            <text:p>0</text:p>
          </table:table-cell>
          <table:table-cell table:style-name="ce29" table:formula="of:=[.P168]-[.D168]" office:value-type="float" office:value="-10" calcext:value-type="float">
            <text:p>-10</text:p>
          </table:table-cell>
          <table:table-cell table:style-name="ce60" table:formula="of:=[.Q168]-[.E168]" office:value-type="float" office:value="0" calcext:value-type="float">
            <text:p>0</text:p>
          </table:table-cell>
          <table:table-cell table:style-name="ce62" table:formula="of:=[.R168]-[.F168]" office:value-type="float" office:value="10" calcext:value-type="float">
            <text:p>10</text:p>
          </table:table-cell>
          <table:table-cell table:style-name="ce64" table:formula="of:=[.S168]-[.G168]" office:value-type="float" office:value="0" calcext:value-type="float">
            <text:p>0</text:p>
          </table:table-cell>
          <table:table-cell table:style-name="ce66" table:formula="of:=[.T168]-[.H1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68:.T168])" office:value-type="float" office:value="490" calcext:value-type="float">
            <text:p>490</text:p>
          </table:table-cell>
          <table:table-cell table:style-name="ce11" table:formula="of:=ROUND((([.U168]/[.$AE$1])*MAX([.U168]/420; 1.2));2)" office:value-type="float" office:value="6.53" calcext:value-type="float">
            <text:p>6.53</text:p>
          </table:table-cell>
          <table:table-cell table:style-name="ce4" table:formula="of:=IFERROR((ROUND((((MIN(([.$O168]^2)/([.$AF168]^2);[.$AD$2])))*[.$V168]*0.8)+([.O168]/10))*5)+10; 0)" office:value-type="float" office:value="60" calcext:value-type="float">
            <text:p>60</text:p>
          </table:table-cell>
          <table:table-cell table:style-name="ce6" table:formula="of:=IFERROR(ROUND((AVERAGE(MIN(([.$P168]^[.$X$2])/([.$AF168]^2);[.$AD$2]); MIN([.P168]/[.$AA$2]; [.$Z$2])))*([.$V168]+[.$Y$2]))*5;0)" office:value-type="float" office:value="65" calcext:value-type="float">
            <text:p>65</text:p>
          </table:table-cell>
          <table:table-cell table:style-name="ce24" table:formula="of:=IFERROR(ROUND((MIN(([.$P168]+[.$S168]+[.$U168])/8/[.$AF168];[.$AD$2]))*([.$V168]+3))*5;0)" office:value-type="float" office:value="50" calcext:value-type="float">
            <text:p>50</text:p>
          </table:table-cell>
          <table:table-cell table:style-name="ce16" table:formula="of:=IFERROR(ROUND(((MIN(([.$T168]^2)/([.$AF168]^2);[.$AD$2]))*([.$V168]+3)*[.$AF$2]))*5;0)" office:value-type="float" office:value="30" calcext:value-type="float">
            <text:p>30</text:p>
          </table:table-cell>
          <table:table-cell table:style-name="ce8" table:formula="of:=IFERROR(ROUND((AVERAGE(MIN(([.$Q168]^2)/([.$AF168]^2);[.$AD$2]);MIN([.Q168]/[.$AB$2]; [.$Z$2]))*([.$V168]+3)*[.$AF$2]))*5;0)" office:value-type="float" office:value="65" calcext:value-type="float">
            <text:p>65</text:p>
          </table:table-cell>
          <table:table-cell table:style-name="ce14" table:formula="of:=IFERROR(ROUND((AVERAGE(MIN(([.$S168]^2)/([.$AF168]^2);[.$AD$2]);MIN([.S168]/[.$AB$2]; [.$Z$2]))*([.$V168]+3)*[.$AF$2]))*5;0)" office:value-type="float" office:value="45" calcext:value-type="float">
            <text:p>45</text:p>
          </table:table-cell>
          <table:table-cell table:style-name="ce10" table:formula="of:=IFERROR(ROUND((AVERAGE(MIN(([.$R168]^[.$AC$2])/([.$AF168]^2);[.$AD$2]); MIN([.R168]/[.$AA$2]; [.$Z$2])))*([.$V168]+[.$Y$2]))*5;0)" office:value-type="float" office:value="35" calcext:value-type="float">
            <text:p>35</text:p>
          </table:table-cell>
          <table:table-cell table:style-name="ce11" table:formula="of:=ROUND(AVERAGE([.W168:.AC168]))" office:value-type="float" office:value="50" calcext:value-type="float">
            <text:p>50</text:p>
          </table:table-cell>
          <table:table-cell table:style-name="ce11" table:formula="of:=ROUND((([.U168]/[.$AE$1])*MAX([.U168]/350;0.8));2)" office:value-type="float" office:value="7.62" calcext:value-type="float">
            <text:p>7.62</text:p>
          </table:table-cell>
          <table:table-cell table:style-name="ce11" table:formula="of:=ROUND([.U168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8]^2)/([.$AF168]^2);[.$AE$2])))*[.$AE168]*0.8)+([.O168]/10))+10;10)" office:value-type="float" office:value="20" calcext:value-type="float">
            <text:p>20</text:p>
          </table:table-cell>
          <table:table-cell table:style-name="ce41" table:formula="of:=IFERROR(ROUND(((MIN(([.$P168]^2)/([.$AF168]^2);[.$AE$2])))*[.$AE168]);0)" office:value-type="float" office:value="15" calcext:value-type="float">
            <text:p>15</text:p>
          </table:table-cell>
          <table:table-cell table:style-name="ce42" table:formula="of:=IFERROR(ROUND(MIN(([.P168]+[.S168]+[.U168])/8/[.$AF168];[.$AE$2])^2*[.$AE168]);0)" office:value-type="float" office:value="8" calcext:value-type="float">
            <text:p>8</text:p>
          </table:table-cell>
          <table:table-cell table:style-name="ce43" table:formula="of:=IFERROR(ROUND(((MIN(([.T168]^2)/([.$AF168]^2);[.$AE$2])))*[.$AE168]*[.$AF$1]);0)" office:value-type="float" office:value="4" calcext:value-type="float">
            <text:p>4</text:p>
          </table:table-cell>
          <table:table-cell table:style-name="ce44" table:formula="of:=IFERROR(ROUND(((MIN(([.Q168]^2)/([.$AF168]^2);[.$AE$2])))*[.$AE168]*[.$AF$1]);0)" office:value-type="float" office:value="8" calcext:value-type="float">
            <text:p>8</text:p>
          </table:table-cell>
          <table:table-cell table:style-name="ce45" table:formula="of:=IFERROR(ROUND(((MIN(([.S168]^2)/([.$AF168]^2);[.$AE$2])))*[.$AE168]*[.$AF$1]);0)" office:value-type="float" office:value="4" calcext:value-type="float">
            <text:p>4</text:p>
          </table:table-cell>
          <table:table-cell table:style-name="ce46" table:formula="of:=IFERROR(ROUND(((MIN(([.R168]^2)/([.$AF168]^2);[.$AE$2]))*[.$AE168]));0)" office:value-type="float" office:value="5" calcext:value-type="float">
            <text:p>5</text:p>
          </table:table-cell>
          <table:table-cell table:formula="of:=ROUND(AVERAGE([.AI168:.AN168]);2)" office:value-type="float" office:value="7.33" calcext:value-type="float">
            <text:p>7.33</text:p>
          </table:table-cell>
          <table:table-cell table:style-name="ce11" table:formula="of:=IFERROR(MIN(MAX((ROUND(AVERAGE((((MIN(([.$O168]^[.$AO$2])/([.$AF168]^[.$AO$2]);[.$AQ$2])))*[.$V168]*0.8)+([.$O168]/10);([.O168]/8));0)*5)+10; 30); 99); 0)" office:value-type="float" office:value="55" calcext:value-type="float">
            <text:p>55</text:p>
          </table:table-cell>
          <table:table-cell table:style-name="ce11" table:formula="of:=IFERROR(MIN(MAX(ROUND(AVERAGE((MIN(([.$P168]^[.$X$2])/([.$AF168]^[.$AO$2]);[.$AQ$2]))*([.$V168]+[.$AR$2]);([.P16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8]+[.$S168]+[.$U168])/8/[.$AF168];[.$AQ$2]))*([.$V168]+3)*[.$AS$2];([.U16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8]^2)/([.$AF168]^[.$AO$2]);[.$AQ$2]))*([.$V168]+3)*[.$AS$2]);([.T1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8]^[.$AO$2])/([.$AF168]^[.$AO$2]);[.$AQ$2]))*([.$V168]+3)*[.$AS$2]);([.Q16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8]^[.$AO$2])/([.$AF168]^[.$AO$2]);[.$AQ$2]))*([.$V168]+3)*[.$AS$2]);([.S16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8]^[.$AC$2])/([.$AF168]^[.$AO$2]);[.$AQ$2]))*([.$V168]+[.$AR$2]);([.R168]/10));0)*5; [.$AU$2]); [.$AT$2]);0)" office:value-type="float" office:value="30" calcext:value-type="float">
            <text:p>30</text:p>
          </table:table-cell>
          <table:table-cell table:formula="of:=ROUND(AVERAGE([.AP168:.AV168]);2)" office:value-type="float" office:value="42.86" calcext:value-type="float">
            <text:p>42.86</text:p>
          </table:table-cell>
          <table:table-cell/>
          <table:table-cell table:formula="of:=MIN(MAX([.AH168]-[.AH167];0);[.$BF$2])" office:value-type="float" office:value="0" calcext:value-type="float">
            <text:p>0</text:p>
          </table:table-cell>
          <table:table-cell table:formula="of:=MIN(MAX([.AI168]-[.AI167];0);[.$BF$2])" office:value-type="float" office:value="5" calcext:value-type="float">
            <text:p>5</text:p>
          </table:table-cell>
          <table:table-cell table:formula="of:=MIN(MAX([.AJ168]-[.AJ167];0);[.$BF$2])" office:value-type="float" office:value="0" calcext:value-type="float">
            <text:p>0</text:p>
          </table:table-cell>
          <table:table-cell table:formula="of:=MIN(MAX([.AK168]-[.AK167];0);[.$BF$2])" office:value-type="float" office:value="0" calcext:value-type="float">
            <text:p>0</text:p>
          </table:table-cell>
          <table:table-cell table:formula="of:=MIN(MAX([.AL168]-[.AL167];0);[.$BF$2])" office:value-type="float" office:value="5" calcext:value-type="float">
            <text:p>5</text:p>
          </table:table-cell>
          <table:table-cell table:formula="of:=MIN(MAX([.AM168]-[.AM167];0);[.$BF$2])" office:value-type="float" office:value="0" calcext:value-type="float">
            <text:p>0</text:p>
          </table:table-cell>
          <table:table-cell table:formula="of:=MIN(MAX([.AN168]-[.AN16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169]-[.C169]" office:value-type="float" office:value="0" calcext:value-type="float">
            <text:p>0</text:p>
          </table:table-cell>
          <table:table-cell table:style-name="ce29" table:formula="of:=[.P169]-[.D169]" office:value-type="float" office:value="-5" calcext:value-type="float">
            <text:p>-5</text:p>
          </table:table-cell>
          <table:table-cell table:style-name="ce60" table:formula="of:=[.Q169]-[.E169]" office:value-type="float" office:value="-5" calcext:value-type="float">
            <text:p>-5</text:p>
          </table:table-cell>
          <table:table-cell table:style-name="ce62" table:formula="of:=[.R169]-[.F169]" office:value-type="float" office:value="20" calcext:value-type="float">
            <text:p>20</text:p>
          </table:table-cell>
          <table:table-cell table:style-name="ce64" table:formula="of:=[.S169]-[.G169]" office:value-type="float" office:value="0" calcext:value-type="float">
            <text:p>0</text:p>
          </table:table-cell>
          <table:table-cell table:style-name="ce66" table:formula="of:=[.T169]-[.H169]" office:value-type="float" office:value="-5" calcext:value-type="float">
            <text:p>-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9:.T169])" office:value-type="float" office:value="495" calcext:value-type="float">
            <text:p>495</text:p>
          </table:table-cell>
          <table:table-cell table:style-name="ce11" table:formula="of:=ROUND((([.U169]/[.$AE$1])*MAX([.U169]/420; 1.2));2)" office:value-type="float" office:value="6.6" calcext:value-type="float">
            <text:p>6.6</text:p>
          </table:table-cell>
          <table:table-cell table:style-name="ce4" table:formula="of:=IFERROR((ROUND((((MIN(([.$O169]^2)/([.$AF169]^2);[.$AD$2])))*[.$V169]*0.8)+([.O169]/10))*5)+10; 0)" office:value-type="float" office:value="70" calcext:value-type="float">
            <text:p>70</text:p>
          </table:table-cell>
          <table:table-cell table:style-name="ce6" table:formula="of:=IFERROR(ROUND((AVERAGE(MIN(([.$P169]^[.$X$2])/([.$AF169]^2);[.$AD$2]); MIN([.P169]/[.$AA$2]; [.$Z$2])))*([.$V169]+[.$Y$2]))*5;0)" office:value-type="float" office:value="55" calcext:value-type="float">
            <text:p>55</text:p>
          </table:table-cell>
          <table:table-cell table:style-name="ce24" table:formula="of:=IFERROR(ROUND((MIN(([.$P169]+[.$S169]+[.$U169])/8/[.$AF169];[.$AD$2]))*([.$V169]+3))*5;0)" office:value-type="float" office:value="50" calcext:value-type="float">
            <text:p>50</text:p>
          </table:table-cell>
          <table:table-cell table:style-name="ce16" table:formula="of:=IFERROR(ROUND(((MIN(([.$T169]^2)/([.$AF169]^2);[.$AD$2]))*([.$V169]+3)*[.$AF$2]))*5;0)" office:value-type="float" office:value="60" calcext:value-type="float">
            <text:p>60</text:p>
          </table:table-cell>
          <table:table-cell table:style-name="ce8" table:formula="of:=IFERROR(ROUND((AVERAGE(MIN(([.$Q169]^2)/([.$AF169]^2);[.$AD$2]);MIN([.Q169]/[.$AB$2]; [.$Z$2]))*([.$V169]+3)*[.$AF$2]))*5;0)" office:value-type="float" office:value="60" calcext:value-type="float">
            <text:p>60</text:p>
          </table:table-cell>
          <table:table-cell table:style-name="ce14" table:formula="of:=IFERROR(ROUND((AVERAGE(MIN(([.$S169]^2)/([.$AF169]^2);[.$AD$2]);MIN([.S169]/[.$AB$2]; [.$Z$2]))*([.$V169]+3)*[.$AF$2]))*5;0)" office:value-type="float" office:value="45" calcext:value-type="float">
            <text:p>45</text:p>
          </table:table-cell>
          <table:table-cell table:style-name="ce10" table:formula="of:=IFERROR(ROUND((AVERAGE(MIN(([.$R169]^[.$AC$2])/([.$AF169]^2);[.$AD$2]); MIN([.R169]/[.$AA$2]; [.$Z$2])))*([.$V169]+[.$Y$2]))*5;0)" office:value-type="float" office:value="30" calcext:value-type="float">
            <text:p>30</text:p>
          </table:table-cell>
          <table:table-cell table:style-name="ce11" table:formula="of:=ROUND(AVERAGE([.W169:.AC169]))" office:value-type="float" office:value="53" calcext:value-type="float">
            <text:p>53</text:p>
          </table:table-cell>
          <table:table-cell table:style-name="ce11" table:formula="of:=ROUND((([.U169]/[.$AE$1])*MAX([.U169]/350;0.8));2)" office:value-type="float" office:value="7.78" calcext:value-type="float">
            <text:p>7.78</text:p>
          </table:table-cell>
          <table:table-cell table:style-name="ce11" table:formula="of:=ROUND([.U169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9]^2)/([.$AF169]^2);[.$AE$2])))*[.$AE169]*0.8)+([.O169]/10))+10;10)" office:value-type="float" office:value="23" calcext:value-type="float">
            <text:p>23</text:p>
          </table:table-cell>
          <table:table-cell table:style-name="ce41" table:formula="of:=IFERROR(ROUND(((MIN(([.$P169]^2)/([.$AF169]^2);[.$AE$2])))*[.$AE169]);0)" office:value-type="float" office:value="10" calcext:value-type="float">
            <text:p>10</text:p>
          </table:table-cell>
          <table:table-cell table:style-name="ce42" table:formula="of:=IFERROR(ROUND(MIN(([.P169]+[.S169]+[.U169])/8/[.$AF169];[.$AE$2])^2*[.$AE169]);0)" office:value-type="float" office:value="8" calcext:value-type="float">
            <text:p>8</text:p>
          </table:table-cell>
          <table:table-cell table:style-name="ce43" table:formula="of:=IFERROR(ROUND(((MIN(([.T169]^2)/([.$AF169]^2);[.$AE$2])))*[.$AE169]*[.$AF$1]);0)" office:value-type="float" office:value="9" calcext:value-type="float">
            <text:p>9</text:p>
          </table:table-cell>
          <table:table-cell table:style-name="ce44" table:formula="of:=IFERROR(ROUND(((MIN(([.Q169]^2)/([.$AF169]^2);[.$AE$2])))*[.$AE169]*[.$AF$1]);0)" office:value-type="float" office:value="6" calcext:value-type="float">
            <text:p>6</text:p>
          </table:table-cell>
          <table:table-cell table:style-name="ce45" table:formula="of:=IFERROR(ROUND(((MIN(([.S169]^2)/([.$AF169]^2);[.$AE$2])))*[.$AE169]*[.$AF$1]);0)" office:value-type="float" office:value="4" calcext:value-type="float">
            <text:p>4</text:p>
          </table:table-cell>
          <table:table-cell table:style-name="ce46" table:formula="of:=IFERROR(ROUND(((MIN(([.R169]^2)/([.$AF169]^2);[.$AE$2]))*[.$AE169]));0)" office:value-type="float" office:value="4" calcext:value-type="float">
            <text:p>4</text:p>
          </table:table-cell>
          <table:table-cell table:formula="of:=ROUND(AVERAGE([.AI169:.AN169]);2)" office:value-type="float" office:value="6.83" calcext:value-type="float">
            <text:p>6.83</text:p>
          </table:table-cell>
          <table:table-cell table:style-name="ce11" table:formula="of:=IFERROR(MIN(MAX((ROUND(AVERAGE((((MIN(([.$O169]^[.$AO$2])/([.$AF169]^[.$AO$2]);[.$AQ$2])))*[.$V169]*0.8)+([.$O169]/10);([.O169]/8));0)*5)+10; 30); 99); 0)" office:value-type="float" office:value="65" calcext:value-type="float">
            <text:p>65</text:p>
          </table:table-cell>
          <table:table-cell table:style-name="ce11" table:formula="of:=IFERROR(MIN(MAX(ROUND(AVERAGE((MIN(([.$P169]^[.$X$2])/([.$AF169]^[.$AO$2]);[.$AQ$2]))*([.$V169]+[.$AR$2]);([.P16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9]+[.$S169]+[.$U169])/8/[.$AF169];[.$AQ$2]))*([.$V169]+3)*[.$AS$2];([.U16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9]^2)/([.$AF169]^[.$AO$2]);[.$AQ$2]))*([.$V169]+3)*[.$AS$2]);([.T16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9]^[.$AO$2])/([.$AF169]^[.$AO$2]);[.$AQ$2]))*([.$V169]+3)*[.$AS$2]);([.Q1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9]^[.$AO$2])/([.$AF169]^[.$AO$2]);[.$AQ$2]))*([.$V169]+3)*[.$AS$2]);([.S16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9]^[.$AC$2])/([.$AF169]^[.$AO$2]);[.$AQ$2]))*([.$V169]+[.$AR$2]);([.R169]/10));0)*5; [.$AU$2]); [.$AT$2]);0)" office:value-type="float" office:value="25" calcext:value-type="float">
            <text:p>25</text:p>
          </table:table-cell>
          <table:table-cell table:formula="of:=ROUND(AVERAGE([.AP169:.AV169]);2)" office:value-type="float" office:value="44.29" calcext:value-type="float">
            <text:p>44.29</text:p>
          </table:table-cell>
          <table:table-cell/>
          <table:table-cell table:formula="of:=MIN(MAX([.AH169]-[.AH168];0);[.$BF$2])" office:value-type="float" office:value="3" calcext:value-type="float">
            <text:p>3</text:p>
          </table:table-cell>
          <table:table-cell table:formula="of:=MIN(MAX([.AI169]-[.AI168];0);[.$BF$2])" office:value-type="float" office:value="0" calcext:value-type="float">
            <text:p>0</text:p>
          </table:table-cell>
          <table:table-cell table:formula="of:=MIN(MAX([.AJ169]-[.AJ168];0);[.$BF$2])" office:value-type="float" office:value="0" calcext:value-type="float">
            <text:p>0</text:p>
          </table:table-cell>
          <table:table-cell table:formula="of:=MIN(MAX([.AK169]-[.AK168];0);[.$BF$2])" office:value-type="float" office:value="5" calcext:value-type="float">
            <text:p>5</text:p>
          </table:table-cell>
          <table:table-cell table:formula="of:=MIN(MAX([.AL169]-[.AL168];0);[.$BF$2])" office:value-type="float" office:value="0" calcext:value-type="float">
            <text:p>0</text:p>
          </table:table-cell>
          <table:table-cell table:formula="of:=MIN(MAX([.AM169]-[.AM168];0);[.$BF$2])" office:value-type="float" office:value="0" calcext:value-type="float">
            <text:p>0</text:p>
          </table:table-cell>
          <table:table-cell table:formula="of:=MIN(MAX([.AN169]-[.AN16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70]-[.C170]" office:value-type="float" office:value="0" calcext:value-type="float">
            <text:p>0</text:p>
          </table:table-cell>
          <table:table-cell table:style-name="ce29" table:formula="of:=[.P170]-[.D170]" office:value-type="float" office:value="0" calcext:value-type="float">
            <text:p>0</text:p>
          </table:table-cell>
          <table:table-cell table:style-name="ce60" table:formula="of:=[.Q170]-[.E170]" office:value-type="float" office:value="0" calcext:value-type="float">
            <text:p>0</text:p>
          </table:table-cell>
          <table:table-cell table:style-name="ce62" table:formula="of:=[.R170]-[.F170]" office:value-type="float" office:value="0" calcext:value-type="float">
            <text:p>0</text:p>
          </table:table-cell>
          <table:table-cell table:style-name="ce64" table:formula="of:=[.S170]-[.G170]" office:value-type="float" office:value="0" calcext:value-type="float">
            <text:p>0</text:p>
          </table:table-cell>
          <table:table-cell table:style-name="ce66" table:formula="of:=[.T170]-[.H170]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70:.T170])" office:value-type="float" office:value="130" calcext:value-type="float">
            <text:p>130</text:p>
          </table:table-cell>
          <table:table-cell table:style-name="ce11" table:formula="of:=ROUND((([.U170]/[.$AE$1])*MAX([.U170]/420; 1.2));2)" office:value-type="float" office:value="1.73" calcext:value-type="float">
            <text:p>1.73</text:p>
          </table:table-cell>
          <table:table-cell table:style-name="ce4" table:formula="of:=IFERROR((ROUND((((MIN(([.$O170]^2)/([.$AF170]^2);[.$AD$2])))*[.$V170]*0.8)+([.O170]/10))*5)+10; 0)" office:value-type="float" office:value="25" calcext:value-type="float">
            <text:p>25</text:p>
          </table:table-cell>
          <table:table-cell table:style-name="ce6" table:formula="of:=IFERROR(ROUND((AVERAGE(MIN(([.$P170]^[.$X$2])/([.$AF170]^2);[.$AD$2]); MIN([.P170]/[.$AA$2]; [.$Z$2])))*([.$V170]+[.$Y$2]))*5;0)" office:value-type="float" office:value="0" calcext:value-type="float">
            <text:p>0</text:p>
          </table:table-cell>
          <table:table-cell table:style-name="ce24" table:formula="of:=IFERROR(ROUND((MIN(([.$P170]+[.$S170]+[.$U170])/8/[.$AF170];[.$AD$2]))*([.$V170]+3))*5;0)" office:value-type="float" office:value="20" calcext:value-type="float">
            <text:p>20</text:p>
          </table:table-cell>
          <table:table-cell table:style-name="ce16" table:formula="of:=IFERROR(ROUND(((MIN(([.$T170]^2)/([.$AF170]^2);[.$AD$2]))*([.$V170]+3)*[.$AF$2]))*5;0)" office:value-type="float" office:value="40" calcext:value-type="float">
            <text:p>40</text:p>
          </table:table-cell>
          <table:table-cell table:style-name="ce8" table:formula="of:=IFERROR(ROUND((AVERAGE(MIN(([.$Q170]^2)/([.$AF170]^2);[.$AD$2]);MIN([.Q170]/[.$AB$2]; [.$Z$2]))*([.$V170]+3)*[.$AF$2]))*5;0)" office:value-type="float" office:value="20" calcext:value-type="float">
            <text:p>20</text:p>
          </table:table-cell>
          <table:table-cell table:style-name="ce14" table:formula="of:=IFERROR(ROUND((AVERAGE(MIN(([.$S170]^2)/([.$AF170]^2);[.$AD$2]);MIN([.S170]/[.$AB$2]; [.$Z$2]))*([.$V170]+3)*[.$AF$2]))*5;0)" office:value-type="float" office:value="10" calcext:value-type="float">
            <text:p>10</text:p>
          </table:table-cell>
          <table:table-cell table:style-name="ce10" table:formula="of:=IFERROR(ROUND((AVERAGE(MIN(([.$R170]^[.$AC$2])/([.$AF170]^2);[.$AD$2]); MIN([.R170]/[.$AA$2]; [.$Z$2])))*([.$V170]+[.$Y$2]))*5;0)" office:value-type="float" office:value="5" calcext:value-type="float">
            <text:p>5</text:p>
          </table:table-cell>
          <table:table-cell table:style-name="ce11" table:formula="of:=ROUND(AVERAGE([.W170:.AC170]))" office:value-type="float" office:value="17" calcext:value-type="float">
            <text:p>17</text:p>
          </table:table-cell>
          <table:table-cell table:style-name="ce11" table:formula="of:=ROUND((([.U170]/[.$AE$1])*MAX([.U170]/350;0.8));2)" office:value-type="float" office:value="1.16" calcext:value-type="float">
            <text:p>1.16</text:p>
          </table:table-cell>
          <table:table-cell table:style-name="ce11" table:formula="of:=ROUND([.U170]/6;2)" office:value-type="float" office:value="21.67" calcext:value-type="float">
            <text:p>21.67</text:p>
          </table:table-cell>
          <table:table-cell table:style-name="ce11"/>
          <table:table-cell table:style-name="ce40" table:formula="of:=IFERROR(ROUND((((MIN(([.$O170]^2)/([.$AF170]^2);[.$AE$2])))*[.$AE170]*0.8)+([.O170]/10))+10;10)" office:value-type="float" office:value="13" calcext:value-type="float">
            <text:p>13</text:p>
          </table:table-cell>
          <table:table-cell table:style-name="ce41" table:formula="of:=IFERROR(ROUND(((MIN(([.$P170]^2)/([.$AF170]^2);[.$AE$2])))*[.$AE170]);0)" office:value-type="float" office:value="0" calcext:value-type="float">
            <text:p>0</text:p>
          </table:table-cell>
          <table:table-cell table:style-name="ce42" table:formula="of:=IFERROR(ROUND(MIN(([.P170]+[.S170]+[.U170])/8/[.$AF170];[.$AE$2])^2*[.$AE170]);0)" office:value-type="float" office:value="1" calcext:value-type="float">
            <text:p>1</text:p>
          </table:table-cell>
          <table:table-cell table:style-name="ce43" table:formula="of:=IFERROR(ROUND(((MIN(([.T170]^2)/([.$AF170]^2);[.$AE$2])))*[.$AE170]*[.$AF$1]);0)" office:value-type="float" office:value="2" calcext:value-type="float">
            <text:p>2</text:p>
          </table:table-cell>
          <table:table-cell table:style-name="ce44" table:formula="of:=IFERROR(ROUND(((MIN(([.Q170]^2)/([.$AF170]^2);[.$AE$2])))*[.$AE170]*[.$AF$1]);0)" office:value-type="float" office:value="1" calcext:value-type="float">
            <text:p>1</text:p>
          </table:table-cell>
          <table:table-cell table:style-name="ce45" table:formula="of:=IFERROR(ROUND(((MIN(([.S170]^2)/([.$AF170]^2);[.$AE$2])))*[.$AE170]*[.$AF$1]);0)" office:value-type="float" office:value="1" calcext:value-type="float">
            <text:p>1</text:p>
          </table:table-cell>
          <table:table-cell table:style-name="ce46" table:formula="of:=IFERROR(ROUND(((MIN(([.R170]^2)/([.$AF170]^2);[.$AE$2]))*[.$AE170]));0)" office:value-type="float" office:value="1" calcext:value-type="float">
            <text:p>1</text:p>
          </table:table-cell>
          <table:table-cell table:formula="of:=ROUND(AVERAGE([.AI170:.AN170]);2)" office:value-type="float" office:value="1" calcext:value-type="float">
            <text:p>1</text:p>
          </table:table-cell>
          <table:table-cell table:style-name="ce11" table:formula="of:=IFERROR(MIN(MAX((ROUND(AVERAGE((((MIN(([.$O170]^[.$AO$2])/([.$AF170]^[.$AO$2]);[.$AQ$2])))*[.$V170]*0.8)+([.$O170]/10);([.O170]/8));0)*5)+10; 30); 99); 0)" office:value-type="float" office:value="30" calcext:value-type="float">
            <text:p>30</text:p>
          </table:table-cell>
          <table:table-cell table:style-name="ce11" table:formula="of:=IFERROR(MIN(MAX(ROUND(AVERAGE((MIN(([.$P170]^[.$X$2])/([.$AF170]^[.$AO$2]);[.$AQ$2]))*([.$V170]+[.$AR$2]);([.P170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70]+[.$S170]+[.$U170])/8/[.$AF170];[.$AQ$2]))*([.$V170]+3)*[.$AS$2];([.U170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170]^2)/([.$AF170]^[.$AO$2]);[.$AQ$2]))*([.$V170]+3)*[.$AS$2]);([.T17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70]^[.$AO$2])/([.$AF170]^[.$AO$2]);[.$AQ$2]))*([.$V170]+3)*[.$AS$2]);([.Q17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70]^[.$AO$2])/([.$AF170]^[.$AO$2]);[.$AQ$2]))*([.$V170]+3)*[.$AS$2]);([.S1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70]^[.$AC$2])/([.$AF170]^[.$AO$2]);[.$AQ$2]))*([.$V170]+[.$AR$2]);([.R170]/10));0)*5; [.$AU$2]); [.$AT$2]);0)" office:value-type="float" office:value="10" calcext:value-type="float">
            <text:p>10</text:p>
          </table:table-cell>
          <table:table-cell table:formula="of:=ROUND(AVERAGE([.AP170:.AV170]);2)" office:value-type="float" office:value="16.43" calcext:value-type="float">
            <text:p>16.43</text:p>
          </table:table-cell>
          <table:table-cell/>
          <table:table-cell table:formula="of:=MIN(MAX([.AH170]-[.AH169];0);[.$BF$2])" office:value-type="float" office:value="0" calcext:value-type="float">
            <text:p>0</text:p>
          </table:table-cell>
          <table:table-cell table:formula="of:=MIN(MAX([.AI170]-[.AI169];0);[.$BF$2])" office:value-type="float" office:value="0" calcext:value-type="float">
            <text:p>0</text:p>
          </table:table-cell>
          <table:table-cell table:formula="of:=MIN(MAX([.AJ170]-[.AJ169];0);[.$BF$2])" office:value-type="float" office:value="0" calcext:value-type="float">
            <text:p>0</text:p>
          </table:table-cell>
          <table:table-cell table:formula="of:=MIN(MAX([.AK170]-[.AK169];0);[.$BF$2])" office:value-type="float" office:value="0" calcext:value-type="float">
            <text:p>0</text:p>
          </table:table-cell>
          <table:table-cell table:formula="of:=MIN(MAX([.AL170]-[.AL169];0);[.$BF$2])" office:value-type="float" office:value="0" calcext:value-type="float">
            <text:p>0</text:p>
          </table:table-cell>
          <table:table-cell table:formula="of:=MIN(MAX([.AM170]-[.AM169];0);[.$BF$2])" office:value-type="float" office:value="0" calcext:value-type="float">
            <text:p>0</text:p>
          </table:table-cell>
          <table:table-cell table:formula="of:=MIN(MAX([.AN170]-[.AN16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1" calcext:value-type="float">
            <text:p>81</text:p>
          </table:table-cell>
          <table:table-cell table:style-name="ce55" table:formula="of:=[.O171]-[.C171]" office:value-type="float" office:value="0" calcext:value-type="float">
            <text:p>0</text:p>
          </table:table-cell>
          <table:table-cell table:style-name="ce29" table:formula="of:=[.P171]-[.D171]" office:value-type="float" office:value="0" calcext:value-type="float">
            <text:p>0</text:p>
          </table:table-cell>
          <table:table-cell table:style-name="ce60" table:formula="of:=[.Q171]-[.E171]" office:value-type="float" office:value="0" calcext:value-type="float">
            <text:p>0</text:p>
          </table:table-cell>
          <table:table-cell table:style-name="ce62" table:formula="of:=[.R171]-[.F171]" office:value-type="float" office:value="0" calcext:value-type="float">
            <text:p>0</text:p>
          </table:table-cell>
          <table:table-cell table:style-name="ce64" table:formula="of:=[.S171]-[.G171]" office:value-type="float" office:value="-5" calcext:value-type="float">
            <text:p>-5</text:p>
          </table:table-cell>
          <table:table-cell table:style-name="ce66" table:formula="of:=[.T171]-[.H171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71:.T171])" office:value-type="float" office:value="535" calcext:value-type="float">
            <text:p>535</text:p>
          </table:table-cell>
          <table:table-cell table:style-name="ce11" table:formula="of:=ROUND((([.U171]/[.$AE$1])*MAX([.U171]/420; 1.2));2)" office:value-type="float" office:value="7.57" calcext:value-type="float">
            <text:p>7.57</text:p>
          </table:table-cell>
          <table:table-cell table:style-name="ce4" table:formula="of:=IFERROR((ROUND((((MIN(([.$O171]^2)/([.$AF171]^2);[.$AD$2])))*[.$V171]*0.8)+([.O171]/10))*5)+10; 0)" office:value-type="float" office:value="90" calcext:value-type="float">
            <text:p>90</text:p>
          </table:table-cell>
          <table:table-cell table:style-name="ce6" table:formula="of:=IFERROR(ROUND((AVERAGE(MIN(([.$P171]^[.$X$2])/([.$AF171]^2);[.$AD$2]); MIN([.P171]/[.$AA$2]; [.$Z$2])))*([.$V171]+[.$Y$2]))*5;0)" office:value-type="float" office:value="75" calcext:value-type="float">
            <text:p>75</text:p>
          </table:table-cell>
          <table:table-cell table:style-name="ce24" table:formula="of:=IFERROR(ROUND((MIN(([.$P171]+[.$S171]+[.$U171])/8/[.$AF171];[.$AD$2]))*([.$V171]+3))*5;0)" office:value-type="float" office:value="55" calcext:value-type="float">
            <text:p>55</text:p>
          </table:table-cell>
          <table:table-cell table:style-name="ce16" table:formula="of:=IFERROR(ROUND(((MIN(([.$T171]^2)/([.$AF171]^2);[.$AD$2]))*([.$V171]+3)*[.$AF$2]))*5;0)" office:value-type="float" office:value="35" calcext:value-type="float">
            <text:p>35</text:p>
          </table:table-cell>
          <table:table-cell table:style-name="ce8" table:formula="of:=IFERROR(ROUND((AVERAGE(MIN(([.$Q171]^2)/([.$AF171]^2);[.$AD$2]);MIN([.Q171]/[.$AB$2]; [.$Z$2]))*([.$V171]+3)*[.$AF$2]))*5;0)" office:value-type="float" office:value="55" calcext:value-type="float">
            <text:p>55</text:p>
          </table:table-cell>
          <table:table-cell table:style-name="ce14" table:formula="of:=IFERROR(ROUND((AVERAGE(MIN(([.$S171]^2)/([.$AF171]^2);[.$AD$2]);MIN([.S171]/[.$AB$2]; [.$Z$2]))*([.$V171]+3)*[.$AF$2]))*5;0)" office:value-type="float" office:value="65" calcext:value-type="float">
            <text:p>65</text:p>
          </table:table-cell>
          <table:table-cell table:style-name="ce10" table:formula="of:=IFERROR(ROUND((AVERAGE(MIN(([.$R171]^[.$AC$2])/([.$AF171]^2);[.$AD$2]); MIN([.R171]/[.$AA$2]; [.$Z$2])))*([.$V171]+[.$Y$2]))*5;0)" office:value-type="float" office:value="35" calcext:value-type="float">
            <text:p>35</text:p>
          </table:table-cell>
          <table:table-cell table:style-name="ce11" table:formula="of:=ROUND(AVERAGE([.W171:.AC171]))" office:value-type="float" office:value="59" calcext:value-type="float">
            <text:p>59</text:p>
          </table:table-cell>
          <table:table-cell table:style-name="ce11" table:formula="of:=ROUND((([.U171]/[.$AE$1])*MAX([.U171]/350;0.8));2)" office:value-type="float" office:value="9.09" calcext:value-type="float">
            <text:p>9.09</text:p>
          </table:table-cell>
          <table:table-cell table:style-name="ce11" table:formula="of:=ROUND([.U171]/6;2)" office:value-type="float" office:value="89.17" calcext:value-type="float">
            <text:p>89.17</text:p>
          </table:table-cell>
          <table:table-cell table:style-name="ce11"/>
          <table:table-cell table:style-name="ce40" table:formula="of:=IFERROR(ROUND((((MIN(([.$O171]^2)/([.$AF171]^2);[.$AE$2])))*[.$AE171]*0.8)+([.O171]/10))+10;10)" office:value-type="float" office:value="28" calcext:value-type="float">
            <text:p>28</text:p>
          </table:table-cell>
          <table:table-cell table:style-name="ce41" table:formula="of:=IFERROR(ROUND(((MIN(([.$P171]^2)/([.$AF171]^2);[.$AE$2])))*[.$AE171]);0)" office:value-type="float" office:value="18" calcext:value-type="float">
            <text:p>18</text:p>
          </table:table-cell>
          <table:table-cell table:style-name="ce42" table:formula="of:=IFERROR(ROUND(MIN(([.P171]+[.S171]+[.U171])/8/[.$AF171];[.$AE$2])^2*[.$AE171]);0)" office:value-type="float" office:value="10" calcext:value-type="float">
            <text:p>10</text:p>
          </table:table-cell>
          <table:table-cell table:style-name="ce43" table:formula="of:=IFERROR(ROUND(((MIN(([.T171]^2)/([.$AF171]^2);[.$AE$2])))*[.$AE171]*[.$AF$1]);0)" office:value-type="float" office:value="5" calcext:value-type="float">
            <text:p>5</text:p>
          </table:table-cell>
          <table:table-cell table:style-name="ce44" table:formula="of:=IFERROR(ROUND(((MIN(([.Q171]^2)/([.$AF171]^2);[.$AE$2])))*[.$AE171]*[.$AF$1]);0)" office:value-type="float" office:value="5" calcext:value-type="float">
            <text:p>5</text:p>
          </table:table-cell>
          <table:table-cell table:style-name="ce45" table:formula="of:=IFERROR(ROUND(((MIN(([.S171]^2)/([.$AF171]^2);[.$AE$2])))*[.$AE171]*[.$AF$1]);0)" office:value-type="float" office:value="7" calcext:value-type="float">
            <text:p>7</text:p>
          </table:table-cell>
          <table:table-cell table:style-name="ce46" table:formula="of:=IFERROR(ROUND(((MIN(([.R171]^2)/([.$AF171]^2);[.$AE$2]))*[.$AE171]));0)" office:value-type="float" office:value="4" calcext:value-type="float">
            <text:p>4</text:p>
          </table:table-cell>
          <table:table-cell table:formula="of:=ROUND(AVERAGE([.AI171:.AN171]);2)" office:value-type="float" office:value="8.17" calcext:value-type="float">
            <text:p>8.17</text:p>
          </table:table-cell>
          <table:table-cell table:style-name="ce11" table:formula="of:=IFERROR(MIN(MAX((ROUND(AVERAGE((((MIN(([.$O171]^[.$AO$2])/([.$AF171]^[.$AO$2]);[.$AQ$2])))*[.$V171]*0.8)+([.$O171]/10);([.O171]/8));0)*5)+10; 30); 99); 0)" office:value-type="float" office:value="80" calcext:value-type="float">
            <text:p>80</text:p>
          </table:table-cell>
          <table:table-cell table:style-name="ce11" table:formula="of:=IFERROR(MIN(MAX(ROUND(AVERAGE((MIN(([.$P171]^[.$X$2])/([.$AF171]^[.$AO$2]);[.$AQ$2]))*([.$V171]+[.$AR$2]);([.P171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71]+[.$S171]+[.$U171])/8/[.$AF171];[.$AQ$2]))*([.$V171]+3)*[.$AS$2];([.U17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1]^2)/([.$AF171]^[.$AO$2]);[.$AQ$2]))*([.$V171]+3)*[.$AS$2]);([.T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1]^[.$AO$2])/([.$AF171]^[.$AO$2]);[.$AQ$2]))*([.$V171]+3)*[.$AS$2]);([.Q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1]^[.$AO$2])/([.$AF171]^[.$AO$2]);[.$AQ$2]))*([.$V171]+3)*[.$AS$2]);([.S171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1]^[.$AC$2])/([.$AF171]^[.$AO$2]);[.$AQ$2]))*([.$V171]+[.$AR$2]);([.R171]/10));0)*5; [.$AU$2]); [.$AT$2]);0)" office:value-type="float" office:value="25" calcext:value-type="float">
            <text:p>25</text:p>
          </table:table-cell>
          <table:table-cell table:formula="of:=ROUND(AVERAGE([.AP171:.AV171]);2)" office:value-type="float" office:value="48.57" calcext:value-type="float">
            <text:p>48.57</text:p>
          </table:table-cell>
          <table:table-cell/>
          <table:table-cell table:formula="of:=MIN(MAX([.AH171]-[.AH170];0);[.$BF$2])" office:value-type="float" office:value="15" calcext:value-type="float">
            <text:p>15</text:p>
          </table:table-cell>
          <table:table-cell table:formula="of:=MIN(MAX([.AI171]-[.AI170];0);[.$BF$2])" office:value-type="float" office:value="18" calcext:value-type="float">
            <text:p>18</text:p>
          </table:table-cell>
          <table:table-cell table:formula="of:=MIN(MAX([.AJ171]-[.AJ170];0);[.$BF$2])" office:value-type="float" office:value="9" calcext:value-type="float">
            <text:p>9</text:p>
          </table:table-cell>
          <table:table-cell table:formula="of:=MIN(MAX([.AK171]-[.AK170];0);[.$BF$2])" office:value-type="float" office:value="3" calcext:value-type="float">
            <text:p>3</text:p>
          </table:table-cell>
          <table:table-cell table:formula="of:=MIN(MAX([.AL171]-[.AL170];0);[.$BF$2])" office:value-type="float" office:value="4" calcext:value-type="float">
            <text:p>4</text:p>
          </table:table-cell>
          <table:table-cell table:formula="of:=MIN(MAX([.AM171]-[.AM170];0);[.$BF$2])" office:value-type="float" office:value="6" calcext:value-type="float">
            <text:p>6</text:p>
          </table:table-cell>
          <table:table-cell table:formula="of:=MIN(MAX([.AN171]-[.AN170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72]-[.C172]" office:value-type="float" office:value="-20" calcext:value-type="float">
            <text:p>-20</text:p>
          </table:table-cell>
          <table:table-cell table:style-name="ce29" table:formula="of:=[.P172]-[.D172]" office:value-type="float" office:value="0" calcext:value-type="float">
            <text:p>0</text:p>
          </table:table-cell>
          <table:table-cell table:style-name="ce60" table:formula="of:=[.Q172]-[.E172]" office:value-type="float" office:value="10" calcext:value-type="float">
            <text:p>10</text:p>
          </table:table-cell>
          <table:table-cell table:style-name="ce62" table:formula="of:=[.R172]-[.F172]" office:value-type="float" office:value="10" calcext:value-type="float">
            <text:p>10</text:p>
          </table:table-cell>
          <table:table-cell table:style-name="ce64" table:formula="of:=[.S172]-[.G172]" office:value-type="float" office:value="-5" calcext:value-type="float">
            <text:p>-5</text:p>
          </table:table-cell>
          <table:table-cell table:style-name="ce66" table:formula="of:=[.T172]-[.H172]" office:value-type="float" office:value="0" calcext:value-type="float">
            <text:p>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72:.T172])" office:value-type="float" office:value="530" calcext:value-type="float">
            <text:p>530</text:p>
          </table:table-cell>
          <table:table-cell table:style-name="ce11" table:formula="of:=ROUND((([.U172]/[.$AE$1])*MAX([.U172]/420; 1.2));2)" office:value-type="float" office:value="7.43" calcext:value-type="float">
            <text:p>7.43</text:p>
          </table:table-cell>
          <table:table-cell table:style-name="ce4" table:formula="of:=IFERROR((ROUND((((MIN(([.$O172]^2)/([.$AF172]^2);[.$AD$2])))*[.$V172]*0.8)+([.O172]/10))*5)+10; 0)" office:value-type="float" office:value="110" calcext:value-type="float">
            <text:p>110</text:p>
          </table:table-cell>
          <table:table-cell table:style-name="ce6" table:formula="of:=IFERROR(ROUND((AVERAGE(MIN(([.$P172]^[.$X$2])/([.$AF172]^2);[.$AD$2]); MIN([.P172]/[.$AA$2]; [.$Z$2])))*([.$V172]+[.$Y$2]))*5;0)" office:value-type="float" office:value="55" calcext:value-type="float">
            <text:p>55</text:p>
          </table:table-cell>
          <table:table-cell table:style-name="ce24" table:formula="of:=IFERROR(ROUND((MIN(([.$P172]+[.$S172]+[.$U172])/8/[.$AF172];[.$AD$2]))*([.$V172]+3))*5;0)" office:value-type="float" office:value="50" calcext:value-type="float">
            <text:p>50</text:p>
          </table:table-cell>
          <table:table-cell table:style-name="ce16" table:formula="of:=IFERROR(ROUND(((MIN(([.$T172]^2)/([.$AF172]^2);[.$AD$2]))*([.$V172]+3)*[.$AF$2]))*5;0)" office:value-type="float" office:value="20" calcext:value-type="float">
            <text:p>20</text:p>
          </table:table-cell>
          <table:table-cell table:style-name="ce8" table:formula="of:=IFERROR(ROUND((AVERAGE(MIN(([.$Q172]^2)/([.$AF172]^2);[.$AD$2]);MIN([.Q172]/[.$AB$2]; [.$Z$2]))*([.$V172]+3)*[.$AF$2]))*5;0)" office:value-type="float" office:value="65" calcext:value-type="float">
            <text:p>65</text:p>
          </table:table-cell>
          <table:table-cell table:style-name="ce14" table:formula="of:=IFERROR(ROUND((AVERAGE(MIN(([.$S172]^2)/([.$AF172]^2);[.$AD$2]);MIN([.S172]/[.$AB$2]; [.$Z$2]))*([.$V172]+3)*[.$AF$2]))*5;0)" office:value-type="float" office:value="65" calcext:value-type="float">
            <text:p>65</text:p>
          </table:table-cell>
          <table:table-cell table:style-name="ce10" table:formula="of:=IFERROR(ROUND((AVERAGE(MIN(([.$R172]^[.$AC$2])/([.$AF172]^2);[.$AD$2]); MIN([.R172]/[.$AA$2]; [.$Z$2])))*([.$V172]+[.$Y$2]))*5;0)" office:value-type="float" office:value="60" calcext:value-type="float">
            <text:p>60</text:p>
          </table:table-cell>
          <table:table-cell table:style-name="ce11" table:formula="of:=ROUND(AVERAGE([.W172:.AC172]))" office:value-type="float" office:value="61" calcext:value-type="float">
            <text:p>61</text:p>
          </table:table-cell>
          <table:table-cell table:style-name="ce11" table:formula="of:=ROUND((([.U172]/[.$AE$1])*MAX([.U172]/350;0.8));2)" office:value-type="float" office:value="8.92" calcext:value-type="float">
            <text:p>8.92</text:p>
          </table:table-cell>
          <table:table-cell table:style-name="ce11" table:formula="of:=ROUND([.U17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72]^2)/([.$AF172]^2);[.$AE$2])))*[.$AE172]*0.8)+([.O172]/10))+10;10)" office:value-type="float" office:value="32" calcext:value-type="float">
            <text:p>32</text:p>
          </table:table-cell>
          <table:table-cell table:style-name="ce41" table:formula="of:=IFERROR(ROUND(((MIN(([.$P172]^2)/([.$AF172]^2);[.$AE$2])))*[.$AE172]);0)" office:value-type="float" office:value="8" calcext:value-type="float">
            <text:p>8</text:p>
          </table:table-cell>
          <table:table-cell table:style-name="ce42" table:formula="of:=IFERROR(ROUND(MIN(([.P172]+[.S172]+[.U172])/8/[.$AF172];[.$AE$2])^2*[.$AE172]);0)" office:value-type="float" office:value="9" calcext:value-type="float">
            <text:p>9</text:p>
          </table:table-cell>
          <table:table-cell table:style-name="ce43" table:formula="of:=IFERROR(ROUND(((MIN(([.T172]^2)/([.$AF172]^2);[.$AE$2])))*[.$AE172]*[.$AF$1]);0)" office:value-type="float" office:value="3" calcext:value-type="float">
            <text:p>3</text:p>
          </table:table-cell>
          <table:table-cell table:style-name="ce44" table:formula="of:=IFERROR(ROUND(((MIN(([.Q172]^2)/([.$AF172]^2);[.$AE$2])))*[.$AE172]*[.$AF$1]);0)" office:value-type="float" office:value="6" calcext:value-type="float">
            <text:p>6</text:p>
          </table:table-cell>
          <table:table-cell table:style-name="ce45" table:formula="of:=IFERROR(ROUND(((MIN(([.S172]^2)/([.$AF172]^2);[.$AE$2])))*[.$AE172]*[.$AF$1]);0)" office:value-type="float" office:value="6" calcext:value-type="float">
            <text:p>6</text:p>
          </table:table-cell>
          <table:table-cell table:style-name="ce46" table:formula="of:=IFERROR(ROUND(((MIN(([.R172]^2)/([.$AF172]^2);[.$AE$2]))*[.$AE172]));0)" office:value-type="float" office:value="10" calcext:value-type="float">
            <text:p>10</text:p>
          </table:table-cell>
          <table:table-cell table:formula="of:=ROUND(AVERAGE([.AI172:.AN172]);2)" office:value-type="float" office:value="7" calcext:value-type="float">
            <text:p>7</text:p>
          </table:table-cell>
          <table:table-cell table:style-name="ce11" table:formula="of:=IFERROR(MIN(MAX((ROUND(AVERAGE((((MIN(([.$O172]^[.$AO$2])/([.$AF172]^[.$AO$2]);[.$AQ$2])))*[.$V172]*0.8)+([.$O172]/10);([.O172]/8));0)*5)+10; 30); 99); 0)" office:value-type="float" office:value="85" calcext:value-type="float">
            <text:p>85</text:p>
          </table:table-cell>
          <table:table-cell table:style-name="ce11" table:formula="of:=IFERROR(MIN(MAX(ROUND(AVERAGE((MIN(([.$P172]^[.$X$2])/([.$AF172]^[.$AO$2]);[.$AQ$2]))*([.$V172]+[.$AR$2]);([.P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72]+[.$S172]+[.$U172])/8/[.$AF172];[.$AQ$2]))*([.$V172]+3)*[.$AS$2];([.U1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2]^2)/([.$AF172]^[.$AO$2]);[.$AQ$2]))*([.$V172]+3)*[.$AS$2]);([.T17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72]^[.$AO$2])/([.$AF172]^[.$AO$2]);[.$AQ$2]))*([.$V172]+3)*[.$AS$2]);([.Q17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72]^[.$AO$2])/([.$AF172]^[.$AO$2]);[.$AQ$2]))*([.$V172]+3)*[.$AS$2]);([.S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72]^[.$AC$2])/([.$AF172]^[.$AO$2]);[.$AQ$2]))*([.$V172]+[.$AR$2]);([.R172]/10));0)*5; [.$AU$2]); [.$AT$2]);0)" office:value-type="float" office:value="50" calcext:value-type="float">
            <text:p>50</text:p>
          </table:table-cell>
          <table:table-cell table:formula="of:=ROUND(AVERAGE([.AP172:.AV172]);2)" office:value-type="float" office:value="49.29" calcext:value-type="float">
            <text:p>49.29</text:p>
          </table:table-cell>
          <table:table-cell/>
          <table:table-cell table:formula="of:=MIN(MAX([.AH172]-[.AH171];0);[.$BF$2])" office:value-type="float" office:value="4" calcext:value-type="float">
            <text:p>4</text:p>
          </table:table-cell>
          <table:table-cell table:formula="of:=MIN(MAX([.AI172]-[.AI171];0);[.$BF$2])" office:value-type="float" office:value="0" calcext:value-type="float">
            <text:p>0</text:p>
          </table:table-cell>
          <table:table-cell table:formula="of:=MIN(MAX([.AJ172]-[.AJ171];0);[.$BF$2])" office:value-type="float" office:value="0" calcext:value-type="float">
            <text:p>0</text:p>
          </table:table-cell>
          <table:table-cell table:formula="of:=MIN(MAX([.AK172]-[.AK171];0);[.$BF$2])" office:value-type="float" office:value="0" calcext:value-type="float">
            <text:p>0</text:p>
          </table:table-cell>
          <table:table-cell table:formula="of:=MIN(MAX([.AL172]-[.AL171];0);[.$BF$2])" office:value-type="float" office:value="1" calcext:value-type="float">
            <text:p>1</text:p>
          </table:table-cell>
          <table:table-cell table:formula="of:=MIN(MAX([.AM172]-[.AM171];0);[.$BF$2])" office:value-type="float" office:value="0" calcext:value-type="float">
            <text:p>0</text:p>
          </table:table-cell>
          <table:table-cell table:formula="of:=MIN(MAX([.AN172]-[.AN171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48" calcext:value-type="float">
            <text:p>48</text:p>
          </table:table-cell>
          <table:table-cell table:style-name="ce55" table:formula="of:=[.O173]-[.C173]" office:value-type="float" office:value="0" calcext:value-type="float">
            <text:p>0</text:p>
          </table:table-cell>
          <table:table-cell table:style-name="ce29" table:formula="of:=[.P173]-[.D173]" office:value-type="float" office:value="0" calcext:value-type="float">
            <text:p>0</text:p>
          </table:table-cell>
          <table:table-cell table:style-name="ce60" table:formula="of:=[.Q173]-[.E173]" office:value-type="float" office:value="0" calcext:value-type="float">
            <text:p>0</text:p>
          </table:table-cell>
          <table:table-cell table:style-name="ce62" table:formula="of:=[.R173]-[.F173]" office:value-type="float" office:value="0" calcext:value-type="float">
            <text:p>0</text:p>
          </table:table-cell>
          <table:table-cell table:style-name="ce64" table:formula="of:=[.S173]-[.G173]" office:value-type="float" office:value="0" calcext:value-type="float">
            <text:p>0</text:p>
          </table:table-cell>
          <table:table-cell table:style-name="ce66" table:formula="of:=[.T173]-[.H173]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48" calcext:value-type="float">
            <text:p>48</text:p>
          </table:table-cell>
          <table:table-cell table:style-name="ce11" table:formula="of:=SUM([.O173:.T173])" office:value-type="float" office:value="288" calcext:value-type="float">
            <text:p>288</text:p>
          </table:table-cell>
          <table:table-cell table:style-name="ce11" table:formula="of:=ROUND((([.U173]/[.$AE$1])*MAX([.U173]/420; 1.2));2)" office:value-type="float" office:value="3.84" calcext:value-type="float">
            <text:p>3.84</text:p>
          </table:table-cell>
          <table:table-cell table:style-name="ce4" table:formula="of:=IFERROR((ROUND((((MIN(([.$O173]^2)/([.$AF173]^2);[.$AD$2])))*[.$V173]*0.8)+([.O173]/10))*5)+10; 0)" office:value-type="float" office:value="50" calcext:value-type="float">
            <text:p>50</text:p>
          </table:table-cell>
          <table:table-cell table:style-name="ce6" table:formula="of:=IFERROR(ROUND((AVERAGE(MIN(([.$P173]^[.$X$2])/([.$AF173]^2);[.$AD$2]); MIN([.P173]/[.$AA$2]; [.$Z$2])))*([.$V173]+[.$Y$2]))*5;0)" office:value-type="float" office:value="20" calcext:value-type="float">
            <text:p>20</text:p>
          </table:table-cell>
          <table:table-cell table:style-name="ce24" table:formula="of:=IFERROR(ROUND((MIN(([.$P173]+[.$S173]+[.$U173])/8/[.$AF173];[.$AD$2]))*([.$V173]+3))*5;0)" office:value-type="float" office:value="35" calcext:value-type="float">
            <text:p>35</text:p>
          </table:table-cell>
          <table:table-cell table:style-name="ce16" table:formula="of:=IFERROR(ROUND(((MIN(([.$T173]^2)/([.$AF173]^2);[.$AD$2]))*([.$V173]+3)*[.$AF$2]))*5;0)" office:value-type="float" office:value="25" calcext:value-type="float">
            <text:p>25</text:p>
          </table:table-cell>
          <table:table-cell table:style-name="ce8" table:formula="of:=IFERROR(ROUND((AVERAGE(MIN(([.$Q173]^2)/([.$AF173]^2);[.$AD$2]);MIN([.Q173]/[.$AB$2]; [.$Z$2]))*([.$V173]+3)*[.$AF$2]))*5;0)" office:value-type="float" office:value="30" calcext:value-type="float">
            <text:p>30</text:p>
          </table:table-cell>
          <table:table-cell table:style-name="ce14" table:formula="of:=IFERROR(ROUND((AVERAGE(MIN(([.$S173]^2)/([.$AF173]^2);[.$AD$2]);MIN([.S173]/[.$AB$2]; [.$Z$2]))*([.$V173]+3)*[.$AF$2]))*5;0)" office:value-type="float" office:value="30" calcext:value-type="float">
            <text:p>30</text:p>
          </table:table-cell>
          <table:table-cell table:style-name="ce10" table:formula="of:=IFERROR(ROUND((AVERAGE(MIN(([.$R173]^[.$AC$2])/([.$AF173]^2);[.$AD$2]); MIN([.R173]/[.$AA$2]; [.$Z$2])))*([.$V173]+[.$Y$2]))*5;0)" office:value-type="float" office:value="20" calcext:value-type="float">
            <text:p>20</text:p>
          </table:table-cell>
          <table:table-cell table:style-name="ce11" table:formula="of:=ROUND(AVERAGE([.W173:.AC173]))" office:value-type="float" office:value="30" calcext:value-type="float">
            <text:p>30</text:p>
          </table:table-cell>
          <table:table-cell table:style-name="ce11" table:formula="of:=ROUND((([.U173]/[.$AE$1])*MAX([.U173]/350;0.8));2)" office:value-type="float" office:value="2.63" calcext:value-type="float">
            <text:p>2.63</text:p>
          </table:table-cell>
          <table:table-cell table:style-name="ce11" table:formula="of:=ROUND([.U173]/6;2)" office:value-type="float" office:value="48" calcext:value-type="float">
            <text:p>48</text:p>
          </table:table-cell>
          <table:table-cell table:style-name="ce11"/>
          <table:table-cell table:style-name="ce40" table:formula="of:=IFERROR(ROUND((((MIN(([.$O173]^2)/([.$AF173]^2);[.$AE$2])))*[.$AE173]*0.8)+([.O173]/10))+10;10)" office:value-type="float" office:value="17" calcext:value-type="float">
            <text:p>17</text:p>
          </table:table-cell>
          <table:table-cell table:style-name="ce41" table:formula="of:=IFERROR(ROUND(((MIN(([.$P173]^2)/([.$AF173]^2);[.$AE$2])))*[.$AE173]);0)" office:value-type="float" office:value="3" calcext:value-type="float">
            <text:p>3</text:p>
          </table:table-cell>
          <table:table-cell table:style-name="ce42" table:formula="of:=IFERROR(ROUND(MIN(([.P173]+[.S173]+[.U173])/8/[.$AF173];[.$AE$2])^2*[.$AE173]);0)" office:value-type="float" office:value="3" calcext:value-type="float">
            <text:p>3</text:p>
          </table:table-cell>
          <table:table-cell table:style-name="ce43" table:formula="of:=IFERROR(ROUND(((MIN(([.T173]^2)/([.$AF173]^2);[.$AE$2])))*[.$AE173]*[.$AF$1]);0)" office:value-type="float" office:value="2" calcext:value-type="float">
            <text:p>2</text:p>
          </table:table-cell>
          <table:table-cell table:style-name="ce44" table:formula="of:=IFERROR(ROUND(((MIN(([.Q173]^2)/([.$AF173]^2);[.$AE$2])))*[.$AE173]*[.$AF$1]);0)" office:value-type="float" office:value="2" calcext:value-type="float">
            <text:p>2</text:p>
          </table:table-cell>
          <table:table-cell table:style-name="ce45" table:formula="of:=IFERROR(ROUND(((MIN(([.S173]^2)/([.$AF173]^2);[.$AE$2])))*[.$AE173]*[.$AF$1]);0)" office:value-type="float" office:value="2" calcext:value-type="float">
            <text:p>2</text:p>
          </table:table-cell>
          <table:table-cell table:style-name="ce46" table:formula="of:=IFERROR(ROUND(((MIN(([.R173]^2)/([.$AF173]^2);[.$AE$2]))*[.$AE173]));0)" office:value-type="float" office:value="3" calcext:value-type="float">
            <text:p>3</text:p>
          </table:table-cell>
          <table:table-cell table:formula="of:=ROUND(AVERAGE([.AI173:.AN173]);2)" office:value-type="float" office:value="2.5" calcext:value-type="float">
            <text:p>2.5</text:p>
          </table:table-cell>
          <table:table-cell table:style-name="ce11" table:formula="of:=IFERROR(MIN(MAX((ROUND(AVERAGE((((MIN(([.$O173]^[.$AO$2])/([.$AF173]^[.$AO$2]);[.$AQ$2])))*[.$V173]*0.8)+([.$O173]/10);([.O173]/8));0)*5)+10; 30); 99); 0)" office:value-type="float" office:value="45" calcext:value-type="float">
            <text:p>45</text:p>
          </table:table-cell>
          <table:table-cell table:style-name="ce11" table:formula="of:=IFERROR(MIN(MAX(ROUND(AVERAGE((MIN(([.$P173]^[.$X$2])/([.$AF173]^[.$AO$2]);[.$AQ$2]))*([.$V173]+[.$AR$2]);([.P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73]+[.$S173]+[.$U173])/8/[.$AF173];[.$AQ$2]))*([.$V173]+3)*[.$AS$2];([.U17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73]^2)/([.$AF173]^[.$AO$2]);[.$AQ$2]))*([.$V173]+3)*[.$AS$2]);([.T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73]^[.$AO$2])/([.$AF173]^[.$AO$2]);[.$AQ$2]))*([.$V173]+3)*[.$AS$2]);([.Q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3]^[.$AO$2])/([.$AF173]^[.$AO$2]);[.$AQ$2]))*([.$V173]+3)*[.$AS$2]);([.S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73]^[.$AC$2])/([.$AF173]^[.$AO$2]);[.$AQ$2]))*([.$V173]+[.$AR$2]);([.R173]/10));0)*5; [.$AU$2]); [.$AT$2]);0)" office:value-type="float" office:value="30" calcext:value-type="float">
            <text:p>30</text:p>
          </table:table-cell>
          <table:table-cell table:formula="of:=ROUND(AVERAGE([.AP173:.AV173]);2)" office:value-type="float" office:value="32.14" calcext:value-type="float">
            <text:p>32.14</text:p>
          </table:table-cell>
          <table:table-cell/>
          <table:table-cell table:formula="of:=MIN(MAX([.AH173]-[.AH172];0);[.$BF$2])" office:value-type="float" office:value="0" calcext:value-type="float">
            <text:p>0</text:p>
          </table:table-cell>
          <table:table-cell table:formula="of:=MIN(MAX([.AI173]-[.AI172];0);[.$BF$2])" office:value-type="float" office:value="0" calcext:value-type="float">
            <text:p>0</text:p>
          </table:table-cell>
          <table:table-cell table:formula="of:=MIN(MAX([.AJ173]-[.AJ172];0);[.$BF$2])" office:value-type="float" office:value="0" calcext:value-type="float">
            <text:p>0</text:p>
          </table:table-cell>
          <table:table-cell table:formula="of:=MIN(MAX([.AK173]-[.AK172];0);[.$BF$2])" office:value-type="float" office:value="0" calcext:value-type="float">
            <text:p>0</text:p>
          </table:table-cell>
          <table:table-cell table:formula="of:=MIN(MAX([.AL173]-[.AL172];0);[.$BF$2])" office:value-type="float" office:value="0" calcext:value-type="float">
            <text:p>0</text:p>
          </table:table-cell>
          <table:table-cell table:formula="of:=MIN(MAX([.AM173]-[.AM172];0);[.$BF$2])" office:value-type="float" office:value="0" calcext:value-type="float">
            <text:p>0</text:p>
          </table:table-cell>
          <table:table-cell table:formula="of:=MIN(MAX([.AN173]-[.AN17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74]-[.C174]" office:value-type="float" office:value="5" calcext:value-type="float">
            <text:p>5</text:p>
          </table:table-cell>
          <table:table-cell table:style-name="ce29" table:formula="of:=[.P174]-[.D174]" office:value-type="float" office:value="15" calcext:value-type="float">
            <text:p>15</text:p>
          </table:table-cell>
          <table:table-cell table:style-name="ce60" table:formula="of:=[.Q174]-[.E174]" office:value-type="float" office:value="-10" calcext:value-type="float">
            <text:p>-10</text:p>
          </table:table-cell>
          <table:table-cell table:style-name="ce62" table:formula="of:=[.R174]-[.F174]" office:value-type="float" office:value="20" calcext:value-type="float">
            <text:p>20</text:p>
          </table:table-cell>
          <table:table-cell table:style-name="ce64" table:formula="of:=[.S174]-[.G174]" office:value-type="float" office:value="-20" calcext:value-type="float">
            <text:p>-20</text:p>
          </table:table-cell>
          <table:table-cell table:style-name="ce66" table:formula="of:=[.T174]-[.H174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74:.T174])" office:value-type="float" office:value="350" calcext:value-type="float">
            <text:p>350</text:p>
          </table:table-cell>
          <table:table-cell table:style-name="ce11" table:formula="of:=ROUND((([.U174]/[.$AE$1])*MAX([.U174]/420; 1.2));2)" office:value-type="float" office:value="4.67" calcext:value-type="float">
            <text:p>4.67</text:p>
          </table:table-cell>
          <table:table-cell table:style-name="ce4" table:formula="of:=IFERROR((ROUND((((MIN(([.$O174]^2)/([.$AF174]^2);[.$AD$2])))*[.$V174]*0.8)+([.O174]/10))*5)+10; 0)" office:value-type="float" office:value="60" calcext:value-type="float">
            <text:p>60</text:p>
          </table:table-cell>
          <table:table-cell table:style-name="ce6" table:formula="of:=IFERROR(ROUND((AVERAGE(MIN(([.$P174]^[.$X$2])/([.$AF174]^2);[.$AD$2]); MIN([.P174]/[.$AA$2]; [.$Z$2])))*([.$V174]+[.$Y$2]))*5;0)" office:value-type="float" office:value="35" calcext:value-type="float">
            <text:p>35</text:p>
          </table:table-cell>
          <table:table-cell table:style-name="ce24" table:formula="of:=IFERROR(ROUND((MIN(([.$P174]+[.$S174]+[.$U174])/8/[.$AF174];[.$AD$2]))*([.$V174]+3))*5;0)" office:value-type="float" office:value="40" calcext:value-type="float">
            <text:p>40</text:p>
          </table:table-cell>
          <table:table-cell table:style-name="ce16" table:formula="of:=IFERROR(ROUND(((MIN(([.$T174]^2)/([.$AF174]^2);[.$AD$2]))*([.$V174]+3)*[.$AF$2]))*5;0)" office:value-type="float" office:value="45" calcext:value-type="float">
            <text:p>45</text:p>
          </table:table-cell>
          <table:table-cell table:style-name="ce8" table:formula="of:=IFERROR(ROUND((AVERAGE(MIN(([.$Q174]^2)/([.$AF174]^2);[.$AD$2]);MIN([.Q174]/[.$AB$2]; [.$Z$2]))*([.$V174]+3)*[.$AF$2]))*5;0)" office:value-type="float" office:value="20" calcext:value-type="float">
            <text:p>20</text:p>
          </table:table-cell>
          <table:table-cell table:style-name="ce14" table:formula="of:=IFERROR(ROUND((AVERAGE(MIN(([.$S174]^2)/([.$AF174]^2);[.$AD$2]);MIN([.S174]/[.$AB$2]; [.$Z$2]))*([.$V174]+3)*[.$AF$2]))*5;0)" office:value-type="float" office:value="25" calcext:value-type="float">
            <text:p>25</text:p>
          </table:table-cell>
          <table:table-cell table:style-name="ce10" table:formula="of:=IFERROR(ROUND((AVERAGE(MIN(([.$R174]^[.$AC$2])/([.$AF174]^2);[.$AD$2]); MIN([.R174]/[.$AA$2]; [.$Z$2])))*([.$V174]+[.$Y$2]))*5;0)" office:value-type="float" office:value="35" calcext:value-type="float">
            <text:p>35</text:p>
          </table:table-cell>
          <table:table-cell table:style-name="ce11" table:formula="of:=ROUND(AVERAGE([.W174:.AC174]))" office:value-type="float" office:value="37" calcext:value-type="float">
            <text:p>37</text:p>
          </table:table-cell>
          <table:table-cell table:style-name="ce11" table:formula="of:=ROUND((([.U174]/[.$AE$1])*MAX([.U174]/350;0.8));2)" office:value-type="float" office:value="3.89" calcext:value-type="float">
            <text:p>3.89</text:p>
          </table:table-cell>
          <table:table-cell table:style-name="ce11" table:formula="of:=ROUND([.U174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74]^2)/([.$AF174]^2);[.$AE$2])))*[.$AE174]*0.8)+([.O174]/10))+10;10)" office:value-type="float" office:value="19" calcext:value-type="float">
            <text:p>19</text:p>
          </table:table-cell>
          <table:table-cell table:style-name="ce41" table:formula="of:=IFERROR(ROUND(((MIN(([.$P174]^2)/([.$AF174]^2);[.$AE$2])))*[.$AE174]);0)" office:value-type="float" office:value="6" calcext:value-type="float">
            <text:p>6</text:p>
          </table:table-cell>
          <table:table-cell table:style-name="ce42" table:formula="of:=IFERROR(ROUND(MIN(([.P174]+[.S174]+[.U174])/8/[.$AF174];[.$AE$2])^2*[.$AE174]);0)" office:value-type="float" office:value="4" calcext:value-type="float">
            <text:p>4</text:p>
          </table:table-cell>
          <table:table-cell table:style-name="ce43" table:formula="of:=IFERROR(ROUND(((MIN(([.T174]^2)/([.$AF174]^2);[.$AE$2])))*[.$AE174]*[.$AF$1]);0)" office:value-type="float" office:value="4" calcext:value-type="float">
            <text:p>4</text:p>
          </table:table-cell>
          <table:table-cell table:style-name="ce44" table:formula="of:=IFERROR(ROUND(((MIN(([.Q174]^2)/([.$AF174]^2);[.$AE$2])))*[.$AE174]*[.$AF$1]);0)" office:value-type="float" office:value="1" calcext:value-type="float">
            <text:p>1</text:p>
          </table:table-cell>
          <table:table-cell table:style-name="ce45" table:formula="of:=IFERROR(ROUND(((MIN(([.S174]^2)/([.$AF174]^2);[.$AE$2])))*[.$AE174]*[.$AF$1]);0)" office:value-type="float" office:value="2" calcext:value-type="float">
            <text:p>2</text:p>
          </table:table-cell>
          <table:table-cell table:style-name="ce46" table:formula="of:=IFERROR(ROUND(((MIN(([.R174]^2)/([.$AF174]^2);[.$AE$2]))*[.$AE174]));0)" office:value-type="float" office:value="5" calcext:value-type="float">
            <text:p>5</text:p>
          </table:table-cell>
          <table:table-cell table:formula="of:=ROUND(AVERAGE([.AI174:.AN174]);2)" office:value-type="float" office:value="3.67" calcext:value-type="float">
            <text:p>3.67</text:p>
          </table:table-cell>
          <table:table-cell table:style-name="ce11" table:formula="of:=IFERROR(MIN(MAX((ROUND(AVERAGE((((MIN(([.$O174]^[.$AO$2])/([.$AF174]^[.$AO$2]);[.$AQ$2])))*[.$V174]*0.8)+([.$O174]/10);([.O174]/8));0)*5)+10; 30); 99); 0)" office:value-type="float" office:value="50" calcext:value-type="float">
            <text:p>50</text:p>
          </table:table-cell>
          <table:table-cell table:style-name="ce11" table:formula="of:=IFERROR(MIN(MAX(ROUND(AVERAGE((MIN(([.$P174]^[.$X$2])/([.$AF174]^[.$AO$2]);[.$AQ$2]))*([.$V174]+[.$AR$2]);([.P17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4]+[.$S174]+[.$U174])/8/[.$AF174];[.$AQ$2]))*([.$V174]+3)*[.$AS$2];([.U174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74]^2)/([.$AF174]^[.$AO$2]);[.$AQ$2]))*([.$V174]+3)*[.$AS$2]);([.T17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4]^[.$AO$2])/([.$AF174]^[.$AO$2]);[.$AQ$2]))*([.$V174]+3)*[.$AS$2]);([.Q174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74]^[.$AO$2])/([.$AF174]^[.$AO$2]);[.$AQ$2]))*([.$V174]+3)*[.$AS$2]);([.S17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74]^[.$AC$2])/([.$AF174]^[.$AO$2]);[.$AQ$2]))*([.$V174]+[.$AR$2]);([.R174]/10));0)*5; [.$AU$2]); [.$AT$2]);0)" office:value-type="float" office:value="35" calcext:value-type="float">
            <text:p>35</text:p>
          </table:table-cell>
          <table:table-cell table:formula="of:=ROUND(AVERAGE([.AP174:.AV174]);2)" office:value-type="float" office:value="33.57" calcext:value-type="float">
            <text:p>33.57</text:p>
          </table:table-cell>
          <table:table-cell/>
          <table:table-cell table:formula="of:=MIN(MAX([.AH174]-[.AH173];0);[.$BF$2])" office:value-type="float" office:value="2" calcext:value-type="float">
            <text:p>2</text:p>
          </table:table-cell>
          <table:table-cell table:formula="of:=MIN(MAX([.AI174]-[.AI173];0);[.$BF$2])" office:value-type="float" office:value="3" calcext:value-type="float">
            <text:p>3</text:p>
          </table:table-cell>
          <table:table-cell table:formula="of:=MIN(MAX([.AJ174]-[.AJ173];0);[.$BF$2])" office:value-type="float" office:value="1" calcext:value-type="float">
            <text:p>1</text:p>
          </table:table-cell>
          <table:table-cell table:formula="of:=MIN(MAX([.AK174]-[.AK173];0);[.$BF$2])" office:value-type="float" office:value="2" calcext:value-type="float">
            <text:p>2</text:p>
          </table:table-cell>
          <table:table-cell table:formula="of:=MIN(MAX([.AL174]-[.AL173];0);[.$BF$2])" office:value-type="float" office:value="0" calcext:value-type="float">
            <text:p>0</text:p>
          </table:table-cell>
          <table:table-cell table:formula="of:=MIN(MAX([.AM174]-[.AM173];0);[.$BF$2])" office:value-type="float" office:value="0" calcext:value-type="float">
            <text:p>0</text:p>
          </table:table-cell>
          <table:table-cell table:formula="of:=MIN(MAX([.AN174]-[.AN173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175]-[.C175]" office:value-type="float" office:value="-20" calcext:value-type="float">
            <text:p>-20</text:p>
          </table:table-cell>
          <table:table-cell table:style-name="ce29" table:formula="of:=[.P175]-[.D175]" office:value-type="float" office:value="10" calcext:value-type="float">
            <text:p>10</text:p>
          </table:table-cell>
          <table:table-cell table:style-name="ce60" table:formula="of:=[.Q175]-[.E175]" office:value-type="float" office:value="10" calcext:value-type="float">
            <text:p>10</text:p>
          </table:table-cell>
          <table:table-cell table:style-name="ce62" table:formula="of:=[.R175]-[.F175]" office:value-type="float" office:value="0" calcext:value-type="float">
            <text:p>0</text:p>
          </table:table-cell>
          <table:table-cell table:style-name="ce64" table:formula="of:=[.S175]-[.G175]" office:value-type="float" office:value="0" calcext:value-type="float">
            <text:p>0</text:p>
          </table:table-cell>
          <table:table-cell table:style-name="ce66" table:formula="of:=[.T175]-[.H175]" office:value-type="float" office:value="20" calcext:value-type="float">
            <text:p>2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75:.T175])" office:value-type="float" office:value="545" calcext:value-type="float">
            <text:p>545</text:p>
          </table:table-cell>
          <table:table-cell table:style-name="ce11" table:formula="of:=ROUND((([.U175]/[.$AE$1])*MAX([.U175]/420; 1.2));2)" office:value-type="float" office:value="7.86" calcext:value-type="float">
            <text:p>7.86</text:p>
          </table:table-cell>
          <table:table-cell table:style-name="ce4" table:formula="of:=IFERROR((ROUND((((MIN(([.$O175]^2)/([.$AF175]^2);[.$AD$2])))*[.$V175]*0.8)+([.O175]/10))*5)+10; 0)" office:value-type="float" office:value="110" calcext:value-type="float">
            <text:p>110</text:p>
          </table:table-cell>
          <table:table-cell table:style-name="ce6" table:formula="of:=IFERROR(ROUND((AVERAGE(MIN(([.$P175]^[.$X$2])/([.$AF175]^2);[.$AD$2]); MIN([.P175]/[.$AA$2]; [.$Z$2])))*([.$V175]+[.$Y$2]))*5;0)" office:value-type="float" office:value="50" calcext:value-type="float">
            <text:p>50</text:p>
          </table:table-cell>
          <table:table-cell table:style-name="ce24" table:formula="of:=IFERROR(ROUND((MIN(([.$P175]+[.$S175]+[.$U175])/8/[.$AF175];[.$AD$2]))*([.$V175]+3))*5;0)" office:value-type="float" office:value="55" calcext:value-type="float">
            <text:p>55</text:p>
          </table:table-cell>
          <table:table-cell table:style-name="ce16" table:formula="of:=IFERROR(ROUND(((MIN(([.$T175]^2)/([.$AF175]^2);[.$AD$2]))*([.$V175]+3)*[.$AF$2]))*5;0)" office:value-type="float" office:value="40" calcext:value-type="float">
            <text:p>40</text:p>
          </table:table-cell>
          <table:table-cell table:style-name="ce8" table:formula="of:=IFERROR(ROUND((AVERAGE(MIN(([.$Q175]^2)/([.$AF175]^2);[.$AD$2]);MIN([.Q175]/[.$AB$2]; [.$Z$2]))*([.$V175]+3)*[.$AF$2]))*5;0)" office:value-type="float" office:value="45" calcext:value-type="float">
            <text:p>45</text:p>
          </table:table-cell>
          <table:table-cell table:style-name="ce14" table:formula="of:=IFERROR(ROUND((AVERAGE(MIN(([.$S175]^2)/([.$AF175]^2);[.$AD$2]);MIN([.S175]/[.$AB$2]; [.$Z$2]))*([.$V175]+3)*[.$AF$2]))*5;0)" office:value-type="float" office:value="65" calcext:value-type="float">
            <text:p>65</text:p>
          </table:table-cell>
          <table:table-cell table:style-name="ce10" table:formula="of:=IFERROR(ROUND((AVERAGE(MIN(([.$R175]^[.$AC$2])/([.$AF175]^2);[.$AD$2]); MIN([.R175]/[.$AA$2]; [.$Z$2])))*([.$V175]+[.$Y$2]))*5;0)" office:value-type="float" office:value="70" calcext:value-type="float">
            <text:p>70</text:p>
          </table:table-cell>
          <table:table-cell table:style-name="ce11" table:formula="of:=ROUND(AVERAGE([.W175:.AC175]))" office:value-type="float" office:value="62" calcext:value-type="float">
            <text:p>62</text:p>
          </table:table-cell>
          <table:table-cell table:style-name="ce11" table:formula="of:=ROUND((([.U175]/[.$AE$1])*MAX([.U175]/350;0.8));2)" office:value-type="float" office:value="9.43" calcext:value-type="float">
            <text:p>9.43</text:p>
          </table:table-cell>
          <table:table-cell table:style-name="ce11" table:formula="of:=ROUND([.U175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5]^2)/([.$AF175]^2);[.$AE$2])))*[.$AE175]*0.8)+([.O175]/10))+10;10)" office:value-type="float" office:value="32" calcext:value-type="float">
            <text:p>32</text:p>
          </table:table-cell>
          <table:table-cell table:style-name="ce41" table:formula="of:=IFERROR(ROUND(((MIN(([.$P175]^2)/([.$AF175]^2);[.$AE$2])))*[.$AE175]);0)" office:value-type="float" office:value="6" calcext:value-type="float">
            <text:p>6</text:p>
          </table:table-cell>
          <table:table-cell table:style-name="ce42" table:formula="of:=IFERROR(ROUND(MIN(([.P175]+[.S175]+[.U175])/8/[.$AF175];[.$AE$2])^2*[.$AE175]);0)" office:value-type="float" office:value="9" calcext:value-type="float">
            <text:p>9</text:p>
          </table:table-cell>
          <table:table-cell table:style-name="ce43" table:formula="of:=IFERROR(ROUND(((MIN(([.T175]^2)/([.$AF175]^2);[.$AE$2])))*[.$AE175]*[.$AF$1]);0)" office:value-type="float" office:value="6" calcext:value-type="float">
            <text:p>6</text:p>
          </table:table-cell>
          <table:table-cell table:style-name="ce44" table:formula="of:=IFERROR(ROUND(((MIN(([.Q175]^2)/([.$AF175]^2);[.$AE$2])))*[.$AE175]*[.$AF$1]);0)" office:value-type="float" office:value="4" calcext:value-type="float">
            <text:p>4</text:p>
          </table:table-cell>
          <table:table-cell table:style-name="ce45" table:formula="of:=IFERROR(ROUND(((MIN(([.S175]^2)/([.$AF175]^2);[.$AE$2])))*[.$AE175]*[.$AF$1]);0)" office:value-type="float" office:value="7" calcext:value-type="float">
            <text:p>7</text:p>
          </table:table-cell>
          <table:table-cell table:style-name="ce46" table:formula="of:=IFERROR(ROUND(((MIN(([.R175]^2)/([.$AF175]^2);[.$AE$2]))*[.$AE175]));0)" office:value-type="float" office:value="14" calcext:value-type="float">
            <text:p>14</text:p>
          </table:table-cell>
          <table:table-cell table:formula="of:=ROUND(AVERAGE([.AI175:.AN175]);2)" office:value-type="float" office:value="7.67" calcext:value-type="float">
            <text:p>7.67</text:p>
          </table:table-cell>
          <table:table-cell table:style-name="ce11" table:formula="of:=IFERROR(MIN(MAX((ROUND(AVERAGE((((MIN(([.$O175]^[.$AO$2])/([.$AF175]^[.$AO$2]);[.$AQ$2])))*[.$V175]*0.8)+([.$O175]/10);([.O175]/8));0)*5)+10; 30); 99); 0)" office:value-type="float" office:value="85" calcext:value-type="float">
            <text:p>85</text:p>
          </table:table-cell>
          <table:table-cell table:style-name="ce11" table:formula="of:=IFERROR(MIN(MAX(ROUND(AVERAGE((MIN(([.$P175]^[.$X$2])/([.$AF175]^[.$AO$2]);[.$AQ$2]))*([.$V175]+[.$AR$2]);([.P17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5]+[.$S175]+[.$U175])/8/[.$AF175];[.$AQ$2]))*([.$V175]+3)*[.$AS$2];([.U1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5]^2)/([.$AF175]^[.$AO$2]);[.$AQ$2]))*([.$V175]+3)*[.$AS$2]);([.T1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75]^[.$AO$2])/([.$AF175]^[.$AO$2]);[.$AQ$2]))*([.$V175]+3)*[.$AS$2]);([.Q17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75]^[.$AO$2])/([.$AF175]^[.$AO$2]);[.$AQ$2]))*([.$V175]+3)*[.$AS$2]);([.S17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5]^[.$AC$2])/([.$AF175]^[.$AO$2]);[.$AQ$2]))*([.$V175]+[.$AR$2]);([.R175]/10));0)*5; [.$AU$2]); [.$AT$2]);0)" office:value-type="float" office:value="55" calcext:value-type="float">
            <text:p>55</text:p>
          </table:table-cell>
          <table:table-cell table:formula="of:=ROUND(AVERAGE([.AP175:.AV175]);2)" office:value-type="float" office:value="50.71" calcext:value-type="float">
            <text:p>50.71</text:p>
          </table:table-cell>
          <table:table-cell/>
          <table:table-cell table:formula="of:=MIN(MAX([.AH175]-[.AH174];0);[.$BF$2])" office:value-type="float" office:value="13" calcext:value-type="float">
            <text:p>13</text:p>
          </table:table-cell>
          <table:table-cell table:formula="of:=MIN(MAX([.AI175]-[.AI174];0);[.$BF$2])" office:value-type="float" office:value="0" calcext:value-type="float">
            <text:p>0</text:p>
          </table:table-cell>
          <table:table-cell table:formula="of:=MIN(MAX([.AJ175]-[.AJ174];0);[.$BF$2])" office:value-type="float" office:value="5" calcext:value-type="float">
            <text:p>5</text:p>
          </table:table-cell>
          <table:table-cell table:formula="of:=MIN(MAX([.AK175]-[.AK174];0);[.$BF$2])" office:value-type="float" office:value="2" calcext:value-type="float">
            <text:p>2</text:p>
          </table:table-cell>
          <table:table-cell table:formula="of:=MIN(MAX([.AL175]-[.AL174];0);[.$BF$2])" office:value-type="float" office:value="3" calcext:value-type="float">
            <text:p>3</text:p>
          </table:table-cell>
          <table:table-cell table:formula="of:=MIN(MAX([.AM175]-[.AM174];0);[.$BF$2])" office:value-type="float" office:value="5" calcext:value-type="float">
            <text:p>5</text:p>
          </table:table-cell>
          <table:table-cell table:formula="of:=MIN(MAX([.AN175]-[.AN17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30" calcext:value-type="float">
            <text:p>130</text:p>
          </table:table-cell>
          <table:table-cell table:style-name="ce55" table:formula="of:=[.O176]-[.C176]" office:value-type="float" office:value="10" calcext:value-type="float">
            <text:p>10</text:p>
          </table:table-cell>
          <table:table-cell table:style-name="ce29" table:formula="of:=[.P176]-[.D176]" office:value-type="float" office:value="10" calcext:value-type="float">
            <text:p>10</text:p>
          </table:table-cell>
          <table:table-cell table:style-name="ce60" table:formula="of:=[.Q176]-[.E176]" office:value-type="float" office:value="0" calcext:value-type="float">
            <text:p>0</text:p>
          </table:table-cell>
          <table:table-cell table:style-name="ce62" table:formula="of:=[.R176]-[.F176]" office:value-type="float" office:value="0" calcext:value-type="float">
            <text:p>0</text:p>
          </table:table-cell>
          <table:table-cell table:style-name="ce64" table:formula="of:=[.S176]-[.G176]" office:value-type="float" office:value="0" calcext:value-type="float">
            <text:p>0</text:p>
          </table:table-cell>
          <table:table-cell table:style-name="ce66" table:formula="of:=[.T176]-[.H17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76:.T176])" office:value-type="float" office:value="545" calcext:value-type="float">
            <text:p>545</text:p>
          </table:table-cell>
          <table:table-cell table:style-name="ce11" table:formula="of:=ROUND((([.U176]/[.$AE$1])*MAX([.U176]/420; 1.2));2)" office:value-type="float" office:value="7.86" calcext:value-type="float">
            <text:p>7.86</text:p>
          </table:table-cell>
          <table:table-cell table:style-name="ce4" table:formula="of:=IFERROR((ROUND((((MIN(([.$O176]^2)/([.$AF176]^2);[.$AD$2])))*[.$V176]*0.8)+([.O176]/10))*5)+10; 0)" office:value-type="float" office:value="70" calcext:value-type="float">
            <text:p>70</text:p>
          </table:table-cell>
          <table:table-cell table:style-name="ce6" table:formula="of:=IFERROR(ROUND((AVERAGE(MIN(([.$P176]^[.$X$2])/([.$AF176]^2);[.$AD$2]); MIN([.P176]/[.$AA$2]; [.$Z$2])))*([.$V176]+[.$Y$2]))*5;0)" office:value-type="float" office:value="50" calcext:value-type="float">
            <text:p>50</text:p>
          </table:table-cell>
          <table:table-cell table:style-name="ce24" table:formula="of:=IFERROR(ROUND((MIN(([.$P176]+[.$S176]+[.$U176])/8/[.$AF176];[.$AD$2]))*([.$V176]+3))*5;0)" office:value-type="float" office:value="55" calcext:value-type="float">
            <text:p>55</text:p>
          </table:table-cell>
          <table:table-cell table:style-name="ce16" table:formula="of:=IFERROR(ROUND(((MIN(([.$T176]^2)/([.$AF176]^2);[.$AD$2]))*([.$V176]+3)*[.$AF$2]))*5;0)" office:value-type="float" office:value="90" calcext:value-type="float">
            <text:p>90</text:p>
          </table:table-cell>
          <table:table-cell table:style-name="ce8" table:formula="of:=IFERROR(ROUND((AVERAGE(MIN(([.$Q176]^2)/([.$AF176]^2);[.$AD$2]);MIN([.Q176]/[.$AB$2]; [.$Z$2]))*([.$V176]+3)*[.$AF$2]))*5;0)" office:value-type="float" office:value="40" calcext:value-type="float">
            <text:p>40</text:p>
          </table:table-cell>
          <table:table-cell table:style-name="ce14" table:formula="of:=IFERROR(ROUND((AVERAGE(MIN(([.$S176]^2)/([.$AF176]^2);[.$AD$2]);MIN([.S176]/[.$AB$2]; [.$Z$2]))*([.$V176]+3)*[.$AF$2]))*5;0)" office:value-type="float" office:value="65" calcext:value-type="float">
            <text:p>65</text:p>
          </table:table-cell>
          <table:table-cell table:style-name="ce10" table:formula="of:=IFERROR(ROUND((AVERAGE(MIN(([.$R176]^[.$AC$2])/([.$AF176]^2);[.$AD$2]); MIN([.R176]/[.$AA$2]; [.$Z$2])))*([.$V176]+[.$Y$2]))*5;0)" office:value-type="float" office:value="70" calcext:value-type="float">
            <text:p>70</text:p>
          </table:table-cell>
          <table:table-cell table:style-name="ce11" table:formula="of:=ROUND(AVERAGE([.W176:.AC176]))" office:value-type="float" office:value="63" calcext:value-type="float">
            <text:p>63</text:p>
          </table:table-cell>
          <table:table-cell table:style-name="ce11" table:formula="of:=ROUND((([.U176]/[.$AE$1])*MAX([.U176]/350;0.8));2)" office:value-type="float" office:value="9.43" calcext:value-type="float">
            <text:p>9.43</text:p>
          </table:table-cell>
          <table:table-cell table:style-name="ce11" table:formula="of:=ROUND([.U176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6]^2)/([.$AF176]^2);[.$AE$2])))*[.$AE176]*0.8)+([.O176]/10))+10;10)" office:value-type="float" office:value="23" calcext:value-type="float">
            <text:p>23</text:p>
          </table:table-cell>
          <table:table-cell table:style-name="ce41" table:formula="of:=IFERROR(ROUND(((MIN(([.$P176]^2)/([.$AF176]^2);[.$AE$2])))*[.$AE176]);0)" office:value-type="float" office:value="6" calcext:value-type="float">
            <text:p>6</text:p>
          </table:table-cell>
          <table:table-cell table:style-name="ce42" table:formula="of:=IFERROR(ROUND(MIN(([.P176]+[.S176]+[.U176])/8/[.$AF176];[.$AE$2])^2*[.$AE176]);0)" office:value-type="float" office:value="9" calcext:value-type="float">
            <text:p>9</text:p>
          </table:table-cell>
          <table:table-cell table:style-name="ce43" table:formula="of:=IFERROR(ROUND(((MIN(([.T176]^2)/([.$AF176]^2);[.$AE$2])))*[.$AE176]*[.$AF$1]);0)" office:value-type="float" office:value="13" calcext:value-type="float">
            <text:p>13</text:p>
          </table:table-cell>
          <table:table-cell table:style-name="ce44" table:formula="of:=IFERROR(ROUND(((MIN(([.Q176]^2)/([.$AF176]^2);[.$AE$2])))*[.$AE176]*[.$AF$1]);0)" office:value-type="float" office:value="3" calcext:value-type="float">
            <text:p>3</text:p>
          </table:table-cell>
          <table:table-cell table:style-name="ce45" table:formula="of:=IFERROR(ROUND(((MIN(([.S176]^2)/([.$AF176]^2);[.$AE$2])))*[.$AE176]*[.$AF$1]);0)" office:value-type="float" office:value="7" calcext:value-type="float">
            <text:p>7</text:p>
          </table:table-cell>
          <table:table-cell table:style-name="ce46" table:formula="of:=IFERROR(ROUND(((MIN(([.R176]^2)/([.$AF176]^2);[.$AE$2]))*[.$AE176]));0)" office:value-type="float" office:value="14" calcext:value-type="float">
            <text:p>14</text:p>
          </table:table-cell>
          <table:table-cell table:formula="of:=ROUND(AVERAGE([.AI176:.AN176]);2)" office:value-type="float" office:value="8.67" calcext:value-type="float">
            <text:p>8.67</text:p>
          </table:table-cell>
          <table:table-cell table:style-name="ce11" table:formula="of:=IFERROR(MIN(MAX((ROUND(AVERAGE((((MIN(([.$O176]^[.$AO$2])/([.$AF176]^[.$AO$2]);[.$AQ$2])))*[.$V176]*0.8)+([.$O176]/10);([.O176]/8));0)*5)+10; 30); 99); 0)" office:value-type="float" office:value="65" calcext:value-type="float">
            <text:p>65</text:p>
          </table:table-cell>
          <table:table-cell table:style-name="ce11" table:formula="of:=IFERROR(MIN(MAX(ROUND(AVERAGE((MIN(([.$P176]^[.$X$2])/([.$AF176]^[.$AO$2]);[.$AQ$2]))*([.$V176]+[.$AR$2]);([.P1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6]+[.$S176]+[.$U176])/8/[.$AF176];[.$AQ$2]))*([.$V176]+3)*[.$AS$2];([.U17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6]^2)/([.$AF176]^[.$AO$2]);[.$AQ$2]))*([.$V176]+3)*[.$AS$2]);([.T176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76]^[.$AO$2])/([.$AF176]^[.$AO$2]);[.$AQ$2]))*([.$V176]+3)*[.$AS$2]);([.Q17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6]^[.$AO$2])/([.$AF176]^[.$AO$2]);[.$AQ$2]))*([.$V176]+3)*[.$AS$2]);([.S17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6]^[.$AC$2])/([.$AF176]^[.$AO$2]);[.$AQ$2]))*([.$V176]+[.$AR$2]);([.R176]/10));0)*5; [.$AU$2]); [.$AT$2]);0)" office:value-type="float" office:value="55" calcext:value-type="float">
            <text:p>55</text:p>
          </table:table-cell>
          <table:table-cell table:formula="of:=ROUND(AVERAGE([.AP176:.AV176]);2)" office:value-type="float" office:value="48.57" calcext:value-type="float">
            <text:p>48.57</text:p>
          </table:table-cell>
          <table:table-cell/>
          <table:table-cell table:style-name="ce21" table:formula="of:=MIN(MAX([.AH176]-[.AH174];0);[.$BF$2])" office:value-type="float" office:value="4" calcext:value-type="float">
            <text:p>4</text:p>
          </table:table-cell>
          <table:table-cell table:style-name="ce21" table:formula="of:=MIN(MAX([.AI176]-[.AI174];0);[.$BF$2])" office:value-type="float" office:value="0" calcext:value-type="float">
            <text:p>0</text:p>
          </table:table-cell>
          <table:table-cell table:style-name="ce21" table:formula="of:=MIN(MAX([.AJ176]-[.AJ174];0);[.$BF$2])" office:value-type="float" office:value="5" calcext:value-type="float">
            <text:p>5</text:p>
          </table:table-cell>
          <table:table-cell table:style-name="ce21" table:formula="of:=MIN(MAX([.AK176]-[.AK174];0);[.$BF$2])" office:value-type="float" office:value="9" calcext:value-type="float">
            <text:p>9</text:p>
          </table:table-cell>
          <table:table-cell table:style-name="ce21" table:formula="of:=MIN(MAX([.AL176]-[.AL174];0);[.$BF$2])" office:value-type="float" office:value="2" calcext:value-type="float">
            <text:p>2</text:p>
          </table:table-cell>
          <table:table-cell table:style-name="ce21" table:formula="of:=MIN(MAX([.AM176]-[.AM174];0);[.$BF$2])" office:value-type="float" office:value="5" calcext:value-type="float">
            <text:p>5</text:p>
          </table:table-cell>
          <table:table-cell table:style-name="ce21" table:formula="of:=MIN(MAX([.AN176]-[.AN17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177]-[.C177]" office:value-type="float" office:value="10" calcext:value-type="float">
            <text:p>10</text:p>
          </table:table-cell>
          <table:table-cell table:style-name="ce29" table:formula="of:=[.P177]-[.D177]" office:value-type="float" office:value="0" calcext:value-type="float">
            <text:p>0</text:p>
          </table:table-cell>
          <table:table-cell table:style-name="ce60" table:formula="of:=[.Q177]-[.E177]" office:value-type="float" office:value="0" calcext:value-type="float">
            <text:p>0</text:p>
          </table:table-cell>
          <table:table-cell table:style-name="ce62" table:formula="of:=[.R177]-[.F177]" office:value-type="float" office:value="15" calcext:value-type="float">
            <text:p>15</text:p>
          </table:table-cell>
          <table:table-cell table:style-name="ce64" table:formula="of:=[.S177]-[.G177]" office:value-type="float" office:value="-15" calcext:value-type="float">
            <text:p>-15</text:p>
          </table:table-cell>
          <table:table-cell table:style-name="ce66" table:formula="of:=[.T177]-[.H177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77:.T177])" office:value-type="float" office:value="545" calcext:value-type="float">
            <text:p>545</text:p>
          </table:table-cell>
          <table:table-cell table:style-name="ce11" table:formula="of:=ROUND((([.U177]/[.$AE$1])*MAX([.U177]/420; 1.2));2)" office:value-type="float" office:value="7.86" calcext:value-type="float">
            <text:p>7.86</text:p>
          </table:table-cell>
          <table:table-cell table:style-name="ce4" table:formula="of:=IFERROR((ROUND((((MIN(([.$O177]^2)/([.$AF177]^2);[.$AD$2])))*[.$V177]*0.8)+([.O177]/10))*5)+10; 0)" office:value-type="float" office:value="70" calcext:value-type="float">
            <text:p>70</text:p>
          </table:table-cell>
          <table:table-cell table:style-name="ce6" table:formula="of:=IFERROR(ROUND((AVERAGE(MIN(([.$P177]^[.$X$2])/([.$AF177]^2);[.$AD$2]); MIN([.P177]/[.$AA$2]; [.$Z$2])))*([.$V177]+[.$Y$2]))*5;0)" office:value-type="float" office:value="80" calcext:value-type="float">
            <text:p>80</text:p>
          </table:table-cell>
          <table:table-cell table:style-name="ce24" table:formula="of:=IFERROR(ROUND((MIN(([.$P177]+[.$S177]+[.$U177])/8/[.$AF177];[.$AD$2]))*([.$V177]+3))*5;0)" office:value-type="float" office:value="60" calcext:value-type="float">
            <text:p>60</text:p>
          </table:table-cell>
          <table:table-cell table:style-name="ce16" table:formula="of:=IFERROR(ROUND(((MIN(([.$T177]^2)/([.$AF177]^2);[.$AD$2]))*([.$V177]+3)*[.$AF$2]))*5;0)" office:value-type="float" office:value="30" calcext:value-type="float">
            <text:p>30</text:p>
          </table:table-cell>
          <table:table-cell table:style-name="ce8" table:formula="of:=IFERROR(ROUND((AVERAGE(MIN(([.$Q177]^2)/([.$AF177]^2);[.$AD$2]);MIN([.Q177]/[.$AB$2]; [.$Z$2]))*([.$V177]+3)*[.$AF$2]))*5;0)" office:value-type="float" office:value="40" calcext:value-type="float">
            <text:p>40</text:p>
          </table:table-cell>
          <table:table-cell table:style-name="ce14" table:formula="of:=IFERROR(ROUND((AVERAGE(MIN(([.$S177]^2)/([.$AF177]^2);[.$AD$2]);MIN([.S177]/[.$AB$2]; [.$Z$2]))*([.$V177]+3)*[.$AF$2]))*5;0)" office:value-type="float" office:value="65" calcext:value-type="float">
            <text:p>65</text:p>
          </table:table-cell>
          <table:table-cell table:style-name="ce10" table:formula="of:=IFERROR(ROUND((AVERAGE(MIN(([.$R177]^[.$AC$2])/([.$AF177]^2);[.$AD$2]); MIN([.R177]/[.$AA$2]; [.$Z$2])))*([.$V177]+[.$Y$2]))*5;0)" office:value-type="float" office:value="70" calcext:value-type="float">
            <text:p>70</text:p>
          </table:table-cell>
          <table:table-cell table:style-name="ce11" table:formula="of:=ROUND(AVERAGE([.W177:.AC177]))" office:value-type="float" office:value="59" calcext:value-type="float">
            <text:p>59</text:p>
          </table:table-cell>
          <table:table-cell table:style-name="ce11" table:formula="of:=ROUND((([.U177]/[.$AE$1])*MAX([.U177]/350;0.8));2)" office:value-type="float" office:value="9.43" calcext:value-type="float">
            <text:p>9.43</text:p>
          </table:table-cell>
          <table:table-cell table:style-name="ce11" table:formula="of:=ROUND([.U177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7]^2)/([.$AF177]^2);[.$AE$2])))*[.$AE177]*0.8)+([.O177]/10))+10;10)" office:value-type="float" office:value="23" calcext:value-type="float">
            <text:p>23</text:p>
          </table:table-cell>
          <table:table-cell table:style-name="ce41" table:formula="of:=IFERROR(ROUND(((MIN(([.$P177]^2)/([.$AF177]^2);[.$AE$2])))*[.$AE177]);0)" office:value-type="float" office:value="19" calcext:value-type="float">
            <text:p>19</text:p>
          </table:table-cell>
          <table:table-cell table:style-name="ce42" table:formula="of:=IFERROR(ROUND(MIN(([.P177]+[.S177]+[.U177])/8/[.$AF177];[.$AE$2])^2*[.$AE177]);0)" office:value-type="float" office:value="11" calcext:value-type="float">
            <text:p>11</text:p>
          </table:table-cell>
          <table:table-cell table:style-name="ce43" table:formula="of:=IFERROR(ROUND(((MIN(([.T177]^2)/([.$AF177]^2);[.$AE$2])))*[.$AE177]*[.$AF$1]);0)" office:value-type="float" office:value="5" calcext:value-type="float">
            <text:p>5</text:p>
          </table:table-cell>
          <table:table-cell table:style-name="ce44" table:formula="of:=IFERROR(ROUND(((MIN(([.Q177]^2)/([.$AF177]^2);[.$AE$2])))*[.$AE177]*[.$AF$1]);0)" office:value-type="float" office:value="3" calcext:value-type="float">
            <text:p>3</text:p>
          </table:table-cell>
          <table:table-cell table:style-name="ce45" table:formula="of:=IFERROR(ROUND(((MIN(([.S177]^2)/([.$AF177]^2);[.$AE$2])))*[.$AE177]*[.$AF$1]);0)" office:value-type="float" office:value="7" calcext:value-type="float">
            <text:p>7</text:p>
          </table:table-cell>
          <table:table-cell table:style-name="ce46" table:formula="of:=IFERROR(ROUND(((MIN(([.R177]^2)/([.$AF177]^2);[.$AE$2]))*[.$AE177]));0)" office:value-type="float" office:value="14" calcext:value-type="float">
            <text:p>14</text:p>
          </table:table-cell>
          <table:table-cell table:formula="of:=ROUND(AVERAGE([.AI177:.AN177]);2)" office:value-type="float" office:value="9.83" calcext:value-type="float">
            <text:p>9.83</text:p>
          </table:table-cell>
          <table:table-cell table:style-name="ce11" table:formula="of:=IFERROR(MIN(MAX((ROUND(AVERAGE((((MIN(([.$O177]^[.$AO$2])/([.$AF177]^[.$AO$2]);[.$AQ$2])))*[.$V177]*0.8)+([.$O177]/10);([.O177]/8));0)*5)+10; 30); 99); 0)" office:value-type="float" office:value="65" calcext:value-type="float">
            <text:p>65</text:p>
          </table:table-cell>
          <table:table-cell table:style-name="ce11" table:formula="of:=IFERROR(MIN(MAX(ROUND(AVERAGE((MIN(([.$P177]^[.$X$2])/([.$AF177]^[.$AO$2]);[.$AQ$2]))*([.$V177]+[.$AR$2]);([.P177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77]+[.$S177]+[.$U177])/8/[.$AF177];[.$AQ$2]))*([.$V177]+3)*[.$AS$2];([.U17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7]^2)/([.$AF177]^[.$AO$2]);[.$AQ$2]))*([.$V177]+3)*[.$AS$2]);([.T17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7]^[.$AO$2])/([.$AF177]^[.$AO$2]);[.$AQ$2]))*([.$V177]+3)*[.$AS$2]);([.Q1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7]^[.$AO$2])/([.$AF177]^[.$AO$2]);[.$AQ$2]))*([.$V177]+3)*[.$AS$2]);([.S17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7]^[.$AC$2])/([.$AF177]^[.$AO$2]);[.$AQ$2]))*([.$V177]+[.$AR$2]);([.R177]/10));0)*5; [.$AU$2]); [.$AT$2]);0)" office:value-type="float" office:value="55" calcext:value-type="float">
            <text:p>55</text:p>
          </table:table-cell>
          <table:table-cell table:formula="of:=ROUND(AVERAGE([.AP177:.AV177]);2)" office:value-type="float" office:value="48.57" calcext:value-type="float">
            <text:p>48.57</text:p>
          </table:table-cell>
          <table:table-cell/>
          <table:table-cell table:style-name="ce21" table:formula="of:=MIN(MAX([.AH177]-[.AH174];0);[.$BF$2])" office:value-type="float" office:value="4" calcext:value-type="float">
            <text:p>4</text:p>
          </table:table-cell>
          <table:table-cell table:style-name="ce21" table:formula="of:=MIN(MAX([.AI177]-[.AI174];0);[.$BF$2])" office:value-type="float" office:value="13" calcext:value-type="float">
            <text:p>13</text:p>
          </table:table-cell>
          <table:table-cell table:style-name="ce21" table:formula="of:=MIN(MAX([.AJ177]-[.AJ174];0);[.$BF$2])" office:value-type="float" office:value="7" calcext:value-type="float">
            <text:p>7</text:p>
          </table:table-cell>
          <table:table-cell table:style-name="ce21" table:formula="of:=MIN(MAX([.AK177]-[.AK174];0);[.$BF$2])" office:value-type="float" office:value="1" calcext:value-type="float">
            <text:p>1</text:p>
          </table:table-cell>
          <table:table-cell table:style-name="ce21" table:formula="of:=MIN(MAX([.AL177]-[.AL174];0);[.$BF$2])" office:value-type="float" office:value="2" calcext:value-type="float">
            <text:p>2</text:p>
          </table:table-cell>
          <table:table-cell table:style-name="ce21" table:formula="of:=MIN(MAX([.AM177]-[.AM174];0);[.$BF$2])" office:value-type="float" office:value="5" calcext:value-type="float">
            <text:p>5</text:p>
          </table:table-cell>
          <table:table-cell table:style-name="ce21" table:formula="of:=MIN(MAX([.AN177]-[.AN17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78]-[.C178]" office:value-type="float" office:value="0" calcext:value-type="float">
            <text:p>0</text:p>
          </table:table-cell>
          <table:table-cell table:style-name="ce29" table:formula="of:=[.P178]-[.D178]" office:value-type="float" office:value="20" calcext:value-type="float">
            <text:p>20</text:p>
          </table:table-cell>
          <table:table-cell table:style-name="ce60" table:formula="of:=[.Q178]-[.E178]" office:value-type="float" office:value="-10" calcext:value-type="float">
            <text:p>-10</text:p>
          </table:table-cell>
          <table:table-cell table:style-name="ce62" table:formula="of:=[.R178]-[.F178]" office:value-type="float" office:value="5" calcext:value-type="float">
            <text:p>5</text:p>
          </table:table-cell>
          <table:table-cell table:style-name="ce64" table:formula="of:=[.S178]-[.G178]" office:value-type="float" office:value="0" calcext:value-type="float">
            <text:p>0</text:p>
          </table:table-cell>
          <table:table-cell table:style-name="ce66" table:formula="of:=[.T178]-[.H178]" office:value-type="float" office:value="40" calcext:value-type="float">
            <text:p>4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8:.T178])" office:value-type="float" office:value="450" calcext:value-type="float">
            <text:p>450</text:p>
          </table:table-cell>
          <table:table-cell table:style-name="ce11" table:formula="of:=ROUND((([.U178]/[.$AE$1])*MAX([.U178]/420; 1.2));2)" office:value-type="float" office:value="6" calcext:value-type="float">
            <text:p>6</text:p>
          </table:table-cell>
          <table:table-cell table:style-name="ce4" table:formula="of:=IFERROR((ROUND((((MIN(([.$O178]^2)/([.$AF178]^2);[.$AD$2])))*[.$V178]*0.8)+([.O178]/10))*5)+10; 0)" office:value-type="float" office:value="60" calcext:value-type="float">
            <text:p>60</text:p>
          </table:table-cell>
          <table:table-cell table:style-name="ce6" table:formula="of:=IFERROR(ROUND((AVERAGE(MIN(([.$P178]^[.$X$2])/([.$AF178]^2);[.$AD$2]); MIN([.P178]/[.$AA$2]; [.$Z$2])))*([.$V178]+[.$Y$2]))*5;0)" office:value-type="float" office:value="45" calcext:value-type="float">
            <text:p>45</text:p>
          </table:table-cell>
          <table:table-cell table:style-name="ce24" table:formula="of:=IFERROR(ROUND((MIN(([.$P178]+[.$S178]+[.$U178])/8/[.$AF178];[.$AD$2]))*([.$V178]+3))*5;0)" office:value-type="float" office:value="45" calcext:value-type="float">
            <text:p>45</text:p>
          </table:table-cell>
          <table:table-cell table:style-name="ce16" table:formula="of:=IFERROR(ROUND(((MIN(([.$T178]^2)/([.$AF178]^2);[.$AD$2]))*([.$V178]+3)*[.$AF$2]))*5;0)" office:value-type="float" office:value="40" calcext:value-type="float">
            <text:p>40</text:p>
          </table:table-cell>
          <table:table-cell table:style-name="ce8" table:formula="of:=IFERROR(ROUND((AVERAGE(MIN(([.$Q178]^2)/([.$AF178]^2);[.$AD$2]);MIN([.Q178]/[.$AB$2]; [.$Z$2]))*([.$V178]+3)*[.$AF$2]))*5;0)" office:value-type="float" office:value="35" calcext:value-type="float">
            <text:p>35</text:p>
          </table:table-cell>
          <table:table-cell table:style-name="ce14" table:formula="of:=IFERROR(ROUND((AVERAGE(MIN(([.$S178]^2)/([.$AF178]^2);[.$AD$2]);MIN([.S178]/[.$AB$2]; [.$Z$2]))*([.$V178]+3)*[.$AF$2]))*5;0)" office:value-type="float" office:value="50" calcext:value-type="float">
            <text:p>50</text:p>
          </table:table-cell>
          <table:table-cell table:style-name="ce10" table:formula="of:=IFERROR(ROUND((AVERAGE(MIN(([.$R178]^[.$AC$2])/([.$AF178]^2);[.$AD$2]); MIN([.R178]/[.$AA$2]; [.$Z$2])))*([.$V178]+[.$Y$2]))*5;0)" office:value-type="float" office:value="55" calcext:value-type="float">
            <text:p>55</text:p>
          </table:table-cell>
          <table:table-cell table:style-name="ce11" table:formula="of:=ROUND(AVERAGE([.W178:.AC178]))" office:value-type="float" office:value="47" calcext:value-type="float">
            <text:p>47</text:p>
          </table:table-cell>
          <table:table-cell table:style-name="ce11" table:formula="of:=ROUND((([.U178]/[.$AE$1])*MAX([.U178]/350;0.8));2)" office:value-type="float" office:value="6.43" calcext:value-type="float">
            <text:p>6.43</text:p>
          </table:table-cell>
          <table:table-cell table:style-name="ce11" table:formula="of:=ROUND([.U178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78]^2)/([.$AF178]^2);[.$AE$2])))*[.$AE178]*0.8)+([.O178]/10))+10;10)" office:value-type="float" office:value="20" calcext:value-type="float">
            <text:p>20</text:p>
          </table:table-cell>
          <table:table-cell table:style-name="ce41" table:formula="of:=IFERROR(ROUND(((MIN(([.$P178]^2)/([.$AF178]^2);[.$AE$2])))*[.$AE178]);0)" office:value-type="float" office:value="7" calcext:value-type="float">
            <text:p>7</text:p>
          </table:table-cell>
          <table:table-cell table:style-name="ce42" table:formula="of:=IFERROR(ROUND(MIN(([.P178]+[.S178]+[.U178])/8/[.$AF178];[.$AE$2])^2*[.$AE178]);0)" office:value-type="float" office:value="7" calcext:value-type="float">
            <text:p>7</text:p>
          </table:table-cell>
          <table:table-cell table:style-name="ce43" table:formula="of:=IFERROR(ROUND(((MIN(([.T178]^2)/([.$AF178]^2);[.$AE$2])))*[.$AE178]*[.$AF$1]);0)" office:value-type="float" office:value="5" calcext:value-type="float">
            <text:p>5</text:p>
          </table:table-cell>
          <table:table-cell table:style-name="ce44" table:formula="of:=IFERROR(ROUND(((MIN(([.Q178]^2)/([.$AF178]^2);[.$AE$2])))*[.$AE178]*[.$AF$1]);0)" office:value-type="float" office:value="3" calcext:value-type="float">
            <text:p>3</text:p>
          </table:table-cell>
          <table:table-cell table:style-name="ce45" table:formula="of:=IFERROR(ROUND(((MIN(([.S178]^2)/([.$AF178]^2);[.$AE$2])))*[.$AE178]*[.$AF$1]);0)" office:value-type="float" office:value="5" calcext:value-type="float">
            <text:p>5</text:p>
          </table:table-cell>
          <table:table-cell table:style-name="ce46" table:formula="of:=IFERROR(ROUND(((MIN(([.R178]^2)/([.$AF178]^2);[.$AE$2]))*[.$AE178]));0)" office:value-type="float" office:value="9" calcext:value-type="float">
            <text:p>9</text:p>
          </table:table-cell>
          <table:table-cell table:formula="of:=ROUND(AVERAGE([.AI178:.AN178]);2)" office:value-type="float" office:value="6" calcext:value-type="float">
            <text:p>6</text:p>
          </table:table-cell>
          <table:table-cell table:style-name="ce11" table:formula="of:=IFERROR(MIN(MAX((ROUND(AVERAGE((((MIN(([.$O178]^[.$AO$2])/([.$AF178]^[.$AO$2]);[.$AQ$2])))*[.$V178]*0.8)+([.$O178]/10);([.O178]/8));0)*5)+10; 30); 99); 0)" office:value-type="float" office:value="55" calcext:value-type="float">
            <text:p>55</text:p>
          </table:table-cell>
          <table:table-cell table:style-name="ce11" table:formula="of:=IFERROR(MIN(MAX(ROUND(AVERAGE((MIN(([.$P178]^[.$X$2])/([.$AF178]^[.$AO$2]);[.$AQ$2]))*([.$V178]+[.$AR$2]);([.P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8]+[.$S178]+[.$U178])/8/[.$AF178];[.$AQ$2]))*([.$V178]+3)*[.$AS$2];([.U1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78]^2)/([.$AF178]^[.$AO$2]);[.$AQ$2]))*([.$V178]+3)*[.$AS$2]);([.T17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8]^[.$AO$2])/([.$AF178]^[.$AO$2]);[.$AQ$2]))*([.$V178]+3)*[.$AS$2]);([.Q1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8]^[.$AO$2])/([.$AF178]^[.$AO$2]);[.$AQ$2]))*([.$V178]+3)*[.$AS$2]);([.S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8]^[.$AC$2])/([.$AF178]^[.$AO$2]);[.$AQ$2]))*([.$V178]+[.$AR$2]);([.R178]/10));0)*5; [.$AU$2]); [.$AT$2]);0)" office:value-type="float" office:value="45" calcext:value-type="float">
            <text:p>45</text:p>
          </table:table-cell>
          <table:table-cell table:formula="of:=ROUND(AVERAGE([.AP178:.AV178]);2)" office:value-type="float" office:value="42.14" calcext:value-type="float">
            <text:p>42.14</text:p>
          </table:table-cell>
          <table:table-cell/>
          <table:table-cell table:formula="of:=MIN(MAX([.AH178]-[.AH177];0);[.$BF$2])" office:value-type="float" office:value="0" calcext:value-type="float">
            <text:p>0</text:p>
          </table:table-cell>
          <table:table-cell table:formula="of:=MIN(MAX([.AI178]-[.AI177];0);[.$BF$2])" office:value-type="float" office:value="0" calcext:value-type="float">
            <text:p>0</text:p>
          </table:table-cell>
          <table:table-cell table:formula="of:=MIN(MAX([.AJ178]-[.AJ177];0);[.$BF$2])" office:value-type="float" office:value="0" calcext:value-type="float">
            <text:p>0</text:p>
          </table:table-cell>
          <table:table-cell table:formula="of:=MIN(MAX([.AK178]-[.AK177];0);[.$BF$2])" office:value-type="float" office:value="0" calcext:value-type="float">
            <text:p>0</text:p>
          </table:table-cell>
          <table:table-cell table:formula="of:=MIN(MAX([.AL178]-[.AL177];0);[.$BF$2])" office:value-type="float" office:value="0" calcext:value-type="float">
            <text:p>0</text:p>
          </table:table-cell>
          <table:table-cell table:formula="of:=MIN(MAX([.AM178]-[.AM177];0);[.$BF$2])" office:value-type="float" office:value="0" calcext:value-type="float">
            <text:p>0</text:p>
          </table:table-cell>
          <table:table-cell table:formula="of:=MIN(MAX([.AN178]-[.AN17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79]-[.C179]" office:value-type="float" office:value="15" calcext:value-type="float">
            <text:p>15</text:p>
          </table:table-cell>
          <table:table-cell table:style-name="ce29" table:formula="of:=[.P179]-[.D179]" office:value-type="float" office:value="30" calcext:value-type="float">
            <text:p>30</text:p>
          </table:table-cell>
          <table:table-cell table:style-name="ce60" table:formula="of:=[.Q179]-[.E179]" office:value-type="float" office:value="-25" calcext:value-type="float">
            <text:p>-25</text:p>
          </table:table-cell>
          <table:table-cell table:style-name="ce62" table:formula="of:=[.R179]-[.F179]" office:value-type="float" office:value="-5" calcext:value-type="float">
            <text:p>-5</text:p>
          </table:table-cell>
          <table:table-cell table:style-name="ce64" table:formula="of:=[.S179]-[.G179]" office:value-type="float" office:value="-10" calcext:value-type="float">
            <text:p>-10</text:p>
          </table:table-cell>
          <table:table-cell table:style-name="ce66" table:formula="of:=[.T179]-[.H179]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79:.T179])" office:value-type="float" office:value="390" calcext:value-type="float">
            <text:p>390</text:p>
          </table:table-cell>
          <table:table-cell table:style-name="ce11" table:formula="of:=ROUND((([.U179]/[.$AE$1])*MAX([.U179]/420; 1.2));2)" office:value-type="float" office:value="5.2" calcext:value-type="float">
            <text:p>5.2</text:p>
          </table:table-cell>
          <table:table-cell table:style-name="ce4" table:formula="of:=IFERROR((ROUND((((MIN(([.$O179]^2)/([.$AF179]^2);[.$AD$2])))*[.$V179]*0.8)+([.O179]/10))*5)+10; 0)" office:value-type="float" office:value="45" calcext:value-type="float">
            <text:p>45</text:p>
          </table:table-cell>
          <table:table-cell table:style-name="ce6" table:formula="of:=IFERROR(ROUND((AVERAGE(MIN(([.$P179]^[.$X$2])/([.$AF179]^2);[.$AD$2]); MIN([.P179]/[.$AA$2]; [.$Z$2])))*([.$V179]+[.$Y$2]))*5;0)" office:value-type="float" office:value="35" calcext:value-type="float">
            <text:p>35</text:p>
          </table:table-cell>
          <table:table-cell table:style-name="ce24" table:formula="of:=IFERROR(ROUND((MIN(([.$P179]+[.$S179]+[.$U179])/8/[.$AF179];[.$AD$2]))*([.$V179]+3))*5;0)" office:value-type="float" office:value="40" calcext:value-type="float">
            <text:p>40</text:p>
          </table:table-cell>
          <table:table-cell table:style-name="ce16" table:formula="of:=IFERROR(ROUND(((MIN(([.$T179]^2)/([.$AF179]^2);[.$AD$2]))*([.$V179]+3)*[.$AF$2]))*5;0)" office:value-type="float" office:value="35" calcext:value-type="float">
            <text:p>35</text:p>
          </table:table-cell>
          <table:table-cell table:style-name="ce8" table:formula="of:=IFERROR(ROUND((AVERAGE(MIN(([.$Q179]^2)/([.$AF179]^2);[.$AD$2]);MIN([.Q179]/[.$AB$2]; [.$Z$2]))*([.$V179]+3)*[.$AF$2]))*5;0)" office:value-type="float" office:value="50" calcext:value-type="float">
            <text:p>50</text:p>
          </table:table-cell>
          <table:table-cell table:style-name="ce14" table:formula="of:=IFERROR(ROUND((AVERAGE(MIN(([.$S179]^2)/([.$AF179]^2);[.$AD$2]);MIN([.S179]/[.$AB$2]; [.$Z$2]))*([.$V179]+3)*[.$AF$2]))*5;0)" office:value-type="float" office:value="25" calcext:value-type="float">
            <text:p>25</text:p>
          </table:table-cell>
          <table:table-cell table:style-name="ce10" table:formula="of:=IFERROR(ROUND((AVERAGE(MIN(([.$R179]^[.$AC$2])/([.$AF179]^2);[.$AD$2]); MIN([.R179]/[.$AA$2]; [.$Z$2])))*([.$V179]+[.$Y$2]))*5;0)" office:value-type="float" office:value="50" calcext:value-type="float">
            <text:p>50</text:p>
          </table:table-cell>
          <table:table-cell table:style-name="ce11" table:formula="of:=ROUND(AVERAGE([.W179:.AC179]))" office:value-type="float" office:value="40" calcext:value-type="float">
            <text:p>40</text:p>
          </table:table-cell>
          <table:table-cell table:style-name="ce11" table:formula="of:=ROUND((([.U179]/[.$AE$1])*MAX([.U179]/350;0.8));2)" office:value-type="float" office:value="4.83" calcext:value-type="float">
            <text:p>4.83</text:p>
          </table:table-cell>
          <table:table-cell table:style-name="ce11" table:formula="of:=ROUND([.U179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79]^2)/([.$AF179]^2);[.$AE$2])))*[.$AE179]*0.8)+([.O179]/10))+10;10)" office:value-type="float" office:value="17" calcext:value-type="float">
            <text:p>17</text:p>
          </table:table-cell>
          <table:table-cell table:style-name="ce41" table:formula="of:=IFERROR(ROUND(((MIN(([.$P179]^2)/([.$AF179]^2);[.$AE$2])))*[.$AE179]);0)" office:value-type="float" office:value="6" calcext:value-type="float">
            <text:p>6</text:p>
          </table:table-cell>
          <table:table-cell table:style-name="ce42" table:formula="of:=IFERROR(ROUND(MIN(([.P179]+[.S179]+[.U179])/8/[.$AF179];[.$AE$2])^2*[.$AE179]);0)" office:value-type="float" office:value="5" calcext:value-type="float">
            <text:p>5</text:p>
          </table:table-cell>
          <table:table-cell table:style-name="ce43" table:formula="of:=IFERROR(ROUND(((MIN(([.T179]^2)/([.$AF179]^2);[.$AE$2])))*[.$AE179]*[.$AF$1]);0)" office:value-type="float" office:value="3" calcext:value-type="float">
            <text:p>3</text:p>
          </table:table-cell>
          <table:table-cell table:style-name="ce44" table:formula="of:=IFERROR(ROUND(((MIN(([.Q179]^2)/([.$AF179]^2);[.$AE$2])))*[.$AE179]*[.$AF$1]);0)" office:value-type="float" office:value="5" calcext:value-type="float">
            <text:p>5</text:p>
          </table:table-cell>
          <table:table-cell table:style-name="ce45" table:formula="of:=IFERROR(ROUND(((MIN(([.S179]^2)/([.$AF179]^2);[.$AE$2])))*[.$AE179]*[.$AF$1]);0)" office:value-type="float" office:value="2" calcext:value-type="float">
            <text:p>2</text:p>
          </table:table-cell>
          <table:table-cell table:style-name="ce46" table:formula="of:=IFERROR(ROUND(((MIN(([.R179]^2)/([.$AF179]^2);[.$AE$2]))*[.$AE179]));0)" office:value-type="float" office:value="8" calcext:value-type="float">
            <text:p>8</text:p>
          </table:table-cell>
          <table:table-cell table:formula="of:=ROUND(AVERAGE([.AI179:.AN179]);2)" office:value-type="float" office:value="4.83" calcext:value-type="float">
            <text:p>4.83</text:p>
          </table:table-cell>
          <table:table-cell table:style-name="ce11" table:formula="of:=IFERROR(MIN(MAX((ROUND(AVERAGE((((MIN(([.$O179]^[.$AO$2])/([.$AF179]^[.$AO$2]);[.$AQ$2])))*[.$V179]*0.8)+([.$O179]/10);([.O179]/8));0)*5)+10; 30); 99); 0)" office:value-type="float" office:value="45" calcext:value-type="float">
            <text:p>45</text:p>
          </table:table-cell>
          <table:table-cell table:style-name="ce11" table:formula="of:=IFERROR(MIN(MAX(ROUND(AVERAGE((MIN(([.$P179]^[.$X$2])/([.$AF179]^[.$AO$2]);[.$AQ$2]))*([.$V179]+[.$AR$2]);([.P1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9]+[.$S179]+[.$U179])/8/[.$AF179];[.$AQ$2]))*([.$V179]+3)*[.$AS$2];([.U17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9]^2)/([.$AF179]^[.$AO$2]);[.$AQ$2]))*([.$V179]+3)*[.$AS$2]);([.T1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9]^[.$AO$2])/([.$AF179]^[.$AO$2]);[.$AQ$2]))*([.$V179]+3)*[.$AS$2]);([.Q17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9]^[.$AO$2])/([.$AF179]^[.$AO$2]);[.$AQ$2]))*([.$V179]+3)*[.$AS$2]);([.S17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79]^[.$AC$2])/([.$AF179]^[.$AO$2]);[.$AQ$2]))*([.$V179]+[.$AR$2]);([.R179]/10));0)*5; [.$AU$2]); [.$AT$2]);0)" office:value-type="float" office:value="40" calcext:value-type="float">
            <text:p>40</text:p>
          </table:table-cell>
          <table:table-cell table:formula="of:=ROUND(AVERAGE([.AP179:.AV179]);2)" office:value-type="float" office:value="36.43" calcext:value-type="float">
            <text:p>36.43</text:p>
          </table:table-cell>
          <table:table-cell/>
          <table:table-cell table:formula="of:=MIN(MAX([.AH179]-[.AH178];0);[.$BF$2])" office:value-type="float" office:value="0" calcext:value-type="float">
            <text:p>0</text:p>
          </table:table-cell>
          <table:table-cell table:formula="of:=MIN(MAX([.AI179]-[.AI178];0);[.$BF$2])" office:value-type="float" office:value="0" calcext:value-type="float">
            <text:p>0</text:p>
          </table:table-cell>
          <table:table-cell table:formula="of:=MIN(MAX([.AJ179]-[.AJ178];0);[.$BF$2])" office:value-type="float" office:value="0" calcext:value-type="float">
            <text:p>0</text:p>
          </table:table-cell>
          <table:table-cell table:formula="of:=MIN(MAX([.AK179]-[.AK178];0);[.$BF$2])" office:value-type="float" office:value="0" calcext:value-type="float">
            <text:p>0</text:p>
          </table:table-cell>
          <table:table-cell table:formula="of:=MIN(MAX([.AL179]-[.AL178];0);[.$BF$2])" office:value-type="float" office:value="2" calcext:value-type="float">
            <text:p>2</text:p>
          </table:table-cell>
          <table:table-cell table:formula="of:=MIN(MAX([.AM179]-[.AM178];0);[.$BF$2])" office:value-type="float" office:value="0" calcext:value-type="float">
            <text:p>0</text:p>
          </table:table-cell>
          <table:table-cell table:formula="of:=MIN(MAX([.AN179]-[.AN17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80]-[.C180]" office:value-type="float" office:value="15" calcext:value-type="float">
            <text:p>15</text:p>
          </table:table-cell>
          <table:table-cell table:style-name="ce29" table:formula="of:=[.P180]-[.D180]" office:value-type="float" office:value="30" calcext:value-type="float">
            <text:p>30</text:p>
          </table:table-cell>
          <table:table-cell table:style-name="ce60" table:formula="of:=[.Q180]-[.E180]" office:value-type="float" office:value="-20" calcext:value-type="float">
            <text:p>-20</text:p>
          </table:table-cell>
          <table:table-cell table:style-name="ce62" table:formula="of:=[.R180]-[.F180]" office:value-type="float" office:value="0" calcext:value-type="float">
            <text:p>0</text:p>
          </table:table-cell>
          <table:table-cell table:style-name="ce64" table:formula="of:=[.S180]-[.G180]" office:value-type="float" office:value="-5" calcext:value-type="float">
            <text:p>-5</text:p>
          </table:table-cell>
          <table:table-cell table:style-name="ce66" table:formula="of:=[.T180]-[.H180]" office:value-type="float" office:value="25" calcext:value-type="float">
            <text:p>2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80:.T180])" office:value-type="float" office:value="540" calcext:value-type="float">
            <text:p>540</text:p>
          </table:table-cell>
          <table:table-cell table:style-name="ce11" table:formula="of:=ROUND((([.U180]/[.$AE$1])*MAX([.U180]/420; 1.2));2)" office:value-type="float" office:value="7.71" calcext:value-type="float">
            <text:p>7.71</text:p>
          </table:table-cell>
          <table:table-cell table:style-name="ce4" table:formula="of:=IFERROR((ROUND((((MIN(([.$O180]^2)/([.$AF180]^2);[.$AD$2])))*[.$V180]*0.8)+([.O180]/10))*5)+10; 0)" office:value-type="float" office:value="80" calcext:value-type="float">
            <text:p>80</text:p>
          </table:table-cell>
          <table:table-cell table:style-name="ce6" table:formula="of:=IFERROR(ROUND((AVERAGE(MIN(([.$P180]^[.$X$2])/([.$AF180]^2);[.$AD$2]); MIN([.P180]/[.$AA$2]; [.$Z$2])))*([.$V180]+[.$Y$2]))*5;0)" office:value-type="float" office:value="60" calcext:value-type="float">
            <text:p>60</text:p>
          </table:table-cell>
          <table:table-cell table:style-name="ce24" table:formula="of:=IFERROR(ROUND((MIN(([.$P180]+[.$S180]+[.$U180])/8/[.$AF180];[.$AD$2]))*([.$V180]+3))*5;0)" office:value-type="float" office:value="50" calcext:value-type="float">
            <text:p>50</text:p>
          </table:table-cell>
          <table:table-cell table:style-name="ce16" table:formula="of:=IFERROR(ROUND(((MIN(([.$T180]^2)/([.$AF180]^2);[.$AD$2]))*([.$V180]+3)*[.$AF$2]))*5;0)" office:value-type="float" office:value="35" calcext:value-type="float">
            <text:p>35</text:p>
          </table:table-cell>
          <table:table-cell table:style-name="ce8" table:formula="of:=IFERROR(ROUND((AVERAGE(MIN(([.$Q180]^2)/([.$AF180]^2);[.$AD$2]);MIN([.Q180]/[.$AB$2]; [.$Z$2]))*([.$V180]+3)*[.$AF$2]))*5;0)" office:value-type="float" office:value="70" calcext:value-type="float">
            <text:p>70</text:p>
          </table:table-cell>
          <table:table-cell table:style-name="ce14" table:formula="of:=IFERROR(ROUND((AVERAGE(MIN(([.$S180]^2)/([.$AF180]^2);[.$AD$2]);MIN([.S180]/[.$AB$2]; [.$Z$2]))*([.$V180]+3)*[.$AF$2]))*5;0)" office:value-type="float" office:value="40" calcext:value-type="float">
            <text:p>40</text:p>
          </table:table-cell>
          <table:table-cell table:style-name="ce10" table:formula="of:=IFERROR(ROUND((AVERAGE(MIN(([.$R180]^[.$AC$2])/([.$AF180]^2);[.$AD$2]); MIN([.R180]/[.$AA$2]; [.$Z$2])))*([.$V180]+[.$Y$2]))*5;0)" office:value-type="float" office:value="70" calcext:value-type="float">
            <text:p>70</text:p>
          </table:table-cell>
          <table:table-cell table:style-name="ce11" table:formula="of:=ROUND(AVERAGE([.W180:.AC180]))" office:value-type="float" office:value="58" calcext:value-type="float">
            <text:p>58</text:p>
          </table:table-cell>
          <table:table-cell table:style-name="ce11" table:formula="of:=ROUND((([.U180]/[.$AE$1])*MAX([.U180]/350;0.8));2)" office:value-type="float" office:value="9.26" calcext:value-type="float">
            <text:p>9.26</text:p>
          </table:table-cell>
          <table:table-cell table:style-name="ce11" table:formula="of:=ROUND([.U180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0]^2)/([.$AF180]^2);[.$AE$2])))*[.$AE180]*0.8)+([.O180]/10))+10;10)" office:value-type="float" office:value="25" calcext:value-type="float">
            <text:p>25</text:p>
          </table:table-cell>
          <table:table-cell table:style-name="ce41" table:formula="of:=IFERROR(ROUND(((MIN(([.$P180]^2)/([.$AF180]^2);[.$AE$2])))*[.$AE180]);0)" office:value-type="float" office:value="9" calcext:value-type="float">
            <text:p>9</text:p>
          </table:table-cell>
          <table:table-cell table:style-name="ce42" table:formula="of:=IFERROR(ROUND(MIN(([.P180]+[.S180]+[.U180])/8/[.$AF180];[.$AE$2])^2*[.$AE180]);0)" office:value-type="float" office:value="9" calcext:value-type="float">
            <text:p>9</text:p>
          </table:table-cell>
          <table:table-cell table:style-name="ce43" table:formula="of:=IFERROR(ROUND(((MIN(([.T180]^2)/([.$AF180]^2);[.$AE$2])))*[.$AE180]*[.$AF$1]);0)" office:value-type="float" office:value="5" calcext:value-type="float">
            <text:p>5</text:p>
          </table:table-cell>
          <table:table-cell table:style-name="ce44" table:formula="of:=IFERROR(ROUND(((MIN(([.Q180]^2)/([.$AF180]^2);[.$AE$2])))*[.$AE180]*[.$AF$1]);0)" office:value-type="float" office:value="9" calcext:value-type="float">
            <text:p>9</text:p>
          </table:table-cell>
          <table:table-cell table:style-name="ce45" table:formula="of:=IFERROR(ROUND(((MIN(([.S180]^2)/([.$AF180]^2);[.$AE$2])))*[.$AE180]*[.$AF$1]);0)" office:value-type="float" office:value="3" calcext:value-type="float">
            <text:p>3</text:p>
          </table:table-cell>
          <table:table-cell table:style-name="ce46" table:formula="of:=IFERROR(ROUND(((MIN(([.R180]^2)/([.$AF180]^2);[.$AE$2]))*[.$AE180]));0)" office:value-type="float" office:value="15" calcext:value-type="float">
            <text:p>15</text:p>
          </table:table-cell>
          <table:table-cell table:formula="of:=ROUND(AVERAGE([.AI180:.AN180]);2)" office:value-type="float" office:value="8.33" calcext:value-type="float">
            <text:p>8.33</text:p>
          </table:table-cell>
          <table:table-cell table:style-name="ce11" table:formula="of:=IFERROR(MIN(MAX((ROUND(AVERAGE((((MIN(([.$O180]^[.$AO$2])/([.$AF180]^[.$AO$2]);[.$AQ$2])))*[.$V180]*0.8)+([.$O180]/10);([.O180]/8));0)*5)+10; 30); 99); 0)" office:value-type="float" office:value="70" calcext:value-type="float">
            <text:p>70</text:p>
          </table:table-cell>
          <table:table-cell table:style-name="ce11" table:formula="of:=IFERROR(MIN(MAX(ROUND(AVERAGE((MIN(([.$P180]^[.$X$2])/([.$AF180]^[.$AO$2]);[.$AQ$2]))*([.$V180]+[.$AR$2]);([.P18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0]+[.$S180]+[.$U180])/8/[.$AF180];[.$AQ$2]))*([.$V180]+3)*[.$AS$2];([.U1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0]^2)/([.$AF180]^[.$AO$2]);[.$AQ$2]))*([.$V180]+3)*[.$AS$2]);([.T18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0]^[.$AO$2])/([.$AF180]^[.$AO$2]);[.$AQ$2]))*([.$V180]+3)*[.$AS$2]);([.Q1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0]^[.$AO$2])/([.$AF180]^[.$AO$2]);[.$AQ$2]))*([.$V180]+3)*[.$AS$2]);([.S18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80]^[.$AC$2])/([.$AF180]^[.$AO$2]);[.$AQ$2]))*([.$V180]+[.$AR$2]);([.R180]/10));0)*5; [.$AU$2]); [.$AT$2]);0)" office:value-type="float" office:value="55" calcext:value-type="float">
            <text:p>55</text:p>
          </table:table-cell>
          <table:table-cell table:formula="of:=ROUND(AVERAGE([.AP180:.AV180]);2)" office:value-type="float" office:value="48.57" calcext:value-type="float">
            <text:p>48.57</text:p>
          </table:table-cell>
          <table:table-cell/>
          <table:table-cell table:formula="of:=MIN(MAX([.AH180]-[.AH179];0);[.$BF$2])" office:value-type="float" office:value="8" calcext:value-type="float">
            <text:p>8</text:p>
          </table:table-cell>
          <table:table-cell table:formula="of:=MIN(MAX([.AI180]-[.AI179];0);[.$BF$2])" office:value-type="float" office:value="3" calcext:value-type="float">
            <text:p>3</text:p>
          </table:table-cell>
          <table:table-cell table:formula="of:=MIN(MAX([.AJ180]-[.AJ179];0);[.$BF$2])" office:value-type="float" office:value="4" calcext:value-type="float">
            <text:p>4</text:p>
          </table:table-cell>
          <table:table-cell table:formula="of:=MIN(MAX([.AK180]-[.AK179];0);[.$BF$2])" office:value-type="float" office:value="2" calcext:value-type="float">
            <text:p>2</text:p>
          </table:table-cell>
          <table:table-cell table:formula="of:=MIN(MAX([.AL180]-[.AL179];0);[.$BF$2])" office:value-type="float" office:value="4" calcext:value-type="float">
            <text:p>4</text:p>
          </table:table-cell>
          <table:table-cell table:formula="of:=MIN(MAX([.AM180]-[.AM179];0);[.$BF$2])" office:value-type="float" office:value="1" calcext:value-type="float">
            <text:p>1</text:p>
          </table:table-cell>
          <table:table-cell table:formula="of:=MIN(MAX([.AN180]-[.AN179];0);[.$BF$2]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81]-[.C181]" office:value-type="float" office:value="20" calcext:value-type="float">
            <text:p>20</text:p>
          </table:table-cell>
          <table:table-cell table:style-name="ce29" table:formula="of:=[.P181]-[.D181]" office:value-type="float" office:value="5" calcext:value-type="float">
            <text:p>5</text:p>
          </table:table-cell>
          <table:table-cell table:style-name="ce60" table:formula="of:=[.Q181]-[.E181]" office:value-type="float" office:value="-15" calcext:value-type="float">
            <text:p>-15</text:p>
          </table:table-cell>
          <table:table-cell table:style-name="ce62" table:formula="of:=[.R181]-[.F181]" office:value-type="float" office:value="15" calcext:value-type="float">
            <text:p>15</text:p>
          </table:table-cell>
          <table:table-cell table:style-name="ce64" table:formula="of:=[.S181]-[.G181]" office:value-type="float" office:value="-5" calcext:value-type="float">
            <text:p>-5</text:p>
          </table:table-cell>
          <table:table-cell table:style-name="ce66" table:formula="of:=[.T181]-[.H18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81:.T181])" office:value-type="float" office:value="390" calcext:value-type="float">
            <text:p>390</text:p>
          </table:table-cell>
          <table:table-cell table:style-name="ce11" table:formula="of:=ROUND((([.U181]/[.$AE$1])*MAX([.U181]/420; 1.2));2)" office:value-type="float" office:value="5.2" calcext:value-type="float">
            <text:p>5.2</text:p>
          </table:table-cell>
          <table:table-cell table:style-name="ce4" table:formula="of:=IFERROR((ROUND((((MIN(([.$O181]^2)/([.$AF181]^2);[.$AD$2])))*[.$V181]*0.8)+([.O181]/10))*5)+10; 0)" office:value-type="float" office:value="45" calcext:value-type="float">
            <text:p>45</text:p>
          </table:table-cell>
          <table:table-cell table:style-name="ce6" table:formula="of:=IFERROR(ROUND((AVERAGE(MIN(([.$P181]^[.$X$2])/([.$AF181]^2);[.$AD$2]); MIN([.P181]/[.$AA$2]; [.$Z$2])))*([.$V181]+[.$Y$2]))*5;0)" office:value-type="float" office:value="50" calcext:value-type="float">
            <text:p>50</text:p>
          </table:table-cell>
          <table:table-cell table:style-name="ce24" table:formula="of:=IFERROR(ROUND((MIN(([.$P181]+[.$S181]+[.$U181])/8/[.$AF181];[.$AD$2]))*([.$V181]+3))*5;0)" office:value-type="float" office:value="40" calcext:value-type="float">
            <text:p>40</text:p>
          </table:table-cell>
          <table:table-cell table:style-name="ce16" table:formula="of:=IFERROR(ROUND(((MIN(([.$T181]^2)/([.$AF181]^2);[.$AD$2]))*([.$V181]+3)*[.$AF$2]))*5;0)" office:value-type="float" office:value="40" calcext:value-type="float">
            <text:p>40</text:p>
          </table:table-cell>
          <table:table-cell table:style-name="ce8" table:formula="of:=IFERROR(ROUND((AVERAGE(MIN(([.$Q181]^2)/([.$AF181]^2);[.$AD$2]);MIN([.Q181]/[.$AB$2]; [.$Z$2]))*([.$V181]+3)*[.$AF$2]))*5;0)" office:value-type="float" office:value="50" calcext:value-type="float">
            <text:p>50</text:p>
          </table:table-cell>
          <table:table-cell table:style-name="ce14" table:formula="of:=IFERROR(ROUND((AVERAGE(MIN(([.$S181]^2)/([.$AF181]^2);[.$AD$2]);MIN([.S181]/[.$AB$2]; [.$Z$2]))*([.$V181]+3)*[.$AF$2]))*5;0)" office:value-type="float" office:value="20" calcext:value-type="float">
            <text:p>20</text:p>
          </table:table-cell>
          <table:table-cell table:style-name="ce10" table:formula="of:=IFERROR(ROUND((AVERAGE(MIN(([.$R181]^[.$AC$2])/([.$AF181]^2);[.$AD$2]); MIN([.R181]/[.$AA$2]; [.$Z$2])))*([.$V181]+[.$Y$2]))*5;0)" office:value-type="float" office:value="35" calcext:value-type="float">
            <text:p>35</text:p>
          </table:table-cell>
          <table:table-cell table:style-name="ce11" table:formula="of:=ROUND(AVERAGE([.W181:.AC181]))" office:value-type="float" office:value="40" calcext:value-type="float">
            <text:p>40</text:p>
          </table:table-cell>
          <table:table-cell table:style-name="ce11" table:formula="of:=ROUND((([.U181]/[.$AE$1])*MAX([.U181]/350;0.8));2)" office:value-type="float" office:value="4.83" calcext:value-type="float">
            <text:p>4.83</text:p>
          </table:table-cell>
          <table:table-cell table:style-name="ce11" table:formula="of:=ROUND([.U181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81]^2)/([.$AF181]^2);[.$AE$2])))*[.$AE181]*0.8)+([.O181]/10))+10;10)" office:value-type="float" office:value="17" calcext:value-type="float">
            <text:p>17</text:p>
          </table:table-cell>
          <table:table-cell table:style-name="ce41" table:formula="of:=IFERROR(ROUND(((MIN(([.$P181]^2)/([.$AF181]^2);[.$AE$2])))*[.$AE181]);0)" office:value-type="float" office:value="8" calcext:value-type="float">
            <text:p>8</text:p>
          </table:table-cell>
          <table:table-cell table:style-name="ce42" table:formula="of:=IFERROR(ROUND(MIN(([.P181]+[.S181]+[.U181])/8/[.$AF181];[.$AE$2])^2*[.$AE181]);0)" office:value-type="float" office:value="5" calcext:value-type="float">
            <text:p>5</text:p>
          </table:table-cell>
          <table:table-cell table:style-name="ce43" table:formula="of:=IFERROR(ROUND(((MIN(([.T181]^2)/([.$AF181]^2);[.$AE$2])))*[.$AE181]*[.$AF$1]);0)" office:value-type="float" office:value="4" calcext:value-type="float">
            <text:p>4</text:p>
          </table:table-cell>
          <table:table-cell table:style-name="ce44" table:formula="of:=IFERROR(ROUND(((MIN(([.Q181]^2)/([.$AF181]^2);[.$AE$2])))*[.$AE181]*[.$AF$1]);0)" office:value-type="float" office:value="5" calcext:value-type="float">
            <text:p>5</text:p>
          </table:table-cell>
          <table:table-cell table:style-name="ce45" table:formula="of:=IFERROR(ROUND(((MIN(([.S181]^2)/([.$AF181]^2);[.$AE$2])))*[.$AE181]*[.$AF$1]);0)" office:value-type="float" office:value="1" calcext:value-type="float">
            <text:p>1</text:p>
          </table:table-cell>
          <table:table-cell table:style-name="ce46" table:formula="of:=IFERROR(ROUND(((MIN(([.R181]^2)/([.$AF181]^2);[.$AE$2]))*[.$AE181]));0)" office:value-type="float" office:value="6" calcext:value-type="float">
            <text:p>6</text:p>
          </table:table-cell>
          <table:table-cell table:formula="of:=ROUND(AVERAGE([.AI181:.AN181]);2)" office:value-type="float" office:value="4.83" calcext:value-type="float">
            <text:p>4.83</text:p>
          </table:table-cell>
          <table:table-cell table:style-name="ce11" table:formula="of:=IFERROR(MIN(MAX((ROUND(AVERAGE((((MIN(([.$O181]^[.$AO$2])/([.$AF181]^[.$AO$2]);[.$AQ$2])))*[.$V181]*0.8)+([.$O181]/10);([.O181]/8));0)*5)+10; 30); 99); 0)" office:value-type="float" office:value="45" calcext:value-type="float">
            <text:p>45</text:p>
          </table:table-cell>
          <table:table-cell table:style-name="ce11" table:formula="of:=IFERROR(MIN(MAX(ROUND(AVERAGE((MIN(([.$P181]^[.$X$2])/([.$AF181]^[.$AO$2]);[.$AQ$2]))*([.$V181]+[.$AR$2]);([.P18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1]+[.$S181]+[.$U181])/8/[.$AF181];[.$AQ$2]))*([.$V181]+3)*[.$AS$2];([.U18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81]^2)/([.$AF181]^[.$AO$2]);[.$AQ$2]))*([.$V181]+3)*[.$AS$2]);([.T1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1]^[.$AO$2])/([.$AF181]^[.$AO$2]);[.$AQ$2]))*([.$V181]+3)*[.$AS$2]);([.Q18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81]^[.$AO$2])/([.$AF181]^[.$AO$2]);[.$AQ$2]))*([.$V181]+3)*[.$AS$2]);([.S18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1]^[.$AC$2])/([.$AF181]^[.$AO$2]);[.$AQ$2]))*([.$V181]+[.$AR$2]);([.R181]/10));0)*5; [.$AU$2]); [.$AT$2]);0)" office:value-type="float" office:value="35" calcext:value-type="float">
            <text:p>35</text:p>
          </table:table-cell>
          <table:table-cell table:formula="of:=ROUND(AVERAGE([.AP181:.AV181]);2)" office:value-type="float" office:value="36.43" calcext:value-type="float">
            <text:p>36.43</text:p>
          </table:table-cell>
          <table:table-cell/>
          <table:table-cell table:formula="of:=MIN(MAX([.AH181]-[.AH180];0);[.$BF$2])" office:value-type="float" office:value="0" calcext:value-type="float">
            <text:p>0</text:p>
          </table:table-cell>
          <table:table-cell table:formula="of:=MIN(MAX([.AI181]-[.AI180];0);[.$BF$2])" office:value-type="float" office:value="0" calcext:value-type="float">
            <text:p>0</text:p>
          </table:table-cell>
          <table:table-cell table:formula="of:=MIN(MAX([.AJ181]-[.AJ180];0);[.$BF$2])" office:value-type="float" office:value="0" calcext:value-type="float">
            <text:p>0</text:p>
          </table:table-cell>
          <table:table-cell table:formula="of:=MIN(MAX([.AK181]-[.AK180];0);[.$BF$2])" office:value-type="float" office:value="0" calcext:value-type="float">
            <text:p>0</text:p>
          </table:table-cell>
          <table:table-cell table:formula="of:=MIN(MAX([.AL181]-[.AL180];0);[.$BF$2])" office:value-type="float" office:value="0" calcext:value-type="float">
            <text:p>0</text:p>
          </table:table-cell>
          <table:table-cell table:formula="of:=MIN(MAX([.AM181]-[.AM180];0);[.$BF$2])" office:value-type="float" office:value="0" calcext:value-type="float">
            <text:p>0</text:p>
          </table:table-cell>
          <table:table-cell table:formula="of:=MIN(MAX([.AN181]-[.AN18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182]-[.C182]" office:value-type="float" office:value="15" calcext:value-type="float">
            <text:p>15</text:p>
          </table:table-cell>
          <table:table-cell table:style-name="ce29" table:formula="of:=[.P182]-[.D182]" office:value-type="float" office:value="0" calcext:value-type="float">
            <text:p>0</text:p>
          </table:table-cell>
          <table:table-cell table:style-name="ce60" table:formula="of:=[.Q182]-[.E182]" office:value-type="float" office:value="-5" calcext:value-type="float">
            <text:p>-5</text:p>
          </table:table-cell>
          <table:table-cell table:style-name="ce62" table:formula="of:=[.R182]-[.F182]" office:value-type="float" office:value="35" calcext:value-type="float">
            <text:p>35</text:p>
          </table:table-cell>
          <table:table-cell table:style-name="ce64" table:formula="of:=[.S182]-[.G182]" office:value-type="float" office:value="-10" calcext:value-type="float">
            <text:p>-10</text:p>
          </table:table-cell>
          <table:table-cell table:style-name="ce66" table:formula="of:=[.T182]-[.H182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2:.T182])" office:value-type="float" office:value="540" calcext:value-type="float">
            <text:p>540</text:p>
          </table:table-cell>
          <table:table-cell table:style-name="ce11" table:formula="of:=ROUND((([.U182]/[.$AE$1])*MAX([.U182]/420; 1.2));2)" office:value-type="float" office:value="7.71" calcext:value-type="float">
            <text:p>7.71</text:p>
          </table:table-cell>
          <table:table-cell table:style-name="ce4" table:formula="of:=IFERROR((ROUND((((MIN(([.$O182]^2)/([.$AF182]^2);[.$AD$2])))*[.$V182]*0.8)+([.O182]/10))*5)+10; 0)" office:value-type="float" office:value="70" calcext:value-type="float">
            <text:p>70</text:p>
          </table:table-cell>
          <table:table-cell table:style-name="ce6" table:formula="of:=IFERROR(ROUND((AVERAGE(MIN(([.$P182]^[.$X$2])/([.$AF182]^2);[.$AD$2]); MIN([.P182]/[.$AA$2]; [.$Z$2])))*([.$V182]+[.$Y$2]))*5;0)" office:value-type="float" office:value="70" calcext:value-type="float">
            <text:p>70</text:p>
          </table:table-cell>
          <table:table-cell table:style-name="ce24" table:formula="of:=IFERROR(ROUND((MIN(([.$P182]+[.$S182]+[.$U182])/8/[.$AF182];[.$AD$2]))*([.$V182]+3))*5;0)" office:value-type="float" office:value="55" calcext:value-type="float">
            <text:p>55</text:p>
          </table:table-cell>
          <table:table-cell table:style-name="ce16" table:formula="of:=IFERROR(ROUND(((MIN(([.$T182]^2)/([.$AF182]^2);[.$AD$2]))*([.$V182]+3)*[.$AF$2]))*5;0)" office:value-type="float" office:value="45" calcext:value-type="float">
            <text:p>45</text:p>
          </table:table-cell>
          <table:table-cell table:style-name="ce8" table:formula="of:=IFERROR(ROUND((AVERAGE(MIN(([.$Q182]^2)/([.$AF182]^2);[.$AD$2]);MIN([.Q182]/[.$AB$2]; [.$Z$2]))*([.$V182]+3)*[.$AF$2]))*5;0)" office:value-type="float" office:value="70" calcext:value-type="float">
            <text:p>70</text:p>
          </table:table-cell>
          <table:table-cell table:style-name="ce14" table:formula="of:=IFERROR(ROUND((AVERAGE(MIN(([.$S182]^2)/([.$AF182]^2);[.$AD$2]);MIN([.S182]/[.$AB$2]; [.$Z$2]))*([.$V182]+3)*[.$AF$2]))*5;0)" office:value-type="float" office:value="40" calcext:value-type="float">
            <text:p>40</text:p>
          </table:table-cell>
          <table:table-cell table:style-name="ce10" table:formula="of:=IFERROR(ROUND((AVERAGE(MIN(([.$R182]^[.$AC$2])/([.$AF182]^2);[.$AD$2]); MIN([.R182]/[.$AA$2]; [.$Z$2])))*([.$V182]+[.$Y$2]))*5;0)" office:value-type="float" office:value="65" calcext:value-type="float">
            <text:p>65</text:p>
          </table:table-cell>
          <table:table-cell table:style-name="ce11" table:formula="of:=ROUND(AVERAGE([.W182:.AC182]))" office:value-type="float" office:value="59" calcext:value-type="float">
            <text:p>59</text:p>
          </table:table-cell>
          <table:table-cell table:style-name="ce11" table:formula="of:=ROUND((([.U182]/[.$AE$1])*MAX([.U182]/350;0.8));2)" office:value-type="float" office:value="9.26" calcext:value-type="float">
            <text:p>9.26</text:p>
          </table:table-cell>
          <table:table-cell table:style-name="ce11" table:formula="of:=ROUND([.U182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2]^2)/([.$AF182]^2);[.$AE$2])))*[.$AE182]*0.8)+([.O182]/10))+10;10)" office:value-type="float" office:value="23" calcext:value-type="float">
            <text:p>23</text:p>
          </table:table-cell>
          <table:table-cell table:style-name="ce41" table:formula="of:=IFERROR(ROUND(((MIN(([.$P182]^2)/([.$AF182]^2);[.$AE$2])))*[.$AE182]);0)" office:value-type="float" office:value="15" calcext:value-type="float">
            <text:p>15</text:p>
          </table:table-cell>
          <table:table-cell table:style-name="ce42" table:formula="of:=IFERROR(ROUND(MIN(([.P182]+[.S182]+[.U182])/8/[.$AF182];[.$AE$2])^2*[.$AE182]);0)" office:value-type="float" office:value="9" calcext:value-type="float">
            <text:p>9</text:p>
          </table:table-cell>
          <table:table-cell table:style-name="ce43" table:formula="of:=IFERROR(ROUND(((MIN(([.T182]^2)/([.$AF182]^2);[.$AE$2])))*[.$AE182]*[.$AF$1]);0)" office:value-type="float" office:value="6" calcext:value-type="float">
            <text:p>6</text:p>
          </table:table-cell>
          <table:table-cell table:style-name="ce44" table:formula="of:=IFERROR(ROUND(((MIN(([.Q182]^2)/([.$AF182]^2);[.$AE$2])))*[.$AE182]*[.$AF$1]);0)" office:value-type="float" office:value="8" calcext:value-type="float">
            <text:p>8</text:p>
          </table:table-cell>
          <table:table-cell table:style-name="ce45" table:formula="of:=IFERROR(ROUND(((MIN(([.S182]^2)/([.$AF182]^2);[.$AE$2])))*[.$AE182]*[.$AF$1]);0)" office:value-type="float" office:value="3" calcext:value-type="float">
            <text:p>3</text:p>
          </table:table-cell>
          <table:table-cell table:style-name="ce46" table:formula="of:=IFERROR(ROUND(((MIN(([.R182]^2)/([.$AF182]^2);[.$AE$2]))*[.$AE182]));0)" office:value-type="float" office:value="11" calcext:value-type="float">
            <text:p>11</text:p>
          </table:table-cell>
          <table:table-cell table:formula="of:=ROUND(AVERAGE([.AI182:.AN182]);2)" office:value-type="float" office:value="8.67" calcext:value-type="float">
            <text:p>8.67</text:p>
          </table:table-cell>
          <table:table-cell table:style-name="ce11" table:formula="of:=IFERROR(MIN(MAX((ROUND(AVERAGE((((MIN(([.$O182]^[.$AO$2])/([.$AF182]^[.$AO$2]);[.$AQ$2])))*[.$V182]*0.8)+([.$O182]/10);([.O182]/8));0)*5)+10; 30); 99); 0)" office:value-type="float" office:value="65" calcext:value-type="float">
            <text:p>65</text:p>
          </table:table-cell>
          <table:table-cell table:style-name="ce11" table:formula="of:=IFERROR(MIN(MAX(ROUND(AVERAGE((MIN(([.$P182]^[.$X$2])/([.$AF182]^[.$AO$2]);[.$AQ$2]))*([.$V182]+[.$AR$2]);([.P18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2]+[.$S182]+[.$U182])/8/[.$AF182];[.$AQ$2]))*([.$V182]+3)*[.$AS$2];([.U18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2]^2)/([.$AF182]^[.$AO$2]);[.$AQ$2]))*([.$V182]+3)*[.$AS$2]);([.T1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2]^[.$AO$2])/([.$AF182]^[.$AO$2]);[.$AQ$2]))*([.$V182]+3)*[.$AS$2]);([.Q18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2]^[.$AO$2])/([.$AF182]^[.$AO$2]);[.$AQ$2]))*([.$V182]+3)*[.$AS$2]);([.S182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2]^[.$AC$2])/([.$AF182]^[.$AO$2]);[.$AQ$2]))*([.$V182]+[.$AR$2]);([.R182]/10));0)*5; [.$AU$2]); [.$AT$2]);0)" office:value-type="float" office:value="50" calcext:value-type="float">
            <text:p>50</text:p>
          </table:table-cell>
          <table:table-cell table:formula="of:=ROUND(AVERAGE([.AP182:.AV182]);2)" office:value-type="float" office:value="48.57" calcext:value-type="float">
            <text:p>48.57</text:p>
          </table:table-cell>
          <table:table-cell/>
          <table:table-cell table:formula="of:=MIN(MAX([.AH182]-[.AH181];0);[.$BF$2])" office:value-type="float" office:value="6" calcext:value-type="float">
            <text:p>6</text:p>
          </table:table-cell>
          <table:table-cell table:formula="of:=MIN(MAX([.AI182]-[.AI181];0);[.$BF$2])" office:value-type="float" office:value="7" calcext:value-type="float">
            <text:p>7</text:p>
          </table:table-cell>
          <table:table-cell table:formula="of:=MIN(MAX([.AJ182]-[.AJ181];0);[.$BF$2])" office:value-type="float" office:value="4" calcext:value-type="float">
            <text:p>4</text:p>
          </table:table-cell>
          <table:table-cell table:formula="of:=MIN(MAX([.AK182]-[.AK181];0);[.$BF$2])" office:value-type="float" office:value="2" calcext:value-type="float">
            <text:p>2</text:p>
          </table:table-cell>
          <table:table-cell table:formula="of:=MIN(MAX([.AL182]-[.AL181];0);[.$BF$2])" office:value-type="float" office:value="3" calcext:value-type="float">
            <text:p>3</text:p>
          </table:table-cell>
          <table:table-cell table:formula="of:=MIN(MAX([.AM182]-[.AM181];0);[.$BF$2])" office:value-type="float" office:value="2" calcext:value-type="float">
            <text:p>2</text:p>
          </table:table-cell>
          <table:table-cell table:formula="of:=MIN(MAX([.AN182]-[.AN181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30" calcext:value-type="float">
            <text:p>130</text:p>
          </table:table-cell>
          <table:table-cell table:style-name="ce55" table:formula="of:=[.O183]-[.C183]" office:value-type="float" office:value="0" calcext:value-type="float">
            <text:p>0</text:p>
          </table:table-cell>
          <table:table-cell table:style-name="ce29" table:formula="of:=[.P183]-[.D183]" office:value-type="float" office:value="0" calcext:value-type="float">
            <text:p>0</text:p>
          </table:table-cell>
          <table:table-cell table:style-name="ce60" table:formula="of:=[.Q183]-[.E183]" office:value-type="float" office:value="-5" calcext:value-type="float">
            <text:p>-5</text:p>
          </table:table-cell>
          <table:table-cell table:style-name="ce62" table:formula="of:=[.R183]-[.F183]" office:value-type="float" office:value="10" calcext:value-type="float">
            <text:p>10</text:p>
          </table:table-cell>
          <table:table-cell table:style-name="ce64" table:formula="of:=[.S183]-[.G183]" office:value-type="float" office:value="-5" calcext:value-type="float">
            <text:p>-5</text:p>
          </table:table-cell>
          <table:table-cell table:style-name="ce66" table:formula="of:=[.T183]-[.H183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83:.T183])" office:value-type="float" office:value="515" calcext:value-type="float">
            <text:p>515</text:p>
          </table:table-cell>
          <table:table-cell table:style-name="ce11" table:formula="of:=ROUND((([.U183]/[.$AE$1])*MAX([.U183]/420; 1.2));2)" office:value-type="float" office:value="7.02" calcext:value-type="float">
            <text:p>7.02</text:p>
          </table:table-cell>
          <table:table-cell table:style-name="ce4" table:formula="of:=IFERROR((ROUND((((MIN(([.$O183]^2)/([.$AF183]^2);[.$AD$2])))*[.$V183]*0.8)+([.O183]/10))*5)+10; 0)" office:value-type="float" office:value="75" calcext:value-type="float">
            <text:p>75</text:p>
          </table:table-cell>
          <table:table-cell table:style-name="ce6" table:formula="of:=IFERROR(ROUND((AVERAGE(MIN(([.$P183]^[.$X$2])/([.$AF183]^2);[.$AD$2]); MIN([.P183]/[.$AA$2]; [.$Z$2])))*([.$V183]+[.$Y$2]))*5;0)" office:value-type="float" office:value="65" calcext:value-type="float">
            <text:p>65</text:p>
          </table:table-cell>
          <table:table-cell table:style-name="ce24" table:formula="of:=IFERROR(ROUND((MIN(([.$P183]+[.$S183]+[.$U183])/8/[.$AF183];[.$AD$2]))*([.$V183]+3))*5;0)" office:value-type="float" office:value="50" calcext:value-type="float">
            <text:p>50</text:p>
          </table:table-cell>
          <table:table-cell table:style-name="ce16" table:formula="of:=IFERROR(ROUND(((MIN(([.$T183]^2)/([.$AF183]^2);[.$AD$2]))*([.$V183]+3)*[.$AF$2]))*5;0)" office:value-type="float" office:value="90" calcext:value-type="float">
            <text:p>90</text:p>
          </table:table-cell>
          <table:table-cell table:style-name="ce8" table:formula="of:=IFERROR(ROUND((AVERAGE(MIN(([.$Q183]^2)/([.$AF183]^2);[.$AD$2]);MIN([.Q183]/[.$AB$2]; [.$Z$2]))*([.$V183]+3)*[.$AF$2]))*5;0)" office:value-type="float" office:value="35" calcext:value-type="float">
            <text:p>35</text:p>
          </table:table-cell>
          <table:table-cell table:style-name="ce14" table:formula="of:=IFERROR(ROUND((AVERAGE(MIN(([.$S183]^2)/([.$AF183]^2);[.$AD$2]);MIN([.S183]/[.$AB$2]; [.$Z$2]))*([.$V183]+3)*[.$AF$2]))*5;0)" office:value-type="float" office:value="45" calcext:value-type="float">
            <text:p>45</text:p>
          </table:table-cell>
          <table:table-cell table:style-name="ce10" table:formula="of:=IFERROR(ROUND((AVERAGE(MIN(([.$R183]^[.$AC$2])/([.$AF183]^2);[.$AD$2]); MIN([.R183]/[.$AA$2]; [.$Z$2])))*([.$V183]+[.$Y$2]))*5;0)" office:value-type="float" office:value="40" calcext:value-type="float">
            <text:p>40</text:p>
          </table:table-cell>
          <table:table-cell table:style-name="ce11" table:formula="of:=ROUND(AVERAGE([.W183:.AC183]))" office:value-type="float" office:value="57" calcext:value-type="float">
            <text:p>57</text:p>
          </table:table-cell>
          <table:table-cell table:style-name="ce11" table:formula="of:=ROUND((([.U183]/[.$AE$1])*MAX([.U183]/350;0.8));2)" office:value-type="float" office:value="8.42" calcext:value-type="float">
            <text:p>8.42</text:p>
          </table:table-cell>
          <table:table-cell table:style-name="ce11" table:formula="of:=ROUND([.U183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83]^2)/([.$AF183]^2);[.$AE$2])))*[.$AE183]*0.8)+([.O183]/10))+10;10)" office:value-type="float" office:value="24" calcext:value-type="float">
            <text:p>24</text:p>
          </table:table-cell>
          <table:table-cell table:style-name="ce41" table:formula="of:=IFERROR(ROUND(((MIN(([.$P183]^2)/([.$AF183]^2);[.$AE$2])))*[.$AE183]);0)" office:value-type="float" office:value="13" calcext:value-type="float">
            <text:p>13</text:p>
          </table:table-cell>
          <table:table-cell table:style-name="ce42" table:formula="of:=IFERROR(ROUND(MIN(([.P183]+[.S183]+[.U183])/8/[.$AF183];[.$AE$2])^2*[.$AE183]);0)" office:value-type="float" office:value="9" calcext:value-type="float">
            <text:p>9</text:p>
          </table:table-cell>
          <table:table-cell table:style-name="ce43" table:formula="of:=IFERROR(ROUND(((MIN(([.T183]^2)/([.$AF183]^2);[.$AE$2])))*[.$AE183]*[.$AF$1]);0)" office:value-type="float" office:value="12" calcext:value-type="float">
            <text:p>12</text:p>
          </table:table-cell>
          <table:table-cell table:style-name="ce44" table:formula="of:=IFERROR(ROUND(((MIN(([.Q183]^2)/([.$AF183]^2);[.$AE$2])))*[.$AE183]*[.$AF$1]);0)" office:value-type="float" office:value="3" calcext:value-type="float">
            <text:p>3</text:p>
          </table:table-cell>
          <table:table-cell table:style-name="ce45" table:formula="of:=IFERROR(ROUND(((MIN(([.S183]^2)/([.$AF183]^2);[.$AE$2])))*[.$AE183]*[.$AF$1]);0)" office:value-type="float" office:value="4" calcext:value-type="float">
            <text:p>4</text:p>
          </table:table-cell>
          <table:table-cell table:style-name="ce46" table:formula="of:=IFERROR(ROUND(((MIN(([.R183]^2)/([.$AF183]^2);[.$AE$2]))*[.$AE183]));0)" office:value-type="float" office:value="6" calcext:value-type="float">
            <text:p>6</text:p>
          </table:table-cell>
          <table:table-cell table:formula="of:=ROUND(AVERAGE([.AI183:.AN183]);2)" office:value-type="float" office:value="7.83" calcext:value-type="float">
            <text:p>7.83</text:p>
          </table:table-cell>
          <table:table-cell table:style-name="ce11" table:formula="of:=IFERROR(MIN(MAX((ROUND(AVERAGE((((MIN(([.$O183]^[.$AO$2])/([.$AF183]^[.$AO$2]);[.$AQ$2])))*[.$V183]*0.8)+([.$O183]/10);([.O183]/8));0)*5)+10; 30); 99); 0)" office:value-type="float" office:value="65" calcext:value-type="float">
            <text:p>65</text:p>
          </table:table-cell>
          <table:table-cell table:style-name="ce11" table:formula="of:=IFERROR(MIN(MAX(ROUND(AVERAGE((MIN(([.$P183]^[.$X$2])/([.$AF183]^[.$AO$2]);[.$AQ$2]))*([.$V183]+[.$AR$2]);([.P183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83]+[.$S183]+[.$U183])/8/[.$AF183];[.$AQ$2]))*([.$V183]+3)*[.$AS$2];([.U183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3]^2)/([.$AF183]^[.$AO$2]);[.$AQ$2]))*([.$V183]+3)*[.$AS$2]);([.T18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3]^[.$AO$2])/([.$AF183]^[.$AO$2]);[.$AQ$2]))*([.$V183]+3)*[.$AS$2]);([.Q18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3]^[.$AO$2])/([.$AF183]^[.$AO$2]);[.$AQ$2]))*([.$V183]+3)*[.$AS$2]);([.S18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3]^[.$AC$2])/([.$AF183]^[.$AO$2]);[.$AQ$2]))*([.$V183]+[.$AR$2]);([.R183]/10));0)*5; [.$AU$2]); [.$AT$2]);0)" office:value-type="float" office:value="35" calcext:value-type="float">
            <text:p>35</text:p>
          </table:table-cell>
          <table:table-cell table:formula="of:=ROUND(AVERAGE([.AP183:.AV183]);2)" office:value-type="float" office:value="45" calcext:value-type="float">
            <text:p>45</text:p>
          </table:table-cell>
          <table:table-cell/>
          <table:table-cell table:formula="of:=MIN(MAX([.AH183]-[.AH182];0);[.$BF$2])" office:value-type="float" office:value="1" calcext:value-type="float">
            <text:p>1</text:p>
          </table:table-cell>
          <table:table-cell table:formula="of:=MIN(MAX([.AI183]-[.AI182];0);[.$BF$2])" office:value-type="float" office:value="0" calcext:value-type="float">
            <text:p>0</text:p>
          </table:table-cell>
          <table:table-cell table:formula="of:=MIN(MAX([.AJ183]-[.AJ182];0);[.$BF$2])" office:value-type="float" office:value="0" calcext:value-type="float">
            <text:p>0</text:p>
          </table:table-cell>
          <table:table-cell table:formula="of:=MIN(MAX([.AK183]-[.AK182];0);[.$BF$2])" office:value-type="float" office:value="6" calcext:value-type="float">
            <text:p>6</text:p>
          </table:table-cell>
          <table:table-cell table:formula="of:=MIN(MAX([.AL183]-[.AL182];0);[.$BF$2])" office:value-type="float" office:value="0" calcext:value-type="float">
            <text:p>0</text:p>
          </table:table-cell>
          <table:table-cell table:formula="of:=MIN(MAX([.AM183]-[.AM182];0);[.$BF$2])" office:value-type="float" office:value="1" calcext:value-type="float">
            <text:p>1</text:p>
          </table:table-cell>
          <table:table-cell table:formula="of:=MIN(MAX([.AN183]-[.AN18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184]-[.C184]" office:value-type="float" office:value="-30" calcext:value-type="float">
            <text:p>-30</text:p>
          </table:table-cell>
          <table:table-cell table:style-name="ce29" table:formula="of:=[.P184]-[.D184]" office:value-type="float" office:value="10" calcext:value-type="float">
            <text:p>10</text:p>
          </table:table-cell>
          <table:table-cell table:style-name="ce60" table:formula="of:=[.Q184]-[.E184]" office:value-type="float" office:value="0" calcext:value-type="float">
            <text:p>0</text:p>
          </table:table-cell>
          <table:table-cell table:style-name="ce62" table:formula="of:=[.R184]-[.F184]" office:value-type="float" office:value="10" calcext:value-type="float">
            <text:p>10</text:p>
          </table:table-cell>
          <table:table-cell table:style-name="ce64" table:formula="of:=[.S184]-[.G184]" office:value-type="float" office:value="10" calcext:value-type="float">
            <text:p>10</text:p>
          </table:table-cell>
          <table:table-cell table:style-name="ce66" table:formula="of:=[.T184]-[.H184]" office:value-type="float" office:value="-10" calcext:value-type="float">
            <text:p>-1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84:.T184])" office:value-type="float" office:value="530" calcext:value-type="float">
            <text:p>530</text:p>
          </table:table-cell>
          <table:table-cell table:style-name="ce11" table:formula="of:=ROUND((([.U184]/[.$AE$1])*MAX([.U184]/420; 1.2));2)" office:value-type="float" office:value="7.43" calcext:value-type="float">
            <text:p>7.43</text:p>
          </table:table-cell>
          <table:table-cell table:style-name="ce4" table:formula="of:=IFERROR((ROUND((((MIN(([.$O184]^2)/([.$AF184]^2);[.$AD$2])))*[.$V184]*0.8)+([.O184]/10))*5)+10; 0)" office:value-type="float" office:value="140" calcext:value-type="float">
            <text:p>140</text:p>
          </table:table-cell>
          <table:table-cell table:style-name="ce6" table:formula="of:=IFERROR(ROUND((AVERAGE(MIN(([.$P184]^[.$X$2])/([.$AF184]^2);[.$AD$2]); MIN([.P184]/[.$AA$2]; [.$Z$2])))*([.$V184]+[.$Y$2]))*5;0)" office:value-type="float" office:value="75" calcext:value-type="float">
            <text:p>75</text:p>
          </table:table-cell>
          <table:table-cell table:style-name="ce24" table:formula="of:=IFERROR(ROUND((MIN(([.$P184]+[.$S184]+[.$U184])/8/[.$AF184];[.$AD$2]))*([.$V184]+3))*5;0)" office:value-type="float" office:value="55" calcext:value-type="float">
            <text:p>55</text:p>
          </table:table-cell>
          <table:table-cell table:style-name="ce16" table:formula="of:=IFERROR(ROUND(((MIN(([.$T184]^2)/([.$AF184]^2);[.$AD$2]))*([.$V184]+3)*[.$AF$2]))*5;0)" office:value-type="float" office:value="0" calcext:value-type="float">
            <text:p>0</text:p>
          </table:table-cell>
          <table:table-cell table:style-name="ce8" table:formula="of:=IFERROR(ROUND((AVERAGE(MIN(([.$Q184]^2)/([.$AF184]^2);[.$AD$2]);MIN([.Q184]/[.$AB$2]; [.$Z$2]))*([.$V184]+3)*[.$AF$2]))*5;0)" office:value-type="float" office:value="40" calcext:value-type="float">
            <text:p>40</text:p>
          </table:table-cell>
          <table:table-cell table:style-name="ce14" table:formula="of:=IFERROR(ROUND((AVERAGE(MIN(([.$S184]^2)/([.$AF184]^2);[.$AD$2]);MIN([.S184]/[.$AB$2]; [.$Z$2]))*([.$V184]+3)*[.$AF$2]))*5;0)" office:value-type="float" office:value="80" calcext:value-type="float">
            <text:p>80</text:p>
          </table:table-cell>
          <table:table-cell table:style-name="ce10" table:formula="of:=IFERROR(ROUND((AVERAGE(MIN(([.$R184]^[.$AC$2])/([.$AF184]^2);[.$AD$2]); MIN([.R184]/[.$AA$2]; [.$Z$2])))*([.$V184]+[.$Y$2]))*5;0)" office:value-type="float" office:value="45" calcext:value-type="float">
            <text:p>45</text:p>
          </table:table-cell>
          <table:table-cell table:style-name="ce11" table:formula="of:=ROUND(AVERAGE([.W184:.AC184]))" office:value-type="float" office:value="62" calcext:value-type="float">
            <text:p>62</text:p>
          </table:table-cell>
          <table:table-cell table:style-name="ce11" table:formula="of:=ROUND((([.U184]/[.$AE$1])*MAX([.U184]/350;0.8));2)" office:value-type="float" office:value="8.92" calcext:value-type="float">
            <text:p>8.92</text:p>
          </table:table-cell>
          <table:table-cell table:style-name="ce11" table:formula="of:=ROUND([.U18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84]^2)/([.$AF184]^2);[.$AE$2])))*[.$AE184]*0.8)+([.O184]/10))+10;10)" office:value-type="float" office:value="37" calcext:value-type="float">
            <text:p>37</text:p>
          </table:table-cell>
          <table:table-cell table:style-name="ce41" table:formula="of:=IFERROR(ROUND(((MIN(([.$P184]^2)/([.$AF184]^2);[.$AE$2])))*[.$AE184]);0)" office:value-type="float" office:value="16" calcext:value-type="float">
            <text:p>16</text:p>
          </table:table-cell>
          <table:table-cell table:style-name="ce42" table:formula="of:=IFERROR(ROUND(MIN(([.P184]+[.S184]+[.U184])/8/[.$AF184];[.$AE$2])^2*[.$AE184]);0)" office:value-type="float" office:value="11" calcext:value-type="float">
            <text:p>11</text:p>
          </table:table-cell>
          <table:table-cell table:style-name="ce43" table:formula="of:=IFERROR(ROUND(((MIN(([.T184]^2)/([.$AF184]^2);[.$AE$2])))*[.$AE184]*[.$AF$1]);0)" office:value-type="float" office:value="0" calcext:value-type="float">
            <text:p>0</text:p>
          </table:table-cell>
          <table:table-cell table:style-name="ce44" table:formula="of:=IFERROR(ROUND(((MIN(([.Q184]^2)/([.$AF184]^2);[.$AE$2])))*[.$AE184]*[.$AF$1]);0)" office:value-type="float" office:value="3" calcext:value-type="float">
            <text:p>3</text:p>
          </table:table-cell>
          <table:table-cell table:style-name="ce45" table:formula="of:=IFERROR(ROUND(((MIN(([.S184]^2)/([.$AF184]^2);[.$AE$2])))*[.$AE184]*[.$AF$1]);0)" office:value-type="float" office:value="12" calcext:value-type="float">
            <text:p>12</text:p>
          </table:table-cell>
          <table:table-cell table:style-name="ce46" table:formula="of:=IFERROR(ROUND(((MIN(([.R184]^2)/([.$AF184]^2);[.$AE$2]))*[.$AE184]));0)" office:value-type="float" office:value="6" calcext:value-type="float">
            <text:p>6</text:p>
          </table:table-cell>
          <table:table-cell table:formula="of:=ROUND(AVERAGE([.AI184:.AN184]);2)" office:value-type="float" office:value="8" calcext:value-type="float">
            <text:p>8</text:p>
          </table:table-cell>
          <table:table-cell table:style-name="ce11" table:formula="of:=IFERROR(MIN(MAX((ROUND(AVERAGE((((MIN(([.$O184]^[.$AO$2])/([.$AF184]^[.$AO$2]);[.$AQ$2])))*[.$V184]*0.8)+([.$O184]/10);([.O184]/8));0)*5)+10; 30); 99); 0)" office:value-type="float" office:value="95" calcext:value-type="float">
            <text:p>95</text:p>
          </table:table-cell>
          <table:table-cell table:style-name="ce11" table:formula="of:=IFERROR(MIN(MAX(ROUND(AVERAGE((MIN(([.$P184]^[.$X$2])/([.$AF184]^[.$AO$2]);[.$AQ$2]))*([.$V184]+[.$AR$2]);([.P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4]+[.$S184]+[.$U184])/8/[.$AF184];[.$AQ$2]))*([.$V184]+3)*[.$AS$2];([.U18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4]^2)/([.$AF184]^[.$AO$2]);[.$AQ$2]))*([.$V184]+3)*[.$AS$2]);([.T18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184]^[.$AO$2])/([.$AF184]^[.$AO$2]);[.$AQ$2]))*([.$V184]+3)*[.$AS$2]);([.Q1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84]^[.$AO$2])/([.$AF184]^[.$AO$2]);[.$AQ$2]))*([.$V184]+3)*[.$AS$2]);([.S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84]^[.$AC$2])/([.$AF184]^[.$AO$2]);[.$AQ$2]))*([.$V184]+[.$AR$2]);([.R184]/10));0)*5; [.$AU$2]); [.$AT$2]);0)" office:value-type="float" office:value="35" calcext:value-type="float">
            <text:p>35</text:p>
          </table:table-cell>
          <table:table-cell table:formula="of:=ROUND(AVERAGE([.AP184:.AV184]);2)" office:value-type="float" office:value="47.14" calcext:value-type="float">
            <text:p>47.14</text:p>
          </table:table-cell>
          <table:table-cell/>
          <table:table-cell table:formula="of:=MIN(MAX([.AH184]-[.AH183];0);[.$BF$2])" office:value-type="float" office:value="13" calcext:value-type="float">
            <text:p>13</text:p>
          </table:table-cell>
          <table:table-cell table:formula="of:=MIN(MAX([.AI184]-[.AI183];0);[.$BF$2])" office:value-type="float" office:value="3" calcext:value-type="float">
            <text:p>3</text:p>
          </table:table-cell>
          <table:table-cell table:formula="of:=MIN(MAX([.AJ184]-[.AJ183];0);[.$BF$2])" office:value-type="float" office:value="2" calcext:value-type="float">
            <text:p>2</text:p>
          </table:table-cell>
          <table:table-cell table:formula="of:=MIN(MAX([.AK184]-[.AK183];0);[.$BF$2])" office:value-type="float" office:value="0" calcext:value-type="float">
            <text:p>0</text:p>
          </table:table-cell>
          <table:table-cell table:formula="of:=MIN(MAX([.AL184]-[.AL183];0);[.$BF$2])" office:value-type="float" office:value="0" calcext:value-type="float">
            <text:p>0</text:p>
          </table:table-cell>
          <table:table-cell table:formula="of:=MIN(MAX([.AM184]-[.AM183];0);[.$BF$2])" office:value-type="float" office:value="8" calcext:value-type="float">
            <text:p>8</text:p>
          </table:table-cell>
          <table:table-cell table:formula="of:=MIN(MAX([.AN184]-[.AN18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85]-[.C185]" office:value-type="float" office:value="0" calcext:value-type="float">
            <text:p>0</text:p>
          </table:table-cell>
          <table:table-cell table:style-name="ce29" table:formula="of:=[.P185]-[.D185]" office:value-type="float" office:value="0" calcext:value-type="float">
            <text:p>0</text:p>
          </table:table-cell>
          <table:table-cell table:style-name="ce60" table:formula="of:=[.Q185]-[.E185]" office:value-type="float" office:value="0" calcext:value-type="float">
            <text:p>0</text:p>
          </table:table-cell>
          <table:table-cell table:style-name="ce62" table:formula="of:=[.R185]-[.F185]" office:value-type="float" office:value="0" calcext:value-type="float">
            <text:p>0</text:p>
          </table:table-cell>
          <table:table-cell table:style-name="ce64" table:formula="of:=[.S185]-[.G185]" office:value-type="float" office:value="0" calcext:value-type="float">
            <text:p>0</text:p>
          </table:table-cell>
          <table:table-cell table:style-name="ce66" table:formula="of:=[.T185]-[.H185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5:.T185])" office:value-type="float" office:value="580" calcext:value-type="float">
            <text:p>580</text:p>
          </table:table-cell>
          <table:table-cell table:style-name="ce11" table:formula="of:=ROUND((([.U185]/[.$AE$1])*MAX([.U185]/420; 1.2));2)" office:value-type="float" office:value="8.9" calcext:value-type="float">
            <text:p>8.9</text:p>
          </table:table-cell>
          <table:table-cell table:style-name="ce4" table:formula="of:=IFERROR((ROUND((((MIN(([.$O185]^2)/([.$AF185]^2);[.$AD$2])))*[.$V185]*0.8)+([.O185]/10))*5)+10; 0)" office:value-type="float" office:value="85" calcext:value-type="float">
            <text:p>85</text:p>
          </table:table-cell>
          <table:table-cell table:style-name="ce6" table:formula="of:=IFERROR(ROUND((AVERAGE(MIN(([.$P185]^[.$X$2])/([.$AF185]^2);[.$AD$2]); MIN([.P185]/[.$AA$2]; [.$Z$2])))*([.$V185]+[.$Y$2]))*5;0)" office:value-type="float" office:value="60" calcext:value-type="float">
            <text:p>60</text:p>
          </table:table-cell>
          <table:table-cell table:style-name="ce24" table:formula="of:=IFERROR(ROUND((MIN(([.$P185]+[.$S185]+[.$U185])/8/[.$AF185];[.$AD$2]))*([.$V185]+3))*5;0)" office:value-type="float" office:value="60" calcext:value-type="float">
            <text:p>60</text:p>
          </table:table-cell>
          <table:table-cell table:style-name="ce16" table:formula="of:=IFERROR(ROUND(((MIN(([.$T185]^2)/([.$AF185]^2);[.$AD$2]))*([.$V185]+3)*[.$AF$2]))*5;0)" office:value-type="float" office:value="35" calcext:value-type="float">
            <text:p>35</text:p>
          </table:table-cell>
          <table:table-cell table:style-name="ce8" table:formula="of:=IFERROR(ROUND((AVERAGE(MIN(([.$Q185]^2)/([.$AF185]^2);[.$AD$2]);MIN([.Q185]/[.$AB$2]; [.$Z$2]))*([.$V185]+3)*[.$AF$2]))*5;0)" office:value-type="float" office:value="75" calcext:value-type="float">
            <text:p>75</text:p>
          </table:table-cell>
          <table:table-cell table:style-name="ce14" table:formula="of:=IFERROR(ROUND((AVERAGE(MIN(([.$S185]^2)/([.$AF185]^2);[.$AD$2]);MIN([.S185]/[.$AB$2]; [.$Z$2]))*([.$V185]+3)*[.$AF$2]))*5;0)" office:value-type="float" office:value="85" calcext:value-type="float">
            <text:p>85</text:p>
          </table:table-cell>
          <table:table-cell table:style-name="ce10" table:formula="of:=IFERROR(ROUND((AVERAGE(MIN(([.$R185]^[.$AC$2])/([.$AF185]^2);[.$AD$2]); MIN([.R185]/[.$AA$2]; [.$Z$2])))*([.$V185]+[.$Y$2]))*5;0)" office:value-type="float" office:value="70" calcext:value-type="float">
            <text:p>70</text:p>
          </table:table-cell>
          <table:table-cell table:style-name="ce11" table:formula="of:=ROUND(AVERAGE([.W185:.AC185]))" office:value-type="float" office:value="67" calcext:value-type="float">
            <text:p>67</text:p>
          </table:table-cell>
          <table:table-cell table:style-name="ce11" table:formula="of:=ROUND((([.U185]/[.$AE$1])*MAX([.U185]/350;0.8));2)" office:value-type="float" office:value="10.68" calcext:value-type="float">
            <text:p>10.68</text:p>
          </table:table-cell>
          <table:table-cell table:style-name="ce11" table:formula="of:=ROUND([.U185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5]^2)/([.$AF185]^2);[.$AE$2])))*[.$AE185]*0.8)+([.O185]/10))+10;10)" office:value-type="float" office:value="26" calcext:value-type="float">
            <text:p>26</text:p>
          </table:table-cell>
          <table:table-cell table:style-name="ce41" table:formula="of:=IFERROR(ROUND(((MIN(([.$P185]^2)/([.$AF185]^2);[.$AE$2])))*[.$AE185]);0)" office:value-type="float" office:value="8" calcext:value-type="float">
            <text:p>8</text:p>
          </table:table-cell>
          <table:table-cell table:style-name="ce42" table:formula="of:=IFERROR(ROUND(MIN(([.P185]+[.S185]+[.U185])/8/[.$AF185];[.$AE$2])^2*[.$AE185]);0)" office:value-type="float" office:value="11" calcext:value-type="float">
            <text:p>11</text:p>
          </table:table-cell>
          <table:table-cell table:style-name="ce43" table:formula="of:=IFERROR(ROUND(((MIN(([.T185]^2)/([.$AF185]^2);[.$AE$2])))*[.$AE185]*[.$AF$1]);0)" office:value-type="float" office:value="6" calcext:value-type="float">
            <text:p>6</text:p>
          </table:table-cell>
          <table:table-cell table:style-name="ce44" table:formula="of:=IFERROR(ROUND(((MIN(([.Q185]^2)/([.$AF185]^2);[.$AE$2])))*[.$AE185]*[.$AF$1]);0)" office:value-type="float" office:value="8" calcext:value-type="float">
            <text:p>8</text:p>
          </table:table-cell>
          <table:table-cell table:style-name="ce45" table:formula="of:=IFERROR(ROUND(((MIN(([.S185]^2)/([.$AF185]^2);[.$AE$2])))*[.$AE185]*[.$AF$1]);0)" office:value-type="float" office:value="12" calcext:value-type="float">
            <text:p>12</text:p>
          </table:table-cell>
          <table:table-cell table:style-name="ce46" table:formula="of:=IFERROR(ROUND(((MIN(([.R185]^2)/([.$AF185]^2);[.$AE$2]))*[.$AE185]));0)" office:value-type="float" office:value="10" calcext:value-type="float">
            <text:p>10</text:p>
          </table:table-cell>
          <table:table-cell table:formula="of:=ROUND(AVERAGE([.AI185:.AN185]);2)" office:value-type="float" office:value="9.17" calcext:value-type="float">
            <text:p>9.17</text:p>
          </table:table-cell>
          <table:table-cell table:style-name="ce11" table:formula="of:=IFERROR(MIN(MAX((ROUND(AVERAGE((((MIN(([.$O185]^[.$AO$2])/([.$AF185]^[.$AO$2]);[.$AQ$2])))*[.$V185]*0.8)+([.$O185]/10);([.O185]/8));0)*5)+10; 30); 99); 0)" office:value-type="float" office:value="75" calcext:value-type="float">
            <text:p>75</text:p>
          </table:table-cell>
          <table:table-cell table:style-name="ce11" table:formula="of:=IFERROR(MIN(MAX(ROUND(AVERAGE((MIN(([.$P185]^[.$X$2])/([.$AF185]^[.$AO$2]);[.$AQ$2]))*([.$V185]+[.$AR$2]);([.P1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5]+[.$S185]+[.$U185])/8/[.$AF185];[.$AQ$2]))*([.$V185]+3)*[.$AS$2];([.U185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5]^2)/([.$AF185]^[.$AO$2]);[.$AQ$2]))*([.$V185]+3)*[.$AS$2]);([.T18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5]^[.$AO$2])/([.$AF185]^[.$AO$2]);[.$AQ$2]))*([.$V185]+3)*[.$AS$2]);([.Q185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85]^[.$AO$2])/([.$AF185]^[.$AO$2]);[.$AQ$2]))*([.$V185]+3)*[.$AS$2]);([.S18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185]^[.$AC$2])/([.$AF185]^[.$AO$2]);[.$AQ$2]))*([.$V185]+[.$AR$2]);([.R185]/10));0)*5; [.$AU$2]); [.$AT$2]);0)" office:value-type="float" office:value="50" calcext:value-type="float">
            <text:p>50</text:p>
          </table:table-cell>
          <table:table-cell table:formula="of:=ROUND(AVERAGE([.AP185:.AV185]);2)" office:value-type="float" office:value="54.29" calcext:value-type="float">
            <text:p>54.29</text:p>
          </table:table-cell>
          <table:table-cell/>
          <table:table-cell table:formula="of:=MIN(MAX([.AH185]-[.AH184];0);[.$BF$2])" office:value-type="float" office:value="0" calcext:value-type="float">
            <text:p>0</text:p>
          </table:table-cell>
          <table:table-cell table:formula="of:=MIN(MAX([.AI185]-[.AI184];0);[.$BF$2])" office:value-type="float" office:value="0" calcext:value-type="float">
            <text:p>0</text:p>
          </table:table-cell>
          <table:table-cell table:formula="of:=MIN(MAX([.AJ185]-[.AJ184];0);[.$BF$2])" office:value-type="float" office:value="0" calcext:value-type="float">
            <text:p>0</text:p>
          </table:table-cell>
          <table:table-cell table:formula="of:=MIN(MAX([.AK185]-[.AK184];0);[.$BF$2])" office:value-type="float" office:value="6" calcext:value-type="float">
            <text:p>6</text:p>
          </table:table-cell>
          <table:table-cell table:formula="of:=MIN(MAX([.AL185]-[.AL184];0);[.$BF$2])" office:value-type="float" office:value="5" calcext:value-type="float">
            <text:p>5</text:p>
          </table:table-cell>
          <table:table-cell table:formula="of:=MIN(MAX([.AM185]-[.AM184];0);[.$BF$2])" office:value-type="float" office:value="0" calcext:value-type="float">
            <text:p>0</text:p>
          </table:table-cell>
          <table:table-cell table:formula="of:=MIN(MAX([.AN185]-[.AN184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186]-[.C186]" office:value-type="float" office:value="0" calcext:value-type="float">
            <text:p>0</text:p>
          </table:table-cell>
          <table:table-cell table:style-name="ce29" table:formula="of:=[.P186]-[.D186]" office:value-type="float" office:value="0" calcext:value-type="float">
            <text:p>0</text:p>
          </table:table-cell>
          <table:table-cell table:style-name="ce60" table:formula="of:=[.Q186]-[.E186]" office:value-type="float" office:value="0" calcext:value-type="float">
            <text:p>0</text:p>
          </table:table-cell>
          <table:table-cell table:style-name="ce62" table:formula="of:=[.R186]-[.F186]" office:value-type="float" office:value="0" calcext:value-type="float">
            <text:p>0</text:p>
          </table:table-cell>
          <table:table-cell table:style-name="ce64" table:formula="of:=[.S186]-[.G186]" office:value-type="float" office:value="0" calcext:value-type="float">
            <text:p>0</text:p>
          </table:table-cell>
          <table:table-cell table:style-name="ce66" table:formula="of:=[.T186]-[.H18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86:.T186])" office:value-type="float" office:value="580" calcext:value-type="float">
            <text:p>580</text:p>
          </table:table-cell>
          <table:table-cell table:style-name="ce11" table:formula="of:=ROUND((([.U186]/[.$AE$1])*MAX([.U186]/420; 1.2));2)" office:value-type="float" office:value="8.9" calcext:value-type="float">
            <text:p>8.9</text:p>
          </table:table-cell>
          <table:table-cell table:style-name="ce4" table:formula="of:=IFERROR((ROUND((((MIN(([.$O186]^2)/([.$AF186]^2);[.$AD$2])))*[.$V186]*0.8)+([.O186]/10))*5)+10; 0)" office:value-type="float" office:value="85" calcext:value-type="float">
            <text:p>85</text:p>
          </table:table-cell>
          <table:table-cell table:style-name="ce6" table:formula="of:=IFERROR(ROUND((AVERAGE(MIN(([.$P186]^[.$X$2])/([.$AF186]^2);[.$AD$2]); MIN([.P186]/[.$AA$2]; [.$Z$2])))*([.$V186]+[.$Y$2]))*5;0)" office:value-type="float" office:value="65" calcext:value-type="float">
            <text:p>65</text:p>
          </table:table-cell>
          <table:table-cell table:style-name="ce24" table:formula="of:=IFERROR(ROUND((MIN(([.$P186]+[.$S186]+[.$U186])/8/[.$AF186];[.$AD$2]))*([.$V186]+3))*5;0)" office:value-type="float" office:value="60" calcext:value-type="float">
            <text:p>60</text:p>
          </table:table-cell>
          <table:table-cell table:style-name="ce16" table:formula="of:=IFERROR(ROUND(((MIN(([.$T186]^2)/([.$AF186]^2);[.$AD$2]))*([.$V186]+3)*[.$AF$2]))*5;0)" office:value-type="float" office:value="50" calcext:value-type="float">
            <text:p>50</text:p>
          </table:table-cell>
          <table:table-cell table:style-name="ce8" table:formula="of:=IFERROR(ROUND((AVERAGE(MIN(([.$Q186]^2)/([.$AF186]^2);[.$AD$2]);MIN([.Q186]/[.$AB$2]; [.$Z$2]))*([.$V186]+3)*[.$AF$2]))*5;0)" office:value-type="float" office:value="65" calcext:value-type="float">
            <text:p>65</text:p>
          </table:table-cell>
          <table:table-cell table:style-name="ce14" table:formula="of:=IFERROR(ROUND((AVERAGE(MIN(([.$S186]^2)/([.$AF186]^2);[.$AD$2]);MIN([.S186]/[.$AB$2]; [.$Z$2]))*([.$V186]+3)*[.$AF$2]))*5;0)" office:value-type="float" office:value="70" calcext:value-type="float">
            <text:p>70</text:p>
          </table:table-cell>
          <table:table-cell table:style-name="ce10" table:formula="of:=IFERROR(ROUND((AVERAGE(MIN(([.$R186]^[.$AC$2])/([.$AF186]^2);[.$AD$2]); MIN([.R186]/[.$AA$2]; [.$Z$2])))*([.$V186]+[.$Y$2]))*5;0)" office:value-type="float" office:value="85" calcext:value-type="float">
            <text:p>85</text:p>
          </table:table-cell>
          <table:table-cell table:style-name="ce11" table:formula="of:=ROUND(AVERAGE([.W186:.AC186]))" office:value-type="float" office:value="69" calcext:value-type="float">
            <text:p>69</text:p>
          </table:table-cell>
          <table:table-cell table:style-name="ce11" table:formula="of:=ROUND((([.U186]/[.$AE$1])*MAX([.U186]/350;0.8));2)" office:value-type="float" office:value="10.68" calcext:value-type="float">
            <text:p>10.68</text:p>
          </table:table-cell>
          <table:table-cell table:style-name="ce11" table:formula="of:=ROUND([.U186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6]^2)/([.$AF186]^2);[.$AE$2])))*[.$AE186]*0.8)+([.O186]/10))+10;10)" office:value-type="float" office:value="26" calcext:value-type="float">
            <text:p>26</text:p>
          </table:table-cell>
          <table:table-cell table:style-name="ce41" table:formula="of:=IFERROR(ROUND(((MIN(([.$P186]^2)/([.$AF186]^2);[.$AE$2])))*[.$AE186]);0)" office:value-type="float" office:value="9" calcext:value-type="float">
            <text:p>9</text:p>
          </table:table-cell>
          <table:table-cell table:style-name="ce42" table:formula="of:=IFERROR(ROUND(MIN(([.P186]+[.S186]+[.U186])/8/[.$AF186];[.$AE$2])^2*[.$AE186]);0)" office:value-type="float" office:value="10" calcext:value-type="float">
            <text:p>10</text:p>
          </table:table-cell>
          <table:table-cell table:style-name="ce43" table:formula="of:=IFERROR(ROUND(((MIN(([.T186]^2)/([.$AF186]^2);[.$AE$2])))*[.$AE186]*[.$AF$1]);0)" office:value-type="float" office:value="8" calcext:value-type="float">
            <text:p>8</text:p>
          </table:table-cell>
          <table:table-cell table:style-name="ce44" table:formula="of:=IFERROR(ROUND(((MIN(([.Q186]^2)/([.$AF186]^2);[.$AE$2])))*[.$AE186]*[.$AF$1]);0)" office:value-type="float" office:value="6" calcext:value-type="float">
            <text:p>6</text:p>
          </table:table-cell>
          <table:table-cell table:style-name="ce45" table:formula="of:=IFERROR(ROUND(((MIN(([.S186]^2)/([.$AF186]^2);[.$AE$2])))*[.$AE186]*[.$AF$1]);0)" office:value-type="float" office:value="6" calcext:value-type="float">
            <text:p>6</text:p>
          </table:table-cell>
          <table:table-cell table:style-name="ce46" table:formula="of:=IFERROR(ROUND(((MIN(([.R186]^2)/([.$AF186]^2);[.$AE$2]))*[.$AE186]));0)" office:value-type="float" office:value="18" calcext:value-type="float">
            <text:p>18</text:p>
          </table:table-cell>
          <table:table-cell table:formula="of:=ROUND(AVERAGE([.AI186:.AN186]);2)" office:value-type="float" office:value="9.5" calcext:value-type="float">
            <text:p>9.5</text:p>
          </table:table-cell>
          <table:table-cell table:style-name="ce11" table:formula="of:=IFERROR(MIN(MAX((ROUND(AVERAGE((((MIN(([.$O186]^[.$AO$2])/([.$AF186]^[.$AO$2]);[.$AQ$2])))*[.$V186]*0.8)+([.$O186]/10);([.O186]/8));0)*5)+10; 30); 99); 0)" office:value-type="float" office:value="75" calcext:value-type="float">
            <text:p>75</text:p>
          </table:table-cell>
          <table:table-cell table:style-name="ce11" table:formula="of:=IFERROR(MIN(MAX(ROUND(AVERAGE((MIN(([.$P186]^[.$X$2])/([.$AF186]^[.$AO$2]);[.$AQ$2]))*([.$V186]+[.$AR$2]);([.P18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6]+[.$S186]+[.$U186])/8/[.$AF186];[.$AQ$2]))*([.$V186]+3)*[.$AS$2];([.U18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6]^2)/([.$AF186]^[.$AO$2]);[.$AQ$2]))*([.$V186]+3)*[.$AS$2]);([.T186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6]^[.$AO$2])/([.$AF186]^[.$AO$2]);[.$AQ$2]))*([.$V186]+3)*[.$AS$2]);([.Q18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86]^[.$AO$2])/([.$AF186]^[.$AO$2]);[.$AQ$2]))*([.$V186]+3)*[.$AS$2]);([.S1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86]^[.$AC$2])/([.$AF186]^[.$AO$2]);[.$AQ$2]))*([.$V186]+[.$AR$2]);([.R186]/10));0)*5; [.$AU$2]); [.$AT$2]);0)" office:value-type="float" office:value="60" calcext:value-type="float">
            <text:p>60</text:p>
          </table:table-cell>
          <table:table-cell table:formula="of:=ROUND(AVERAGE([.AP186:.AV186]);2)" office:value-type="float" office:value="55" calcext:value-type="float">
            <text:p>55</text:p>
          </table:table-cell>
          <table:table-cell/>
          <table:table-cell table:formula="of:=MIN(MAX([.AH186]-[.AH185];0);[.$BF$2])" office:value-type="float" office:value="0" calcext:value-type="float">
            <text:p>0</text:p>
          </table:table-cell>
          <table:table-cell table:formula="of:=MIN(MAX([.AI186]-[.AI185];0);[.$BF$2])" office:value-type="float" office:value="1" calcext:value-type="float">
            <text:p>1</text:p>
          </table:table-cell>
          <table:table-cell table:formula="of:=MIN(MAX([.AJ186]-[.AJ185];0);[.$BF$2])" office:value-type="float" office:value="0" calcext:value-type="float">
            <text:p>0</text:p>
          </table:table-cell>
          <table:table-cell table:formula="of:=MIN(MAX([.AK186]-[.AK185];0);[.$BF$2])" office:value-type="float" office:value="2" calcext:value-type="float">
            <text:p>2</text:p>
          </table:table-cell>
          <table:table-cell table:formula="of:=MIN(MAX([.AL186]-[.AL185];0);[.$BF$2])" office:value-type="float" office:value="0" calcext:value-type="float">
            <text:p>0</text:p>
          </table:table-cell>
          <table:table-cell table:formula="of:=MIN(MAX([.AM186]-[.AM185];0);[.$BF$2])" office:value-type="float" office:value="0" calcext:value-type="float">
            <text:p>0</text:p>
          </table:table-cell>
          <table:table-cell table:formula="of:=MIN(MAX([.AN186]-[.AN185];0);[.$BF$2]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187]-[.C187]" office:value-type="float" office:value="0" calcext:value-type="float">
            <text:p>0</text:p>
          </table:table-cell>
          <table:table-cell table:style-name="ce29" table:formula="of:=[.P187]-[.D187]" office:value-type="float" office:value="0" calcext:value-type="float">
            <text:p>0</text:p>
          </table:table-cell>
          <table:table-cell table:style-name="ce60" table:formula="of:=[.Q187]-[.E187]" office:value-type="float" office:value="0" calcext:value-type="float">
            <text:p>0</text:p>
          </table:table-cell>
          <table:table-cell table:style-name="ce62" table:formula="of:=[.R187]-[.F187]" office:value-type="float" office:value="0" calcext:value-type="float">
            <text:p>0</text:p>
          </table:table-cell>
          <table:table-cell table:style-name="ce64" table:formula="of:=[.S187]-[.G187]" office:value-type="float" office:value="0" calcext:value-type="float">
            <text:p>0</text:p>
          </table:table-cell>
          <table:table-cell table:style-name="ce66" table:formula="of:=[.T187]-[.H187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7:.T187])" office:value-type="float" office:value="580" calcext:value-type="float">
            <text:p>580</text:p>
          </table:table-cell>
          <table:table-cell table:style-name="ce11" table:formula="of:=ROUND((([.U187]/[.$AE$1])*MAX([.U187]/420; 1.2));2)" office:value-type="float" office:value="8.9" calcext:value-type="float">
            <text:p>8.9</text:p>
          </table:table-cell>
          <table:table-cell table:style-name="ce4" table:formula="of:=IFERROR((ROUND((((MIN(([.$O187]^2)/([.$AF187]^2);[.$AD$2])))*[.$V187]*0.8)+([.O187]/10))*5)+10; 0)" office:value-type="float" office:value="85" calcext:value-type="float">
            <text:p>85</text:p>
          </table:table-cell>
          <table:table-cell table:style-name="ce6" table:formula="of:=IFERROR(ROUND((AVERAGE(MIN(([.$P187]^[.$X$2])/([.$AF187]^2);[.$AD$2]); MIN([.P187]/[.$AA$2]; [.$Z$2])))*([.$V187]+[.$Y$2]))*5;0)" office:value-type="float" office:value="70" calcext:value-type="float">
            <text:p>70</text:p>
          </table:table-cell>
          <table:table-cell table:style-name="ce24" table:formula="of:=IFERROR(ROUND((MIN(([.$P187]+[.$S187]+[.$U187])/8/[.$AF187];[.$AD$2]))*([.$V187]+3))*5;0)" office:value-type="float" office:value="60" calcext:value-type="float">
            <text:p>60</text:p>
          </table:table-cell>
          <table:table-cell table:style-name="ce16" table:formula="of:=IFERROR(ROUND(((MIN(([.$T187]^2)/([.$AF187]^2);[.$AD$2]))*([.$V187]+3)*[.$AF$2]))*5;0)" office:value-type="float" office:value="40" calcext:value-type="float">
            <text:p>40</text:p>
          </table:table-cell>
          <table:table-cell table:style-name="ce8" table:formula="of:=IFERROR(ROUND((AVERAGE(MIN(([.$Q187]^2)/([.$AF187]^2);[.$AD$2]);MIN([.Q187]/[.$AB$2]; [.$Z$2]))*([.$V187]+3)*[.$AF$2]))*5;0)" office:value-type="float" office:value="70" calcext:value-type="float">
            <text:p>70</text:p>
          </table:table-cell>
          <table:table-cell table:style-name="ce14" table:formula="of:=IFERROR(ROUND((AVERAGE(MIN(([.$S187]^2)/([.$AF187]^2);[.$AD$2]);MIN([.S187]/[.$AB$2]; [.$Z$2]))*([.$V187]+3)*[.$AF$2]))*5;0)" office:value-type="float" office:value="65" calcext:value-type="float">
            <text:p>65</text:p>
          </table:table-cell>
          <table:table-cell table:style-name="ce10" table:formula="of:=IFERROR(ROUND((AVERAGE(MIN(([.$R187]^[.$AC$2])/([.$AF187]^2);[.$AD$2]); MIN([.R187]/[.$AA$2]; [.$Z$2])))*([.$V187]+[.$Y$2]))*5;0)" office:value-type="float" office:value="85" calcext:value-type="float">
            <text:p>85</text:p>
          </table:table-cell>
          <table:table-cell table:style-name="ce11" table:formula="of:=ROUND(AVERAGE([.W187:.AC187]))" office:value-type="float" office:value="68" calcext:value-type="float">
            <text:p>68</text:p>
          </table:table-cell>
          <table:table-cell table:style-name="ce11" table:formula="of:=ROUND((([.U187]/[.$AE$1])*MAX([.U187]/350;0.8));2)" office:value-type="float" office:value="10.68" calcext:value-type="float">
            <text:p>10.68</text:p>
          </table:table-cell>
          <table:table-cell table:style-name="ce11" table:formula="of:=ROUND([.U187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7]^2)/([.$AF187]^2);[.$AE$2])))*[.$AE187]*0.8)+([.O187]/10))+10;10)" office:value-type="float" office:value="26" calcext:value-type="float">
            <text:p>26</text:p>
          </table:table-cell>
          <table:table-cell table:style-name="ce41" table:formula="of:=IFERROR(ROUND(((MIN(([.$P187]^2)/([.$AF187]^2);[.$AE$2])))*[.$AE187]);0)" office:value-type="float" office:value="11" calcext:value-type="float">
            <text:p>11</text:p>
          </table:table-cell>
          <table:table-cell table:style-name="ce42" table:formula="of:=IFERROR(ROUND(MIN(([.P187]+[.S187]+[.U187])/8/[.$AF187];[.$AE$2])^2*[.$AE187]);0)" office:value-type="float" office:value="10" calcext:value-type="float">
            <text:p>10</text:p>
          </table:table-cell>
          <table:table-cell table:style-name="ce43" table:formula="of:=IFERROR(ROUND(((MIN(([.T187]^2)/([.$AF187]^2);[.$AE$2])))*[.$AE187]*[.$AF$1]);0)" office:value-type="float" office:value="6" calcext:value-type="float">
            <text:p>6</text:p>
          </table:table-cell>
          <table:table-cell table:style-name="ce44" table:formula="of:=IFERROR(ROUND(((MIN(([.Q187]^2)/([.$AF187]^2);[.$AE$2])))*[.$AE187]*[.$AF$1]);0)" office:value-type="float" office:value="6" calcext:value-type="float">
            <text:p>6</text:p>
          </table:table-cell>
          <table:table-cell table:style-name="ce45" table:formula="of:=IFERROR(ROUND(((MIN(([.S187]^2)/([.$AF187]^2);[.$AE$2])))*[.$AE187]*[.$AF$1]);0)" office:value-type="float" office:value="6" calcext:value-type="float">
            <text:p>6</text:p>
          </table:table-cell>
          <table:table-cell table:style-name="ce46" table:formula="of:=IFERROR(ROUND(((MIN(([.R187]^2)/([.$AF187]^2);[.$AE$2]))*[.$AE187]));0)" office:value-type="float" office:value="18" calcext:value-type="float">
            <text:p>18</text:p>
          </table:table-cell>
          <table:table-cell table:formula="of:=ROUND(AVERAGE([.AI187:.AN187]);2)" office:value-type="float" office:value="9.5" calcext:value-type="float">
            <text:p>9.5</text:p>
          </table:table-cell>
          <table:table-cell table:style-name="ce11" table:formula="of:=IFERROR(MIN(MAX((ROUND(AVERAGE((((MIN(([.$O187]^[.$AO$2])/([.$AF187]^[.$AO$2]);[.$AQ$2])))*[.$V187]*0.8)+([.$O187]/10);([.O187]/8));0)*5)+10; 30); 99); 0)" office:value-type="float" office:value="75" calcext:value-type="float">
            <text:p>75</text:p>
          </table:table-cell>
          <table:table-cell table:style-name="ce11" table:formula="of:=IFERROR(MIN(MAX(ROUND(AVERAGE((MIN(([.$P187]^[.$X$2])/([.$AF187]^[.$AO$2]);[.$AQ$2]))*([.$V187]+[.$AR$2]);([.P187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7]+[.$S187]+[.$U187])/8/[.$AF187];[.$AQ$2]))*([.$V187]+3)*[.$AS$2];([.U187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7]^2)/([.$AF187]^[.$AO$2]);[.$AQ$2]))*([.$V187]+3)*[.$AS$2]);([.T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87]^[.$AO$2])/([.$AF187]^[.$AO$2]);[.$AQ$2]))*([.$V187]+3)*[.$AS$2]);([.Q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7]^[.$AO$2])/([.$AF187]^[.$AO$2]);[.$AQ$2]))*([.$V187]+3)*[.$AS$2]);([.S18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87]^[.$AC$2])/([.$AF187]^[.$AO$2]);[.$AQ$2]))*([.$V187]+[.$AR$2]);([.R187]/10));0)*5; [.$AU$2]); [.$AT$2]);0)" office:value-type="float" office:value="60" calcext:value-type="float">
            <text:p>60</text:p>
          </table:table-cell>
          <table:table-cell table:formula="of:=ROUND(AVERAGE([.AP187:.AV187]);2)" office:value-type="float" office:value="55.71" calcext:value-type="float">
            <text:p>55.71</text:p>
          </table:table-cell>
          <table:table-cell/>
          <table:table-cell table:formula="of:=MIN(MAX([.AH187]-[.AH186];0);[.$BF$2])" office:value-type="float" office:value="0" calcext:value-type="float">
            <text:p>0</text:p>
          </table:table-cell>
          <table:table-cell table:formula="of:=MIN(MAX([.AI187]-[.AI186];0);[.$BF$2])" office:value-type="float" office:value="2" calcext:value-type="float">
            <text:p>2</text:p>
          </table:table-cell>
          <table:table-cell table:formula="of:=MIN(MAX([.AJ187]-[.AJ186];0);[.$BF$2])" office:value-type="float" office:value="0" calcext:value-type="float">
            <text:p>0</text:p>
          </table:table-cell>
          <table:table-cell table:formula="of:=MIN(MAX([.AK187]-[.AK186];0);[.$BF$2])" office:value-type="float" office:value="0" calcext:value-type="float">
            <text:p>0</text:p>
          </table:table-cell>
          <table:table-cell table:formula="of:=MIN(MAX([.AL187]-[.AL186];0);[.$BF$2])" office:value-type="float" office:value="0" calcext:value-type="float">
            <text:p>0</text:p>
          </table:table-cell>
          <table:table-cell table:formula="of:=MIN(MAX([.AM187]-[.AM186];0);[.$BF$2])" office:value-type="float" office:value="0" calcext:value-type="float">
            <text:p>0</text:p>
          </table:table-cell>
          <table:table-cell table:formula="of:=MIN(MAX([.AN187]-[.AN18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88]-[.C188]" office:value-type="float" office:value="0" calcext:value-type="float">
            <text:p>0</text:p>
          </table:table-cell>
          <table:table-cell table:style-name="ce29" table:formula="of:=[.P188]-[.D188]" office:value-type="float" office:value="10" calcext:value-type="float">
            <text:p>10</text:p>
          </table:table-cell>
          <table:table-cell table:style-name="ce60" table:formula="of:=[.Q188]-[.E188]" office:value-type="float" office:value="0" calcext:value-type="float">
            <text:p>0</text:p>
          </table:table-cell>
          <table:table-cell table:style-name="ce62" table:formula="of:=[.R188]-[.F188]" office:value-type="float" office:value="15" calcext:value-type="float">
            <text:p>15</text:p>
          </table:table-cell>
          <table:table-cell table:style-name="ce64" table:formula="of:=[.S188]-[.G188]" office:value-type="float" office:value="0" calcext:value-type="float">
            <text:p>0</text:p>
          </table:table-cell>
          <table:table-cell table:style-name="ce66" table:formula="of:=[.T188]-[.H188]" office:value-type="float" office:value="15" calcext:value-type="float">
            <text:p>1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88:.T188])" office:value-type="float" office:value="340" calcext:value-type="float">
            <text:p>340</text:p>
          </table:table-cell>
          <table:table-cell table:style-name="ce11" table:formula="of:=ROUND((([.U188]/[.$AE$1])*MAX([.U188]/420; 1.2));2)" office:value-type="float" office:value="4.53" calcext:value-type="float">
            <text:p>4.53</text:p>
          </table:table-cell>
          <table:table-cell table:style-name="ce4" table:formula="of:=IFERROR((ROUND((((MIN(([.$O188]^2)/([.$AF188]^2);[.$AD$2])))*[.$V188]*0.8)+([.O188]/10))*5)+10; 0)" office:value-type="float" office:value="40" calcext:value-type="float">
            <text:p>40</text:p>
          </table:table-cell>
          <table:table-cell table:style-name="ce6" table:formula="of:=IFERROR(ROUND((AVERAGE(MIN(([.$P188]^[.$X$2])/([.$AF188]^2);[.$AD$2]); MIN([.P188]/[.$AA$2]; [.$Z$2])))*([.$V188]+[.$Y$2]))*5;0)" office:value-type="float" office:value="40" calcext:value-type="float">
            <text:p>40</text:p>
          </table:table-cell>
          <table:table-cell table:style-name="ce24" table:formula="of:=IFERROR(ROUND((MIN(([.$P188]+[.$S188]+[.$U188])/8/[.$AF188];[.$AD$2]))*([.$V188]+3))*5;0)" office:value-type="float" office:value="40" calcext:value-type="float">
            <text:p>40</text:p>
          </table:table-cell>
          <table:table-cell table:style-name="ce16" table:formula="of:=IFERROR(ROUND(((MIN(([.$T188]^2)/([.$AF188]^2);[.$AD$2]))*([.$V188]+3)*[.$AF$2]))*5;0)" office:value-type="float" office:value="40" calcext:value-type="float">
            <text:p>40</text:p>
          </table:table-cell>
          <table:table-cell table:style-name="ce8" table:formula="of:=IFERROR(ROUND((AVERAGE(MIN(([.$Q188]^2)/([.$AF188]^2);[.$AD$2]);MIN([.Q188]/[.$AB$2]; [.$Z$2]))*([.$V188]+3)*[.$AF$2]))*5;0)" office:value-type="float" office:value="25" calcext:value-type="float">
            <text:p>25</text:p>
          </table:table-cell>
          <table:table-cell table:style-name="ce14" table:formula="of:=IFERROR(ROUND((AVERAGE(MIN(([.$S188]^2)/([.$AF188]^2);[.$AD$2]);MIN([.S188]/[.$AB$2]; [.$Z$2]))*([.$V188]+3)*[.$AF$2]))*5;0)" office:value-type="float" office:value="30" calcext:value-type="float">
            <text:p>30</text:p>
          </table:table-cell>
          <table:table-cell table:style-name="ce10" table:formula="of:=IFERROR(ROUND((AVERAGE(MIN(([.$R188]^[.$AC$2])/([.$AF188]^2);[.$AD$2]); MIN([.R188]/[.$AA$2]; [.$Z$2])))*([.$V188]+[.$Y$2]))*5;0)" office:value-type="float" office:value="35" calcext:value-type="float">
            <text:p>35</text:p>
          </table:table-cell>
          <table:table-cell table:style-name="ce11" table:formula="of:=ROUND(AVERAGE([.W188:.AC188]))" office:value-type="float" office:value="36" calcext:value-type="float">
            <text:p>36</text:p>
          </table:table-cell>
          <table:table-cell table:style-name="ce11" table:formula="of:=ROUND((([.U188]/[.$AE$1])*MAX([.U188]/350;0.8));2)" office:value-type="float" office:value="3.67" calcext:value-type="float">
            <text:p>3.67</text:p>
          </table:table-cell>
          <table:table-cell table:style-name="ce11" table:formula="of:=ROUND([.U188]/6;2)" office:value-type="float" office:value="56.67" calcext:value-type="float">
            <text:p>56.67</text:p>
          </table:table-cell>
          <table:table-cell table:style-name="ce11"/>
          <table:table-cell table:style-name="ce40" table:formula="of:=IFERROR(ROUND((((MIN(([.$O188]^2)/([.$AF188]^2);[.$AE$2])))*[.$AE188]*0.8)+([.O188]/10))+10;10)" office:value-type="float" office:value="16" calcext:value-type="float">
            <text:p>16</text:p>
          </table:table-cell>
          <table:table-cell table:style-name="ce41" table:formula="of:=IFERROR(ROUND(((MIN(([.$P188]^2)/([.$AF188]^2);[.$AE$2])))*[.$AE188]);0)" office:value-type="float" office:value="6" calcext:value-type="float">
            <text:p>6</text:p>
          </table:table-cell>
          <table:table-cell table:style-name="ce42" table:formula="of:=IFERROR(ROUND(MIN(([.P188]+[.S188]+[.U188])/8/[.$AF188];[.$AE$2])^2*[.$AE188]);0)" office:value-type="float" office:value="4" calcext:value-type="float">
            <text:p>4</text:p>
          </table:table-cell>
          <table:table-cell table:style-name="ce43" table:formula="of:=IFERROR(ROUND(((MIN(([.T188]^2)/([.$AF188]^2);[.$AE$2])))*[.$AE188]*[.$AF$1]);0)" office:value-type="float" office:value="3" calcext:value-type="float">
            <text:p>3</text:p>
          </table:table-cell>
          <table:table-cell table:style-name="ce44" table:formula="of:=IFERROR(ROUND(((MIN(([.Q188]^2)/([.$AF188]^2);[.$AE$2])))*[.$AE188]*[.$AF$1]);0)" office:value-type="float" office:value="2" calcext:value-type="float">
            <text:p>2</text:p>
          </table:table-cell>
          <table:table-cell table:style-name="ce45" table:formula="of:=IFERROR(ROUND(((MIN(([.S188]^2)/([.$AF188]^2);[.$AE$2])))*[.$AE188]*[.$AF$1]);0)" office:value-type="float" office:value="2" calcext:value-type="float">
            <text:p>2</text:p>
          </table:table-cell>
          <table:table-cell table:style-name="ce46" table:formula="of:=IFERROR(ROUND(((MIN(([.R188]^2)/([.$AF188]^2);[.$AE$2]))*[.$AE188]));0)" office:value-type="float" office:value="5" calcext:value-type="float">
            <text:p>5</text:p>
          </table:table-cell>
          <table:table-cell table:formula="of:=ROUND(AVERAGE([.AI188:.AN188]);2)" office:value-type="float" office:value="3.67" calcext:value-type="float">
            <text:p>3.67</text:p>
          </table:table-cell>
          <table:table-cell table:style-name="ce11" table:formula="of:=IFERROR(MIN(MAX((ROUND(AVERAGE((((MIN(([.$O188]^[.$AO$2])/([.$AF188]^[.$AO$2]);[.$AQ$2])))*[.$V188]*0.8)+([.$O188]/10);([.O188]/8));0)*5)+10; 30); 99); 0)" office:value-type="float" office:value="40" calcext:value-type="float">
            <text:p>40</text:p>
          </table:table-cell>
          <table:table-cell table:style-name="ce11" table:formula="of:=IFERROR(MIN(MAX(ROUND(AVERAGE((MIN(([.$P188]^[.$X$2])/([.$AF188]^[.$AO$2]);[.$AQ$2]))*([.$V188]+[.$AR$2]);([.P18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88]+[.$S188]+[.$U188])/8/[.$AF188];[.$AQ$2]))*([.$V188]+3)*[.$AS$2];([.U18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88]^2)/([.$AF188]^[.$AO$2]);[.$AQ$2]))*([.$V188]+3)*[.$AS$2]);([.T18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8]^[.$AO$2])/([.$AF188]^[.$AO$2]);[.$AQ$2]))*([.$V188]+3)*[.$AS$2]);([.Q18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8]^[.$AO$2])/([.$AF188]^[.$AO$2]);[.$AQ$2]))*([.$V188]+3)*[.$AS$2]);([.S18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8]^[.$AC$2])/([.$AF188]^[.$AO$2]);[.$AQ$2]))*([.$V188]+[.$AR$2]);([.R188]/10));0)*5; [.$AU$2]); [.$AT$2]);0)" office:value-type="float" office:value="35" calcext:value-type="float">
            <text:p>35</text:p>
          </table:table-cell>
          <table:table-cell table:formula="of:=ROUND(AVERAGE([.AP188:.AV188]);2)" office:value-type="float" office:value="32.86" calcext:value-type="float">
            <text:p>32.86</text:p>
          </table:table-cell>
          <table:table-cell/>
          <table:table-cell table:formula="of:=MIN(MAX([.AH188]-[.AH187];0);[.$BF$2])" office:value-type="float" office:value="0" calcext:value-type="float">
            <text:p>0</text:p>
          </table:table-cell>
          <table:table-cell table:formula="of:=MIN(MAX([.AI188]-[.AI187];0);[.$BF$2])" office:value-type="float" office:value="0" calcext:value-type="float">
            <text:p>0</text:p>
          </table:table-cell>
          <table:table-cell table:formula="of:=MIN(MAX([.AJ188]-[.AJ187];0);[.$BF$2])" office:value-type="float" office:value="0" calcext:value-type="float">
            <text:p>0</text:p>
          </table:table-cell>
          <table:table-cell table:formula="of:=MIN(MAX([.AK188]-[.AK187];0);[.$BF$2])" office:value-type="float" office:value="0" calcext:value-type="float">
            <text:p>0</text:p>
          </table:table-cell>
          <table:table-cell table:formula="of:=MIN(MAX([.AL188]-[.AL187];0);[.$BF$2])" office:value-type="float" office:value="0" calcext:value-type="float">
            <text:p>0</text:p>
          </table:table-cell>
          <table:table-cell table:formula="of:=MIN(MAX([.AM188]-[.AM187];0);[.$BF$2])" office:value-type="float" office:value="0" calcext:value-type="float">
            <text:p>0</text:p>
          </table:table-cell>
          <table:table-cell table:formula="of:=MIN(MAX([.AN188]-[.AN18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84" calcext:value-type="float">
            <text:p>84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189]-[.C189]" office:value-type="float" office:value="0" calcext:value-type="float">
            <text:p>0</text:p>
          </table:table-cell>
          <table:table-cell table:style-name="ce29" table:formula="of:=[.P189]-[.D189]" office:value-type="float" office:value="10" calcext:value-type="float">
            <text:p>10</text:p>
          </table:table-cell>
          <table:table-cell table:style-name="ce60" table:formula="of:=[.Q189]-[.E189]" office:value-type="float" office:value="0" calcext:value-type="float">
            <text:p>0</text:p>
          </table:table-cell>
          <table:table-cell table:style-name="ce62" table:formula="of:=[.R189]-[.F189]" office:value-type="float" office:value="15" calcext:value-type="float">
            <text:p>15</text:p>
          </table:table-cell>
          <table:table-cell table:style-name="ce64" table:formula="of:=[.S189]-[.G189]" office:value-type="float" office:value="0" calcext:value-type="float">
            <text:p>0</text:p>
          </table:table-cell>
          <table:table-cell table:style-name="ce66" table:formula="of:=[.T189]-[.H189]" office:value-type="float" office:value="15" calcext:value-type="float">
            <text:p>15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94" calcext:value-type="float">
            <text:p>94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9:.T189])" office:value-type="float" office:value="460" calcext:value-type="float">
            <text:p>460</text:p>
          </table:table-cell>
          <table:table-cell table:style-name="ce11" table:formula="of:=ROUND((([.U189]/[.$AE$1])*MAX([.U189]/420; 1.2));2)" office:value-type="float" office:value="6.13" calcext:value-type="float">
            <text:p>6.13</text:p>
          </table:table-cell>
          <table:table-cell table:style-name="ce4" table:formula="of:=IFERROR((ROUND((((MIN(([.$O189]^2)/([.$AF189]^2);[.$AD$2])))*[.$V189]*0.8)+([.O189]/10))*5)+10; 0)" office:value-type="float" office:value="55" calcext:value-type="float">
            <text:p>55</text:p>
          </table:table-cell>
          <table:table-cell table:style-name="ce6" table:formula="of:=IFERROR(ROUND((AVERAGE(MIN(([.$P189]^[.$X$2])/([.$AF189]^2);[.$AD$2]); MIN([.P189]/[.$AA$2]; [.$Z$2])))*([.$V189]+[.$Y$2]))*5;0)" office:value-type="float" office:value="55" calcext:value-type="float">
            <text:p>55</text:p>
          </table:table-cell>
          <table:table-cell table:style-name="ce24" table:formula="of:=IFERROR(ROUND((MIN(([.$P189]+[.$S189]+[.$U189])/8/[.$AF189];[.$AD$2]))*([.$V189]+3))*5;0)" office:value-type="float" office:value="45" calcext:value-type="float">
            <text:p>45</text:p>
          </table:table-cell>
          <table:table-cell table:style-name="ce16" table:formula="of:=IFERROR(ROUND(((MIN(([.$T189]^2)/([.$AF189]^2);[.$AD$2]))*([.$V189]+3)*[.$AF$2]))*5;0)" office:value-type="float" office:value="45" calcext:value-type="float">
            <text:p>45</text:p>
          </table:table-cell>
          <table:table-cell table:style-name="ce8" table:formula="of:=IFERROR(ROUND((AVERAGE(MIN(([.$Q189]^2)/([.$AF189]^2);[.$AD$2]);MIN([.Q189]/[.$AB$2]; [.$Z$2]))*([.$V189]+3)*[.$AF$2]))*5;0)" office:value-type="float" office:value="40" calcext:value-type="float">
            <text:p>40</text:p>
          </table:table-cell>
          <table:table-cell table:style-name="ce14" table:formula="of:=IFERROR(ROUND((AVERAGE(MIN(([.$S189]^2)/([.$AF189]^2);[.$AD$2]);MIN([.S189]/[.$AB$2]; [.$Z$2]))*([.$V189]+3)*[.$AF$2]))*5;0)" office:value-type="float" office:value="45" calcext:value-type="float">
            <text:p>45</text:p>
          </table:table-cell>
          <table:table-cell table:style-name="ce10" table:formula="of:=IFERROR(ROUND((AVERAGE(MIN(([.$R189]^[.$AC$2])/([.$AF189]^2);[.$AD$2]); MIN([.R189]/[.$AA$2]; [.$Z$2])))*([.$V189]+[.$Y$2]))*5;0)" office:value-type="float" office:value="50" calcext:value-type="float">
            <text:p>50</text:p>
          </table:table-cell>
          <table:table-cell table:style-name="ce11" table:formula="of:=ROUND(AVERAGE([.W189:.AC189]))" office:value-type="float" office:value="48" calcext:value-type="float">
            <text:p>48</text:p>
          </table:table-cell>
          <table:table-cell table:style-name="ce11" table:formula="of:=ROUND((([.U189]/[.$AE$1])*MAX([.U189]/350;0.8));2)" office:value-type="float" office:value="6.72" calcext:value-type="float">
            <text:p>6.72</text:p>
          </table:table-cell>
          <table:table-cell table:style-name="ce11" table:formula="of:=ROUND([.U189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89]^2)/([.$AF189]^2);[.$AE$2])))*[.$AE189]*0.8)+([.O189]/10))+10;10)" office:value-type="float" office:value="20" calcext:value-type="float">
            <text:p>20</text:p>
          </table:table-cell>
          <table:table-cell table:style-name="ce41" table:formula="of:=IFERROR(ROUND(((MIN(([.$P189]^2)/([.$AF189]^2);[.$AE$2])))*[.$AE189]);0)" office:value-type="float" office:value="10" calcext:value-type="float">
            <text:p>10</text:p>
          </table:table-cell>
          <table:table-cell table:style-name="ce42" table:formula="of:=IFERROR(ROUND(MIN(([.P189]+[.S189]+[.U189])/8/[.$AF189];[.$AE$2])^2*[.$AE189]);0)" office:value-type="float" office:value="7" calcext:value-type="float">
            <text:p>7</text:p>
          </table:table-cell>
          <table:table-cell table:style-name="ce43" table:formula="of:=IFERROR(ROUND(((MIN(([.T189]^2)/([.$AF189]^2);[.$AE$2])))*[.$AE189]*[.$AF$1]);0)" office:value-type="float" office:value="6" calcext:value-type="float">
            <text:p>6</text:p>
          </table:table-cell>
          <table:table-cell table:style-name="ce44" table:formula="of:=IFERROR(ROUND(((MIN(([.Q189]^2)/([.$AF189]^2);[.$AE$2])))*[.$AE189]*[.$AF$1]);0)" office:value-type="float" office:value="3" calcext:value-type="float">
            <text:p>3</text:p>
          </table:table-cell>
          <table:table-cell table:style-name="ce45" table:formula="of:=IFERROR(ROUND(((MIN(([.S189]^2)/([.$AF189]^2);[.$AE$2])))*[.$AE189]*[.$AF$1]);0)" office:value-type="float" office:value="4" calcext:value-type="float">
            <text:p>4</text:p>
          </table:table-cell>
          <table:table-cell table:style-name="ce46" table:formula="of:=IFERROR(ROUND(((MIN(([.R189]^2)/([.$AF189]^2);[.$AE$2]))*[.$AE189]));0)" office:value-type="float" office:value="8" calcext:value-type="float">
            <text:p>8</text:p>
          </table:table-cell>
          <table:table-cell table:formula="of:=ROUND(AVERAGE([.AI189:.AN189]);2)" office:value-type="float" office:value="6.33" calcext:value-type="float">
            <text:p>6.33</text:p>
          </table:table-cell>
          <table:table-cell table:style-name="ce11" table:formula="of:=IFERROR(MIN(MAX((ROUND(AVERAGE((((MIN(([.$O189]^[.$AO$2])/([.$AF189]^[.$AO$2]);[.$AQ$2])))*[.$V189]*0.8)+([.$O189]/10);([.O189]/8));0)*5)+10; 30); 99); 0)" office:value-type="float" office:value="50" calcext:value-type="float">
            <text:p>50</text:p>
          </table:table-cell>
          <table:table-cell table:style-name="ce11" table:formula="of:=IFERROR(MIN(MAX(ROUND(AVERAGE((MIN(([.$P189]^[.$X$2])/([.$AF189]^[.$AO$2]);[.$AQ$2]))*([.$V189]+[.$AR$2]);([.P18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9]+[.$S189]+[.$U189])/8/[.$AF189];[.$AQ$2]))*([.$V189]+3)*[.$AS$2];([.U18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89]^2)/([.$AF189]^[.$AO$2]);[.$AQ$2]))*([.$V189]+3)*[.$AS$2]);([.T18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9]^[.$AO$2])/([.$AF189]^[.$AO$2]);[.$AQ$2]))*([.$V189]+3)*[.$AS$2]);([.Q1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89]^[.$AO$2])/([.$AF189]^[.$AO$2]);[.$AQ$2]))*([.$V189]+3)*[.$AS$2]);([.S18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9]^[.$AC$2])/([.$AF189]^[.$AO$2]);[.$AQ$2]))*([.$V189]+[.$AR$2]);([.R189]/10));0)*5; [.$AU$2]); [.$AT$2]);0)" office:value-type="float" office:value="40" calcext:value-type="float">
            <text:p>40</text:p>
          </table:table-cell>
          <table:table-cell table:formula="of:=ROUND(AVERAGE([.AP189:.AV189]);2)" office:value-type="float" office:value="41.43" calcext:value-type="float">
            <text:p>41.43</text:p>
          </table:table-cell>
          <table:table-cell/>
          <table:table-cell table:formula="of:=MIN(MAX([.AH189]-[.AH188];0);[.$BF$2])" office:value-type="float" office:value="4" calcext:value-type="float">
            <text:p>4</text:p>
          </table:table-cell>
          <table:table-cell table:formula="of:=MIN(MAX([.AI189]-[.AI188];0);[.$BF$2])" office:value-type="float" office:value="4" calcext:value-type="float">
            <text:p>4</text:p>
          </table:table-cell>
          <table:table-cell table:formula="of:=MIN(MAX([.AJ189]-[.AJ188];0);[.$BF$2])" office:value-type="float" office:value="3" calcext:value-type="float">
            <text:p>3</text:p>
          </table:table-cell>
          <table:table-cell table:formula="of:=MIN(MAX([.AK189]-[.AK188];0);[.$BF$2])" office:value-type="float" office:value="3" calcext:value-type="float">
            <text:p>3</text:p>
          </table:table-cell>
          <table:table-cell table:formula="of:=MIN(MAX([.AL189]-[.AL188];0);[.$BF$2])" office:value-type="float" office:value="1" calcext:value-type="float">
            <text:p>1</text:p>
          </table:table-cell>
          <table:table-cell table:formula="of:=MIN(MAX([.AM189]-[.AM188];0);[.$BF$2])" office:value-type="float" office:value="2" calcext:value-type="float">
            <text:p>2</text:p>
          </table:table-cell>
          <table:table-cell table:formula="of:=MIN(MAX([.AN189]-[.AN188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190]-[.C190]" office:value-type="float" office:value="0" calcext:value-type="float">
            <text:p>0</text:p>
          </table:table-cell>
          <table:table-cell table:style-name="ce29" table:formula="of:=[.P190]-[.D190]" office:value-type="float" office:value="0" calcext:value-type="float">
            <text:p>0</text:p>
          </table:table-cell>
          <table:table-cell table:style-name="ce60" table:formula="of:=[.Q190]-[.E190]" office:value-type="float" office:value="-5" calcext:value-type="float">
            <text:p>-5</text:p>
          </table:table-cell>
          <table:table-cell table:style-name="ce62" table:formula="of:=[.R190]-[.F190]" office:value-type="float" office:value="0" calcext:value-type="float">
            <text:p>0</text:p>
          </table:table-cell>
          <table:table-cell table:style-name="ce64" table:formula="of:=[.S190]-[.G190]" office:value-type="float" office:value="-5" calcext:value-type="float">
            <text:p>-5</text:p>
          </table:table-cell>
          <table:table-cell table:style-name="ce66" table:formula="of:=[.T190]-[.H190]" office:value-type="float" office:value="15" calcext:value-type="float">
            <text:p>15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90:.T190])" office:value-type="float" office:value="605" calcext:value-type="float">
            <text:p>605</text:p>
          </table:table-cell>
          <table:table-cell table:style-name="ce11" table:formula="of:=ROUND((([.U190]/[.$AE$1])*MAX([.U190]/420; 1.2));2)" office:value-type="float" office:value="9.68" calcext:value-type="float">
            <text:p>9.68</text:p>
          </table:table-cell>
          <table:table-cell table:style-name="ce4" table:formula="of:=IFERROR((ROUND((((MIN(([.$O190]^2)/([.$AF190]^2);[.$AD$2])))*[.$V190]*0.8)+([.O190]/10))*5)+10; 0)" office:value-type="float" office:value="85" calcext:value-type="float">
            <text:p>85</text:p>
          </table:table-cell>
          <table:table-cell table:style-name="ce6" table:formula="of:=IFERROR(ROUND((AVERAGE(MIN(([.$P190]^[.$X$2])/([.$AF190]^2);[.$AD$2]); MIN([.P190]/[.$AA$2]; [.$Z$2])))*([.$V190]+[.$Y$2]))*5;0)" office:value-type="float" office:value="90" calcext:value-type="float">
            <text:p>90</text:p>
          </table:table-cell>
          <table:table-cell table:style-name="ce24" table:formula="of:=IFERROR(ROUND((MIN(([.$P190]+[.$S190]+[.$U190])/8/[.$AF190];[.$AD$2]))*([.$V190]+3))*5;0)" office:value-type="float" office:value="65" calcext:value-type="float">
            <text:p>65</text:p>
          </table:table-cell>
          <table:table-cell table:style-name="ce16" table:formula="of:=IFERROR(ROUND(((MIN(([.$T190]^2)/([.$AF190]^2);[.$AD$2]))*([.$V190]+3)*[.$AF$2]))*5;0)" office:value-type="float" office:value="45" calcext:value-type="float">
            <text:p>45</text:p>
          </table:table-cell>
          <table:table-cell table:style-name="ce8" table:formula="of:=IFERROR(ROUND((AVERAGE(MIN(([.$Q190]^2)/([.$AF190]^2);[.$AD$2]);MIN([.Q190]/[.$AB$2]; [.$Z$2]))*([.$V190]+3)*[.$AF$2]))*5;0)" office:value-type="float" office:value="70" calcext:value-type="float">
            <text:p>70</text:p>
          </table:table-cell>
          <table:table-cell table:style-name="ce14" table:formula="of:=IFERROR(ROUND((AVERAGE(MIN(([.$S190]^2)/([.$AF190]^2);[.$AD$2]);MIN([.S190]/[.$AB$2]; [.$Z$2]))*([.$V190]+3)*[.$AF$2]))*5;0)" office:value-type="float" office:value="75" calcext:value-type="float">
            <text:p>75</text:p>
          </table:table-cell>
          <table:table-cell table:style-name="ce10" table:formula="of:=IFERROR(ROUND((AVERAGE(MIN(([.$R190]^[.$AC$2])/([.$AF190]^2);[.$AD$2]); MIN([.R190]/[.$AA$2]; [.$Z$2])))*([.$V190]+[.$Y$2]))*5;0)" office:value-type="float" office:value="75" calcext:value-type="float">
            <text:p>75</text:p>
          </table:table-cell>
          <table:table-cell table:style-name="ce11" table:formula="of:=ROUND(AVERAGE([.W190:.AC190]))" office:value-type="float" office:value="72" calcext:value-type="float">
            <text:p>72</text:p>
          </table:table-cell>
          <table:table-cell table:style-name="ce11" table:formula="of:=ROUND((([.U190]/[.$AE$1])*MAX([.U190]/350;0.8));2)" office:value-type="float" office:value="11.62" calcext:value-type="float">
            <text:p>11.62</text:p>
          </table:table-cell>
          <table:table-cell table:style-name="ce11" table:formula="of:=ROUND([.U190]/6;2)" office:value-type="float" office:value="100.83" calcext:value-type="float">
            <text:p>100.83</text:p>
          </table:table-cell>
          <table:table-cell table:style-name="ce11"/>
          <table:table-cell table:style-name="ce40" table:formula="of:=IFERROR(ROUND((((MIN(([.$O190]^2)/([.$AF190]^2);[.$AE$2])))*[.$AE190]*0.8)+([.O190]/10))+10;10)" office:value-type="float" office:value="27" calcext:value-type="float">
            <text:p>27</text:p>
          </table:table-cell>
          <table:table-cell table:style-name="ce41" table:formula="of:=IFERROR(ROUND(((MIN(([.$P190]^2)/([.$AF190]^2);[.$AE$2])))*[.$AE190]);0)" office:value-type="float" office:value="21" calcext:value-type="float">
            <text:p>21</text:p>
          </table:table-cell>
          <table:table-cell table:style-name="ce42" table:formula="of:=IFERROR(ROUND(MIN(([.P190]+[.S190]+[.U190])/8/[.$AF190];[.$AE$2])^2*[.$AE190]);0)" office:value-type="float" office:value="12" calcext:value-type="float">
            <text:p>12</text:p>
          </table:table-cell>
          <table:table-cell table:style-name="ce43" table:formula="of:=IFERROR(ROUND(((MIN(([.T190]^2)/([.$AF190]^2);[.$AE$2])))*[.$AE190]*[.$AF$1]);0)" office:value-type="float" office:value="7" calcext:value-type="float">
            <text:p>7</text:p>
          </table:table-cell>
          <table:table-cell table:style-name="ce44" table:formula="of:=IFERROR(ROUND(((MIN(([.Q190]^2)/([.$AF190]^2);[.$AE$2])))*[.$AE190]*[.$AF$1]);0)" office:value-type="float" office:value="6" calcext:value-type="float">
            <text:p>6</text:p>
          </table:table-cell>
          <table:table-cell table:style-name="ce45" table:formula="of:=IFERROR(ROUND(((MIN(([.S190]^2)/([.$AF190]^2);[.$AE$2])))*[.$AE190]*[.$AF$1]);0)" office:value-type="float" office:value="7" calcext:value-type="float">
            <text:p>7</text:p>
          </table:table-cell>
          <table:table-cell table:style-name="ce46" table:formula="of:=IFERROR(ROUND(((MIN(([.R190]^2)/([.$AF190]^2);[.$AE$2]))*[.$AE190]));0)" office:value-type="float" office:value="11" calcext:value-type="float">
            <text:p>11</text:p>
          </table:table-cell>
          <table:table-cell table:formula="of:=ROUND(AVERAGE([.AI190:.AN190]);2)" office:value-type="float" office:value="10.67" calcext:value-type="float">
            <text:p>10.67</text:p>
          </table:table-cell>
          <table:table-cell table:style-name="ce11" table:formula="of:=IFERROR(MIN(MAX((ROUND(AVERAGE((((MIN(([.$O190]^[.$AO$2])/([.$AF190]^[.$AO$2]);[.$AQ$2])))*[.$V190]*0.8)+([.$O190]/10);([.O190]/8));0)*5)+10; 30); 99); 0)" office:value-type="float" office:value="75" calcext:value-type="float">
            <text:p>75</text:p>
          </table:table-cell>
          <table:table-cell table:style-name="ce11" table:formula="of:=IFERROR(MIN(MAX(ROUND(AVERAGE((MIN(([.$P190]^[.$X$2])/([.$AF190]^[.$AO$2]);[.$AQ$2]))*([.$V190]+[.$AR$2]);([.P190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0]+[.$S190]+[.$U190])/8/[.$AF190];[.$AQ$2]))*([.$V190]+3)*[.$AS$2];([.U19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0]^2)/([.$AF190]^[.$AO$2]);[.$AQ$2]))*([.$V190]+3)*[.$AS$2]);([.T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90]^[.$AO$2])/([.$AF190]^[.$AO$2]);[.$AQ$2]))*([.$V190]+3)*[.$AS$2]);([.Q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90]^[.$AO$2])/([.$AF190]^[.$AO$2]);[.$AQ$2]))*([.$V190]+3)*[.$AS$2]);([.S19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90]^[.$AC$2])/([.$AF190]^[.$AO$2]);[.$AQ$2]))*([.$V190]+[.$AR$2]);([.R190]/10));0)*5; [.$AU$2]); [.$AT$2]);0)" office:value-type="float" office:value="55" calcext:value-type="float">
            <text:p>55</text:p>
          </table:table-cell>
          <table:table-cell table:formula="of:=ROUND(AVERAGE([.AP190:.AV190]);2)" office:value-type="float" office:value="57.14" calcext:value-type="float">
            <text:p>57.14</text:p>
          </table:table-cell>
          <table:table-cell/>
          <table:table-cell table:formula="of:=MIN(MAX([.AH190]-[.AH189];0);[.$BF$2])" office:value-type="float" office:value="7" calcext:value-type="float">
            <text:p>7</text:p>
          </table:table-cell>
          <table:table-cell table:formula="of:=MIN(MAX([.AI190]-[.AI189];0);[.$BF$2])" office:value-type="float" office:value="11" calcext:value-type="float">
            <text:p>11</text:p>
          </table:table-cell>
          <table:table-cell table:formula="of:=MIN(MAX([.AJ190]-[.AJ189];0);[.$BF$2])" office:value-type="float" office:value="5" calcext:value-type="float">
            <text:p>5</text:p>
          </table:table-cell>
          <table:table-cell table:formula="of:=MIN(MAX([.AK190]-[.AK189];0);[.$BF$2])" office:value-type="float" office:value="1" calcext:value-type="float">
            <text:p>1</text:p>
          </table:table-cell>
          <table:table-cell table:formula="of:=MIN(MAX([.AL190]-[.AL189];0);[.$BF$2])" office:value-type="float" office:value="3" calcext:value-type="float">
            <text:p>3</text:p>
          </table:table-cell>
          <table:table-cell table:formula="of:=MIN(MAX([.AM190]-[.AM189];0);[.$BF$2])" office:value-type="float" office:value="3" calcext:value-type="float">
            <text:p>3</text:p>
          </table:table-cell>
          <table:table-cell table:formula="of:=MIN(MAX([.AN190]-[.AN18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54" calcext:value-type="float">
            <text:p>154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30" calcext:value-type="float">
            <text:p>130</text:p>
          </table:table-cell>
          <table:table-cell table:style-name="ce55" table:formula="of:=[.O191]-[.C191]" office:value-type="float" office:value="0" calcext:value-type="float">
            <text:p>0</text:p>
          </table:table-cell>
          <table:table-cell table:style-name="ce29" table:formula="of:=[.P191]-[.D191]" office:value-type="float" office:value="0" calcext:value-type="float">
            <text:p>0</text:p>
          </table:table-cell>
          <table:table-cell table:style-name="ce60" table:formula="of:=[.Q191]-[.E191]" office:value-type="float" office:value="0" calcext:value-type="float">
            <text:p>0</text:p>
          </table:table-cell>
          <table:table-cell table:style-name="ce62" table:formula="of:=[.R191]-[.F191]" office:value-type="float" office:value="0" calcext:value-type="float">
            <text:p>0</text:p>
          </table:table-cell>
          <table:table-cell table:style-name="ce64" table:formula="of:=[.S191]-[.G191]" office:value-type="float" office:value="0" calcext:value-type="float">
            <text:p>0</text:p>
          </table:table-cell>
          <table:table-cell table:style-name="ce66" table:formula="of:=[.T191]-[.H191]" office:value-type="float" office:value="0" calcext:value-type="float">
            <text:p>0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54" calcext:value-type="float">
            <text:p>154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91:.T191])" office:value-type="float" office:value="680" calcext:value-type="float">
            <text:p>680</text:p>
          </table:table-cell>
          <table:table-cell table:style-name="ce11" table:formula="of:=ROUND((([.U191]/[.$AE$1])*MAX([.U191]/420; 1.2));2)" office:value-type="float" office:value="12.23" calcext:value-type="float">
            <text:p>12.23</text:p>
          </table:table-cell>
          <table:table-cell table:style-name="ce4" table:formula="of:=IFERROR((ROUND((((MIN(([.$O191]^2)/([.$AF191]^2);[.$AD$2])))*[.$V191]*0.8)+([.O191]/10))*5)+10; 0)" office:value-type="float" office:value="105" calcext:value-type="float">
            <text:p>105</text:p>
          </table:table-cell>
          <table:table-cell table:style-name="ce6" table:formula="of:=IFERROR(ROUND((AVERAGE(MIN(([.$P191]^[.$X$2])/([.$AF191]^2);[.$AD$2]); MIN([.P191]/[.$AA$2]; [.$Z$2])))*([.$V191]+[.$Y$2]))*5;0)" office:value-type="float" office:value="90" calcext:value-type="float">
            <text:p>90</text:p>
          </table:table-cell>
          <table:table-cell table:style-name="ce24" table:formula="of:=IFERROR(ROUND((MIN(([.$P191]+[.$S191]+[.$U191])/8/[.$AF191];[.$AD$2]))*([.$V191]+3))*5;0)" office:value-type="float" office:value="75" calcext:value-type="float">
            <text:p>75</text:p>
          </table:table-cell>
          <table:table-cell table:style-name="ce16" table:formula="of:=IFERROR(ROUND(((MIN(([.$T191]^2)/([.$AF191]^2);[.$AD$2]))*([.$V191]+3)*[.$AF$2]))*5;0)" office:value-type="float" office:value="80" calcext:value-type="float">
            <text:p>80</text:p>
          </table:table-cell>
          <table:table-cell table:style-name="ce8" table:formula="of:=IFERROR(ROUND((AVERAGE(MIN(([.$Q191]^2)/([.$AF191]^2);[.$AD$2]);MIN([.Q191]/[.$AB$2]; [.$Z$2]))*([.$V191]+3)*[.$AF$2]))*5;0)" office:value-type="float" office:value="80" calcext:value-type="float">
            <text:p>80</text:p>
          </table:table-cell>
          <table:table-cell table:style-name="ce14" table:formula="of:=IFERROR(ROUND((AVERAGE(MIN(([.$S191]^2)/([.$AF191]^2);[.$AD$2]);MIN([.S191]/[.$AB$2]; [.$Z$2]))*([.$V191]+3)*[.$AF$2]))*5;0)" office:value-type="float" office:value="80" calcext:value-type="float">
            <text:p>80</text:p>
          </table:table-cell>
          <table:table-cell table:style-name="ce10" table:formula="of:=IFERROR(ROUND((AVERAGE(MIN(([.$R191]^[.$AC$2])/([.$AF191]^2);[.$AD$2]); MIN([.R191]/[.$AA$2]; [.$Z$2])))*([.$V191]+[.$Y$2]))*5;0)" office:value-type="float" office:value="115" calcext:value-type="float">
            <text:p>115</text:p>
          </table:table-cell>
          <table:table-cell table:style-name="ce11" table:formula="of:=ROUND(AVERAGE([.W191:.AC191]))" office:value-type="float" office:value="89" calcext:value-type="float">
            <text:p>89</text:p>
          </table:table-cell>
          <table:table-cell table:style-name="ce11" table:formula="of:=ROUND((([.U191]/[.$AE$1])*MAX([.U191]/350;0.8));2)" office:value-type="float" office:value="14.68" calcext:value-type="float">
            <text:p>14.68</text:p>
          </table:table-cell>
          <table:table-cell table:style-name="ce11" table:formula="of:=ROUND([.U191]/6;2)" office:value-type="float" office:value="113.33" calcext:value-type="float">
            <text:p>113.33</text:p>
          </table:table-cell>
          <table:table-cell table:style-name="ce11"/>
          <table:table-cell table:style-name="ce40" table:formula="of:=IFERROR(ROUND((((MIN(([.$O191]^2)/([.$AF191]^2);[.$AE$2])))*[.$AE191]*0.8)+([.O191]/10))+10;10)" office:value-type="float" office:value="31" calcext:value-type="float">
            <text:p>31</text:p>
          </table:table-cell>
          <table:table-cell table:style-name="ce41" table:formula="of:=IFERROR(ROUND(((MIN(([.$P191]^2)/([.$AF191]^2);[.$AE$2])))*[.$AE191]);0)" office:value-type="float" office:value="14" calcext:value-type="float">
            <text:p>14</text:p>
          </table:table-cell>
          <table:table-cell table:style-name="ce42" table:formula="of:=IFERROR(ROUND(MIN(([.P191]+[.S191]+[.U191])/8/[.$AF191];[.$AE$2])^2*[.$AE191]);0)" office:value-type="float" office:value="14" calcext:value-type="float">
            <text:p>14</text:p>
          </table:table-cell>
          <table:table-cell table:style-name="ce43" table:formula="of:=IFERROR(ROUND(((MIN(([.T191]^2)/([.$AF191]^2);[.$AE$2])))*[.$AE191]*[.$AF$1]);0)" office:value-type="float" office:value="14" calcext:value-type="float">
            <text:p>14</text:p>
          </table:table-cell>
          <table:table-cell table:style-name="ce44" table:formula="of:=IFERROR(ROUND(((MIN(([.Q191]^2)/([.$AF191]^2);[.$AE$2])))*[.$AE191]*[.$AF$1]);0)" office:value-type="float" office:value="6" calcext:value-type="float">
            <text:p>6</text:p>
          </table:table-cell>
          <table:table-cell table:style-name="ce45" table:formula="of:=IFERROR(ROUND(((MIN(([.S191]^2)/([.$AF191]^2);[.$AE$2])))*[.$AE191]*[.$AF$1]);0)" office:value-type="float" office:value="6" calcext:value-type="float">
            <text:p>6</text:p>
          </table:table-cell>
          <table:table-cell table:style-name="ce46" table:formula="of:=IFERROR(ROUND(((MIN(([.R191]^2)/([.$AF191]^2);[.$AE$2]))*[.$AE191]));0)" office:value-type="float" office:value="27" calcext:value-type="float">
            <text:p>27</text:p>
          </table:table-cell>
          <table:table-cell table:formula="of:=ROUND(AVERAGE([.AI191:.AN191]);2)" office:value-type="float" office:value="13.5" calcext:value-type="float">
            <text:p>13.5</text:p>
          </table:table-cell>
          <table:table-cell table:style-name="ce11" table:formula="of:=IFERROR(MIN(MAX((ROUND(AVERAGE((((MIN(([.$O191]^[.$AO$2])/([.$AF191]^[.$AO$2]);[.$AQ$2])))*[.$V191]*0.8)+([.$O191]/10);([.O191]/8));0)*5)+10; 30); 99); 0)" office:value-type="float" office:value="90" calcext:value-type="float">
            <text:p>90</text:p>
          </table:table-cell>
          <table:table-cell table:style-name="ce11" table:formula="of:=IFERROR(MIN(MAX(ROUND(AVERAGE((MIN(([.$P191]^[.$X$2])/([.$AF191]^[.$AO$2]);[.$AQ$2]))*([.$V191]+[.$AR$2]);([.P191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1]+[.$S191]+[.$U191])/8/[.$AF191];[.$AQ$2]))*([.$V191]+3)*[.$AS$2];([.U19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1]^2)/([.$AF191]^[.$AO$2]);[.$AQ$2]))*([.$V191]+3)*[.$AS$2]);([.T19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91]^[.$AO$2])/([.$AF191]^[.$AO$2]);[.$AQ$2]))*([.$V191]+3)*[.$AS$2]);([.Q19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91]^[.$AO$2])/([.$AF191]^[.$AO$2]);[.$AQ$2]))*([.$V191]+3)*[.$AS$2]);([.S191]/10));0)*5; [.$AU$2]); [.$AT$2]);0)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formula="of:=ROUND(AVERAGE([.AP191:.AV191]);2)" office:value-type="float" office:value="60.43" calcext:value-type="float">
            <text:p>60.43</text:p>
          </table:table-cell>
          <table:table-cell/>
          <table:table-cell table:formula="of:=MIN(MAX([.AH191]-[.AH190];0);[.$BF$2])" office:value-type="float" office:value="4" calcext:value-type="float">
            <text:p>4</text:p>
          </table:table-cell>
          <table:table-cell table:formula="of:=MIN(MAX([.AI191]-[.AI190];0);[.$BF$2])" office:value-type="float" office:value="0" calcext:value-type="float">
            <text:p>0</text:p>
          </table:table-cell>
          <table:table-cell table:formula="of:=MIN(MAX([.AJ191]-[.AJ190];0);[.$BF$2])" office:value-type="float" office:value="2" calcext:value-type="float">
            <text:p>2</text:p>
          </table:table-cell>
          <table:table-cell table:formula="of:=MIN(MAX([.AK191]-[.AK190];0);[.$BF$2])" office:value-type="float" office:value="7" calcext:value-type="float">
            <text:p>7</text:p>
          </table:table-cell>
          <table:table-cell table:formula="of:=MIN(MAX([.AL191]-[.AL190];0);[.$BF$2])" office:value-type="float" office:value="0" calcext:value-type="float">
            <text:p>0</text:p>
          </table:table-cell>
          <table:table-cell table:formula="of:=MIN(MAX([.AM191]-[.AM190];0);[.$BF$2])" office:value-type="float" office:value="0" calcext:value-type="float">
            <text:p>0</text:p>
          </table:table-cell>
          <table:table-cell table:formula="of:=MIN(MAX([.AN191]-[.AN190];0);[.$BF$2])" office:value-type="float" office:value="16" calcext:value-type="float">
            <text:p>1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192]-[.C192]" office:value-type="float" office:value="0" calcext:value-type="float">
            <text:p>0</text:p>
          </table:table-cell>
          <table:table-cell table:style-name="ce29" table:formula="of:=[.P192]-[.D192]" office:value-type="float" office:value="0" calcext:value-type="float">
            <text:p>0</text:p>
          </table:table-cell>
          <table:table-cell table:style-name="ce60" table:formula="of:=[.Q192]-[.E192]" office:value-type="float" office:value="0" calcext:value-type="float">
            <text:p>0</text:p>
          </table:table-cell>
          <table:table-cell table:style-name="ce62" table:formula="of:=[.R192]-[.F192]" office:value-type="float" office:value="0" calcext:value-type="float">
            <text:p>0</text:p>
          </table:table-cell>
          <table:table-cell table:style-name="ce64" table:formula="of:=[.S192]-[.G192]" office:value-type="float" office:value="0" calcext:value-type="float">
            <text:p>0</text:p>
          </table:table-cell>
          <table:table-cell table:style-name="ce66" table:formula="of:=[.T192]-[.H192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92:.T192])" office:value-type="float" office:value="600" calcext:value-type="float">
            <text:p>600</text:p>
          </table:table-cell>
          <table:table-cell table:style-name="ce11" table:formula="of:=ROUND((([.U192]/[.$AE$1])*MAX([.U192]/420; 1.2));2)" office:value-type="float" office:value="9.52" calcext:value-type="float">
            <text:p>9.52</text:p>
          </table:table-cell>
          <table:table-cell table:style-name="ce4" table:formula="of:=IFERROR((ROUND((((MIN(([.$O192]^2)/([.$AF192]^2);[.$AD$2])))*[.$V192]*0.8)+([.O192]/10))*5)+10; 0)" office:value-type="float" office:value="100" calcext:value-type="float">
            <text:p>100</text:p>
          </table:table-cell>
          <table:table-cell table:style-name="ce6" table:formula="of:=IFERROR(ROUND((AVERAGE(MIN(([.$P192]^[.$X$2])/([.$AF192]^2);[.$AD$2]); MIN([.P192]/[.$AA$2]; [.$Z$2])))*([.$V192]+[.$Y$2]))*5;0)" office:value-type="float" office:value="75" calcext:value-type="float">
            <text:p>75</text:p>
          </table:table-cell>
          <table:table-cell table:style-name="ce24" table:formula="of:=IFERROR(ROUND((MIN(([.$P192]+[.$S192]+[.$U192])/8/[.$AF192];[.$AD$2]))*([.$V192]+3))*5;0)" office:value-type="float" office:value="65" calcext:value-type="float">
            <text:p>65</text:p>
          </table:table-cell>
          <table:table-cell table:style-name="ce16" table:formula="of:=IFERROR(ROUND(((MIN(([.$T192]^2)/([.$AF192]^2);[.$AD$2]))*([.$V192]+3)*[.$AF$2]))*5;0)" office:value-type="float" office:value="50" calcext:value-type="float">
            <text:p>50</text:p>
          </table:table-cell>
          <table:table-cell table:style-name="ce8" table:formula="of:=IFERROR(ROUND((AVERAGE(MIN(([.$Q192]^2)/([.$AF192]^2);[.$AD$2]);MIN([.Q192]/[.$AB$2]; [.$Z$2]))*([.$V192]+3)*[.$AF$2]))*5;0)" office:value-type="float" office:value="75" calcext:value-type="float">
            <text:p>75</text:p>
          </table:table-cell>
          <table:table-cell table:style-name="ce14" table:formula="of:=IFERROR(ROUND((AVERAGE(MIN(([.$S192]^2)/([.$AF192]^2);[.$AD$2]);MIN([.S192]/[.$AB$2]; [.$Z$2]))*([.$V192]+3)*[.$AF$2]))*5;0)" office:value-type="float" office:value="75" calcext:value-type="float">
            <text:p>75</text:p>
          </table:table-cell>
          <table:table-cell table:style-name="ce10" table:formula="of:=IFERROR(ROUND((AVERAGE(MIN(([.$R192]^[.$AC$2])/([.$AF192]^2);[.$AD$2]); MIN([.R192]/[.$AA$2]; [.$Z$2])))*([.$V192]+[.$Y$2]))*5;0)" office:value-type="float" office:value="75" calcext:value-type="float">
            <text:p>75</text:p>
          </table:table-cell>
          <table:table-cell table:style-name="ce11" table:formula="of:=ROUND(AVERAGE([.W192:.AC192]))" office:value-type="float" office:value="74" calcext:value-type="float">
            <text:p>74</text:p>
          </table:table-cell>
          <table:table-cell table:style-name="ce11" table:formula="of:=ROUND((([.U192]/[.$AE$1])*MAX([.U192]/350;0.8));2)" office:value-type="float" office:value="11.43" calcext:value-type="float">
            <text:p>11.43</text:p>
          </table:table-cell>
          <table:table-cell table:style-name="ce11" table:formula="of:=ROUND([.U192]/6;2)" office:value-type="float" office:value="100" calcext:value-type="float">
            <text:p>100</text:p>
          </table:table-cell>
          <table:table-cell table:style-name="ce11"/>
          <table:table-cell table:style-name="ce40" table:formula="of:=IFERROR(ROUND((((MIN(([.$O192]^2)/([.$AF192]^2);[.$AE$2])))*[.$AE192]*0.8)+([.O192]/10))+10;10)" office:value-type="float" office:value="29" calcext:value-type="float">
            <text:p>29</text:p>
          </table:table-cell>
          <table:table-cell table:style-name="ce41" table:formula="of:=IFERROR(ROUND(((MIN(([.$P192]^2)/([.$AF192]^2);[.$AE$2])))*[.$AE192]);0)" office:value-type="float" office:value="11" calcext:value-type="float">
            <text:p>11</text:p>
          </table:table-cell>
          <table:table-cell table:style-name="ce42" table:formula="of:=IFERROR(ROUND(MIN(([.P192]+[.S192]+[.U192])/8/[.$AF192];[.$AE$2])^2*[.$AE192]);0)" office:value-type="float" office:value="11" calcext:value-type="float">
            <text:p>11</text:p>
          </table:table-cell>
          <table:table-cell table:style-name="ce43" table:formula="of:=IFERROR(ROUND(((MIN(([.T192]^2)/([.$AF192]^2);[.$AE$2])))*[.$AE192]*[.$AF$1]);0)" office:value-type="float" office:value="8" calcext:value-type="float">
            <text:p>8</text:p>
          </table:table-cell>
          <table:table-cell table:style-name="ce44" table:formula="of:=IFERROR(ROUND(((MIN(([.Q192]^2)/([.$AF192]^2);[.$AE$2])))*[.$AE192]*[.$AF$1]);0)" office:value-type="float" office:value="8" calcext:value-type="float">
            <text:p>8</text:p>
          </table:table-cell>
          <table:table-cell table:style-name="ce45" table:formula="of:=IFERROR(ROUND(((MIN(([.S192]^2)/([.$AF192]^2);[.$AE$2])))*[.$AE192]*[.$AF$1]);0)" office:value-type="float" office:value="8" calcext:value-type="float">
            <text:p>8</text:p>
          </table:table-cell>
          <table:table-cell table:style-name="ce46" table:formula="of:=IFERROR(ROUND(((MIN(([.R192]^2)/([.$AF192]^2);[.$AE$2]))*[.$AE192]));0)" office:value-type="float" office:value="11" calcext:value-type="float">
            <text:p>11</text:p>
          </table:table-cell>
          <table:table-cell table:formula="of:=ROUND(AVERAGE([.AI192:.AN192]);2)" office:value-type="float" office:value="9.5" calcext:value-type="float">
            <text:p>9.5</text:p>
          </table:table-cell>
          <table:table-cell table:style-name="ce11" table:formula="of:=IFERROR(MIN(MAX((ROUND(AVERAGE((((MIN(([.$O192]^[.$AO$2])/([.$AF192]^[.$AO$2]);[.$AQ$2])))*[.$V192]*0.8)+([.$O192]/10);([.O192]/8));0)*5)+10; 30); 99); 0)" office:value-type="float" office:value="85" calcext:value-type="float">
            <text:p>85</text:p>
          </table:table-cell>
          <table:table-cell table:style-name="ce11" table:formula="of:=IFERROR(MIN(MAX(ROUND(AVERAGE((MIN(([.$P192]^[.$X$2])/([.$AF192]^[.$AO$2]);[.$AQ$2]))*([.$V192]+[.$AR$2]);([.P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92]+[.$S192]+[.$U192])/8/[.$AF192];[.$AQ$2]))*([.$V192]+3)*[.$AS$2];([.U19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2]^2)/([.$AF192]^[.$AO$2]);[.$AQ$2]))*([.$V192]+3)*[.$AS$2]);([.T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92]^[.$AO$2])/([.$AF192]^[.$AO$2]);[.$AQ$2]))*([.$V192]+3)*[.$AS$2]);([.Q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92]^[.$AO$2])/([.$AF192]^[.$AO$2]);[.$AQ$2]))*([.$V192]+3)*[.$AS$2]);([.S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92]^[.$AC$2])/([.$AF192]^[.$AO$2]);[.$AQ$2]))*([.$V192]+[.$AR$2]);([.R192]/10));0)*5; [.$AU$2]); [.$AT$2]);0)" office:value-type="float" office:value="55" calcext:value-type="float">
            <text:p>55</text:p>
          </table:table-cell>
          <table:table-cell table:formula="of:=ROUND(AVERAGE([.AP192:.AV192]);2)" office:value-type="float" office:value="60" calcext:value-type="float">
            <text:p>60</text:p>
          </table:table-cell>
          <table:table-cell/>
          <table:table-cell table:formula="of:=MIN(MAX([.AH192]-[.AH191];0);[.$BF$2])" office:value-type="float" office:value="0" calcext:value-type="float">
            <text:p>0</text:p>
          </table:table-cell>
          <table:table-cell table:formula="of:=MIN(MAX([.AI192]-[.AI191];0);[.$BF$2])" office:value-type="float" office:value="0" calcext:value-type="float">
            <text:p>0</text:p>
          </table:table-cell>
          <table:table-cell table:formula="of:=MIN(MAX([.AJ192]-[.AJ191];0);[.$BF$2])" office:value-type="float" office:value="0" calcext:value-type="float">
            <text:p>0</text:p>
          </table:table-cell>
          <table:table-cell table:formula="of:=MIN(MAX([.AK192]-[.AK191];0);[.$BF$2])" office:value-type="float" office:value="0" calcext:value-type="float">
            <text:p>0</text:p>
          </table:table-cell>
          <table:table-cell table:formula="of:=MIN(MAX([.AL192]-[.AL191];0);[.$BF$2])" office:value-type="float" office:value="2" calcext:value-type="float">
            <text:p>2</text:p>
          </table:table-cell>
          <table:table-cell table:formula="of:=MIN(MAX([.AM192]-[.AM191];0);[.$BF$2])" office:value-type="float" office:value="2" calcext:value-type="float">
            <text:p>2</text:p>
          </table:table-cell>
          <table:table-cell table:formula="of:=MIN(MAX([.AN192]-[.AN19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alding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3]-[.C193]" office:value-type="float" office:value="0" calcext:value-type="float">
            <text:p>0</text:p>
          </table:table-cell>
          <table:table-cell table:style-name="ce29" table:formula="of:=[.P193]-[.D193]" office:value-type="float" office:value="0" calcext:value-type="float">
            <text:p>0</text:p>
          </table:table-cell>
          <table:table-cell table:style-name="ce60" table:formula="of:=[.Q193]-[.E193]" office:value-type="float" office:value="0" calcext:value-type="float">
            <text:p>0</text:p>
          </table:table-cell>
          <table:table-cell table:style-name="ce62" table:formula="of:=[.R193]-[.F193]" office:value-type="float" office:value="0" calcext:value-type="float">
            <text:p>0</text:p>
          </table:table-cell>
          <table:table-cell table:style-name="ce64" table:formula="of:=[.S193]-[.G193]" office:value-type="float" office:value="0" calcext:value-type="float">
            <text:p>0</text:p>
          </table:table-cell>
          <table:table-cell table:style-name="ce66" table:formula="of:=[.T193]-[.H19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3]^[.$X$2])/([.$AF193]^2);[.$AD$2]); MIN([.P193]/[.$AA$2]; [.$Z$2])))*([.$V19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3]^2)/([.$AF193]^2);[.$AD$2]);MIN([.Q193]/[.$AB$2]; [.$Z$2]))*([.$V193]+3)*[.$AF$2]))*5;0)" office:value-type="float" office:value="0" calcext:value-type="float">
            <text:p>0</text:p>
          </table:table-cell>
          <table:table-cell table:style-name="ce14" table:formula="of:=IFERROR(ROUND((AVERAGE(MIN(([.$S193]^2)/([.$AF193]^2);[.$AD$2]);MIN([.S193]/[.$AB$2]; [.$Z$2]))*([.$V193]+3)*[.$AF$2]))*5;0)" office:value-type="float" office:value="0" calcext:value-type="float">
            <text:p>0</text:p>
          </table:table-cell>
          <table:table-cell table:style-name="ce10" table:formula="of:=IFERROR(ROUND((AVERAGE(MIN(([.$R193]^[.$AC$2])/([.$AF193]^2);[.$AD$2]); MIN([.R193]/[.$AA$2]; [.$Z$2])))*([.$V19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3]^[.$AO$2])/([.$AF193]^[.$AO$2]);[.$AQ$2])))*[.$V193]*0.8)+([.$O193]/10);([.O193]/10));0)*5)+10; 30); 80); 0)" office:value-type="float" office:value="0" calcext:value-type="float">
            <text:p>0</text:p>
          </table:table-cell>
          <table:table-cell table:style-name="ce11" table:formula="of:=IFERROR(MIN(MAX(ROUND(AVERAGE((MIN(([.$P193]^[.$X$2])/([.$AF193]^[.$AO$2]);[.$AQ$2]))*([.$V193]+[.$AR$2]);([.P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3]+[.$S193]+[.$U193])/8/[.$AF193];[.$AQ$2]))*([.$V193]+3)*[.$AS$2];([.U19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3]^2)/([.$AF193]^[.$AO$2]);[.$AQ$2]))*([.$V193]+3)*[.$AS$2]);([.T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3]^[.$AO$2])/([.$AF193]^[.$AO$2]);[.$AQ$2]))*([.$V193]+3)*[.$AS$2]);([.Q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3]^[.$AO$2])/([.$AF193]^[.$AO$2]);[.$AQ$2]))*([.$V193]+3)*[.$AS$2]);([.S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3]^[.$AC$2])/([.$AF193]^[.$AO$2]);[.$AQ$2]))*([.$V193]+[.$AR$2]);([.R193]/10));0)*5; [.$AU$2]); [.$AT$2]);0)" office:value-type="float" office:value="0" calcext:value-type="float">
            <text:p>0</text:p>
          </table:table-cell>
          <table:table-cell table:formula="of:=ROUND(AVERAGE([.AP193:.AV193]);2)" office:value-type="float" office:value="0" calcext:value-type="float">
            <text:p>0</text:p>
          </table:table-cell>
          <table:table-cell/>
          <table:table-cell table:formula="of:=MIN(MAX([.AH193]-[.AH192];0);[.$BF$2])" office:value-type="float" office:value="0" calcext:value-type="float">
            <text:p>0</text:p>
          </table:table-cell>
          <table:table-cell table:formula="of:=MIN(MAX([.AI193]-[.AI192];0);[.$BF$2])" office:value-type="float" office:value="0" calcext:value-type="float">
            <text:p>0</text:p>
          </table:table-cell>
          <table:table-cell table:formula="of:=MIN(MAX([.AJ193]-[.AJ192];0);[.$BF$2])" office:value-type="float" office:value="0" calcext:value-type="float">
            <text:p>0</text:p>
          </table:table-cell>
          <table:table-cell table:formula="of:=MIN(MAX([.AK193]-[.AK192];0);[.$BF$2])" office:value-type="float" office:value="0" calcext:value-type="float">
            <text:p>0</text:p>
          </table:table-cell>
          <table:table-cell table:formula="of:=MIN(MAX([.AL193]-[.AL192];0);[.$BF$2])" office:value-type="float" office:value="0" calcext:value-type="float">
            <text:p>0</text:p>
          </table:table-cell>
          <table:table-cell table:formula="of:=MIN(MAX([.AM193]-[.AM192];0);[.$BF$2])" office:value-type="float" office:value="0" calcext:value-type="float">
            <text:p>0</text:p>
          </table:table-cell>
          <table:table-cell table:formula="of:=MIN(MAX([.AN193]-[.AN19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attle_gir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4]-[.C194]" office:value-type="float" office:value="0" calcext:value-type="float">
            <text:p>0</text:p>
          </table:table-cell>
          <table:table-cell table:style-name="ce29" table:formula="of:=[.P194]-[.D194]" office:value-type="float" office:value="0" calcext:value-type="float">
            <text:p>0</text:p>
          </table:table-cell>
          <table:table-cell table:style-name="ce60" table:formula="of:=[.Q194]-[.E194]" office:value-type="float" office:value="0" calcext:value-type="float">
            <text:p>0</text:p>
          </table:table-cell>
          <table:table-cell table:style-name="ce62" table:formula="of:=[.R194]-[.F194]" office:value-type="float" office:value="0" calcext:value-type="float">
            <text:p>0</text:p>
          </table:table-cell>
          <table:table-cell table:style-name="ce64" table:formula="of:=[.S194]-[.G194]" office:value-type="float" office:value="0" calcext:value-type="float">
            <text:p>0</text:p>
          </table:table-cell>
          <table:table-cell table:style-name="ce66" table:formula="of:=[.T194]-[.H19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4]^[.$X$2])/([.$AF194]^2);[.$AD$2]); MIN([.P194]/[.$AA$2]; [.$Z$2])))*([.$V19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4]^2)/([.$AF194]^2);[.$AD$2]);MIN([.Q194]/[.$AB$2]; [.$Z$2]))*([.$V194]+3)*[.$AF$2]))*5;0)" office:value-type="float" office:value="0" calcext:value-type="float">
            <text:p>0</text:p>
          </table:table-cell>
          <table:table-cell table:style-name="ce14" table:formula="of:=IFERROR(ROUND((AVERAGE(MIN(([.$S194]^2)/([.$AF194]^2);[.$AD$2]);MIN([.S194]/[.$AB$2]; [.$Z$2]))*([.$V194]+3)*[.$AF$2]))*5;0)" office:value-type="float" office:value="0" calcext:value-type="float">
            <text:p>0</text:p>
          </table:table-cell>
          <table:table-cell table:style-name="ce10" table:formula="of:=IFERROR(ROUND((AVERAGE(MIN(([.$R194]^[.$AC$2])/([.$AF194]^2);[.$AD$2]); MIN([.R194]/[.$AA$2]; [.$Z$2])))*([.$V19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4]^[.$AO$2])/([.$AF194]^[.$AO$2]);[.$AQ$2])))*[.$V194]*0.8)+([.$O194]/10);([.O194]/10));0)*5)+10; 30); 80); 0)" office:value-type="float" office:value="0" calcext:value-type="float">
            <text:p>0</text:p>
          </table:table-cell>
          <table:table-cell table:style-name="ce11" table:formula="of:=IFERROR(MIN(MAX(ROUND(AVERAGE((MIN(([.$P194]^[.$X$2])/([.$AF194]^[.$AO$2]);[.$AQ$2]))*([.$V194]+[.$AR$2]);([.P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4]+[.$S194]+[.$U194])/8/[.$AF194];[.$AQ$2]))*([.$V194]+3)*[.$AS$2];([.U19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4]^2)/([.$AF194]^[.$AO$2]);[.$AQ$2]))*([.$V194]+3)*[.$AS$2]);([.T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4]^[.$AO$2])/([.$AF194]^[.$AO$2]);[.$AQ$2]))*([.$V194]+3)*[.$AS$2]);([.Q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4]^[.$AO$2])/([.$AF194]^[.$AO$2]);[.$AQ$2]))*([.$V194]+3)*[.$AS$2]);([.S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4]^[.$AC$2])/([.$AF194]^[.$AO$2]);[.$AQ$2]))*([.$V194]+[.$AR$2]);([.R194]/10));0)*5; [.$AU$2]); [.$AT$2]);0)" office:value-type="float" office:value="0" calcext:value-type="float">
            <text:p>0</text:p>
          </table:table-cell>
          <table:table-cell table:formula="of:=ROUND(AVERAGE([.AP194:.AV194]);2)" office:value-type="float" office:value="0" calcext:value-type="float">
            <text:p>0</text:p>
          </table:table-cell>
          <table:table-cell/>
          <table:table-cell table:formula="of:=MIN(MAX([.AH194]-[.AH193];0);[.$BF$2])" office:value-type="float" office:value="0" calcext:value-type="float">
            <text:p>0</text:p>
          </table:table-cell>
          <table:table-cell table:formula="of:=MIN(MAX([.AI194]-[.AI193];0);[.$BF$2])" office:value-type="float" office:value="0" calcext:value-type="float">
            <text:p>0</text:p>
          </table:table-cell>
          <table:table-cell table:formula="of:=MIN(MAX([.AJ194]-[.AJ193];0);[.$BF$2])" office:value-type="float" office:value="0" calcext:value-type="float">
            <text:p>0</text:p>
          </table:table-cell>
          <table:table-cell table:formula="of:=MIN(MAX([.AK194]-[.AK193];0);[.$BF$2])" office:value-type="float" office:value="0" calcext:value-type="float">
            <text:p>0</text:p>
          </table:table-cell>
          <table:table-cell table:formula="of:=MIN(MAX([.AL194]-[.AL193];0);[.$BF$2])" office:value-type="float" office:value="0" calcext:value-type="float">
            <text:p>0</text:p>
          </table:table-cell>
          <table:table-cell table:formula="of:=MIN(MAX([.AM194]-[.AM193];0);[.$BF$2])" office:value-type="float" office:value="0" calcext:value-type="float">
            <text:p>0</text:p>
          </table:table-cell>
          <table:table-cell table:formula="of:=MIN(MAX([.AN194]-[.AN19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au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5]-[.C195]" office:value-type="float" office:value="0" calcext:value-type="float">
            <text:p>0</text:p>
          </table:table-cell>
          <table:table-cell table:style-name="ce29" table:formula="of:=[.P195]-[.D195]" office:value-type="float" office:value="0" calcext:value-type="float">
            <text:p>0</text:p>
          </table:table-cell>
          <table:table-cell table:style-name="ce60" table:formula="of:=[.Q195]-[.E195]" office:value-type="float" office:value="0" calcext:value-type="float">
            <text:p>0</text:p>
          </table:table-cell>
          <table:table-cell table:style-name="ce62" table:formula="of:=[.R195]-[.F195]" office:value-type="float" office:value="0" calcext:value-type="float">
            <text:p>0</text:p>
          </table:table-cell>
          <table:table-cell table:style-name="ce64" table:formula="of:=[.S195]-[.G195]" office:value-type="float" office:value="0" calcext:value-type="float">
            <text:p>0</text:p>
          </table:table-cell>
          <table:table-cell table:style-name="ce66" table:formula="of:=[.T195]-[.H19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5]^[.$X$2])/([.$AF195]^2);[.$AD$2]); MIN([.P195]/[.$AA$2]; [.$Z$2])))*([.$V19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5]^2)/([.$AF195]^2);[.$AD$2]);MIN([.Q195]/[.$AB$2]; [.$Z$2]))*([.$V195]+3)*[.$AF$2]))*5;0)" office:value-type="float" office:value="0" calcext:value-type="float">
            <text:p>0</text:p>
          </table:table-cell>
          <table:table-cell table:style-name="ce14" table:formula="of:=IFERROR(ROUND((AVERAGE(MIN(([.$S195]^2)/([.$AF195]^2);[.$AD$2]);MIN([.S195]/[.$AB$2]; [.$Z$2]))*([.$V195]+3)*[.$AF$2]))*5;0)" office:value-type="float" office:value="0" calcext:value-type="float">
            <text:p>0</text:p>
          </table:table-cell>
          <table:table-cell table:style-name="ce10" table:formula="of:=IFERROR(ROUND((AVERAGE(MIN(([.$R195]^[.$AC$2])/([.$AF195]^2);[.$AD$2]); MIN([.R195]/[.$AA$2]; [.$Z$2])))*([.$V19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5]^[.$AO$2])/([.$AF195]^[.$AO$2]);[.$AQ$2])))*[.$V195]*0.8)+([.$O195]/10);([.O195]/10));0)*5)+10; 30); 80); 0)" office:value-type="float" office:value="0" calcext:value-type="float">
            <text:p>0</text:p>
          </table:table-cell>
          <table:table-cell table:style-name="ce11" table:formula="of:=IFERROR(MIN(MAX(ROUND(AVERAGE((MIN(([.$P195]^[.$X$2])/([.$AF195]^[.$AO$2]);[.$AQ$2]))*([.$V195]+[.$AR$2]);([.P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5]+[.$S195]+[.$U195])/8/[.$AF195];[.$AQ$2]))*([.$V195]+3)*[.$AS$2];([.U19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5]^2)/([.$AF195]^[.$AO$2]);[.$AQ$2]))*([.$V195]+3)*[.$AS$2]);([.T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5]^[.$AO$2])/([.$AF195]^[.$AO$2]);[.$AQ$2]))*([.$V195]+3)*[.$AS$2]);([.Q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5]^[.$AO$2])/([.$AF195]^[.$AO$2]);[.$AQ$2]))*([.$V195]+3)*[.$AS$2]);([.S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5]^[.$AC$2])/([.$AF195]^[.$AO$2]);[.$AQ$2]))*([.$V195]+[.$AR$2]);([.R195]/10));0)*5; [.$AU$2]); [.$AT$2]);0)" office:value-type="float" office:value="0" calcext:value-type="float">
            <text:p>0</text:p>
          </table:table-cell>
          <table:table-cell table:formula="of:=ROUND(AVERAGE([.AP195:.AV195]);2)" office:value-type="float" office:value="0" calcext:value-type="float">
            <text:p>0</text:p>
          </table:table-cell>
          <table:table-cell/>
          <table:table-cell table:formula="of:=MIN(MAX([.AH195]-[.AH194];0);[.$BF$2])" office:value-type="float" office:value="0" calcext:value-type="float">
            <text:p>0</text:p>
          </table:table-cell>
          <table:table-cell table:formula="of:=MIN(MAX([.AI195]-[.AI194];0);[.$BF$2])" office:value-type="float" office:value="0" calcext:value-type="float">
            <text:p>0</text:p>
          </table:table-cell>
          <table:table-cell table:formula="of:=MIN(MAX([.AJ195]-[.AJ194];0);[.$BF$2])" office:value-type="float" office:value="0" calcext:value-type="float">
            <text:p>0</text:p>
          </table:table-cell>
          <table:table-cell table:formula="of:=MIN(MAX([.AK195]-[.AK194];0);[.$BF$2])" office:value-type="float" office:value="0" calcext:value-type="float">
            <text:p>0</text:p>
          </table:table-cell>
          <table:table-cell table:formula="of:=MIN(MAX([.AL195]-[.AL194];0);[.$BF$2])" office:value-type="float" office:value="0" calcext:value-type="float">
            <text:p>0</text:p>
          </table:table-cell>
          <table:table-cell table:formula="of:=MIN(MAX([.AM195]-[.AM194];0);[.$BF$2])" office:value-type="float" office:value="0" calcext:value-type="float">
            <text:p>0</text:p>
          </table:table-cell>
          <table:table-cell table:formula="of:=MIN(MAX([.AN195]-[.AN19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i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6]-[.C196]" office:value-type="float" office:value="0" calcext:value-type="float">
            <text:p>0</text:p>
          </table:table-cell>
          <table:table-cell table:style-name="ce29" table:formula="of:=[.P196]-[.D196]" office:value-type="float" office:value="0" calcext:value-type="float">
            <text:p>0</text:p>
          </table:table-cell>
          <table:table-cell table:style-name="ce60" table:formula="of:=[.Q196]-[.E196]" office:value-type="float" office:value="0" calcext:value-type="float">
            <text:p>0</text:p>
          </table:table-cell>
          <table:table-cell table:style-name="ce62" table:formula="of:=[.R196]-[.F196]" office:value-type="float" office:value="0" calcext:value-type="float">
            <text:p>0</text:p>
          </table:table-cell>
          <table:table-cell table:style-name="ce64" table:formula="of:=[.S196]-[.G196]" office:value-type="float" office:value="0" calcext:value-type="float">
            <text:p>0</text:p>
          </table:table-cell>
          <table:table-cell table:style-name="ce66" table:formula="of:=[.T196]-[.H19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6]^[.$X$2])/([.$AF196]^2);[.$AD$2]); MIN([.P196]/[.$AA$2]; [.$Z$2])))*([.$V19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6]^2)/([.$AF196]^2);[.$AD$2]);MIN([.Q196]/[.$AB$2]; [.$Z$2]))*([.$V196]+3)*[.$AF$2]))*5;0)" office:value-type="float" office:value="0" calcext:value-type="float">
            <text:p>0</text:p>
          </table:table-cell>
          <table:table-cell table:style-name="ce14" table:formula="of:=IFERROR(ROUND((AVERAGE(MIN(([.$S196]^2)/([.$AF196]^2);[.$AD$2]);MIN([.S196]/[.$AB$2]; [.$Z$2]))*([.$V196]+3)*[.$AF$2]))*5;0)" office:value-type="float" office:value="0" calcext:value-type="float">
            <text:p>0</text:p>
          </table:table-cell>
          <table:table-cell table:style-name="ce10" table:formula="of:=IFERROR(ROUND((AVERAGE(MIN(([.$R196]^[.$AC$2])/([.$AF196]^2);[.$AD$2]); MIN([.R196]/[.$AA$2]; [.$Z$2])))*([.$V19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6]^[.$AO$2])/([.$AF196]^[.$AO$2]);[.$AQ$2])))*[.$V196]*0.8)+([.$O196]/10);([.O196]/10));0)*5)+10; 30); 80); 0)" office:value-type="float" office:value="0" calcext:value-type="float">
            <text:p>0</text:p>
          </table:table-cell>
          <table:table-cell table:style-name="ce11" table:formula="of:=IFERROR(MIN(MAX(ROUND(AVERAGE((MIN(([.$P196]^[.$X$2])/([.$AF196]^[.$AO$2]);[.$AQ$2]))*([.$V196]+[.$AR$2]);([.P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6]+[.$S196]+[.$U196])/8/[.$AF196];[.$AQ$2]))*([.$V196]+3)*[.$AS$2];([.U19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6]^2)/([.$AF196]^[.$AO$2]);[.$AQ$2]))*([.$V196]+3)*[.$AS$2]);([.T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6]^[.$AO$2])/([.$AF196]^[.$AO$2]);[.$AQ$2]))*([.$V196]+3)*[.$AS$2]);([.Q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6]^[.$AO$2])/([.$AF196]^[.$AO$2]);[.$AQ$2]))*([.$V196]+3)*[.$AS$2]);([.S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6]^[.$AC$2])/([.$AF196]^[.$AO$2]);[.$AQ$2]))*([.$V196]+[.$AR$2]);([.R196]/10));0)*5; [.$AU$2]); [.$AT$2]);0)" office:value-type="float" office:value="0" calcext:value-type="float">
            <text:p>0</text:p>
          </table:table-cell>
          <table:table-cell table:formula="of:=ROUND(AVERAGE([.AP196:.AV196]);2)" office:value-type="float" office:value="0" calcext:value-type="float">
            <text:p>0</text:p>
          </table:table-cell>
          <table:table-cell/>
          <table:table-cell table:formula="of:=MIN(MAX([.AH196]-[.AH195];0);[.$BF$2])" office:value-type="float" office:value="0" calcext:value-type="float">
            <text:p>0</text:p>
          </table:table-cell>
          <table:table-cell table:formula="of:=MIN(MAX([.AI196]-[.AI195];0);[.$BF$2])" office:value-type="float" office:value="0" calcext:value-type="float">
            <text:p>0</text:p>
          </table:table-cell>
          <table:table-cell table:formula="of:=MIN(MAX([.AJ196]-[.AJ195];0);[.$BF$2])" office:value-type="float" office:value="0" calcext:value-type="float">
            <text:p>0</text:p>
          </table:table-cell>
          <table:table-cell table:formula="of:=MIN(MAX([.AK196]-[.AK195];0);[.$BF$2])" office:value-type="float" office:value="0" calcext:value-type="float">
            <text:p>0</text:p>
          </table:table-cell>
          <table:table-cell table:formula="of:=MIN(MAX([.AL196]-[.AL195];0);[.$BF$2])" office:value-type="float" office:value="0" calcext:value-type="float">
            <text:p>0</text:p>
          </table:table-cell>
          <table:table-cell table:formula="of:=MIN(MAX([.AM196]-[.AM195];0);[.$BF$2])" office:value-type="float" office:value="0" calcext:value-type="float">
            <text:p>0</text:p>
          </table:table-cell>
          <table:table-cell table:formula="of:=MIN(MAX([.AN196]-[.AN19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ckbel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7]-[.C197]" office:value-type="float" office:value="0" calcext:value-type="float">
            <text:p>0</text:p>
          </table:table-cell>
          <table:table-cell table:style-name="ce29" table:formula="of:=[.P197]-[.D197]" office:value-type="float" office:value="0" calcext:value-type="float">
            <text:p>0</text:p>
          </table:table-cell>
          <table:table-cell table:style-name="ce60" table:formula="of:=[.Q197]-[.E197]" office:value-type="float" office:value="0" calcext:value-type="float">
            <text:p>0</text:p>
          </table:table-cell>
          <table:table-cell table:style-name="ce62" table:formula="of:=[.R197]-[.F197]" office:value-type="float" office:value="0" calcext:value-type="float">
            <text:p>0</text:p>
          </table:table-cell>
          <table:table-cell table:style-name="ce64" table:formula="of:=[.S197]-[.G197]" office:value-type="float" office:value="0" calcext:value-type="float">
            <text:p>0</text:p>
          </table:table-cell>
          <table:table-cell table:style-name="ce66" table:formula="of:=[.T197]-[.H1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7]^[.$X$2])/([.$AF197]^2);[.$AD$2]); MIN([.P197]/[.$AA$2]; [.$Z$2])))*([.$V19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7]^2)/([.$AF197]^2);[.$AD$2]);MIN([.Q197]/[.$AB$2]; [.$Z$2]))*([.$V197]+3)*[.$AF$2]))*5;0)" office:value-type="float" office:value="0" calcext:value-type="float">
            <text:p>0</text:p>
          </table:table-cell>
          <table:table-cell table:style-name="ce14" table:formula="of:=IFERROR(ROUND((AVERAGE(MIN(([.$S197]^2)/([.$AF197]^2);[.$AD$2]);MIN([.S197]/[.$AB$2]; [.$Z$2]))*([.$V197]+3)*[.$AF$2]))*5;0)" office:value-type="float" office:value="0" calcext:value-type="float">
            <text:p>0</text:p>
          </table:table-cell>
          <table:table-cell table:style-name="ce10" table:formula="of:=IFERROR(ROUND((AVERAGE(MIN(([.$R197]^[.$AC$2])/([.$AF197]^2);[.$AD$2]); MIN([.R197]/[.$AA$2]; [.$Z$2])))*([.$V19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7]^[.$AO$2])/([.$AF197]^[.$AO$2]);[.$AQ$2])))*[.$V197]*0.8)+([.$O197]/10);([.O197]/10));0)*5)+10; 30); 80); 0)" office:value-type="float" office:value="0" calcext:value-type="float">
            <text:p>0</text:p>
          </table:table-cell>
          <table:table-cell table:style-name="ce11" table:formula="of:=IFERROR(MIN(MAX(ROUND(AVERAGE((MIN(([.$P197]^[.$X$2])/([.$AF197]^[.$AO$2]);[.$AQ$2]))*([.$V197]+[.$AR$2]);([.P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7]+[.$S197]+[.$U197])/8/[.$AF197];[.$AQ$2]))*([.$V197]+3)*[.$AS$2];([.U19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7]^2)/([.$AF197]^[.$AO$2]);[.$AQ$2]))*([.$V197]+3)*[.$AS$2]);([.T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7]^[.$AO$2])/([.$AF197]^[.$AO$2]);[.$AQ$2]))*([.$V197]+3)*[.$AS$2]);([.Q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7]^[.$AO$2])/([.$AF197]^[.$AO$2]);[.$AQ$2]))*([.$V197]+3)*[.$AS$2]);([.S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7]^[.$AC$2])/([.$AF197]^[.$AO$2]);[.$AQ$2]))*([.$V197]+[.$AR$2]);([.R197]/10));0)*5; [.$AU$2]); [.$AT$2]);0)" office:value-type="float" office:value="0" calcext:value-type="float">
            <text:p>0</text:p>
          </table:table-cell>
          <table:table-cell table:formula="of:=ROUND(AVERAGE([.AP197:.AV197]);2)" office:value-type="float" office:value="0" calcext:value-type="float">
            <text:p>0</text:p>
          </table:table-cell>
          <table:table-cell/>
          <table:table-cell table:formula="of:=MIN(MAX([.AH197]-[.AH196];0);[.$BF$2])" office:value-type="float" office:value="0" calcext:value-type="float">
            <text:p>0</text:p>
          </table:table-cell>
          <table:table-cell table:formula="of:=MIN(MAX([.AI197]-[.AI196];0);[.$BF$2])" office:value-type="float" office:value="0" calcext:value-type="float">
            <text:p>0</text:p>
          </table:table-cell>
          <table:table-cell table:formula="of:=MIN(MAX([.AJ197]-[.AJ196];0);[.$BF$2])" office:value-type="float" office:value="0" calcext:value-type="float">
            <text:p>0</text:p>
          </table:table-cell>
          <table:table-cell table:formula="of:=MIN(MAX([.AK197]-[.AK196];0);[.$BF$2])" office:value-type="float" office:value="0" calcext:value-type="float">
            <text:p>0</text:p>
          </table:table-cell>
          <table:table-cell table:formula="of:=MIN(MAX([.AL197]-[.AL196];0);[.$BF$2])" office:value-type="float" office:value="0" calcext:value-type="float">
            <text:p>0</text:p>
          </table:table-cell>
          <table:table-cell table:formula="of:=MIN(MAX([.AM197]-[.AM196];0);[.$BF$2])" office:value-type="float" office:value="0" calcext:value-type="float">
            <text:p>0</text:p>
          </table:table-cell>
          <table:table-cell table:formula="of:=MIN(MAX([.AN197]-[.AN19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u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8]-[.C198]" office:value-type="float" office:value="0" calcext:value-type="float">
            <text:p>0</text:p>
          </table:table-cell>
          <table:table-cell table:style-name="ce29" table:formula="of:=[.P198]-[.D198]" office:value-type="float" office:value="0" calcext:value-type="float">
            <text:p>0</text:p>
          </table:table-cell>
          <table:table-cell table:style-name="ce60" table:formula="of:=[.Q198]-[.E198]" office:value-type="float" office:value="0" calcext:value-type="float">
            <text:p>0</text:p>
          </table:table-cell>
          <table:table-cell table:style-name="ce62" table:formula="of:=[.R198]-[.F198]" office:value-type="float" office:value="0" calcext:value-type="float">
            <text:p>0</text:p>
          </table:table-cell>
          <table:table-cell table:style-name="ce64" table:formula="of:=[.S198]-[.G198]" office:value-type="float" office:value="0" calcext:value-type="float">
            <text:p>0</text:p>
          </table:table-cell>
          <table:table-cell table:style-name="ce66" table:formula="of:=[.T198]-[.H1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8]^[.$X$2])/([.$AF198]^2);[.$AD$2]); MIN([.P198]/[.$AA$2]; [.$Z$2])))*([.$V19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8]^2)/([.$AF198]^2);[.$AD$2]);MIN([.Q198]/[.$AB$2]; [.$Z$2]))*([.$V198]+3)*[.$AF$2]))*5;0)" office:value-type="float" office:value="0" calcext:value-type="float">
            <text:p>0</text:p>
          </table:table-cell>
          <table:table-cell table:style-name="ce14" table:formula="of:=IFERROR(ROUND((AVERAGE(MIN(([.$S198]^2)/([.$AF198]^2);[.$AD$2]);MIN([.S198]/[.$AB$2]; [.$Z$2]))*([.$V198]+3)*[.$AF$2]))*5;0)" office:value-type="float" office:value="0" calcext:value-type="float">
            <text:p>0</text:p>
          </table:table-cell>
          <table:table-cell table:style-name="ce10" table:formula="of:=IFERROR(ROUND((AVERAGE(MIN(([.$R198]^[.$AC$2])/([.$AF198]^2);[.$AD$2]); MIN([.R198]/[.$AA$2]; [.$Z$2])))*([.$V19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8]^[.$AO$2])/([.$AF198]^[.$AO$2]);[.$AQ$2])))*[.$V198]*0.8)+([.$O198]/10);([.O198]/10));0)*5)+10; 30); 80); 0)" office:value-type="float" office:value="0" calcext:value-type="float">
            <text:p>0</text:p>
          </table:table-cell>
          <table:table-cell table:style-name="ce11" table:formula="of:=IFERROR(MIN(MAX(ROUND(AVERAGE((MIN(([.$P198]^[.$X$2])/([.$AF198]^[.$AO$2]);[.$AQ$2]))*([.$V198]+[.$AR$2]);([.P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8]+[.$S198]+[.$U198])/8/[.$AF198];[.$AQ$2]))*([.$V198]+3)*[.$AS$2];([.U19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8]^2)/([.$AF198]^[.$AO$2]);[.$AQ$2]))*([.$V198]+3)*[.$AS$2]);([.T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8]^[.$AO$2])/([.$AF198]^[.$AO$2]);[.$AQ$2]))*([.$V198]+3)*[.$AS$2]);([.Q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8]^[.$AO$2])/([.$AF198]^[.$AO$2]);[.$AQ$2]))*([.$V198]+3)*[.$AS$2]);([.S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8]^[.$AC$2])/([.$AF198]^[.$AO$2]);[.$AQ$2]))*([.$V198]+[.$AR$2]);([.R198]/10));0)*5; [.$AU$2]); [.$AT$2]);0)" office:value-type="float" office:value="0" calcext:value-type="float">
            <text:p>0</text:p>
          </table:table-cell>
          <table:table-cell table:formula="of:=ROUND(AVERAGE([.AP198:.AV198]);2)" office:value-type="float" office:value="0" calcext:value-type="float">
            <text:p>0</text:p>
          </table:table-cell>
          <table:table-cell/>
          <table:table-cell table:formula="of:=MIN(MAX([.AH198]-[.AH197];0);[.$BF$2])" office:value-type="float" office:value="0" calcext:value-type="float">
            <text:p>0</text:p>
          </table:table-cell>
          <table:table-cell table:formula="of:=MIN(MAX([.AI198]-[.AI197];0);[.$BF$2])" office:value-type="float" office:value="0" calcext:value-type="float">
            <text:p>0</text:p>
          </table:table-cell>
          <table:table-cell table:formula="of:=MIN(MAX([.AJ198]-[.AJ197];0);[.$BF$2])" office:value-type="float" office:value="0" calcext:value-type="float">
            <text:p>0</text:p>
          </table:table-cell>
          <table:table-cell table:formula="of:=MIN(MAX([.AK198]-[.AK197];0);[.$BF$2])" office:value-type="float" office:value="0" calcext:value-type="float">
            <text:p>0</text:p>
          </table:table-cell>
          <table:table-cell table:formula="of:=MIN(MAX([.AL198]-[.AL197];0);[.$BF$2])" office:value-type="float" office:value="0" calcext:value-type="float">
            <text:p>0</text:p>
          </table:table-cell>
          <table:table-cell table:formula="of:=MIN(MAX([.AM198]-[.AM197];0);[.$BF$2])" office:value-type="float" office:value="0" calcext:value-type="float">
            <text:p>0</text:p>
          </table:table-cell>
          <table:table-cell table:formula="of:=MIN(MAX([.AN198]-[.AN19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o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9]-[.C199]" office:value-type="float" office:value="0" calcext:value-type="float">
            <text:p>0</text:p>
          </table:table-cell>
          <table:table-cell table:style-name="ce29" table:formula="of:=[.P199]-[.D199]" office:value-type="float" office:value="0" calcext:value-type="float">
            <text:p>0</text:p>
          </table:table-cell>
          <table:table-cell table:style-name="ce60" table:formula="of:=[.Q199]-[.E199]" office:value-type="float" office:value="0" calcext:value-type="float">
            <text:p>0</text:p>
          </table:table-cell>
          <table:table-cell table:style-name="ce62" table:formula="of:=[.R199]-[.F199]" office:value-type="float" office:value="0" calcext:value-type="float">
            <text:p>0</text:p>
          </table:table-cell>
          <table:table-cell table:style-name="ce64" table:formula="of:=[.S199]-[.G199]" office:value-type="float" office:value="0" calcext:value-type="float">
            <text:p>0</text:p>
          </table:table-cell>
          <table:table-cell table:style-name="ce66" table:formula="of:=[.T199]-[.H1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9]^[.$X$2])/([.$AF199]^2);[.$AD$2]); MIN([.P199]/[.$AA$2]; [.$Z$2])))*([.$V19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9]^2)/([.$AF199]^2);[.$AD$2]);MIN([.Q199]/[.$AB$2]; [.$Z$2]))*([.$V199]+3)*[.$AF$2]))*5;0)" office:value-type="float" office:value="0" calcext:value-type="float">
            <text:p>0</text:p>
          </table:table-cell>
          <table:table-cell table:style-name="ce14" table:formula="of:=IFERROR(ROUND((AVERAGE(MIN(([.$S199]^2)/([.$AF199]^2);[.$AD$2]);MIN([.S199]/[.$AB$2]; [.$Z$2]))*([.$V199]+3)*[.$AF$2]))*5;0)" office:value-type="float" office:value="0" calcext:value-type="float">
            <text:p>0</text:p>
          </table:table-cell>
          <table:table-cell table:style-name="ce10" table:formula="of:=IFERROR(ROUND((AVERAGE(MIN(([.$R199]^[.$AC$2])/([.$AF199]^2);[.$AD$2]); MIN([.R199]/[.$AA$2]; [.$Z$2])))*([.$V19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9]^[.$AO$2])/([.$AF199]^[.$AO$2]);[.$AQ$2])))*[.$V199]*0.8)+([.$O199]/10);([.O199]/10));0)*5)+10; 30); 80); 0)" office:value-type="float" office:value="0" calcext:value-type="float">
            <text:p>0</text:p>
          </table:table-cell>
          <table:table-cell table:style-name="ce11" table:formula="of:=IFERROR(MIN(MAX(ROUND(AVERAGE((MIN(([.$P199]^[.$X$2])/([.$AF199]^[.$AO$2]);[.$AQ$2]))*([.$V199]+[.$AR$2]);([.P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9]+[.$S199]+[.$U199])/8/[.$AF199];[.$AQ$2]))*([.$V199]+3)*[.$AS$2];([.U19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9]^2)/([.$AF199]^[.$AO$2]);[.$AQ$2]))*([.$V199]+3)*[.$AS$2]);([.T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9]^[.$AO$2])/([.$AF199]^[.$AO$2]);[.$AQ$2]))*([.$V199]+3)*[.$AS$2]);([.Q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9]^[.$AO$2])/([.$AF199]^[.$AO$2]);[.$AQ$2]))*([.$V199]+3)*[.$AS$2]);([.S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9]^[.$AC$2])/([.$AF199]^[.$AO$2]);[.$AQ$2]))*([.$V199]+[.$AR$2]);([.R199]/10));0)*5; [.$AU$2]); [.$AT$2]);0)" office:value-type="float" office:value="0" calcext:value-type="float">
            <text:p>0</text:p>
          </table:table-cell>
          <table:table-cell table:formula="of:=ROUND(AVERAGE([.AP199:.AV199]);2)" office:value-type="float" office:value="0" calcext:value-type="float">
            <text:p>0</text:p>
          </table:table-cell>
          <table:table-cell/>
          <table:table-cell table:formula="of:=MIN(MAX([.AH199]-[.AH198];0);[.$BF$2])" office:value-type="float" office:value="0" calcext:value-type="float">
            <text:p>0</text:p>
          </table:table-cell>
          <table:table-cell table:formula="of:=MIN(MAX([.AI199]-[.AI198];0);[.$BF$2])" office:value-type="float" office:value="0" calcext:value-type="float">
            <text:p>0</text:p>
          </table:table-cell>
          <table:table-cell table:formula="of:=MIN(MAX([.AJ199]-[.AJ198];0);[.$BF$2])" office:value-type="float" office:value="0" calcext:value-type="float">
            <text:p>0</text:p>
          </table:table-cell>
          <table:table-cell table:formula="of:=MIN(MAX([.AK199]-[.AK198];0);[.$BF$2])" office:value-type="float" office:value="0" calcext:value-type="float">
            <text:p>0</text:p>
          </table:table-cell>
          <table:table-cell table:formula="of:=MIN(MAX([.AL199]-[.AL198];0);[.$BF$2])" office:value-type="float" office:value="0" calcext:value-type="float">
            <text:p>0</text:p>
          </table:table-cell>
          <table:table-cell table:formula="of:=MIN(MAX([.AM199]-[.AM198];0);[.$BF$2])" office:value-type="float" office:value="0" calcext:value-type="float">
            <text:p>0</text:p>
          </table:table-cell>
          <table:table-cell table:formula="of:=MIN(MAX([.AN199]-[.AN19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g_catc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0]-[.C200]" office:value-type="float" office:value="0" calcext:value-type="float">
            <text:p>0</text:p>
          </table:table-cell>
          <table:table-cell table:style-name="ce29" table:formula="of:=[.P200]-[.D200]" office:value-type="float" office:value="0" calcext:value-type="float">
            <text:p>0</text:p>
          </table:table-cell>
          <table:table-cell table:style-name="ce60" table:formula="of:=[.Q200]-[.E200]" office:value-type="float" office:value="0" calcext:value-type="float">
            <text:p>0</text:p>
          </table:table-cell>
          <table:table-cell table:style-name="ce62" table:formula="of:=[.R200]-[.F200]" office:value-type="float" office:value="0" calcext:value-type="float">
            <text:p>0</text:p>
          </table:table-cell>
          <table:table-cell table:style-name="ce64" table:formula="of:=[.S200]-[.G200]" office:value-type="float" office:value="0" calcext:value-type="float">
            <text:p>0</text:p>
          </table:table-cell>
          <table:table-cell table:style-name="ce66" table:formula="of:=[.T200]-[.H2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0]^[.$X$2])/([.$AF200]^2);[.$AD$2]); MIN([.P200]/[.$AA$2]; [.$Z$2])))*([.$V20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0]^2)/([.$AF200]^2);[.$AD$2]);MIN([.Q200]/[.$AB$2]; [.$Z$2]))*([.$V200]+3)*[.$AF$2]))*5;0)" office:value-type="float" office:value="0" calcext:value-type="float">
            <text:p>0</text:p>
          </table:table-cell>
          <table:table-cell table:style-name="ce14" table:formula="of:=IFERROR(ROUND((AVERAGE(MIN(([.$S200]^2)/([.$AF200]^2);[.$AD$2]);MIN([.S200]/[.$AB$2]; [.$Z$2]))*([.$V200]+3)*[.$AF$2]))*5;0)" office:value-type="float" office:value="0" calcext:value-type="float">
            <text:p>0</text:p>
          </table:table-cell>
          <table:table-cell table:style-name="ce10" table:formula="of:=IFERROR(ROUND((AVERAGE(MIN(([.$R200]^[.$AC$2])/([.$AF200]^2);[.$AD$2]); MIN([.R200]/[.$AA$2]; [.$Z$2])))*([.$V20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0]^[.$AO$2])/([.$AF200]^[.$AO$2]);[.$AQ$2])))*[.$V200]*0.8)+([.$O200]/10);([.O200]/10));0)*5)+10; 30); 80); 0)" office:value-type="float" office:value="0" calcext:value-type="float">
            <text:p>0</text:p>
          </table:table-cell>
          <table:table-cell table:style-name="ce11" table:formula="of:=IFERROR(MIN(MAX(ROUND(AVERAGE((MIN(([.$P200]^[.$X$2])/([.$AF200]^[.$AO$2]);[.$AQ$2]))*([.$V200]+[.$AR$2]);([.P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0]+[.$S200]+[.$U200])/8/[.$AF200];[.$AQ$2]))*([.$V200]+3)*[.$AS$2];([.U20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0]^2)/([.$AF200]^[.$AO$2]);[.$AQ$2]))*([.$V200]+3)*[.$AS$2]);([.T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0]^[.$AO$2])/([.$AF200]^[.$AO$2]);[.$AQ$2]))*([.$V200]+3)*[.$AS$2]);([.Q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0]^[.$AO$2])/([.$AF200]^[.$AO$2]);[.$AQ$2]))*([.$V200]+3)*[.$AS$2]);([.S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0]^[.$AC$2])/([.$AF200]^[.$AO$2]);[.$AQ$2]))*([.$V200]+[.$AR$2]);([.R200]/10));0)*5; [.$AU$2]); [.$AT$2]);0)" office:value-type="float" office:value="0" calcext:value-type="float">
            <text:p>0</text:p>
          </table:table-cell>
          <table:table-cell table:formula="of:=ROUND(AVERAGE([.AP200:.AV200]);2)" office:value-type="float" office:value="0" calcext:value-type="float">
            <text:p>0</text:p>
          </table:table-cell>
          <table:table-cell/>
          <table:table-cell table:formula="of:=MIN(MAX([.AH200]-[.AH199];0);[.$BF$2])" office:value-type="float" office:value="0" calcext:value-type="float">
            <text:p>0</text:p>
          </table:table-cell>
          <table:table-cell table:formula="of:=MIN(MAX([.AI200]-[.AI199];0);[.$BF$2])" office:value-type="float" office:value="0" calcext:value-type="float">
            <text:p>0</text:p>
          </table:table-cell>
          <table:table-cell table:formula="of:=MIN(MAX([.AJ200]-[.AJ199];0);[.$BF$2])" office:value-type="float" office:value="0" calcext:value-type="float">
            <text:p>0</text:p>
          </table:table-cell>
          <table:table-cell table:formula="of:=MIN(MAX([.AK200]-[.AK199];0);[.$BF$2])" office:value-type="float" office:value="0" calcext:value-type="float">
            <text:p>0</text:p>
          </table:table-cell>
          <table:table-cell table:formula="of:=MIN(MAX([.AL200]-[.AL199];0);[.$BF$2])" office:value-type="float" office:value="0" calcext:value-type="float">
            <text:p>0</text:p>
          </table:table-cell>
          <table:table-cell table:formula="of:=MIN(MAX([.AM200]-[.AM199];0);[.$BF$2])" office:value-type="float" office:value="0" calcext:value-type="float">
            <text:p>0</text:p>
          </table:table-cell>
          <table:table-cell table:formula="of:=MIN(MAX([.AN200]-[.AN19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amp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1]-[.C201]" office:value-type="float" office:value="0" calcext:value-type="float">
            <text:p>0</text:p>
          </table:table-cell>
          <table:table-cell table:style-name="ce29" table:formula="of:=[.P201]-[.D201]" office:value-type="float" office:value="0" calcext:value-type="float">
            <text:p>0</text:p>
          </table:table-cell>
          <table:table-cell table:style-name="ce60" table:formula="of:=[.Q201]-[.E201]" office:value-type="float" office:value="0" calcext:value-type="float">
            <text:p>0</text:p>
          </table:table-cell>
          <table:table-cell table:style-name="ce62" table:formula="of:=[.R201]-[.F201]" office:value-type="float" office:value="0" calcext:value-type="float">
            <text:p>0</text:p>
          </table:table-cell>
          <table:table-cell table:style-name="ce64" table:formula="of:=[.S201]-[.G201]" office:value-type="float" office:value="0" calcext:value-type="float">
            <text:p>0</text:p>
          </table:table-cell>
          <table:table-cell table:style-name="ce66" table:formula="of:=[.T201]-[.H2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1]^[.$X$2])/([.$AF201]^2);[.$AD$2]); MIN([.P201]/[.$AA$2]; [.$Z$2])))*([.$V20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1]^2)/([.$AF201]^2);[.$AD$2]);MIN([.Q201]/[.$AB$2]; [.$Z$2]))*([.$V201]+3)*[.$AF$2]))*5;0)" office:value-type="float" office:value="0" calcext:value-type="float">
            <text:p>0</text:p>
          </table:table-cell>
          <table:table-cell table:style-name="ce14" table:formula="of:=IFERROR(ROUND((AVERAGE(MIN(([.$S201]^2)/([.$AF201]^2);[.$AD$2]);MIN([.S201]/[.$AB$2]; [.$Z$2]))*([.$V201]+3)*[.$AF$2]))*5;0)" office:value-type="float" office:value="0" calcext:value-type="float">
            <text:p>0</text:p>
          </table:table-cell>
          <table:table-cell table:style-name="ce10" table:formula="of:=IFERROR(ROUND((AVERAGE(MIN(([.$R201]^[.$AC$2])/([.$AF201]^2);[.$AD$2]); MIN([.R201]/[.$AA$2]; [.$Z$2])))*([.$V201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1]^[.$AO$2])/([.$AF201]^[.$AO$2]);[.$AQ$2])))*[.$V201]*0.8)+([.$O201]/10);([.O201]/10));0)*5)+10; 30); 80); 0)" office:value-type="float" office:value="0" calcext:value-type="float">
            <text:p>0</text:p>
          </table:table-cell>
          <table:table-cell table:style-name="ce11" table:formula="of:=IFERROR(MIN(MAX(ROUND(AVERAGE((MIN(([.$P201]^[.$X$2])/([.$AF201]^[.$AO$2]);[.$AQ$2]))*([.$V201]+[.$AR$2]);([.P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1]+[.$S201]+[.$U201])/8/[.$AF201];[.$AQ$2]))*([.$V201]+3)*[.$AS$2];([.U20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1]^2)/([.$AF201]^[.$AO$2]);[.$AQ$2]))*([.$V201]+3)*[.$AS$2]);([.T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1]^[.$AO$2])/([.$AF201]^[.$AO$2]);[.$AQ$2]))*([.$V201]+3)*[.$AS$2]);([.Q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1]^[.$AO$2])/([.$AF201]^[.$AO$2]);[.$AQ$2]))*([.$V201]+3)*[.$AS$2]);([.S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1]^[.$AC$2])/([.$AF201]^[.$AO$2]);[.$AQ$2]))*([.$V201]+[.$AR$2]);([.R201]/10));0)*5; [.$AU$2]); [.$AT$2]);0)" office:value-type="float" office:value="0" calcext:value-type="float">
            <text:p>0</text:p>
          </table:table-cell>
          <table:table-cell table:formula="of:=ROUND(AVERAGE([.AP201:.AV201]);2)" office:value-type="float" office:value="0" calcext:value-type="float">
            <text:p>0</text:p>
          </table:table-cell>
          <table:table-cell/>
          <table:table-cell table:formula="of:=MIN(MAX([.AH201]-[.AH200];0);[.$BF$2])" office:value-type="float" office:value="0" calcext:value-type="float">
            <text:p>0</text:p>
          </table:table-cell>
          <table:table-cell table:formula="of:=MIN(MAX([.AI201]-[.AI200];0);[.$BF$2])" office:value-type="float" office:value="0" calcext:value-type="float">
            <text:p>0</text:p>
          </table:table-cell>
          <table:table-cell table:formula="of:=MIN(MAX([.AJ201]-[.AJ200];0);[.$BF$2])" office:value-type="float" office:value="0" calcext:value-type="float">
            <text:p>0</text:p>
          </table:table-cell>
          <table:table-cell table:formula="of:=MIN(MAX([.AK201]-[.AK200];0);[.$BF$2])" office:value-type="float" office:value="0" calcext:value-type="float">
            <text:p>0</text:p>
          </table:table-cell>
          <table:table-cell table:formula="of:=MIN(MAX([.AL201]-[.AL200];0);[.$BF$2])" office:value-type="float" office:value="0" calcext:value-type="float">
            <text:p>0</text:p>
          </table:table-cell>
          <table:table-cell table:formula="of:=MIN(MAX([.AM201]-[.AM200];0);[.$BF$2])" office:value-type="float" office:value="0" calcext:value-type="float">
            <text:p>0</text:p>
          </table:table-cell>
          <table:table-cell table:formula="of:=MIN(MAX([.AN201]-[.AN20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aptai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2]-[.C202]" office:value-type="float" office:value="0" calcext:value-type="float">
            <text:p>0</text:p>
          </table:table-cell>
          <table:table-cell table:style-name="ce29" table:formula="of:=[.P202]-[.D202]" office:value-type="float" office:value="0" calcext:value-type="float">
            <text:p>0</text:p>
          </table:table-cell>
          <table:table-cell table:style-name="ce60" table:formula="of:=[.Q202]-[.E202]" office:value-type="float" office:value="0" calcext:value-type="float">
            <text:p>0</text:p>
          </table:table-cell>
          <table:table-cell table:style-name="ce62" table:formula="of:=[.R202]-[.F202]" office:value-type="float" office:value="0" calcext:value-type="float">
            <text:p>0</text:p>
          </table:table-cell>
          <table:table-cell table:style-name="ce64" table:formula="of:=[.S202]-[.G202]" office:value-type="float" office:value="0" calcext:value-type="float">
            <text:p>0</text:p>
          </table:table-cell>
          <table:table-cell table:style-name="ce66" table:formula="of:=[.T202]-[.H2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2]^[.$X$2])/([.$AF202]^2);[.$AD$2]); MIN([.P202]/[.$AA$2]; [.$Z$2])))*([.$V20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2]^2)/([.$AF202]^2);[.$AD$2]);MIN([.Q202]/[.$AB$2]; [.$Z$2]))*([.$V202]+3)*[.$AF$2]))*5;0)" office:value-type="float" office:value="0" calcext:value-type="float">
            <text:p>0</text:p>
          </table:table-cell>
          <table:table-cell table:style-name="ce14" table:formula="of:=IFERROR(ROUND((AVERAGE(MIN(([.$S202]^2)/([.$AF202]^2);[.$AD$2]);MIN([.S202]/[.$AB$2]; [.$Z$2]))*([.$V202]+3)*[.$AF$2]))*5;0)" office:value-type="float" office:value="0" calcext:value-type="float">
            <text:p>0</text:p>
          </table:table-cell>
          <table:table-cell table:style-name="ce10" table:formula="of:=IFERROR(ROUND((AVERAGE(MIN(([.$R202]^[.$AC$2])/([.$AF202]^2);[.$AD$2]); MIN([.R202]/[.$AA$2]; [.$Z$2])))*([.$V202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2]^[.$AO$2])/([.$AF202]^[.$AO$2]);[.$AQ$2])))*[.$V202]*0.8)+([.$O202]/10);([.O202]/10));0)*5)+10; 30); 80); 0)" office:value-type="float" office:value="0" calcext:value-type="float">
            <text:p>0</text:p>
          </table:table-cell>
          <table:table-cell table:style-name="ce11" table:formula="of:=IFERROR(MIN(MAX(ROUND(AVERAGE((MIN(([.$P202]^[.$X$2])/([.$AF202]^[.$AO$2]);[.$AQ$2]))*([.$V202]+[.$AR$2]);([.P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2]+[.$S202]+[.$U202])/8/[.$AF202];[.$AQ$2]))*([.$V202]+3)*[.$AS$2];([.U20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2]^2)/([.$AF202]^[.$AO$2]);[.$AQ$2]))*([.$V202]+3)*[.$AS$2]);([.T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2]^[.$AO$2])/([.$AF202]^[.$AO$2]);[.$AQ$2]))*([.$V202]+3)*[.$AS$2]);([.Q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2]^[.$AO$2])/([.$AF202]^[.$AO$2]);[.$AQ$2]))*([.$V202]+3)*[.$AS$2]);([.S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2]^[.$AC$2])/([.$AF202]^[.$AO$2]);[.$AQ$2]))*([.$V202]+[.$AR$2]);([.R202]/10));0)*5; [.$AU$2]); [.$AT$2]);0)" office:value-type="float" office:value="0" calcext:value-type="float">
            <text:p>0</text:p>
          </table:table-cell>
          <table:table-cell table:formula="of:=ROUND(AVERAGE([.AP202:.AV202]);2)" office:value-type="float" office:value="0" calcext:value-type="float">
            <text:p>0</text:p>
          </table:table-cell>
          <table:table-cell/>
          <table:table-cell table:formula="of:=MIN(MAX([.AH202]-[.AH201];0);[.$BF$2])" office:value-type="float" office:value="0" calcext:value-type="float">
            <text:p>0</text:p>
          </table:table-cell>
          <table:table-cell table:formula="of:=MIN(MAX([.AI202]-[.AI201];0);[.$BF$2])" office:value-type="float" office:value="0" calcext:value-type="float">
            <text:p>0</text:p>
          </table:table-cell>
          <table:table-cell table:formula="of:=MIN(MAX([.AJ202]-[.AJ201];0);[.$BF$2])" office:value-type="float" office:value="0" calcext:value-type="float">
            <text:p>0</text:p>
          </table:table-cell>
          <table:table-cell table:formula="of:=MIN(MAX([.AK202]-[.AK201];0);[.$BF$2])" office:value-type="float" office:value="0" calcext:value-type="float">
            <text:p>0</text:p>
          </table:table-cell>
          <table:table-cell table:formula="of:=MIN(MAX([.AL202]-[.AL201];0);[.$BF$2])" office:value-type="float" office:value="0" calcext:value-type="float">
            <text:p>0</text:p>
          </table:table-cell>
          <table:table-cell table:formula="of:=MIN(MAX([.AM202]-[.AM201];0);[.$BF$2])" office:value-type="float" office:value="0" calcext:value-type="float">
            <text:p>0</text:p>
          </table:table-cell>
          <table:table-cell table:formula="of:=MIN(MAX([.AN202]-[.AN20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nnel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3]-[.C203]" office:value-type="float" office:value="0" calcext:value-type="float">
            <text:p>0</text:p>
          </table:table-cell>
          <table:table-cell table:style-name="ce29" table:formula="of:=[.P203]-[.D203]" office:value-type="float" office:value="0" calcext:value-type="float">
            <text:p>0</text:p>
          </table:table-cell>
          <table:table-cell table:style-name="ce60" table:formula="of:=[.Q203]-[.E203]" office:value-type="float" office:value="0" calcext:value-type="float">
            <text:p>0</text:p>
          </table:table-cell>
          <table:table-cell table:style-name="ce62" table:formula="of:=[.R203]-[.F203]" office:value-type="float" office:value="0" calcext:value-type="float">
            <text:p>0</text:p>
          </table:table-cell>
          <table:table-cell table:style-name="ce64" table:formula="of:=[.S203]-[.G203]" office:value-type="float" office:value="0" calcext:value-type="float">
            <text:p>0</text:p>
          </table:table-cell>
          <table:table-cell table:style-name="ce66" table:formula="of:=[.T203]-[.H2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3]^[.$X$2])/([.$AF203]^2);[.$AD$2]); MIN([.P203]/[.$AA$2]; [.$Z$2])))*([.$V20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3]^2)/([.$AF203]^2);[.$AD$2]);MIN([.Q203]/[.$AB$2]; [.$Z$2]))*([.$V203]+3)*[.$AF$2]))*5;0)" office:value-type="float" office:value="0" calcext:value-type="float">
            <text:p>0</text:p>
          </table:table-cell>
          <table:table-cell table:style-name="ce14" table:formula="of:=IFERROR(ROUND((AVERAGE(MIN(([.$S203]^2)/([.$AF203]^2);[.$AD$2]);MIN([.S203]/[.$AB$2]; [.$Z$2]))*([.$V203]+3)*[.$AF$2]))*5;0)" office:value-type="float" office:value="0" calcext:value-type="float">
            <text:p>0</text:p>
          </table:table-cell>
          <table:table-cell table:style-name="ce10" table:formula="of:=IFERROR(ROUND((AVERAGE(MIN(([.$R203]^[.$AC$2])/([.$AF203]^2);[.$AD$2]); MIN([.R203]/[.$AA$2]; [.$Z$2])))*([.$V20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3]^[.$AO$2])/([.$AF203]^[.$AO$2]);[.$AQ$2])))*[.$V203]*0.8)+([.$O203]/10);([.O203]/10));0)*5)+10; 30); 80); 0)" office:value-type="float" office:value="0" calcext:value-type="float">
            <text:p>0</text:p>
          </table:table-cell>
          <table:table-cell table:style-name="ce11" table:formula="of:=IFERROR(MIN(MAX(ROUND(AVERAGE((MIN(([.$P203]^[.$X$2])/([.$AF203]^[.$AO$2]);[.$AQ$2]))*([.$V203]+[.$AR$2]);([.P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3]+[.$S203]+[.$U203])/8/[.$AF203];[.$AQ$2]))*([.$V203]+3)*[.$AS$2];([.U20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3]^2)/([.$AF203]^[.$AO$2]);[.$AQ$2]))*([.$V203]+3)*[.$AS$2]);([.T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3]^[.$AO$2])/([.$AF203]^[.$AO$2]);[.$AQ$2]))*([.$V203]+3)*[.$AS$2]);([.Q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3]^[.$AO$2])/([.$AF203]^[.$AO$2]);[.$AQ$2]))*([.$V203]+3)*[.$AS$2]);([.S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3]^[.$AC$2])/([.$AF203]^[.$AO$2]);[.$AQ$2]))*([.$V203]+[.$AR$2]);([.R203]/10));0)*5; [.$AU$2]); [.$AT$2]);0)" office:value-type="float" office:value="0" calcext:value-type="float">
            <text:p>0</text:p>
          </table:table-cell>
          <table:table-cell table:formula="of:=ROUND(AVERAGE([.AP203:.AV203]);2)" office:value-type="float" office:value="0" calcext:value-type="float">
            <text:p>0</text:p>
          </table:table-cell>
          <table:table-cell/>
          <table:table-cell table:formula="of:=MIN(MAX([.AH203]-[.AH202];0);[.$BF$2])" office:value-type="float" office:value="0" calcext:value-type="float">
            <text:p>0</text:p>
          </table:table-cell>
          <table:table-cell table:formula="of:=MIN(MAX([.AI203]-[.AI202];0);[.$BF$2])" office:value-type="float" office:value="0" calcext:value-type="float">
            <text:p>0</text:p>
          </table:table-cell>
          <table:table-cell table:formula="of:=MIN(MAX([.AJ203]-[.AJ202];0);[.$BF$2])" office:value-type="float" office:value="0" calcext:value-type="float">
            <text:p>0</text:p>
          </table:table-cell>
          <table:table-cell table:formula="of:=MIN(MAX([.AK203]-[.AK202];0);[.$BF$2])" office:value-type="float" office:value="0" calcext:value-type="float">
            <text:p>0</text:p>
          </table:table-cell>
          <table:table-cell table:formula="of:=MIN(MAX([.AL203]-[.AL202];0);[.$BF$2])" office:value-type="float" office:value="0" calcext:value-type="float">
            <text:p>0</text:p>
          </table:table-cell>
          <table:table-cell table:formula="of:=MIN(MAX([.AM203]-[.AM202];0);[.$BF$2])" office:value-type="float" office:value="0" calcext:value-type="float">
            <text:p>0</text:p>
          </table:table-cell>
          <table:table-cell table:formula="of:=MIN(MAX([.AN203]-[.AN20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e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4]-[.C204]" office:value-type="float" office:value="0" calcext:value-type="float">
            <text:p>0</text:p>
          </table:table-cell>
          <table:table-cell table:style-name="ce29" table:formula="of:=[.P204]-[.D204]" office:value-type="float" office:value="0" calcext:value-type="float">
            <text:p>0</text:p>
          </table:table-cell>
          <table:table-cell table:style-name="ce60" table:formula="of:=[.Q204]-[.E204]" office:value-type="float" office:value="0" calcext:value-type="float">
            <text:p>0</text:p>
          </table:table-cell>
          <table:table-cell table:style-name="ce62" table:formula="of:=[.R204]-[.F204]" office:value-type="float" office:value="0" calcext:value-type="float">
            <text:p>0</text:p>
          </table:table-cell>
          <table:table-cell table:style-name="ce64" table:formula="of:=[.S204]-[.G204]" office:value-type="float" office:value="0" calcext:value-type="float">
            <text:p>0</text:p>
          </table:table-cell>
          <table:table-cell table:style-name="ce66" table:formula="of:=[.T204]-[.H2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4]^[.$X$2])/([.$AF204]^2);[.$AD$2]); MIN([.P204]/[.$AA$2]; [.$Z$2])))*([.$V20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4]^2)/([.$AF204]^2);[.$AD$2]);MIN([.Q204]/[.$AB$2]; [.$Z$2]))*([.$V204]+3)*[.$AF$2]))*5;0)" office:value-type="float" office:value="0" calcext:value-type="float">
            <text:p>0</text:p>
          </table:table-cell>
          <table:table-cell table:style-name="ce14" table:formula="of:=IFERROR(ROUND((AVERAGE(MIN(([.$S204]^2)/([.$AF204]^2);[.$AD$2]);MIN([.S204]/[.$AB$2]; [.$Z$2]))*([.$V204]+3)*[.$AF$2]))*5;0)" office:value-type="float" office:value="0" calcext:value-type="float">
            <text:p>0</text:p>
          </table:table-cell>
          <table:table-cell table:style-name="ce10" table:formula="of:=IFERROR(ROUND((AVERAGE(MIN(([.$R204]^[.$AC$2])/([.$AF204]^2);[.$AD$2]); MIN([.R204]/[.$AA$2]; [.$Z$2])))*([.$V20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4]^[.$AO$2])/([.$AF204]^[.$AO$2]);[.$AQ$2])))*[.$V204]*0.8)+([.$O204]/10);([.O204]/10));0)*5)+10; 30); 80); 0)" office:value-type="float" office:value="0" calcext:value-type="float">
            <text:p>0</text:p>
          </table:table-cell>
          <table:table-cell table:style-name="ce11" table:formula="of:=IFERROR(MIN(MAX(ROUND(AVERAGE((MIN(([.$P204]^[.$X$2])/([.$AF204]^[.$AO$2]);[.$AQ$2]))*([.$V204]+[.$AR$2]);([.P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4]+[.$S204]+[.$U204])/8/[.$AF204];[.$AQ$2]))*([.$V204]+3)*[.$AS$2];([.U20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4]^2)/([.$AF204]^[.$AO$2]);[.$AQ$2]))*([.$V204]+3)*[.$AS$2]);([.T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4]^[.$AO$2])/([.$AF204]^[.$AO$2]);[.$AQ$2]))*([.$V204]+3)*[.$AS$2]);([.Q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4]^[.$AO$2])/([.$AF204]^[.$AO$2]);[.$AQ$2]))*([.$V204]+3)*[.$AS$2]);([.S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4]^[.$AC$2])/([.$AF204]^[.$AO$2]);[.$AQ$2]))*([.$V204]+[.$AR$2]);([.R204]/10));0)*5; [.$AU$2]); [.$AT$2]);0)" office:value-type="float" office:value="0" calcext:value-type="float">
            <text:p>0</text:p>
          </table:table-cell>
          <table:table-cell table:formula="of:=ROUND(AVERAGE([.AP204:.AV204]);2)" office:value-type="float" office:value="0" calcext:value-type="float">
            <text:p>0</text:p>
          </table:table-cell>
          <table:table-cell/>
          <table:table-cell table:formula="of:=MIN(MAX([.AH204]-[.AH203];0);[.$BF$2])" office:value-type="float" office:value="0" calcext:value-type="float">
            <text:p>0</text:p>
          </table:table-cell>
          <table:table-cell table:formula="of:=MIN(MAX([.AI204]-[.AI203];0);[.$BF$2])" office:value-type="float" office:value="0" calcext:value-type="float">
            <text:p>0</text:p>
          </table:table-cell>
          <table:table-cell table:formula="of:=MIN(MAX([.AJ204]-[.AJ203];0);[.$BF$2])" office:value-type="float" office:value="0" calcext:value-type="float">
            <text:p>0</text:p>
          </table:table-cell>
          <table:table-cell table:formula="of:=MIN(MAX([.AK204]-[.AK203];0);[.$BF$2])" office:value-type="float" office:value="0" calcext:value-type="float">
            <text:p>0</text:p>
          </table:table-cell>
          <table:table-cell table:formula="of:=MIN(MAX([.AL204]-[.AL203];0);[.$BF$2])" office:value-type="float" office:value="0" calcext:value-type="float">
            <text:p>0</text:p>
          </table:table-cell>
          <table:table-cell table:formula="of:=MIN(MAX([.AM204]-[.AM203];0);[.$BF$2])" office:value-type="float" office:value="0" calcext:value-type="float">
            <text:p>0</text:p>
          </table:table-cell>
          <table:table-cell table:formula="of:=MIN(MAX([.AN204]-[.AN20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ooltrainer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5]-[.C205]" office:value-type="float" office:value="0" calcext:value-type="float">
            <text:p>0</text:p>
          </table:table-cell>
          <table:table-cell table:style-name="ce29" table:formula="of:=[.P205]-[.D205]" office:value-type="float" office:value="0" calcext:value-type="float">
            <text:p>0</text:p>
          </table:table-cell>
          <table:table-cell table:style-name="ce60" table:formula="of:=[.Q205]-[.E205]" office:value-type="float" office:value="0" calcext:value-type="float">
            <text:p>0</text:p>
          </table:table-cell>
          <table:table-cell table:style-name="ce62" table:formula="of:=[.R205]-[.F205]" office:value-type="float" office:value="0" calcext:value-type="float">
            <text:p>0</text:p>
          </table:table-cell>
          <table:table-cell table:style-name="ce64" table:formula="of:=[.S205]-[.G205]" office:value-type="float" office:value="0" calcext:value-type="float">
            <text:p>0</text:p>
          </table:table-cell>
          <table:table-cell table:style-name="ce66" table:formula="of:=[.T205]-[.H2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5]^[.$X$2])/([.$AF205]^2);[.$AD$2]); MIN([.P205]/[.$AA$2]; [.$Z$2])))*([.$V20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5]^2)/([.$AF205]^2);[.$AD$2]);MIN([.Q205]/[.$AB$2]; [.$Z$2]))*([.$V205]+3)*[.$AF$2]))*5;0)" office:value-type="float" office:value="0" calcext:value-type="float">
            <text:p>0</text:p>
          </table:table-cell>
          <table:table-cell table:style-name="ce14" table:formula="of:=IFERROR(ROUND((AVERAGE(MIN(([.$S205]^2)/([.$AF205]^2);[.$AD$2]);MIN([.S205]/[.$AB$2]; [.$Z$2]))*([.$V205]+3)*[.$AF$2]))*5;0)" office:value-type="float" office:value="0" calcext:value-type="float">
            <text:p>0</text:p>
          </table:table-cell>
          <table:table-cell table:style-name="ce10" table:formula="of:=IFERROR(ROUND((AVERAGE(MIN(([.$R205]^[.$AC$2])/([.$AF205]^2);[.$AD$2]); MIN([.R205]/[.$AA$2]; [.$Z$2])))*([.$V20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5]^[.$AO$2])/([.$AF205]^[.$AO$2]);[.$AQ$2])))*[.$V205]*0.8)+([.$O205]/10);([.O205]/10));0)*5)+10; 30); 80); 0)" office:value-type="float" office:value="0" calcext:value-type="float">
            <text:p>0</text:p>
          </table:table-cell>
          <table:table-cell table:style-name="ce11" table:formula="of:=IFERROR(MIN(MAX(ROUND(AVERAGE((MIN(([.$P205]^[.$X$2])/([.$AF205]^[.$AO$2]);[.$AQ$2]))*([.$V205]+[.$AR$2]);([.P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5]+[.$S205]+[.$U205])/8/[.$AF205];[.$AQ$2]))*([.$V205]+3)*[.$AS$2];([.U20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5]^2)/([.$AF205]^[.$AO$2]);[.$AQ$2]))*([.$V205]+3)*[.$AS$2]);([.T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5]^[.$AO$2])/([.$AF205]^[.$AO$2]);[.$AQ$2]))*([.$V205]+3)*[.$AS$2]);([.Q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5]^[.$AO$2])/([.$AF205]^[.$AO$2]);[.$AQ$2]))*([.$V205]+3)*[.$AS$2]);([.S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5]^[.$AC$2])/([.$AF205]^[.$AO$2]);[.$AQ$2]))*([.$V205]+[.$AR$2]);([.R205]/10));0)*5; [.$AU$2]); [.$AT$2]);0)" office:value-type="float" office:value="0" calcext:value-type="float">
            <text:p>0</text:p>
          </table:table-cell>
          <table:table-cell table:formula="of:=ROUND(AVERAGE([.AP205:.AV205]);2)" office:value-type="float" office:value="0" calcext:value-type="float">
            <text:p>0</text:p>
          </table:table-cell>
          <table:table-cell/>
          <table:table-cell table:formula="of:=MIN(MAX([.AH205]-[.AH204];0);[.$BF$2])" office:value-type="float" office:value="0" calcext:value-type="float">
            <text:p>0</text:p>
          </table:table-cell>
          <table:table-cell table:formula="of:=MIN(MAX([.AI205]-[.AI204];0);[.$BF$2])" office:value-type="float" office:value="0" calcext:value-type="float">
            <text:p>0</text:p>
          </table:table-cell>
          <table:table-cell table:formula="of:=MIN(MAX([.AJ205]-[.AJ204];0);[.$BF$2])" office:value-type="float" office:value="0" calcext:value-type="float">
            <text:p>0</text:p>
          </table:table-cell>
          <table:table-cell table:formula="of:=MIN(MAX([.AK205]-[.AK204];0);[.$BF$2])" office:value-type="float" office:value="0" calcext:value-type="float">
            <text:p>0</text:p>
          </table:table-cell>
          <table:table-cell table:formula="of:=MIN(MAX([.AL205]-[.AL204];0);[.$BF$2])" office:value-type="float" office:value="0" calcext:value-type="float">
            <text:p>0</text:p>
          </table:table-cell>
          <table:table-cell table:formula="of:=MIN(MAX([.AM205]-[.AM204];0);[.$BF$2])" office:value-type="float" office:value="0" calcext:value-type="float">
            <text:p>0</text:p>
          </table:table-cell>
          <table:table-cell table:formula="of:=MIN(MAX([.AN205]-[.AN20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at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6]-[.C206]" office:value-type="float" office:value="0" calcext:value-type="float">
            <text:p>0</text:p>
          </table:table-cell>
          <table:table-cell table:style-name="ce29" table:formula="of:=[.P206]-[.D206]" office:value-type="float" office:value="0" calcext:value-type="float">
            <text:p>0</text:p>
          </table:table-cell>
          <table:table-cell table:style-name="ce60" table:formula="of:=[.Q206]-[.E206]" office:value-type="float" office:value="0" calcext:value-type="float">
            <text:p>0</text:p>
          </table:table-cell>
          <table:table-cell table:style-name="ce62" table:formula="of:=[.R206]-[.F206]" office:value-type="float" office:value="0" calcext:value-type="float">
            <text:p>0</text:p>
          </table:table-cell>
          <table:table-cell table:style-name="ce64" table:formula="of:=[.S206]-[.G206]" office:value-type="float" office:value="0" calcext:value-type="float">
            <text:p>0</text:p>
          </table:table-cell>
          <table:table-cell table:style-name="ce66" table:formula="of:=[.T206]-[.H2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6]^[.$X$2])/([.$AF206]^2);[.$AD$2]); MIN([.P206]/[.$AA$2]; [.$Z$2])))*([.$V20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6]^2)/([.$AF206]^2);[.$AD$2]);MIN([.Q206]/[.$AB$2]; [.$Z$2]))*([.$V206]+3)*[.$AF$2]))*5;0)" office:value-type="float" office:value="0" calcext:value-type="float">
            <text:p>0</text:p>
          </table:table-cell>
          <table:table-cell table:style-name="ce14" table:formula="of:=IFERROR(ROUND((AVERAGE(MIN(([.$S206]^2)/([.$AF206]^2);[.$AD$2]);MIN([.S206]/[.$AB$2]; [.$Z$2]))*([.$V206]+3)*[.$AF$2]))*5;0)" office:value-type="float" office:value="0" calcext:value-type="float">
            <text:p>0</text:p>
          </table:table-cell>
          <table:table-cell table:style-name="ce10" table:formula="of:=IFERROR(ROUND((AVERAGE(MIN(([.$R206]^[.$AC$2])/([.$AF206]^2);[.$AD$2]); MIN([.R206]/[.$AA$2]; [.$Z$2])))*([.$V20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6]^[.$AO$2])/([.$AF206]^[.$AO$2]);[.$AQ$2])))*[.$V206]*0.8)+([.$O206]/10);([.O206]/10));0)*5)+10; 30); 80); 0)" office:value-type="float" office:value="0" calcext:value-type="float">
            <text:p>0</text:p>
          </table:table-cell>
          <table:table-cell table:style-name="ce11" table:formula="of:=IFERROR(MIN(MAX(ROUND(AVERAGE((MIN(([.$P206]^[.$X$2])/([.$AF206]^[.$AO$2]);[.$AQ$2]))*([.$V206]+[.$AR$2]);([.P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6]+[.$S206]+[.$U206])/8/[.$AF206];[.$AQ$2]))*([.$V206]+3)*[.$AS$2];([.U20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6]^2)/([.$AF206]^[.$AO$2]);[.$AQ$2]))*([.$V206]+3)*[.$AS$2]);([.T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6]^[.$AO$2])/([.$AF206]^[.$AO$2]);[.$AQ$2]))*([.$V206]+3)*[.$AS$2]);([.Q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6]^[.$AO$2])/([.$AF206]^[.$AO$2]);[.$AQ$2]))*([.$V206]+3)*[.$AS$2]);([.S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6]^[.$AC$2])/([.$AF206]^[.$AO$2]);[.$AQ$2]))*([.$V206]+[.$AR$2]);([.R206]/10));0)*5; [.$AU$2]); [.$AT$2]);0)" office:value-type="float" office:value="0" calcext:value-type="float">
            <text:p>0</text:p>
          </table:table-cell>
          <table:table-cell table:formula="of:=ROUND(AVERAGE([.AP206:.AV206]);2)" office:value-type="float" office:value="0" calcext:value-type="float">
            <text:p>0</text:p>
          </table:table-cell>
          <table:table-cell/>
          <table:table-cell table:formula="of:=MIN(MAX([.AH206]-[.AH205];0);[.$BF$2])" office:value-type="float" office:value="0" calcext:value-type="float">
            <text:p>0</text:p>
          </table:table-cell>
          <table:table-cell table:formula="of:=MIN(MAX([.AI206]-[.AI205];0);[.$BF$2])" office:value-type="float" office:value="0" calcext:value-type="float">
            <text:p>0</text:p>
          </table:table-cell>
          <table:table-cell table:formula="of:=MIN(MAX([.AJ206]-[.AJ205];0);[.$BF$2])" office:value-type="float" office:value="0" calcext:value-type="float">
            <text:p>0</text:p>
          </table:table-cell>
          <table:table-cell table:formula="of:=MIN(MAX([.AK206]-[.AK205];0);[.$BF$2])" office:value-type="float" office:value="0" calcext:value-type="float">
            <text:p>0</text:p>
          </table:table-cell>
          <table:table-cell table:formula="of:=MIN(MAX([.AL206]-[.AL205];0);[.$BF$2])" office:value-type="float" office:value="0" calcext:value-type="float">
            <text:p>0</text:p>
          </table:table-cell>
          <table:table-cell table:formula="of:=MIN(MAX([.AM206]-[.AM205];0);[.$BF$2])" office:value-type="float" office:value="0" calcext:value-type="float">
            <text:p>0</text:p>
          </table:table-cell>
          <table:table-cell table:formula="of:=MIN(MAX([.AN206]-[.AN20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is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7]-[.C207]" office:value-type="float" office:value="0" calcext:value-type="float">
            <text:p>0</text:p>
          </table:table-cell>
          <table:table-cell table:style-name="ce29" table:formula="of:=[.P207]-[.D207]" office:value-type="float" office:value="0" calcext:value-type="float">
            <text:p>0</text:p>
          </table:table-cell>
          <table:table-cell table:style-name="ce60" table:formula="of:=[.Q207]-[.E207]" office:value-type="float" office:value="0" calcext:value-type="float">
            <text:p>0</text:p>
          </table:table-cell>
          <table:table-cell table:style-name="ce62" table:formula="of:=[.R207]-[.F207]" office:value-type="float" office:value="0" calcext:value-type="float">
            <text:p>0</text:p>
          </table:table-cell>
          <table:table-cell table:style-name="ce64" table:formula="of:=[.S207]-[.G207]" office:value-type="float" office:value="0" calcext:value-type="float">
            <text:p>0</text:p>
          </table:table-cell>
          <table:table-cell table:style-name="ce66" table:formula="of:=[.T207]-[.H2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7]^[.$X$2])/([.$AF207]^2);[.$AD$2]); MIN([.P207]/[.$AA$2]; [.$Z$2])))*([.$V20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7]^2)/([.$AF207]^2);[.$AD$2]);MIN([.Q207]/[.$AB$2]; [.$Z$2]))*([.$V207]+3)*[.$AF$2]))*5;0)" office:value-type="float" office:value="0" calcext:value-type="float">
            <text:p>0</text:p>
          </table:table-cell>
          <table:table-cell table:style-name="ce14" table:formula="of:=IFERROR(ROUND((AVERAGE(MIN(([.$S207]^2)/([.$AF207]^2);[.$AD$2]);MIN([.S207]/[.$AB$2]; [.$Z$2]))*([.$V207]+3)*[.$AF$2]))*5;0)" office:value-type="float" office:value="0" calcext:value-type="float">
            <text:p>0</text:p>
          </table:table-cell>
          <table:table-cell table:style-name="ce10" table:formula="of:=IFERROR(ROUND((AVERAGE(MIN(([.$R207]^[.$AC$2])/([.$AF207]^2);[.$AD$2]); MIN([.R207]/[.$AA$2]; [.$Z$2])))*([.$V20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7]^[.$AO$2])/([.$AF207]^[.$AO$2]);[.$AQ$2])))*[.$V207]*0.8)+([.$O207]/10);([.O207]/10));0)*5)+10; 30); 80); 0)" office:value-type="float" office:value="0" calcext:value-type="float">
            <text:p>0</text:p>
          </table:table-cell>
          <table:table-cell table:style-name="ce11" table:formula="of:=IFERROR(MIN(MAX(ROUND(AVERAGE((MIN(([.$P207]^[.$X$2])/([.$AF207]^[.$AO$2]);[.$AQ$2]))*([.$V207]+[.$AR$2]);([.P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7]+[.$S207]+[.$U207])/8/[.$AF207];[.$AQ$2]))*([.$V207]+3)*[.$AS$2];([.U20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7]^2)/([.$AF207]^[.$AO$2]);[.$AQ$2]))*([.$V207]+3)*[.$AS$2]);([.T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7]^[.$AO$2])/([.$AF207]^[.$AO$2]);[.$AQ$2]))*([.$V207]+3)*[.$AS$2]);([.Q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7]^[.$AO$2])/([.$AF207]^[.$AO$2]);[.$AQ$2]))*([.$V207]+3)*[.$AS$2]);([.S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7]^[.$AC$2])/([.$AF207]^[.$AO$2]);[.$AQ$2]))*([.$V207]+[.$AR$2]);([.R207]/10));0)*5; [.$AU$2]); [.$AT$2]);0)" office:value-type="float" office:value="0" calcext:value-type="float">
            <text:p>0</text:p>
          </table:table-cell>
          <table:table-cell table:formula="of:=ROUND(AVERAGE([.AP207:.AV207]);2)" office:value-type="float" office:value="0" calcext:value-type="float">
            <text:p>0</text:p>
          </table:table-cell>
          <table:table-cell/>
          <table:table-cell table:formula="of:=MIN(MAX([.AH207]-[.AH206];0);[.$BF$2])" office:value-type="float" office:value="0" calcext:value-type="float">
            <text:p>0</text:p>
          </table:table-cell>
          <table:table-cell table:formula="of:=MIN(MAX([.AI207]-[.AI206];0);[.$BF$2])" office:value-type="float" office:value="0" calcext:value-type="float">
            <text:p>0</text:p>
          </table:table-cell>
          <table:table-cell table:formula="of:=MIN(MAX([.AJ207]-[.AJ206];0);[.$BF$2])" office:value-type="float" office:value="0" calcext:value-type="float">
            <text:p>0</text:p>
          </table:table-cell>
          <table:table-cell table:formula="of:=MIN(MAX([.AK207]-[.AK206];0);[.$BF$2])" office:value-type="float" office:value="0" calcext:value-type="float">
            <text:p>0</text:p>
          </table:table-cell>
          <table:table-cell table:formula="of:=MIN(MAX([.AL207]-[.AL206];0);[.$BF$2])" office:value-type="float" office:value="0" calcext:value-type="float">
            <text:p>0</text:p>
          </table:table-cell>
          <table:table-cell table:formula="of:=MIN(MAX([.AM207]-[.AM206];0);[.$BF$2])" office:value-type="float" office:value="0" calcext:value-type="float">
            <text:p>0</text:p>
          </table:table-cell>
          <table:table-cell table:formula="of:=MIN(MAX([.AN207]-[.AN20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entle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8]-[.C208]" office:value-type="float" office:value="0" calcext:value-type="float">
            <text:p>0</text:p>
          </table:table-cell>
          <table:table-cell table:style-name="ce29" table:formula="of:=[.P208]-[.D208]" office:value-type="float" office:value="0" calcext:value-type="float">
            <text:p>0</text:p>
          </table:table-cell>
          <table:table-cell table:style-name="ce60" table:formula="of:=[.Q208]-[.E208]" office:value-type="float" office:value="0" calcext:value-type="float">
            <text:p>0</text:p>
          </table:table-cell>
          <table:table-cell table:style-name="ce62" table:formula="of:=[.R208]-[.F208]" office:value-type="float" office:value="0" calcext:value-type="float">
            <text:p>0</text:p>
          </table:table-cell>
          <table:table-cell table:style-name="ce64" table:formula="of:=[.S208]-[.G208]" office:value-type="float" office:value="0" calcext:value-type="float">
            <text:p>0</text:p>
          </table:table-cell>
          <table:table-cell table:style-name="ce66" table:formula="of:=[.T208]-[.H2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8]^[.$X$2])/([.$AF208]^2);[.$AD$2]); MIN([.P208]/[.$AA$2]; [.$Z$2])))*([.$V20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8]^2)/([.$AF208]^2);[.$AD$2]);MIN([.Q208]/[.$AB$2]; [.$Z$2]))*([.$V208]+3)*[.$AF$2]))*5;0)" office:value-type="float" office:value="0" calcext:value-type="float">
            <text:p>0</text:p>
          </table:table-cell>
          <table:table-cell table:style-name="ce14" table:formula="of:=IFERROR(ROUND((AVERAGE(MIN(([.$S208]^2)/([.$AF208]^2);[.$AD$2]);MIN([.S208]/[.$AB$2]; [.$Z$2]))*([.$V208]+3)*[.$AF$2]))*5;0)" office:value-type="float" office:value="0" calcext:value-type="float">
            <text:p>0</text:p>
          </table:table-cell>
          <table:table-cell table:style-name="ce10" table:formula="of:=IFERROR(ROUND((AVERAGE(MIN(([.$R208]^[.$AC$2])/([.$AF208]^2);[.$AD$2]); MIN([.R208]/[.$AA$2]; [.$Z$2])))*([.$V20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8]^[.$AO$2])/([.$AF208]^[.$AO$2]);[.$AQ$2])))*[.$V208]*0.8)+([.$O208]/10);([.O208]/10));0)*5)+10; 30); 80); 0)" office:value-type="float" office:value="0" calcext:value-type="float">
            <text:p>0</text:p>
          </table:table-cell>
          <table:table-cell table:style-name="ce11" table:formula="of:=IFERROR(MIN(MAX(ROUND(AVERAGE((MIN(([.$P208]^[.$X$2])/([.$AF208]^[.$AO$2]);[.$AQ$2]))*([.$V208]+[.$AR$2]);([.P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8]+[.$S208]+[.$U208])/8/[.$AF208];[.$AQ$2]))*([.$V208]+3)*[.$AS$2];([.U20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8]^2)/([.$AF208]^[.$AO$2]);[.$AQ$2]))*([.$V208]+3)*[.$AS$2]);([.T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8]^[.$AO$2])/([.$AF208]^[.$AO$2]);[.$AQ$2]))*([.$V208]+3)*[.$AS$2]);([.Q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8]^[.$AO$2])/([.$AF208]^[.$AO$2]);[.$AQ$2]))*([.$V208]+3)*[.$AS$2]);([.S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8]^[.$AC$2])/([.$AF208]^[.$AO$2]);[.$AQ$2]))*([.$V208]+[.$AR$2]);([.R208]/10));0)*5; [.$AU$2]); [.$AT$2]);0)" office:value-type="float" office:value="0" calcext:value-type="float">
            <text:p>0</text:p>
          </table:table-cell>
          <table:table-cell table:formula="of:=ROUND(AVERAGE([.AP208:.AV208]);2)" office:value-type="float" office:value="0" calcext:value-type="float">
            <text:p>0</text:p>
          </table:table-cell>
          <table:table-cell/>
          <table:table-cell table:formula="of:=MIN(MAX([.AH208]-[.AH207];0);[.$BF$2])" office:value-type="float" office:value="0" calcext:value-type="float">
            <text:p>0</text:p>
          </table:table-cell>
          <table:table-cell table:formula="of:=MIN(MAX([.AI208]-[.AI207];0);[.$BF$2])" office:value-type="float" office:value="0" calcext:value-type="float">
            <text:p>0</text:p>
          </table:table-cell>
          <table:table-cell table:formula="of:=MIN(MAX([.AJ208]-[.AJ207];0);[.$BF$2])" office:value-type="float" office:value="0" calcext:value-type="float">
            <text:p>0</text:p>
          </table:table-cell>
          <table:table-cell table:formula="of:=MIN(MAX([.AK208]-[.AK207];0);[.$BF$2])" office:value-type="float" office:value="0" calcext:value-type="float">
            <text:p>0</text:p>
          </table:table-cell>
          <table:table-cell table:formula="of:=MIN(MAX([.AL208]-[.AL207];0);[.$BF$2])" office:value-type="float" office:value="0" calcext:value-type="float">
            <text:p>0</text:p>
          </table:table-cell>
          <table:table-cell table:formula="of:=MIN(MAX([.AM208]-[.AM207];0);[.$BF$2])" office:value-type="float" office:value="0" calcext:value-type="float">
            <text:p>0</text:p>
          </table:table-cell>
          <table:table-cell table:formula="of:=MIN(MAX([.AN208]-[.AN20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9]-[.C209]" office:value-type="float" office:value="0" calcext:value-type="float">
            <text:p>0</text:p>
          </table:table-cell>
          <table:table-cell table:style-name="ce29" table:formula="of:=[.P209]-[.D209]" office:value-type="float" office:value="0" calcext:value-type="float">
            <text:p>0</text:p>
          </table:table-cell>
          <table:table-cell table:style-name="ce60" table:formula="of:=[.Q209]-[.E209]" office:value-type="float" office:value="0" calcext:value-type="float">
            <text:p>0</text:p>
          </table:table-cell>
          <table:table-cell table:style-name="ce62" table:formula="of:=[.R209]-[.F209]" office:value-type="float" office:value="0" calcext:value-type="float">
            <text:p>0</text:p>
          </table:table-cell>
          <table:table-cell table:style-name="ce64" table:formula="of:=[.S209]-[.G209]" office:value-type="float" office:value="0" calcext:value-type="float">
            <text:p>0</text:p>
          </table:table-cell>
          <table:table-cell table:style-name="ce66" table:formula="of:=[.T209]-[.H2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9]^[.$X$2])/([.$AF209]^2);[.$AD$2]); MIN([.P209]/[.$AA$2]; [.$Z$2])))*([.$V20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9]^2)/([.$AF209]^2);[.$AD$2]);MIN([.Q209]/[.$AB$2]; [.$Z$2]))*([.$V209]+3)*[.$AF$2]))*5;0)" office:value-type="float" office:value="0" calcext:value-type="float">
            <text:p>0</text:p>
          </table:table-cell>
          <table:table-cell table:style-name="ce14" table:formula="of:=IFERROR(ROUND((AVERAGE(MIN(([.$S209]^2)/([.$AF209]^2);[.$AD$2]);MIN([.S209]/[.$AB$2]; [.$Z$2]))*([.$V209]+3)*[.$AF$2]))*5;0)" office:value-type="float" office:value="0" calcext:value-type="float">
            <text:p>0</text:p>
          </table:table-cell>
          <table:table-cell table:style-name="ce10" table:formula="of:=IFERROR(ROUND((AVERAGE(MIN(([.$R209]^[.$AC$2])/([.$AF209]^2);[.$AD$2]); MIN([.R209]/[.$AA$2]; [.$Z$2])))*([.$V20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9]^[.$AO$2])/([.$AF209]^[.$AO$2]);[.$AQ$2])))*[.$V209]*0.8)+([.$O209]/10);([.O209]/10));0)*5)+10; 30); 80); 0)" office:value-type="float" office:value="0" calcext:value-type="float">
            <text:p>0</text:p>
          </table:table-cell>
          <table:table-cell table:style-name="ce11" table:formula="of:=IFERROR(MIN(MAX(ROUND(AVERAGE((MIN(([.$P209]^[.$X$2])/([.$AF209]^[.$AO$2]);[.$AQ$2]))*([.$V209]+[.$AR$2]);([.P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9]+[.$S209]+[.$U209])/8/[.$AF209];[.$AQ$2]))*([.$V209]+3)*[.$AS$2];([.U20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9]^2)/([.$AF209]^[.$AO$2]);[.$AQ$2]))*([.$V209]+3)*[.$AS$2]);([.T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9]^[.$AO$2])/([.$AF209]^[.$AO$2]);[.$AQ$2]))*([.$V209]+3)*[.$AS$2]);([.Q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9]^[.$AO$2])/([.$AF209]^[.$AO$2]);[.$AQ$2]))*([.$V209]+3)*[.$AS$2]);([.S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9]^[.$AC$2])/([.$AF209]^[.$AO$2]);[.$AQ$2]))*([.$V209]+[.$AR$2]);([.R209]/10));0)*5; [.$AU$2]); [.$AT$2]);0)" office:value-type="float" office:value="0" calcext:value-type="float">
            <text:p>0</text:p>
          </table:table-cell>
          <table:table-cell table:formula="of:=ROUND(AVERAGE([.AP209:.AV209]);2)" office:value-type="float" office:value="0" calcext:value-type="float">
            <text:p>0</text:p>
          </table:table-cell>
          <table:table-cell/>
          <table:table-cell table:formula="of:=MIN(MAX([.AH209]-[.AH208];0);[.$BF$2])" office:value-type="float" office:value="0" calcext:value-type="float">
            <text:p>0</text:p>
          </table:table-cell>
          <table:table-cell table:formula="of:=MIN(MAX([.AI209]-[.AI208];0);[.$BF$2])" office:value-type="float" office:value="0" calcext:value-type="float">
            <text:p>0</text:p>
          </table:table-cell>
          <table:table-cell table:formula="of:=MIN(MAX([.AJ209]-[.AJ208];0);[.$BF$2])" office:value-type="float" office:value="0" calcext:value-type="float">
            <text:p>0</text:p>
          </table:table-cell>
          <table:table-cell table:formula="of:=MIN(MAX([.AK209]-[.AK208];0);[.$BF$2])" office:value-type="float" office:value="0" calcext:value-type="float">
            <text:p>0</text:p>
          </table:table-cell>
          <table:table-cell table:formula="of:=MIN(MAX([.AL209]-[.AL208];0);[.$BF$2])" office:value-type="float" office:value="0" calcext:value-type="float">
            <text:p>0</text:p>
          </table:table-cell>
          <table:table-cell table:formula="of:=MIN(MAX([.AM209]-[.AM208];0);[.$BF$2])" office:value-type="float" office:value="0" calcext:value-type="float">
            <text:p>0</text:p>
          </table:table-cell>
          <table:table-cell table:formula="of:=MIN(MAX([.AN209]-[.AN20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rfuj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0]-[.C210]" office:value-type="float" office:value="0" calcext:value-type="float">
            <text:p>0</text:p>
          </table:table-cell>
          <table:table-cell table:style-name="ce29" table:formula="of:=[.P210]-[.D210]" office:value-type="float" office:value="0" calcext:value-type="float">
            <text:p>0</text:p>
          </table:table-cell>
          <table:table-cell table:style-name="ce60" table:formula="of:=[.Q210]-[.E210]" office:value-type="float" office:value="0" calcext:value-type="float">
            <text:p>0</text:p>
          </table:table-cell>
          <table:table-cell table:style-name="ce62" table:formula="of:=[.R210]-[.F210]" office:value-type="float" office:value="0" calcext:value-type="float">
            <text:p>0</text:p>
          </table:table-cell>
          <table:table-cell table:style-name="ce64" table:formula="of:=[.S210]-[.G210]" office:value-type="float" office:value="0" calcext:value-type="float">
            <text:p>0</text:p>
          </table:table-cell>
          <table:table-cell table:style-name="ce66" table:formula="of:=[.T210]-[.H2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0]^[.$X$2])/([.$AF210]^2);[.$AD$2]); MIN([.P210]/[.$AA$2]; [.$Z$2])))*([.$V21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0]^2)/([.$AF210]^2);[.$AD$2]);MIN([.Q210]/[.$AB$2]; [.$Z$2]))*([.$V210]+3)*[.$AF$2]))*5;0)" office:value-type="float" office:value="0" calcext:value-type="float">
            <text:p>0</text:p>
          </table:table-cell>
          <table:table-cell table:style-name="ce14" table:formula="of:=IFERROR(ROUND((AVERAGE(MIN(([.$S210]^2)/([.$AF210]^2);[.$AD$2]);MIN([.S210]/[.$AB$2]; [.$Z$2]))*([.$V210]+3)*[.$AF$2]))*5;0)" office:value-type="float" office:value="0" calcext:value-type="float">
            <text:p>0</text:p>
          </table:table-cell>
          <table:table-cell table:style-name="ce10" table:formula="of:=IFERROR(ROUND((AVERAGE(MIN(([.$R210]^[.$AC$2])/([.$AF210]^2);[.$AD$2]); MIN([.R210]/[.$AA$2]; [.$Z$2])))*([.$V21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0]^[.$AO$2])/([.$AF210]^[.$AO$2]);[.$AQ$2])))*[.$V210]*0.8)+([.$O210]/10);([.O210]/10));0)*5)+10; 30); 80); 0)" office:value-type="float" office:value="0" calcext:value-type="float">
            <text:p>0</text:p>
          </table:table-cell>
          <table:table-cell table:style-name="ce11" table:formula="of:=IFERROR(MIN(MAX(ROUND(AVERAGE((MIN(([.$P210]^[.$X$2])/([.$AF210]^[.$AO$2]);[.$AQ$2]))*([.$V210]+[.$AR$2]);([.P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0]+[.$S210]+[.$U210])/8/[.$AF210];[.$AQ$2]))*([.$V210]+3)*[.$AS$2];([.U21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0]^2)/([.$AF210]^[.$AO$2]);[.$AQ$2]))*([.$V210]+3)*[.$AS$2]);([.T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0]^[.$AO$2])/([.$AF210]^[.$AO$2]);[.$AQ$2]))*([.$V210]+3)*[.$AS$2]);([.Q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0]^[.$AO$2])/([.$AF210]^[.$AO$2]);[.$AQ$2]))*([.$V210]+3)*[.$AS$2]);([.S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0]^[.$AC$2])/([.$AF210]^[.$AO$2]);[.$AQ$2]))*([.$V210]+[.$AR$2]);([.R210]/10));0)*5; [.$AU$2]); [.$AT$2]);0)" office:value-type="float" office:value="0" calcext:value-type="float">
            <text:p>0</text:p>
          </table:table-cell>
          <table:table-cell table:formula="of:=ROUND(AVERAGE([.AP210:.AV210]);2)" office:value-type="float" office:value="0" calcext:value-type="float">
            <text:p>0</text:p>
          </table:table-cell>
          <table:table-cell/>
          <table:table-cell table:formula="of:=MIN(MAX([.AH210]-[.AH209];0);[.$BF$2])" office:value-type="float" office:value="0" calcext:value-type="float">
            <text:p>0</text:p>
          </table:table-cell>
          <table:table-cell table:formula="of:=MIN(MAX([.AI210]-[.AI209];0);[.$BF$2])" office:value-type="float" office:value="0" calcext:value-type="float">
            <text:p>0</text:p>
          </table:table-cell>
          <table:table-cell table:formula="of:=MIN(MAX([.AJ210]-[.AJ209];0);[.$BF$2])" office:value-type="float" office:value="0" calcext:value-type="float">
            <text:p>0</text:p>
          </table:table-cell>
          <table:table-cell table:formula="of:=MIN(MAX([.AK210]-[.AK209];0);[.$BF$2])" office:value-type="float" office:value="0" calcext:value-type="float">
            <text:p>0</text:p>
          </table:table-cell>
          <table:table-cell table:formula="of:=MIN(MAX([.AL210]-[.AL209];0);[.$BF$2])" office:value-type="float" office:value="0" calcext:value-type="float">
            <text:p>0</text:p>
          </table:table-cell>
          <table:table-cell table:formula="of:=MIN(MAX([.AM210]-[.AM209];0);[.$BF$2])" office:value-type="float" office:value="0" calcext:value-type="float">
            <text:p>0</text:p>
          </table:table-cell>
          <table:table-cell table:formula="of:=MIN(MAX([.AN210]-[.AN20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1]-[.C211]" office:value-type="float" office:value="0" calcext:value-type="float">
            <text:p>0</text:p>
          </table:table-cell>
          <table:table-cell table:style-name="ce29" table:formula="of:=[.P211]-[.D211]" office:value-type="float" office:value="0" calcext:value-type="float">
            <text:p>0</text:p>
          </table:table-cell>
          <table:table-cell table:style-name="ce60" table:formula="of:=[.Q211]-[.E211]" office:value-type="float" office:value="0" calcext:value-type="float">
            <text:p>0</text:p>
          </table:table-cell>
          <table:table-cell table:style-name="ce62" table:formula="of:=[.R211]-[.F211]" office:value-type="float" office:value="0" calcext:value-type="float">
            <text:p>0</text:p>
          </table:table-cell>
          <table:table-cell table:style-name="ce64" table:formula="of:=[.S211]-[.G211]" office:value-type="float" office:value="0" calcext:value-type="float">
            <text:p>0</text:p>
          </table:table-cell>
          <table:table-cell table:style-name="ce66" table:formula="of:=[.T211]-[.H2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1]^[.$X$2])/([.$AF211]^2);[.$AD$2]); MIN([.P211]/[.$AA$2]; [.$Z$2])))*([.$V21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1]^2)/([.$AF211]^2);[.$AD$2]);MIN([.Q211]/[.$AB$2]; [.$Z$2]))*([.$V211]+3)*[.$AF$2]))*5;0)" office:value-type="float" office:value="0" calcext:value-type="float">
            <text:p>0</text:p>
          </table:table-cell>
          <table:table-cell table:style-name="ce14" table:formula="of:=IFERROR(ROUND((AVERAGE(MIN(([.$S211]^2)/([.$AF211]^2);[.$AD$2]);MIN([.S211]/[.$AB$2]; [.$Z$2]))*([.$V211]+3)*[.$AF$2]))*5;0)" office:value-type="float" office:value="0" calcext:value-type="float">
            <text:p>0</text:p>
          </table:table-cell>
          <table:table-cell table:style-name="ce10" table:formula="of:=IFERROR(ROUND((AVERAGE(MIN(([.$R211]^[.$AC$2])/([.$AF211]^2);[.$AD$2]); MIN([.R211]/[.$AA$2]; [.$Z$2])))*([.$V21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1]^[.$AO$2])/([.$AF211]^[.$AO$2]);[.$AQ$2])))*[.$V211]*0.8)+([.$O211]/10);([.O211]/10));0)*5)+10; 30); 80); 0)" office:value-type="float" office:value="0" calcext:value-type="float">
            <text:p>0</text:p>
          </table:table-cell>
          <table:table-cell table:style-name="ce11" table:formula="of:=IFERROR(MIN(MAX(ROUND(AVERAGE((MIN(([.$P211]^[.$X$2])/([.$AF211]^[.$AO$2]);[.$AQ$2]))*([.$V211]+[.$AR$2]);([.P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1]+[.$S211]+[.$U211])/8/[.$AF211];[.$AQ$2]))*([.$V211]+3)*[.$AS$2];([.U21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1]^2)/([.$AF211]^[.$AO$2]);[.$AQ$2]))*([.$V211]+3)*[.$AS$2]);([.T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1]^[.$AO$2])/([.$AF211]^[.$AO$2]);[.$AQ$2]))*([.$V211]+3)*[.$AS$2]);([.Q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1]^[.$AO$2])/([.$AF211]^[.$AO$2]);[.$AQ$2]))*([.$V211]+3)*[.$AS$2]);([.S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1]^[.$AC$2])/([.$AF211]^[.$AO$2]);[.$AQ$2]))*([.$V211]+[.$AR$2]);([.R211]/10));0)*5; [.$AU$2]); [.$AT$2]);0)" office:value-type="float" office:value="0" calcext:value-type="float">
            <text:p>0</text:p>
          </table:table-cell>
          <table:table-cell table:formula="of:=ROUND(AVERAGE([.AP211:.AV211]);2)" office:value-type="float" office:value="0" calcext:value-type="float">
            <text:p>0</text:p>
          </table:table-cell>
          <table:table-cell/>
          <table:table-cell table:formula="of:=MIN(MAX([.AH211]-[.AH210];0);[.$BF$2])" office:value-type="float" office:value="0" calcext:value-type="float">
            <text:p>0</text:p>
          </table:table-cell>
          <table:table-cell table:formula="of:=MIN(MAX([.AI211]-[.AI210];0);[.$BF$2])" office:value-type="float" office:value="0" calcext:value-type="float">
            <text:p>0</text:p>
          </table:table-cell>
          <table:table-cell table:formula="of:=MIN(MAX([.AJ211]-[.AJ210];0);[.$BF$2])" office:value-type="float" office:value="0" calcext:value-type="float">
            <text:p>0</text:p>
          </table:table-cell>
          <table:table-cell table:formula="of:=MIN(MAX([.AK211]-[.AK210];0);[.$BF$2])" office:value-type="float" office:value="0" calcext:value-type="float">
            <text:p>0</text:p>
          </table:table-cell>
          <table:table-cell table:formula="of:=MIN(MAX([.AL211]-[.AL210];0);[.$BF$2])" office:value-type="float" office:value="0" calcext:value-type="float">
            <text:p>0</text:p>
          </table:table-cell>
          <table:table-cell table:formula="of:=MIN(MAX([.AM211]-[.AM210];0);[.$BF$2])" office:value-type="float" office:value="0" calcext:value-type="float">
            <text:p>0</text:p>
          </table:table-cell>
          <table:table-cell table:formula="of:=MIN(MAX([.AN211]-[.AN21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iovann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2]-[.C212]" office:value-type="float" office:value="0" calcext:value-type="float">
            <text:p>0</text:p>
          </table:table-cell>
          <table:table-cell table:style-name="ce29" table:formula="of:=[.P212]-[.D212]" office:value-type="float" office:value="0" calcext:value-type="float">
            <text:p>0</text:p>
          </table:table-cell>
          <table:table-cell table:style-name="ce60" table:formula="of:=[.Q212]-[.E212]" office:value-type="float" office:value="0" calcext:value-type="float">
            <text:p>0</text:p>
          </table:table-cell>
          <table:table-cell table:style-name="ce62" table:formula="of:=[.R212]-[.F212]" office:value-type="float" office:value="0" calcext:value-type="float">
            <text:p>0</text:p>
          </table:table-cell>
          <table:table-cell table:style-name="ce64" table:formula="of:=[.S212]-[.G212]" office:value-type="float" office:value="0" calcext:value-type="float">
            <text:p>0</text:p>
          </table:table-cell>
          <table:table-cell table:style-name="ce66" table:formula="of:=[.T212]-[.H2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2]^[.$X$2])/([.$AF212]^2);[.$AD$2]); MIN([.P212]/[.$AA$2]; [.$Z$2])))*([.$V21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2]^2)/([.$AF212]^2);[.$AD$2]);MIN([.Q212]/[.$AB$2]; [.$Z$2]))*([.$V212]+3)*[.$AF$2]))*5;0)" office:value-type="float" office:value="0" calcext:value-type="float">
            <text:p>0</text:p>
          </table:table-cell>
          <table:table-cell table:style-name="ce14" table:formula="of:=IFERROR(ROUND((AVERAGE(MIN(([.$S212]^2)/([.$AF212]^2);[.$AD$2]);MIN([.S212]/[.$AB$2]; [.$Z$2]))*([.$V212]+3)*[.$AF$2]))*5;0)" office:value-type="float" office:value="0" calcext:value-type="float">
            <text:p>0</text:p>
          </table:table-cell>
          <table:table-cell table:style-name="ce10" table:formula="of:=IFERROR(ROUND((AVERAGE(MIN(([.$R212]^[.$AC$2])/([.$AF212]^2);[.$AD$2]); MIN([.R212]/[.$AA$2]; [.$Z$2])))*([.$V21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2]^[.$AO$2])/([.$AF212]^[.$AO$2]);[.$AQ$2])))*[.$V212]*0.8)+([.$O212]/10);([.O212]/10));0)*5)+10; 30); 80); 0)" office:value-type="float" office:value="0" calcext:value-type="float">
            <text:p>0</text:p>
          </table:table-cell>
          <table:table-cell table:style-name="ce11" table:formula="of:=IFERROR(MIN(MAX(ROUND(AVERAGE((MIN(([.$P212]^[.$X$2])/([.$AF212]^[.$AO$2]);[.$AQ$2]))*([.$V212]+[.$AR$2]);([.P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2]+[.$S212]+[.$U212])/8/[.$AF212];[.$AQ$2]))*([.$V212]+3)*[.$AS$2];([.U21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2]^2)/([.$AF212]^[.$AO$2]);[.$AQ$2]))*([.$V212]+3)*[.$AS$2]);([.T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2]^[.$AO$2])/([.$AF212]^[.$AO$2]);[.$AQ$2]))*([.$V212]+3)*[.$AS$2]);([.Q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2]^[.$AO$2])/([.$AF212]^[.$AO$2]);[.$AQ$2]))*([.$V212]+3)*[.$AS$2]);([.S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2]^[.$AC$2])/([.$AF212]^[.$AO$2]);[.$AQ$2]))*([.$V212]+[.$AR$2]);([.R212]/10));0)*5; [.$AU$2]); [.$AT$2]);0)" office:value-type="float" office:value="0" calcext:value-type="float">
            <text:p>0</text:p>
          </table:table-cell>
          <table:table-cell table:formula="of:=ROUND(AVERAGE([.AP212:.AV212]);2)" office:value-type="float" office:value="0" calcext:value-type="float">
            <text:p>0</text:p>
          </table:table-cell>
          <table:table-cell/>
          <table:table-cell table:formula="of:=MIN(MAX([.AH212]-[.AH211];0);[.$BF$2])" office:value-type="float" office:value="0" calcext:value-type="float">
            <text:p>0</text:p>
          </table:table-cell>
          <table:table-cell table:formula="of:=MIN(MAX([.AI212]-[.AI211];0);[.$BF$2])" office:value-type="float" office:value="0" calcext:value-type="float">
            <text:p>0</text:p>
          </table:table-cell>
          <table:table-cell table:formula="of:=MIN(MAX([.AJ212]-[.AJ211];0);[.$BF$2])" office:value-type="float" office:value="0" calcext:value-type="float">
            <text:p>0</text:p>
          </table:table-cell>
          <table:table-cell table:formula="of:=MIN(MAX([.AK212]-[.AK211];0);[.$BF$2])" office:value-type="float" office:value="0" calcext:value-type="float">
            <text:p>0</text:p>
          </table:table-cell>
          <table:table-cell table:formula="of:=MIN(MAX([.AL212]-[.AL211];0);[.$BF$2])" office:value-type="float" office:value="0" calcext:value-type="float">
            <text:p>0</text:p>
          </table:table-cell>
          <table:table-cell table:formula="of:=MIN(MAX([.AM212]-[.AM211];0);[.$BF$2])" office:value-type="float" office:value="0" calcext:value-type="float">
            <text:p>0</text:p>
          </table:table-cell>
          <table:table-cell table:formula="of:=MIN(MAX([.AN212]-[.AN21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f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3]-[.C213]" office:value-type="float" office:value="0" calcext:value-type="float">
            <text:p>0</text:p>
          </table:table-cell>
          <table:table-cell table:style-name="ce29" table:formula="of:=[.P213]-[.D213]" office:value-type="float" office:value="0" calcext:value-type="float">
            <text:p>0</text:p>
          </table:table-cell>
          <table:table-cell table:style-name="ce60" table:formula="of:=[.Q213]-[.E213]" office:value-type="float" office:value="0" calcext:value-type="float">
            <text:p>0</text:p>
          </table:table-cell>
          <table:table-cell table:style-name="ce62" table:formula="of:=[.R213]-[.F213]" office:value-type="float" office:value="0" calcext:value-type="float">
            <text:p>0</text:p>
          </table:table-cell>
          <table:table-cell table:style-name="ce64" table:formula="of:=[.S213]-[.G213]" office:value-type="float" office:value="0" calcext:value-type="float">
            <text:p>0</text:p>
          </table:table-cell>
          <table:table-cell table:style-name="ce66" table:formula="of:=[.T213]-[.H2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3]^[.$X$2])/([.$AF213]^2);[.$AD$2]); MIN([.P213]/[.$AA$2]; [.$Z$2])))*([.$V21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3]^2)/([.$AF213]^2);[.$AD$2]);MIN([.Q213]/[.$AB$2]; [.$Z$2]))*([.$V213]+3)*[.$AF$2]))*5;0)" office:value-type="float" office:value="0" calcext:value-type="float">
            <text:p>0</text:p>
          </table:table-cell>
          <table:table-cell table:style-name="ce14" table:formula="of:=IFERROR(ROUND((AVERAGE(MIN(([.$S213]^2)/([.$AF213]^2);[.$AD$2]);MIN([.S213]/[.$AB$2]; [.$Z$2]))*([.$V213]+3)*[.$AF$2]))*5;0)" office:value-type="float" office:value="0" calcext:value-type="float">
            <text:p>0</text:p>
          </table:table-cell>
          <table:table-cell table:style-name="ce10" table:formula="of:=IFERROR(ROUND((AVERAGE(MIN(([.$R213]^[.$AC$2])/([.$AF213]^2);[.$AD$2]); MIN([.R213]/[.$AA$2]; [.$Z$2])))*([.$V21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3]^[.$AO$2])/([.$AF213]^[.$AO$2]);[.$AQ$2])))*[.$V213]*0.8)+([.$O213]/10);([.O213]/10));0)*5)+10; 30); 80); 0)" office:value-type="float" office:value="0" calcext:value-type="float">
            <text:p>0</text:p>
          </table:table-cell>
          <table:table-cell table:style-name="ce11" table:formula="of:=IFERROR(MIN(MAX(ROUND(AVERAGE((MIN(([.$P213]^[.$X$2])/([.$AF213]^[.$AO$2]);[.$AQ$2]))*([.$V213]+[.$AR$2]);([.P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3]+[.$S213]+[.$U213])/8/[.$AF213];[.$AQ$2]))*([.$V213]+3)*[.$AS$2];([.U21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3]^2)/([.$AF213]^[.$AO$2]);[.$AQ$2]))*([.$V213]+3)*[.$AS$2]);([.T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3]^[.$AO$2])/([.$AF213]^[.$AO$2]);[.$AQ$2]))*([.$V213]+3)*[.$AS$2]);([.Q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3]^[.$AO$2])/([.$AF213]^[.$AO$2]);[.$AQ$2]))*([.$V213]+3)*[.$AS$2]);([.S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3]^[.$AC$2])/([.$AF213]^[.$AO$2]);[.$AQ$2]))*([.$V213]+[.$AR$2]);([.R213]/10));0)*5; [.$AU$2]); [.$AT$2]);0)" office:value-type="float" office:value="0" calcext:value-type="float">
            <text:p>0</text:p>
          </table:table-cell>
          <table:table-cell table:formula="of:=ROUND(AVERAGE([.AP213:.AV213]);2)" office:value-type="float" office:value="0" calcext:value-type="float">
            <text:p>0</text:p>
          </table:table-cell>
          <table:table-cell/>
          <table:table-cell table:formula="of:=MIN(MAX([.AH213]-[.AH212];0);[.$BF$2])" office:value-type="float" office:value="0" calcext:value-type="float">
            <text:p>0</text:p>
          </table:table-cell>
          <table:table-cell table:formula="of:=MIN(MAX([.AI213]-[.AI212];0);[.$BF$2])" office:value-type="float" office:value="0" calcext:value-type="float">
            <text:p>0</text:p>
          </table:table-cell>
          <table:table-cell table:formula="of:=MIN(MAX([.AJ213]-[.AJ212];0);[.$BF$2])" office:value-type="float" office:value="0" calcext:value-type="float">
            <text:p>0</text:p>
          </table:table-cell>
          <table:table-cell table:formula="of:=MIN(MAX([.AK213]-[.AK212];0);[.$BF$2])" office:value-type="float" office:value="0" calcext:value-type="float">
            <text:p>0</text:p>
          </table:table-cell>
          <table:table-cell table:formula="of:=MIN(MAX([.AL213]-[.AL212];0);[.$BF$2])" office:value-type="float" office:value="0" calcext:value-type="float">
            <text:p>0</text:p>
          </table:table-cell>
          <table:table-cell table:formula="of:=MIN(MAX([.AM213]-[.AM212];0);[.$BF$2])" office:value-type="float" office:value="0" calcext:value-type="float">
            <text:p>0</text:p>
          </table:table-cell>
          <table:table-cell table:formula="of:=MIN(MAX([.AN213]-[.AN21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f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4]-[.C214]" office:value-type="float" office:value="0" calcext:value-type="float">
            <text:p>0</text:p>
          </table:table-cell>
          <table:table-cell table:style-name="ce29" table:formula="of:=[.P214]-[.D214]" office:value-type="float" office:value="0" calcext:value-type="float">
            <text:p>0</text:p>
          </table:table-cell>
          <table:table-cell table:style-name="ce60" table:formula="of:=[.Q214]-[.E214]" office:value-type="float" office:value="0" calcext:value-type="float">
            <text:p>0</text:p>
          </table:table-cell>
          <table:table-cell table:style-name="ce62" table:formula="of:=[.R214]-[.F214]" office:value-type="float" office:value="0" calcext:value-type="float">
            <text:p>0</text:p>
          </table:table-cell>
          <table:table-cell table:style-name="ce64" table:formula="of:=[.S214]-[.G214]" office:value-type="float" office:value="0" calcext:value-type="float">
            <text:p>0</text:p>
          </table:table-cell>
          <table:table-cell table:style-name="ce66" table:formula="of:=[.T214]-[.H2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4]^[.$X$2])/([.$AF214]^2);[.$AD$2]); MIN([.P214]/[.$AA$2]; [.$Z$2])))*([.$V21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4]^2)/([.$AF214]^2);[.$AD$2]);MIN([.Q214]/[.$AB$2]; [.$Z$2]))*([.$V214]+3)*[.$AF$2]))*5;0)" office:value-type="float" office:value="0" calcext:value-type="float">
            <text:p>0</text:p>
          </table:table-cell>
          <table:table-cell table:style-name="ce14" table:formula="of:=IFERROR(ROUND((AVERAGE(MIN(([.$S214]^2)/([.$AF214]^2);[.$AD$2]);MIN([.S214]/[.$AB$2]; [.$Z$2]))*([.$V214]+3)*[.$AF$2]))*5;0)" office:value-type="float" office:value="0" calcext:value-type="float">
            <text:p>0</text:p>
          </table:table-cell>
          <table:table-cell table:style-name="ce10" table:formula="of:=IFERROR(ROUND((AVERAGE(MIN(([.$R214]^[.$AC$2])/([.$AF214]^2);[.$AD$2]); MIN([.R214]/[.$AA$2]; [.$Z$2])))*([.$V21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4]^[.$AO$2])/([.$AF214]^[.$AO$2]);[.$AQ$2])))*[.$V214]*0.8)+([.$O214]/10);([.O214]/10));0)*5)+10; 30); 80); 0)" office:value-type="float" office:value="0" calcext:value-type="float">
            <text:p>0</text:p>
          </table:table-cell>
          <table:table-cell table:style-name="ce11" table:formula="of:=IFERROR(MIN(MAX(ROUND(AVERAGE((MIN(([.$P214]^[.$X$2])/([.$AF214]^[.$AO$2]);[.$AQ$2]))*([.$V214]+[.$AR$2]);([.P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4]+[.$S214]+[.$U214])/8/[.$AF214];[.$AQ$2]))*([.$V214]+3)*[.$AS$2];([.U21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4]^2)/([.$AF214]^[.$AO$2]);[.$AQ$2]))*([.$V214]+3)*[.$AS$2]);([.T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4]^[.$AO$2])/([.$AF214]^[.$AO$2]);[.$AQ$2]))*([.$V214]+3)*[.$AS$2]);([.Q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4]^[.$AO$2])/([.$AF214]^[.$AO$2]);[.$AQ$2]))*([.$V214]+3)*[.$AS$2]);([.S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4]^[.$AC$2])/([.$AF214]^[.$AO$2]);[.$AQ$2]))*([.$V214]+[.$AR$2]);([.R214]/10));0)*5; [.$AU$2]); [.$AT$2]);0)" office:value-type="float" office:value="0" calcext:value-type="float">
            <text:p>0</text:p>
          </table:table-cell>
          <table:table-cell table:formula="of:=ROUND(AVERAGE([.AP214:.AV214]);2)" office:value-type="float" office:value="0" calcext:value-type="float">
            <text:p>0</text:p>
          </table:table-cell>
          <table:table-cell/>
          <table:table-cell table:formula="of:=MIN(MAX([.AH214]-[.AH213];0);[.$BF$2])" office:value-type="float" office:value="0" calcext:value-type="float">
            <text:p>0</text:p>
          </table:table-cell>
          <table:table-cell table:formula="of:=MIN(MAX([.AI214]-[.AI213];0);[.$BF$2])" office:value-type="float" office:value="0" calcext:value-type="float">
            <text:p>0</text:p>
          </table:table-cell>
          <table:table-cell table:formula="of:=MIN(MAX([.AJ214]-[.AJ213];0);[.$BF$2])" office:value-type="float" office:value="0" calcext:value-type="float">
            <text:p>0</text:p>
          </table:table-cell>
          <table:table-cell table:formula="of:=MIN(MAX([.AK214]-[.AK213];0);[.$BF$2])" office:value-type="float" office:value="0" calcext:value-type="float">
            <text:p>0</text:p>
          </table:table-cell>
          <table:table-cell table:formula="of:=MIN(MAX([.AL214]-[.AL213];0);[.$BF$2])" office:value-type="float" office:value="0" calcext:value-type="float">
            <text:p>0</text:p>
          </table:table-cell>
          <table:table-cell table:formula="of:=MIN(MAX([.AM214]-[.AM213];0);[.$BF$2])" office:value-type="float" office:value="0" calcext:value-type="float">
            <text:p>0</text:p>
          </table:table-cell>
          <table:table-cell table:formula="of:=MIN(MAX([.AN214]-[.AN21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m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5]-[.C215]" office:value-type="float" office:value="0" calcext:value-type="float">
            <text:p>0</text:p>
          </table:table-cell>
          <table:table-cell table:style-name="ce29" table:formula="of:=[.P215]-[.D215]" office:value-type="float" office:value="0" calcext:value-type="float">
            <text:p>0</text:p>
          </table:table-cell>
          <table:table-cell table:style-name="ce60" table:formula="of:=[.Q215]-[.E215]" office:value-type="float" office:value="0" calcext:value-type="float">
            <text:p>0</text:p>
          </table:table-cell>
          <table:table-cell table:style-name="ce62" table:formula="of:=[.R215]-[.F215]" office:value-type="float" office:value="0" calcext:value-type="float">
            <text:p>0</text:p>
          </table:table-cell>
          <table:table-cell table:style-name="ce64" table:formula="of:=[.S215]-[.G215]" office:value-type="float" office:value="0" calcext:value-type="float">
            <text:p>0</text:p>
          </table:table-cell>
          <table:table-cell table:style-name="ce66" table:formula="of:=[.T215]-[.H2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5]^[.$X$2])/([.$AF215]^2);[.$AD$2]); MIN([.P215]/[.$AA$2]; [.$Z$2])))*([.$V21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5]^2)/([.$AF215]^2);[.$AD$2]);MIN([.Q215]/[.$AB$2]; [.$Z$2]))*([.$V215]+3)*[.$AF$2]))*5;0)" office:value-type="float" office:value="0" calcext:value-type="float">
            <text:p>0</text:p>
          </table:table-cell>
          <table:table-cell table:style-name="ce14" table:formula="of:=IFERROR(ROUND((AVERAGE(MIN(([.$S215]^2)/([.$AF215]^2);[.$AD$2]);MIN([.S215]/[.$AB$2]; [.$Z$2]))*([.$V215]+3)*[.$AF$2]))*5;0)" office:value-type="float" office:value="0" calcext:value-type="float">
            <text:p>0</text:p>
          </table:table-cell>
          <table:table-cell table:style-name="ce10" table:formula="of:=IFERROR(ROUND((AVERAGE(MIN(([.$R215]^[.$AC$2])/([.$AF215]^2);[.$AD$2]); MIN([.R215]/[.$AA$2]; [.$Z$2])))*([.$V21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5]^[.$AO$2])/([.$AF215]^[.$AO$2]);[.$AQ$2])))*[.$V215]*0.8)+([.$O215]/10);([.O215]/10));0)*5)+10; 30); 80); 0)" office:value-type="float" office:value="0" calcext:value-type="float">
            <text:p>0</text:p>
          </table:table-cell>
          <table:table-cell table:style-name="ce11" table:formula="of:=IFERROR(MIN(MAX(ROUND(AVERAGE((MIN(([.$P215]^[.$X$2])/([.$AF215]^[.$AO$2]);[.$AQ$2]))*([.$V215]+[.$AR$2]);([.P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5]+[.$S215]+[.$U215])/8/[.$AF215];[.$AQ$2]))*([.$V215]+3)*[.$AS$2];([.U21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5]^2)/([.$AF215]^[.$AO$2]);[.$AQ$2]))*([.$V215]+3)*[.$AS$2]);([.T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5]^[.$AO$2])/([.$AF215]^[.$AO$2]);[.$AQ$2]))*([.$V215]+3)*[.$AS$2]);([.Q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5]^[.$AO$2])/([.$AF215]^[.$AO$2]);[.$AQ$2]))*([.$V215]+3)*[.$AS$2]);([.S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5]^[.$AC$2])/([.$AF215]^[.$AO$2]);[.$AQ$2]))*([.$V215]+[.$AR$2]);([.R215]/10));0)*5; [.$AU$2]); [.$AT$2]);0)" office:value-type="float" office:value="0" calcext:value-type="float">
            <text:p>0</text:p>
          </table:table-cell>
          <table:table-cell table:formula="of:=ROUND(AVERAGE([.AP215:.AV215]);2)" office:value-type="float" office:value="0" calcext:value-type="float">
            <text:p>0</text:p>
          </table:table-cell>
          <table:table-cell/>
          <table:table-cell table:formula="of:=MIN(MAX([.AH215]-[.AH214];0);[.$BF$2])" office:value-type="float" office:value="0" calcext:value-type="float">
            <text:p>0</text:p>
          </table:table-cell>
          <table:table-cell table:formula="of:=MIN(MAX([.AI215]-[.AI214];0);[.$BF$2])" office:value-type="float" office:value="0" calcext:value-type="float">
            <text:p>0</text:p>
          </table:table-cell>
          <table:table-cell table:formula="of:=MIN(MAX([.AJ215]-[.AJ214];0);[.$BF$2])" office:value-type="float" office:value="0" calcext:value-type="float">
            <text:p>0</text:p>
          </table:table-cell>
          <table:table-cell table:formula="of:=MIN(MAX([.AK215]-[.AK214];0);[.$BF$2])" office:value-type="float" office:value="0" calcext:value-type="float">
            <text:p>0</text:p>
          </table:table-cell>
          <table:table-cell table:formula="of:=MIN(MAX([.AL215]-[.AL214];0);[.$BF$2])" office:value-type="float" office:value="0" calcext:value-type="float">
            <text:p>0</text:p>
          </table:table-cell>
          <table:table-cell table:formula="of:=MIN(MAX([.AM215]-[.AM214];0);[.$BF$2])" office:value-type="float" office:value="0" calcext:value-type="float">
            <text:p>0</text:p>
          </table:table-cell>
          <table:table-cell table:formula="of:=MIN(MAX([.AN215]-[.AN21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6]-[.C216]" office:value-type="float" office:value="0" calcext:value-type="float">
            <text:p>0</text:p>
          </table:table-cell>
          <table:table-cell table:style-name="ce29" table:formula="of:=[.P216]-[.D216]" office:value-type="float" office:value="0" calcext:value-type="float">
            <text:p>0</text:p>
          </table:table-cell>
          <table:table-cell table:style-name="ce60" table:formula="of:=[.Q216]-[.E216]" office:value-type="float" office:value="0" calcext:value-type="float">
            <text:p>0</text:p>
          </table:table-cell>
          <table:table-cell table:style-name="ce62" table:formula="of:=[.R216]-[.F216]" office:value-type="float" office:value="0" calcext:value-type="float">
            <text:p>0</text:p>
          </table:table-cell>
          <table:table-cell table:style-name="ce64" table:formula="of:=[.S216]-[.G216]" office:value-type="float" office:value="0" calcext:value-type="float">
            <text:p>0</text:p>
          </table:table-cell>
          <table:table-cell table:style-name="ce66" table:formula="of:=[.T216]-[.H2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6]^[.$X$2])/([.$AF216]^2);[.$AD$2]); MIN([.P216]/[.$AA$2]; [.$Z$2])))*([.$V21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6]^2)/([.$AF216]^2);[.$AD$2]);MIN([.Q216]/[.$AB$2]; [.$Z$2]))*([.$V216]+3)*[.$AF$2]))*5;0)" office:value-type="float" office:value="0" calcext:value-type="float">
            <text:p>0</text:p>
          </table:table-cell>
          <table:table-cell table:style-name="ce14" table:formula="of:=IFERROR(ROUND((AVERAGE(MIN(([.$S216]^2)/([.$AF216]^2);[.$AD$2]);MIN([.S216]/[.$AB$2]; [.$Z$2]))*([.$V216]+3)*[.$AF$2]))*5;0)" office:value-type="float" office:value="0" calcext:value-type="float">
            <text:p>0</text:p>
          </table:table-cell>
          <table:table-cell table:style-name="ce10" table:formula="of:=IFERROR(ROUND((AVERAGE(MIN(([.$R216]^[.$AC$2])/([.$AF216]^2);[.$AD$2]); MIN([.R216]/[.$AA$2]; [.$Z$2])))*([.$V21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6]^[.$AO$2])/([.$AF216]^[.$AO$2]);[.$AQ$2])))*[.$V216]*0.8)+([.$O216]/10);([.O216]/10));0)*5)+10; 30); 80); 0)" office:value-type="float" office:value="0" calcext:value-type="float">
            <text:p>0</text:p>
          </table:table-cell>
          <table:table-cell table:style-name="ce11" table:formula="of:=IFERROR(MIN(MAX(ROUND(AVERAGE((MIN(([.$P216]^[.$X$2])/([.$AF216]^[.$AO$2]);[.$AQ$2]))*([.$V216]+[.$AR$2]);([.P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6]+[.$S216]+[.$U216])/8/[.$AF216];[.$AQ$2]))*([.$V216]+3)*[.$AS$2];([.U21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6]^2)/([.$AF216]^[.$AO$2]);[.$AQ$2]))*([.$V216]+3)*[.$AS$2]);([.T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6]^[.$AO$2])/([.$AF216]^[.$AO$2]);[.$AQ$2]))*([.$V216]+3)*[.$AS$2]);([.Q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6]^[.$AO$2])/([.$AF216]^[.$AO$2]);[.$AQ$2]))*([.$V216]+3)*[.$AS$2]);([.S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6]^[.$AC$2])/([.$AF216]^[.$AO$2]);[.$AQ$2]))*([.$V216]+[.$AR$2]);([.R216]/10));0)*5; [.$AU$2]); [.$AT$2]);0)" office:value-type="float" office:value="0" calcext:value-type="float">
            <text:p>0</text:p>
          </table:table-cell>
          <table:table-cell table:formula="of:=ROUND(AVERAGE([.AP216:.AV216]);2)" office:value-type="float" office:value="0" calcext:value-type="float">
            <text:p>0</text:p>
          </table:table-cell>
          <table:table-cell/>
          <table:table-cell table:formula="of:=MIN(MAX([.AH216]-[.AH215];0);[.$BF$2])" office:value-type="float" office:value="0" calcext:value-type="float">
            <text:p>0</text:p>
          </table:table-cell>
          <table:table-cell table:formula="of:=MIN(MAX([.AI216]-[.AI215];0);[.$BF$2])" office:value-type="float" office:value="0" calcext:value-type="float">
            <text:p>0</text:p>
          </table:table-cell>
          <table:table-cell table:formula="of:=MIN(MAX([.AJ216]-[.AJ215];0);[.$BF$2])" office:value-type="float" office:value="0" calcext:value-type="float">
            <text:p>0</text:p>
          </table:table-cell>
          <table:table-cell table:formula="of:=MIN(MAX([.AK216]-[.AK215];0);[.$BF$2])" office:value-type="float" office:value="0" calcext:value-type="float">
            <text:p>0</text:p>
          </table:table-cell>
          <table:table-cell table:formula="of:=MIN(MAX([.AL216]-[.AL215];0);[.$BF$2])" office:value-type="float" office:value="0" calcext:value-type="float">
            <text:p>0</text:p>
          </table:table-cell>
          <table:table-cell table:formula="of:=MIN(MAX([.AM216]-[.AM215];0);[.$BF$2])" office:value-type="float" office:value="0" calcext:value-type="float">
            <text:p>0</text:p>
          </table:table-cell>
          <table:table-cell table:formula="of:=MIN(MAX([.AN216]-[.AN21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ub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7]-[.C217]" office:value-type="float" office:value="0" calcext:value-type="float">
            <text:p>0</text:p>
          </table:table-cell>
          <table:table-cell table:style-name="ce29" table:formula="of:=[.P217]-[.D217]" office:value-type="float" office:value="0" calcext:value-type="float">
            <text:p>0</text:p>
          </table:table-cell>
          <table:table-cell table:style-name="ce60" table:formula="of:=[.Q217]-[.E217]" office:value-type="float" office:value="0" calcext:value-type="float">
            <text:p>0</text:p>
          </table:table-cell>
          <table:table-cell table:style-name="ce62" table:formula="of:=[.R217]-[.F217]" office:value-type="float" office:value="0" calcext:value-type="float">
            <text:p>0</text:p>
          </table:table-cell>
          <table:table-cell table:style-name="ce64" table:formula="of:=[.S217]-[.G217]" office:value-type="float" office:value="0" calcext:value-type="float">
            <text:p>0</text:p>
          </table:table-cell>
          <table:table-cell table:style-name="ce66" table:formula="of:=[.T217]-[.H2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7]^[.$X$2])/([.$AF217]^2);[.$AD$2]); MIN([.P217]/[.$AA$2]; [.$Z$2])))*([.$V21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7]^2)/([.$AF217]^2);[.$AD$2]);MIN([.Q217]/[.$AB$2]; [.$Z$2]))*([.$V217]+3)*[.$AF$2]))*5;0)" office:value-type="float" office:value="0" calcext:value-type="float">
            <text:p>0</text:p>
          </table:table-cell>
          <table:table-cell table:style-name="ce14" table:formula="of:=IFERROR(ROUND((AVERAGE(MIN(([.$S217]^2)/([.$AF217]^2);[.$AD$2]);MIN([.S217]/[.$AB$2]; [.$Z$2]))*([.$V217]+3)*[.$AF$2]))*5;0)" office:value-type="float" office:value="0" calcext:value-type="float">
            <text:p>0</text:p>
          </table:table-cell>
          <table:table-cell table:style-name="ce10" table:formula="of:=IFERROR(ROUND((AVERAGE(MIN(([.$R217]^[.$AC$2])/([.$AF217]^2);[.$AD$2]); MIN([.R217]/[.$AA$2]; [.$Z$2])))*([.$V21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7]^[.$AO$2])/([.$AF217]^[.$AO$2]);[.$AQ$2])))*[.$V217]*0.8)+([.$O217]/10);([.O217]/10));0)*5)+10; 30); 80); 0)" office:value-type="float" office:value="0" calcext:value-type="float">
            <text:p>0</text:p>
          </table:table-cell>
          <table:table-cell table:style-name="ce11" table:formula="of:=IFERROR(MIN(MAX(ROUND(AVERAGE((MIN(([.$P217]^[.$X$2])/([.$AF217]^[.$AO$2]);[.$AQ$2]))*([.$V217]+[.$AR$2]);([.P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7]+[.$S217]+[.$U217])/8/[.$AF217];[.$AQ$2]))*([.$V217]+3)*[.$AS$2];([.U21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7]^2)/([.$AF217]^[.$AO$2]);[.$AQ$2]))*([.$V217]+3)*[.$AS$2]);([.T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7]^[.$AO$2])/([.$AF217]^[.$AO$2]);[.$AQ$2]))*([.$V217]+3)*[.$AS$2]);([.Q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7]^[.$AO$2])/([.$AF217]^[.$AO$2]);[.$AQ$2]))*([.$V217]+3)*[.$AS$2]);([.S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7]^[.$AC$2])/([.$AF217]^[.$AO$2]);[.$AQ$2]))*([.$V217]+[.$AR$2]);([.R217]/10));0)*5; [.$AU$2]); [.$AT$2]);0)" office:value-type="float" office:value="0" calcext:value-type="float">
            <text:p>0</text:p>
          </table:table-cell>
          <table:table-cell table:formula="of:=ROUND(AVERAGE([.AP217:.AV217]);2)" office:value-type="float" office:value="0" calcext:value-type="float">
            <text:p>0</text:p>
          </table:table-cell>
          <table:table-cell/>
          <table:table-cell table:formula="of:=MIN(MAX([.AH217]-[.AH216];0);[.$BF$2])" office:value-type="float" office:value="0" calcext:value-type="float">
            <text:p>0</text:p>
          </table:table-cell>
          <table:table-cell table:formula="of:=MIN(MAX([.AI217]-[.AI216];0);[.$BF$2])" office:value-type="float" office:value="0" calcext:value-type="float">
            <text:p>0</text:p>
          </table:table-cell>
          <table:table-cell table:formula="of:=MIN(MAX([.AJ217]-[.AJ216];0);[.$BF$2])" office:value-type="float" office:value="0" calcext:value-type="float">
            <text:p>0</text:p>
          </table:table-cell>
          <table:table-cell table:formula="of:=MIN(MAX([.AK217]-[.AK216];0);[.$BF$2])" office:value-type="float" office:value="0" calcext:value-type="float">
            <text:p>0</text:p>
          </table:table-cell>
          <table:table-cell table:formula="of:=MIN(MAX([.AL217]-[.AL216];0);[.$BF$2])" office:value-type="float" office:value="0" calcext:value-type="float">
            <text:p>0</text:p>
          </table:table-cell>
          <table:table-cell table:formula="of:=MIN(MAX([.AM217]-[.AM216];0);[.$BF$2])" office:value-type="float" office:value="0" calcext:value-type="float">
            <text:p>0</text:p>
          </table:table-cell>
          <table:table-cell table:formula="of:=MIN(MAX([.AN217]-[.AN21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8]-[.C218]" office:value-type="float" office:value="0" calcext:value-type="float">
            <text:p>0</text:p>
          </table:table-cell>
          <table:table-cell table:style-name="ce29" table:formula="of:=[.P218]-[.D218]" office:value-type="float" office:value="0" calcext:value-type="float">
            <text:p>0</text:p>
          </table:table-cell>
          <table:table-cell table:style-name="ce60" table:formula="of:=[.Q218]-[.E218]" office:value-type="float" office:value="0" calcext:value-type="float">
            <text:p>0</text:p>
          </table:table-cell>
          <table:table-cell table:style-name="ce62" table:formula="of:=[.R218]-[.F218]" office:value-type="float" office:value="0" calcext:value-type="float">
            <text:p>0</text:p>
          </table:table-cell>
          <table:table-cell table:style-name="ce64" table:formula="of:=[.S218]-[.G218]" office:value-type="float" office:value="0" calcext:value-type="float">
            <text:p>0</text:p>
          </table:table-cell>
          <table:table-cell table:style-name="ce66" table:formula="of:=[.T218]-[.H2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8]^[.$X$2])/([.$AF218]^2);[.$AD$2]); MIN([.P218]/[.$AA$2]; [.$Z$2])))*([.$V21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8]^2)/([.$AF218]^2);[.$AD$2]);MIN([.Q218]/[.$AB$2]; [.$Z$2]))*([.$V218]+3)*[.$AF$2]))*5;0)" office:value-type="float" office:value="0" calcext:value-type="float">
            <text:p>0</text:p>
          </table:table-cell>
          <table:table-cell table:style-name="ce14" table:formula="of:=IFERROR(ROUND((AVERAGE(MIN(([.$S218]^2)/([.$AF218]^2);[.$AD$2]);MIN([.S218]/[.$AB$2]; [.$Z$2]))*([.$V218]+3)*[.$AF$2]))*5;0)" office:value-type="float" office:value="0" calcext:value-type="float">
            <text:p>0</text:p>
          </table:table-cell>
          <table:table-cell table:style-name="ce10" table:formula="of:=IFERROR(ROUND((AVERAGE(MIN(([.$R218]^[.$AC$2])/([.$AF218]^2);[.$AD$2]); MIN([.R218]/[.$AA$2]; [.$Z$2])))*([.$V21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8]^[.$AO$2])/([.$AF218]^[.$AO$2]);[.$AQ$2])))*[.$V218]*0.8)+([.$O218]/10);([.O218]/10));0)*5)+10; 30); 80); 0)" office:value-type="float" office:value="0" calcext:value-type="float">
            <text:p>0</text:p>
          </table:table-cell>
          <table:table-cell table:style-name="ce11" table:formula="of:=IFERROR(MIN(MAX(ROUND(AVERAGE((MIN(([.$P218]^[.$X$2])/([.$AF218]^[.$AO$2]);[.$AQ$2]))*([.$V218]+[.$AR$2]);([.P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8]+[.$S218]+[.$U218])/8/[.$AF218];[.$AQ$2]))*([.$V218]+3)*[.$AS$2];([.U21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8]^2)/([.$AF218]^[.$AO$2]);[.$AQ$2]))*([.$V218]+3)*[.$AS$2]);([.T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8]^[.$AO$2])/([.$AF218]^[.$AO$2]);[.$AQ$2]))*([.$V218]+3)*[.$AS$2]);([.Q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8]^[.$AO$2])/([.$AF218]^[.$AO$2]);[.$AQ$2]))*([.$V218]+3)*[.$AS$2]);([.S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8]^[.$AC$2])/([.$AF218]^[.$AO$2]);[.$AQ$2]))*([.$V218]+[.$AR$2]);([.R218]/10));0)*5; [.$AU$2]); [.$AT$2]);0)" office:value-type="float" office:value="0" calcext:value-type="float">
            <text:p>0</text:p>
          </table:table-cell>
          <table:table-cell table:formula="of:=ROUND(AVERAGE([.AP218:.AV218]);2)" office:value-type="float" office:value="0" calcext:value-type="float">
            <text:p>0</text:p>
          </table:table-cell>
          <table:table-cell/>
          <table:table-cell table:formula="of:=MIN(MAX([.AH218]-[.AH217];0);[.$BF$2])" office:value-type="float" office:value="0" calcext:value-type="float">
            <text:p>0</text:p>
          </table:table-cell>
          <table:table-cell table:formula="of:=MIN(MAX([.AI218]-[.AI217];0);[.$BF$2])" office:value-type="float" office:value="0" calcext:value-type="float">
            <text:p>0</text:p>
          </table:table-cell>
          <table:table-cell table:formula="of:=MIN(MAX([.AJ218]-[.AJ217];0);[.$BF$2])" office:value-type="float" office:value="0" calcext:value-type="float">
            <text:p>0</text:p>
          </table:table-cell>
          <table:table-cell table:formula="of:=MIN(MAX([.AK218]-[.AK217];0);[.$BF$2])" office:value-type="float" office:value="0" calcext:value-type="float">
            <text:p>0</text:p>
          </table:table-cell>
          <table:table-cell table:formula="of:=MIN(MAX([.AL218]-[.AL217];0);[.$BF$2])" office:value-type="float" office:value="0" calcext:value-type="float">
            <text:p>0</text:p>
          </table:table-cell>
          <table:table-cell table:formula="of:=MIN(MAX([.AM218]-[.AM217];0);[.$BF$2])" office:value-type="float" office:value="0" calcext:value-type="float">
            <text:p>0</text:p>
          </table:table-cell>
          <table:table-cell table:formula="of:=MIN(MAX([.AN218]-[.AN21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9]-[.C219]" office:value-type="float" office:value="0" calcext:value-type="float">
            <text:p>0</text:p>
          </table:table-cell>
          <table:table-cell table:style-name="ce29" table:formula="of:=[.P219]-[.D219]" office:value-type="float" office:value="0" calcext:value-type="float">
            <text:p>0</text:p>
          </table:table-cell>
          <table:table-cell table:style-name="ce60" table:formula="of:=[.Q219]-[.E219]" office:value-type="float" office:value="0" calcext:value-type="float">
            <text:p>0</text:p>
          </table:table-cell>
          <table:table-cell table:style-name="ce62" table:formula="of:=[.R219]-[.F219]" office:value-type="float" office:value="0" calcext:value-type="float">
            <text:p>0</text:p>
          </table:table-cell>
          <table:table-cell table:style-name="ce64" table:formula="of:=[.S219]-[.G219]" office:value-type="float" office:value="0" calcext:value-type="float">
            <text:p>0</text:p>
          </table:table-cell>
          <table:table-cell table:style-name="ce66" table:formula="of:=[.T219]-[.H2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9]^[.$X$2])/([.$AF219]^2);[.$AD$2]); MIN([.P219]/[.$AA$2]; [.$Z$2])))*([.$V21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9]^2)/([.$AF219]^2);[.$AD$2]);MIN([.Q219]/[.$AB$2]; [.$Z$2]))*([.$V219]+3)*[.$AF$2]))*5;0)" office:value-type="float" office:value="0" calcext:value-type="float">
            <text:p>0</text:p>
          </table:table-cell>
          <table:table-cell table:style-name="ce14" table:formula="of:=IFERROR(ROUND((AVERAGE(MIN(([.$S219]^2)/([.$AF219]^2);[.$AD$2]);MIN([.S219]/[.$AB$2]; [.$Z$2]))*([.$V219]+3)*[.$AF$2]))*5;0)" office:value-type="float" office:value="0" calcext:value-type="float">
            <text:p>0</text:p>
          </table:table-cell>
          <table:table-cell table:style-name="ce10" table:formula="of:=IFERROR(ROUND((AVERAGE(MIN(([.$R219]^[.$AC$2])/([.$AF219]^2);[.$AD$2]); MIN([.R219]/[.$AA$2]; [.$Z$2])))*([.$V21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9]^[.$AO$2])/([.$AF219]^[.$AO$2]);[.$AQ$2])))*[.$V219]*0.8)+([.$O219]/10);([.O219]/10));0)*5)+10; 30); 80); 0)" office:value-type="float" office:value="0" calcext:value-type="float">
            <text:p>0</text:p>
          </table:table-cell>
          <table:table-cell table:style-name="ce11" table:formula="of:=IFERROR(MIN(MAX(ROUND(AVERAGE((MIN(([.$P219]^[.$X$2])/([.$AF219]^[.$AO$2]);[.$AQ$2]))*([.$V219]+[.$AR$2]);([.P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9]+[.$S219]+[.$U219])/8/[.$AF219];[.$AQ$2]))*([.$V219]+3)*[.$AS$2];([.U21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9]^2)/([.$AF219]^[.$AO$2]);[.$AQ$2]))*([.$V219]+3)*[.$AS$2]);([.T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9]^[.$AO$2])/([.$AF219]^[.$AO$2]);[.$AQ$2]))*([.$V219]+3)*[.$AS$2]);([.Q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9]^[.$AO$2])/([.$AF219]^[.$AO$2]);[.$AQ$2]))*([.$V219]+3)*[.$AS$2]);([.S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9]^[.$AC$2])/([.$AF219]^[.$AO$2]);[.$AQ$2]))*([.$V219]+[.$AR$2]);([.R219]/10));0)*5; [.$AU$2]); [.$AT$2]);0)" office:value-type="float" office:value="0" calcext:value-type="float">
            <text:p>0</text:p>
          </table:table-cell>
          <table:table-cell table:formula="of:=ROUND(AVERAGE([.AP219:.AV219]);2)" office:value-type="float" office:value="0" calcext:value-type="float">
            <text:p>0</text:p>
          </table:table-cell>
          <table:table-cell/>
          <table:table-cell table:formula="of:=MIN(MAX([.AH219]-[.AH218];0);[.$BF$2])" office:value-type="float" office:value="0" calcext:value-type="float">
            <text:p>0</text:p>
          </table:table-cell>
          <table:table-cell table:formula="of:=MIN(MAX([.AI219]-[.AI218];0);[.$BF$2])" office:value-type="float" office:value="0" calcext:value-type="float">
            <text:p>0</text:p>
          </table:table-cell>
          <table:table-cell table:formula="of:=MIN(MAX([.AJ219]-[.AJ218];0);[.$BF$2])" office:value-type="float" office:value="0" calcext:value-type="float">
            <text:p>0</text:p>
          </table:table-cell>
          <table:table-cell table:formula="of:=MIN(MAX([.AK219]-[.AK218];0);[.$BF$2])" office:value-type="float" office:value="0" calcext:value-type="float">
            <text:p>0</text:p>
          </table:table-cell>
          <table:table-cell table:formula="of:=MIN(MAX([.AL219]-[.AL218];0);[.$BF$2])" office:value-type="float" office:value="0" calcext:value-type="float">
            <text:p>0</text:p>
          </table:table-cell>
          <table:table-cell table:formula="of:=MIN(MAX([.AM219]-[.AM218];0);[.$BF$2])" office:value-type="float" office:value="0" calcext:value-type="float">
            <text:p>0</text:p>
          </table:table-cell>
          <table:table-cell table:formula="of:=MIN(MAX([.AN219]-[.AN21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udd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0]-[.C220]" office:value-type="float" office:value="0" calcext:value-type="float">
            <text:p>0</text:p>
          </table:table-cell>
          <table:table-cell table:style-name="ce29" table:formula="of:=[.P220]-[.D220]" office:value-type="float" office:value="0" calcext:value-type="float">
            <text:p>0</text:p>
          </table:table-cell>
          <table:table-cell table:style-name="ce60" table:formula="of:=[.Q220]-[.E220]" office:value-type="float" office:value="0" calcext:value-type="float">
            <text:p>0</text:p>
          </table:table-cell>
          <table:table-cell table:style-name="ce62" table:formula="of:=[.R220]-[.F220]" office:value-type="float" office:value="0" calcext:value-type="float">
            <text:p>0</text:p>
          </table:table-cell>
          <table:table-cell table:style-name="ce64" table:formula="of:=[.S220]-[.G220]" office:value-type="float" office:value="0" calcext:value-type="float">
            <text:p>0</text:p>
          </table:table-cell>
          <table:table-cell table:style-name="ce66" table:formula="of:=[.T220]-[.H2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0]^[.$X$2])/([.$AF220]^2);[.$AD$2]); MIN([.P220]/[.$AA$2]; [.$Z$2])))*([.$V22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0]^2)/([.$AF220]^2);[.$AD$2]);MIN([.Q220]/[.$AB$2]; [.$Z$2]))*([.$V220]+3)*[.$AF$2]))*5;0)" office:value-type="float" office:value="0" calcext:value-type="float">
            <text:p>0</text:p>
          </table:table-cell>
          <table:table-cell table:style-name="ce14" table:formula="of:=IFERROR(ROUND((AVERAGE(MIN(([.$S220]^2)/([.$AF220]^2);[.$AD$2]);MIN([.S220]/[.$AB$2]; [.$Z$2]))*([.$V220]+3)*[.$AF$2]))*5;0)" office:value-type="float" office:value="0" calcext:value-type="float">
            <text:p>0</text:p>
          </table:table-cell>
          <table:table-cell table:style-name="ce10" table:formula="of:=IFERROR(ROUND((AVERAGE(MIN(([.$R220]^[.$AC$2])/([.$AF220]^2);[.$AD$2]); MIN([.R220]/[.$AA$2]; [.$Z$2])))*([.$V22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0]^[.$AO$2])/([.$AF220]^[.$AO$2]);[.$AQ$2])))*[.$V220]*0.8)+([.$O220]/10);([.O220]/10));0)*5)+10; 30); 80); 0)" office:value-type="float" office:value="0" calcext:value-type="float">
            <text:p>0</text:p>
          </table:table-cell>
          <table:table-cell table:style-name="ce11" table:formula="of:=IFERROR(MIN(MAX(ROUND(AVERAGE((MIN(([.$P220]^[.$X$2])/([.$AF220]^[.$AO$2]);[.$AQ$2]))*([.$V220]+[.$AR$2]);([.P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0]+[.$S220]+[.$U220])/8/[.$AF220];[.$AQ$2]))*([.$V220]+3)*[.$AS$2];([.U22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0]^2)/([.$AF220]^[.$AO$2]);[.$AQ$2]))*([.$V220]+3)*[.$AS$2]);([.T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0]^[.$AO$2])/([.$AF220]^[.$AO$2]);[.$AQ$2]))*([.$V220]+3)*[.$AS$2]);([.Q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0]^[.$AO$2])/([.$AF220]^[.$AO$2]);[.$AQ$2]))*([.$V220]+3)*[.$AS$2]);([.S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0]^[.$AC$2])/([.$AF220]^[.$AO$2]);[.$AQ$2]))*([.$V220]+[.$AR$2]);([.R220]/10));0)*5; [.$AU$2]); [.$AT$2]);0)" office:value-type="float" office:value="0" calcext:value-type="float">
            <text:p>0</text:p>
          </table:table-cell>
          <table:table-cell table:formula="of:=ROUND(AVERAGE([.AP220:.AV220]);2)" office:value-type="float" office:value="0" calcext:value-type="float">
            <text:p>0</text:p>
          </table:table-cell>
          <table:table-cell/>
          <table:table-cell table:formula="of:=MIN(MAX([.AH220]-[.AH219];0);[.$BF$2])" office:value-type="float" office:value="0" calcext:value-type="float">
            <text:p>0</text:p>
          </table:table-cell>
          <table:table-cell table:formula="of:=MIN(MAX([.AI220]-[.AI219];0);[.$BF$2])" office:value-type="float" office:value="0" calcext:value-type="float">
            <text:p>0</text:p>
          </table:table-cell>
          <table:table-cell table:formula="of:=MIN(MAX([.AJ220]-[.AJ219];0);[.$BF$2])" office:value-type="float" office:value="0" calcext:value-type="float">
            <text:p>0</text:p>
          </table:table-cell>
          <table:table-cell table:formula="of:=MIN(MAX([.AK220]-[.AK219];0);[.$BF$2])" office:value-type="float" office:value="0" calcext:value-type="float">
            <text:p>0</text:p>
          </table:table-cell>
          <table:table-cell table:formula="of:=MIN(MAX([.AL220]-[.AL219];0);[.$BF$2])" office:value-type="float" office:value="0" calcext:value-type="float">
            <text:p>0</text:p>
          </table:table-cell>
          <table:table-cell table:formula="of:=MIN(MAX([.AM220]-[.AM219];0);[.$BF$2])" office:value-type="float" office:value="0" calcext:value-type="float">
            <text:p>0</text:p>
          </table:table-cell>
          <table:table-cell table:formula="of:=MIN(MAX([.AN220]-[.AN21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orele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1]-[.C221]" office:value-type="float" office:value="0" calcext:value-type="float">
            <text:p>0</text:p>
          </table:table-cell>
          <table:table-cell table:style-name="ce29" table:formula="of:=[.P221]-[.D221]" office:value-type="float" office:value="0" calcext:value-type="float">
            <text:p>0</text:p>
          </table:table-cell>
          <table:table-cell table:style-name="ce60" table:formula="of:=[.Q221]-[.E221]" office:value-type="float" office:value="0" calcext:value-type="float">
            <text:p>0</text:p>
          </table:table-cell>
          <table:table-cell table:style-name="ce62" table:formula="of:=[.R221]-[.F221]" office:value-type="float" office:value="0" calcext:value-type="float">
            <text:p>0</text:p>
          </table:table-cell>
          <table:table-cell table:style-name="ce64" table:formula="of:=[.S221]-[.G221]" office:value-type="float" office:value="0" calcext:value-type="float">
            <text:p>0</text:p>
          </table:table-cell>
          <table:table-cell table:style-name="ce66" table:formula="of:=[.T221]-[.H2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1]^[.$X$2])/([.$AF221]^2);[.$AD$2]); MIN([.P221]/[.$AA$2]; [.$Z$2])))*([.$V22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1]^2)/([.$AF221]^2);[.$AD$2]);MIN([.Q221]/[.$AB$2]; [.$Z$2]))*([.$V221]+3)*[.$AF$2]))*5;0)" office:value-type="float" office:value="0" calcext:value-type="float">
            <text:p>0</text:p>
          </table:table-cell>
          <table:table-cell table:style-name="ce14" table:formula="of:=IFERROR(ROUND((AVERAGE(MIN(([.$S221]^2)/([.$AF221]^2);[.$AD$2]);MIN([.S221]/[.$AB$2]; [.$Z$2]))*([.$V221]+3)*[.$AF$2]))*5;0)" office:value-type="float" office:value="0" calcext:value-type="float">
            <text:p>0</text:p>
          </table:table-cell>
          <table:table-cell table:style-name="ce10" table:formula="of:=IFERROR(ROUND((AVERAGE(MIN(([.$R221]^[.$AC$2])/([.$AF221]^2);[.$AD$2]); MIN([.R221]/[.$AA$2]; [.$Z$2])))*([.$V22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1]^[.$AO$2])/([.$AF221]^[.$AO$2]);[.$AQ$2])))*[.$V221]*0.8)+([.$O221]/10);([.O221]/10));0)*5)+10; 30); 80); 0)" office:value-type="float" office:value="0" calcext:value-type="float">
            <text:p>0</text:p>
          </table:table-cell>
          <table:table-cell table:style-name="ce11" table:formula="of:=IFERROR(MIN(MAX(ROUND(AVERAGE((MIN(([.$P221]^[.$X$2])/([.$AF221]^[.$AO$2]);[.$AQ$2]))*([.$V221]+[.$AR$2]);([.P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1]+[.$S221]+[.$U221])/8/[.$AF221];[.$AQ$2]))*([.$V221]+3)*[.$AS$2];([.U22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1]^2)/([.$AF221]^[.$AO$2]);[.$AQ$2]))*([.$V221]+3)*[.$AS$2]);([.T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1]^[.$AO$2])/([.$AF221]^[.$AO$2]);[.$AQ$2]))*([.$V221]+3)*[.$AS$2]);([.Q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1]^[.$AO$2])/([.$AF221]^[.$AO$2]);[.$AQ$2]))*([.$V221]+3)*[.$AS$2]);([.S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1]^[.$AC$2])/([.$AF221]^[.$AO$2]);[.$AQ$2]))*([.$V221]+[.$AR$2]);([.R221]/10));0)*5; [.$AU$2]); [.$AT$2]);0)" office:value-type="float" office:value="0" calcext:value-type="float">
            <text:p>0</text:p>
          </table:table-cell>
          <table:table-cell table:formula="of:=ROUND(AVERAGE([.AP221:.AV221]);2)" office:value-type="float" office:value="0" calcext:value-type="float">
            <text:p>0</text:p>
          </table:table-cell>
          <table:table-cell/>
          <table:table-cell table:formula="of:=MIN(MAX([.AH221]-[.AH220];0);[.$BF$2])" office:value-type="float" office:value="0" calcext:value-type="float">
            <text:p>0</text:p>
          </table:table-cell>
          <table:table-cell table:formula="of:=MIN(MAX([.AI221]-[.AI220];0);[.$BF$2])" office:value-type="float" office:value="0" calcext:value-type="float">
            <text:p>0</text:p>
          </table:table-cell>
          <table:table-cell table:formula="of:=MIN(MAX([.AJ221]-[.AJ220];0);[.$BF$2])" office:value-type="float" office:value="0" calcext:value-type="float">
            <text:p>0</text:p>
          </table:table-cell>
          <table:table-cell table:formula="of:=MIN(MAX([.AK221]-[.AK220];0);[.$BF$2])" office:value-type="float" office:value="0" calcext:value-type="float">
            <text:p>0</text:p>
          </table:table-cell>
          <table:table-cell table:formula="of:=MIN(MAX([.AL221]-[.AL220];0);[.$BF$2])" office:value-type="float" office:value="0" calcext:value-type="float">
            <text:p>0</text:p>
          </table:table-cell>
          <table:table-cell table:formula="of:=MIN(MAX([.AM221]-[.AM220];0);[.$BF$2])" office:value-type="float" office:value="0" calcext:value-type="float">
            <text:p>0</text:p>
          </table:table-cell>
          <table:table-cell table:formula="of:=MIN(MAX([.AN221]-[.AN22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un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2]-[.C222]" office:value-type="float" office:value="0" calcext:value-type="float">
            <text:p>0</text:p>
          </table:table-cell>
          <table:table-cell table:style-name="ce29" table:formula="of:=[.P222]-[.D222]" office:value-type="float" office:value="0" calcext:value-type="float">
            <text:p>0</text:p>
          </table:table-cell>
          <table:table-cell table:style-name="ce60" table:formula="of:=[.Q222]-[.E222]" office:value-type="float" office:value="0" calcext:value-type="float">
            <text:p>0</text:p>
          </table:table-cell>
          <table:table-cell table:style-name="ce62" table:formula="of:=[.R222]-[.F222]" office:value-type="float" office:value="0" calcext:value-type="float">
            <text:p>0</text:p>
          </table:table-cell>
          <table:table-cell table:style-name="ce64" table:formula="of:=[.S222]-[.G222]" office:value-type="float" office:value="0" calcext:value-type="float">
            <text:p>0</text:p>
          </table:table-cell>
          <table:table-cell table:style-name="ce66" table:formula="of:=[.T222]-[.H2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2]^[.$X$2])/([.$AF222]^2);[.$AD$2]); MIN([.P222]/[.$AA$2]; [.$Z$2])))*([.$V22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2]^2)/([.$AF222]^2);[.$AD$2]);MIN([.Q222]/[.$AB$2]; [.$Z$2]))*([.$V222]+3)*[.$AF$2]))*5;0)" office:value-type="float" office:value="0" calcext:value-type="float">
            <text:p>0</text:p>
          </table:table-cell>
          <table:table-cell table:style-name="ce14" table:formula="of:=IFERROR(ROUND((AVERAGE(MIN(([.$S222]^2)/([.$AF222]^2);[.$AD$2]);MIN([.S222]/[.$AB$2]; [.$Z$2]))*([.$V222]+3)*[.$AF$2]))*5;0)" office:value-type="float" office:value="0" calcext:value-type="float">
            <text:p>0</text:p>
          </table:table-cell>
          <table:table-cell table:style-name="ce10" table:formula="of:=IFERROR(ROUND((AVERAGE(MIN(([.$R222]^[.$AC$2])/([.$AF222]^2);[.$AD$2]); MIN([.R222]/[.$AA$2]; [.$Z$2])))*([.$V22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2]^[.$AO$2])/([.$AF222]^[.$AO$2]);[.$AQ$2])))*[.$V222]*0.8)+([.$O222]/10);([.O222]/10));0)*5)+10; 30); 80); 0)" office:value-type="float" office:value="0" calcext:value-type="float">
            <text:p>0</text:p>
          </table:table-cell>
          <table:table-cell table:style-name="ce11" table:formula="of:=IFERROR(MIN(MAX(ROUND(AVERAGE((MIN(([.$P222]^[.$X$2])/([.$AF222]^[.$AO$2]);[.$AQ$2]))*([.$V222]+[.$AR$2]);([.P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2]+[.$S222]+[.$U222])/8/[.$AF222];[.$AQ$2]))*([.$V222]+3)*[.$AS$2];([.U22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2]^2)/([.$AF222]^[.$AO$2]);[.$AQ$2]))*([.$V222]+3)*[.$AS$2]);([.T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2]^[.$AO$2])/([.$AF222]^[.$AO$2]);[.$AQ$2]))*([.$V222]+3)*[.$AS$2]);([.Q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2]^[.$AO$2])/([.$AF222]^[.$AO$2]);[.$AQ$2]))*([.$V222]+3)*[.$AS$2]);([.S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2]^[.$AC$2])/([.$AF222]^[.$AO$2]);[.$AQ$2]))*([.$V222]+[.$AR$2]);([.R222]/10));0)*5; [.$AU$2]); [.$AT$2]);0)" office:value-type="float" office:value="0" calcext:value-type="float">
            <text:p>0</text:p>
          </table:table-cell>
          <table:table-cell table:formula="of:=ROUND(AVERAGE([.AP222:.AV222]);2)" office:value-type="float" office:value="0" calcext:value-type="float">
            <text:p>0</text:p>
          </table:table-cell>
          <table:table-cell/>
          <table:table-cell table:formula="of:=MIN(MAX([.AH222]-[.AH221];0);[.$BF$2])" office:value-type="float" office:value="0" calcext:value-type="float">
            <text:p>0</text:p>
          </table:table-cell>
          <table:table-cell table:formula="of:=MIN(MAX([.AI222]-[.AI221];0);[.$BF$2])" office:value-type="float" office:value="0" calcext:value-type="float">
            <text:p>0</text:p>
          </table:table-cell>
          <table:table-cell table:formula="of:=MIN(MAX([.AJ222]-[.AJ221];0);[.$BF$2])" office:value-type="float" office:value="0" calcext:value-type="float">
            <text:p>0</text:p>
          </table:table-cell>
          <table:table-cell table:formula="of:=MIN(MAX([.AK222]-[.AK221];0);[.$BF$2])" office:value-type="float" office:value="0" calcext:value-type="float">
            <text:p>0</text:p>
          </table:table-cell>
          <table:table-cell table:formula="of:=MIN(MAX([.AL222]-[.AL221];0);[.$BF$2])" office:value-type="float" office:value="0" calcext:value-type="float">
            <text:p>0</text:p>
          </table:table-cell>
          <table:table-cell table:formula="of:=MIN(MAX([.AM222]-[.AM221];0);[.$BF$2])" office:value-type="float" office:value="0" calcext:value-type="float">
            <text:p>0</text:p>
          </table:table-cell>
          <table:table-cell table:formula="of:=MIN(MAX([.AN222]-[.AN22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gath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3]-[.C223]" office:value-type="float" office:value="0" calcext:value-type="float">
            <text:p>0</text:p>
          </table:table-cell>
          <table:table-cell table:style-name="ce29" table:formula="of:=[.P223]-[.D223]" office:value-type="float" office:value="0" calcext:value-type="float">
            <text:p>0</text:p>
          </table:table-cell>
          <table:table-cell table:style-name="ce60" table:formula="of:=[.Q223]-[.E223]" office:value-type="float" office:value="0" calcext:value-type="float">
            <text:p>0</text:p>
          </table:table-cell>
          <table:table-cell table:style-name="ce62" table:formula="of:=[.R223]-[.F223]" office:value-type="float" office:value="0" calcext:value-type="float">
            <text:p>0</text:p>
          </table:table-cell>
          <table:table-cell table:style-name="ce64" table:formula="of:=[.S223]-[.G223]" office:value-type="float" office:value="0" calcext:value-type="float">
            <text:p>0</text:p>
          </table:table-cell>
          <table:table-cell table:style-name="ce66" table:formula="of:=[.T223]-[.H2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3]^[.$X$2])/([.$AF223]^2);[.$AD$2]); MIN([.P223]/[.$AA$2]; [.$Z$2])))*([.$V22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3]^2)/([.$AF223]^2);[.$AD$2]);MIN([.Q223]/[.$AB$2]; [.$Z$2]))*([.$V223]+3)*[.$AF$2]))*5;0)" office:value-type="float" office:value="0" calcext:value-type="float">
            <text:p>0</text:p>
          </table:table-cell>
          <table:table-cell table:style-name="ce14" table:formula="of:=IFERROR(ROUND((AVERAGE(MIN(([.$S223]^2)/([.$AF223]^2);[.$AD$2]);MIN([.S223]/[.$AB$2]; [.$Z$2]))*([.$V223]+3)*[.$AF$2]))*5;0)" office:value-type="float" office:value="0" calcext:value-type="float">
            <text:p>0</text:p>
          </table:table-cell>
          <table:table-cell table:style-name="ce10" table:formula="of:=IFERROR(ROUND((AVERAGE(MIN(([.$R223]^[.$AC$2])/([.$AF223]^2);[.$AD$2]); MIN([.R223]/[.$AA$2]; [.$Z$2])))*([.$V22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3]^[.$AO$2])/([.$AF223]^[.$AO$2]);[.$AQ$2])))*[.$V223]*0.8)+([.$O223]/10);([.O223]/10));0)*5)+10; 30); 80); 0)" office:value-type="float" office:value="0" calcext:value-type="float">
            <text:p>0</text:p>
          </table:table-cell>
          <table:table-cell table:style-name="ce11" table:formula="of:=IFERROR(MIN(MAX(ROUND(AVERAGE((MIN(([.$P223]^[.$X$2])/([.$AF223]^[.$AO$2]);[.$AQ$2]))*([.$V223]+[.$AR$2]);([.P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3]+[.$S223]+[.$U223])/8/[.$AF223];[.$AQ$2]))*([.$V223]+3)*[.$AS$2];([.U22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3]^2)/([.$AF223]^[.$AO$2]);[.$AQ$2]))*([.$V223]+3)*[.$AS$2]);([.T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3]^[.$AO$2])/([.$AF223]^[.$AO$2]);[.$AQ$2]))*([.$V223]+3)*[.$AS$2]);([.Q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3]^[.$AO$2])/([.$AF223]^[.$AO$2]);[.$AQ$2]))*([.$V223]+3)*[.$AS$2]);([.S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3]^[.$AC$2])/([.$AF223]^[.$AO$2]);[.$AQ$2]))*([.$V223]+[.$AR$2]);([.R223]/10));0)*5; [.$AU$2]); [.$AT$2]);0)" office:value-type="float" office:value="0" calcext:value-type="float">
            <text:p>0</text:p>
          </table:table-cell>
          <table:table-cell table:formula="of:=ROUND(AVERAGE([.AP223:.AV223]);2)" office:value-type="float" office:value="0" calcext:value-type="float">
            <text:p>0</text:p>
          </table:table-cell>
          <table:table-cell/>
          <table:table-cell table:formula="of:=MIN(MAX([.AH223]-[.AH222];0);[.$BF$2])" office:value-type="float" office:value="0" calcext:value-type="float">
            <text:p>0</text:p>
          </table:table-cell>
          <table:table-cell table:formula="of:=MIN(MAX([.AI223]-[.AI222];0);[.$BF$2])" office:value-type="float" office:value="0" calcext:value-type="float">
            <text:p>0</text:p>
          </table:table-cell>
          <table:table-cell table:formula="of:=MIN(MAX([.AJ223]-[.AJ222];0);[.$BF$2])" office:value-type="float" office:value="0" calcext:value-type="float">
            <text:p>0</text:p>
          </table:table-cell>
          <table:table-cell table:formula="of:=MIN(MAX([.AK223]-[.AK222];0);[.$BF$2])" office:value-type="float" office:value="0" calcext:value-type="float">
            <text:p>0</text:p>
          </table:table-cell>
          <table:table-cell table:formula="of:=MIN(MAX([.AL223]-[.AL222];0);[.$BF$2])" office:value-type="float" office:value="0" calcext:value-type="float">
            <text:p>0</text:p>
          </table:table-cell>
          <table:table-cell table:formula="of:=MIN(MAX([.AM223]-[.AM222];0);[.$BF$2])" office:value-type="float" office:value="0" calcext:value-type="float">
            <text:p>0</text:p>
          </table:table-cell>
          <table:table-cell table:formula="of:=MIN(MAX([.AN223]-[.AN22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anc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4]-[.C224]" office:value-type="float" office:value="0" calcext:value-type="float">
            <text:p>0</text:p>
          </table:table-cell>
          <table:table-cell table:style-name="ce29" table:formula="of:=[.P224]-[.D224]" office:value-type="float" office:value="0" calcext:value-type="float">
            <text:p>0</text:p>
          </table:table-cell>
          <table:table-cell table:style-name="ce60" table:formula="of:=[.Q224]-[.E224]" office:value-type="float" office:value="0" calcext:value-type="float">
            <text:p>0</text:p>
          </table:table-cell>
          <table:table-cell table:style-name="ce62" table:formula="of:=[.R224]-[.F224]" office:value-type="float" office:value="0" calcext:value-type="float">
            <text:p>0</text:p>
          </table:table-cell>
          <table:table-cell table:style-name="ce64" table:formula="of:=[.S224]-[.G224]" office:value-type="float" office:value="0" calcext:value-type="float">
            <text:p>0</text:p>
          </table:table-cell>
          <table:table-cell table:style-name="ce66" table:formula="of:=[.T224]-[.H2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4]^[.$X$2])/([.$AF224]^2);[.$AD$2]); MIN([.P224]/[.$AA$2]; [.$Z$2])))*([.$V22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4]^2)/([.$AF224]^2);[.$AD$2]);MIN([.Q224]/[.$AB$2]; [.$Z$2]))*([.$V224]+3)*[.$AF$2]))*5;0)" office:value-type="float" office:value="0" calcext:value-type="float">
            <text:p>0</text:p>
          </table:table-cell>
          <table:table-cell table:style-name="ce14" table:formula="of:=IFERROR(ROUND((AVERAGE(MIN(([.$S224]^2)/([.$AF224]^2);[.$AD$2]);MIN([.S224]/[.$AB$2]; [.$Z$2]))*([.$V224]+3)*[.$AF$2]))*5;0)" office:value-type="float" office:value="0" calcext:value-type="float">
            <text:p>0</text:p>
          </table:table-cell>
          <table:table-cell table:style-name="ce10" table:formula="of:=IFERROR(ROUND((AVERAGE(MIN(([.$R224]^[.$AC$2])/([.$AF224]^2);[.$AD$2]); MIN([.R224]/[.$AA$2]; [.$Z$2])))*([.$V22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4]^[.$AO$2])/([.$AF224]^[.$AO$2]);[.$AQ$2])))*[.$V224]*0.8)+([.$O224]/10);([.O224]/10));0)*5)+10; 30); 80); 0)" office:value-type="float" office:value="0" calcext:value-type="float">
            <text:p>0</text:p>
          </table:table-cell>
          <table:table-cell table:style-name="ce11" table:formula="of:=IFERROR(MIN(MAX(ROUND(AVERAGE((MIN(([.$P224]^[.$X$2])/([.$AF224]^[.$AO$2]);[.$AQ$2]))*([.$V224]+[.$AR$2]);([.P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4]+[.$S224]+[.$U224])/8/[.$AF224];[.$AQ$2]))*([.$V224]+3)*[.$AS$2];([.U22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4]^2)/([.$AF224]^[.$AO$2]);[.$AQ$2]))*([.$V224]+3)*[.$AS$2]);([.T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4]^[.$AO$2])/([.$AF224]^[.$AO$2]);[.$AQ$2]))*([.$V224]+3)*[.$AS$2]);([.Q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4]^[.$AO$2])/([.$AF224]^[.$AO$2]);[.$AQ$2]))*([.$V224]+3)*[.$AS$2]);([.S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4]^[.$AC$2])/([.$AF224]^[.$AO$2]);[.$AQ$2]))*([.$V224]+[.$AR$2]);([.R224]/10));0)*5; [.$AU$2]); [.$AT$2]);0)" office:value-type="float" office:value="0" calcext:value-type="float">
            <text:p>0</text:p>
          </table:table-cell>
          <table:table-cell table:formula="of:=ROUND(AVERAGE([.AP224:.AV224]);2)" office:value-type="float" office:value="0" calcext:value-type="float">
            <text:p>0</text:p>
          </table:table-cell>
          <table:table-cell/>
          <table:table-cell table:formula="of:=MIN(MAX([.AH224]-[.AH223];0);[.$BF$2])" office:value-type="float" office:value="0" calcext:value-type="float">
            <text:p>0</text:p>
          </table:table-cell>
          <table:table-cell table:formula="of:=MIN(MAX([.AI224]-[.AI223];0);[.$BF$2])" office:value-type="float" office:value="0" calcext:value-type="float">
            <text:p>0</text:p>
          </table:table-cell>
          <table:table-cell table:formula="of:=MIN(MAX([.AJ224]-[.AJ223];0);[.$BF$2])" office:value-type="float" office:value="0" calcext:value-type="float">
            <text:p>0</text:p>
          </table:table-cell>
          <table:table-cell table:formula="of:=MIN(MAX([.AK224]-[.AK223];0);[.$BF$2])" office:value-type="float" office:value="0" calcext:value-type="float">
            <text:p>0</text:p>
          </table:table-cell>
          <table:table-cell table:formula="of:=MIN(MAX([.AL224]-[.AL223];0);[.$BF$2])" office:value-type="float" office:value="0" calcext:value-type="float">
            <text:p>0</text:p>
          </table:table-cell>
          <table:table-cell table:formula="of:=MIN(MAX([.AM224]-[.AM223];0);[.$BF$2])" office:value-type="float" office:value="0" calcext:value-type="float">
            <text:p>0</text:p>
          </table:table-cell>
          <table:table-cell table:formula="of:=MIN(MAX([.AN224]-[.AN22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5]-[.C225]" office:value-type="float" office:value="0" calcext:value-type="float">
            <text:p>0</text:p>
          </table:table-cell>
          <table:table-cell table:style-name="ce29" table:formula="of:=[.P225]-[.D225]" office:value-type="float" office:value="0" calcext:value-type="float">
            <text:p>0</text:p>
          </table:table-cell>
          <table:table-cell table:style-name="ce60" table:formula="of:=[.Q225]-[.E225]" office:value-type="float" office:value="0" calcext:value-type="float">
            <text:p>0</text:p>
          </table:table-cell>
          <table:table-cell table:style-name="ce62" table:formula="of:=[.R225]-[.F225]" office:value-type="float" office:value="0" calcext:value-type="float">
            <text:p>0</text:p>
          </table:table-cell>
          <table:table-cell table:style-name="ce64" table:formula="of:=[.S225]-[.G225]" office:value-type="float" office:value="0" calcext:value-type="float">
            <text:p>0</text:p>
          </table:table-cell>
          <table:table-cell table:style-name="ce66" table:formula="of:=[.T225]-[.H2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5]^[.$X$2])/([.$AF225]^2);[.$AD$2]); MIN([.P225]/[.$AA$2]; [.$Z$2])))*([.$V22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5]^2)/([.$AF225]^2);[.$AD$2]);MIN([.Q225]/[.$AB$2]; [.$Z$2]))*([.$V225]+3)*[.$AF$2]))*5;0)" office:value-type="float" office:value="0" calcext:value-type="float">
            <text:p>0</text:p>
          </table:table-cell>
          <table:table-cell table:style-name="ce14" table:formula="of:=IFERROR(ROUND((AVERAGE(MIN(([.$S225]^2)/([.$AF225]^2);[.$AD$2]);MIN([.S225]/[.$AB$2]; [.$Z$2]))*([.$V225]+3)*[.$AF$2]))*5;0)" office:value-type="float" office:value="0" calcext:value-type="float">
            <text:p>0</text:p>
          </table:table-cell>
          <table:table-cell table:style-name="ce10" table:formula="of:=IFERROR(ROUND((AVERAGE(MIN(([.$R225]^[.$AC$2])/([.$AF225]^2);[.$AD$2]); MIN([.R225]/[.$AA$2]; [.$Z$2])))*([.$V22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5]^[.$AO$2])/([.$AF225]^[.$AO$2]);[.$AQ$2])))*[.$V225]*0.8)+([.$O225]/10);([.O225]/10));0)*5)+10; 30); 80); 0)" office:value-type="float" office:value="0" calcext:value-type="float">
            <text:p>0</text:p>
          </table:table-cell>
          <table:table-cell table:style-name="ce11" table:formula="of:=IFERROR(MIN(MAX(ROUND(AVERAGE((MIN(([.$P225]^[.$X$2])/([.$AF225]^[.$AO$2]);[.$AQ$2]))*([.$V225]+[.$AR$2]);([.P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5]+[.$S225]+[.$U225])/8/[.$AF225];[.$AQ$2]))*([.$V225]+3)*[.$AS$2];([.U22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5]^2)/([.$AF225]^[.$AO$2]);[.$AQ$2]))*([.$V225]+3)*[.$AS$2]);([.T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5]^[.$AO$2])/([.$AF225]^[.$AO$2]);[.$AQ$2]))*([.$V225]+3)*[.$AS$2]);([.Q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5]^[.$AO$2])/([.$AF225]^[.$AO$2]);[.$AQ$2]))*([.$V225]+3)*[.$AS$2]);([.S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5]^[.$AC$2])/([.$AF225]^[.$AO$2]);[.$AQ$2]))*([.$V225]+[.$AR$2]);([.R225]/10));0)*5; [.$AU$2]); [.$AT$2]);0)" office:value-type="float" office:value="0" calcext:value-type="float">
            <text:p>0</text:p>
          </table:table-cell>
          <table:table-cell table:formula="of:=ROUND(AVERAGE([.AP225:.AV225]);2)" office:value-type="float" office:value="0" calcext:value-type="float">
            <text:p>0</text:p>
          </table:table-cell>
          <table:table-cell/>
          <table:table-cell table:formula="of:=MIN(MAX([.AH225]-[.AH224];0);[.$BF$2])" office:value-type="float" office:value="0" calcext:value-type="float">
            <text:p>0</text:p>
          </table:table-cell>
          <table:table-cell table:formula="of:=MIN(MAX([.AI225]-[.AI224];0);[.$BF$2])" office:value-type="float" office:value="0" calcext:value-type="float">
            <text:p>0</text:p>
          </table:table-cell>
          <table:table-cell table:formula="of:=MIN(MAX([.AJ225]-[.AJ224];0);[.$BF$2])" office:value-type="float" office:value="0" calcext:value-type="float">
            <text:p>0</text:p>
          </table:table-cell>
          <table:table-cell table:formula="of:=MIN(MAX([.AK225]-[.AK224];0);[.$BF$2])" office:value-type="float" office:value="0" calcext:value-type="float">
            <text:p>0</text:p>
          </table:table-cell>
          <table:table-cell table:formula="of:=MIN(MAX([.AL225]-[.AL224];0);[.$BF$2])" office:value-type="float" office:value="0" calcext:value-type="float">
            <text:p>0</text:p>
          </table:table-cell>
          <table:table-cell table:formula="of:=MIN(MAX([.AM225]-[.AM224];0);[.$BF$2])" office:value-type="float" office:value="0" calcext:value-type="float">
            <text:p>0</text:p>
          </table:table-cell>
          <table:table-cell table:formula="of:=MIN(MAX([.AN225]-[.AN22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is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6]-[.C226]" office:value-type="float" office:value="0" calcext:value-type="float">
            <text:p>0</text:p>
          </table:table-cell>
          <table:table-cell table:style-name="ce29" table:formula="of:=[.P226]-[.D226]" office:value-type="float" office:value="0" calcext:value-type="float">
            <text:p>0</text:p>
          </table:table-cell>
          <table:table-cell table:style-name="ce60" table:formula="of:=[.Q226]-[.E226]" office:value-type="float" office:value="0" calcext:value-type="float">
            <text:p>0</text:p>
          </table:table-cell>
          <table:table-cell table:style-name="ce62" table:formula="of:=[.R226]-[.F226]" office:value-type="float" office:value="0" calcext:value-type="float">
            <text:p>0</text:p>
          </table:table-cell>
          <table:table-cell table:style-name="ce64" table:formula="of:=[.S226]-[.G226]" office:value-type="float" office:value="0" calcext:value-type="float">
            <text:p>0</text:p>
          </table:table-cell>
          <table:table-cell table:style-name="ce66" table:formula="of:=[.T226]-[.H2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6]^[.$X$2])/([.$AF226]^2);[.$AD$2]); MIN([.P226]/[.$AA$2]; [.$Z$2])))*([.$V22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6]^2)/([.$AF226]^2);[.$AD$2]);MIN([.Q226]/[.$AB$2]; [.$Z$2]))*([.$V226]+3)*[.$AF$2]))*5;0)" office:value-type="float" office:value="0" calcext:value-type="float">
            <text:p>0</text:p>
          </table:table-cell>
          <table:table-cell table:style-name="ce14" table:formula="of:=IFERROR(ROUND((AVERAGE(MIN(([.$S226]^2)/([.$AF226]^2);[.$AD$2]);MIN([.S226]/[.$AB$2]; [.$Z$2]))*([.$V226]+3)*[.$AF$2]))*5;0)" office:value-type="float" office:value="0" calcext:value-type="float">
            <text:p>0</text:p>
          </table:table-cell>
          <table:table-cell table:style-name="ce10" table:formula="of:=IFERROR(ROUND((AVERAGE(MIN(([.$R226]^[.$AC$2])/([.$AF226]^2);[.$AD$2]); MIN([.R226]/[.$AA$2]; [.$Z$2])))*([.$V22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6]^[.$AO$2])/([.$AF226]^[.$AO$2]);[.$AQ$2])))*[.$V226]*0.8)+([.$O226]/10);([.O226]/10));0)*5)+10; 30); 80); 0)" office:value-type="float" office:value="0" calcext:value-type="float">
            <text:p>0</text:p>
          </table:table-cell>
          <table:table-cell table:style-name="ce11" table:formula="of:=IFERROR(MIN(MAX(ROUND(AVERAGE((MIN(([.$P226]^[.$X$2])/([.$AF226]^[.$AO$2]);[.$AQ$2]))*([.$V226]+[.$AR$2]);([.P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6]+[.$S226]+[.$U226])/8/[.$AF226];[.$AQ$2]))*([.$V226]+3)*[.$AS$2];([.U22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6]^2)/([.$AF226]^[.$AO$2]);[.$AQ$2]))*([.$V226]+3)*[.$AS$2]);([.T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6]^[.$AO$2])/([.$AF226]^[.$AO$2]);[.$AQ$2]))*([.$V226]+3)*[.$AS$2]);([.Q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6]^[.$AO$2])/([.$AF226]^[.$AO$2]);[.$AQ$2]))*([.$V226]+3)*[.$AS$2]);([.S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6]^[.$AC$2])/([.$AF226]^[.$AO$2]);[.$AQ$2]))*([.$V226]+[.$AR$2]);([.R226]/10));0)*5; [.$AU$2]); [.$AT$2]);0)" office:value-type="float" office:value="0" calcext:value-type="float">
            <text:p>0</text:p>
          </table:table-cell>
          <table:table-cell table:formula="of:=ROUND(AVERAGE([.AP226:.AV226]);2)" office:value-type="float" office:value="0" calcext:value-type="float">
            <text:p>0</text:p>
          </table:table-cell>
          <table:table-cell/>
          <table:table-cell table:formula="of:=MIN(MAX([.AH226]-[.AH225];0);[.$BF$2])" office:value-type="float" office:value="0" calcext:value-type="float">
            <text:p>0</text:p>
          </table:table-cell>
          <table:table-cell table:formula="of:=MIN(MAX([.AI226]-[.AI225];0);[.$BF$2])" office:value-type="float" office:value="0" calcext:value-type="float">
            <text:p>0</text:p>
          </table:table-cell>
          <table:table-cell table:formula="of:=MIN(MAX([.AJ226]-[.AJ225];0);[.$BF$2])" office:value-type="float" office:value="0" calcext:value-type="float">
            <text:p>0</text:p>
          </table:table-cell>
          <table:table-cell table:formula="of:=MIN(MAX([.AK226]-[.AK225];0);[.$BF$2])" office:value-type="float" office:value="0" calcext:value-type="float">
            <text:p>0</text:p>
          </table:table-cell>
          <table:table-cell table:formula="of:=MIN(MAX([.AL226]-[.AL225];0);[.$BF$2])" office:value-type="float" office:value="0" calcext:value-type="float">
            <text:p>0</text:p>
          </table:table-cell>
          <table:table-cell table:formula="of:=MIN(MAX([.AM226]-[.AM225];0);[.$BF$2])" office:value-type="float" office:value="0" calcext:value-type="float">
            <text:p>0</text:p>
          </table:table-cell>
          <table:table-cell table:formula="of:=MIN(MAX([.AN226]-[.AN22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tSurg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7]-[.C227]" office:value-type="float" office:value="0" calcext:value-type="float">
            <text:p>0</text:p>
          </table:table-cell>
          <table:table-cell table:style-name="ce29" table:formula="of:=[.P227]-[.D227]" office:value-type="float" office:value="0" calcext:value-type="float">
            <text:p>0</text:p>
          </table:table-cell>
          <table:table-cell table:style-name="ce60" table:formula="of:=[.Q227]-[.E227]" office:value-type="float" office:value="0" calcext:value-type="float">
            <text:p>0</text:p>
          </table:table-cell>
          <table:table-cell table:style-name="ce62" table:formula="of:=[.R227]-[.F227]" office:value-type="float" office:value="0" calcext:value-type="float">
            <text:p>0</text:p>
          </table:table-cell>
          <table:table-cell table:style-name="ce64" table:formula="of:=[.S227]-[.G227]" office:value-type="float" office:value="0" calcext:value-type="float">
            <text:p>0</text:p>
          </table:table-cell>
          <table:table-cell table:style-name="ce66" table:formula="of:=[.T227]-[.H2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7]^[.$X$2])/([.$AF227]^2);[.$AD$2]); MIN([.P227]/[.$AA$2]; [.$Z$2])))*([.$V22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7]^2)/([.$AF227]^2);[.$AD$2]);MIN([.Q227]/[.$AB$2]; [.$Z$2]))*([.$V227]+3)*[.$AF$2]))*5;0)" office:value-type="float" office:value="0" calcext:value-type="float">
            <text:p>0</text:p>
          </table:table-cell>
          <table:table-cell table:style-name="ce14" table:formula="of:=IFERROR(ROUND((AVERAGE(MIN(([.$S227]^2)/([.$AF227]^2);[.$AD$2]);MIN([.S227]/[.$AB$2]; [.$Z$2]))*([.$V227]+3)*[.$AF$2]))*5;0)" office:value-type="float" office:value="0" calcext:value-type="float">
            <text:p>0</text:p>
          </table:table-cell>
          <table:table-cell table:style-name="ce10" table:formula="of:=IFERROR(ROUND((AVERAGE(MIN(([.$R227]^[.$AC$2])/([.$AF227]^2);[.$AD$2]); MIN([.R227]/[.$AA$2]; [.$Z$2])))*([.$V22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7]^[.$AO$2])/([.$AF227]^[.$AO$2]);[.$AQ$2])))*[.$V227]*0.8)+([.$O227]/10);([.O227]/10));0)*5)+10; 30); 80); 0)" office:value-type="float" office:value="0" calcext:value-type="float">
            <text:p>0</text:p>
          </table:table-cell>
          <table:table-cell table:style-name="ce11" table:formula="of:=IFERROR(MIN(MAX(ROUND(AVERAGE((MIN(([.$P227]^[.$X$2])/([.$AF227]^[.$AO$2]);[.$AQ$2]))*([.$V227]+[.$AR$2]);([.P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7]+[.$S227]+[.$U227])/8/[.$AF227];[.$AQ$2]))*([.$V227]+3)*[.$AS$2];([.U22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7]^2)/([.$AF227]^[.$AO$2]);[.$AQ$2]))*([.$V227]+3)*[.$AS$2]);([.T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7]^[.$AO$2])/([.$AF227]^[.$AO$2]);[.$AQ$2]))*([.$V227]+3)*[.$AS$2]);([.Q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7]^[.$AO$2])/([.$AF227]^[.$AO$2]);[.$AQ$2]))*([.$V227]+3)*[.$AS$2]);([.S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7]^[.$AC$2])/([.$AF227]^[.$AO$2]);[.$AQ$2]))*([.$V227]+[.$AR$2]);([.R227]/10));0)*5; [.$AU$2]); [.$AT$2]);0)" office:value-type="float" office:value="0" calcext:value-type="float">
            <text:p>0</text:p>
          </table:table-cell>
          <table:table-cell table:formula="of:=ROUND(AVERAGE([.AP227:.AV227]);2)" office:value-type="float" office:value="0" calcext:value-type="float">
            <text:p>0</text:p>
          </table:table-cell>
          <table:table-cell/>
          <table:table-cell table:formula="of:=MIN(MAX([.AH227]-[.AH226];0);[.$BF$2])" office:value-type="float" office:value="0" calcext:value-type="float">
            <text:p>0</text:p>
          </table:table-cell>
          <table:table-cell table:formula="of:=MIN(MAX([.AI227]-[.AI226];0);[.$BF$2])" office:value-type="float" office:value="0" calcext:value-type="float">
            <text:p>0</text:p>
          </table:table-cell>
          <table:table-cell table:formula="of:=MIN(MAX([.AJ227]-[.AJ226];0);[.$BF$2])" office:value-type="float" office:value="0" calcext:value-type="float">
            <text:p>0</text:p>
          </table:table-cell>
          <table:table-cell table:formula="of:=MIN(MAX([.AK227]-[.AK226];0);[.$BF$2])" office:value-type="float" office:value="0" calcext:value-type="float">
            <text:p>0</text:p>
          </table:table-cell>
          <table:table-cell table:formula="of:=MIN(MAX([.AL227]-[.AL226];0);[.$BF$2])" office:value-type="float" office:value="0" calcext:value-type="float">
            <text:p>0</text:p>
          </table:table-cell>
          <table:table-cell table:formula="of:=MIN(MAX([.AM227]-[.AM226];0);[.$BF$2])" office:value-type="float" office:value="0" calcext:value-type="float">
            <text:p>0</text:p>
          </table:table-cell>
          <table:table-cell table:formula="of:=MIN(MAX([.AN227]-[.AN22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og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8]-[.C228]" office:value-type="float" office:value="0" calcext:value-type="float">
            <text:p>0</text:p>
          </table:table-cell>
          <table:table-cell table:style-name="ce29" table:formula="of:=[.P228]-[.D228]" office:value-type="float" office:value="0" calcext:value-type="float">
            <text:p>0</text:p>
          </table:table-cell>
          <table:table-cell table:style-name="ce60" table:formula="of:=[.Q228]-[.E228]" office:value-type="float" office:value="0" calcext:value-type="float">
            <text:p>0</text:p>
          </table:table-cell>
          <table:table-cell table:style-name="ce62" table:formula="of:=[.R228]-[.F228]" office:value-type="float" office:value="0" calcext:value-type="float">
            <text:p>0</text:p>
          </table:table-cell>
          <table:table-cell table:style-name="ce64" table:formula="of:=[.S228]-[.G228]" office:value-type="float" office:value="0" calcext:value-type="float">
            <text:p>0</text:p>
          </table:table-cell>
          <table:table-cell table:style-name="ce66" table:formula="of:=[.T228]-[.H2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8]^[.$X$2])/([.$AF228]^2);[.$AD$2]); MIN([.P228]/[.$AA$2]; [.$Z$2])))*([.$V22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8]^2)/([.$AF228]^2);[.$AD$2]);MIN([.Q228]/[.$AB$2]; [.$Z$2]))*([.$V228]+3)*[.$AF$2]))*5;0)" office:value-type="float" office:value="0" calcext:value-type="float">
            <text:p>0</text:p>
          </table:table-cell>
          <table:table-cell table:style-name="ce14" table:formula="of:=IFERROR(ROUND((AVERAGE(MIN(([.$S228]^2)/([.$AF228]^2);[.$AD$2]);MIN([.S228]/[.$AB$2]; [.$Z$2]))*([.$V228]+3)*[.$AF$2]))*5;0)" office:value-type="float" office:value="0" calcext:value-type="float">
            <text:p>0</text:p>
          </table:table-cell>
          <table:table-cell table:style-name="ce10" table:formula="of:=IFERROR(ROUND((AVERAGE(MIN(([.$R228]^[.$AC$2])/([.$AF228]^2);[.$AD$2]); MIN([.R228]/[.$AA$2]; [.$Z$2])))*([.$V22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8]^[.$AO$2])/([.$AF228]^[.$AO$2]);[.$AQ$2])))*[.$V228]*0.8)+([.$O228]/10);([.O228]/10));0)*5)+10; 30); 80); 0)" office:value-type="float" office:value="0" calcext:value-type="float">
            <text:p>0</text:p>
          </table:table-cell>
          <table:table-cell table:style-name="ce11" table:formula="of:=IFERROR(MIN(MAX(ROUND(AVERAGE((MIN(([.$P228]^[.$X$2])/([.$AF228]^[.$AO$2]);[.$AQ$2]))*([.$V228]+[.$AR$2]);([.P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8]+[.$S228]+[.$U228])/8/[.$AF228];[.$AQ$2]))*([.$V228]+3)*[.$AS$2];([.U22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8]^2)/([.$AF228]^[.$AO$2]);[.$AQ$2]))*([.$V228]+3)*[.$AS$2]);([.T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8]^[.$AO$2])/([.$AF228]^[.$AO$2]);[.$AQ$2]))*([.$V228]+3)*[.$AS$2]);([.Q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8]^[.$AO$2])/([.$AF228]^[.$AO$2]);[.$AQ$2]))*([.$V228]+3)*[.$AS$2]);([.S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8]^[.$AC$2])/([.$AF228]^[.$AO$2]);[.$AQ$2]))*([.$V228]+[.$AR$2]);([.R228]/10));0)*5; [.$AU$2]); [.$AT$2]);0)" office:value-type="float" office:value="0" calcext:value-type="float">
            <text:p>0</text:p>
          </table:table-cell>
          <table:table-cell table:formula="of:=ROUND(AVERAGE([.AP228:.AV228]);2)" office:value-type="float" office:value="0" calcext:value-type="float">
            <text:p>0</text:p>
          </table:table-cell>
          <table:table-cell/>
          <table:table-cell table:formula="of:=MIN(MAX([.AH228]-[.AH227];0);[.$BF$2])" office:value-type="float" office:value="0" calcext:value-type="float">
            <text:p>0</text:p>
          </table:table-cell>
          <table:table-cell table:formula="of:=MIN(MAX([.AI228]-[.AI227];0);[.$BF$2])" office:value-type="float" office:value="0" calcext:value-type="float">
            <text:p>0</text:p>
          </table:table-cell>
          <table:table-cell table:formula="of:=MIN(MAX([.AJ228]-[.AJ227];0);[.$BF$2])" office:value-type="float" office:value="0" calcext:value-type="float">
            <text:p>0</text:p>
          </table:table-cell>
          <table:table-cell table:formula="of:=MIN(MAX([.AK228]-[.AK227];0);[.$BF$2])" office:value-type="float" office:value="0" calcext:value-type="float">
            <text:p>0</text:p>
          </table:table-cell>
          <table:table-cell table:formula="of:=MIN(MAX([.AL228]-[.AL227];0);[.$BF$2])" office:value-type="float" office:value="0" calcext:value-type="float">
            <text:p>0</text:p>
          </table:table-cell>
          <table:table-cell table:formula="of:=MIN(MAX([.AM228]-[.AM227];0);[.$BF$2])" office:value-type="float" office:value="0" calcext:value-type="float">
            <text:p>0</text:p>
          </table:table-cell>
          <table:table-cell table:formula="of:=MIN(MAX([.AN228]-[.AN22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rik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9]-[.C229]" office:value-type="float" office:value="0" calcext:value-type="float">
            <text:p>0</text:p>
          </table:table-cell>
          <table:table-cell table:style-name="ce29" table:formula="of:=[.P229]-[.D229]" office:value-type="float" office:value="0" calcext:value-type="float">
            <text:p>0</text:p>
          </table:table-cell>
          <table:table-cell table:style-name="ce60" table:formula="of:=[.Q229]-[.E229]" office:value-type="float" office:value="0" calcext:value-type="float">
            <text:p>0</text:p>
          </table:table-cell>
          <table:table-cell table:style-name="ce62" table:formula="of:=[.R229]-[.F229]" office:value-type="float" office:value="0" calcext:value-type="float">
            <text:p>0</text:p>
          </table:table-cell>
          <table:table-cell table:style-name="ce64" table:formula="of:=[.S229]-[.G229]" office:value-type="float" office:value="0" calcext:value-type="float">
            <text:p>0</text:p>
          </table:table-cell>
          <table:table-cell table:style-name="ce66" table:formula="of:=[.T229]-[.H2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9]^[.$X$2])/([.$AF229]^2);[.$AD$2]); MIN([.P229]/[.$AA$2]; [.$Z$2])))*([.$V22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9]^2)/([.$AF229]^2);[.$AD$2]);MIN([.Q229]/[.$AB$2]; [.$Z$2]))*([.$V229]+3)*[.$AF$2]))*5;0)" office:value-type="float" office:value="0" calcext:value-type="float">
            <text:p>0</text:p>
          </table:table-cell>
          <table:table-cell table:style-name="ce14" table:formula="of:=IFERROR(ROUND((AVERAGE(MIN(([.$S229]^2)/([.$AF229]^2);[.$AD$2]);MIN([.S229]/[.$AB$2]; [.$Z$2]))*([.$V229]+3)*[.$AF$2]))*5;0)" office:value-type="float" office:value="0" calcext:value-type="float">
            <text:p>0</text:p>
          </table:table-cell>
          <table:table-cell table:style-name="ce10" table:formula="of:=IFERROR(ROUND((AVERAGE(MIN(([.$R229]^[.$AC$2])/([.$AF229]^2);[.$AD$2]); MIN([.R229]/[.$AA$2]; [.$Z$2])))*([.$V22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9]^[.$AO$2])/([.$AF229]^[.$AO$2]);[.$AQ$2])))*[.$V229]*0.8)+([.$O229]/10);([.O229]/10));0)*5)+10; 30); 80); 0)" office:value-type="float" office:value="0" calcext:value-type="float">
            <text:p>0</text:p>
          </table:table-cell>
          <table:table-cell table:style-name="ce11" table:formula="of:=IFERROR(MIN(MAX(ROUND(AVERAGE((MIN(([.$P229]^[.$X$2])/([.$AF229]^[.$AO$2]);[.$AQ$2]))*([.$V229]+[.$AR$2]);([.P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9]+[.$S229]+[.$U229])/8/[.$AF229];[.$AQ$2]))*([.$V229]+3)*[.$AS$2];([.U22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9]^2)/([.$AF229]^[.$AO$2]);[.$AQ$2]))*([.$V229]+3)*[.$AS$2]);([.T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9]^[.$AO$2])/([.$AF229]^[.$AO$2]);[.$AQ$2]))*([.$V229]+3)*[.$AS$2]);([.Q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9]^[.$AO$2])/([.$AF229]^[.$AO$2]);[.$AQ$2]))*([.$V229]+3)*[.$AS$2]);([.S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9]^[.$AC$2])/([.$AF229]^[.$AO$2]);[.$AQ$2]))*([.$V229]+[.$AR$2]);([.R229]/10));0)*5; [.$AU$2]); [.$AT$2]);0)" office:value-type="float" office:value="0" calcext:value-type="float">
            <text:p>0</text:p>
          </table:table-cell>
          <table:table-cell table:formula="of:=ROUND(AVERAGE([.AP229:.AV229]);2)" office:value-type="float" office:value="0" calcext:value-type="float">
            <text:p>0</text:p>
          </table:table-cell>
          <table:table-cell/>
          <table:table-cell table:formula="of:=MIN(MAX([.AH229]-[.AH228];0);[.$BF$2])" office:value-type="float" office:value="0" calcext:value-type="float">
            <text:p>0</text:p>
          </table:table-cell>
          <table:table-cell table:formula="of:=MIN(MAX([.AI229]-[.AI228];0);[.$BF$2])" office:value-type="float" office:value="0" calcext:value-type="float">
            <text:p>0</text:p>
          </table:table-cell>
          <table:table-cell table:formula="of:=MIN(MAX([.AJ229]-[.AJ228];0);[.$BF$2])" office:value-type="float" office:value="0" calcext:value-type="float">
            <text:p>0</text:p>
          </table:table-cell>
          <table:table-cell table:formula="of:=MIN(MAX([.AK229]-[.AK228];0);[.$BF$2])" office:value-type="float" office:value="0" calcext:value-type="float">
            <text:p>0</text:p>
          </table:table-cell>
          <table:table-cell table:formula="of:=MIN(MAX([.AL229]-[.AL228];0);[.$BF$2])" office:value-type="float" office:value="0" calcext:value-type="float">
            <text:p>0</text:p>
          </table:table-cell>
          <table:table-cell table:formula="of:=MIN(MAX([.AM229]-[.AM228];0);[.$BF$2])" office:value-type="float" office:value="0" calcext:value-type="float">
            <text:p>0</text:p>
          </table:table-cell>
          <table:table-cell table:formula="of:=MIN(MAX([.AN229]-[.AN22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brin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0]-[.C230]" office:value-type="float" office:value="0" calcext:value-type="float">
            <text:p>0</text:p>
          </table:table-cell>
          <table:table-cell table:style-name="ce29" table:formula="of:=[.P230]-[.D230]" office:value-type="float" office:value="0" calcext:value-type="float">
            <text:p>0</text:p>
          </table:table-cell>
          <table:table-cell table:style-name="ce60" table:formula="of:=[.Q230]-[.E230]" office:value-type="float" office:value="0" calcext:value-type="float">
            <text:p>0</text:p>
          </table:table-cell>
          <table:table-cell table:style-name="ce62" table:formula="of:=[.R230]-[.F230]" office:value-type="float" office:value="0" calcext:value-type="float">
            <text:p>0</text:p>
          </table:table-cell>
          <table:table-cell table:style-name="ce64" table:formula="of:=[.S230]-[.G230]" office:value-type="float" office:value="0" calcext:value-type="float">
            <text:p>0</text:p>
          </table:table-cell>
          <table:table-cell table:style-name="ce66" table:formula="of:=[.T230]-[.H23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0]^[.$X$2])/([.$AF230]^2);[.$AD$2]); MIN([.P230]/[.$AA$2]; [.$Z$2])))*([.$V23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0]^2)/([.$AF230]^2);[.$AD$2]);MIN([.Q230]/[.$AB$2]; [.$Z$2]))*([.$V230]+3)*[.$AF$2]))*5;0)" office:value-type="float" office:value="0" calcext:value-type="float">
            <text:p>0</text:p>
          </table:table-cell>
          <table:table-cell table:style-name="ce14" table:formula="of:=IFERROR(ROUND((AVERAGE(MIN(([.$S230]^2)/([.$AF230]^2);[.$AD$2]);MIN([.S230]/[.$AB$2]; [.$Z$2]))*([.$V230]+3)*[.$AF$2]))*5;0)" office:value-type="float" office:value="0" calcext:value-type="float">
            <text:p>0</text:p>
          </table:table-cell>
          <table:table-cell table:style-name="ce10" table:formula="of:=IFERROR(ROUND((AVERAGE(MIN(([.$R230]^[.$AC$2])/([.$AF230]^2);[.$AD$2]); MIN([.R230]/[.$AA$2]; [.$Z$2])))*([.$V23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0]^[.$AO$2])/([.$AF230]^[.$AO$2]);[.$AQ$2])))*[.$V230]*0.8)+([.$O230]/10);([.O230]/10));0)*5)+10; 30); 80); 0)" office:value-type="float" office:value="0" calcext:value-type="float">
            <text:p>0</text:p>
          </table:table-cell>
          <table:table-cell table:style-name="ce11" table:formula="of:=IFERROR(MIN(MAX(ROUND(AVERAGE((MIN(([.$P230]^[.$X$2])/([.$AF230]^[.$AO$2]);[.$AQ$2]))*([.$V230]+[.$AR$2]);([.P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0]+[.$S230]+[.$U230])/8/[.$AF230];[.$AQ$2]))*([.$V230]+3)*[.$AS$2];([.U23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0]^2)/([.$AF230]^[.$AO$2]);[.$AQ$2]))*([.$V230]+3)*[.$AS$2]);([.T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0]^[.$AO$2])/([.$AF230]^[.$AO$2]);[.$AQ$2]))*([.$V230]+3)*[.$AS$2]);([.Q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0]^[.$AO$2])/([.$AF230]^[.$AO$2]);[.$AQ$2]))*([.$V230]+3)*[.$AS$2]);([.S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0]^[.$AC$2])/([.$AF230]^[.$AO$2]);[.$AQ$2]))*([.$V230]+[.$AR$2]);([.R230]/10));0)*5; [.$AU$2]); [.$AT$2]);0)" office:value-type="float" office:value="0" calcext:value-type="float">
            <text:p>0</text:p>
          </table:table-cell>
          <table:table-cell table:formula="of:=ROUND(AVERAGE([.AP230:.AV230]);2)" office:value-type="float" office:value="0" calcext:value-type="float">
            <text:p>0</text:p>
          </table:table-cell>
          <table:table-cell/>
          <table:table-cell table:formula="of:=MIN(MAX([.AH230]-[.AH229];0);[.$BF$2])" office:value-type="float" office:value="0" calcext:value-type="float">
            <text:p>0</text:p>
          </table:table-cell>
          <table:table-cell table:formula="of:=MIN(MAX([.AI230]-[.AI229];0);[.$BF$2])" office:value-type="float" office:value="0" calcext:value-type="float">
            <text:p>0</text:p>
          </table:table-cell>
          <table:table-cell table:formula="of:=MIN(MAX([.AJ230]-[.AJ229];0);[.$BF$2])" office:value-type="float" office:value="0" calcext:value-type="float">
            <text:p>0</text:p>
          </table:table-cell>
          <table:table-cell table:formula="of:=MIN(MAX([.AK230]-[.AK229];0);[.$BF$2])" office:value-type="float" office:value="0" calcext:value-type="float">
            <text:p>0</text:p>
          </table:table-cell>
          <table:table-cell table:formula="of:=MIN(MAX([.AL230]-[.AL229];0);[.$BF$2])" office:value-type="float" office:value="0" calcext:value-type="float">
            <text:p>0</text:p>
          </table:table-cell>
          <table:table-cell table:formula="of:=MIN(MAX([.AM230]-[.AM229];0);[.$BF$2])" office:value-type="float" office:value="0" calcext:value-type="float">
            <text:p>0</text:p>
          </table:table-cell>
          <table:table-cell table:formula="of:=MIN(MAX([.AN230]-[.AN22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in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1]-[.C231]" office:value-type="float" office:value="0" calcext:value-type="float">
            <text:p>0</text:p>
          </table:table-cell>
          <table:table-cell table:style-name="ce29" table:formula="of:=[.P231]-[.D231]" office:value-type="float" office:value="0" calcext:value-type="float">
            <text:p>0</text:p>
          </table:table-cell>
          <table:table-cell table:style-name="ce60" table:formula="of:=[.Q231]-[.E231]" office:value-type="float" office:value="0" calcext:value-type="float">
            <text:p>0</text:p>
          </table:table-cell>
          <table:table-cell table:style-name="ce62" table:formula="of:=[.R231]-[.F231]" office:value-type="float" office:value="0" calcext:value-type="float">
            <text:p>0</text:p>
          </table:table-cell>
          <table:table-cell table:style-name="ce64" table:formula="of:=[.S231]-[.G231]" office:value-type="float" office:value="0" calcext:value-type="float">
            <text:p>0</text:p>
          </table:table-cell>
          <table:table-cell table:style-name="ce66" table:formula="of:=[.T231]-[.H23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1]^[.$X$2])/([.$AF231]^2);[.$AD$2]); MIN([.P231]/[.$AA$2]; [.$Z$2])))*([.$V23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1]^2)/([.$AF231]^2);[.$AD$2]);MIN([.Q231]/[.$AB$2]; [.$Z$2]))*([.$V231]+3)*[.$AF$2]))*5;0)" office:value-type="float" office:value="0" calcext:value-type="float">
            <text:p>0</text:p>
          </table:table-cell>
          <table:table-cell table:style-name="ce14" table:formula="of:=IFERROR(ROUND((AVERAGE(MIN(([.$S231]^2)/([.$AF231]^2);[.$AD$2]);MIN([.S231]/[.$AB$2]; [.$Z$2]))*([.$V231]+3)*[.$AF$2]))*5;0)" office:value-type="float" office:value="0" calcext:value-type="float">
            <text:p>0</text:p>
          </table:table-cell>
          <table:table-cell table:style-name="ce10" table:formula="of:=IFERROR(ROUND((AVERAGE(MIN(([.$R231]^[.$AC$2])/([.$AF231]^2);[.$AD$2]); MIN([.R231]/[.$AA$2]; [.$Z$2])))*([.$V23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1]^[.$AO$2])/([.$AF231]^[.$AO$2]);[.$AQ$2])))*[.$V231]*0.8)+([.$O231]/10);([.O231]/10));0)*5)+10; 30); 80); 0)" office:value-type="float" office:value="0" calcext:value-type="float">
            <text:p>0</text:p>
          </table:table-cell>
          <table:table-cell table:style-name="ce11" table:formula="of:=IFERROR(MIN(MAX(ROUND(AVERAGE((MIN(([.$P231]^[.$X$2])/([.$AF231]^[.$AO$2]);[.$AQ$2]))*([.$V231]+[.$AR$2]);([.P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1]+[.$S231]+[.$U231])/8/[.$AF231];[.$AQ$2]))*([.$V231]+3)*[.$AS$2];([.U23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1]^2)/([.$AF231]^[.$AO$2]);[.$AQ$2]))*([.$V231]+3)*[.$AS$2]);([.T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1]^[.$AO$2])/([.$AF231]^[.$AO$2]);[.$AQ$2]))*([.$V231]+3)*[.$AS$2]);([.Q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1]^[.$AO$2])/([.$AF231]^[.$AO$2]);[.$AQ$2]))*([.$V231]+3)*[.$AS$2]);([.S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1]^[.$AC$2])/([.$AF231]^[.$AO$2]);[.$AQ$2]))*([.$V231]+[.$AR$2]);([.R231]/10));0)*5; [.$AU$2]); [.$AT$2]);0)" office:value-type="float" office:value="0" calcext:value-type="float">
            <text:p>0</text:p>
          </table:table-cell>
          <table:table-cell table:formula="of:=ROUND(AVERAGE([.AP231:.AV231]);2)" office:value-type="float" office:value="0" calcext:value-type="float">
            <text:p>0</text:p>
          </table:table-cell>
          <table:table-cell/>
          <table:table-cell table:formula="of:=MIN(MAX([.AH231]-[.AH230];0);[.$BF$2])" office:value-type="float" office:value="0" calcext:value-type="float">
            <text:p>0</text:p>
          </table:table-cell>
          <table:table-cell table:formula="of:=MIN(MAX([.AI231]-[.AI230];0);[.$BF$2])" office:value-type="float" office:value="0" calcext:value-type="float">
            <text:p>0</text:p>
          </table:table-cell>
          <table:table-cell table:formula="of:=MIN(MAX([.AJ231]-[.AJ230];0);[.$BF$2])" office:value-type="float" office:value="0" calcext:value-type="float">
            <text:p>0</text:p>
          </table:table-cell>
          <table:table-cell table:formula="of:=MIN(MAX([.AK231]-[.AK230];0);[.$BF$2])" office:value-type="float" office:value="0" calcext:value-type="float">
            <text:p>0</text:p>
          </table:table-cell>
          <table:table-cell table:formula="of:=MIN(MAX([.AL231]-[.AL230];0);[.$BF$2])" office:value-type="float" office:value="0" calcext:value-type="float">
            <text:p>0</text:p>
          </table:table-cell>
          <table:table-cell table:formula="of:=MIN(MAX([.AM231]-[.AM230];0);[.$BF$2])" office:value-type="float" office:value="0" calcext:value-type="float">
            <text:p>0</text:p>
          </table:table-cell>
          <table:table-cell table:formula="of:=MIN(MAX([.AN231]-[.AN23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end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2]-[.C232]" office:value-type="float" office:value="0" calcext:value-type="float">
            <text:p>0</text:p>
          </table:table-cell>
          <table:table-cell table:style-name="ce29" table:formula="of:=[.P232]-[.D232]" office:value-type="float" office:value="0" calcext:value-type="float">
            <text:p>0</text:p>
          </table:table-cell>
          <table:table-cell table:style-name="ce60" table:formula="of:=[.Q232]-[.E232]" office:value-type="float" office:value="0" calcext:value-type="float">
            <text:p>0</text:p>
          </table:table-cell>
          <table:table-cell table:style-name="ce62" table:formula="of:=[.R232]-[.F232]" office:value-type="float" office:value="0" calcext:value-type="float">
            <text:p>0</text:p>
          </table:table-cell>
          <table:table-cell table:style-name="ce64" table:formula="of:=[.S232]-[.G232]" office:value-type="float" office:value="0" calcext:value-type="float">
            <text:p>0</text:p>
          </table:table-cell>
          <table:table-cell table:style-name="ce66" table:formula="of:=[.T232]-[.H23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2]^[.$X$2])/([.$AF232]^2);[.$AD$2]); MIN([.P232]/[.$AA$2]; [.$Z$2])))*([.$V23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2]^2)/([.$AF232]^2);[.$AD$2]);MIN([.Q232]/[.$AB$2]; [.$Z$2]))*([.$V232]+3)*[.$AF$2]))*5;0)" office:value-type="float" office:value="0" calcext:value-type="float">
            <text:p>0</text:p>
          </table:table-cell>
          <table:table-cell table:style-name="ce14" table:formula="of:=IFERROR(ROUND((AVERAGE(MIN(([.$S232]^2)/([.$AF232]^2);[.$AD$2]);MIN([.S232]/[.$AB$2]; [.$Z$2]))*([.$V232]+3)*[.$AF$2]))*5;0)" office:value-type="float" office:value="0" calcext:value-type="float">
            <text:p>0</text:p>
          </table:table-cell>
          <table:table-cell table:style-name="ce10" table:formula="of:=IFERROR(ROUND((AVERAGE(MIN(([.$R232]^[.$AC$2])/([.$AF232]^2);[.$AD$2]); MIN([.R232]/[.$AA$2]; [.$Z$2])))*([.$V23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2]^[.$AO$2])/([.$AF232]^[.$AO$2]);[.$AQ$2])))*[.$V232]*0.8)+([.$O232]/10);([.O232]/10));0)*5)+10; 30); 80); 0)" office:value-type="float" office:value="0" calcext:value-type="float">
            <text:p>0</text:p>
          </table:table-cell>
          <table:table-cell table:style-name="ce11" table:formula="of:=IFERROR(MIN(MAX(ROUND(AVERAGE((MIN(([.$P232]^[.$X$2])/([.$AF232]^[.$AO$2]);[.$AQ$2]))*([.$V232]+[.$AR$2]);([.P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2]+[.$S232]+[.$U232])/8/[.$AF232];[.$AQ$2]))*([.$V232]+3)*[.$AS$2];([.U23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2]^2)/([.$AF232]^[.$AO$2]);[.$AQ$2]))*([.$V232]+3)*[.$AS$2]);([.T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2]^[.$AO$2])/([.$AF232]^[.$AO$2]);[.$AQ$2]))*([.$V232]+3)*[.$AS$2]);([.Q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2]^[.$AO$2])/([.$AF232]^[.$AO$2]);[.$AQ$2]))*([.$V232]+3)*[.$AS$2]);([.S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2]^[.$AC$2])/([.$AF232]^[.$AO$2]);[.$AQ$2]))*([.$V232]+[.$AR$2]);([.R232]/10));0)*5; [.$AU$2]); [.$AT$2]);0)" office:value-type="float" office:value="0" calcext:value-type="float">
            <text:p>0</text:p>
          </table:table-cell>
          <table:table-cell table:formula="of:=ROUND(AVERAGE([.AP232:.AV232]);2)" office:value-type="float" office:value="0" calcext:value-type="float">
            <text:p>0</text:p>
          </table:table-cell>
          <table:table-cell/>
          <table:table-cell table:formula="of:=MIN(MAX([.AH232]-[.AH231];0);[.$BF$2])" office:value-type="float" office:value="0" calcext:value-type="float">
            <text:p>0</text:p>
          </table:table-cell>
          <table:table-cell table:formula="of:=MIN(MAX([.AI232]-[.AI231];0);[.$BF$2])" office:value-type="float" office:value="0" calcext:value-type="float">
            <text:p>0</text:p>
          </table:table-cell>
          <table:table-cell table:formula="of:=MIN(MAX([.AJ232]-[.AJ231];0);[.$BF$2])" office:value-type="float" office:value="0" calcext:value-type="float">
            <text:p>0</text:p>
          </table:table-cell>
          <table:table-cell table:formula="of:=MIN(MAX([.AK232]-[.AK231];0);[.$BF$2])" office:value-type="float" office:value="0" calcext:value-type="float">
            <text:p>0</text:p>
          </table:table-cell>
          <table:table-cell table:formula="of:=MIN(MAX([.AL232]-[.AL231];0);[.$BF$2])" office:value-type="float" office:value="0" calcext:value-type="float">
            <text:p>0</text:p>
          </table:table-cell>
          <table:table-cell table:formula="of:=MIN(MAX([.AM232]-[.AM231];0);[.$BF$2])" office:value-type="float" office:value="0" calcext:value-type="float">
            <text:p>0</text:p>
          </table:table-cell>
          <table:table-cell table:formula="of:=MIN(MAX([.AN232]-[.AN23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3]-[.C233]" office:value-type="float" office:value="0" calcext:value-type="float">
            <text:p>0</text:p>
          </table:table-cell>
          <table:table-cell table:style-name="ce29" table:formula="of:=[.P233]-[.D233]" office:value-type="float" office:value="0" calcext:value-type="float">
            <text:p>0</text:p>
          </table:table-cell>
          <table:table-cell table:style-name="ce60" table:formula="of:=[.Q233]-[.E233]" office:value-type="float" office:value="0" calcext:value-type="float">
            <text:p>0</text:p>
          </table:table-cell>
          <table:table-cell table:style-name="ce62" table:formula="of:=[.R233]-[.F233]" office:value-type="float" office:value="0" calcext:value-type="float">
            <text:p>0</text:p>
          </table:table-cell>
          <table:table-cell table:style-name="ce64" table:formula="of:=[.S233]-[.G233]" office:value-type="float" office:value="0" calcext:value-type="float">
            <text:p>0</text:p>
          </table:table-cell>
          <table:table-cell table:style-name="ce66" table:formula="of:=[.T233]-[.H23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3]^[.$X$2])/([.$AF233]^2);[.$AD$2]); MIN([.P233]/[.$AA$2]; [.$Z$2])))*([.$V23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3]^2)/([.$AF233]^2);[.$AD$2]);MIN([.Q233]/[.$AB$2]; [.$Z$2]))*([.$V233]+3)*[.$AF$2]))*5;0)" office:value-type="float" office:value="0" calcext:value-type="float">
            <text:p>0</text:p>
          </table:table-cell>
          <table:table-cell table:style-name="ce14" table:formula="of:=IFERROR(ROUND((AVERAGE(MIN(([.$S233]^2)/([.$AF233]^2);[.$AD$2]);MIN([.S233]/[.$AB$2]; [.$Z$2]))*([.$V233]+3)*[.$AF$2]))*5;0)" office:value-type="float" office:value="0" calcext:value-type="float">
            <text:p>0</text:p>
          </table:table-cell>
          <table:table-cell table:style-name="ce10" table:formula="of:=IFERROR(ROUND((AVERAGE(MIN(([.$R233]^[.$AC$2])/([.$AF233]^2);[.$AD$2]); MIN([.R233]/[.$AA$2]; [.$Z$2])))*([.$V23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3]^[.$AO$2])/([.$AF233]^[.$AO$2]);[.$AQ$2])))*[.$V233]*0.8)+([.$O233]/10);([.O233]/10));0)*5)+10; 30); 80); 0)" office:value-type="float" office:value="0" calcext:value-type="float">
            <text:p>0</text:p>
          </table:table-cell>
          <table:table-cell table:style-name="ce11" table:formula="of:=IFERROR(MIN(MAX(ROUND(AVERAGE((MIN(([.$P233]^[.$X$2])/([.$AF233]^[.$AO$2]);[.$AQ$2]))*([.$V233]+[.$AR$2]);([.P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3]+[.$S233]+[.$U233])/8/[.$AF233];[.$AQ$2]))*([.$V233]+3)*[.$AS$2];([.U23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3]^2)/([.$AF233]^[.$AO$2]);[.$AQ$2]))*([.$V233]+3)*[.$AS$2]);([.T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3]^[.$AO$2])/([.$AF233]^[.$AO$2]);[.$AQ$2]))*([.$V233]+3)*[.$AS$2]);([.Q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3]^[.$AO$2])/([.$AF233]^[.$AO$2]);[.$AQ$2]))*([.$V233]+3)*[.$AS$2]);([.S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3]^[.$AC$2])/([.$AF233]^[.$AO$2]);[.$AQ$2]))*([.$V233]+[.$AR$2]);([.R233]/10));0)*5; [.$AU$2]); [.$AT$2]);0)" office:value-type="float" office:value="0" calcext:value-type="float">
            <text:p>0</text:p>
          </table:table-cell>
          <table:table-cell table:formula="of:=ROUND(AVERAGE([.AP233:.AV233]);2)" office:value-type="float" office:value="0" calcext:value-type="float">
            <text:p>0</text:p>
          </table:table-cell>
          <table:table-cell/>
          <table:table-cell table:formula="of:=MIN(MAX([.AH233]-[.AH232];0);[.$BF$2])" office:value-type="float" office:value="0" calcext:value-type="float">
            <text:p>0</text:p>
          </table:table-cell>
          <table:table-cell table:formula="of:=MIN(MAX([.AI233]-[.AI232];0);[.$BF$2])" office:value-type="float" office:value="0" calcext:value-type="float">
            <text:p>0</text:p>
          </table:table-cell>
          <table:table-cell table:formula="of:=MIN(MAX([.AJ233]-[.AJ232];0);[.$BF$2])" office:value-type="float" office:value="0" calcext:value-type="float">
            <text:p>0</text:p>
          </table:table-cell>
          <table:table-cell table:formula="of:=MIN(MAX([.AK233]-[.AK232];0);[.$BF$2])" office:value-type="float" office:value="0" calcext:value-type="float">
            <text:p>0</text:p>
          </table:table-cell>
          <table:table-cell table:formula="of:=MIN(MAX([.AL233]-[.AL232];0);[.$BF$2])" office:value-type="float" office:value="0" calcext:value-type="float">
            <text:p>0</text:p>
          </table:table-cell>
          <table:table-cell table:formula="of:=MIN(MAX([.AM233]-[.AM232];0);[.$BF$2])" office:value-type="float" office:value="0" calcext:value-type="float">
            <text:p>0</text:p>
          </table:table-cell>
          <table:table-cell table:formula="of:=MIN(MAX([.AN233]-[.AN23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4]-[.C234]" office:value-type="float" office:value="0" calcext:value-type="float">
            <text:p>0</text:p>
          </table:table-cell>
          <table:table-cell table:style-name="ce29" table:formula="of:=[.P234]-[.D234]" office:value-type="float" office:value="0" calcext:value-type="float">
            <text:p>0</text:p>
          </table:table-cell>
          <table:table-cell table:style-name="ce60" table:formula="of:=[.Q234]-[.E234]" office:value-type="float" office:value="0" calcext:value-type="float">
            <text:p>0</text:p>
          </table:table-cell>
          <table:table-cell table:style-name="ce62" table:formula="of:=[.R234]-[.F234]" office:value-type="float" office:value="0" calcext:value-type="float">
            <text:p>0</text:p>
          </table:table-cell>
          <table:table-cell table:style-name="ce64" table:formula="of:=[.S234]-[.G234]" office:value-type="float" office:value="0" calcext:value-type="float">
            <text:p>0</text:p>
          </table:table-cell>
          <table:table-cell table:style-name="ce66" table:formula="of:=[.T234]-[.H23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4]^[.$X$2])/([.$AF234]^2);[.$AD$2]); MIN([.P234]/[.$AA$2]; [.$Z$2])))*([.$V23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4]^2)/([.$AF234]^2);[.$AD$2]);MIN([.Q234]/[.$AB$2]; [.$Z$2]))*([.$V234]+3)*[.$AF$2]))*5;0)" office:value-type="float" office:value="0" calcext:value-type="float">
            <text:p>0</text:p>
          </table:table-cell>
          <table:table-cell table:style-name="ce14" table:formula="of:=IFERROR(ROUND((AVERAGE(MIN(([.$S234]^2)/([.$AF234]^2);[.$AD$2]);MIN([.S234]/[.$AB$2]; [.$Z$2]))*([.$V234]+3)*[.$AF$2]))*5;0)" office:value-type="float" office:value="0" calcext:value-type="float">
            <text:p>0</text:p>
          </table:table-cell>
          <table:table-cell table:style-name="ce10" table:formula="of:=IFERROR(ROUND((AVERAGE(MIN(([.$R234]^[.$AC$2])/([.$AF234]^2);[.$AD$2]); MIN([.R234]/[.$AA$2]; [.$Z$2])))*([.$V23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4]^[.$AO$2])/([.$AF234]^[.$AO$2]);[.$AQ$2])))*[.$V234]*0.8)+([.$O234]/10);([.O234]/10));0)*5)+10; 30); 80); 0)" office:value-type="float" office:value="0" calcext:value-type="float">
            <text:p>0</text:p>
          </table:table-cell>
          <table:table-cell table:style-name="ce11" table:formula="of:=IFERROR(MIN(MAX(ROUND(AVERAGE((MIN(([.$P234]^[.$X$2])/([.$AF234]^[.$AO$2]);[.$AQ$2]))*([.$V234]+[.$AR$2]);([.P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4]+[.$S234]+[.$U234])/8/[.$AF234];[.$AQ$2]))*([.$V234]+3)*[.$AS$2];([.U23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4]^2)/([.$AF234]^[.$AO$2]);[.$AQ$2]))*([.$V234]+3)*[.$AS$2]);([.T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4]^[.$AO$2])/([.$AF234]^[.$AO$2]);[.$AQ$2]))*([.$V234]+3)*[.$AS$2]);([.Q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4]^[.$AO$2])/([.$AF234]^[.$AO$2]);[.$AQ$2]))*([.$V234]+3)*[.$AS$2]);([.S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4]^[.$AC$2])/([.$AF234]^[.$AO$2]);[.$AQ$2]))*([.$V234]+[.$AR$2]);([.R234]/10));0)*5; [.$AU$2]); [.$AT$2]);0)" office:value-type="float" office:value="0" calcext:value-type="float">
            <text:p>0</text:p>
          </table:table-cell>
          <table:table-cell table:formula="of:=ROUND(AVERAGE([.AP234:.AV234]);2)" office:value-type="float" office:value="0" calcext:value-type="float">
            <text:p>0</text:p>
          </table:table-cell>
          <table:table-cell/>
          <table:table-cell table:formula="of:=MIN(MAX([.AH234]-[.AH233];0);[.$BF$2])" office:value-type="float" office:value="0" calcext:value-type="float">
            <text:p>0</text:p>
          </table:table-cell>
          <table:table-cell table:formula="of:=MIN(MAX([.AI234]-[.AI233];0);[.$BF$2])" office:value-type="float" office:value="0" calcext:value-type="float">
            <text:p>0</text:p>
          </table:table-cell>
          <table:table-cell table:formula="of:=MIN(MAX([.AJ234]-[.AJ233];0);[.$BF$2])" office:value-type="float" office:value="0" calcext:value-type="float">
            <text:p>0</text:p>
          </table:table-cell>
          <table:table-cell table:formula="of:=MIN(MAX([.AK234]-[.AK233];0);[.$BF$2])" office:value-type="float" office:value="0" calcext:value-type="float">
            <text:p>0</text:p>
          </table:table-cell>
          <table:table-cell table:formula="of:=MIN(MAX([.AL234]-[.AL233];0);[.$BF$2])" office:value-type="float" office:value="0" calcext:value-type="float">
            <text:p>0</text:p>
          </table:table-cell>
          <table:table-cell table:formula="of:=MIN(MAX([.AM234]-[.AM233];0);[.$BF$2])" office:value-type="float" office:value="0" calcext:value-type="float">
            <text:p>0</text:p>
          </table:table-cell>
          <table:table-cell table:formula="of:=MIN(MAX([.AN234]-[.AN23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urs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5]-[.C235]" office:value-type="float" office:value="0" calcext:value-type="float">
            <text:p>0</text:p>
          </table:table-cell>
          <table:table-cell table:style-name="ce29" table:formula="of:=[.P235]-[.D235]" office:value-type="float" office:value="0" calcext:value-type="float">
            <text:p>0</text:p>
          </table:table-cell>
          <table:table-cell table:style-name="ce60" table:formula="of:=[.Q235]-[.E235]" office:value-type="float" office:value="0" calcext:value-type="float">
            <text:p>0</text:p>
          </table:table-cell>
          <table:table-cell table:style-name="ce62" table:formula="of:=[.R235]-[.F235]" office:value-type="float" office:value="0" calcext:value-type="float">
            <text:p>0</text:p>
          </table:table-cell>
          <table:table-cell table:style-name="ce64" table:formula="of:=[.S235]-[.G235]" office:value-type="float" office:value="0" calcext:value-type="float">
            <text:p>0</text:p>
          </table:table-cell>
          <table:table-cell table:style-name="ce66" table:formula="of:=[.T235]-[.H23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5]^[.$X$2])/([.$AF235]^2);[.$AD$2]); MIN([.P235]/[.$AA$2]; [.$Z$2])))*([.$V23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5]^2)/([.$AF235]^2);[.$AD$2]);MIN([.Q235]/[.$AB$2]; [.$Z$2]))*([.$V235]+3)*[.$AF$2]))*5;0)" office:value-type="float" office:value="0" calcext:value-type="float">
            <text:p>0</text:p>
          </table:table-cell>
          <table:table-cell table:style-name="ce14" table:formula="of:=IFERROR(ROUND((AVERAGE(MIN(([.$S235]^2)/([.$AF235]^2);[.$AD$2]);MIN([.S235]/[.$AB$2]; [.$Z$2]))*([.$V235]+3)*[.$AF$2]))*5;0)" office:value-type="float" office:value="0" calcext:value-type="float">
            <text:p>0</text:p>
          </table:table-cell>
          <table:table-cell table:style-name="ce10" table:formula="of:=IFERROR(ROUND((AVERAGE(MIN(([.$R235]^[.$AC$2])/([.$AF235]^2);[.$AD$2]); MIN([.R235]/[.$AA$2]; [.$Z$2])))*([.$V23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5]^[.$AO$2])/([.$AF235]^[.$AO$2]);[.$AQ$2])))*[.$V235]*0.8)+([.$O235]/10);([.O235]/10));0)*5)+10; 30); 80); 0)" office:value-type="float" office:value="0" calcext:value-type="float">
            <text:p>0</text:p>
          </table:table-cell>
          <table:table-cell table:style-name="ce11" table:formula="of:=IFERROR(MIN(MAX(ROUND(AVERAGE((MIN(([.$P235]^[.$X$2])/([.$AF235]^[.$AO$2]);[.$AQ$2]))*([.$V235]+[.$AR$2]);([.P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5]+[.$S235]+[.$U235])/8/[.$AF235];[.$AQ$2]))*([.$V235]+3)*[.$AS$2];([.U23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5]^2)/([.$AF235]^[.$AO$2]);[.$AQ$2]))*([.$V235]+3)*[.$AS$2]);([.T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5]^[.$AO$2])/([.$AF235]^[.$AO$2]);[.$AQ$2]))*([.$V235]+3)*[.$AS$2]);([.Q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5]^[.$AO$2])/([.$AF235]^[.$AO$2]);[.$AQ$2]))*([.$V235]+3)*[.$AS$2]);([.S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5]^[.$AC$2])/([.$AF235]^[.$AO$2]);[.$AQ$2]))*([.$V235]+[.$AR$2]);([.R235]/10));0)*5; [.$AU$2]); [.$AT$2]);0)" office:value-type="float" office:value="0" calcext:value-type="float">
            <text:p>0</text:p>
          </table:table-cell>
          <table:table-cell table:formula="of:=ROUND(AVERAGE([.AP235:.AV235]);2)" office:value-type="float" office:value="0" calcext:value-type="float">
            <text:p>0</text:p>
          </table:table-cell>
          <table:table-cell/>
          <table:table-cell table:formula="of:=MIN(MAX([.AH235]-[.AH234];0);[.$BF$2])" office:value-type="float" office:value="0" calcext:value-type="float">
            <text:p>0</text:p>
          </table:table-cell>
          <table:table-cell table:formula="of:=MIN(MAX([.AI235]-[.AI234];0);[.$BF$2])" office:value-type="float" office:value="0" calcext:value-type="float">
            <text:p>0</text:p>
          </table:table-cell>
          <table:table-cell table:formula="of:=MIN(MAX([.AJ235]-[.AJ234];0);[.$BF$2])" office:value-type="float" office:value="0" calcext:value-type="float">
            <text:p>0</text:p>
          </table:table-cell>
          <table:table-cell table:formula="of:=MIN(MAX([.AK235]-[.AK234];0);[.$BF$2])" office:value-type="float" office:value="0" calcext:value-type="float">
            <text:p>0</text:p>
          </table:table-cell>
          <table:table-cell table:formula="of:=MIN(MAX([.AL235]-[.AL234];0);[.$BF$2])" office:value-type="float" office:value="0" calcext:value-type="float">
            <text:p>0</text:p>
          </table:table-cell>
          <table:table-cell table:formula="of:=MIN(MAX([.AM235]-[.AM234];0);[.$BF$2])" office:value-type="float" office:value="0" calcext:value-type="float">
            <text:p>0</text:p>
          </table:table-cell>
          <table:table-cell table:formula="of:=MIN(MAX([.AN235]-[.AN23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eception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6]-[.C236]" office:value-type="float" office:value="0" calcext:value-type="float">
            <text:p>0</text:p>
          </table:table-cell>
          <table:table-cell table:style-name="ce29" table:formula="of:=[.P236]-[.D236]" office:value-type="float" office:value="0" calcext:value-type="float">
            <text:p>0</text:p>
          </table:table-cell>
          <table:table-cell table:style-name="ce60" table:formula="of:=[.Q236]-[.E236]" office:value-type="float" office:value="0" calcext:value-type="float">
            <text:p>0</text:p>
          </table:table-cell>
          <table:table-cell table:style-name="ce62" table:formula="of:=[.R236]-[.F236]" office:value-type="float" office:value="0" calcext:value-type="float">
            <text:p>0</text:p>
          </table:table-cell>
          <table:table-cell table:style-name="ce64" table:formula="of:=[.S236]-[.G236]" office:value-type="float" office:value="0" calcext:value-type="float">
            <text:p>0</text:p>
          </table:table-cell>
          <table:table-cell table:style-name="ce66" table:formula="of:=[.T236]-[.H23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6]^[.$X$2])/([.$AF236]^2);[.$AD$2]); MIN([.P236]/[.$AA$2]; [.$Z$2])))*([.$V23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6]^2)/([.$AF236]^2);[.$AD$2]);MIN([.Q236]/[.$AB$2]; [.$Z$2]))*([.$V236]+3)*[.$AF$2]))*5;0)" office:value-type="float" office:value="0" calcext:value-type="float">
            <text:p>0</text:p>
          </table:table-cell>
          <table:table-cell table:style-name="ce14" table:formula="of:=IFERROR(ROUND((AVERAGE(MIN(([.$S236]^2)/([.$AF236]^2);[.$AD$2]);MIN([.S236]/[.$AB$2]; [.$Z$2]))*([.$V236]+3)*[.$AF$2]))*5;0)" office:value-type="float" office:value="0" calcext:value-type="float">
            <text:p>0</text:p>
          </table:table-cell>
          <table:table-cell table:style-name="ce10" table:formula="of:=IFERROR(ROUND((AVERAGE(MIN(([.$R236]^[.$AC$2])/([.$AF236]^2);[.$AD$2]); MIN([.R236]/[.$AA$2]; [.$Z$2])))*([.$V23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6]^[.$AO$2])/([.$AF236]^[.$AO$2]);[.$AQ$2])))*[.$V236]*0.8)+([.$O236]/10);([.O236]/10));0)*5)+10; 30); 80); 0)" office:value-type="float" office:value="0" calcext:value-type="float">
            <text:p>0</text:p>
          </table:table-cell>
          <table:table-cell table:style-name="ce11" table:formula="of:=IFERROR(MIN(MAX(ROUND(AVERAGE((MIN(([.$P236]^[.$X$2])/([.$AF236]^[.$AO$2]);[.$AQ$2]))*([.$V236]+[.$AR$2]);([.P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6]+[.$S236]+[.$U236])/8/[.$AF236];[.$AQ$2]))*([.$V236]+3)*[.$AS$2];([.U23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6]^2)/([.$AF236]^[.$AO$2]);[.$AQ$2]))*([.$V236]+3)*[.$AS$2]);([.T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6]^[.$AO$2])/([.$AF236]^[.$AO$2]);[.$AQ$2]))*([.$V236]+3)*[.$AS$2]);([.Q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6]^[.$AO$2])/([.$AF236]^[.$AO$2]);[.$AQ$2]))*([.$V236]+3)*[.$AS$2]);([.S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6]^[.$AC$2])/([.$AF236]^[.$AO$2]);[.$AQ$2]))*([.$V236]+[.$AR$2]);([.R236]/10));0)*5; [.$AU$2]); [.$AT$2]);0)" office:value-type="float" office:value="0" calcext:value-type="float">
            <text:p>0</text:p>
          </table:table-cell>
          <table:table-cell table:formula="of:=ROUND(AVERAGE([.AP236:.AV236]);2)" office:value-type="float" office:value="0" calcext:value-type="float">
            <text:p>0</text:p>
          </table:table-cell>
          <table:table-cell/>
          <table:table-cell table:formula="of:=MIN(MAX([.AH236]-[.AH235];0);[.$BF$2])" office:value-type="float" office:value="0" calcext:value-type="float">
            <text:p>0</text:p>
          </table:table-cell>
          <table:table-cell table:formula="of:=MIN(MAX([.AI236]-[.AI235];0);[.$BF$2])" office:value-type="float" office:value="0" calcext:value-type="float">
            <text:p>0</text:p>
          </table:table-cell>
          <table:table-cell table:formula="of:=MIN(MAX([.AJ236]-[.AJ235];0);[.$BF$2])" office:value-type="float" office:value="0" calcext:value-type="float">
            <text:p>0</text:p>
          </table:table-cell>
          <table:table-cell table:formula="of:=MIN(MAX([.AK236]-[.AK235];0);[.$BF$2])" office:value-type="float" office:value="0" calcext:value-type="float">
            <text:p>0</text:p>
          </table:table-cell>
          <table:table-cell table:formula="of:=MIN(MAX([.AL236]-[.AL235];0);[.$BF$2])" office:value-type="float" office:value="0" calcext:value-type="float">
            <text:p>0</text:p>
          </table:table-cell>
          <table:table-cell table:formula="of:=MIN(MAX([.AM236]-[.AM235];0);[.$BF$2])" office:value-type="float" office:value="0" calcext:value-type="float">
            <text:p>0</text:p>
          </table:table-cell>
          <table:table-cell table:formula="of:=MIN(MAX([.AN236]-[.AN23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er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7]-[.C237]" office:value-type="float" office:value="0" calcext:value-type="float">
            <text:p>0</text:p>
          </table:table-cell>
          <table:table-cell table:style-name="ce29" table:formula="of:=[.P237]-[.D237]" office:value-type="float" office:value="0" calcext:value-type="float">
            <text:p>0</text:p>
          </table:table-cell>
          <table:table-cell table:style-name="ce60" table:formula="of:=[.Q237]-[.E237]" office:value-type="float" office:value="0" calcext:value-type="float">
            <text:p>0</text:p>
          </table:table-cell>
          <table:table-cell table:style-name="ce62" table:formula="of:=[.R237]-[.F237]" office:value-type="float" office:value="0" calcext:value-type="float">
            <text:p>0</text:p>
          </table:table-cell>
          <table:table-cell table:style-name="ce64" table:formula="of:=[.S237]-[.G237]" office:value-type="float" office:value="0" calcext:value-type="float">
            <text:p>0</text:p>
          </table:table-cell>
          <table:table-cell table:style-name="ce66" table:formula="of:=[.T237]-[.H23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7]^[.$X$2])/([.$AF237]^2);[.$AD$2]); MIN([.P237]/[.$AA$2]; [.$Z$2])))*([.$V23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7]^2)/([.$AF237]^2);[.$AD$2]);MIN([.Q237]/[.$AB$2]; [.$Z$2]))*([.$V237]+3)*[.$AF$2]))*5;0)" office:value-type="float" office:value="0" calcext:value-type="float">
            <text:p>0</text:p>
          </table:table-cell>
          <table:table-cell table:style-name="ce14" table:formula="of:=IFERROR(ROUND((AVERAGE(MIN(([.$S237]^2)/([.$AF237]^2);[.$AD$2]);MIN([.S237]/[.$AB$2]; [.$Z$2]))*([.$V237]+3)*[.$AF$2]))*5;0)" office:value-type="float" office:value="0" calcext:value-type="float">
            <text:p>0</text:p>
          </table:table-cell>
          <table:table-cell table:style-name="ce10" table:formula="of:=IFERROR(ROUND((AVERAGE(MIN(([.$R237]^[.$AC$2])/([.$AF237]^2);[.$AD$2]); MIN([.R237]/[.$AA$2]; [.$Z$2])))*([.$V23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7]^[.$AO$2])/([.$AF237]^[.$AO$2]);[.$AQ$2])))*[.$V237]*0.8)+([.$O237]/10);([.O237]/10));0)*5)+10; 30); 80); 0)" office:value-type="float" office:value="0" calcext:value-type="float">
            <text:p>0</text:p>
          </table:table-cell>
          <table:table-cell table:style-name="ce11" table:formula="of:=IFERROR(MIN(MAX(ROUND(AVERAGE((MIN(([.$P237]^[.$X$2])/([.$AF237]^[.$AO$2]);[.$AQ$2]))*([.$V237]+[.$AR$2]);([.P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7]+[.$S237]+[.$U237])/8/[.$AF237];[.$AQ$2]))*([.$V237]+3)*[.$AS$2];([.U23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7]^2)/([.$AF237]^[.$AO$2]);[.$AQ$2]))*([.$V237]+3)*[.$AS$2]);([.T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7]^[.$AO$2])/([.$AF237]^[.$AO$2]);[.$AQ$2]))*([.$V237]+3)*[.$AS$2]);([.Q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7]^[.$AO$2])/([.$AF237]^[.$AO$2]);[.$AQ$2]))*([.$V237]+3)*[.$AS$2]);([.S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7]^[.$AC$2])/([.$AF237]^[.$AO$2]);[.$AQ$2]))*([.$V237]+[.$AR$2]);([.R237]/10));0)*5; [.$AU$2]); [.$AT$2]);0)" office:value-type="float" office:value="0" calcext:value-type="float">
            <text:p>0</text:p>
          </table:table-cell>
          <table:table-cell table:formula="of:=ROUND(AVERAGE([.AP237:.AV237]);2)" office:value-type="float" office:value="0" calcext:value-type="float">
            <text:p>0</text:p>
          </table:table-cell>
          <table:table-cell/>
          <table:table-cell table:formula="of:=MIN(MAX([.AH237]-[.AH236];0);[.$BF$2])" office:value-type="float" office:value="0" calcext:value-type="float">
            <text:p>0</text:p>
          </table:table-cell>
          <table:table-cell table:formula="of:=MIN(MAX([.AI237]-[.AI236];0);[.$BF$2])" office:value-type="float" office:value="0" calcext:value-type="float">
            <text:p>0</text:p>
          </table:table-cell>
          <table:table-cell table:formula="of:=MIN(MAX([.AJ237]-[.AJ236];0);[.$BF$2])" office:value-type="float" office:value="0" calcext:value-type="float">
            <text:p>0</text:p>
          </table:table-cell>
          <table:table-cell table:formula="of:=MIN(MAX([.AK237]-[.AK236];0);[.$BF$2])" office:value-type="float" office:value="0" calcext:value-type="float">
            <text:p>0</text:p>
          </table:table-cell>
          <table:table-cell table:formula="of:=MIN(MAX([.AL237]-[.AL236];0);[.$BF$2])" office:value-type="float" office:value="0" calcext:value-type="float">
            <text:p>0</text:p>
          </table:table-cell>
          <table:table-cell table:formula="of:=MIN(MAX([.AM237]-[.AM236];0);[.$BF$2])" office:value-type="float" office:value="0" calcext:value-type="float">
            <text:p>0</text:p>
          </table:table-cell>
          <table:table-cell table:formula="of:=MIN(MAX([.AN237]-[.AN23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hedinjaI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238]-[.C238]" office:value-type="float" office:value="0" calcext:value-type="float">
            <text:p>0</text:p>
          </table:table-cell>
          <table:table-cell table:style-name="ce29" table:formula="of:=[.P238]-[.D238]" office:value-type="float" office:value="30" calcext:value-type="float">
            <text:p>30</text:p>
          </table:table-cell>
          <table:table-cell table:style-name="ce60" table:formula="of:=[.Q238]-[.E238]" office:value-type="float" office:value="10" calcext:value-type="float">
            <text:p>10</text:p>
          </table:table-cell>
          <table:table-cell table:style-name="ce62" table:formula="of:=[.R238]-[.F238]" office:value-type="float" office:value="0" calcext:value-type="float">
            <text:p>0</text:p>
          </table:table-cell>
          <table:table-cell table:style-name="ce64" table:formula="of:=[.S238]-[.G238]" office:value-type="float" office:value="20" calcext:value-type="float">
            <text:p>20</text:p>
          </table:table-cell>
          <table:table-cell table:style-name="ce66" table:formula="of:=[.T238]-[.H238]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38:.T238])" office:value-type="float" office:value="326" calcext:value-type="float">
            <text:p>326</text:p>
          </table:table-cell>
          <table:table-cell table:style-name="ce11" table:formula="of:=ROUND((([.U238]/[.$AE$1])*MAX([.U238]/420; 1.2));2)" office:value-type="float" office:value="4.35" calcext:value-type="float">
            <text:p>4.3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IFERROR(ROUND((AVERAGE(MIN(([.$P238]^[.$X$2])/([.$AF238]^2);[.$AD$2]); MIN([.P238]/[.$AA$2]; [.$Z$2])))*([.$V238]+[.$Y$2]))*5;0)" office:value-type="float" office:value="50" calcext:value-type="float">
            <text:p>50</text:p>
          </table:table-cell>
          <table:table-cell table:style-name="ce24" table:formula="of:=IFERROR(ROUND((MIN(([.$P238]+[.$S238]+[.$U238])/8/[.$AF238];[.$AD$2]))*([.$V238]+3))*5;0)" office:value-type="float" office:value="40" calcext:value-type="float">
            <text:p>40</text:p>
          </table:table-cell>
          <table:table-cell table:style-name="ce16" table:formula="of:=IFERROR(ROUND(((MIN(([.$T238]^2)/([.$AF238]^2);[.$AD$2]))*([.$V238]+3)*[.$AF$2]))*5;0)" office:value-type="float" office:value="50" calcext:value-type="float">
            <text:p>50</text:p>
          </table:table-cell>
          <table:table-cell table:style-name="ce8" table:formula="of:=IFERROR(ROUND((AVERAGE(MIN(([.$Q238]^2)/([.$AF238]^2);[.$AD$2]);MIN([.Q238]/[.$AB$2]; [.$Z$2]))*([.$V238]+3)*[.$AF$2]))*5;0)" office:value-type="float" office:value="35" calcext:value-type="float">
            <text:p>35</text:p>
          </table:table-cell>
          <table:table-cell table:style-name="ce14" table:formula="of:=IFERROR(ROUND((AVERAGE(MIN(([.$S238]^2)/([.$AF238]^2);[.$AD$2]);MIN([.S238]/[.$AB$2]; [.$Z$2]))*([.$V238]+3)*[.$AF$2]))*5;0)" office:value-type="float" office:value="30" calcext:value-type="float">
            <text:p>30</text:p>
          </table:table-cell>
          <table:table-cell table:style-name="ce10" table:formula="of:=IFERROR(ROUND((AVERAGE(MIN(([.$R238]^[.$AC$2])/([.$AF238]^2);[.$AD$2]); MIN([.R238]/[.$AA$2]; [.$Z$2])))*([.$V238]+[.$Y$2]))*5;0)" office:value-type="float" office:value="10" calcext:value-type="float">
            <text:p>10</text:p>
          </table:table-cell>
          <table:table-cell table:style-name="ce11" table:formula="of:=ROUND(AVERAGE([.W238:.AC238]))" office:value-type="float" office:value="31" calcext:value-type="float">
            <text:p>31</text:p>
          </table:table-cell>
          <table:table-cell table:style-name="ce11" table:formula="of:=ROUND((([.U238]/[.$AE$1])*MAX([.U238]/350;0.8));2)" office:value-type="float" office:value="3.37" calcext:value-type="float">
            <text:p>3.37</text:p>
          </table:table-cell>
          <table:table-cell table:style-name="ce11" table:formula="of:=ROUND([.U238]/6;2)" office:value-type="float" office:value="54.33" calcext:value-type="float">
            <text:p>54.3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1" table:formula="of:=IFERROR(ROUND(((MIN(([.$P238]^2)/([.$AF238]^2);[.$AE$2])))*[.$AE238]);0)" office:value-type="float" office:value="7" calcext:value-type="float">
            <text:p>7</text:p>
          </table:table-cell>
          <table:table-cell table:style-name="ce42" table:formula="of:=IFERROR(ROUND(MIN(([.P238]+[.S238]+[.U238])/8/[.$AF238];[.$AE$2])^2*[.$AE238]);0)" office:value-type="float" office:value="4" calcext:value-type="float">
            <text:p>4</text:p>
          </table:table-cell>
          <table:table-cell table:style-name="ce43" table:formula="of:=IFERROR(ROUND(((MIN(([.T238]^2)/([.$AF238]^2);[.$AE$2])))*[.$AE238]*[.$AF$1]);0)" office:value-type="float" office:value="4" calcext:value-type="float">
            <text:p>4</text:p>
          </table:table-cell>
          <table:table-cell table:style-name="ce44" table:formula="of:=IFERROR(ROUND(((MIN(([.Q238]^2)/([.$AF238]^2);[.$AE$2])))*[.$AE238]*[.$AF$1]);0)" office:value-type="float" office:value="2" calcext:value-type="float">
            <text:p>2</text:p>
          </table:table-cell>
          <table:table-cell table:style-name="ce45" table:formula="of:=IFERROR(ROUND(((MIN(([.S238]^2)/([.$AF238]^2);[.$AE$2])))*[.$AE238]*[.$AF$1]);0)" office:value-type="float" office:value="2" calcext:value-type="float">
            <text:p>2</text:p>
          </table:table-cell>
          <table:table-cell table:style-name="ce46" table:formula="of:=IFERROR(ROUND(((MIN(([.R238]^2)/([.$AF238]^2);[.$AE$2]))*[.$AE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P238]^[.$X$2])/([.$AF238]^[.$AO$2]);[.$AQ$2]))*([.$V238]+[.$AR$2]);([.P23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8]+[.$S238]+[.$U238])/8/[.$AF238];[.$AQ$2]))*([.$V238]+3)*[.$AS$2];([.U23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238]^2)/([.$AF238]^[.$AO$2]);[.$AQ$2]))*([.$V238]+3)*[.$AS$2]);([.T2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38]^[.$AO$2])/([.$AF238]^[.$AO$2]);[.$AQ$2]))*([.$V238]+3)*[.$AS$2]);([.Q2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38]^[.$AO$2])/([.$AF238]^[.$AO$2]);[.$AQ$2]))*([.$V238]+3)*[.$AS$2]);([.S23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38]^[.$AC$2])/([.$AF238]^[.$AO$2]);[.$AQ$2]))*([.$V238]+[.$AR$2]);([.R238]/10));0)*5; [.$AU$2]); [.$AT$2]);0)" office:value-type="float" office:value="15" calcext:value-type="float">
            <text:p>15</text:p>
          </table:table-cell>
          <table:table-cell table:formula="of:=ROUND(AVERAGE([.AP238:.AV238]);2)" office:value-type="float" office:value="27.29" calcext:value-type="float">
            <text:p>27.29</text:p>
          </table:table-cell>
          <table:table-cell/>
          <table:table-cell table:formula="of:=MIN(MAX([.AH238]-[.AH237];0);[.$BF$2])" office:value-type="float" office:value="0" calcext:value-type="float">
            <text:p>0</text:p>
          </table:table-cell>
          <table:table-cell table:formula="of:=MIN(MAX([.AI238]-[.AI237];0);[.$BF$2])" office:value-type="float" office:value="7" calcext:value-type="float">
            <text:p>7</text:p>
          </table:table-cell>
          <table:table-cell table:formula="of:=MIN(MAX([.AJ238]-[.AJ237];0);[.$BF$2])" office:value-type="float" office:value="4" calcext:value-type="float">
            <text:p>4</text:p>
          </table:table-cell>
          <table:table-cell table:formula="of:=MIN(MAX([.AK238]-[.AK237];0);[.$BF$2])" office:value-type="float" office:value="4" calcext:value-type="float">
            <text:p>4</text:p>
          </table:table-cell>
          <table:table-cell table:formula="of:=MIN(MAX([.AL238]-[.AL237];0);[.$BF$2])" office:value-type="float" office:value="2" calcext:value-type="float">
            <text:p>2</text:p>
          </table:table-cell>
          <table:table-cell table:formula="of:=MIN(MAX([.AM238]-[.AM237];0);[.$BF$2])" office:value-type="float" office:value="2" calcext:value-type="float">
            <text:p>2</text:p>
          </table:table-cell>
          <table:table-cell table:formula="of:=MIN(MAX([.AN238]-[.AN237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bleyeID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9]-[.C239]" office:value-type="float" office:value="0" calcext:value-type="float">
            <text:p>0</text:p>
          </table:table-cell>
          <table:table-cell table:style-name="ce29" table:formula="of:=[.P239]-[.D239]" office:value-type="float" office:value="0" calcext:value-type="float">
            <text:p>0</text:p>
          </table:table-cell>
          <table:table-cell table:style-name="ce60" table:formula="of:=[.Q239]-[.E239]" office:value-type="float" office:value="0" calcext:value-type="float">
            <text:p>0</text:p>
          </table:table-cell>
          <table:table-cell table:style-name="ce62" table:formula="of:=[.R239]-[.F239]" office:value-type="float" office:value="0" calcext:value-type="float">
            <text:p>0</text:p>
          </table:table-cell>
          <table:table-cell table:style-name="ce64" table:formula="of:=[.S239]-[.G239]" office:value-type="float" office:value="0" calcext:value-type="float">
            <text:p>0</text:p>
          </table:table-cell>
          <table:table-cell table:style-name="ce66" table:formula="of:=[.T239]-[.H239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9:.T239])" office:value-type="float" office:value="480" calcext:value-type="float">
            <text:p>480</text:p>
          </table:table-cell>
          <table:table-cell table:style-name="ce11" table:formula="of:=ROUND((([.U239]/[.$AE$1])*MAX([.U239]/420; 1.2));2)" office:value-type="float" office:value="6.4" calcext:value-type="float">
            <text:p>6.4</text:p>
          </table:table-cell>
          <table:table-cell table:style-name="ce4" table:formula="of:=IFERROR((ROUND((((MIN(([.$O239]^2)/([.$AF239]^2);[.$AD$2])))*[.$V239]*0.8)+([.O239]/10))*5)+10; 0)" office:value-type="float" office:value="45" calcext:value-type="float">
            <text:p>45</text:p>
          </table:table-cell>
          <table:table-cell table:style-name="ce6" table:formula="of:=IFERROR(ROUND((AVERAGE(MIN(([.$P239]^[.$X$2])/([.$AF239]^2);[.$AD$2]); MIN([.P239]/[.$AA$2]; [.$Z$2])))*([.$V239]+[.$Y$2]))*5;0)" office:value-type="float" office:value="50" calcext:value-type="float">
            <text:p>50</text:p>
          </table:table-cell>
          <table:table-cell table:style-name="ce24" table:formula="of:=IFERROR(ROUND((MIN(([.$P239]+[.$S239]+[.$U239])/8/[.$AF239];[.$AD$2]))*([.$V239]+3))*5;0)" office:value-type="float" office:value="50" calcext:value-type="float">
            <text:p>50</text:p>
          </table:table-cell>
          <table:table-cell table:style-name="ce16" table:formula="of:=IFERROR(ROUND(((MIN(([.$T239]^2)/([.$AF239]^2);[.$AD$2]))*([.$V239]+3)*[.$AF$2]))*5;0)" office:value-type="float" office:value="0" calcext:value-type="float">
            <text:p>0</text:p>
          </table:table-cell>
          <table:table-cell table:style-name="ce8" table:formula="of:=IFERROR(ROUND((AVERAGE(MIN(([.$Q239]^2)/([.$AF239]^2);[.$AD$2]);MIN([.Q239]/[.$AB$2]; [.$Z$2]))*([.$V239]+3)*[.$AF$2]))*5;0)" office:value-type="float" office:value="80" calcext:value-type="float">
            <text:p>80</text:p>
          </table:table-cell>
          <table:table-cell table:style-name="ce14" table:formula="of:=IFERROR(ROUND((AVERAGE(MIN(([.$S239]^2)/([.$AF239]^2);[.$AD$2]);MIN([.S239]/[.$AB$2]; [.$Z$2]))*([.$V239]+3)*[.$AF$2]))*5;0)" office:value-type="float" office:value="75" calcext:value-type="float">
            <text:p>75</text:p>
          </table:table-cell>
          <table:table-cell table:style-name="ce10" table:formula="of:=IFERROR(ROUND((AVERAGE(MIN(([.$R239]^[.$AC$2])/([.$AF239]^2);[.$AD$2]); MIN([.R239]/[.$AA$2]; [.$Z$2])))*([.$V239]+[.$Y$2]))*5;0)" office:value-type="float" office:value="50" calcext:value-type="float">
            <text:p>50</text:p>
          </table:table-cell>
          <table:table-cell table:style-name="ce11" table:formula="of:=ROUND(AVERAGE([.W239:.AC239]))" office:value-type="float" office:value="50" calcext:value-type="float">
            <text:p>50</text:p>
          </table:table-cell>
          <table:table-cell table:style-name="ce11" table:formula="of:=ROUND((([.U239]/[.$AE$1])*MAX([.U239]/350;0.8));2)" office:value-type="float" office:value="7.31" calcext:value-type="float">
            <text:p>7.31</text:p>
          </table:table-cell>
          <table:table-cell table:style-name="ce11" table:formula="of:=ROUND([.U239]/6;2)" office:value-type="float" office:value="80" calcext:value-type="float">
            <text:p>80</text:p>
          </table:table-cell>
          <table:table-cell/>
          <table:table-cell table:style-name="ce40" table:formula="of:=IFERROR(ROUND((((MIN(([.$O239]^2)/([.$AF239]^2);[.$AE$2])))*[.$AE239]*0.8)+([.O239]/10))+10;10)" office:value-type="float" office:value="17" calcext:value-type="float">
            <text:p>17</text:p>
          </table:table-cell>
          <table:table-cell table:style-name="ce41" table:formula="of:=IFERROR(ROUND(((MIN(([.$P239]^2)/([.$AF239]^2);[.$AE$2])))*[.$AE239]);0)" office:value-type="float" office:value="8" calcext:value-type="float">
            <text:p>8</text:p>
          </table:table-cell>
          <table:table-cell table:style-name="ce42" table:formula="of:=IFERROR(ROUND(MIN(([.P239]+[.S239]+[.U239])/8/[.$AF239];[.$AE$2])^2*[.$AE239]);0)" office:value-type="float" office:value="8" calcext:value-type="float">
            <text:p>8</text:p>
          </table:table-cell>
          <table:table-cell table:style-name="ce43" table:formula="of:=IFERROR(ROUND(((MIN(([.T239]^2)/([.$AF239]^2);[.$AE$2])))*[.$AE239]*[.$AF$1]);0)" office:value-type="float" office:value="0" calcext:value-type="float">
            <text:p>0</text:p>
          </table:table-cell>
          <table:table-cell table:style-name="ce44" table:formula="of:=IFERROR(ROUND(((MIN(([.Q239]^2)/([.$AF239]^2);[.$AE$2])))*[.$AE239]*[.$AF$1]);0)" office:value-type="float" office:value="10" calcext:value-type="float">
            <text:p>10</text:p>
          </table:table-cell>
          <table:table-cell table:style-name="ce45" table:formula="of:=IFERROR(ROUND(((MIN(([.S239]^2)/([.$AF239]^2);[.$AE$2])))*[.$AE239]*[.$AF$1]);0)" office:value-type="float" office:value="10" calcext:value-type="float">
            <text:p>10</text:p>
          </table:table-cell>
          <table:table-cell table:style-name="ce46" table:formula="of:=IFERROR(ROUND(((MIN(([.R239]^2)/([.$AF239]^2);[.$AE$2]))*[.$AE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O239]^[.$AO$2])/([.$AF239]^[.$AO$2]);[.$AQ$2])))*[.$V239]*0.8)+([.$O239]/10);([.O239]/10));0)*5)+10; 30); 80); 0)" office:value-type="float" office:value="40" calcext:value-type="float">
            <text:p>40</text:p>
          </table:table-cell>
          <table:table-cell table:style-name="ce11" table:formula="of:=IFERROR(MIN(MAX(ROUND(AVERAGE((MIN(([.$P239]^[.$X$2])/([.$AF239]^[.$AO$2]);[.$AQ$2]))*([.$V239]+[.$AR$2]);([.P23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9]+[.$S239]+[.$U239])/8/[.$AF239];[.$AQ$2]))*([.$V239]+3)*[.$AS$2];([.U23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39]^2)/([.$AF239]^[.$AO$2]);[.$AQ$2]))*([.$V239]+3)*[.$AS$2]);([.T239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239]^[.$AO$2])/([.$AF239]^[.$AO$2]);[.$AQ$2]))*([.$V239]+3)*[.$AS$2]);([.Q239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239]^[.$AO$2])/([.$AF239]^[.$AO$2]);[.$AQ$2]))*([.$V239]+3)*[.$AS$2]);([.S23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39]^[.$AC$2])/([.$AF239]^[.$AO$2]);[.$AQ$2]))*([.$V239]+[.$AR$2]);([.R239]/10));0)*5; [.$AU$2]); [.$AT$2]);0)" office:value-type="float" office:value="45" calcext:value-type="float">
            <text:p>45</text:p>
          </table:table-cell>
          <table:table-cell table:formula="of:=ROUND(AVERAGE([.AP239:.AV239]);2)" office:value-type="float" office:value="41.43" calcext:value-type="float">
            <text:p>41.43</text:p>
          </table:table-cell>
          <table:table-cell/>
          <table:table-cell table:formula="of:=MIN(MAX([.AH239]-[.AH238];0);[.$BF$2])" office:value-type="float" office:value="16" calcext:value-type="float">
            <text:p>16</text:p>
          </table:table-cell>
          <table:table-cell table:formula="of:=MIN(MAX([.AI239]-[.AI238];0);[.$BF$2])" office:value-type="float" office:value="1" calcext:value-type="float">
            <text:p>1</text:p>
          </table:table-cell>
          <table:table-cell table:formula="of:=MIN(MAX([.AJ239]-[.AJ238];0);[.$BF$2])" office:value-type="float" office:value="4" calcext:value-type="float">
            <text:p>4</text:p>
          </table:table-cell>
          <table:table-cell table:formula="of:=MIN(MAX([.AK239]-[.AK238];0);[.$BF$2])" office:value-type="float" office:value="0" calcext:value-type="float">
            <text:p>0</text:p>
          </table:table-cell>
          <table:table-cell table:formula="of:=MIN(MAX([.AL239]-[.AL238];0);[.$BF$2])" office:value-type="float" office:value="8" calcext:value-type="float">
            <text:p>8</text:p>
          </table:table-cell>
          <table:table-cell table:formula="of:=MIN(MAX([.AM239]-[.AM238];0);[.$BF$2])" office:value-type="float" office:value="8" calcext:value-type="float">
            <text:p>8</text:p>
          </table:table-cell>
          <table:table-cell table:formula="of:=MIN(MAX([.AN239]-[.AN238];0);[.$BF$2]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AlakazamID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150" calcext:value-type="float">
            <text:p>150</text:p>
          </table:table-cell>
          <table:table-cell table:style-name="ce55" table:formula="of:=[.O240]-[.C240]" office:value-type="float" office:value="50" calcext:value-type="float">
            <text:p>50</text:p>
          </table:table-cell>
          <table:table-cell table:style-name="ce29" table:formula="of:=[.P240]-[.D240]" office:value-type="float" office:value="0" calcext:value-type="float">
            <text:p>0</text:p>
          </table:table-cell>
          <table:table-cell table:style-name="ce60" table:formula="of:=[.Q240]-[.E240]" office:value-type="float" office:value="-10" calcext:value-type="float">
            <text:p>-10</text:p>
          </table:table-cell>
          <table:table-cell table:style-name="ce62" table:formula="of:=[.R240]-[.F240]" office:value-type="float" office:value="0" calcext:value-type="float">
            <text:p>0</text:p>
          </table:table-cell>
          <table:table-cell table:style-name="ce64" table:formula="of:=[.S240]-[.G240]" office:value-type="float" office:value="-10" calcext:value-type="float">
            <text:p>-10</text:p>
          </table:table-cell>
          <table:table-cell table:style-name="ce66" table:formula="of:=[.T240]-[.H240]" office:value-type="float" office:value="0" calcext:value-type="float">
            <text:p>0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50" calcext:value-type="float">
            <text:p>150</text:p>
          </table:table-cell>
          <table:table-cell table:style-name="ce11" table:formula="of:=SUM([.O240:.T240])" office:value-type="float" office:value="630" calcext:value-type="float">
            <text:p>630</text:p>
          </table:table-cell>
          <table:table-cell table:style-name="ce11" table:formula="of:=ROUND((([.U240]/[.$AE$1])*MAX([.U240]/420; 1.2));2)" office:value-type="float" office:value="10.5" calcext:value-type="float">
            <text:p>10.5</text:p>
          </table:table-cell>
          <table:table-cell table:style-name="ce4" table:formula="of:=IFERROR((ROUND((((MIN(([.$O240]^2)/([.$AF240]^2);[.$AD$2])))*[.$V240]*0.8)+([.O240]/10))*5)+10; 0)" office:value-type="float" office:value="105" calcext:value-type="float">
            <text:p>105</text:p>
          </table:table-cell>
          <table:table-cell table:style-name="ce6" table:formula="of:=IFERROR(ROUND((AVERAGE(MIN(([.$P240]^[.$X$2])/([.$AF240]^2);[.$AD$2]); MIN([.P240]/[.$AA$2]; [.$Z$2])))*([.$V240]+[.$Y$2]))*5;0)" office:value-type="float" office:value="35" calcext:value-type="float">
            <text:p>35</text:p>
          </table:table-cell>
          <table:table-cell table:style-name="ce24" table:formula="of:=IFERROR(ROUND((MIN(([.$P240]+[.$S240]+[.$U240])/8/[.$AF240];[.$AD$2]))*([.$V240]+3))*5;0)" office:value-type="float" office:value="60" calcext:value-type="float">
            <text:p>60</text:p>
          </table:table-cell>
          <table:table-cell table:style-name="ce16" table:formula="of:=IFERROR(ROUND(((MIN(([.$T240]^2)/([.$AF240]^2);[.$AD$2]))*([.$V240]+3)*[.$AF$2]))*5;0)" office:value-type="float" office:value="110" calcext:value-type="float">
            <text:p>110</text:p>
          </table:table-cell>
          <table:table-cell table:style-name="ce8" table:formula="of:=IFERROR(ROUND((AVERAGE(MIN(([.$Q240]^2)/([.$AF240]^2);[.$AD$2]);MIN([.Q240]/[.$AB$2]; [.$Z$2]))*([.$V240]+3)*[.$AF$2]))*5;0)" office:value-type="float" office:value="40" calcext:value-type="float">
            <text:p>40</text:p>
          </table:table-cell>
          <table:table-cell table:style-name="ce14" table:formula="of:=IFERROR(ROUND((AVERAGE(MIN(([.$S240]^2)/([.$AF240]^2);[.$AD$2]);MIN([.S240]/[.$AB$2]; [.$Z$2]))*([.$V240]+3)*[.$AF$2]))*5;0)" office:value-type="float" office:value="75" calcext:value-type="float">
            <text:p>75</text:p>
          </table:table-cell>
          <table:table-cell table:style-name="ce10" table:formula="of:=IFERROR(ROUND((AVERAGE(MIN(([.$R240]^[.$AC$2])/([.$AF240]^2);[.$AD$2]); MIN([.R240]/[.$AA$2]; [.$Z$2])))*([.$V240]+[.$Y$2]))*5;0)" office:value-type="float" office:value="115" calcext:value-type="float">
            <text:p>115</text:p>
          </table:table-cell>
          <table:table-cell table:style-name="ce11" table:formula="of:=ROUND(AVERAGE([.W240:.AC240]))" office:value-type="float" office:value="77" calcext:value-type="float">
            <text:p>77</text:p>
          </table:table-cell>
          <table:table-cell table:style-name="ce11" table:formula="of:=ROUND((([.U240]/[.$AE$1])*MAX([.U240]/350;0.8));2)" office:value-type="float" office:value="12.6" calcext:value-type="float">
            <text:p>12.6</text:p>
          </table:table-cell>
          <table:table-cell table:style-name="ce11" table:formula="of:=ROUND([.U240]/6;2)" office:value-type="float" office:value="105" calcext:value-type="float">
            <text:p>105</text:p>
          </table:table-cell>
          <table:table-cell/>
          <table:table-cell table:style-name="ce40" table:formula="of:=IFERROR(ROUND((((MIN(([.$O240]^2)/([.$AF240]^2);[.$AE$2])))*[.$AE240]*0.8)+([.O240]/10))+10;10)" office:value-type="float" office:value="31" calcext:value-type="float">
            <text:p>31</text:p>
          </table:table-cell>
          <table:table-cell table:style-name="ce41" table:formula="of:=IFERROR(ROUND(((MIN(([.$P240]^2)/([.$AF240]^2);[.$AE$2])))*[.$AE240]);0)" office:value-type="float" office:value="3" calcext:value-type="float">
            <text:p>3</text:p>
          </table:table-cell>
          <table:table-cell table:style-name="ce42" table:formula="of:=IFERROR(ROUND(MIN(([.P240]+[.S240]+[.U240])/8/[.$AF240];[.$AE$2])^2*[.$AE240]);0)" office:value-type="float" office:value="11" calcext:value-type="float">
            <text:p>11</text:p>
          </table:table-cell>
          <table:table-cell table:style-name="ce43" table:formula="of:=IFERROR(ROUND(((MIN(([.T240]^2)/([.$AF240]^2);[.$AE$2])))*[.$AE240]*[.$AF$1]);0)" office:value-type="float" office:value="18" calcext:value-type="float">
            <text:p>18</text:p>
          </table:table-cell>
          <table:table-cell table:style-name="ce44" table:formula="of:=IFERROR(ROUND(((MIN(([.Q240]^2)/([.$AF240]^2);[.$AE$2])))*[.$AE240]*[.$AF$1]);0)" office:value-type="float" office:value="2" calcext:value-type="float">
            <text:p>2</text:p>
          </table:table-cell>
          <table:table-cell table:style-name="ce45" table:formula="of:=IFERROR(ROUND(((MIN(([.S240]^2)/([.$AF240]^2);[.$AE$2])))*[.$AE240]*[.$AF$1]);0)" office:value-type="float" office:value="7" calcext:value-type="float">
            <text:p>7</text:p>
          </table:table-cell>
          <table:table-cell table:style-name="ce46" table:formula="of:=IFERROR(ROUND(((MIN(([.R240]^2)/([.$AF240]^2);[.$AE$2]))*[.$AE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O240]^[.$AO$2])/([.$AF240]^[.$AO$2]);[.$AQ$2])))*[.$V240]*0.8)+([.$O240]/10);([.O240]/10));0)*5)+10; 30); 99); 0)" office:value-type="float" office:value="80" calcext:value-type="float">
            <text:p>80</text:p>
          </table:table-cell>
          <table:table-cell table:style-name="ce11" table:formula="of:=IFERROR(MIN(MAX(ROUND(AVERAGE((MIN(([.$P240]^[.$X$2])/([.$AF240]^[.$AO$2]);[.$AQ$2]))*([.$V240]+[.$AR$2]);([.P240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240]+[.$S240]+[.$U240])/8/[.$AF240];[.$AQ$2]))*([.$V240]+3)*[.$AS$2];([.U24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0]^2)/([.$AF240]^[.$AO$2]);[.$AQ$2]))*([.$V240]+3)*[.$AS$2]);([.T240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0]^[.$AO$2])/([.$AF240]^[.$AO$2]);[.$AQ$2]))*([.$V240]+3)*[.$AS$2]);([.Q24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240]^[.$AO$2])/([.$AF240]^[.$AO$2]);[.$AQ$2]))*([.$V240]+3)*[.$AS$2]);([.S2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40]^[.$AC$2])/([.$AF240]^[.$AO$2]);[.$AQ$2]))*([.$V240]+[.$AR$2]);([.R240]/10));0)*5; [.$AU$2]); [.$AT$2]);0)" office:value-type="float" office:value="60" calcext:value-type="float">
            <text:p>60</text:p>
          </table:table-cell>
          <table:table-cell table:formula="of:=ROUND(AVERAGE([.AP240:.AV240]);2)" office:value-type="float" office:value="50.71" calcext:value-type="float">
            <text:p>50.71</text:p>
          </table:table-cell>
          <table:table-cell/>
          <table:table-cell table:formula="of:=MIN(MAX([.AH240]-[.AH239];0);[.$BF$2])" office:value-type="float" office:value="14" calcext:value-type="float">
            <text:p>14</text:p>
          </table:table-cell>
          <table:table-cell table:formula="of:=MIN(MAX([.AI240]-[.AI239];0);[.$BF$2])" office:value-type="float" office:value="0" calcext:value-type="float">
            <text:p>0</text:p>
          </table:table-cell>
          <table:table-cell table:formula="of:=MIN(MAX([.AJ240]-[.AJ239];0);[.$BF$2])" office:value-type="float" office:value="3" calcext:value-type="float">
            <text:p>3</text:p>
          </table:table-cell>
          <table:table-cell table:formula="of:=MIN(MAX([.AK240]-[.AK239];0);[.$BF$2])" office:value-type="float" office:value="18" calcext:value-type="float">
            <text:p>18</text:p>
          </table:table-cell>
          <table:table-cell table:formula="of:=MIN(MAX([.AL240]-[.AL239];0);[.$BF$2])" office:value-type="float" office:value="0" calcext:value-type="float">
            <text:p>0</text:p>
          </table:table-cell>
          <table:table-cell table:formula="of:=MIN(MAX([.AM240]-[.AM239];0);[.$BF$2])" office:value-type="float" office:value="0" calcext:value-type="float">
            <text:p>0</text:p>
          </table:table-cell>
          <table:table-cell table:formula="of:=MIN(MAX([.AN240]-[.AN239];0);[.$BF$2])" office:value-type="float" office:value="17" calcext:value-type="float">
            <text:p>1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PidgeotID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21" calcext:value-type="float">
            <text:p>121</text:p>
          </table:table-cell>
          <table:table-cell table:style-name="ce55" table:formula="of:=[.O241]-[.C241]" office:value-type="float" office:value="50" calcext:value-type="float">
            <text:p>50</text:p>
          </table:table-cell>
          <table:table-cell table:style-name="ce29" table:formula="of:=[.P241]-[.D241]" office:value-type="float" office:value="0" calcext:value-type="float">
            <text:p>0</text:p>
          </table:table-cell>
          <table:table-cell table:style-name="ce60" table:formula="of:=[.Q241]-[.E241]" office:value-type="float" office:value="0" calcext:value-type="float">
            <text:p>0</text:p>
          </table:table-cell>
          <table:table-cell table:style-name="ce62" table:formula="of:=[.R241]-[.F241]" office:value-type="float" office:value="0" calcext:value-type="float">
            <text:p>0</text:p>
          </table:table-cell>
          <table:table-cell table:style-name="ce64" table:formula="of:=[.S241]-[.G241]" office:value-type="float" office:value="0" calcext:value-type="float">
            <text:p>0</text:p>
          </table:table-cell>
          <table:table-cell table:style-name="ce66" table:formula="of:=[.T241]-[.H241]"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21" calcext:value-type="float">
            <text:p>121</text:p>
          </table:table-cell>
          <table:table-cell table:style-name="ce11" table:formula="of:=SUM([.O241:.T241])" office:value-type="float" office:value="629" calcext:value-type="float">
            <text:p>629</text:p>
          </table:table-cell>
          <table:table-cell table:style-name="ce11" table:formula="of:=ROUND((([.U241]/[.$AE$1])*MAX([.U241]/420; 1.2));2)" office:value-type="float" office:value="10.47" calcext:value-type="float">
            <text:p>10.47</text:p>
          </table:table-cell>
          <table:table-cell table:style-name="ce4" table:formula="of:=IFERROR((ROUND((((MIN(([.$O241]^2)/([.$AF241]^2);[.$AD$2])))*[.$V241]*0.8)+([.O241]/10))*5)+10; 0)" office:value-type="float" office:value="145" calcext:value-type="float">
            <text:p>145</text:p>
          </table:table-cell>
          <table:table-cell table:style-name="ce6" table:formula="of:=IFERROR(ROUND((AVERAGE(MIN(([.$P241]^[.$X$2])/([.$AF241]^2);[.$AD$2]); MIN([.P241]/[.$AA$2]; [.$Z$2])))*([.$V241]+[.$Y$2]))*5;0)" office:value-type="float" office:value="65" calcext:value-type="float">
            <text:p>65</text:p>
          </table:table-cell>
          <table:table-cell table:style-name="ce24" table:formula="of:=IFERROR(ROUND((MIN(([.$P241]+[.$S241]+[.$U241])/8/[.$AF241];[.$AD$2]))*([.$V241]+3))*5;0)" office:value-type="float" office:value="65" calcext:value-type="float">
            <text:p>65</text:p>
          </table:table-cell>
          <table:table-cell table:style-name="ce16" table:formula="of:=IFERROR(ROUND(((MIN(([.$T241]^2)/([.$AF241]^2);[.$AD$2]))*([.$V241]+3)*[.$AF$2]))*5;0)" office:value-type="float" office:value="70" calcext:value-type="float">
            <text:p>70</text:p>
          </table:table-cell>
          <table:table-cell table:style-name="ce8" table:formula="of:=IFERROR(ROUND((AVERAGE(MIN(([.$Q241]^2)/([.$AF241]^2);[.$AD$2]);MIN([.Q241]/[.$AB$2]; [.$Z$2]))*([.$V241]+3)*[.$AF$2]))*5;0)" office:value-type="float" office:value="65" calcext:value-type="float">
            <text:p>65</text:p>
          </table:table-cell>
          <table:table-cell table:style-name="ce14" table:formula="of:=IFERROR(ROUND((AVERAGE(MIN(([.$S241]^2)/([.$AF241]^2);[.$AD$2]);MIN([.S241]/[.$AB$2]; [.$Z$2]))*([.$V241]+3)*[.$AF$2]))*5;0)" office:value-type="float" office:value="65" calcext:value-type="float">
            <text:p>65</text:p>
          </table:table-cell>
          <table:table-cell table:style-name="ce10" table:formula="of:=IFERROR(ROUND((AVERAGE(MIN(([.$R241]^[.$AC$2])/([.$AF241]^2);[.$AD$2]); MIN([.R241]/[.$AA$2]; [.$Z$2])))*([.$V241]+[.$Y$2]))*5;0)" office:value-type="float" office:value="95" calcext:value-type="float">
            <text:p>95</text:p>
          </table:table-cell>
          <table:table-cell table:style-name="ce11" table:formula="of:=ROUND(AVERAGE([.W241:.AC241]))" office:value-type="float" office:value="81" calcext:value-type="float">
            <text:p>81</text:p>
          </table:table-cell>
          <table:table-cell table:style-name="ce11" table:formula="of:=ROUND((([.U241]/[.$AE$1])*MAX([.U241]/350;0.8));2)" office:value-type="float" office:value="12.56" calcext:value-type="float">
            <text:p>12.56</text:p>
          </table:table-cell>
          <table:table-cell table:style-name="ce11" table:formula="of:=ROUND([.U241]/6;2)" office:value-type="float" office:value="104.83" calcext:value-type="float">
            <text:p>104.83</text:p>
          </table:table-cell>
          <table:table-cell/>
          <table:table-cell table:style-name="ce40" table:formula="of:=IFERROR(ROUND((((MIN(([.$O241]^2)/([.$AF241]^2);[.$AE$2])))*[.$AE241]*0.8)+([.O241]/10))+10;10)" office:value-type="float" office:value="39" calcext:value-type="float">
            <text:p>39</text:p>
          </table:table-cell>
          <table:table-cell table:style-name="ce41" table:formula="of:=IFERROR(ROUND(((MIN(([.$P241]^2)/([.$AF241]^2);[.$AE$2])))*[.$AE241]);0)" office:value-type="float" office:value="7" calcext:value-type="float">
            <text:p>7</text:p>
          </table:table-cell>
          <table:table-cell table:style-name="ce42" table:formula="of:=IFERROR(ROUND(MIN(([.P241]+[.S241]+[.U241])/8/[.$AF241];[.$AE$2])^2*[.$AE241]);0)" office:value-type="float" office:value="11" calcext:value-type="float">
            <text:p>11</text:p>
          </table:table-cell>
          <table:table-cell table:style-name="ce43" table:formula="of:=IFERROR(ROUND(((MIN(([.T241]^2)/([.$AF241]^2);[.$AE$2])))*[.$AE241]*[.$AF$1]);0)" office:value-type="float" office:value="12" calcext:value-type="float">
            <text:p>12</text:p>
          </table:table-cell>
          <table:table-cell table:style-name="ce44" table:formula="of:=IFERROR(ROUND(((MIN(([.Q241]^2)/([.$AF241]^2);[.$AE$2])))*[.$AE241]*[.$AF$1]);0)" office:value-type="float" office:value="5" calcext:value-type="float">
            <text:p>5</text:p>
          </table:table-cell>
          <table:table-cell table:style-name="ce45" table:formula="of:=IFERROR(ROUND(((MIN(([.S241]^2)/([.$AF241]^2);[.$AE$2])))*[.$AE241]*[.$AF$1]);0)" office:value-type="float" office:value="5" calcext:value-type="float">
            <text:p>5</text:p>
          </table:table-cell>
          <table:table-cell table:style-name="ce46" table:formula="of:=IFERROR(ROUND(((MIN(([.R241]^2)/([.$AF241]^2);[.$AE$2]))*[.$AE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O241]^[.$AO$2])/([.$AF241]^[.$AO$2]);[.$AQ$2])))*[.$V241]*0.8)+([.$O241]/10);([.O241]/10));0)*5)+10; 30); 99); 0)" office:value-type="float" office:value="95" calcext:value-type="float">
            <text:p>95</text:p>
          </table:table-cell>
          <table:table-cell table:style-name="ce11" table:formula="of:=IFERROR(MIN(MAX(ROUND(AVERAGE((MIN(([.$P241]^[.$X$2])/([.$AF241]^[.$AO$2]);[.$AQ$2]))*([.$V241]+[.$AR$2]);([.P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41]+[.$S241]+[.$U241])/8/[.$AF241];[.$AQ$2]))*([.$V241]+3)*[.$AS$2];([.U24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1]^2)/([.$AF241]^[.$AO$2]);[.$AQ$2]))*([.$V241]+3)*[.$AS$2]);([.T24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1]^[.$AO$2])/([.$AF241]^[.$AO$2]);[.$AQ$2]))*([.$V241]+3)*[.$AS$2]);([.Q24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41]^[.$AO$2])/([.$AF241]^[.$AO$2]);[.$AQ$2]))*([.$V241]+3)*[.$AS$2]);([.S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241]^[.$AC$2])/([.$AF241]^[.$AO$2]);[.$AQ$2]))*([.$V241]+[.$AR$2]);([.R241]/10));0)*5; [.$AU$2]); [.$AT$2]);0)" office:value-type="float" office:value="60" calcext:value-type="float">
            <text:p>60</text:p>
          </table:table-cell>
          <table:table-cell table:formula="of:=ROUND(AVERAGE([.AP241:.AV241]);2)" office:value-type="float" office:value="56.43" calcext:value-type="float">
            <text:p>56.43</text:p>
          </table:table-cell>
          <table:table-cell/>
          <table:table-cell table:formula="of:=MIN(MAX([.AH241]-[.AH240];0);[.$BF$2])" office:value-type="float" office:value="8" calcext:value-type="float">
            <text:p>8</text:p>
          </table:table-cell>
          <table:table-cell table:formula="of:=MIN(MAX([.AI241]-[.AI240];0);[.$BF$2])" office:value-type="float" office:value="4" calcext:value-type="float">
            <text:p>4</text:p>
          </table:table-cell>
          <table:table-cell table:formula="of:=MIN(MAX([.AJ241]-[.AJ240];0);[.$BF$2])" office:value-type="float" office:value="0" calcext:value-type="float">
            <text:p>0</text:p>
          </table:table-cell>
          <table:table-cell table:formula="of:=MIN(MAX([.AK241]-[.AK240];0);[.$BF$2])" office:value-type="float" office:value="0" calcext:value-type="float">
            <text:p>0</text:p>
          </table:table-cell>
          <table:table-cell table:formula="of:=MIN(MAX([.AL241]-[.AL240];0);[.$BF$2])" office:value-type="float" office:value="3" calcext:value-type="float">
            <text:p>3</text:p>
          </table:table-cell>
          <table:table-cell table:formula="of:=MIN(MAX([.AM241]-[.AM240];0);[.$BF$2])" office:value-type="float" office:value="0" calcext:value-type="float">
            <text:p>0</text:p>
          </table:table-cell>
          <table:table-cell table:formula="of:=MIN(MAX([.AN241]-[.AN24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VenusaurID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office:value-type="float" office:value="122" calcext:value-type="float">
            <text:p>122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242]-[.C242]" office:value-type="float" office:value="50" calcext:value-type="float">
            <text:p>50</text:p>
          </table:table-cell>
          <table:table-cell table:style-name="ce29" table:formula="of:=[.P242]-[.D242]" office:value-type="float" office:value="0" calcext:value-type="float">
            <text:p>0</text:p>
          </table:table-cell>
          <table:table-cell table:style-name="ce60" table:formula="of:=[.Q242]-[.E242]" office:value-type="float" office:value="-10" calcext:value-type="float">
            <text:p>-10</text:p>
          </table:table-cell>
          <table:table-cell table:style-name="ce62" table:formula="of:=[.R242]-[.F242]" office:value-type="float" office:value="20" calcext:value-type="float">
            <text:p>20</text:p>
          </table:table-cell>
          <table:table-cell table:style-name="ce64" table:formula="of:=[.S242]-[.G242]" office:value-type="float" office:value="-10" calcext:value-type="float">
            <text:p>-10</text:p>
          </table:table-cell>
          <table:table-cell table:style-name="ce66" table:formula="of:=[.T242]-[.H242]"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3" calcext:value-type="float">
            <text:p>113</text:p>
          </table:table-cell>
          <table:table-cell table:style-name="ce10" office:value-type="float" office:value="142" calcext:value-type="float">
            <text:p>142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242:.T242])" office:value-type="float" office:value="675" calcext:value-type="float">
            <text:p>675</text:p>
          </table:table-cell>
          <table:table-cell table:style-name="ce11" table:formula="of:=ROUND((([.U242]/[.$AE$1])*MAX([.U242]/420; 1.2));2)" office:value-type="float" office:value="12.05" calcext:value-type="float">
            <text:p>12.05</text:p>
          </table:table-cell>
          <table:table-cell table:style-name="ce4" table:formula="of:=IFERROR((ROUND((((MIN(([.$O242]^2)/([.$AF242]^2);[.$AD$2])))*[.$V242]*0.8)+([.O242]/10))*5)+10; 0)" office:value-type="float" office:value="140" calcext:value-type="float">
            <text:p>140</text:p>
          </table:table-cell>
          <table:table-cell table:style-name="ce6" table:formula="of:=IFERROR(ROUND((AVERAGE(MIN(([.$P242]^[.$X$2])/([.$AF242]^2);[.$AD$2]); MIN([.P242]/[.$AA$2]; [.$Z$2])))*([.$V242]+[.$Y$2]))*5;0)" office:value-type="float" office:value="85" calcext:value-type="float">
            <text:p>85</text:p>
          </table:table-cell>
          <table:table-cell table:style-name="ce24" table:formula="of:=IFERROR(ROUND((MIN(([.$P242]+[.$S242]+[.$U242])/8/[.$AF242];[.$AD$2]))*([.$V242]+3))*5;0)" office:value-type="float" office:value="75" calcext:value-type="float">
            <text:p>75</text:p>
          </table:table-cell>
          <table:table-cell table:style-name="ce16" table:formula="of:=IFERROR(ROUND(((MIN(([.$T242]^2)/([.$AF242]^2);[.$AD$2]))*([.$V242]+3)*[.$AF$2]))*5;0)" office:value-type="float" office:value="30" calcext:value-type="float">
            <text:p>30</text:p>
          </table:table-cell>
          <table:table-cell table:style-name="ce8" table:formula="of:=IFERROR(ROUND((AVERAGE(MIN(([.$Q242]^2)/([.$AF242]^2);[.$AD$2]);MIN([.Q242]/[.$AB$2]; [.$Z$2]))*([.$V242]+3)*[.$AF$2]))*5;0)" office:value-type="float" office:value="90" calcext:value-type="float">
            <text:p>90</text:p>
          </table:table-cell>
          <table:table-cell table:style-name="ce14" table:formula="of:=IFERROR(ROUND((AVERAGE(MIN(([.$S242]^2)/([.$AF242]^2);[.$AD$2]);MIN([.S242]/[.$AB$2]; [.$Z$2]))*([.$V242]+3)*[.$AF$2]))*5;0)" office:value-type="float" office:value="90" calcext:value-type="float">
            <text:p>90</text:p>
          </table:table-cell>
          <table:table-cell table:style-name="ce10" table:formula="of:=IFERROR(ROUND((AVERAGE(MIN(([.$R242]^[.$AC$2])/([.$AF242]^2);[.$AD$2]); MIN([.R242]/[.$AA$2]; [.$Z$2])))*([.$V242]+[.$Y$2]))*5;0)" office:value-type="float" office:value="110" calcext:value-type="float">
            <text:p>110</text:p>
          </table:table-cell>
          <table:table-cell table:style-name="ce11" table:formula="of:=ROUND(AVERAGE([.W242:.AC242]))" office:value-type="float" office:value="89" calcext:value-type="float">
            <text:p>89</text:p>
          </table:table-cell>
          <table:table-cell table:style-name="ce11" table:formula="of:=ROUND((([.U242]/[.$AE$1])*MAX([.U242]/350;0.8));2)" office:value-type="float" office:value="14.46" calcext:value-type="float">
            <text:p>14.46</text:p>
          </table:table-cell>
          <table:table-cell table:style-name="ce11" table:formula="of:=ROUND([.U242]/6;2)" office:value-type="float" office:value="112.5" calcext:value-type="float">
            <text:p>112.5</text:p>
          </table:table-cell>
          <table:table-cell/>
          <table:table-cell table:style-name="ce40" table:formula="of:=IFERROR(ROUND((((MIN(([.$O242]^2)/([.$AF242]^2);[.$AE$2])))*[.$AE242]*0.8)+([.O242]/10))+10;10)" office:value-type="float" office:value="38" calcext:value-type="float">
            <text:p>38</text:p>
          </table:table-cell>
          <table:table-cell table:style-name="ce41" table:formula="of:=IFERROR(ROUND(((MIN(([.$P242]^2)/([.$AF242]^2);[.$AE$2])))*[.$AE242]);0)" office:value-type="float" office:value="11" calcext:value-type="float">
            <text:p>11</text:p>
          </table:table-cell>
          <table:table-cell table:style-name="ce42" table:formula="of:=IFERROR(ROUND(MIN(([.P242]+[.S242]+[.U242])/8/[.$AF242];[.$AE$2])^2*[.$AE242]);0)" office:value-type="float" office:value="14" calcext:value-type="float">
            <text:p>14</text:p>
          </table:table-cell>
          <table:table-cell table:style-name="ce43" table:formula="of:=IFERROR(ROUND(((MIN(([.T242]^2)/([.$AF242]^2);[.$AE$2])))*[.$AE242]*[.$AF$1]);0)" office:value-type="float" office:value="5" calcext:value-type="float">
            <text:p>5</text:p>
          </table:table-cell>
          <table:table-cell table:style-name="ce44" table:formula="of:=IFERROR(ROUND(((MIN(([.Q242]^2)/([.$AF242]^2);[.$AE$2])))*[.$AE242]*[.$AF$1]);0)" office:value-type="float" office:value="10" calcext:value-type="float">
            <text:p>10</text:p>
          </table:table-cell>
          <table:table-cell table:style-name="ce45" table:formula="of:=IFERROR(ROUND(((MIN(([.S242]^2)/([.$AF242]^2);[.$AE$2])))*[.$AE242]*[.$AF$1]);0)" office:value-type="float" office:value="10" calcext:value-type="float">
            <text:p>10</text:p>
          </table:table-cell>
          <table:table-cell table:style-name="ce46" table:formula="of:=IFERROR(ROUND(((MIN(([.R242]^2)/([.$AF242]^2);[.$AE$2]))*[.$AE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O242]^[.$AO$2])/([.$AF242]^[.$AO$2]);[.$AQ$2])))*[.$V242]*0.8)+([.$O242]/10);([.O242]/10));0)*5)+10; 30); 99); 0)" office:value-type="float" office:value="95" calcext:value-type="float">
            <text:p>95</text:p>
          </table:table-cell>
          <table:table-cell table:style-name="ce11" table:formula="of:=IFERROR(MIN(MAX(ROUND(AVERAGE((MIN(([.$P242]^[.$X$2])/([.$AF242]^[.$AO$2]);[.$AQ$2]))*([.$V242]+[.$AR$2]);([.P242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242]+[.$S242]+[.$U242])/8/[.$AF242];[.$AQ$2]))*([.$V242]+3)*[.$AS$2];([.U24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2]^2)/([.$AF242]^[.$AO$2]);[.$AQ$2]))*([.$V242]+3)*[.$AS$2]);([.T2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2]^[.$AO$2])/([.$AF242]^[.$AO$2]);[.$AQ$2]))*([.$V242]+3)*[.$AS$2]);([.Q2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2]^[.$AO$2])/([.$AF242]^[.$AO$2]);[.$AQ$2]))*([.$V242]+3)*[.$AS$2]);([.S242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2]^[.$AC$2])/([.$AF242]^[.$AO$2]);[.$AQ$2]))*([.$V242]+[.$AR$2]);([.R242]/10));0)*5; [.$AU$2]); [.$AT$2]);0)" office:value-type="float" office:value="60" calcext:value-type="float">
            <text:p>60</text:p>
          </table:table-cell>
          <table:table-cell table:formula="of:=ROUND(AVERAGE([.AP242:.AV242]);2)" office:value-type="float" office:value="60.71" calcext:value-type="float">
            <text:p>60.71</text:p>
          </table:table-cell>
          <table:table-cell/>
          <table:table-cell table:formula="of:=MIN(MAX([.AH242]-[.AH241];0);[.$BF$2])" office:value-type="float" office:value="0" calcext:value-type="float">
            <text:p>0</text:p>
          </table:table-cell>
          <table:table-cell table:formula="of:=MIN(MAX([.AI242]-[.AI241];0);[.$BF$2])" office:value-type="float" office:value="4" calcext:value-type="float">
            <text:p>4</text:p>
          </table:table-cell>
          <table:table-cell table:formula="of:=MIN(MAX([.AJ242]-[.AJ241];0);[.$BF$2])" office:value-type="float" office:value="3" calcext:value-type="float">
            <text:p>3</text:p>
          </table:table-cell>
          <table:table-cell table:formula="of:=MIN(MAX([.AK242]-[.AK241];0);[.$BF$2])" office:value-type="float" office:value="0" calcext:value-type="float">
            <text:p>0</text:p>
          </table:table-cell>
          <table:table-cell table:formula="of:=MIN(MAX([.AL242]-[.AL241];0);[.$BF$2])" office:value-type="float" office:value="5" calcext:value-type="float">
            <text:p>5</text:p>
          </table:table-cell>
          <table:table-cell table:formula="of:=MIN(MAX([.AM242]-[.AM241];0);[.$BF$2])" office:value-type="float" office:value="5" calcext:value-type="float">
            <text:p>5</text:p>
          </table:table-cell>
          <table:table-cell table:formula="of:=MIN(MAX([.AN242]-[.AN241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CharizardXID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243]-[.C243]" office:value-type="float" office:value="50" calcext:value-type="float">
            <text:p>50</text:p>
          </table:table-cell>
          <table:table-cell table:style-name="ce29" table:formula="of:=[.P243]-[.D243]" office:value-type="float" office:value="10" calcext:value-type="float">
            <text:p>10</text:p>
          </table:table-cell>
          <table:table-cell table:style-name="ce60" table:formula="of:=[.Q243]-[.E243]" office:value-type="float" office:value="-10" calcext:value-type="float">
            <text:p>-10</text:p>
          </table:table-cell>
          <table:table-cell table:style-name="ce62" table:formula="of:=[.R243]-[.F243]" office:value-type="float" office:value="10" calcext:value-type="float">
            <text:p>10</text:p>
          </table:table-cell>
          <table:table-cell table:style-name="ce64" table:formula="of:=[.S243]-[.G243]" office:value-type="float" office:value="-10" calcext:value-type="float">
            <text:p>-10</text:p>
          </table:table-cell>
          <table:table-cell table:style-name="ce66" table:formula="of:=[.T243]-[.H243]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</text:p>
          </table:table-cell>
          <table:table-cell table:style-name="ce6" office:value-type="float" office:value="140" calcext:value-type="float">
            <text:p>140</text:p>
          </table:table-cell>
          <table:table-cell table:style-name="ce8" office:value-type="float" office:value="101" calcext:value-type="float">
            <text:p>101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43:.T243])" office:value-type="float" office:value="684" calcext:value-type="float">
            <text:p>684</text:p>
          </table:table-cell>
          <table:table-cell table:style-name="ce11" table:formula="of:=ROUND((([.U243]/[.$AE$1])*MAX([.U243]/420; 1.2));2)" office:value-type="float" office:value="12.38" calcext:value-type="float">
            <text:p>12.38</text:p>
          </table:table-cell>
          <table:table-cell table:style-name="ce4" table:formula="of:=IFERROR((ROUND((((MIN(([.$O243]^2)/([.$AF243]^2);[.$AD$2])))*[.$V243]*0.8)+([.O243]/10))*5)+10; 0)" office:value-type="float" office:value="135" calcext:value-type="float">
            <text:p>135</text:p>
          </table:table-cell>
          <table:table-cell table:style-name="ce6" table:formula="of:=IFERROR(ROUND((AVERAGE(MIN(([.$P243]^[.$X$2])/([.$AF243]^2);[.$AD$2]); MIN([.P243]/[.$AA$2]; [.$Z$2])))*([.$V243]+[.$Y$2]))*5;0)" office:value-type="float" office:value="110" calcext:value-type="float">
            <text:p>110</text:p>
          </table:table-cell>
          <table:table-cell table:style-name="ce24" table:formula="of:=IFERROR(ROUND((MIN(([.$P243]+[.$S243]+[.$U243])/8/[.$AF243];[.$AD$2]))*([.$V243]+3))*5;0)" office:value-type="float" office:value="75" calcext:value-type="float">
            <text:p>75</text:p>
          </table:table-cell>
          <table:table-cell table:style-name="ce16" table:formula="of:=IFERROR(ROUND(((MIN(([.$T243]^2)/([.$AF243]^2);[.$AD$2]))*([.$V243]+3)*[.$AF$2]))*5;0)" office:value-type="float" office:value="45" calcext:value-type="float">
            <text:p>45</text:p>
          </table:table-cell>
          <table:table-cell table:style-name="ce8" table:formula="of:=IFERROR(ROUND((AVERAGE(MIN(([.$Q243]^2)/([.$AF243]^2);[.$AD$2]);MIN([.Q243]/[.$AB$2]; [.$Z$2]))*([.$V243]+3)*[.$AF$2]))*5;0)" office:value-type="float" office:value="85" calcext:value-type="float">
            <text:p>85</text:p>
          </table:table-cell>
          <table:table-cell table:style-name="ce14" table:formula="of:=IFERROR(ROUND((AVERAGE(MIN(([.$S243]^2)/([.$AF243]^2);[.$AD$2]);MIN([.S243]/[.$AB$2]; [.$Z$2]))*([.$V243]+3)*[.$AF$2]))*5;0)" office:value-type="float" office:value="65" calcext:value-type="float">
            <text:p>65</text:p>
          </table:table-cell>
          <table:table-cell table:style-name="ce10" table:formula="of:=IFERROR(ROUND((AVERAGE(MIN(([.$R243]^[.$AC$2])/([.$AF243]^2);[.$AD$2]); MIN([.R243]/[.$AA$2]; [.$Z$2])))*([.$V243]+[.$Y$2]))*5;0)" office:value-type="float" office:value="110" calcext:value-type="float">
            <text:p>110</text:p>
          </table:table-cell>
          <table:table-cell table:style-name="ce11" table:formula="of:=ROUND(AVERAGE([.W243:.AC243]))" office:value-type="float" office:value="89" calcext:value-type="float">
            <text:p>89</text:p>
          </table:table-cell>
          <table:table-cell table:style-name="ce11" table:formula="of:=ROUND((([.U243]/[.$AE$1])*MAX([.U243]/350;0.8));2)" office:value-type="float" office:value="14.85" calcext:value-type="float">
            <text:p>14.85</text:p>
          </table:table-cell>
          <table:table-cell table:style-name="ce11" table:formula="of:=ROUND([.U243]/6;2)" office:value-type="float" office:value="114" calcext:value-type="float">
            <text:p>114</text:p>
          </table:table-cell>
          <table:table-cell/>
          <table:table-cell table:style-name="ce40" table:formula="of:=IFERROR(ROUND((((MIN(([.$O243]^2)/([.$AF243]^2);[.$AE$2])))*[.$AE243]*0.8)+([.O243]/10))+10;10)" office:value-type="float" office:value="38" calcext:value-type="float">
            <text:p>38</text:p>
          </table:table-cell>
          <table:table-cell table:style-name="ce41" table:formula="of:=IFERROR(ROUND(((MIN(([.$P243]^2)/([.$AF243]^2);[.$AE$2])))*[.$AE243]);0)" office:value-type="float" office:value="22" calcext:value-type="float">
            <text:p>22</text:p>
          </table:table-cell>
          <table:table-cell table:style-name="ce42" table:formula="of:=IFERROR(ROUND(MIN(([.P243]+[.S243]+[.U243])/8/[.$AF243];[.$AE$2])^2*[.$AE243]);0)" office:value-type="float" office:value="14" calcext:value-type="float">
            <text:p>14</text:p>
          </table:table-cell>
          <table:table-cell table:style-name="ce43" table:formula="of:=IFERROR(ROUND(((MIN(([.T243]^2)/([.$AF243]^2);[.$AE$2])))*[.$AE243]*[.$AF$1]);0)" office:value-type="float" office:value="8" calcext:value-type="float">
            <text:p>8</text:p>
          </table:table-cell>
          <table:table-cell table:style-name="ce44" table:formula="of:=IFERROR(ROUND(((MIN(([.Q243]^2)/([.$AF243]^2);[.$AE$2])))*[.$AE243]*[.$AF$1]);0)" office:value-type="float" office:value="8" calcext:value-type="float">
            <text:p>8</text:p>
          </table:table-cell>
          <table:table-cell table:style-name="ce45" table:formula="of:=IFERROR(ROUND(((MIN(([.S243]^2)/([.$AF243]^2);[.$AE$2])))*[.$AE243]*[.$AF$1]);0)" office:value-type="float" office:value="4" calcext:value-type="float">
            <text:p>4</text:p>
          </table:table-cell>
          <table:table-cell table:style-name="ce46" table:formula="of:=IFERROR(ROUND(((MIN(([.R243]^2)/([.$AF243]^2);[.$AE$2]))*[.$AE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O243]^[.$AO$2])/([.$AF243]^[.$AO$2]);[.$AQ$2])))*[.$V243]*0.8)+([.$O243]/10);([.O243]/10));0)*5)+10; 30); 99); 0)" office:value-type="float" office:value="95" calcext:value-type="float">
            <text:p>95</text:p>
          </table:table-cell>
          <table:table-cell table:style-name="ce11" table:formula="of:=IFERROR(MIN(MAX(ROUND(AVERAGE((MIN(([.$P243]^[.$X$2])/([.$AF243]^[.$AO$2]);[.$AQ$2]))*([.$V243]+[.$AR$2]);([.P243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243]+[.$S243]+[.$U243])/8/[.$AF243];[.$AQ$2]))*([.$V243]+3)*[.$AS$2];([.U243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3]^2)/([.$AF243]^[.$AO$2]);[.$AQ$2]))*([.$V243]+3)*[.$AS$2]);([.T24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243]^[.$AO$2])/([.$AF243]^[.$AO$2]);[.$AQ$2]))*([.$V243]+3)*[.$AS$2]);([.Q243]/10));0)*5; [.$AU$2]); [.$AT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R243]^[.$AC$2])/([.$AF243]^[.$AO$2]);[.$AQ$2]))*([.$V243]+[.$AR$2]);([.R243]/10));0)*5; [.$AU$2]); [.$AT$2]);0)" office:value-type="float" office:value="60" calcext:value-type="float">
            <text:p>60</text:p>
          </table:table-cell>
          <table:table-cell table:formula="of:=ROUND(AVERAGE([.AP243:.AV243]);2)" office:value-type="float" office:value="62.14" calcext:value-type="float">
            <text:p>62.14</text:p>
          </table:table-cell>
          <table:table-cell/>
          <table:table-cell table:formula="of:=MIN(MAX([.AH243]-[.AH242];0);[.$BF$2])" office:value-type="float" office:value="0" calcext:value-type="float">
            <text:p>0</text:p>
          </table:table-cell>
          <table:table-cell table:formula="of:=MIN(MAX([.AI243]-[.AI242];0);[.$BF$2])" office:value-type="float" office:value="11" calcext:value-type="float">
            <text:p>11</text:p>
          </table:table-cell>
          <table:table-cell table:formula="of:=MIN(MAX([.AJ243]-[.AJ242];0);[.$BF$2])" office:value-type="float" office:value="0" calcext:value-type="float">
            <text:p>0</text:p>
          </table:table-cell>
          <table:table-cell table:formula="of:=MIN(MAX([.AK243]-[.AK242];0);[.$BF$2])" office:value-type="float" office:value="3" calcext:value-type="float">
            <text:p>3</text:p>
          </table:table-cell>
          <table:table-cell table:formula="of:=MIN(MAX([.AL243]-[.AL242];0);[.$BF$2])" office:value-type="float" office:value="0" calcext:value-type="float">
            <text:p>0</text:p>
          </table:table-cell>
          <table:table-cell table:formula="of:=MIN(MAX([.AM243]-[.AM242];0);[.$BF$2])" office:value-type="float" office:value="0" calcext:value-type="float">
            <text:p>0</text:p>
          </table:table-cell>
          <table:table-cell table:formula="of:=MIN(MAX([.AN243]-[.AN24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BlastoiseID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78" calcext:value-type="float">
            <text:p>78</text:p>
          </table:table-cell>
          <table:table-cell table:style-name="ce55" table:formula="of:=[.O244]-[.C244]" office:value-type="float" office:value="50" calcext:value-type="float">
            <text:p>50</text:p>
          </table:table-cell>
          <table:table-cell table:style-name="ce29" table:formula="of:=[.P244]-[.D244]" office:value-type="float" office:value="0" calcext:value-type="float">
            <text:p>0</text:p>
          </table:table-cell>
          <table:table-cell table:style-name="ce60" table:formula="of:=[.Q244]-[.E244]" office:value-type="float" office:value="-10" calcext:value-type="float">
            <text:p>-10</text:p>
          </table:table-cell>
          <table:table-cell table:style-name="ce62" table:formula="of:=[.R244]-[.F244]" office:value-type="float" office:value="20" calcext:value-type="float">
            <text:p>20</text:p>
          </table:table-cell>
          <table:table-cell table:style-name="ce64" table:formula="of:=[.S244]-[.G244]" office:value-type="float" office:value="-10" calcext:value-type="float">
            <text:p>-10</text:p>
          </table:table-cell>
          <table:table-cell table:style-name="ce66" table:formula="of:=[.T244]-[.H244]" office:value-type="float" office:value="0" calcext:value-type="float">
            <text:p>0</text:p>
          </table:table-cell>
          <table:table-cell table:style-name="ce4" office:value-type="float" office:value="129" calcext:value-type="float">
            <text:p>129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55" calcext:value-type="float">
            <text:p>15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244:.T244])" office:value-type="float" office:value="680" calcext:value-type="float">
            <text:p>680</text:p>
          </table:table-cell>
          <table:table-cell table:style-name="ce11" table:formula="of:=ROUND((([.U244]/[.$AE$1])*MAX([.U244]/420; 1.2));2)" office:value-type="float" office:value="12.23" calcext:value-type="float">
            <text:p>12.23</text:p>
          </table:table-cell>
          <table:table-cell table:style-name="ce4" table:formula="of:=IFERROR((ROUND((((MIN(([.$O244]^2)/([.$AF244]^2);[.$AD$2])))*[.$V244]*0.8)+([.O244]/10))*5)+10; 0)" office:value-type="float" office:value="140" calcext:value-type="float">
            <text:p>140</text:p>
          </table:table-cell>
          <table:table-cell table:style-name="ce6" table:formula="of:=IFERROR(ROUND((AVERAGE(MIN(([.$P244]^[.$X$2])/([.$AF244]^2);[.$AD$2]); MIN([.P244]/[.$AA$2]; [.$Z$2])))*([.$V244]+[.$Y$2]))*5;0)" office:value-type="float" office:value="90" calcext:value-type="float">
            <text:p>90</text:p>
          </table:table-cell>
          <table:table-cell table:style-name="ce24" table:formula="of:=IFERROR(ROUND((MIN(([.$P244]+[.$S244]+[.$U244])/8/[.$AF244];[.$AD$2]))*([.$V244]+3))*5;0)" office:value-type="float" office:value="75" calcext:value-type="float">
            <text:p>75</text:p>
          </table:table-cell>
          <table:table-cell table:style-name="ce16" table:formula="of:=IFERROR(ROUND(((MIN(([.$T244]^2)/([.$AF244]^2);[.$AD$2]))*([.$V244]+3)*[.$AF$2]))*5;0)" office:value-type="float" office:value="30" calcext:value-type="float">
            <text:p>30</text:p>
          </table:table-cell>
          <table:table-cell table:style-name="ce8" table:formula="of:=IFERROR(ROUND((AVERAGE(MIN(([.$Q244]^2)/([.$AF244]^2);[.$AD$2]);MIN([.Q244]/[.$AB$2]; [.$Z$2]))*([.$V244]+3)*[.$AF$2]))*5;0)" office:value-type="float" office:value="90" calcext:value-type="float">
            <text:p>90</text:p>
          </table:table-cell>
          <table:table-cell table:style-name="ce14" table:formula="of:=IFERROR(ROUND((AVERAGE(MIN(([.$S244]^2)/([.$AF244]^2);[.$AD$2]);MIN([.S244]/[.$AB$2]; [.$Z$2]))*([.$V244]+3)*[.$AF$2]))*5;0)" office:value-type="float" office:value="85" calcext:value-type="float">
            <text:p>85</text:p>
          </table:table-cell>
          <table:table-cell table:style-name="ce10" table:formula="of:=IFERROR(ROUND((AVERAGE(MIN(([.$R244]^[.$AC$2])/([.$AF244]^2);[.$AD$2]); MIN([.R244]/[.$AA$2]; [.$Z$2])))*([.$V244]+[.$Y$2]))*5;0)" office:value-type="float" office:value="115" calcext:value-type="float">
            <text:p>115</text:p>
          </table:table-cell>
          <table:table-cell table:style-name="ce11" table:formula="of:=ROUND(AVERAGE([.W244:.AC244]))" office:value-type="float" office:value="89" calcext:value-type="float">
            <text:p>89</text:p>
          </table:table-cell>
          <table:table-cell table:style-name="ce11" table:formula="of:=ROUND((([.U244]/[.$AE$1])*MAX([.U244]/350;0.8));2)" office:value-type="float" office:value="14.68" calcext:value-type="float">
            <text:p>14.68</text:p>
          </table:table-cell>
          <table:table-cell table:style-name="ce11" table:formula="of:=ROUND([.U244]/6;2)" office:value-type="float" office:value="113.33" calcext:value-type="float">
            <text:p>113.33</text:p>
          </table:table-cell>
          <table:table-cell/>
          <table:table-cell table:style-name="ce40" table:formula="of:=IFERROR(ROUND((((MIN(([.$O244]^2)/([.$AF244]^2);[.$AE$2])))*[.$AE244]*0.8)+([.O244]/10))+10;10)" office:value-type="float" office:value="38" calcext:value-type="float">
            <text:p>38</text:p>
          </table:table-cell>
          <table:table-cell table:style-name="ce41" table:formula="of:=IFERROR(ROUND(((MIN(([.$P244]^2)/([.$AF244]^2);[.$AE$2])))*[.$AE244]);0)" office:value-type="float" office:value="12" calcext:value-type="float">
            <text:p>12</text:p>
          </table:table-cell>
          <table:table-cell table:style-name="ce42" table:formula="of:=IFERROR(ROUND(MIN(([.P244]+[.S244]+[.U244])/8/[.$AF244];[.$AE$2])^2*[.$AE244]);0)" office:value-type="float" office:value="14" calcext:value-type="float">
            <text:p>14</text:p>
          </table:table-cell>
          <table:table-cell table:style-name="ce43" table:formula="of:=IFERROR(ROUND(((MIN(([.T244]^2)/([.$AF244]^2);[.$AE$2])))*[.$AE244]*[.$AF$1]);0)" office:value-type="float" office:value="5" calcext:value-type="float">
            <text:p>5</text:p>
          </table:table-cell>
          <table:table-cell table:style-name="ce44" table:formula="of:=IFERROR(ROUND(((MIN(([.Q244]^2)/([.$AF244]^2);[.$AE$2])))*[.$AE244]*[.$AF$1]);0)" office:value-type="float" office:value="10" calcext:value-type="float">
            <text:p>10</text:p>
          </table:table-cell>
          <table:table-cell table:style-name="ce45" table:formula="of:=IFERROR(ROUND(((MIN(([.S244]^2)/([.$AF244]^2);[.$AE$2])))*[.$AE244]*[.$AF$1]);0)" office:value-type="float" office:value="9" calcext:value-type="float">
            <text:p>9</text:p>
          </table:table-cell>
          <table:table-cell table:style-name="ce46" table:formula="of:=IFERROR(ROUND(((MIN(([.R244]^2)/([.$AF244]^2);[.$AE$2]))*[.$AE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O244]^[.$AO$2])/([.$AF244]^[.$AO$2]);[.$AQ$2])))*[.$V244]*0.8)+([.$O244]/10);([.O244]/10));0)*5)+10; 30); 99); 0)" office:value-type="float" office:value="95" calcext:value-type="float">
            <text:p>95</text:p>
          </table:table-cell>
          <table:table-cell table:style-name="ce11" table:formula="of:=IFERROR(MIN(MAX(ROUND(AVERAGE((MIN(([.$P244]^[.$X$2])/([.$AF244]^[.$AO$2]);[.$AQ$2]))*([.$V244]+[.$AR$2]);([.P24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244]+[.$S244]+[.$U244])/8/[.$AF244];[.$AQ$2]))*([.$V244]+3)*[.$AS$2];([.U244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4]^2)/([.$AF244]^[.$AO$2]);[.$AQ$2]))*([.$V244]+3)*[.$AS$2]);([.T24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4]^[.$AO$2])/([.$AF244]^[.$AO$2]);[.$AQ$2]))*([.$V244]+3)*[.$AS$2]);([.Q244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4]^[.$AO$2])/([.$AF244]^[.$AO$2]);[.$AQ$2]))*([.$V244]+3)*[.$AS$2]);([.S244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4]^[.$AC$2])/([.$AF244]^[.$AO$2]);[.$AQ$2]))*([.$V244]+[.$AR$2]);([.R244]/10));0)*5; [.$AU$2]); [.$AT$2]);0)" office:value-type="float" office:value="60" calcext:value-type="float">
            <text:p>60</text:p>
          </table:table-cell>
          <table:table-cell table:formula="of:=ROUND(AVERAGE([.AP244:.AV244]);2)" office:value-type="float" office:value="61.43" calcext:value-type="float">
            <text:p>61.43</text:p>
          </table:table-cell>
          <table:table-cell/>
          <table:table-cell table:formula="of:=MIN(MAX([.AH244]-[.AH243];0);[.$BF$2])" office:value-type="float" office:value="0" calcext:value-type="float">
            <text:p>0</text:p>
          </table:table-cell>
          <table:table-cell table:formula="of:=MIN(MAX([.AI244]-[.AI243];0);[.$BF$2])" office:value-type="float" office:value="0" calcext:value-type="float">
            <text:p>0</text:p>
          </table:table-cell>
          <table:table-cell table:formula="of:=MIN(MAX([.AJ244]-[.AJ243];0);[.$BF$2])" office:value-type="float" office:value="0" calcext:value-type="float">
            <text:p>0</text:p>
          </table:table-cell>
          <table:table-cell table:formula="of:=MIN(MAX([.AK244]-[.AK243];0);[.$BF$2])" office:value-type="float" office:value="0" calcext:value-type="float">
            <text:p>0</text:p>
          </table:table-cell>
          <table:table-cell table:formula="of:=MIN(MAX([.AL244]-[.AL243];0);[.$BF$2])" office:value-type="float" office:value="2" calcext:value-type="float">
            <text:p>2</text:p>
          </table:table-cell>
          <table:table-cell table:formula="of:=MIN(MAX([.AM244]-[.AM243];0);[.$BF$2])" office:value-type="float" office:value="5" calcext:value-type="float">
            <text:p>5</text:p>
          </table:table-cell>
          <table:table-cell table:formula="of:=MIN(MAX([.AN244]-[.AN243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6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5]-[.C245]" office:value-type="float" office:value="0" calcext:value-type="float">
            <text:p>0</text:p>
          </table:table-cell>
          <table:table-cell table:style-name="ce29" table:formula="of:=[.P245]-[.D245]" office:value-type="float" office:value="0" calcext:value-type="float">
            <text:p>0</text:p>
          </table:table-cell>
          <table:table-cell table:style-name="ce60" table:formula="of:=[.Q245]-[.E245]" office:value-type="float" office:value="0" calcext:value-type="float">
            <text:p>0</text:p>
          </table:table-cell>
          <table:table-cell table:style-name="ce62" table:formula="of:=[.R245]-[.F245]" office:value-type="float" office:value="0" calcext:value-type="float">
            <text:p>0</text:p>
          </table:table-cell>
          <table:table-cell table:style-name="ce64" table:formula="of:=[.S245]-[.G245]" office:value-type="float" office:value="0" calcext:value-type="float">
            <text:p>0</text:p>
          </table:table-cell>
          <table:table-cell table:style-name="ce66" table:formula="of:=[.T245]-[.H24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45]^[.$AO$2])/([.$AF245]^[.$AO$2]);[.$AQ$2])))*[.$V245]*0.8)+([.$O245]/10);([.O245]/10));0)*5)+10; 30); 80); 0)" office:value-type="float" office:value="0" calcext:value-type="float">
            <text:p>0</text:p>
          </table:table-cell>
          <table:table-cell table:style-name="ce11" table:formula="of:=IFERROR(MIN(MAX(ROUND(AVERAGE((MIN(([.$P245]^[.$X$2])/([.$AF245]^[.$AO$2]);[.$AQ$2]))*([.$V245]+[.$AR$2]);([.P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5]+[.$S245]+[.$T245])/3/[.$AF245];[.$AQ$2]))*([.$V245]+3)*[.$AS$2];([.U24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5]^2)/([.$AF245]^[.$AO$2]);[.$AQ$2]))*([.$V245]+3)*[.$AS$2]);([.T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5]^[.$AO$2])/([.$AF245]^[.$AO$2]);[.$AQ$2]))*([.$V245]+3)*[.$AS$2]);([.Q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5]^[.$AO$2])/([.$AF245]^[.$AO$2]);[.$AQ$2]))*([.$V245]+3)*[.$AS$2]);([.S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5]^[.$AC$2])/([.$AF245]^[.$AO$2]);[.$AQ$2]))*([.$V245]+[.$AR$2]);([.R245]/10));0)*5; [.$AU$2]); [.$AT$2]);0)" office:value-type="float" office:value="0" calcext:value-type="float">
            <text:p>0</text:p>
          </table:table-cell>
          <table:table-cell table:formula="of:=ROUND(AVERAGE([.AP245:.AV245]);2)" office:value-type="float" office:value="0" calcext:value-type="float">
            <text:p>0</text:p>
          </table:table-cell>
          <table:table-cell/>
          <table:table-cell table:formula="of:=MIN(MAX([.AH245]-[.AH244];0);[.$BF$2])" office:value-type="float" office:value="0" calcext:value-type="float">
            <text:p>0</text:p>
          </table:table-cell>
          <table:table-cell table:formula="of:=MIN(MAX([.AI245]-[.AI244];0);[.$BF$2])" office:value-type="float" office:value="0" calcext:value-type="float">
            <text:p>0</text:p>
          </table:table-cell>
          <table:table-cell table:formula="of:=MIN(MAX([.AJ245]-[.AJ244];0);[.$BF$2])" office:value-type="float" office:value="0" calcext:value-type="float">
            <text:p>0</text:p>
          </table:table-cell>
          <table:table-cell table:formula="of:=MIN(MAX([.AK245]-[.AK244];0);[.$BF$2])" office:value-type="float" office:value="0" calcext:value-type="float">
            <text:p>0</text:p>
          </table:table-cell>
          <table:table-cell table:formula="of:=MIN(MAX([.AL245]-[.AL244];0);[.$BF$2])" office:value-type="float" office:value="0" calcext:value-type="float">
            <text:p>0</text:p>
          </table:table-cell>
          <table:table-cell table:formula="of:=MIN(MAX([.AM245]-[.AM244];0);[.$BF$2])" office:value-type="float" office:value="0" calcext:value-type="float">
            <text:p>0</text:p>
          </table:table-cell>
          <table:table-cell table:formula="of:=MIN(MAX([.AN245]-[.AN24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issingnoID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6" office:value-type="float" office:value="136" calcext:value-type="float">
            <text:p>13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55" table:formula="of:=[.O246]-[.C246]" office:value-type="float" office:value="20" calcext:value-type="float">
            <text:p>20</text:p>
          </table:table-cell>
          <table:table-cell table:style-name="ce29" table:formula="of:=[.P246]-[.D246]" office:value-type="float" office:value="200" calcext:value-type="float">
            <text:p>200</text:p>
          </table:table-cell>
          <table:table-cell table:style-name="ce60" table:formula="of:=[.Q246]-[.E246]" office:value-type="float" office:value="20" calcext:value-type="float">
            <text:p>20</text:p>
          </table:table-cell>
          <table:table-cell table:style-name="ce62" table:formula="of:=[.R246]-[.F246]" office:value-type="float" office:value="30" calcext:value-type="float">
            <text:p>30</text:p>
          </table:table-cell>
          <table:table-cell table:style-name="ce64" table:formula="of:=[.S246]-[.G246]" office:value-type="float" office:value="30" calcext:value-type="float">
            <text:p>30</text:p>
          </table:table-cell>
          <table:table-cell table:style-name="ce66" table:formula="of:=[.T246]-[.H246]" office:value-type="float" office:value="20" calcext:value-type="float">
            <text:p>20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float" office:value="336" calcext:value-type="float">
            <text:p>336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36" calcext:value-type="float">
            <text:p>36</text:p>
          </table:table-cell>
          <table:table-cell table:style-name="ce14" office:value-type="float" office:value="36" calcext:value-type="float">
            <text:p>36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O246:.T246])" office:value-type="float" office:value="530" calcext:value-type="float">
            <text:p>530</text:p>
          </table:table-cell>
          <table:table-cell table:style-name="ce11" table:formula="of:=ROUND((([.U246]/[.$AE$1])*MAX([.U246]/420; 1.2));2)" office:value-type="float" office:value="7.43" calcext:value-type="float">
            <text:p>7.43</text:p>
          </table:table-cell>
          <table:table-cell table:style-name="ce4" table:formula="of:=IFERROR((ROUND((((MIN(([.$O246]^2)/([.$AF246]^2);[.$AD$2])))*[.$V246]*0.8)+([.O246]/10))*5)+10; 0)" office:value-type="float" office:value="45" calcext:value-type="float">
            <text:p>45</text:p>
          </table:table-cell>
          <table:table-cell table:style-name="ce6" table:formula="of:=IFERROR(ROUND((AVERAGE(MIN(([.$P246]^[.$X$2])/([.$AF246]^2);[.$AD$2]); MIN([.P246]/[.$AA$2]; [.$Z$2])))*([.$V246]+[.$Y$2]))*5;0)" office:value-type="float" office:value="85" calcext:value-type="float">
            <text:p>85</text:p>
          </table:table-cell>
          <table:table-cell table:style-name="ce24" table:formula="of:=IFERROR(ROUND((MIN(([.$P246]+[.$S246]+[.$U246])/8/[.$AF246];[.$AD$2]))*([.$V246]+3))*5;0)" office:value-type="float" office:value="65" calcext:value-type="float">
            <text:p>65</text:p>
          </table:table-cell>
          <table:table-cell table:style-name="ce16" table:formula="of:=IFERROR(ROUND(((MIN(([.$T246]^2)/([.$AF246]^2);[.$AD$2]))*([.$V246]+3)*[.$AF$2]))*5;0)" office:value-type="float" office:value="15" calcext:value-type="float">
            <text:p>15</text:p>
          </table:table-cell>
          <table:table-cell table:style-name="ce8" table:formula="of:=IFERROR(ROUND((AVERAGE(MIN(([.$Q246]^2)/([.$AF246]^2);[.$AD$2]);MIN([.Q246]/[.$AB$2]; [.$Z$2]))*([.$V246]+3)*[.$AF$2]))*5;0)" office:value-type="float" office:value="10" calcext:value-type="float">
            <text:p>10</text:p>
          </table:table-cell>
          <table:table-cell table:style-name="ce14" table:formula="of:=IFERROR(ROUND((AVERAGE(MIN(([.$S246]^2)/([.$AF246]^2);[.$AD$2]);MIN([.S246]/[.$AB$2]; [.$Z$2]))*([.$V246]+3)*[.$AF$2]))*5;0)" office:value-type="float" office:value="20" calcext:value-type="float">
            <text:p>20</text:p>
          </table:table-cell>
          <table:table-cell table:style-name="ce10" table:formula="of:=IFERROR(ROUND((AVERAGE(MIN(([.$R246]^[.$AC$2])/([.$AF246]^2);[.$AD$2]); MIN([.R246]/[.$AA$2]; [.$Z$2])))*([.$V246]+[.$Y$2]))*5;0)" office:value-type="float" office:value="20" calcext:value-type="float">
            <text:p>20</text:p>
          </table:table-cell>
          <table:table-cell table:style-name="ce11" table:formula="of:=ROUND(AVERAGE([.W246:.AC246]))" office:value-type="float" office:value="37" calcext:value-type="float">
            <text:p>37</text:p>
          </table:table-cell>
          <table:table-cell table:style-name="ce11" table:formula="of:=ROUND((([.U246]/[.$AE$1])*MAX([.U246]/350;0.8));2)" office:value-type="float" office:value="8.92" calcext:value-type="float">
            <text:p>8.92</text:p>
          </table:table-cell>
          <table:table-cell table:style-name="ce11" table:formula="of:=ROUND([.U246]/6;2)" office:value-type="float" office:value="88.33" calcext:value-type="float">
            <text:p>88.33</text:p>
          </table:table-cell>
          <table:table-cell/>
          <table:table-cell table:style-name="ce40" table:formula="of:=IFERROR(ROUND((((MIN(([.$O246]^2)/([.$AF246]^2);[.$AE$2])))*[.$AE246]*0.8)+([.O246]/10))+10;10)" office:value-type="float" office:value="18" calcext:value-type="float">
            <text:p>18</text:p>
          </table:table-cell>
          <table:table-cell table:style-name="ce41" table:formula="of:=IFERROR(ROUND(((MIN(([.$P246]^2)/([.$AF246]^2);[.$AE$2])))*[.$AE246]);0)" office:value-type="float" office:value="18" calcext:value-type="float">
            <text:p>18</text:p>
          </table:table-cell>
          <table:table-cell table:style-name="ce42" table:formula="of:=IFERROR(ROUND(MIN(([.P246]+[.S246]+[.U246])/8/[.$AF246];[.$AE$2])^2*[.$AE246]);0)" office:value-type="float" office:value="15" calcext:value-type="float">
            <text:p>15</text:p>
          </table:table-cell>
          <table:table-cell table:style-name="ce43" table:formula="of:=IFERROR(ROUND(((MIN(([.T246]^2)/([.$AF246]^2);[.$AE$2])))*[.$AE246]*[.$AF$1]);0)" office:value-type="float" office:value="2" calcext:value-type="float">
            <text:p>2</text:p>
          </table:table-cell>
          <table:table-cell table:style-name="ce44" table:formula="of:=IFERROR(ROUND(((MIN(([.Q246]^2)/([.$AF246]^2);[.$AE$2])))*[.$AE246]*[.$AF$1]);0)" office:value-type="float" office:value="0" calcext:value-type="float">
            <text:p>0</text:p>
          </table:table-cell>
          <table:table-cell table:style-name="ce45" table:formula="of:=IFERROR(ROUND(((MIN(([.S246]^2)/([.$AF246]^2);[.$AE$2])))*[.$AE246]*[.$AF$1]);0)" office:value-type="float" office:value="1" calcext:value-type="float">
            <text:p>1</text:p>
          </table:table-cell>
          <table:table-cell table:style-name="ce46" table:formula="of:=IFERROR(ROUND(((MIN(([.R246]^2)/([.$AF246]^2);[.$AE$2]))*[.$AE24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46]^[.$AO$2])/([.$AF246]^[.$AO$2]);[.$AQ$2])))*[.$V246]*0.8)+([.$O246]/10);([.O246]/10));0)*5)+10; 30); 99); 0)" office:value-type="float" office:value="40" calcext:value-type="float">
            <text:p>40</text:p>
          </table:table-cell>
          <table:table-cell table:style-name="ce11" table:formula="of:=IFERROR(MIN(MAX(ROUND(AVERAGE((MIN(([.$P246]^[.$X$2])/([.$AF246]^[.$AO$2]);[.$AQ$2]))*([.$V246]+[.$AR$2]);([.P246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246]+[.$S246]+[.$U246])/8/[.$AF246];[.$AQ$2]))*([.$V246]+3)*[.$AS$2];([.U24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246]^2)/([.$AF246]^[.$AO$2]);[.$AQ$2]))*([.$V246]+3)*[.$AS$2]);([.T24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246]^[.$AO$2])/([.$AF246]^[.$AO$2]);[.$AQ$2]))*([.$V246]+3)*[.$AS$2]);([.Q246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246]^[.$AO$2])/([.$AF246]^[.$AO$2]);[.$AQ$2]))*([.$V246]+3)*[.$AS$2]);([.S24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46]^[.$AC$2])/([.$AF246]^[.$AO$2]);[.$AQ$2]))*([.$V246]+[.$AR$2]);([.R246]/10));0)*5; [.$AU$2]); [.$AT$2]);0)" office:value-type="float" office:value="15" calcext:value-type="float">
            <text:p>15</text:p>
          </table:table-cell>
          <table:table-cell table:formula="of:=ROUND(AVERAGE([.AP246:.AV246]);2)" office:value-type="float" office:value="30" calcext:value-type="float">
            <text:p>30</text:p>
          </table:table-cell>
          <table:table-cell/>
          <table:table-cell table:formula="of:=MIN(MAX([.AH246]-[.AH245];0);[.$BF$2])" office:value-type="float" office:value="0" calcext:value-type="float">
            <text:p>0</text:p>
          </table:table-cell>
          <table:table-cell table:formula="of:=MIN(MAX([.AI246]-[.AI245];0);[.$BF$2])" office:value-type="float" office:value="18" calcext:value-type="float">
            <text:p>18</text:p>
          </table:table-cell>
          <table:table-cell table:formula="of:=MIN(MAX([.AJ246]-[.AJ245];0);[.$BF$2])" office:value-type="float" office:value="15" calcext:value-type="float">
            <text:p>15</text:p>
          </table:table-cell>
          <table:table-cell table:formula="of:=MIN(MAX([.AK246]-[.AK245];0);[.$BF$2])" office:value-type="float" office:value="2" calcext:value-type="float">
            <text:p>2</text:p>
          </table:table-cell>
          <table:table-cell table:formula="of:=MIN(MAX([.AL246]-[.AL245];0);[.$BF$2])" office:value-type="float" office:value="0" calcext:value-type="float">
            <text:p>0</text:p>
          </table:table-cell>
          <table:table-cell table:formula="of:=MIN(MAX([.AM246]-[.AM245];0);[.$BF$2])" office:value-type="float" office:value="1" calcext:value-type="float">
            <text:p>1</text:p>
          </table:table-cell>
          <table:table-cell table:formula="of:=MIN(MAX([.AN246]-[.AN24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1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7]-[.C247]" office:value-type="float" office:value="0" calcext:value-type="float">
            <text:p>0</text:p>
          </table:table-cell>
          <table:table-cell table:style-name="ce29" table:formula="of:=[.P247]-[.D247]" office:value-type="float" office:value="0" calcext:value-type="float">
            <text:p>0</text:p>
          </table:table-cell>
          <table:table-cell table:style-name="ce60" table:formula="of:=[.Q247]-[.E247]" office:value-type="float" office:value="0" calcext:value-type="float">
            <text:p>0</text:p>
          </table:table-cell>
          <table:table-cell table:style-name="ce62" table:formula="of:=[.R247]-[.F247]" office:value-type="float" office:value="0" calcext:value-type="float">
            <text:p>0</text:p>
          </table:table-cell>
          <table:table-cell table:style-name="ce64" table:formula="of:=[.S247]-[.G247]" office:value-type="float" office:value="0" calcext:value-type="float">
            <text:p>0</text:p>
          </table:table-cell>
          <table:table-cell table:style-name="ce66" table:formula="of:=[.T247]-[.H24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7]^[.$AO$2])/([.$AF247]^[.$AO$2]);[.$AQ$2])))*[.$V247]*0.8)+([.$O247]/10);([.O247]/10));0)*5)+10; 30); 80); 0)" office:value-type="float" office:value="0" calcext:value-type="float">
            <text:p>0</text:p>
          </table:table-cell>
          <table:table-cell table:style-name="ce11" table:formula="of:=IFERROR(MIN(MAX(ROUND(AVERAGE((MIN(([.$P247]^[.$X$2])/([.$AF247]^[.$AO$2]);[.$AQ$2]))*([.$V247]+[.$AR$2]);([.P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7]+[.$S247]+[.$T247])/3/[.$AF247];[.$AQ$2]))*([.$V247]+3)*[.$AS$2];([.U24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7]^2)/([.$AF247]^[.$AO$2]);[.$AQ$2]))*([.$V247]+3)*[.$AS$2]);([.T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7]^[.$AO$2])/([.$AF247]^[.$AO$2]);[.$AQ$2]))*([.$V247]+3)*[.$AS$2]);([.Q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7]^[.$AO$2])/([.$AF247]^[.$AO$2]);[.$AQ$2]))*([.$V247]+3)*[.$AS$2]);([.S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7]^[.$AC$2])/([.$AF247]^[.$AO$2]);[.$AQ$2]))*([.$V247]+[.$AR$2]);([.R247]/10));0)*5; [.$AU$2]); [.$AT$2]);0)" office:value-type="float" office:value="0" calcext:value-type="float">
            <text:p>0</text:p>
          </table:table-cell>
          <table:table-cell table:formula="of:=ROUND(AVERAGE([.AP247:.AV247]);2)" office:value-type="float" office:value="0" calcext:value-type="float">
            <text:p>0</text:p>
          </table:table-cell>
          <table:table-cell/>
          <table:table-cell table:formula="of:=MIN(MAX([.AH247]-[.AH246];0);[.$BF$2])" office:value-type="float" office:value="0" calcext:value-type="float">
            <text:p>0</text:p>
          </table:table-cell>
          <table:table-cell table:formula="of:=MIN(MAX([.AI247]-[.AI246];0);[.$BF$2])" office:value-type="float" office:value="0" calcext:value-type="float">
            <text:p>0</text:p>
          </table:table-cell>
          <table:table-cell table:formula="of:=MIN(MAX([.AJ247]-[.AJ246];0);[.$BF$2])" office:value-type="float" office:value="0" calcext:value-type="float">
            <text:p>0</text:p>
          </table:table-cell>
          <table:table-cell table:formula="of:=MIN(MAX([.AK247]-[.AK246];0);[.$BF$2])" office:value-type="float" office:value="0" calcext:value-type="float">
            <text:p>0</text:p>
          </table:table-cell>
          <table:table-cell table:formula="of:=MIN(MAX([.AL247]-[.AL246];0);[.$BF$2])" office:value-type="float" office:value="0" calcext:value-type="float">
            <text:p>0</text:p>
          </table:table-cell>
          <table:table-cell table:formula="of:=MIN(MAX([.AM247]-[.AM246];0);[.$BF$2])" office:value-type="float" office:value="0" calcext:value-type="float">
            <text:p>0</text:p>
          </table:table-cell>
          <table:table-cell table:formula="of:=MIN(MAX([.AN247]-[.AN24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8]-[.C248]" office:value-type="float" office:value="0" calcext:value-type="float">
            <text:p>0</text:p>
          </table:table-cell>
          <table:table-cell table:style-name="ce29" table:formula="of:=[.P248]-[.D248]" office:value-type="float" office:value="0" calcext:value-type="float">
            <text:p>0</text:p>
          </table:table-cell>
          <table:table-cell table:style-name="ce60" table:formula="of:=[.Q248]-[.E248]" office:value-type="float" office:value="0" calcext:value-type="float">
            <text:p>0</text:p>
          </table:table-cell>
          <table:table-cell table:style-name="ce62" table:formula="of:=[.R248]-[.F248]" office:value-type="float" office:value="0" calcext:value-type="float">
            <text:p>0</text:p>
          </table:table-cell>
          <table:table-cell table:style-name="ce64" table:formula="of:=[.S248]-[.G248]" office:value-type="float" office:value="0" calcext:value-type="float">
            <text:p>0</text:p>
          </table:table-cell>
          <table:table-cell table:style-name="ce66" table:formula="of:=[.T248]-[.H24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8]^[.$AO$2])/([.$AF248]^[.$AO$2]);[.$AQ$2])))*[.$V248]*0.8)+([.$O248]/10);([.O248]/10));0)*5)+10; 30); 80); 0)" office:value-type="float" office:value="0" calcext:value-type="float">
            <text:p>0</text:p>
          </table:table-cell>
          <table:table-cell table:style-name="ce11" table:formula="of:=IFERROR(MIN(MAX(ROUND(AVERAGE((MIN(([.$P248]^[.$X$2])/([.$AF248]^[.$AO$2]);[.$AQ$2]))*([.$V248]+[.$AR$2]);([.P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8]+[.$S248]+[.$T248])/3/[.$AF248];[.$AQ$2]))*([.$V248]+3)*[.$AS$2];([.U24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8]^2)/([.$AF248]^[.$AO$2]);[.$AQ$2]))*([.$V248]+3)*[.$AS$2]);([.T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8]^[.$AO$2])/([.$AF248]^[.$AO$2]);[.$AQ$2]))*([.$V248]+3)*[.$AS$2]);([.Q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8]^[.$AO$2])/([.$AF248]^[.$AO$2]);[.$AQ$2]))*([.$V248]+3)*[.$AS$2]);([.S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8]^[.$AC$2])/([.$AF248]^[.$AO$2]);[.$AQ$2]))*([.$V248]+[.$AR$2]);([.R248]/10));0)*5; [.$AU$2]); [.$AT$2]);0)" office:value-type="float" office:value="0" calcext:value-type="float">
            <text:p>0</text:p>
          </table:table-cell>
          <table:table-cell table:formula="of:=ROUND(AVERAGE([.AP248:.AV248]);2)" office:value-type="float" office:value="0" calcext:value-type="float">
            <text:p>0</text:p>
          </table:table-cell>
          <table:table-cell/>
          <table:table-cell table:formula="of:=MIN(MAX([.AH248]-[.AH247];0);[.$BF$2])" office:value-type="float" office:value="0" calcext:value-type="float">
            <text:p>0</text:p>
          </table:table-cell>
          <table:table-cell table:formula="of:=MIN(MAX([.AI248]-[.AI247];0);[.$BF$2])" office:value-type="float" office:value="0" calcext:value-type="float">
            <text:p>0</text:p>
          </table:table-cell>
          <table:table-cell table:formula="of:=MIN(MAX([.AJ248]-[.AJ247];0);[.$BF$2])" office:value-type="float" office:value="0" calcext:value-type="float">
            <text:p>0</text:p>
          </table:table-cell>
          <table:table-cell table:formula="of:=MIN(MAX([.AK248]-[.AK247];0);[.$BF$2])" office:value-type="float" office:value="0" calcext:value-type="float">
            <text:p>0</text:p>
          </table:table-cell>
          <table:table-cell table:formula="of:=MIN(MAX([.AL248]-[.AL247];0);[.$BF$2])" office:value-type="float" office:value="0" calcext:value-type="float">
            <text:p>0</text:p>
          </table:table-cell>
          <table:table-cell table:formula="of:=MIN(MAX([.AM248]-[.AM247];0);[.$BF$2])" office:value-type="float" office:value="0" calcext:value-type="float">
            <text:p>0</text:p>
          </table:table-cell>
          <table:table-cell table:formula="of:=MIN(MAX([.AN248]-[.AN24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3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9]-[.C249]" office:value-type="float" office:value="0" calcext:value-type="float">
            <text:p>0</text:p>
          </table:table-cell>
          <table:table-cell table:style-name="ce29" table:formula="of:=[.P249]-[.D249]" office:value-type="float" office:value="0" calcext:value-type="float">
            <text:p>0</text:p>
          </table:table-cell>
          <table:table-cell table:style-name="ce60" table:formula="of:=[.Q249]-[.E249]" office:value-type="float" office:value="0" calcext:value-type="float">
            <text:p>0</text:p>
          </table:table-cell>
          <table:table-cell table:style-name="ce62" table:formula="of:=[.R249]-[.F249]" office:value-type="float" office:value="0" calcext:value-type="float">
            <text:p>0</text:p>
          </table:table-cell>
          <table:table-cell table:style-name="ce64" table:formula="of:=[.S249]-[.G249]" office:value-type="float" office:value="0" calcext:value-type="float">
            <text:p>0</text:p>
          </table:table-cell>
          <table:table-cell table:style-name="ce66" table:formula="of:=[.T249]-[.H24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9]^[.$AO$2])/([.$AF249]^[.$AO$2]);[.$AQ$2])))*[.$V249]*0.8)+([.$O249]/10);([.O249]/10));0)*5)+10; 30); 80); 0)" office:value-type="float" office:value="0" calcext:value-type="float">
            <text:p>0</text:p>
          </table:table-cell>
          <table:table-cell table:style-name="ce11" table:formula="of:=IFERROR(MIN(MAX(ROUND(AVERAGE((MIN(([.$P249]^[.$X$2])/([.$AF249]^[.$AO$2]);[.$AQ$2]))*([.$V249]+[.$AR$2]);([.P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9]+[.$S249]+[.$T249])/3/[.$AF249];[.$AQ$2]))*([.$V249]+3)*[.$AS$2];([.U24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9]^2)/([.$AF249]^[.$AO$2]);[.$AQ$2]))*([.$V249]+3)*[.$AS$2]);([.T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9]^[.$AO$2])/([.$AF249]^[.$AO$2]);[.$AQ$2]))*([.$V249]+3)*[.$AS$2]);([.Q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9]^[.$AO$2])/([.$AF249]^[.$AO$2]);[.$AQ$2]))*([.$V249]+3)*[.$AS$2]);([.S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9]^[.$AC$2])/([.$AF249]^[.$AO$2]);[.$AQ$2]))*([.$V249]+[.$AR$2]);([.R249]/10));0)*5; [.$AU$2]); [.$AT$2]);0)" office:value-type="float" office:value="0" calcext:value-type="float">
            <text:p>0</text:p>
          </table:table-cell>
          <table:table-cell table:formula="of:=ROUND(AVERAGE([.AP249:.AV249]);2)" office:value-type="float" office:value="0" calcext:value-type="float">
            <text:p>0</text:p>
          </table:table-cell>
          <table:table-cell/>
          <table:table-cell table:formula="of:=MIN(MAX([.AH249]-[.AH248];0);[.$BF$2])" office:value-type="float" office:value="0" calcext:value-type="float">
            <text:p>0</text:p>
          </table:table-cell>
          <table:table-cell table:formula="of:=MIN(MAX([.AI249]-[.AI248];0);[.$BF$2])" office:value-type="float" office:value="0" calcext:value-type="float">
            <text:p>0</text:p>
          </table:table-cell>
          <table:table-cell table:formula="of:=MIN(MAX([.AJ249]-[.AJ248];0);[.$BF$2])" office:value-type="float" office:value="0" calcext:value-type="float">
            <text:p>0</text:p>
          </table:table-cell>
          <table:table-cell table:formula="of:=MIN(MAX([.AK249]-[.AK248];0);[.$BF$2])" office:value-type="float" office:value="0" calcext:value-type="float">
            <text:p>0</text:p>
          </table:table-cell>
          <table:table-cell table:formula="of:=MIN(MAX([.AL249]-[.AL248];0);[.$BF$2])" office:value-type="float" office:value="0" calcext:value-type="float">
            <text:p>0</text:p>
          </table:table-cell>
          <table:table-cell table:formula="of:=MIN(MAX([.AM249]-[.AM248];0);[.$BF$2])" office:value-type="float" office:value="0" calcext:value-type="float">
            <text:p>0</text:p>
          </table:table-cell>
          <table:table-cell table:formula="of:=MIN(MAX([.AN249]-[.AN24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4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0]-[.C250]" office:value-type="float" office:value="0" calcext:value-type="float">
            <text:p>0</text:p>
          </table:table-cell>
          <table:table-cell table:style-name="ce29" table:formula="of:=[.P250]-[.D250]" office:value-type="float" office:value="0" calcext:value-type="float">
            <text:p>0</text:p>
          </table:table-cell>
          <table:table-cell table:style-name="ce60" table:formula="of:=[.Q250]-[.E250]" office:value-type="float" office:value="0" calcext:value-type="float">
            <text:p>0</text:p>
          </table:table-cell>
          <table:table-cell table:style-name="ce62" table:formula="of:=[.R250]-[.F250]" office:value-type="float" office:value="0" calcext:value-type="float">
            <text:p>0</text:p>
          </table:table-cell>
          <table:table-cell table:style-name="ce64" table:formula="of:=[.S250]-[.G250]" office:value-type="float" office:value="0" calcext:value-type="float">
            <text:p>0</text:p>
          </table:table-cell>
          <table:table-cell table:style-name="ce66" table:formula="of:=[.T250]-[.H25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0]^[.$AO$2])/([.$AF250]^[.$AO$2]);[.$AQ$2])))*[.$V250]*0.8)+([.$O250]/10);([.O250]/10));0)*5)+10; 30); 80); 0)" office:value-type="float" office:value="0" calcext:value-type="float">
            <text:p>0</text:p>
          </table:table-cell>
          <table:table-cell table:style-name="ce11" table:formula="of:=IFERROR(MIN(MAX(ROUND(AVERAGE((MIN(([.$P250]^[.$X$2])/([.$AF250]^[.$AO$2]);[.$AQ$2]))*([.$V250]+[.$AR$2]);([.P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0]+[.$S250]+[.$T250])/3/[.$AF250];[.$AQ$2]))*([.$V250]+3)*[.$AS$2];([.U25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0]^2)/([.$AF250]^[.$AO$2]);[.$AQ$2]))*([.$V250]+3)*[.$AS$2]);([.T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0]^[.$AO$2])/([.$AF250]^[.$AO$2]);[.$AQ$2]))*([.$V250]+3)*[.$AS$2]);([.Q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0]^[.$AO$2])/([.$AF250]^[.$AO$2]);[.$AQ$2]))*([.$V250]+3)*[.$AS$2]);([.S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0]^[.$AC$2])/([.$AF250]^[.$AO$2]);[.$AQ$2]))*([.$V250]+[.$AR$2]);([.R250]/10));0)*5; [.$AU$2]); [.$AT$2]);0)" office:value-type="float" office:value="0" calcext:value-type="float">
            <text:p>0</text:p>
          </table:table-cell>
          <table:table-cell table:formula="of:=ROUND(AVERAGE([.AP250:.AV250]);2)" office:value-type="float" office:value="0" calcext:value-type="float">
            <text:p>0</text:p>
          </table:table-cell>
          <table:table-cell/>
          <table:table-cell table:formula="of:=MIN(MAX([.AH250]-[.AH249];0);[.$BF$2])" office:value-type="float" office:value="0" calcext:value-type="float">
            <text:p>0</text:p>
          </table:table-cell>
          <table:table-cell table:formula="of:=MIN(MAX([.AI250]-[.AI249];0);[.$BF$2])" office:value-type="float" office:value="0" calcext:value-type="float">
            <text:p>0</text:p>
          </table:table-cell>
          <table:table-cell table:formula="of:=MIN(MAX([.AJ250]-[.AJ249];0);[.$BF$2])" office:value-type="float" office:value="0" calcext:value-type="float">
            <text:p>0</text:p>
          </table:table-cell>
          <table:table-cell table:formula="of:=MIN(MAX([.AK250]-[.AK249];0);[.$BF$2])" office:value-type="float" office:value="0" calcext:value-type="float">
            <text:p>0</text:p>
          </table:table-cell>
          <table:table-cell table:formula="of:=MIN(MAX([.AL250]-[.AL249];0);[.$BF$2])" office:value-type="float" office:value="0" calcext:value-type="float">
            <text:p>0</text:p>
          </table:table-cell>
          <table:table-cell table:formula="of:=MIN(MAX([.AM250]-[.AM249];0);[.$BF$2])" office:value-type="float" office:value="0" calcext:value-type="float">
            <text:p>0</text:p>
          </table:table-cell>
          <table:table-cell table:formula="of:=MIN(MAX([.AN250]-[.AN24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5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1]-[.C251]" office:value-type="float" office:value="0" calcext:value-type="float">
            <text:p>0</text:p>
          </table:table-cell>
          <table:table-cell table:style-name="ce29" table:formula="of:=[.P251]-[.D251]" office:value-type="float" office:value="0" calcext:value-type="float">
            <text:p>0</text:p>
          </table:table-cell>
          <table:table-cell table:style-name="ce60" table:formula="of:=[.Q251]-[.E251]" office:value-type="float" office:value="0" calcext:value-type="float">
            <text:p>0</text:p>
          </table:table-cell>
          <table:table-cell table:style-name="ce62" table:formula="of:=[.R251]-[.F251]" office:value-type="float" office:value="0" calcext:value-type="float">
            <text:p>0</text:p>
          </table:table-cell>
          <table:table-cell table:style-name="ce64" table:formula="of:=[.S251]-[.G251]" office:value-type="float" office:value="0" calcext:value-type="float">
            <text:p>0</text:p>
          </table:table-cell>
          <table:table-cell table:style-name="ce66" table:formula="of:=[.T251]-[.H25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1]^[.$AO$2])/([.$AF251]^[.$AO$2]);[.$AQ$2])))*[.$V251]*0.8)+([.$O251]/10);([.O251]/10));0)*5)+10; 30); 80); 0)" office:value-type="float" office:value="0" calcext:value-type="float">
            <text:p>0</text:p>
          </table:table-cell>
          <table:table-cell table:style-name="ce11" table:formula="of:=IFERROR(MIN(MAX(ROUND(AVERAGE((MIN(([.$P251]^[.$X$2])/([.$AF251]^[.$AO$2]);[.$AQ$2]))*([.$V251]+[.$AR$2]);([.P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1]+[.$S251]+[.$T251])/3/[.$AF251];[.$AQ$2]))*([.$V251]+3)*[.$AS$2];([.U25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1]^2)/([.$AF251]^[.$AO$2]);[.$AQ$2]))*([.$V251]+3)*[.$AS$2]);([.T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1]^[.$AO$2])/([.$AF251]^[.$AO$2]);[.$AQ$2]))*([.$V251]+3)*[.$AS$2]);([.Q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1]^[.$AO$2])/([.$AF251]^[.$AO$2]);[.$AQ$2]))*([.$V251]+3)*[.$AS$2]);([.S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1]^[.$AC$2])/([.$AF251]^[.$AO$2]);[.$AQ$2]))*([.$V251]+[.$AR$2]);([.R251]/10));0)*5; [.$AU$2]); [.$AT$2]);0)" office:value-type="float" office:value="0" calcext:value-type="float">
            <text:p>0</text:p>
          </table:table-cell>
          <table:table-cell table:formula="of:=ROUND(AVERAGE([.AP251:.AV251]);2)" office:value-type="float" office:value="0" calcext:value-type="float">
            <text:p>0</text:p>
          </table:table-cell>
          <table:table-cell/>
          <table:table-cell table:formula="of:=MIN(MAX([.AH251]-[.AH250];0);[.$BF$2])" office:value-type="float" office:value="0" calcext:value-type="float">
            <text:p>0</text:p>
          </table:table-cell>
          <table:table-cell table:formula="of:=MIN(MAX([.AI251]-[.AI250];0);[.$BF$2])" office:value-type="float" office:value="0" calcext:value-type="float">
            <text:p>0</text:p>
          </table:table-cell>
          <table:table-cell table:formula="of:=MIN(MAX([.AJ251]-[.AJ250];0);[.$BF$2])" office:value-type="float" office:value="0" calcext:value-type="float">
            <text:p>0</text:p>
          </table:table-cell>
          <table:table-cell table:formula="of:=MIN(MAX([.AK251]-[.AK250];0);[.$BF$2])" office:value-type="float" office:value="0" calcext:value-type="float">
            <text:p>0</text:p>
          </table:table-cell>
          <table:table-cell table:formula="of:=MIN(MAX([.AL251]-[.AL250];0);[.$BF$2])" office:value-type="float" office:value="0" calcext:value-type="float">
            <text:p>0</text:p>
          </table:table-cell>
          <table:table-cell table:formula="of:=MIN(MAX([.AM251]-[.AM250];0);[.$BF$2])" office:value-type="float" office:value="0" calcext:value-type="float">
            <text:p>0</text:p>
          </table:table-cell>
          <table:table-cell table:formula="of:=MIN(MAX([.AN251]-[.AN25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6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2]-[.C252]" office:value-type="float" office:value="0" calcext:value-type="float">
            <text:p>0</text:p>
          </table:table-cell>
          <table:table-cell table:style-name="ce29" table:formula="of:=[.P252]-[.D252]" office:value-type="float" office:value="0" calcext:value-type="float">
            <text:p>0</text:p>
          </table:table-cell>
          <table:table-cell table:style-name="ce60" table:formula="of:=[.Q252]-[.E252]" office:value-type="float" office:value="0" calcext:value-type="float">
            <text:p>0</text:p>
          </table:table-cell>
          <table:table-cell table:style-name="ce62" table:formula="of:=[.R252]-[.F252]" office:value-type="float" office:value="0" calcext:value-type="float">
            <text:p>0</text:p>
          </table:table-cell>
          <table:table-cell table:style-name="ce64" table:formula="of:=[.S252]-[.G252]" office:value-type="float" office:value="0" calcext:value-type="float">
            <text:p>0</text:p>
          </table:table-cell>
          <table:table-cell table:style-name="ce66" table:formula="of:=[.T252]-[.H25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2]^[.$AO$2])/([.$AF252]^[.$AO$2]);[.$AQ$2])))*[.$V252]*0.8)+([.$O252]/10);([.O252]/10));0)*5)+10; 30); 80); 0)" office:value-type="float" office:value="0" calcext:value-type="float">
            <text:p>0</text:p>
          </table:table-cell>
          <table:table-cell table:style-name="ce11" table:formula="of:=IFERROR(MIN(MAX(ROUND(AVERAGE((MIN(([.$P252]^[.$X$2])/([.$AF252]^[.$AO$2]);[.$AQ$2]))*([.$V252]+[.$AR$2]);([.P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2]+[.$S252]+[.$T252])/3/[.$AF252];[.$AQ$2]))*([.$V252]+3)*[.$AS$2];([.U25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2]^2)/([.$AF252]^[.$AO$2]);[.$AQ$2]))*([.$V252]+3)*[.$AS$2]);([.T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2]^[.$AO$2])/([.$AF252]^[.$AO$2]);[.$AQ$2]))*([.$V252]+3)*[.$AS$2]);([.Q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2]^[.$AO$2])/([.$AF252]^[.$AO$2]);[.$AQ$2]))*([.$V252]+3)*[.$AS$2]);([.S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2]^[.$AC$2])/([.$AF252]^[.$AO$2]);[.$AQ$2]))*([.$V252]+[.$AR$2]);([.R252]/10));0)*5; [.$AU$2]); [.$AT$2]);0)" office:value-type="float" office:value="0" calcext:value-type="float">
            <text:p>0</text:p>
          </table:table-cell>
          <table:table-cell table:formula="of:=ROUND(AVERAGE([.AP252:.AV252]);2)" office:value-type="float" office:value="0" calcext:value-type="float">
            <text:p>0</text:p>
          </table:table-cell>
          <table:table-cell/>
          <table:table-cell table:formula="of:=MIN(MAX([.AH252]-[.AH251];0);[.$BF$2])" office:value-type="float" office:value="0" calcext:value-type="float">
            <text:p>0</text:p>
          </table:table-cell>
          <table:table-cell table:formula="of:=MIN(MAX([.AI252]-[.AI251];0);[.$BF$2])" office:value-type="float" office:value="0" calcext:value-type="float">
            <text:p>0</text:p>
          </table:table-cell>
          <table:table-cell table:formula="of:=MIN(MAX([.AJ252]-[.AJ251];0);[.$BF$2])" office:value-type="float" office:value="0" calcext:value-type="float">
            <text:p>0</text:p>
          </table:table-cell>
          <table:table-cell table:formula="of:=MIN(MAX([.AK252]-[.AK251];0);[.$BF$2])" office:value-type="float" office:value="0" calcext:value-type="float">
            <text:p>0</text:p>
          </table:table-cell>
          <table:table-cell table:formula="of:=MIN(MAX([.AL252]-[.AL251];0);[.$BF$2])" office:value-type="float" office:value="0" calcext:value-type="float">
            <text:p>0</text:p>
          </table:table-cell>
          <table:table-cell table:formula="of:=MIN(MAX([.AM252]-[.AM251];0);[.$BF$2])" office:value-type="float" office:value="0" calcext:value-type="float">
            <text:p>0</text:p>
          </table:table-cell>
          <table:table-cell table:formula="of:=MIN(MAX([.AN252]-[.AN25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7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3]-[.C253]" office:value-type="float" office:value="0" calcext:value-type="float">
            <text:p>0</text:p>
          </table:table-cell>
          <table:table-cell table:style-name="ce29" table:formula="of:=[.P253]-[.D253]" office:value-type="float" office:value="0" calcext:value-type="float">
            <text:p>0</text:p>
          </table:table-cell>
          <table:table-cell table:style-name="ce60" table:formula="of:=[.Q253]-[.E253]" office:value-type="float" office:value="0" calcext:value-type="float">
            <text:p>0</text:p>
          </table:table-cell>
          <table:table-cell table:style-name="ce62" table:formula="of:=[.R253]-[.F253]" office:value-type="float" office:value="0" calcext:value-type="float">
            <text:p>0</text:p>
          </table:table-cell>
          <table:table-cell table:style-name="ce64" table:formula="of:=[.S253]-[.G253]" office:value-type="float" office:value="0" calcext:value-type="float">
            <text:p>0</text:p>
          </table:table-cell>
          <table:table-cell table:style-name="ce66" table:formula="of:=[.T253]-[.H25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3]^[.$AO$2])/([.$AF253]^[.$AO$2]);[.$AQ$2])))*[.$V253]*0.8)+([.$O253]/10);([.O253]/10));0)*5)+10; 30); 80); 0)" office:value-type="float" office:value="0" calcext:value-type="float">
            <text:p>0</text:p>
          </table:table-cell>
          <table:table-cell table:style-name="ce11" table:formula="of:=IFERROR(MIN(MAX(ROUND(AVERAGE((MIN(([.$P253]^[.$X$2])/([.$AF253]^[.$AO$2]);[.$AQ$2]))*([.$V253]+[.$AR$2]);([.P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3]+[.$S253]+[.$T253])/3/[.$AF253];[.$AQ$2]))*([.$V253]+3)*[.$AS$2];([.U25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3]^2)/([.$AF253]^[.$AO$2]);[.$AQ$2]))*([.$V253]+3)*[.$AS$2]);([.T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3]^[.$AO$2])/([.$AF253]^[.$AO$2]);[.$AQ$2]))*([.$V253]+3)*[.$AS$2]);([.Q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3]^[.$AO$2])/([.$AF253]^[.$AO$2]);[.$AQ$2]))*([.$V253]+3)*[.$AS$2]);([.S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3]^[.$AC$2])/([.$AF253]^[.$AO$2]);[.$AQ$2]))*([.$V253]+[.$AR$2]);([.R253]/10));0)*5; [.$AU$2]); [.$AT$2]);0)" office:value-type="float" office:value="0" calcext:value-type="float">
            <text:p>0</text:p>
          </table:table-cell>
          <table:table-cell table:formula="of:=ROUND(AVERAGE([.AP253:.AV253]);2)" office:value-type="float" office:value="0" calcext:value-type="float">
            <text:p>0</text:p>
          </table:table-cell>
          <table:table-cell/>
          <table:table-cell table:formula="of:=MIN(MAX([.AH253]-[.AH252];0);[.$BF$2])" office:value-type="float" office:value="0" calcext:value-type="float">
            <text:p>0</text:p>
          </table:table-cell>
          <table:table-cell table:formula="of:=MIN(MAX([.AI253]-[.AI252];0);[.$BF$2])" office:value-type="float" office:value="0" calcext:value-type="float">
            <text:p>0</text:p>
          </table:table-cell>
          <table:table-cell table:formula="of:=MIN(MAX([.AJ253]-[.AJ252];0);[.$BF$2])" office:value-type="float" office:value="0" calcext:value-type="float">
            <text:p>0</text:p>
          </table:table-cell>
          <table:table-cell table:formula="of:=MIN(MAX([.AK253]-[.AK252];0);[.$BF$2])" office:value-type="float" office:value="0" calcext:value-type="float">
            <text:p>0</text:p>
          </table:table-cell>
          <table:table-cell table:formula="of:=MIN(MAX([.AL253]-[.AL252];0);[.$BF$2])" office:value-type="float" office:value="0" calcext:value-type="float">
            <text:p>0</text:p>
          </table:table-cell>
          <table:table-cell table:formula="of:=MIN(MAX([.AM253]-[.AM252];0);[.$BF$2])" office:value-type="float" office:value="0" calcext:value-type="float">
            <text:p>0</text:p>
          </table:table-cell>
          <table:table-cell table:formula="of:=MIN(MAX([.AN253]-[.AN25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8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4]-[.C254]" office:value-type="float" office:value="0" calcext:value-type="float">
            <text:p>0</text:p>
          </table:table-cell>
          <table:table-cell table:style-name="ce29" table:formula="of:=[.P254]-[.D254]" office:value-type="float" office:value="0" calcext:value-type="float">
            <text:p>0</text:p>
          </table:table-cell>
          <table:table-cell table:style-name="ce60" table:formula="of:=[.Q254]-[.E254]" office:value-type="float" office:value="0" calcext:value-type="float">
            <text:p>0</text:p>
          </table:table-cell>
          <table:table-cell table:style-name="ce62" table:formula="of:=[.R254]-[.F254]" office:value-type="float" office:value="0" calcext:value-type="float">
            <text:p>0</text:p>
          </table:table-cell>
          <table:table-cell table:style-name="ce64" table:formula="of:=[.S254]-[.G254]" office:value-type="float" office:value="0" calcext:value-type="float">
            <text:p>0</text:p>
          </table:table-cell>
          <table:table-cell table:style-name="ce66" table:formula="of:=[.T254]-[.H2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4]^[.$AO$2])/([.$AF254]^[.$AO$2]);[.$AQ$2])))*[.$V254]*0.8)+([.$O254]/10);([.O254]/10));0)*5)+10; 30); 80); 0)" office:value-type="float" office:value="0" calcext:value-type="float">
            <text:p>0</text:p>
          </table:table-cell>
          <table:table-cell table:style-name="ce11" table:formula="of:=IFERROR(MIN(MAX(ROUND(AVERAGE((MIN(([.$P254]^[.$X$2])/([.$AF254]^[.$AO$2]);[.$AQ$2]))*([.$V254]+[.$AR$2]);([.P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4]+[.$S254]+[.$T254])/3/[.$AF254];[.$AQ$2]))*([.$V254]+3)*[.$AS$2];([.U25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4]^2)/([.$AF254]^[.$AO$2]);[.$AQ$2]))*([.$V254]+3)*[.$AS$2]);([.T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4]^[.$AO$2])/([.$AF254]^[.$AO$2]);[.$AQ$2]))*([.$V254]+3)*[.$AS$2]);([.Q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4]^[.$AO$2])/([.$AF254]^[.$AO$2]);[.$AQ$2]))*([.$V254]+3)*[.$AS$2]);([.S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4]^[.$AC$2])/([.$AF254]^[.$AO$2]);[.$AQ$2]))*([.$V254]+[.$AR$2]);([.R254]/10));0)*5; [.$AU$2]); [.$AT$2]);0)" office:value-type="float" office:value="0" calcext:value-type="float">
            <text:p>0</text:p>
          </table:table-cell>
          <table:table-cell table:formula="of:=ROUND(AVERAGE([.AP254:.AV254]);2)" office:value-type="float" office:value="0" calcext:value-type="float">
            <text:p>0</text:p>
          </table:table-cell>
          <table:table-cell/>
          <table:table-cell table:formula="of:=MIN(MAX([.AH254]-[.AH253];0);[.$BF$2])" office:value-type="float" office:value="0" calcext:value-type="float">
            <text:p>0</text:p>
          </table:table-cell>
          <table:table-cell table:formula="of:=MIN(MAX([.AI254]-[.AI253];0);[.$BF$2])" office:value-type="float" office:value="0" calcext:value-type="float">
            <text:p>0</text:p>
          </table:table-cell>
          <table:table-cell table:formula="of:=MIN(MAX([.AJ254]-[.AJ253];0);[.$BF$2])" office:value-type="float" office:value="0" calcext:value-type="float">
            <text:p>0</text:p>
          </table:table-cell>
          <table:table-cell table:formula="of:=MIN(MAX([.AK254]-[.AK253];0);[.$BF$2])" office:value-type="float" office:value="0" calcext:value-type="float">
            <text:p>0</text:p>
          </table:table-cell>
          <table:table-cell table:formula="of:=MIN(MAX([.AL254]-[.AL253];0);[.$BF$2])" office:value-type="float" office:value="0" calcext:value-type="float">
            <text:p>0</text:p>
          </table:table-cell>
          <table:table-cell table:formula="of:=MIN(MAX([.AM254]-[.AM253];0);[.$BF$2])" office:value-type="float" office:value="0" calcext:value-type="float">
            <text:p>0</text:p>
          </table:table-cell>
          <table:table-cell table:formula="of:=MIN(MAX([.AN254]-[.AN25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5]-[.C255]" office:value-type="float" office:value="0" calcext:value-type="float">
            <text:p>0</text:p>
          </table:table-cell>
          <table:table-cell table:style-name="ce29" table:formula="of:=[.P255]-[.D255]" office:value-type="float" office:value="0" calcext:value-type="float">
            <text:p>0</text:p>
          </table:table-cell>
          <table:table-cell table:style-name="ce60" table:formula="of:=[.Q255]-[.E255]" office:value-type="float" office:value="0" calcext:value-type="float">
            <text:p>0</text:p>
          </table:table-cell>
          <table:table-cell table:style-name="ce62" table:formula="of:=[.R255]-[.F255]" office:value-type="float" office:value="0" calcext:value-type="float">
            <text:p>0</text:p>
          </table:table-cell>
          <table:table-cell table:style-name="ce64" table:formula="of:=[.S255]-[.G255]" office:value-type="float" office:value="0" calcext:value-type="float">
            <text:p>0</text:p>
          </table:table-cell>
          <table:table-cell table:style-name="ce66" table:formula="of:=[.T255]-[.H25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5]^[.$AO$2])/([.$AF255]^[.$AO$2]);[.$AQ$2])))*[.$V255]*0.8)+([.$O255]/10);([.O255]/10));0)*5)+10; 30); 80); 0)" office:value-type="float" office:value="0" calcext:value-type="float">
            <text:p>0</text:p>
          </table:table-cell>
          <table:table-cell table:style-name="ce11" table:formula="of:=IFERROR(MIN(MAX(ROUND(AVERAGE((MIN(([.$P255]^[.$X$2])/([.$AF255]^[.$AO$2]);[.$AQ$2]))*([.$V255]+[.$AR$2]);([.P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5]+[.$S255]+[.$T255])/3/[.$AF255];[.$AQ$2]))*([.$V255]+3)*[.$AS$2];([.U25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5]^2)/([.$AF255]^[.$AO$2]);[.$AQ$2]))*([.$V255]+3)*[.$AS$2]);([.T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5]^[.$AO$2])/([.$AF255]^[.$AO$2]);[.$AQ$2]))*([.$V255]+3)*[.$AS$2]);([.Q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5]^[.$AO$2])/([.$AF255]^[.$AO$2]);[.$AQ$2]))*([.$V255]+3)*[.$AS$2]);([.S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5]^[.$AC$2])/([.$AF255]^[.$AO$2]);[.$AQ$2]))*([.$V255]+[.$AR$2]);([.R255]/10));0)*5; [.$AU$2]); [.$AT$2]);0)" office:value-type="float" office:value="0" calcext:value-type="float">
            <text:p>0</text:p>
          </table:table-cell>
          <table:table-cell table:formula="of:=ROUND(AVERAGE([.AP255:.AV255]);2)" office:value-type="float" office:value="0" calcext:value-type="float">
            <text:p>0</text:p>
          </table:table-cell>
          <table:table-cell/>
          <table:table-cell table:formula="of:=MIN(MAX([.AH255]-[.AH254];0);[.$BF$2])" office:value-type="float" office:value="0" calcext:value-type="float">
            <text:p>0</text:p>
          </table:table-cell>
          <table:table-cell table:formula="of:=MIN(MAX([.AI255]-[.AI254];0);[.$BF$2])" office:value-type="float" office:value="0" calcext:value-type="float">
            <text:p>0</text:p>
          </table:table-cell>
          <table:table-cell table:formula="of:=MIN(MAX([.AJ255]-[.AJ254];0);[.$BF$2])" office:value-type="float" office:value="0" calcext:value-type="float">
            <text:p>0</text:p>
          </table:table-cell>
          <table:table-cell table:formula="of:=MIN(MAX([.AK255]-[.AK254];0);[.$BF$2])" office:value-type="float" office:value="0" calcext:value-type="float">
            <text:p>0</text:p>
          </table:table-cell>
          <table:table-cell table:formula="of:=MIN(MAX([.AL255]-[.AL254];0);[.$BF$2])" office:value-type="float" office:value="0" calcext:value-type="float">
            <text:p>0</text:p>
          </table:table-cell>
          <table:table-cell table:formula="of:=MIN(MAX([.AM255]-[.AM254];0);[.$BF$2])" office:value-type="float" office:value="0" calcext:value-type="float">
            <text:p>0</text:p>
          </table:table-cell>
          <table:table-cell table:formula="of:=MIN(MAX([.AN255]-[.AN25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na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6]-[.C256]" office:value-type="float" office:value="0" calcext:value-type="float">
            <text:p>0</text:p>
          </table:table-cell>
          <table:table-cell table:style-name="ce29" table:formula="of:=[.P256]-[.D256]" office:value-type="float" office:value="0" calcext:value-type="float">
            <text:p>0</text:p>
          </table:table-cell>
          <table:table-cell table:style-name="ce60" table:formula="of:=[.Q256]-[.E256]" office:value-type="float" office:value="0" calcext:value-type="float">
            <text:p>0</text:p>
          </table:table-cell>
          <table:table-cell table:style-name="ce62" table:formula="of:=[.R256]-[.F256]" office:value-type="float" office:value="0" calcext:value-type="float">
            <text:p>0</text:p>
          </table:table-cell>
          <table:table-cell table:style-name="ce64" table:formula="of:=[.S256]-[.G256]" office:value-type="float" office:value="0" calcext:value-type="float">
            <text:p>0</text:p>
          </table:table-cell>
          <table:table-cell table:style-name="ce66" table:formula="of:=[.T256]-[.H25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6]^[.$AO$2])/([.$AF256]^[.$AO$2]);[.$AQ$2])))*[.$V256]*0.8)+([.$O256]/10);([.O256]/10));0)*5)+10; 30); 80); 0)" office:value-type="float" office:value="0" calcext:value-type="float">
            <text:p>0</text:p>
          </table:table-cell>
          <table:table-cell table:style-name="ce11" table:formula="of:=IFERROR(MIN(MAX(ROUND(AVERAGE((MIN(([.$P256]^[.$X$2])/([.$AF256]^[.$AO$2]);[.$AQ$2]))*([.$V256]+[.$AR$2]);([.P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6]+[.$S256]+[.$T256])/3/[.$AF256];[.$AQ$2]))*([.$V256]+3)*[.$AS$2];([.U25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6]^2)/([.$AF256]^[.$AO$2]);[.$AQ$2]))*([.$V256]+3)*[.$AS$2]);([.T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6]^[.$AO$2])/([.$AF256]^[.$AO$2]);[.$AQ$2]))*([.$V256]+3)*[.$AS$2]);([.Q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6]^[.$AO$2])/([.$AF256]^[.$AO$2]);[.$AQ$2]))*([.$V256]+3)*[.$AS$2]);([.S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6]^[.$AC$2])/([.$AF256]^[.$AO$2]);[.$AQ$2]))*([.$V256]+[.$AR$2]);([.R256]/10));0)*5; [.$AU$2]); [.$AT$2]);0)" office:value-type="float" office:value="0" calcext:value-type="float">
            <text:p>0</text:p>
          </table:table-cell>
          <table:table-cell table:formula="of:=ROUND(AVERAGE([.AP256:.AV256]);2)" office:value-type="float" office:value="0" calcext:value-type="float">
            <text:p>0</text:p>
          </table:table-cell>
          <table:table-cell/>
          <table:table-cell table:formula="of:=MIN(MAX([.AH256]-[.AH255];0);[.$BF$2])" office:value-type="float" office:value="0" calcext:value-type="float">
            <text:p>0</text:p>
          </table:table-cell>
          <table:table-cell table:formula="of:=MIN(MAX([.AI256]-[.AI255];0);[.$BF$2])" office:value-type="float" office:value="0" calcext:value-type="float">
            <text:p>0</text:p>
          </table:table-cell>
          <table:table-cell table:formula="of:=MIN(MAX([.AJ256]-[.AJ255];0);[.$BF$2])" office:value-type="float" office:value="0" calcext:value-type="float">
            <text:p>0</text:p>
          </table:table-cell>
          <table:table-cell table:formula="of:=MIN(MAX([.AK256]-[.AK255];0);[.$BF$2])" office:value-type="float" office:value="0" calcext:value-type="float">
            <text:p>0</text:p>
          </table:table-cell>
          <table:table-cell table:formula="of:=MIN(MAX([.AL256]-[.AL255];0);[.$BF$2])" office:value-type="float" office:value="0" calcext:value-type="float">
            <text:p>0</text:p>
          </table:table-cell>
          <table:table-cell table:formula="of:=MIN(MAX([.AM256]-[.AM255];0);[.$BF$2])" office:value-type="float" office:value="0" calcext:value-type="float">
            <text:p>0</text:p>
          </table:table-cell>
          <table:table-cell table:formula="of:=MIN(MAX([.AN256]-[.AN25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/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/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/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4" table:number-rows-repeated="1048316">
          <table:table-cell table:number-columns-repeated="1020"/>
        </table:table-row>
        <table:table-row table:style-name="ro4">
          <table:table-cell table:number-columns-repeated="1020"/>
        </table:table-row>
        <calcext:conditional-formats>
          <calcext:conditional-format calcext:target-range-address="Sheet1.J1:Sheet1.N1048576">
            <calcext:condition calcext:apply-style-name="Accent" calcext:value="&gt;19" calcext:base-cell-address="Sheet1.J1"/>
            <calcext:condition calcext:apply-style-name="Accent" calcext:value="&lt;-19" calcext:base-cell-address="Sheet1.J1"/>
          </calcext:conditional-format>
          <calcext:conditional-format calcext:target-range-address="Sheet1.I3:Sheet1.I3">
            <calcext:condition calcext:apply-style-name="Accent" calcext:value="&gt;19" calcext:base-cell-address="Sheet1.I3"/>
          </calcext:conditional-format>
          <calcext:conditional-format calcext:target-range-address="Sheet1.I1:Sheet1.I1048576">
            <calcext:condition calcext:apply-style-name="Accent" calcext:value="&lt;-19" calcext:base-cell-address="Sheet1.I1"/>
            <calcext:condition calcext:apply-style-name="Accent" calcext:value="&gt;19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00-00-00</text:date>, <text:time style:data-style-name="N2" text:time-value="14:05:20.8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4-02-24T14:07:18.481000000</dc:date>
    <meta:editing-duration>PT15H11M25S</meta:editing-duration>
    <meta:editing-cycles>281</meta:editing-cycles>
    <meta:generator>LibreOffice/7.2.4.1$Windows_X86_64 LibreOffice_project/27d75539669ac387bb498e35313b970b7fe9c4f9</meta:generator>
    <meta:document-statistic meta:table-count="1" meta:cell-count="13469" meta:object-count="0"/>
  </office:meta>
</office:document-meta>
</file>